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115"/>
    <style:style style:name="ce3" style:family="table-cell" style:parent-style-name="Default" style:data-style-name="N116"/>
    <style:style style:name="ce6" style:family="table-cell" style:parent-style-name="Default" style:data-style-name="N4"/>
    <style:style style:name="ce4" style:family="table-cell" style:parent-style-name="Default" style:data-style-name="N114"/>
    <style:style style:name="gr1" style:family="graphic">
      <style:graphic-properties draw:stroke="none" draw:stroke-dash="Fine_20_Dotte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4.238cm" svg:height="14.955cm" svg:x="17.687cm" svg:y="6.271cm">
            <draw:object draw:notify-on-update-of-ranges="Sheet1.A1:Sheet1.A1 Sheet1.A2:Sheet1.A2050 Sheet1.B1:Sheet1.B1 Sheet1.B2:Sheet1.B2050 Sheet1.C1:Sheet1.C1 Sheet1.C2:Sheet1.C2050 Sheet1.D1:Sheet1.D1 Sheet1.D2:Sheet1.D2050 Sheet1.E1:Sheet1.E1 Sheet1.E2:Sheet1.E2050 Sheet1.F1:Sheet1.F1 Sheet1.F2:Sheet1.F20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4" table:default-cell-style-name="ce2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Oficial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  <table:table-cell table:number-columns-repeated="2"/>
          <table:table-cell office:value-type="string" calcext:value-type="string">
            <text:p>[a]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</table:table-row>
        <table:table-row table:style-name="ro1">
          <table:table-cell office:value-type="float" office:value="0" calcext:value-type="float">
            <text:p>0,00000000</text:p>
          </table:table-cell>
          <table:table-cell office:value-type="float" office:value="0" calcext:value-type="float">
            <text:p>0,000000000</text:p>
          </table:table-cell>
          <table:table-cell table:number-columns-repeated="4" office:value-type="float" office:value="0" calcext:value-type="float">
            <text:p>0,00000000</text:p>
          </table:table-cell>
          <table:table-cell table:number-columns-repeated="2"/>
          <table:table-cell office:value-type="string" calcext:value-type="string">
            <text:p>a1</text:p>
          </table:table-cell>
          <table:table-cell table:style-name="ce6" office:value-type="float" office:value="2.85827" calcext:value-type="float">
            <text:p>2,86</text:p>
          </table:table-cell>
          <table:table-cell table:style-name="ce6" office:value-type="float" office:value="1.62411" calcext:value-type="float">
            <text:p>1,62</text:p>
          </table:table-cell>
          <table:table-cell table:style-name="ce6" office:value-type="float" office:value="1.19419" calcext:value-type="float">
            <text:p>1,19</text:p>
          </table:table-cell>
          <table:table-cell table:style-name="ce6" office:value-type="float" office:value="1.11492" calcext:value-type="float">
            <text:p>1,11</text:p>
          </table:table-cell>
          <table:table-cell table:style-name="ce6" office:value-type="float" office:value="0.976578" calcext:value-type="float">
            <text:p>0,98</text:p>
          </table:table-cell>
        </table:table-row>
        <table:table-row table:style-name="ro1">
          <table:table-cell office:value-type="float" office:value="0.0460070206446448" calcext:value-type="float">
            <text:p>0,04600702</text:p>
          </table:table-cell>
          <table:table-cell table:number-columns-repeated="4"/>
          <table:table-cell office:value-type="float" office:value="0.0459833" calcext:value-type="float">
            <text:p>0,04598330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style-name="ce6" office:value-type="float" office:value="3.84542" calcext:value-type="float">
            <text:p>3,85</text:p>
          </table:table-cell>
          <table:table-cell table:style-name="ce6" office:value-type="float" office:value="4.66211" calcext:value-type="float">
            <text:p>4,66</text:p>
          </table:table-cell>
          <table:table-cell table:style-name="ce6" office:value-type="float" office:value="4.96404" calcext:value-type="float">
            <text:p>4,96</text:p>
          </table:table-cell>
          <table:table-cell table:style-name="ce6" office:value-type="float" office:value="4.92855" calcext:value-type="float">
            <text:p>4,93</text:p>
          </table:table-cell>
          <table:table-cell table:style-name="ce6" office:value-type="float" office:value="5.03131" calcext:value-type="float">
            <text:p>5,03</text:p>
          </table:table-cell>
        </table:table-row>
        <table:table-row table:style-name="ro1">
          <table:table-cell office:value-type="float" office:value="0.092014096857106" calcext:value-type="float">
            <text:p>0,09201410</text:p>
          </table:table-cell>
          <table:table-cell table:number-columns-repeated="3"/>
          <table:table-cell office:value-type="float" office:value="0.092432" calcext:value-type="float">
            <text:p>0,09243200</text:p>
          </table:table-cell>
          <table:table-cell office:value-type="float" office:value="0.0919666" calcext:value-type="float">
            <text:p>0,09196660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style-name="ce6" office:value-type="float" office:value="1.87245" calcext:value-type="float">
            <text:p>1,87</text:p>
          </table:table-cell>
          <table:table-cell table:style-name="ce6" office:value-type="float" office:value="2.10609" calcext:value-type="float">
            <text:p>2,11</text:p>
          </table:table-cell>
          <table:table-cell table:style-name="ce6" office:value-type="float" office:value="1.98549" calcext:value-type="float">
            <text:p>1,99</text:p>
          </table:table-cell>
          <table:table-cell table:style-name="ce6" office:value-type="float" office:value="1.99481" calcext:value-type="float">
            <text:p>1,99</text:p>
          </table:table-cell>
          <table:table-cell table:style-name="ce6" office:value-type="float" office:value="1.97342" calcext:value-type="float">
            <text:p>1,97</text:p>
          </table:table-cell>
        </table:table-row>
        <table:table-row table:style-name="ro1">
          <table:table-cell office:value-type="float" office:value="0.138021284205209" calcext:value-type="float">
            <text:p>0,13802128</text:p>
          </table:table-cell>
          <table:table-cell table:number-columns-repeated="4"/>
          <table:table-cell office:value-type="float" office:value="0.13795" calcext:value-type="float">
            <text:p>0,13795000</text:p>
          </table:table-cell>
          <table:table-cell table:number-columns-repeated="2"/>
          <table:table-cell office:value-type="string" calcext:value-type="string">
            <text:p>a4</text:p>
          </table:table-cell>
          <table:table-cell table:style-name="ce6" office:value-type="float" office:value="1.55251" calcext:value-type="float">
            <text:p>1,55</text:p>
          </table:table-cell>
          <table:table-cell table:style-name="ce6" office:value-type="float" office:value="1.37435" calcext:value-type="float">
            <text:p>1,37</text:p>
          </table:table-cell>
          <table:table-cell table:style-name="ce6" office:value-type="float" office:value="1.4727" calcext:value-type="float">
            <text:p>1,47</text:p>
          </table:table-cell>
          <table:table-cell table:style-name="ce6" office:value-type="float" office:value="1.49697" calcext:value-type="float">
            <text:p>1,50</text:p>
          </table:table-cell>
          <table:table-cell table:style-name="ce6" office:value-type="float" office:value="1.51919" calcext:value-type="float">
            <text:p>1,52</text:p>
          </table:table-cell>
        </table:table-row>
        <table:table-row table:style-name="ro1">
          <table:table-cell office:value-type="float" office:value="0.184028638256799" calcext:value-type="float">
            <text:p>0,18402864</text:p>
          </table:table-cell>
          <table:table-cell table:number-columns-repeated="2"/>
          <table:table-cell office:value-type="float" office:value="0.186495" calcext:value-type="float">
            <text:p>0,18649500</text:p>
          </table:table-cell>
          <table:table-cell office:value-type="float" office:value="0.184865" calcext:value-type="float">
            <text:p>0,18486500</text:p>
          </table:table-cell>
          <table:table-cell office:value-type="float" office:value="0.183934" calcext:value-type="float">
            <text:p>0,18393400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style-name="ce6" office:value-type="float" office:value="2.28201" calcext:value-type="float">
            <text:p>2,28</text:p>
          </table:table-cell>
          <table:table-cell table:style-name="ce6" office:value-type="float" office:value="2.31912" calcext:value-type="float">
            <text:p>2,32</text:p>
          </table:table-cell>
          <table:table-cell table:style-name="ce6" office:value-type="float" office:value="2.21121" calcext:value-type="float">
            <text:p>2,21</text:p>
          </table:table-cell>
          <table:table-cell table:style-name="ce6" office:value-type="float" office:value="2.20489" calcext:value-type="float">
            <text:p>2,20</text:p>
          </table:table-cell>
          <table:table-cell table:style-name="ce6" office:value-type="float" office:value="2.19934" calcext:value-type="float">
            <text:p>2,20</text:p>
          </table:table-cell>
        </table:table-row>
        <table:table-row table:style-name="ro1">
          <table:table-cell office:value-type="float" office:value="0.230036214579745" calcext:value-type="float">
            <text:p>0,23003621</text:p>
          </table:table-cell>
          <table:table-cell table:number-columns-repeated="4"/>
          <table:table-cell office:value-type="float" office:value="0.229918" calcext:value-type="float">
            <text:p>0,22991800</text:p>
          </table:table-cell>
          <table:table-cell table:number-columns-repeated="2"/>
          <table:table-cell office:value-type="string" calcext:value-type="string">
            <text:p>a6</text:p>
          </table:table-cell>
          <table:table-cell table:style-name="ce6" office:value-type="float" office:value="3.15692" calcext:value-type="float">
            <text:p>3,16</text:p>
          </table:table-cell>
          <table:table-cell table:style-name="ce6" office:value-type="float" office:value="3.00267" calcext:value-type="float">
            <text:p>3,00</text:p>
          </table:table-cell>
          <table:table-cell table:style-name="ce6" office:value-type="float" office:value="3.0771" calcext:value-type="float">
            <text:p>3,08</text:p>
          </table:table-cell>
          <table:table-cell table:style-name="ce6" office:value-type="float" office:value="3.08834" calcext:value-type="float">
            <text:p>3,09</text:p>
          </table:table-cell>
          <table:table-cell table:style-name="ce6" office:value-type="float" office:value="3.09161" calcext:value-type="float">
            <text:p>3,09</text:p>
          </table:table-cell>
        </table:table-row>
        <table:table-row table:style-name="ro1">
          <table:table-cell office:value-type="float" office:value="0.276044068741953" calcext:value-type="float">
            <text:p>0,27604407</text:p>
          </table:table-cell>
          <table:table-cell table:number-columns-repeated="3"/>
          <table:table-cell office:value-type="float" office:value="0.277298" calcext:value-type="float">
            <text:p>0,27729800</text:p>
          </table:table-cell>
          <table:table-cell office:value-type="float" office:value="0.275902" calcext:value-type="float">
            <text:p>0,27590200</text:p>
          </table:table-cell>
          <table:table-cell table:number-columns-repeated="2"/>
          <table:table-cell office:value-type="string" calcext:value-type="string">
            <text:p>a7</text:p>
          </table:table-cell>
          <table:table-cell table:style-name="ce6" office:value-type="float" office:value="-0.137875" calcext:value-type="float">
            <text:p>-0,14</text:p>
          </table:table-cell>
          <table:table-cell table:style-name="ce6" office:value-type="float" office:value="0.573331" calcext:value-type="float">
            <text:p>0,57</text:p>
          </table:table-cell>
          <table:table-cell table:style-name="ce6" office:value-type="float" office:value="0.559967" calcext:value-type="float">
            <text:p>0,56</text:p>
          </table:table-cell>
          <table:table-cell table:style-name="ce6" office:value-type="float" office:value="0.655049" calcext:value-type="float">
            <text:p>0,66</text:p>
          </table:table-cell>
          <table:table-cell table:style-name="ce6" office:value-type="float" office:value="0.585214" calcext:value-type="float">
            <text:p>0,59</text:p>
          </table:table-cell>
        </table:table-row>
        <table:table-row table:style-name="ro1">
          <table:table-cell office:value-type="float" office:value="0.322052256311377" calcext:value-type="float">
            <text:p>0,32205226</text:p>
          </table:table-cell>
          <table:table-cell table:number-columns-repeated="4"/>
          <table:table-cell office:value-type="float" office:value="0.321886" calcext:value-type="float">
            <text:p>0,32188600</text:p>
          </table:table-cell>
          <table:table-cell table:number-columns-repeated="2"/>
          <table:table-cell office:value-type="string" calcext:value-type="string">
            <text:p>a8</text:p>
          </table:table-cell>
          <table:table-cell table:style-name="ce6" office:value-type="float" office:value="1.96309" calcext:value-type="float">
            <text:p>1,96</text:p>
          </table:table-cell>
          <table:table-cell table:style-name="ce6" office:value-type="float" office:value="1.376" calcext:value-type="float">
            <text:p>1,38</text:p>
          </table:table-cell>
          <table:table-cell table:style-name="ce6" office:value-type="float" office:value="1.35937" calcext:value-type="float">
            <text:p>1,36</text:p>
          </table:table-cell>
          <table:table-cell table:style-name="ce6" office:value-type="float" office:value="1.24813" calcext:value-type="float">
            <text:p>1,25</text:p>
          </table:table-cell>
          <table:table-cell table:style-name="ce6" office:value-type="float" office:value="1.30501" calcext:value-type="float">
            <text:p>1,31</text:p>
          </table:table-cell>
        </table:table-row>
        <table:table-row table:style-name="ro1">
          <table:table-cell office:value-type="float" office:value="0.368060832856024" calcext:value-type="float">
            <text:p>0,36806083</text:p>
          </table:table-cell>
          <table:table-cell/>
          <table:table-cell office:value-type="float" office:value="0.379896" calcext:value-type="float">
            <text:p>0,37989600</text:p>
          </table:table-cell>
          <table:table-cell office:value-type="float" office:value="0.372993" calcext:value-type="float">
            <text:p>0,37299300</text:p>
          </table:table-cell>
          <table:table-cell office:value-type="float" office:value="0.369733" calcext:value-type="float">
            <text:p>0,36973300</text:p>
          </table:table-cell>
          <table:table-cell office:value-type="float" office:value="0.367871" calcext:value-type="float">
            <text:p>0,36787100</text:p>
          </table:table-cell>
          <table:table-cell table:number-columns-repeated="2"/>
          <table:table-cell office:value-type="string" calcext:value-type="string">
            <text:p>a9</text:p>
          </table:table-cell>
          <table:table-cell table:style-name="ce6" office:value-type="float" office:value="4.71361" calcext:value-type="float">
            <text:p>4,71</text:p>
          </table:table-cell>
          <table:table-cell table:style-name="ce6" office:value-type="float" office:value="4.21869" calcext:value-type="float">
            <text:p>4,22</text:p>
          </table:table-cell>
          <table:table-cell table:style-name="ce6" office:value-type="float" office:value="4.01215" calcext:value-type="float">
            <text:p>4,01</text:p>
          </table:table-cell>
          <table:table-cell table:style-name="ce6" office:value-type="float" office:value="3.93346" calcext:value-type="float">
            <text:p>3,93</text:p>
          </table:table-cell>
          <table:table-cell table:style-name="ce6" office:value-type="float" office:value="3.93119" calcext:value-type="float">
            <text:p>3,93</text:p>
          </table:table-cell>
        </table:table-row>
        <table:table-row table:style-name="ro1">
          <table:table-cell office:value-type="float" office:value="0.41406985394396" calcext:value-type="float">
            <text:p>0,41406985</text:p>
          </table:table-cell>
          <table:table-cell table:number-columns-repeated="4"/>
          <table:table-cell office:value-type="float" office:value="0.413856" calcext:value-type="float">
            <text:p>0,41385600</text:p>
          </table:table-cell>
          <table:table-cell table:number-columns-repeated="2"/>
          <table:table-cell office:value-type="string" calcext:value-type="string">
            <text:p>a10</text:p>
          </table:table-cell>
          <table:table-cell table:style-name="ce6" office:value-type="float" office:value="-1.17889" calcext:value-type="float">
            <text:p>-1,18</text:p>
          </table:table-cell>
          <table:table-cell table:style-name="ce6" office:value-type="float" office:value="-0.252114" calcext:value-type="float">
            <text:p>-0,25</text:p>
          </table:table-cell>
          <table:table-cell table:style-name="ce6" office:value-type="float" office:value="0.218202" calcext:value-type="float">
            <text:p>0,22</text:p>
          </table:table-cell>
          <table:table-cell table:style-name="ce6" office:value-type="float" office:value="0.422678" calcext:value-type="float">
            <text:p>0,42</text:p>
          </table:table-cell>
          <table:table-cell table:style-name="ce6" office:value-type="float" office:value="0.483356" calcext:value-type="float">
            <text:p>0,48</text:p>
          </table:table-cell>
        </table:table-row>
        <table:table-row table:style-name="ro1">
          <table:table-cell office:value-type="float" office:value="0.46007937514333" calcext:value-type="float">
            <text:p>0,46007938</text:p>
          </table:table-cell>
          <table:table-cell table:number-columns-repeated="3"/>
          <table:table-cell office:value-type="float" office:value="0.46217" calcext:value-type="float">
            <text:p>0,46217000</text:p>
          </table:table-cell>
          <table:table-cell office:value-type="float" office:value="0.459842" calcext:value-type="float">
            <text:p>0,45984200</text:p>
          </table:table-cell>
          <table:table-cell table:number-columns-repeated="8"/>
        </table:table-row>
        <table:table-row table:style-name="ro1">
          <table:table-cell office:value-type="float" office:value="0.506089452022357" calcext:value-type="float">
            <text:p>0,50608945</text:p>
          </table:table-cell>
          <table:table-cell table:number-columns-repeated="4"/>
          <table:table-cell office:value-type="float" office:value="0.505828" calcext:value-type="float">
            <text:p>0,5058280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style-name="ce4" office:value-type="float" office:value="0.174179" calcext:value-type="float">
            <text:p>0,1741790</text:p>
          </table:table-cell>
          <table:table-cell table:style-name="ce4" office:value-type="float" office:value="0.0855369" calcext:value-type="float">
            <text:p>0,0855369</text:p>
          </table:table-cell>
          <table:table-cell table:style-name="ce4" office:value-type="float" office:value="0.0381527" calcext:value-type="float">
            <text:p>0,0381527</text:p>
          </table:table-cell>
          <table:table-cell table:style-name="ce4" office:value-type="float" office:value="0.0144684" calcext:value-type="float">
            <text:p>0,0144684</text:p>
          </table:table-cell>
          <table:table-cell table:style-name="ce4" office:value-type="float" office:value="0.00804905" calcext:value-type="float">
            <text:p>0,0080491</text:p>
          </table:table-cell>
        </table:table-row>
        <table:table-row table:style-name="ro1">
          <table:table-cell office:value-type="float" office:value="0.552100140149355" calcext:value-type="float">
            <text:p>0,55210014</text:p>
          </table:table-cell>
          <table:table-cell table:number-columns-repeated="2"/>
          <table:table-cell office:value-type="float" office:value="0.559499" calcext:value-type="float">
            <text:p>0,55949900</text:p>
          </table:table-cell>
          <table:table-cell office:value-type="float" office:value="0.554609" calcext:value-type="float">
            <text:p>0,55460900</text:p>
          </table:table-cell>
          <table:table-cell office:value-type="float" office:value="0.551815" calcext:value-type="float">
            <text:p>0,55181500</text:p>
          </table:table-cell>
          <table:table-cell table:number-columns-repeated="2"/>
          <table:table-cell office:value-type="string" calcext:value-type="string">
            <text:p>E_ruido</text:p>
          </table:table-cell>
          <table:table-cell table:style-name="ce4" office:value-type="float" office:value="0.200469" calcext:value-type="float">
            <text:p>0,2004690</text:p>
          </table:table-cell>
          <table:table-cell table:style-name="ce4" office:value-type="float" office:value="0.133257" calcext:value-type="float">
            <text:p>0,1332570</text:p>
          </table:table-cell>
          <table:table-cell table:style-name="ce4" office:value-type="float" office:value="0.108596" calcext:value-type="float">
            <text:p>0,1085960</text:p>
          </table:table-cell>
          <table:table-cell table:style-name="ce4" office:value-type="float" office:value="0.102876" calcext:value-type="float">
            <text:p>0,1028760</text:p>
          </table:table-cell>
          <table:table-cell table:style-name="ce4" office:value-type="float" office:value="0.102695" calcext:value-type="float">
            <text:p>0,1026950</text:p>
          </table:table-cell>
        </table:table-row>
        <table:table-row table:style-name="ro1">
          <table:table-cell office:value-type="float" office:value="0.598111495092738" calcext:value-type="float">
            <text:p>0,59811150</text:p>
          </table:table-cell>
          <table:table-cell table:number-columns-repeated="4"/>
          <table:table-cell office:value-type="float" office:value="0.597803" calcext:value-type="float">
            <text:p>0,59780300</text:p>
          </table:table-cell>
          <table:table-cell table:number-columns-repeated="8"/>
        </table:table-row>
        <table:table-row table:style-name="ro1">
          <table:table-cell office:value-type="float" office:value="0.644123572421024" calcext:value-type="float">
            <text:p>0,64412357</text:p>
          </table:table-cell>
          <table:table-cell table:number-columns-repeated="3"/>
          <table:table-cell office:value-type="float" office:value="0.64705" calcext:value-type="float">
            <text:p>0,64705000</text:p>
          </table:table-cell>
          <table:table-cell office:value-type="float" office:value="0.643791" calcext:value-type="float">
            <text:p>0,64379100</text:p>
          </table:table-cell>
          <table:table-cell table:number-columns-repeated="8"/>
        </table:table-row>
        <table:table-row table:style-name="ro1">
          <table:table-cell office:value-type="float" office:value="0.690136427702861" calcext:value-type="float">
            <text:p>0,69013643</text:p>
          </table:table-cell>
          <table:table-cell table:number-columns-repeated="4"/>
          <table:table-cell office:value-type="float" office:value="0.68978" calcext:value-type="float">
            <text:p>0,68978000</text:p>
          </table:table-cell>
          <table:table-cell table:number-columns-repeated="8"/>
        </table:table-row>
        <table:table-row table:style-name="ro1">
          <table:table-cell office:value-type="float" office:value="0.736150116507008" calcext:value-type="float">
            <text:p>0,73615012</text:p>
          </table:table-cell>
          <table:table-cell office:value-type="float" office:value="0.790004" calcext:value-type="float">
            <text:p>0,790004000</text:p>
          </table:table-cell>
          <table:table-cell office:value-type="float" office:value="0.75982" calcext:value-type="float">
            <text:p>0,75982000</text:p>
          </table:table-cell>
          <table:table-cell office:value-type="float" office:value="0.746015" calcext:value-type="float">
            <text:p>0,74601500</text:p>
          </table:table-cell>
          <table:table-cell office:value-type="float" office:value="0.739495" calcext:value-type="float">
            <text:p>0,73949500</text:p>
          </table:table-cell>
          <table:table-cell office:value-type="float" office:value="0.73577" calcext:value-type="float">
            <text:p>0,73577000</text:p>
          </table:table-cell>
          <table:table-cell table:number-columns-repeated="8"/>
        </table:table-row>
        <table:table-row table:style-name="ro1">
          <table:table-cell office:value-type="float" office:value="0.782164694402364" calcext:value-type="float">
            <text:p>0,78216469</text:p>
          </table:table-cell>
          <table:table-cell table:number-columns-repeated="4"/>
          <table:table-cell office:value-type="float" office:value="0.781761" calcext:value-type="float">
            <text:p>0,78176100</text:p>
          </table:table-cell>
          <table:table-cell table:number-columns-repeated="8"/>
        </table:table-row>
        <table:table-row table:style-name="ro1">
          <table:table-cell office:value-type="float" office:value="0.828180216957975" calcext:value-type="float">
            <text:p>0,82818022</text:p>
          </table:table-cell>
          <table:table-cell table:number-columns-repeated="3"/>
          <table:table-cell office:value-type="float" office:value="0.831943" calcext:value-type="float">
            <text:p>0,83194300</text:p>
          </table:table-cell>
          <table:table-cell office:value-type="float" office:value="0.827753" calcext:value-type="float">
            <text:p>0,82775300</text:p>
          </table:table-cell>
          <table:table-cell table:number-columns-repeated="8"/>
        </table:table-row>
        <table:table-row table:style-name="ro1">
          <table:table-cell office:value-type="float" office:value="0.874196739743047" calcext:value-type="float">
            <text:p>0,87419674</text:p>
          </table:table-cell>
          <table:table-cell table:number-columns-repeated="4"/>
          <table:table-cell office:value-type="float" office:value="0.873746" calcext:value-type="float">
            <text:p>0,87374600</text:p>
          </table:table-cell>
          <table:table-cell table:number-columns-repeated="8"/>
        </table:table-row>
        <table:table-row table:style-name="ro1">
          <table:table-cell office:value-type="float" office:value="0.920214318326937" calcext:value-type="float">
            <text:p>0,92021432</text:p>
          </table:table-cell>
          <table:table-cell table:number-columns-repeated="2"/>
          <table:table-cell office:value-type="float" office:value="0.932546" calcext:value-type="float">
            <text:p>0,93254600</text:p>
          </table:table-cell>
          <table:table-cell office:value-type="float" office:value="0.924395" calcext:value-type="float">
            <text:p>0,92439500</text:p>
          </table:table-cell>
          <table:table-cell office:value-type="float" office:value="0.91974" calcext:value-type="float">
            <text:p>0,91974000</text:p>
          </table:table-cell>
          <table:table-cell table:number-columns-repeated="8"/>
        </table:table-row>
        <table:table-row table:style-name="ro1">
          <table:table-cell office:value-type="float" office:value="0.966233008279181" calcext:value-type="float">
            <text:p>0,96623301</text:p>
          </table:table-cell>
          <table:table-cell table:number-columns-repeated="4"/>
          <table:table-cell office:value-type="float" office:value="0.965734" calcext:value-type="float">
            <text:p>0,96573400</text:p>
          </table:table-cell>
          <table:table-cell table:number-columns-repeated="8"/>
        </table:table-row>
        <table:table-row table:style-name="ro1">
          <table:table-cell office:value-type="float" office:value="1.0122528651695" calcext:value-type="float">
            <text:p>1,01225287</text:p>
          </table:table-cell>
          <table:table-cell table:number-columns-repeated="3"/>
          <table:table-cell office:value-type="float" office:value="1.01685" calcext:value-type="float">
            <text:p>1,01685000</text:p>
          </table:table-cell>
          <table:table-cell office:value-type="float" office:value="1.01173" calcext:value-type="float">
            <text:p>1,01173000</text:p>
          </table:table-cell>
          <table:table-cell table:number-columns-repeated="8"/>
        </table:table-row>
        <table:table-row table:style-name="ro1">
          <table:table-cell office:value-type="float" office:value="1.05827394456778" calcext:value-type="float">
            <text:p>1,05827394</text:p>
          </table:table-cell>
          <table:table-cell table:number-columns-repeated="4"/>
          <table:table-cell office:value-type="float" office:value="1.05773" calcext:value-type="float">
            <text:p>1,05773000</text:p>
          </table:table-cell>
          <table:table-cell table:number-columns-repeated="8"/>
        </table:table-row>
        <table:table-row table:style-name="ro1">
          <table:table-cell office:value-type="float" office:value="1.10429630204415" calcext:value-type="float">
            <text:p>1,10429630</text:p>
          </table:table-cell>
          <table:table-cell/>
          <table:table-cell office:value-type="float" office:value="1.1398" calcext:value-type="float">
            <text:p>1,13980000</text:p>
          </table:table-cell>
          <table:table-cell office:value-type="float" office:value="1.1191" calcext:value-type="float">
            <text:p>1,11910000</text:p>
          </table:table-cell>
          <table:table-cell office:value-type="float" office:value="1.10931" calcext:value-type="float">
            <text:p>1,10931000</text:p>
          </table:table-cell>
          <table:table-cell office:value-type="float" office:value="1.10373" calcext:value-type="float">
            <text:p>1,10373000</text:p>
          </table:table-cell>
          <table:table-cell table:number-columns-repeated="8"/>
        </table:table-row>
        <table:table-row table:style-name="ro1">
          <table:table-cell office:value-type="float" office:value="1.1503199931689" calcext:value-type="float">
            <text:p>1,15031999</text:p>
          </table:table-cell>
          <table:table-cell table:number-columns-repeated="4"/>
          <table:table-cell office:value-type="float" office:value="1.14973" calcext:value-type="float">
            <text:p>1,14973000</text:p>
          </table:table-cell>
          <table:table-cell table:number-columns-repeated="8"/>
        </table:table-row>
        <table:table-row table:style-name="ro1">
          <table:table-cell office:value-type="float" office:value="1.19634507351257" calcext:value-type="float">
            <text:p>1,19634507</text:p>
          </table:table-cell>
          <table:table-cell table:number-columns-repeated="3"/>
          <table:table-cell office:value-type="float" office:value="1.20178" calcext:value-type="float">
            <text:p>1,20178000</text:p>
          </table:table-cell>
          <table:table-cell office:value-type="float" office:value="1.19573" calcext:value-type="float">
            <text:p>1,19573000</text:p>
          </table:table-cell>
          <table:table-cell table:number-columns-repeated="8"/>
        </table:table-row>
        <table:table-row table:style-name="ro1">
          <table:table-cell office:value-type="float" office:value="1.24237159864591" calcext:value-type="float">
            <text:p>1,24237160</text:p>
          </table:table-cell>
          <table:table-cell table:number-columns-repeated="4"/>
          <table:table-cell office:value-type="float" office:value="1.24173" calcext:value-type="float">
            <text:p>1,24173000</text:p>
          </table:table-cell>
          <table:table-cell table:number-columns-repeated="8"/>
        </table:table-row>
        <table:table-row table:style-name="ro1">
          <table:table-cell office:value-type="float" office:value="1.2883996241399" calcext:value-type="float">
            <text:p>1,28839962</text:p>
          </table:table-cell>
          <table:table-cell table:number-columns-repeated="2"/>
          <table:table-cell office:value-type="float" office:value="1.30567" calcext:value-type="float">
            <text:p>1,30567000</text:p>
          </table:table-cell>
          <table:table-cell office:value-type="float" office:value="1.29425" calcext:value-type="float">
            <text:p>1,29425000</text:p>
          </table:table-cell>
          <table:table-cell office:value-type="float" office:value="1.28773" calcext:value-type="float">
            <text:p>1,28773000</text:p>
          </table:table-cell>
          <table:table-cell table:number-columns-repeated="8"/>
        </table:table-row>
        <table:table-row table:style-name="ro1">
          <table:table-cell office:value-type="float" office:value="1.33442920556579" calcext:value-type="float">
            <text:p>1,33442921</text:p>
          </table:table-cell>
          <table:table-cell table:number-columns-repeated="4"/>
          <table:table-cell office:value-type="float" office:value="1.33374" calcext:value-type="float">
            <text:p>1,33374000</text:p>
          </table:table-cell>
          <table:table-cell table:number-columns-repeated="8"/>
        </table:table-row>
        <table:table-row table:style-name="ro1">
          <table:table-cell office:value-type="float" office:value="1.38046039849505" calcext:value-type="float">
            <text:p>1,38046040</text:p>
          </table:table-cell>
          <table:table-cell table:number-columns-repeated="3"/>
          <table:table-cell office:value-type="float" office:value="1.38673" calcext:value-type="float">
            <text:p>1,38673000</text:p>
          </table:table-cell>
          <table:table-cell office:value-type="float" office:value="1.37975" calcext:value-type="float">
            <text:p>1,37975000</text:p>
          </table:table-cell>
          <table:table-cell table:number-columns-repeated="8"/>
        </table:table-row>
        <table:table-row table:style-name="ro1">
          <table:table-cell office:value-type="float" office:value="1.42649325849944" calcext:value-type="float">
            <text:p>1,42649326</text:p>
          </table:table-cell>
          <table:table-cell table:number-columns-repeated="4"/>
          <table:table-cell office:value-type="float" office:value="1.42576" calcext:value-type="float">
            <text:p>1,42576000</text:p>
          </table:table-cell>
          <table:table-cell table:number-columns-repeated="8"/>
        </table:table-row>
        <table:table-row table:style-name="ro1">
          <table:table-cell office:value-type="float" office:value="1.47252784115096" calcext:value-type="float">
            <text:p>1,47252784</text:p>
          </table:table-cell>
          <table:table-cell office:value-type="float" office:value="1.58025" calcext:value-type="float">
            <text:p>1,580250000</text:p>
          </table:table-cell>
          <table:table-cell office:value-type="float" office:value="1.51987" calcext:value-type="float">
            <text:p>1,51987000</text:p>
          </table:table-cell>
          <table:table-cell office:value-type="float" office:value="1.49226" calcext:value-type="float">
            <text:p>1,49226000</text:p>
          </table:table-cell>
          <table:table-cell office:value-type="float" office:value="1.47922" calcext:value-type="float">
            <text:p>1,47922000</text:p>
          </table:table-cell>
          <table:table-cell office:value-type="float" office:value="1.47177" calcext:value-type="float">
            <text:p>1,47177000</text:p>
          </table:table-cell>
          <table:table-cell table:number-columns-repeated="8"/>
        </table:table-row>
        <table:table-row table:style-name="ro1">
          <table:table-cell office:value-type="float" office:value="1.51856420202193" calcext:value-type="float">
            <text:p>1,51856420</text:p>
          </table:table-cell>
          <table:table-cell table:number-columns-repeated="4"/>
          <table:table-cell office:value-type="float" office:value="1.51778" calcext:value-type="float">
            <text:p>1,51778000</text:p>
          </table:table-cell>
          <table:table-cell table:number-columns-repeated="8"/>
        </table:table-row>
        <table:table-row table:style-name="ro1">
          <table:table-cell office:value-type="float" office:value="1.56460239668492" calcext:value-type="float">
            <text:p>1,56460240</text:p>
          </table:table-cell>
          <table:table-cell table:number-columns-repeated="3"/>
          <table:table-cell office:value-type="float" office:value="1.57171" calcext:value-type="float">
            <text:p>1,57171000</text:p>
          </table:table-cell>
          <table:table-cell office:value-type="float" office:value="1.5638" calcext:value-type="float">
            <text:p>1,56380000</text:p>
          </table:table-cell>
          <table:table-cell table:number-columns-repeated="8"/>
        </table:table-row>
        <table:table-row table:style-name="ro1">
          <table:table-cell office:value-type="float" office:value="1.61064248071283" calcext:value-type="float">
            <text:p>1,61064248</text:p>
          </table:table-cell>
          <table:table-cell table:number-columns-repeated="4"/>
          <table:table-cell office:value-type="float" office:value="1.60981" calcext:value-type="float">
            <text:p>1,60981000</text:p>
          </table:table-cell>
          <table:table-cell table:number-columns-repeated="8"/>
        </table:table-row>
        <table:table-row table:style-name="ro1">
          <table:table-cell office:value-type="float" office:value="1.65668450967884" calcext:value-type="float">
            <text:p>1,65668451</text:p>
          </table:table-cell>
          <table:table-cell table:number-columns-repeated="2"/>
          <table:table-cell office:value-type="float" office:value="1.67889" calcext:value-type="float">
            <text:p>1,67889000</text:p>
          </table:table-cell>
          <table:table-cell office:value-type="float" office:value="1.66421" calcext:value-type="float">
            <text:p>1,66421000</text:p>
          </table:table-cell>
          <table:table-cell office:value-type="float" office:value="1.65583" calcext:value-type="float">
            <text:p>1,65583000</text:p>
          </table:table-cell>
          <table:table-cell table:number-columns-repeated="8"/>
        </table:table-row>
        <table:table-row table:style-name="ro1">
          <table:table-cell office:value-type="float" office:value="1.70272853915646" calcext:value-type="float">
            <text:p>1,70272854</text:p>
          </table:table-cell>
          <table:table-cell table:number-columns-repeated="4"/>
          <table:table-cell office:value-type="float" office:value="1.70185" calcext:value-type="float">
            <text:p>1,70185000</text:p>
          </table:table-cell>
          <table:table-cell table:number-columns-repeated="8"/>
        </table:table-row>
        <table:table-row table:style-name="ro1">
          <table:table-cell office:value-type="float" office:value="1.74877462471952" calcext:value-type="float">
            <text:p>1,74877462</text:p>
          </table:table-cell>
          <table:table-cell table:number-columns-repeated="3"/>
          <table:table-cell office:value-type="float" office:value="1.75672" calcext:value-type="float">
            <text:p>1,75672000</text:p>
          </table:table-cell>
          <table:table-cell office:value-type="float" office:value="1.74787" calcext:value-type="float">
            <text:p>1,74787000</text:p>
          </table:table-cell>
          <table:table-cell table:number-columns-repeated="8"/>
        </table:table-row>
        <table:table-row table:style-name="ro1">
          <table:table-cell office:value-type="float" office:value="1.79482282194219" calcext:value-type="float">
            <text:p>1,79482282</text:p>
          </table:table-cell>
          <table:table-cell table:number-columns-repeated="4"/>
          <table:table-cell office:value-type="float" office:value="1.7939" calcext:value-type="float">
            <text:p>1,79390000</text:p>
          </table:table-cell>
          <table:table-cell table:number-columns-repeated="8"/>
        </table:table-row>
        <table:table-row table:style-name="ro1">
          <table:table-cell office:value-type="float" office:value="1.84087318639898" calcext:value-type="float">
            <text:p>1,84087319</text:p>
          </table:table-cell>
          <table:table-cell/>
          <table:table-cell office:value-type="float" office:value="1.90006" calcext:value-type="float">
            <text:p>1,90006000</text:p>
          </table:table-cell>
          <table:table-cell office:value-type="float" office:value="1.86554" calcext:value-type="float">
            <text:p>1,86554000</text:p>
          </table:table-cell>
          <table:table-cell office:value-type="float" office:value="1.84924" calcext:value-type="float">
            <text:p>1,84924000</text:p>
          </table:table-cell>
          <table:table-cell office:value-type="float" office:value="1.83992" calcext:value-type="float">
            <text:p>1,83992000</text:p>
          </table:table-cell>
          <table:table-cell table:number-columns-repeated="8"/>
        </table:table-row>
        <table:table-row table:style-name="ro1">
          <table:table-cell office:value-type="float" office:value="1.88692577366476" calcext:value-type="float">
            <text:p>1,88692577</text:p>
          </table:table-cell>
          <table:table-cell table:number-columns-repeated="4"/>
          <table:table-cell office:value-type="float" office:value="1.88595" calcext:value-type="float">
            <text:p>1,88595000</text:p>
          </table:table-cell>
          <table:table-cell table:number-columns-repeated="8"/>
        </table:table-row>
        <table:table-row table:style-name="ro1">
          <table:table-cell office:value-type="float" office:value="1.93298063931474" calcext:value-type="float">
            <text:p>1,93298064</text:p>
          </table:table-cell>
          <table:table-cell table:number-columns-repeated="3"/>
          <table:table-cell office:value-type="float" office:value="1.94176" calcext:value-type="float">
            <text:p>1,94176000</text:p>
          </table:table-cell>
          <table:table-cell office:value-type="float" office:value="1.93198" calcext:value-type="float">
            <text:p>1,93198000</text:p>
          </table:table-cell>
          <table:table-cell table:number-columns-repeated="8"/>
        </table:table-row>
        <table:table-row table:style-name="ro1">
          <table:table-cell office:value-type="float" office:value="1.97903783892452" calcext:value-type="float">
            <text:p>1,97903784</text:p>
          </table:table-cell>
          <table:table-cell table:number-columns-repeated="4"/>
          <table:table-cell office:value-type="float" office:value="1.97802" calcext:value-type="float">
            <text:p>1,97802000</text:p>
          </table:table-cell>
          <table:table-cell table:number-columns-repeated="8"/>
        </table:table-row>
        <table:table-row table:style-name="ro1">
          <table:table-cell office:value-type="float" office:value="2.02509742807006" calcext:value-type="float">
            <text:p>2,02509743</text:p>
          </table:table-cell>
          <table:table-cell table:number-columns-repeated="2"/>
          <table:table-cell office:value-type="float" office:value="2.05223" calcext:value-type="float">
            <text:p>2,05223000</text:p>
          </table:table-cell>
          <table:table-cell office:value-type="float" office:value="2.0343" calcext:value-type="float">
            <text:p>2,03430000</text:p>
          </table:table-cell>
          <table:table-cell office:value-type="float" office:value="2.02405" calcext:value-type="float">
            <text:p>2,02405000</text:p>
          </table:table-cell>
          <table:table-cell table:number-columns-repeated="8"/>
        </table:table-row>
        <table:table-row table:style-name="ro1">
          <table:table-cell office:value-type="float" office:value="2.07115946232773" calcext:value-type="float">
            <text:p>2,07115946</text:p>
          </table:table-cell>
          <table:table-cell table:number-columns-repeated="4"/>
          <table:table-cell office:value-type="float" office:value="2.07009" calcext:value-type="float">
            <text:p>2,07009000</text:p>
          </table:table-cell>
          <table:table-cell table:number-columns-repeated="8"/>
        </table:table-row>
        <table:table-row table:style-name="ro1">
          <table:table-cell office:value-type="float" office:value="2.11722399727427" calcext:value-type="float">
            <text:p>2,11722400</text:p>
          </table:table-cell>
          <table:table-cell table:number-columns-repeated="3"/>
          <table:table-cell office:value-type="float" office:value="2.12684" calcext:value-type="float">
            <text:p>2,12684000</text:p>
          </table:table-cell>
          <table:table-cell office:value-type="float" office:value="2.11613" calcext:value-type="float">
            <text:p>2,11613000</text:p>
          </table:table-cell>
          <table:table-cell table:number-columns-repeated="8"/>
        </table:table-row>
        <table:table-row table:style-name="ro1">
          <table:table-cell office:value-type="float" office:value="2.16329108848686" calcext:value-type="float">
            <text:p>2,16329109</text:p>
          </table:table-cell>
          <table:table-cell table:number-columns-repeated="4"/>
          <table:table-cell office:value-type="float" office:value="2.16217" calcext:value-type="float">
            <text:p>2,16217000</text:p>
          </table:table-cell>
          <table:table-cell table:number-columns-repeated="8"/>
        </table:table-row>
        <table:table-row table:style-name="ro1">
          <table:table-cell office:value-type="float" office:value="2.20936079154306" calcext:value-type="float">
            <text:p>2,20936079</text:p>
          </table:table-cell>
          <table:table-cell office:value-type="float" office:value="2.37098" calcext:value-type="float">
            <text:p>2,370980000</text:p>
          </table:table-cell>
          <table:table-cell office:value-type="float" office:value="2.28039" calcext:value-type="float">
            <text:p>2,28039000</text:p>
          </table:table-cell>
          <table:table-cell office:value-type="float" office:value="2.23897" calcext:value-type="float">
            <text:p>2,23897000</text:p>
          </table:table-cell>
          <table:table-cell office:value-type="float" office:value="2.2194" calcext:value-type="float">
            <text:p>2,21940000</text:p>
          </table:table-cell>
          <table:table-cell office:value-type="float" office:value="2.20822" calcext:value-type="float">
            <text:p>2,20822000</text:p>
          </table:table-cell>
          <table:table-cell table:number-columns-repeated="8"/>
        </table:table-row>
        <table:table-row table:style-name="ro1">
          <table:table-cell office:value-type="float" office:value="2.25543316202087" calcext:value-type="float">
            <text:p>2,25543316</text:p>
          </table:table-cell>
          <table:table-cell table:number-columns-repeated="4"/>
          <table:table-cell office:value-type="float" office:value="2.25427" calcext:value-type="float">
            <text:p>2,25427000</text:p>
          </table:table-cell>
          <table:table-cell table:number-columns-repeated="8"/>
        </table:table-row>
        <table:table-row table:style-name="ro1">
          <table:table-cell office:value-type="float" office:value="2.30150825549873" calcext:value-type="float">
            <text:p>2,30150826</text:p>
          </table:table-cell>
          <table:table-cell table:number-columns-repeated="3"/>
          <table:table-cell office:value-type="float" office:value="2.31196" calcext:value-type="float">
            <text:p>2,31196000</text:p>
          </table:table-cell>
          <table:table-cell office:value-type="float" office:value="2.30032" calcext:value-type="float">
            <text:p>2,30032000</text:p>
          </table:table-cell>
          <table:table-cell table:number-columns-repeated="8"/>
        </table:table-row>
        <table:table-row table:style-name="ro1">
          <table:table-cell office:value-type="float" office:value="2.34758612755552" calcext:value-type="float">
            <text:p>2,34758613</text:p>
          </table:table-cell>
          <table:table-cell table:number-columns-repeated="4"/>
          <table:table-cell office:value-type="float" office:value="2.34637" calcext:value-type="float">
            <text:p>2,34637000</text:p>
          </table:table-cell>
          <table:table-cell table:number-columns-repeated="8"/>
        </table:table-row>
        <table:table-row table:style-name="ro1">
          <table:table-cell office:value-type="float" office:value="2.39366683377055" calcext:value-type="float">
            <text:p>2,39366683</text:p>
          </table:table-cell>
          <table:table-cell table:number-columns-repeated="2"/>
          <table:table-cell office:value-type="float" office:value="2.42574" calcext:value-type="float">
            <text:p>2,42574000</text:p>
          </table:table-cell>
          <table:table-cell office:value-type="float" office:value="2.40454" calcext:value-type="float">
            <text:p>2,40454000</text:p>
          </table:table-cell>
          <table:table-cell office:value-type="float" office:value="2.39243" calcext:value-type="float">
            <text:p>2,39243000</text:p>
          </table:table-cell>
          <table:table-cell table:number-columns-repeated="8"/>
        </table:table-row>
        <table:table-row table:style-name="ro1">
          <table:table-cell office:value-type="float" office:value="2.43975042972361" calcext:value-type="float">
            <text:p>2,43975043</text:p>
          </table:table-cell>
          <table:table-cell table:number-columns-repeated="4"/>
          <table:table-cell office:value-type="float" office:value="2.43849" calcext:value-type="float">
            <text:p>2,43849000</text:p>
          </table:table-cell>
          <table:table-cell table:number-columns-repeated="8"/>
        </table:table-row>
        <table:table-row table:style-name="ro1">
          <table:table-cell office:value-type="float" office:value="2.48583697099494" calcext:value-type="float">
            <text:p>2,48583697</text:p>
          </table:table-cell>
          <table:table-cell table:number-columns-repeated="3"/>
          <table:table-cell office:value-type="float" office:value="2.49713" calcext:value-type="float">
            <text:p>2,49713000</text:p>
          </table:table-cell>
          <table:table-cell office:value-type="float" office:value="2.48455" calcext:value-type="float">
            <text:p>2,48455000</text:p>
          </table:table-cell>
          <table:table-cell table:number-columns-repeated="8"/>
        </table:table-row>
        <table:table-row table:style-name="ro1">
          <table:table-cell office:value-type="float" office:value="2.53192651316528" calcext:value-type="float">
            <text:p>2,53192651</text:p>
          </table:table-cell>
          <table:table-cell table:number-columns-repeated="4"/>
          <table:table-cell office:value-type="float" office:value="2.53062" calcext:value-type="float">
            <text:p>2,53062000</text:p>
          </table:table-cell>
          <table:table-cell table:number-columns-repeated="8"/>
        </table:table-row>
        <table:table-row table:style-name="ro1">
          <table:table-cell office:value-type="float" office:value="2.57801911181585" calcext:value-type="float">
            <text:p>2,57801911</text:p>
          </table:table-cell>
          <table:table-cell/>
          <table:table-cell office:value-type="float" office:value="2.6609" calcext:value-type="float">
            <text:p>2,66090000</text:p>
          </table:table-cell>
          <table:table-cell office:value-type="float" office:value="2.61256" calcext:value-type="float">
            <text:p>2,61256000</text:p>
          </table:table-cell>
          <table:table-cell office:value-type="float" office:value="2.58973" calcext:value-type="float">
            <text:p>2,58973000</text:p>
          </table:table-cell>
          <table:table-cell office:value-type="float" office:value="2.57669" calcext:value-type="float">
            <text:p>2,57669000</text:p>
          </table:table-cell>
          <table:table-cell table:number-columns-repeated="8"/>
        </table:table-row>
        <table:table-row table:style-name="ro1">
          <table:table-cell office:value-type="float" office:value="2.62411482252835" calcext:value-type="float">
            <text:p>2,62411482</text:p>
          </table:table-cell>
          <table:table-cell table:number-columns-repeated="4"/>
          <table:table-cell office:value-type="float" office:value="2.62276" calcext:value-type="float">
            <text:p>2,62276000</text:p>
          </table:table-cell>
          <table:table-cell table:number-columns-repeated="8"/>
        </table:table-row>
        <table:table-row table:style-name="ro1">
          <table:table-cell office:value-type="float" office:value="2.67021370088499" calcext:value-type="float">
            <text:p>2,67021370</text:p>
          </table:table-cell>
          <table:table-cell table:number-columns-repeated="3"/>
          <table:table-cell office:value-type="float" office:value="2.68234" calcext:value-type="float">
            <text:p>2,68234000</text:p>
          </table:table-cell>
          <table:table-cell office:value-type="float" office:value="2.66884" calcext:value-type="float">
            <text:p>2,66884000</text:p>
          </table:table-cell>
          <table:table-cell table:number-columns-repeated="8"/>
        </table:table-row>
        <table:table-row table:style-name="ro1">
          <table:table-cell office:value-type="float" office:value="2.71631580246851" calcext:value-type="float">
            <text:p>2,71631580</text:p>
          </table:table-cell>
          <table:table-cell table:number-columns-repeated="4"/>
          <table:table-cell office:value-type="float" office:value="2.71491" calcext:value-type="float">
            <text:p>2,71491000</text:p>
          </table:table-cell>
          <table:table-cell table:number-columns-repeated="8"/>
        </table:table-row>
        <table:table-row table:style-name="ro1">
          <table:table-cell office:value-type="float" office:value="2.76242118286216" calcext:value-type="float">
            <text:p>2,76242118</text:p>
          </table:table-cell>
          <table:table-cell table:number-columns-repeated="2"/>
          <table:table-cell office:value-type="float" office:value="2.79944" calcext:value-type="float">
            <text:p>2,79944000</text:p>
          </table:table-cell>
          <table:table-cell office:value-type="float" office:value="2.77497" calcext:value-type="float">
            <text:p>2,77497000</text:p>
          </table:table-cell>
          <table:table-cell office:value-type="float" office:value="2.761" calcext:value-type="float">
            <text:p>2,76100000</text:p>
          </table:table-cell>
          <table:table-cell table:number-columns-repeated="8"/>
        </table:table-row>
        <table:table-row table:style-name="ro1">
          <table:table-cell office:value-type="float" office:value="2.80852989764971" calcext:value-type="float">
            <text:p>2,80852990</text:p>
          </table:table-cell>
          <table:table-cell table:number-columns-repeated="4"/>
          <table:table-cell office:value-type="float" office:value="2.80708" calcext:value-type="float">
            <text:p>2,80708000</text:p>
          </table:table-cell>
          <table:table-cell table:number-columns-repeated="8"/>
        </table:table-row>
        <table:table-row table:style-name="ro1">
          <table:table-cell office:value-type="float" office:value="2.85464200241548" calcext:value-type="float">
            <text:p>2,85464200</text:p>
          </table:table-cell>
          <table:table-cell table:number-columns-repeated="3"/>
          <table:table-cell office:value-type="float" office:value="2.86761" calcext:value-type="float">
            <text:p>2,86761000</text:p>
          </table:table-cell>
          <table:table-cell office:value-type="float" office:value="2.85317" calcext:value-type="float">
            <text:p>2,85317000</text:p>
          </table:table-cell>
          <table:table-cell table:number-columns-repeated="8"/>
        </table:table-row>
        <table:table-row table:style-name="ro1">
          <table:table-cell office:value-type="float" office:value="2.90075755274434" calcext:value-type="float">
            <text:p>2,90075755</text:p>
          </table:table-cell>
          <table:table-cell table:number-columns-repeated="4"/>
          <table:table-cell office:value-type="float" office:value="2.89926" calcext:value-type="float">
            <text:p>2,89926000</text:p>
          </table:table-cell>
          <table:table-cell table:number-columns-repeated="8"/>
        </table:table-row>
        <table:table-row table:style-name="ro1">
          <table:table-cell office:value-type="float" office:value="2.94687660422173" calcext:value-type="float">
            <text:p>2,94687660</text:p>
          </table:table-cell>
          <table:table-cell office:value-type="float" office:value="3.16243" calcext:value-type="float">
            <text:p>3,162430000</text:p>
          </table:table-cell>
          <table:table-cell office:value-type="float" office:value="3.04162" calcext:value-type="float">
            <text:p>3,04162000</text:p>
          </table:table-cell>
          <table:table-cell office:value-type="float" office:value="2.98636" calcext:value-type="float">
            <text:p>2,98636000</text:p>
          </table:table-cell>
          <table:table-cell office:value-type="float" office:value="2.96026" calcext:value-type="float">
            <text:p>2,96026000</text:p>
          </table:table-cell>
          <table:table-cell office:value-type="float" office:value="2.94536" calcext:value-type="float">
            <text:p>2,94536000</text:p>
          </table:table-cell>
          <table:table-cell table:number-columns-repeated="8"/>
        </table:table-row>
        <table:table-row table:style-name="ro1">
          <table:table-cell office:value-type="float" office:value="2.99299921243361" calcext:value-type="float">
            <text:p>2,99299921</text:p>
          </table:table-cell>
          <table:table-cell table:number-columns-repeated="4"/>
          <table:table-cell office:value-type="float" office:value="2.99146" calcext:value-type="float">
            <text:p>2,99146000</text:p>
          </table:table-cell>
          <table:table-cell table:number-columns-repeated="8"/>
        </table:table-row>
        <table:table-row table:style-name="ro1">
          <table:table-cell office:value-type="float" office:value="3.03912543296657" calcext:value-type="float">
            <text:p>3,03912543</text:p>
          </table:table-cell>
          <table:table-cell table:number-columns-repeated="3"/>
          <table:table-cell office:value-type="float" office:value="3.05293" calcext:value-type="float">
            <text:p>3,05293000</text:p>
          </table:table-cell>
          <table:table-cell office:value-type="float" office:value="3.03756" calcext:value-type="float">
            <text:p>3,03756000</text:p>
          </table:table-cell>
          <table:table-cell table:number-columns-repeated="8"/>
        </table:table-row>
        <table:table-row table:style-name="ro1">
          <table:table-cell office:value-type="float" office:value="3.08525532140774" calcext:value-type="float">
            <text:p>3,08525532</text:p>
          </table:table-cell>
          <table:table-cell table:number-columns-repeated="4"/>
          <table:table-cell office:value-type="float" office:value="3.08366" calcext:value-type="float">
            <text:p>3,08366000</text:p>
          </table:table-cell>
          <table:table-cell table:number-columns-repeated="8"/>
        </table:table-row>
        <table:table-row table:style-name="ro1">
          <table:table-cell office:value-type="float" office:value="3.13138893334487" calcext:value-type="float">
            <text:p>3,13138893</text:p>
          </table:table-cell>
          <table:table-cell table:number-columns-repeated="2"/>
          <table:table-cell office:value-type="float" office:value="3.17335" calcext:value-type="float">
            <text:p>3,17335000</text:p>
          </table:table-cell>
          <table:table-cell office:value-type="float" office:value="3.14561" calcext:value-type="float">
            <text:p>3,14561000</text:p>
          </table:table-cell>
          <table:table-cell office:value-type="float" office:value="3.12977" calcext:value-type="float">
            <text:p>3,12977000</text:p>
          </table:table-cell>
          <table:table-cell table:number-columns-repeated="8"/>
        </table:table-row>
        <table:table-row table:style-name="ro1">
          <table:table-cell office:value-type="float" office:value="3.17752632436634" calcext:value-type="float">
            <text:p>3,17752632</text:p>
          </table:table-cell>
          <table:table-cell table:number-columns-repeated="4"/>
          <table:table-cell office:value-type="float" office:value="3.17589" calcext:value-type="float">
            <text:p>3,17589000</text:p>
          </table:table-cell>
          <table:table-cell table:number-columns-repeated="8"/>
        </table:table-row>
        <table:table-row table:style-name="ro1">
          <table:table-cell office:value-type="float" office:value="3.22366755006107" calcext:value-type="float">
            <text:p>3,22366755</text:p>
          </table:table-cell>
          <table:table-cell table:number-columns-repeated="3"/>
          <table:table-cell office:value-type="float" office:value="3.23831" calcext:value-type="float">
            <text:p>3,23831000</text:p>
          </table:table-cell>
          <table:table-cell office:value-type="float" office:value="3.222" calcext:value-type="float">
            <text:p>3,22200000</text:p>
          </table:table-cell>
          <table:table-cell table:number-columns-repeated="8"/>
        </table:table-row>
        <table:table-row table:style-name="ro1">
          <table:table-cell office:value-type="float" office:value="3.26981266601866" calcext:value-type="float">
            <text:p>3,26981267</text:p>
          </table:table-cell>
          <table:table-cell table:number-columns-repeated="4"/>
          <table:table-cell office:value-type="float" office:value="3.26813" calcext:value-type="float">
            <text:p>3,26813000</text:p>
          </table:table-cell>
          <table:table-cell table:number-columns-repeated="8"/>
        </table:table-row>
        <table:table-row table:style-name="ro1">
          <table:table-cell office:value-type="float" office:value="3.3159617278293" calcext:value-type="float">
            <text:p>3,31596173</text:p>
          </table:table-cell>
          <table:table-cell/>
          <table:table-cell office:value-type="float" office:value="3.42256" calcext:value-type="float">
            <text:p>3,42256000</text:p>
          </table:table-cell>
          <table:table-cell office:value-type="float" office:value="3.36039" calcext:value-type="float">
            <text:p>3,36039000</text:p>
          </table:table-cell>
          <table:table-cell office:value-type="float" office:value="3.33102" calcext:value-type="float">
            <text:p>3,33102000</text:p>
          </table:table-cell>
          <table:table-cell office:value-type="float" office:value="3.31425" calcext:value-type="float">
            <text:p>3,31425000</text:p>
          </table:table-cell>
          <table:table-cell table:number-columns-repeated="8"/>
        </table:table-row>
        <table:table-row table:style-name="ro1">
          <table:table-cell office:value-type="float" office:value="3.36211479108385" calcext:value-type="float">
            <text:p>3,36211479</text:p>
          </table:table-cell>
          <table:table-cell table:number-columns-repeated="4"/>
          <table:table-cell office:value-type="float" office:value="3.36038" calcext:value-type="float">
            <text:p>3,36038000</text:p>
          </table:table-cell>
          <table:table-cell table:number-columns-repeated="8"/>
        </table:table-row>
        <table:table-row table:style-name="ro1">
          <table:table-cell office:value-type="float" office:value="3.40827191137377" calcext:value-type="float">
            <text:p>3,40827191</text:p>
          </table:table-cell>
          <table:table-cell table:number-columns-repeated="3"/>
          <table:table-cell office:value-type="float" office:value="3.42375" calcext:value-type="float">
            <text:p>3,42375000</text:p>
          </table:table-cell>
          <table:table-cell office:value-type="float" office:value="3.40651" calcext:value-type="float">
            <text:p>3,40651000</text:p>
          </table:table-cell>
          <table:table-cell table:number-columns-repeated="8"/>
        </table:table-row>
        <table:table-row table:style-name="ro1">
          <table:table-cell office:value-type="float" office:value="3.45443314429121" calcext:value-type="float">
            <text:p>3,45443314</text:p>
          </table:table-cell>
          <table:table-cell table:number-columns-repeated="4"/>
          <table:table-cell office:value-type="float" office:value="3.45265" calcext:value-type="float">
            <text:p>3,45265000</text:p>
          </table:table-cell>
          <table:table-cell table:number-columns-repeated="8"/>
        </table:table-row>
        <table:table-row table:style-name="ro1">
          <table:table-cell office:value-type="float" office:value="3.50059854542898" calcext:value-type="float">
            <text:p>3,50059855</text:p>
          </table:table-cell>
          <table:table-cell table:number-columns-repeated="2"/>
          <table:table-cell office:value-type="float" office:value="3.5475" calcext:value-type="float">
            <text:p>3,54750000</text:p>
          </table:table-cell>
          <table:table-cell office:value-type="float" office:value="3.5165" calcext:value-type="float">
            <text:p>3,51650000</text:p>
          </table:table-cell>
          <table:table-cell office:value-type="float" office:value="3.49879" calcext:value-type="float">
            <text:p>3,49879000</text:p>
          </table:table-cell>
          <table:table-cell table:number-columns-repeated="8"/>
        </table:table-row>
        <table:table-row table:style-name="ro1">
          <table:table-cell office:value-type="float" office:value="3.54676817038057" calcext:value-type="float">
            <text:p>3,54676817</text:p>
          </table:table-cell>
          <table:table-cell table:number-columns-repeated="4"/>
          <table:table-cell office:value-type="float" office:value="3.54494" calcext:value-type="float">
            <text:p>3,54494000</text:p>
          </table:table-cell>
          <table:table-cell table:number-columns-repeated="8"/>
        </table:table-row>
        <table:table-row table:style-name="ro1">
          <table:table-cell office:value-type="float" office:value="3.59294207474013" calcext:value-type="float">
            <text:p>3,59294207</text:p>
          </table:table-cell>
          <table:table-cell table:number-columns-repeated="3"/>
          <table:table-cell office:value-type="float" office:value="3.60926" calcext:value-type="float">
            <text:p>3,60926000</text:p>
          </table:table-cell>
          <table:table-cell office:value-type="float" office:value="3.59109" calcext:value-type="float">
            <text:p>3,59109000</text:p>
          </table:table-cell>
          <table:table-cell table:number-columns-repeated="8"/>
        </table:table-row>
        <table:table-row table:style-name="ro1">
          <table:table-cell office:value-type="float" office:value="3.63912031410252" calcext:value-type="float">
            <text:p>3,63912031</text:p>
          </table:table-cell>
          <table:table-cell table:number-columns-repeated="4"/>
          <table:table-cell office:value-type="float" office:value="3.63724" calcext:value-type="float">
            <text:p>3,63724000</text:p>
          </table:table-cell>
          <table:table-cell table:number-columns-repeated="8"/>
        </table:table-row>
        <table:table-row table:style-name="ro1">
          <table:table-cell office:value-type="float" office:value="3.68530294406328" calcext:value-type="float">
            <text:p>3,68530294</text:p>
          </table:table-cell>
          <table:table-cell office:value-type="float" office:value="3.95484" calcext:value-type="float">
            <text:p>3,954840000</text:p>
          </table:table-cell>
          <table:table-cell office:value-type="float" office:value="3.80377" calcext:value-type="float">
            <text:p>3,80377000</text:p>
          </table:table-cell>
          <table:table-cell office:value-type="float" office:value="3.73468" calcext:value-type="float">
            <text:p>3,73468000</text:p>
          </table:table-cell>
          <table:table-cell office:value-type="float" office:value="3.70204" calcext:value-type="float">
            <text:p>3,70204000</text:p>
          </table:table-cell>
          <table:table-cell office:value-type="float" office:value="3.6834" calcext:value-type="float">
            <text:p>3,68340000</text:p>
          </table:table-cell>
          <table:table-cell table:number-columns-repeated="8"/>
        </table:table-row>
        <table:table-row table:style-name="ro1">
          <table:table-cell office:value-type="float" office:value="3.73149002021868" calcext:value-type="float">
            <text:p>3,73149002</text:p>
          </table:table-cell>
          <table:table-cell table:number-columns-repeated="4"/>
          <table:table-cell office:value-type="float" office:value="3.72957" calcext:value-type="float">
            <text:p>3,72957000</text:p>
          </table:table-cell>
          <table:table-cell table:number-columns-repeated="8"/>
        </table:table-row>
        <table:table-row table:style-name="ro1">
          <table:table-cell office:value-type="float" office:value="3.77768159816568" calcext:value-type="float">
            <text:p>3,77768160</text:p>
          </table:table-cell>
          <table:table-cell table:number-columns-repeated="3"/>
          <table:table-cell office:value-type="float" office:value="3.79484" calcext:value-type="float">
            <text:p>3,79484000</text:p>
          </table:table-cell>
          <table:table-cell office:value-type="float" office:value="3.77573" calcext:value-type="float">
            <text:p>3,77573000</text:p>
          </table:table-cell>
          <table:table-cell table:number-columns-repeated="8"/>
        </table:table-row>
        <table:table-row table:style-name="ro1">
          <table:table-cell office:value-type="float" office:value="3.823877733502" calcext:value-type="float">
            <text:p>3,82387773</text:p>
          </table:table-cell>
          <table:table-cell table:number-columns-repeated="4"/>
          <table:table-cell office:value-type="float" office:value="3.82191" calcext:value-type="float">
            <text:p>3,82191000</text:p>
          </table:table-cell>
          <table:table-cell table:number-columns-repeated="8"/>
        </table:table-row>
        <table:table-row table:style-name="ro1">
          <table:table-cell office:value-type="float" office:value="3.87007848182607" calcext:value-type="float">
            <text:p>3,87007848</text:p>
          </table:table-cell>
          <table:table-cell table:number-columns-repeated="2"/>
          <table:table-cell office:value-type="float" office:value="3.92193" calcext:value-type="float">
            <text:p>3,92193000</text:p>
          </table:table-cell>
          <table:table-cell office:value-type="float" office:value="3.88766" calcext:value-type="float">
            <text:p>3,88766000</text:p>
          </table:table-cell>
          <table:table-cell office:value-type="float" office:value="3.86808" calcext:value-type="float">
            <text:p>3,86808000</text:p>
          </table:table-cell>
          <table:table-cell table:number-columns-repeated="8"/>
        </table:table-row>
        <table:table-row table:style-name="ro1">
          <table:table-cell office:value-type="float" office:value="3.91628389873706" calcext:value-type="float">
            <text:p>3,91628390</text:p>
          </table:table-cell>
          <table:table-cell table:number-columns-repeated="4"/>
          <table:table-cell office:value-type="float" office:value="3.91426" calcext:value-type="float">
            <text:p>3,91426000</text:p>
          </table:table-cell>
          <table:table-cell table:number-columns-repeated="8"/>
        </table:table-row>
        <table:table-row table:style-name="ro1">
          <table:table-cell office:value-type="float" office:value="3.96249403983488" calcext:value-type="float">
            <text:p>3,96249404</text:p>
          </table:table-cell>
          <table:table-cell table:number-columns-repeated="3"/>
          <table:table-cell office:value-type="float" office:value="3.98049" calcext:value-type="float">
            <text:p>3,98049000</text:p>
          </table:table-cell>
          <table:table-cell office:value-type="float" office:value="3.96045" calcext:value-type="float">
            <text:p>3,96045000</text:p>
          </table:table-cell>
          <table:table-cell table:number-columns-repeated="8"/>
        </table:table-row>
        <table:table-row table:style-name="ro1">
          <table:table-cell office:value-type="float" office:value="4.00870896072025" calcext:value-type="float">
            <text:p>4,00870896</text:p>
          </table:table-cell>
          <table:table-cell table:number-columns-repeated="4"/>
          <table:table-cell office:value-type="float" office:value="4.00664" calcext:value-type="float">
            <text:p>4,00664000</text:p>
          </table:table-cell>
          <table:table-cell table:number-columns-repeated="8"/>
        </table:table-row>
        <table:table-row table:style-name="ro1">
          <table:table-cell office:value-type="float" office:value="4.05492871699462" calcext:value-type="float">
            <text:p>4,05492872</text:p>
          </table:table-cell>
          <table:table-cell/>
          <table:table-cell office:value-type="float" office:value="4.18527" calcext:value-type="float">
            <text:p>4,18527000</text:p>
          </table:table-cell>
          <table:table-cell office:value-type="float" office:value="4.10925" calcext:value-type="float">
            <text:p>4,10925000</text:p>
          </table:table-cell>
          <table:table-cell office:value-type="float" office:value="4.07335" calcext:value-type="float">
            <text:p>4,07335000</text:p>
          </table:table-cell>
          <table:table-cell office:value-type="float" office:value="4.05284" calcext:value-type="float">
            <text:p>4,05284000</text:p>
          </table:table-cell>
          <table:table-cell table:number-columns-repeated="8"/>
        </table:table-row>
        <table:table-row table:style-name="ro1">
          <table:table-cell office:value-type="float" office:value="4.10115336426022" calcext:value-type="float">
            <text:p>4,10115336</text:p>
          </table:table-cell>
          <table:table-cell table:number-columns-repeated="4"/>
          <table:table-cell office:value-type="float" office:value="4.09904" calcext:value-type="float">
            <text:p>4,09904000</text:p>
          </table:table-cell>
          <table:table-cell table:number-columns-repeated="8"/>
        </table:table-row>
        <table:table-row table:style-name="ro1">
          <table:table-cell office:value-type="float" office:value="4.14738295812009" calcext:value-type="float">
            <text:p>4,14738296</text:p>
          </table:table-cell>
          <table:table-cell table:number-columns-repeated="3"/>
          <table:table-cell office:value-type="float" office:value="4.16622" calcext:value-type="float">
            <text:p>4,16622000</text:p>
          </table:table-cell>
          <table:table-cell office:value-type="float" office:value="4.14524" calcext:value-type="float">
            <text:p>4,14524000</text:p>
          </table:table-cell>
          <table:table-cell table:number-columns-repeated="8"/>
        </table:table-row>
        <table:table-row table:style-name="ro1">
          <table:table-cell office:value-type="float" office:value="4.19361755417802" calcext:value-type="float">
            <text:p>4,19361755</text:p>
          </table:table-cell>
          <table:table-cell table:number-columns-repeated="4"/>
          <table:table-cell office:value-type="float" office:value="4.19145" calcext:value-type="float">
            <text:p>4,19145000</text:p>
          </table:table-cell>
          <table:table-cell table:number-columns-repeated="8"/>
        </table:table-row>
        <table:table-row table:style-name="ro1">
          <table:table-cell office:value-type="float" office:value="4.23985720803865" calcext:value-type="float">
            <text:p>4,23985721</text:p>
          </table:table-cell>
          <table:table-cell table:number-columns-repeated="2"/>
          <table:table-cell office:value-type="float" office:value="4.29666" calcext:value-type="float">
            <text:p>4,29666000</text:p>
          </table:table-cell>
          <table:table-cell office:value-type="float" office:value="4.25911" calcext:value-type="float">
            <text:p>4,25911000</text:p>
          </table:table-cell>
          <table:table-cell office:value-type="float" office:value="4.23767" calcext:value-type="float">
            <text:p>4,23767000</text:p>
          </table:table-cell>
          <table:table-cell table:number-columns-repeated="8"/>
        </table:table-row>
        <table:table-row table:style-name="ro1">
          <table:table-cell office:value-type="float" office:value="4.28610197530743" calcext:value-type="float">
            <text:p>4,28610198</text:p>
          </table:table-cell>
          <table:table-cell table:number-columns-repeated="4"/>
          <table:table-cell office:value-type="float" office:value="4.28389" calcext:value-type="float">
            <text:p>4,28389000</text:p>
          </table:table-cell>
          <table:table-cell table:number-columns-repeated="8"/>
        </table:table-row>
        <table:table-row table:style-name="ro1">
          <table:table-cell office:value-type="float" office:value="4.33235191159059" calcext:value-type="float">
            <text:p>4,33235191</text:p>
          </table:table-cell>
          <table:table-cell table:number-columns-repeated="3"/>
          <table:table-cell office:value-type="float" office:value="4.35203" calcext:value-type="float">
            <text:p>4,35203000</text:p>
          </table:table-cell>
          <table:table-cell office:value-type="float" office:value="4.33012" calcext:value-type="float">
            <text:p>4,33012000</text:p>
          </table:table-cell>
          <table:table-cell table:number-columns-repeated="8"/>
        </table:table-row>
        <table:table-row table:style-name="ro1">
          <table:table-cell office:value-type="float" office:value="4.37860707249524" calcext:value-type="float">
            <text:p>4,37860707</text:p>
          </table:table-cell>
          <table:table-cell table:number-columns-repeated="4"/>
          <table:table-cell office:value-type="float" office:value="4.37635" calcext:value-type="float">
            <text:p>4,37635000</text:p>
          </table:table-cell>
          <table:table-cell table:number-columns-repeated="8"/>
        </table:table-row>
        <table:table-row table:style-name="ro1">
          <table:table-cell office:value-type="float" office:value="4.4248675136293" calcext:value-type="float">
            <text:p>4,42486751</text:p>
          </table:table-cell>
          <table:table-cell office:value-type="float" office:value="4.74846" calcext:value-type="float">
            <text:p>4,748460000</text:p>
          </table:table-cell>
          <table:table-cell office:value-type="float" office:value="4.56709" calcext:value-type="float">
            <text:p>4,56709000</text:p>
          </table:table-cell>
          <table:table-cell office:value-type="float" office:value="4.48414" calcext:value-type="float">
            <text:p>4,48414000</text:p>
          </table:table-cell>
          <table:table-cell office:value-type="float" office:value="4.44496" calcext:value-type="float">
            <text:p>4,44496000</text:p>
          </table:table-cell>
          <table:table-cell office:value-type="float" office:value="4.42259" calcext:value-type="float">
            <text:p>4,42259000</text:p>
          </table:table-cell>
          <table:table-cell table:number-columns-repeated="8"/>
        </table:table-row>
        <table:table-row table:style-name="ro1">
          <table:table-cell office:value-type="float" office:value="4.47113329060155" calcext:value-type="float">
            <text:p>4,47113329</text:p>
          </table:table-cell>
          <table:table-cell table:number-columns-repeated="4"/>
          <table:table-cell office:value-type="float" office:value="4.46883" calcext:value-type="float">
            <text:p>4,46883000</text:p>
          </table:table-cell>
          <table:table-cell table:number-columns-repeated="8"/>
        </table:table-row>
        <table:table-row table:style-name="ro1">
          <table:table-cell office:value-type="float" office:value="4.5174044590216" calcext:value-type="float">
            <text:p>4,51740446</text:p>
          </table:table-cell>
          <table:table-cell table:number-columns-repeated="3"/>
          <table:table-cell office:value-type="float" office:value="4.53792" calcext:value-type="float">
            <text:p>4,53792000</text:p>
          </table:table-cell>
          <table:table-cell office:value-type="float" office:value="4.51507" calcext:value-type="float">
            <text:p>4,51507000</text:p>
          </table:table-cell>
          <table:table-cell table:number-columns-repeated="8"/>
        </table:table-row>
        <table:table-row table:style-name="ro1">
          <table:table-cell office:value-type="float" office:value="4.56368107449997" calcext:value-type="float">
            <text:p>4,56368107</text:p>
          </table:table-cell>
          <table:table-cell table:number-columns-repeated="4"/>
          <table:table-cell office:value-type="float" office:value="4.56133" calcext:value-type="float">
            <text:p>4,56133000</text:p>
          </table:table-cell>
          <table:table-cell table:number-columns-repeated="8"/>
        </table:table-row>
        <table:table-row table:style-name="ro1">
          <table:table-cell office:value-type="float" office:value="4.60996319264801" calcext:value-type="float">
            <text:p>4,60996319</text:p>
          </table:table-cell>
          <table:table-cell table:number-columns-repeated="2"/>
          <table:table-cell office:value-type="float" office:value="4.67172" calcext:value-type="float">
            <text:p>4,67172000</text:p>
          </table:table-cell>
          <table:table-cell office:value-type="float" office:value="4.6309" calcext:value-type="float">
            <text:p>4,63090000</text:p>
          </table:table-cell>
          <table:table-cell office:value-type="float" office:value="4.60759" calcext:value-type="float">
            <text:p>4,60759000</text:p>
          </table:table-cell>
          <table:table-cell table:number-columns-repeated="8"/>
        </table:table-row>
        <table:table-row table:style-name="ro1">
          <table:table-cell office:value-type="float" office:value="4.65625086907801" calcext:value-type="float">
            <text:p>4,65625087</text:p>
          </table:table-cell>
          <table:table-cell table:number-columns-repeated="4"/>
          <table:table-cell office:value-type="float" office:value="4.65385" calcext:value-type="float">
            <text:p>4,65385000</text:p>
          </table:table-cell>
          <table:table-cell table:number-columns-repeated="8"/>
        </table:table-row>
        <table:table-row table:style-name="ro1">
          <table:table-cell office:value-type="float" office:value="4.70254415940306" calcext:value-type="float">
            <text:p>4,70254416</text:p>
          </table:table-cell>
          <table:table-cell table:number-columns-repeated="3"/>
          <table:table-cell office:value-type="float" office:value="4.7239" calcext:value-type="float">
            <text:p>4,72390000</text:p>
          </table:table-cell>
          <table:table-cell office:value-type="float" office:value="4.70012" calcext:value-type="float">
            <text:p>4,70012000</text:p>
          </table:table-cell>
          <table:table-cell table:number-columns-repeated="8"/>
        </table:table-row>
        <table:table-row table:style-name="ro1">
          <table:table-cell office:value-type="float" office:value="4.74884311923724" calcext:value-type="float">
            <text:p>4,74884312</text:p>
          </table:table-cell>
          <table:table-cell table:number-columns-repeated="4"/>
          <table:table-cell office:value-type="float" office:value="4.74639" calcext:value-type="float">
            <text:p>4,74639000</text:p>
          </table:table-cell>
          <table:table-cell table:number-columns-repeated="8"/>
        </table:table-row>
        <table:table-row table:style-name="ro1">
          <table:table-cell office:value-type="float" office:value="4.79514780419548" calcext:value-type="float">
            <text:p>4,79514780</text:p>
          </table:table-cell>
          <table:table-cell/>
          <table:table-cell office:value-type="float" office:value="4.94926" calcext:value-type="float">
            <text:p>4,94926000</text:p>
          </table:table-cell>
          <table:table-cell office:value-type="float" office:value="4.85938" calcext:value-type="float">
            <text:p>4,85938000</text:p>
          </table:table-cell>
          <table:table-cell office:value-type="float" office:value="4.81692" calcext:value-type="float">
            <text:p>4,81692000</text:p>
          </table:table-cell>
          <table:table-cell office:value-type="float" office:value="4.79267" calcext:value-type="float">
            <text:p>4,79267000</text:p>
          </table:table-cell>
          <table:table-cell table:number-columns-repeated="8"/>
        </table:table-row>
        <table:table-row table:style-name="ro1">
          <table:table-cell office:value-type="float" office:value="4.84145826989365" calcext:value-type="float">
            <text:p>4,84145827</text:p>
          </table:table-cell>
          <table:table-cell table:number-columns-repeated="4"/>
          <table:table-cell office:value-type="float" office:value="4.83896" calcext:value-type="float">
            <text:p>4,83896000</text:p>
          </table:table-cell>
          <table:table-cell table:number-columns-repeated="8"/>
        </table:table-row>
        <table:table-row table:style-name="ro1">
          <table:table-cell office:value-type="float" office:value="4.88777457194857" calcext:value-type="float">
            <text:p>4,88777457</text:p>
          </table:table-cell>
          <table:table-cell table:number-columns-repeated="3"/>
          <table:table-cell office:value-type="float" office:value="4.90997" calcext:value-type="float">
            <text:p>4,90997000</text:p>
          </table:table-cell>
          <table:table-cell office:value-type="float" office:value="4.88525" calcext:value-type="float">
            <text:p>4,88525000</text:p>
          </table:table-cell>
          <table:table-cell table:number-columns-repeated="8"/>
        </table:table-row>
        <table:table-row table:style-name="ro1">
          <table:table-cell office:value-type="float" office:value="4.93409676597794" calcext:value-type="float">
            <text:p>4,93409677</text:p>
          </table:table-cell>
          <table:table-cell table:number-columns-repeated="4"/>
          <table:table-cell office:value-type="float" office:value="4.93155" calcext:value-type="float">
            <text:p>4,93155000</text:p>
          </table:table-cell>
          <table:table-cell table:number-columns-repeated="8"/>
        </table:table-row>
        <table:table-row table:style-name="ro1">
          <table:table-cell office:value-type="float" office:value="4.98042490760047" calcext:value-type="float">
            <text:p>4,98042491</text:p>
          </table:table-cell>
          <table:table-cell table:number-columns-repeated="2"/>
          <table:table-cell office:value-type="float" office:value="5.04714" calcext:value-type="float">
            <text:p>5,04714000</text:p>
          </table:table-cell>
          <table:table-cell office:value-type="float" office:value="5.00304" calcext:value-type="float">
            <text:p>5,00304000</text:p>
          </table:table-cell>
          <table:table-cell office:value-type="float" office:value="4.97786" calcext:value-type="float">
            <text:p>4,97786000</text:p>
          </table:table-cell>
          <table:table-cell table:number-columns-repeated="8"/>
        </table:table-row>
        <table:table-row table:style-name="ro1">
          <table:table-cell office:value-type="float" office:value="5.02675905243574" calcext:value-type="float">
            <text:p>5,02675905</text:p>
          </table:table-cell>
          <table:table-cell table:number-columns-repeated="4"/>
          <table:table-cell office:value-type="float" office:value="5.02417" calcext:value-type="float">
            <text:p>5,02417000</text:p>
          </table:table-cell>
          <table:table-cell table:number-columns-repeated="8"/>
        </table:table-row>
        <table:table-row table:style-name="ro1">
          <table:table-cell office:value-type="float" office:value="5.07309925610435" calcext:value-type="float">
            <text:p>5,07309926</text:p>
          </table:table-cell>
          <table:table-cell table:number-columns-repeated="3"/>
          <table:table-cell office:value-type="float" office:value="5.09614" calcext:value-type="float">
            <text:p>5,09614000</text:p>
          </table:table-cell>
          <table:table-cell office:value-type="float" office:value="5.07048" calcext:value-type="float">
            <text:p>5,07048000</text:p>
          </table:table-cell>
          <table:table-cell table:number-columns-repeated="8"/>
        </table:table-row>
        <table:table-row table:style-name="ro1">
          <table:table-cell office:value-type="float" office:value="5.11944557422785" calcext:value-type="float">
            <text:p>5,11944557</text:p>
          </table:table-cell>
          <table:table-cell table:number-columns-repeated="4"/>
          <table:table-cell office:value-type="float" office:value="5.1168" calcext:value-type="float">
            <text:p>5,11680000</text:p>
          </table:table-cell>
          <table:table-cell table:number-columns-repeated="8"/>
        </table:table-row>
        <table:table-row table:style-name="ro1">
          <table:table-cell office:value-type="float" office:value="5.16579806242876" calcext:value-type="float">
            <text:p>5,16579806</text:p>
          </table:table-cell>
          <table:table-cell office:value-type="float" office:value="5.5435" calcext:value-type="float">
            <text:p>5,543500000</text:p>
          </table:table-cell>
          <table:table-cell office:value-type="float" office:value="5.33182" calcext:value-type="float">
            <text:p>5,33182000</text:p>
          </table:table-cell>
          <table:table-cell office:value-type="float" office:value="5.23499" calcext:value-type="float">
            <text:p>5,23499000</text:p>
          </table:table-cell>
          <table:table-cell office:value-type="float" office:value="5.18926" calcext:value-type="float">
            <text:p>5,18926000</text:p>
          </table:table-cell>
          <table:table-cell office:value-type="float" office:value="5.16313" calcext:value-type="float">
            <text:p>5,16313000</text:p>
          </table:table-cell>
          <table:table-cell table:number-columns-repeated="8"/>
        </table:table-row>
        <table:table-row table:style-name="ro1">
          <table:table-cell office:value-type="float" office:value="5.2121567763306" calcext:value-type="float">
            <text:p>5,21215678</text:p>
          </table:table-cell>
          <table:table-cell table:number-columns-repeated="4"/>
          <table:table-cell office:value-type="float" office:value="5.20947" calcext:value-type="float">
            <text:p>5,20947000</text:p>
          </table:table-cell>
          <table:table-cell table:number-columns-repeated="8"/>
        </table:table-row>
        <table:table-row table:style-name="ro1">
          <table:table-cell office:value-type="float" office:value="5.2585217715579" calcext:value-type="float">
            <text:p>5,25852177</text:p>
          </table:table-cell>
          <table:table-cell table:number-columns-repeated="3"/>
          <table:table-cell office:value-type="float" office:value="5.2824" calcext:value-type="float">
            <text:p>5,28240000</text:p>
          </table:table-cell>
          <table:table-cell office:value-type="float" office:value="5.25581" calcext:value-type="float">
            <text:p>5,25581000</text:p>
          </table:table-cell>
          <table:table-cell table:number-columns-repeated="8"/>
        </table:table-row>
        <table:table-row table:style-name="ro1">
          <table:table-cell office:value-type="float" office:value="5.30489310373615" calcext:value-type="float">
            <text:p>5,30489310</text:p>
          </table:table-cell>
          <table:table-cell table:number-columns-repeated="4"/>
          <table:table-cell office:value-type="float" office:value="5.30216" calcext:value-type="float">
            <text:p>5,30216000</text:p>
          </table:table-cell>
          <table:table-cell table:number-columns-repeated="8"/>
        </table:table-row>
        <table:table-row table:style-name="ro1">
          <table:table-cell office:value-type="float" office:value="5.35127082849185" calcext:value-type="float">
            <text:p>5,35127083</text:p>
          </table:table-cell>
          <table:table-cell table:number-columns-repeated="2"/>
          <table:table-cell office:value-type="float" office:value="5.42295" calcext:value-type="float">
            <text:p>5,42295000</text:p>
          </table:table-cell>
          <table:table-cell office:value-type="float" office:value="5.37557" calcext:value-type="float">
            <text:p>5,37557000</text:p>
          </table:table-cell>
          <table:table-cell office:value-type="float" office:value="5.34851" calcext:value-type="float">
            <text:p>5,34851000</text:p>
          </table:table-cell>
          <table:table-cell table:number-columns-repeated="8"/>
        </table:table-row>
        <table:table-row table:style-name="ro1">
          <table:table-cell office:value-type="float" office:value="5.39765500145257" calcext:value-type="float">
            <text:p>5,39765500</text:p>
          </table:table-cell>
          <table:table-cell table:number-columns-repeated="4"/>
          <table:table-cell office:value-type="float" office:value="5.39487" calcext:value-type="float">
            <text:p>5,39487000</text:p>
          </table:table-cell>
          <table:table-cell table:number-columns-repeated="8"/>
        </table:table-row>
        <table:table-row table:style-name="ro1">
          <table:table-cell office:value-type="float" office:value="5.44404567824687" calcext:value-type="float">
            <text:p>5,44404568</text:p>
          </table:table-cell>
          <table:table-cell table:number-columns-repeated="3"/>
          <table:table-cell office:value-type="float" office:value="5.46877" calcext:value-type="float">
            <text:p>5,46877000</text:p>
          </table:table-cell>
          <table:table-cell office:value-type="float" office:value="5.44124" calcext:value-type="float">
            <text:p>5,44124000</text:p>
          </table:table-cell>
          <table:table-cell table:number-columns-repeated="8"/>
        </table:table-row>
        <table:table-row table:style-name="ro1">
          <table:table-cell office:value-type="float" office:value="5.49044291450436" calcext:value-type="float">
            <text:p>5,49044291</text:p>
          </table:table-cell>
          <table:table-cell table:number-columns-repeated="4"/>
          <table:table-cell office:value-type="float" office:value="5.48761" calcext:value-type="float">
            <text:p>5,48761000</text:p>
          </table:table-cell>
          <table:table-cell table:number-columns-repeated="8"/>
        </table:table-row>
        <table:table-row table:style-name="ro1">
          <table:table-cell office:value-type="float" office:value="5.5368467658557" calcext:value-type="float">
            <text:p>5,53684677</text:p>
          </table:table-cell>
          <table:table-cell/>
          <table:table-cell office:value-type="float" office:value="5.71478" calcext:value-type="float">
            <text:p>5,71478000</text:p>
          </table:table-cell>
          <table:table-cell office:value-type="float" office:value="5.611" calcext:value-type="float">
            <text:p>5,61100000</text:p>
          </table:table-cell>
          <table:table-cell office:value-type="float" office:value="5.56199" calcext:value-type="float">
            <text:p>5,56199000</text:p>
          </table:table-cell>
          <table:table-cell office:value-type="float" office:value="5.53399" calcext:value-type="float">
            <text:p>5,53399000</text:p>
          </table:table-cell>
          <table:table-cell table:number-columns-repeated="8"/>
        </table:table-row>
        <table:table-row table:style-name="ro1">
          <table:table-cell office:value-type="float" office:value="5.5832572879326" calcext:value-type="float">
            <text:p>5,58325729</text:p>
          </table:table-cell>
          <table:table-cell table:number-columns-repeated="4"/>
          <table:table-cell office:value-type="float" office:value="5.58038" calcext:value-type="float">
            <text:p>5,58038000</text:p>
          </table:table-cell>
          <table:table-cell table:number-columns-repeated="8"/>
        </table:table-row>
        <table:table-row table:style-name="ro1">
          <table:table-cell office:value-type="float" office:value="5.62967453636779" calcext:value-type="float">
            <text:p>5,62967454</text:p>
          </table:table-cell>
          <table:table-cell table:number-columns-repeated="3"/>
          <table:table-cell office:value-type="float" office:value="5.65524" calcext:value-type="float">
            <text:p>5,65524000</text:p>
          </table:table-cell>
          <table:table-cell office:value-type="float" office:value="5.62677" calcext:value-type="float">
            <text:p>5,62677000</text:p>
          </table:table-cell>
          <table:table-cell table:number-columns-repeated="8"/>
        </table:table-row>
        <table:table-row table:style-name="ro1">
          <table:table-cell office:value-type="float" office:value="5.67609856679513" calcext:value-type="float">
            <text:p>5,67609857</text:p>
          </table:table-cell>
          <table:table-cell table:number-columns-repeated="4"/>
          <table:table-cell office:value-type="float" office:value="5.67317" calcext:value-type="float">
            <text:p>5,67317000</text:p>
          </table:table-cell>
          <table:table-cell table:number-columns-repeated="8"/>
        </table:table-row>
        <table:table-row table:style-name="ro1">
          <table:table-cell office:value-type="float" office:value="5.72252943484956" calcext:value-type="float">
            <text:p>5,72252943</text:p>
          </table:table-cell>
          <table:table-cell table:number-columns-repeated="2"/>
          <table:table-cell office:value-type="float" office:value="5.79917" calcext:value-type="float">
            <text:p>5,79917000</text:p>
          </table:table-cell>
          <table:table-cell office:value-type="float" office:value="5.74851" calcext:value-type="float">
            <text:p>5,74851000</text:p>
          </table:table-cell>
          <table:table-cell office:value-type="float" office:value="5.71958" calcext:value-type="float">
            <text:p>5,71958000</text:p>
          </table:table-cell>
          <table:table-cell table:number-columns-repeated="8"/>
        </table:table-row>
        <table:table-row table:style-name="ro1">
          <table:table-cell office:value-type="float" office:value="5.76896719616708" calcext:value-type="float">
            <text:p>5,76896720</text:p>
          </table:table-cell>
          <table:table-cell table:number-columns-repeated="4"/>
          <table:table-cell office:value-type="float" office:value="5.76599" calcext:value-type="float">
            <text:p>5,76599000</text:p>
          </table:table-cell>
          <table:table-cell table:number-columns-repeated="8"/>
        </table:table-row>
        <table:table-row table:style-name="ro1">
          <table:table-cell office:value-type="float" office:value="5.8154119063848" calcext:value-type="float">
            <text:p>5,81541191</text:p>
          </table:table-cell>
          <table:table-cell table:number-columns-repeated="3"/>
          <table:table-cell office:value-type="float" office:value="5.84182" calcext:value-type="float">
            <text:p>5,84182000</text:p>
          </table:table-cell>
          <table:table-cell office:value-type="float" office:value="5.81241" calcext:value-type="float">
            <text:p>5,81241000</text:p>
          </table:table-cell>
          <table:table-cell table:number-columns-repeated="8"/>
        </table:table-row>
        <table:table-row table:style-name="ro1">
          <table:table-cell office:value-type="float" office:value="5.86186362114089" calcext:value-type="float">
            <text:p>5,86186362</text:p>
          </table:table-cell>
          <table:table-cell table:number-columns-repeated="4"/>
          <table:table-cell office:value-type="float" office:value="5.85884" calcext:value-type="float">
            <text:p>5,85884000</text:p>
          </table:table-cell>
          <table:table-cell table:number-columns-repeated="8"/>
        </table:table-row>
        <table:table-row table:style-name="ro1">
          <table:table-cell office:value-type="float" office:value="5.9083223960747" calcext:value-type="float">
            <text:p>5,90832240</text:p>
          </table:table-cell>
          <table:table-cell office:value-type="float" office:value="6.34023" calcext:value-type="float">
            <text:p>6,340230000</text:p>
          </table:table-cell>
          <table:table-cell office:value-type="float" office:value="6.09817" calcext:value-type="float">
            <text:p>6,09817000</text:p>
          </table:table-cell>
          <table:table-cell office:value-type="float" office:value="5.98745" calcext:value-type="float">
            <text:p>5,98745000</text:p>
          </table:table-cell>
          <table:table-cell office:value-type="float" office:value="5.93515" calcext:value-type="float">
            <text:p>5,93515000</text:p>
          </table:table-cell>
          <table:table-cell office:value-type="float" office:value="5.90528" calcext:value-type="float">
            <text:p>5,90528000</text:p>
          </table:table-cell>
          <table:table-cell table:number-columns-repeated="8"/>
        </table:table-row>
        <table:table-row table:style-name="ro1">
          <table:table-cell office:value-type="float" office:value="5.95478828682666" calcext:value-type="float">
            <text:p>5,95478829</text:p>
          </table:table-cell>
          <table:table-cell table:number-columns-repeated="4"/>
          <table:table-cell office:value-type="float" office:value="5.95172" calcext:value-type="float">
            <text:p>5,95172000</text:p>
          </table:table-cell>
          <table:table-cell table:number-columns-repeated="8"/>
        </table:table-row>
        <table:table-row table:style-name="ro1">
          <table:table-cell office:value-type="float" office:value="6.00126134903833" calcext:value-type="float">
            <text:p>6,00126135</text:p>
          </table:table-cell>
          <table:table-cell table:number-columns-repeated="3"/>
          <table:table-cell office:value-type="float" office:value="6.02851" calcext:value-type="float">
            <text:p>6,02851000</text:p>
          </table:table-cell>
          <table:table-cell office:value-type="float" office:value="5.99817" calcext:value-type="float">
            <text:p>5,99817000</text:p>
          </table:table-cell>
          <table:table-cell table:number-columns-repeated="8"/>
        </table:table-row>
        <table:table-row table:style-name="ro1">
          <table:table-cell office:value-type="float" office:value="6.04774163835246" calcext:value-type="float">
            <text:p>6,04774164</text:p>
          </table:table-cell>
          <table:table-cell table:number-columns-repeated="4"/>
          <table:table-cell office:value-type="float" office:value="6.04462" calcext:value-type="float">
            <text:p>6,04462000</text:p>
          </table:table-cell>
          <table:table-cell table:number-columns-repeated="8"/>
        </table:table-row>
        <table:table-row table:style-name="ro1">
          <table:table-cell office:value-type="float" office:value="6.09422921041286" calcext:value-type="float">
            <text:p>6,09422921</text:p>
          </table:table-cell>
          <table:table-cell table:number-columns-repeated="2"/>
          <table:table-cell office:value-type="float" office:value="6.17584" calcext:value-type="float">
            <text:p>6,17584000</text:p>
          </table:table-cell>
          <table:table-cell office:value-type="float" office:value="6.1219" calcext:value-type="float">
            <text:p>6,12190000</text:p>
          </table:table-cell>
          <table:table-cell office:value-type="float" office:value="6.09109" calcext:value-type="float">
            <text:p>6,09109000</text:p>
          </table:table-cell>
          <table:table-cell table:number-columns-repeated="8"/>
        </table:table-row>
        <table:table-row table:style-name="ro1">
          <table:table-cell office:value-type="float" office:value="6.14072412086457" calcext:value-type="float">
            <text:p>6,14072412</text:p>
          </table:table-cell>
          <table:table-cell table:number-columns-repeated="4"/>
          <table:table-cell office:value-type="float" office:value="6.13756" calcext:value-type="float">
            <text:p>6,13756000</text:p>
          </table:table-cell>
          <table:table-cell table:number-columns-repeated="8"/>
        </table:table-row>
        <table:table-row table:style-name="ro1">
          <table:table-cell office:value-type="float" office:value="6.18722642535374" calcext:value-type="float">
            <text:p>6,18722643</text:p>
          </table:table-cell>
          <table:table-cell table:number-columns-repeated="3"/>
          <table:table-cell office:value-type="float" office:value="6.21532" calcext:value-type="float">
            <text:p>6,21532000</text:p>
          </table:table-cell>
          <table:table-cell office:value-type="float" office:value="6.18404" calcext:value-type="float">
            <text:p>6,18404000</text:p>
          </table:table-cell>
          <table:table-cell table:number-columns-repeated="8"/>
        </table:table-row>
        <table:table-row table:style-name="ro1">
          <table:table-cell office:value-type="float" office:value="6.23373617952774" calcext:value-type="float">
            <text:p>6,23373618</text:p>
          </table:table-cell>
          <table:table-cell table:number-columns-repeated="4"/>
          <table:table-cell office:value-type="float" office:value="6.23052" calcext:value-type="float">
            <text:p>6,23052000</text:p>
          </table:table-cell>
          <table:table-cell table:number-columns-repeated="8"/>
        </table:table-row>
        <table:table-row table:style-name="ro1">
          <table:table-cell office:value-type="float" office:value="6.28025343903511" calcext:value-type="float">
            <text:p>6,28025344</text:p>
          </table:table-cell>
          <table:table-cell/>
          <table:table-cell office:value-type="float" office:value="6.48204" calcext:value-type="float">
            <text:p>6,48204000</text:p>
          </table:table-cell>
          <table:table-cell office:value-type="float" office:value="6.36435" calcext:value-type="float">
            <text:p>6,36435000</text:p>
          </table:table-cell>
          <table:table-cell office:value-type="float" office:value="6.30877" calcext:value-type="float">
            <text:p>6,30877000</text:p>
          </table:table-cell>
          <table:table-cell office:value-type="float" office:value="6.27701" calcext:value-type="float">
            <text:p>6,27701000</text:p>
          </table:table-cell>
          <table:table-cell table:number-columns-repeated="8"/>
        </table:table-row>
        <table:table-row table:style-name="ro1">
          <table:table-cell office:value-type="float" office:value="6.32677825952551" calcext:value-type="float">
            <text:p>6,32677826</text:p>
          </table:table-cell>
          <table:table-cell table:number-columns-repeated="4"/>
          <table:table-cell office:value-type="float" office:value="6.32352" calcext:value-type="float">
            <text:p>6,32352000</text:p>
          </table:table-cell>
          <table:table-cell table:number-columns-repeated="8"/>
        </table:table-row>
        <table:table-row table:style-name="ro1">
          <table:table-cell office:value-type="float" office:value="6.37331069664989" calcext:value-type="float">
            <text:p>6,37331070</text:p>
          </table:table-cell>
          <table:table-cell table:number-columns-repeated="3"/>
          <table:table-cell office:value-type="float" office:value="6.40224" calcext:value-type="float">
            <text:p>6,40224000</text:p>
          </table:table-cell>
          <table:table-cell office:value-type="float" office:value="6.37002" calcext:value-type="float">
            <text:p>6,37002000</text:p>
          </table:table-cell>
          <table:table-cell table:number-columns-repeated="8"/>
        </table:table-row>
        <table:table-row table:style-name="ro1">
          <table:table-cell office:value-type="float" office:value="6.41985080606036" calcext:value-type="float">
            <text:p>6,41985081</text:p>
          </table:table-cell>
          <table:table-cell table:number-columns-repeated="4"/>
          <table:table-cell office:value-type="float" office:value="6.41654" calcext:value-type="float">
            <text:p>6,41654000</text:p>
          </table:table-cell>
          <table:table-cell table:number-columns-repeated="8"/>
        </table:table-row>
        <table:table-row table:style-name="ro1">
          <table:table-cell office:value-type="float" office:value="6.46639864341024" calcext:value-type="float">
            <text:p>6,46639864</text:p>
          </table:table-cell>
          <table:table-cell table:number-columns-repeated="2"/>
          <table:table-cell office:value-type="float" office:value="6.55299" calcext:value-type="float">
            <text:p>6,55299000</text:p>
          </table:table-cell>
          <table:table-cell office:value-type="float" office:value="6.49575" calcext:value-type="float">
            <text:p>6,49575000</text:p>
          </table:table-cell>
          <table:table-cell office:value-type="float" office:value="6.46306" calcext:value-type="float">
            <text:p>6,46306000</text:p>
          </table:table-cell>
          <table:table-cell table:number-columns-repeated="8"/>
        </table:table-row>
        <table:table-row table:style-name="ro1">
          <table:table-cell office:value-type="float" office:value="6.5129542643541" calcext:value-type="float">
            <text:p>6,51295426</text:p>
          </table:table-cell>
          <table:table-cell table:number-columns-repeated="4"/>
          <table:table-cell office:value-type="float" office:value="6.5096" calcext:value-type="float">
            <text:p>6,50960000</text:p>
          </table:table-cell>
          <table:table-cell table:number-columns-repeated="8"/>
        </table:table-row>
        <table:table-row table:style-name="ro1">
          <table:table-cell office:value-type="float" office:value="6.55951772454769" calcext:value-type="float">
            <text:p>6,55951772</text:p>
          </table:table-cell>
          <table:table-cell table:number-columns-repeated="3"/>
          <table:table-cell office:value-type="float" office:value="6.5893" calcext:value-type="float">
            <text:p>6,58930000</text:p>
          </table:table-cell>
          <table:table-cell office:value-type="float" office:value="6.55613" calcext:value-type="float">
            <text:p>6,55613000</text:p>
          </table:table-cell>
          <table:table-cell table:number-columns-repeated="8"/>
        </table:table-row>
        <table:table-row table:style-name="ro1">
          <table:table-cell office:value-type="float" office:value="6.60608907964805" calcext:value-type="float">
            <text:p>6,60608908</text:p>
          </table:table-cell>
          <table:table-cell table:number-columns-repeated="4"/>
          <table:table-cell office:value-type="float" office:value="6.60268" calcext:value-type="float">
            <text:p>6,60268000</text:p>
          </table:table-cell>
          <table:table-cell table:number-columns-repeated="8"/>
        </table:table-row>
        <table:table-row table:style-name="ro1">
          <table:table-cell office:value-type="float" office:value="6.65266838531345" calcext:value-type="float">
            <text:p>6,65266839</text:p>
          </table:table-cell>
          <table:table-cell office:value-type="float" office:value="7.13889" calcext:value-type="float">
            <text:p>7,138890000</text:p>
          </table:table-cell>
          <table:table-cell office:value-type="float" office:value="6.8664" calcext:value-type="float">
            <text:p>6,86640000</text:p>
          </table:table-cell>
          <table:table-cell office:value-type="float" office:value="6.74175" calcext:value-type="float">
            <text:p>6,74175000</text:p>
          </table:table-cell>
          <table:table-cell office:value-type="float" office:value="6.68287" calcext:value-type="float">
            <text:p>6,68287000</text:p>
          </table:table-cell>
          <table:table-cell office:value-type="float" office:value="6.64924" calcext:value-type="float">
            <text:p>6,64924000</text:p>
          </table:table-cell>
          <table:table-cell table:number-columns-repeated="8"/>
        </table:table-row>
        <table:table-row table:style-name="ro1">
          <table:table-cell office:value-type="float" office:value="6.69925569720342" calcext:value-type="float">
            <text:p>6,69925570</text:p>
          </table:table-cell>
          <table:table-cell table:number-columns-repeated="4"/>
          <table:table-cell office:value-type="float" office:value="6.6958" calcext:value-type="float">
            <text:p>6,69580000</text:p>
          </table:table-cell>
          <table:table-cell table:number-columns-repeated="8"/>
        </table:table-row>
        <table:table-row table:style-name="ro1">
          <table:table-cell office:value-type="float" office:value="6.74585107097871" calcext:value-type="float">
            <text:p>6,74585107</text:p>
          </table:table-cell>
          <table:table-cell table:number-columns-repeated="3"/>
          <table:table-cell office:value-type="float" office:value="6.77647" calcext:value-type="float">
            <text:p>6,77647000</text:p>
          </table:table-cell>
          <table:table-cell office:value-type="float" office:value="6.74237" calcext:value-type="float">
            <text:p>6,74237000</text:p>
          </table:table-cell>
          <table:table-cell table:number-columns-repeated="8"/>
        </table:table-row>
        <table:table-row table:style-name="ro1">
          <table:table-cell office:value-type="float" office:value="6.79245456230137" calcext:value-type="float">
            <text:p>6,79245456</text:p>
          </table:table-cell>
          <table:table-cell table:number-columns-repeated="4"/>
          <table:table-cell office:value-type="float" office:value="6.78895" calcext:value-type="float">
            <text:p>6,78895000</text:p>
          </table:table-cell>
          <table:table-cell table:number-columns-repeated="8"/>
        </table:table-row>
        <table:table-row table:style-name="ro1">
          <table:table-cell office:value-type="float" office:value="6.83906622683474" calcext:value-type="float">
            <text:p>6,83906623</text:p>
          </table:table-cell>
          <table:table-cell table:number-columns-repeated="2"/>
          <table:table-cell office:value-type="float" office:value="6.93064" calcext:value-type="float">
            <text:p>6,93064000</text:p>
          </table:table-cell>
          <table:table-cell office:value-type="float" office:value="6.87011" calcext:value-type="float">
            <text:p>6,87011000</text:p>
          </table:table-cell>
          <table:table-cell office:value-type="float" office:value="6.83554" calcext:value-type="float">
            <text:p>6,83554000</text:p>
          </table:table-cell>
          <table:table-cell table:number-columns-repeated="8"/>
        </table:table-row>
        <table:table-row table:style-name="ro1">
          <table:table-cell office:value-type="float" office:value="6.8856861202435" calcext:value-type="float">
            <text:p>6,88568612</text:p>
          </table:table-cell>
          <table:table-cell table:number-columns-repeated="4"/>
          <table:table-cell office:value-type="float" office:value="6.88214" calcext:value-type="float">
            <text:p>6,88214000</text:p>
          </table:table-cell>
          <table:table-cell table:number-columns-repeated="8"/>
        </table:table-row>
        <table:table-row table:style-name="ro1">
          <table:table-cell office:value-type="float" office:value="6.93231429819346" calcext:value-type="float">
            <text:p>6,93231430</text:p>
          </table:table-cell>
          <table:table-cell table:number-columns-repeated="3"/>
          <table:table-cell office:value-type="float" office:value="6.96378" calcext:value-type="float">
            <text:p>6,96378000</text:p>
          </table:table-cell>
          <table:table-cell office:value-type="float" office:value="6.92874" calcext:value-type="float">
            <text:p>6,92874000</text:p>
          </table:table-cell>
          <table:table-cell table:number-columns-repeated="8"/>
        </table:table-row>
        <table:table-row table:style-name="ro1">
          <table:table-cell office:value-type="float" office:value="6.97895081635188" calcext:value-type="float">
            <text:p>6,97895082</text:p>
          </table:table-cell>
          <table:table-cell table:number-columns-repeated="4"/>
          <table:table-cell office:value-type="float" office:value="6.97535" calcext:value-type="float">
            <text:p>6,97535000</text:p>
          </table:table-cell>
          <table:table-cell table:number-columns-repeated="8"/>
        </table:table-row>
        <table:table-row table:style-name="ro1">
          <table:table-cell office:value-type="float" office:value="7.02559573038733" calcext:value-type="float">
            <text:p>7,02559573</text:p>
          </table:table-cell>
          <table:table-cell/>
          <table:table-cell office:value-type="float" office:value="7.25129" calcext:value-type="float">
            <text:p>7,25129000</text:p>
          </table:table-cell>
          <table:table-cell office:value-type="float" office:value="7.11966" calcext:value-type="float">
            <text:p>7,11966000</text:p>
          </table:table-cell>
          <table:table-cell office:value-type="float" office:value="7.05749" calcext:value-type="float">
            <text:p>7,05749000</text:p>
          </table:table-cell>
          <table:table-cell office:value-type="float" office:value="7.02197" calcext:value-type="float">
            <text:p>7,02197000</text:p>
          </table:table-cell>
          <table:table-cell table:number-columns-repeated="8"/>
        </table:table-row>
        <table:table-row table:style-name="ro1">
          <table:table-cell office:value-type="float" office:value="7.07224909596963" calcext:value-type="float">
            <text:p>7,07224910</text:p>
          </table:table-cell>
          <table:table-cell table:number-columns-repeated="4"/>
          <table:table-cell office:value-type="float" office:value="7.0686" calcext:value-type="float">
            <text:p>7,06860000</text:p>
          </table:table-cell>
          <table:table-cell table:number-columns-repeated="8"/>
        </table:table-row>
        <table:table-row table:style-name="ro1">
          <table:table-cell office:value-type="float" office:value="7.11891096876998" calcext:value-type="float">
            <text:p>7,11891097</text:p>
          </table:table-cell>
          <table:table-cell table:number-columns-repeated="3"/>
          <table:table-cell office:value-type="float" office:value="7.15122" calcext:value-type="float">
            <text:p>7,15122000</text:p>
          </table:table-cell>
          <table:table-cell office:value-type="float" office:value="7.11524" calcext:value-type="float">
            <text:p>7,11524000</text:p>
          </table:table-cell>
          <table:table-cell table:number-columns-repeated="8"/>
        </table:table-row>
        <table:table-row table:style-name="ro1">
          <table:table-cell office:value-type="float" office:value="7.16558140446087" calcext:value-type="float">
            <text:p>7,16558140</text:p>
          </table:table-cell>
          <table:table-cell table:number-columns-repeated="4"/>
          <table:table-cell office:value-type="float" office:value="7.16189" calcext:value-type="float">
            <text:p>7,16189000</text:p>
          </table:table-cell>
          <table:table-cell table:number-columns-repeated="8"/>
        </table:table-row>
        <table:table-row table:style-name="ro1">
          <table:table-cell office:value-type="float" office:value="7.21226045871616" calcext:value-type="float">
            <text:p>7,21226046</text:p>
          </table:table-cell>
          <table:table-cell table:number-columns-repeated="2"/>
          <table:table-cell office:value-type="float" office:value="7.30882" calcext:value-type="float">
            <text:p>7,30882000</text:p>
          </table:table-cell>
          <table:table-cell office:value-type="float" office:value="7.245" calcext:value-type="float">
            <text:p>7,24500000</text:p>
          </table:table-cell>
          <table:table-cell office:value-type="float" office:value="7.20854" calcext:value-type="float">
            <text:p>7,20854000</text:p>
          </table:table-cell>
          <table:table-cell table:number-columns-repeated="8"/>
        </table:table-row>
        <table:table-row table:style-name="ro1">
          <table:table-cell office:value-type="float" office:value="7.25894818721105" calcext:value-type="float">
            <text:p>7,25894819</text:p>
          </table:table-cell>
          <table:table-cell table:number-columns-repeated="4"/>
          <table:table-cell office:value-type="float" office:value="7.25521" calcext:value-type="float">
            <text:p>7,25521000</text:p>
          </table:table-cell>
          <table:table-cell table:number-columns-repeated="8"/>
        </table:table-row>
        <table:table-row table:style-name="ro1">
          <table:table-cell office:value-type="float" office:value="7.30564464562216" calcext:value-type="float">
            <text:p>7,30564465</text:p>
          </table:table-cell>
          <table:table-cell table:number-columns-repeated="3"/>
          <table:table-cell office:value-type="float" office:value="7.3388" calcext:value-type="float">
            <text:p>7,33880000</text:p>
          </table:table-cell>
          <table:table-cell office:value-type="float" office:value="7.30188" calcext:value-type="float">
            <text:p>7,30188000</text:p>
          </table:table-cell>
          <table:table-cell table:number-columns-repeated="8"/>
        </table:table-row>
        <table:table-row table:style-name="ro1">
          <table:table-cell office:value-type="float" office:value="7.3523498896274" calcext:value-type="float">
            <text:p>7,35234989</text:p>
          </table:table-cell>
          <table:table-cell table:number-columns-repeated="4"/>
          <table:table-cell office:value-type="float" office:value="7.34856" calcext:value-type="float">
            <text:p>7,34856000</text:p>
          </table:table-cell>
          <table:table-cell table:number-columns-repeated="8"/>
        </table:table-row>
        <table:table-row table:style-name="ro1">
          <table:table-cell office:value-type="float" office:value="7.3990639749061" calcext:value-type="float">
            <text:p>7,39906397</text:p>
          </table:table-cell>
          <table:table-cell office:value-type="float" office:value="7.93976" calcext:value-type="float">
            <text:p>7,939760000</text:p>
          </table:table-cell>
          <table:table-cell office:value-type="float" office:value="7.63673" calcext:value-type="float">
            <text:p>7,63673000</text:p>
          </table:table-cell>
          <table:table-cell office:value-type="float" office:value="7.49812" calcext:value-type="float">
            <text:p>7,49812000</text:p>
          </table:table-cell>
          <table:table-cell office:value-type="float" office:value="7.43265" calcext:value-type="float">
            <text:p>7,43265000</text:p>
          </table:table-cell>
          <table:table-cell office:value-type="float" office:value="7.39525" calcext:value-type="float">
            <text:p>7,39525000</text:p>
          </table:table-cell>
          <table:table-cell table:number-columns-repeated="8"/>
        </table:table-row>
        <table:table-row table:style-name="ro1">
          <table:table-cell office:value-type="float" office:value="7.44578695713894" calcext:value-type="float">
            <text:p>7,44578696</text:p>
          </table:table-cell>
          <table:table-cell table:number-columns-repeated="4"/>
          <table:table-cell office:value-type="float" office:value="7.44195" calcext:value-type="float">
            <text:p>7,44195000</text:p>
          </table:table-cell>
          <table:table-cell table:number-columns-repeated="8"/>
        </table:table-row>
        <table:table-row table:style-name="ro1">
          <table:table-cell office:value-type="float" office:value="7.49251889200806" calcext:value-type="float">
            <text:p>7,49251889</text:p>
          </table:table-cell>
          <table:table-cell table:number-columns-repeated="3"/>
          <table:table-cell office:value-type="float" office:value="7.52652" calcext:value-type="float">
            <text:p>7,52652000</text:p>
          </table:table-cell>
          <table:table-cell office:value-type="float" office:value="7.48866" calcext:value-type="float">
            <text:p>7,48866000</text:p>
          </table:table-cell>
          <table:table-cell table:number-columns-repeated="8"/>
        </table:table-row>
        <table:table-row table:style-name="ro1">
          <table:table-cell office:value-type="float" office:value="7.53925983519687" calcext:value-type="float">
            <text:p>7,53925984</text:p>
          </table:table-cell>
          <table:table-cell table:number-columns-repeated="4"/>
          <table:table-cell office:value-type="float" office:value="7.53537" calcext:value-type="float">
            <text:p>7,53537000</text:p>
          </table:table-cell>
          <table:table-cell table:number-columns-repeated="8"/>
        </table:table-row>
        <table:table-row table:style-name="ro1">
          <table:table-cell office:value-type="float" office:value="7.58600984239035" calcext:value-type="float">
            <text:p>7,58600984</text:p>
          </table:table-cell>
          <table:table-cell table:number-columns-repeated="2"/>
          <table:table-cell office:value-type="float" office:value="7.68756" calcext:value-type="float">
            <text:p>7,68756000</text:p>
          </table:table-cell>
          <table:table-cell office:value-type="float" office:value="7.62044" calcext:value-type="float">
            <text:p>7,62044000</text:p>
          </table:table-cell>
          <table:table-cell office:value-type="float" office:value="7.5821" calcext:value-type="float">
            <text:p>7,58210000</text:p>
          </table:table-cell>
          <table:table-cell table:number-columns-repeated="8"/>
        </table:table-row>
        <table:table-row table:style-name="ro1">
          <table:table-cell office:value-type="float" office:value="7.63276896927485" calcext:value-type="float">
            <text:p>7,63276897</text:p>
          </table:table-cell>
          <table:table-cell table:number-columns-repeated="4"/>
          <table:table-cell office:value-type="float" office:value="7.62883" calcext:value-type="float">
            <text:p>7,62883000</text:p>
          </table:table-cell>
          <table:table-cell table:number-columns-repeated="8"/>
        </table:table-row>
        <table:table-row table:style-name="ro1">
          <table:table-cell office:value-type="float" office:value="7.67953727153804" calcext:value-type="float">
            <text:p>7,67953727</text:p>
          </table:table-cell>
          <table:table-cell table:number-columns-repeated="3"/>
          <table:table-cell office:value-type="float" office:value="7.71439" calcext:value-type="float">
            <text:p>7,71439000</text:p>
          </table:table-cell>
          <table:table-cell office:value-type="float" office:value="7.67558" calcext:value-type="float">
            <text:p>7,67558000</text:p>
          </table:table-cell>
          <table:table-cell table:number-columns-repeated="8"/>
        </table:table-row>
        <table:table-row table:style-name="ro1">
          <table:table-cell office:value-type="float" office:value="7.72631480486916" calcext:value-type="float">
            <text:p>7,72631480</text:p>
          </table:table-cell>
          <table:table-cell table:number-columns-repeated="4"/>
          <table:table-cell office:value-type="float" office:value="7.72233" calcext:value-type="float">
            <text:p>7,72233000</text:p>
          </table:table-cell>
          <table:table-cell table:number-columns-repeated="8"/>
        </table:table-row>
        <table:table-row table:style-name="ro1">
          <table:table-cell office:value-type="float" office:value="7.7731016249588" calcext:value-type="float">
            <text:p>7,77310162</text:p>
          </table:table-cell>
          <table:table-cell/>
          <table:table-cell office:value-type="float" office:value="8.02275" calcext:value-type="float">
            <text:p>8,02275000</text:p>
          </table:table-cell>
          <table:table-cell office:value-type="float" office:value="7.87715" calcext:value-type="float">
            <text:p>7,87715000</text:p>
          </table:table-cell>
          <table:table-cell office:value-type="float" office:value="7.80838" calcext:value-type="float">
            <text:p>7,80838000</text:p>
          </table:table-cell>
          <table:table-cell office:value-type="float" office:value="7.76909" calcext:value-type="float">
            <text:p>7,76909000</text:p>
          </table:table-cell>
          <table:table-cell table:number-columns-repeated="8"/>
        </table:table-row>
        <table:table-row table:style-name="ro1">
          <table:table-cell office:value-type="float" office:value="7.81989778749905" calcext:value-type="float">
            <text:p>7,81989779</text:p>
          </table:table-cell>
          <table:table-cell table:number-columns-repeated="4"/>
          <table:table-cell office:value-type="float" office:value="7.81587" calcext:value-type="float">
            <text:p>7,81587000</text:p>
          </table:table-cell>
          <table:table-cell table:number-columns-repeated="8"/>
        </table:table-row>
        <table:table-row table:style-name="ro1">
          <table:table-cell office:value-type="float" office:value="7.86670334818342" calcext:value-type="float">
            <text:p>7,86670335</text:p>
          </table:table-cell>
          <table:table-cell table:number-columns-repeated="3"/>
          <table:table-cell office:value-type="float" office:value="7.9024" calcext:value-type="float">
            <text:p>7,90240000</text:p>
          </table:table-cell>
          <table:table-cell office:value-type="float" office:value="7.86265" calcext:value-type="float">
            <text:p>7,86265000</text:p>
          </table:table-cell>
          <table:table-cell table:number-columns-repeated="8"/>
        </table:table-row>
        <table:table-row table:style-name="ro1">
          <table:table-cell office:value-type="float" office:value="7.91351836270694" calcext:value-type="float">
            <text:p>7,91351836</text:p>
          </table:table-cell>
          <table:table-cell table:number-columns-repeated="4"/>
          <table:table-cell office:value-type="float" office:value="7.90944" calcext:value-type="float">
            <text:p>7,90944000</text:p>
          </table:table-cell>
          <table:table-cell table:number-columns-repeated="8"/>
        </table:table-row>
        <table:table-row table:style-name="ro1">
          <table:table-cell office:value-type="float" office:value="7.96034288676604" calcext:value-type="float">
            <text:p>7,96034289</text:p>
          </table:table-cell>
          <table:table-cell table:number-columns-repeated="2"/>
          <table:table-cell office:value-type="float" office:value="8.06689" calcext:value-type="float">
            <text:p>8,06689000</text:p>
          </table:table-cell>
          <table:table-cell office:value-type="float" office:value="7.99647" calcext:value-type="float">
            <text:p>7,99647000</text:p>
          </table:table-cell>
          <table:table-cell office:value-type="float" office:value="7.95624" calcext:value-type="float">
            <text:p>7,95624000</text:p>
          </table:table-cell>
          <table:table-cell table:number-columns-repeated="8"/>
        </table:table-row>
        <table:table-row table:style-name="ro1">
          <table:table-cell office:value-type="float" office:value="8.00717697605866" calcext:value-type="float">
            <text:p>8,00717698</text:p>
          </table:table-cell>
          <table:table-cell table:number-columns-repeated="4"/>
          <table:table-cell office:value-type="float" office:value="8.00305" calcext:value-type="float">
            <text:p>8,00305000</text:p>
          </table:table-cell>
          <table:table-cell table:number-columns-repeated="8"/>
        </table:table-row>
        <table:table-row table:style-name="ro1">
          <table:table-cell office:value-type="float" office:value="8.05402068628422" calcext:value-type="float">
            <text:p>8,05402069</text:p>
          </table:table-cell>
          <table:table-cell table:number-columns-repeated="3"/>
          <table:table-cell office:value-type="float" office:value="8.09057" calcext:value-type="float">
            <text:p>8,09057000</text:p>
          </table:table-cell>
          <table:table-cell office:value-type="float" office:value="8.04987" calcext:value-type="float">
            <text:p>8,04987000</text:p>
          </table:table-cell>
          <table:table-cell table:number-columns-repeated="8"/>
        </table:table-row>
        <table:table-row table:style-name="ro1">
          <table:table-cell office:value-type="float" office:value="8.10087407314367" calcext:value-type="float">
            <text:p>8,10087407</text:p>
          </table:table-cell>
          <table:table-cell table:number-columns-repeated="4"/>
          <table:table-cell office:value-type="float" office:value="8.0967" calcext:value-type="float">
            <text:p>8,09670000</text:p>
          </table:table-cell>
          <table:table-cell table:number-columns-repeated="8"/>
        </table:table-row>
        <table:table-row table:style-name="ro1">
          <table:table-cell office:value-type="float" office:value="8.14773719233948" calcext:value-type="float">
            <text:p>8,14773719</text:p>
          </table:table-cell>
          <table:table-cell office:value-type="float" office:value="8.74311" calcext:value-type="float">
            <text:p>8,743110000</text:p>
          </table:table-cell>
          <table:table-cell office:value-type="float" office:value="8.40939" calcext:value-type="float">
            <text:p>8,40939000</text:p>
          </table:table-cell>
          <table:table-cell office:value-type="float" office:value="8.25679" calcext:value-type="float">
            <text:p>8,25679000</text:p>
          </table:table-cell>
          <table:table-cell office:value-type="float" office:value="8.18471" calcext:value-type="float">
            <text:p>8,18471000</text:p>
          </table:table-cell>
          <table:table-cell office:value-type="float" office:value="8.14354" calcext:value-type="float">
            <text:p>8,14354000</text:p>
          </table:table-cell>
          <table:table-cell table:number-columns-repeated="8"/>
        </table:table-row>
        <table:table-row table:style-name="ro1">
          <table:table-cell office:value-type="float" office:value="8.19461009957553" calcext:value-type="float">
            <text:p>8,19461010</text:p>
          </table:table-cell>
          <table:table-cell table:number-columns-repeated="4"/>
          <table:table-cell office:value-type="float" office:value="8.19039" calcext:value-type="float">
            <text:p>8,19039000</text:p>
          </table:table-cell>
          <table:table-cell table:number-columns-repeated="8"/>
        </table:table-row>
        <table:table-row table:style-name="ro1">
          <table:table-cell office:value-type="float" office:value="8.24149285055732" calcext:value-type="float">
            <text:p>8,24149285</text:p>
          </table:table-cell>
          <table:table-cell table:number-columns-repeated="3"/>
          <table:table-cell office:value-type="float" office:value="8.27889" calcext:value-type="float">
            <text:p>8,27889000</text:p>
          </table:table-cell>
          <table:table-cell office:value-type="float" office:value="8.23724" calcext:value-type="float">
            <text:p>8,23724000</text:p>
          </table:table-cell>
          <table:table-cell table:number-columns-repeated="8"/>
        </table:table-row>
        <table:table-row table:style-name="ro1">
          <table:table-cell office:value-type="float" office:value="8.28838550099182" calcext:value-type="float">
            <text:p>8,28838550</text:p>
          </table:table-cell>
          <table:table-cell table:number-columns-repeated="4"/>
          <table:table-cell office:value-type="float" office:value="8.28411" calcext:value-type="float">
            <text:p>8,28411000</text:p>
          </table:table-cell>
          <table:table-cell table:number-columns-repeated="8"/>
        </table:table-row>
        <table:table-row table:style-name="ro1">
          <table:table-cell office:value-type="float" office:value="8.33528810658758" calcext:value-type="float">
            <text:p>8,33528811</text:p>
          </table:table-cell>
          <table:table-cell table:number-columns-repeated="2"/>
          <table:table-cell office:value-type="float" office:value="8.44684" calcext:value-type="float">
            <text:p>8,44684000</text:p>
          </table:table-cell>
          <table:table-cell office:value-type="float" office:value="8.37311" calcext:value-type="float">
            <text:p>8,37311000</text:p>
          </table:table-cell>
          <table:table-cell office:value-type="float" office:value="8.33099" calcext:value-type="float">
            <text:p>8,33099000</text:p>
          </table:table-cell>
          <table:table-cell table:number-columns-repeated="8"/>
        </table:table-row>
        <table:table-row table:style-name="ro1">
          <table:table-cell office:value-type="float" office:value="8.38220072305465" calcext:value-type="float">
            <text:p>8,38220072</text:p>
          </table:table-cell>
          <table:table-cell table:number-columns-repeated="4"/>
          <table:table-cell office:value-type="float" office:value="8.37788" calcext:value-type="float">
            <text:p>8,37788000</text:p>
          </table:table-cell>
          <table:table-cell table:number-columns-repeated="8"/>
        </table:table-row>
        <table:table-row table:style-name="ro1">
          <table:table-cell office:value-type="float" office:value="8.42912340610466" calcext:value-type="float">
            <text:p>8,42912341</text:p>
          </table:table-cell>
          <table:table-cell table:number-columns-repeated="3"/>
          <table:table-cell office:value-type="float" office:value="8.46737" calcext:value-type="float">
            <text:p>8,46737000</text:p>
          </table:table-cell>
          <table:table-cell office:value-type="float" office:value="8.42478" calcext:value-type="float">
            <text:p>8,42478000</text:p>
          </table:table-cell>
          <table:table-cell table:number-columns-repeated="8"/>
        </table:table-row>
        <table:table-row table:style-name="ro1">
          <table:table-cell office:value-type="float" office:value="8.4760562114508" calcext:value-type="float">
            <text:p>8,47605621</text:p>
          </table:table-cell>
          <table:table-cell table:number-columns-repeated="4"/>
          <table:table-cell office:value-type="float" office:value="8.47169" calcext:value-type="float">
            <text:p>8,47169000</text:p>
          </table:table-cell>
          <table:table-cell table:number-columns-repeated="8"/>
        </table:table-row>
        <table:table-row table:style-name="ro1">
          <table:table-cell office:value-type="float" office:value="8.52299919480785" calcext:value-type="float">
            <text:p>8,52299919</text:p>
          </table:table-cell>
          <table:table-cell/>
          <table:table-cell office:value-type="float" office:value="8.79667" calcext:value-type="float">
            <text:p>8,79667000</text:p>
          </table:table-cell>
          <table:table-cell office:value-type="float" office:value="8.63706" calcext:value-type="float">
            <text:p>8,63706000</text:p>
          </table:table-cell>
          <table:table-cell office:value-type="float" office:value="8.56167" calcext:value-type="float">
            <text:p>8,56167000</text:p>
          </table:table-cell>
          <table:table-cell office:value-type="float" office:value="8.51861" calcext:value-type="float">
            <text:p>8,51861000</text:p>
          </table:table-cell>
          <table:table-cell table:number-columns-repeated="8"/>
        </table:table-row>
        <table:table-row table:style-name="ro1">
          <table:table-cell office:value-type="float" office:value="8.56995241189205" calcext:value-type="float">
            <text:p>8,56995241</text:p>
          </table:table-cell>
          <table:table-cell table:number-columns-repeated="4"/>
          <table:table-cell office:value-type="float" office:value="8.56553" calcext:value-type="float">
            <text:p>8,56553000</text:p>
          </table:table-cell>
          <table:table-cell table:number-columns-repeated="8"/>
        </table:table-row>
        <table:table-row table:style-name="ro1">
          <table:table-cell office:value-type="float" office:value="8.61691591842135" calcext:value-type="float">
            <text:p>8,61691592</text:p>
          </table:table-cell>
          <table:table-cell table:number-columns-repeated="3"/>
          <table:table-cell office:value-type="float" office:value="8.65601" calcext:value-type="float">
            <text:p>8,65601000</text:p>
          </table:table-cell>
          <table:table-cell office:value-type="float" office:value="8.61247" calcext:value-type="float">
            <text:p>8,61247000</text:p>
          </table:table-cell>
          <table:table-cell table:number-columns-repeated="8"/>
        </table:table-row>
        <table:table-row table:style-name="ro1">
          <table:table-cell office:value-type="float" office:value="8.66388977011524" calcext:value-type="float">
            <text:p>8,66388977</text:p>
          </table:table-cell>
          <table:table-cell table:number-columns-repeated="4"/>
          <table:table-cell office:value-type="float" office:value="8.65942" calcext:value-type="float">
            <text:p>8,65942000</text:p>
          </table:table-cell>
          <table:table-cell table:number-columns-repeated="8"/>
        </table:table-row>
        <table:table-row table:style-name="ro1">
          <table:table-cell office:value-type="float" office:value="8.7108740226948" calcext:value-type="float">
            <text:p>8,71087402</text:p>
          </table:table-cell>
          <table:table-cell table:number-columns-repeated="2"/>
          <table:table-cell office:value-type="float" office:value="8.82744" calcext:value-type="float">
            <text:p>8,82744000</text:p>
          </table:table-cell>
          <table:table-cell office:value-type="float" office:value="8.75039" calcext:value-type="float">
            <text:p>8,75039000</text:p>
          </table:table-cell>
          <table:table-cell office:value-type="float" office:value="8.70638" calcext:value-type="float">
            <text:p>8,70638000</text:p>
          </table:table-cell>
          <table:table-cell table:number-columns-repeated="8"/>
        </table:table-row>
        <table:table-row table:style-name="ro1">
          <table:table-cell office:value-type="float" office:value="8.75786873188272" calcext:value-type="float">
            <text:p>8,75786873</text:p>
          </table:table-cell>
          <table:table-cell table:number-columns-repeated="4"/>
          <table:table-cell office:value-type="float" office:value="8.75335" calcext:value-type="float">
            <text:p>8,75335000</text:p>
          </table:table-cell>
          <table:table-cell table:number-columns-repeated="8"/>
        </table:table-row>
        <table:table-row table:style-name="ro1">
          <table:table-cell office:value-type="float" office:value="8.80487395340329" calcext:value-type="float">
            <text:p>8,80487395</text:p>
          </table:table-cell>
          <table:table-cell table:number-columns-repeated="3"/>
          <table:table-cell office:value-type="float" office:value="8.84482" calcext:value-type="float">
            <text:p>8,84482000</text:p>
          </table:table-cell>
          <table:table-cell office:value-type="float" office:value="8.80034" calcext:value-type="float">
            <text:p>8,80034000</text:p>
          </table:table-cell>
          <table:table-cell table:number-columns-repeated="8"/>
        </table:table-row>
        <table:table-row table:style-name="ro1">
          <table:table-cell office:value-type="float" office:value="8.85188974298248" calcext:value-type="float">
            <text:p>8,85188974</text:p>
          </table:table-cell>
          <table:table-cell table:number-columns-repeated="4"/>
          <table:table-cell office:value-type="float" office:value="8.84733" calcext:value-type="float">
            <text:p>8,84733000</text:p>
          </table:table-cell>
          <table:table-cell table:number-columns-repeated="8"/>
        </table:table-row>
        <table:table-row table:style-name="ro1">
          <table:table-cell office:value-type="float" office:value="8.89891615634783" calcext:value-type="float">
            <text:p>8,89891616</text:p>
          </table:table-cell>
          <table:table-cell office:value-type="float" office:value="9.54916" calcext:value-type="float">
            <text:p>9,549160000</text:p>
          </table:table-cell>
          <table:table-cell office:value-type="float" office:value="9.18462" calcext:value-type="float">
            <text:p>9,18462000</text:p>
          </table:table-cell>
          <table:table-cell office:value-type="float" office:value="9.01799" calcext:value-type="float">
            <text:p>9,01799000</text:p>
          </table:table-cell>
          <table:table-cell office:value-type="float" office:value="8.93929" calcext:value-type="float">
            <text:p>8,93929000</text:p>
          </table:table-cell>
          <table:table-cell office:value-type="float" office:value="8.89433" calcext:value-type="float">
            <text:p>8,89433000</text:p>
          </table:table-cell>
          <table:table-cell table:number-columns-repeated="8"/>
        </table:table-row>
        <table:table-row table:style-name="ro1">
          <table:table-cell office:value-type="float" office:value="8.9459532492285" calcext:value-type="float">
            <text:p>8,94595325</text:p>
          </table:table-cell>
          <table:table-cell table:number-columns-repeated="4"/>
          <table:table-cell office:value-type="float" office:value="8.94134" calcext:value-type="float">
            <text:p>8,94134000</text:p>
          </table:table-cell>
          <table:table-cell table:number-columns-repeated="8"/>
        </table:table-row>
        <table:table-row table:style-name="ro1">
          <table:table-cell office:value-type="float" office:value="8.99300107735535" calcext:value-type="float">
            <text:p>8,99300108</text:p>
          </table:table-cell>
          <table:table-cell table:number-columns-repeated="3"/>
          <table:table-cell office:value-type="float" office:value="9.0338" calcext:value-type="float">
            <text:p>9,03380000</text:p>
          </table:table-cell>
          <table:table-cell office:value-type="float" office:value="8.98837" calcext:value-type="float">
            <text:p>8,98837000</text:p>
          </table:table-cell>
          <table:table-cell table:number-columns-repeated="8"/>
        </table:table-row>
        <table:table-row table:style-name="ro1">
          <table:table-cell office:value-type="float" office:value="9.04005969646087" calcext:value-type="float">
            <text:p>9,04005970</text:p>
          </table:table-cell>
          <table:table-cell table:number-columns-repeated="4"/>
          <table:table-cell office:value-type="float" office:value="9.0354" calcext:value-type="float">
            <text:p>9,03540000</text:p>
          </table:table-cell>
          <table:table-cell table:number-columns-repeated="8"/>
        </table:table-row>
        <table:table-row table:style-name="ro1">
          <table:table-cell office:value-type="float" office:value="9.08712916227918" calcext:value-type="float">
            <text:p>9,08712916</text:p>
          </table:table-cell>
          <table:table-cell table:number-columns-repeated="2"/>
          <table:table-cell office:value-type="float" office:value="9.20872" calcext:value-type="float">
            <text:p>9,20872000</text:p>
          </table:table-cell>
          <table:table-cell office:value-type="float" office:value="9.12835" calcext:value-type="float">
            <text:p>9,12835000</text:p>
          </table:table-cell>
          <table:table-cell office:value-type="float" office:value="9.08244" calcext:value-type="float">
            <text:p>9,08244000</text:p>
          </table:table-cell>
          <table:table-cell table:number-columns-repeated="8"/>
        </table:table-row>
        <table:table-row table:style-name="ro1">
          <table:table-cell office:value-type="float" office:value="9.13420953054609" calcext:value-type="float">
            <text:p>9,13420953</text:p>
          </table:table-cell>
          <table:table-cell table:number-columns-repeated="4"/>
          <table:table-cell office:value-type="float" office:value="9.1295" calcext:value-type="float">
            <text:p>9,12950000</text:p>
          </table:table-cell>
          <table:table-cell table:number-columns-repeated="8"/>
        </table:table-row>
        <table:table-row table:style-name="ro1">
          <table:table-cell office:value-type="float" office:value="9.18130085699908" calcext:value-type="float">
            <text:p>9,18130086</text:p>
          </table:table-cell>
          <table:table-cell table:number-columns-repeated="3"/>
          <table:table-cell office:value-type="float" office:value="9.22295" calcext:value-type="float">
            <text:p>9,22295000</text:p>
          </table:table-cell>
          <table:table-cell office:value-type="float" office:value="9.17657" calcext:value-type="float">
            <text:p>9,17657000</text:p>
          </table:table-cell>
          <table:table-cell table:number-columns-repeated="8"/>
        </table:table-row>
        <table:table-row table:style-name="ro1">
          <table:table-cell office:value-type="float" office:value="9.22840319737729" calcext:value-type="float">
            <text:p>9,22840320</text:p>
          </table:table-cell>
          <table:table-cell table:number-columns-repeated="4"/>
          <table:table-cell office:value-type="float" office:value="9.22365" calcext:value-type="float">
            <text:p>9,22365000</text:p>
          </table:table-cell>
          <table:table-cell table:number-columns-repeated="8"/>
        </table:table-row>
        <table:table-row table:style-name="ro1">
          <table:table-cell office:value-type="float" office:value="9.27551660742165" calcext:value-type="float">
            <text:p>9,27551661</text:p>
          </table:table-cell>
          <table:table-cell/>
          <table:table-cell office:value-type="float" office:value="9.57328" calcext:value-type="float">
            <text:p>9,57328000</text:p>
          </table:table-cell>
          <table:table-cell office:value-type="float" office:value="9.39962" calcext:value-type="float">
            <text:p>9,39962000</text:p>
          </table:table-cell>
          <table:table-cell office:value-type="float" office:value="9.31759" calcext:value-type="float">
            <text:p>9,31759000</text:p>
          </table:table-cell>
          <table:table-cell office:value-type="float" office:value="9.27074" calcext:value-type="float">
            <text:p>9,27074000</text:p>
          </table:table-cell>
          <table:table-cell table:number-columns-repeated="8"/>
        </table:table-row>
        <table:table-row table:style-name="ro1">
          <table:table-cell office:value-type="float" office:value="9.32264114287463" calcext:value-type="float">
            <text:p>9,32264114</text:p>
          </table:table-cell>
          <table:table-cell table:number-columns-repeated="4"/>
          <table:table-cell office:value-type="float" office:value="9.31784" calcext:value-type="float">
            <text:p>9,31784000</text:p>
          </table:table-cell>
          <table:table-cell table:number-columns-repeated="8"/>
        </table:table-row>
        <table:table-row table:style-name="ro1">
          <table:table-cell office:value-type="float" office:value="9.36977685948055" calcext:value-type="float">
            <text:p>9,36977686</text:p>
          </table:table-cell>
          <table:table-cell table:number-columns-repeated="3"/>
          <table:table-cell office:value-type="float" office:value="9.41228" calcext:value-type="float">
            <text:p>9,41228000</text:p>
          </table:table-cell>
          <table:table-cell office:value-type="float" office:value="9.36495" calcext:value-type="float">
            <text:p>9,36495000</text:p>
          </table:table-cell>
          <table:table-cell table:number-columns-repeated="8"/>
        </table:table-row>
        <table:table-row table:style-name="ro1">
          <table:table-cell office:value-type="float" office:value="9.41692381298529" calcext:value-type="float">
            <text:p>9,41692381</text:p>
          </table:table-cell>
          <table:table-cell table:number-columns-repeated="4"/>
          <table:table-cell office:value-type="float" office:value="9.41207" calcext:value-type="float">
            <text:p>9,41207000</text:p>
          </table:table-cell>
          <table:table-cell table:number-columns-repeated="8"/>
        </table:table-row>
        <table:table-row table:style-name="ro1">
          <table:table-cell office:value-type="float" office:value="9.46408205913655" calcext:value-type="float">
            <text:p>9,46408206</text:p>
          </table:table-cell>
          <table:table-cell table:number-columns-repeated="2"/>
          <table:table-cell office:value-type="float" office:value="9.5907" calcext:value-type="float">
            <text:p>9,59070000</text:p>
          </table:table-cell>
          <table:table-cell office:value-type="float" office:value="9.50701" calcext:value-type="float">
            <text:p>9,50701000</text:p>
          </table:table-cell>
          <table:table-cell office:value-type="float" office:value="9.4592" calcext:value-type="float">
            <text:p>9,45920000</text:p>
          </table:table-cell>
          <table:table-cell table:number-columns-repeated="8"/>
        </table:table-row>
        <table:table-row table:style-name="ro1">
          <table:table-cell office:value-type="float" office:value="9.51125165368373" calcext:value-type="float">
            <text:p>9,51125165</text:p>
          </table:table-cell>
          <table:table-cell table:number-columns-repeated="4"/>
          <table:table-cell office:value-type="float" office:value="9.50635" calcext:value-type="float">
            <text:p>9,50635000</text:p>
          </table:table-cell>
          <table:table-cell table:number-columns-repeated="8"/>
        </table:table-row>
        <table:table-row table:style-name="ro1">
          <table:table-cell office:value-type="float" office:value="9.55843265237798" calcext:value-type="float">
            <text:p>9,55843265</text:p>
          </table:table-cell>
          <table:table-cell table:number-columns-repeated="3"/>
          <table:table-cell office:value-type="float" office:value="9.60178" calcext:value-type="float">
            <text:p>9,60178000</text:p>
          </table:table-cell>
          <table:table-cell office:value-type="float" office:value="9.55351" calcext:value-type="float">
            <text:p>9,55351000</text:p>
          </table:table-cell>
          <table:table-cell table:number-columns-repeated="8"/>
        </table:table-row>
        <table:table-row table:style-name="ro1">
          <table:table-cell office:value-type="float" office:value="9.60562511097213" calcext:value-type="float">
            <text:p>9,60562511</text:p>
          </table:table-cell>
          <table:table-cell table:number-columns-repeated="4"/>
          <table:table-cell office:value-type="float" office:value="9.60067" calcext:value-type="float">
            <text:p>9,60067000</text:p>
          </table:table-cell>
          <table:table-cell table:number-columns-repeated="8"/>
        </table:table-row>
        <table:table-row table:style-name="ro1">
          <table:table-cell office:value-type="float" office:value="9.65282908522084" calcext:value-type="float">
            <text:p>9,65282909</text:p>
          </table:table-cell>
          <table:table-cell office:value-type="float" office:value="10.358" calcext:value-type="float">
            <text:p>10,358000000</text:p>
          </table:table-cell>
          <table:table-cell office:value-type="float" office:value="9.96266" calcext:value-type="float">
            <text:p>9,96266000</text:p>
          </table:table-cell>
          <table:table-cell office:value-type="float" office:value="9.78196" calcext:value-type="float">
            <text:p>9,78196000</text:p>
          </table:table-cell>
          <table:table-cell office:value-type="float" office:value="9.69661" calcext:value-type="float">
            <text:p>9,69661000</text:p>
          </table:table-cell>
          <table:table-cell office:value-type="float" office:value="9.64785" calcext:value-type="float">
            <text:p>9,64785000</text:p>
          </table:table-cell>
          <table:table-cell table:number-columns-repeated="8"/>
        </table:table-row>
        <table:table-row table:style-name="ro1">
          <table:table-cell office:value-type="float" office:value="9.70004463088047" calcext:value-type="float">
            <text:p>9,70004463</text:p>
          </table:table-cell>
          <table:table-cell table:number-columns-repeated="4"/>
          <table:table-cell office:value-type="float" office:value="9.69505" calcext:value-type="float">
            <text:p>9,69505000</text:p>
          </table:table-cell>
          <table:table-cell table:number-columns-repeated="8"/>
        </table:table-row>
        <table:table-row table:style-name="ro1">
          <table:table-cell office:value-type="float" office:value="9.74727180370921" calcext:value-type="float">
            <text:p>9,74727180</text:p>
          </table:table-cell>
          <table:table-cell table:number-columns-repeated="3"/>
          <table:table-cell office:value-type="float" office:value="9.79148" calcext:value-type="float">
            <text:p>9,79148000</text:p>
          </table:table-cell>
          <table:table-cell office:value-type="float" office:value="9.74225" calcext:value-type="float">
            <text:p>9,74225000</text:p>
          </table:table-cell>
          <table:table-cell table:number-columns-repeated="8"/>
        </table:table-row>
        <table:table-row table:style-name="ro1">
          <table:table-cell office:value-type="float" office:value="9.79451065946697" calcext:value-type="float">
            <text:p>9,79451066</text:p>
          </table:table-cell>
          <table:table-cell table:number-columns-repeated="4"/>
          <table:table-cell office:value-type="float" office:value="9.78946" calcext:value-type="float">
            <text:p>9,78946000</text:p>
          </table:table-cell>
          <table:table-cell table:number-columns-repeated="8"/>
        </table:table-row>
        <table:table-row table:style-name="ro1">
          <table:table-cell office:value-type="float" office:value="9.84176125391539" calcext:value-type="float">
            <text:p>9,84176125</text:p>
          </table:table-cell>
          <table:table-cell table:number-columns-repeated="2"/>
          <table:table-cell office:value-type="float" office:value="9.97341" calcext:value-type="float">
            <text:p>9,97341000</text:p>
          </table:table-cell>
          <table:table-cell office:value-type="float" office:value="9.88639" calcext:value-type="float">
            <text:p>9,88639000</text:p>
          </table:table-cell>
          <table:table-cell office:value-type="float" office:value="9.83669" calcext:value-type="float">
            <text:p>9,83669000</text:p>
          </table:table-cell>
          <table:table-cell table:number-columns-repeated="8"/>
        </table:table-row>
        <table:table-row table:style-name="ro1">
          <table:table-cell office:value-type="float" office:value="9.88902364281794" calcext:value-type="float">
            <text:p>9,88902364</text:p>
          </table:table-cell>
          <table:table-cell table:number-columns-repeated="4"/>
          <table:table-cell office:value-type="float" office:value="9.88393" calcext:value-type="float">
            <text:p>9,88393000</text:p>
          </table:table-cell>
          <table:table-cell table:number-columns-repeated="8"/>
        </table:table-row>
        <table:table-row table:style-name="ro1">
          <table:table-cell office:value-type="float" office:value="9.93629788193989" calcext:value-type="float">
            <text:p>9,93629788</text:p>
          </table:table-cell>
          <table:table-cell table:number-columns-repeated="3"/>
          <table:table-cell office:value-type="float" office:value="9.98136" calcext:value-type="float">
            <text:p>9,98136000</text:p>
          </table:table-cell>
          <table:table-cell office:value-type="float" office:value="9.93118" calcext:value-type="float">
            <text:p>9,93118000</text:p>
          </table:table-cell>
          <table:table-cell table:number-columns-repeated="8"/>
        </table:table-row>
        <table:table-row table:style-name="ro1">
          <table:table-cell office:value-type="float" office:value="9.98358402704829" calcext:value-type="float">
            <text:p>9,98358403</text:p>
          </table:table-cell>
          <table:table-cell table:number-columns-repeated="4"/>
          <table:table-cell office:value-type="float" office:value="9.97844" calcext:value-type="float">
            <text:p>9,97844000</text:p>
          </table:table-cell>
          <table:table-cell table:number-columns-repeated="8"/>
        </table:table-row>
        <table:table-row table:style-name="ro1">
          <table:table-cell office:value-type="float" office:value="10.0308821339121" calcext:value-type="float">
            <text:p>10,03088213</text:p>
          </table:table-cell>
          <table:table-cell/>
          <table:table-cell office:value-type="float" office:value="10.3528" calcext:value-type="float">
            <text:p>10,35280000</text:p>
          </table:table-cell>
          <table:table-cell office:value-type="float" office:value="10.1651" calcext:value-type="float">
            <text:p>10,16510000</text:p>
          </table:table-cell>
          <table:table-cell office:value-type="float" office:value="10.0764" calcext:value-type="float">
            <text:p>10,07640000</text:p>
          </table:table-cell>
          <table:table-cell office:value-type="float" office:value="10.0257" calcext:value-type="float">
            <text:p>10,02570000</text:p>
          </table:table-cell>
          <table:table-cell table:number-columns-repeated="8"/>
        </table:table-row>
        <table:table-row table:style-name="ro1">
          <table:table-cell office:value-type="float" office:value="10.0781922583019" calcext:value-type="float">
            <text:p>10,07819226</text:p>
          </table:table-cell>
          <table:table-cell table:number-columns-repeated="4"/>
          <table:table-cell office:value-type="float" office:value="10.073" calcext:value-type="float">
            <text:p>10,07300000</text:p>
          </table:table-cell>
          <table:table-cell table:number-columns-repeated="8"/>
        </table:table-row>
        <table:table-row table:style-name="ro1">
          <table:table-cell office:value-type="float" office:value="10.1255144559902" calcext:value-type="float">
            <text:p>10,12551446</text:p>
          </table:table-cell>
          <table:table-cell table:number-columns-repeated="3"/>
          <table:table-cell office:value-type="float" office:value="10.1714" calcext:value-type="float">
            <text:p>10,17140000</text:p>
          </table:table-cell>
          <table:table-cell office:value-type="float" office:value="10.1203" calcext:value-type="float">
            <text:p>10,12030000</text:p>
          </table:table-cell>
          <table:table-cell table:number-columns-repeated="8"/>
        </table:table-row>
        <table:table-row table:style-name="ro1">
          <table:table-cell office:value-type="float" office:value="10.1728487827514" calcext:value-type="float">
            <text:p>10,17284878</text:p>
          </table:table-cell>
          <table:table-cell table:number-columns-repeated="4"/>
          <table:table-cell office:value-type="float" office:value="10.1676" calcext:value-type="float">
            <text:p>10,16760000</text:p>
          </table:table-cell>
          <table:table-cell table:number-columns-repeated="8"/>
        </table:table-row>
        <table:table-row table:style-name="ro1">
          <table:table-cell office:value-type="float" office:value="10.2201952943615" calcext:value-type="float">
            <text:p>10,22019529</text:p>
          </table:table-cell>
          <table:table-cell table:number-columns-repeated="2"/>
          <table:table-cell office:value-type="float" office:value="10.3569" calcext:value-type="float">
            <text:p>10,35690000</text:p>
          </table:table-cell>
          <table:table-cell office:value-type="float" office:value="10.2665" calcext:value-type="float">
            <text:p>10,26650000</text:p>
          </table:table-cell>
          <table:table-cell office:value-type="float" office:value="10.2149" calcext:value-type="float">
            <text:p>10,21490000</text:p>
          </table:table-cell>
          <table:table-cell table:number-columns-repeated="8"/>
        </table:table-row>
        <table:table-row table:style-name="ro1">
          <table:table-cell office:value-type="float" office:value="10.2675540465988" calcext:value-type="float">
            <text:p>10,26755405</text:p>
          </table:table-cell>
          <table:table-cell table:number-columns-repeated="4"/>
          <table:table-cell office:value-type="float" office:value="10.2623" calcext:value-type="float">
            <text:p>10,26230000</text:p>
          </table:table-cell>
          <table:table-cell table:number-columns-repeated="8"/>
        </table:table-row>
        <table:table-row table:style-name="ro1">
          <table:table-cell office:value-type="float" office:value="10.3149250952429" calcext:value-type="float">
            <text:p>10,31492510</text:p>
          </table:table-cell>
          <table:table-cell table:number-columns-repeated="3"/>
          <table:table-cell office:value-type="float" office:value="10.3617" calcext:value-type="float">
            <text:p>10,36170000</text:p>
          </table:table-cell>
          <table:table-cell office:value-type="float" office:value="10.3096" calcext:value-type="float">
            <text:p>10,30960000</text:p>
          </table:table-cell>
          <table:table-cell table:number-columns-repeated="8"/>
        </table:table-row>
        <table:table-row table:style-name="ro1">
          <table:table-cell office:value-type="float" office:value="10.3623084960756" calcext:value-type="float">
            <text:p>10,36230850</text:p>
          </table:table-cell>
          <table:table-cell table:number-columns-repeated="4"/>
          <table:table-cell office:value-type="float" office:value="10.357" calcext:value-type="float">
            <text:p>10,35700000</text:p>
          </table:table-cell>
          <table:table-cell table:number-columns-repeated="8"/>
        </table:table-row>
        <table:table-row table:style-name="ro1">
          <table:table-cell office:value-type="float" office:value="10.4097043048804" calcext:value-type="float">
            <text:p>10,40970430</text:p>
          </table:table-cell>
          <table:table-cell office:value-type="float" office:value="11.1695" calcext:value-type="float">
            <text:p>11,169500000</text:p>
          </table:table-cell>
          <table:table-cell office:value-type="float" office:value="10.7437" calcext:value-type="float">
            <text:p>10,74370000</text:p>
          </table:table-cell>
          <table:table-cell office:value-type="float" office:value="10.5489" calcext:value-type="float">
            <text:p>10,54890000</text:p>
          </table:table-cell>
          <table:table-cell office:value-type="float" office:value="10.4569" calcext:value-type="float">
            <text:p>10,45690000</text:p>
          </table:table-cell>
          <table:table-cell office:value-type="float" office:value="10.4043" calcext:value-type="float">
            <text:p>10,40430000</text:p>
          </table:table-cell>
          <table:table-cell table:number-columns-repeated="8"/>
        </table:table-row>
        <table:table-row table:style-name="ro1">
          <table:table-cell office:value-type="float" office:value="10.4571125774428" calcext:value-type="float">
            <text:p>10,45711258</text:p>
          </table:table-cell>
          <table:table-cell table:number-columns-repeated="4"/>
          <table:table-cell office:value-type="float" office:value="10.4517" calcext:value-type="float">
            <text:p>10,45170000</text:p>
          </table:table-cell>
          <table:table-cell table:number-columns-repeated="8"/>
        </table:table-row>
        <table:table-row table:style-name="ro1">
          <table:table-cell office:value-type="float" office:value="10.5045333695502" calcext:value-type="float">
            <text:p>10,50453337</text:p>
          </table:table-cell>
          <table:table-cell table:number-columns-repeated="3"/>
          <table:table-cell office:value-type="float" office:value="10.5522" calcext:value-type="float">
            <text:p>10,55220000</text:p>
          </table:table-cell>
          <table:table-cell office:value-type="float" office:value="10.4991" calcext:value-type="float">
            <text:p>10,49910000</text:p>
          </table:table-cell>
          <table:table-cell table:number-columns-repeated="8"/>
        </table:table-row>
        <table:table-row table:style-name="ro1">
          <table:table-cell office:value-type="float" office:value="10.5519667369917" calcext:value-type="float">
            <text:p>10,55196674</text:p>
          </table:table-cell>
          <table:table-cell table:number-columns-repeated="4"/>
          <table:table-cell office:value-type="float" office:value="10.5465" calcext:value-type="float">
            <text:p>10,54650000</text:p>
          </table:table-cell>
          <table:table-cell table:number-columns-repeated="8"/>
        </table:table-row>
        <table:table-row table:style-name="ro1">
          <table:table-cell office:value-type="float" office:value="10.5994127355585" calcext:value-type="float">
            <text:p>10,59941274</text:p>
          </table:table-cell>
          <table:table-cell table:number-columns-repeated="2"/>
          <table:table-cell office:value-type="float" office:value="10.7412" calcext:value-type="float">
            <text:p>10,74120000</text:p>
          </table:table-cell>
          <table:table-cell office:value-type="float" office:value="10.6475" calcext:value-type="float">
            <text:p>10,64750000</text:p>
          </table:table-cell>
          <table:table-cell office:value-type="float" office:value="10.594" calcext:value-type="float">
            <text:p>10,59400000</text:p>
          </table:table-cell>
          <table:table-cell table:number-columns-repeated="8"/>
        </table:table-row>
        <table:table-row table:style-name="ro1">
          <table:table-cell office:value-type="float" office:value="10.6468714210436" calcext:value-type="float">
            <text:p>10,64687142</text:p>
          </table:table-cell>
          <table:table-cell table:number-columns-repeated="4"/>
          <table:table-cell office:value-type="float" office:value="10.6414" calcext:value-type="float">
            <text:p>10,64140000</text:p>
          </table:table-cell>
          <table:table-cell table:number-columns-repeated="8"/>
        </table:table-row>
        <table:table-row table:style-name="ro1">
          <table:table-cell office:value-type="float" office:value="10.6943428492417" calcext:value-type="float">
            <text:p>10,69434285</text:p>
          </table:table-cell>
          <table:table-cell table:number-columns-repeated="3"/>
          <table:table-cell office:value-type="float" office:value="10.7428" calcext:value-type="float">
            <text:p>10,74280000</text:p>
          </table:table-cell>
          <table:table-cell office:value-type="float" office:value="10.6888" calcext:value-type="float">
            <text:p>10,68880000</text:p>
          </table:table-cell>
          <table:table-cell table:number-columns-repeated="8"/>
        </table:table-row>
        <table:table-row table:style-name="ro1">
          <table:table-cell office:value-type="float" office:value="10.7418270759498" calcext:value-type="float">
            <text:p>10,74182708</text:p>
          </table:table-cell>
          <table:table-cell table:number-columns-repeated="4"/>
          <table:table-cell office:value-type="float" office:value="10.7363" calcext:value-type="float">
            <text:p>10,73630000</text:p>
          </table:table-cell>
          <table:table-cell table:number-columns-repeated="8"/>
        </table:table-row>
        <table:table-row table:style-name="ro1">
          <table:table-cell office:value-type="float" office:value="10.7893241569666" calcext:value-type="float">
            <text:p>10,78932416</text:p>
          </table:table-cell>
          <table:table-cell/>
          <table:table-cell office:value-type="float" office:value="11.1355" calcext:value-type="float">
            <text:p>11,13550000</text:p>
          </table:table-cell>
          <table:table-cell office:value-type="float" office:value="10.9336" calcext:value-type="float">
            <text:p>10,93360000</text:p>
          </table:table-cell>
          <table:table-cell office:value-type="float" office:value="10.8382" calcext:value-type="float">
            <text:p>10,83820000</text:p>
          </table:table-cell>
          <table:table-cell office:value-type="float" office:value="10.7838" calcext:value-type="float">
            <text:p>10,78380000</text:p>
          </table:table-cell>
          <table:table-cell table:number-columns-repeated="8"/>
        </table:table-row>
        <table:table-row table:style-name="ro1">
          <table:table-cell office:value-type="float" office:value="10.8368341480927" calcext:value-type="float">
            <text:p>10,83683415</text:p>
          </table:table-cell>
          <table:table-cell table:number-columns-repeated="4"/>
          <table:table-cell office:value-type="float" office:value="10.8313" calcext:value-type="float">
            <text:p>10,83130000</text:p>
          </table:table-cell>
          <table:table-cell table:number-columns-repeated="8"/>
        </table:table-row>
        <table:table-row table:style-name="ro1">
          <table:table-cell office:value-type="float" office:value="10.8843571051308" calcext:value-type="float">
            <text:p>10,88435711</text:p>
          </table:table-cell>
          <table:table-cell table:number-columns-repeated="3"/>
          <table:table-cell office:value-type="float" office:value="10.9337" calcext:value-type="float">
            <text:p>10,93370000</text:p>
          </table:table-cell>
          <table:table-cell office:value-type="float" office:value="10.8787" calcext:value-type="float">
            <text:p>10,87870000</text:p>
          </table:table-cell>
          <table:table-cell table:number-columns-repeated="8"/>
        </table:table-row>
        <table:table-row table:style-name="ro1">
          <table:table-cell office:value-type="float" office:value="10.9318930838855" calcext:value-type="float">
            <text:p>10,93189308</text:p>
          </table:table-cell>
          <table:table-cell table:number-columns-repeated="4"/>
          <table:table-cell office:value-type="float" office:value="10.9263" calcext:value-type="float">
            <text:p>10,92630000</text:p>
          </table:table-cell>
          <table:table-cell table:number-columns-repeated="8"/>
        </table:table-row>
        <table:table-row table:style-name="ro1">
          <table:table-cell office:value-type="float" office:value="10.979442140163" calcext:value-type="float">
            <text:p>10,97944214</text:p>
          </table:table-cell>
          <table:table-cell table:number-columns-repeated="2"/>
          <table:table-cell office:value-type="float" office:value="11.1262" calcext:value-type="float">
            <text:p>11,12620000</text:p>
          </table:table-cell>
          <table:table-cell office:value-type="float" office:value="11.0292" calcext:value-type="float">
            <text:p>11,02920000</text:p>
          </table:table-cell>
          <table:table-cell office:value-type="float" office:value="10.9738" calcext:value-type="float">
            <text:p>10,97380000</text:p>
          </table:table-cell>
          <table:table-cell table:number-columns-repeated="8"/>
        </table:table-row>
        <table:table-row table:style-name="ro1">
          <table:table-cell office:value-type="float" office:value="11.0270043297721" calcext:value-type="float">
            <text:p>11,02700433</text:p>
          </table:table-cell>
          <table:table-cell table:number-columns-repeated="4"/>
          <table:table-cell office:value-type="float" office:value="11.0213" calcext:value-type="float">
            <text:p>11,02130000</text:p>
          </table:table-cell>
          <table:table-cell table:number-columns-repeated="8"/>
        </table:table-row>
        <table:table-row table:style-name="ro1">
          <table:table-cell office:value-type="float" office:value="11.0745797085229" calcext:value-type="float">
            <text:p>11,07457971</text:p>
          </table:table-cell>
          <table:table-cell table:number-columns-repeated="3"/>
          <table:table-cell office:value-type="float" office:value="11.1248" calcext:value-type="float">
            <text:p>11,12480000</text:p>
          </table:table-cell>
          <table:table-cell office:value-type="float" office:value="11.0689" calcext:value-type="float">
            <text:p>11,06890000</text:p>
          </table:table-cell>
          <table:table-cell table:number-columns-repeated="8"/>
        </table:table-row>
        <table:table-row table:style-name="ro1">
          <table:table-cell office:value-type="float" office:value="11.1221683322278" calcext:value-type="float">
            <text:p>11,12216833</text:p>
          </table:table-cell>
          <table:table-cell table:number-columns-repeated="4"/>
          <table:table-cell office:value-type="float" office:value="11.1164" calcext:value-type="float">
            <text:p>11,11640000</text:p>
          </table:table-cell>
          <table:table-cell table:number-columns-repeated="8"/>
        </table:table-row>
        <table:table-row table:style-name="ro1">
          <table:table-cell office:value-type="float" office:value="11.1697702567014" calcext:value-type="float">
            <text:p>11,16977026</text:p>
          </table:table-cell>
          <table:table-cell office:value-type="float" office:value="11.9837" calcext:value-type="float">
            <text:p>11,983700000</text:p>
          </table:table-cell>
          <table:table-cell office:value-type="float" office:value="11.5281" calcext:value-type="float">
            <text:p>11,52810000</text:p>
          </table:table-cell>
          <table:table-cell office:value-type="float" office:value="11.3191" calcext:value-type="float">
            <text:p>11,31910000</text:p>
          </table:table-cell>
          <table:table-cell office:value-type="float" office:value="11.2204" calcext:value-type="float">
            <text:p>11,22040000</text:p>
          </table:table-cell>
          <table:table-cell office:value-type="float" office:value="11.164" calcext:value-type="float">
            <text:p>11,16400000</text:p>
          </table:table-cell>
          <table:table-cell table:number-columns-repeated="8"/>
        </table:table-row>
        <table:table-row table:style-name="ro1">
          <table:table-cell office:value-type="float" office:value="11.2173855377597" calcext:value-type="float">
            <text:p>11,21738554</text:p>
          </table:table-cell>
          <table:table-cell table:number-columns-repeated="4"/>
          <table:table-cell office:value-type="float" office:value="11.2116" calcext:value-type="float">
            <text:p>11,21160000</text:p>
          </table:table-cell>
          <table:table-cell table:number-columns-repeated="8"/>
        </table:table-row>
        <table:table-row table:style-name="ro1">
          <table:table-cell office:value-type="float" office:value="11.2650142312212" calcext:value-type="float">
            <text:p>11,26501423</text:p>
          </table:table-cell>
          <table:table-cell table:number-columns-repeated="3"/>
          <table:table-cell office:value-type="float" office:value="11.3161" calcext:value-type="float">
            <text:p>11,31610000</text:p>
          </table:table-cell>
          <table:table-cell office:value-type="float" office:value="11.2592" calcext:value-type="float">
            <text:p>11,25920000</text:p>
          </table:table-cell>
          <table:table-cell table:number-columns-repeated="8"/>
        </table:table-row>
        <table:table-row table:style-name="ro1">
          <table:table-cell office:value-type="float" office:value="11.3126563929062" calcext:value-type="float">
            <text:p>11,31265639</text:p>
          </table:table-cell>
          <table:table-cell table:number-columns-repeated="4"/>
          <table:table-cell office:value-type="float" office:value="11.3068" calcext:value-type="float">
            <text:p>11,30680000</text:p>
          </table:table-cell>
          <table:table-cell table:number-columns-repeated="8"/>
        </table:table-row>
        <table:table-row table:style-name="ro1">
          <table:table-cell office:value-type="float" office:value="11.3603120786369" calcext:value-type="float">
            <text:p>11,36031208</text:p>
          </table:table-cell>
          <table:table-cell table:number-columns-repeated="2"/>
          <table:table-cell office:value-type="float" office:value="11.5122" calcext:value-type="float">
            <text:p>11,51220000</text:p>
          </table:table-cell>
          <table:table-cell office:value-type="float" office:value="11.4118" calcext:value-type="float">
            <text:p>11,41180000</text:p>
          </table:table-cell>
          <table:table-cell office:value-type="float" office:value="11.3545" calcext:value-type="float">
            <text:p>11,35450000</text:p>
          </table:table-cell>
          <table:table-cell table:number-columns-repeated="8"/>
        </table:table-row>
        <table:table-row table:style-name="ro1">
          <table:table-cell office:value-type="float" office:value="11.4079813442378" calcext:value-type="float">
            <text:p>11,40798134</text:p>
          </table:table-cell>
          <table:table-cell table:number-columns-repeated="4"/>
          <table:table-cell office:value-type="float" office:value="11.4021" calcext:value-type="float">
            <text:p>11,40210000</text:p>
          </table:table-cell>
          <table:table-cell table:number-columns-repeated="8"/>
        </table:table-row>
        <table:table-row table:style-name="ro1">
          <table:table-cell office:value-type="float" office:value="11.455664245535" calcext:value-type="float">
            <text:p>11,45566425</text:p>
          </table:table-cell>
          <table:table-cell table:number-columns-repeated="3"/>
          <table:table-cell office:value-type="float" office:value="11.5076" calcext:value-type="float">
            <text:p>11,50760000</text:p>
          </table:table-cell>
          <table:table-cell office:value-type="float" office:value="11.4498" calcext:value-type="float">
            <text:p>11,44980000</text:p>
          </table:table-cell>
          <table:table-cell table:number-columns-repeated="8"/>
        </table:table-row>
        <table:table-row table:style-name="ro1">
          <table:table-cell office:value-type="float" office:value="11.5033608383569" calcext:value-type="float">
            <text:p>11,50336084</text:p>
          </table:table-cell>
          <table:table-cell table:number-columns-repeated="4"/>
          <table:table-cell office:value-type="float" office:value="11.4974" calcext:value-type="float">
            <text:p>11,49740000</text:p>
          </table:table-cell>
          <table:table-cell table:number-columns-repeated="8"/>
        </table:table-row>
        <table:table-row table:style-name="ro1">
          <table:table-cell office:value-type="float" office:value="11.551071178534" calcext:value-type="float">
            <text:p>11,55107118</text:p>
          </table:table-cell>
          <table:table-cell/>
          <table:table-cell office:value-type="float" office:value="11.9216" calcext:value-type="float">
            <text:p>11,92160000</text:p>
          </table:table-cell>
          <table:table-cell office:value-type="float" office:value="11.7055" calcext:value-type="float">
            <text:p>11,70550000</text:p>
          </table:table-cell>
          <table:table-cell office:value-type="float" office:value="11.6034" calcext:value-type="float">
            <text:p>11,60340000</text:p>
          </table:table-cell>
          <table:table-cell office:value-type="float" office:value="11.5451" calcext:value-type="float">
            <text:p>11,54510000</text:p>
          </table:table-cell>
          <table:table-cell table:number-columns-repeated="8"/>
        </table:table-row>
        <table:table-row table:style-name="ro1">
          <table:table-cell office:value-type="float" office:value="11.5987953218987" calcext:value-type="float">
            <text:p>11,59879532</text:p>
          </table:table-cell>
          <table:table-cell table:number-columns-repeated="4"/>
          <table:table-cell office:value-type="float" office:value="11.5928" calcext:value-type="float">
            <text:p>11,59280000</text:p>
          </table:table-cell>
          <table:table-cell table:number-columns-repeated="8"/>
        </table:table-row>
        <table:table-row table:style-name="ro1">
          <table:table-cell office:value-type="float" office:value="11.6465333242853" calcext:value-type="float">
            <text:p>11,64653332</text:p>
          </table:table-cell>
          <table:table-cell table:number-columns-repeated="3"/>
          <table:table-cell office:value-type="float" office:value="11.6993" calcext:value-type="float">
            <text:p>11,69930000</text:p>
          </table:table-cell>
          <table:table-cell office:value-type="float" office:value="11.6405" calcext:value-type="float">
            <text:p>11,64050000</text:p>
          </table:table-cell>
          <table:table-cell table:number-columns-repeated="8"/>
        </table:table-row>
        <table:table-row table:style-name="ro1">
          <table:table-cell office:value-type="float" office:value="11.6942852415305" calcext:value-type="float">
            <text:p>11,69428524</text:p>
          </table:table-cell>
          <table:table-cell table:number-columns-repeated="4"/>
          <table:table-cell office:value-type="float" office:value="11.6883" calcext:value-type="float">
            <text:p>11,68830000</text:p>
          </table:table-cell>
          <table:table-cell table:number-columns-repeated="8"/>
        </table:table-row>
        <table:table-row table:style-name="ro1">
          <table:table-cell office:value-type="float" office:value="11.7420511294727" calcext:value-type="float">
            <text:p>11,74205113</text:p>
          </table:table-cell>
          <table:table-cell table:number-columns-repeated="2"/>
          <table:table-cell office:value-type="float" office:value="11.899" calcext:value-type="float">
            <text:p>11,89900000</text:p>
          </table:table-cell>
          <table:table-cell office:value-type="float" office:value="11.7953" calcext:value-type="float">
            <text:p>11,79530000</text:p>
          </table:table-cell>
          <table:table-cell office:value-type="float" office:value="11.736" calcext:value-type="float">
            <text:p>11,73600000</text:p>
          </table:table-cell>
          <table:table-cell table:number-columns-repeated="8"/>
        </table:table-row>
        <table:table-row table:style-name="ro1">
          <table:table-cell office:value-type="float" office:value="11.7898310439527" calcext:value-type="float">
            <text:p>11,78983104</text:p>
          </table:table-cell>
          <table:table-cell table:number-columns-repeated="4"/>
          <table:table-cell office:value-type="float" office:value="11.7838" calcext:value-type="float">
            <text:p>11,78380000</text:p>
          </table:table-cell>
          <table:table-cell table:number-columns-repeated="8"/>
        </table:table-row>
        <table:table-row table:style-name="ro1">
          <table:table-cell office:value-type="float" office:value="11.8376250408133" calcext:value-type="float">
            <text:p>11,83762504</text:p>
          </table:table-cell>
          <table:table-cell table:number-columns-repeated="3"/>
          <table:table-cell office:value-type="float" office:value="11.8913" calcext:value-type="float">
            <text:p>11,89130000</text:p>
          </table:table-cell>
          <table:table-cell office:value-type="float" office:value="11.8315" calcext:value-type="float">
            <text:p>11,83150000</text:p>
          </table:table-cell>
          <table:table-cell table:number-columns-repeated="8"/>
        </table:table-row>
        <table:table-row table:style-name="ro1">
          <table:table-cell office:value-type="float" office:value="11.8854331758993" calcext:value-type="float">
            <text:p>11,88543318</text:p>
          </table:table-cell>
          <table:table-cell table:number-columns-repeated="4"/>
          <table:table-cell office:value-type="float" office:value="11.8793" calcext:value-type="float">
            <text:p>11,87930000</text:p>
          </table:table-cell>
          <table:table-cell table:number-columns-repeated="8"/>
        </table:table-row>
        <table:table-row table:style-name="ro1">
          <table:table-cell office:value-type="float" office:value="11.9332555050575" calcext:value-type="float">
            <text:p>11,93325551</text:p>
          </table:table-cell>
          <table:table-cell office:value-type="float" office:value="12.8021" calcext:value-type="float">
            <text:p>12,802100000</text:p>
          </table:table-cell>
          <table:table-cell office:value-type="float" office:value="12.316" calcext:value-type="float">
            <text:p>12,31600000</text:p>
          </table:table-cell>
          <table:table-cell office:value-type="float" office:value="12.0927" calcext:value-type="float">
            <text:p>12,09270000</text:p>
          </table:table-cell>
          <table:table-cell office:value-type="float" office:value="11.9873" calcext:value-type="float">
            <text:p>11,98730000</text:p>
          </table:table-cell>
          <table:table-cell office:value-type="float" office:value="11.9271" calcext:value-type="float">
            <text:p>11,92710000</text:p>
          </table:table-cell>
          <table:table-cell table:number-columns-repeated="8"/>
        </table:table-row>
        <table:table-row table:style-name="ro1">
          <table:table-cell office:value-type="float" office:value="11.981092084137" calcext:value-type="float">
            <text:p>11,98109208</text:p>
          </table:table-cell>
          <table:table-cell table:number-columns-repeated="4"/>
          <table:table-cell office:value-type="float" office:value="11.9749" calcext:value-type="float">
            <text:p>11,97490000</text:p>
          </table:table-cell>
          <table:table-cell table:number-columns-repeated="8"/>
        </table:table-row>
        <table:table-row table:style-name="ro1">
          <table:table-cell office:value-type="float" office:value="12.0289429689884" calcext:value-type="float">
            <text:p>12,02894297</text:p>
          </table:table-cell>
          <table:table-cell table:number-columns-repeated="3"/>
          <table:table-cell office:value-type="float" office:value="12.0834" calcext:value-type="float">
            <text:p>12,08340000</text:p>
          </table:table-cell>
          <table:table-cell office:value-type="float" office:value="12.0227" calcext:value-type="float">
            <text:p>12,02270000</text:p>
          </table:table-cell>
          <table:table-cell table:number-columns-repeated="8"/>
        </table:table-row>
        <table:table-row table:style-name="ro1">
          <table:table-cell office:value-type="float" office:value="12.0768082154649" calcext:value-type="float">
            <text:p>12,07680822</text:p>
          </table:table-cell>
          <table:table-cell table:number-columns-repeated="4"/>
          <table:table-cell office:value-type="float" office:value="12.0706" calcext:value-type="float">
            <text:p>12,07060000</text:p>
          </table:table-cell>
          <table:table-cell table:number-columns-repeated="8"/>
        </table:table-row>
        <table:table-row table:style-name="ro1">
          <table:table-cell office:value-type="float" office:value="12.1246878794211" calcext:value-type="float">
            <text:p>12,12468788</text:p>
          </table:table-cell>
          <table:table-cell table:number-columns-repeated="2"/>
          <table:table-cell office:value-type="float" office:value="12.2867" calcext:value-type="float">
            <text:p>12,28670000</text:p>
          </table:table-cell>
          <table:table-cell office:value-type="float" office:value="12.1796" calcext:value-type="float">
            <text:p>12,17960000</text:p>
          </table:table-cell>
          <table:table-cell office:value-type="float" office:value="12.1184" calcext:value-type="float">
            <text:p>12,11840000</text:p>
          </table:table-cell>
          <table:table-cell table:number-columns-repeated="8"/>
        </table:table-row>
        <table:table-row table:style-name="ro1">
          <table:table-cell office:value-type="float" office:value="12.1725820167139" calcext:value-type="float">
            <text:p>12,17258202</text:p>
          </table:table-cell>
          <table:table-cell table:number-columns-repeated="4"/>
          <table:table-cell office:value-type="float" office:value="12.1663" calcext:value-type="float">
            <text:p>12,16630000</text:p>
          </table:table-cell>
          <table:table-cell table:number-columns-repeated="8"/>
        </table:table-row>
        <table:table-row table:style-name="ro1">
          <table:table-cell office:value-type="float" office:value="12.2204906832024" calcext:value-type="float">
            <text:p>12,22049068</text:p>
          </table:table-cell>
          <table:table-cell table:number-columns-repeated="3"/>
          <table:table-cell office:value-type="float" office:value="12.2759" calcext:value-type="float">
            <text:p>12,27590000</text:p>
          </table:table-cell>
          <table:table-cell office:value-type="float" office:value="12.2142" calcext:value-type="float">
            <text:p>12,21420000</text:p>
          </table:table-cell>
          <table:table-cell table:number-columns-repeated="8"/>
        </table:table-row>
        <table:table-row table:style-name="ro1">
          <table:table-cell office:value-type="float" office:value="12.2684139347479" calcext:value-type="float">
            <text:p>12,26841393</text:p>
          </table:table-cell>
          <table:table-cell table:number-columns-repeated="4"/>
          <table:table-cell office:value-type="float" office:value="12.2621" calcext:value-type="float">
            <text:p>12,26210000</text:p>
          </table:table-cell>
          <table:table-cell table:number-columns-repeated="8"/>
        </table:table-row>
        <table:table-row table:style-name="ro1">
          <table:table-cell office:value-type="float" office:value="12.3163518272147" calcext:value-type="float">
            <text:p>12,31635183</text:p>
          </table:table-cell>
          <table:table-cell/>
          <table:table-cell office:value-type="float" office:value="12.7112" calcext:value-type="float">
            <text:p>12,71120000</text:p>
          </table:table-cell>
          <table:table-cell office:value-type="float" office:value="12.4809" calcext:value-type="float">
            <text:p>12,48090000</text:p>
          </table:table-cell>
          <table:table-cell office:value-type="float" office:value="12.3721" calcext:value-type="float">
            <text:p>12,37210000</text:p>
          </table:table-cell>
          <table:table-cell office:value-type="float" office:value="12.31" calcext:value-type="float">
            <text:p>12,31000000</text:p>
          </table:table-cell>
          <table:table-cell table:number-columns-repeated="8"/>
        </table:table-row>
        <table:table-row table:style-name="ro1">
          <table:table-cell office:value-type="float" office:value="12.3643044164701" calcext:value-type="float">
            <text:p>12,36430442</text:p>
          </table:table-cell>
          <table:table-cell table:number-columns-repeated="4"/>
          <table:table-cell office:value-type="float" office:value="12.3579" calcext:value-type="float">
            <text:p>12,35790000</text:p>
          </table:table-cell>
          <table:table-cell table:number-columns-repeated="8"/>
        </table:table-row>
        <table:table-row table:style-name="ro1">
          <table:table-cell office:value-type="float" office:value="12.4122717583845" calcext:value-type="float">
            <text:p>12,41227176</text:p>
          </table:table-cell>
          <table:table-cell table:number-columns-repeated="3"/>
          <table:table-cell office:value-type="float" office:value="12.4685" calcext:value-type="float">
            <text:p>12,46850000</text:p>
          </table:table-cell>
          <table:table-cell office:value-type="float" office:value="12.4059" calcext:value-type="float">
            <text:p>12,40590000</text:p>
          </table:table-cell>
          <table:table-cell table:number-columns-repeated="8"/>
        </table:table-row>
        <table:table-row table:style-name="ro1">
          <table:table-cell office:value-type="float" office:value="12.4602539088314" calcext:value-type="float">
            <text:p>12,46025391</text:p>
          </table:table-cell>
          <table:table-cell table:number-columns-repeated="4"/>
          <table:table-cell office:value-type="float" office:value="12.4538" calcext:value-type="float">
            <text:p>12,45380000</text:p>
          </table:table-cell>
          <table:table-cell table:number-columns-repeated="8"/>
        </table:table-row>
        <table:table-row table:style-name="ro1">
          <table:table-cell office:value-type="float" office:value="12.5082509236865" calcext:value-type="float">
            <text:p>12,50825092</text:p>
          </table:table-cell>
          <table:table-cell table:number-columns-repeated="2"/>
          <table:table-cell office:value-type="float" office:value="12.6754" calcext:value-type="float">
            <text:p>12,67540000</text:p>
          </table:table-cell>
          <table:table-cell office:value-type="float" office:value="12.5649" calcext:value-type="float">
            <text:p>12,56490000</text:p>
          </table:table-cell>
          <table:table-cell office:value-type="float" office:value="12.5018" calcext:value-type="float">
            <text:p>12,50180000</text:p>
          </table:table-cell>
          <table:table-cell table:number-columns-repeated="8"/>
        </table:table-row>
        <table:table-row table:style-name="ro1">
          <table:table-cell office:value-type="float" office:value="12.5562628588263" calcext:value-type="float">
            <text:p>12,55626286</text:p>
          </table:table-cell>
          <table:table-cell table:number-columns-repeated="4"/>
          <table:table-cell office:value-type="float" office:value="12.5498" calcext:value-type="float">
            <text:p>12,54980000</text:p>
          </table:table-cell>
          <table:table-cell table:number-columns-repeated="8"/>
        </table:table-row>
        <table:table-row table:style-name="ro1">
          <table:table-cell office:value-type="float" office:value="12.6042897701256" calcext:value-type="float">
            <text:p>12,60428977</text:p>
          </table:table-cell>
          <table:table-cell table:number-columns-repeated="3"/>
          <table:table-cell office:value-type="float" office:value="12.6614" calcext:value-type="float">
            <text:p>12,66140000</text:p>
          </table:table-cell>
          <table:table-cell office:value-type="float" office:value="12.5978" calcext:value-type="float">
            <text:p>12,59780000</text:p>
          </table:table-cell>
          <table:table-cell table:number-columns-repeated="8"/>
        </table:table-row>
        <table:table-row table:style-name="ro1">
          <table:table-cell office:value-type="float" office:value="12.6523317134551" calcext:value-type="float">
            <text:p>12,65233171</text:p>
          </table:table-cell>
          <table:table-cell table:number-columns-repeated="4"/>
          <table:table-cell office:value-type="float" office:value="12.6458" calcext:value-type="float">
            <text:p>12,64580000</text:p>
          </table:table-cell>
          <table:table-cell table:number-columns-repeated="8"/>
        </table:table-row>
        <table:table-row table:style-name="ro1">
          <table:table-cell office:value-type="float" office:value="12.7003887446795" calcext:value-type="float">
            <text:p>12,70038874</text:p>
          </table:table-cell>
          <table:table-cell office:value-type="float" office:value="13.6288" calcext:value-type="float">
            <text:p>13,628800000</text:p>
          </table:table-cell>
          <table:table-cell office:value-type="float" office:value="13.1072" calcext:value-type="float">
            <text:p>13,10720000</text:p>
          </table:table-cell>
          <table:table-cell office:value-type="float" office:value="12.8701" calcext:value-type="float">
            <text:p>12,87010000</text:p>
          </table:table-cell>
          <table:table-cell office:value-type="float" office:value="12.7579" calcext:value-type="float">
            <text:p>12,75790000</text:p>
          </table:table-cell>
          <table:table-cell office:value-type="float" office:value="12.6938" calcext:value-type="float">
            <text:p>12,69380000</text:p>
          </table:table-cell>
          <table:table-cell table:number-columns-repeated="8"/>
        </table:table-row>
        <table:table-row table:style-name="ro1">
          <table:table-cell office:value-type="float" office:value="12.7484609196586" calcext:value-type="float">
            <text:p>12,74846092</text:p>
          </table:table-cell>
          <table:table-cell table:number-columns-repeated="4"/>
          <table:table-cell office:value-type="float" office:value="12.7419" calcext:value-type="float">
            <text:p>12,74190000</text:p>
          </table:table-cell>
          <table:table-cell table:number-columns-repeated="8"/>
        </table:table-row>
        <table:table-row table:style-name="ro1">
          <table:table-cell office:value-type="float" office:value="12.7965482942527" calcext:value-type="float">
            <text:p>12,79654829</text:p>
          </table:table-cell>
          <table:table-cell table:number-columns-repeated="3"/>
          <table:table-cell office:value-type="float" office:value="12.8545" calcext:value-type="float">
            <text:p>12,85450000</text:p>
          </table:table-cell>
          <table:table-cell office:value-type="float" office:value="12.79" calcext:value-type="float">
            <text:p>12,79000000</text:p>
          </table:table-cell>
          <table:table-cell table:number-columns-repeated="8"/>
        </table:table-row>
        <table:table-row table:style-name="ro1">
          <table:table-cell office:value-type="float" office:value="12.8446509243349" calcext:value-type="float">
            <text:p>12,84465092</text:p>
          </table:table-cell>
          <table:table-cell table:number-columns-repeated="4"/>
          <table:table-cell office:value-type="float" office:value="12.838" calcext:value-type="float">
            <text:p>12,83800000</text:p>
          </table:table-cell>
          <table:table-cell table:number-columns-repeated="8"/>
        </table:table-row>
        <table:table-row table:style-name="ro1">
          <table:table-cell office:value-type="float" office:value="12.89276886581" calcext:value-type="float">
            <text:p>12,89276887</text:p>
          </table:table-cell>
          <table:table-cell table:number-columns-repeated="2"/>
          <table:table-cell office:value-type="float" office:value="13.065" calcext:value-type="float">
            <text:p>13,06500000</text:p>
          </table:table-cell>
          <table:table-cell office:value-type="float" office:value="12.9512" calcext:value-type="float">
            <text:p>12,95120000</text:p>
          </table:table-cell>
          <table:table-cell office:value-type="float" office:value="12.8861" calcext:value-type="float">
            <text:p>12,88610000</text:p>
          </table:table-cell>
          <table:table-cell table:number-columns-repeated="8"/>
        </table:table-row>
        <table:table-row table:style-name="ro1">
          <table:table-cell office:value-type="float" office:value="12.9409021746351" calcext:value-type="float">
            <text:p>12,94090217</text:p>
          </table:table-cell>
          <table:table-cell table:number-columns-repeated="4"/>
          <table:table-cell office:value-type="float" office:value="12.9342" calcext:value-type="float">
            <text:p>12,93420000</text:p>
          </table:table-cell>
          <table:table-cell table:number-columns-repeated="8"/>
        </table:table-row>
        <table:table-row table:style-name="ro1">
          <table:table-cell office:value-type="float" office:value="12.9890509068329" calcext:value-type="float">
            <text:p>12,98905091</text:p>
          </table:table-cell>
          <table:table-cell table:number-columns-repeated="3"/>
          <table:table-cell office:value-type="float" office:value="13.0479" calcext:value-type="float">
            <text:p>13,04790000</text:p>
          </table:table-cell>
          <table:table-cell office:value-type="float" office:value="12.9824" calcext:value-type="float">
            <text:p>12,98240000</text:p>
          </table:table-cell>
          <table:table-cell table:number-columns-repeated="8"/>
        </table:table-row>
        <table:table-row table:style-name="ro1">
          <table:table-cell office:value-type="float" office:value="13.0372151184801" calcext:value-type="float">
            <text:p>13,03721512</text:p>
          </table:table-cell>
          <table:table-cell table:number-columns-repeated="4"/>
          <table:table-cell office:value-type="float" office:value="13.0305" calcext:value-type="float">
            <text:p>13,03050000</text:p>
          </table:table-cell>
          <table:table-cell table:number-columns-repeated="8"/>
        </table:table-row>
        <table:table-row table:style-name="ro1">
          <table:table-cell office:value-type="float" office:value="13.0853948656496" calcext:value-type="float">
            <text:p>13,08539487</text:p>
          </table:table-cell>
          <table:table-cell/>
          <table:table-cell office:value-type="float" office:value="13.5043" calcext:value-type="float">
            <text:p>13,50430000</text:p>
          </table:table-cell>
          <table:table-cell office:value-type="float" office:value="13.2602" calcext:value-type="float">
            <text:p>13,26020000</text:p>
          </table:table-cell>
          <table:table-cell office:value-type="float" office:value="13.1447" calcext:value-type="float">
            <text:p>13,14470000</text:p>
          </table:table-cell>
          <table:table-cell office:value-type="float" office:value="13.0787" calcext:value-type="float">
            <text:p>13,07870000</text:p>
          </table:table-cell>
          <table:table-cell table:number-columns-repeated="8"/>
        </table:table-row>
        <table:table-row table:style-name="ro1">
          <table:table-cell office:value-type="float" office:value="13.1335902042923" calcext:value-type="float">
            <text:p>13,13359020</text:p>
          </table:table-cell>
          <table:table-cell table:number-columns-repeated="4"/>
          <table:table-cell office:value-type="float" office:value="13.1268" calcext:value-type="float">
            <text:p>13,12680000</text:p>
          </table:table-cell>
          <table:table-cell table:number-columns-repeated="8"/>
        </table:table-row>
        <table:table-row table:style-name="ro1">
          <table:table-cell office:value-type="float" office:value="13.1818011900655" calcext:value-type="float">
            <text:p>13,18180119</text:p>
          </table:table-cell>
          <table:table-cell table:number-columns-repeated="3"/>
          <table:table-cell office:value-type="float" office:value="13.2415" calcext:value-type="float">
            <text:p>13,24150000</text:p>
          </table:table-cell>
          <table:table-cell office:value-type="float" office:value="13.175" calcext:value-type="float">
            <text:p>13,17500000</text:p>
          </table:table-cell>
          <table:table-cell table:number-columns-repeated="8"/>
        </table:table-row>
        <table:table-row table:style-name="ro1">
          <table:table-cell office:value-type="float" office:value="13.2300278781655" calcext:value-type="float">
            <text:p>13,23002788</text:p>
          </table:table-cell>
          <table:table-cell table:number-columns-repeated="4"/>
          <table:table-cell office:value-type="float" office:value="13.2232" calcext:value-type="float">
            <text:p>13,22320000</text:p>
          </table:table-cell>
          <table:table-cell table:number-columns-repeated="8"/>
        </table:table-row>
        <table:table-row table:style-name="ro1">
          <table:table-cell office:value-type="float" office:value="13.278270323292" calcext:value-type="float">
            <text:p>13,27827032</text:p>
          </table:table-cell>
          <table:table-cell table:number-columns-repeated="2"/>
          <table:table-cell office:value-type="float" office:value="13.4557" calcext:value-type="float">
            <text:p>13,45570000</text:p>
          </table:table-cell>
          <table:table-cell office:value-type="float" office:value="13.3384" calcext:value-type="float">
            <text:p>13,33840000</text:p>
          </table:table-cell>
          <table:table-cell office:value-type="float" office:value="13.2714" calcext:value-type="float">
            <text:p>13,27140000</text:p>
          </table:table-cell>
          <table:table-cell table:number-columns-repeated="8"/>
        </table:table-row>
        <table:table-row table:style-name="ro1">
          <table:table-cell office:value-type="float" office:value="13.3265285799385" calcext:value-type="float">
            <text:p>13,32652858</text:p>
          </table:table-cell>
          <table:table-cell table:number-columns-repeated="4"/>
          <table:table-cell office:value-type="float" office:value="13.3197" calcext:value-type="float">
            <text:p>13,31970000</text:p>
          </table:table-cell>
          <table:table-cell table:number-columns-repeated="8"/>
        </table:table-row>
        <table:table-row table:style-name="ro1">
          <table:table-cell office:value-type="float" office:value="13.374802703214" calcext:value-type="float">
            <text:p>13,37480270</text:p>
          </table:table-cell>
          <table:table-cell table:number-columns-repeated="3"/>
          <table:table-cell office:value-type="float" office:value="13.4354" calcext:value-type="float">
            <text:p>13,43540000</text:p>
          </table:table-cell>
          <table:table-cell office:value-type="float" office:value="13.3679" calcext:value-type="float">
            <text:p>13,36790000</text:p>
          </table:table-cell>
          <table:table-cell table:number-columns-repeated="8"/>
        </table:table-row>
        <table:table-row table:style-name="ro1">
          <table:table-cell office:value-type="float" office:value="13.4230927502429" calcext:value-type="float">
            <text:p>13,42309275</text:p>
          </table:table-cell>
          <table:table-cell table:number-columns-repeated="4"/>
          <table:table-cell office:value-type="float" office:value="13.4162" calcext:value-type="float">
            <text:p>13,41620000</text:p>
          </table:table-cell>
          <table:table-cell table:number-columns-repeated="8"/>
        </table:table-row>
        <table:table-row table:style-name="ro1">
          <table:table-cell office:value-type="float" office:value="13.4713987817644" calcext:value-type="float">
            <text:p>13,47139878</text:p>
          </table:table-cell>
          <table:table-cell office:value-type="float" office:value="14.4656" calcext:value-type="float">
            <text:p>14,465600000</text:p>
          </table:table-cell>
          <table:table-cell office:value-type="float" office:value="13.9037" calcext:value-type="float">
            <text:p>13,90370000</text:p>
          </table:table-cell>
          <table:table-cell office:value-type="float" office:value="13.6513" calcext:value-type="float">
            <text:p>13,65130000</text:p>
          </table:table-cell>
          <table:table-cell office:value-type="float" office:value="13.5324" calcext:value-type="float">
            <text:p>13,53240000</text:p>
          </table:table-cell>
          <table:table-cell office:value-type="float" office:value="13.4645" calcext:value-type="float">
            <text:p>13,46450000</text:p>
          </table:table-cell>
          <table:table-cell table:number-columns-repeated="8"/>
        </table:table-row>
        <table:table-row table:style-name="ro1">
          <table:table-cell office:value-type="float" office:value="13.5197208627978" calcext:value-type="float">
            <text:p>13,51972086</text:p>
          </table:table-cell>
          <table:table-cell table:number-columns-repeated="4"/>
          <table:table-cell office:value-type="float" office:value="13.5128" calcext:value-type="float">
            <text:p>13,51280000</text:p>
          </table:table-cell>
          <table:table-cell table:number-columns-repeated="8"/>
        </table:table-row>
        <table:table-row table:style-name="ro1">
          <table:table-cell office:value-type="float" office:value="13.5680590603626" calcext:value-type="float">
            <text:p>13,56805906</text:p>
          </table:table-cell>
          <table:table-cell table:number-columns-repeated="3"/>
          <table:table-cell office:value-type="float" office:value="13.6295" calcext:value-type="float">
            <text:p>13,62950000</text:p>
          </table:table-cell>
          <table:table-cell office:value-type="float" office:value="13.5611" calcext:value-type="float">
            <text:p>13,56110000</text:p>
          </table:table-cell>
          <table:table-cell table:number-columns-repeated="8"/>
        </table:table-row>
        <table:table-row table:style-name="ro1">
          <table:table-cell office:value-type="float" office:value="13.6164134359087" calcext:value-type="float">
            <text:p>13,61641344</text:p>
          </table:table-cell>
          <table:table-cell table:number-columns-repeated="4"/>
          <table:table-cell office:value-type="float" office:value="13.6094" calcext:value-type="float">
            <text:p>13,60940000</text:p>
          </table:table-cell>
          <table:table-cell table:number-columns-repeated="8"/>
        </table:table-row>
        <table:table-row table:style-name="ro1">
          <table:table-cell office:value-type="float" office:value="13.6647840316991" calcext:value-type="float">
            <text:p>13,66478403</text:p>
          </table:table-cell>
          <table:table-cell table:number-columns-repeated="2"/>
          <table:table-cell office:value-type="float" office:value="13.8471" calcext:value-type="float">
            <text:p>13,84710000</text:p>
          </table:table-cell>
          <table:table-cell office:value-type="float" office:value="13.7267" calcext:value-type="float">
            <text:p>13,72670000</text:p>
          </table:table-cell>
          <table:table-cell office:value-type="float" office:value="13.6577" calcext:value-type="float">
            <text:p>13,65770000</text:p>
          </table:table-cell>
          <table:table-cell table:number-columns-repeated="8"/>
        </table:table-row>
        <table:table-row table:style-name="ro1">
          <table:table-cell office:value-type="float" office:value="13.7131708557296" calcext:value-type="float">
            <text:p>13,71317086</text:p>
          </table:table-cell>
          <table:table-cell table:number-columns-repeated="4"/>
          <table:table-cell office:value-type="float" office:value="13.7061" calcext:value-type="float">
            <text:p>13,70610000</text:p>
          </table:table-cell>
          <table:table-cell table:number-columns-repeated="8"/>
        </table:table-row>
        <table:table-row table:style-name="ro1">
          <table:table-cell office:value-type="float" office:value="13.7615738799405" calcext:value-type="float">
            <text:p>13,76157388</text:p>
          </table:table-cell>
          <table:table-cell table:number-columns-repeated="3"/>
          <table:table-cell office:value-type="float" office:value="13.8239" calcext:value-type="float">
            <text:p>13,82390000</text:p>
          </table:table-cell>
          <table:table-cell office:value-type="float" office:value="13.7545" calcext:value-type="float">
            <text:p>13,75450000</text:p>
          </table:table-cell>
          <table:table-cell table:number-columns-repeated="8"/>
        </table:table-row>
        <table:table-row table:style-name="ro1">
          <table:table-cell office:value-type="float" office:value="13.8099930784678" calcext:value-type="float">
            <text:p>13,80999308</text:p>
          </table:table-cell>
          <table:table-cell table:number-columns-repeated="4"/>
          <table:table-cell office:value-type="float" office:value="13.8029" calcext:value-type="float">
            <text:p>13,80290000</text:p>
          </table:table-cell>
          <table:table-cell table:number-columns-repeated="8"/>
        </table:table-row>
        <table:table-row table:style-name="ro1">
          <table:table-cell office:value-type="float" office:value="13.858428533908" calcext:value-type="float">
            <text:p>13,85842853</text:p>
          </table:table-cell>
          <table:table-cell/>
          <table:table-cell office:value-type="float" office:value="14.3058" calcext:value-type="float">
            <text:p>14,30580000</text:p>
          </table:table-cell>
          <table:table-cell office:value-type="float" office:value="14.0433" calcext:value-type="float">
            <text:p>14,04330000</text:p>
          </table:table-cell>
          <table:table-cell office:value-type="float" office:value="13.9212" calcext:value-type="float">
            <text:p>13,92120000</text:p>
          </table:table-cell>
          <table:table-cell office:value-type="float" office:value="13.8513" calcext:value-type="float">
            <text:p>13,85130000</text:p>
          </table:table-cell>
          <table:table-cell table:number-columns-repeated="8"/>
        </table:table-row>
        <table:table-row table:style-name="ro1">
          <table:table-cell office:value-type="float" office:value="13.9068806022736" calcext:value-type="float">
            <text:p>13,90688060</text:p>
          </table:table-cell>
          <table:table-cell table:number-columns-repeated="4"/>
          <table:table-cell office:value-type="float" office:value="13.8997" calcext:value-type="float">
            <text:p>13,89970000</text:p>
          </table:table-cell>
          <table:table-cell table:number-columns-repeated="8"/>
        </table:table-row>
        <table:table-row table:style-name="ro1">
          <table:table-cell office:value-type="float" office:value="13.9553500132357" calcext:value-type="float">
            <text:p>13,95535001</text:p>
          </table:table-cell>
          <table:table-cell table:number-columns-repeated="3"/>
          <table:table-cell office:value-type="float" office:value="14.0185" calcext:value-type="float">
            <text:p>14,01850000</text:p>
          </table:table-cell>
          <table:table-cell office:value-type="float" office:value="13.9482" calcext:value-type="float">
            <text:p>13,94820000</text:p>
          </table:table-cell>
          <table:table-cell table:number-columns-repeated="8"/>
        </table:table-row>
        <table:table-row table:style-name="ro1">
          <table:table-cell office:value-type="float" office:value="14.0038375821175" calcext:value-type="float">
            <text:p>14,00383758</text:p>
          </table:table-cell>
          <table:table-cell table:number-columns-repeated="4"/>
          <table:table-cell office:value-type="float" office:value="13.9966" calcext:value-type="float">
            <text:p>13,99660000</text:p>
          </table:table-cell>
          <table:table-cell table:number-columns-repeated="8"/>
        </table:table-row>
        <table:table-row table:style-name="ro1">
          <table:table-cell office:value-type="float" office:value="14.0523430613267" calcext:value-type="float">
            <text:p>14,05234306</text:p>
          </table:table-cell>
          <table:table-cell table:number-columns-repeated="2"/>
          <table:table-cell office:value-type="float" office:value="14.2402" calcext:value-type="float">
            <text:p>14,24020000</text:p>
          </table:table-cell>
          <table:table-cell office:value-type="float" office:value="14.1159" calcext:value-type="float">
            <text:p>14,11590000</text:p>
          </table:table-cell>
          <table:table-cell office:value-type="float" office:value="14.0451" calcext:value-type="float">
            <text:p>14,04510000</text:p>
          </table:table-cell>
          <table:table-cell table:number-columns-repeated="8"/>
        </table:table-row>
        <table:table-row table:style-name="ro1">
          <table:table-cell office:value-type="float" office:value="14.1008630749863" calcext:value-type="float">
            <text:p>14,10086307</text:p>
          </table:table-cell>
          <table:table-cell table:number-columns-repeated="4"/>
          <table:table-cell office:value-type="float" office:value="14.0936" calcext:value-type="float">
            <text:p>14,09360000</text:p>
          </table:table-cell>
          <table:table-cell table:number-columns-repeated="8"/>
        </table:table-row>
        <table:table-row table:style-name="ro1">
          <table:table-cell office:value-type="float" office:value="14.1493901668923" calcext:value-type="float">
            <text:p>14,14939017</text:p>
          </table:table-cell>
          <table:table-cell table:number-columns-repeated="3"/>
          <table:table-cell office:value-type="float" office:value="14.2134" calcext:value-type="float">
            <text:p>14,21340000</text:p>
          </table:table-cell>
          <table:table-cell office:value-type="float" office:value="14.1421" calcext:value-type="float">
            <text:p>14,14210000</text:p>
          </table:table-cell>
          <table:table-cell table:number-columns-repeated="8"/>
        </table:table-row>
        <table:table-row table:style-name="ro1">
          <table:table-cell office:value-type="float" office:value="14.1979198420174" calcext:value-type="float">
            <text:p>14,19791984</text:p>
          </table:table-cell>
          <table:table-cell table:number-columns-repeated="4"/>
          <table:table-cell office:value-type="float" office:value="14.1906" calcext:value-type="float">
            <text:p>14,19060000</text:p>
          </table:table-cell>
          <table:table-cell table:number-columns-repeated="8"/>
        </table:table-row>
        <table:table-row table:style-name="ro1">
          <table:table-cell office:value-type="float" office:value="14.2464767126367" calcext:value-type="float">
            <text:p>14,24647671</text:p>
          </table:table-cell>
          <table:table-cell office:value-type="float" office:value="15.2619" calcext:value-type="float">
            <text:p>15,261900000</text:p>
          </table:table-cell>
          <table:table-cell office:value-type="float" office:value="14.6963" calcext:value-type="float">
            <text:p>14,69630000</text:p>
          </table:table-cell>
          <table:table-cell office:value-type="float" office:value="14.438" calcext:value-type="float">
            <text:p>14,43800000</text:p>
          </table:table-cell>
          <table:table-cell office:value-type="float" office:value="14.3111" calcext:value-type="float">
            <text:p>14,31110000</text:p>
          </table:table-cell>
          <table:table-cell office:value-type="float" office:value="14.2391" calcext:value-type="float">
            <text:p>14,23910000</text:p>
          </table:table-cell>
          <table:table-cell table:number-columns-repeated="8"/>
        </table:table-row>
        <table:table-row table:style-name="ro1">
          <table:table-cell office:value-type="float" office:value="14.2951488321417" calcext:value-type="float">
            <text:p>14,29514883</text:p>
          </table:table-cell>
          <table:table-cell table:number-columns-repeated="4"/>
          <table:table-cell office:value-type="float" office:value="14.2878" calcext:value-type="float">
            <text:p>14,28780000</text:p>
          </table:table-cell>
          <table:table-cell table:number-columns-repeated="8"/>
        </table:table-row>
        <table:table-row table:style-name="ro1">
          <table:table-cell office:value-type="float" office:value="14.3439655889897" calcext:value-type="float">
            <text:p>14,34396559</text:p>
          </table:table-cell>
          <table:table-cell table:number-columns-repeated="3"/>
          <table:table-cell office:value-type="float" office:value="14.4092" calcext:value-type="float">
            <text:p>14,40920000</text:p>
          </table:table-cell>
          <table:table-cell office:value-type="float" office:value="14.3366" calcext:value-type="float">
            <text:p>14,33660000</text:p>
          </table:table-cell>
          <table:table-cell table:number-columns-repeated="8"/>
        </table:table-row>
        <table:table-row table:style-name="ro1">
          <table:table-cell office:value-type="float" office:value="14.3918178569975" calcext:value-type="float">
            <text:p>14,39181786</text:p>
          </table:table-cell>
          <table:table-cell table:number-columns-repeated="4"/>
          <table:table-cell office:value-type="float" office:value="14.3844" calcext:value-type="float">
            <text:p>14,38440000</text:p>
          </table:table-cell>
          <table:table-cell table:number-columns-repeated="8"/>
        </table:table-row>
        <table:table-row table:style-name="ro1">
          <table:table-cell office:value-type="float" office:value="14.4349554693285" calcext:value-type="float">
            <text:p>14,43495547</text:p>
          </table:table-cell>
          <table:table-cell table:number-columns-repeated="2"/>
          <table:table-cell office:value-type="float" office:value="14.6313" calcext:value-type="float">
            <text:p>14,63130000</text:p>
          </table:table-cell>
          <table:table-cell office:value-type="float" office:value="14.5052" calcext:value-type="float">
            <text:p>14,50520000</text:p>
          </table:table-cell>
          <table:table-cell office:value-type="float" office:value="14.4277" calcext:value-type="float">
            <text:p>14,42770000</text:p>
          </table:table-cell>
          <table:table-cell table:number-columns-repeated="8"/>
        </table:table-row>
        <table:table-row table:style-name="ro1">
          <table:table-cell office:value-type="float" office:value="14.477128699167" calcext:value-type="float">
            <text:p>14,47712870</text:p>
          </table:table-cell>
          <table:table-cell table:number-columns-repeated="4"/>
          <table:table-cell office:value-type="float" office:value="14.47" calcext:value-type="float">
            <text:p>14,47000000</text:p>
          </table:table-cell>
          <table:table-cell table:number-columns-repeated="8"/>
        </table:table-row>
        <table:table-row table:style-name="ro1">
          <table:table-cell office:value-type="float" office:value="14.5194467790441" calcext:value-type="float">
            <text:p>14,51944678</text:p>
          </table:table-cell>
          <table:table-cell table:number-columns-repeated="3"/>
          <table:table-cell office:value-type="float" office:value="14.5907" calcext:value-type="float">
            <text:p>14,59070000</text:p>
          </table:table-cell>
          <table:table-cell office:value-type="float" office:value="14.5124" calcext:value-type="float">
            <text:p>14,51240000</text:p>
          </table:table-cell>
          <table:table-cell table:number-columns-repeated="8"/>
        </table:table-row>
        <table:table-row table:style-name="ro1">
          <table:table-cell office:value-type="float" office:value="14.56188042685" calcext:value-type="float">
            <text:p>14,56188043</text:p>
          </table:table-cell>
          <table:table-cell table:number-columns-repeated="4"/>
          <table:table-cell office:value-type="float" office:value="14.555" calcext:value-type="float">
            <text:p>14,55500000</text:p>
          </table:table-cell>
          <table:table-cell table:number-columns-repeated="8"/>
        </table:table-row>
        <table:table-row table:style-name="ro1">
          <table:table-cell office:value-type="float" office:value="14.6043416955411" calcext:value-type="float">
            <text:p>14,60434170</text:p>
          </table:table-cell>
          <table:table-cell/>
          <table:table-cell office:value-type="float" office:value="15.0264" calcext:value-type="float">
            <text:p>15,02640000</text:p>
          </table:table-cell>
          <table:table-cell office:value-type="float" office:value="14.8023" calcext:value-type="float">
            <text:p>14,80230000</text:p>
          </table:table-cell>
          <table:table-cell office:value-type="float" office:value="14.6741" calcext:value-type="float">
            <text:p>14,67410000</text:p>
          </table:table-cell>
          <table:table-cell office:value-type="float" office:value="14.5975" calcext:value-type="float">
            <text:p>14,59750000</text:p>
          </table:table-cell>
          <table:table-cell table:number-columns-repeated="8"/>
        </table:table-row>
        <table:table-row table:style-name="ro1">
          <table:table-cell office:value-type="float" office:value="14.6468060791903" calcext:value-type="float">
            <text:p>14,64680608</text:p>
          </table:table-cell>
          <table:table-cell table:number-columns-repeated="4"/>
          <table:table-cell office:value-type="float" office:value="14.6401" calcext:value-type="float">
            <text:p>14,64010000</text:p>
          </table:table-cell>
          <table:table-cell table:number-columns-repeated="8"/>
        </table:table-row>
        <table:table-row table:style-name="ro1">
          <table:table-cell office:value-type="float" office:value="14.6892781791726" calcext:value-type="float">
            <text:p>14,68927818</text:p>
          </table:table-cell>
          <table:table-cell table:number-columns-repeated="3"/>
          <table:table-cell office:value-type="float" office:value="14.7578" calcext:value-type="float">
            <text:p>14,75780000</text:p>
          </table:table-cell>
          <table:table-cell office:value-type="float" office:value="14.6827" calcext:value-type="float">
            <text:p>14,68270000</text:p>
          </table:table-cell>
          <table:table-cell table:number-columns-repeated="8"/>
        </table:table-row>
        <table:table-row table:style-name="ro1">
          <table:table-cell office:value-type="float" office:value="14.7317655580402" calcext:value-type="float">
            <text:p>14,73176556</text:p>
          </table:table-cell>
          <table:table-cell table:number-columns-repeated="4"/>
          <table:table-cell office:value-type="float" office:value="14.7253" calcext:value-type="float">
            <text:p>14,72530000</text:p>
          </table:table-cell>
          <table:table-cell table:number-columns-repeated="8"/>
        </table:table-row>
        <table:table-row table:style-name="ro1">
          <table:table-cell office:value-type="float" office:value="14.7742716980181" calcext:value-type="float">
            <text:p>14,77427170</text:p>
          </table:table-cell>
          <table:table-cell table:number-columns-repeated="2"/>
          <table:table-cell office:value-type="float" office:value="14.969" calcext:value-type="float">
            <text:p>14,96900000</text:p>
          </table:table-cell>
          <table:table-cell office:value-type="float" office:value="14.8418" calcext:value-type="float">
            <text:p>14,84180000</text:p>
          </table:table-cell>
          <table:table-cell office:value-type="float" office:value="14.768" calcext:value-type="float">
            <text:p>14,76800000</text:p>
          </table:table-cell>
          <table:table-cell table:number-columns-repeated="8"/>
        </table:table-row>
        <table:table-row table:style-name="ro1">
          <table:table-cell office:value-type="float" office:value="14.8167969530466" calcext:value-type="float">
            <text:p>14,81679695</text:p>
          </table:table-cell>
          <table:table-cell table:number-columns-repeated="4"/>
          <table:table-cell office:value-type="float" office:value="14.8106" calcext:value-type="float">
            <text:p>14,81060000</text:p>
          </table:table-cell>
          <table:table-cell table:number-columns-repeated="8"/>
        </table:table-row>
        <table:table-row table:style-name="ro1">
          <table:table-cell office:value-type="float" office:value="14.8593406141511" calcext:value-type="float">
            <text:p>14,85934061</text:p>
          </table:table-cell>
          <table:table-cell table:number-columns-repeated="3"/>
          <table:table-cell office:value-type="float" office:value="14.9259" calcext:value-type="float">
            <text:p>14,92590000</text:p>
          </table:table-cell>
          <table:table-cell office:value-type="float" office:value="14.8533" calcext:value-type="float">
            <text:p>14,85330000</text:p>
          </table:table-cell>
          <table:table-cell table:number-columns-repeated="8"/>
        </table:table-row>
        <table:table-row table:style-name="ro1">
          <table:table-cell office:value-type="float" office:value="14.9019020580088" calcext:value-type="float">
            <text:p>14,90190206</text:p>
          </table:table-cell>
          <table:table-cell table:number-columns-repeated="4"/>
          <table:table-cell office:value-type="float" office:value="14.896" calcext:value-type="float">
            <text:p>14,89600000</text:p>
          </table:table-cell>
          <table:table-cell table:number-columns-repeated="8"/>
        </table:table-row>
        <table:table-row table:style-name="ro1">
          <table:table-cell office:value-type="float" office:value="14.9444810349557" calcext:value-type="float">
            <text:p>14,94448103</text:p>
          </table:table-cell>
          <table:table-cell office:value-type="float" office:value="15.8462" calcext:value-type="float">
            <text:p>15,846200000</text:p>
          </table:table-cell>
          <table:table-cell office:value-type="float" office:value="15.3448" calcext:value-type="float">
            <text:p>15,34480000</text:p>
          </table:table-cell>
          <table:table-cell office:value-type="float" office:value="15.1365" calcext:value-type="float">
            <text:p>15,13650000</text:p>
          </table:table-cell>
          <table:table-cell office:value-type="float" office:value="15.0101" calcext:value-type="float">
            <text:p>15,01010000</text:p>
          </table:table-cell>
          <table:table-cell office:value-type="float" office:value="14.9387" calcext:value-type="float">
            <text:p>14,93870000</text:p>
          </table:table-cell>
          <table:table-cell table:number-columns-repeated="8"/>
        </table:table-row>
        <table:table-row table:style-name="ro1">
          <table:table-cell office:value-type="float" office:value="14.9870775687439" calcext:value-type="float">
            <text:p>14,98707757</text:p>
          </table:table-cell>
          <table:table-cell table:number-columns-repeated="4"/>
          <table:table-cell office:value-type="float" office:value="14.9814" calcext:value-type="float">
            <text:p>14,98140000</text:p>
          </table:table-cell>
          <table:table-cell table:number-columns-repeated="8"/>
        </table:table-row>
        <table:table-row table:style-name="ro1">
          <table:table-cell office:value-type="float" office:value="15.0296917915863" calcext:value-type="float">
            <text:p>15,02969179</text:p>
          </table:table-cell>
          <table:table-cell table:number-columns-repeated="3"/>
          <table:table-cell office:value-type="float" office:value="15.0943" calcext:value-type="float">
            <text:p>15,09430000</text:p>
          </table:table-cell>
          <table:table-cell office:value-type="float" office:value="15.0241" calcext:value-type="float">
            <text:p>15,02410000</text:p>
          </table:table-cell>
          <table:table-cell table:number-columns-repeated="8"/>
        </table:table-row>
        <table:table-row table:style-name="ro1">
          <table:table-cell office:value-type="float" office:value="15.0723238378921" calcext:value-type="float">
            <text:p>15,07232384</text:p>
          </table:table-cell>
          <table:table-cell table:number-columns-repeated="4"/>
          <table:table-cell office:value-type="float" office:value="15.0669" calcext:value-type="float">
            <text:p>15,06690000</text:p>
          </table:table-cell>
          <table:table-cell table:number-columns-repeated="8"/>
        </table:table-row>
        <table:table-row table:style-name="ro1">
          <table:table-cell office:value-type="float" office:value="15.1149738060141" calcext:value-type="float">
            <text:p>15,11497381</text:p>
          </table:table-cell>
          <table:table-cell table:number-columns-repeated="2"/>
          <table:table-cell office:value-type="float" office:value="15.3048" calcext:value-type="float">
            <text:p>15,30480000</text:p>
          </table:table-cell>
          <table:table-cell office:value-type="float" office:value="15.1786" calcext:value-type="float">
            <text:p>15,17860000</text:p>
          </table:table-cell>
          <table:table-cell office:value-type="float" office:value="15.1096" calcext:value-type="float">
            <text:p>15,10960000</text:p>
          </table:table-cell>
          <table:table-cell table:number-columns-repeated="8"/>
        </table:table-row>
        <table:table-row table:style-name="ro1">
          <table:table-cell office:value-type="float" office:value="15.1576417600393" calcext:value-type="float">
            <text:p>15,15764176</text:p>
          </table:table-cell>
          <table:table-cell table:number-columns-repeated="4"/>
          <table:table-cell office:value-type="float" office:value="15.1524" calcext:value-type="float">
            <text:p>15,15240000</text:p>
          </table:table-cell>
          <table:table-cell table:number-columns-repeated="8"/>
        </table:table-row>
        <table:table-row table:style-name="ro1">
          <table:table-cell office:value-type="float" office:value="15.2003277448671" calcext:value-type="float">
            <text:p>15,20032774</text:p>
          </table:table-cell>
          <table:table-cell table:number-columns-repeated="3"/>
          <table:table-cell office:value-type="float" office:value="15.2629" calcext:value-type="float">
            <text:p>15,26290000</text:p>
          </table:table-cell>
          <table:table-cell office:value-type="float" office:value="15.1952" calcext:value-type="float">
            <text:p>15,19520000</text:p>
          </table:table-cell>
          <table:table-cell table:number-columns-repeated="8"/>
        </table:table-row>
        <table:table-row table:style-name="ro1">
          <table:table-cell office:value-type="float" office:value="15.243031799828" calcext:value-type="float">
            <text:p>15,24303180</text:p>
          </table:table-cell>
          <table:table-cell table:number-columns-repeated="4"/>
          <table:table-cell office:value-type="float" office:value="15.2381" calcext:value-type="float">
            <text:p>15,23810000</text:p>
          </table:table-cell>
          <table:table-cell table:number-columns-repeated="8"/>
        </table:table-row>
        <table:table-row table:style-name="ro1">
          <table:table-cell office:value-type="float" office:value="15.2857539662528" calcext:value-type="float">
            <text:p>15,28575397</text:p>
          </table:table-cell>
          <table:table-cell/>
          <table:table-cell office:value-type="float" office:value="15.6661" calcext:value-type="float">
            <text:p>15,66610000</text:p>
          </table:table-cell>
          <table:table-cell office:value-type="float" office:value="15.4734" calcext:value-type="float">
            <text:p>15,47340000</text:p>
          </table:table-cell>
          <table:table-cell office:value-type="float" office:value="15.3474" calcext:value-type="float">
            <text:p>15,34740000</text:p>
          </table:table-cell>
          <table:table-cell office:value-type="float" office:value="15.2809" calcext:value-type="float">
            <text:p>15,28090000</text:p>
          </table:table-cell>
          <table:table-cell table:number-columns-repeated="8"/>
        </table:table-row>
        <table:table-row table:style-name="ro1">
          <table:table-cell office:value-type="float" office:value="15.3284942897527" calcext:value-type="float">
            <text:p>15,32849429</text:p>
          </table:table-cell>
          <table:table-cell table:number-columns-repeated="4"/>
          <table:table-cell office:value-type="float" office:value="15.3238" calcext:value-type="float">
            <text:p>15,32380000</text:p>
          </table:table-cell>
          <table:table-cell table:number-columns-repeated="8"/>
        </table:table-row>
        <table:table-row table:style-name="ro1">
          <table:table-cell office:value-type="float" office:value="15.3712528195538" calcext:value-type="float">
            <text:p>15,37125282</text:p>
          </table:table-cell>
          <table:table-cell table:number-columns-repeated="3"/>
          <table:table-cell office:value-type="float" office:value="15.4319" calcext:value-type="float">
            <text:p>15,43190000</text:p>
          </table:table-cell>
          <table:table-cell office:value-type="float" office:value="15.3666" calcext:value-type="float">
            <text:p>15,36660000</text:p>
          </table:table-cell>
          <table:table-cell table:number-columns-repeated="8"/>
        </table:table-row>
        <table:table-row table:style-name="ro1">
          <table:table-cell office:value-type="float" office:value="15.4140296068983" calcext:value-type="float">
            <text:p>15,41402961</text:p>
          </table:table-cell>
          <table:table-cell table:number-columns-repeated="4"/>
          <table:table-cell office:value-type="float" office:value="15.4095" calcext:value-type="float">
            <text:p>15,40950000</text:p>
          </table:table-cell>
          <table:table-cell table:number-columns-repeated="8"/>
        </table:table-row>
        <table:table-row table:style-name="ro1">
          <table:table-cell office:value-type="float" office:value="15.4568247036436" calcext:value-type="float">
            <text:p>15,45682470</text:p>
          </table:table-cell>
          <table:table-cell table:number-columns-repeated="2"/>
          <table:table-cell office:value-type="float" office:value="15.6422" calcext:value-type="float">
            <text:p>15,64220000</text:p>
          </table:table-cell>
          <table:table-cell office:value-type="float" office:value="15.5164" calcext:value-type="float">
            <text:p>15,51640000</text:p>
          </table:table-cell>
          <table:table-cell office:value-type="float" office:value="15.4525" calcext:value-type="float">
            <text:p>15,45250000</text:p>
          </table:table-cell>
          <table:table-cell table:number-columns-repeated="8"/>
        </table:table-row>
        <table:table-row table:style-name="ro1">
          <table:table-cell office:value-type="float" office:value="15.4996381614417" calcext:value-type="float">
            <text:p>15,49963816</text:p>
          </table:table-cell>
          <table:table-cell table:number-columns-repeated="4"/>
          <table:table-cell office:value-type="float" office:value="15.4954" calcext:value-type="float">
            <text:p>15,49540000</text:p>
          </table:table-cell>
          <table:table-cell table:number-columns-repeated="8"/>
        </table:table-row>
        <table:table-row table:style-name="ro1">
          <table:table-cell office:value-type="float" office:value="15.542470031448" calcext:value-type="float">
            <text:p>15,54247003</text:p>
          </table:table-cell>
          <table:table-cell table:number-columns-repeated="3"/>
          <table:table-cell office:value-type="float" office:value="15.6011" calcext:value-type="float">
            <text:p>15,60110000</text:p>
          </table:table-cell>
          <table:table-cell office:value-type="float" office:value="15.5383" calcext:value-type="float">
            <text:p>15,53830000</text:p>
          </table:table-cell>
          <table:table-cell table:number-columns-repeated="8"/>
        </table:table-row>
        <table:table-row table:style-name="ro1">
          <table:table-cell office:value-type="float" office:value="15.5853203643574" calcext:value-type="float">
            <text:p>15,58532036</text:p>
          </table:table-cell>
          <table:table-cell table:number-columns-repeated="4"/>
          <table:table-cell office:value-type="float" office:value="15.5813" calcext:value-type="float">
            <text:p>15,58130000</text:p>
          </table:table-cell>
          <table:table-cell table:number-columns-repeated="8"/>
        </table:table-row>
        <table:table-row table:style-name="ro1">
          <table:table-cell office:value-type="float" office:value="15.6281892105715" calcext:value-type="float">
            <text:p>15,62818921</text:p>
          </table:table-cell>
          <table:table-cell office:value-type="float" office:value="16.3898" calcext:value-type="float">
            <text:p>16,389800000</text:p>
          </table:table-cell>
          <table:table-cell office:value-type="float" office:value="15.9899" calcext:value-type="float">
            <text:p>15,98990000</text:p>
          </table:table-cell>
          <table:table-cell office:value-type="float" office:value="15.8113" calcext:value-type="float">
            <text:p>15,81130000</text:p>
          </table:table-cell>
          <table:table-cell office:value-type="float" office:value="15.6858" calcext:value-type="float">
            <text:p>15,68580000</text:p>
          </table:table-cell>
          <table:table-cell office:value-type="float" office:value="15.6243" calcext:value-type="float">
            <text:p>15,62430000</text:p>
          </table:table-cell>
          <table:table-cell table:number-columns-repeated="8"/>
        </table:table-row>
        <table:table-row table:style-name="ro1">
          <table:table-cell office:value-type="float" office:value="15.6710766203704" calcext:value-type="float">
            <text:p>15,67107662</text:p>
          </table:table-cell>
          <table:table-cell table:number-columns-repeated="4"/>
          <table:table-cell office:value-type="float" office:value="15.6673" calcext:value-type="float">
            <text:p>15,66730000</text:p>
          </table:table-cell>
          <table:table-cell table:number-columns-repeated="8"/>
        </table:table-row>
        <table:table-row table:style-name="ro1">
          <table:table-cell office:value-type="float" office:value="15.7139826440304" calcext:value-type="float">
            <text:p>15,71398264</text:p>
          </table:table-cell>
          <table:table-cell table:number-columns-repeated="3"/>
          <table:table-cell office:value-type="float" office:value="15.7706" calcext:value-type="float">
            <text:p>15,77060000</text:p>
          </table:table-cell>
          <table:table-cell office:value-type="float" office:value="15.7103" calcext:value-type="float">
            <text:p>15,71030000</text:p>
          </table:table-cell>
          <table:table-cell table:number-columns-repeated="8"/>
        </table:table-row>
        <table:table-row table:style-name="ro1">
          <table:table-cell office:value-type="float" office:value="15.7569073318823" calcext:value-type="float">
            <text:p>15,75690733</text:p>
          </table:table-cell>
          <table:table-cell table:number-columns-repeated="4"/>
          <table:table-cell office:value-type="float" office:value="15.7534" calcext:value-type="float">
            <text:p>15,75340000</text:p>
          </table:table-cell>
          <table:table-cell table:number-columns-repeated="8"/>
        </table:table-row>
        <table:table-row table:style-name="ro1">
          <table:table-cell office:value-type="float" office:value="15.7998507343232" calcext:value-type="float">
            <text:p>15,79985073</text:p>
          </table:table-cell>
          <table:table-cell table:number-columns-repeated="2"/>
          <table:table-cell office:value-type="float" office:value="15.9807" calcext:value-type="float">
            <text:p>15,98070000</text:p>
          </table:table-cell>
          <table:table-cell office:value-type="float" office:value="15.8554" calcext:value-type="float">
            <text:p>15,85540000</text:p>
          </table:table-cell>
          <table:table-cell office:value-type="float" office:value="15.7965" calcext:value-type="float">
            <text:p>15,79650000</text:p>
          </table:table-cell>
          <table:table-cell table:number-columns-repeated="8"/>
        </table:table-row>
        <table:table-row table:style-name="ro1">
          <table:table-cell office:value-type="float" office:value="15.8428129018026" calcext:value-type="float">
            <text:p>15,84281290</text:p>
          </table:table-cell>
          <table:table-cell table:number-columns-repeated="4"/>
          <table:table-cell office:value-type="float" office:value="15.8395" calcext:value-type="float">
            <text:p>15,83950000</text:p>
          </table:table-cell>
          <table:table-cell table:number-columns-repeated="8"/>
        </table:table-row>
        <table:table-row table:style-name="ro1">
          <table:table-cell office:value-type="float" office:value="15.8857938848022" calcext:value-type="float">
            <text:p>15,88579388</text:p>
          </table:table-cell>
          <table:table-cell table:number-columns-repeated="3"/>
          <table:table-cell office:value-type="float" office:value="15.9404" calcext:value-type="float">
            <text:p>15,94040000</text:p>
          </table:table-cell>
          <table:table-cell office:value-type="float" office:value="15.8826" calcext:value-type="float">
            <text:p>15,88260000</text:p>
          </table:table-cell>
          <table:table-cell table:number-columns-repeated="8"/>
        </table:table-row>
        <table:table-row table:style-name="ro1">
          <table:table-cell office:value-type="float" office:value="15.9287937338169" calcext:value-type="float">
            <text:p>15,92879373</text:p>
          </table:table-cell>
          <table:table-cell table:number-columns-repeated="4"/>
          <table:table-cell office:value-type="float" office:value="15.9258" calcext:value-type="float">
            <text:p>15,92580000</text:p>
          </table:table-cell>
          <table:table-cell table:number-columns-repeated="8"/>
        </table:table-row>
        <table:table-row table:style-name="ro1">
          <table:table-cell office:value-type="float" office:value="15.9718124993426" calcext:value-type="float">
            <text:p>15,97181250</text:p>
          </table:table-cell>
          <table:table-cell/>
          <table:table-cell office:value-type="float" office:value="16.315" calcext:value-type="float">
            <text:p>16,31500000</text:p>
          </table:table-cell>
          <table:table-cell office:value-type="float" office:value="16.1504" calcext:value-type="float">
            <text:p>16,15040000</text:p>
          </table:table-cell>
          <table:table-cell office:value-type="float" office:value="16.0254" calcext:value-type="float">
            <text:p>16,02540000</text:p>
          </table:table-cell>
          <table:table-cell office:value-type="float" office:value="15.9689" calcext:value-type="float">
            <text:p>15,96890000</text:p>
          </table:table-cell>
          <table:table-cell table:number-columns-repeated="8"/>
        </table:table-row>
        <table:table-row table:style-name="ro1">
          <table:table-cell office:value-type="float" office:value="16.0148502318707" calcext:value-type="float">
            <text:p>16,01485023</text:p>
          </table:table-cell>
          <table:table-cell table:number-columns-repeated="4"/>
          <table:table-cell office:value-type="float" office:value="16.0121" calcext:value-type="float">
            <text:p>16,01210000</text:p>
          </table:table-cell>
          <table:table-cell table:number-columns-repeated="8"/>
        </table:table-row>
        <table:table-row table:style-name="ro1">
          <table:table-cell office:value-type="float" office:value="16.057906981887" calcext:value-type="float">
            <text:p>16,05790698</text:p>
          </table:table-cell>
          <table:table-cell table:number-columns-repeated="3"/>
          <table:table-cell office:value-type="float" office:value="16.1105" calcext:value-type="float">
            <text:p>16,11050000</text:p>
          </table:table-cell>
          <table:table-cell office:value-type="float" office:value="16.0552" calcext:value-type="float">
            <text:p>16,05520000</text:p>
          </table:table-cell>
          <table:table-cell table:number-columns-repeated="8"/>
        </table:table-row>
        <table:table-row table:style-name="ro1">
          <table:table-cell office:value-type="float" office:value="16.1009827998738" calcext:value-type="float">
            <text:p>16,10098280</text:p>
          </table:table-cell>
          <table:table-cell table:number-columns-repeated="4"/>
          <table:table-cell office:value-type="float" office:value="16.0984" calcext:value-type="float">
            <text:p>16,09840000</text:p>
          </table:table-cell>
          <table:table-cell table:number-columns-repeated="8"/>
        </table:table-row>
        <table:table-row table:style-name="ro1">
          <table:table-cell office:value-type="float" office:value="16.1440777363121" calcext:value-type="float">
            <text:p>16,14407774</text:p>
          </table:table-cell>
          <table:table-cell table:number-columns-repeated="2"/>
          <table:table-cell office:value-type="float" office:value="16.3204" calcext:value-type="float">
            <text:p>16,32040000</text:p>
          </table:table-cell>
          <table:table-cell office:value-type="float" office:value="16.1957" calcext:value-type="float">
            <text:p>16,19570000</text:p>
          </table:table-cell>
          <table:table-cell office:value-type="float" office:value="16.1417" calcext:value-type="float">
            <text:p>16,14170000</text:p>
          </table:table-cell>
          <table:table-cell table:number-columns-repeated="8"/>
        </table:table-row>
        <table:table-row table:style-name="ro1">
          <table:table-cell office:value-type="float" office:value="16.1871918416843" calcext:value-type="float">
            <text:p>16,18719184</text:p>
          </table:table-cell>
          <table:table-cell table:number-columns-repeated="4"/>
          <table:table-cell office:value-type="float" office:value="16.1849" calcext:value-type="float">
            <text:p>16,18490000</text:p>
          </table:table-cell>
          <table:table-cell table:number-columns-repeated="8"/>
        </table:table-row>
        <table:table-row table:style-name="ro1">
          <table:table-cell office:value-type="float" office:value="16.2303251664754" calcext:value-type="float">
            <text:p>16,23032517</text:p>
          </table:table-cell>
          <table:table-cell table:number-columns-repeated="3"/>
          <table:table-cell office:value-type="float" office:value="16.2809" calcext:value-type="float">
            <text:p>16,28090000</text:p>
          </table:table-cell>
          <table:table-cell office:value-type="float" office:value="16.2282" calcext:value-type="float">
            <text:p>16,22820000</text:p>
          </table:table-cell>
          <table:table-cell table:number-columns-repeated="8"/>
        </table:table-row>
        <table:table-row table:style-name="ro1">
          <table:table-cell office:value-type="float" office:value="16.2734777611739" calcext:value-type="float">
            <text:p>16,27347776</text:p>
          </table:table-cell>
          <table:table-cell table:number-columns-repeated="4"/>
          <table:table-cell office:value-type="float" office:value="16.2714" calcext:value-type="float">
            <text:p>16,27140000</text:p>
          </table:table-cell>
          <table:table-cell table:number-columns-repeated="8"/>
        </table:table-row>
        <table:table-row table:style-name="ro1">
          <table:table-cell office:value-type="float" office:value="16.3166496762721" calcext:value-type="float">
            <text:p>16,31664968</text:p>
          </table:table-cell>
          <table:table-cell office:value-type="float" office:value="16.9434" calcext:value-type="float">
            <text:p>16,943400000</text:p>
          </table:table-cell>
          <table:table-cell office:value-type="float" office:value="16.6413" calcext:value-type="float">
            <text:p>16,64130000</text:p>
          </table:table-cell>
          <table:table-cell office:value-type="float" office:value="16.4907" calcext:value-type="float">
            <text:p>16,49070000</text:p>
          </table:table-cell>
          <table:table-cell office:value-type="float" office:value="16.3663" calcext:value-type="float">
            <text:p>16,36630000</text:p>
          </table:table-cell>
          <table:table-cell office:value-type="float" office:value="16.3147" calcext:value-type="float">
            <text:p>16,31470000</text:p>
          </table:table-cell>
          <table:table-cell table:number-columns-repeated="8"/>
        </table:table-row>
        <table:table-row table:style-name="ro1">
          <table:table-cell office:value-type="float" office:value="16.3598409622662" calcext:value-type="float">
            <text:p>16,35984096</text:p>
          </table:table-cell>
          <table:table-cell table:number-columns-repeated="4"/>
          <table:table-cell office:value-type="float" office:value="16.358" calcext:value-type="float">
            <text:p>16,35800000</text:p>
          </table:table-cell>
          <table:table-cell table:number-columns-repeated="8"/>
        </table:table-row>
        <table:table-row table:style-name="ro1">
          <table:table-cell office:value-type="float" office:value="16.4030516696555" calcext:value-type="float">
            <text:p>16,40305167</text:p>
          </table:table-cell>
          <table:table-cell table:number-columns-repeated="3"/>
          <table:table-cell office:value-type="float" office:value="16.4517" calcext:value-type="float">
            <text:p>16,45170000</text:p>
          </table:table-cell>
          <table:table-cell office:value-type="float" office:value="16.4014" calcext:value-type="float">
            <text:p>16,40140000</text:p>
          </table:table-cell>
          <table:table-cell table:number-columns-repeated="8"/>
        </table:table-row>
        <table:table-row table:style-name="ro1">
          <table:table-cell office:value-type="float" office:value="16.4462818489424" calcext:value-type="float">
            <text:p>16,44628185</text:p>
          </table:table-cell>
          <table:table-cell table:number-columns-repeated="4"/>
          <table:table-cell office:value-type="float" office:value="16.4447" calcext:value-type="float">
            <text:p>16,44470000</text:p>
          </table:table-cell>
          <table:table-cell table:number-columns-repeated="8"/>
        </table:table-row>
        <table:table-row table:style-name="ro1">
          <table:table-cell office:value-type="float" office:value="16.4895315506322" calcext:value-type="float">
            <text:p>16,48953155</text:p>
          </table:table-cell>
          <table:table-cell table:number-columns-repeated="2"/>
          <table:table-cell office:value-type="float" office:value="16.6613" calcext:value-type="float">
            <text:p>16,66130000</text:p>
          </table:table-cell>
          <table:table-cell office:value-type="float" office:value="16.5371" calcext:value-type="float">
            <text:p>16,53710000</text:p>
          </table:table-cell>
          <table:table-cell office:value-type="float" office:value="16.4881" calcext:value-type="float">
            <text:p>16,48810000</text:p>
          </table:table-cell>
          <table:table-cell table:number-columns-repeated="8"/>
        </table:table-row>
        <table:table-row table:style-name="ro1">
          <table:table-cell office:value-type="float" office:value="16.5328008252331" calcext:value-type="float">
            <text:p>16,53280083</text:p>
          </table:table-cell>
          <table:table-cell table:number-columns-repeated="4"/>
          <table:table-cell office:value-type="float" office:value="16.5315" calcext:value-type="float">
            <text:p>16,53150000</text:p>
          </table:table-cell>
          <table:table-cell table:number-columns-repeated="8"/>
        </table:table-row>
        <table:table-row table:style-name="ro1">
          <table:table-cell office:value-type="float" office:value="16.5760897232556" calcext:value-type="float">
            <text:p>16,57608972</text:p>
          </table:table-cell>
          <table:table-cell table:number-columns-repeated="3"/>
          <table:table-cell office:value-type="float" office:value="16.6227" calcext:value-type="float">
            <text:p>16,62270000</text:p>
          </table:table-cell>
          <table:table-cell office:value-type="float" office:value="16.5749" calcext:value-type="float">
            <text:p>16,57490000</text:p>
          </table:table-cell>
          <table:table-cell table:number-columns-repeated="8"/>
        </table:table-row>
        <table:table-row table:style-name="ro1">
          <table:table-cell office:value-type="float" office:value="16.6193982952127" calcext:value-type="float">
            <text:p>16,61939830</text:p>
          </table:table-cell>
          <table:table-cell table:number-columns-repeated="4"/>
          <table:table-cell office:value-type="float" office:value="16.6183" calcext:value-type="float">
            <text:p>16,61830000</text:p>
          </table:table-cell>
          <table:table-cell table:number-columns-repeated="8"/>
        </table:table-row>
        <table:table-row table:style-name="ro1">
          <table:table-cell office:value-type="float" office:value="16.6627265916199" calcext:value-type="float">
            <text:p>16,66272659</text:p>
          </table:table-cell>
          <table:table-cell/>
          <table:table-cell office:value-type="float" office:value="16.9686" calcext:value-type="float">
            <text:p>16,96860000</text:p>
          </table:table-cell>
          <table:table-cell office:value-type="float" office:value="16.8322" calcext:value-type="float">
            <text:p>16,83220000</text:p>
          </table:table-cell>
          <table:table-cell office:value-type="float" office:value="16.7083" calcext:value-type="float">
            <text:p>16,70830000</text:p>
          </table:table-cell>
          <table:table-cell office:value-type="float" office:value="16.6618" calcext:value-type="float">
            <text:p>16,66180000</text:p>
          </table:table-cell>
          <table:table-cell table:number-columns-repeated="8"/>
        </table:table-row>
        <table:table-row table:style-name="ro1">
          <table:table-cell office:value-type="float" office:value="16.7060746629947" calcext:value-type="float">
            <text:p>16,70607466</text:p>
          </table:table-cell>
          <table:table-cell table:number-columns-repeated="4"/>
          <table:table-cell office:value-type="float" office:value="16.7052" calcext:value-type="float">
            <text:p>16,70520000</text:p>
          </table:table-cell>
          <table:table-cell table:number-columns-repeated="8"/>
        </table:table-row>
        <table:table-row table:style-name="ro1">
          <table:table-cell office:value-type="float" office:value="16.7494425598565" calcext:value-type="float">
            <text:p>16,74944256</text:p>
          </table:table-cell>
          <table:table-cell table:number-columns-repeated="3"/>
          <table:table-cell office:value-type="float" office:value="16.7941" calcext:value-type="float">
            <text:p>16,79410000</text:p>
          </table:table-cell>
          <table:table-cell office:value-type="float" office:value="16.7487" calcext:value-type="float">
            <text:p>16,74870000</text:p>
          </table:table-cell>
          <table:table-cell table:number-columns-repeated="8"/>
        </table:table-row>
        <table:table-row table:style-name="ro1">
          <table:table-cell office:value-type="float" office:value="16.792830332727" calcext:value-type="float">
            <text:p>16,79283033</text:p>
          </table:table-cell>
          <table:table-cell table:number-columns-repeated="4"/>
          <table:table-cell office:value-type="float" office:value="16.7922" calcext:value-type="float">
            <text:p>16,79220000</text:p>
          </table:table-cell>
          <table:table-cell table:number-columns-repeated="8"/>
        </table:table-row>
        <table:table-row table:style-name="ro1">
          <table:table-cell office:value-type="float" office:value="16.83623803213" calcext:value-type="float">
            <text:p>16,83623803</text:p>
          </table:table-cell>
          <table:table-cell table:number-columns-repeated="2"/>
          <table:table-cell office:value-type="float" office:value="17.0035" calcext:value-type="float">
            <text:p>17,00350000</text:p>
          </table:table-cell>
          <table:table-cell office:value-type="float" office:value="16.8799" calcext:value-type="float">
            <text:p>16,87990000</text:p>
          </table:table-cell>
          <table:table-cell office:value-type="float" office:value="16.8358" calcext:value-type="float">
            <text:p>16,83580000</text:p>
          </table:table-cell>
          <table:table-cell table:number-columns-repeated="8"/>
        </table:table-row>
        <table:table-row table:style-name="ro1">
          <table:table-cell office:value-type="float" office:value="16.8796657085926" calcext:value-type="float">
            <text:p>16,87966571</text:p>
          </table:table-cell>
          <table:table-cell table:number-columns-repeated="4"/>
          <table:table-cell office:value-type="float" office:value="16.8793" calcext:value-type="float">
            <text:p>16,87930000</text:p>
          </table:table-cell>
          <table:table-cell table:number-columns-repeated="8"/>
        </table:table-row>
        <table:table-row table:style-name="ro1">
          <table:table-cell office:value-type="float" office:value="16.9231134126461" calcext:value-type="float">
            <text:p>16,92311341</text:p>
          </table:table-cell>
          <table:table-cell table:number-columns-repeated="3"/>
          <table:table-cell office:value-type="float" office:value="16.9657" calcext:value-type="float">
            <text:p>16,96570000</text:p>
          </table:table-cell>
          <table:table-cell office:value-type="float" office:value="16.9229" calcext:value-type="float">
            <text:p>16,92290000</text:p>
          </table:table-cell>
          <table:table-cell table:number-columns-repeated="8"/>
        </table:table-row>
        <table:table-row table:style-name="ro1">
          <table:table-cell office:value-type="float" office:value="16.9665811948275" calcext:value-type="float">
            <text:p>16,96658119</text:p>
          </table:table-cell>
          <table:table-cell table:number-columns-repeated="4"/>
          <table:table-cell office:value-type="float" office:value="16.9665" calcext:value-type="float">
            <text:p>16,96650000</text:p>
          </table:table-cell>
          <table:table-cell table:number-columns-repeated="8"/>
        </table:table-row>
        <table:table-row table:style-name="ro1">
          <table:table-cell office:value-type="float" office:value="17.0100691056813" calcext:value-type="float">
            <text:p>17,01006911</text:p>
          </table:table-cell>
          <table:table-cell office:value-type="float" office:value="17.5071" calcext:value-type="float">
            <text:p>17,507100000</text:p>
          </table:table-cell>
          <table:table-cell office:value-type="float" office:value="17.2968" calcext:value-type="float">
            <text:p>17,29680000</text:p>
          </table:table-cell>
          <table:table-cell office:value-type="float" office:value="17.1751" calcext:value-type="float">
            <text:p>17,17510000</text:p>
          </table:table-cell>
          <table:table-cell office:value-type="float" office:value="17.0517" calcext:value-type="float">
            <text:p>17,05170000</text:p>
          </table:table-cell>
          <table:table-cell office:value-type="float" office:value="17.0101" calcext:value-type="float">
            <text:p>17,01010000</text:p>
          </table:table-cell>
          <table:table-cell table:number-columns-repeated="8"/>
        </table:table-row>
        <table:table-row table:style-name="ro1">
          <table:table-cell office:value-type="float" office:value="17.05357719576" calcext:value-type="float">
            <text:p>17,05357720</text:p>
          </table:table-cell>
          <table:table-cell table:number-columns-repeated="4"/>
          <table:table-cell office:value-type="float" office:value="17.0537" calcext:value-type="float">
            <text:p>17,05370000</text:p>
          </table:table-cell>
          <table:table-cell table:number-columns-repeated="8"/>
        </table:table-row>
        <table:table-row table:style-name="ro1">
          <table:table-cell office:value-type="float" office:value="17.0971055156236" calcext:value-type="float">
            <text:p>17,09710552</text:p>
          </table:table-cell>
          <table:table-cell table:number-columns-repeated="3"/>
          <table:table-cell office:value-type="float" office:value="17.1377" calcext:value-type="float">
            <text:p>17,13770000</text:p>
          </table:table-cell>
          <table:table-cell office:value-type="float" office:value="17.0974" calcext:value-type="float">
            <text:p>17,09740000</text:p>
          </table:table-cell>
          <table:table-cell table:number-columns-repeated="8"/>
        </table:table-row>
        <table:table-row table:style-name="ro1">
          <table:table-cell office:value-type="float" office:value="17.140654115835" calcext:value-type="float">
            <text:p>17,14065412</text:p>
          </table:table-cell>
          <table:table-cell table:number-columns-repeated="4"/>
          <table:table-cell office:value-type="float" office:value="17.141" calcext:value-type="float">
            <text:p>17,14100000</text:p>
          </table:table-cell>
          <table:table-cell table:number-columns-repeated="8"/>
        </table:table-row>
        <table:table-row table:style-name="ro1">
          <table:table-cell office:value-type="float" office:value="17.1842230469527" calcext:value-type="float">
            <text:p>17,18422305</text:p>
          </table:table-cell>
          <table:table-cell table:number-columns-repeated="2"/>
          <table:table-cell office:value-type="float" office:value="17.347" calcext:value-type="float">
            <text:p>17,34700000</text:p>
          </table:table-cell>
          <table:table-cell office:value-type="float" office:value="17.2238" calcext:value-type="float">
            <text:p>17,22380000</text:p>
          </table:table-cell>
          <table:table-cell office:value-type="float" office:value="17.1847" calcext:value-type="float">
            <text:p>17,18470000</text:p>
          </table:table-cell>
          <table:table-cell table:number-columns-repeated="8"/>
        </table:table-row>
        <table:table-row table:style-name="ro1">
          <table:table-cell office:value-type="float" office:value="17.2278123595192" calcext:value-type="float">
            <text:p>17,22781236</text:p>
          </table:table-cell>
          <table:table-cell table:number-columns-repeated="4"/>
          <table:table-cell office:value-type="float" office:value="17.2284" calcext:value-type="float">
            <text:p>17,22840000</text:p>
          </table:table-cell>
          <table:table-cell table:number-columns-repeated="8"/>
        </table:table-row>
        <table:table-row table:style-name="ro1">
          <table:table-cell office:value-type="float" office:value="17.2714221040478" calcext:value-type="float">
            <text:p>17,27142210</text:p>
          </table:table-cell>
          <table:table-cell table:number-columns-repeated="3"/>
          <table:table-cell office:value-type="float" office:value="17.3101" calcext:value-type="float">
            <text:p>17,31010000</text:p>
          </table:table-cell>
          <table:table-cell office:value-type="float" office:value="17.2722" calcext:value-type="float">
            <text:p>17,27220000</text:p>
          </table:table-cell>
          <table:table-cell table:number-columns-repeated="8"/>
        </table:table-row>
        <table:table-row table:style-name="ro1">
          <table:table-cell office:value-type="float" office:value="17.3150523310145" calcext:value-type="float">
            <text:p>17,31505233</text:p>
          </table:table-cell>
          <table:table-cell table:number-columns-repeated="4"/>
          <table:table-cell office:value-type="float" office:value="17.3159" calcext:value-type="float">
            <text:p>17,31590000</text:p>
          </table:table-cell>
          <table:table-cell table:number-columns-repeated="8"/>
        </table:table-row>
        <table:table-row table:style-name="ro1">
          <table:table-cell office:value-type="float" office:value="17.3587030908621" calcext:value-type="float">
            <text:p>17,35870309</text:p>
          </table:table-cell>
          <table:table-cell/>
          <table:table-cell office:value-type="float" office:value="17.6258" calcext:value-type="float">
            <text:p>17,62580000</text:p>
          </table:table-cell>
          <table:table-cell office:value-type="float" office:value="17.5192" calcext:value-type="float">
            <text:p>17,51920000</text:p>
          </table:table-cell>
          <table:table-cell office:value-type="float" office:value="17.3963" calcext:value-type="float">
            <text:p>17,39630000</text:p>
          </table:table-cell>
          <table:table-cell office:value-type="float" office:value="17.3597" calcext:value-type="float">
            <text:p>17,35970000</text:p>
          </table:table-cell>
          <table:table-cell table:number-columns-repeated="8"/>
        </table:table-row>
        <table:table-row table:style-name="ro1">
          <table:table-cell office:value-type="float" office:value="17.402374434028" calcext:value-type="float">
            <text:p>17,40237443</text:p>
          </table:table-cell>
          <table:table-cell table:number-columns-repeated="4"/>
          <table:table-cell office:value-type="float" office:value="17.4035" calcext:value-type="float">
            <text:p>17,40350000</text:p>
          </table:table-cell>
          <table:table-cell table:number-columns-repeated="8"/>
        </table:table-row>
        <table:table-row table:style-name="ro1">
          <table:table-cell office:value-type="float" office:value="17.446066411006" calcext:value-type="float">
            <text:p>17,44606641</text:p>
          </table:table-cell>
          <table:table-cell table:number-columns-repeated="3"/>
          <table:table-cell office:value-type="float" office:value="17.4827" calcext:value-type="float">
            <text:p>17,48270000</text:p>
          </table:table-cell>
          <table:table-cell office:value-type="float" office:value="17.4473" calcext:value-type="float">
            <text:p>17,44730000</text:p>
          </table:table-cell>
          <table:table-cell table:number-columns-repeated="8"/>
        </table:table-row>
        <table:table-row table:style-name="ro1">
          <table:table-cell office:value-type="float" office:value="17.4897790724387" calcext:value-type="float">
            <text:p>17,48977907</text:p>
          </table:table-cell>
          <table:table-cell table:number-columns-repeated="4"/>
          <table:table-cell office:value-type="float" office:value="17.4911" calcext:value-type="float">
            <text:p>17,49110000</text:p>
          </table:table-cell>
          <table:table-cell table:number-columns-repeated="8"/>
        </table:table-row>
        <table:table-row table:style-name="ro1">
          <table:table-cell office:value-type="float" office:value="17.5335124692229" calcext:value-type="float">
            <text:p>17,53351247</text:p>
          </table:table-cell>
          <table:table-cell table:number-columns-repeated="2"/>
          <table:table-cell office:value-type="float" office:value="17.6919" calcext:value-type="float">
            <text:p>17,69190000</text:p>
          </table:table-cell>
          <table:table-cell office:value-type="float" office:value="17.5692" calcext:value-type="float">
            <text:p>17,56920000</text:p>
          </table:table-cell>
          <table:table-cell office:value-type="float" office:value="17.535" calcext:value-type="float">
            <text:p>17,53500000</text:p>
          </table:table-cell>
          <table:table-cell table:number-columns-repeated="8"/>
        </table:table-row>
        <table:table-row table:style-name="ro1">
          <table:table-cell office:value-type="float" office:value="17.5772666525756" calcext:value-type="float">
            <text:p>17,57726665</text:p>
          </table:table-cell>
          <table:table-cell table:number-columns-repeated="4"/>
          <table:table-cell office:value-type="float" office:value="17.5789" calcext:value-type="float">
            <text:p>17,57890000</text:p>
          </table:table-cell>
          <table:table-cell table:number-columns-repeated="8"/>
        </table:table-row>
        <table:table-row table:style-name="ro1">
          <table:table-cell office:value-type="float" office:value="17.6210416739746" calcext:value-type="float">
            <text:p>17,62104167</text:p>
          </table:table-cell>
          <table:table-cell table:number-columns-repeated="3"/>
          <table:table-cell office:value-type="float" office:value="17.6557" calcext:value-type="float">
            <text:p>17,65570000</text:p>
          </table:table-cell>
          <table:table-cell office:value-type="float" office:value="17.6228" calcext:value-type="float">
            <text:p>17,62280000</text:p>
          </table:table-cell>
          <table:table-cell table:number-columns-repeated="8"/>
        </table:table-row>
        <table:table-row table:style-name="ro1">
          <table:table-cell office:value-type="float" office:value="17.6648375848714" calcext:value-type="float">
            <text:p>17,66483758</text:p>
          </table:table-cell>
          <table:table-cell table:number-columns-repeated="4"/>
          <table:table-cell office:value-type="float" office:value="17.6667" calcext:value-type="float">
            <text:p>17,66670000</text:p>
          </table:table-cell>
          <table:table-cell table:number-columns-repeated="8"/>
        </table:table-row>
        <table:table-row table:style-name="ro1">
          <table:table-cell office:value-type="float" office:value="17.7086544360982" calcext:value-type="float">
            <text:p>17,70865444</text:p>
          </table:table-cell>
          <table:table-cell office:value-type="float" office:value="18.0827" calcext:value-type="float">
            <text:p>18,082700000</text:p>
          </table:table-cell>
          <table:table-cell office:value-type="float" office:value="17.9566" calcext:value-type="float">
            <text:p>17,95660000</text:p>
          </table:table-cell>
          <table:table-cell office:value-type="float" office:value="17.8648" calcext:value-type="float">
            <text:p>17,86480000</text:p>
          </table:table-cell>
          <table:table-cell office:value-type="float" office:value="17.7423" calcext:value-type="float">
            <text:p>17,74230000</text:p>
          </table:table-cell>
          <table:table-cell office:value-type="float" office:value="17.7106" calcext:value-type="float">
            <text:p>17,71060000</text:p>
          </table:table-cell>
          <table:table-cell table:number-columns-repeated="8"/>
        </table:table-row>
        <table:table-row table:style-name="ro1">
          <table:table-cell office:value-type="float" office:value="17.7524922770111" calcext:value-type="float">
            <text:p>17,75249228</text:p>
          </table:table-cell>
          <table:table-cell table:number-columns-repeated="4"/>
          <table:table-cell office:value-type="float" office:value="17.7546" calcext:value-type="float">
            <text:p>17,75460000</text:p>
          </table:table-cell>
          <table:table-cell table:number-columns-repeated="8"/>
        </table:table-row>
        <table:table-row table:style-name="ro1">
          <table:table-cell office:value-type="float" office:value="17.796351154654" calcext:value-type="float">
            <text:p>17,79635115</text:p>
          </table:table-cell>
          <table:table-cell table:number-columns-repeated="3"/>
          <table:table-cell office:value-type="float" office:value="17.829" calcext:value-type="float">
            <text:p>17,82900000</text:p>
          </table:table-cell>
          <table:table-cell office:value-type="float" office:value="17.7986" calcext:value-type="float">
            <text:p>17,79860000</text:p>
          </table:table-cell>
          <table:table-cell table:number-columns-repeated="8"/>
        </table:table-row>
        <table:table-row table:style-name="ro1">
          <table:table-cell office:value-type="float" office:value="17.8402311135773" calcext:value-type="float">
            <text:p>17,84023111</text:p>
          </table:table-cell>
          <table:table-cell table:number-columns-repeated="4"/>
          <table:table-cell office:value-type="float" office:value="17.8426" calcext:value-type="float">
            <text:p>17,84260000</text:p>
          </table:table-cell>
          <table:table-cell table:number-columns-repeated="8"/>
        </table:table-row>
        <table:table-row table:style-name="ro1">
          <table:table-cell office:value-type="float" office:value="17.8841321972941" calcext:value-type="float">
            <text:p>17,88413220</text:p>
          </table:table-cell>
          <table:table-cell table:number-columns-repeated="2"/>
          <table:table-cell office:value-type="float" office:value="18.0379" calcext:value-type="float">
            <text:p>18,03790000</text:p>
          </table:table-cell>
          <table:table-cell office:value-type="float" office:value="17.9158" calcext:value-type="float">
            <text:p>17,91580000</text:p>
          </table:table-cell>
          <table:table-cell office:value-type="float" office:value="17.8866" calcext:value-type="float">
            <text:p>17,88660000</text:p>
          </table:table-cell>
          <table:table-cell table:number-columns-repeated="8"/>
        </table:table-row>
        <table:table-row table:style-name="ro1">
          <table:table-cell office:value-type="float" office:value="17.928054452385" calcext:value-type="float">
            <text:p>17,92805445</text:p>
          </table:table-cell>
          <table:table-cell table:number-columns-repeated="4"/>
          <table:table-cell office:value-type="float" office:value="17.9306" calcext:value-type="float">
            <text:p>17,93060000</text:p>
          </table:table-cell>
          <table:table-cell table:number-columns-repeated="8"/>
        </table:table-row>
        <table:table-row table:style-name="ro1">
          <table:table-cell office:value-type="float" office:value="17.9719979355001" calcext:value-type="float">
            <text:p>17,97199794</text:p>
          </table:table-cell>
          <table:table-cell table:number-columns-repeated="3"/>
          <table:table-cell office:value-type="float" office:value="18.0026" calcext:value-type="float">
            <text:p>18,00260000</text:p>
          </table:table-cell>
          <table:table-cell office:value-type="float" office:value="17.9747" calcext:value-type="float">
            <text:p>17,97470000</text:p>
          </table:table-cell>
          <table:table-cell table:number-columns-repeated="8"/>
        </table:table-row>
        <table:table-row table:style-name="ro1">
          <table:table-cell office:value-type="float" office:value="18.0159627213541" calcext:value-type="float">
            <text:p>18,01596272</text:p>
          </table:table-cell>
          <table:table-cell table:number-columns-repeated="4"/>
          <table:table-cell office:value-type="float" office:value="18.0188" calcext:value-type="float">
            <text:p>18,01880000</text:p>
          </table:table-cell>
          <table:table-cell table:number-columns-repeated="8"/>
        </table:table-row>
        <table:table-row table:style-name="ro1">
          <table:table-cell office:value-type="float" office:value="18.0599489060548" calcext:value-type="float">
            <text:p>18,05994891</text:p>
          </table:table-cell>
          <table:table-cell/>
          <table:table-cell office:value-type="float" office:value="18.2924" calcext:value-type="float">
            <text:p>18,29240000</text:p>
          </table:table-cell>
          <table:table-cell office:value-type="float" office:value="18.211" calcext:value-type="float">
            <text:p>18,21100000</text:p>
          </table:table-cell>
          <table:table-cell office:value-type="float" office:value="18.0896" calcext:value-type="float">
            <text:p>18,08960000</text:p>
          </table:table-cell>
          <table:table-cell office:value-type="float" office:value="18.0629" calcext:value-type="float">
            <text:p>18,06290000</text:p>
          </table:table-cell>
          <table:table-cell table:number-columns-repeated="8"/>
        </table:table-row>
        <table:table-row table:style-name="ro1">
          <table:table-cell office:value-type="float" office:value="18.1039565957015" calcext:value-type="float">
            <text:p>18,10395660</text:p>
          </table:table-cell>
          <table:table-cell table:number-columns-repeated="4"/>
          <table:table-cell office:value-type="float" office:value="18.107" calcext:value-type="float">
            <text:p>18,10700000</text:p>
          </table:table-cell>
          <table:table-cell table:number-columns-repeated="8"/>
        </table:table-row>
        <table:table-row table:style-name="ro1">
          <table:table-cell office:value-type="float" office:value="18.1479858685381" calcext:value-type="float">
            <text:p>18,14798587</text:p>
          </table:table-cell>
          <table:table-cell table:number-columns-repeated="3"/>
          <table:table-cell office:value-type="float" office:value="18.1767" calcext:value-type="float">
            <text:p>18,17670000</text:p>
          </table:table-cell>
          <table:table-cell office:value-type="float" office:value="18.1512" calcext:value-type="float">
            <text:p>18,15120000</text:p>
          </table:table-cell>
          <table:table-cell table:number-columns-repeated="8"/>
        </table:table-row>
        <table:table-row table:style-name="ro1">
          <table:table-cell office:value-type="float" office:value="18.1920367068635" calcext:value-type="float">
            <text:p>18,19203671</text:p>
          </table:table-cell>
          <table:table-cell table:number-columns-repeated="4"/>
          <table:table-cell office:value-type="float" office:value="18.1953" calcext:value-type="float">
            <text:p>18,19530000</text:p>
          </table:table-cell>
          <table:table-cell table:number-columns-repeated="8"/>
        </table:table-row>
        <table:table-row table:style-name="ro1">
          <table:table-cell office:value-type="float" office:value="18.2361089216344" calcext:value-type="float">
            <text:p>18,23610892</text:p>
          </table:table-cell>
          <table:table-cell table:number-columns-repeated="2"/>
          <table:table-cell office:value-type="float" office:value="18.3847" calcext:value-type="float">
            <text:p>18,38470000</text:p>
          </table:table-cell>
          <table:table-cell office:value-type="float" office:value="18.2638" calcext:value-type="float">
            <text:p>18,26380000</text:p>
          </table:table-cell>
          <table:table-cell office:value-type="float" office:value="18.2395" calcext:value-type="float">
            <text:p>18,23950000</text:p>
          </table:table-cell>
          <table:table-cell table:number-columns-repeated="8"/>
        </table:table-row>
        <table:table-row table:style-name="ro1">
          <table:table-cell office:value-type="float" office:value="18.2802021435194" calcext:value-type="float">
            <text:p>18,28020214</text:p>
          </table:table-cell>
          <table:table-cell table:number-columns-repeated="4"/>
          <table:table-cell office:value-type="float" office:value="18.2837" calcext:value-type="float">
            <text:p>18,28370000</text:p>
          </table:table-cell>
          <table:table-cell table:number-columns-repeated="8"/>
        </table:table-row>
        <table:table-row table:style-name="ro1">
          <table:table-cell office:value-type="float" office:value="18.3243160141576" calcext:value-type="float">
            <text:p>18,32431601</text:p>
          </table:table-cell>
          <table:table-cell table:number-columns-repeated="3"/>
          <table:table-cell office:value-type="float" office:value="18.3511" calcext:value-type="float">
            <text:p>18,35110000</text:p>
          </table:table-cell>
          <table:table-cell office:value-type="float" office:value="18.328" calcext:value-type="float">
            <text:p>18,32800000</text:p>
          </table:table-cell>
          <table:table-cell table:number-columns-repeated="8"/>
        </table:table-row>
        <table:table-row table:style-name="ro1">
          <table:table-cell office:value-type="float" office:value="18.368450717482" calcext:value-type="float">
            <text:p>18,36845072</text:p>
          </table:table-cell>
          <table:table-cell table:number-columns-repeated="4"/>
          <table:table-cell office:value-type="float" office:value="18.3722" calcext:value-type="float">
            <text:p>18,37220000</text:p>
          </table:table-cell>
          <table:table-cell table:number-columns-repeated="8"/>
        </table:table-row>
        <table:table-row table:style-name="ro1">
          <table:table-cell office:value-type="float" office:value="18.4126078044967" calcext:value-type="float">
            <text:p>18,41260780</text:p>
          </table:table-cell>
          <table:table-cell office:value-type="float" office:value="18.671" calcext:value-type="float">
            <text:p>18,671000000</text:p>
          </table:table-cell>
          <table:table-cell office:value-type="float" office:value="18.6343" calcext:value-type="float">
            <text:p>18,63430000</text:p>
          </table:table-cell>
          <table:table-cell office:value-type="float" office:value="18.5606" calcext:value-type="float">
            <text:p>18,56060000</text:p>
          </table:table-cell>
          <table:table-cell office:value-type="float" office:value="18.4383" calcext:value-type="float">
            <text:p>18,43830000</text:p>
          </table:table-cell>
          <table:table-cell office:value-type="float" office:value="18.4165" calcext:value-type="float">
            <text:p>18,41650000</text:p>
          </table:table-cell>
          <table:table-cell table:number-columns-repeated="8"/>
        </table:table-row>
        <table:table-row table:style-name="ro1">
          <table:table-cell office:value-type="float" office:value="18.4567906944919" calcext:value-type="float">
            <text:p>18,45679069</text:p>
          </table:table-cell>
          <table:table-cell table:number-columns-repeated="4"/>
          <table:table-cell office:value-type="float" office:value="18.4608" calcext:value-type="float">
            <text:p>18,46080000</text:p>
          </table:table-cell>
          <table:table-cell table:number-columns-repeated="8"/>
        </table:table-row>
        <table:table-row table:style-name="ro1">
          <table:table-cell office:value-type="float" office:value="18.5010032350058" calcext:value-type="float">
            <text:p>18,50100324</text:p>
          </table:table-cell>
          <table:table-cell table:number-columns-repeated="3"/>
          <table:table-cell office:value-type="float" office:value="18.5254" calcext:value-type="float">
            <text:p>18,52540000</text:p>
          </table:table-cell>
          <table:table-cell office:value-type="float" office:value="18.5052" calcext:value-type="float">
            <text:p>18,50520000</text:p>
          </table:table-cell>
          <table:table-cell table:number-columns-repeated="8"/>
        </table:table-row>
        <table:table-row table:style-name="ro1">
          <table:table-cell office:value-type="float" office:value="18.5452439589939" calcext:value-type="float">
            <text:p>18,54524396</text:p>
          </table:table-cell>
          <table:table-cell table:number-columns-repeated="4"/>
          <table:table-cell office:value-type="float" office:value="18.5495" calcext:value-type="float">
            <text:p>18,54950000</text:p>
          </table:table-cell>
          <table:table-cell table:number-columns-repeated="8"/>
        </table:table-row>
        <table:table-row table:style-name="ro1">
          <table:table-cell office:value-type="float" office:value="18.5894957579775" calcext:value-type="float">
            <text:p>18,58949576</text:p>
          </table:table-cell>
          <table:table-cell table:number-columns-repeated="2"/>
          <table:table-cell office:value-type="float" office:value="18.7395" calcext:value-type="float">
            <text:p>18,73950000</text:p>
          </table:table-cell>
          <table:table-cell office:value-type="float" office:value="18.6128" calcext:value-type="float">
            <text:p>18,61280000</text:p>
          </table:table-cell>
          <table:table-cell office:value-type="float" office:value="18.5939" calcext:value-type="float">
            <text:p>18,59390000</text:p>
          </table:table-cell>
          <table:table-cell table:number-columns-repeated="8"/>
        </table:table-row>
        <table:table-row table:style-name="ro1">
          <table:table-cell office:value-type="float" office:value="18.6337211218343" calcext:value-type="float">
            <text:p>18,63372112</text:p>
          </table:table-cell>
          <table:table-cell table:number-columns-repeated="4"/>
          <table:table-cell office:value-type="float" office:value="18.6382" calcext:value-type="float">
            <text:p>18,63820000</text:p>
          </table:table-cell>
          <table:table-cell table:number-columns-repeated="8"/>
        </table:table-row>
        <table:table-row table:style-name="ro1">
          <table:table-cell office:value-type="float" office:value="18.6778973463172" calcext:value-type="float">
            <text:p>18,67789735</text:p>
          </table:table-cell>
          <table:table-cell table:number-columns-repeated="3"/>
          <table:table-cell office:value-type="float" office:value="18.7012" calcext:value-type="float">
            <text:p>18,70120000</text:p>
          </table:table-cell>
          <table:table-cell office:value-type="float" office:value="18.6825" calcext:value-type="float">
            <text:p>18,68250000</text:p>
          </table:table-cell>
          <table:table-cell table:number-columns-repeated="8"/>
        </table:table-row>
        <table:table-row table:style-name="ro1">
          <table:table-cell office:value-type="float" office:value="18.7221472636818" calcext:value-type="float">
            <text:p>18,72214726</text:p>
          </table:table-cell>
          <table:table-cell table:number-columns-repeated="4"/>
          <table:table-cell office:value-type="float" office:value="18.7269" calcext:value-type="float">
            <text:p>18,72690000</text:p>
          </table:table-cell>
          <table:table-cell table:number-columns-repeated="8"/>
        </table:table-row>
        <table:table-row table:style-name="ro1">
          <table:table-cell office:value-type="float" office:value="18.766910911757" calcext:value-type="float">
            <text:p>18,76691091</text:p>
          </table:table-cell>
          <table:table-cell/>
          <table:table-cell office:value-type="float" office:value="18.941" calcext:value-type="float">
            <text:p>18,94100000</text:p>
          </table:table-cell>
          <table:table-cell office:value-type="float" office:value="18.8992" calcext:value-type="float">
            <text:p>18,89920000</text:p>
          </table:table-cell>
          <table:table-cell office:value-type="float" office:value="18.791" calcext:value-type="float">
            <text:p>18,79100000</text:p>
          </table:table-cell>
          <table:table-cell office:value-type="float" office:value="18.7718" calcext:value-type="float">
            <text:p>18,77180000</text:p>
          </table:table-cell>
          <table:table-cell table:number-columns-repeated="8"/>
        </table:table-row>
        <table:table-row table:style-name="ro1">
          <table:table-cell office:value-type="float" office:value="18.8123350036922" calcext:value-type="float">
            <text:p>18,81233500</text:p>
          </table:table-cell>
          <table:table-cell table:number-columns-repeated="4"/>
          <table:table-cell office:value-type="float" office:value="18.8173" calcext:value-type="float">
            <text:p>18,81730000</text:p>
          </table:table-cell>
          <table:table-cell table:number-columns-repeated="8"/>
        </table:table-row>
        <table:table-row table:style-name="ro1">
          <table:table-cell office:value-type="float" office:value="18.8528736794247" calcext:value-type="float">
            <text:p>18,85287368</text:p>
          </table:table-cell>
          <table:table-cell table:number-columns-repeated="3"/>
          <table:table-cell office:value-type="float" office:value="18.8711" calcext:value-type="float">
            <text:p>18,87110000</text:p>
          </table:table-cell>
          <table:table-cell office:value-type="float" office:value="18.858" calcext:value-type="float">
            <text:p>18,85800000</text:p>
          </table:table-cell>
          <table:table-cell table:number-columns-repeated="8"/>
        </table:table-row>
        <table:table-row table:style-name="ro1">
          <table:table-cell office:value-type="float" office:value="18.869775875616" calcext:value-type="float">
            <text:p>18,86977588</text:p>
          </table:table-cell>
          <table:table-cell table:number-columns-repeated="4"/>
          <table:table-cell office:value-type="float" office:value="18.8748" calcext:value-type="float">
            <text:p>18,87480000</text:p>
          </table:table-cell>
          <table:table-cell table:number-columns-repeated="8"/>
        </table:table-row>
        <table:table-row table:style-name="ro1">
          <table:table-cell office:value-type="float" office:value="18.8817927290234" calcext:value-type="float">
            <text:p>18,88179273</text:p>
          </table:table-cell>
          <table:table-cell table:number-columns-repeated="2"/>
          <table:table-cell office:value-type="float" office:value="18.9654" calcext:value-type="float">
            <text:p>18,96540000</text:p>
          </table:table-cell>
          <table:table-cell office:value-type="float" office:value="18.9047" calcext:value-type="float">
            <text:p>18,90470000</text:p>
          </table:table-cell>
          <table:table-cell office:value-type="float" office:value="18.8868" calcext:value-type="float">
            <text:p>18,88680000</text:p>
          </table:table-cell>
          <table:table-cell table:number-columns-repeated="8"/>
        </table:table-row>
        <table:table-row table:style-name="ro1">
          <table:table-cell office:value-type="float" office:value="18.8944701731285" calcext:value-type="float">
            <text:p>18,89447017</text:p>
          </table:table-cell>
          <table:table-cell table:number-columns-repeated="4"/>
          <table:table-cell office:value-type="float" office:value="18.8994" calcext:value-type="float">
            <text:p>18,89940000</text:p>
          </table:table-cell>
          <table:table-cell table:number-columns-repeated="8"/>
        </table:table-row>
        <table:table-row table:style-name="ro1">
          <table:table-cell office:value-type="float" office:value="18.907661568201" calcext:value-type="float">
            <text:p>18,90766157</text:p>
          </table:table-cell>
          <table:table-cell table:number-columns-repeated="3"/>
          <table:table-cell office:value-type="float" office:value="18.9288" calcext:value-type="float">
            <text:p>18,92880000</text:p>
          </table:table-cell>
          <table:table-cell office:value-type="float" office:value="18.9125" calcext:value-type="float">
            <text:p>18,91250000</text:p>
          </table:table-cell>
          <table:table-cell table:number-columns-repeated="8"/>
        </table:table-row>
        <table:table-row table:style-name="ro1">
          <table:table-cell office:value-type="float" office:value="18.9209269498307" calcext:value-type="float">
            <text:p>18,92092695</text:p>
          </table:table-cell>
          <table:table-cell table:number-columns-repeated="4"/>
          <table:table-cell office:value-type="float" office:value="18.9257" calcext:value-type="float">
            <text:p>18,92570000</text:p>
          </table:table-cell>
          <table:table-cell table:number-columns-repeated="8"/>
        </table:table-row>
        <table:table-row table:style-name="ro1">
          <table:table-cell office:value-type="float" office:value="18.9341435591812" calcext:value-type="float">
            <text:p>18,93414356</text:p>
          </table:table-cell>
          <table:table-cell office:value-type="float" office:value="19.2041" calcext:value-type="float">
            <text:p>19,204100000</text:p>
          </table:table-cell>
          <table:table-cell office:value-type="float" office:value="19.0727" calcext:value-type="float">
            <text:p>19,07270000</text:p>
          </table:table-cell>
          <table:table-cell office:value-type="float" office:value="19.0124" calcext:value-type="float">
            <text:p>19,01240000</text:p>
          </table:table-cell>
          <table:table-cell office:value-type="float" office:value="18.9542" calcext:value-type="float">
            <text:p>18,95420000</text:p>
          </table:table-cell>
          <table:table-cell office:value-type="float" office:value="18.9388" calcext:value-type="float">
            <text:p>18,93880000</text:p>
          </table:table-cell>
          <table:table-cell table:number-columns-repeated="8"/>
        </table:table-row>
        <table:table-row table:style-name="ro1">
          <table:table-cell office:value-type="float" office:value="18.9473341739189" calcext:value-type="float">
            <text:p>18,94733417</text:p>
          </table:table-cell>
          <table:table-cell table:number-columns-repeated="4"/>
          <table:table-cell office:value-type="float" office:value="18.9519" calcext:value-type="float">
            <text:p>18,95190000</text:p>
          </table:table-cell>
          <table:table-cell table:number-columns-repeated="8"/>
        </table:table-row>
        <table:table-row table:style-name="ro1">
          <table:table-cell office:value-type="float" office:value="18.960536377585" calcext:value-type="float">
            <text:p>18,96053638</text:p>
          </table:table-cell>
          <table:table-cell table:number-columns-repeated="3"/>
          <table:table-cell office:value-type="float" office:value="18.9806" calcext:value-type="float">
            <text:p>18,98060000</text:p>
          </table:table-cell>
          <table:table-cell office:value-type="float" office:value="18.9651" calcext:value-type="float">
            <text:p>18,96510000</text:p>
          </table:table-cell>
          <table:table-cell table:number-columns-repeated="8"/>
        </table:table-row>
        <table:table-row table:style-name="ro1">
          <table:table-cell office:value-type="float" office:value="18.9737673520779" calcext:value-type="float">
            <text:p>18,97376735</text:p>
          </table:table-cell>
          <table:table-cell table:number-columns-repeated="4"/>
          <table:table-cell office:value-type="float" office:value="18.9782" calcext:value-type="float">
            <text:p>18,97820000</text:p>
          </table:table-cell>
          <table:table-cell table:number-columns-repeated="8"/>
        </table:table-row>
        <table:table-row table:style-name="ro1">
          <table:table-cell office:value-type="float" office:value="18.9870286378616" calcext:value-type="float">
            <text:p>18,98702864</text:p>
          </table:table-cell>
          <table:table-cell table:number-columns-repeated="2"/>
          <table:table-cell office:value-type="float" office:value="19.0623" calcext:value-type="float">
            <text:p>19,06230000</text:p>
          </table:table-cell>
          <table:table-cell office:value-type="float" office:value="19.0072" calcext:value-type="float">
            <text:p>19,00720000</text:p>
          </table:table-cell>
          <table:table-cell office:value-type="float" office:value="18.9914" calcext:value-type="float">
            <text:p>18,99140000</text:p>
          </table:table-cell>
          <table:table-cell table:number-columns-repeated="8"/>
        </table:table-row>
        <table:table-row table:style-name="ro1">
          <table:table-cell office:value-type="float" office:value="19.0003164608174" calcext:value-type="float">
            <text:p>19,00031646</text:p>
          </table:table-cell>
          <table:table-cell table:number-columns-repeated="4"/>
          <table:table-cell office:value-type="float" office:value="19.0046" calcext:value-type="float">
            <text:p>19,00460000</text:p>
          </table:table-cell>
          <table:table-cell table:number-columns-repeated="8"/>
        </table:table-row>
        <table:table-row table:style-name="ro1">
          <table:table-cell office:value-type="float" office:value="19.0136274750753" calcext:value-type="float">
            <text:p>19,01362748</text:p>
          </table:table-cell>
          <table:table-cell table:number-columns-repeated="3"/>
          <table:table-cell office:value-type="float" office:value="19.0338" calcext:value-type="float">
            <text:p>19,03380000</text:p>
          </table:table-cell>
          <table:table-cell office:value-type="float" office:value="19.0179" calcext:value-type="float">
            <text:p>19,01790000</text:p>
          </table:table-cell>
          <table:table-cell table:number-columns-repeated="8"/>
        </table:table-row>
        <table:table-row table:style-name="ro1">
          <table:table-cell office:value-type="float" office:value="19.026960203051" calcext:value-type="float">
            <text:p>19,02696020</text:p>
          </table:table-cell>
          <table:table-cell table:number-columns-repeated="4"/>
          <table:table-cell office:value-type="float" office:value="19.0311" calcext:value-type="float">
            <text:p>19,03110000</text:p>
          </table:table-cell>
          <table:table-cell table:number-columns-repeated="8"/>
        </table:table-row>
        <table:table-row table:style-name="ro1">
          <table:table-cell office:value-type="float" office:value="19.0403145342321" calcext:value-type="float">
            <text:p>19,04031453</text:p>
          </table:table-cell>
          <table:table-cell/>
          <table:table-cell office:value-type="float" office:value="19.1692" calcext:value-type="float">
            <text:p>19,16920000</text:p>
          </table:table-cell>
          <table:table-cell office:value-type="float" office:value="19.1145" calcext:value-type="float">
            <text:p>19,11450000</text:p>
          </table:table-cell>
          <table:table-cell office:value-type="float" office:value="19.0604" calcext:value-type="float">
            <text:p>19,06040000</text:p>
          </table:table-cell>
          <table:table-cell office:value-type="float" office:value="19.0444" calcext:value-type="float">
            <text:p>19,04440000</text:p>
          </table:table-cell>
          <table:table-cell table:number-columns-repeated="8"/>
        </table:table-row>
        <table:table-row table:style-name="ro1">
          <table:table-cell office:value-type="float" office:value="19.0536909003997" calcext:value-type="float">
            <text:p>19,05369090</text:p>
          </table:table-cell>
          <table:table-cell table:number-columns-repeated="4"/>
          <table:table-cell office:value-type="float" office:value="19.0577" calcext:value-type="float">
            <text:p>19,05770000</text:p>
          </table:table-cell>
          <table:table-cell table:number-columns-repeated="8"/>
        </table:table-row>
        <table:table-row table:style-name="ro1">
          <table:table-cell office:value-type="float" office:value="19.0670897443063" calcext:value-type="float">
            <text:p>19,06708974</text:p>
          </table:table-cell>
          <table:table-cell table:number-columns-repeated="3"/>
          <table:table-cell office:value-type="float" office:value="19.087" calcext:value-type="float">
            <text:p>19,08700000</text:p>
          </table:table-cell>
          <table:table-cell office:value-type="float" office:value="19.071" calcext:value-type="float">
            <text:p>19,07100000</text:p>
          </table:table-cell>
          <table:table-cell table:number-columns-repeated="8"/>
        </table:table-row>
        <table:table-row table:style-name="ro1">
          <table:table-cell office:value-type="float" office:value="19.0805113284163" calcext:value-type="float">
            <text:p>19,08051133</text:p>
          </table:table-cell>
          <table:table-cell table:number-columns-repeated="4"/>
          <table:table-cell office:value-type="float" office:value="19.0844" calcext:value-type="float">
            <text:p>19,08440000</text:p>
          </table:table-cell>
          <table:table-cell table:number-columns-repeated="8"/>
        </table:table-row>
        <table:table-row table:style-name="ro1">
          <table:table-cell office:value-type="float" office:value="19.0939557438521" calcext:value-type="float">
            <text:p>19,09395574</text:p>
          </table:table-cell>
          <table:table-cell table:number-columns-repeated="2"/>
          <table:table-cell office:value-type="float" office:value="19.1672" calcext:value-type="float">
            <text:p>19,16720000</text:p>
          </table:table-cell>
          <table:table-cell office:value-type="float" office:value="19.1138" calcext:value-type="float">
            <text:p>19,11380000</text:p>
          </table:table-cell>
          <table:table-cell office:value-type="float" office:value="19.0977" calcext:value-type="float">
            <text:p>19,09770000</text:p>
          </table:table-cell>
          <table:table-cell table:number-columns-repeated="8"/>
        </table:table-row>
        <table:table-row table:style-name="ro1">
          <table:table-cell office:value-type="float" office:value="19.1074229857915" calcext:value-type="float">
            <text:p>19,10742299</text:p>
          </table:table-cell>
          <table:table-cell table:number-columns-repeated="4"/>
          <table:table-cell office:value-type="float" office:value="19.1111" calcext:value-type="float">
            <text:p>19,11110000</text:p>
          </table:table-cell>
          <table:table-cell table:number-columns-repeated="8"/>
        </table:table-row>
        <table:table-row table:style-name="ro1">
          <table:table-cell office:value-type="float" office:value="19.1209130215574" calcext:value-type="float">
            <text:p>19,12091302</text:p>
          </table:table-cell>
          <table:table-cell table:number-columns-repeated="3"/>
          <table:table-cell office:value-type="float" office:value="19.1406" calcext:value-type="float">
            <text:p>19,14060000</text:p>
          </table:table-cell>
          <table:table-cell office:value-type="float" office:value="19.1245" calcext:value-type="float">
            <text:p>19,12450000</text:p>
          </table:table-cell>
          <table:table-cell table:number-columns-repeated="8"/>
        </table:table-row>
        <table:table-row table:style-name="ro1">
          <table:table-cell office:value-type="float" office:value="19.1344258284644" calcext:value-type="float">
            <text:p>19,13442583</text:p>
          </table:table-cell>
          <table:table-cell table:number-columns-repeated="4"/>
          <table:table-cell office:value-type="float" office:value="19.138" calcext:value-type="float">
            <text:p>19,13800000</text:p>
          </table:table-cell>
          <table:table-cell table:number-columns-repeated="8"/>
        </table:table-row>
        <table:table-row table:style-name="ro1">
          <table:table-cell office:value-type="float" office:value="19.1479614052205" calcext:value-type="float">
            <text:p>19,14796141</text:p>
          </table:table-cell>
          <table:table-cell office:value-type="float" office:value="19.4517" calcext:value-type="float">
            <text:p>19,451700000</text:p>
          </table:table-cell>
          <table:table-cell office:value-type="float" office:value="19.2719" calcext:value-type="float">
            <text:p>19,27190000</text:p>
          </table:table-cell>
          <table:table-cell office:value-type="float" office:value="19.2201" calcext:value-type="float">
            <text:p>19,22010000</text:p>
          </table:table-cell>
          <table:table-cell office:value-type="float" office:value="19.1676" calcext:value-type="float">
            <text:p>19,16760000</text:p>
          </table:table-cell>
          <table:table-cell office:value-type="float" office:value="19.1514" calcext:value-type="float">
            <text:p>19,15140000</text:p>
          </table:table-cell>
          <table:table-cell table:number-columns-repeated="8"/>
        </table:table-row>
        <table:table-row table:style-name="ro1">
          <table:table-cell office:value-type="float" office:value="19.1615197685988" calcext:value-type="float">
            <text:p>19,16151977</text:p>
          </table:table-cell>
          <table:table-cell table:number-columns-repeated="4"/>
          <table:table-cell office:value-type="float" office:value="19.1649" calcext:value-type="float">
            <text:p>19,16490000</text:p>
          </table:table-cell>
          <table:table-cell table:number-columns-repeated="8"/>
        </table:table-row>
        <table:table-row table:style-name="ro1">
          <table:table-cell office:value-type="float" office:value="19.1751009454422" calcext:value-type="float">
            <text:p>19,17510095</text:p>
          </table:table-cell>
          <table:table-cell table:number-columns-repeated="3"/>
          <table:table-cell office:value-type="float" office:value="19.1946" calcext:value-type="float">
            <text:p>19,19460000</text:p>
          </table:table-cell>
          <table:table-cell office:value-type="float" office:value="19.1784" calcext:value-type="float">
            <text:p>19,17840000</text:p>
          </table:table-cell>
          <table:table-cell table:number-columns-repeated="8"/>
        </table:table-row>
        <table:table-row table:style-name="ro1">
          <table:table-cell office:value-type="float" office:value="19.1887049656618" calcext:value-type="float">
            <text:p>19,18870497</text:p>
          </table:table-cell>
          <table:table-cell table:number-columns-repeated="4"/>
          <table:table-cell office:value-type="float" office:value="19.192" calcext:value-type="float">
            <text:p>19,19200000</text:p>
          </table:table-cell>
          <table:table-cell table:number-columns-repeated="8"/>
        </table:table-row>
        <table:table-row table:style-name="ro1">
          <table:table-cell office:value-type="float" office:value="19.2023318581314" calcext:value-type="float">
            <text:p>19,20233186</text:p>
          </table:table-cell>
          <table:table-cell table:number-columns-repeated="2"/>
          <table:table-cell office:value-type="float" office:value="19.2731" calcext:value-type="float">
            <text:p>19,27310000</text:p>
          </table:table-cell>
          <table:table-cell office:value-type="float" office:value="19.2218" calcext:value-type="float">
            <text:p>19,22180000</text:p>
          </table:table-cell>
          <table:table-cell office:value-type="float" office:value="19.2055" calcext:value-type="float">
            <text:p>19,20550000</text:p>
          </table:table-cell>
          <table:table-cell table:number-columns-repeated="8"/>
        </table:table-row>
        <table:table-row table:style-name="ro1">
          <table:table-cell office:value-type="float" office:value="19.2159816492322" calcext:value-type="float">
            <text:p>19,21598165</text:p>
          </table:table-cell>
          <table:table-cell table:number-columns-repeated="4"/>
          <table:table-cell office:value-type="float" office:value="19.2191" calcext:value-type="float">
            <text:p>19,21910000</text:p>
          </table:table-cell>
          <table:table-cell table:number-columns-repeated="8"/>
        </table:table-row>
        <table:table-row table:style-name="ro1">
          <table:table-cell office:value-type="float" office:value="19.2296543630334" calcext:value-type="float">
            <text:p>19,22965436</text:p>
          </table:table-cell>
          <table:table-cell table:number-columns-repeated="3"/>
          <table:table-cell office:value-type="float" office:value="19.249" calcext:value-type="float">
            <text:p>19,24900000</text:p>
          </table:table-cell>
          <table:table-cell office:value-type="float" office:value="19.2327" calcext:value-type="float">
            <text:p>19,23270000</text:p>
          </table:table-cell>
          <table:table-cell table:number-columns-repeated="8"/>
        </table:table-row>
        <table:table-row table:style-name="ro1">
          <table:table-cell office:value-type="float" office:value="19.2433500221288" calcext:value-type="float">
            <text:p>19,24335002</text:p>
          </table:table-cell>
          <table:table-cell table:number-columns-repeated="4"/>
          <table:table-cell office:value-type="float" office:value="19.2463" calcext:value-type="float">
            <text:p>19,24630000</text:p>
          </table:table-cell>
          <table:table-cell table:number-columns-repeated="8"/>
        </table:table-row>
        <table:table-row table:style-name="ro1">
          <table:table-cell office:value-type="float" office:value="19.2570686484934" calcext:value-type="float">
            <text:p>19,25706865</text:p>
          </table:table-cell>
          <table:table-cell/>
          <table:table-cell office:value-type="float" office:value="19.3798" calcext:value-type="float">
            <text:p>19,37980000</text:p>
          </table:table-cell>
          <table:table-cell office:value-type="float" office:value="19.3265" calcext:value-type="float">
            <text:p>19,32650000</text:p>
          </table:table-cell>
          <table:table-cell office:value-type="float" office:value="19.2763" calcext:value-type="float">
            <text:p>19,27630000</text:p>
          </table:table-cell>
          <table:table-cell office:value-type="float" office:value="19.26" calcext:value-type="float">
            <text:p>19,26000000</text:p>
          </table:table-cell>
          <table:table-cell table:number-columns-repeated="8"/>
        </table:table-row>
        <table:table-row table:style-name="ro1">
          <table:table-cell office:value-type="float" office:value="19.2708102640763" calcext:value-type="float">
            <text:p>19,27081026</text:p>
          </table:table-cell>
          <table:table-cell table:number-columns-repeated="4"/>
          <table:table-cell office:value-type="float" office:value="19.2736" calcext:value-type="float">
            <text:p>19,27360000</text:p>
          </table:table-cell>
          <table:table-cell table:number-columns-repeated="8"/>
        </table:table-row>
        <table:table-row table:style-name="ro1">
          <table:table-cell office:value-type="float" office:value="19.2845748910881" calcext:value-type="float">
            <text:p>19,28457489</text:p>
          </table:table-cell>
          <table:table-cell table:number-columns-repeated="3"/>
          <table:table-cell office:value-type="float" office:value="19.3037" calcext:value-type="float">
            <text:p>19,30370000</text:p>
          </table:table-cell>
          <table:table-cell office:value-type="float" office:value="19.2873" calcext:value-type="float">
            <text:p>19,28730000</text:p>
          </table:table-cell>
          <table:table-cell table:number-columns-repeated="8"/>
        </table:table-row>
        <table:table-row table:style-name="ro1">
          <table:table-cell office:value-type="float" office:value="19.2983625520601" calcext:value-type="float">
            <text:p>19,29836255</text:p>
          </table:table-cell>
          <table:table-cell table:number-columns-repeated="4"/>
          <table:table-cell office:value-type="float" office:value="19.301" calcext:value-type="float">
            <text:p>19,30100000</text:p>
          </table:table-cell>
          <table:table-cell table:number-columns-repeated="8"/>
        </table:table-row>
        <table:table-row table:style-name="ro1">
          <table:table-cell office:value-type="float" office:value="19.3121732697782" calcext:value-type="float">
            <text:p>19,31217327</text:p>
          </table:table-cell>
          <table:table-cell table:number-columns-repeated="2"/>
          <table:table-cell office:value-type="float" office:value="19.3802" calcext:value-type="float">
            <text:p>19,38020000</text:p>
          </table:table-cell>
          <table:table-cell office:value-type="float" office:value="19.3312" calcext:value-type="float">
            <text:p>19,33120000</text:p>
          </table:table-cell>
          <table:table-cell office:value-type="float" office:value="19.3148" calcext:value-type="float">
            <text:p>19,31480000</text:p>
          </table:table-cell>
          <table:table-cell table:number-columns-repeated="8"/>
        </table:table-row>
        <table:table-row table:style-name="ro1">
          <table:table-cell office:value-type="float" office:value="19.3260070671783" calcext:value-type="float">
            <text:p>19,32600707</text:p>
          </table:table-cell>
          <table:table-cell table:number-columns-repeated="4"/>
          <table:table-cell office:value-type="float" office:value="19.3285" calcext:value-type="float">
            <text:p>19,32850000</text:p>
          </table:table-cell>
          <table:table-cell table:number-columns-repeated="8"/>
        </table:table-row>
        <table:table-row table:style-name="ro1">
          <table:table-cell office:value-type="float" office:value="19.3398639672526" calcext:value-type="float">
            <text:p>19,33986397</text:p>
          </table:table-cell>
          <table:table-cell table:number-columns-repeated="3"/>
          <table:table-cell office:value-type="float" office:value="19.3588" calcext:value-type="float">
            <text:p>19,35880000</text:p>
          </table:table-cell>
          <table:table-cell office:value-type="float" office:value="19.3423" calcext:value-type="float">
            <text:p>19,34230000</text:p>
          </table:table-cell>
          <table:table-cell table:number-columns-repeated="8"/>
        </table:table-row>
        <table:table-row table:style-name="ro1">
          <table:table-cell office:value-type="float" office:value="19.3537439929891" calcext:value-type="float">
            <text:p>19,35374399</text:p>
          </table:table-cell>
          <table:table-cell table:number-columns-repeated="4"/>
          <table:table-cell office:value-type="float" office:value="19.3561" calcext:value-type="float">
            <text:p>19,35610000</text:p>
          </table:table-cell>
          <table:table-cell table:number-columns-repeated="8"/>
        </table:table-row>
        <table:table-row table:style-name="ro1">
          <table:table-cell office:value-type="float" office:value="19.3676471673431" calcext:value-type="float">
            <text:p>19,36764717</text:p>
          </table:table-cell>
          <table:table-cell office:value-type="float" office:value="19.645" calcext:value-type="float">
            <text:p>19,645000000</text:p>
          </table:table-cell>
          <table:table-cell office:value-type="float" office:value="19.4895" calcext:value-type="float">
            <text:p>19,48950000</text:p>
          </table:table-cell>
          <table:table-cell office:value-type="float" office:value="19.4344" calcext:value-type="float">
            <text:p>19,43440000</text:p>
          </table:table-cell>
          <table:table-cell office:value-type="float" office:value="19.3865" calcext:value-type="float">
            <text:p>19,38650000</text:p>
          </table:table-cell>
          <table:table-cell office:value-type="float" office:value="19.3699" calcext:value-type="float">
            <text:p>19,36990000</text:p>
          </table:table-cell>
          <table:table-cell table:number-columns-repeated="8"/>
        </table:table-row>
        <table:table-row table:style-name="ro1">
          <table:table-cell office:value-type="float" office:value="19.3815735132332" calcext:value-type="float">
            <text:p>19,38157351</text:p>
          </table:table-cell>
          <table:table-cell table:number-columns-repeated="4"/>
          <table:table-cell office:value-type="float" office:value="19.3838" calcext:value-type="float">
            <text:p>19,38380000</text:p>
          </table:table-cell>
          <table:table-cell table:number-columns-repeated="8"/>
        </table:table-row>
        <table:table-row table:style-name="ro1">
          <table:table-cell office:value-type="float" office:value="19.3955230535495" calcext:value-type="float">
            <text:p>19,39552305</text:p>
          </table:table-cell>
          <table:table-cell table:number-columns-repeated="3"/>
          <table:table-cell office:value-type="float" office:value="19.4143" calcext:value-type="float">
            <text:p>19,41430000</text:p>
          </table:table-cell>
          <table:table-cell office:value-type="float" office:value="19.3977" calcext:value-type="float">
            <text:p>19,39770000</text:p>
          </table:table-cell>
          <table:table-cell table:number-columns-repeated="8"/>
        </table:table-row>
        <table:table-row table:style-name="ro1">
          <table:table-cell office:value-type="float" office:value="19.4094958111672" calcext:value-type="float">
            <text:p>19,40949581</text:p>
          </table:table-cell>
          <table:table-cell table:number-columns-repeated="4"/>
          <table:table-cell office:value-type="float" office:value="19.4116" calcext:value-type="float">
            <text:p>19,41160000</text:p>
          </table:table-cell>
          <table:table-cell table:number-columns-repeated="8"/>
        </table:table-row>
        <table:table-row table:style-name="ro1">
          <table:table-cell office:value-type="float" office:value="19.4234918089572" calcext:value-type="float">
            <text:p>19,42349181</text:p>
          </table:table-cell>
          <table:table-cell table:number-columns-repeated="2"/>
          <table:table-cell office:value-type="float" office:value="19.4889" calcext:value-type="float">
            <text:p>19,48890000</text:p>
          </table:table-cell>
          <table:table-cell office:value-type="float" office:value="19.4421" calcext:value-type="float">
            <text:p>19,44210000</text:p>
          </table:table-cell>
          <table:table-cell office:value-type="float" office:value="19.4255" calcext:value-type="float">
            <text:p>19,42550000</text:p>
          </table:table-cell>
          <table:table-cell table:number-columns-repeated="8"/>
        </table:table-row>
        <table:table-row table:style-name="ro1">
          <table:table-cell office:value-type="float" office:value="19.4375110697947" calcext:value-type="float">
            <text:p>19,43751107</text:p>
          </table:table-cell>
          <table:table-cell table:number-columns-repeated="4"/>
          <table:table-cell office:value-type="float" office:value="19.4394" calcext:value-type="float">
            <text:p>19,43940000</text:p>
          </table:table-cell>
          <table:table-cell table:number-columns-repeated="8"/>
        </table:table-row>
        <table:table-row table:style-name="ro1">
          <table:table-cell office:value-type="float" office:value="19.4515536165629" calcext:value-type="float">
            <text:p>19,45155362</text:p>
          </table:table-cell>
          <table:table-cell table:number-columns-repeated="3"/>
          <table:table-cell office:value-type="float" office:value="19.4701" calcext:value-type="float">
            <text:p>19,47010000</text:p>
          </table:table-cell>
          <table:table-cell office:value-type="float" office:value="19.4534" calcext:value-type="float">
            <text:p>19,45340000</text:p>
          </table:table-cell>
          <table:table-cell table:number-columns-repeated="8"/>
        </table:table-row>
        <table:table-row table:style-name="ro1">
          <table:table-cell office:value-type="float" office:value="19.4656194721537" calcext:value-type="float">
            <text:p>19,46561947</text:p>
          </table:table-cell>
          <table:table-cell table:number-columns-repeated="4"/>
          <table:table-cell office:value-type="float" office:value="19.4674" calcext:value-type="float">
            <text:p>19,46740000</text:p>
          </table:table-cell>
          <table:table-cell table:number-columns-repeated="8"/>
        </table:table-row>
        <table:table-row table:style-name="ro1">
          <table:table-cell office:value-type="float" office:value="19.4797086594673" calcext:value-type="float">
            <text:p>19,47970866</text:p>
          </table:table-cell>
          <table:table-cell/>
          <table:table-cell office:value-type="float" office:value="19.6002" calcext:value-type="float">
            <text:p>19,60020000</text:p>
          </table:table-cell>
          <table:table-cell office:value-type="float" office:value="19.5439" calcext:value-type="float">
            <text:p>19,54390000</text:p>
          </table:table-cell>
          <table:table-cell office:value-type="float" office:value="19.4982" calcext:value-type="float">
            <text:p>19,49820000</text:p>
          </table:table-cell>
          <table:table-cell office:value-type="float" office:value="19.4814" calcext:value-type="float">
            <text:p>19,48140000</text:p>
          </table:table-cell>
          <table:table-cell table:number-columns-repeated="8"/>
        </table:table-row>
        <table:table-row table:style-name="ro1">
          <table:table-cell office:value-type="float" office:value="19.4938212014107" calcext:value-type="float">
            <text:p>19,49382120</text:p>
          </table:table-cell>
          <table:table-cell table:number-columns-repeated="4"/>
          <table:table-cell office:value-type="float" office:value="19.4954" calcext:value-type="float">
            <text:p>19,49540000</text:p>
          </table:table-cell>
          <table:table-cell table:number-columns-repeated="8"/>
        </table:table-row>
        <table:table-row table:style-name="ro1">
          <table:table-cell office:value-type="float" office:value="19.5079571208958" calcext:value-type="float">
            <text:p>19,50795712</text:p>
          </table:table-cell>
          <table:table-cell table:number-columns-repeated="3"/>
          <table:table-cell office:value-type="float" office:value="19.5263" calcext:value-type="float">
            <text:p>19,52630000</text:p>
          </table:table-cell>
          <table:table-cell office:value-type="float" office:value="19.5095" calcext:value-type="float">
            <text:p>19,50950000</text:p>
          </table:table-cell>
          <table:table-cell table:number-columns-repeated="8"/>
        </table:table-row>
        <table:table-row table:style-name="ro1">
          <table:table-cell office:value-type="float" office:value="19.5221164408385" calcext:value-type="float">
            <text:p>19,52211644</text:p>
          </table:table-cell>
          <table:table-cell table:number-columns-repeated="4"/>
          <table:table-cell office:value-type="float" office:value="19.5236" calcext:value-type="float">
            <text:p>19,52360000</text:p>
          </table:table-cell>
          <table:table-cell table:number-columns-repeated="8"/>
        </table:table-row>
        <table:table-row table:style-name="ro1">
          <table:table-cell office:value-type="float" office:value="19.5362991841579" calcext:value-type="float">
            <text:p>19,53629918</text:p>
          </table:table-cell>
          <table:table-cell table:number-columns-repeated="2"/>
          <table:table-cell office:value-type="float" office:value="19.5991" calcext:value-type="float">
            <text:p>19,59910000</text:p>
          </table:table-cell>
          <table:table-cell office:value-type="float" office:value="19.5546" calcext:value-type="float">
            <text:p>19,55460000</text:p>
          </table:table-cell>
          <table:table-cell office:value-type="float" office:value="19.5377" calcext:value-type="float">
            <text:p>19,53770000</text:p>
          </table:table-cell>
          <table:table-cell table:number-columns-repeated="8"/>
        </table:table-row>
        <table:table-row table:style-name="ro1">
          <table:table-cell office:value-type="float" office:value="19.5505053737761" calcext:value-type="float">
            <text:p>19,55050537</text:p>
          </table:table-cell>
          <table:table-cell table:number-columns-repeated="4"/>
          <table:table-cell office:value-type="float" office:value="19.5518" calcext:value-type="float">
            <text:p>19,55180000</text:p>
          </table:table-cell>
          <table:table-cell table:number-columns-repeated="8"/>
        </table:table-row>
        <table:table-row table:style-name="ro1">
          <table:table-cell office:value-type="float" office:value="19.5647350326183" calcext:value-type="float">
            <text:p>19,56473503</text:p>
          </table:table-cell>
          <table:table-cell table:number-columns-repeated="3"/>
          <table:table-cell office:value-type="float" office:value="19.5829" calcext:value-type="float">
            <text:p>19,58290000</text:p>
          </table:table-cell>
          <table:table-cell office:value-type="float" office:value="19.566" calcext:value-type="float">
            <text:p>19,56600000</text:p>
          </table:table-cell>
          <table:table-cell table:number-columns-repeated="8"/>
        </table:table-row>
        <table:table-row table:style-name="ro1">
          <table:table-cell office:value-type="float" office:value="19.5789881836126" calcext:value-type="float">
            <text:p>19,57898818</text:p>
          </table:table-cell>
          <table:table-cell table:number-columns-repeated="4"/>
          <table:table-cell office:value-type="float" office:value="19.5802" calcext:value-type="float">
            <text:p>19,58020000</text:p>
          </table:table-cell>
          <table:table-cell table:number-columns-repeated="8"/>
        </table:table-row>
        <table:table-row table:style-name="ro1">
          <table:table-cell office:value-type="float" office:value="19.5932648496907" calcext:value-type="float">
            <text:p>19,59326485</text:p>
          </table:table-cell>
          <table:table-cell office:value-type="float" office:value="19.8522" calcext:value-type="float">
            <text:p>19,852200000</text:p>
          </table:table-cell>
          <table:table-cell office:value-type="float" office:value="19.7121" calcext:value-type="float">
            <text:p>19,71210000</text:p>
          </table:table-cell>
          <table:table-cell office:value-type="float" office:value="19.6548" calcext:value-type="float">
            <text:p>19,65480000</text:p>
          </table:table-cell>
          <table:table-cell office:value-type="float" office:value="19.6113" calcext:value-type="float">
            <text:p>19,61130000</text:p>
          </table:table-cell>
          <table:table-cell office:value-type="float" office:value="19.5944" calcext:value-type="float">
            <text:p>19,59440000</text:p>
          </table:table-cell>
          <table:table-cell table:number-columns-repeated="8"/>
        </table:table-row>
        <table:table-row table:style-name="ro1">
          <table:table-cell office:value-type="float" office:value="19.6075650537878" calcext:value-type="float">
            <text:p>19,60756505</text:p>
          </table:table-cell>
          <table:table-cell table:number-columns-repeated="4"/>
          <table:table-cell office:value-type="float" office:value="19.6086" calcext:value-type="float">
            <text:p>19,60860000</text:p>
          </table:table-cell>
          <table:table-cell table:number-columns-repeated="8"/>
        </table:table-row>
        <table:table-row table:style-name="ro1">
          <table:table-cell office:value-type="float" office:value="19.6218888188427" calcext:value-type="float">
            <text:p>19,62188882</text:p>
          </table:table-cell>
          <table:table-cell table:number-columns-repeated="3"/>
          <table:table-cell office:value-type="float" office:value="19.6399" calcext:value-type="float">
            <text:p>19,63990000</text:p>
          </table:table-cell>
          <table:table-cell office:value-type="float" office:value="19.6228" calcext:value-type="float">
            <text:p>19,62280000</text:p>
          </table:table-cell>
          <table:table-cell table:number-columns-repeated="8"/>
        </table:table-row>
        <table:table-row table:style-name="ro1">
          <table:table-cell office:value-type="float" office:value="19.6362361677982" calcext:value-type="float">
            <text:p>19,63623617</text:p>
          </table:table-cell>
          <table:table-cell table:number-columns-repeated="4"/>
          <table:table-cell office:value-type="float" office:value="19.6371" calcext:value-type="float">
            <text:p>19,63710000</text:p>
          </table:table-cell>
          <table:table-cell table:number-columns-repeated="8"/>
        </table:table-row>
        <table:table-row table:style-name="ro1">
          <table:table-cell office:value-type="float" office:value="19.6506071236008" calcext:value-type="float">
            <text:p>19,65060712</text:p>
          </table:table-cell>
          <table:table-cell table:number-columns-repeated="2"/>
          <table:table-cell office:value-type="float" office:value="19.7108" calcext:value-type="float">
            <text:p>19,71080000</text:p>
          </table:table-cell>
          <table:table-cell office:value-type="float" office:value="19.6685" calcext:value-type="float">
            <text:p>19,66850000</text:p>
          </table:table-cell>
          <table:table-cell office:value-type="float" office:value="19.6514" calcext:value-type="float">
            <text:p>19,65140000</text:p>
          </table:table-cell>
          <table:table-cell table:number-columns-repeated="8"/>
        </table:table-row>
        <table:table-row table:style-name="ro1">
          <table:table-cell office:value-type="float" office:value="19.6650017092011" calcext:value-type="float">
            <text:p>19,66500171</text:p>
          </table:table-cell>
          <table:table-cell table:number-columns-repeated="4"/>
          <table:table-cell office:value-type="float" office:value="19.6657" calcext:value-type="float">
            <text:p>19,66570000</text:p>
          </table:table-cell>
          <table:table-cell table:number-columns-repeated="8"/>
        </table:table-row>
        <table:table-row table:style-name="ro1">
          <table:table-cell office:value-type="float" office:value="19.6794199475531" calcext:value-type="float">
            <text:p>19,67941995</text:p>
          </table:table-cell>
          <table:table-cell table:number-columns-repeated="3"/>
          <table:table-cell office:value-type="float" office:value="19.6972" calcext:value-type="float">
            <text:p>19,69720000</text:p>
          </table:table-cell>
          <table:table-cell office:value-type="float" office:value="19.6801" calcext:value-type="float">
            <text:p>19,68010000</text:p>
          </table:table-cell>
          <table:table-cell table:number-columns-repeated="8"/>
        </table:table-row>
        <table:table-row table:style-name="ro1">
          <table:table-cell office:value-type="float" office:value="19.6938618616151" calcext:value-type="float">
            <text:p>19,69386186</text:p>
          </table:table-cell>
          <table:table-cell table:number-columns-repeated="4"/>
          <table:table-cell office:value-type="float" office:value="19.6944" calcext:value-type="float">
            <text:p>19,69440000</text:p>
          </table:table-cell>
          <table:table-cell table:number-columns-repeated="8"/>
        </table:table-row>
        <table:table-row table:style-name="ro1">
          <table:table-cell office:value-type="float" office:value="19.7083274743489" calcext:value-type="float">
            <text:p>19,70832747</text:p>
          </table:table-cell>
          <table:table-cell/>
          <table:table-cell office:value-type="float" office:value="19.8253" calcext:value-type="float">
            <text:p>19,82530000</text:p>
          </table:table-cell>
          <table:table-cell office:value-type="float" office:value="19.7672" calcext:value-type="float">
            <text:p>19,76720000</text:p>
          </table:table-cell>
          <table:table-cell office:value-type="float" office:value="19.726" calcext:value-type="float">
            <text:p>19,72600000</text:p>
          </table:table-cell>
          <table:table-cell office:value-type="float" office:value="19.7088" calcext:value-type="float">
            <text:p>19,70880000</text:p>
          </table:table-cell>
          <table:table-cell table:number-columns-repeated="8"/>
        </table:table-row>
        <table:table-row table:style-name="ro1">
          <table:table-cell office:value-type="float" office:value="19.7228168087203" calcext:value-type="float">
            <text:p>19,72281681</text:p>
          </table:table-cell>
          <table:table-cell table:number-columns-repeated="4"/>
          <table:table-cell office:value-type="float" office:value="19.7232" calcext:value-type="float">
            <text:p>19,72320000</text:p>
          </table:table-cell>
          <table:table-cell table:number-columns-repeated="8"/>
        </table:table-row>
        <table:table-row table:style-name="ro1">
          <table:table-cell office:value-type="float" office:value="19.7373298876988" calcext:value-type="float">
            <text:p>19,73732989</text:p>
          </table:table-cell>
          <table:table-cell table:number-columns-repeated="3"/>
          <table:table-cell office:value-type="float" office:value="19.7549" calcext:value-type="float">
            <text:p>19,75490000</text:p>
          </table:table-cell>
          <table:table-cell office:value-type="float" office:value="19.7377" calcext:value-type="float">
            <text:p>19,73770000</text:p>
          </table:table-cell>
          <table:table-cell table:number-columns-repeated="8"/>
        </table:table-row>
        <table:table-row table:style-name="ro1">
          <table:table-cell office:value-type="float" office:value="19.7518667342577" calcext:value-type="float">
            <text:p>19,75186673</text:p>
          </table:table-cell>
          <table:table-cell table:number-columns-repeated="4"/>
          <table:table-cell office:value-type="float" office:value="19.7521" calcext:value-type="float">
            <text:p>19,75210000</text:p>
          </table:table-cell>
          <table:table-cell table:number-columns-repeated="8"/>
        </table:table-row>
        <table:table-row table:style-name="ro1">
          <table:table-cell office:value-type="float" office:value="19.7664273713743" calcext:value-type="float">
            <text:p>19,76642737</text:p>
          </table:table-cell>
          <table:table-cell table:number-columns-repeated="2"/>
          <table:table-cell office:value-type="float" office:value="19.824" calcext:value-type="float">
            <text:p>19,82400000</text:p>
          </table:table-cell>
          <table:table-cell office:value-type="float" office:value="19.7839" calcext:value-type="float">
            <text:p>19,78390000</text:p>
          </table:table-cell>
          <table:table-cell office:value-type="float" office:value="19.7666" calcext:value-type="float">
            <text:p>19,76660000</text:p>
          </table:table-cell>
          <table:table-cell table:number-columns-repeated="8"/>
        </table:table-row>
        <table:table-row table:style-name="ro1">
          <table:table-cell office:value-type="float" office:value="19.7810118220296" calcext:value-type="float">
            <text:p>19,78101182</text:p>
          </table:table-cell>
          <table:table-cell table:number-columns-repeated="4"/>
          <table:table-cell office:value-type="float" office:value="19.7811" calcext:value-type="float">
            <text:p>19,78110000</text:p>
          </table:table-cell>
          <table:table-cell table:number-columns-repeated="8"/>
        </table:table-row>
        <table:table-row table:style-name="ro1">
          <table:table-cell office:value-type="float" office:value="19.7956201092086" calcext:value-type="float">
            <text:p>19,79562011</text:p>
          </table:table-cell>
          <table:table-cell table:number-columns-repeated="3"/>
          <table:table-cell office:value-type="float" office:value="19.813" calcext:value-type="float">
            <text:p>19,81300000</text:p>
          </table:table-cell>
          <table:table-cell office:value-type="float" office:value="19.7957" calcext:value-type="float">
            <text:p>19,79570000</text:p>
          </table:table-cell>
          <table:table-cell table:number-columns-repeated="8"/>
        </table:table-row>
        <table:table-row table:style-name="ro1">
          <table:table-cell office:value-type="float" office:value="19.8102522559002" calcext:value-type="float">
            <text:p>19,81025226</text:p>
          </table:table-cell>
          <table:table-cell table:number-columns-repeated="4"/>
          <table:table-cell office:value-type="float" office:value="19.8102" calcext:value-type="float">
            <text:p>19,81020000</text:p>
          </table:table-cell>
          <table:table-cell table:number-columns-repeated="8"/>
        </table:table-row>
        <table:table-row table:style-name="ro1">
          <table:table-cell office:value-type="float" office:value="19.8249082850969" calcext:value-type="float">
            <text:p>19,82490829</text:p>
          </table:table-cell>
          <table:table-cell office:value-type="float" office:value="20.0716" calcext:value-type="float">
            <text:p>20,071600000</text:p>
          </table:table-cell>
          <table:table-cell office:value-type="float" office:value="19.9402" calcext:value-type="float">
            <text:p>19,94020000</text:p>
          </table:table-cell>
          <table:table-cell office:value-type="float" office:value="19.8812" calcext:value-type="float">
            <text:p>19,88120000</text:p>
          </table:table-cell>
          <table:table-cell office:value-type="float" office:value="19.8422" calcext:value-type="float">
            <text:p>19,84220000</text:p>
          </table:table-cell>
          <table:table-cell office:value-type="float" office:value="19.8248" calcext:value-type="float">
            <text:p>19,82480000</text:p>
          </table:table-cell>
          <table:table-cell table:number-columns-repeated="8"/>
        </table:table-row>
        <table:table-row table:style-name="ro1">
          <table:table-cell office:value-type="float" office:value="19.8395882197954" calcext:value-type="float">
            <text:p>19,83958822</text:p>
          </table:table-cell>
          <table:table-cell table:number-columns-repeated="4"/>
          <table:table-cell office:value-type="float" office:value="19.8394" calcext:value-type="float">
            <text:p>19,83940000</text:p>
          </table:table-cell>
          <table:table-cell table:number-columns-repeated="8"/>
        </table:table-row>
        <table:table-row table:style-name="ro1">
          <table:table-cell office:value-type="float" office:value="19.8542920829961" calcext:value-type="float">
            <text:p>19,85429208</text:p>
          </table:table-cell>
          <table:table-cell table:number-columns-repeated="3"/>
          <table:table-cell office:value-type="float" office:value="19.8715" calcext:value-type="float">
            <text:p>19,87150000</text:p>
          </table:table-cell>
          <table:table-cell office:value-type="float" office:value="19.854" calcext:value-type="float">
            <text:p>19,85400000</text:p>
          </table:table-cell>
          <table:table-cell table:number-columns-repeated="8"/>
        </table:table-row>
        <table:table-row table:style-name="ro1">
          <table:table-cell office:value-type="float" office:value="19.8690198977037" calcext:value-type="float">
            <text:p>19,86901990</text:p>
          </table:table-cell>
          <table:table-cell table:number-columns-repeated="4"/>
          <table:table-cell office:value-type="float" office:value="19.8687" calcext:value-type="float">
            <text:p>19,86870000</text:p>
          </table:table-cell>
          <table:table-cell table:number-columns-repeated="8"/>
        </table:table-row>
        <table:table-row table:style-name="ro1">
          <table:table-cell office:value-type="float" office:value="19.8837716869265" calcext:value-type="float">
            <text:p>19,88377169</text:p>
          </table:table-cell>
          <table:table-cell table:number-columns-repeated="2"/>
          <table:table-cell office:value-type="float" office:value="19.9388" calcext:value-type="float">
            <text:p>19,93880000</text:p>
          </table:table-cell>
          <table:table-cell office:value-type="float" office:value="19.9009" calcext:value-type="float">
            <text:p>19,90090000</text:p>
          </table:table-cell>
          <table:table-cell office:value-type="float" office:value="19.8834" calcext:value-type="float">
            <text:p>19,88340000</text:p>
          </table:table-cell>
          <table:table-cell table:number-columns-repeated="8"/>
        </table:table-row>
        <table:table-row table:style-name="ro1">
          <table:table-cell office:value-type="float" office:value="19.898547473677" calcext:value-type="float">
            <text:p>19,89854747</text:p>
          </table:table-cell>
          <table:table-cell table:number-columns-repeated="4"/>
          <table:table-cell office:value-type="float" office:value="19.8981" calcext:value-type="float">
            <text:p>19,89810000</text:p>
          </table:table-cell>
          <table:table-cell table:number-columns-repeated="8"/>
        </table:table-row>
        <table:table-row table:style-name="ro1">
          <table:table-cell office:value-type="float" office:value="19.9133472809713" calcext:value-type="float">
            <text:p>19,91334728</text:p>
          </table:table-cell>
          <table:table-cell table:number-columns-repeated="3"/>
          <table:table-cell office:value-type="float" office:value="19.9304" calcext:value-type="float">
            <text:p>19,93040000</text:p>
          </table:table-cell>
          <table:table-cell office:value-type="float" office:value="19.9128" calcext:value-type="float">
            <text:p>19,91280000</text:p>
          </table:table-cell>
          <table:table-cell table:number-columns-repeated="8"/>
        </table:table-row>
        <table:table-row table:style-name="ro1">
          <table:table-cell office:value-type="float" office:value="19.92817113183" calcext:value-type="float">
            <text:p>19,92817113</text:p>
          </table:table-cell>
          <table:table-cell table:number-columns-repeated="4"/>
          <table:table-cell office:value-type="float" office:value="19.9276" calcext:value-type="float">
            <text:p>19,92760000</text:p>
          </table:table-cell>
          <table:table-cell table:number-columns-repeated="8"/>
        </table:table-row>
        <table:table-row table:style-name="ro1">
          <table:table-cell office:value-type="float" office:value="19.9430190492772" calcext:value-type="float">
            <text:p>19,94301905</text:p>
          </table:table-cell>
          <table:table-cell/>
          <table:table-cell office:value-type="float" office:value="20.0566" calcext:value-type="float">
            <text:p>20,05660000</text:p>
          </table:table-cell>
          <table:table-cell office:value-type="float" office:value="19.9967" calcext:value-type="float">
            <text:p>19,99670000</text:p>
          </table:table-cell>
          <table:table-cell office:value-type="float" office:value="19.9599" calcext:value-type="float">
            <text:p>19,95990000</text:p>
          </table:table-cell>
          <table:table-cell office:value-type="float" office:value="19.9423" calcext:value-type="float">
            <text:p>19,94230000</text:p>
          </table:table-cell>
          <table:table-cell table:number-columns-repeated="8"/>
        </table:table-row>
        <table:table-row table:style-name="ro1">
          <table:table-cell office:value-type="float" office:value="19.9578910563414" calcext:value-type="float">
            <text:p>19,95789106</text:p>
          </table:table-cell>
          <table:table-cell table:number-columns-repeated="4"/>
          <table:table-cell office:value-type="float" office:value="19.9571" calcext:value-type="float">
            <text:p>19,95710000</text:p>
          </table:table-cell>
          <table:table-cell table:number-columns-repeated="8"/>
        </table:table-row>
        <table:table-row table:style-name="ro1">
          <table:table-cell office:value-type="float" office:value="19.9727871760548" calcext:value-type="float">
            <text:p>19,97278718</text:p>
          </table:table-cell>
          <table:table-cell table:number-columns-repeated="3"/>
          <table:table-cell office:value-type="float" office:value="19.9896" calcext:value-type="float">
            <text:p>19,98960000</text:p>
          </table:table-cell>
          <table:table-cell office:value-type="float" office:value="19.9719" calcext:value-type="float">
            <text:p>19,97190000</text:p>
          </table:table-cell>
          <table:table-cell table:number-columns-repeated="8"/>
        </table:table-row>
        <table:table-row table:style-name="ro1">
          <table:table-cell office:value-type="float" office:value="19.9877074314539" calcext:value-type="float">
            <text:p>19,98770743</text:p>
          </table:table-cell>
          <table:table-cell table:number-columns-repeated="4"/>
          <table:table-cell office:value-type="float" office:value="19.9868" calcext:value-type="float">
            <text:p>19,98680000</text:p>
          </table:table-cell>
          <table:table-cell table:number-columns-repeated="8"/>
        </table:table-row>
        <table:table-row table:style-name="ro1">
          <table:table-cell office:value-type="float" office:value="20.002651845579" calcext:value-type="float">
            <text:p>20,00265185</text:p>
          </table:table-cell>
          <table:table-cell table:number-columns-repeated="2"/>
          <table:table-cell office:value-type="float" office:value="20.0551" calcext:value-type="float">
            <text:p>20,05510000</text:p>
          </table:table-cell>
          <table:table-cell office:value-type="float" office:value="20.0194" calcext:value-type="float">
            <text:p>20,01940000</text:p>
          </table:table-cell>
          <table:table-cell office:value-type="float" office:value="20.0017" calcext:value-type="float">
            <text:p>20,00170000</text:p>
          </table:table-cell>
          <table:table-cell table:number-columns-repeated="8"/>
        </table:table-row>
        <table:table-row table:style-name="ro1">
          <table:table-cell office:value-type="float" office:value="20.0176204414747" calcext:value-type="float">
            <text:p>20,01762044</text:p>
          </table:table-cell>
          <table:table-cell table:number-columns-repeated="4"/>
          <table:table-cell office:value-type="float" office:value="20.0166" calcext:value-type="float">
            <text:p>20,01660000</text:p>
          </table:table-cell>
          <table:table-cell table:number-columns-repeated="8"/>
        </table:table-row>
        <table:table-row table:style-name="ro1">
          <table:table-cell office:value-type="float" office:value="20.0326132421895" calcext:value-type="float">
            <text:p>20,03261324</text:p>
          </table:table-cell>
          <table:table-cell table:number-columns-repeated="3"/>
          <table:table-cell office:value-type="float" office:value="20.0492" calcext:value-type="float">
            <text:p>20,04920000</text:p>
          </table:table-cell>
          <table:table-cell office:value-type="float" office:value="20.0315" calcext:value-type="float">
            <text:p>20,03150000</text:p>
          </table:table-cell>
          <table:table-cell table:number-columns-repeated="8"/>
        </table:table-row>
        <table:table-row table:style-name="ro1">
          <table:table-cell office:value-type="float" office:value="20.0476302707759" calcext:value-type="float">
            <text:p>20,04763027</text:p>
          </table:table-cell>
          <table:table-cell table:number-columns-repeated="4"/>
          <table:table-cell office:value-type="float" office:value="20.0464" calcext:value-type="float">
            <text:p>20,04640000</text:p>
          </table:table-cell>
          <table:table-cell table:number-columns-repeated="8"/>
        </table:table-row>
        <table:table-row table:style-name="ro1">
          <table:table-cell office:value-type="float" office:value="20.0626715502907" calcext:value-type="float">
            <text:p>20,06267155</text:p>
          </table:table-cell>
          <table:table-cell office:value-type="float" office:value="20.2979" calcext:value-type="float">
            <text:p>20,297900000</text:p>
          </table:table-cell>
          <table:table-cell office:value-type="float" office:value="20.1746" calcext:value-type="float">
            <text:p>20,17460000</text:p>
          </table:table-cell>
          <table:table-cell office:value-type="float" office:value="20.1138" calcext:value-type="float">
            <text:p>20,11380000</text:p>
          </table:table-cell>
          <table:table-cell office:value-type="float" office:value="20.0792" calcext:value-type="float">
            <text:p>20,07920000</text:p>
          </table:table-cell>
          <table:table-cell office:value-type="float" office:value="20.0614" calcext:value-type="float">
            <text:p>20,06140000</text:p>
          </table:table-cell>
          <table:table-cell table:number-columns-repeated="8"/>
        </table:table-row>
        <table:table-row table:style-name="ro1">
          <table:table-cell office:value-type="float" office:value="20.0777371037946" calcext:value-type="float">
            <text:p>20,07773710</text:p>
          </table:table-cell>
          <table:table-cell table:number-columns-repeated="4"/>
          <table:table-cell office:value-type="float" office:value="20.0764" calcext:value-type="float">
            <text:p>20,07640000</text:p>
          </table:table-cell>
          <table:table-cell table:number-columns-repeated="8"/>
        </table:table-row>
        <table:table-row table:style-name="ro1">
          <table:table-cell office:value-type="float" office:value="20.0928269543524" calcext:value-type="float">
            <text:p>20,09282695</text:p>
          </table:table-cell>
          <table:table-cell table:number-columns-repeated="3"/>
          <table:table-cell office:value-type="float" office:value="20.1093" calcext:value-type="float">
            <text:p>20,10930000</text:p>
          </table:table-cell>
          <table:table-cell office:value-type="float" office:value="20.0914" calcext:value-type="float">
            <text:p>20,09140000</text:p>
          </table:table-cell>
          <table:table-cell table:number-columns-repeated="8"/>
        </table:table-row>
        <table:table-row table:style-name="ro1">
          <table:table-cell office:value-type="float" office:value="20.1079411250333" calcext:value-type="float">
            <text:p>20,10794113</text:p>
          </table:table-cell>
          <table:table-cell table:number-columns-repeated="4"/>
          <table:table-cell office:value-type="float" office:value="20.1064" calcext:value-type="float">
            <text:p>20,10640000</text:p>
          </table:table-cell>
          <table:table-cell table:number-columns-repeated="8"/>
        </table:table-row>
        <table:table-row table:style-name="ro1">
          <table:table-cell office:value-type="float" office:value="20.1230796389103" calcext:value-type="float">
            <text:p>20,12307964</text:p>
          </table:table-cell>
          <table:table-cell table:number-columns-repeated="2"/>
          <table:table-cell office:value-type="float" office:value="20.1729" calcext:value-type="float">
            <text:p>20,17290000</text:p>
          </table:table-cell>
          <table:table-cell office:value-type="float" office:value="20.1394" calcext:value-type="float">
            <text:p>20,13940000</text:p>
          </table:table-cell>
          <table:table-cell office:value-type="float" office:value="20.1215" calcext:value-type="float">
            <text:p>20,12150000</text:p>
          </table:table-cell>
          <table:table-cell table:number-columns-repeated="8"/>
        </table:table-row>
        <table:table-row table:style-name="ro1">
          <table:table-cell office:value-type="float" office:value="20.1382425190608" calcext:value-type="float">
            <text:p>20,13824252</text:p>
          </table:table-cell>
          <table:table-cell table:number-columns-repeated="4"/>
          <table:table-cell office:value-type="float" office:value="20.1366" calcext:value-type="float">
            <text:p>20,13660000</text:p>
          </table:table-cell>
          <table:table-cell table:number-columns-repeated="8"/>
        </table:table-row>
        <table:table-row table:style-name="ro1">
          <table:table-cell office:value-type="float" office:value="20.1534297885662" calcext:value-type="float">
            <text:p>20,15342979</text:p>
          </table:table-cell>
          <table:table-cell table:number-columns-repeated="3"/>
          <table:table-cell office:value-type="float" office:value="20.1697" calcext:value-type="float">
            <text:p>20,16970000</text:p>
          </table:table-cell>
          <table:table-cell office:value-type="float" office:value="20.1517" calcext:value-type="float">
            <text:p>20,15170000</text:p>
          </table:table-cell>
          <table:table-cell table:number-columns-repeated="8"/>
        </table:table-row>
        <table:table-row table:style-name="ro1">
          <table:table-cell office:value-type="float" office:value="20.1686414705121" calcext:value-type="float">
            <text:p>20,16864147</text:p>
          </table:table-cell>
          <table:table-cell table:number-columns-repeated="4"/>
          <table:table-cell office:value-type="float" office:value="20.1668" calcext:value-type="float">
            <text:p>20,16680000</text:p>
          </table:table-cell>
          <table:table-cell table:number-columns-repeated="8"/>
        </table:table-row>
        <table:table-row table:style-name="ro1">
          <table:table-cell office:value-type="float" office:value="20.1838775879883" calcext:value-type="float">
            <text:p>20,18387759</text:p>
          </table:table-cell>
          <table:table-cell/>
          <table:table-cell office:value-type="float" office:value="20.2942" calcext:value-type="float">
            <text:p>20,29420000</text:p>
          </table:table-cell>
          <table:table-cell office:value-type="float" office:value="20.2324" calcext:value-type="float">
            <text:p>20,23240000</text:p>
          </table:table-cell>
          <table:table-cell office:value-type="float" office:value="20.2" calcext:value-type="float">
            <text:p>20,20000000</text:p>
          </table:table-cell>
          <table:table-cell office:value-type="float" office:value="20.182" calcext:value-type="float">
            <text:p>20,18200000</text:p>
          </table:table-cell>
          <table:table-cell table:number-columns-repeated="8"/>
        </table:table-row>
        <table:table-row table:style-name="ro1">
          <table:table-cell office:value-type="float" office:value="20.1991381640887" calcext:value-type="float">
            <text:p>20,19913816</text:p>
          </table:table-cell>
          <table:table-cell table:number-columns-repeated="4"/>
          <table:table-cell office:value-type="float" office:value="20.1972" calcext:value-type="float">
            <text:p>20,19720000</text:p>
          </table:table-cell>
          <table:table-cell table:number-columns-repeated="8"/>
        </table:table-row>
        <table:table-row table:style-name="ro1">
          <table:table-cell office:value-type="float" office:value="20.2144232219116" calcext:value-type="float">
            <text:p>20,21442322</text:p>
          </table:table-cell>
          <table:table-cell table:number-columns-repeated="3"/>
          <table:table-cell office:value-type="float" office:value="20.2305" calcext:value-type="float">
            <text:p>20,23050000</text:p>
          </table:table-cell>
          <table:table-cell office:value-type="float" office:value="20.2124" calcext:value-type="float">
            <text:p>20,21240000</text:p>
          </table:table-cell>
          <table:table-cell table:number-columns-repeated="8"/>
        </table:table-row>
        <table:table-row table:style-name="ro1">
          <table:table-cell office:value-type="float" office:value="20.2297327845592" calcext:value-type="float">
            <text:p>20,22973278</text:p>
          </table:table-cell>
          <table:table-cell table:number-columns-repeated="4"/>
          <table:table-cell office:value-type="float" office:value="20.2276" calcext:value-type="float">
            <text:p>20,22760000</text:p>
          </table:table-cell>
          <table:table-cell table:number-columns-repeated="8"/>
        </table:table-row>
        <table:table-row table:style-name="ro1">
          <table:table-cell office:value-type="float" office:value="20.2450668751382" calcext:value-type="float">
            <text:p>20,24506688</text:p>
          </table:table-cell>
          <table:table-cell table:number-columns-repeated="2"/>
          <table:table-cell office:value-type="float" office:value="20.2923" calcext:value-type="float">
            <text:p>20,29230000</text:p>
          </table:table-cell>
          <table:table-cell office:value-type="float" office:value="20.261" calcext:value-type="float">
            <text:p>20,26100000</text:p>
          </table:table-cell>
          <table:table-cell office:value-type="float" office:value="20.2429" calcext:value-type="float">
            <text:p>20,24290000</text:p>
          </table:table-cell>
          <table:table-cell table:number-columns-repeated="8"/>
        </table:table-row>
        <table:table-row table:style-name="ro1">
          <table:table-cell office:value-type="float" office:value="20.2604255167595" calcext:value-type="float">
            <text:p>20,26042552</text:p>
          </table:table-cell>
          <table:table-cell table:number-columns-repeated="4"/>
          <table:table-cell office:value-type="float" office:value="20.2582" calcext:value-type="float">
            <text:p>20,25820000</text:p>
          </table:table-cell>
          <table:table-cell table:number-columns-repeated="8"/>
        </table:table-row>
        <table:table-row table:style-name="ro1">
          <table:table-cell office:value-type="float" office:value="20.2758087325381" calcext:value-type="float">
            <text:p>20,27580873</text:p>
          </table:table-cell>
          <table:table-cell table:number-columns-repeated="3"/>
          <table:table-cell office:value-type="float" office:value="20.2917" calcext:value-type="float">
            <text:p>20,29170000</text:p>
          </table:table-cell>
          <table:table-cell office:value-type="float" office:value="20.2735" calcext:value-type="float">
            <text:p>20,27350000</text:p>
          </table:table-cell>
          <table:table-cell table:number-columns-repeated="8"/>
        </table:table-row>
        <table:table-row table:style-name="ro1">
          <table:table-cell office:value-type="float" office:value="20.2912165455933" calcext:value-type="float">
            <text:p>20,29121655</text:p>
          </table:table-cell>
          <table:table-cell table:number-columns-repeated="4"/>
          <table:table-cell office:value-type="float" office:value="20.2888" calcext:value-type="float">
            <text:p>20,28880000</text:p>
          </table:table-cell>
          <table:table-cell table:number-columns-repeated="8"/>
        </table:table-row>
        <table:table-row table:style-name="ro1">
          <table:table-cell office:value-type="float" office:value="20.306648979049" calcext:value-type="float">
            <text:p>20,30664898</text:p>
          </table:table-cell>
          <table:table-cell office:value-type="float" office:value="20.5295" calcext:value-type="float">
            <text:p>20,529500000</text:p>
          </table:table-cell>
          <table:table-cell office:value-type="float" office:value="20.4154" calcext:value-type="float">
            <text:p>20,41540000</text:p>
          </table:table-cell>
          <table:table-cell office:value-type="float" office:value="20.3526" calcext:value-type="float">
            <text:p>20,35260000</text:p>
          </table:table-cell>
          <table:table-cell office:value-type="float" office:value="20.3224" calcext:value-type="float">
            <text:p>20,32240000</text:p>
          </table:table-cell>
          <table:table-cell office:value-type="float" office:value="20.3042" calcext:value-type="float">
            <text:p>20,30420000</text:p>
          </table:table-cell>
          <table:table-cell table:number-columns-repeated="8"/>
        </table:table-row>
        <table:table-row table:style-name="ro1">
          <table:table-cell office:value-type="float" office:value="20.3221060560326" calcext:value-type="float">
            <text:p>20,32210606</text:p>
          </table:table-cell>
          <table:table-cell table:number-columns-repeated="4"/>
          <table:table-cell office:value-type="float" office:value="20.3195" calcext:value-type="float">
            <text:p>20,31950000</text:p>
          </table:table-cell>
          <table:table-cell table:number-columns-repeated="8"/>
        </table:table-row>
        <table:table-row table:style-name="ro1">
          <table:table-cell office:value-type="float" office:value="20.3375877996764" calcext:value-type="float">
            <text:p>20,33758780</text:p>
          </table:table-cell>
          <table:table-cell table:number-columns-repeated="3"/>
          <table:table-cell office:value-type="float" office:value="20.3533" calcext:value-type="float">
            <text:p>20,35330000</text:p>
          </table:table-cell>
          <table:table-cell office:value-type="float" office:value="20.335" calcext:value-type="float">
            <text:p>20,33500000</text:p>
          </table:table-cell>
          <table:table-cell table:number-columns-repeated="8"/>
        </table:table-row>
        <table:table-row table:style-name="ro1">
          <table:table-cell office:value-type="float" office:value="20.353094233117" calcext:value-type="float">
            <text:p>20,35309423</text:p>
          </table:table-cell>
          <table:table-cell table:number-columns-repeated="4"/>
          <table:table-cell office:value-type="float" office:value="20.3504" calcext:value-type="float">
            <text:p>20,35040000</text:p>
          </table:table-cell>
          <table:table-cell table:number-columns-repeated="8"/>
        </table:table-row>
        <table:table-row table:style-name="ro1">
          <table:table-cell office:value-type="float" office:value="20.368625379495" calcext:value-type="float">
            <text:p>20,36862538</text:p>
          </table:table-cell>
          <table:table-cell table:number-columns-repeated="2"/>
          <table:table-cell office:value-type="float" office:value="20.4132" calcext:value-type="float">
            <text:p>20,41320000</text:p>
          </table:table-cell>
          <table:table-cell office:value-type="float" office:value="20.3842" calcext:value-type="float">
            <text:p>20,38420000</text:p>
          </table:table-cell>
          <table:table-cell office:value-type="float" office:value="20.3658" calcext:value-type="float">
            <text:p>20,36580000</text:p>
          </table:table-cell>
          <table:table-cell table:number-columns-repeated="8"/>
        </table:table-row>
        <table:table-row table:style-name="ro1">
          <table:table-cell office:value-type="float" office:value="20.3841812619556" calcext:value-type="float">
            <text:p>20,38418126</text:p>
          </table:table-cell>
          <table:table-cell table:number-columns-repeated="4"/>
          <table:table-cell office:value-type="float" office:value="20.3813" calcext:value-type="float">
            <text:p>20,38130000</text:p>
          </table:table-cell>
          <table:table-cell table:number-columns-repeated="8"/>
        </table:table-row>
        <table:table-row table:style-name="ro1">
          <table:table-cell office:value-type="float" office:value="20.3997619036482" calcext:value-type="float">
            <text:p>20,39976190</text:p>
          </table:table-cell>
          <table:table-cell table:number-columns-repeated="3"/>
          <table:table-cell office:value-type="float" office:value="20.4153" calcext:value-type="float">
            <text:p>20,41530000</text:p>
          </table:table-cell>
          <table:table-cell office:value-type="float" office:value="20.3968" calcext:value-type="float">
            <text:p>20,39680000</text:p>
          </table:table-cell>
          <table:table-cell table:number-columns-repeated="8"/>
        </table:table-row>
        <table:table-row table:style-name="ro1">
          <table:table-cell office:value-type="float" office:value="20.4153673277265" calcext:value-type="float">
            <text:p>20,41536733</text:p>
          </table:table-cell>
          <table:table-cell table:number-columns-repeated="4"/>
          <table:table-cell office:value-type="float" office:value="20.4124" calcext:value-type="float">
            <text:p>20,41240000</text:p>
          </table:table-cell>
          <table:table-cell table:number-columns-repeated="8"/>
        </table:table-row>
        <table:table-row table:style-name="ro1">
          <table:table-cell office:value-type="float" office:value="20.4309975573487" calcext:value-type="float">
            <text:p>20,43099756</text:p>
          </table:table-cell>
          <table:table-cell/>
          <table:table-cell office:value-type="float" office:value="20.5381" calcext:value-type="float">
            <text:p>20,53810000</text:p>
          </table:table-cell>
          <table:table-cell office:value-type="float" office:value="20.4743" calcext:value-type="float">
            <text:p>20,47430000</text:p>
          </table:table-cell>
          <table:table-cell office:value-type="float" office:value="20.4464" calcext:value-type="float">
            <text:p>20,44640000</text:p>
          </table:table-cell>
          <table:table-cell office:value-type="float" office:value="20.4279" calcext:value-type="float">
            <text:p>20,42790000</text:p>
          </table:table-cell>
          <table:table-cell table:number-columns-repeated="8"/>
        </table:table-row>
        <table:table-row table:style-name="ro1">
          <table:table-cell office:value-type="float" office:value="20.4466526156771" calcext:value-type="float">
            <text:p>20,44665262</text:p>
          </table:table-cell>
          <table:table-cell table:number-columns-repeated="4"/>
          <table:table-cell office:value-type="float" office:value="20.4435" calcext:value-type="float">
            <text:p>20,44350000</text:p>
          </table:table-cell>
          <table:table-cell table:number-columns-repeated="8"/>
        </table:table-row>
        <table:table-row table:style-name="ro1">
          <table:table-cell office:value-type="float" office:value="20.4623325258787" calcext:value-type="float">
            <text:p>20,46233253</text:p>
          </table:table-cell>
          <table:table-cell table:number-columns-repeated="3"/>
          <table:table-cell office:value-type="float" office:value="20.4776" calcext:value-type="float">
            <text:p>20,47760000</text:p>
          </table:table-cell>
          <table:table-cell office:value-type="float" office:value="20.4591" calcext:value-type="float">
            <text:p>20,45910000</text:p>
          </table:table-cell>
          <table:table-cell table:number-columns-repeated="8"/>
        </table:table-row>
        <table:table-row table:style-name="ro1">
          <table:table-cell office:value-type="float" office:value="20.4780373111246" calcext:value-type="float">
            <text:p>20,47803731</text:p>
          </table:table-cell>
          <table:table-cell table:number-columns-repeated="4"/>
          <table:table-cell office:value-type="float" office:value="20.4747" calcext:value-type="float">
            <text:p>20,47470000</text:p>
          </table:table-cell>
          <table:table-cell table:number-columns-repeated="8"/>
        </table:table-row>
        <table:table-row table:style-name="ro1">
          <table:table-cell office:value-type="float" office:value="20.4937669945906" calcext:value-type="float">
            <text:p>20,49376699</text:p>
          </table:table-cell>
          <table:table-cell table:number-columns-repeated="2"/>
          <table:table-cell office:value-type="float" office:value="20.5358" calcext:value-type="float">
            <text:p>20,53580000</text:p>
          </table:table-cell>
          <table:table-cell office:value-type="float" office:value="20.509" calcext:value-type="float">
            <text:p>20,50900000</text:p>
          </table:table-cell>
          <table:table-cell office:value-type="float" office:value="20.4904" calcext:value-type="float">
            <text:p>20,49040000</text:p>
          </table:table-cell>
          <table:table-cell table:number-columns-repeated="8"/>
        </table:table-row>
        <table:table-row table:style-name="ro1">
          <table:table-cell office:value-type="float" office:value="20.5095215994564" calcext:value-type="float">
            <text:p>20,50952160</text:p>
          </table:table-cell>
          <table:table-cell table:number-columns-repeated="4"/>
          <table:table-cell office:value-type="float" office:value="20.5061" calcext:value-type="float">
            <text:p>20,50610000</text:p>
          </table:table-cell>
          <table:table-cell table:number-columns-repeated="8"/>
        </table:table-row>
        <table:table-row table:style-name="ro1">
          <table:table-cell office:value-type="float" office:value="20.5253011489067" calcext:value-type="float">
            <text:p>20,52530115</text:p>
          </table:table-cell>
          <table:table-cell table:number-columns-repeated="3"/>
          <table:table-cell office:value-type="float" office:value="20.5404" calcext:value-type="float">
            <text:p>20,54040000</text:p>
          </table:table-cell>
          <table:table-cell office:value-type="float" office:value="20.5218" calcext:value-type="float">
            <text:p>20,52180000</text:p>
          </table:table-cell>
          <table:table-cell table:number-columns-repeated="8"/>
        </table:table-row>
        <table:table-row table:style-name="ro1">
          <table:table-cell office:value-type="float" office:value="20.5411056661303" calcext:value-type="float">
            <text:p>20,54110567</text:p>
          </table:table-cell>
          <table:table-cell table:number-columns-repeated="4"/>
          <table:table-cell office:value-type="float" office:value="20.5375" calcext:value-type="float">
            <text:p>20,53750000</text:p>
          </table:table-cell>
          <table:table-cell table:number-columns-repeated="8"/>
        </table:table-row>
        <table:table-row table:style-name="ro1">
          <table:table-cell office:value-type="float" office:value="20.5569351743204" calcext:value-type="float">
            <text:p>20,55693517</text:p>
          </table:table-cell>
          <table:table-cell office:value-type="float" office:value="20.7666" calcext:value-type="float">
            <text:p>20,766600000</text:p>
          </table:table-cell>
          <table:table-cell office:value-type="float" office:value="20.6624" calcext:value-type="float">
            <text:p>20,66240000</text:p>
          </table:table-cell>
          <table:table-cell office:value-type="float" office:value="20.5977" calcext:value-type="float">
            <text:p>20,59770000</text:p>
          </table:table-cell>
          <table:table-cell office:value-type="float" office:value="20.572" calcext:value-type="float">
            <text:p>20,57200000</text:p>
          </table:table-cell>
          <table:table-cell office:value-type="float" office:value="20.5533" calcext:value-type="float">
            <text:p>20,55330000</text:p>
          </table:table-cell>
          <table:table-cell table:number-columns-repeated="8"/>
        </table:table-row>
        <table:table-row table:style-name="ro1">
          <table:table-cell office:value-type="float" office:value="20.5727896966748" calcext:value-type="float">
            <text:p>20,57278970</text:p>
          </table:table-cell>
          <table:table-cell table:number-columns-repeated="4"/>
          <table:table-cell office:value-type="float" office:value="20.569" calcext:value-type="float">
            <text:p>20,56900000</text:p>
          </table:table-cell>
          <table:table-cell table:number-columns-repeated="8"/>
        </table:table-row>
        <table:table-row table:style-name="ro1">
          <table:table-cell office:value-type="float" office:value="20.5886692563956" calcext:value-type="float">
            <text:p>20,58866926</text:p>
          </table:table-cell>
          <table:table-cell table:number-columns-repeated="3"/>
          <table:table-cell office:value-type="float" office:value="20.6036" calcext:value-type="float">
            <text:p>20,60360000</text:p>
          </table:table-cell>
          <table:table-cell office:value-type="float" office:value="20.5848" calcext:value-type="float">
            <text:p>20,58480000</text:p>
          </table:table-cell>
          <table:table-cell table:number-columns-repeated="8"/>
        </table:table-row>
        <table:table-row table:style-name="ro1">
          <table:table-cell office:value-type="float" office:value="20.6045738766898" calcext:value-type="float">
            <text:p>20,60457388</text:p>
          </table:table-cell>
          <table:table-cell table:number-columns-repeated="4"/>
          <table:table-cell office:value-type="float" office:value="20.6007" calcext:value-type="float">
            <text:p>20,60070000</text:p>
          </table:table-cell>
          <table:table-cell table:number-columns-repeated="8"/>
        </table:table-row>
        <table:table-row table:style-name="ro1">
          <table:table-cell office:value-type="float" office:value="20.6205035807682" calcext:value-type="float">
            <text:p>20,62050358</text:p>
          </table:table-cell>
          <table:table-cell table:number-columns-repeated="2"/>
          <table:table-cell office:value-type="float" office:value="20.6599" calcext:value-type="float">
            <text:p>20,65990000</text:p>
          </table:table-cell>
          <table:table-cell office:value-type="float" office:value="20.6353" calcext:value-type="float">
            <text:p>20,63530000</text:p>
          </table:table-cell>
          <table:table-cell office:value-type="float" office:value="20.6165" calcext:value-type="float">
            <text:p>20,61650000</text:p>
          </table:table-cell>
          <table:table-cell table:number-columns-repeated="8"/>
        </table:table-row>
        <table:table-row table:style-name="ro1">
          <table:table-cell office:value-type="float" office:value="20.6364583918465" calcext:value-type="float">
            <text:p>20,63645839</text:p>
          </table:table-cell>
          <table:table-cell table:number-columns-repeated="4"/>
          <table:table-cell office:value-type="float" office:value="20.6324" calcext:value-type="float">
            <text:p>20,63240000</text:p>
          </table:table-cell>
          <table:table-cell table:number-columns-repeated="8"/>
        </table:table-row>
        <table:table-row table:style-name="ro1">
          <table:table-cell office:value-type="float" office:value="20.6524383331449" calcext:value-type="float">
            <text:p>20,65243833</text:p>
          </table:table-cell>
          <table:table-cell table:number-columns-repeated="3"/>
          <table:table-cell office:value-type="float" office:value="20.6672" calcext:value-type="float">
            <text:p>20,66720000</text:p>
          </table:table-cell>
          <table:table-cell office:value-type="float" office:value="20.6483" calcext:value-type="float">
            <text:p>20,64830000</text:p>
          </table:table-cell>
          <table:table-cell table:number-columns-repeated="8"/>
        </table:table-row>
        <table:table-row table:style-name="ro1">
          <table:table-cell office:value-type="float" office:value="20.668443427888" calcext:value-type="float">
            <text:p>20,66844343</text:p>
          </table:table-cell>
          <table:table-cell table:number-columns-repeated="4"/>
          <table:table-cell office:value-type="float" office:value="20.6642" calcext:value-type="float">
            <text:p>20,66420000</text:p>
          </table:table-cell>
          <table:table-cell table:number-columns-repeated="8"/>
        </table:table-row>
        <table:table-row table:style-name="ro1">
          <table:table-cell office:value-type="float" office:value="20.6844736993049" calcext:value-type="float">
            <text:p>20,68447370</text:p>
          </table:table-cell>
          <table:table-cell/>
          <table:table-cell office:value-type="float" office:value="20.7883" calcext:value-type="float">
            <text:p>20,78830000</text:p>
          </table:table-cell>
          <table:table-cell office:value-type="float" office:value="20.7226" calcext:value-type="float">
            <text:p>20,72260000</text:p>
          </table:table-cell>
          <table:table-cell office:value-type="float" office:value="20.6991" calcext:value-type="float">
            <text:p>20,69910000</text:p>
          </table:table-cell>
          <table:table-cell office:value-type="float" office:value="20.6802" calcext:value-type="float">
            <text:p>20,68020000</text:p>
          </table:table-cell>
          <table:table-cell table:number-columns-repeated="8"/>
        </table:table-row>
        <table:table-row table:style-name="ro1">
          <table:table-cell office:value-type="float" office:value="20.7005291706293" calcext:value-type="float">
            <text:p>20,70052917</text:p>
          </table:table-cell>
          <table:table-cell table:number-columns-repeated="4"/>
          <table:table-cell office:value-type="float" office:value="20.6962" calcext:value-type="float">
            <text:p>20,69620000</text:p>
          </table:table-cell>
          <table:table-cell table:number-columns-repeated="8"/>
        </table:table-row>
        <table:table-row table:style-name="ro1">
          <table:table-cell office:value-type="float" office:value="20.7166098650993" calcext:value-type="float">
            <text:p>20,71660987</text:p>
          </table:table-cell>
          <table:table-cell table:number-columns-repeated="3"/>
          <table:table-cell office:value-type="float" office:value="20.7312" calcext:value-type="float">
            <text:p>20,73120000</text:p>
          </table:table-cell>
          <table:table-cell office:value-type="float" office:value="20.7122" calcext:value-type="float">
            <text:p>20,71220000</text:p>
          </table:table-cell>
          <table:table-cell table:number-columns-repeated="8"/>
        </table:table-row>
        <table:table-row table:style-name="ro1">
          <table:table-cell office:value-type="float" office:value="20.7327158059579" calcext:value-type="float">
            <text:p>20,73271581</text:p>
          </table:table-cell>
          <table:table-cell table:number-columns-repeated="4"/>
          <table:table-cell office:value-type="float" office:value="20.7282" calcext:value-type="float">
            <text:p>20,72820000</text:p>
          </table:table-cell>
          <table:table-cell table:number-columns-repeated="8"/>
        </table:table-row>
        <table:table-row table:style-name="ro1">
          <table:table-cell office:value-type="float" office:value="20.7488470164521" calcext:value-type="float">
            <text:p>20,74884702</text:p>
          </table:table-cell>
          <table:table-cell table:number-columns-repeated="2"/>
          <table:table-cell office:value-type="float" office:value="20.7857" calcext:value-type="float">
            <text:p>20,78570000</text:p>
          </table:table-cell>
          <table:table-cell office:value-type="float" office:value="20.7633" calcext:value-type="float">
            <text:p>20,76330000</text:p>
          </table:table-cell>
          <table:table-cell office:value-type="float" office:value="20.7443" calcext:value-type="float">
            <text:p>20,74430000</text:p>
          </table:table-cell>
          <table:table-cell table:number-columns-repeated="8"/>
        </table:table-row>
        <table:table-row table:style-name="ro1">
          <table:table-cell office:value-type="float" office:value="20.7650035198341" calcext:value-type="float">
            <text:p>20,76500352</text:p>
          </table:table-cell>
          <table:table-cell table:number-columns-repeated="4"/>
          <table:table-cell office:value-type="float" office:value="20.7604" calcext:value-type="float">
            <text:p>20,76040000</text:p>
          </table:table-cell>
          <table:table-cell table:number-columns-repeated="8"/>
        </table:table-row>
        <table:table-row table:style-name="ro1">
          <table:table-cell office:value-type="float" office:value="20.7811853393601" calcext:value-type="float">
            <text:p>20,78118534</text:p>
          </table:table-cell>
          <table:table-cell table:number-columns-repeated="3"/>
          <table:table-cell office:value-type="float" office:value="20.7955" calcext:value-type="float">
            <text:p>20,79550000</text:p>
          </table:table-cell>
          <table:table-cell office:value-type="float" office:value="20.7765" calcext:value-type="float">
            <text:p>20,77650000</text:p>
          </table:table-cell>
          <table:table-cell table:number-columns-repeated="8"/>
        </table:table-row>
        <table:table-row table:style-name="ro1">
          <table:table-cell office:value-type="float" office:value="20.7973924982913" calcext:value-type="float">
            <text:p>20,79739250</text:p>
          </table:table-cell>
          <table:table-cell table:number-columns-repeated="4"/>
          <table:table-cell office:value-type="float" office:value="20.7926" calcext:value-type="float">
            <text:p>20,79260000</text:p>
          </table:table-cell>
          <table:table-cell table:number-columns-repeated="8"/>
        </table:table-row>
        <table:table-row table:style-name="ro1">
          <table:table-cell office:value-type="float" office:value="20.8136250198933" calcext:value-type="float">
            <text:p>20,81362502</text:p>
          </table:table-cell>
          <table:table-cell office:value-type="float" office:value="21.0096" calcext:value-type="float">
            <text:p>21,009600000</text:p>
          </table:table-cell>
          <table:table-cell office:value-type="float" office:value="20.9159" calcext:value-type="float">
            <text:p>20,91590000</text:p>
          </table:table-cell>
          <table:table-cell office:value-type="float" office:value="20.8492" calcext:value-type="float">
            <text:p>20,84920000</text:p>
          </table:table-cell>
          <table:table-cell office:value-type="float" office:value="20.8279" calcext:value-type="float">
            <text:p>20,82790000</text:p>
          </table:table-cell>
          <table:table-cell office:value-type="float" office:value="20.8087" calcext:value-type="float">
            <text:p>20,80870000</text:p>
          </table:table-cell>
          <table:table-cell table:number-columns-repeated="8"/>
        </table:table-row>
        <table:table-row table:style-name="ro1">
          <table:table-cell office:value-type="float" office:value="20.8298829274361" calcext:value-type="float">
            <text:p>20,82988293</text:p>
          </table:table-cell>
          <table:table-cell table:number-columns-repeated="4"/>
          <table:table-cell office:value-type="float" office:value="20.8249" calcext:value-type="float">
            <text:p>20,82490000</text:p>
          </table:table-cell>
          <table:table-cell table:number-columns-repeated="8"/>
        </table:table-row>
        <table:table-row table:style-name="ro1">
          <table:table-cell office:value-type="float" office:value="20.846166244195" calcext:value-type="float">
            <text:p>20,84616624</text:p>
          </table:table-cell>
          <table:table-cell table:number-columns-repeated="3"/>
          <table:table-cell office:value-type="float" office:value="20.8603" calcext:value-type="float">
            <text:p>20,86030000</text:p>
          </table:table-cell>
          <table:table-cell office:value-type="float" office:value="20.8411" calcext:value-type="float">
            <text:p>20,84110000</text:p>
          </table:table-cell>
          <table:table-cell table:number-columns-repeated="8"/>
        </table:table-row>
        <table:table-row table:style-name="ro1">
          <table:table-cell office:value-type="float" office:value="20.8624749934492" calcext:value-type="float">
            <text:p>20,86247499</text:p>
          </table:table-cell>
          <table:table-cell table:number-columns-repeated="4"/>
          <table:table-cell office:value-type="float" office:value="20.8574" calcext:value-type="float">
            <text:p>20,85740000</text:p>
          </table:table-cell>
          <table:table-cell table:number-columns-repeated="8"/>
        </table:table-row>
        <table:table-row table:style-name="ro1">
          <table:table-cell office:value-type="float" office:value="20.8788091984828" calcext:value-type="float">
            <text:p>20,87880920</text:p>
          </table:table-cell>
          <table:table-cell table:number-columns-repeated="2"/>
          <table:table-cell office:value-type="float" office:value="20.9131" calcext:value-type="float">
            <text:p>20,91310000</text:p>
          </table:table-cell>
          <table:table-cell office:value-type="float" office:value="20.8929" calcext:value-type="float">
            <text:p>20,89290000</text:p>
          </table:table-cell>
          <table:table-cell office:value-type="float" office:value="20.8736" calcext:value-type="float">
            <text:p>20,87360000</text:p>
          </table:table-cell>
          <table:table-cell table:number-columns-repeated="8"/>
        </table:table-row>
        <table:table-row table:style-name="ro1">
          <table:table-cell office:value-type="float" office:value="20.8951688825849" calcext:value-type="float">
            <text:p>20,89516888</text:p>
          </table:table-cell>
          <table:table-cell table:number-columns-repeated="4"/>
          <table:table-cell office:value-type="float" office:value="20.8899" calcext:value-type="float">
            <text:p>20,88990000</text:p>
          </table:table-cell>
          <table:table-cell table:number-columns-repeated="8"/>
        </table:table-row>
        <table:table-row table:style-name="ro1">
          <table:table-cell office:value-type="float" office:value="20.9115540690484" calcext:value-type="float">
            <text:p>20,91155407</text:p>
          </table:table-cell>
          <table:table-cell table:number-columns-repeated="3"/>
          <table:table-cell office:value-type="float" office:value="20.9255" calcext:value-type="float">
            <text:p>20,92550000</text:p>
          </table:table-cell>
          <table:table-cell office:value-type="float" office:value="20.9062" calcext:value-type="float">
            <text:p>20,90620000</text:p>
          </table:table-cell>
          <table:table-cell table:number-columns-repeated="8"/>
        </table:table-row>
        <table:table-row table:style-name="ro1">
          <table:table-cell office:value-type="float" office:value="20.9279647811718" calcext:value-type="float">
            <text:p>20,92796478</text:p>
          </table:table-cell>
          <table:table-cell table:number-columns-repeated="4"/>
          <table:table-cell office:value-type="float" office:value="20.9226" calcext:value-type="float">
            <text:p>20,92260000</text:p>
          </table:table-cell>
          <table:table-cell table:number-columns-repeated="8"/>
        </table:table-row>
        <table:table-row table:style-name="ro1">
          <table:table-cell office:value-type="float" office:value="20.9444010422577" calcext:value-type="float">
            <text:p>20,94440104</text:p>
          </table:table-cell>
          <table:table-cell/>
          <table:table-cell office:value-type="float" office:value="21.0451" calcext:value-type="float">
            <text:p>21,04510000</text:p>
          </table:table-cell>
          <table:table-cell office:value-type="float" office:value="20.9774" calcext:value-type="float">
            <text:p>20,97740000</text:p>
          </table:table-cell>
          <table:table-cell office:value-type="float" office:value="20.9583" calcext:value-type="float">
            <text:p>20,95830000</text:p>
          </table:table-cell>
          <table:table-cell office:value-type="float" office:value="20.9389" calcext:value-type="float">
            <text:p>20,93890000</text:p>
          </table:table-cell>
          <table:table-cell table:number-columns-repeated="8"/>
        </table:table-row>
        <table:table-row table:style-name="ro1">
          <table:table-cell office:value-type="float" office:value="20.9608628756135" calcext:value-type="float">
            <text:p>20,96086288</text:p>
          </table:table-cell>
          <table:table-cell table:number-columns-repeated="4"/>
          <table:table-cell office:value-type="float" office:value="20.9553" calcext:value-type="float">
            <text:p>20,95530000</text:p>
          </table:table-cell>
          <table:table-cell table:number-columns-repeated="8"/>
        </table:table-row>
        <table:table-row table:style-name="ro1">
          <table:table-cell office:value-type="float" office:value="20.9773503045514" calcext:value-type="float">
            <text:p>20,97735030</text:p>
          </table:table-cell>
          <table:table-cell table:number-columns-repeated="3"/>
          <table:table-cell office:value-type="float" office:value="20.9911" calcext:value-type="float">
            <text:p>20,99110000</text:p>
          </table:table-cell>
          <table:table-cell office:value-type="float" office:value="20.9717" calcext:value-type="float">
            <text:p>20,97170000</text:p>
          </table:table-cell>
          <table:table-cell table:number-columns-repeated="8"/>
        </table:table-row>
        <table:table-row table:style-name="ro1">
          <table:table-cell office:value-type="float" office:value="20.9938633523881" calcext:value-type="float">
            <text:p>20,99386335</text:p>
          </table:table-cell>
          <table:table-cell table:number-columns-repeated="4"/>
          <table:table-cell office:value-type="float" office:value="20.9882" calcext:value-type="float">
            <text:p>20,98820000</text:p>
          </table:table-cell>
          <table:table-cell table:number-columns-repeated="8"/>
        </table:table-row>
        <table:table-row table:style-name="ro1">
          <table:table-cell office:value-type="float" office:value="21.0104020424452" calcext:value-type="float">
            <text:p>21,01040204</text:p>
          </table:table-cell>
          <table:table-cell table:number-columns-repeated="2"/>
          <table:table-cell office:value-type="float" office:value="21.0421" calcext:value-type="float">
            <text:p>21,04210000</text:p>
          </table:table-cell>
          <table:table-cell office:value-type="float" office:value="21.0241" calcext:value-type="float">
            <text:p>21,02410000</text:p>
          </table:table-cell>
          <table:table-cell office:value-type="float" office:value="21.0046" calcext:value-type="float">
            <text:p>21,00460000</text:p>
          </table:table-cell>
          <table:table-cell table:number-columns-repeated="8"/>
        </table:table-row>
        <table:table-row table:style-name="ro1">
          <table:table-cell office:value-type="float" office:value="21.026966398049" calcext:value-type="float">
            <text:p>21,02696640</text:p>
          </table:table-cell>
          <table:table-cell table:number-columns-repeated="4"/>
          <table:table-cell office:value-type="float" office:value="21.0211" calcext:value-type="float">
            <text:p>21,02110000</text:p>
          </table:table-cell>
          <table:table-cell table:number-columns-repeated="8"/>
        </table:table-row>
        <table:table-row table:style-name="ro1">
          <table:table-cell office:value-type="float" office:value="21.0435564425305" calcext:value-type="float">
            <text:p>21,04355644</text:p>
          </table:table-cell>
          <table:table-cell table:number-columns-repeated="3"/>
          <table:table-cell office:value-type="float" office:value="21.0572" calcext:value-type="float">
            <text:p>21,05720000</text:p>
          </table:table-cell>
          <table:table-cell office:value-type="float" office:value="21.0376" calcext:value-type="float">
            <text:p>21,03760000</text:p>
          </table:table-cell>
          <table:table-cell table:number-columns-repeated="8"/>
        </table:table-row>
        <table:table-row table:style-name="ro1">
          <table:table-cell office:value-type="float" office:value="21.0601721992254" calcext:value-type="float">
            <text:p>21,06017220</text:p>
          </table:table-cell>
          <table:table-cell table:number-columns-repeated="4"/>
          <table:table-cell office:value-type="float" office:value="21.0542" calcext:value-type="float">
            <text:p>21,05420000</text:p>
          </table:table-cell>
          <table:table-cell table:number-columns-repeated="8"/>
        </table:table-row>
        <table:table-row table:style-name="ro1">
          <table:table-cell office:value-type="float" office:value="21.0768136914746" calcext:value-type="float">
            <text:p>21,07681369</text:p>
          </table:table-cell>
          <table:table-cell office:value-type="float" office:value="21.2596" calcext:value-type="float">
            <text:p>21,259600000</text:p>
          </table:table-cell>
          <table:table-cell office:value-type="float" office:value="21.176" calcext:value-type="float">
            <text:p>21,17600000</text:p>
          </table:table-cell>
          <table:table-cell office:value-type="float" office:value="21.1072" calcext:value-type="float">
            <text:p>21,10720000</text:p>
          </table:table-cell>
          <table:table-cell office:value-type="float" office:value="21.0903" calcext:value-type="float">
            <text:p>21,09030000</text:p>
          </table:table-cell>
          <table:table-cell office:value-type="float" office:value="21.0707" calcext:value-type="float">
            <text:p>21,07070000</text:p>
          </table:table-cell>
          <table:table-cell table:number-columns-repeated="8"/>
        </table:table-row>
        <table:table-row table:style-name="ro1">
          <table:table-cell office:value-type="float" office:value="21.0934809426231" calcext:value-type="float">
            <text:p>21,09348094</text:p>
          </table:table-cell>
          <table:table-cell table:number-columns-repeated="4"/>
          <table:table-cell office:value-type="float" office:value="21.0873" calcext:value-type="float">
            <text:p>21,08730000</text:p>
          </table:table-cell>
          <table:table-cell table:number-columns-repeated="8"/>
        </table:table-row>
        <table:table-row table:style-name="ro1">
          <table:table-cell office:value-type="float" office:value="21.1101739760212" calcext:value-type="float">
            <text:p>21,11017398</text:p>
          </table:table-cell>
          <table:table-cell table:number-columns-repeated="3"/>
          <table:table-cell office:value-type="float" office:value="21.1236" calcext:value-type="float">
            <text:p>21,12360000</text:p>
          </table:table-cell>
          <table:table-cell office:value-type="float" office:value="21.1039" calcext:value-type="float">
            <text:p>21,10390000</text:p>
          </table:table-cell>
          <table:table-cell table:number-columns-repeated="8"/>
        </table:table-row>
        <table:table-row table:style-name="ro1">
          <table:table-cell office:value-type="float" office:value="21.1268928150238" calcext:value-type="float">
            <text:p>21,12689282</text:p>
          </table:table-cell>
          <table:table-cell table:number-columns-repeated="4"/>
          <table:table-cell office:value-type="float" office:value="21.1206" calcext:value-type="float">
            <text:p>21,12060000</text:p>
          </table:table-cell>
          <table:table-cell table:number-columns-repeated="8"/>
        </table:table-row>
        <table:table-row table:style-name="ro1">
          <table:table-cell office:value-type="float" office:value="21.1436374829905" calcext:value-type="float">
            <text:p>21,14363748</text:p>
          </table:table-cell>
          <table:table-cell table:number-columns-repeated="2"/>
          <table:table-cell office:value-type="float" office:value="21.1727" calcext:value-type="float">
            <text:p>21,17270000</text:p>
          </table:table-cell>
          <table:table-cell office:value-type="float" office:value="21.157" calcext:value-type="float">
            <text:p>21,15700000</text:p>
          </table:table-cell>
          <table:table-cell office:value-type="float" office:value="21.1373" calcext:value-type="float">
            <text:p>21,13730000</text:p>
          </table:table-cell>
          <table:table-cell table:number-columns-repeated="8"/>
        </table:table-row>
        <table:table-row table:style-name="ro1">
          <table:table-cell office:value-type="float" office:value="21.1604080032851" calcext:value-type="float">
            <text:p>21,16040800</text:p>
          </table:table-cell>
          <table:table-cell table:number-columns-repeated="4"/>
          <table:table-cell office:value-type="float" office:value="21.154" calcext:value-type="float">
            <text:p>21,15400000</text:p>
          </table:table-cell>
          <table:table-cell table:number-columns-repeated="8"/>
        </table:table-row>
        <table:table-row table:style-name="ro1">
          <table:table-cell office:value-type="float" office:value="21.1772043992765" calcext:value-type="float">
            <text:p>21,17720440</text:p>
          </table:table-cell>
          <table:table-cell table:number-columns-repeated="3"/>
          <table:table-cell office:value-type="float" office:value="21.1904" calcext:value-type="float">
            <text:p>21,19040000</text:p>
          </table:table-cell>
          <table:table-cell office:value-type="float" office:value="21.1707" calcext:value-type="float">
            <text:p>21,17070000</text:p>
          </table:table-cell>
          <table:table-cell table:number-columns-repeated="8"/>
        </table:table-row>
        <table:table-row table:style-name="ro1">
          <table:table-cell office:value-type="float" office:value="21.1940266943377" calcext:value-type="float">
            <text:p>21,19402669</text:p>
          </table:table-cell>
          <table:table-cell table:number-columns-repeated="4"/>
          <table:table-cell office:value-type="float" office:value="21.1874" calcext:value-type="float">
            <text:p>21,18740000</text:p>
          </table:table-cell>
          <table:table-cell table:number-columns-repeated="8"/>
        </table:table-row>
        <table:table-row table:style-name="ro1">
          <table:table-cell office:value-type="float" office:value="21.2108749118465" calcext:value-type="float">
            <text:p>21,21087491</text:p>
          </table:table-cell>
          <table:table-cell/>
          <table:table-cell office:value-type="float" office:value="21.3085" calcext:value-type="float">
            <text:p>21,30850000</text:p>
          </table:table-cell>
          <table:table-cell office:value-type="float" office:value="21.2387" calcext:value-type="float">
            <text:p>21,23870000</text:p>
          </table:table-cell>
          <table:table-cell office:value-type="float" office:value="21.224" calcext:value-type="float">
            <text:p>21,22400000</text:p>
          </table:table-cell>
          <table:table-cell office:value-type="float" office:value="21.2042" calcext:value-type="float">
            <text:p>21,20420000</text:p>
          </table:table-cell>
          <table:table-cell table:number-columns-repeated="8"/>
        </table:table-row>
        <table:table-row table:style-name="ro1">
          <table:table-cell office:value-type="float" office:value="21.2277490751858" calcext:value-type="float">
            <text:p>21,22774908</text:p>
          </table:table-cell>
          <table:table-cell table:number-columns-repeated="4"/>
          <table:table-cell office:value-type="float" office:value="21.221" calcext:value-type="float">
            <text:p>21,22100000</text:p>
          </table:table-cell>
          <table:table-cell table:number-columns-repeated="8"/>
        </table:table-row>
        <table:table-row table:style-name="ro1">
          <table:table-cell office:value-type="float" office:value="21.2446492077436" calcext:value-type="float">
            <text:p>21,24464921</text:p>
          </table:table-cell>
          <table:table-cell table:number-columns-repeated="3"/>
          <table:table-cell office:value-type="float" office:value="21.2577" calcext:value-type="float">
            <text:p>21,25770000</text:p>
          </table:table-cell>
          <table:table-cell office:value-type="float" office:value="21.2378" calcext:value-type="float">
            <text:p>21,23780000</text:p>
          </table:table-cell>
          <table:table-cell table:number-columns-repeated="8"/>
        </table:table-row>
        <table:table-row table:style-name="ro1">
          <table:table-cell office:value-type="float" office:value="21.2615753329143" calcext:value-type="float">
            <text:p>21,26157533</text:p>
          </table:table-cell>
          <table:table-cell table:number-columns-repeated="4"/>
          <table:table-cell office:value-type="float" office:value="21.2547" calcext:value-type="float">
            <text:p>21,25470000</text:p>
          </table:table-cell>
          <table:table-cell table:number-columns-repeated="8"/>
        </table:table-row>
        <table:table-row table:style-name="ro1">
          <table:table-cell office:value-type="float" office:value="21.2785274740989" calcext:value-type="float">
            <text:p>21,27852747</text:p>
          </table:table-cell>
          <table:table-cell table:number-columns-repeated="2"/>
          <table:table-cell office:value-type="float" office:value="21.3051" calcext:value-type="float">
            <text:p>21,30510000</text:p>
          </table:table-cell>
          <table:table-cell office:value-type="float" office:value="21.2915" calcext:value-type="float">
            <text:p>21,29150000</text:p>
          </table:table-cell>
          <table:table-cell office:value-type="float" office:value="21.2716" calcext:value-type="float">
            <text:p>21,27160000</text:p>
          </table:table-cell>
          <table:table-cell table:number-columns-repeated="8"/>
        </table:table-row>
        <table:table-row table:style-name="ro1">
          <table:table-cell office:value-type="float" office:value="21.2955056547051" calcext:value-type="float">
            <text:p>21,29550565</text:p>
          </table:table-cell>
          <table:table-cell table:number-columns-repeated="4"/>
          <table:table-cell office:value-type="float" office:value="21.2885" calcext:value-type="float">
            <text:p>21,28850000</text:p>
          </table:table-cell>
          <table:table-cell table:number-columns-repeated="8"/>
        </table:table-row>
        <table:table-row table:style-name="ro1">
          <table:table-cell office:value-type="float" office:value="21.3125098981475" calcext:value-type="float">
            <text:p>21,31250990</text:p>
          </table:table-cell>
          <table:table-cell table:number-columns-repeated="3"/>
          <table:table-cell office:value-type="float" office:value="21.3254" calcext:value-type="float">
            <text:p>21,32540000</text:p>
          </table:table-cell>
          <table:table-cell office:value-type="float" office:value="21.3054" calcext:value-type="float">
            <text:p>21,30540000</text:p>
          </table:table-cell>
          <table:table-cell table:number-columns-repeated="8"/>
        </table:table-row>
        <table:table-row table:style-name="ro1">
          <table:table-cell office:value-type="float" office:value="21.3295402278461" calcext:value-type="float">
            <text:p>21,32954023</text:p>
          </table:table-cell>
          <table:table-cell table:number-columns-repeated="4"/>
          <table:table-cell office:value-type="float" office:value="21.3223" calcext:value-type="float">
            <text:p>21,32230000</text:p>
          </table:table-cell>
          <table:table-cell table:number-columns-repeated="8"/>
        </table:table-row>
        <table:table-row table:style-name="ro1">
          <table:table-cell office:value-type="float" office:value="21.346596667222" calcext:value-type="float">
            <text:p>21,34659667</text:p>
          </table:table-cell>
          <table:table-cell office:value-type="float" office:value="21.5192" calcext:value-type="float">
            <text:p>21,519200000</text:p>
          </table:table-cell>
          <table:table-cell office:value-type="float" office:value="21.4425" calcext:value-type="float">
            <text:p>21,44250000</text:p>
          </table:table-cell>
          <table:table-cell office:value-type="float" office:value="21.3718" calcext:value-type="float">
            <text:p>21,37180000</text:p>
          </table:table-cell>
          <table:table-cell office:value-type="float" office:value="21.3594" calcext:value-type="float">
            <text:p>21,35940000</text:p>
          </table:table-cell>
          <table:table-cell office:value-type="float" office:value="21.3393" calcext:value-type="float">
            <text:p>21,33930000</text:p>
          </table:table-cell>
          <table:table-cell table:number-columns-repeated="8"/>
        </table:table-row>
        <table:table-row table:style-name="ro1">
          <table:table-cell office:value-type="float" office:value="21.3636792396944" calcext:value-type="float">
            <text:p>21,36367924</text:p>
          </table:table-cell>
          <table:table-cell table:number-columns-repeated="4"/>
          <table:table-cell office:value-type="float" office:value="21.3563" calcext:value-type="float">
            <text:p>21,35630000</text:p>
          </table:table-cell>
          <table:table-cell table:number-columns-repeated="8"/>
        </table:table-row>
        <table:table-row table:style-name="ro1">
          <table:table-cell office:value-type="float" office:value="21.3807879686744" calcext:value-type="float">
            <text:p>21,38078797</text:p>
          </table:table-cell>
          <table:table-cell table:number-columns-repeated="3"/>
          <table:table-cell office:value-type="float" office:value="21.3935" calcext:value-type="float">
            <text:p>21,39350000</text:p>
          </table:table-cell>
          <table:table-cell office:value-type="float" office:value="21.3734" calcext:value-type="float">
            <text:p>21,37340000</text:p>
          </table:table-cell>
          <table:table-cell table:number-columns-repeated="8"/>
        </table:table-row>
        <table:table-row table:style-name="ro1">
          <table:table-cell office:value-type="float" office:value="21.3979228775617" calcext:value-type="float">
            <text:p>21,39792288</text:p>
          </table:table-cell>
          <table:table-cell table:number-columns-repeated="4"/>
          <table:table-cell office:value-type="float" office:value="21.3904" calcext:value-type="float">
            <text:p>21,39040000</text:p>
          </table:table-cell>
          <table:table-cell table:number-columns-repeated="8"/>
        </table:table-row>
        <table:table-row table:style-name="ro1">
          <table:table-cell office:value-type="float" office:value="21.415083989747" calcext:value-type="float">
            <text:p>21,41508399</text:p>
          </table:table-cell>
          <table:table-cell table:number-columns-repeated="2"/>
          <table:table-cell office:value-type="float" office:value="21.439" calcext:value-type="float">
            <text:p>21,43900000</text:p>
          </table:table-cell>
          <table:table-cell office:value-type="float" office:value="21.4277" calcext:value-type="float">
            <text:p>21,42770000</text:p>
          </table:table-cell>
          <table:table-cell office:value-type="float" office:value="21.4075" calcext:value-type="float">
            <text:p>21,40750000</text:p>
          </table:table-cell>
          <table:table-cell table:number-columns-repeated="8"/>
        </table:table-row>
        <table:table-row table:style-name="ro1">
          <table:table-cell office:value-type="float" office:value="21.4322713286223" calcext:value-type="float">
            <text:p>21,43227133</text:p>
          </table:table-cell>
          <table:table-cell table:number-columns-repeated="4"/>
          <table:table-cell office:value-type="float" office:value="21.4246" calcext:value-type="float">
            <text:p>21,42460000</text:p>
          </table:table-cell>
          <table:table-cell table:number-columns-repeated="8"/>
        </table:table-row>
        <table:table-row table:style-name="ro1">
          <table:table-cell office:value-type="float" office:value="21.449484917606" calcext:value-type="float">
            <text:p>21,44948492</text:p>
          </table:table-cell>
          <table:table-cell table:number-columns-repeated="3"/>
          <table:table-cell office:value-type="float" office:value="21.462" calcext:value-type="float">
            <text:p>21,46200000</text:p>
          </table:table-cell>
          <table:table-cell office:value-type="float" office:value="21.4418" calcext:value-type="float">
            <text:p>21,44180000</text:p>
          </table:table-cell>
          <table:table-cell table:number-columns-repeated="8"/>
        </table:table-row>
        <table:table-row table:style-name="ro1">
          <table:table-cell office:value-type="float" office:value="21.46672478018" calcext:value-type="float">
            <text:p>21,46672478</text:p>
          </table:table-cell>
          <table:table-cell table:number-columns-repeated="4"/>
          <table:table-cell office:value-type="float" office:value="21.4589" calcext:value-type="float">
            <text:p>21,45890000</text:p>
          </table:table-cell>
          <table:table-cell table:number-columns-repeated="8"/>
        </table:table-row>
        <table:table-row table:style-name="ro1">
          <table:table-cell office:value-type="float" office:value="21.4839909399315" calcext:value-type="float">
            <text:p>21,48399094</text:p>
          </table:table-cell>
          <table:table-cell/>
          <table:table-cell office:value-type="float" office:value="21.5779" calcext:value-type="float">
            <text:p>21,57790000</text:p>
          </table:table-cell>
          <table:table-cell office:value-type="float" office:value="21.5067" calcext:value-type="float">
            <text:p>21,50670000</text:p>
          </table:table-cell>
          <table:table-cell office:value-type="float" office:value="21.4964" calcext:value-type="float">
            <text:p>21,49640000</text:p>
          </table:table-cell>
          <table:table-cell office:value-type="float" office:value="21.4761" calcext:value-type="float">
            <text:p>21,47610000</text:p>
          </table:table-cell>
          <table:table-cell table:number-columns-repeated="8"/>
        </table:table-row>
        <table:table-row table:style-name="ro1">
          <table:table-cell office:value-type="float" office:value="21.5012834205799" calcext:value-type="float">
            <text:p>21,50128342</text:p>
          </table:table-cell>
          <table:table-cell table:number-columns-repeated="4"/>
          <table:table-cell office:value-type="float" office:value="21.4933" calcext:value-type="float">
            <text:p>21,49330000</text:p>
          </table:table-cell>
          <table:table-cell table:number-columns-repeated="8"/>
        </table:table-row>
        <table:table-row table:style-name="ro1">
          <table:table-cell office:value-type="float" office:value="21.5186022459523" calcext:value-type="float">
            <text:p>21,51860225</text:p>
          </table:table-cell>
          <table:table-cell table:number-columns-repeated="3"/>
          <table:table-cell office:value-type="float" office:value="21.5309" calcext:value-type="float">
            <text:p>21,53090000</text:p>
          </table:table-cell>
          <table:table-cell office:value-type="float" office:value="21.5106" calcext:value-type="float">
            <text:p>21,51060000</text:p>
          </table:table-cell>
          <table:table-cell table:number-columns-repeated="8"/>
        </table:table-row>
        <table:table-row table:style-name="ro1">
          <table:table-cell office:value-type="float" office:value="21.5359474398695" calcext:value-type="float">
            <text:p>21,53594744</text:p>
          </table:table-cell>
          <table:table-cell table:number-columns-repeated="4"/>
          <table:table-cell office:value-type="float" office:value="21.5278" calcext:value-type="float">
            <text:p>21,52780000</text:p>
          </table:table-cell>
          <table:table-cell table:number-columns-repeated="8"/>
        </table:table-row>
        <table:table-row table:style-name="ro1">
          <table:table-cell office:value-type="float" office:value="21.5533190259082" calcext:value-type="float">
            <text:p>21,55331903</text:p>
          </table:table-cell>
          <table:table-cell table:number-columns-repeated="2"/>
          <table:table-cell office:value-type="float" office:value="21.5747" calcext:value-type="float">
            <text:p>21,57470000</text:p>
          </table:table-cell>
          <table:table-cell office:value-type="float" office:value="21.5655" calcext:value-type="float">
            <text:p>21,56550000</text:p>
          </table:table-cell>
          <table:table-cell office:value-type="float" office:value="21.5451" calcext:value-type="float">
            <text:p>21,54510000</text:p>
          </table:table-cell>
          <table:table-cell table:number-columns-repeated="8"/>
        </table:table-row>
        <table:table-row table:style-name="ro1">
          <table:table-cell office:value-type="float" office:value="21.5707170270588" calcext:value-type="float">
            <text:p>21,57071703</text:p>
          </table:table-cell>
          <table:table-cell table:number-columns-repeated="4"/>
          <table:table-cell office:value-type="float" office:value="21.5625" calcext:value-type="float">
            <text:p>21,56250000</text:p>
          </table:table-cell>
          <table:table-cell table:number-columns-repeated="8"/>
        </table:table-row>
        <table:table-row table:style-name="ro1">
          <table:table-cell office:value-type="float" office:value="21.5881414653904" calcext:value-type="float">
            <text:p>21,58814147</text:p>
          </table:table-cell>
          <table:table-cell table:number-columns-repeated="3"/>
          <table:table-cell office:value-type="float" office:value="21.6003" calcext:value-type="float">
            <text:p>21,60030000</text:p>
          </table:table-cell>
          <table:table-cell office:value-type="float" office:value="21.5798" calcext:value-type="float">
            <text:p>21,57980000</text:p>
          </table:table-cell>
          <table:table-cell table:number-columns-repeated="8"/>
        </table:table-row>
        <table:table-row table:style-name="ro1">
          <table:table-cell office:value-type="float" office:value="21.6055923619785" calcext:value-type="float">
            <text:p>21,60559236</text:p>
          </table:table-cell>
          <table:table-cell table:number-columns-repeated="4"/>
          <table:table-cell office:value-type="float" office:value="21.5972" calcext:value-type="float">
            <text:p>21,59720000</text:p>
          </table:table-cell>
          <table:table-cell table:number-columns-repeated="8"/>
        </table:table-row>
        <table:table-row table:style-name="ro1">
          <table:table-cell office:value-type="float" office:value="21.6230697374878" calcext:value-type="float">
            <text:p>21,62306974</text:p>
          </table:table-cell>
          <table:table-cell office:value-type="float" office:value="21.7895" calcext:value-type="float">
            <text:p>21,789500000</text:p>
          </table:table-cell>
          <table:table-cell office:value-type="float" office:value="21.7152" calcext:value-type="float">
            <text:p>21,71520000</text:p>
          </table:table-cell>
          <table:table-cell office:value-type="float" office:value="21.6432" calcext:value-type="float">
            <text:p>21,64320000</text:p>
          </table:table-cell>
          <table:table-cell office:value-type="float" office:value="21.6351" calcext:value-type="float">
            <text:p>21,63510000</text:p>
          </table:table-cell>
          <table:table-cell office:value-type="float" office:value="21.6146" calcext:value-type="float">
            <text:p>21,61460000</text:p>
          </table:table-cell>
          <table:table-cell table:number-columns-repeated="8"/>
        </table:table-row>
        <table:table-row table:style-name="ro1">
          <table:table-cell office:value-type="float" office:value="21.6405736138137" calcext:value-type="float">
            <text:p>21,64057361</text:p>
          </table:table-cell>
          <table:table-cell table:number-columns-repeated="4"/>
          <table:table-cell office:value-type="float" office:value="21.632" calcext:value-type="float">
            <text:p>21,63200000</text:p>
          </table:table-cell>
          <table:table-cell table:number-columns-repeated="8"/>
        </table:table-row>
        <table:table-row table:style-name="ro1">
          <table:table-cell office:value-type="float" office:value="21.6581040168836" calcext:value-type="float">
            <text:p>21,65810402</text:p>
          </table:table-cell>
          <table:table-cell table:number-columns-repeated="3"/>
          <table:table-cell office:value-type="float" office:value="21.67" calcext:value-type="float">
            <text:p>21,67000000</text:p>
          </table:table-cell>
          <table:table-cell office:value-type="float" office:value="21.6495" calcext:value-type="float">
            <text:p>21,64950000</text:p>
          </table:table-cell>
          <table:table-cell table:number-columns-repeated="8"/>
        </table:table-row>
        <table:table-row table:style-name="ro1">
          <table:table-cell office:value-type="float" office:value="21.6756609798541" calcext:value-type="float">
            <text:p>21,67566098</text:p>
          </table:table-cell>
          <table:table-cell table:number-columns-repeated="4"/>
          <table:table-cell office:value-type="float" office:value="21.667" calcext:value-type="float">
            <text:p>21,66700000</text:p>
          </table:table-cell>
          <table:table-cell table:number-columns-repeated="8"/>
        </table:table-row>
        <table:table-row table:style-name="ro1">
          <table:table-cell office:value-type="float" office:value="21.6932445444432" calcext:value-type="float">
            <text:p>21,69324454</text:p>
          </table:table-cell>
          <table:table-cell table:number-columns-repeated="2"/>
          <table:table-cell office:value-type="float" office:value="21.712" calcext:value-type="float">
            <text:p>21,71200000</text:p>
          </table:table-cell>
          <table:table-cell office:value-type="float" office:value="21.7051" calcext:value-type="float">
            <text:p>21,70510000</text:p>
          </table:table-cell>
          <table:table-cell office:value-type="float" office:value="21.6845" calcext:value-type="float">
            <text:p>21,68450000</text:p>
          </table:table-cell>
          <table:table-cell table:number-columns-repeated="8"/>
        </table:table-row>
        <table:table-row table:style-name="ro1">
          <table:table-cell office:value-type="float" office:value="21.7108547563697" calcext:value-type="float">
            <text:p>21,71085476</text:p>
          </table:table-cell>
          <table:table-cell table:number-columns-repeated="4"/>
          <table:table-cell office:value-type="float" office:value="21.702" calcext:value-type="float">
            <text:p>21,70200000</text:p>
          </table:table-cell>
          <table:table-cell table:number-columns-repeated="8"/>
        </table:table-row>
        <table:table-row table:style-name="ro1">
          <table:table-cell office:value-type="float" office:value="21.7284916502135" calcext:value-type="float">
            <text:p>21,72849165</text:p>
          </table:table-cell>
          <table:table-cell table:number-columns-repeated="3"/>
          <table:table-cell office:value-type="float" office:value="21.7402" calcext:value-type="float">
            <text:p>21,74020000</text:p>
          </table:table-cell>
          <table:table-cell office:value-type="float" office:value="21.7196" calcext:value-type="float">
            <text:p>21,71960000</text:p>
          </table:table-cell>
          <table:table-cell table:number-columns-repeated="8"/>
        </table:table-row>
        <table:table-row table:style-name="ro1">
          <table:table-cell office:value-type="float" office:value="21.7461552221807" calcext:value-type="float">
            <text:p>21,74615522</text:p>
          </table:table-cell>
          <table:table-cell table:number-columns-repeated="4"/>
          <table:table-cell office:value-type="float" office:value="21.7371" calcext:value-type="float">
            <text:p>21,73710000</text:p>
          </table:table-cell>
          <table:table-cell table:number-columns-repeated="8"/>
        </table:table-row>
        <table:table-row table:style-name="ro1">
          <table:table-cell office:value-type="float" office:value="21.7638453999448" calcext:value-type="float">
            <text:p>21,76384540</text:p>
          </table:table-cell>
          <table:table-cell/>
          <table:table-cell office:value-type="float" office:value="21.8559" calcext:value-type="float">
            <text:p>21,85590000</text:p>
          </table:table-cell>
          <table:table-cell office:value-type="float" office:value="21.7812" calcext:value-type="float">
            <text:p>21,78120000</text:p>
          </table:table-cell>
          <table:table-cell office:value-type="float" office:value="21.7755" calcext:value-type="float">
            <text:p>21,77550000</text:p>
          </table:table-cell>
          <table:table-cell office:value-type="float" office:value="21.7548" calcext:value-type="float">
            <text:p>21,75480000</text:p>
          </table:table-cell>
          <table:table-cell table:number-columns-repeated="8"/>
        </table:table-row>
        <table:table-row table:style-name="ro1">
          <table:table-cell office:value-type="float" office:value="21.7815620390677" calcext:value-type="float">
            <text:p>21,78156204</text:p>
          </table:table-cell>
          <table:table-cell table:number-columns-repeated="4"/>
          <table:table-cell office:value-type="float" office:value="21.7724" calcext:value-type="float">
            <text:p>21,77240000</text:p>
          </table:table-cell>
          <table:table-cell table:number-columns-repeated="8"/>
        </table:table-row>
        <table:table-row table:style-name="ro1">
          <table:table-cell office:value-type="float" office:value="21.799304999503" calcext:value-type="float">
            <text:p>21,79930500</text:p>
          </table:table-cell>
          <table:table-cell table:number-columns-repeated="3"/>
          <table:table-cell office:value-type="float" office:value="21.8109" calcext:value-type="float">
            <text:p>21,81090000</text:p>
          </table:table-cell>
          <table:table-cell office:value-type="float" office:value="21.7901" calcext:value-type="float">
            <text:p>21,79010000</text:p>
          </table:table-cell>
          <table:table-cell table:number-columns-repeated="8"/>
        </table:table-row>
        <table:table-row table:style-name="ro1">
          <table:table-cell office:value-type="float" office:value="21.8170743581264" calcext:value-type="float">
            <text:p>21,81707436</text:p>
          </table:table-cell>
          <table:table-cell table:number-columns-repeated="4"/>
          <table:table-cell office:value-type="float" office:value="21.8078" calcext:value-type="float">
            <text:p>21,80780000</text:p>
          </table:table-cell>
          <table:table-cell table:number-columns-repeated="8"/>
        </table:table-row>
        <table:table-row table:style-name="ro1">
          <table:table-cell office:value-type="float" office:value="21.8348707386459" calcext:value-type="float">
            <text:p>21,83487074</text:p>
          </table:table-cell>
          <table:table-cell table:number-columns-repeated="2"/>
          <table:table-cell office:value-type="float" office:value="21.8508" calcext:value-type="float">
            <text:p>21,85080000</text:p>
          </table:table-cell>
          <table:table-cell office:value-type="float" office:value="21.8463" calcext:value-type="float">
            <text:p>21,84630000</text:p>
          </table:table-cell>
          <table:table-cell office:value-type="float" office:value="21.8255" calcext:value-type="float">
            <text:p>21,82550000</text:p>
          </table:table-cell>
          <table:table-cell table:number-columns-repeated="8"/>
        </table:table-row>
        <table:table-row table:style-name="ro1">
          <table:table-cell office:value-type="float" office:value="21.8526955120877" calcext:value-type="float">
            <text:p>21,85269551</text:p>
          </table:table-cell>
          <table:table-cell table:number-columns-repeated="4"/>
          <table:table-cell office:value-type="float" office:value="21.8432" calcext:value-type="float">
            <text:p>21,84320000</text:p>
          </table:table-cell>
          <table:table-cell table:number-columns-repeated="8"/>
        </table:table-row>
        <table:table-row table:style-name="ro1">
          <table:table-cell office:value-type="float" office:value="21.8705502207811" calcext:value-type="float">
            <text:p>21,87055022</text:p>
          </table:table-cell>
          <table:table-cell table:number-columns-repeated="3"/>
          <table:table-cell office:value-type="float" office:value="21.8818" calcext:value-type="float">
            <text:p>21,88180000</text:p>
          </table:table-cell>
          <table:table-cell office:value-type="float" office:value="21.861" calcext:value-type="float">
            <text:p>21,86100000</text:p>
          </table:table-cell>
          <table:table-cell table:number-columns-repeated="8"/>
        </table:table-row>
        <table:table-row table:style-name="ro1">
          <table:table-cell office:value-type="float" office:value="21.8884342812264" calcext:value-type="float">
            <text:p>21,88843428</text:p>
          </table:table-cell>
          <table:table-cell table:number-columns-repeated="4"/>
          <table:table-cell office:value-type="float" office:value="21.8788" calcext:value-type="float">
            <text:p>21,87880000</text:p>
          </table:table-cell>
          <table:table-cell table:number-columns-repeated="8"/>
        </table:table-row>
        <table:table-row table:style-name="ro1">
          <table:table-cell office:value-type="float" office:value="21.9063408533541" calcext:value-type="float">
            <text:p>21,90634085</text:p>
          </table:table-cell>
          <table:table-cell office:value-type="float" office:value="22.0372" calcext:value-type="float">
            <text:p>22,037200000</text:p>
          </table:table-cell>
          <table:table-cell office:value-type="float" office:value="22.0004" calcext:value-type="float">
            <text:p>22,00040000</text:p>
          </table:table-cell>
          <table:table-cell office:value-type="float" office:value="21.9217" calcext:value-type="float">
            <text:p>21,92170000</text:p>
          </table:table-cell>
          <table:table-cell office:value-type="float" office:value="21.9175" calcext:value-type="float">
            <text:p>21,91750000</text:p>
          </table:table-cell>
          <table:table-cell office:value-type="float" office:value="21.8967" calcext:value-type="float">
            <text:p>21,89670000</text:p>
          </table:table-cell>
          <table:table-cell table:number-columns-repeated="8"/>
        </table:table-row>
        <table:table-row table:style-name="ro1">
          <table:table-cell office:value-type="float" office:value="21.9242549364414" calcext:value-type="float">
            <text:p>21,92425494</text:p>
          </table:table-cell>
          <table:table-cell table:number-columns-repeated="4"/>
          <table:table-cell office:value-type="float" office:value="21.9145" calcext:value-type="float">
            <text:p>21,91450000</text:p>
          </table:table-cell>
          <table:table-cell table:number-columns-repeated="8"/>
        </table:table-row>
        <table:table-row table:style-name="ro1">
          <table:table-cell office:value-type="float" office:value="21.9421674521193" calcext:value-type="float">
            <text:p>21,94216745</text:p>
          </table:table-cell>
          <table:table-cell table:number-columns-repeated="3"/>
          <table:table-cell office:value-type="float" office:value="21.9536" calcext:value-type="float">
            <text:p>21,95360000</text:p>
          </table:table-cell>
          <table:table-cell office:value-type="float" office:value="21.9323" calcext:value-type="float">
            <text:p>21,93230000</text:p>
          </table:table-cell>
          <table:table-cell table:number-columns-repeated="8"/>
        </table:table-row>
        <table:table-row table:style-name="ro1">
          <table:table-cell office:value-type="float" office:value="21.9601275366243" calcext:value-type="float">
            <text:p>21,96012754</text:p>
          </table:table-cell>
          <table:table-cell table:number-columns-repeated="4"/>
          <table:table-cell office:value-type="float" office:value="21.9502" calcext:value-type="float">
            <text:p>21,95020000</text:p>
          </table:table-cell>
          <table:table-cell table:number-columns-repeated="8"/>
        </table:table-row>
        <table:table-row table:style-name="ro1">
          <table:table-cell office:value-type="float" office:value="21.9783112084254" calcext:value-type="float">
            <text:p>21,97831121</text:p>
          </table:table-cell>
          <table:table-cell table:number-columns-repeated="2"/>
          <table:table-cell office:value-type="float" office:value="21.994" calcext:value-type="float">
            <text:p>21,99400000</text:p>
          </table:table-cell>
          <table:table-cell office:value-type="float" office:value="21.9904" calcext:value-type="float">
            <text:p>21,99040000</text:p>
          </table:table-cell>
          <table:table-cell office:value-type="float" office:value="21.9683" calcext:value-type="float">
            <text:p>21,96830000</text:p>
          </table:table-cell>
          <table:table-cell table:number-columns-repeated="8"/>
        </table:table-row>
        <table:table-row table:style-name="ro1">
          <table:table-cell office:value-type="float" office:value="21.9967771561247" calcext:value-type="float">
            <text:p>21,99677716</text:p>
          </table:table-cell>
          <table:table-cell table:number-columns-repeated="4"/>
          <table:table-cell office:value-type="float" office:value="21.9867" calcext:value-type="float">
            <text:p>21,98670000</text:p>
          </table:table-cell>
          <table:table-cell table:number-columns-repeated="8"/>
        </table:table-row>
        <table:table-row table:style-name="ro1">
          <table:table-cell office:value-type="float" office:value="22.0133070390428" calcext:value-type="float">
            <text:p>22,01330704</text:p>
          </table:table-cell>
          <table:table-cell table:number-columns-repeated="3"/>
          <table:table-cell office:value-type="float" office:value="22.0233" calcext:value-type="float">
            <text:p>22,02330000</text:p>
          </table:table-cell>
          <table:table-cell office:value-type="float" office:value="22.0032" calcext:value-type="float">
            <text:p>22,00320000</text:p>
          </table:table-cell>
          <table:table-cell table:number-columns-repeated="8"/>
        </table:table-row>
        <table:table-row table:style-name="ro1">
          <table:table-cell office:value-type="float" office:value="22.0204004351943" calcext:value-type="float">
            <text:p>22,02040044</text:p>
          </table:table-cell>
          <table:table-cell table:number-columns-repeated="4"/>
          <table:table-cell office:value-type="float" office:value="22.0103" calcext:value-type="float">
            <text:p>22,01030000</text:p>
          </table:table-cell>
          <table:table-cell table:number-columns-repeated="8"/>
        </table:table-row>
        <table:table-row table:style-name="ro1">
          <table:table-cell office:value-type="float" office:value="22.025557802636" calcext:value-type="float">
            <text:p>22,02555780</text:p>
          </table:table-cell>
          <table:table-cell/>
          <table:table-cell office:value-type="float" office:value="22.1302" calcext:value-type="float">
            <text:p>22,13020000</text:p>
          </table:table-cell>
          <table:table-cell office:value-type="float" office:value="22.0589" calcext:value-type="float">
            <text:p>22,05890000</text:p>
          </table:table-cell>
          <table:table-cell office:value-type="float" office:value="22.0375" calcext:value-type="float">
            <text:p>22,03750000</text:p>
          </table:table-cell>
          <table:table-cell office:value-type="float" office:value="22.0156" calcext:value-type="float">
            <text:p>22,01560000</text:p>
          </table:table-cell>
          <table:table-cell table:number-columns-repeated="8"/>
        </table:table-row>
        <table:table-row table:style-name="ro1">
          <table:table-cell office:value-type="float" office:value="22.0309975181186" calcext:value-type="float">
            <text:p>22,03099752</text:p>
          </table:table-cell>
          <table:table-cell table:number-columns-repeated="4"/>
          <table:table-cell office:value-type="float" office:value="22.0211" calcext:value-type="float">
            <text:p>22,02110000</text:p>
          </table:table-cell>
          <table:table-cell table:number-columns-repeated="8"/>
        </table:table-row>
        <table:table-row table:style-name="ro1">
          <table:table-cell office:value-type="float" office:value="22.0366609291117" calcext:value-type="float">
            <text:p>22,03666093</text:p>
          </table:table-cell>
          <table:table-cell table:number-columns-repeated="3"/>
          <table:table-cell office:value-type="float" office:value="22.0479" calcext:value-type="float">
            <text:p>22,04790000</text:p>
          </table:table-cell>
          <table:table-cell office:value-type="float" office:value="22.0269" calcext:value-type="float">
            <text:p>22,02690000</text:p>
          </table:table-cell>
          <table:table-cell table:number-columns-repeated="8"/>
        </table:table-row>
        <table:table-row table:style-name="ro1">
          <table:table-cell office:value-type="float" office:value="22.0423720532174" calcext:value-type="float">
            <text:p>22,04237205</text:p>
          </table:table-cell>
          <table:table-cell table:number-columns-repeated="4"/>
          <table:table-cell office:value-type="float" office:value="22.0327" calcext:value-type="float">
            <text:p>22,03270000</text:p>
          </table:table-cell>
          <table:table-cell table:number-columns-repeated="8"/>
        </table:table-row>
        <table:table-row table:style-name="ro1">
          <table:table-cell office:value-type="float" office:value="22.0480817902708" calcext:value-type="float">
            <text:p>22,04808179</text:p>
          </table:table-cell>
          <table:table-cell table:number-columns-repeated="2"/>
          <table:table-cell office:value-type="float" office:value="22.0867" calcext:value-type="float">
            <text:p>22,08670000</text:p>
          </table:table-cell>
          <table:table-cell office:value-type="float" office:value="22.0588" calcext:value-type="float">
            <text:p>22,05880000</text:p>
          </table:table-cell>
          <table:table-cell office:value-type="float" office:value="22.0385" calcext:value-type="float">
            <text:p>22,03850000</text:p>
          </table:table-cell>
          <table:table-cell table:number-columns-repeated="8"/>
        </table:table-row>
        <table:table-row table:style-name="ro1">
          <table:table-cell office:value-type="float" office:value="22.0537992547129" calcext:value-type="float">
            <text:p>22,05379925</text:p>
          </table:table-cell>
          <table:table-cell table:number-columns-repeated="4"/>
          <table:table-cell office:value-type="float" office:value="22.0443" calcext:value-type="float">
            <text:p>22,04430000</text:p>
          </table:table-cell>
          <table:table-cell table:number-columns-repeated="8"/>
        </table:table-row>
        <table:table-row table:style-name="ro1">
          <table:table-cell office:value-type="float" office:value="22.0595394833378" calcext:value-type="float">
            <text:p>22,05953948</text:p>
          </table:table-cell>
          <table:table-cell table:number-columns-repeated="3"/>
          <table:table-cell office:value-type="float" office:value="22.0703" calcext:value-type="float">
            <text:p>22,07030000</text:p>
          </table:table-cell>
          <table:table-cell office:value-type="float" office:value="22.0501" calcext:value-type="float">
            <text:p>22,05010000</text:p>
          </table:table-cell>
          <table:table-cell table:number-columns-repeated="8"/>
        </table:table-row>
        <table:table-row table:style-name="ro1">
          <table:table-cell office:value-type="float" office:value="22.0653093522873" calcext:value-type="float">
            <text:p>22,06530935</text:p>
          </table:table-cell>
          <table:table-cell table:number-columns-repeated="4"/>
          <table:table-cell office:value-type="float" office:value="22.056" calcext:value-type="float">
            <text:p>22,05600000</text:p>
          </table:table-cell>
          <table:table-cell table:number-columns-repeated="8"/>
        </table:table-row>
        <table:table-row table:style-name="ro1">
          <table:table-cell office:value-type="float" office:value="22.071109481133" calcext:value-type="float">
            <text:p>22,07110948</text:p>
          </table:table-cell>
          <table:table-cell office:value-type="float" office:value="22.1501" calcext:value-type="float">
            <text:p>22,150100000</text:p>
          </table:table-cell>
          <table:table-cell office:value-type="float" office:value="22.1819" calcext:value-type="float">
            <text:p>22,18190000</text:p>
          </table:table-cell>
          <table:table-cell office:value-type="float" office:value="22.1071" calcext:value-type="float">
            <text:p>22,10710000</text:p>
          </table:table-cell>
          <table:table-cell office:value-type="float" office:value="22.082" calcext:value-type="float">
            <text:p>22,08200000</text:p>
          </table:table-cell>
          <table:table-cell office:value-type="float" office:value="22.0619" calcext:value-type="float">
            <text:p>22,06190000</text:p>
          </table:table-cell>
          <table:table-cell table:number-columns-repeated="8"/>
        </table:table-row>
        <table:table-row table:style-name="ro1">
          <table:table-cell office:value-type="float" office:value="22.0769383636175" calcext:value-type="float">
            <text:p>22,07693836</text:p>
          </table:table-cell>
          <table:table-cell table:number-columns-repeated="4"/>
          <table:table-cell office:value-type="float" office:value="22.0678" calcext:value-type="float">
            <text:p>22,06780000</text:p>
          </table:table-cell>
          <table:table-cell table:number-columns-repeated="8"/>
        </table:table-row>
        <table:table-row table:style-name="ro1">
          <table:table-cell office:value-type="float" office:value="22.0827946647872" calcext:value-type="float">
            <text:p>22,08279466</text:p>
          </table:table-cell>
          <table:table-cell table:number-columns-repeated="3"/>
          <table:table-cell office:value-type="float" office:value="22.0937" calcext:value-type="float">
            <text:p>22,09370000</text:p>
          </table:table-cell>
          <table:table-cell office:value-type="float" office:value="22.0738" calcext:value-type="float">
            <text:p>22,07380000</text:p>
          </table:table-cell>
          <table:table-cell table:number-columns-repeated="8"/>
        </table:table-row>
        <table:table-row table:style-name="ro1">
          <table:table-cell office:value-type="float" office:value="22.0886777970067" calcext:value-type="float">
            <text:p>22,08867780</text:p>
          </table:table-cell>
          <table:table-cell table:number-columns-repeated="4"/>
          <table:table-cell office:value-type="float" office:value="22.0797" calcext:value-type="float">
            <text:p>22,07970000</text:p>
          </table:table-cell>
          <table:table-cell table:number-columns-repeated="8"/>
        </table:table-row>
        <table:table-row table:style-name="ro1">
          <table:table-cell office:value-type="float" office:value="22.0945877194733" calcext:value-type="float">
            <text:p>22,09458772</text:p>
          </table:table-cell>
          <table:table-cell table:number-columns-repeated="2"/>
          <table:table-cell office:value-type="float" office:value="22.129" calcext:value-type="float">
            <text:p>22,12900000</text:p>
          </table:table-cell>
          <table:table-cell office:value-type="float" office:value="22.1054" calcext:value-type="float">
            <text:p>22,10540000</text:p>
          </table:table-cell>
          <table:table-cell office:value-type="float" office:value="22.0857" calcext:value-type="float">
            <text:p>22,08570000</text:p>
          </table:table-cell>
          <table:table-cell table:number-columns-repeated="8"/>
        </table:table-row>
        <table:table-row table:style-name="ro1">
          <table:table-cell office:value-type="float" office:value="22.1005246083058" calcext:value-type="float">
            <text:p>22,10052461</text:p>
          </table:table-cell>
          <table:table-cell table:number-columns-repeated="4"/>
          <table:table-cell office:value-type="float" office:value="22.0918" calcext:value-type="float">
            <text:p>22,09180000</text:p>
          </table:table-cell>
          <table:table-cell table:number-columns-repeated="8"/>
        </table:table-row>
        <table:table-row table:style-name="ro1">
          <table:table-cell office:value-type="float" office:value="22.106488644016" calcext:value-type="float">
            <text:p>22,10648864</text:p>
          </table:table-cell>
          <table:table-cell table:number-columns-repeated="3"/>
          <table:table-cell office:value-type="float" office:value="22.1173" calcext:value-type="float">
            <text:p>22,11730000</text:p>
          </table:table-cell>
          <table:table-cell office:value-type="float" office:value="22.0978" calcext:value-type="float">
            <text:p>22,09780000</text:p>
          </table:table-cell>
          <table:table-cell table:number-columns-repeated="8"/>
        </table:table-row>
        <table:table-row table:style-name="ro1">
          <table:table-cell office:value-type="float" office:value="22.112479935004" calcext:value-type="float">
            <text:p>22,11247994</text:p>
          </table:table-cell>
          <table:table-cell table:number-columns-repeated="4"/>
          <table:table-cell office:value-type="float" office:value="22.1039" calcext:value-type="float">
            <text:p>22,10390000</text:p>
          </table:table-cell>
          <table:table-cell table:number-columns-repeated="8"/>
        </table:table-row>
        <table:table-row table:style-name="ro1">
          <table:table-cell office:value-type="float" office:value="22.1184985211377" calcext:value-type="float">
            <text:p>22,11849852</text:p>
          </table:table-cell>
          <table:table-cell/>
          <table:table-cell office:value-type="float" office:value="22.2188" calcext:value-type="float">
            <text:p>22,21880000</text:p>
          </table:table-cell>
          <table:table-cell office:value-type="float" office:value="22.1521" calcext:value-type="float">
            <text:p>22,15210000</text:p>
          </table:table-cell>
          <table:table-cell office:value-type="float" office:value="22.1293" calcext:value-type="float">
            <text:p>22,12930000</text:p>
          </table:table-cell>
          <table:table-cell office:value-type="float" office:value="22.11" calcext:value-type="float">
            <text:p>22,11000000</text:p>
          </table:table-cell>
          <table:table-cell table:number-columns-repeated="8"/>
        </table:table-row>
        <table:table-row table:style-name="ro1">
          <table:table-cell office:value-type="float" office:value="22.1245444039109" calcext:value-type="float">
            <text:p>22,12454440</text:p>
          </table:table-cell>
          <table:table-cell table:number-columns-repeated="4"/>
          <table:table-cell office:value-type="float" office:value="22.1161" calcext:value-type="float">
            <text:p>22,11610000</text:p>
          </table:table-cell>
          <table:table-cell table:number-columns-repeated="8"/>
        </table:table-row>
        <table:table-row table:style-name="ro1">
          <table:table-cell office:value-type="float" office:value="22.1306175736795" calcext:value-type="float">
            <text:p>22,13061757</text:p>
          </table:table-cell>
          <table:table-cell table:number-columns-repeated="3"/>
          <table:table-cell office:value-type="float" office:value="22.1414" calcext:value-type="float">
            <text:p>22,14140000</text:p>
          </table:table-cell>
          <table:table-cell office:value-type="float" office:value="22.1223" calcext:value-type="float">
            <text:p>22,12230000</text:p>
          </table:table-cell>
          <table:table-cell table:number-columns-repeated="8"/>
        </table:table-row>
        <table:table-row table:style-name="ro1">
          <table:table-cell office:value-type="float" office:value="22.1367180248004" calcext:value-type="float">
            <text:p>22,13671802</text:p>
          </table:table-cell>
          <table:table-cell table:number-columns-repeated="4"/>
          <table:table-cell office:value-type="float" office:value="22.1285" calcext:value-type="float">
            <text:p>22,12850000</text:p>
          </table:table-cell>
          <table:table-cell table:number-columns-repeated="8"/>
        </table:table-row>
        <table:table-row table:style-name="ro1">
          <table:table-cell office:value-type="float" office:value="22.1428457601918" calcext:value-type="float">
            <text:p>22,14284576</text:p>
          </table:table-cell>
          <table:table-cell table:number-columns-repeated="2"/>
          <table:table-cell office:value-type="float" office:value="22.1757" calcext:value-type="float">
            <text:p>22,17570000</text:p>
          </table:table-cell>
          <table:table-cell office:value-type="float" office:value="22.1536" calcext:value-type="float">
            <text:p>22,15360000</text:p>
          </table:table-cell>
          <table:table-cell office:value-type="float" office:value="22.1347" calcext:value-type="float">
            <text:p>22,13470000</text:p>
          </table:table-cell>
          <table:table-cell table:number-columns-repeated="8"/>
        </table:table-row>
        <table:table-row table:style-name="ro1">
          <table:table-cell office:value-type="float" office:value="22.1490007900022" calcext:value-type="float">
            <text:p>22,14900079</text:p>
          </table:table-cell>
          <table:table-cell table:number-columns-repeated="4"/>
          <table:table-cell office:value-type="float" office:value="22.141" calcext:value-type="float">
            <text:p>22,14100000</text:p>
          </table:table-cell>
          <table:table-cell table:number-columns-repeated="8"/>
        </table:table-row>
        <table:table-row table:style-name="ro1">
          <table:table-cell office:value-type="float" office:value="22.1551831284122" calcext:value-type="float">
            <text:p>22,15518313</text:p>
          </table:table-cell>
          <table:table-cell table:number-columns-repeated="3"/>
          <table:table-cell office:value-type="float" office:value="22.1659" calcext:value-type="float">
            <text:p>22,16590000</text:p>
          </table:table-cell>
          <table:table-cell office:value-type="float" office:value="22.1472" calcext:value-type="float">
            <text:p>22,14720000</text:p>
          </table:table-cell>
          <table:table-cell table:number-columns-repeated="8"/>
        </table:table-row>
        <table:table-row table:style-name="ro1">
          <table:table-cell office:value-type="float" office:value="22.1613927908334" calcext:value-type="float">
            <text:p>22,16139279</text:p>
          </table:table-cell>
          <table:table-cell table:number-columns-repeated="4"/>
          <table:table-cell office:value-type="float" office:value="22.1535" calcext:value-type="float">
            <text:p>22,15350000</text:p>
          </table:table-cell>
          <table:table-cell table:number-columns-repeated="8"/>
        </table:table-row>
        <table:table-row table:style-name="ro1">
          <table:table-cell office:value-type="float" office:value="22.167629792267" calcext:value-type="float">
            <text:p>22,16762979</text:p>
          </table:table-cell>
          <table:table-cell office:value-type="float" office:value="22.2403" calcext:value-type="float">
            <text:p>22,240300000</text:p>
          </table:table-cell>
          <table:table-cell office:value-type="float" office:value="22.2597" calcext:value-type="float">
            <text:p>22,25970000</text:p>
          </table:table-cell>
          <table:table-cell office:value-type="float" office:value="22.1996" calcext:value-type="float">
            <text:p>22,19960000</text:p>
          </table:table-cell>
          <table:table-cell office:value-type="float" office:value="22.1783" calcext:value-type="float">
            <text:p>22,17830000</text:p>
          </table:table-cell>
          <table:table-cell office:value-type="float" office:value="22.1599" calcext:value-type="float">
            <text:p>22,15990000</text:p>
          </table:table-cell>
          <table:table-cell table:number-columns-repeated="8"/>
        </table:table-row>
        <table:table-row table:style-name="ro1">
          <table:table-cell office:value-type="float" office:value="22.1738941467213" calcext:value-type="float">
            <text:p>22,17389415</text:p>
          </table:table-cell>
          <table:table-cell table:number-columns-repeated="4"/>
          <table:table-cell office:value-type="float" office:value="22.1662" calcext:value-type="float">
            <text:p>22,16620000</text:p>
          </table:table-cell>
          <table:table-cell table:number-columns-repeated="8"/>
        </table:table-row>
        <table:table-row table:style-name="ro1">
          <table:table-cell office:value-type="float" office:value="22.1801858672835" calcext:value-type="float">
            <text:p>22,18018587</text:p>
          </table:table-cell>
          <table:table-cell table:number-columns-repeated="3"/>
          <table:table-cell office:value-type="float" office:value="22.1908" calcext:value-type="float">
            <text:p>22,19080000</text:p>
          </table:table-cell>
          <table:table-cell office:value-type="float" office:value="22.1726" calcext:value-type="float">
            <text:p>22,17260000</text:p>
          </table:table-cell>
          <table:table-cell table:number-columns-repeated="8"/>
        </table:table-row>
        <table:table-row table:style-name="ro1">
          <table:table-cell office:value-type="float" office:value="22.1865049664553" calcext:value-type="float">
            <text:p>22,18650497</text:p>
          </table:table-cell>
          <table:table-cell table:number-columns-repeated="4"/>
          <table:table-cell office:value-type="float" office:value="22.179" calcext:value-type="float">
            <text:p>22,17900000</text:p>
          </table:table-cell>
          <table:table-cell table:number-columns-repeated="8"/>
        </table:table-row>
        <table:table-row table:style-name="ro1">
          <table:table-cell office:value-type="float" office:value="22.1928514564948" calcext:value-type="float">
            <text:p>22,19285146</text:p>
          </table:table-cell>
          <table:table-cell table:number-columns-repeated="2"/>
          <table:table-cell office:value-type="float" office:value="22.2239" calcext:value-type="float">
            <text:p>22,22390000</text:p>
          </table:table-cell>
          <table:table-cell office:value-type="float" office:value="22.2035" calcext:value-type="float">
            <text:p>22,20350000</text:p>
          </table:table-cell>
          <table:table-cell office:value-type="float" office:value="22.1854" calcext:value-type="float">
            <text:p>22,18540000</text:p>
          </table:table-cell>
          <table:table-cell table:number-columns-repeated="8"/>
        </table:table-row>
        <table:table-row table:style-name="ro1">
          <table:table-cell office:value-type="float" office:value="22.1992253496537" calcext:value-type="float">
            <text:p>22,19922535</text:p>
          </table:table-cell>
          <table:table-cell table:number-columns-repeated="4"/>
          <table:table-cell office:value-type="float" office:value="22.1919" calcext:value-type="float">
            <text:p>22,19190000</text:p>
          </table:table-cell>
          <table:table-cell table:number-columns-repeated="8"/>
        </table:table-row>
        <table:table-row table:style-name="ro1">
          <table:table-cell office:value-type="float" office:value="22.2056266582927" calcext:value-type="float">
            <text:p>22,20562666</text:p>
          </table:table-cell>
          <table:table-cell table:number-columns-repeated="3"/>
          <table:table-cell office:value-type="float" office:value="22.2162" calcext:value-type="float">
            <text:p>22,21620000</text:p>
          </table:table-cell>
          <table:table-cell office:value-type="float" office:value="22.1984" calcext:value-type="float">
            <text:p>22,19840000</text:p>
          </table:table-cell>
          <table:table-cell table:number-columns-repeated="8"/>
        </table:table-row>
        <table:table-row table:style-name="ro1">
          <table:table-cell office:value-type="float" office:value="22.2120553949051" calcext:value-type="float">
            <text:p>22,21205539</text:p>
          </table:table-cell>
          <table:table-cell table:number-columns-repeated="4"/>
          <table:table-cell office:value-type="float" office:value="22.2049" calcext:value-type="float">
            <text:p>22,20490000</text:p>
          </table:table-cell>
          <table:table-cell table:number-columns-repeated="8"/>
        </table:table-row>
        <table:table-row table:style-name="ro1">
          <table:table-cell office:value-type="float" office:value="22.2185115720897" calcext:value-type="float">
            <text:p>22,21851157</text:p>
          </table:table-cell>
          <table:table-cell/>
          <table:table-cell office:value-type="float" office:value="22.304" calcext:value-type="float">
            <text:p>22,30400000</text:p>
          </table:table-cell>
          <table:table-cell office:value-type="float" office:value="22.2487" calcext:value-type="float">
            <text:p>22,24870000</text:p>
          </table:table-cell>
          <table:table-cell office:value-type="float" office:value="22.2291" calcext:value-type="float">
            <text:p>22,22910000</text:p>
          </table:table-cell>
          <table:table-cell office:value-type="float" office:value="22.2115" calcext:value-type="float">
            <text:p>22,21150000</text:p>
          </table:table-cell>
          <table:table-cell table:number-columns-repeated="8"/>
        </table:table-row>
        <table:table-row table:style-name="ro1">
          <table:table-cell office:value-type="float" office:value="22.2249952025099" calcext:value-type="float">
            <text:p>22,22499520</text:p>
          </table:table-cell>
          <table:table-cell table:number-columns-repeated="4"/>
          <table:table-cell office:value-type="float" office:value="22.218" calcext:value-type="float">
            <text:p>22,21800000</text:p>
          </table:table-cell>
          <table:table-cell table:number-columns-repeated="8"/>
        </table:table-row>
        <table:table-row table:style-name="ro1">
          <table:table-cell office:value-type="float" office:value="22.2315062988556" calcext:value-type="float">
            <text:p>22,23150630</text:p>
          </table:table-cell>
          <table:table-cell table:number-columns-repeated="3"/>
          <table:table-cell office:value-type="float" office:value="22.242" calcext:value-type="float">
            <text:p>22,24200000</text:p>
          </table:table-cell>
          <table:table-cell office:value-type="float" office:value="22.2246" calcext:value-type="float">
            <text:p>22,22460000</text:p>
          </table:table-cell>
          <table:table-cell table:number-columns-repeated="8"/>
        </table:table-row>
        <table:table-row table:style-name="ro1">
          <table:table-cell office:value-type="float" office:value="22.2380448738192" calcext:value-type="float">
            <text:p>22,23804487</text:p>
          </table:table-cell>
          <table:table-cell table:number-columns-repeated="4"/>
          <table:table-cell office:value-type="float" office:value="22.2313" calcext:value-type="float">
            <text:p>22,23130000</text:p>
          </table:table-cell>
          <table:table-cell table:number-columns-repeated="8"/>
        </table:table-row>
        <table:table-row table:style-name="ro1">
          <table:table-cell office:value-type="float" office:value="22.2446109400843" calcext:value-type="float">
            <text:p>22,24461094</text:p>
          </table:table-cell>
          <table:table-cell table:number-columns-repeated="2"/>
          <table:table-cell office:value-type="float" office:value="22.2738" calcext:value-type="float">
            <text:p>22,27380000</text:p>
          </table:table-cell>
          <table:table-cell office:value-type="float" office:value="22.2551" calcext:value-type="float">
            <text:p>22,25510000</text:p>
          </table:table-cell>
          <table:table-cell office:value-type="float" office:value="22.2379" calcext:value-type="float">
            <text:p>22,23790000</text:p>
          </table:table-cell>
          <table:table-cell table:number-columns-repeated="8"/>
        </table:table-row>
        <table:table-row table:style-name="ro1">
          <table:table-cell office:value-type="float" office:value="22.2512045103238" calcext:value-type="float">
            <text:p>22,25120451</text:p>
          </table:table-cell>
          <table:table-cell table:number-columns-repeated="4"/>
          <table:table-cell office:value-type="float" office:value="22.2446" calcext:value-type="float">
            <text:p>22,24460000</text:p>
          </table:table-cell>
          <table:table-cell table:number-columns-repeated="8"/>
        </table:table-row>
        <table:table-row table:style-name="ro1">
          <table:table-cell office:value-type="float" office:value="22.2578255972037" calcext:value-type="float">
            <text:p>22,25782560</text:p>
          </table:table-cell>
          <table:table-cell table:number-columns-repeated="3"/>
          <table:table-cell office:value-type="float" office:value="22.2683" calcext:value-type="float">
            <text:p>22,26830000</text:p>
          </table:table-cell>
          <table:table-cell office:value-type="float" office:value="22.2513" calcext:value-type="float">
            <text:p>22,25130000</text:p>
          </table:table-cell>
          <table:table-cell table:number-columns-repeated="8"/>
        </table:table-row>
        <table:table-row table:style-name="ro1">
          <table:table-cell office:value-type="float" office:value="22.2644742133879" calcext:value-type="float">
            <text:p>22,26447421</text:p>
          </table:table-cell>
          <table:table-cell table:number-columns-repeated="4"/>
          <table:table-cell office:value-type="float" office:value="22.2581" calcext:value-type="float">
            <text:p>22,25810000</text:p>
          </table:table-cell>
          <table:table-cell table:number-columns-repeated="8"/>
        </table:table-row>
        <table:table-row table:style-name="ro1">
          <table:table-cell office:value-type="float" office:value="22.2711503715429" calcext:value-type="float">
            <text:p>22,27115037</text:p>
          </table:table-cell>
          <table:table-cell office:value-type="float" office:value="22.341" calcext:value-type="float">
            <text:p>22,341000000</text:p>
          </table:table-cell>
          <table:table-cell office:value-type="float" office:value="22.3502" calcext:value-type="float">
            <text:p>22,35020000</text:p>
          </table:table-cell>
          <table:table-cell office:value-type="float" office:value="22.2994" calcext:value-type="float">
            <text:p>22,29940000</text:p>
          </table:table-cell>
          <table:table-cell office:value-type="float" office:value="22.2816" calcext:value-type="float">
            <text:p>22,28160000</text:p>
          </table:table-cell>
          <table:table-cell office:value-type="float" office:value="22.2648" calcext:value-type="float">
            <text:p>22,26480000</text:p>
          </table:table-cell>
          <table:table-cell table:number-columns-repeated="8"/>
        </table:table-row>
        <table:table-row table:style-name="ro1">
          <table:table-cell office:value-type="float" office:value="22.2778540843413" calcext:value-type="float">
            <text:p>22,27785408</text:p>
          </table:table-cell>
          <table:table-cell table:number-columns-repeated="4"/>
          <table:table-cell office:value-type="float" office:value="22.2716" calcext:value-type="float">
            <text:p>22,27160000</text:p>
          </table:table-cell>
          <table:table-cell table:number-columns-repeated="8"/>
        </table:table-row>
        <table:table-row table:style-name="ro1">
          <table:table-cell office:value-type="float" office:value="22.2845853644628" calcext:value-type="float">
            <text:p>22,28458536</text:p>
          </table:table-cell>
          <table:table-cell table:number-columns-repeated="3"/>
          <table:table-cell office:value-type="float" office:value="22.295" calcext:value-type="float">
            <text:p>22,29500000</text:p>
          </table:table-cell>
          <table:table-cell office:value-type="float" office:value="22.2785" calcext:value-type="float">
            <text:p>22,27850000</text:p>
          </table:table-cell>
          <table:table-cell table:number-columns-repeated="8"/>
        </table:table-row>
        <table:table-row table:style-name="ro1">
          <table:table-cell office:value-type="float" office:value="22.291344224595" calcext:value-type="float">
            <text:p>22,29134422</text:p>
          </table:table-cell>
          <table:table-cell table:number-columns-repeated="4"/>
          <table:table-cell office:value-type="float" office:value="22.2853" calcext:value-type="float">
            <text:p>22,28530000</text:p>
          </table:table-cell>
          <table:table-cell table:number-columns-repeated="8"/>
        </table:table-row>
        <table:table-row table:style-name="ro1">
          <table:table-cell office:value-type="float" office:value="22.2981306774329" calcext:value-type="float">
            <text:p>22,29813068</text:p>
          </table:table-cell>
          <table:table-cell table:number-columns-repeated="2"/>
          <table:table-cell office:value-type="float" office:value="22.3255" calcext:value-type="float">
            <text:p>22,32550000</text:p>
          </table:table-cell>
          <table:table-cell office:value-type="float" office:value="22.3085" calcext:value-type="float">
            <text:p>22,30850000</text:p>
          </table:table-cell>
          <table:table-cell office:value-type="float" office:value="22.2922" calcext:value-type="float">
            <text:p>22,29220000</text:p>
          </table:table-cell>
          <table:table-cell table:number-columns-repeated="8"/>
        </table:table-row>
        <table:table-row table:style-name="ro1">
          <table:table-cell office:value-type="float" office:value="22.3049447356786" calcext:value-type="float">
            <text:p>22,30494474</text:p>
          </table:table-cell>
          <table:table-cell table:number-columns-repeated="4"/>
          <table:table-cell office:value-type="float" office:value="22.2991" calcext:value-type="float">
            <text:p>22,29910000</text:p>
          </table:table-cell>
          <table:table-cell table:number-columns-repeated="8"/>
        </table:table-row>
        <table:table-row table:style-name="ro1">
          <table:table-cell office:value-type="float" office:value="22.3117864120405" calcext:value-type="float">
            <text:p>22,31178641</text:p>
          </table:table-cell>
          <table:table-cell table:number-columns-repeated="3"/>
          <table:table-cell office:value-type="float" office:value="22.3222" calcext:value-type="float">
            <text:p>22,32220000</text:p>
          </table:table-cell>
          <table:table-cell office:value-type="float" office:value="22.306" calcext:value-type="float">
            <text:p>22,30600000</text:p>
          </table:table-cell>
          <table:table-cell table:number-columns-repeated="8"/>
        </table:table-row>
        <table:table-row table:style-name="ro1">
          <table:table-cell office:value-type="float" office:value="22.3186557192325" calcext:value-type="float">
            <text:p>22,31865572</text:p>
          </table:table-cell>
          <table:table-cell table:number-columns-repeated="4"/>
          <table:table-cell office:value-type="float" office:value="22.313" calcext:value-type="float">
            <text:p>22,31300000</text:p>
          </table:table-cell>
          <table:table-cell table:number-columns-repeated="8"/>
        </table:table-row>
        <table:table-row table:style-name="ro1">
          <table:table-cell office:value-type="float" office:value="22.3255526699744" calcext:value-type="float">
            <text:p>22,32555267</text:p>
          </table:table-cell>
          <table:table-cell/>
          <table:table-cell office:value-type="float" office:value="22.3979" calcext:value-type="float">
            <text:p>22,39790000</text:p>
          </table:table-cell>
          <table:table-cell office:value-type="float" office:value="22.352" calcext:value-type="float">
            <text:p>22,35200000</text:p>
          </table:table-cell>
          <table:table-cell office:value-type="float" office:value="22.3359" calcext:value-type="float">
            <text:p>22,33590000</text:p>
          </table:table-cell>
          <table:table-cell office:value-type="float" office:value="22.32" calcext:value-type="float">
            <text:p>22,32000000</text:p>
          </table:table-cell>
          <table:table-cell table:number-columns-repeated="8"/>
        </table:table-row>
        <table:table-row table:style-name="ro1">
          <table:table-cell office:value-type="float" office:value="22.3324772769912" calcext:value-type="float">
            <text:p>22,33247728</text:p>
          </table:table-cell>
          <table:table-cell table:number-columns-repeated="4"/>
          <table:table-cell office:value-type="float" office:value="22.327" calcext:value-type="float">
            <text:p>22,32700000</text:p>
          </table:table-cell>
          <table:table-cell table:number-columns-repeated="8"/>
        </table:table-row>
        <table:table-row table:style-name="ro1">
          <table:table-cell office:value-type="float" office:value="22.3394295530132" calcext:value-type="float">
            <text:p>22,33942955</text:p>
          </table:table-cell>
          <table:table-cell table:number-columns-repeated="3"/>
          <table:table-cell office:value-type="float" office:value="22.3498" calcext:value-type="float">
            <text:p>22,34980000</text:p>
          </table:table-cell>
          <table:table-cell office:value-type="float" office:value="22.334" calcext:value-type="float">
            <text:p>22,33400000</text:p>
          </table:table-cell>
          <table:table-cell table:number-columns-repeated="8"/>
        </table:table-row>
        <table:table-row table:style-name="ro1">
          <table:table-cell office:value-type="float" office:value="22.3464095107766" calcext:value-type="float">
            <text:p>22,34640951</text:p>
          </table:table-cell>
          <table:table-cell table:number-columns-repeated="4"/>
          <table:table-cell office:value-type="float" office:value="22.3411" calcext:value-type="float">
            <text:p>22,34110000</text:p>
          </table:table-cell>
          <table:table-cell table:number-columns-repeated="8"/>
        </table:table-row>
        <table:table-row table:style-name="ro1">
          <table:table-cell office:value-type="float" office:value="22.3534171630226" calcext:value-type="float">
            <text:p>22,35341716</text:p>
          </table:table-cell>
          <table:table-cell table:number-columns-repeated="2"/>
          <table:table-cell office:value-type="float" office:value="22.379" calcext:value-type="float">
            <text:p>22,37900000</text:p>
          </table:table-cell>
          <table:table-cell office:value-type="float" office:value="22.3637" calcext:value-type="float">
            <text:p>22,36370000</text:p>
          </table:table-cell>
          <table:table-cell office:value-type="float" office:value="22.3482" calcext:value-type="float">
            <text:p>22,34820000</text:p>
          </table:table-cell>
          <table:table-cell table:number-columns-repeated="8"/>
        </table:table-row>
        <table:table-row table:style-name="ro1">
          <table:table-cell office:value-type="float" office:value="22.3604525224979" calcext:value-type="float">
            <text:p>22,36045252</text:p>
          </table:table-cell>
          <table:table-cell table:number-columns-repeated="4"/>
          <table:table-cell office:value-type="float" office:value="22.3553" calcext:value-type="float">
            <text:p>22,35530000</text:p>
          </table:table-cell>
          <table:table-cell table:number-columns-repeated="8"/>
        </table:table-row>
        <table:table-row table:style-name="ro1">
          <table:table-cell office:value-type="float" office:value="22.3675156019549" calcext:value-type="float">
            <text:p>22,36751560</text:p>
          </table:table-cell>
          <table:table-cell table:number-columns-repeated="3"/>
          <table:table-cell office:value-type="float" office:value="22.3778" calcext:value-type="float">
            <text:p>22,37780000</text:p>
          </table:table-cell>
          <table:table-cell office:value-type="float" office:value="22.3625" calcext:value-type="float">
            <text:p>22,36250000</text:p>
          </table:table-cell>
          <table:table-cell table:number-columns-repeated="8"/>
        </table:table-row>
        <table:table-row table:style-name="ro1">
          <table:table-cell office:value-type="float" office:value="22.3746064141515" calcext:value-type="float">
            <text:p>22,37460641</text:p>
          </table:table-cell>
          <table:table-cell table:number-columns-repeated="4"/>
          <table:table-cell office:value-type="float" office:value="22.3697" calcext:value-type="float">
            <text:p>22,36970000</text:p>
          </table:table-cell>
          <table:table-cell table:number-columns-repeated="8"/>
        </table:table-row>
        <table:table-row table:style-name="ro1">
          <table:table-cell office:value-type="float" office:value="22.3817249718517" calcext:value-type="float">
            <text:p>22,38172497</text:p>
          </table:table-cell>
          <table:table-cell office:value-type="float" office:value="22.4519" calcext:value-type="float">
            <text:p>22,451900000</text:p>
          </table:table-cell>
          <table:table-cell office:value-type="float" office:value="22.4473" calcext:value-type="float">
            <text:p>22,44730000</text:p>
          </table:table-cell>
          <table:table-cell office:value-type="float" office:value="22.4064" calcext:value-type="float">
            <text:p>22,40640000</text:p>
          </table:table-cell>
          <table:table-cell office:value-type="float" office:value="22.392" calcext:value-type="float">
            <text:p>22,39200000</text:p>
          </table:table-cell>
          <table:table-cell office:value-type="float" office:value="22.3769" calcext:value-type="float">
            <text:p>22,37690000</text:p>
          </table:table-cell>
          <table:table-cell table:number-columns-repeated="8"/>
        </table:table-row>
        <table:table-row table:style-name="ro1">
          <table:table-cell office:value-type="float" office:value="22.3888712878255" calcext:value-type="float">
            <text:p>22,38887129</text:p>
          </table:table-cell>
          <table:table-cell table:number-columns-repeated="4"/>
          <table:table-cell office:value-type="float" office:value="22.3841" calcext:value-type="float">
            <text:p>22,38410000</text:p>
          </table:table-cell>
          <table:table-cell table:number-columns-repeated="8"/>
        </table:table-row>
        <table:table-row table:style-name="ro1">
          <table:table-cell office:value-type="float" office:value="22.3960453748498" calcext:value-type="float">
            <text:p>22,39604537</text:p>
          </table:table-cell>
          <table:table-cell table:number-columns-repeated="3"/>
          <table:table-cell office:value-type="float" office:value="22.4063" calcext:value-type="float">
            <text:p>22,40630000</text:p>
          </table:table-cell>
          <table:table-cell office:value-type="float" office:value="22.3914" calcext:value-type="float">
            <text:p>22,39140000</text:p>
          </table:table-cell>
          <table:table-cell table:number-columns-repeated="8"/>
        </table:table-row>
        <table:table-row table:style-name="ro1">
          <table:table-cell office:value-type="float" office:value="22.4032472457085" calcext:value-type="float">
            <text:p>22,40324725</text:p>
          </table:table-cell>
          <table:table-cell table:number-columns-repeated="4"/>
          <table:table-cell office:value-type="float" office:value="22.3987" calcext:value-type="float">
            <text:p>22,39870000</text:p>
          </table:table-cell>
          <table:table-cell table:number-columns-repeated="8"/>
        </table:table-row>
        <table:table-row table:style-name="ro1">
          <table:table-cell office:value-type="float" office:value="22.4104769131931" calcext:value-type="float">
            <text:p>22,41047691</text:p>
          </table:table-cell>
          <table:table-cell table:number-columns-repeated="2"/>
          <table:table-cell office:value-type="float" office:value="22.4342" calcext:value-type="float">
            <text:p>22,43420000</text:p>
          </table:table-cell>
          <table:table-cell office:value-type="float" office:value="22.4207" calcext:value-type="float">
            <text:p>22,42070000</text:p>
          </table:table-cell>
          <table:table-cell office:value-type="float" office:value="22.406" calcext:value-type="float">
            <text:p>22,40600000</text:p>
          </table:table-cell>
          <table:table-cell table:number-columns-repeated="8"/>
        </table:table-row>
        <table:table-row table:style-name="ro1">
          <table:table-cell office:value-type="float" office:value="22.4177343901021" calcext:value-type="float">
            <text:p>22,41773439</text:p>
          </table:table-cell>
          <table:table-cell table:number-columns-repeated="4"/>
          <table:table-cell office:value-type="float" office:value="22.4133" calcext:value-type="float">
            <text:p>22,41330000</text:p>
          </table:table-cell>
          <table:table-cell table:number-columns-repeated="8"/>
        </table:table-row>
        <table:table-row table:style-name="ro1">
          <table:table-cell office:value-type="float" office:value="22.4250196892402" calcext:value-type="float">
            <text:p>22,42501969</text:p>
          </table:table-cell>
          <table:table-cell table:number-columns-repeated="3"/>
          <table:table-cell office:value-type="float" office:value="22.4352" calcext:value-type="float">
            <text:p>22,43520000</text:p>
          </table:table-cell>
          <table:table-cell office:value-type="float" office:value="22.4207" calcext:value-type="float">
            <text:p>22,42070000</text:p>
          </table:table-cell>
          <table:table-cell table:number-columns-repeated="8"/>
        </table:table-row>
        <table:table-row table:style-name="ro1">
          <table:table-cell office:value-type="float" office:value="22.4323328234153" calcext:value-type="float">
            <text:p>22,43233282</text:p>
          </table:table-cell>
          <table:table-cell table:number-columns-repeated="4"/>
          <table:table-cell office:value-type="float" office:value="22.4281" calcext:value-type="float">
            <text:p>22,42810000</text:p>
          </table:table-cell>
          <table:table-cell table:number-columns-repeated="8"/>
        </table:table-row>
        <table:table-row table:style-name="ro1">
          <table:table-cell office:value-type="float" office:value="22.4396738054358" calcext:value-type="float">
            <text:p>22,43967381</text:p>
          </table:table-cell>
          <table:table-cell/>
          <table:table-cell office:value-type="float" office:value="22.4983" calcext:value-type="float">
            <text:p>22,49830000</text:p>
          </table:table-cell>
          <table:table-cell office:value-type="float" office:value="22.4625" calcext:value-type="float">
            <text:p>22,46250000</text:p>
          </table:table-cell>
          <table:table-cell office:value-type="float" office:value="22.4498" calcext:value-type="float">
            <text:p>22,44980000</text:p>
          </table:table-cell>
          <table:table-cell office:value-type="float" office:value="22.4355" calcext:value-type="float">
            <text:p>22,43550000</text:p>
          </table:table-cell>
          <table:table-cell table:number-columns-repeated="8"/>
        </table:table-row>
        <table:table-row table:style-name="ro1">
          <table:table-cell office:value-type="float" office:value="22.4470426481062" calcext:value-type="float">
            <text:p>22,44704265</text:p>
          </table:table-cell>
          <table:table-cell table:number-columns-repeated="4"/>
          <table:table-cell office:value-type="float" office:value="22.443" calcext:value-type="float">
            <text:p>22,44300000</text:p>
          </table:table-cell>
          <table:table-cell table:number-columns-repeated="8"/>
        </table:table-row>
        <table:table-row table:style-name="ro1">
          <table:table-cell office:value-type="float" office:value="22.4544393642249" calcext:value-type="float">
            <text:p>22,45443936</text:p>
          </table:table-cell>
          <table:table-cell table:number-columns-repeated="3"/>
          <table:table-cell office:value-type="float" office:value="22.4646" calcext:value-type="float">
            <text:p>22,46460000</text:p>
          </table:table-cell>
          <table:table-cell office:value-type="float" office:value="22.4505" calcext:value-type="float">
            <text:p>22,45050000</text:p>
          </table:table-cell>
          <table:table-cell table:number-columns-repeated="8"/>
        </table:table-row>
        <table:table-row table:style-name="ro1">
          <table:table-cell office:value-type="float" office:value="22.4618639665852" calcext:value-type="float">
            <text:p>22,46186397</text:p>
          </table:table-cell>
          <table:table-cell table:number-columns-repeated="4"/>
          <table:table-cell office:value-type="float" office:value="22.458" calcext:value-type="float">
            <text:p>22,45800000</text:p>
          </table:table-cell>
          <table:table-cell table:number-columns-repeated="8"/>
        </table:table-row>
        <table:table-row table:style-name="ro1">
          <table:table-cell office:value-type="float" office:value="22.469316467984" calcext:value-type="float">
            <text:p>22,46931647</text:p>
          </table:table-cell>
          <table:table-cell table:number-columns-repeated="2"/>
          <table:table-cell office:value-type="float" office:value="22.4912" calcext:value-type="float">
            <text:p>22,49120000</text:p>
          </table:table-cell>
          <table:table-cell office:value-type="float" office:value="22.4794" calcext:value-type="float">
            <text:p>22,47940000</text:p>
          </table:table-cell>
          <table:table-cell office:value-type="float" office:value="22.4655" calcext:value-type="float">
            <text:p>22,46550000</text:p>
          </table:table-cell>
          <table:table-cell table:number-columns-repeated="8"/>
        </table:table-row>
        <table:table-row table:style-name="ro1">
          <table:table-cell office:value-type="float" office:value="22.4767968812398" calcext:value-type="float">
            <text:p>22,47679688</text:p>
          </table:table-cell>
          <table:table-cell table:number-columns-repeated="4"/>
          <table:table-cell office:value-type="float" office:value="22.4731" calcext:value-type="float">
            <text:p>22,47310000</text:p>
          </table:table-cell>
          <table:table-cell table:number-columns-repeated="8"/>
        </table:table-row>
        <table:table-row table:style-name="ro1">
          <table:table-cell office:value-type="float" office:value="22.4843052192215" calcext:value-type="float">
            <text:p>22,48430522</text:p>
          </table:table-cell>
          <table:table-cell table:number-columns-repeated="3"/>
          <table:table-cell office:value-type="float" office:value="22.4944" calcext:value-type="float">
            <text:p>22,49440000</text:p>
          </table:table-cell>
          <table:table-cell office:value-type="float" office:value="22.4807" calcext:value-type="float">
            <text:p>22,48070000</text:p>
          </table:table-cell>
          <table:table-cell table:number-columns-repeated="8"/>
        </table:table-row>
        <table:table-row table:style-name="ro1">
          <table:table-cell office:value-type="float" office:value="22.4918414948784" calcext:value-type="float">
            <text:p>22,49184149</text:p>
          </table:table-cell>
          <table:table-cell table:number-columns-repeated="4"/>
          <table:table-cell office:value-type="float" office:value="22.4883" calcext:value-type="float">
            <text:p>22,48830000</text:p>
          </table:table-cell>
          <table:table-cell table:number-columns-repeated="8"/>
        </table:table-row>
        <table:table-row table:style-name="ro1">
          <table:table-cell office:value-type="float" office:value="22.4994057212615" calcext:value-type="float">
            <text:p>22,49940572</text:p>
          </table:table-cell>
          <table:table-cell office:value-type="float" office:value="22.5727" calcext:value-type="float">
            <text:p>22,572700000</text:p>
          </table:table-cell>
          <table:table-cell office:value-type="float" office:value="22.5509" calcext:value-type="float">
            <text:p>22,55090000</text:p>
          </table:table-cell>
          <table:table-cell office:value-type="float" office:value="22.5204" calcext:value-type="float">
            <text:p>22,52040000</text:p>
          </table:table-cell>
          <table:table-cell office:value-type="float" office:value="22.5095" calcext:value-type="float">
            <text:p>22,50950000</text:p>
          </table:table-cell>
          <table:table-cell office:value-type="float" office:value="22.496" calcext:value-type="float">
            <text:p>22,49600000</text:p>
          </table:table-cell>
          <table:table-cell table:number-columns-repeated="8"/>
        </table:table-row>
        <table:table-row table:style-name="ro1">
          <table:table-cell office:value-type="float" office:value="22.5069979115049" calcext:value-type="float">
            <text:p>22,50699791</text:p>
          </table:table-cell>
          <table:table-cell table:number-columns-repeated="4"/>
          <table:table-cell office:value-type="float" office:value="22.5037" calcext:value-type="float">
            <text:p>22,50370000</text:p>
          </table:table-cell>
          <table:table-cell table:number-columns-repeated="8"/>
        </table:table-row>
        <table:table-row table:style-name="ro1">
          <table:table-cell office:value-type="float" office:value="22.5146180787399" calcext:value-type="float">
            <text:p>22,51461808</text:p>
          </table:table-cell>
          <table:table-cell table:number-columns-repeated="3"/>
          <table:table-cell office:value-type="float" office:value="22.5246" calcext:value-type="float">
            <text:p>22,52460000</text:p>
          </table:table-cell>
          <table:table-cell office:value-type="float" office:value="22.5114" calcext:value-type="float">
            <text:p>22,51140000</text:p>
          </table:table-cell>
          <table:table-cell table:number-columns-repeated="8"/>
        </table:table-row>
        <table:table-row table:style-name="ro1">
          <table:table-cell office:value-type="float" office:value="22.5222662359169" calcext:value-type="float">
            <text:p>22,52226624</text:p>
          </table:table-cell>
          <table:table-cell table:number-columns-repeated="4"/>
          <table:table-cell office:value-type="float" office:value="22.5191" calcext:value-type="float">
            <text:p>22,51910000</text:p>
          </table:table-cell>
          <table:table-cell table:number-columns-repeated="8"/>
        </table:table-row>
        <table:table-row table:style-name="ro1">
          <table:table-cell office:value-type="float" office:value="22.5299423955488" calcext:value-type="float">
            <text:p>22,52994240</text:p>
          </table:table-cell>
          <table:table-cell table:number-columns-repeated="2"/>
          <table:table-cell office:value-type="float" office:value="22.5501" calcext:value-type="float">
            <text:p>22,55010000</text:p>
          </table:table-cell>
          <table:table-cell office:value-type="float" office:value="22.5399" calcext:value-type="float">
            <text:p>22,53990000</text:p>
          </table:table-cell>
          <table:table-cell office:value-type="float" office:value="22.5269" calcext:value-type="float">
            <text:p>22,52690000</text:p>
          </table:table-cell>
          <table:table-cell table:number-columns-repeated="8"/>
        </table:table-row>
        <table:table-row table:style-name="ro1">
          <table:table-cell office:value-type="float" office:value="22.5376465694597" calcext:value-type="float">
            <text:p>22,53764657</text:p>
          </table:table-cell>
          <table:table-cell table:number-columns-repeated="4"/>
          <table:table-cell office:value-type="float" office:value="22.5347" calcext:value-type="float">
            <text:p>22,53470000</text:p>
          </table:table-cell>
          <table:table-cell table:number-columns-repeated="8"/>
        </table:table-row>
        <table:table-row table:style-name="ro1">
          <table:table-cell office:value-type="float" office:value="22.5453787687311" calcext:value-type="float">
            <text:p>22,54537877</text:p>
          </table:table-cell>
          <table:table-cell table:number-columns-repeated="3"/>
          <table:table-cell office:value-type="float" office:value="22.5554" calcext:value-type="float">
            <text:p>22,55540000</text:p>
          </table:table-cell>
          <table:table-cell office:value-type="float" office:value="22.5425" calcext:value-type="float">
            <text:p>22,54250000</text:p>
          </table:table-cell>
          <table:table-cell table:number-columns-repeated="8"/>
        </table:table-row>
        <table:table-row table:style-name="ro1">
          <table:table-cell office:value-type="float" office:value="22.5531390041379" calcext:value-type="float">
            <text:p>22,55313900</text:p>
          </table:table-cell>
          <table:table-cell table:number-columns-repeated="4"/>
          <table:table-cell office:value-type="float" office:value="22.5504" calcext:value-type="float">
            <text:p>22,55040000</text:p>
          </table:table-cell>
          <table:table-cell table:number-columns-repeated="8"/>
        </table:table-row>
        <table:table-row table:style-name="ro1">
          <table:table-cell office:value-type="float" office:value="22.5609272873806" calcext:value-type="float">
            <text:p>22,56092729</text:p>
          </table:table-cell>
          <table:table-cell/>
          <table:table-cell office:value-type="float" office:value="22.6055" calcext:value-type="float">
            <text:p>22,60550000</text:p>
          </table:table-cell>
          <table:table-cell office:value-type="float" office:value="22.5801" calcext:value-type="float">
            <text:p>22,58010000</text:p>
          </table:table-cell>
          <table:table-cell office:value-type="float" office:value="22.5709" calcext:value-type="float">
            <text:p>22,57090000</text:p>
          </table:table-cell>
          <table:table-cell office:value-type="float" office:value="22.5582" calcext:value-type="float">
            <text:p>22,55820000</text:p>
          </table:table-cell>
          <table:table-cell table:number-columns-repeated="8"/>
        </table:table-row>
        <table:table-row table:style-name="ro1">
          <table:table-cell office:value-type="float" office:value="22.5687436331858" calcext:value-type="float">
            <text:p>22,56874363</text:p>
          </table:table-cell>
          <table:table-cell table:number-columns-repeated="4"/>
          <table:table-cell office:value-type="float" office:value="22.5661" calcext:value-type="float">
            <text:p>22,56610000</text:p>
          </table:table-cell>
          <table:table-cell table:number-columns-repeated="8"/>
        </table:table-row>
        <table:table-row table:style-name="ro1">
          <table:table-cell office:value-type="float" office:value="22.5765880617044" calcext:value-type="float">
            <text:p>22,57658806</text:p>
          </table:table-cell>
          <table:table-cell table:number-columns-repeated="3"/>
          <table:table-cell office:value-type="float" office:value="22.5865" calcext:value-type="float">
            <text:p>22,58650000</text:p>
          </table:table-cell>
          <table:table-cell office:value-type="float" office:value="22.5741" calcext:value-type="float">
            <text:p>22,57410000</text:p>
          </table:table-cell>
          <table:table-cell table:number-columns-repeated="8"/>
        </table:table-row>
        <table:table-row table:style-name="ro1">
          <table:table-cell office:value-type="float" office:value="22.5844605995103" calcext:value-type="float">
            <text:p>22,58446060</text:p>
          </table:table-cell>
          <table:table-cell table:number-columns-repeated="4"/>
          <table:table-cell office:value-type="float" office:value="22.582" calcext:value-type="float">
            <text:p>22,58200000</text:p>
          </table:table-cell>
          <table:table-cell table:number-columns-repeated="8"/>
        </table:table-row>
        <table:table-row table:style-name="ro1">
          <table:table-cell office:value-type="float" office:value="22.59236127618" calcext:value-type="float">
            <text:p>22,59236128</text:p>
          </table:table-cell>
          <table:table-cell table:number-columns-repeated="2"/>
          <table:table-cell office:value-type="float" office:value="22.6105" calcext:value-type="float">
            <text:p>22,61050000</text:p>
          </table:table-cell>
          <table:table-cell office:value-type="float" office:value="22.6023" calcext:value-type="float">
            <text:p>22,60230000</text:p>
          </table:table-cell>
          <table:table-cell office:value-type="float" office:value="22.59" calcext:value-type="float">
            <text:p>22,59000000</text:p>
          </table:table-cell>
          <table:table-cell table:number-columns-repeated="8"/>
        </table:table-row>
        <table:table-row table:style-name="ro1">
          <table:table-cell office:value-type="float" office:value="22.6002901129387" calcext:value-type="float">
            <text:p>22,60029011</text:p>
          </table:table-cell>
          <table:table-cell table:number-columns-repeated="4"/>
          <table:table-cell office:value-type="float" office:value="22.5981" calcext:value-type="float">
            <text:p>22,59810000</text:p>
          </table:table-cell>
          <table:table-cell table:number-columns-repeated="8"/>
        </table:table-row>
        <table:table-row table:style-name="ro1">
          <table:table-cell office:value-type="float" office:value="22.6082471022329" calcext:value-type="float">
            <text:p>22,60824710</text:p>
          </table:table-cell>
          <table:table-cell table:number-columns-repeated="3"/>
          <table:table-cell office:value-type="float" office:value="22.6181" calcext:value-type="float">
            <text:p>22,61810000</text:p>
          </table:table-cell>
          <table:table-cell office:value-type="float" office:value="22.6061" calcext:value-type="float">
            <text:p>22,60610000</text:p>
          </table:table-cell>
          <table:table-cell table:number-columns-repeated="8"/>
        </table:table-row>
        <table:table-row table:style-name="ro1">
          <table:table-cell office:value-type="float" office:value="22.616232185112" calcext:value-type="float">
            <text:p>22,61623219</text:p>
          </table:table-cell>
          <table:table-cell table:number-columns-repeated="4"/>
          <table:table-cell office:value-type="float" office:value="22.6142" calcext:value-type="float">
            <text:p>22,61420000</text:p>
          </table:table-cell>
          <table:table-cell table:number-columns-repeated="8"/>
        </table:table-row>
        <table:table-row table:style-name="ro1">
          <table:table-cell office:value-type="float" office:value="22.6242452485438" calcext:value-type="float">
            <text:p>22,62424525</text:p>
          </table:table-cell>
          <table:table-cell office:value-type="float" office:value="22.7035" calcext:value-type="float">
            <text:p>22,703500000</text:p>
          </table:table-cell>
          <table:table-cell office:value-type="float" office:value="22.663" calcext:value-type="float">
            <text:p>22,66300000</text:p>
          </table:table-cell>
          <table:table-cell office:value-type="float" office:value="22.6414" calcext:value-type="float">
            <text:p>22,64140000</text:p>
          </table:table-cell>
          <table:table-cell office:value-type="float" office:value="22.6341" calcext:value-type="float">
            <text:p>22,63410000</text:p>
          </table:table-cell>
          <table:table-cell office:value-type="float" office:value="22.6223" calcext:value-type="float">
            <text:p>22,62230000</text:p>
          </table:table-cell>
          <table:table-cell table:number-columns-repeated="8"/>
        </table:table-row>
        <table:table-row table:style-name="ro1">
          <table:table-cell office:value-type="float" office:value="22.6322861827923" calcext:value-type="float">
            <text:p>22,63228618</text:p>
          </table:table-cell>
          <table:table-cell table:number-columns-repeated="4"/>
          <table:table-cell office:value-type="float" office:value="22.6304" calcext:value-type="float">
            <text:p>22,63040000</text:p>
          </table:table-cell>
          <table:table-cell table:number-columns-repeated="8"/>
        </table:table-row>
        <table:table-row table:style-name="ro1">
          <table:table-cell office:value-type="float" office:value="22.6403550408153" calcext:value-type="float">
            <text:p>22,64035504</text:p>
          </table:table-cell>
          <table:table-cell table:number-columns-repeated="3"/>
          <table:table-cell office:value-type="float" office:value="22.6502" calcext:value-type="float">
            <text:p>22,65020000</text:p>
          </table:table-cell>
          <table:table-cell office:value-type="float" office:value="22.6386" calcext:value-type="float">
            <text:p>22,63860000</text:p>
          </table:table-cell>
          <table:table-cell table:number-columns-repeated="8"/>
        </table:table-row>
        <table:table-row table:style-name="ro1">
          <table:table-cell office:value-type="float" office:value="22.6484522856967" calcext:value-type="float">
            <text:p>22,64845229</text:p>
          </table:table-cell>
          <table:table-cell table:number-columns-repeated="4"/>
          <table:table-cell office:value-type="float" office:value="22.6468" calcext:value-type="float">
            <text:p>22,64680000</text:p>
          </table:table-cell>
          <table:table-cell table:number-columns-repeated="8"/>
        </table:table-row>
        <table:table-row table:style-name="ro1">
          <table:table-cell office:value-type="float" office:value="22.6565789410115" calcext:value-type="float">
            <text:p>22,65657894</text:p>
          </table:table-cell>
          <table:table-cell table:number-columns-repeated="2"/>
          <table:table-cell office:value-type="float" office:value="22.6733" calcext:value-type="float">
            <text:p>22,67330000</text:p>
          </table:table-cell>
          <table:table-cell office:value-type="float" office:value="22.6663" calcext:value-type="float">
            <text:p>22,66630000</text:p>
          </table:table-cell>
          <table:table-cell office:value-type="float" office:value="22.655" calcext:value-type="float">
            <text:p>22,65500000</text:p>
          </table:table-cell>
          <table:table-cell table:number-columns-repeated="8"/>
        </table:table-row>
        <table:table-row table:style-name="ro1">
          <table:table-cell office:value-type="float" office:value="22.6647361588143" calcext:value-type="float">
            <text:p>22,66473616</text:p>
          </table:table-cell>
          <table:table-cell table:number-columns-repeated="4"/>
          <table:table-cell office:value-type="float" office:value="22.6632" calcext:value-type="float">
            <text:p>22,66320000</text:p>
          </table:table-cell>
          <table:table-cell table:number-columns-repeated="8"/>
        </table:table-row>
        <table:table-row table:style-name="ro1">
          <table:table-cell office:value-type="float" office:value="22.6729234967901" calcext:value-type="float">
            <text:p>22,67292350</text:p>
          </table:table-cell>
          <table:table-cell table:number-columns-repeated="3"/>
          <table:table-cell office:value-type="float" office:value="22.6826" calcext:value-type="float">
            <text:p>22,68260000</text:p>
          </table:table-cell>
          <table:table-cell office:value-type="float" office:value="22.6715" calcext:value-type="float">
            <text:p>22,67150000</text:p>
          </table:table-cell>
          <table:table-cell table:number-columns-repeated="8"/>
        </table:table-row>
        <table:table-row table:style-name="ro1">
          <table:table-cell office:value-type="float" office:value="22.6811358201988" calcext:value-type="float">
            <text:p>22,68113582</text:p>
          </table:table-cell>
          <table:table-cell table:number-columns-repeated="4"/>
          <table:table-cell office:value-type="float" office:value="22.6798" calcext:value-type="float">
            <text:p>22,67980000</text:p>
          </table:table-cell>
          <table:table-cell table:number-columns-repeated="8"/>
        </table:table-row>
        <table:table-row table:style-name="ro1">
          <table:table-cell office:value-type="float" office:value="22.6893618738123" calcext:value-type="float">
            <text:p>22,68936187</text:p>
          </table:table-cell>
          <table:table-cell/>
          <table:table-cell office:value-type="float" office:value="22.7236" calcext:value-type="float">
            <text:p>22,72360000</text:p>
          </table:table-cell>
          <table:table-cell office:value-type="float" office:value="22.7065" calcext:value-type="float">
            <text:p>22,70650000</text:p>
          </table:table-cell>
          <table:table-cell office:value-type="float" office:value="22.6993" calcext:value-type="float">
            <text:p>22,69930000</text:p>
          </table:table-cell>
          <table:table-cell office:value-type="float" office:value="22.6881" calcext:value-type="float">
            <text:p>22,68810000</text:p>
          </table:table-cell>
          <table:table-cell table:number-columns-repeated="8"/>
        </table:table-row>
        <table:table-row table:style-name="ro1">
          <table:table-cell office:value-type="float" office:value="22.6975948441705" calcext:value-type="float">
            <text:p>22,69759484</text:p>
          </table:table-cell>
          <table:table-cell table:number-columns-repeated="4"/>
          <table:table-cell office:value-type="float" office:value="22.6964" calcext:value-type="float">
            <text:p>22,69640000</text:p>
          </table:table-cell>
          <table:table-cell table:number-columns-repeated="8"/>
        </table:table-row>
        <table:table-row table:style-name="ro1">
          <table:table-cell office:value-type="float" office:value="22.7058715787693" calcext:value-type="float">
            <text:p>22,70587158</text:p>
          </table:table-cell>
          <table:table-cell table:number-columns-repeated="3"/>
          <table:table-cell office:value-type="float" office:value="22.7164" calcext:value-type="float">
            <text:p>22,71640000</text:p>
          </table:table-cell>
          <table:table-cell office:value-type="float" office:value="22.7048" calcext:value-type="float">
            <text:p>22,70480000</text:p>
          </table:table-cell>
          <table:table-cell table:number-columns-repeated="8"/>
        </table:table-row>
        <table:table-row table:style-name="ro1">
          <table:table-cell office:value-type="float" office:value="22.7143240867814" calcext:value-type="float">
            <text:p>22,71432409</text:p>
          </table:table-cell>
          <table:table-cell table:number-columns-repeated="4"/>
          <table:table-cell office:value-type="float" office:value="22.7134" calcext:value-type="float">
            <text:p>22,71340000</text:p>
          </table:table-cell>
          <table:table-cell table:number-columns-repeated="8"/>
        </table:table-row>
        <table:table-row table:style-name="ro1">
          <table:table-cell office:value-type="float" office:value="22.7229963799812" calcext:value-type="float">
            <text:p>22,72299638</text:p>
          </table:table-cell>
          <table:table-cell table:number-columns-repeated="2"/>
          <table:table-cell office:value-type="float" office:value="22.7343" calcext:value-type="float">
            <text:p>22,73430000</text:p>
          </table:table-cell>
          <table:table-cell office:value-type="float" office:value="22.7308" calcext:value-type="float">
            <text:p>22,73080000</text:p>
          </table:table-cell>
          <table:table-cell office:value-type="float" office:value="22.7221" calcext:value-type="float">
            <text:p>22,72210000</text:p>
          </table:table-cell>
          <table:table-cell table:number-columns-repeated="8"/>
        </table:table-row>
        <table:table-row table:style-name="ro1">
          <table:table-cell office:value-type="float" office:value="22.7302246981848" calcext:value-type="float">
            <text:p>22,73022470</text:p>
          </table:table-cell>
          <table:table-cell table:number-columns-repeated="4"/>
          <table:table-cell office:value-type="float" office:value="22.7294" calcext:value-type="float">
            <text:p>22,72940000</text:p>
          </table:table-cell>
          <table:table-cell table:number-columns-repeated="8"/>
        </table:table-row>
        <table:table-row table:style-name="ro1">
          <table:table-cell office:value-type="float" office:value="22.7303837202306" calcext:value-type="float">
            <text:p>22,73038372</text:p>
          </table:table-cell>
          <table:table-cell table:number-columns-repeated="3"/>
          <table:table-cell office:value-type="float" office:value="22.7311" calcext:value-type="float">
            <text:p>22,73110000</text:p>
          </table:table-cell>
          <table:table-cell office:value-type="float" office:value="22.7296" calcext:value-type="float">
            <text:p>22,72960000</text:p>
          </table:table-cell>
          <table:table-cell table:number-columns-repeated="8"/>
        </table:table-row>
        <table:table-row table:style-name="ro1">
          <table:table-cell office:value-type="float" office:value="22.7290987849909" calcext:value-type="float">
            <text:p>22,72909878</text:p>
          </table:table-cell>
          <table:table-cell table:number-columns-repeated="4"/>
          <table:table-cell office:value-type="float" office:value="22.7282" calcext:value-type="float">
            <text:p>22,72820000</text:p>
          </table:table-cell>
          <table:table-cell table:number-columns-repeated="8"/>
        </table:table-row>
        <table:table-row table:style-name="ro1">
          <table:table-cell office:value-type="float" office:value="22.7280336703608" calcext:value-type="float">
            <text:p>22,72803367</text:p>
          </table:table-cell>
          <table:table-cell office:value-type="float" office:value="22.8168" calcext:value-type="float">
            <text:p>22,816800000</text:p>
          </table:table-cell>
          <table:table-cell office:value-type="float" office:value="22.7753" calcext:value-type="float">
            <text:p>22,77530000</text:p>
          </table:table-cell>
          <table:table-cell office:value-type="float" office:value="22.7347" calcext:value-type="float">
            <text:p>22,73470000</text:p>
          </table:table-cell>
          <table:table-cell office:value-type="float" office:value="22.7286" calcext:value-type="float">
            <text:p>22,72860000</text:p>
          </table:table-cell>
          <table:table-cell office:value-type="float" office:value="22.7272" calcext:value-type="float">
            <text:p>22,72720000</text:p>
          </table:table-cell>
          <table:table-cell table:number-columns-repeated="8"/>
        </table:table-row>
        <table:table-row table:style-name="ro1">
          <table:table-cell office:value-type="float" office:value="22.7271443822768" calcext:value-type="float">
            <text:p>22,72714438</text:p>
          </table:table-cell>
          <table:table-cell table:number-columns-repeated="4"/>
          <table:table-cell office:value-type="float" office:value="22.7262" calcext:value-type="float">
            <text:p>22,72620000</text:p>
          </table:table-cell>
          <table:table-cell table:number-columns-repeated="8"/>
        </table:table-row>
        <table:table-row table:style-name="ro1">
          <table:table-cell office:value-type="float" office:value="22.7262989292769" calcext:value-type="float">
            <text:p>22,72629893</text:p>
          </table:table-cell>
          <table:table-cell table:number-columns-repeated="3"/>
          <table:table-cell office:value-type="float" office:value="22.7265" calcext:value-type="float">
            <text:p>22,72650000</text:p>
          </table:table-cell>
          <table:table-cell office:value-type="float" office:value="22.7254" calcext:value-type="float">
            <text:p>22,72540000</text:p>
          </table:table-cell>
          <table:table-cell table:number-columns-repeated="8"/>
        </table:table-row>
        <table:table-row table:style-name="ro1">
          <table:table-cell office:value-type="float" office:value="22.7254604815763" calcext:value-type="float">
            <text:p>22,72546048</text:p>
          </table:table-cell>
          <table:table-cell table:number-columns-repeated="4"/>
          <table:table-cell office:value-type="float" office:value="22.7245" calcext:value-type="float">
            <text:p>22,72450000</text:p>
          </table:table-cell>
          <table:table-cell table:number-columns-repeated="8"/>
        </table:table-row>
        <table:table-row table:style-name="ro1">
          <table:table-cell office:value-type="float" office:value="22.7246358703464" calcext:value-type="float">
            <text:p>22,72463587</text:p>
          </table:table-cell>
          <table:table-cell table:number-columns-repeated="2"/>
          <table:table-cell office:value-type="float" office:value="22.7297" calcext:value-type="float">
            <text:p>22,72970000</text:p>
          </table:table-cell>
          <table:table-cell office:value-type="float" office:value="22.7249" calcext:value-type="float">
            <text:p>22,72490000</text:p>
          </table:table-cell>
          <table:table-cell office:value-type="float" office:value="22.7236" calcext:value-type="float">
            <text:p>22,72360000</text:p>
          </table:table-cell>
          <table:table-cell table:number-columns-repeated="8"/>
        </table:table-row>
        <table:table-row table:style-name="ro1">
          <table:table-cell office:value-type="float" office:value="22.7238363685264" calcext:value-type="float">
            <text:p>22,72383637</text:p>
          </table:table-cell>
          <table:table-cell table:number-columns-repeated="4"/>
          <table:table-cell office:value-type="float" office:value="22.7228" calcext:value-type="float">
            <text:p>22,72280000</text:p>
          </table:table-cell>
          <table:table-cell table:number-columns-repeated="8"/>
        </table:table-row>
        <table:table-row table:style-name="ro1">
          <table:table-cell office:value-type="float" office:value="22.7230671285679" calcext:value-type="float">
            <text:p>22,72306713</text:p>
          </table:table-cell>
          <table:table-cell table:number-columns-repeated="3"/>
          <table:table-cell office:value-type="float" office:value="22.7234" calcext:value-type="float">
            <text:p>22,72340000</text:p>
          </table:table-cell>
          <table:table-cell office:value-type="float" office:value="22.722" calcext:value-type="float">
            <text:p>22,72200000</text:p>
          </table:table-cell>
          <table:table-cell table:number-columns-repeated="8"/>
        </table:table-row>
        <table:table-row table:style-name="ro1">
          <table:table-cell office:value-type="float" office:value="22.7223286104972" calcext:value-type="float">
            <text:p>22,72232861</text:p>
          </table:table-cell>
          <table:table-cell table:number-columns-repeated="4"/>
          <table:table-cell office:value-type="float" office:value="22.7212" calcext:value-type="float">
            <text:p>22,72120000</text:p>
          </table:table-cell>
          <table:table-cell table:number-columns-repeated="8"/>
        </table:table-row>
        <table:table-row table:style-name="ro1">
          <table:table-cell office:value-type="float" office:value="22.7216196799715" calcext:value-type="float">
            <text:p>22,72161968</text:p>
          </table:table-cell>
          <table:table-cell/>
          <table:table-cell office:value-type="float" office:value="22.7768" calcext:value-type="float">
            <text:p>22,77680000</text:p>
          </table:table-cell>
          <table:table-cell office:value-type="float" office:value="22.726" calcext:value-type="float">
            <text:p>22,72600000</text:p>
          </table:table-cell>
          <table:table-cell office:value-type="float" office:value="22.722" calcext:value-type="float">
            <text:p>22,72200000</text:p>
          </table:table-cell>
          <table:table-cell office:value-type="float" office:value="22.7205" calcext:value-type="float">
            <text:p>22,72050000</text:p>
          </table:table-cell>
          <table:table-cell table:number-columns-repeated="8"/>
        </table:table-row>
        <table:table-row table:style-name="ro1">
          <table:table-cell office:value-type="float" office:value="22.7209393311276" calcext:value-type="float">
            <text:p>22,72093933</text:p>
          </table:table-cell>
          <table:table-cell table:number-columns-repeated="4"/>
          <table:table-cell office:value-type="float" office:value="22.7198" calcext:value-type="float">
            <text:p>22,71980000</text:p>
          </table:table-cell>
          <table:table-cell table:number-columns-repeated="8"/>
        </table:table-row>
        <table:table-row table:style-name="ro1">
          <table:table-cell office:value-type="float" office:value="22.7202871185935" calcext:value-type="float">
            <text:p>22,72028712</text:p>
          </table:table-cell>
          <table:table-cell table:number-columns-repeated="3"/>
          <table:table-cell office:value-type="float" office:value="22.7207" calcext:value-type="float">
            <text:p>22,72070000</text:p>
          </table:table-cell>
          <table:table-cell office:value-type="float" office:value="22.7191" calcext:value-type="float">
            <text:p>22,71910000</text:p>
          </table:table-cell>
          <table:table-cell table:number-columns-repeated="8"/>
        </table:table-row>
        <table:table-row table:style-name="ro1">
          <table:table-cell office:value-type="float" office:value="22.7196630071236" calcext:value-type="float">
            <text:p>22,71966301</text:p>
          </table:table-cell>
          <table:table-cell table:number-columns-repeated="4"/>
          <table:table-cell office:value-type="float" office:value="22.7185" calcext:value-type="float">
            <text:p>22,71850000</text:p>
          </table:table-cell>
          <table:table-cell table:number-columns-repeated="8"/>
        </table:table-row>
        <table:table-row table:style-name="ro1">
          <table:table-cell office:value-type="float" office:value="22.7190671241664" calcext:value-type="float">
            <text:p>22,71906712</text:p>
          </table:table-cell>
          <table:table-cell table:number-columns-repeated="2"/>
          <table:table-cell office:value-type="float" office:value="22.7233" calcext:value-type="float">
            <text:p>22,72330000</text:p>
          </table:table-cell>
          <table:table-cell office:value-type="float" office:value="22.7195" calcext:value-type="float">
            <text:p>22,71950000</text:p>
          </table:table-cell>
          <table:table-cell office:value-type="float" office:value="22.7178" calcext:value-type="float">
            <text:p>22,71780000</text:p>
          </table:table-cell>
          <table:table-cell table:number-columns-repeated="8"/>
        </table:table-row>
        <table:table-row table:style-name="ro1">
          <table:table-cell office:value-type="float" office:value="22.7184996004666" calcext:value-type="float">
            <text:p>22,71849960</text:p>
          </table:table-cell>
          <table:table-cell table:number-columns-repeated="4"/>
          <table:table-cell office:value-type="float" office:value="22.7172" calcext:value-type="float">
            <text:p>22,71720000</text:p>
          </table:table-cell>
          <table:table-cell table:number-columns-repeated="8"/>
        </table:table-row>
        <table:table-row table:style-name="ro1">
          <table:table-cell office:value-type="float" office:value="22.7179605126877" calcext:value-type="float">
            <text:p>22,71796051</text:p>
          </table:table-cell>
          <table:table-cell table:number-columns-repeated="3"/>
          <table:table-cell office:value-type="float" office:value="22.7184" calcext:value-type="float">
            <text:p>22,71840000</text:p>
          </table:table-cell>
          <table:table-cell office:value-type="float" office:value="22.7167" calcext:value-type="float">
            <text:p>22,71670000</text:p>
          </table:table-cell>
          <table:table-cell table:number-columns-repeated="8"/>
        </table:table-row>
        <table:table-row table:style-name="ro1">
          <table:table-cell office:value-type="float" office:value="22.7174498860965" calcext:value-type="float">
            <text:p>22,71744989</text:p>
          </table:table-cell>
          <table:table-cell table:number-columns-repeated="4"/>
          <table:table-cell office:value-type="float" office:value="22.7161" calcext:value-type="float">
            <text:p>22,71610000</text:p>
          </table:table-cell>
          <table:table-cell table:number-columns-repeated="8"/>
        </table:table-row>
        <table:table-row table:style-name="ro1">
          <table:table-cell office:value-type="float" office:value="22.7169677171814" calcext:value-type="float">
            <text:p>22,71696772</text:p>
          </table:table-cell>
          <table:table-cell office:value-type="float" office:value="22.8198" calcext:value-type="float">
            <text:p>22,819800000</text:p>
          </table:table-cell>
          <table:table-cell office:value-type="float" office:value="22.7693" calcext:value-type="float">
            <text:p>22,76930000</text:p>
          </table:table-cell>
          <table:table-cell office:value-type="float" office:value="22.7211" calcext:value-type="float">
            <text:p>22,72110000</text:p>
          </table:table-cell>
          <table:table-cell office:value-type="float" office:value="22.7174" calcext:value-type="float">
            <text:p>22,71740000</text:p>
          </table:table-cell>
          <table:table-cell office:value-type="float" office:value="22.7156" calcext:value-type="float">
            <text:p>22,71560000</text:p>
          </table:table-cell>
          <table:table-cell table:number-columns-repeated="8"/>
        </table:table-row>
        <table:table-row table:style-name="ro1">
          <table:table-cell office:value-type="float" office:value="22.7165139940795" calcext:value-type="float">
            <text:p>22,71651399</text:p>
          </table:table-cell>
          <table:table-cell table:number-columns-repeated="4"/>
          <table:table-cell office:value-type="float" office:value="22.7151" calcext:value-type="float">
            <text:p>22,71510000</text:p>
          </table:table-cell>
          <table:table-cell table:number-columns-repeated="8"/>
        </table:table-row>
        <table:table-row table:style-name="ro1">
          <table:table-cell office:value-type="float" office:value="22.7160887079309" calcext:value-type="float">
            <text:p>22,71608871</text:p>
          </table:table-cell>
          <table:table-cell table:number-columns-repeated="3"/>
          <table:table-cell office:value-type="float" office:value="22.7165" calcext:value-type="float">
            <text:p>22,71650000</text:p>
          </table:table-cell>
          <table:table-cell office:value-type="float" office:value="22.7147" calcext:value-type="float">
            <text:p>22,71470000</text:p>
          </table:table-cell>
          <table:table-cell table:number-columns-repeated="8"/>
        </table:table-row>
        <table:table-row table:style-name="ro1">
          <table:table-cell office:value-type="float" office:value="22.7156918562993" calcext:value-type="float">
            <text:p>22,71569186</text:p>
          </table:table-cell>
          <table:table-cell table:number-columns-repeated="4"/>
          <table:table-cell office:value-type="float" office:value="22.7142" calcext:value-type="float">
            <text:p>22,71420000</text:p>
          </table:table-cell>
          <table:table-cell table:number-columns-repeated="8"/>
        </table:table-row>
        <table:table-row table:style-name="ro1">
          <table:table-cell office:value-type="float" office:value="22.7153234421727" calcext:value-type="float">
            <text:p>22,71532344</text:p>
          </table:table-cell>
          <table:table-cell table:number-columns-repeated="2"/>
          <table:table-cell office:value-type="float" office:value="22.7193" calcext:value-type="float">
            <text:p>22,71930000</text:p>
          </table:table-cell>
          <table:table-cell office:value-type="float" office:value="22.7158" calcext:value-type="float">
            <text:p>22,71580000</text:p>
          </table:table-cell>
          <table:table-cell office:value-type="float" office:value="22.7138" calcext:value-type="float">
            <text:p>22,71380000</text:p>
          </table:table-cell>
          <table:table-cell table:number-columns-repeated="8"/>
        </table:table-row>
        <table:table-row table:style-name="ro1">
          <table:table-cell office:value-type="float" office:value="22.714983471566" calcext:value-type="float">
            <text:p>22,71498347</text:p>
          </table:table-cell>
          <table:table-cell table:number-columns-repeated="4"/>
          <table:table-cell office:value-type="float" office:value="22.7135" calcext:value-type="float">
            <text:p>22,71350000</text:p>
          </table:table-cell>
          <table:table-cell table:number-columns-repeated="8"/>
        </table:table-row>
        <table:table-row table:style-name="ro1">
          <table:table-cell office:value-type="float" office:value="22.7146719514195" calcext:value-type="float">
            <text:p>22,71467195</text:p>
          </table:table-cell>
          <table:table-cell table:number-columns-repeated="3"/>
          <table:table-cell office:value-type="float" office:value="22.7152" calcext:value-type="float">
            <text:p>22,71520000</text:p>
          </table:table-cell>
          <table:table-cell office:value-type="float" office:value="22.7131" calcext:value-type="float">
            <text:p>22,71310000</text:p>
          </table:table-cell>
          <table:table-cell table:number-columns-repeated="8"/>
        </table:table-row>
        <table:table-row table:style-name="ro1">
          <table:table-cell office:value-type="float" office:value="22.7143888883682" calcext:value-type="float">
            <text:p>22,71438889</text:p>
          </table:table-cell>
          <table:table-cell table:number-columns-repeated="4"/>
          <table:table-cell office:value-type="float" office:value="22.7128" calcext:value-type="float">
            <text:p>22,71280000</text:p>
          </table:table-cell>
          <table:table-cell table:number-columns-repeated="8"/>
        </table:table-row>
        <table:table-row table:style-name="ro1">
          <table:table-cell office:value-type="float" office:value="22.714134288304" calcext:value-type="float">
            <text:p>22,71413429</text:p>
          </table:table-cell>
          <table:table-cell/>
          <table:table-cell office:value-type="float" office:value="22.7651" calcext:value-type="float">
            <text:p>22,76510000</text:p>
          </table:table-cell>
          <table:table-cell office:value-type="float" office:value="22.7178" calcext:value-type="float">
            <text:p>22,71780000</text:p>
          </table:table-cell>
          <table:table-cell office:value-type="float" office:value="22.7146" calcext:value-type="float">
            <text:p>22,71460000</text:p>
          </table:table-cell>
          <table:table-cell office:value-type="float" office:value="22.7125" calcext:value-type="float">
            <text:p>22,71250000</text:p>
          </table:table-cell>
          <table:table-cell table:number-columns-repeated="8"/>
        </table:table-row>
        <table:table-row table:style-name="ro1">
          <table:table-cell office:value-type="float" office:value="22.713908156431" calcext:value-type="float">
            <text:p>22,71390816</text:p>
          </table:table-cell>
          <table:table-cell table:number-columns-repeated="4"/>
          <table:table-cell office:value-type="float" office:value="22.7123" calcext:value-type="float">
            <text:p>22,71230000</text:p>
          </table:table-cell>
          <table:table-cell table:number-columns-repeated="8"/>
        </table:table-row>
        <table:table-row table:style-name="ro1">
          <table:table-cell office:value-type="float" office:value="22.7137104975159" calcext:value-type="float">
            <text:p>22,71371050</text:p>
          </table:table-cell>
          <table:table-cell table:number-columns-repeated="3"/>
          <table:table-cell office:value-type="float" office:value="22.7142" calcext:value-type="float">
            <text:p>22,71420000</text:p>
          </table:table-cell>
          <table:table-cell office:value-type="float" office:value="22.7121" calcext:value-type="float">
            <text:p>22,71210000</text:p>
          </table:table-cell>
          <table:table-cell table:number-columns-repeated="8"/>
        </table:table-row>
        <table:table-row table:style-name="ro1">
          <table:table-cell office:value-type="float" office:value="22.7135413161453" calcext:value-type="float">
            <text:p>22,71354132</text:p>
          </table:table-cell>
          <table:table-cell table:number-columns-repeated="4"/>
          <table:table-cell office:value-type="float" office:value="22.7119" calcext:value-type="float">
            <text:p>22,71190000</text:p>
          </table:table-cell>
          <table:table-cell table:number-columns-repeated="8"/>
        </table:table-row>
        <table:table-row table:style-name="ro1">
          <table:table-cell office:value-type="float" office:value="22.7134006169031" calcext:value-type="float">
            <text:p>22,71340062</text:p>
          </table:table-cell>
          <table:table-cell table:number-columns-repeated="2"/>
          <table:table-cell office:value-type="float" office:value="22.7169" calcext:value-type="float">
            <text:p>22,71690000</text:p>
          </table:table-cell>
          <table:table-cell office:value-type="float" office:value="22.7139" calcext:value-type="float">
            <text:p>22,71390000</text:p>
          </table:table-cell>
          <table:table-cell office:value-type="float" office:value="22.7117" calcext:value-type="float">
            <text:p>22,71170000</text:p>
          </table:table-cell>
          <table:table-cell table:number-columns-repeated="8"/>
        </table:table-row>
        <table:table-row table:style-name="ro1">
          <table:table-cell office:value-type="float" office:value="22.7132884044575" calcext:value-type="float">
            <text:p>22,71328840</text:p>
          </table:table-cell>
          <table:table-cell table:number-columns-repeated="4"/>
          <table:table-cell office:value-type="float" office:value="22.7115" calcext:value-type="float">
            <text:p>22,71150000</text:p>
          </table:table-cell>
          <table:table-cell table:number-columns-repeated="8"/>
        </table:table-row>
        <table:table-row table:style-name="ro1">
          <table:table-cell office:value-type="float" office:value="22.7132046835779" calcext:value-type="float">
            <text:p>22,71320468</text:p>
          </table:table-cell>
          <table:table-cell table:number-columns-repeated="3"/>
          <table:table-cell office:value-type="float" office:value="22.7137" calcext:value-type="float">
            <text:p>22,71370000</text:p>
          </table:table-cell>
          <table:table-cell office:value-type="float" office:value="22.7114" calcext:value-type="float">
            <text:p>22,71140000</text:p>
          </table:table-cell>
          <table:table-cell table:number-columns-repeated="8"/>
        </table:table-row>
        <table:table-row table:style-name="ro1">
          <table:table-cell office:value-type="float" office:value="22.7131494591158" calcext:value-type="float">
            <text:p>22,71314946</text:p>
          </table:table-cell>
          <table:table-cell table:number-columns-repeated="4"/>
          <table:table-cell office:value-type="float" office:value="22.7113" calcext:value-type="float">
            <text:p>22,71130000</text:p>
          </table:table-cell>
          <table:table-cell table:number-columns-repeated="8"/>
        </table:table-row>
        <table:table-row table:style-name="ro1">
          <table:table-cell office:value-type="float" office:value="22.7131227359726" calcext:value-type="float">
            <text:p>22,71312274</text:p>
          </table:table-cell>
          <table:table-cell office:value-type="float" office:value="22.8058" calcext:value-type="float">
            <text:p>22,805800000</text:p>
          </table:table-cell>
          <table:table-cell office:value-type="float" office:value="22.7637" calcext:value-type="float">
            <text:p>22,76370000</text:p>
          </table:table-cell>
          <table:table-cell office:value-type="float" office:value="22.7164" calcext:value-type="float">
            <text:p>22,71640000</text:p>
          </table:table-cell>
          <table:table-cell office:value-type="float" office:value="22.7137" calcext:value-type="float">
            <text:p>22,71370000</text:p>
          </table:table-cell>
          <table:table-cell office:value-type="float" office:value="22.7113" calcext:value-type="float">
            <text:p>22,71130000</text:p>
          </table:table-cell>
          <table:table-cell table:number-columns-repeated="8"/>
        </table:table-row>
        <table:table-row table:style-name="ro1">
          <table:table-cell office:value-type="float" office:value="22.7131245190728" calcext:value-type="float">
            <text:p>22,71312452</text:p>
          </table:table-cell>
          <table:table-cell table:number-columns-repeated="4"/>
          <table:table-cell office:value-type="float" office:value="22.7113" calcext:value-type="float">
            <text:p>22,71130000</text:p>
          </table:table-cell>
          <table:table-cell table:number-columns-repeated="8"/>
        </table:table-row>
        <table:table-row table:style-name="ro1">
          <table:table-cell office:value-type="float" office:value="22.7131548133442" calcext:value-type="float">
            <text:p>22,71315481</text:p>
          </table:table-cell>
          <table:table-cell table:number-columns-repeated="3"/>
          <table:table-cell office:value-type="float" office:value="22.7137" calcext:value-type="float">
            <text:p>22,71370000</text:p>
          </table:table-cell>
          <table:table-cell office:value-type="float" office:value="22.7113" calcext:value-type="float">
            <text:p>22,71130000</text:p>
          </table:table-cell>
          <table:table-cell table:number-columns-repeated="8"/>
        </table:table-row>
        <table:table-row table:style-name="ro1">
          <table:table-cell office:value-type="float" office:value="22.7132136237108" calcext:value-type="float">
            <text:p>22,71321362</text:p>
          </table:table-cell>
          <table:table-cell table:number-columns-repeated="4"/>
          <table:table-cell office:value-type="float" office:value="22.7113" calcext:value-type="float">
            <text:p>22,71130000</text:p>
          </table:table-cell>
          <table:table-cell table:number-columns-repeated="8"/>
        </table:table-row>
        <table:table-row table:style-name="ro1">
          <table:table-cell office:value-type="float" office:value="22.7133009550908" calcext:value-type="float">
            <text:p>22,71330096</text:p>
          </table:table-cell>
          <table:table-cell table:number-columns-repeated="2"/>
          <table:table-cell office:value-type="float" office:value="22.7163" calcext:value-type="float">
            <text:p>22,71630000</text:p>
          </table:table-cell>
          <table:table-cell office:value-type="float" office:value="22.7139" calcext:value-type="float">
            <text:p>22,71390000</text:p>
          </table:table-cell>
          <table:table-cell office:value-type="float" office:value="22.7113" calcext:value-type="float">
            <text:p>22,71130000</text:p>
          </table:table-cell>
          <table:table-cell table:number-columns-repeated="8"/>
        </table:table-row>
        <table:table-row table:style-name="ro1">
          <table:table-cell office:value-type="float" office:value="22.7134168123995" calcext:value-type="float">
            <text:p>22,71341681</text:p>
          </table:table-cell>
          <table:table-cell table:number-columns-repeated="4"/>
          <table:table-cell office:value-type="float" office:value="22.7114" calcext:value-type="float">
            <text:p>22,71140000</text:p>
          </table:table-cell>
          <table:table-cell table:number-columns-repeated="8"/>
        </table:table-row>
        <table:table-row table:style-name="ro1">
          <table:table-cell office:value-type="float" office:value="22.7135612005526" calcext:value-type="float">
            <text:p>22,71356120</text:p>
          </table:table-cell>
          <table:table-cell table:number-columns-repeated="3"/>
          <table:table-cell office:value-type="float" office:value="22.7141" calcext:value-type="float">
            <text:p>22,71410000</text:p>
          </table:table-cell>
          <table:table-cell office:value-type="float" office:value="22.7115" calcext:value-type="float">
            <text:p>22,71150000</text:p>
          </table:table-cell>
          <table:table-cell table:number-columns-repeated="8"/>
        </table:table-row>
        <table:table-row table:style-name="ro1">
          <table:table-cell office:value-type="float" office:value="22.7137341244706" calcext:value-type="float">
            <text:p>22,71373412</text:p>
          </table:table-cell>
          <table:table-cell table:number-columns-repeated="4"/>
          <table:table-cell office:value-type="float" office:value="22.7117" calcext:value-type="float">
            <text:p>22,71170000</text:p>
          </table:table-cell>
          <table:table-cell table:number-columns-repeated="8"/>
        </table:table-row>
        <table:table-row table:style-name="ro1">
          <table:table-cell office:value-type="float" office:value="22.7139355890804" calcext:value-type="float">
            <text:p>22,71393559</text:p>
          </table:table-cell>
          <table:table-cell/>
          <table:table-cell office:value-type="float" office:value="22.7643" calcext:value-type="float">
            <text:p>22,76430000</text:p>
          </table:table-cell>
          <table:table-cell office:value-type="float" office:value="22.7167" calcext:value-type="float">
            <text:p>22,71670000</text:p>
          </table:table-cell>
          <table:table-cell office:value-type="float" office:value="22.7145" calcext:value-type="float">
            <text:p>22,71450000</text:p>
          </table:table-cell>
          <table:table-cell office:value-type="float" office:value="22.7119" calcext:value-type="float">
            <text:p>22,71190000</text:p>
          </table:table-cell>
          <table:table-cell table:number-columns-repeated="8"/>
        </table:table-row>
        <table:table-row table:style-name="ro1">
          <table:table-cell office:value-type="float" office:value="22.7141655993166" calcext:value-type="float">
            <text:p>22,71416560</text:p>
          </table:table-cell>
          <table:table-cell table:number-columns-repeated="4"/>
          <table:table-cell office:value-type="float" office:value="22.7121" calcext:value-type="float">
            <text:p>22,71210000</text:p>
          </table:table-cell>
          <table:table-cell table:number-columns-repeated="8"/>
        </table:table-row>
        <table:table-row table:style-name="ro1">
          <table:table-cell office:value-type="float" office:value="22.7144241601224" calcext:value-type="float">
            <text:p>22,71442416</text:p>
          </table:table-cell>
          <table:table-cell table:number-columns-repeated="3"/>
          <table:table-cell office:value-type="float" office:value="22.715" calcext:value-type="float">
            <text:p>22,71500000</text:p>
          </table:table-cell>
          <table:table-cell office:value-type="float" office:value="22.7123" calcext:value-type="float">
            <text:p>22,71230000</text:p>
          </table:table-cell>
          <table:table-cell table:number-columns-repeated="8"/>
        </table:table-row>
        <table:table-row table:style-name="ro1">
          <table:table-cell office:value-type="float" office:value="22.7147112764482" calcext:value-type="float">
            <text:p>22,71471128</text:p>
          </table:table-cell>
          <table:table-cell table:number-columns-repeated="4"/>
          <table:table-cell office:value-type="float" office:value="22.7125" calcext:value-type="float">
            <text:p>22,71250000</text:p>
          </table:table-cell>
          <table:table-cell table:number-columns-repeated="8"/>
        </table:table-row>
        <table:table-row table:style-name="ro1">
          <table:table-cell office:value-type="float" office:value="22.7150269532527" calcext:value-type="float">
            <text:p>22,71502695</text:p>
          </table:table-cell>
          <table:table-cell table:number-columns-repeated="2"/>
          <table:table-cell office:value-type="float" office:value="22.7176" calcext:value-type="float">
            <text:p>22,71760000</text:p>
          </table:table-cell>
          <table:table-cell office:value-type="float" office:value="22.7157" calcext:value-type="float">
            <text:p>22,71570000</text:p>
          </table:table-cell>
          <table:table-cell office:value-type="float" office:value="22.7128" calcext:value-type="float">
            <text:p>22,71280000</text:p>
          </table:table-cell>
          <table:table-cell table:number-columns-repeated="8"/>
        </table:table-row>
        <table:table-row table:style-name="ro1">
          <table:table-cell office:value-type="float" office:value="22.7153711955009" calcext:value-type="float">
            <text:p>22,71537120</text:p>
          </table:table-cell>
          <table:table-cell table:number-columns-repeated="4"/>
          <table:table-cell office:value-type="float" office:value="22.7131" calcext:value-type="float">
            <text:p>22,71310000</text:p>
          </table:table-cell>
          <table:table-cell table:number-columns-repeated="8"/>
        </table:table-row>
        <table:table-row table:style-name="ro1">
          <table:table-cell office:value-type="float" office:value="22.7157440081647" calcext:value-type="float">
            <text:p>22,71574401</text:p>
          </table:table-cell>
          <table:table-cell table:number-columns-repeated="3"/>
          <table:table-cell office:value-type="float" office:value="22.7164" calcext:value-type="float">
            <text:p>22,71640000</text:p>
          </table:table-cell>
          <table:table-cell office:value-type="float" office:value="22.7135" calcext:value-type="float">
            <text:p>22,71350000</text:p>
          </table:table-cell>
          <table:table-cell table:number-columns-repeated="8"/>
        </table:table-row>
        <table:table-row table:style-name="ro1">
          <table:table-cell office:value-type="float" office:value="22.7161453962225" calcext:value-type="float">
            <text:p>22,71614540</text:p>
          </table:table-cell>
          <table:table-cell table:number-columns-repeated="4"/>
          <table:table-cell office:value-type="float" office:value="22.7139" calcext:value-type="float">
            <text:p>22,71390000</text:p>
          </table:table-cell>
          <table:table-cell table:number-columns-repeated="8"/>
        </table:table-row>
        <table:table-row table:style-name="ro1">
          <table:table-cell office:value-type="float" office:value="22.7165753646591" calcext:value-type="float">
            <text:p>22,71657536</text:p>
          </table:table-cell>
          <table:table-cell office:value-type="float" office:value="22.8023" calcext:value-type="float">
            <text:p>22,802300000</text:p>
          </table:table-cell>
          <table:table-cell office:value-type="float" office:value="22.7666" calcext:value-type="float">
            <text:p>22,76660000</text:p>
          </table:table-cell>
          <table:table-cell office:value-type="float" office:value="22.7189" calcext:value-type="float">
            <text:p>22,71890000</text:p>
          </table:table-cell>
          <table:table-cell office:value-type="float" office:value="22.7172" calcext:value-type="float">
            <text:p>22,71720000</text:p>
          </table:table-cell>
          <table:table-cell office:value-type="float" office:value="22.7143" calcext:value-type="float">
            <text:p>22,71430000</text:p>
          </table:table-cell>
          <table:table-cell table:number-columns-repeated="8"/>
        </table:table-row>
        <table:table-row table:style-name="ro1">
          <table:table-cell office:value-type="float" office:value="22.7170339184655" calcext:value-type="float">
            <text:p>22,71703392</text:p>
          </table:table-cell>
          <table:table-cell table:number-columns-repeated="4"/>
          <table:table-cell office:value-type="float" office:value="22.7147" calcext:value-type="float">
            <text:p>22,71470000</text:p>
          </table:table-cell>
          <table:table-cell table:number-columns-repeated="8"/>
        </table:table-row>
        <table:table-row table:style-name="ro1">
          <table:table-cell office:value-type="float" office:value="22.7175210626391" calcext:value-type="float">
            <text:p>22,71752106</text:p>
          </table:table-cell>
          <table:table-cell table:number-columns-repeated="3"/>
          <table:table-cell office:value-type="float" office:value="22.7182" calcext:value-type="float">
            <text:p>22,71820000</text:p>
          </table:table-cell>
          <table:table-cell office:value-type="float" office:value="22.7151" calcext:value-type="float">
            <text:p>22,71510000</text:p>
          </table:table-cell>
          <table:table-cell table:number-columns-repeated="8"/>
        </table:table-row>
        <table:table-row table:style-name="ro1">
          <table:table-cell office:value-type="float" office:value="22.7180368021841" calcext:value-type="float">
            <text:p>22,71803680</text:p>
          </table:table-cell>
          <table:table-cell table:number-columns-repeated="4"/>
          <table:table-cell office:value-type="float" office:value="22.7156" calcext:value-type="float">
            <text:p>22,71560000</text:p>
          </table:table-cell>
          <table:table-cell table:number-columns-repeated="8"/>
        </table:table-row>
        <table:table-row table:style-name="ro1">
          <table:table-cell office:value-type="float" office:value="22.718581142111" calcext:value-type="float">
            <text:p>22,71858114</text:p>
          </table:table-cell>
          <table:table-cell table:number-columns-repeated="2"/>
          <table:table-cell office:value-type="float" office:value="22.7207" calcext:value-type="float">
            <text:p>22,72070000</text:p>
          </table:table-cell>
          <table:table-cell office:value-type="float" office:value="22.7193" calcext:value-type="float">
            <text:p>22,71930000</text:p>
          </table:table-cell>
          <table:table-cell office:value-type="float" office:value="22.7161" calcext:value-type="float">
            <text:p>22,71610000</text:p>
          </table:table-cell>
          <table:table-cell table:number-columns-repeated="8"/>
        </table:table-row>
        <table:table-row table:style-name="ro1">
          <table:table-cell office:value-type="float" office:value="22.719154087437" calcext:value-type="float">
            <text:p>22,71915409</text:p>
          </table:table-cell>
          <table:table-cell table:number-columns-repeated="4"/>
          <table:table-cell office:value-type="float" office:value="22.7167" calcext:value-type="float">
            <text:p>22,71670000</text:p>
          </table:table-cell>
          <table:table-cell table:number-columns-repeated="8"/>
        </table:table-row>
        <table:table-row table:style-name="ro1">
          <table:table-cell office:value-type="float" office:value="22.7197556431859" calcext:value-type="float">
            <text:p>22,71975564</text:p>
          </table:table-cell>
          <table:table-cell table:number-columns-repeated="3"/>
          <table:table-cell office:value-type="float" office:value="22.7205" calcext:value-type="float">
            <text:p>22,72050000</text:p>
          </table:table-cell>
          <table:table-cell office:value-type="float" office:value="22.7173" calcext:value-type="float">
            <text:p>22,71730000</text:p>
          </table:table-cell>
          <table:table-cell table:number-columns-repeated="8"/>
        </table:table-row>
        <table:table-row table:style-name="ro1">
          <table:table-cell office:value-type="float" office:value="22.7203858143883" calcext:value-type="float">
            <text:p>22,72038581</text:p>
          </table:table-cell>
          <table:table-cell table:number-columns-repeated="4"/>
          <table:table-cell office:value-type="float" office:value="22.7179" calcext:value-type="float">
            <text:p>22,71790000</text:p>
          </table:table-cell>
          <table:table-cell table:number-columns-repeated="8"/>
        </table:table-row>
        <table:table-row table:style-name="ro1">
          <table:table-cell office:value-type="float" office:value="22.7210446060812" calcext:value-type="float">
            <text:p>22,72104461</text:p>
          </table:table-cell>
          <table:table-cell/>
          <table:table-cell office:value-type="float" office:value="22.7706" calcext:value-type="float">
            <text:p>22,77060000</text:p>
          </table:table-cell>
          <table:table-cell office:value-type="float" office:value="22.723" calcext:value-type="float">
            <text:p>22,72300000</text:p>
          </table:table-cell>
          <table:table-cell office:value-type="float" office:value="22.7218" calcext:value-type="float">
            <text:p>22,72180000</text:p>
          </table:table-cell>
          <table:table-cell office:value-type="float" office:value="22.7185" calcext:value-type="float">
            <text:p>22,71850000</text:p>
          </table:table-cell>
          <table:table-cell table:number-columns-repeated="8"/>
        </table:table-row>
        <table:table-row table:style-name="ro1">
          <table:table-cell office:value-type="float" office:value="22.7217320233087" calcext:value-type="float">
            <text:p>22,72173202</text:p>
          </table:table-cell>
          <table:table-cell table:number-columns-repeated="4"/>
          <table:table-cell office:value-type="float" office:value="22.7191" calcext:value-type="float">
            <text:p>22,71910000</text:p>
          </table:table-cell>
          <table:table-cell table:number-columns-repeated="8"/>
        </table:table-row>
        <table:table-row table:style-name="ro1">
          <table:table-cell office:value-type="float" office:value="22.7224480711211" calcext:value-type="float">
            <text:p>22,72244807</text:p>
          </table:table-cell>
          <table:table-cell table:number-columns-repeated="3"/>
          <table:table-cell office:value-type="float" office:value="22.7232" calcext:value-type="float">
            <text:p>22,72320000</text:p>
          </table:table-cell>
          <table:table-cell office:value-type="float" office:value="22.7198" calcext:value-type="float">
            <text:p>22,71980000</text:p>
          </table:table-cell>
          <table:table-cell table:number-columns-repeated="8"/>
        </table:table-row>
        <table:table-row table:style-name="ro1">
          <table:table-cell office:value-type="float" office:value="22.7231927545757" calcext:value-type="float">
            <text:p>22,72319275</text:p>
          </table:table-cell>
          <table:table-cell table:number-columns-repeated="4"/>
          <table:table-cell office:value-type="float" office:value="22.7205" calcext:value-type="float">
            <text:p>22,72050000</text:p>
          </table:table-cell>
          <table:table-cell table:number-columns-repeated="8"/>
        </table:table-row>
        <table:table-row table:style-name="ro1">
          <table:table-cell office:value-type="float" office:value="22.7239660787361" calcext:value-type="float">
            <text:p>22,72396608</text:p>
          </table:table-cell>
          <table:table-cell table:number-columns-repeated="2"/>
          <table:table-cell office:value-type="float" office:value="22.7257" calcext:value-type="float">
            <text:p>22,72570000</text:p>
          </table:table-cell>
          <table:table-cell office:value-type="float" office:value="22.7247" calcext:value-type="float">
            <text:p>22,72470000</text:p>
          </table:table-cell>
          <table:table-cell office:value-type="float" office:value="22.7213" calcext:value-type="float">
            <text:p>22,72130000</text:p>
          </table:table-cell>
          <table:table-cell table:number-columns-repeated="8"/>
        </table:table-row>
        <table:table-row table:style-name="ro1">
          <table:table-cell office:value-type="float" office:value="22.7247680486729" calcext:value-type="float">
            <text:p>22,72476805</text:p>
          </table:table-cell>
          <table:table-cell table:number-columns-repeated="4"/>
          <table:table-cell office:value-type="float" office:value="22.7221" calcext:value-type="float">
            <text:p>22,72210000</text:p>
          </table:table-cell>
          <table:table-cell table:number-columns-repeated="8"/>
        </table:table-row>
        <table:table-row table:style-name="ro1">
          <table:table-cell office:value-type="float" office:value="22.7255986694634" calcext:value-type="float">
            <text:p>22,72559867</text:p>
          </table:table-cell>
          <table:table-cell table:number-columns-repeated="3"/>
          <table:table-cell office:value-type="float" office:value="22.7263" calcext:value-type="float">
            <text:p>22,72630000</text:p>
          </table:table-cell>
          <table:table-cell office:value-type="float" office:value="22.7229" calcext:value-type="float">
            <text:p>22,72290000</text:p>
          </table:table-cell>
          <table:table-cell table:number-columns-repeated="8"/>
        </table:table-row>
        <table:table-row table:style-name="ro1">
          <table:table-cell office:value-type="float" office:value="22.7264579461915" calcext:value-type="float">
            <text:p>22,72645795</text:p>
          </table:table-cell>
          <table:table-cell table:number-columns-repeated="4"/>
          <table:table-cell office:value-type="float" office:value="22.7237" calcext:value-type="float">
            <text:p>22,72370000</text:p>
          </table:table-cell>
          <table:table-cell table:number-columns-repeated="8"/>
        </table:table-row>
        <table:table-row table:style-name="ro1">
          <table:table-cell office:value-type="float" office:value="22.7273458839475" calcext:value-type="float">
            <text:p>22,72734588</text:p>
          </table:table-cell>
          <table:table-cell office:value-type="float" office:value="22.8087" calcext:value-type="float">
            <text:p>22,808700000</text:p>
          </table:table-cell>
          <table:table-cell office:value-type="float" office:value="22.7764" calcext:value-type="float">
            <text:p>22,77640000</text:p>
          </table:table-cell>
          <table:table-cell office:value-type="float" office:value="22.7288" calcext:value-type="float">
            <text:p>22,72880000</text:p>
          </table:table-cell>
          <table:table-cell office:value-type="float" office:value="22.7281" calcext:value-type="float">
            <text:p>22,72810000</text:p>
          </table:table-cell>
          <table:table-cell office:value-type="float" office:value="22.7245" calcext:value-type="float">
            <text:p>22,72450000</text:p>
          </table:table-cell>
          <table:table-cell table:number-columns-repeated="8"/>
        </table:table-row>
        <table:table-row table:style-name="ro1">
          <table:table-cell office:value-type="float" office:value="22.7282624878289" calcext:value-type="float">
            <text:p>22,72826249</text:p>
          </table:table-cell>
          <table:table-cell table:number-columns-repeated="4"/>
          <table:table-cell office:value-type="float" office:value="22.7254" calcext:value-type="float">
            <text:p>22,72540000</text:p>
          </table:table-cell>
          <table:table-cell table:number-columns-repeated="8"/>
        </table:table-row>
        <table:table-row table:style-name="ro1">
          <table:table-cell office:value-type="float" office:value="22.7292077629396" calcext:value-type="float">
            <text:p>22,72920776</text:p>
          </table:table-cell>
          <table:table-cell table:number-columns-repeated="3"/>
          <table:table-cell office:value-type="float" office:value="22.73" calcext:value-type="float">
            <text:p>22,73000000</text:p>
          </table:table-cell>
          <table:table-cell office:value-type="float" office:value="22.7263" calcext:value-type="float">
            <text:p>22,72630000</text:p>
          </table:table-cell>
          <table:table-cell table:number-columns-repeated="8"/>
        </table:table-row>
        <table:table-row table:style-name="ro1">
          <table:table-cell office:value-type="float" office:value="22.7301817143903" calcext:value-type="float">
            <text:p>22,73018171</text:p>
          </table:table-cell>
          <table:table-cell table:number-columns-repeated="4"/>
          <table:table-cell office:value-type="float" office:value="22.7273" calcext:value-type="float">
            <text:p>22,72730000</text:p>
          </table:table-cell>
          <table:table-cell table:number-columns-repeated="8"/>
        </table:table-row>
        <table:table-row table:style-name="ro1">
          <table:table-cell office:value-type="float" office:value="22.7311843472984" calcext:value-type="float">
            <text:p>22,73118435</text:p>
          </table:table-cell>
          <table:table-cell table:number-columns-repeated="2"/>
          <table:table-cell office:value-type="float" office:value="22.7324" calcext:value-type="float">
            <text:p>22,73240000</text:p>
          </table:table-cell>
          <table:table-cell office:value-type="float" office:value="22.732" calcext:value-type="float">
            <text:p>22,73200000</text:p>
          </table:table-cell>
          <table:table-cell office:value-type="float" office:value="22.7283" calcext:value-type="float">
            <text:p>22,72830000</text:p>
          </table:table-cell>
          <table:table-cell table:number-columns-repeated="8"/>
        </table:table-row>
        <table:table-row table:style-name="ro1">
          <table:table-cell office:value-type="float" office:value="22.7322156667882" calcext:value-type="float">
            <text:p>22,73221567</text:p>
          </table:table-cell>
          <table:table-cell table:number-columns-repeated="4"/>
          <table:table-cell office:value-type="float" office:value="22.7293" calcext:value-type="float">
            <text:p>22,72930000</text:p>
          </table:table-cell>
          <table:table-cell table:number-columns-repeated="8"/>
        </table:table-row>
        <table:table-row table:style-name="ro1">
          <table:table-cell office:value-type="float" office:value="22.7332756779904" calcext:value-type="float">
            <text:p>22,73327568</text:p>
          </table:table-cell>
          <table:table-cell table:number-columns-repeated="3"/>
          <table:table-cell office:value-type="float" office:value="22.7341" calcext:value-type="float">
            <text:p>22,73410000</text:p>
          </table:table-cell>
          <table:table-cell office:value-type="float" office:value="22.7303" calcext:value-type="float">
            <text:p>22,73030000</text:p>
          </table:table-cell>
          <table:table-cell table:number-columns-repeated="8"/>
        </table:table-row>
        <table:table-row table:style-name="ro1">
          <table:table-cell office:value-type="float" office:value="22.7343643860428" calcext:value-type="float">
            <text:p>22,73436439</text:p>
          </table:table-cell>
          <table:table-cell table:number-columns-repeated="4"/>
          <table:table-cell office:value-type="float" office:value="22.7314" calcext:value-type="float">
            <text:p>22,73140000</text:p>
          </table:table-cell>
          <table:table-cell table:number-columns-repeated="8"/>
        </table:table-row>
        <table:table-row table:style-name="ro1">
          <table:table-cell office:value-type="float" office:value="22.7354817960898" calcext:value-type="float">
            <text:p>22,73548180</text:p>
          </table:table-cell>
          <table:table-cell/>
          <table:table-cell office:value-type="float" office:value="22.7841" calcext:value-type="float">
            <text:p>22,78410000</text:p>
          </table:table-cell>
          <table:table-cell office:value-type="float" office:value="22.7365" calcext:value-type="float">
            <text:p>22,73650000</text:p>
          </table:table-cell>
          <table:table-cell office:value-type="float" office:value="22.7363" calcext:value-type="float">
            <text:p>22,73630000</text:p>
          </table:table-cell>
          <table:table-cell office:value-type="float" office:value="22.7324" calcext:value-type="float">
            <text:p>22,73240000</text:p>
          </table:table-cell>
          <table:table-cell table:number-columns-repeated="8"/>
        </table:table-row>
        <table:table-row table:style-name="ro1">
          <table:table-cell office:value-type="float" office:value="22.7366279132824" calcext:value-type="float">
            <text:p>22,73662791</text:p>
          </table:table-cell>
          <table:table-cell table:number-columns-repeated="4"/>
          <table:table-cell office:value-type="float" office:value="22.7336" calcext:value-type="float">
            <text:p>22,73360000</text:p>
          </table:table-cell>
          <table:table-cell table:number-columns-repeated="8"/>
        </table:table-row>
        <table:table-row table:style-name="ro1">
          <table:table-cell office:value-type="float" office:value="22.7378027427788" calcext:value-type="float">
            <text:p>22,73780274</text:p>
          </table:table-cell>
          <table:table-cell table:number-columns-repeated="3"/>
          <table:table-cell office:value-type="float" office:value="22.7386" calcext:value-type="float">
            <text:p>22,73860000</text:p>
          </table:table-cell>
          <table:table-cell office:value-type="float" office:value="22.7347" calcext:value-type="float">
            <text:p>22,73470000</text:p>
          </table:table-cell>
          <table:table-cell table:number-columns-repeated="8"/>
        </table:table-row>
        <table:table-row table:style-name="ro1">
          <table:table-cell office:value-type="float" office:value="22.7390062897436" calcext:value-type="float">
            <text:p>22,73900629</text:p>
          </table:table-cell>
          <table:table-cell table:number-columns-repeated="4"/>
          <table:table-cell office:value-type="float" office:value="22.7359" calcext:value-type="float">
            <text:p>22,73590000</text:p>
          </table:table-cell>
          <table:table-cell table:number-columns-repeated="8"/>
        </table:table-row>
        <table:table-row table:style-name="ro1">
          <table:table-cell office:value-type="float" office:value="22.7402385593482" calcext:value-type="float">
            <text:p>22,74023856</text:p>
          </table:table-cell>
          <table:table-cell table:number-columns-repeated="2"/>
          <table:table-cell office:value-type="float" office:value="22.741" calcext:value-type="float">
            <text:p>22,74100000</text:p>
          </table:table-cell>
          <table:table-cell office:value-type="float" office:value="22.7411" calcext:value-type="float">
            <text:p>22,74110000</text:p>
          </table:table-cell>
          <table:table-cell office:value-type="float" office:value="22.7371" calcext:value-type="float">
            <text:p>22,73710000</text:p>
          </table:table-cell>
          <table:table-cell table:number-columns-repeated="8"/>
        </table:table-row>
        <table:table-row table:style-name="ro1">
          <table:table-cell office:value-type="float" office:value="22.741499556771" calcext:value-type="float">
            <text:p>22,74149956</text:p>
          </table:table-cell>
          <table:table-cell table:number-columns-repeated="4"/>
          <table:table-cell office:value-type="float" office:value="22.7383" calcext:value-type="float">
            <text:p>22,73830000</text:p>
          </table:table-cell>
          <table:table-cell table:number-columns-repeated="8"/>
        </table:table-row>
        <table:table-row table:style-name="ro1">
          <table:table-cell office:value-type="float" office:value="22.7427892871971" calcext:value-type="float">
            <text:p>22,74278929</text:p>
          </table:table-cell>
          <table:table-cell table:number-columns-repeated="3"/>
          <table:table-cell office:value-type="float" office:value="22.7436" calcext:value-type="float">
            <text:p>22,74360000</text:p>
          </table:table-cell>
          <table:table-cell office:value-type="float" office:value="22.7396" calcext:value-type="float">
            <text:p>22,73960000</text:p>
          </table:table-cell>
          <table:table-cell table:number-columns-repeated="8"/>
        </table:table-row>
        <table:table-row table:style-name="ro1">
          <table:table-cell office:value-type="float" office:value="22.7441077558183" calcext:value-type="float">
            <text:p>22,74410776</text:p>
          </table:table-cell>
          <table:table-cell table:number-columns-repeated="4"/>
          <table:table-cell office:value-type="float" office:value="22.7409" calcext:value-type="float">
            <text:p>22,74090000</text:p>
          </table:table-cell>
          <table:table-cell table:number-columns-repeated="8"/>
        </table:table-row>
        <table:table-row table:style-name="ro1">
          <table:table-cell office:value-type="float" office:value="22.7454549678333" calcext:value-type="float">
            <text:p>22,74545497</text:p>
          </table:table-cell>
          <table:table-cell office:value-type="float" office:value="22.8226" calcext:value-type="float">
            <text:p>22,822600000</text:p>
          </table:table-cell>
          <table:table-cell office:value-type="float" office:value="22.7936" calcext:value-type="float">
            <text:p>22,79360000</text:p>
          </table:table-cell>
          <table:table-cell office:value-type="float" office:value="22.746" calcext:value-type="float">
            <text:p>22,74600000</text:p>
          </table:table-cell>
          <table:table-cell office:value-type="float" office:value="22.7463" calcext:value-type="float">
            <text:p>22,74630000</text:p>
          </table:table-cell>
          <table:table-cell office:value-type="float" office:value="22.7422" calcext:value-type="float">
            <text:p>22,74220000</text:p>
          </table:table-cell>
          <table:table-cell table:number-columns-repeated="8"/>
        </table:table-row>
        <table:table-row table:style-name="ro1">
          <table:table-cell office:value-type="float" office:value="22.7468309284477" calcext:value-type="float">
            <text:p>22,74683093</text:p>
          </table:table-cell>
          <table:table-cell table:number-columns-repeated="4"/>
          <table:table-cell office:value-type="float" office:value="22.7435" calcext:value-type="float">
            <text:p>22,74350000</text:p>
          </table:table-cell>
          <table:table-cell table:number-columns-repeated="8"/>
        </table:table-row>
        <table:table-row table:style-name="ro1">
          <table:table-cell office:value-type="float" office:value="22.7482356428737" calcext:value-type="float">
            <text:p>22,74823564</text:p>
          </table:table-cell>
          <table:table-cell table:number-columns-repeated="3"/>
          <table:table-cell office:value-type="float" office:value="22.7491" calcext:value-type="float">
            <text:p>22,74910000</text:p>
          </table:table-cell>
          <table:table-cell office:value-type="float" office:value="22.7449" calcext:value-type="float">
            <text:p>22,74490000</text:p>
          </table:table-cell>
          <table:table-cell table:number-columns-repeated="8"/>
        </table:table-row>
        <table:table-row table:style-name="ro1">
          <table:table-cell office:value-type="float" office:value="22.7496691163305" calcext:value-type="float">
            <text:p>22,74966912</text:p>
          </table:table-cell>
          <table:table-cell table:number-columns-repeated="4"/>
          <table:table-cell office:value-type="float" office:value="22.7463" calcext:value-type="float">
            <text:p>22,74630000</text:p>
          </table:table-cell>
          <table:table-cell table:number-columns-repeated="8"/>
        </table:table-row>
        <table:table-row table:style-name="ro1">
          <table:table-cell office:value-type="float" office:value="22.7511313540442" calcext:value-type="float">
            <text:p>22,75113135</text:p>
          </table:table-cell>
          <table:table-cell table:number-columns-repeated="2"/>
          <table:table-cell office:value-type="float" office:value="22.7515" calcext:value-type="float">
            <text:p>22,75150000</text:p>
          </table:table-cell>
          <table:table-cell office:value-type="float" office:value="22.752" calcext:value-type="float">
            <text:p>22,75200000</text:p>
          </table:table-cell>
          <table:table-cell office:value-type="float" office:value="22.7477" calcext:value-type="float">
            <text:p>22,74770000</text:p>
          </table:table-cell>
          <table:table-cell table:number-columns-repeated="8"/>
        </table:table-row>
        <table:table-row table:style-name="ro1">
          <table:table-cell office:value-type="float" office:value="22.7526223612476" calcext:value-type="float">
            <text:p>22,75262236</text:p>
          </table:table-cell>
          <table:table-cell table:number-columns-repeated="4"/>
          <table:table-cell office:value-type="float" office:value="22.7492" calcext:value-type="float">
            <text:p>22,74920000</text:p>
          </table:table-cell>
          <table:table-cell table:number-columns-repeated="8"/>
        </table:table-row>
        <table:table-row table:style-name="ro1">
          <table:table-cell office:value-type="float" office:value="22.7541421431804" calcext:value-type="float">
            <text:p>22,75414214</text:p>
          </table:table-cell>
          <table:table-cell table:number-columns-repeated="3"/>
          <table:table-cell office:value-type="float" office:value="22.7551" calcext:value-type="float">
            <text:p>22,75510000</text:p>
          </table:table-cell>
          <table:table-cell office:value-type="float" office:value="22.7507" calcext:value-type="float">
            <text:p>22,75070000</text:p>
          </table:table-cell>
          <table:table-cell table:number-columns-repeated="8"/>
        </table:table-row>
        <table:table-row table:style-name="ro1">
          <table:table-cell office:value-type="float" office:value="22.755690705089" calcext:value-type="float">
            <text:p>22,75569071</text:p>
          </table:table-cell>
          <table:table-cell table:number-columns-repeated="4"/>
          <table:table-cell office:value-type="float" office:value="22.7522" calcext:value-type="float">
            <text:p>22,75220000</text:p>
          </table:table-cell>
          <table:table-cell table:number-columns-repeated="8"/>
        </table:table-row>
        <table:table-row table:style-name="ro1">
          <table:table-cell office:value-type="float" office:value="22.757268052227" calcext:value-type="float">
            <text:p>22,75726805</text:p>
          </table:table-cell>
          <table:table-cell/>
          <table:table-cell office:value-type="float" office:value="22.8049" calcext:value-type="float">
            <text:p>22,80490000</text:p>
          </table:table-cell>
          <table:table-cell office:value-type="float" office:value="22.7574" calcext:value-type="float">
            <text:p>22,75740000</text:p>
          </table:table-cell>
          <table:table-cell office:value-type="float" office:value="22.7582" calcext:value-type="float">
            <text:p>22,75820000</text:p>
          </table:table-cell>
          <table:table-cell office:value-type="float" office:value="22.7537" calcext:value-type="float">
            <text:p>22,75370000</text:p>
          </table:table-cell>
          <table:table-cell table:number-columns-repeated="8"/>
        </table:table-row>
        <table:table-row table:style-name="ro1">
          <table:table-cell office:value-type="float" office:value="22.7588741898546" calcext:value-type="float">
            <text:p>22,75887419</text:p>
          </table:table-cell>
          <table:table-cell table:number-columns-repeated="4"/>
          <table:table-cell office:value-type="float" office:value="22.7553" calcext:value-type="float">
            <text:p>22,75530000</text:p>
          </table:table-cell>
          <table:table-cell table:number-columns-repeated="8"/>
        </table:table-row>
        <table:table-row table:style-name="ro1">
          <table:table-cell office:value-type="float" office:value="22.760509123239" calcext:value-type="float">
            <text:p>22,76050912</text:p>
          </table:table-cell>
          <table:table-cell table:number-columns-repeated="3"/>
          <table:table-cell office:value-type="float" office:value="22.7615" calcext:value-type="float">
            <text:p>22,76150000</text:p>
          </table:table-cell>
          <table:table-cell office:value-type="float" office:value="22.7569" calcext:value-type="float">
            <text:p>22,75690000</text:p>
          </table:table-cell>
          <table:table-cell table:number-columns-repeated="8"/>
        </table:table-row>
        <table:table-row table:style-name="ro1">
          <table:table-cell office:value-type="float" office:value="22.7621728576541" calcext:value-type="float">
            <text:p>22,76217286</text:p>
          </table:table-cell>
          <table:table-cell table:number-columns-repeated="4"/>
          <table:table-cell office:value-type="float" office:value="22.7586" calcext:value-type="float">
            <text:p>22,75860000</text:p>
          </table:table-cell>
          <table:table-cell table:number-columns-repeated="8"/>
        </table:table-row>
        <table:table-row table:style-name="ro1">
          <table:table-cell office:value-type="float" office:value="22.763865398381" calcext:value-type="float">
            <text:p>22,76386540</text:p>
          </table:table-cell>
          <table:table-cell table:number-columns-repeated="2"/>
          <table:table-cell office:value-type="float" office:value="22.7638" calcext:value-type="float">
            <text:p>22,76380000</text:p>
          </table:table-cell>
          <table:table-cell office:value-type="float" office:value="22.7648" calcext:value-type="float">
            <text:p>22,76480000</text:p>
          </table:table-cell>
          <table:table-cell office:value-type="float" office:value="22.7602" calcext:value-type="float">
            <text:p>22,76020000</text:p>
          </table:table-cell>
          <table:table-cell table:number-columns-repeated="8"/>
        </table:table-row>
        <table:table-row table:style-name="ro1">
          <table:table-cell office:value-type="float" office:value="22.7655867507073" calcext:value-type="float">
            <text:p>22,76558675</text:p>
          </table:table-cell>
          <table:table-cell table:number-columns-repeated="4"/>
          <table:table-cell office:value-type="float" office:value="22.7619" calcext:value-type="float">
            <text:p>22,76190000</text:p>
          </table:table-cell>
          <table:table-cell table:number-columns-repeated="8"/>
        </table:table-row>
        <table:table-row table:style-name="ro1">
          <table:table-cell office:value-type="float" office:value="22.7673369199279" calcext:value-type="float">
            <text:p>22,76733692</text:p>
          </table:table-cell>
          <table:table-cell table:number-columns-repeated="3"/>
          <table:table-cell office:value-type="float" office:value="22.7683" calcext:value-type="float">
            <text:p>22,76830000</text:p>
          </table:table-cell>
          <table:table-cell office:value-type="float" office:value="22.7636" calcext:value-type="float">
            <text:p>22,76360000</text:p>
          </table:table-cell>
          <table:table-cell table:number-columns-repeated="8"/>
        </table:table-row>
        <table:table-row table:style-name="ro1">
          <table:table-cell office:value-type="float" office:value="22.7691159113443" calcext:value-type="float">
            <text:p>22,76911591</text:p>
          </table:table-cell>
          <table:table-cell table:number-columns-repeated="4"/>
          <table:table-cell office:value-type="float" office:value="22.7654" calcext:value-type="float">
            <text:p>22,76540000</text:p>
          </table:table-cell>
          <table:table-cell table:number-columns-repeated="8"/>
        </table:table-row>
        <table:table-row table:style-name="ro1">
          <table:table-cell office:value-type="float" office:value="22.7709237302651" calcext:value-type="float">
            <text:p>22,77092373</text:p>
          </table:table-cell>
          <table:table-cell office:value-type="float" office:value="22.8436" calcext:value-type="float">
            <text:p>22,843600000</text:p>
          </table:table-cell>
          <table:table-cell office:value-type="float" office:value="22.8181" calcext:value-type="float">
            <text:p>22,81810000</text:p>
          </table:table-cell>
          <table:table-cell office:value-type="float" office:value="22.7706" calcext:value-type="float">
            <text:p>22,77060000</text:p>
          </table:table-cell>
          <table:table-cell office:value-type="float" office:value="22.7719" calcext:value-type="float">
            <text:p>22,77190000</text:p>
          </table:table-cell>
          <table:table-cell office:value-type="float" office:value="22.7672" calcext:value-type="float">
            <text:p>22,76720000</text:p>
          </table:table-cell>
          <table:table-cell table:number-columns-repeated="8"/>
        </table:table-row>
        <table:table-row table:style-name="ro1">
          <table:table-cell office:value-type="float" office:value="22.7727603820058" calcext:value-type="float">
            <text:p>22,77276038</text:p>
          </table:table-cell>
          <table:table-cell table:number-columns-repeated="4"/>
          <table:table-cell office:value-type="float" office:value="22.769" calcext:value-type="float">
            <text:p>22,76900000</text:p>
          </table:table-cell>
          <table:table-cell table:number-columns-repeated="8"/>
        </table:table-row>
        <table:table-row table:style-name="ro1">
          <table:table-cell office:value-type="float" office:value="22.7746258718887" calcext:value-type="float">
            <text:p>22,77462587</text:p>
          </table:table-cell>
          <table:table-cell table:number-columns-repeated="3"/>
          <table:table-cell office:value-type="float" office:value="22.7756" calcext:value-type="float">
            <text:p>22,77560000</text:p>
          </table:table-cell>
          <table:table-cell office:value-type="float" office:value="22.7708" calcext:value-type="float">
            <text:p>22,77080000</text:p>
          </table:table-cell>
          <table:table-cell table:number-columns-repeated="8"/>
        </table:table-row>
        <table:table-row table:style-name="ro1">
          <table:table-cell office:value-type="float" office:value="22.776520205243" calcext:value-type="float">
            <text:p>22,77652021</text:p>
          </table:table-cell>
          <table:table-cell table:number-columns-repeated="4"/>
          <table:table-cell office:value-type="float" office:value="22.7727" calcext:value-type="float">
            <text:p>22,77270000</text:p>
          </table:table-cell>
          <table:table-cell table:number-columns-repeated="8"/>
        </table:table-row>
        <table:table-row table:style-name="ro1">
          <table:table-cell office:value-type="float" office:value="22.7784433874052" calcext:value-type="float">
            <text:p>22,77844339</text:p>
          </table:table-cell>
          <table:table-cell table:number-columns-repeated="2"/>
          <table:table-cell office:value-type="float" office:value="22.7779" calcext:value-type="float">
            <text:p>22,77790000</text:p>
          </table:table-cell>
          <table:table-cell office:value-type="float" office:value="22.7795" calcext:value-type="float">
            <text:p>22,77950000</text:p>
          </table:table-cell>
          <table:table-cell office:value-type="float" office:value="22.7746" calcext:value-type="float">
            <text:p>22,77460000</text:p>
          </table:table-cell>
          <table:table-cell table:number-columns-repeated="8"/>
        </table:table-row>
        <table:table-row table:style-name="ro1">
          <table:table-cell office:value-type="float" office:value="22.7803954237181" calcext:value-type="float">
            <text:p>22,78039542</text:p>
          </table:table-cell>
          <table:table-cell table:number-columns-repeated="4"/>
          <table:table-cell office:value-type="float" office:value="22.7765" calcext:value-type="float">
            <text:p>22,77650000</text:p>
          </table:table-cell>
          <table:table-cell table:number-columns-repeated="8"/>
        </table:table-row>
        <table:table-row table:style-name="ro1">
          <table:table-cell office:value-type="float" office:value="22.782376319532" calcext:value-type="float">
            <text:p>22,78237632</text:p>
          </table:table-cell>
          <table:table-cell table:number-columns-repeated="3"/>
          <table:table-cell office:value-type="float" office:value="22.7834" calcext:value-type="float">
            <text:p>22,78340000</text:p>
          </table:table-cell>
          <table:table-cell office:value-type="float" office:value="22.7784" calcext:value-type="float">
            <text:p>22,77840000</text:p>
          </table:table-cell>
          <table:table-cell table:number-columns-repeated="8"/>
        </table:table-row>
        <table:table-row table:style-name="ro1">
          <table:table-cell office:value-type="float" office:value="22.784386080204" calcext:value-type="float">
            <text:p>22,78438608</text:p>
          </table:table-cell>
          <table:table-cell table:number-columns-repeated="4"/>
          <table:table-cell office:value-type="float" office:value="22.7804" calcext:value-type="float">
            <text:p>22,78040000</text:p>
          </table:table-cell>
          <table:table-cell table:number-columns-repeated="8"/>
        </table:table-row>
        <table:table-row table:style-name="ro1">
          <table:table-cell office:value-type="float" office:value="22.7864247110981" calcext:value-type="float">
            <text:p>22,78642471</text:p>
          </table:table-cell>
          <table:table-cell/>
          <table:table-cell office:value-type="float" office:value="22.8332" calcext:value-type="float">
            <text:p>22,83320000</text:p>
          </table:table-cell>
          <table:table-cell office:value-type="float" office:value="22.7857" calcext:value-type="float">
            <text:p>22,78570000</text:p>
          </table:table-cell>
          <table:table-cell office:value-type="float" office:value="22.7875" calcext:value-type="float">
            <text:p>22,78750000</text:p>
          </table:table-cell>
          <table:table-cell office:value-type="float" office:value="22.7824" calcext:value-type="float">
            <text:p>22,78240000</text:p>
          </table:table-cell>
          <table:table-cell table:number-columns-repeated="8"/>
        </table:table-row>
        <table:table-row table:style-name="ro1">
          <table:table-cell office:value-type="float" office:value="22.7884922175854" calcext:value-type="float">
            <text:p>22,78849222</text:p>
          </table:table-cell>
          <table:table-cell table:number-columns-repeated="4"/>
          <table:table-cell office:value-type="float" office:value="22.7845" calcext:value-type="float">
            <text:p>22,78450000</text:p>
          </table:table-cell>
          <table:table-cell table:number-columns-repeated="8"/>
        </table:table-row>
        <table:table-row table:style-name="ro1">
          <table:table-cell office:value-type="float" office:value="22.7905886050437" calcext:value-type="float">
            <text:p>22,79058861</text:p>
          </table:table-cell>
          <table:table-cell table:number-columns-repeated="3"/>
          <table:table-cell office:value-type="float" office:value="22.7916" calcext:value-type="float">
            <text:p>22,79160000</text:p>
          </table:table-cell>
          <table:table-cell office:value-type="float" office:value="22.7865" calcext:value-type="float">
            <text:p>22,78650000</text:p>
          </table:table-cell>
          <table:table-cell table:number-columns-repeated="8"/>
        </table:table-row>
        <table:table-row table:style-name="ro1">
          <table:table-cell office:value-type="float" office:value="22.7927138788581" calcext:value-type="float">
            <text:p>22,79271388</text:p>
          </table:table-cell>
          <table:table-cell table:number-columns-repeated="4"/>
          <table:table-cell office:value-type="float" office:value="22.7886" calcext:value-type="float">
            <text:p>22,78860000</text:p>
          </table:table-cell>
          <table:table-cell table:number-columns-repeated="8"/>
        </table:table-row>
        <table:table-row table:style-name="ro1">
          <table:table-cell office:value-type="float" office:value="22.7948680444204" calcext:value-type="float">
            <text:p>22,79486804</text:p>
          </table:table-cell>
          <table:table-cell table:number-columns-repeated="2"/>
          <table:table-cell office:value-type="float" office:value="22.7939" calcext:value-type="float">
            <text:p>22,79390000</text:p>
          </table:table-cell>
          <table:table-cell office:value-type="float" office:value="22.7959" calcext:value-type="float">
            <text:p>22,79590000</text:p>
          </table:table-cell>
          <table:table-cell office:value-type="float" office:value="22.7907" calcext:value-type="float">
            <text:p>22,79070000</text:p>
          </table:table-cell>
          <table:table-cell table:number-columns-repeated="8"/>
        </table:table-row>
        <table:table-row table:style-name="ro1">
          <table:table-cell office:value-type="float" office:value="22.7970511071294" calcext:value-type="float">
            <text:p>22,79705111</text:p>
          </table:table-cell>
          <table:table-cell table:number-columns-repeated="4"/>
          <table:table-cell office:value-type="float" office:value="22.7929" calcext:value-type="float">
            <text:p>22,79290000</text:p>
          </table:table-cell>
          <table:table-cell table:number-columns-repeated="8"/>
        </table:table-row>
        <table:table-row table:style-name="ro1">
          <table:table-cell office:value-type="float" office:value="22.7992630723913" calcext:value-type="float">
            <text:p>22,79926307</text:p>
          </table:table-cell>
          <table:table-cell table:number-columns-repeated="3"/>
          <table:table-cell office:value-type="float" office:value="22.8003" calcext:value-type="float">
            <text:p>22,80030000</text:p>
          </table:table-cell>
          <table:table-cell office:value-type="float" office:value="22.7951" calcext:value-type="float">
            <text:p>22,79510000</text:p>
          </table:table-cell>
          <table:table-cell table:number-columns-repeated="8"/>
        </table:table-row>
        <table:table-row table:style-name="ro1">
          <table:table-cell office:value-type="float" office:value="22.8015039456188" calcext:value-type="float">
            <text:p>22,80150395</text:p>
          </table:table-cell>
          <table:table-cell table:number-columns-repeated="4"/>
          <table:table-cell office:value-type="float" office:value="22.7973" calcext:value-type="float">
            <text:p>22,79730000</text:p>
          </table:table-cell>
          <table:table-cell table:number-columns-repeated="8"/>
        </table:table-row>
        <table:table-row table:style-name="ro1">
          <table:table-cell office:value-type="float" office:value="22.8037737322316" calcext:value-type="float">
            <text:p>22,80377373</text:p>
          </table:table-cell>
          <table:table-cell office:value-type="float" office:value="22.8717" calcext:value-type="float">
            <text:p>22,871700000</text:p>
          </table:table-cell>
          <table:table-cell office:value-type="float" office:value="22.8501" calcext:value-type="float">
            <text:p>22,85010000</text:p>
          </table:table-cell>
          <table:table-cell office:value-type="float" office:value="22.8026" calcext:value-type="float">
            <text:p>22,80260000</text:p>
          </table:table-cell>
          <table:table-cell office:value-type="float" office:value="22.8049" calcext:value-type="float">
            <text:p>22,80490000</text:p>
          </table:table-cell>
          <table:table-cell office:value-type="float" office:value="22.7995" calcext:value-type="float">
            <text:p>22,79950000</text:p>
          </table:table-cell>
          <table:table-cell table:number-columns-repeated="8"/>
        </table:table-row>
        <table:table-row table:style-name="ro1">
          <table:table-cell office:value-type="float" office:value="22.8060724376569" calcext:value-type="float">
            <text:p>22,80607244</text:p>
          </table:table-cell>
          <table:table-cell table:number-columns-repeated="4"/>
          <table:table-cell office:value-type="float" office:value="22.8018" calcext:value-type="float">
            <text:p>22,80180000</text:p>
          </table:table-cell>
          <table:table-cell table:number-columns-repeated="8"/>
        </table:table-row>
        <table:table-row table:style-name="ro1">
          <table:table-cell office:value-type="float" office:value="22.8084000673287" calcext:value-type="float">
            <text:p>22,80840007</text:p>
          </table:table-cell>
          <table:table-cell table:number-columns-repeated="3"/>
          <table:table-cell office:value-type="float" office:value="22.8095" calcext:value-type="float">
            <text:p>22,80950000</text:p>
          </table:table-cell>
          <table:table-cell office:value-type="float" office:value="22.8041" calcext:value-type="float">
            <text:p>22,80410000</text:p>
          </table:table-cell>
          <table:table-cell table:number-columns-repeated="8"/>
        </table:table-row>
        <table:table-row table:style-name="ro1">
          <table:table-cell office:value-type="float" office:value="22.8107566266876" calcext:value-type="float">
            <text:p>22,81075663</text:p>
          </table:table-cell>
          <table:table-cell table:number-columns-repeated="4"/>
          <table:table-cell office:value-type="float" office:value="22.8064" calcext:value-type="float">
            <text:p>22,80640000</text:p>
          </table:table-cell>
          <table:table-cell table:number-columns-repeated="8"/>
        </table:table-row>
        <table:table-row table:style-name="ro1">
          <table:table-cell office:value-type="float" office:value="22.8131421211818" calcext:value-type="float">
            <text:p>22,81314212</text:p>
          </table:table-cell>
          <table:table-cell table:number-columns-repeated="2"/>
          <table:table-cell office:value-type="float" office:value="22.8117" calcext:value-type="float">
            <text:p>22,81170000</text:p>
          </table:table-cell>
          <table:table-cell office:value-type="float" office:value="22.8143" calcext:value-type="float">
            <text:p>22,81430000</text:p>
          </table:table-cell>
          <table:table-cell office:value-type="float" office:value="22.8088" calcext:value-type="float">
            <text:p>22,80880000</text:p>
          </table:table-cell>
          <table:table-cell table:number-columns-repeated="8"/>
        </table:table-row>
        <table:table-row table:style-name="ro1">
          <table:table-cell office:value-type="float" office:value="22.8155565562662" calcext:value-type="float">
            <text:p>22,81555656</text:p>
          </table:table-cell>
          <table:table-cell table:number-columns-repeated="4"/>
          <table:table-cell office:value-type="float" office:value="22.8112" calcext:value-type="float">
            <text:p>22,81120000</text:p>
          </table:table-cell>
          <table:table-cell table:number-columns-repeated="8"/>
        </table:table-row>
        <table:table-row table:style-name="ro1">
          <table:table-cell office:value-type="float" office:value="22.8179999374027" calcext:value-type="float">
            <text:p>22,81799994</text:p>
          </table:table-cell>
          <table:table-cell table:number-columns-repeated="3"/>
          <table:table-cell office:value-type="float" office:value="22.8191" calcext:value-type="float">
            <text:p>22,81910000</text:p>
          </table:table-cell>
          <table:table-cell office:value-type="float" office:value="22.8136" calcext:value-type="float">
            <text:p>22,81360000</text:p>
          </table:table-cell>
          <table:table-cell table:number-columns-repeated="8"/>
        </table:table-row>
        <table:table-row table:style-name="ro1">
          <table:table-cell office:value-type="float" office:value="22.8204722700606" calcext:value-type="float">
            <text:p>22,82047227</text:p>
          </table:table-cell>
          <table:table-cell table:number-columns-repeated="4"/>
          <table:table-cell office:value-type="float" office:value="22.816" calcext:value-type="float">
            <text:p>22,81600000</text:p>
          </table:table-cell>
          <table:table-cell table:number-columns-repeated="8"/>
        </table:table-row>
        <table:table-row table:style-name="ro1">
          <table:table-cell office:value-type="float" office:value="22.8229735597159" calcext:value-type="float">
            <text:p>22,82297356</text:p>
          </table:table-cell>
          <table:table-cell/>
          <table:table-cell office:value-type="float" office:value="22.8689" calcext:value-type="float">
            <text:p>22,86890000</text:p>
          </table:table-cell>
          <table:table-cell office:value-type="float" office:value="22.8213" calcext:value-type="float">
            <text:p>22,82130000</text:p>
          </table:table-cell>
          <table:table-cell office:value-type="float" office:value="22.8241" calcext:value-type="float">
            <text:p>22,82410000</text:p>
          </table:table-cell>
          <table:table-cell office:value-type="float" office:value="22.8185" calcext:value-type="float">
            <text:p>22,81850000</text:p>
          </table:table-cell>
          <table:table-cell table:number-columns-repeated="8"/>
        </table:table-row>
        <table:table-row table:style-name="ro1">
          <table:table-cell office:value-type="float" office:value="22.8255038118516" calcext:value-type="float">
            <text:p>22,82550381</text:p>
          </table:table-cell>
          <table:table-cell table:number-columns-repeated="4"/>
          <table:table-cell office:value-type="float" office:value="22.821" calcext:value-type="float">
            <text:p>22,82100000</text:p>
          </table:table-cell>
          <table:table-cell table:number-columns-repeated="8"/>
        </table:table-row>
        <table:table-row table:style-name="ro1">
          <table:table-cell office:value-type="float" office:value="22.8280630319581" calcext:value-type="float">
            <text:p>22,82806303</text:p>
          </table:table-cell>
          <table:table-cell table:number-columns-repeated="3"/>
          <table:table-cell office:value-type="float" office:value="22.8292" calcext:value-type="float">
            <text:p>22,82920000</text:p>
          </table:table-cell>
          <table:table-cell office:value-type="float" office:value="22.8235" calcext:value-type="float">
            <text:p>22,82350000</text:p>
          </table:table-cell>
          <table:table-cell table:number-columns-repeated="8"/>
        </table:table-row>
        <table:table-row table:style-name="ro1">
          <table:table-cell office:value-type="float" office:value="22.8306512255325" calcext:value-type="float">
            <text:p>22,83065123</text:p>
          </table:table-cell>
          <table:table-cell table:number-columns-repeated="4"/>
          <table:table-cell office:value-type="float" office:value="22.8261" calcext:value-type="float">
            <text:p>22,82610000</text:p>
          </table:table-cell>
          <table:table-cell table:number-columns-repeated="8"/>
        </table:table-row>
        <table:table-row table:style-name="ro1">
          <table:table-cell office:value-type="float" office:value="22.8332683980794" calcext:value-type="float">
            <text:p>22,83326840</text:p>
          </table:table-cell>
          <table:table-cell table:number-columns-repeated="2"/>
          <table:table-cell office:value-type="float" office:value="22.8314" calcext:value-type="float">
            <text:p>22,83140000</text:p>
          </table:table-cell>
          <table:table-cell office:value-type="float" office:value="22.8344" calcext:value-type="float">
            <text:p>22,83440000</text:p>
          </table:table-cell>
          <table:table-cell office:value-type="float" office:value="22.8287" calcext:value-type="float">
            <text:p>22,82870000</text:p>
          </table:table-cell>
          <table:table-cell table:number-columns-repeated="8"/>
        </table:table-row>
        <table:table-row table:style-name="ro1">
          <table:table-cell office:value-type="float" office:value="22.8359145551099" calcext:value-type="float">
            <text:p>22,83591456</text:p>
          </table:table-cell>
          <table:table-cell table:number-columns-repeated="4"/>
          <table:table-cell office:value-type="float" office:value="22.8313" calcext:value-type="float">
            <text:p>22,83130000</text:p>
          </table:table-cell>
          <table:table-cell table:number-columns-repeated="8"/>
        </table:table-row>
        <table:table-row table:style-name="ro1">
          <table:table-cell office:value-type="float" office:value="22.8385897021426" calcext:value-type="float">
            <text:p>22,83858970</text:p>
          </table:table-cell>
          <table:table-cell table:number-columns-repeated="3"/>
          <table:table-cell office:value-type="float" office:value="22.8398" calcext:value-type="float">
            <text:p>22,83980000</text:p>
          </table:table-cell>
          <table:table-cell office:value-type="float" office:value="22.8339" calcext:value-type="float">
            <text:p>22,83390000</text:p>
          </table:table-cell>
          <table:table-cell table:number-columns-repeated="8"/>
        </table:table-row>
        <table:table-row table:style-name="ro1">
          <table:table-cell office:value-type="float" office:value="22.8412938447029" calcext:value-type="float">
            <text:p>22,84129384</text:p>
          </table:table-cell>
          <table:table-cell table:number-columns-repeated="4"/>
          <table:table-cell office:value-type="float" office:value="22.8366" calcext:value-type="float">
            <text:p>22,83660000</text:p>
          </table:table-cell>
          <table:table-cell table:number-columns-repeated="8"/>
        </table:table-row>
        <table:table-row table:style-name="ro1">
          <table:table-cell office:value-type="float" office:value="22.8440269883238" calcext:value-type="float">
            <text:p>22,84402699</text:p>
          </table:table-cell>
          <table:table-cell office:value-type="float" office:value="22.9072" calcext:value-type="float">
            <text:p>22,907200000</text:p>
          </table:table-cell>
          <table:table-cell office:value-type="float" office:value="22.8895" calcext:value-type="float">
            <text:p>22,88950000</text:p>
          </table:table-cell>
          <table:table-cell office:value-type="float" office:value="22.8419" calcext:value-type="float">
            <text:p>22,84190000</text:p>
          </table:table-cell>
          <table:table-cell office:value-type="float" office:value="22.8452" calcext:value-type="float">
            <text:p>22,84520000</text:p>
          </table:table-cell>
          <table:table-cell office:value-type="float" office:value="22.8393" calcext:value-type="float">
            <text:p>22,83930000</text:p>
          </table:table-cell>
          <table:table-cell table:number-columns-repeated="8"/>
        </table:table-row>
        <table:table-row table:style-name="ro1">
          <table:table-cell office:value-type="float" office:value="22.8467891385446" calcext:value-type="float">
            <text:p>22,84678914</text:p>
          </table:table-cell>
          <table:table-cell table:number-columns-repeated="4"/>
          <table:table-cell office:value-type="float" office:value="22.842" calcext:value-type="float">
            <text:p>22,84200000</text:p>
          </table:table-cell>
          <table:table-cell table:number-columns-repeated="8"/>
        </table:table-row>
        <table:table-row table:style-name="ro1">
          <table:table-cell office:value-type="float" office:value="22.8495803009124" calcext:value-type="float">
            <text:p>22,84958030</text:p>
          </table:table-cell>
          <table:table-cell table:number-columns-repeated="3"/>
          <table:table-cell office:value-type="float" office:value="22.8508" calcext:value-type="float">
            <text:p>22,85080000</text:p>
          </table:table-cell>
          <table:table-cell office:value-type="float" office:value="22.8448" calcext:value-type="float">
            <text:p>22,84480000</text:p>
          </table:table-cell>
          <table:table-cell table:number-columns-repeated="8"/>
        </table:table-row>
        <table:table-row table:style-name="ro1">
          <table:table-cell office:value-type="float" office:value="22.8524004809809" calcext:value-type="float">
            <text:p>22,85240048</text:p>
          </table:table-cell>
          <table:table-cell table:number-columns-repeated="4"/>
          <table:table-cell office:value-type="float" office:value="22.8476" calcext:value-type="float">
            <text:p>22,84760000</text:p>
          </table:table-cell>
          <table:table-cell table:number-columns-repeated="8"/>
        </table:table-row>
        <table:table-row table:style-name="ro1">
          <table:table-cell office:value-type="float" office:value="22.8552496843111" calcext:value-type="float">
            <text:p>22,85524968</text:p>
          </table:table-cell>
          <table:table-cell table:number-columns-repeated="2"/>
          <table:table-cell office:value-type="float" office:value="22.8529" calcext:value-type="float">
            <text:p>22,85290000</text:p>
          </table:table-cell>
          <table:table-cell office:value-type="float" office:value="22.8565" calcext:value-type="float">
            <text:p>22,85650000</text:p>
          </table:table-cell>
          <table:table-cell office:value-type="float" office:value="22.8504" calcext:value-type="float">
            <text:p>22,85040000</text:p>
          </table:table-cell>
          <table:table-cell table:number-columns-repeated="8"/>
        </table:table-row>
        <table:table-row table:style-name="ro1">
          <table:table-cell office:value-type="float" office:value="22.8581279164714" calcext:value-type="float">
            <text:p>22,85812792</text:p>
          </table:table-cell>
          <table:table-cell table:number-columns-repeated="4"/>
          <table:table-cell office:value-type="float" office:value="22.8532" calcext:value-type="float">
            <text:p>22,85320000</text:p>
          </table:table-cell>
          <table:table-cell table:number-columns-repeated="8"/>
        </table:table-row>
        <table:table-row table:style-name="ro1">
          <table:table-cell office:value-type="float" office:value="22.8610351830366" calcext:value-type="float">
            <text:p>22,86103518</text:p>
          </table:table-cell>
          <table:table-cell table:number-columns-repeated="3"/>
          <table:table-cell office:value-type="float" office:value="22.8623" calcext:value-type="float">
            <text:p>22,86230000</text:p>
          </table:table-cell>
          <table:table-cell office:value-type="float" office:value="22.8561" calcext:value-type="float">
            <text:p>22,85610000</text:p>
          </table:table-cell>
          <table:table-cell table:number-columns-repeated="8"/>
        </table:table-row>
        <table:table-row table:style-name="ro1">
          <table:table-cell office:value-type="float" office:value="22.8639714895895" calcext:value-type="float">
            <text:p>22,86397149</text:p>
          </table:table-cell>
          <table:table-cell table:number-columns-repeated="4"/>
          <table:table-cell office:value-type="float" office:value="22.859" calcext:value-type="float">
            <text:p>22,85900000</text:p>
          </table:table-cell>
          <table:table-cell table:number-columns-repeated="8"/>
        </table:table-row>
        <table:table-row table:style-name="ro1">
          <table:table-cell office:value-type="float" office:value="22.8669368417191" calcext:value-type="float">
            <text:p>22,86693684</text:p>
          </table:table-cell>
          <table:table-cell/>
          <table:table-cell office:value-type="float" office:value="22.912" calcext:value-type="float">
            <text:p>22,91200000</text:p>
          </table:table-cell>
          <table:table-cell office:value-type="float" office:value="22.8644" calcext:value-type="float">
            <text:p>22,86440000</text:p>
          </table:table-cell>
          <table:table-cell office:value-type="float" office:value="22.8682" calcext:value-type="float">
            <text:p>22,86820000</text:p>
          </table:table-cell>
          <table:table-cell office:value-type="float" office:value="22.862" calcext:value-type="float">
            <text:p>22,86200000</text:p>
          </table:table-cell>
          <table:table-cell table:number-columns-repeated="8"/>
        </table:table-row>
        <table:table-row table:style-name="ro1">
          <table:table-cell office:value-type="float" office:value="22.8699312450223" calcext:value-type="float">
            <text:p>22,86993125</text:p>
          </table:table-cell>
          <table:table-cell table:number-columns-repeated="4"/>
          <table:table-cell office:value-type="float" office:value="22.8649" calcext:value-type="float">
            <text:p>22,86490000</text:p>
          </table:table-cell>
          <table:table-cell table:number-columns-repeated="8"/>
        </table:table-row>
        <table:table-row table:style-name="ro1">
          <table:table-cell office:value-type="float" office:value="22.8729547051027" calcext:value-type="float">
            <text:p>22,87295471</text:p>
          </table:table-cell>
          <table:table-cell table:number-columns-repeated="3"/>
          <table:table-cell office:value-type="float" office:value="22.8742" calcext:value-type="float">
            <text:p>22,87420000</text:p>
          </table:table-cell>
          <table:table-cell office:value-type="float" office:value="22.8679" calcext:value-type="float">
            <text:p>22,86790000</text:p>
          </table:table-cell>
          <table:table-cell table:number-columns-repeated="8"/>
        </table:table-row>
        <table:table-row table:style-name="ro1">
          <table:table-cell office:value-type="float" office:value="22.8760072275711" calcext:value-type="float">
            <text:p>22,87600723</text:p>
          </table:table-cell>
          <table:table-cell table:number-columns-repeated="4"/>
          <table:table-cell office:value-type="float" office:value="22.8709" calcext:value-type="float">
            <text:p>22,87090000</text:p>
          </table:table-cell>
          <table:table-cell table:number-columns-repeated="8"/>
        </table:table-row>
        <table:table-row table:style-name="ro1">
          <table:table-cell office:value-type="float" office:value="22.8790888180456" calcext:value-type="float">
            <text:p>22,87908882</text:p>
          </table:table-cell>
          <table:table-cell table:number-columns-repeated="2"/>
          <table:table-cell office:value-type="float" office:value="22.8763" calcext:value-type="float">
            <text:p>22,87630000</text:p>
          </table:table-cell>
          <table:table-cell office:value-type="float" office:value="22.8804" calcext:value-type="float">
            <text:p>22,88040000</text:p>
          </table:table-cell>
          <table:table-cell office:value-type="float" office:value="22.874" calcext:value-type="float">
            <text:p>22,87400000</text:p>
          </table:table-cell>
          <table:table-cell table:number-columns-repeated="8"/>
        </table:table-row>
        <table:table-row table:style-name="ro1">
          <table:table-cell office:value-type="float" office:value="22.8821994821511" calcext:value-type="float">
            <text:p>22,88219948</text:p>
          </table:table-cell>
          <table:table-cell table:number-columns-repeated="4"/>
          <table:table-cell office:value-type="float" office:value="22.8771" calcext:value-type="float">
            <text:p>22,87710000</text:p>
          </table:table-cell>
          <table:table-cell table:number-columns-repeated="8"/>
        </table:table-row>
        <table:table-row table:style-name="ro1">
          <table:table-cell office:value-type="float" office:value="22.8853392255201" calcext:value-type="float">
            <text:p>22,88533923</text:p>
          </table:table-cell>
          <table:table-cell table:number-columns-repeated="3"/>
          <table:table-cell office:value-type="float" office:value="22.8866" calcext:value-type="float">
            <text:p>22,88660000</text:p>
          </table:table-cell>
          <table:table-cell office:value-type="float" office:value="22.8802" calcext:value-type="float">
            <text:p>22,88020000</text:p>
          </table:table-cell>
          <table:table-cell table:number-columns-repeated="8"/>
        </table:table-row>
        <table:table-row table:style-name="ro1">
          <table:table-cell office:value-type="float" office:value="22.8885080537919" calcext:value-type="float">
            <text:p>22,88850805</text:p>
          </table:table-cell>
          <table:table-cell table:number-columns-repeated="4"/>
          <table:table-cell office:value-type="float" office:value="22.8833" calcext:value-type="float">
            <text:p>22,88330000</text:p>
          </table:table-cell>
          <table:table-cell table:number-columns-repeated="8"/>
        </table:table-row>
        <table:table-row table:style-name="ro1">
          <table:table-cell office:value-type="float" office:value="22.8917059726129" calcext:value-type="float">
            <text:p>22,89170597</text:p>
          </table:table-cell>
          <table:table-cell office:value-type="float" office:value="22.9502" calcext:value-type="float">
            <text:p>22,950200000</text:p>
          </table:table-cell>
          <table:table-cell office:value-type="float" office:value="22.9363" calcext:value-type="float">
            <text:p>22,93630000</text:p>
          </table:table-cell>
          <table:table-cell office:value-type="float" office:value="22.8887" calcext:value-type="float">
            <text:p>22,88870000</text:p>
          </table:table-cell>
          <table:table-cell office:value-type="float" office:value="22.893" calcext:value-type="float">
            <text:p>22,89300000</text:p>
          </table:table-cell>
          <table:table-cell office:value-type="float" office:value="22.8865" calcext:value-type="float">
            <text:p>22,88650000</text:p>
          </table:table-cell>
          <table:table-cell table:number-columns-repeated="8"/>
        </table:table-row>
        <table:table-row table:style-name="ro1">
          <table:table-cell office:value-type="float" office:value="22.8949329876371" calcext:value-type="float">
            <text:p>22,89493299</text:p>
          </table:table-cell>
          <table:table-cell table:number-columns-repeated="4"/>
          <table:table-cell office:value-type="float" office:value="22.8897" calcext:value-type="float">
            <text:p>22,88970000</text:p>
          </table:table-cell>
          <table:table-cell table:number-columns-repeated="8"/>
        </table:table-row>
        <table:table-row table:style-name="ro1">
          <table:table-cell office:value-type="float" office:value="22.8981891045252" calcext:value-type="float">
            <text:p>22,89818910</text:p>
          </table:table-cell>
          <table:table-cell table:number-columns-repeated="3"/>
          <table:table-cell office:value-type="float" office:value="22.8995" calcext:value-type="float">
            <text:p>22,89950000</text:p>
          </table:table-cell>
          <table:table-cell office:value-type="float" office:value="22.8929" calcext:value-type="float">
            <text:p>22,89290000</text:p>
          </table:table-cell>
          <table:table-cell table:number-columns-repeated="8"/>
        </table:table-row>
        <table:table-row table:style-name="ro1">
          <table:table-cell office:value-type="float" office:value="22.9014743289453" calcext:value-type="float">
            <text:p>22,90147433</text:p>
          </table:table-cell>
          <table:table-cell table:number-columns-repeated="4"/>
          <table:table-cell office:value-type="float" office:value="22.8962" calcext:value-type="float">
            <text:p>22,89620000</text:p>
          </table:table-cell>
          <table:table-cell table:number-columns-repeated="8"/>
        </table:table-row>
        <table:table-row table:style-name="ro1">
          <table:table-cell office:value-type="float" office:value="22.9047886665727" calcext:value-type="float">
            <text:p>22,90478867</text:p>
          </table:table-cell>
          <table:table-cell table:number-columns-repeated="2"/>
          <table:table-cell office:value-type="float" office:value="22.9016" calcext:value-type="float">
            <text:p>22,90160000</text:p>
          </table:table-cell>
          <table:table-cell office:value-type="float" office:value="22.9061" calcext:value-type="float">
            <text:p>22,90610000</text:p>
          </table:table-cell>
          <table:table-cell office:value-type="float" office:value="22.8994" calcext:value-type="float">
            <text:p>22,89940000</text:p>
          </table:table-cell>
          <table:table-cell table:number-columns-repeated="8"/>
        </table:table-row>
        <table:table-row table:style-name="ro1">
          <table:table-cell office:value-type="float" office:value="22.9081321230895" calcext:value-type="float">
            <text:p>22,90813212</text:p>
          </table:table-cell>
          <table:table-cell table:number-columns-repeated="4"/>
          <table:table-cell office:value-type="float" office:value="22.9028" calcext:value-type="float">
            <text:p>22,90280000</text:p>
          </table:table-cell>
          <table:table-cell table:number-columns-repeated="8"/>
        </table:table-row>
        <table:table-row table:style-name="ro1">
          <table:table-cell office:value-type="float" office:value="22.9115047041855" calcext:value-type="float">
            <text:p>22,91150470</text:p>
          </table:table-cell>
          <table:table-cell table:number-columns-repeated="3"/>
          <table:table-cell office:value-type="float" office:value="22.9129" calcext:value-type="float">
            <text:p>22,91290000</text:p>
          </table:table-cell>
          <table:table-cell office:value-type="float" office:value="22.9061" calcext:value-type="float">
            <text:p>22,90610000</text:p>
          </table:table-cell>
          <table:table-cell table:number-columns-repeated="8"/>
        </table:table-row>
        <table:table-row table:style-name="ro1">
          <table:table-cell office:value-type="float" office:value="22.9149064155574" calcext:value-type="float">
            <text:p>22,91490642</text:p>
          </table:table-cell>
          <table:table-cell table:number-columns-repeated="4"/>
          <table:table-cell office:value-type="float" office:value="22.9095" calcext:value-type="float">
            <text:p>22,90950000</text:p>
          </table:table-cell>
          <table:table-cell table:number-columns-repeated="8"/>
        </table:table-row>
        <table:table-row table:style-name="ro1">
          <table:table-cell office:value-type="float" office:value="22.9183372629091" calcext:value-type="float">
            <text:p>22,91833726</text:p>
          </table:table-cell>
          <table:table-cell/>
          <table:table-cell office:value-type="float" office:value="22.9625" calcext:value-type="float">
            <text:p>22,96250000</text:p>
          </table:table-cell>
          <table:table-cell office:value-type="float" office:value="22.9149" calcext:value-type="float">
            <text:p>22,91490000</text:p>
          </table:table-cell>
          <table:table-cell office:value-type="float" office:value="22.9197" calcext:value-type="float">
            <text:p>22,91970000</text:p>
          </table:table-cell>
          <table:table-cell office:value-type="float" office:value="22.9129" calcext:value-type="float">
            <text:p>22,91290000</text:p>
          </table:table-cell>
          <table:table-cell table:number-columns-repeated="8"/>
        </table:table-row>
        <table:table-row table:style-name="ro1">
          <table:table-cell office:value-type="float" office:value="22.9217972519517" calcext:value-type="float">
            <text:p>22,92179725</text:p>
          </table:table-cell>
          <table:table-cell table:number-columns-repeated="4"/>
          <table:table-cell office:value-type="float" office:value="22.9163" calcext:value-type="float">
            <text:p>22,91630000</text:p>
          </table:table-cell>
          <table:table-cell table:number-columns-repeated="8"/>
        </table:table-row>
        <table:table-row table:style-name="ro1">
          <table:table-cell office:value-type="float" office:value="22.9252863884034" calcext:value-type="float">
            <text:p>22,92528639</text:p>
          </table:table-cell>
          <table:table-cell table:number-columns-repeated="3"/>
          <table:table-cell office:value-type="float" office:value="22.9267" calcext:value-type="float">
            <text:p>22,92670000</text:p>
          </table:table-cell>
          <table:table-cell office:value-type="float" office:value="22.9198" calcext:value-type="float">
            <text:p>22,91980000</text:p>
          </table:table-cell>
          <table:table-cell table:number-columns-repeated="8"/>
        </table:table-row>
        <table:table-row table:style-name="ro1">
          <table:table-cell office:value-type="float" office:value="22.92880467799" calcext:value-type="float">
            <text:p>22,92880468</text:p>
          </table:table-cell>
          <table:table-cell table:number-columns-repeated="4"/>
          <table:table-cell office:value-type="float" office:value="22.9232" calcext:value-type="float">
            <text:p>22,92320000</text:p>
          </table:table-cell>
          <table:table-cell table:number-columns-repeated="8"/>
        </table:table-row>
        <table:table-row table:style-name="ro1">
          <table:table-cell office:value-type="float" office:value="22.9323521264439" calcext:value-type="float">
            <text:p>22,93235213</text:p>
          </table:table-cell>
          <table:table-cell table:number-columns-repeated="2"/>
          <table:table-cell office:value-type="float" office:value="22.9287" calcext:value-type="float">
            <text:p>22,92870000</text:p>
          </table:table-cell>
          <table:table-cell office:value-type="float" office:value="22.9338" calcext:value-type="float">
            <text:p>22,93380000</text:p>
          </table:table-cell>
          <table:table-cell office:value-type="float" office:value="22.9268" calcext:value-type="float">
            <text:p>22,92680000</text:p>
          </table:table-cell>
          <table:table-cell table:number-columns-repeated="8"/>
        </table:table-row>
        <table:table-row table:style-name="ro1">
          <table:table-cell office:value-type="float" office:value="22.9359287395053" calcext:value-type="float">
            <text:p>22,93592874</text:p>
          </table:table-cell>
          <table:table-cell table:number-columns-repeated="4"/>
          <table:table-cell office:value-type="float" office:value="22.9303" calcext:value-type="float">
            <text:p>22,93030000</text:p>
          </table:table-cell>
          <table:table-cell table:number-columns-repeated="8"/>
        </table:table-row>
        <table:table-row table:style-name="ro1">
          <table:table-cell office:value-type="float" office:value="22.9395345229209" calcext:value-type="float">
            <text:p>22,93953452</text:p>
          </table:table-cell>
          <table:table-cell table:number-columns-repeated="3"/>
          <table:table-cell office:value-type="float" office:value="22.941" calcext:value-type="float">
            <text:p>22,94100000</text:p>
          </table:table-cell>
          <table:table-cell office:value-type="float" office:value="22.9339" calcext:value-type="float">
            <text:p>22,93390000</text:p>
          </table:table-cell>
          <table:table-cell table:number-columns-repeated="8"/>
        </table:table-row>
        <table:table-row table:style-name="ro1">
          <table:table-cell office:value-type="float" office:value="22.9431694824453" calcext:value-type="float">
            <text:p>22,94316948</text:p>
          </table:table-cell>
          <table:table-cell table:number-columns-repeated="4"/>
          <table:table-cell office:value-type="float" office:value="22.9375" calcext:value-type="float">
            <text:p>22,93750000</text:p>
          </table:table-cell>
          <table:table-cell table:number-columns-repeated="8"/>
        </table:table-row>
        <table:table-row table:style-name="ro1">
          <table:table-cell office:value-type="float" office:value="22.9468336238399" calcext:value-type="float">
            <text:p>22,94683362</text:p>
          </table:table-cell>
          <table:table-cell office:value-type="float" office:value="23.0006" calcext:value-type="float">
            <text:p>23,000600000</text:p>
          </table:table-cell>
          <table:table-cell office:value-type="float" office:value="22.9906" calcext:value-type="float">
            <text:p>22,99060000</text:p>
          </table:table-cell>
          <table:table-cell office:value-type="float" office:value="22.943" calcext:value-type="float">
            <text:p>22,94300000</text:p>
          </table:table-cell>
          <table:table-cell office:value-type="float" office:value="22.9483" calcext:value-type="float">
            <text:p>22,94830000</text:p>
          </table:table-cell>
          <table:table-cell office:value-type="float" office:value="22.9411" calcext:value-type="float">
            <text:p>22,94110000</text:p>
          </table:table-cell>
          <table:table-cell table:number-columns-repeated="8"/>
        </table:table-row>
        <table:table-row table:style-name="ro1">
          <table:table-cell office:value-type="float" office:value="22.9505269528735" calcext:value-type="float">
            <text:p>22,95052695</text:p>
          </table:table-cell>
          <table:table-cell table:number-columns-repeated="4"/>
          <table:table-cell office:value-type="float" office:value="22.9448" calcext:value-type="float">
            <text:p>22,94480000</text:p>
          </table:table-cell>
          <table:table-cell table:number-columns-repeated="8"/>
        </table:table-row>
        <table:table-row table:style-name="ro1">
          <table:table-cell office:value-type="float" office:value="22.9542494753221" calcext:value-type="float">
            <text:p>22,95424948</text:p>
          </table:table-cell>
          <table:table-cell table:number-columns-repeated="3"/>
          <table:table-cell office:value-type="float" office:value="22.9557" calcext:value-type="float">
            <text:p>22,95570000</text:p>
          </table:table-cell>
          <table:table-cell office:value-type="float" office:value="22.9485" calcext:value-type="float">
            <text:p>22,94850000</text:p>
          </table:table-cell>
          <table:table-cell table:number-columns-repeated="8"/>
        </table:table-row>
        <table:table-row table:style-name="ro1">
          <table:table-cell office:value-type="float" office:value="22.9580011969687" calcext:value-type="float">
            <text:p>22,95800120</text:p>
          </table:table-cell>
          <table:table-cell table:number-columns-repeated="4"/>
          <table:table-cell office:value-type="float" office:value="22.9522" calcext:value-type="float">
            <text:p>22,95220000</text:p>
          </table:table-cell>
          <table:table-cell table:number-columns-repeated="8"/>
        </table:table-row>
        <table:table-row table:style-name="ro1">
          <table:table-cell office:value-type="float" office:value="22.9617821236038" calcext:value-type="float">
            <text:p>22,96178212</text:p>
          </table:table-cell>
          <table:table-cell table:number-columns-repeated="2"/>
          <table:table-cell office:value-type="float" office:value="22.9577" calcext:value-type="float">
            <text:p>22,95770000</text:p>
          </table:table-cell>
          <table:table-cell office:value-type="float" office:value="22.9632" calcext:value-type="float">
            <text:p>22,96320000</text:p>
          </table:table-cell>
          <table:table-cell office:value-type="float" office:value="22.9559" calcext:value-type="float">
            <text:p>22,95590000</text:p>
          </table:table-cell>
          <table:table-cell table:number-columns-repeated="8"/>
        </table:table-row>
        <table:table-row table:style-name="ro1">
          <table:table-cell office:value-type="float" office:value="22.9655922610251" calcext:value-type="float">
            <text:p>22,96559226</text:p>
          </table:table-cell>
          <table:table-cell table:number-columns-repeated="4"/>
          <table:table-cell office:value-type="float" office:value="22.9597" calcext:value-type="float">
            <text:p>22,95970000</text:p>
          </table:table-cell>
          <table:table-cell table:number-columns-repeated="8"/>
        </table:table-row>
        <table:table-row table:style-name="ro1">
          <table:table-cell office:value-type="float" office:value="22.9694316150374" calcext:value-type="float">
            <text:p>22,96943162</text:p>
          </table:table-cell>
          <table:table-cell table:number-columns-repeated="3"/>
          <table:table-cell office:value-type="float" office:value="22.9709" calcext:value-type="float">
            <text:p>22,97090000</text:p>
          </table:table-cell>
          <table:table-cell office:value-type="float" office:value="22.9635" calcext:value-type="float">
            <text:p>22,96350000</text:p>
          </table:table-cell>
          <table:table-cell table:number-columns-repeated="8"/>
        </table:table-row>
        <table:table-row table:style-name="ro1">
          <table:table-cell office:value-type="float" office:value="22.9733001914528" calcext:value-type="float">
            <text:p>22,97330019</text:p>
          </table:table-cell>
          <table:table-cell table:number-columns-repeated="4"/>
          <table:table-cell office:value-type="float" office:value="22.9674" calcext:value-type="float">
            <text:p>22,96740000</text:p>
          </table:table-cell>
          <table:table-cell table:number-columns-repeated="8"/>
        </table:table-row>
        <table:table-row table:style-name="ro1">
          <table:table-cell office:value-type="float" office:value="22.9771979960908" calcext:value-type="float">
            <text:p>22,97719800</text:p>
          </table:table-cell>
          <table:table-cell/>
          <table:table-cell office:value-type="float" office:value="23.0206" calcext:value-type="float">
            <text:p>23,02060000</text:p>
          </table:table-cell>
          <table:table-cell office:value-type="float" office:value="22.9729" calcext:value-type="float">
            <text:p>22,97290000</text:p>
          </table:table-cell>
          <table:table-cell office:value-type="float" office:value="22.9787" calcext:value-type="float">
            <text:p>22,97870000</text:p>
          </table:table-cell>
          <table:table-cell office:value-type="float" office:value="22.9712" calcext:value-type="float">
            <text:p>22,97120000</text:p>
          </table:table-cell>
          <table:table-cell table:number-columns-repeated="8"/>
        </table:table-row>
        <table:table-row table:style-name="ro1">
          <table:table-cell office:value-type="float" office:value="22.9811250347776" calcext:value-type="float">
            <text:p>22,98112503</text:p>
          </table:table-cell>
          <table:table-cell table:number-columns-repeated="4"/>
          <table:table-cell office:value-type="float" office:value="22.9751" calcext:value-type="float">
            <text:p>22,97510000</text:p>
          </table:table-cell>
          <table:table-cell table:number-columns-repeated="8"/>
        </table:table-row>
        <table:table-row table:style-name="ro1">
          <table:table-cell office:value-type="float" office:value="22.9850813133474" calcext:value-type="float">
            <text:p>22,98508131</text:p>
          </table:table-cell>
          <table:table-cell table:number-columns-repeated="3"/>
          <table:table-cell office:value-type="float" office:value="22.9866" calcext:value-type="float">
            <text:p>22,98660000</text:p>
          </table:table-cell>
          <table:table-cell office:value-type="float" office:value="22.9791" calcext:value-type="float">
            <text:p>22,97910000</text:p>
          </table:table-cell>
          <table:table-cell table:number-columns-repeated="8"/>
        </table:table-row>
        <table:table-row table:style-name="ro1">
          <table:table-cell office:value-type="float" office:value="22.989066837641" calcext:value-type="float">
            <text:p>22,98906684</text:p>
          </table:table-cell>
          <table:table-cell table:number-columns-repeated="4"/>
          <table:table-cell office:value-type="float" office:value="22.983" calcext:value-type="float">
            <text:p>22,98300000</text:p>
          </table:table-cell>
          <table:table-cell table:number-columns-repeated="8"/>
        </table:table-row>
        <table:table-row table:style-name="ro1">
          <table:table-cell office:value-type="float" office:value="22.9930816135069" calcext:value-type="float">
            <text:p>22,99308161</text:p>
          </table:table-cell>
          <table:table-cell table:number-columns-repeated="2"/>
          <table:table-cell office:value-type="float" office:value="22.9886" calcext:value-type="float">
            <text:p>22,98860000</text:p>
          </table:table-cell>
          <table:table-cell office:value-type="float" office:value="22.9946" calcext:value-type="float">
            <text:p>22,99460000</text:p>
          </table:table-cell>
          <table:table-cell office:value-type="float" office:value="22.987" calcext:value-type="float">
            <text:p>22,98700000</text:p>
          </table:table-cell>
          <table:table-cell table:number-columns-repeated="8"/>
        </table:table-row>
        <table:table-row table:style-name="ro1">
          <table:table-cell office:value-type="float" office:value="22.9971256468005" calcext:value-type="float">
            <text:p>22,99712565</text:p>
          </table:table-cell>
          <table:table-cell table:number-columns-repeated="4"/>
          <table:table-cell office:value-type="float" office:value="22.991" calcext:value-type="float">
            <text:p>22,99100000</text:p>
          </table:table-cell>
          <table:table-cell table:number-columns-repeated="8"/>
        </table:table-row>
        <table:table-row table:style-name="ro1">
          <table:table-cell office:value-type="float" office:value="23.0011989433848" calcext:value-type="float">
            <text:p>23,00119894</text:p>
          </table:table-cell>
          <table:table-cell table:number-columns-repeated="3"/>
          <table:table-cell office:value-type="float" office:value="23.0027" calcext:value-type="float">
            <text:p>23,00270000</text:p>
          </table:table-cell>
          <table:table-cell office:value-type="float" office:value="22.995" calcext:value-type="float">
            <text:p>22,99500000</text:p>
          </table:table-cell>
          <table:table-cell table:number-columns-repeated="8"/>
        </table:table-row>
        <table:table-row table:style-name="ro1">
          <table:table-cell office:value-type="float" office:value="23.0053015091298" calcext:value-type="float">
            <text:p>23,00530151</text:p>
          </table:table-cell>
          <table:table-cell table:number-columns-repeated="4"/>
          <table:table-cell office:value-type="float" office:value="22.9991" calcext:value-type="float">
            <text:p>22,99910000</text:p>
          </table:table-cell>
          <table:table-cell table:number-columns-repeated="8"/>
        </table:table-row>
        <table:table-row table:style-name="ro1">
          <table:table-cell office:value-type="float" office:value="23.0094333499128" calcext:value-type="float">
            <text:p>23,00943335</text:p>
          </table:table-cell>
          <table:table-cell office:value-type="float" office:value="23.0587" calcext:value-type="float">
            <text:p>23,058700000</text:p>
          </table:table-cell>
          <table:table-cell office:value-type="float" office:value="23.0524" calcext:value-type="float">
            <text:p>23,05240000</text:p>
          </table:table-cell>
          <table:table-cell office:value-type="float" office:value="23.0047" calcext:value-type="float">
            <text:p>23,00470000</text:p>
          </table:table-cell>
          <table:table-cell office:value-type="float" office:value="23.011" calcext:value-type="float">
            <text:p>23,01100000</text:p>
          </table:table-cell>
          <table:table-cell office:value-type="float" office:value="23.0032" calcext:value-type="float">
            <text:p>23,00320000</text:p>
          </table:table-cell>
          <table:table-cell table:number-columns-repeated="8"/>
        </table:table-row>
        <table:table-row table:style-name="ro1">
          <table:table-cell office:value-type="float" office:value="23.0135944716185" calcext:value-type="float">
            <text:p>23,01359447</text:p>
          </table:table-cell>
          <table:table-cell table:number-columns-repeated="4"/>
          <table:table-cell office:value-type="float" office:value="23.0074" calcext:value-type="float">
            <text:p>23,00740000</text:p>
          </table:table-cell>
          <table:table-cell table:number-columns-repeated="8"/>
        </table:table-row>
        <table:table-row table:style-name="ro1">
          <table:table-cell office:value-type="float" office:value="23.0177848801387" calcext:value-type="float">
            <text:p>23,01778488</text:p>
          </table:table-cell>
          <table:table-cell table:number-columns-repeated="3"/>
          <table:table-cell office:value-type="float" office:value="23.0193" calcext:value-type="float">
            <text:p>23,01930000</text:p>
          </table:table-cell>
          <table:table-cell office:value-type="float" office:value="23.0115" calcext:value-type="float">
            <text:p>23,01150000</text:p>
          </table:table-cell>
          <table:table-cell table:number-columns-repeated="8"/>
        </table:table-row>
        <table:table-row table:style-name="ro1">
          <table:table-cell office:value-type="float" office:value="23.0220045813726" calcext:value-type="float">
            <text:p>23,02200458</text:p>
          </table:table-cell>
          <table:table-cell table:number-columns-repeated="4"/>
          <table:table-cell office:value-type="float" office:value="23.0157" calcext:value-type="float">
            <text:p>23,01570000</text:p>
          </table:table-cell>
          <table:table-cell table:number-columns-repeated="8"/>
        </table:table-row>
        <table:table-row table:style-name="ro1">
          <table:table-cell office:value-type="float" office:value="23.0262535812266" calcext:value-type="float">
            <text:p>23,02625358</text:p>
          </table:table-cell>
          <table:table-cell table:number-columns-repeated="2"/>
          <table:table-cell office:value-type="float" office:value="23.0213" calcext:value-type="float">
            <text:p>23,02130000</text:p>
          </table:table-cell>
          <table:table-cell office:value-type="float" office:value="23.0278" calcext:value-type="float">
            <text:p>23,02780000</text:p>
          </table:table-cell>
          <table:table-cell office:value-type="float" office:value="23.0199" calcext:value-type="float">
            <text:p>23,01990000</text:p>
          </table:table-cell>
          <table:table-cell table:number-columns-repeated="8"/>
        </table:table-row>
        <table:table-row table:style-name="ro1">
          <table:table-cell office:value-type="float" office:value="23.0305318856144" calcext:value-type="float">
            <text:p>23,03053189</text:p>
          </table:table-cell>
          <table:table-cell table:number-columns-repeated="4"/>
          <table:table-cell office:value-type="float" office:value="23.0242" calcext:value-type="float">
            <text:p>23,02420000</text:p>
          </table:table-cell>
          <table:table-cell table:number-columns-repeated="8"/>
        </table:table-row>
        <table:table-row table:style-name="ro1">
          <table:table-cell office:value-type="float" office:value="23.0348395004569" calcext:value-type="float">
            <text:p>23,03483950</text:p>
          </table:table-cell>
          <table:table-cell table:number-columns-repeated="3"/>
          <table:table-cell office:value-type="float" office:value="23.0364" calcext:value-type="float">
            <text:p>23,03640000</text:p>
          </table:table-cell>
          <table:table-cell office:value-type="float" office:value="23.0284" calcext:value-type="float">
            <text:p>23,02840000</text:p>
          </table:table-cell>
          <table:table-cell table:number-columns-repeated="8"/>
        </table:table-row>
        <table:table-row table:style-name="ro1">
          <table:table-cell office:value-type="float" office:value="23.0391764316823" calcext:value-type="float">
            <text:p>23,03917643</text:p>
          </table:table-cell>
          <table:table-cell table:number-columns-repeated="4"/>
          <table:table-cell office:value-type="float" office:value="23.0327" calcext:value-type="float">
            <text:p>23,03270000</text:p>
          </table:table-cell>
          <table:table-cell table:number-columns-repeated="8"/>
        </table:table-row>
        <table:table-row table:style-name="ro1">
          <table:table-cell office:value-type="float" office:value="23.0435426852263" calcext:value-type="float">
            <text:p>23,04354269</text:p>
          </table:table-cell>
          <table:table-cell/>
          <table:table-cell office:value-type="float" office:value="23.0861" calcext:value-type="float">
            <text:p>23,08610000</text:p>
          </table:table-cell>
          <table:table-cell office:value-type="float" office:value="23.0384" calcext:value-type="float">
            <text:p>23,03840000</text:p>
          </table:table-cell>
          <table:table-cell office:value-type="float" office:value="23.0451" calcext:value-type="float">
            <text:p>23,04510000</text:p>
          </table:table-cell>
          <table:table-cell office:value-type="float" office:value="23.0371" calcext:value-type="float">
            <text:p>23,03710000</text:p>
          </table:table-cell>
          <table:table-cell table:number-columns-repeated="8"/>
        </table:table-row>
        <table:table-row table:style-name="ro1">
          <table:table-cell office:value-type="float" office:value="23.0479382670316" calcext:value-type="float">
            <text:p>23,04793827</text:p>
          </table:table-cell>
          <table:table-cell table:number-columns-repeated="4"/>
          <table:table-cell office:value-type="float" office:value="23.0414" calcext:value-type="float">
            <text:p>23,04140000</text:p>
          </table:table-cell>
          <table:table-cell table:number-columns-repeated="8"/>
        </table:table-row>
        <table:table-row table:style-name="ro1">
          <table:table-cell office:value-type="float" office:value="23.0523631830483" calcext:value-type="float">
            <text:p>23,05236318</text:p>
          </table:table-cell>
          <table:table-cell table:number-columns-repeated="3"/>
          <table:table-cell office:value-type="float" office:value="23.054" calcext:value-type="float">
            <text:p>23,05400000</text:p>
          </table:table-cell>
          <table:table-cell office:value-type="float" office:value="23.0458" calcext:value-type="float">
            <text:p>23,04580000</text:p>
          </table:table-cell>
          <table:table-cell table:number-columns-repeated="8"/>
        </table:table-row>
        <table:table-row table:style-name="ro1">
          <table:table-cell office:value-type="float" office:value="23.0568174392338" calcext:value-type="float">
            <text:p>23,05681744</text:p>
          </table:table-cell>
          <table:table-cell table:number-columns-repeated="4"/>
          <table:table-cell office:value-type="float" office:value="23.0503" calcext:value-type="float">
            <text:p>23,05030000</text:p>
          </table:table-cell>
          <table:table-cell table:number-columns-repeated="8"/>
        </table:table-row>
        <table:table-row table:style-name="ro1">
          <table:table-cell office:value-type="float" office:value="23.0613010415527" calcext:value-type="float">
            <text:p>23,06130104</text:p>
          </table:table-cell>
          <table:table-cell table:number-columns-repeated="2"/>
          <table:table-cell office:value-type="float" office:value="23.0559" calcext:value-type="float">
            <text:p>23,05590000</text:p>
          </table:table-cell>
          <table:table-cell office:value-type="float" office:value="23.0629" calcext:value-type="float">
            <text:p>23,06290000</text:p>
          </table:table-cell>
          <table:table-cell office:value-type="float" office:value="23.0547" calcext:value-type="float">
            <text:p>23,05470000</text:p>
          </table:table-cell>
          <table:table-cell table:number-columns-repeated="8"/>
        </table:table-row>
        <table:table-row table:style-name="ro1">
          <table:table-cell office:value-type="float" office:value="23.0658139959771" calcext:value-type="float">
            <text:p>23,06581400</text:p>
          </table:table-cell>
          <table:table-cell table:number-columns-repeated="4"/>
          <table:table-cell office:value-type="float" office:value="23.0592" calcext:value-type="float">
            <text:p>23,05920000</text:p>
          </table:table-cell>
          <table:table-cell table:number-columns-repeated="8"/>
        </table:table-row>
        <table:table-row table:style-name="ro1">
          <table:table-cell office:value-type="float" office:value="23.0703563084862" calcext:value-type="float">
            <text:p>23,07035631</text:p>
          </table:table-cell>
          <table:table-cell table:number-columns-repeated="3"/>
          <table:table-cell office:value-type="float" office:value="23.072" calcext:value-type="float">
            <text:p>23,07200000</text:p>
          </table:table-cell>
          <table:table-cell office:value-type="float" office:value="23.0637" calcext:value-type="float">
            <text:p>23,06370000</text:p>
          </table:table-cell>
          <table:table-cell table:number-columns-repeated="8"/>
        </table:table-row>
        <table:table-row table:style-name="ro1">
          <table:table-cell office:value-type="float" office:value="23.0749279850666" calcext:value-type="float">
            <text:p>23,07492799</text:p>
          </table:table-cell>
          <table:table-cell table:number-columns-repeated="4"/>
          <table:table-cell office:value-type="float" office:value="23.0683" calcext:value-type="float">
            <text:p>23,06830000</text:p>
          </table:table-cell>
          <table:table-cell table:number-columns-repeated="8"/>
        </table:table-row>
        <table:table-row table:style-name="ro1">
          <table:table-cell office:value-type="float" office:value="23.079529031712" calcext:value-type="float">
            <text:p>23,07952903</text:p>
          </table:table-cell>
          <table:table-cell office:value-type="float" office:value="23.1243" calcext:value-type="float">
            <text:p>23,124300000</text:p>
          </table:table-cell>
          <table:table-cell office:value-type="float" office:value="23.1217" calcext:value-type="float">
            <text:p>23,12170000</text:p>
          </table:table-cell>
          <table:table-cell office:value-type="float" office:value="23.0739" calcext:value-type="float">
            <text:p>23,07390000</text:p>
          </table:table-cell>
          <table:table-cell office:value-type="float" office:value="23.0812" calcext:value-type="float">
            <text:p>23,08120000</text:p>
          </table:table-cell>
          <table:table-cell office:value-type="float" office:value="23.0728" calcext:value-type="float">
            <text:p>23,07280000</text:p>
          </table:table-cell>
          <table:table-cell table:number-columns-repeated="8"/>
        </table:table-row>
        <table:table-row table:style-name="ro1">
          <table:table-cell office:value-type="float" office:value="23.0841594544238" calcext:value-type="float">
            <text:p>23,08415945</text:p>
          </table:table-cell>
          <table:table-cell table:number-columns-repeated="4"/>
          <table:table-cell office:value-type="float" office:value="23.0774" calcext:value-type="float">
            <text:p>23,07740000</text:p>
          </table:table-cell>
          <table:table-cell table:number-columns-repeated="8"/>
        </table:table-row>
        <table:table-row table:style-name="ro1">
          <table:table-cell office:value-type="float" office:value="23.0888192592102" calcext:value-type="float">
            <text:p>23,08881926</text:p>
          </table:table-cell>
          <table:table-cell table:number-columns-repeated="3"/>
          <table:table-cell office:value-type="float" office:value="23.0905" calcext:value-type="float">
            <text:p>23,09050000</text:p>
          </table:table-cell>
          <table:table-cell office:value-type="float" office:value="23.0821" calcext:value-type="float">
            <text:p>23,08210000</text:p>
          </table:table-cell>
          <table:table-cell table:number-columns-repeated="8"/>
        </table:table-row>
        <table:table-row table:style-name="ro1">
          <table:table-cell office:value-type="float" office:value="23.0935084520872" calcext:value-type="float">
            <text:p>23,09350845</text:p>
          </table:table-cell>
          <table:table-cell table:number-columns-repeated="4"/>
          <table:table-cell office:value-type="float" office:value="23.0867" calcext:value-type="float">
            <text:p>23,08670000</text:p>
          </table:table-cell>
          <table:table-cell table:number-columns-repeated="8"/>
        </table:table-row>
        <table:table-row table:style-name="ro1">
          <table:table-cell office:value-type="float" office:value="23.0982270390776" calcext:value-type="float">
            <text:p>23,09822704</text:p>
          </table:table-cell>
          <table:table-cell table:number-columns-repeated="2"/>
          <table:table-cell office:value-type="float" office:value="23.0924" calcext:value-type="float">
            <text:p>23,09240000</text:p>
          </table:table-cell>
          <table:table-cell office:value-type="float" office:value="23.0999" calcext:value-type="float">
            <text:p>23,09990000</text:p>
          </table:table-cell>
          <table:table-cell office:value-type="float" office:value="23.0914" calcext:value-type="float">
            <text:p>23,09140000</text:p>
          </table:table-cell>
          <table:table-cell table:number-columns-repeated="8"/>
        </table:table-row>
        <table:table-row table:style-name="ro1">
          <table:table-cell office:value-type="float" office:value="23.1029750262121" calcext:value-type="float">
            <text:p>23,10297503</text:p>
          </table:table-cell>
          <table:table-cell table:number-columns-repeated="4"/>
          <table:table-cell office:value-type="float" office:value="23.0961" calcext:value-type="float">
            <text:p>23,09610000</text:p>
          </table:table-cell>
          <table:table-cell table:number-columns-repeated="8"/>
        </table:table-row>
        <table:table-row table:style-name="ro1">
          <table:table-cell office:value-type="float" office:value="23.1077524195284" calcext:value-type="float">
            <text:p>23,10775242</text:p>
          </table:table-cell>
          <table:table-cell table:number-columns-repeated="3"/>
          <table:table-cell office:value-type="float" office:value="23.1095" calcext:value-type="float">
            <text:p>23,10950000</text:p>
          </table:table-cell>
          <table:table-cell office:value-type="float" office:value="23.1009" calcext:value-type="float">
            <text:p>23,10090000</text:p>
          </table:table-cell>
          <table:table-cell table:number-columns-repeated="8"/>
        </table:table-row>
        <table:table-row table:style-name="ro1">
          <table:table-cell office:value-type="float" office:value="23.112559225071" calcext:value-type="float">
            <text:p>23,11255923</text:p>
          </table:table-cell>
          <table:table-cell table:number-columns-repeated="4"/>
          <table:table-cell office:value-type="float" office:value="23.1056" calcext:value-type="float">
            <text:p>23,10560000</text:p>
          </table:table-cell>
          <table:table-cell table:number-columns-repeated="8"/>
        </table:table-row>
        <table:table-row table:style-name="ro1">
          <table:table-cell office:value-type="float" office:value="23.1173954488927" calcext:value-type="float">
            <text:p>23,11739545</text:p>
          </table:table-cell>
          <table:table-cell/>
          <table:table-cell office:value-type="float" office:value="23.1591" calcext:value-type="float">
            <text:p>23,15910000</text:p>
          </table:table-cell>
          <table:table-cell office:value-type="float" office:value="23.1113" calcext:value-type="float">
            <text:p>23,11130000</text:p>
          </table:table-cell>
          <table:table-cell office:value-type="float" office:value="23.1191" calcext:value-type="float">
            <text:p>23,11910000</text:p>
          </table:table-cell>
          <table:table-cell office:value-type="float" office:value="23.1104" calcext:value-type="float">
            <text:p>23,11040000</text:p>
          </table:table-cell>
          <table:table-cell table:number-columns-repeated="8"/>
        </table:table-row>
        <table:table-row table:style-name="ro1">
          <table:table-cell office:value-type="float" office:value="23.1222610970529" calcext:value-type="float">
            <text:p>23,12226110</text:p>
          </table:table-cell>
          <table:table-cell table:number-columns-repeated="4"/>
          <table:table-cell office:value-type="float" office:value="23.1153" calcext:value-type="float">
            <text:p>23,11530000</text:p>
          </table:table-cell>
          <table:table-cell table:number-columns-repeated="8"/>
        </table:table-row>
        <table:table-row table:style-name="ro1">
          <table:table-cell office:value-type="float" office:value="23.1271561756187" calcext:value-type="float">
            <text:p>23,12715618</text:p>
          </table:table-cell>
          <table:table-cell table:number-columns-repeated="3"/>
          <table:table-cell office:value-type="float" office:value="23.1289" calcext:value-type="float">
            <text:p>23,12890000</text:p>
          </table:table-cell>
          <table:table-cell office:value-type="float" office:value="23.1201" calcext:value-type="float">
            <text:p>23,12010000</text:p>
          </table:table-cell>
          <table:table-cell table:number-columns-repeated="8"/>
        </table:table-row>
        <table:table-row table:style-name="ro1">
          <table:table-cell office:value-type="float" office:value="23.1320806906643" calcext:value-type="float">
            <text:p>23,13208069</text:p>
          </table:table-cell>
          <table:table-cell table:number-columns-repeated="4"/>
          <table:table-cell office:value-type="float" office:value="23.125" calcext:value-type="float">
            <text:p>23,12500000</text:p>
          </table:table-cell>
          <table:table-cell table:number-columns-repeated="8"/>
        </table:table-row>
        <table:table-row table:style-name="ro1">
          <table:table-cell office:value-type="float" office:value="23.1370346482713" calcext:value-type="float">
            <text:p>23,13703465</text:p>
          </table:table-cell>
          <table:table-cell table:number-columns-repeated="2"/>
          <table:table-cell office:value-type="float" office:value="23.1307" calcext:value-type="float">
            <text:p>23,13070000</text:p>
          </table:table-cell>
          <table:table-cell office:value-type="float" office:value="23.1388" calcext:value-type="float">
            <text:p>23,13880000</text:p>
          </table:table-cell>
          <table:table-cell office:value-type="float" office:value="23.13" calcext:value-type="float">
            <text:p>23,13000000</text:p>
          </table:table-cell>
          <table:table-cell table:number-columns-repeated="8"/>
        </table:table-row>
        <table:table-row table:style-name="ro1">
          <table:table-cell office:value-type="float" office:value="23.1420180545287" calcext:value-type="float">
            <text:p>23,14201805</text:p>
          </table:table-cell>
          <table:table-cell table:number-columns-repeated="4"/>
          <table:table-cell office:value-type="float" office:value="23.1349" calcext:value-type="float">
            <text:p>23,13490000</text:p>
          </table:table-cell>
          <table:table-cell table:number-columns-repeated="8"/>
        </table:table-row>
        <table:table-row table:style-name="ro1">
          <table:table-cell office:value-type="float" office:value="23.1470309155326" calcext:value-type="float">
            <text:p>23,14703092</text:p>
          </table:table-cell>
          <table:table-cell table:number-columns-repeated="3"/>
          <table:table-cell office:value-type="float" office:value="23.1488" calcext:value-type="float">
            <text:p>23,14880000</text:p>
          </table:table-cell>
          <table:table-cell office:value-type="float" office:value="23.1399" calcext:value-type="float">
            <text:p>23,13990000</text:p>
          </table:table-cell>
          <table:table-cell table:number-columns-repeated="8"/>
        </table:table-row>
        <table:table-row table:style-name="ro1">
          <table:table-cell office:value-type="float" office:value="23.1520732373865" calcext:value-type="float">
            <text:p>23,15207324</text:p>
          </table:table-cell>
          <table:table-cell table:number-columns-repeated="4"/>
          <table:table-cell office:value-type="float" office:value="23.1449" calcext:value-type="float">
            <text:p>23,14490000</text:p>
          </table:table-cell>
          <table:table-cell table:number-columns-repeated="8"/>
        </table:table-row>
        <table:table-row table:style-name="ro1">
          <table:table-cell office:value-type="float" office:value="23.1571450262015" calcext:value-type="float">
            <text:p>23,15714503</text:p>
          </table:table-cell>
          <table:table-cell office:value-type="float" office:value="23.1974" calcext:value-type="float">
            <text:p>23,197400000</text:p>
          </table:table-cell>
          <table:table-cell office:value-type="float" office:value="23.1985" calcext:value-type="float">
            <text:p>23,19850000</text:p>
          </table:table-cell>
          <table:table-cell office:value-type="float" office:value="23.1506" calcext:value-type="float">
            <text:p>23,15060000</text:p>
          </table:table-cell>
          <table:table-cell office:value-type="float" office:value="23.1589" calcext:value-type="float">
            <text:p>23,15890000</text:p>
          </table:table-cell>
          <table:table-cell office:value-type="float" office:value="23.1499" calcext:value-type="float">
            <text:p>23,14990000</text:p>
          </table:table-cell>
          <table:table-cell table:number-columns-repeated="8"/>
        </table:table-row>
        <table:table-row table:style-name="ro1">
          <table:table-cell office:value-type="float" office:value="23.1622462880957" calcext:value-type="float">
            <text:p>23,16224629</text:p>
          </table:table-cell>
          <table:table-cell table:number-columns-repeated="4"/>
          <table:table-cell office:value-type="float" office:value="23.155" calcext:value-type="float">
            <text:p>23,15500000</text:p>
          </table:table-cell>
          <table:table-cell table:number-columns-repeated="8"/>
        </table:table-row>
        <table:table-row table:style-name="ro1">
          <table:table-cell office:value-type="float" office:value="23.1673770291947" calcext:value-type="float">
            <text:p>23,16737703</text:p>
          </table:table-cell>
          <table:table-cell table:number-columns-repeated="3"/>
          <table:table-cell office:value-type="float" office:value="23.1692" calcext:value-type="float">
            <text:p>23,16920000</text:p>
          </table:table-cell>
          <table:table-cell office:value-type="float" office:value="23.1601" calcext:value-type="float">
            <text:p>23,16010000</text:p>
          </table:table-cell>
          <table:table-cell table:number-columns-repeated="8"/>
        </table:table-row>
        <table:table-row table:style-name="ro1">
          <table:table-cell office:value-type="float" office:value="23.1725372556311" calcext:value-type="float">
            <text:p>23,17253726</text:p>
          </table:table-cell>
          <table:table-cell table:number-columns-repeated="4"/>
          <table:table-cell office:value-type="float" office:value="23.1652" calcext:value-type="float">
            <text:p>23,16520000</text:p>
          </table:table-cell>
          <table:table-cell table:number-columns-repeated="8"/>
        </table:table-row>
        <table:table-row table:style-name="ro1">
          <table:table-cell office:value-type="float" office:value="23.1777269735456" calcext:value-type="float">
            <text:p>23,17772697</text:p>
          </table:table-cell>
          <table:table-cell table:number-columns-repeated="2"/>
          <table:table-cell office:value-type="float" office:value="23.171" calcext:value-type="float">
            <text:p>23,17100000</text:p>
          </table:table-cell>
          <table:table-cell office:value-type="float" office:value="23.1795" calcext:value-type="float">
            <text:p>23,17950000</text:p>
          </table:table-cell>
          <table:table-cell office:value-type="float" office:value="23.1704" calcext:value-type="float">
            <text:p>23,17040000</text:p>
          </table:table-cell>
          <table:table-cell table:number-columns-repeated="8"/>
        </table:table-row>
        <table:table-row table:style-name="ro1">
          <table:table-cell office:value-type="float" office:value="23.1829461890854" calcext:value-type="float">
            <text:p>23,18294619</text:p>
          </table:table-cell>
          <table:table-cell table:number-columns-repeated="4"/>
          <table:table-cell office:value-type="float" office:value="23.1756" calcext:value-type="float">
            <text:p>23,17560000</text:p>
          </table:table-cell>
          <table:table-cell table:number-columns-repeated="8"/>
        </table:table-row>
        <table:table-row table:style-name="ro1">
          <table:table-cell office:value-type="float" office:value="23.1881949084055" calcext:value-type="float">
            <text:p>23,18819491</text:p>
          </table:table-cell>
          <table:table-cell table:number-columns-repeated="3"/>
          <table:table-cell office:value-type="float" office:value="23.19" calcext:value-type="float">
            <text:p>23,19000000</text:p>
          </table:table-cell>
          <table:table-cell office:value-type="float" office:value="23.1808" calcext:value-type="float">
            <text:p>23,18080000</text:p>
          </table:table-cell>
          <table:table-cell table:number-columns-repeated="8"/>
        </table:table-row>
        <table:table-row table:style-name="ro1">
          <table:table-cell office:value-type="float" office:value="23.193473137668" calcext:value-type="float">
            <text:p>23,19347314</text:p>
          </table:table-cell>
          <table:table-cell table:number-columns-repeated="4"/>
          <table:table-cell office:value-type="float" office:value="23.1861" calcext:value-type="float">
            <text:p>23,18610000</text:p>
          </table:table-cell>
          <table:table-cell table:number-columns-repeated="8"/>
        </table:table-row>
        <table:table-row table:style-name="ro1">
          <table:table-cell office:value-type="float" office:value="23.1987808830426" calcext:value-type="float">
            <text:p>23,19878088</text:p>
          </table:table-cell>
          <table:table-cell/>
          <table:table-cell office:value-type="float" office:value="23.2397" calcext:value-type="float">
            <text:p>23,23970000</text:p>
          </table:table-cell>
          <table:table-cell office:value-type="float" office:value="23.1918" calcext:value-type="float">
            <text:p>23,19180000</text:p>
          </table:table-cell>
          <table:table-cell office:value-type="float" office:value="23.2006" calcext:value-type="float">
            <text:p>23,20060000</text:p>
          </table:table-cell>
          <table:table-cell office:value-type="float" office:value="23.1913" calcext:value-type="float">
            <text:p>23,19130000</text:p>
          </table:table-cell>
          <table:table-cell table:number-columns-repeated="8"/>
        </table:table-row>
        <table:table-row table:style-name="ro1">
          <table:table-cell office:value-type="float" office:value="23.2041181507061" calcext:value-type="float">
            <text:p>23,20411815</text:p>
          </table:table-cell>
          <table:table-cell table:number-columns-repeated="4"/>
          <table:table-cell office:value-type="float" office:value="23.1966" calcext:value-type="float">
            <text:p>23,19660000</text:p>
          </table:table-cell>
          <table:table-cell table:number-columns-repeated="8"/>
        </table:table-row>
        <table:table-row table:style-name="ro1">
          <table:table-cell office:value-type="float" office:value="23.2094849468427" calcext:value-type="float">
            <text:p>23,20948495</text:p>
          </table:table-cell>
          <table:table-cell table:number-columns-repeated="3"/>
          <table:table-cell office:value-type="float" office:value="23.2113" calcext:value-type="float">
            <text:p>23,21130000</text:p>
          </table:table-cell>
          <table:table-cell office:value-type="float" office:value="23.202" calcext:value-type="float">
            <text:p>23,20200000</text:p>
          </table:table-cell>
          <table:table-cell table:number-columns-repeated="8"/>
        </table:table-row>
        <table:table-row table:style-name="ro1">
          <table:table-cell office:value-type="float" office:value="23.2148812776439" calcext:value-type="float">
            <text:p>23,21488128</text:p>
          </table:table-cell>
          <table:table-cell table:number-columns-repeated="4"/>
          <table:table-cell office:value-type="float" office:value="23.2073" calcext:value-type="float">
            <text:p>23,20730000</text:p>
          </table:table-cell>
          <table:table-cell table:number-columns-repeated="8"/>
        </table:table-row>
        <table:table-row table:style-name="ro1">
          <table:table-cell office:value-type="float" office:value="23.2203071493087" calcext:value-type="float">
            <text:p>23,22030715</text:p>
          </table:table-cell>
          <table:table-cell table:number-columns-repeated="2"/>
          <table:table-cell office:value-type="float" office:value="23.2131" calcext:value-type="float">
            <text:p>23,21310000</text:p>
          </table:table-cell>
          <table:table-cell office:value-type="float" office:value="23.2222" calcext:value-type="float">
            <text:p>23,22220000</text:p>
          </table:table-cell>
          <table:table-cell office:value-type="float" office:value="23.2127" calcext:value-type="float">
            <text:p>23,21270000</text:p>
          </table:table-cell>
          <table:table-cell table:number-columns-repeated="8"/>
        </table:table-row>
        <table:table-row table:style-name="ro1">
          <table:table-cell office:value-type="float" office:value="23.2257625680432" calcext:value-type="float">
            <text:p>23,22576257</text:p>
          </table:table-cell>
          <table:table-cell table:number-columns-repeated="4"/>
          <table:table-cell office:value-type="float" office:value="23.2182" calcext:value-type="float">
            <text:p>23,21820000</text:p>
          </table:table-cell>
          <table:table-cell table:number-columns-repeated="8"/>
        </table:table-row>
        <table:table-row table:style-name="ro1">
          <table:table-cell office:value-type="float" office:value="23.2312475400613" calcext:value-type="float">
            <text:p>23,23124754</text:p>
          </table:table-cell>
          <table:table-cell table:number-columns-repeated="3"/>
          <table:table-cell office:value-type="float" office:value="23.2331" calcext:value-type="float">
            <text:p>23,23310000</text:p>
          </table:table-cell>
          <table:table-cell office:value-type="float" office:value="23.2236" calcext:value-type="float">
            <text:p>23,22360000</text:p>
          </table:table-cell>
          <table:table-cell table:number-columns-repeated="8"/>
        </table:table-row>
        <table:table-row table:style-name="ro1">
          <table:table-cell office:value-type="float" office:value="23.2367620715836" calcext:value-type="float">
            <text:p>23,23676207</text:p>
          </table:table-cell>
          <table:table-cell table:number-columns-repeated="4"/>
          <table:table-cell office:value-type="float" office:value="23.2291" calcext:value-type="float">
            <text:p>23,22910000</text:p>
          </table:table-cell>
          <table:table-cell table:number-columns-repeated="8"/>
        </table:table-row>
        <table:table-row table:style-name="ro1">
          <table:table-cell office:value-type="float" office:value="23.2423061688385" calcext:value-type="float">
            <text:p>23,24230617</text:p>
          </table:table-cell>
          <table:table-cell office:value-type="float" office:value="23.2777" calcext:value-type="float">
            <text:p>23,277700000</text:p>
          </table:table-cell>
          <table:table-cell office:value-type="float" office:value="23.2828" calcext:value-type="float">
            <text:p>23,28280000</text:p>
          </table:table-cell>
          <table:table-cell office:value-type="float" office:value="23.2349" calcext:value-type="float">
            <text:p>23,23490000</text:p>
          </table:table-cell>
          <table:table-cell office:value-type="float" office:value="23.2442" calcext:value-type="float">
            <text:p>23,24420000</text:p>
          </table:table-cell>
          <table:table-cell office:value-type="float" office:value="23.2346" calcext:value-type="float">
            <text:p>23,23460000</text:p>
          </table:table-cell>
          <table:table-cell table:number-columns-repeated="8"/>
        </table:table-row>
        <table:table-row table:style-name="ro1">
          <table:table-cell office:value-type="float" office:value="23.2478798380617" calcext:value-type="float">
            <text:p>23,24787984</text:p>
          </table:table-cell>
          <table:table-cell table:number-columns-repeated="4"/>
          <table:table-cell office:value-type="float" office:value="23.2401" calcext:value-type="float">
            <text:p>23,24010000</text:p>
          </table:table-cell>
          <table:table-cell table:number-columns-repeated="8"/>
        </table:table-row>
        <table:table-row table:style-name="ro1">
          <table:table-cell office:value-type="float" office:value="23.253483085496" calcext:value-type="float">
            <text:p>23,25348309</text:p>
          </table:table-cell>
          <table:table-cell table:number-columns-repeated="3"/>
          <table:table-cell office:value-type="float" office:value="23.2554" calcext:value-type="float">
            <text:p>23,25540000</text:p>
          </table:table-cell>
          <table:table-cell office:value-type="float" office:value="23.2457" calcext:value-type="float">
            <text:p>23,24570000</text:p>
          </table:table-cell>
          <table:table-cell table:number-columns-repeated="8"/>
        </table:table-row>
        <table:table-row table:style-name="ro1">
          <table:table-cell office:value-type="float" office:value="23.2591159173918" calcext:value-type="float">
            <text:p>23,25911592</text:p>
          </table:table-cell>
          <table:table-cell table:number-columns-repeated="4"/>
          <table:table-cell office:value-type="float" office:value="23.2513" calcext:value-type="float">
            <text:p>23,25130000</text:p>
          </table:table-cell>
          <table:table-cell table:number-columns-repeated="8"/>
        </table:table-row>
        <table:table-row table:style-name="ro1">
          <table:table-cell office:value-type="float" office:value="23.2647783400067" calcext:value-type="float">
            <text:p>23,26477834</text:p>
          </table:table-cell>
          <table:table-cell table:number-columns-repeated="2"/>
          <table:table-cell office:value-type="float" office:value="23.2571" calcext:value-type="float">
            <text:p>23,25710000</text:p>
          </table:table-cell>
          <table:table-cell office:value-type="float" office:value="23.2667" calcext:value-type="float">
            <text:p>23,26670000</text:p>
          </table:table-cell>
          <table:table-cell office:value-type="float" office:value="23.2569" calcext:value-type="float">
            <text:p>23,25690000</text:p>
          </table:table-cell>
          <table:table-cell table:number-columns-repeated="8"/>
        </table:table-row>
        <table:table-row table:style-name="ro1">
          <table:table-cell office:value-type="float" office:value="23.2704703596057" calcext:value-type="float">
            <text:p>23,27047036</text:p>
          </table:table-cell>
          <table:table-cell table:number-columns-repeated="4"/>
          <table:table-cell office:value-type="float" office:value="23.2626" calcext:value-type="float">
            <text:p>23,26260000</text:p>
          </table:table-cell>
          <table:table-cell table:number-columns-repeated="8"/>
        </table:table-row>
        <table:table-row table:style-name="ro1">
          <table:table-cell office:value-type="float" office:value="23.276191982461" calcext:value-type="float">
            <text:p>23,27619198</text:p>
          </table:table-cell>
          <table:table-cell table:number-columns-repeated="3"/>
          <table:table-cell office:value-type="float" office:value="23.2781" calcext:value-type="float">
            <text:p>23,27810000</text:p>
          </table:table-cell>
          <table:table-cell office:value-type="float" office:value="23.2683" calcext:value-type="float">
            <text:p>23,26830000</text:p>
          </table:table-cell>
          <table:table-cell table:number-columns-repeated="8"/>
        </table:table-row>
        <table:table-row table:style-name="ro1">
          <table:table-cell office:value-type="float" office:value="23.2819432148526" calcext:value-type="float">
            <text:p>23,28194321</text:p>
          </table:table-cell>
          <table:table-cell table:number-columns-repeated="4"/>
          <table:table-cell office:value-type="float" office:value="23.274" calcext:value-type="float">
            <text:p>23,27400000</text:p>
          </table:table-cell>
          <table:table-cell table:number-columns-repeated="8"/>
        </table:table-row>
        <table:table-row table:style-name="ro1">
          <table:table-cell office:value-type="float" office:value="23.2877240630673" calcext:value-type="float">
            <text:p>23,28772406</text:p>
          </table:table-cell>
          <table:table-cell/>
          <table:table-cell office:value-type="float" office:value="23.3278" calcext:value-type="float">
            <text:p>23,32780000</text:p>
          </table:table-cell>
          <table:table-cell office:value-type="float" office:value="23.2799" calcext:value-type="float">
            <text:p>23,27990000</text:p>
          </table:table-cell>
          <table:table-cell office:value-type="float" office:value="23.2897" calcext:value-type="float">
            <text:p>23,28970000</text:p>
          </table:table-cell>
          <table:table-cell office:value-type="float" office:value="23.2798" calcext:value-type="float">
            <text:p>23,27980000</text:p>
          </table:table-cell>
          <table:table-cell table:number-columns-repeated="8"/>
        </table:table-row>
        <table:table-row table:style-name="ro1">
          <table:table-cell office:value-type="float" office:value="23.2935345333996" calcext:value-type="float">
            <text:p>23,29353453</text:p>
          </table:table-cell>
          <table:table-cell table:number-columns-repeated="4"/>
          <table:table-cell office:value-type="float" office:value="23.2855" calcext:value-type="float">
            <text:p>23,28550000</text:p>
          </table:table-cell>
          <table:table-cell table:number-columns-repeated="8"/>
        </table:table-row>
        <table:table-row table:style-name="ro1">
          <table:table-cell office:value-type="float" office:value="23.2993746321511" calcext:value-type="float">
            <text:p>23,29937463</text:p>
          </table:table-cell>
          <table:table-cell table:number-columns-repeated="3"/>
          <table:table-cell office:value-type="float" office:value="23.3013" calcext:value-type="float">
            <text:p>23,30130000</text:p>
          </table:table-cell>
          <table:table-cell office:value-type="float" office:value="23.2914" calcext:value-type="float">
            <text:p>23,29140000</text:p>
          </table:table-cell>
          <table:table-cell table:number-columns-repeated="8"/>
        </table:table-row>
        <table:table-row table:style-name="ro1">
          <table:table-cell office:value-type="float" office:value="23.3052443656311" calcext:value-type="float">
            <text:p>23,30524437</text:p>
          </table:table-cell>
          <table:table-cell table:number-columns-repeated="4"/>
          <table:table-cell office:value-type="float" office:value="23.2972" calcext:value-type="float">
            <text:p>23,29720000</text:p>
          </table:table-cell>
          <table:table-cell table:number-columns-repeated="8"/>
        </table:table-row>
        <table:table-row table:style-name="ro1">
          <table:table-cell office:value-type="float" office:value="23.3111437401559" calcext:value-type="float">
            <text:p>23,31114374</text:p>
          </table:table-cell>
          <table:table-cell table:number-columns-repeated="2"/>
          <table:table-cell office:value-type="float" office:value="23.3031" calcext:value-type="float">
            <text:p>23,30310000</text:p>
          </table:table-cell>
          <table:table-cell office:value-type="float" office:value="23.3131" calcext:value-type="float">
            <text:p>23,31310000</text:p>
          </table:table-cell>
          <table:table-cell office:value-type="float" office:value="23.3031" calcext:value-type="float">
            <text:p>23,30310000</text:p>
          </table:table-cell>
          <table:table-cell table:number-columns-repeated="8"/>
        </table:table-row>
        <table:table-row table:style-name="ro1">
          <table:table-cell office:value-type="float" office:value="23.3170727620492" calcext:value-type="float">
            <text:p>23,31707276</text:p>
          </table:table-cell>
          <table:table-cell table:number-columns-repeated="4"/>
          <table:table-cell office:value-type="float" office:value="23.309" calcext:value-type="float">
            <text:p>23,30900000</text:p>
          </table:table-cell>
          <table:table-cell table:number-columns-repeated="8"/>
        </table:table-row>
        <table:table-row table:style-name="ro1">
          <table:table-cell office:value-type="float" office:value="23.3230314376422" calcext:value-type="float">
            <text:p>23,32303144</text:p>
          </table:table-cell>
          <table:table-cell table:number-columns-repeated="3"/>
          <table:table-cell office:value-type="float" office:value="23.325" calcext:value-type="float">
            <text:p>23,32500000</text:p>
          </table:table-cell>
          <table:table-cell office:value-type="float" office:value="23.3149" calcext:value-type="float">
            <text:p>23,31490000</text:p>
          </table:table-cell>
          <table:table-cell table:number-columns-repeated="8"/>
        </table:table-row>
        <table:table-row table:style-name="ro1">
          <table:table-cell office:value-type="float" office:value="23.3290197732735" calcext:value-type="float">
            <text:p>23,32901977</text:p>
          </table:table-cell>
          <table:table-cell table:number-columns-repeated="4"/>
          <table:table-cell office:value-type="float" office:value="23.3208" calcext:value-type="float">
            <text:p>23,32080000</text:p>
          </table:table-cell>
          <table:table-cell table:number-columns-repeated="8"/>
        </table:table-row>
        <table:table-row table:style-name="ro1">
          <table:table-cell office:value-type="float" office:value="23.3350377752887" calcext:value-type="float">
            <text:p>23,33503778</text:p>
          </table:table-cell>
          <table:table-cell office:value-type="float" office:value="23.365" calcext:value-type="float">
            <text:p>23,365000000</text:p>
          </table:table-cell>
          <table:table-cell office:value-type="float" office:value="23.3748" calcext:value-type="float">
            <text:p>23,37480000</text:p>
          </table:table-cell>
          <table:table-cell office:value-type="float" office:value="23.3267" calcext:value-type="float">
            <text:p>23,32670000</text:p>
          </table:table-cell>
          <table:table-cell office:value-type="float" office:value="23.337" calcext:value-type="float">
            <text:p>23,33700000</text:p>
          </table:table-cell>
          <table:table-cell office:value-type="float" office:value="23.3268" calcext:value-type="float">
            <text:p>23,32680000</text:p>
          </table:table-cell>
          <table:table-cell table:number-columns-repeated="8"/>
        </table:table-row>
        <table:table-row table:style-name="ro1">
          <table:table-cell office:value-type="float" office:value="23.3410854500411" calcext:value-type="float">
            <text:p>23,34108545</text:p>
          </table:table-cell>
          <table:table-cell table:number-columns-repeated="4"/>
          <table:table-cell office:value-type="float" office:value="23.3328" calcext:value-type="float">
            <text:p>23,33280000</text:p>
          </table:table-cell>
          <table:table-cell table:number-columns-repeated="8"/>
        </table:table-row>
        <table:table-row table:style-name="ro1">
          <table:table-cell office:value-type="float" office:value="23.3471628038912" calcext:value-type="float">
            <text:p>23,34716280</text:p>
          </table:table-cell>
          <table:table-cell table:number-columns-repeated="3"/>
          <table:table-cell office:value-type="float" office:value="23.3492" calcext:value-type="float">
            <text:p>23,34920000</text:p>
          </table:table-cell>
          <table:table-cell office:value-type="float" office:value="23.3389" calcext:value-type="float">
            <text:p>23,33890000</text:p>
          </table:table-cell>
          <table:table-cell table:number-columns-repeated="8"/>
        </table:table-row>
        <table:table-row table:style-name="ro1">
          <table:table-cell office:value-type="float" office:value="23.3532698432069" calcext:value-type="float">
            <text:p>23,35326984</text:p>
          </table:table-cell>
          <table:table-cell table:number-columns-repeated="4"/>
          <table:table-cell office:value-type="float" office:value="23.345" calcext:value-type="float">
            <text:p>23,34500000</text:p>
          </table:table-cell>
          <table:table-cell table:number-columns-repeated="8"/>
        </table:table-row>
        <table:table-row table:style-name="ro1">
          <table:table-cell office:value-type="float" office:value="23.3594065743634" calcext:value-type="float">
            <text:p>23,35940657</text:p>
          </table:table-cell>
          <table:table-cell table:number-columns-repeated="2"/>
          <table:table-cell office:value-type="float" office:value="23.3509" calcext:value-type="float">
            <text:p>23,35090000</text:p>
          </table:table-cell>
          <table:table-cell office:value-type="float" office:value="23.3614" calcext:value-type="float">
            <text:p>23,36140000</text:p>
          </table:table-cell>
          <table:table-cell office:value-type="float" office:value="23.3511" calcext:value-type="float">
            <text:p>23,35110000</text:p>
          </table:table-cell>
          <table:table-cell table:number-columns-repeated="8"/>
        </table:table-row>
        <table:table-row table:style-name="ro1">
          <table:table-cell office:value-type="float" office:value="23.3655730037431" calcext:value-type="float">
            <text:p>23,36557300</text:p>
          </table:table-cell>
          <table:table-cell table:number-columns-repeated="4"/>
          <table:table-cell office:value-type="float" office:value="23.3572" calcext:value-type="float">
            <text:p>23,35720000</text:p>
          </table:table-cell>
          <table:table-cell table:number-columns-repeated="8"/>
        </table:table-row>
        <table:table-row table:style-name="ro1">
          <table:table-cell office:value-type="float" office:value="23.3717691377361" calcext:value-type="float">
            <text:p>23,37176914</text:p>
          </table:table-cell>
          <table:table-cell table:number-columns-repeated="3"/>
          <table:table-cell office:value-type="float" office:value="23.3738" calcext:value-type="float">
            <text:p>23,37380000</text:p>
          </table:table-cell>
          <table:table-cell office:value-type="float" office:value="23.3634" calcext:value-type="float">
            <text:p>23,36340000</text:p>
          </table:table-cell>
          <table:table-cell table:number-columns-repeated="8"/>
        </table:table-row>
        <table:table-row table:style-name="ro1">
          <table:table-cell office:value-type="float" office:value="23.3779949827395" calcext:value-type="float">
            <text:p>23,37799498</text:p>
          </table:table-cell>
          <table:table-cell table:number-columns-repeated="4"/>
          <table:table-cell office:value-type="float" office:value="23.3696" calcext:value-type="float">
            <text:p>23,36960000</text:p>
          </table:table-cell>
          <table:table-cell table:number-columns-repeated="8"/>
        </table:table-row>
        <table:table-row table:style-name="ro1">
          <table:table-cell office:value-type="float" office:value="23.3842505451581" calcext:value-type="float">
            <text:p>23,38425055</text:p>
          </table:table-cell>
          <table:table-cell/>
          <table:table-cell office:value-type="float" office:value="23.4237" calcext:value-type="float">
            <text:p>23,42370000</text:p>
          </table:table-cell>
          <table:table-cell office:value-type="float" office:value="23.3755" calcext:value-type="float">
            <text:p>23,37550000</text:p>
          </table:table-cell>
          <table:table-cell office:value-type="float" office:value="23.3863" calcext:value-type="float">
            <text:p>23,38630000</text:p>
          </table:table-cell>
          <table:table-cell office:value-type="float" office:value="23.3758" calcext:value-type="float">
            <text:p>23,37580000</text:p>
          </table:table-cell>
          <table:table-cell table:number-columns-repeated="8"/>
        </table:table-row>
        <table:table-row table:style-name="ro1">
          <table:table-cell office:value-type="float" office:value="23.3905358314039" calcext:value-type="float">
            <text:p>23,39053583</text:p>
          </table:table-cell>
          <table:table-cell table:number-columns-repeated="4"/>
          <table:table-cell office:value-type="float" office:value="23.382" calcext:value-type="float">
            <text:p>23,38200000</text:p>
          </table:table-cell>
          <table:table-cell table:number-columns-repeated="8"/>
        </table:table-row>
        <table:table-row table:style-name="ro1">
          <table:table-cell office:value-type="float" office:value="23.3968508478962" calcext:value-type="float">
            <text:p>23,39685085</text:p>
          </table:table-cell>
          <table:table-cell table:number-columns-repeated="3"/>
          <table:table-cell office:value-type="float" office:value="23.3989" calcext:value-type="float">
            <text:p>23,39890000</text:p>
          </table:table-cell>
          <table:table-cell office:value-type="float" office:value="23.3883" calcext:value-type="float">
            <text:p>23,38830000</text:p>
          </table:table-cell>
          <table:table-cell table:number-columns-repeated="8"/>
        </table:table-row>
        <table:table-row table:style-name="ro1">
          <table:table-cell office:value-type="float" office:value="23.403195601062" calcext:value-type="float">
            <text:p>23,40319560</text:p>
          </table:table-cell>
          <table:table-cell table:number-columns-repeated="4"/>
          <table:table-cell office:value-type="float" office:value="23.3946" calcext:value-type="float">
            <text:p>23,39460000</text:p>
          </table:table-cell>
          <table:table-cell table:number-columns-repeated="8"/>
        </table:table-row>
        <table:table-row table:style-name="ro1">
          <table:table-cell office:value-type="float" office:value="23.4095700973354" calcext:value-type="float">
            <text:p>23,40957010</text:p>
          </table:table-cell>
          <table:table-cell table:number-columns-repeated="2"/>
          <table:table-cell office:value-type="float" office:value="23.4006" calcext:value-type="float">
            <text:p>23,40060000</text:p>
          </table:table-cell>
          <table:table-cell office:value-type="float" office:value="23.4117" calcext:value-type="float">
            <text:p>23,41170000</text:p>
          </table:table-cell>
          <table:table-cell office:value-type="float" office:value="23.401" calcext:value-type="float">
            <text:p>23,40100000</text:p>
          </table:table-cell>
          <table:table-cell table:number-columns-repeated="8"/>
        </table:table-row>
        <table:table-row table:style-name="ro1">
          <table:table-cell office:value-type="float" office:value="23.4159743431578" calcext:value-type="float">
            <text:p>23,41597434</text:p>
          </table:table-cell>
          <table:table-cell table:number-columns-repeated="4"/>
          <table:table-cell office:value-type="float" office:value="23.4074" calcext:value-type="float">
            <text:p>23,40740000</text:p>
          </table:table-cell>
          <table:table-cell table:number-columns-repeated="8"/>
        </table:table-row>
        <table:table-row table:style-name="ro1">
          <table:table-cell office:value-type="float" office:value="23.4224083449779" calcext:value-type="float">
            <text:p>23,42240834</text:p>
          </table:table-cell>
          <table:table-cell table:number-columns-repeated="3"/>
          <table:table-cell office:value-type="float" office:value="23.4245" calcext:value-type="float">
            <text:p>23,42450000</text:p>
          </table:table-cell>
          <table:table-cell office:value-type="float" office:value="23.4138" calcext:value-type="float">
            <text:p>23,41380000</text:p>
          </table:table-cell>
          <table:table-cell table:number-columns-repeated="8"/>
        </table:table-row>
        <table:table-row table:style-name="ro1">
          <table:table-cell office:value-type="float" office:value="23.4288721092515" calcext:value-type="float">
            <text:p>23,42887211</text:p>
          </table:table-cell>
          <table:table-cell table:number-columns-repeated="4"/>
          <table:table-cell office:value-type="float" office:value="23.4202" calcext:value-type="float">
            <text:p>23,42020000</text:p>
          </table:table-cell>
          <table:table-cell table:number-columns-repeated="8"/>
        </table:table-row>
        <table:table-row table:style-name="ro1">
          <table:table-cell office:value-type="float" office:value="23.4353656424413" calcext:value-type="float">
            <text:p>23,43536564</text:p>
          </table:table-cell>
          <table:table-cell office:value-type="float" office:value="23.4603" calcext:value-type="float">
            <text:p>23,460300000</text:p>
          </table:table-cell>
          <table:table-cell office:value-type="float" office:value="23.4744" calcext:value-type="float">
            <text:p>23,47440000</text:p>
          </table:table-cell>
          <table:table-cell office:value-type="float" office:value="23.4262" calcext:value-type="float">
            <text:p>23,42620000</text:p>
          </table:table-cell>
          <table:table-cell office:value-type="float" office:value="23.4375" calcext:value-type="float">
            <text:p>23,43750000</text:p>
          </table:table-cell>
          <table:table-cell office:value-type="float" office:value="23.4267" calcext:value-type="float">
            <text:p>23,42670000</text:p>
          </table:table-cell>
          <table:table-cell table:number-columns-repeated="8"/>
        </table:table-row>
        <table:table-row table:style-name="ro1">
          <table:table-cell office:value-type="float" office:value="23.4418889510171" calcext:value-type="float">
            <text:p>23,44188895</text:p>
          </table:table-cell>
          <table:table-cell table:number-columns-repeated="4"/>
          <table:table-cell office:value-type="float" office:value="23.4331" calcext:value-type="float">
            <text:p>23,43310000</text:p>
          </table:table-cell>
          <table:table-cell table:number-columns-repeated="8"/>
        </table:table-row>
        <table:table-row table:style-name="ro1">
          <table:table-cell office:value-type="float" office:value="23.4484420414559" calcext:value-type="float">
            <text:p>23,44844204</text:p>
          </table:table-cell>
          <table:table-cell table:number-columns-repeated="3"/>
          <table:table-cell office:value-type="float" office:value="23.4506" calcext:value-type="float">
            <text:p>23,45060000</text:p>
          </table:table-cell>
          <table:table-cell office:value-type="float" office:value="23.4397" calcext:value-type="float">
            <text:p>23,43970000</text:p>
          </table:table-cell>
          <table:table-cell table:number-columns-repeated="8"/>
        </table:table-row>
        <table:table-row table:style-name="ro1">
          <table:table-cell office:value-type="float" office:value="23.4550249202422" calcext:value-type="float">
            <text:p>23,45502492</text:p>
          </table:table-cell>
          <table:table-cell table:number-columns-repeated="4"/>
          <table:table-cell office:value-type="float" office:value="23.4462" calcext:value-type="float">
            <text:p>23,44620000</text:p>
          </table:table-cell>
          <table:table-cell table:number-columns-repeated="8"/>
        </table:table-row>
        <table:table-row table:style-name="ro1">
          <table:table-cell office:value-type="float" office:value="23.4616375938684" calcext:value-type="float">
            <text:p>23,46163759</text:p>
          </table:table-cell>
          <table:table-cell table:number-columns-repeated="2"/>
          <table:table-cell office:value-type="float" office:value="23.4522" calcext:value-type="float">
            <text:p>23,45220000</text:p>
          </table:table-cell>
          <table:table-cell office:value-type="float" office:value="23.4638" calcext:value-type="float">
            <text:p>23,46380000</text:p>
          </table:table-cell>
          <table:table-cell office:value-type="float" office:value="23.4528" calcext:value-type="float">
            <text:p>23,45280000</text:p>
          </table:table-cell>
          <table:table-cell table:number-columns-repeated="8"/>
        </table:table-row>
        <table:table-row table:style-name="ro1">
          <table:table-cell office:value-type="float" office:value="23.4682800688357" calcext:value-type="float">
            <text:p>23,46828007</text:p>
          </table:table-cell>
          <table:table-cell table:number-columns-repeated="4"/>
          <table:table-cell office:value-type="float" office:value="23.4594" calcext:value-type="float">
            <text:p>23,45940000</text:p>
          </table:table-cell>
          <table:table-cell table:number-columns-repeated="8"/>
        </table:table-row>
        <table:table-row table:style-name="ro1">
          <table:table-cell office:value-type="float" office:value="23.4749523516544" calcext:value-type="float">
            <text:p>23,47495235</text:p>
          </table:table-cell>
          <table:table-cell table:number-columns-repeated="3"/>
          <table:table-cell office:value-type="float" office:value="23.4771" calcext:value-type="float">
            <text:p>23,47710000</text:p>
          </table:table-cell>
          <table:table-cell office:value-type="float" office:value="23.4661" calcext:value-type="float">
            <text:p>23,46610000</text:p>
          </table:table-cell>
          <table:table-cell table:number-columns-repeated="8"/>
        </table:table-row>
        <table:table-row table:style-name="ro1">
          <table:table-cell office:value-type="float" office:value="23.481654448845" calcext:value-type="float">
            <text:p>23,48165445</text:p>
          </table:table-cell>
          <table:table-cell table:number-columns-repeated="4"/>
          <table:table-cell office:value-type="float" office:value="23.4727" calcext:value-type="float">
            <text:p>23,47270000</text:p>
          </table:table-cell>
          <table:table-cell table:number-columns-repeated="8"/>
        </table:table-row>
        <table:table-row table:style-name="ro1">
          <table:table-cell office:value-type="float" office:value="23.4883863669366" calcext:value-type="float">
            <text:p>23,48838637</text:p>
          </table:table-cell>
          <table:table-cell/>
          <table:table-cell office:value-type="float" office:value="23.5269" calcext:value-type="float">
            <text:p>23,52690000</text:p>
          </table:table-cell>
          <table:table-cell office:value-type="float" office:value="23.4787" calcext:value-type="float">
            <text:p>23,47870000</text:p>
          </table:table-cell>
          <table:table-cell office:value-type="float" office:value="23.4906" calcext:value-type="float">
            <text:p>23,49060000</text:p>
          </table:table-cell>
          <table:table-cell office:value-type="float" office:value="23.4794" calcext:value-type="float">
            <text:p>23,47940000</text:p>
          </table:table-cell>
          <table:table-cell table:number-columns-repeated="8"/>
        </table:table-row>
        <table:table-row table:style-name="ro1">
          <table:table-cell office:value-type="float" office:value="23.4951481124665" calcext:value-type="float">
            <text:p>23,49514811</text:p>
          </table:table-cell>
          <table:table-cell table:number-columns-repeated="4"/>
          <table:table-cell office:value-type="float" office:value="23.4862" calcext:value-type="float">
            <text:p>23,48620000</text:p>
          </table:table-cell>
          <table:table-cell table:number-columns-repeated="8"/>
        </table:table-row>
        <table:table-row table:style-name="ro1">
          <table:table-cell office:value-type="float" office:value="23.5019396919757" calcext:value-type="float">
            <text:p>23,50193969</text:p>
          </table:table-cell>
          <table:table-cell table:number-columns-repeated="3"/>
          <table:table-cell office:value-type="float" office:value="23.5041" calcext:value-type="float">
            <text:p>23,50410000</text:p>
          </table:table-cell>
          <table:table-cell office:value-type="float" office:value="23.4929" calcext:value-type="float">
            <text:p>23,49290000</text:p>
          </table:table-cell>
          <table:table-cell table:number-columns-repeated="8"/>
        </table:table-row>
        <table:table-row table:style-name="ro1">
          <table:table-cell office:value-type="float" office:value="23.5087611120041" calcext:value-type="float">
            <text:p>23,50876111</text:p>
          </table:table-cell>
          <table:table-cell table:number-columns-repeated="4"/>
          <table:table-cell office:value-type="float" office:value="23.4997" calcext:value-type="float">
            <text:p>23,49970000</text:p>
          </table:table-cell>
          <table:table-cell table:number-columns-repeated="8"/>
        </table:table-row>
        <table:table-row table:style-name="ro1">
          <table:table-cell office:value-type="float" office:value="23.5156123790853" calcext:value-type="float">
            <text:p>23,51561238</text:p>
          </table:table-cell>
          <table:table-cell table:number-columns-repeated="2"/>
          <table:table-cell office:value-type="float" office:value="23.5057" calcext:value-type="float">
            <text:p>23,50570000</text:p>
          </table:table-cell>
          <table:table-cell office:value-type="float" office:value="23.5178" calcext:value-type="float">
            <text:p>23,51780000</text:p>
          </table:table-cell>
          <table:table-cell office:value-type="float" office:value="23.5065" calcext:value-type="float">
            <text:p>23,50650000</text:p>
          </table:table-cell>
          <table:table-cell table:number-columns-repeated="8"/>
        </table:table-row>
        <table:table-row table:style-name="ro1">
          <table:table-cell office:value-type="float" office:value="23.5224934997424" calcext:value-type="float">
            <text:p>23,52249350</text:p>
          </table:table-cell>
          <table:table-cell table:number-columns-repeated="4"/>
          <table:table-cell office:value-type="float" office:value="23.5134" calcext:value-type="float">
            <text:p>23,51340000</text:p>
          </table:table-cell>
          <table:table-cell table:number-columns-repeated="8"/>
        </table:table-row>
        <table:table-row table:style-name="ro1">
          <table:table-cell office:value-type="float" office:value="23.5294044804899" calcext:value-type="float">
            <text:p>23,52940448</text:p>
          </table:table-cell>
          <table:table-cell table:number-columns-repeated="3"/>
          <table:table-cell office:value-type="float" office:value="23.5316" calcext:value-type="float">
            <text:p>23,53160000</text:p>
          </table:table-cell>
          <table:table-cell office:value-type="float" office:value="23.5203" calcext:value-type="float">
            <text:p>23,52030000</text:p>
          </table:table-cell>
          <table:table-cell table:number-columns-repeated="8"/>
        </table:table-row>
        <table:table-row table:style-name="ro1">
          <table:table-cell office:value-type="float" office:value="23.536345327846" calcext:value-type="float">
            <text:p>23,53634533</text:p>
          </table:table-cell>
          <table:table-cell table:number-columns-repeated="4"/>
          <table:table-cell office:value-type="float" office:value="23.5272" calcext:value-type="float">
            <text:p>23,52720000</text:p>
          </table:table-cell>
          <table:table-cell table:number-columns-repeated="8"/>
        </table:table-row>
        <table:table-row table:style-name="ro1">
          <table:table-cell office:value-type="float" office:value="23.54331604836" calcext:value-type="float">
            <text:p>23,54331605</text:p>
          </table:table-cell>
          <table:table-cell office:value-type="float" office:value="23.5668" calcext:value-type="float">
            <text:p>23,566800000</text:p>
          </table:table-cell>
          <table:table-cell office:value-type="float" office:value="23.581" calcext:value-type="float">
            <text:p>23,58100000</text:p>
          </table:table-cell>
          <table:table-cell office:value-type="float" office:value="23.5332" calcext:value-type="float">
            <text:p>23,53320000</text:p>
          </table:table-cell>
          <table:table-cell office:value-type="float" office:value="23.5455" calcext:value-type="float">
            <text:p>23,54550000</text:p>
          </table:table-cell>
          <table:table-cell office:value-type="float" office:value="23.5341" calcext:value-type="float">
            <text:p>23,53410000</text:p>
          </table:table-cell>
          <table:table-cell table:number-columns-repeated="8"/>
        </table:table-row>
        <table:table-row table:style-name="ro1">
          <table:table-cell office:value-type="float" office:value="23.5503166486525" calcext:value-type="float">
            <text:p>23,55031665</text:p>
          </table:table-cell>
          <table:table-cell table:number-columns-repeated="4"/>
          <table:table-cell office:value-type="float" office:value="23.5411" calcext:value-type="float">
            <text:p>23,54110000</text:p>
          </table:table-cell>
          <table:table-cell table:number-columns-repeated="8"/>
        </table:table-row>
        <table:table-row table:style-name="ro1">
          <table:table-cell office:value-type="float" office:value="23.5573471354623" calcext:value-type="float">
            <text:p>23,55734714</text:p>
          </table:table-cell>
          <table:table-cell table:number-columns-repeated="3"/>
          <table:table-cell office:value-type="float" office:value="23.5596" calcext:value-type="float">
            <text:p>23,55960000</text:p>
          </table:table-cell>
          <table:table-cell office:value-type="float" office:value="23.5481" calcext:value-type="float">
            <text:p>23,54810000</text:p>
          </table:table-cell>
          <table:table-cell table:number-columns-repeated="8"/>
        </table:table-row>
        <table:table-row table:style-name="ro1">
          <table:table-cell office:value-type="float" office:value="23.5644075156747" calcext:value-type="float">
            <text:p>23,56440752</text:p>
          </table:table-cell>
          <table:table-cell table:number-columns-repeated="4"/>
          <table:table-cell office:value-type="float" office:value="23.5551" calcext:value-type="float">
            <text:p>23,55510000</text:p>
          </table:table-cell>
          <table:table-cell table:number-columns-repeated="8"/>
        </table:table-row>
        <table:table-row table:style-name="ro1">
          <table:table-cell office:value-type="float" office:value="23.5714977962965" calcext:value-type="float">
            <text:p>23,57149780</text:p>
          </table:table-cell>
          <table:table-cell table:number-columns-repeated="2"/>
          <table:table-cell office:value-type="float" office:value="23.5612" calcext:value-type="float">
            <text:p>23,56120000</text:p>
          </table:table-cell>
          <table:table-cell office:value-type="float" office:value="23.5738" calcext:value-type="float">
            <text:p>23,57380000</text:p>
          </table:table-cell>
          <table:table-cell office:value-type="float" office:value="23.5622" calcext:value-type="float">
            <text:p>23,56220000</text:p>
          </table:table-cell>
          <table:table-cell table:number-columns-repeated="8"/>
        </table:table-row>
        <table:table-row table:style-name="ro1">
          <table:table-cell office:value-type="float" office:value="23.5786179843283" calcext:value-type="float">
            <text:p>23,57861798</text:p>
          </table:table-cell>
          <table:table-cell table:number-columns-repeated="4"/>
          <table:table-cell office:value-type="float" office:value="23.5692" calcext:value-type="float">
            <text:p>23,56920000</text:p>
          </table:table-cell>
          <table:table-cell table:number-columns-repeated="8"/>
        </table:table-row>
        <table:table-row table:style-name="ro1">
          <table:table-cell office:value-type="float" office:value="23.5857680865047" calcext:value-type="float">
            <text:p>23,58576809</text:p>
          </table:table-cell>
          <table:table-cell table:number-columns-repeated="3"/>
          <table:table-cell office:value-type="float" office:value="23.588" calcext:value-type="float">
            <text:p>23,58800000</text:p>
          </table:table-cell>
          <table:table-cell office:value-type="float" office:value="23.5764" calcext:value-type="float">
            <text:p>23,57640000</text:p>
          </table:table-cell>
          <table:table-cell table:number-columns-repeated="8"/>
        </table:table-row>
        <table:table-row table:style-name="ro1">
          <table:table-cell office:value-type="float" office:value="23.5929481089168" calcext:value-type="float">
            <text:p>23,59294811</text:p>
          </table:table-cell>
          <table:table-cell table:number-columns-repeated="4"/>
          <table:table-cell office:value-type="float" office:value="23.5835" calcext:value-type="float">
            <text:p>23,58350000</text:p>
          </table:table-cell>
          <table:table-cell table:number-columns-repeated="8"/>
        </table:table-row>
        <table:table-row table:style-name="ro1">
          <table:table-cell office:value-type="float" office:value="23.6001580566441" calcext:value-type="float">
            <text:p>23,60015806</text:p>
          </table:table-cell>
          <table:table-cell/>
          <table:table-cell office:value-type="float" office:value="23.6372" calcext:value-type="float">
            <text:p>23,63720000</text:p>
          </table:table-cell>
          <table:table-cell office:value-type="float" office:value="23.5896" calcext:value-type="float">
            <text:p>23,58960000</text:p>
          </table:table-cell>
          <table:table-cell office:value-type="float" office:value="23.6024" calcext:value-type="float">
            <text:p>23,60240000</text:p>
          </table:table-cell>
          <table:table-cell office:value-type="float" office:value="23.5907" calcext:value-type="float">
            <text:p>23,59070000</text:p>
          </table:table-cell>
          <table:table-cell table:number-columns-repeated="8"/>
        </table:table-row>
        <table:table-row table:style-name="ro1">
          <table:table-cell office:value-type="float" office:value="23.6073979336755" calcext:value-type="float">
            <text:p>23,60739793</text:p>
          </table:table-cell>
          <table:table-cell table:number-columns-repeated="4"/>
          <table:table-cell office:value-type="float" office:value="23.5979" calcext:value-type="float">
            <text:p>23,59790000</text:p>
          </table:table-cell>
          <table:table-cell table:number-columns-repeated="8"/>
        </table:table-row>
        <table:table-row table:style-name="ro1">
          <table:table-cell office:value-type="float" office:value="23.6146677435491" calcext:value-type="float">
            <text:p>23,61466774</text:p>
          </table:table-cell>
          <table:table-cell table:number-columns-repeated="3"/>
          <table:table-cell office:value-type="float" office:value="23.617" calcext:value-type="float">
            <text:p>23,61700000</text:p>
          </table:table-cell>
          <table:table-cell office:value-type="float" office:value="23.6051" calcext:value-type="float">
            <text:p>23,60510000</text:p>
          </table:table-cell>
          <table:table-cell table:number-columns-repeated="8"/>
        </table:table-row>
        <table:table-row table:style-name="ro1">
          <table:table-cell office:value-type="float" office:value="23.6219674911589" calcext:value-type="float">
            <text:p>23,62196749</text:p>
          </table:table-cell>
          <table:table-cell table:number-columns-repeated="4"/>
          <table:table-cell office:value-type="float" office:value="23.6124" calcext:value-type="float">
            <text:p>23,61240000</text:p>
          </table:table-cell>
          <table:table-cell table:number-columns-repeated="8"/>
        </table:table-row>
        <table:table-row table:style-name="ro1">
          <table:table-cell office:value-type="float" office:value="23.6292971858355" calcext:value-type="float">
            <text:p>23,62929719</text:p>
          </table:table-cell>
          <table:table-cell table:number-columns-repeated="2"/>
          <table:table-cell office:value-type="float" office:value="23.6185" calcext:value-type="float">
            <text:p>23,61850000</text:p>
          </table:table-cell>
          <table:table-cell office:value-type="float" office:value="23.6316" calcext:value-type="float">
            <text:p>23,63160000</text:p>
          </table:table-cell>
          <table:table-cell office:value-type="float" office:value="23.6197" calcext:value-type="float">
            <text:p>23,61970000</text:p>
          </table:table-cell>
          <table:table-cell table:number-columns-repeated="8"/>
        </table:table-row>
        <table:table-row table:style-name="ro1">
          <table:table-cell office:value-type="float" office:value="23.636656844864" calcext:value-type="float">
            <text:p>23,63665684</text:p>
          </table:table-cell>
          <table:table-cell table:number-columns-repeated="4"/>
          <table:table-cell office:value-type="float" office:value="23.627" calcext:value-type="float">
            <text:p>23,62700000</text:p>
          </table:table-cell>
          <table:table-cell table:number-columns-repeated="8"/>
        </table:table-row>
        <table:table-row table:style-name="ro1">
          <table:table-cell office:value-type="float" office:value="23.6440464949484" calcext:value-type="float">
            <text:p>23,64404649</text:p>
          </table:table-cell>
          <table:table-cell table:number-columns-repeated="3"/>
          <table:table-cell office:value-type="float" office:value="23.6464" calcext:value-type="float">
            <text:p>23,64640000</text:p>
          </table:table-cell>
          <table:table-cell office:value-type="float" office:value="23.6344" calcext:value-type="float">
            <text:p>23,63440000</text:p>
          </table:table-cell>
          <table:table-cell table:number-columns-repeated="8"/>
        </table:table-row>
        <table:table-row table:style-name="ro1">
          <table:table-cell office:value-type="float" office:value="23.6514661671951" calcext:value-type="float">
            <text:p>23,65146617</text:p>
          </table:table-cell>
          <table:table-cell table:number-columns-repeated="4"/>
          <table:table-cell office:value-type="float" office:value="23.6418" calcext:value-type="float">
            <text:p>23,64180000</text:p>
          </table:table-cell>
          <table:table-cell table:number-columns-repeated="8"/>
        </table:table-row>
        <table:table-row table:style-name="ro1">
          <table:table-cell office:value-type="float" office:value="23.6589158804601" calcext:value-type="float">
            <text:p>23,65891588</text:p>
          </table:table-cell>
          <table:table-cell office:value-type="float" office:value="23.6856" calcext:value-type="float">
            <text:p>23,685600000</text:p>
          </table:table-cell>
          <table:table-cell office:value-type="float" office:value="23.6972" calcext:value-type="float">
            <text:p>23,69720000</text:p>
          </table:table-cell>
          <table:table-cell office:value-type="float" office:value="23.6477" calcext:value-type="float">
            <text:p>23,64770000</text:p>
          </table:table-cell>
          <table:table-cell office:value-type="float" office:value="23.6613" calcext:value-type="float">
            <text:p>23,66130000</text:p>
          </table:table-cell>
          <table:table-cell office:value-type="float" office:value="23.6492" calcext:value-type="float">
            <text:p>23,64920000</text:p>
          </table:table-cell>
          <table:table-cell table:number-columns-repeated="8"/>
        </table:table-row>
        <table:table-row table:style-name="ro1">
          <table:table-cell office:value-type="float" office:value="23.6663956113895" calcext:value-type="float">
            <text:p>23,66639561</text:p>
          </table:table-cell>
          <table:table-cell table:number-columns-repeated="4"/>
          <table:table-cell office:value-type="float" office:value="23.6566" calcext:value-type="float">
            <text:p>23,65660000</text:p>
          </table:table-cell>
          <table:table-cell table:number-columns-repeated="8"/>
        </table:table-row>
        <table:table-row table:style-name="ro1">
          <table:table-cell office:value-type="float" office:value="23.673905261245" calcext:value-type="float">
            <text:p>23,67390526</text:p>
          </table:table-cell>
          <table:table-cell table:number-columns-repeated="3"/>
          <table:table-cell office:value-type="float" office:value="23.6763" calcext:value-type="float">
            <text:p>23,67630000</text:p>
          </table:table-cell>
          <table:table-cell office:value-type="float" office:value="23.6641" calcext:value-type="float">
            <text:p>23,66410000</text:p>
          </table:table-cell>
          <table:table-cell table:number-columns-repeated="8"/>
        </table:table-row>
        <table:table-row table:style-name="ro1">
          <table:table-cell office:value-type="float" office:value="23.6814446519674" calcext:value-type="float">
            <text:p>23,68144465</text:p>
          </table:table-cell>
          <table:table-cell table:number-columns-repeated="4"/>
          <table:table-cell office:value-type="float" office:value="23.6716" calcext:value-type="float">
            <text:p>23,67160000</text:p>
          </table:table-cell>
          <table:table-cell table:number-columns-repeated="8"/>
        </table:table-row>
        <table:table-row table:style-name="ro1">
          <table:table-cell office:value-type="float" office:value="23.6890136103306" calcext:value-type="float">
            <text:p>23,68901361</text:p>
          </table:table-cell>
          <table:table-cell table:number-columns-repeated="2"/>
          <table:table-cell office:value-type="float" office:value="23.6774" calcext:value-type="float">
            <text:p>23,67740000</text:p>
          </table:table-cell>
          <table:table-cell office:value-type="float" office:value="23.6914" calcext:value-type="float">
            <text:p>23,69140000</text:p>
          </table:table-cell>
          <table:table-cell office:value-type="float" office:value="23.6792" calcext:value-type="float">
            <text:p>23,67920000</text:p>
          </table:table-cell>
          <table:table-cell table:number-columns-repeated="8"/>
        </table:table-row>
        <table:table-row table:style-name="ro1">
          <table:table-cell office:value-type="float" office:value="23.6966122017239" calcext:value-type="float">
            <text:p>23,69661220</text:p>
          </table:table-cell>
          <table:table-cell table:number-columns-repeated="4"/>
          <table:table-cell office:value-type="float" office:value="23.6867" calcext:value-type="float">
            <text:p>23,68670000</text:p>
          </table:table-cell>
          <table:table-cell table:number-columns-repeated="8"/>
        </table:table-row>
        <table:table-row table:style-name="ro1">
          <table:table-cell office:value-type="float" office:value="23.7042410930539" calcext:value-type="float">
            <text:p>23,70424109</text:p>
          </table:table-cell>
          <table:table-cell table:number-columns-repeated="3"/>
          <table:table-cell office:value-type="float" office:value="23.7066" calcext:value-type="float">
            <text:p>23,70660000</text:p>
          </table:table-cell>
          <table:table-cell office:value-type="float" office:value="23.6943" calcext:value-type="float">
            <text:p>23,69430000</text:p>
          </table:table-cell>
          <table:table-cell table:number-columns-repeated="8"/>
        </table:table-row>
        <table:table-row table:style-name="ro1">
          <table:table-cell office:value-type="float" office:value="23.7119017732787" calcext:value-type="float">
            <text:p>23,71190177</text:p>
          </table:table-cell>
          <table:table-cell table:number-columns-repeated="4"/>
          <table:table-cell office:value-type="float" office:value="23.702" calcext:value-type="float">
            <text:p>23,70200000</text:p>
          </table:table-cell>
          <table:table-cell table:number-columns-repeated="8"/>
        </table:table-row>
        <table:table-row table:style-name="ro1">
          <table:table-cell office:value-type="float" office:value="23.7195959197919" calcext:value-type="float">
            <text:p>23,71959592</text:p>
          </table:table-cell>
          <table:table-cell/>
          <table:table-cell office:value-type="float" office:value="23.7615" calcext:value-type="float">
            <text:p>23,76150000</text:p>
          </table:table-cell>
          <table:table-cell office:value-type="float" office:value="23.7085" calcext:value-type="float">
            <text:p>23,70850000</text:p>
          </table:table-cell>
          <table:table-cell office:value-type="float" office:value="23.7219" calcext:value-type="float">
            <text:p>23,72190000</text:p>
          </table:table-cell>
          <table:table-cell office:value-type="float" office:value="23.7096" calcext:value-type="float">
            <text:p>23,70960000</text:p>
          </table:table-cell>
          <table:table-cell table:number-columns-repeated="8"/>
        </table:table-row>
        <table:table-row table:style-name="ro1">
          <table:table-cell office:value-type="float" office:value="23.7273228715766" calcext:value-type="float">
            <text:p>23,72732287</text:p>
          </table:table-cell>
          <table:table-cell table:number-columns-repeated="4"/>
          <table:table-cell office:value-type="float" office:value="23.7173" calcext:value-type="float">
            <text:p>23,71730000</text:p>
          </table:table-cell>
          <table:table-cell table:number-columns-repeated="8"/>
        </table:table-row>
        <table:table-row table:style-name="ro1">
          <table:table-cell office:value-type="float" office:value="23.7350750853907" calcext:value-type="float">
            <text:p>23,73507509</text:p>
          </table:table-cell>
          <table:table-cell table:number-columns-repeated="3"/>
          <table:table-cell office:value-type="float" office:value="23.7373" calcext:value-type="float">
            <text:p>23,73730000</text:p>
          </table:table-cell>
          <table:table-cell office:value-type="float" office:value="23.725" calcext:value-type="float">
            <text:p>23,72500000</text:p>
          </table:table-cell>
          <table:table-cell table:number-columns-repeated="8"/>
        </table:table-row>
        <table:table-row table:style-name="ro1">
          <table:table-cell office:value-type="float" office:value="23.7428360412748" calcext:value-type="float">
            <text:p>23,74283604</text:p>
          </table:table-cell>
          <table:table-cell table:number-columns-repeated="4"/>
          <table:table-cell office:value-type="float" office:value="23.7328" calcext:value-type="float">
            <text:p>23,73280000</text:p>
          </table:table-cell>
          <table:table-cell table:number-columns-repeated="8"/>
        </table:table-row>
        <table:table-row table:style-name="ro1">
          <table:table-cell office:value-type="float" office:value="23.7505957338611" calcext:value-type="float">
            <text:p>23,75059573</text:p>
          </table:table-cell>
          <table:table-cell table:number-columns-repeated="2"/>
          <table:table-cell office:value-type="float" office:value="23.7413" calcext:value-type="float">
            <text:p>23,74130000</text:p>
          </table:table-cell>
          <table:table-cell office:value-type="float" office:value="23.7533" calcext:value-type="float">
            <text:p>23,75330000</text:p>
          </table:table-cell>
          <table:table-cell office:value-type="float" office:value="23.7405" calcext:value-type="float">
            <text:p>23,74050000</text:p>
          </table:table-cell>
          <table:table-cell table:number-columns-repeated="8"/>
        </table:table-row>
        <table:table-row table:style-name="ro1">
          <table:table-cell office:value-type="float" office:value="23.7584081938483" calcext:value-type="float">
            <text:p>23,75840819</text:p>
          </table:table-cell>
          <table:table-cell table:number-columns-repeated="4"/>
          <table:table-cell office:value-type="float" office:value="23.7483" calcext:value-type="float">
            <text:p>23,74830000</text:p>
          </table:table-cell>
          <table:table-cell table:number-columns-repeated="8"/>
        </table:table-row>
        <table:table-row table:style-name="ro1">
          <table:table-cell office:value-type="float" office:value="23.7664670223937" calcext:value-type="float">
            <text:p>23,76646702</text:p>
          </table:table-cell>
          <table:table-cell table:number-columns-repeated="3"/>
          <table:table-cell office:value-type="float" office:value="23.77" calcext:value-type="float">
            <text:p>23,77000000</text:p>
          </table:table-cell>
          <table:table-cell office:value-type="float" office:value="23.7563" calcext:value-type="float">
            <text:p>23,75630000</text:p>
          </table:table-cell>
          <table:table-cell table:number-columns-repeated="8"/>
        </table:table-row>
        <table:table-row table:style-name="ro1">
          <table:table-cell office:value-type="float" office:value="23.7748367578013" calcext:value-type="float">
            <text:p>23,77483676</text:p>
          </table:table-cell>
          <table:table-cell table:number-columns-repeated="4"/>
          <table:table-cell office:value-type="float" office:value="23.7646" calcext:value-type="float">
            <text:p>23,76460000</text:p>
          </table:table-cell>
          <table:table-cell table:number-columns-repeated="8"/>
        </table:table-row>
        <table:table-row table:style-name="ro1">
          <table:table-cell office:value-type="float" office:value="23.781077206168" calcext:value-type="float">
            <text:p>23,78107721</text:p>
          </table:table-cell>
          <table:table-cell office:value-type="float" office:value="23.7763" calcext:value-type="float">
            <text:p>23,776300000</text:p>
          </table:table-cell>
          <table:table-cell office:value-type="float" office:value="23.8094" calcext:value-type="float">
            <text:p>23,80940000</text:p>
          </table:table-cell>
          <table:table-cell office:value-type="float" office:value="23.7658" calcext:value-type="float">
            <text:p>23,76580000</text:p>
          </table:table-cell>
          <table:table-cell office:value-type="float" office:value="23.7824" calcext:value-type="float">
            <text:p>23,78240000</text:p>
          </table:table-cell>
          <table:table-cell office:value-type="float" office:value="23.7708" calcext:value-type="float">
            <text:p>23,77080000</text:p>
          </table:table-cell>
          <table:table-cell table:number-columns-repeated="8"/>
        </table:table-row>
        <table:table-row table:style-name="ro1">
          <table:table-cell office:value-type="float" office:value="23.7769378841551" calcext:value-type="float">
            <text:p>23,77693788</text:p>
          </table:table-cell>
          <table:table-cell table:number-columns-repeated="4"/>
          <table:table-cell office:value-type="float" office:value="23.7667" calcext:value-type="float">
            <text:p>23,76670000</text:p>
          </table:table-cell>
          <table:table-cell table:number-columns-repeated="8"/>
        </table:table-row>
        <table:table-row table:style-name="ro1">
          <table:table-cell office:value-type="float" office:value="23.7706692764721" calcext:value-type="float">
            <text:p>23,77066928</text:p>
          </table:table-cell>
          <table:table-cell table:number-columns-repeated="3"/>
          <table:table-cell office:value-type="float" office:value="23.7741" calcext:value-type="float">
            <text:p>23,77410000</text:p>
          </table:table-cell>
          <table:table-cell office:value-type="float" office:value="23.7604" calcext:value-type="float">
            <text:p>23,76040000</text:p>
          </table:table-cell>
          <table:table-cell table:number-columns-repeated="8"/>
        </table:table-row>
        <table:table-row table:style-name="ro1">
          <table:table-cell office:value-type="float" office:value="23.764711578393" calcext:value-type="float">
            <text:p>23,76471158</text:p>
          </table:table-cell>
          <table:table-cell table:number-columns-repeated="4"/>
          <table:table-cell office:value-type="float" office:value="23.7544" calcext:value-type="float">
            <text:p>23,75440000</text:p>
          </table:table-cell>
          <table:table-cell table:number-columns-repeated="8"/>
        </table:table-row>
        <table:table-row table:style-name="ro1">
          <table:table-cell office:value-type="float" office:value="23.7590002529846" calcext:value-type="float">
            <text:p>23,75900025</text:p>
          </table:table-cell>
          <table:table-cell table:number-columns-repeated="2"/>
          <table:table-cell office:value-type="float" office:value="23.7489" calcext:value-type="float">
            <text:p>23,74890000</text:p>
          </table:table-cell>
          <table:table-cell office:value-type="float" office:value="23.7616" calcext:value-type="float">
            <text:p>23,76160000</text:p>
          </table:table-cell>
          <table:table-cell office:value-type="float" office:value="23.7486" calcext:value-type="float">
            <text:p>23,74860000</text:p>
          </table:table-cell>
          <table:table-cell table:number-columns-repeated="8"/>
        </table:table-row>
        <table:table-row table:style-name="ro1">
          <table:table-cell office:value-type="float" office:value="23.7533417004605" calcext:value-type="float">
            <text:p>23,75334170</text:p>
          </table:table-cell>
          <table:table-cell table:number-columns-repeated="4"/>
          <table:table-cell office:value-type="float" office:value="23.743" calcext:value-type="float">
            <text:p>23,74300000</text:p>
          </table:table-cell>
          <table:table-cell table:number-columns-repeated="8"/>
        </table:table-row>
        <table:table-row table:style-name="ro1">
          <table:table-cell office:value-type="float" office:value="23.7476818914927" calcext:value-type="float">
            <text:p>23,74768189</text:p>
          </table:table-cell>
          <table:table-cell table:number-columns-repeated="3"/>
          <table:table-cell office:value-type="float" office:value="23.7498" calcext:value-type="float">
            <text:p>23,74980000</text:p>
          </table:table-cell>
          <table:table-cell office:value-type="float" office:value="23.7373" calcext:value-type="float">
            <text:p>23,73730000</text:p>
          </table:table-cell>
          <table:table-cell table:number-columns-repeated="8"/>
        </table:table-row>
        <table:table-row table:style-name="ro1">
          <table:table-cell office:value-type="float" office:value="23.7420308328201" calcext:value-type="float">
            <text:p>23,74203083</text:p>
          </table:table-cell>
          <table:table-cell table:number-columns-repeated="4"/>
          <table:table-cell office:value-type="float" office:value="23.7316" calcext:value-type="float">
            <text:p>23,73160000</text:p>
          </table:table-cell>
          <table:table-cell table:number-columns-repeated="8"/>
        </table:table-row>
        <table:table-row table:style-name="ro1">
          <table:table-cell office:value-type="float" office:value="23.7364050457727" calcext:value-type="float">
            <text:p>23,73640505</text:p>
          </table:table-cell>
          <table:table-cell/>
          <table:table-cell office:value-type="float" office:value="23.7716" calcext:value-type="float">
            <text:p>23,77160000</text:p>
          </table:table-cell>
          <table:table-cell office:value-type="float" office:value="23.7239" calcext:value-type="float">
            <text:p>23,72390000</text:p>
          </table:table-cell>
          <table:table-cell office:value-type="float" office:value="23.7386" calcext:value-type="float">
            <text:p>23,73860000</text:p>
          </table:table-cell>
          <table:table-cell office:value-type="float" office:value="23.7259" calcext:value-type="float">
            <text:p>23,72590000</text:p>
          </table:table-cell>
          <table:table-cell table:number-columns-repeated="8"/>
        </table:table-row>
        <table:table-row table:style-name="ro1">
          <table:table-cell office:value-type="float" office:value="23.7308120749634" calcext:value-type="float">
            <text:p>23,73081207</text:p>
          </table:table-cell>
          <table:table-cell table:number-columns-repeated="4"/>
          <table:table-cell office:value-type="float" office:value="23.7203" calcext:value-type="float">
            <text:p>23,72030000</text:p>
          </table:table-cell>
          <table:table-cell table:number-columns-repeated="8"/>
        </table:table-row>
        <table:table-row table:style-name="ro1">
          <table:table-cell office:value-type="float" office:value="23.7252525827799" calcext:value-type="float">
            <text:p>23,72525258</text:p>
          </table:table-cell>
          <table:table-cell table:number-columns-repeated="3"/>
          <table:table-cell office:value-type="float" office:value="23.7275" calcext:value-type="float">
            <text:p>23,72750000</text:p>
          </table:table-cell>
          <table:table-cell office:value-type="float" office:value="23.7147" calcext:value-type="float">
            <text:p>23,71470000</text:p>
          </table:table-cell>
          <table:table-cell table:number-columns-repeated="8"/>
        </table:table-row>
        <table:table-row table:style-name="ro1">
          <table:table-cell office:value-type="float" office:value="23.7197248931997" calcext:value-type="float">
            <text:p>23,71972489</text:p>
          </table:table-cell>
          <table:table-cell table:number-columns-repeated="4"/>
          <table:table-cell office:value-type="float" office:value="23.7092" calcext:value-type="float">
            <text:p>23,70920000</text:p>
          </table:table-cell>
          <table:table-cell table:number-columns-repeated="8"/>
        </table:table-row>
        <table:table-row table:style-name="ro1">
          <table:table-cell office:value-type="float" office:value="23.7142275186351" calcext:value-type="float">
            <text:p>23,71422752</text:p>
          </table:table-cell>
          <table:table-cell table:number-columns-repeated="2"/>
          <table:table-cell office:value-type="float" office:value="23.7004" calcext:value-type="float">
            <text:p>23,70040000</text:p>
          </table:table-cell>
          <table:table-cell office:value-type="float" office:value="23.7164" calcext:value-type="float">
            <text:p>23,71640000</text:p>
          </table:table-cell>
          <table:table-cell office:value-type="float" office:value="23.7036" calcext:value-type="float">
            <text:p>23,70360000</text:p>
          </table:table-cell>
          <table:table-cell table:number-columns-repeated="8"/>
        </table:table-row>
        <table:table-row table:style-name="ro1">
          <table:table-cell office:value-type="float" office:value="23.7087597935504" calcext:value-type="float">
            <text:p>23,70875979</text:p>
          </table:table-cell>
          <table:table-cell table:number-columns-repeated="4"/>
          <table:table-cell office:value-type="float" office:value="23.6982" calcext:value-type="float">
            <text:p>23,69820000</text:p>
          </table:table-cell>
          <table:table-cell table:number-columns-repeated="8"/>
        </table:table-row>
        <table:table-row table:style-name="ro1">
          <table:table-cell office:value-type="float" office:value="23.703321653927" calcext:value-type="float">
            <text:p>23,70332165</text:p>
          </table:table-cell>
          <table:table-cell table:number-columns-repeated="3"/>
          <table:table-cell office:value-type="float" office:value="23.7055" calcext:value-type="float">
            <text:p>23,70550000</text:p>
          </table:table-cell>
          <table:table-cell office:value-type="float" office:value="23.6927" calcext:value-type="float">
            <text:p>23,69270000</text:p>
          </table:table-cell>
          <table:table-cell table:number-columns-repeated="8"/>
        </table:table-row>
        <table:table-row table:style-name="ro1">
          <table:table-cell office:value-type="float" office:value="23.6979132743619" calcext:value-type="float">
            <text:p>23,69791327</text:p>
          </table:table-cell>
          <table:table-cell table:number-columns-repeated="4"/>
          <table:table-cell office:value-type="float" office:value="23.6873" calcext:value-type="float">
            <text:p>23,68730000</text:p>
          </table:table-cell>
          <table:table-cell table:number-columns-repeated="8"/>
        </table:table-row>
        <table:table-row table:style-name="ro1">
          <table:table-cell office:value-type="float" office:value="23.6925348342851" calcext:value-type="float">
            <text:p>23,69253483</text:p>
          </table:table-cell>
          <table:table-cell office:value-type="float" office:value="23.7019" calcext:value-type="float">
            <text:p>23,701900000</text:p>
          </table:table-cell>
          <table:table-cell office:value-type="float" office:value="23.7174" calcext:value-type="float">
            <text:p>23,71740000</text:p>
          </table:table-cell>
          <table:table-cell office:value-type="float" office:value="23.6784" calcext:value-type="float">
            <text:p>23,67840000</text:p>
          </table:table-cell>
          <table:table-cell office:value-type="float" office:value="23.6946" calcext:value-type="float">
            <text:p>23,69460000</text:p>
          </table:table-cell>
          <table:table-cell office:value-type="float" office:value="23.6818" calcext:value-type="float">
            <text:p>23,68180000</text:p>
          </table:table-cell>
          <table:table-cell table:number-columns-repeated="8"/>
        </table:table-row>
        <table:table-row table:style-name="ro1">
          <table:table-cell office:value-type="float" office:value="23.6871864338054" calcext:value-type="float">
            <text:p>23,68718643</text:p>
          </table:table-cell>
          <table:table-cell table:number-columns-repeated="4"/>
          <table:table-cell office:value-type="float" office:value="23.6765" calcext:value-type="float">
            <text:p>23,67650000</text:p>
          </table:table-cell>
          <table:table-cell table:number-columns-repeated="8"/>
        </table:table-row>
        <table:table-row table:style-name="ro1">
          <table:table-cell office:value-type="float" office:value="23.6818680976473" calcext:value-type="float">
            <text:p>23,68186810</text:p>
          </table:table-cell>
          <table:table-cell table:number-columns-repeated="3"/>
          <table:table-cell office:value-type="float" office:value="23.6839" calcext:value-type="float">
            <text:p>23,68390000</text:p>
          </table:table-cell>
          <table:table-cell office:value-type="float" office:value="23.6711" calcext:value-type="float">
            <text:p>23,67110000</text:p>
          </table:table-cell>
          <table:table-cell table:number-columns-repeated="8"/>
        </table:table-row>
        <table:table-row table:style-name="ro1">
          <table:table-cell office:value-type="float" office:value="23.6765798083255" calcext:value-type="float">
            <text:p>23,67657981</text:p>
          </table:table-cell>
          <table:table-cell table:number-columns-repeated="4"/>
          <table:table-cell office:value-type="float" office:value="23.6658" calcext:value-type="float">
            <text:p>23,66580000</text:p>
          </table:table-cell>
          <table:table-cell table:number-columns-repeated="8"/>
        </table:table-row>
        <table:table-row table:style-name="ro1">
          <table:table-cell office:value-type="float" office:value="23.6713215361045" calcext:value-type="float">
            <text:p>23,67132154</text:p>
          </table:table-cell>
          <table:table-cell table:number-columns-repeated="2"/>
          <table:table-cell office:value-type="float" office:value="23.6568" calcext:value-type="float">
            <text:p>23,65680000</text:p>
          </table:table-cell>
          <table:table-cell office:value-type="float" office:value="23.6733" calcext:value-type="float">
            <text:p>23,67330000</text:p>
          </table:table-cell>
          <table:table-cell office:value-type="float" office:value="23.6605" calcext:value-type="float">
            <text:p>23,66050000</text:p>
          </table:table-cell>
          <table:table-cell table:number-columns-repeated="8"/>
        </table:table-row>
        <table:table-row table:style-name="ro1">
          <table:table-cell office:value-type="float" office:value="23.6660932556506" calcext:value-type="float">
            <text:p>23,66609326</text:p>
          </table:table-cell>
          <table:table-cell table:number-columns-repeated="4"/>
          <table:table-cell office:value-type="float" office:value="23.6553" calcext:value-type="float">
            <text:p>23,65530000</text:p>
          </table:table-cell>
          <table:table-cell table:number-columns-repeated="8"/>
        </table:table-row>
        <table:table-row table:style-name="ro1">
          <table:table-cell office:value-type="float" office:value="23.6608949510497" calcext:value-type="float">
            <text:p>23,66089495</text:p>
          </table:table-cell>
          <table:table-cell table:number-columns-repeated="3"/>
          <table:table-cell office:value-type="float" office:value="23.6628" calcext:value-type="float">
            <text:p>23,66280000</text:p>
          </table:table-cell>
          <table:table-cell office:value-type="float" office:value="23.65" calcext:value-type="float">
            <text:p>23,65000000</text:p>
          </table:table-cell>
          <table:table-cell table:number-columns-repeated="8"/>
        </table:table-row>
        <table:table-row table:style-name="ro1">
          <table:table-cell office:value-type="float" office:value="23.6557266143413" calcext:value-type="float">
            <text:p>23,65572661</text:p>
          </table:table-cell>
          <table:table-cell table:number-columns-repeated="4"/>
          <table:table-cell office:value-type="float" office:value="23.6448" calcext:value-type="float">
            <text:p>23,64480000</text:p>
          </table:table-cell>
          <table:table-cell table:number-columns-repeated="8"/>
        </table:table-row>
        <table:table-row table:style-name="ro1">
          <table:table-cell office:value-type="float" office:value="23.6505882420023" calcext:value-type="float">
            <text:p>23,65058824</text:p>
          </table:table-cell>
          <table:table-cell/>
          <table:table-cell office:value-type="float" office:value="23.6675" calcext:value-type="float">
            <text:p>23,66750000</text:p>
          </table:table-cell>
          <table:table-cell office:value-type="float" office:value="23.6357" calcext:value-type="float">
            <text:p>23,63570000</text:p>
          </table:table-cell>
          <table:table-cell office:value-type="float" office:value="23.6525" calcext:value-type="float">
            <text:p>23,65250000</text:p>
          </table:table-cell>
          <table:table-cell office:value-type="float" office:value="23.6397" calcext:value-type="float">
            <text:p>23,63970000</text:p>
          </table:table-cell>
          <table:table-cell table:number-columns-repeated="8"/>
        </table:table-row>
        <table:table-row table:style-name="ro1">
          <table:table-cell office:value-type="float" office:value="23.6454798318648" calcext:value-type="float">
            <text:p>23,64547983</text:p>
          </table:table-cell>
          <table:table-cell table:number-columns-repeated="4"/>
          <table:table-cell office:value-type="float" office:value="23.6345" calcext:value-type="float">
            <text:p>23,63450000</text:p>
          </table:table-cell>
          <table:table-cell table:number-columns-repeated="8"/>
        </table:table-row>
        <table:table-row table:style-name="ro1">
          <table:table-cell office:value-type="float" office:value="23.6404013813107" calcext:value-type="float">
            <text:p>23,64040138</text:p>
          </table:table-cell>
          <table:table-cell table:number-columns-repeated="3"/>
          <table:table-cell office:value-type="float" office:value="23.6423" calcext:value-type="float">
            <text:p>23,64230000</text:p>
          </table:table-cell>
          <table:table-cell office:value-type="float" office:value="23.6294" calcext:value-type="float">
            <text:p>23,62940000</text:p>
          </table:table-cell>
          <table:table-cell table:number-columns-repeated="8"/>
        </table:table-row>
        <table:table-row table:style-name="ro1">
          <table:table-cell office:value-type="float" office:value="23.6353528866308" calcext:value-type="float">
            <text:p>23,63535289</text:p>
          </table:table-cell>
          <table:table-cell table:number-columns-repeated="4"/>
          <table:table-cell office:value-type="float" office:value="23.6244" calcext:value-type="float">
            <text:p>23,62440000</text:p>
          </table:table-cell>
          <table:table-cell table:number-columns-repeated="8"/>
        </table:table-row>
        <table:table-row table:style-name="ro1">
          <table:table-cell office:value-type="float" office:value="23.6303343431044" calcext:value-type="float">
            <text:p>23,63033434</text:p>
          </table:table-cell>
          <table:table-cell table:number-columns-repeated="2"/>
          <table:table-cell office:value-type="float" office:value="23.6149" calcext:value-type="float">
            <text:p>23,61490000</text:p>
          </table:table-cell>
          <table:table-cell office:value-type="float" office:value="23.6321" calcext:value-type="float">
            <text:p>23,63210000</text:p>
          </table:table-cell>
          <table:table-cell office:value-type="float" office:value="23.6193" calcext:value-type="float">
            <text:p>23,61930000</text:p>
          </table:table-cell>
          <table:table-cell table:number-columns-repeated="8"/>
        </table:table-row>
        <table:table-row table:style-name="ro1">
          <table:table-cell office:value-type="float" office:value="23.6253457453674" calcext:value-type="float">
            <text:p>23,62534575</text:p>
          </table:table-cell>
          <table:table-cell table:number-columns-repeated="4"/>
          <table:table-cell office:value-type="float" office:value="23.6143" calcext:value-type="float">
            <text:p>23,61430000</text:p>
          </table:table-cell>
          <table:table-cell table:number-columns-repeated="8"/>
        </table:table-row>
        <table:table-row table:style-name="ro1">
          <table:table-cell office:value-type="float" office:value="23.6203870877895" calcext:value-type="float">
            <text:p>23,62038709</text:p>
          </table:table-cell>
          <table:table-cell table:number-columns-repeated="3"/>
          <table:table-cell office:value-type="float" office:value="23.6222" calcext:value-type="float">
            <text:p>23,62220000</text:p>
          </table:table-cell>
          <table:table-cell office:value-type="float" office:value="23.6093" calcext:value-type="float">
            <text:p>23,60930000</text:p>
          </table:table-cell>
          <table:table-cell table:number-columns-repeated="8"/>
        </table:table-row>
        <table:table-row table:style-name="ro1">
          <table:table-cell office:value-type="float" office:value="23.6154583647344" calcext:value-type="float">
            <text:p>23,61545836</text:p>
          </table:table-cell>
          <table:table-cell table:number-columns-repeated="4"/>
          <table:table-cell office:value-type="float" office:value="23.6043" calcext:value-type="float">
            <text:p>23,60430000</text:p>
          </table:table-cell>
          <table:table-cell table:number-columns-repeated="8"/>
        </table:table-row>
        <table:table-row table:style-name="ro1">
          <table:table-cell office:value-type="float" office:value="23.6105595706868" calcext:value-type="float">
            <text:p>23,61055957</text:p>
          </table:table-cell>
          <table:table-cell office:value-type="float" office:value="23.5994" calcext:value-type="float">
            <text:p>23,599400000</text:p>
          </table:table-cell>
          <table:table-cell office:value-type="float" office:value="23.6214" calcext:value-type="float">
            <text:p>23,62140000</text:p>
          </table:table-cell>
          <table:table-cell office:value-type="float" office:value="23.5946" calcext:value-type="float">
            <text:p>23,59460000</text:p>
          </table:table-cell>
          <table:table-cell office:value-type="float" office:value="23.6123" calcext:value-type="float">
            <text:p>23,61230000</text:p>
          </table:table-cell>
          <table:table-cell office:value-type="float" office:value="23.5994" calcext:value-type="float">
            <text:p>23,59940000</text:p>
          </table:table-cell>
          <table:table-cell table:number-columns-repeated="8"/>
        </table:table-row>
        <table:table-row table:style-name="ro1">
          <table:table-cell office:value-type="float" office:value="23.6056907002784" calcext:value-type="float">
            <text:p>23,60569070</text:p>
          </table:table-cell>
          <table:table-cell table:number-columns-repeated="4"/>
          <table:table-cell office:value-type="float" office:value="23.5945" calcext:value-type="float">
            <text:p>23,59450000</text:p>
          </table:table-cell>
          <table:table-cell table:number-columns-repeated="8"/>
        </table:table-row>
        <table:table-row table:style-name="ro1">
          <table:table-cell office:value-type="float" office:value="23.6008517482586" calcext:value-type="float">
            <text:p>23,60085175</text:p>
          </table:table-cell>
          <table:table-cell table:number-columns-repeated="3"/>
          <table:table-cell office:value-type="float" office:value="23.6025" calcext:value-type="float">
            <text:p>23,60250000</text:p>
          </table:table-cell>
          <table:table-cell office:value-type="float" office:value="23.5897" calcext:value-type="float">
            <text:p>23,58970000</text:p>
          </table:table-cell>
          <table:table-cell table:number-columns-repeated="8"/>
        </table:table-row>
        <table:table-row table:style-name="ro1">
          <table:table-cell office:value-type="float" office:value="23.5960427094486" calcext:value-type="float">
            <text:p>23,59604271</text:p>
          </table:table-cell>
          <table:table-cell table:number-columns-repeated="4"/>
          <table:table-cell office:value-type="float" office:value="23.5848" calcext:value-type="float">
            <text:p>23,58480000</text:p>
          </table:table-cell>
          <table:table-cell table:number-columns-repeated="8"/>
        </table:table-row>
        <table:table-row table:style-name="ro1">
          <table:table-cell office:value-type="float" office:value="23.5912635786999" calcext:value-type="float">
            <text:p>23,59126358</text:p>
          </table:table-cell>
          <table:table-cell table:number-columns-repeated="2"/>
          <table:table-cell office:value-type="float" office:value="23.5748" calcext:value-type="float">
            <text:p>23,57480000</text:p>
          </table:table-cell>
          <table:table-cell office:value-type="float" office:value="23.5929" calcext:value-type="float">
            <text:p>23,59290000</text:p>
          </table:table-cell>
          <table:table-cell office:value-type="float" office:value="23.58" calcext:value-type="float">
            <text:p>23,58000000</text:p>
          </table:table-cell>
          <table:table-cell table:number-columns-repeated="8"/>
        </table:table-row>
        <table:table-row table:style-name="ro1">
          <table:table-cell office:value-type="float" office:value="23.5865143508686" calcext:value-type="float">
            <text:p>23,58651435</text:p>
          </table:table-cell>
          <table:table-cell table:number-columns-repeated="4"/>
          <table:table-cell office:value-type="float" office:value="23.5752" calcext:value-type="float">
            <text:p>23,57520000</text:p>
          </table:table-cell>
          <table:table-cell table:number-columns-repeated="8"/>
        </table:table-row>
        <table:table-row table:style-name="ro1">
          <table:table-cell office:value-type="float" office:value="23.5817950208013" calcext:value-type="float">
            <text:p>23,58179502</text:p>
          </table:table-cell>
          <table:table-cell table:number-columns-repeated="3"/>
          <table:table-cell office:value-type="float" office:value="23.5834" calcext:value-type="float">
            <text:p>23,58340000</text:p>
          </table:table-cell>
          <table:table-cell office:value-type="float" office:value="23.5705" calcext:value-type="float">
            <text:p>23,57050000</text:p>
          </table:table-cell>
          <table:table-cell table:number-columns-repeated="8"/>
        </table:table-row>
        <table:table-row table:style-name="ro1">
          <table:table-cell office:value-type="float" office:value="23.5771055833346" calcext:value-type="float">
            <text:p>23,57710558</text:p>
          </table:table-cell>
          <table:table-cell table:number-columns-repeated="4"/>
          <table:table-cell office:value-type="float" office:value="23.5658" calcext:value-type="float">
            <text:p>23,56580000</text:p>
          </table:table-cell>
          <table:table-cell table:number-columns-repeated="8"/>
        </table:table-row>
        <table:table-row table:style-name="ro1">
          <table:table-cell office:value-type="float" office:value="23.5724460332985" calcext:value-type="float">
            <text:p>23,57244603</text:p>
          </table:table-cell>
          <table:table-cell/>
          <table:table-cell office:value-type="float" office:value="23.5773" calcext:value-type="float">
            <text:p>23,57730000</text:p>
          </table:table-cell>
          <table:table-cell office:value-type="float" office:value="23.5554" calcext:value-type="float">
            <text:p>23,55540000</text:p>
          </table:table-cell>
          <table:table-cell office:value-type="float" office:value="23.574" calcext:value-type="float">
            <text:p>23,57400000</text:p>
          </table:table-cell>
          <table:table-cell office:value-type="float" office:value="23.5611" calcext:value-type="float">
            <text:p>23,56110000</text:p>
          </table:table-cell>
          <table:table-cell table:number-columns-repeated="8"/>
        </table:table-row>
        <table:table-row table:style-name="ro1">
          <table:table-cell office:value-type="float" office:value="23.5678163655218" calcext:value-type="float">
            <text:p>23,56781637</text:p>
          </table:table-cell>
          <table:table-cell table:number-columns-repeated="4"/>
          <table:table-cell office:value-type="float" office:value="23.5564" calcext:value-type="float">
            <text:p>23,55640000</text:p>
          </table:table-cell>
          <table:table-cell table:number-columns-repeated="8"/>
        </table:table-row>
        <table:table-row table:style-name="ro1">
          <table:table-cell office:value-type="float" office:value="23.5632165748373" calcext:value-type="float">
            <text:p>23,56321657</text:p>
          </table:table-cell>
          <table:table-cell table:number-columns-repeated="3"/>
          <table:table-cell office:value-type="float" office:value="23.5647" calcext:value-type="float">
            <text:p>23,56470000</text:p>
          </table:table-cell>
          <table:table-cell office:value-type="float" office:value="23.5518" calcext:value-type="float">
            <text:p>23,55180000</text:p>
          </table:table-cell>
          <table:table-cell table:number-columns-repeated="8"/>
        </table:table-row>
        <table:table-row table:style-name="ro1">
          <table:table-cell office:value-type="float" office:value="23.5586466560854" calcext:value-type="float">
            <text:p>23,55864666</text:p>
          </table:table-cell>
          <table:table-cell table:number-columns-repeated="4"/>
          <table:table-cell office:value-type="float" office:value="23.5472" calcext:value-type="float">
            <text:p>23,54720000</text:p>
          </table:table-cell>
          <table:table-cell table:number-columns-repeated="8"/>
        </table:table-row>
        <table:table-row table:style-name="ro1">
          <table:table-cell office:value-type="float" office:value="23.5541066041158" calcext:value-type="float">
            <text:p>23,55410660</text:p>
          </table:table-cell>
          <table:table-cell table:number-columns-repeated="2"/>
          <table:table-cell office:value-type="float" office:value="23.5366" calcext:value-type="float">
            <text:p>23,53660000</text:p>
          </table:table-cell>
          <table:table-cell office:value-type="float" office:value="23.5555" calcext:value-type="float">
            <text:p>23,55550000</text:p>
          </table:table-cell>
          <table:table-cell office:value-type="float" office:value="23.5426" calcext:value-type="float">
            <text:p>23,54260000</text:p>
          </table:table-cell>
          <table:table-cell table:number-columns-repeated="8"/>
        </table:table-row>
        <table:table-row table:style-name="ro1">
          <table:table-cell office:value-type="float" office:value="23.5495964137876" calcext:value-type="float">
            <text:p>23,54959641</text:p>
          </table:table-cell>
          <table:table-cell table:number-columns-repeated="4"/>
          <table:table-cell office:value-type="float" office:value="23.5381" calcext:value-type="float">
            <text:p>23,53810000</text:p>
          </table:table-cell>
          <table:table-cell table:number-columns-repeated="8"/>
        </table:table-row>
        <table:table-row table:style-name="ro1">
          <table:table-cell office:value-type="float" office:value="23.5451160799694" calcext:value-type="float">
            <text:p>23,54511608</text:p>
          </table:table-cell>
          <table:table-cell table:number-columns-repeated="3"/>
          <table:table-cell office:value-type="float" office:value="23.5465" calcext:value-type="float">
            <text:p>23,54650000</text:p>
          </table:table-cell>
          <table:table-cell office:value-type="float" office:value="23.5336" calcext:value-type="float">
            <text:p>23,53360000</text:p>
          </table:table-cell>
          <table:table-cell table:number-columns-repeated="8"/>
        </table:table-row>
        <table:table-row table:style-name="ro1">
          <table:table-cell office:value-type="float" office:value="23.5406655975384" calcext:value-type="float">
            <text:p>23,54066560</text:p>
          </table:table-cell>
          <table:table-cell table:number-columns-repeated="4"/>
          <table:table-cell office:value-type="float" office:value="23.5291" calcext:value-type="float">
            <text:p>23,52910000</text:p>
          </table:table-cell>
          <table:table-cell table:number-columns-repeated="8"/>
        </table:table-row>
        <table:table-row table:style-name="ro1">
          <table:table-cell office:value-type="float" office:value="23.5362449613796" calcext:value-type="float">
            <text:p>23,53624496</text:p>
          </table:table-cell>
          <table:table-cell office:value-type="float" office:value="23.5091" calcext:value-type="float">
            <text:p>23,509100000</text:p>
          </table:table-cell>
          <table:table-cell office:value-type="float" office:value="23.535" calcext:value-type="float">
            <text:p>23,53500000</text:p>
          </table:table-cell>
          <table:table-cell office:value-type="float" office:value="23.5182" calcext:value-type="float">
            <text:p>23,51820000</text:p>
          </table:table-cell>
          <table:table-cell office:value-type="float" office:value="23.5376" calcext:value-type="float">
            <text:p>23,53760000</text:p>
          </table:table-cell>
          <table:table-cell office:value-type="float" office:value="23.5246" calcext:value-type="float">
            <text:p>23,52460000</text:p>
          </table:table-cell>
          <table:table-cell table:number-columns-repeated="8"/>
        </table:table-row>
        <table:table-row table:style-name="ro1">
          <table:table-cell office:value-type="float" office:value="23.5318541663856" calcext:value-type="float">
            <text:p>23,53185417</text:p>
          </table:table-cell>
          <table:table-cell table:number-columns-repeated="4"/>
          <table:table-cell office:value-type="float" office:value="23.5202" calcext:value-type="float">
            <text:p>23,52020000</text:p>
          </table:table-cell>
          <table:table-cell table:number-columns-repeated="8"/>
        </table:table-row>
        <table:table-row table:style-name="ro1">
          <table:table-cell office:value-type="float" office:value="23.5274932074561" calcext:value-type="float">
            <text:p>23,52749321</text:p>
          </table:table-cell>
          <table:table-cell table:number-columns-repeated="3"/>
          <table:table-cell office:value-type="float" office:value="23.5288" calcext:value-type="float">
            <text:p>23,52880000</text:p>
          </table:table-cell>
          <table:table-cell office:value-type="float" office:value="23.5158" calcext:value-type="float">
            <text:p>23,51580000</text:p>
          </table:table-cell>
          <table:table-cell table:number-columns-repeated="8"/>
        </table:table-row>
        <table:table-row table:style-name="ro1">
          <table:table-cell office:value-type="float" office:value="23.5231620794976" calcext:value-type="float">
            <text:p>23,52316208</text:p>
          </table:table-cell>
          <table:table-cell table:number-columns-repeated="4"/>
          <table:table-cell office:value-type="float" office:value="23.5115" calcext:value-type="float">
            <text:p>23,51150000</text:p>
          </table:table-cell>
          <table:table-cell table:number-columns-repeated="8"/>
        </table:table-row>
        <table:table-row table:style-name="ro1">
          <table:table-cell office:value-type="float" office:value="23.5188607774237" calcext:value-type="float">
            <text:p>23,51886078</text:p>
          </table:table-cell>
          <table:table-cell table:number-columns-repeated="2"/>
          <table:table-cell office:value-type="float" office:value="23.5003" calcext:value-type="float">
            <text:p>23,50030000</text:p>
          </table:table-cell>
          <table:table-cell office:value-type="float" office:value="23.5201" calcext:value-type="float">
            <text:p>23,52010000</text:p>
          </table:table-cell>
          <table:table-cell office:value-type="float" office:value="23.5071" calcext:value-type="float">
            <text:p>23,50710000</text:p>
          </table:table-cell>
          <table:table-cell table:number-columns-repeated="8"/>
        </table:table-row>
        <table:table-row table:style-name="ro1">
          <table:table-cell office:value-type="float" office:value="23.514589296155" calcext:value-type="float">
            <text:p>23,51458930</text:p>
          </table:table-cell>
          <table:table-cell table:number-columns-repeated="4"/>
          <table:table-cell office:value-type="float" office:value="23.5028" calcext:value-type="float">
            <text:p>23,50280000</text:p>
          </table:table-cell>
          <table:table-cell table:number-columns-repeated="8"/>
        </table:table-row>
        <table:table-row table:style-name="ro1">
          <table:table-cell office:value-type="float" office:value="23.5103476306192" calcext:value-type="float">
            <text:p>23,51034763</text:p>
          </table:table-cell>
          <table:table-cell table:number-columns-repeated="3"/>
          <table:table-cell office:value-type="float" office:value="23.5116" calcext:value-type="float">
            <text:p>23,51160000</text:p>
          </table:table-cell>
          <table:table-cell office:value-type="float" office:value="23.4986" calcext:value-type="float">
            <text:p>23,49860000</text:p>
          </table:table-cell>
          <table:table-cell table:number-columns-repeated="8"/>
        </table:table-row>
        <table:table-row table:style-name="ro1">
          <table:table-cell office:value-type="float" office:value="23.5061357757516" calcext:value-type="float">
            <text:p>23,50613578</text:p>
          </table:table-cell>
          <table:table-cell table:number-columns-repeated="4"/>
          <table:table-cell office:value-type="float" office:value="23.4943" calcext:value-type="float">
            <text:p>23,49430000</text:p>
          </table:table-cell>
          <table:table-cell table:number-columns-repeated="8"/>
        </table:table-row>
        <table:table-row table:style-name="ro1">
          <table:table-cell office:value-type="float" office:value="23.5019537264942" calcext:value-type="float">
            <text:p>23,50195373</text:p>
          </table:table-cell>
          <table:table-cell/>
          <table:table-cell office:value-type="float" office:value="23.4943" calcext:value-type="float">
            <text:p>23,49430000</text:p>
          </table:table-cell>
          <table:table-cell office:value-type="float" office:value="23.4829" calcext:value-type="float">
            <text:p>23,48290000</text:p>
          </table:table-cell>
          <table:table-cell office:value-type="float" office:value="23.5031" calcext:value-type="float">
            <text:p>23,50310000</text:p>
          </table:table-cell>
          <table:table-cell office:value-type="float" office:value="23.4901" calcext:value-type="float">
            <text:p>23,49010000</text:p>
          </table:table-cell>
          <table:table-cell table:number-columns-repeated="8"/>
        </table:table-row>
        <table:table-row table:style-name="ro1">
          <table:table-cell office:value-type="float" office:value="23.4978014777967" calcext:value-type="float">
            <text:p>23,49780148</text:p>
          </table:table-cell>
          <table:table-cell table:number-columns-repeated="4"/>
          <table:table-cell office:value-type="float" office:value="23.4859" calcext:value-type="float">
            <text:p>23,48590000</text:p>
          </table:table-cell>
          <table:table-cell table:number-columns-repeated="8"/>
        </table:table-row>
        <table:table-row table:style-name="ro1">
          <table:table-cell office:value-type="float" office:value="23.4936790246159" calcext:value-type="float">
            <text:p>23,49367902</text:p>
          </table:table-cell>
          <table:table-cell table:number-columns-repeated="3"/>
          <table:table-cell office:value-type="float" office:value="23.4948" calcext:value-type="float">
            <text:p>23,49480000</text:p>
          </table:table-cell>
          <table:table-cell office:value-type="float" office:value="23.4818" calcext:value-type="float">
            <text:p>23,48180000</text:p>
          </table:table-cell>
          <table:table-cell table:number-columns-repeated="8"/>
        </table:table-row>
        <table:table-row table:style-name="ro1">
          <table:table-cell office:value-type="float" office:value="23.4895863619161" calcext:value-type="float">
            <text:p>23,48958636</text:p>
          </table:table-cell>
          <table:table-cell table:number-columns-repeated="4"/>
          <table:table-cell office:value-type="float" office:value="23.4777" calcext:value-type="float">
            <text:p>23,47770000</text:p>
          </table:table-cell>
          <table:table-cell table:number-columns-repeated="8"/>
        </table:table-row>
        <table:table-row table:style-name="ro1">
          <table:table-cell office:value-type="float" office:value="23.4855234846689" calcext:value-type="float">
            <text:p>23,48552348</text:p>
          </table:table-cell>
          <table:table-cell table:number-columns-repeated="2"/>
          <table:table-cell office:value-type="float" office:value="23.4659" calcext:value-type="float">
            <text:p>23,46590000</text:p>
          </table:table-cell>
          <table:table-cell office:value-type="float" office:value="23.4866" calcext:value-type="float">
            <text:p>23,48660000</text:p>
          </table:table-cell>
          <table:table-cell office:value-type="float" office:value="23.4736" calcext:value-type="float">
            <text:p>23,47360000</text:p>
          </table:table-cell>
          <table:table-cell table:number-columns-repeated="8"/>
        </table:table-row>
        <table:table-row table:style-name="ro1">
          <table:table-cell office:value-type="float" office:value="23.481490387853" calcext:value-type="float">
            <text:p>23,48149039</text:p>
          </table:table-cell>
          <table:table-cell table:number-columns-repeated="4"/>
          <table:table-cell office:value-type="float" office:value="23.4695" calcext:value-type="float">
            <text:p>23,46950000</text:p>
          </table:table-cell>
          <table:table-cell table:number-columns-repeated="8"/>
        </table:table-row>
        <table:table-row table:style-name="ro1">
          <table:table-cell office:value-type="float" office:value="23.4774870664546" calcext:value-type="float">
            <text:p>23,47748707</text:p>
          </table:table-cell>
          <table:table-cell table:number-columns-repeated="3"/>
          <table:table-cell office:value-type="float" office:value="23.4785" calcext:value-type="float">
            <text:p>23,47850000</text:p>
          </table:table-cell>
          <table:table-cell office:value-type="float" office:value="23.4655" calcext:value-type="float">
            <text:p>23,46550000</text:p>
          </table:table-cell>
          <table:table-cell table:number-columns-repeated="8"/>
        </table:table-row>
        <table:table-row table:style-name="ro1">
          <table:table-cell office:value-type="float" office:value="23.4735135154671" calcext:value-type="float">
            <text:p>23,47351352</text:p>
          </table:table-cell>
          <table:table-cell table:number-columns-repeated="4"/>
          <table:table-cell office:value-type="float" office:value="23.4615" calcext:value-type="float">
            <text:p>23,46150000</text:p>
          </table:table-cell>
          <table:table-cell table:number-columns-repeated="8"/>
        </table:table-row>
        <table:table-row table:style-name="ro1">
          <table:table-cell office:value-type="float" office:value="23.4695697298911" calcext:value-type="float">
            <text:p>23,46956973</text:p>
          </table:table-cell>
          <table:table-cell office:value-type="float" office:value="23.4302" calcext:value-type="float">
            <text:p>23,430200000</text:p>
          </table:table-cell>
          <table:table-cell office:value-type="float" office:value="23.4555" calcext:value-type="float">
            <text:p>23,45550000</text:p>
          </table:table-cell>
          <table:table-cell office:value-type="float" office:value="23.4495" calcext:value-type="float">
            <text:p>23,44950000</text:p>
          </table:table-cell>
          <table:table-cell office:value-type="float" office:value="23.4705" calcext:value-type="float">
            <text:p>23,47050000</text:p>
          </table:table-cell>
          <table:table-cell office:value-type="float" office:value="23.4575" calcext:value-type="float">
            <text:p>23,45750000</text:p>
          </table:table-cell>
          <table:table-cell table:number-columns-repeated="8"/>
        </table:table-row>
        <table:table-row table:style-name="ro1">
          <table:table-cell office:value-type="float" office:value="23.4656557047346" calcext:value-type="float">
            <text:p>23,46565570</text:p>
          </table:table-cell>
          <table:table-cell table:number-columns-repeated="4"/>
          <table:table-cell office:value-type="float" office:value="23.4536" calcext:value-type="float">
            <text:p>23,45360000</text:p>
          </table:table-cell>
          <table:table-cell table:number-columns-repeated="8"/>
        </table:table-row>
        <table:table-row table:style-name="ro1">
          <table:table-cell office:value-type="float" office:value="23.461771435013" calcext:value-type="float">
            <text:p>23,46177144</text:p>
          </table:table-cell>
          <table:table-cell table:number-columns-repeated="3"/>
          <table:table-cell office:value-type="float" office:value="23.4627" calcext:value-type="float">
            <text:p>23,46270000</text:p>
          </table:table-cell>
          <table:table-cell office:value-type="float" office:value="23.4497" calcext:value-type="float">
            <text:p>23,44970000</text:p>
          </table:table-cell>
          <table:table-cell table:number-columns-repeated="8"/>
        </table:table-row>
        <table:table-row table:style-name="ro1">
          <table:table-cell office:value-type="float" office:value="23.4579169157484" calcext:value-type="float">
            <text:p>23,45791692</text:p>
          </table:table-cell>
          <table:table-cell table:number-columns-repeated="4"/>
          <table:table-cell office:value-type="float" office:value="23.4458" calcext:value-type="float">
            <text:p>23,44580000</text:p>
          </table:table-cell>
          <table:table-cell table:number-columns-repeated="8"/>
        </table:table-row>
        <table:table-row table:style-name="ro1">
          <table:table-cell office:value-type="float" office:value="23.4540921419709" calcext:value-type="float">
            <text:p>23,45409214</text:p>
          </table:table-cell>
          <table:table-cell table:number-columns-repeated="2"/>
          <table:table-cell office:value-type="float" office:value="23.4335" calcext:value-type="float">
            <text:p>23,43350000</text:p>
          </table:table-cell>
          <table:table-cell office:value-type="float" office:value="23.455" calcext:value-type="float">
            <text:p>23,45500000</text:p>
          </table:table-cell>
          <table:table-cell office:value-type="float" office:value="23.4419" calcext:value-type="float">
            <text:p>23,44190000</text:p>
          </table:table-cell>
          <table:table-cell table:number-columns-repeated="8"/>
        </table:table-row>
        <table:table-row table:style-name="ro1">
          <table:table-cell office:value-type="float" office:value="23.4502971087172" calcext:value-type="float">
            <text:p>23,45029711</text:p>
          </table:table-cell>
          <table:table-cell table:number-columns-repeated="4"/>
          <table:table-cell office:value-type="float" office:value="23.4381" calcext:value-type="float">
            <text:p>23,43810000</text:p>
          </table:table-cell>
          <table:table-cell table:number-columns-repeated="8"/>
        </table:table-row>
        <table:table-row table:style-name="ro1">
          <table:table-cell office:value-type="float" office:value="23.4465318110317" calcext:value-type="float">
            <text:p>23,44653181</text:p>
          </table:table-cell>
          <table:table-cell table:number-columns-repeated="3"/>
          <table:table-cell office:value-type="float" office:value="23.4474" calcext:value-type="float">
            <text:p>23,44740000</text:p>
          </table:table-cell>
          <table:table-cell office:value-type="float" office:value="23.4343" calcext:value-type="float">
            <text:p>23,43430000</text:p>
          </table:table-cell>
          <table:table-cell table:number-columns-repeated="8"/>
        </table:table-row>
        <table:table-row table:style-name="ro1">
          <table:table-cell office:value-type="float" office:value="23.442796243966" calcext:value-type="float">
            <text:p>23,44279624</text:p>
          </table:table-cell>
          <table:table-cell table:number-columns-repeated="4"/>
          <table:table-cell office:value-type="float" office:value="23.4305" calcext:value-type="float">
            <text:p>23,43050000</text:p>
          </table:table-cell>
          <table:table-cell table:number-columns-repeated="8"/>
        </table:table-row>
        <table:table-row table:style-name="ro1">
          <table:table-cell office:value-type="float" office:value="23.4390904025789" calcext:value-type="float">
            <text:p>23,43909040</text:p>
          </table:table-cell>
          <table:table-cell/>
          <table:table-cell office:value-type="float" office:value="23.4187" calcext:value-type="float">
            <text:p>23,41870000</text:p>
          </table:table-cell>
          <table:table-cell office:value-type="float" office:value="23.418" calcext:value-type="float">
            <text:p>23,41800000</text:p>
          </table:table-cell>
          <table:table-cell office:value-type="float" office:value="23.4399" calcext:value-type="float">
            <text:p>23,43990000</text:p>
          </table:table-cell>
          <table:table-cell office:value-type="float" office:value="23.4268" calcext:value-type="float">
            <text:p>23,42680000</text:p>
          </table:table-cell>
          <table:table-cell table:number-columns-repeated="8"/>
        </table:table-row>
        <table:table-row table:style-name="ro1">
          <table:table-cell office:value-type="float" office:value="23.4354142819364" calcext:value-type="float">
            <text:p>23,43541428</text:p>
          </table:table-cell>
          <table:table-cell table:number-columns-repeated="4"/>
          <table:table-cell office:value-type="float" office:value="23.4231" calcext:value-type="float">
            <text:p>23,42310000</text:p>
          </table:table-cell>
          <table:table-cell table:number-columns-repeated="8"/>
        </table:table-row>
        <table:table-row table:style-name="ro1">
          <table:table-cell office:value-type="float" office:value="23.431767877112" calcext:value-type="float">
            <text:p>23,43176788</text:p>
          </table:table-cell>
          <table:table-cell table:number-columns-repeated="3"/>
          <table:table-cell office:value-type="float" office:value="23.4325" calcext:value-type="float">
            <text:p>23,43250000</text:p>
          </table:table-cell>
          <table:table-cell office:value-type="float" office:value="23.4194" calcext:value-type="float">
            <text:p>23,41940000</text:p>
          </table:table-cell>
          <table:table-cell table:number-columns-repeated="8"/>
        </table:table-row>
        <table:table-row table:style-name="ro1">
          <table:table-cell office:value-type="float" office:value="23.4281511831861" calcext:value-type="float">
            <text:p>23,42815118</text:p>
          </table:table-cell>
          <table:table-cell table:number-columns-repeated="4"/>
          <table:table-cell office:value-type="float" office:value="23.4158" calcext:value-type="float">
            <text:p>23,41580000</text:p>
          </table:table-cell>
          <table:table-cell table:number-columns-repeated="8"/>
        </table:table-row>
        <table:table-row table:style-name="ro1">
          <table:table-cell office:value-type="float" office:value="23.4245641952467" calcext:value-type="float">
            <text:p>23,42456420</text:p>
          </table:table-cell>
          <table:table-cell table:number-columns-repeated="2"/>
          <table:table-cell office:value-type="float" office:value="23.4029" calcext:value-type="float">
            <text:p>23,40290000</text:p>
          </table:table-cell>
          <table:table-cell office:value-type="float" office:value="23.4253" calcext:value-type="float">
            <text:p>23,42530000</text:p>
          </table:table-cell>
          <table:table-cell office:value-type="float" office:value="23.4122" calcext:value-type="float">
            <text:p>23,41220000</text:p>
          </table:table-cell>
          <table:table-cell table:number-columns-repeated="8"/>
        </table:table-row>
        <table:table-row table:style-name="ro1">
          <table:table-cell office:value-type="float" office:value="23.4210069083889" calcext:value-type="float">
            <text:p>23,42100691</text:p>
          </table:table-cell>
          <table:table-cell table:number-columns-repeated="4"/>
          <table:table-cell office:value-type="float" office:value="23.4086" calcext:value-type="float">
            <text:p>23,40860000</text:p>
          </table:table-cell>
          <table:table-cell table:number-columns-repeated="8"/>
        </table:table-row>
        <table:table-row table:style-name="ro1">
          <table:table-cell office:value-type="float" office:value="23.4174793177151" calcext:value-type="float">
            <text:p>23,41747932</text:p>
          </table:table-cell>
          <table:table-cell table:number-columns-repeated="3"/>
          <table:table-cell office:value-type="float" office:value="23.4181" calcext:value-type="float">
            <text:p>23,41810000</text:p>
          </table:table-cell>
          <table:table-cell office:value-type="float" office:value="23.405" calcext:value-type="float">
            <text:p>23,40500000</text:p>
          </table:table-cell>
          <table:table-cell table:number-columns-repeated="8"/>
        </table:table-row>
        <table:table-row table:style-name="ro1">
          <table:table-cell office:value-type="float" office:value="23.4139814183347" calcext:value-type="float">
            <text:p>23,41398142</text:p>
          </table:table-cell>
          <table:table-cell table:number-columns-repeated="4"/>
          <table:table-cell office:value-type="float" office:value="23.4015" calcext:value-type="float">
            <text:p>23,40150000</text:p>
          </table:table-cell>
          <table:table-cell table:number-columns-repeated="8"/>
        </table:table-row>
        <table:table-row table:style-name="ro1">
          <table:table-cell office:value-type="float" office:value="23.410513205365" calcext:value-type="float">
            <text:p>23,41051321</text:p>
          </table:table-cell>
          <table:table-cell office:value-type="float" office:value="23.3592" calcext:value-type="float">
            <text:p>23,359200000</text:p>
          </table:table-cell>
          <table:table-cell office:value-type="float" office:value="23.3837" calcext:value-type="float">
            <text:p>23,38370000</text:p>
          </table:table-cell>
          <table:table-cell office:value-type="float" office:value="23.3884" calcext:value-type="float">
            <text:p>23,38840000</text:p>
          </table:table-cell>
          <table:table-cell office:value-type="float" office:value="23.4111" calcext:value-type="float">
            <text:p>23,41110000</text:p>
          </table:table-cell>
          <table:table-cell office:value-type="float" office:value="23.398" calcext:value-type="float">
            <text:p>23,39800000</text:p>
          </table:table-cell>
          <table:table-cell table:number-columns-repeated="8"/>
        </table:table-row>
        <table:table-row table:style-name="ro1">
          <table:table-cell office:value-type="float" office:value="23.4070746739297" calcext:value-type="float">
            <text:p>23,40707467</text:p>
          </table:table-cell>
          <table:table-cell table:number-columns-repeated="4"/>
          <table:table-cell office:value-type="float" office:value="23.3945" calcext:value-type="float">
            <text:p>23,39450000</text:p>
          </table:table-cell>
          <table:table-cell table:number-columns-repeated="8"/>
        </table:table-row>
        <table:table-row table:style-name="ro1">
          <table:table-cell office:value-type="float" office:value="23.4036658191605" calcext:value-type="float">
            <text:p>23,40366582</text:p>
          </table:table-cell>
          <table:table-cell table:number-columns-repeated="3"/>
          <table:table-cell office:value-type="float" office:value="23.4042" calcext:value-type="float">
            <text:p>23,40420000</text:p>
          </table:table-cell>
          <table:table-cell office:value-type="float" office:value="23.3911" calcext:value-type="float">
            <text:p>23,39110000</text:p>
          </table:table-cell>
          <table:table-cell table:number-columns-repeated="8"/>
        </table:table-row>
        <table:table-row table:style-name="ro1">
          <table:table-cell office:value-type="float" office:value="23.4002866361959" calcext:value-type="float">
            <text:p>23,40028664</text:p>
          </table:table-cell>
          <table:table-cell table:number-columns-repeated="4"/>
          <table:table-cell office:value-type="float" office:value="23.3877" calcext:value-type="float">
            <text:p>23,38770000</text:p>
          </table:table-cell>
          <table:table-cell table:number-columns-repeated="8"/>
        </table:table-row>
        <table:table-row table:style-name="ro1">
          <table:table-cell office:value-type="float" office:value="23.3969371201818" calcext:value-type="float">
            <text:p>23,39693712</text:p>
          </table:table-cell>
          <table:table-cell table:number-columns-repeated="2"/>
          <table:table-cell office:value-type="float" office:value="23.3743" calcext:value-type="float">
            <text:p>23,37430000</text:p>
          </table:table-cell>
          <table:table-cell office:value-type="float" office:value="23.3974" calcext:value-type="float">
            <text:p>23,39740000</text:p>
          </table:table-cell>
          <table:table-cell office:value-type="float" office:value="23.3843" calcext:value-type="float">
            <text:p>23,38430000</text:p>
          </table:table-cell>
          <table:table-cell table:number-columns-repeated="8"/>
        </table:table-row>
        <table:table-row table:style-name="ro1">
          <table:table-cell office:value-type="float" office:value="23.3936172662713" calcext:value-type="float">
            <text:p>23,39361727</text:p>
          </table:table-cell>
          <table:table-cell table:number-columns-repeated="4"/>
          <table:table-cell office:value-type="float" office:value="23.3809" calcext:value-type="float">
            <text:p>23,38090000</text:p>
          </table:table-cell>
          <table:table-cell table:number-columns-repeated="8"/>
        </table:table-row>
        <table:table-row table:style-name="ro1">
          <table:table-cell office:value-type="float" office:value="23.3903270696249" calcext:value-type="float">
            <text:p>23,39032707</text:p>
          </table:table-cell>
          <table:table-cell table:number-columns-repeated="3"/>
          <table:table-cell office:value-type="float" office:value="23.3908" calcext:value-type="float">
            <text:p>23,39080000</text:p>
          </table:table-cell>
          <table:table-cell office:value-type="float" office:value="23.3776" calcext:value-type="float">
            <text:p>23,37760000</text:p>
          </table:table-cell>
          <table:table-cell table:number-columns-repeated="8"/>
        </table:table-row>
        <table:table-row table:style-name="ro1">
          <table:table-cell office:value-type="float" office:value="23.3870665254101" calcext:value-type="float">
            <text:p>23,38706653</text:p>
          </table:table-cell>
          <table:table-cell table:number-columns-repeated="4"/>
          <table:table-cell office:value-type="float" office:value="23.3743" calcext:value-type="float">
            <text:p>23,37430000</text:p>
          </table:table-cell>
          <table:table-cell table:number-columns-repeated="8"/>
        </table:table-row>
        <table:table-row table:style-name="ro1">
          <table:table-cell office:value-type="float" office:value="23.3838356288017" calcext:value-type="float">
            <text:p>23,38383563</text:p>
          </table:table-cell>
          <table:table-cell/>
          <table:table-cell office:value-type="float" office:value="23.3507" calcext:value-type="float">
            <text:p>23,35070000</text:p>
          </table:table-cell>
          <table:table-cell office:value-type="float" office:value="23.3607" calcext:value-type="float">
            <text:p>23,36070000</text:p>
          </table:table-cell>
          <table:table-cell office:value-type="float" office:value="23.3843" calcext:value-type="float">
            <text:p>23,38430000</text:p>
          </table:table-cell>
          <table:table-cell office:value-type="float" office:value="23.3711" calcext:value-type="float">
            <text:p>23,37110000</text:p>
          </table:table-cell>
          <table:table-cell table:number-columns-repeated="8"/>
        </table:table-row>
        <table:table-row table:style-name="ro1">
          <table:table-cell office:value-type="float" office:value="23.3806343749818" calcext:value-type="float">
            <text:p>23,38063437</text:p>
          </table:table-cell>
          <table:table-cell table:number-columns-repeated="4"/>
          <table:table-cell office:value-type="float" office:value="23.3678" calcext:value-type="float">
            <text:p>23,36780000</text:p>
          </table:table-cell>
          <table:table-cell table:number-columns-repeated="8"/>
        </table:table-row>
        <table:table-row table:style-name="ro1">
          <table:table-cell office:value-type="float" office:value="23.3774627591397" calcext:value-type="float">
            <text:p>23,37746276</text:p>
          </table:table-cell>
          <table:table-cell table:number-columns-repeated="3"/>
          <table:table-cell office:value-type="float" office:value="23.3778" calcext:value-type="float">
            <text:p>23,37780000</text:p>
          </table:table-cell>
          <table:table-cell office:value-type="float" office:value="23.3646" calcext:value-type="float">
            <text:p>23,36460000</text:p>
          </table:table-cell>
          <table:table-cell table:number-columns-repeated="8"/>
        </table:table-row>
        <table:table-row table:style-name="ro1">
          <table:table-cell office:value-type="float" office:value="23.3743207764719" calcext:value-type="float">
            <text:p>23,37432078</text:p>
          </table:table-cell>
          <table:table-cell table:number-columns-repeated="4"/>
          <table:table-cell office:value-type="float" office:value="23.3615" calcext:value-type="float">
            <text:p>23,36150000</text:p>
          </table:table-cell>
          <table:table-cell table:number-columns-repeated="8"/>
        </table:table-row>
        <table:table-row table:style-name="ro1">
          <table:table-cell office:value-type="float" office:value="23.3712084221824" calcext:value-type="float">
            <text:p>23,37120842</text:p>
          </table:table-cell>
          <table:table-cell table:number-columns-repeated="2"/>
          <table:table-cell office:value-type="float" office:value="23.3475" calcext:value-type="float">
            <text:p>23,34750000</text:p>
          </table:table-cell>
          <table:table-cell office:value-type="float" office:value="23.3715" calcext:value-type="float">
            <text:p>23,37150000</text:p>
          </table:table-cell>
          <table:table-cell office:value-type="float" office:value="23.3583" calcext:value-type="float">
            <text:p>23,35830000</text:p>
          </table:table-cell>
          <table:table-cell table:number-columns-repeated="8"/>
        </table:table-row>
        <table:table-row table:style-name="ro1">
          <table:table-cell office:value-type="float" office:value="23.3681256914819" calcext:value-type="float">
            <text:p>23,36812569</text:p>
          </table:table-cell>
          <table:table-cell table:number-columns-repeated="4"/>
          <table:table-cell office:value-type="float" office:value="23.3552" calcext:value-type="float">
            <text:p>23,35520000</text:p>
          </table:table-cell>
          <table:table-cell table:number-columns-repeated="8"/>
        </table:table-row>
        <table:table-row table:style-name="ro1">
          <table:table-cell office:value-type="float" office:value="23.3650725795889" calcext:value-type="float">
            <text:p>23,36507258</text:p>
          </table:table-cell>
          <table:table-cell table:number-columns-repeated="3"/>
          <table:table-cell office:value-type="float" office:value="23.3653" calcext:value-type="float">
            <text:p>23,36530000</text:p>
          </table:table-cell>
          <table:table-cell office:value-type="float" office:value="23.3521" calcext:value-type="float">
            <text:p>23,35210000</text:p>
          </table:table-cell>
          <table:table-cell table:number-columns-repeated="8"/>
        </table:table-row>
        <table:table-row table:style-name="ro1">
          <table:table-cell office:value-type="float" office:value="23.3620490817287" calcext:value-type="float">
            <text:p>23,36204908</text:p>
          </table:table-cell>
          <table:table-cell table:number-columns-repeated="4"/>
          <table:table-cell office:value-type="float" office:value="23.3491" calcext:value-type="float">
            <text:p>23,34910000</text:p>
          </table:table-cell>
          <table:table-cell table:number-columns-repeated="8"/>
        </table:table-row>
        <table:table-row table:style-name="ro1">
          <table:table-cell office:value-type="float" office:value="23.359055193134" calcext:value-type="float">
            <text:p>23,35905519</text:p>
          </table:table-cell>
          <table:table-cell office:value-type="float" office:value="23.2955" calcext:value-type="float">
            <text:p>23,295500000</text:p>
          </table:table-cell>
          <table:table-cell office:value-type="float" office:value="23.3196" calcext:value-type="float">
            <text:p>23,31960000</text:p>
          </table:table-cell>
          <table:table-cell office:value-type="float" office:value="23.3348" calcext:value-type="float">
            <text:p>23,33480000</text:p>
          </table:table-cell>
          <table:table-cell office:value-type="float" office:value="23.3593" calcext:value-type="float">
            <text:p>23,35930000</text:p>
          </table:table-cell>
          <table:table-cell office:value-type="float" office:value="23.3461" calcext:value-type="float">
            <text:p>23,34610000</text:p>
          </table:table-cell>
          <table:table-cell table:number-columns-repeated="8"/>
        </table:table-row>
        <table:table-row table:style-name="ro1">
          <table:table-cell office:value-type="float" office:value="23.3560909090445" calcext:value-type="float">
            <text:p>23,35609091</text:p>
          </table:table-cell>
          <table:table-cell table:number-columns-repeated="4"/>
          <table:table-cell office:value-type="float" office:value="23.3431" calcext:value-type="float">
            <text:p>23,34310000</text:p>
          </table:table-cell>
          <table:table-cell table:number-columns-repeated="8"/>
        </table:table-row>
        <table:table-row table:style-name="ro1">
          <table:table-cell office:value-type="float" office:value="23.3531562247076" calcext:value-type="float">
            <text:p>23,35315622</text:p>
          </table:table-cell>
          <table:table-cell table:number-columns-repeated="3"/>
          <table:table-cell office:value-type="float" office:value="23.3533" calcext:value-type="float">
            <text:p>23,35330000</text:p>
          </table:table-cell>
          <table:table-cell office:value-type="float" office:value="23.3401" calcext:value-type="float">
            <text:p>23,34010000</text:p>
          </table:table-cell>
          <table:table-cell table:number-columns-repeated="8"/>
        </table:table-row>
        <table:table-row table:style-name="ro1">
          <table:table-cell office:value-type="float" office:value="23.3502511353774" calcext:value-type="float">
            <text:p>23,35025114</text:p>
          </table:table-cell>
          <table:table-cell table:number-columns-repeated="4"/>
          <table:table-cell office:value-type="float" office:value="23.3372" calcext:value-type="float">
            <text:p>23,33720000</text:p>
          </table:table-cell>
          <table:table-cell table:number-columns-repeated="8"/>
        </table:table-row>
        <table:table-row table:style-name="ro1">
          <table:table-cell office:value-type="float" office:value="23.3473756363156" calcext:value-type="float">
            <text:p>23,34737564</text:p>
          </table:table-cell>
          <table:table-cell table:number-columns-repeated="2"/>
          <table:table-cell office:value-type="float" office:value="23.3227" calcext:value-type="float">
            <text:p>23,32270000</text:p>
          </table:table-cell>
          <table:table-cell office:value-type="float" office:value="23.3475" calcext:value-type="float">
            <text:p>23,34750000</text:p>
          </table:table-cell>
          <table:table-cell office:value-type="float" office:value="23.3343" calcext:value-type="float">
            <text:p>23,33430000</text:p>
          </table:table-cell>
          <table:table-cell table:number-columns-repeated="8"/>
        </table:table-row>
        <table:table-row table:style-name="ro1">
          <table:table-cell office:value-type="float" office:value="23.3445297227907" calcext:value-type="float">
            <text:p>23,34452972</text:p>
          </table:table-cell>
          <table:table-cell table:number-columns-repeated="4"/>
          <table:table-cell office:value-type="float" office:value="23.3314" calcext:value-type="float">
            <text:p>23,33140000</text:p>
          </table:table-cell>
          <table:table-cell table:number-columns-repeated="8"/>
        </table:table-row>
        <table:table-row table:style-name="ro1">
          <table:table-cell office:value-type="float" office:value="23.3417133900789" calcext:value-type="float">
            <text:p>23,34171339</text:p>
          </table:table-cell>
          <table:table-cell table:number-columns-repeated="3"/>
          <table:table-cell office:value-type="float" office:value="23.3418" calcext:value-type="float">
            <text:p>23,34180000</text:p>
          </table:table-cell>
          <table:table-cell office:value-type="float" office:value="23.3285" calcext:value-type="float">
            <text:p>23,32850000</text:p>
          </table:table-cell>
          <table:table-cell table:number-columns-repeated="8"/>
        </table:table-row>
        <table:table-row table:style-name="ro1">
          <table:table-cell office:value-type="float" office:value="23.338926633463" calcext:value-type="float">
            <text:p>23,33892663</text:p>
          </table:table-cell>
          <table:table-cell table:number-columns-repeated="4"/>
          <table:table-cell office:value-type="float" office:value="23.3257" calcext:value-type="float">
            <text:p>23,32570000</text:p>
          </table:table-cell>
          <table:table-cell table:number-columns-repeated="8"/>
        </table:table-row>
        <table:table-row table:style-name="ro1">
          <table:table-cell office:value-type="float" office:value="23.3361694482337" calcext:value-type="float">
            <text:p>23,33616945</text:p>
          </table:table-cell>
          <table:table-cell/>
          <table:table-cell office:value-type="float" office:value="23.2904" calcext:value-type="float">
            <text:p>23,29040000</text:p>
          </table:table-cell>
          <table:table-cell office:value-type="float" office:value="23.3109" calcext:value-type="float">
            <text:p>23,31090000</text:p>
          </table:table-cell>
          <table:table-cell office:value-type="float" office:value="23.3362" calcext:value-type="float">
            <text:p>23,33620000</text:p>
          </table:table-cell>
          <table:table-cell office:value-type="float" office:value="23.3229" calcext:value-type="float">
            <text:p>23,32290000</text:p>
          </table:table-cell>
          <table:table-cell table:number-columns-repeated="8"/>
        </table:table-row>
        <table:table-row table:style-name="ro1">
          <table:table-cell office:value-type="float" office:value="23.3334418296882" calcext:value-type="float">
            <text:p>23,33344183</text:p>
          </table:table-cell>
          <table:table-cell table:number-columns-repeated="4"/>
          <table:table-cell office:value-type="float" office:value="23.3202" calcext:value-type="float">
            <text:p>23,32020000</text:p>
          </table:table-cell>
          <table:table-cell table:number-columns-repeated="8"/>
        </table:table-row>
        <table:table-row table:style-name="ro1">
          <table:table-cell office:value-type="float" office:value="23.3307437731314" calcext:value-type="float">
            <text:p>23,33074377</text:p>
          </table:table-cell>
          <table:table-cell table:number-columns-repeated="3"/>
          <table:table-cell office:value-type="float" office:value="23.3307" calcext:value-type="float">
            <text:p>23,33070000</text:p>
          </table:table-cell>
          <table:table-cell office:value-type="float" office:value="23.3175" calcext:value-type="float">
            <text:p>23,31750000</text:p>
          </table:table-cell>
          <table:table-cell table:number-columns-repeated="8"/>
        </table:table-row>
        <table:table-row table:style-name="ro1">
          <table:table-cell office:value-type="float" office:value="23.3280752738752" calcext:value-type="float">
            <text:p>23,32807527</text:p>
          </table:table-cell>
          <table:table-cell table:number-columns-repeated="4"/>
          <table:table-cell office:value-type="float" office:value="23.3148" calcext:value-type="float">
            <text:p>23,31480000</text:p>
          </table:table-cell>
          <table:table-cell table:number-columns-repeated="8"/>
        </table:table-row>
        <table:table-row table:style-name="ro1">
          <table:table-cell office:value-type="float" office:value="23.3254363272388" calcext:value-type="float">
            <text:p>23,32543633</text:p>
          </table:table-cell>
          <table:table-cell table:number-columns-repeated="2"/>
          <table:table-cell office:value-type="float" office:value="23.2997" calcext:value-type="float">
            <text:p>23,29970000</text:p>
          </table:table-cell>
          <table:table-cell office:value-type="float" office:value="23.3254" calcext:value-type="float">
            <text:p>23,32540000</text:p>
          </table:table-cell>
          <table:table-cell office:value-type="float" office:value="23.3121" calcext:value-type="float">
            <text:p>23,31210000</text:p>
          </table:table-cell>
          <table:table-cell table:number-columns-repeated="8"/>
        </table:table-row>
        <table:table-row table:style-name="ro1">
          <table:table-cell office:value-type="float" office:value="23.3228269285482" calcext:value-type="float">
            <text:p>23,32282693</text:p>
          </table:table-cell>
          <table:table-cell table:number-columns-repeated="4"/>
          <table:table-cell office:value-type="float" office:value="23.3095" calcext:value-type="float">
            <text:p>23,30950000</text:p>
          </table:table-cell>
          <table:table-cell table:number-columns-repeated="8"/>
        </table:table-row>
        <table:table-row table:style-name="ro1">
          <table:table-cell office:value-type="float" office:value="23.3202470731372" calcext:value-type="float">
            <text:p>23,32024707</text:p>
          </table:table-cell>
          <table:table-cell table:number-columns-repeated="3"/>
          <table:table-cell office:value-type="float" office:value="23.3202" calcext:value-type="float">
            <text:p>23,32020000</text:p>
          </table:table-cell>
          <table:table-cell office:value-type="float" office:value="23.3068" calcext:value-type="float">
            <text:p>23,30680000</text:p>
          </table:table-cell>
          <table:table-cell table:number-columns-repeated="8"/>
        </table:table-row>
        <table:table-row table:style-name="ro1">
          <table:table-cell office:value-type="float" office:value="23.3176967563461" calcext:value-type="float">
            <text:p>23,31769676</text:p>
          </table:table-cell>
          <table:table-cell table:number-columns-repeated="4"/>
          <table:table-cell office:value-type="float" office:value="23.3043" calcext:value-type="float">
            <text:p>23,30430000</text:p>
          </table:table-cell>
          <table:table-cell table:number-columns-repeated="8"/>
        </table:table-row>
        <table:table-row table:style-name="ro1">
          <table:table-cell office:value-type="float" office:value="23.315175973523" calcext:value-type="float">
            <text:p>23,31517597</text:p>
          </table:table-cell>
          <table:table-cell office:value-type="float" office:value="23.2388" calcext:value-type="float">
            <text:p>23,238800000</text:p>
          </table:table-cell>
          <table:table-cell office:value-type="float" office:value="23.263" calcext:value-type="float">
            <text:p>23,26300000</text:p>
          </table:table-cell>
          <table:table-cell office:value-type="float" office:value="23.2889" calcext:value-type="float">
            <text:p>23,28890000</text:p>
          </table:table-cell>
          <table:table-cell office:value-type="float" office:value="23.315" calcext:value-type="float">
            <text:p>23,31500000</text:p>
          </table:table-cell>
          <table:table-cell office:value-type="float" office:value="23.3017" calcext:value-type="float">
            <text:p>23,30170000</text:p>
          </table:table-cell>
          <table:table-cell table:number-columns-repeated="8"/>
        </table:table-row>
        <table:table-row table:style-name="ro1">
          <table:table-cell office:value-type="float" office:value="23.3126847200228" calcext:value-type="float">
            <text:p>23,31268472</text:p>
          </table:table-cell>
          <table:table-cell table:number-columns-repeated="4"/>
          <table:table-cell office:value-type="float" office:value="23.2992" calcext:value-type="float">
            <text:p>23,29920000</text:p>
          </table:table-cell>
          <table:table-cell table:number-columns-repeated="8"/>
        </table:table-row>
        <table:table-row table:style-name="ro1">
          <table:table-cell office:value-type="float" office:value="23.3102229912077" calcext:value-type="float">
            <text:p>23,31022299</text:p>
          </table:table-cell>
          <table:table-cell table:number-columns-repeated="3"/>
          <table:table-cell office:value-type="float" office:value="23.31" calcext:value-type="float">
            <text:p>23,31000000</text:p>
          </table:table-cell>
          <table:table-cell office:value-type="float" office:value="23.2967" calcext:value-type="float">
            <text:p>23,29670000</text:p>
          </table:table-cell>
          <table:table-cell table:number-columns-repeated="8"/>
        </table:table-row>
        <table:table-row table:style-name="ro1">
          <table:table-cell office:value-type="float" office:value="23.3077907824469" calcext:value-type="float">
            <text:p>23,30779078</text:p>
          </table:table-cell>
          <table:table-cell table:number-columns-repeated="4"/>
          <table:table-cell office:value-type="float" office:value="23.2942" calcext:value-type="float">
            <text:p>23,29420000</text:p>
          </table:table-cell>
          <table:table-cell table:number-columns-repeated="8"/>
        </table:table-row>
        <table:table-row table:style-name="ro1">
          <table:table-cell office:value-type="float" office:value="23.3053880891172" calcext:value-type="float">
            <text:p>23,30538809</text:p>
          </table:table-cell>
          <table:table-cell table:number-columns-repeated="2"/>
          <table:table-cell office:value-type="float" office:value="23.2786" calcext:value-type="float">
            <text:p>23,27860000</text:p>
          </table:table-cell>
          <table:table-cell office:value-type="float" office:value="23.3052" calcext:value-type="float">
            <text:p>23,30520000</text:p>
          </table:table-cell>
          <table:table-cell office:value-type="float" office:value="23.2918" calcext:value-type="float">
            <text:p>23,29180000</text:p>
          </table:table-cell>
          <table:table-cell table:number-columns-repeated="8"/>
        </table:table-row>
        <table:table-row table:style-name="ro1">
          <table:table-cell office:value-type="float" office:value="23.3030149066019" calcext:value-type="float">
            <text:p>23,30301491</text:p>
          </table:table-cell>
          <table:table-cell table:number-columns-repeated="4"/>
          <table:table-cell office:value-type="float" office:value="23.2894" calcext:value-type="float">
            <text:p>23,28940000</text:p>
          </table:table-cell>
          <table:table-cell table:number-columns-repeated="8"/>
        </table:table-row>
        <table:table-row table:style-name="ro1">
          <table:table-cell office:value-type="float" office:value="23.3006712302921" calcext:value-type="float">
            <text:p>23,30067123</text:p>
          </table:table-cell>
          <table:table-cell table:number-columns-repeated="3"/>
          <table:table-cell office:value-type="float" office:value="23.3004" calcext:value-type="float">
            <text:p>23,30040000</text:p>
          </table:table-cell>
          <table:table-cell office:value-type="float" office:value="23.287" calcext:value-type="float">
            <text:p>23,28700000</text:p>
          </table:table-cell>
          <table:table-cell table:number-columns-repeated="8"/>
        </table:table-row>
        <table:table-row table:style-name="ro1">
          <table:table-cell office:value-type="float" office:value="23.2983570555855" calcext:value-type="float">
            <text:p>23,29835706</text:p>
          </table:table-cell>
          <table:table-cell table:number-columns-repeated="4"/>
          <table:table-cell office:value-type="float" office:value="23.2847" calcext:value-type="float">
            <text:p>23,28470000</text:p>
          </table:table-cell>
          <table:table-cell table:number-columns-repeated="8"/>
        </table:table-row>
        <table:table-row table:style-name="ro1">
          <table:table-cell office:value-type="float" office:value="23.2960723778874" calcext:value-type="float">
            <text:p>23,29607238</text:p>
          </table:table-cell>
          <table:table-cell/>
          <table:table-cell office:value-type="float" office:value="23.2375" calcext:value-type="float">
            <text:p>23,23750000</text:p>
          </table:table-cell>
          <table:table-cell office:value-type="float" office:value="23.2688" calcext:value-type="float">
            <text:p>23,26880000</text:p>
          </table:table-cell>
          <table:table-cell office:value-type="float" office:value="23.2957" calcext:value-type="float">
            <text:p>23,29570000</text:p>
          </table:table-cell>
          <table:table-cell office:value-type="float" office:value="23.2824" calcext:value-type="float">
            <text:p>23,28240000</text:p>
          </table:table-cell>
          <table:table-cell table:number-columns-repeated="8"/>
        </table:table-row>
        <table:table-row table:style-name="ro1">
          <table:table-cell office:value-type="float" office:value="23.2938171926101" calcext:value-type="float">
            <text:p>23,29381719</text:p>
          </table:table-cell>
          <table:table-cell table:number-columns-repeated="4"/>
          <table:table-cell office:value-type="float" office:value="23.2801" calcext:value-type="float">
            <text:p>23,28010000</text:p>
          </table:table-cell>
          <table:table-cell table:number-columns-repeated="8"/>
        </table:table-row>
        <table:table-row table:style-name="ro1">
          <table:table-cell office:value-type="float" office:value="23.2915914951729" calcext:value-type="float">
            <text:p>23,29159150</text:p>
          </table:table-cell>
          <table:table-cell table:number-columns-repeated="3"/>
          <table:table-cell office:value-type="float" office:value="23.2912" calcext:value-type="float">
            <text:p>23,29120000</text:p>
          </table:table-cell>
          <table:table-cell office:value-type="float" office:value="23.2778" calcext:value-type="float">
            <text:p>23,27780000</text:p>
          </table:table-cell>
          <table:table-cell table:number-columns-repeated="8"/>
        </table:table-row>
        <table:table-row table:style-name="ro1">
          <table:table-cell office:value-type="float" office:value="23.2893952810023" calcext:value-type="float">
            <text:p>23,28939528</text:p>
          </table:table-cell>
          <table:table-cell table:number-columns-repeated="4"/>
          <table:table-cell office:value-type="float" office:value="23.2756" calcext:value-type="float">
            <text:p>23,27560000</text:p>
          </table:table-cell>
          <table:table-cell table:number-columns-repeated="8"/>
        </table:table-row>
        <table:table-row table:style-name="ro1">
          <table:table-cell office:value-type="float" office:value="23.2872285455322" calcext:value-type="float">
            <text:p>23,28722855</text:p>
          </table:table-cell>
          <table:table-cell table:number-columns-repeated="2"/>
          <table:table-cell office:value-type="float" office:value="23.2594" calcext:value-type="float">
            <text:p>23,25940000</text:p>
          </table:table-cell>
          <table:table-cell office:value-type="float" office:value="23.2868" calcext:value-type="float">
            <text:p>23,28680000</text:p>
          </table:table-cell>
          <table:table-cell office:value-type="float" office:value="23.2734" calcext:value-type="float">
            <text:p>23,27340000</text:p>
          </table:table-cell>
          <table:table-cell table:number-columns-repeated="8"/>
        </table:table-row>
        <table:table-row table:style-name="ro1">
          <table:table-cell office:value-type="float" office:value="23.2850912842033" calcext:value-type="float">
            <text:p>23,28509128</text:p>
          </table:table-cell>
          <table:table-cell table:number-columns-repeated="4"/>
          <table:table-cell office:value-type="float" office:value="23.2712" calcext:value-type="float">
            <text:p>23,27120000</text:p>
          </table:table-cell>
          <table:table-cell table:number-columns-repeated="8"/>
        </table:table-row>
        <table:table-row table:style-name="ro1">
          <table:table-cell office:value-type="float" office:value="23.2829834924632" calcext:value-type="float">
            <text:p>23,28298349</text:p>
          </table:table-cell>
          <table:table-cell table:number-columns-repeated="3"/>
          <table:table-cell office:value-type="float" office:value="23.2825" calcext:value-type="float">
            <text:p>23,28250000</text:p>
          </table:table-cell>
          <table:table-cell office:value-type="float" office:value="23.2691" calcext:value-type="float">
            <text:p>23,26910000</text:p>
          </table:table-cell>
          <table:table-cell table:number-columns-repeated="8"/>
        </table:table-row>
        <table:table-row table:style-name="ro1">
          <table:table-cell office:value-type="float" office:value="23.2809051657675" calcext:value-type="float">
            <text:p>23,28090517</text:p>
          </table:table-cell>
          <table:table-cell table:number-columns-repeated="4"/>
          <table:table-cell office:value-type="float" office:value="23.267" calcext:value-type="float">
            <text:p>23,26700000</text:p>
          </table:table-cell>
          <table:table-cell table:number-columns-repeated="8"/>
        </table:table-row>
        <table:table-row table:style-name="ro1">
          <table:table-cell office:value-type="float" office:value="23.2788562995781" calcext:value-type="float">
            <text:p>23,27885630</text:p>
          </table:table-cell>
          <table:table-cell office:value-type="float" office:value="23.189" calcext:value-type="float">
            <text:p>23,189000000</text:p>
          </table:table-cell>
          <table:table-cell office:value-type="float" office:value="23.214" calcext:value-type="float">
            <text:p>23,21400000</text:p>
          </table:table-cell>
          <table:table-cell office:value-type="float" office:value="23.2505" calcext:value-type="float">
            <text:p>23,25050000</text:p>
          </table:table-cell>
          <table:table-cell office:value-type="float" office:value="23.2783" calcext:value-type="float">
            <text:p>23,27830000</text:p>
          </table:table-cell>
          <table:table-cell office:value-type="float" office:value="23.2649" calcext:value-type="float">
            <text:p>23,26490000</text:p>
          </table:table-cell>
          <table:table-cell table:number-columns-repeated="8"/>
        </table:table-row>
        <table:table-row table:style-name="ro1">
          <table:table-cell office:value-type="float" office:value="23.2768368893643" calcext:value-type="float">
            <text:p>23,27683689</text:p>
          </table:table-cell>
          <table:table-cell table:number-columns-repeated="4"/>
          <table:table-cell office:value-type="float" office:value="23.2629" calcext:value-type="float">
            <text:p>23,26290000</text:p>
          </table:table-cell>
          <table:table-cell table:number-columns-repeated="8"/>
        </table:table-row>
        <table:table-row table:style-name="ro1">
          <table:table-cell office:value-type="float" office:value="23.2748469306027" calcext:value-type="float">
            <text:p>23,27484693</text:p>
          </table:table-cell>
          <table:table-cell table:number-columns-repeated="3"/>
          <table:table-cell office:value-type="float" office:value="23.2743" calcext:value-type="float">
            <text:p>23,27430000</text:p>
          </table:table-cell>
          <table:table-cell office:value-type="float" office:value="23.2608" calcext:value-type="float">
            <text:p>23,26080000</text:p>
          </table:table-cell>
          <table:table-cell table:number-columns-repeated="8"/>
        </table:table-row>
        <table:table-row table:style-name="ro1">
          <table:table-cell office:value-type="float" office:value="23.2728864187765" calcext:value-type="float">
            <text:p>23,27288642</text:p>
          </table:table-cell>
          <table:table-cell table:number-columns-repeated="4"/>
          <table:table-cell office:value-type="float" office:value="23.2589" calcext:value-type="float">
            <text:p>23,25890000</text:p>
          </table:table-cell>
          <table:table-cell table:number-columns-repeated="8"/>
        </table:table-row>
        <table:table-row table:style-name="ro1">
          <table:table-cell office:value-type="float" office:value="23.2709553493766" calcext:value-type="float">
            <text:p>23,27095535</text:p>
          </table:table-cell>
          <table:table-cell table:number-columns-repeated="2"/>
          <table:table-cell office:value-type="float" office:value="23.2421" calcext:value-type="float">
            <text:p>23,24210000</text:p>
          </table:table-cell>
          <table:table-cell office:value-type="float" office:value="23.2703" calcext:value-type="float">
            <text:p>23,27030000</text:p>
          </table:table-cell>
          <table:table-cell office:value-type="float" office:value="23.2569" calcext:value-type="float">
            <text:p>23,25690000</text:p>
          </table:table-cell>
          <table:table-cell table:number-columns-repeated="8"/>
        </table:table-row>
        <table:table-row table:style-name="ro1">
          <table:table-cell office:value-type="float" office:value="23.2690537179008" calcext:value-type="float">
            <text:p>23,26905372</text:p>
          </table:table-cell>
          <table:table-cell table:number-columns-repeated="4"/>
          <table:table-cell office:value-type="float" office:value="23.255" calcext:value-type="float">
            <text:p>23,25500000</text:p>
          </table:table-cell>
          <table:table-cell table:number-columns-repeated="8"/>
        </table:table-row>
        <table:table-row table:style-name="ro1">
          <table:table-cell office:value-type="float" office:value="23.2671815198538" calcext:value-type="float">
            <text:p>23,26718152</text:p>
          </table:table-cell>
          <table:table-cell table:number-columns-repeated="3"/>
          <table:table-cell office:value-type="float" office:value="23.2665" calcext:value-type="float">
            <text:p>23,26650000</text:p>
          </table:table-cell>
          <table:table-cell office:value-type="float" office:value="23.2531" calcext:value-type="float">
            <text:p>23,25310000</text:p>
          </table:table-cell>
          <table:table-cell table:number-columns-repeated="8"/>
        </table:table-row>
        <table:table-row table:style-name="ro1">
          <table:table-cell office:value-type="float" office:value="23.2653387507475" calcext:value-type="float">
            <text:p>23,26533875</text:p>
          </table:table-cell>
          <table:table-cell table:number-columns-repeated="4"/>
          <table:table-cell office:value-type="float" office:value="23.2512" calcext:value-type="float">
            <text:p>23,25120000</text:p>
          </table:table-cell>
          <table:table-cell table:number-columns-repeated="8"/>
        </table:table-row>
        <table:table-row table:style-name="ro1">
          <table:table-cell office:value-type="float" office:value="23.2635254061009" calcext:value-type="float">
            <text:p>23,26352541</text:p>
          </table:table-cell>
          <table:table-cell/>
          <table:table-cell office:value-type="float" office:value="23.1923" calcext:value-type="float">
            <text:p>23,19230000</text:p>
          </table:table-cell>
          <table:table-cell office:value-type="float" office:value="23.2341" calcext:value-type="float">
            <text:p>23,23410000</text:p>
          </table:table-cell>
          <table:table-cell office:value-type="float" office:value="23.2628" calcext:value-type="float">
            <text:p>23,26280000</text:p>
          </table:table-cell>
          <table:table-cell office:value-type="float" office:value="23.2493" calcext:value-type="float">
            <text:p>23,24930000</text:p>
          </table:table-cell>
          <table:table-cell table:number-columns-repeated="8"/>
        </table:table-row>
        <table:table-row table:style-name="ro1">
          <table:table-cell office:value-type="float" office:value="23.2617414814402" calcext:value-type="float">
            <text:p>23,26174148</text:p>
          </table:table-cell>
          <table:table-cell table:number-columns-repeated="4"/>
          <table:table-cell office:value-type="float" office:value="23.2475" calcext:value-type="float">
            <text:p>23,24750000</text:p>
          </table:table-cell>
          <table:table-cell table:number-columns-repeated="8"/>
        </table:table-row>
        <table:table-row table:style-name="ro1">
          <table:table-cell office:value-type="float" office:value="23.2599869722986" calcext:value-type="float">
            <text:p>23,25998697</text:p>
          </table:table-cell>
          <table:table-cell table:number-columns-repeated="3"/>
          <table:table-cell office:value-type="float" office:value="23.2592" calcext:value-type="float">
            <text:p>23,25920000</text:p>
          </table:table-cell>
          <table:table-cell office:value-type="float" office:value="23.2457" calcext:value-type="float">
            <text:p>23,24570000</text:p>
          </table:table-cell>
          <table:table-cell table:number-columns-repeated="8"/>
        </table:table-row>
        <table:table-row table:style-name="ro1">
          <table:table-cell office:value-type="float" office:value="23.2582618742162" calcext:value-type="float">
            <text:p>23,25826187</text:p>
          </table:table-cell>
          <table:table-cell table:number-columns-repeated="4"/>
          <table:table-cell office:value-type="float" office:value="23.244" calcext:value-type="float">
            <text:p>23,24400000</text:p>
          </table:table-cell>
          <table:table-cell table:number-columns-repeated="8"/>
        </table:table-row>
        <table:table-row table:style-name="ro1">
          <table:table-cell office:value-type="float" office:value="23.2565661827406" calcext:value-type="float">
            <text:p>23,25656618</text:p>
          </table:table-cell>
          <table:table-cell table:number-columns-repeated="2"/>
          <table:table-cell office:value-type="float" office:value="23.2267" calcext:value-type="float">
            <text:p>23,22670000</text:p>
          </table:table-cell>
          <table:table-cell office:value-type="float" office:value="23.2558" calcext:value-type="float">
            <text:p>23,25580000</text:p>
          </table:table-cell>
          <table:table-cell office:value-type="float" office:value="23.2423" calcext:value-type="float">
            <text:p>23,24230000</text:p>
          </table:table-cell>
          <table:table-cell table:number-columns-repeated="8"/>
        </table:table-row>
        <table:table-row table:style-name="ro1">
          <table:table-cell office:value-type="float" office:value="23.2548998934261" calcext:value-type="float">
            <text:p>23,25489989</text:p>
          </table:table-cell>
          <table:table-cell table:number-columns-repeated="4"/>
          <table:table-cell office:value-type="float" office:value="23.2406" calcext:value-type="float">
            <text:p>23,24060000</text:p>
          </table:table-cell>
          <table:table-cell table:number-columns-repeated="8"/>
        </table:table-row>
        <table:table-row table:style-name="ro1">
          <table:table-cell office:value-type="float" office:value="23.253263001834" calcext:value-type="float">
            <text:p>23,25326300</text:p>
          </table:table-cell>
          <table:table-cell table:number-columns-repeated="3"/>
          <table:table-cell office:value-type="float" office:value="23.2524" calcext:value-type="float">
            <text:p>23,25240000</text:p>
          </table:table-cell>
          <table:table-cell office:value-type="float" office:value="23.2389" calcext:value-type="float">
            <text:p>23,23890000</text:p>
          </table:table-cell>
          <table:table-cell table:number-columns-repeated="8"/>
        </table:table-row>
        <table:table-row table:style-name="ro1">
          <table:table-cell office:value-type="float" office:value="23.251655503533" calcext:value-type="float">
            <text:p>23,25165550</text:p>
          </table:table-cell>
          <table:table-cell table:number-columns-repeated="4"/>
          <table:table-cell office:value-type="float" office:value="23.2373" calcext:value-type="float">
            <text:p>23,23730000</text:p>
          </table:table-cell>
          <table:table-cell table:number-columns-repeated="8"/>
        </table:table-row>
        <table:table-row table:style-name="ro1">
          <table:table-cell office:value-type="float" office:value="23.2500773940987" calcext:value-type="float">
            <text:p>23,25007739</text:p>
          </table:table-cell>
          <table:table-cell office:value-type="float" office:value="23.1462" calcext:value-type="float">
            <text:p>23,146200000</text:p>
          </table:table-cell>
          <table:table-cell office:value-type="float" office:value="23.1725" calcext:value-type="float">
            <text:p>23,17250000</text:p>
          </table:table-cell>
          <table:table-cell office:value-type="float" office:value="23.2196" calcext:value-type="float">
            <text:p>23,21960000</text:p>
          </table:table-cell>
          <table:table-cell office:value-type="float" office:value="23.2492" calcext:value-type="float">
            <text:p>23,24920000</text:p>
          </table:table-cell>
          <table:table-cell office:value-type="float" office:value="23.2357" calcext:value-type="float">
            <text:p>23,23570000</text:p>
          </table:table-cell>
          <table:table-cell table:number-columns-repeated="8"/>
        </table:table-row>
        <table:table-row table:style-name="ro1">
          <table:table-cell office:value-type="float" office:value="23.2485286691134" calcext:value-type="float">
            <text:p>23,24852867</text:p>
          </table:table-cell>
          <table:table-cell table:number-columns-repeated="4"/>
          <table:table-cell office:value-type="float" office:value="23.2341" calcext:value-type="float">
            <text:p>23,23410000</text:p>
          </table:table-cell>
          <table:table-cell table:number-columns-repeated="8"/>
        </table:table-row>
        <table:table-row table:style-name="ro1">
          <table:table-cell office:value-type="float" office:value="23.2470093241671" calcext:value-type="float">
            <text:p>23,24700932</text:p>
          </table:table-cell>
          <table:table-cell table:number-columns-repeated="3"/>
          <table:table-cell office:value-type="float" office:value="23.2461" calcext:value-type="float">
            <text:p>23,24610000</text:p>
          </table:table-cell>
          <table:table-cell office:value-type="float" office:value="23.2325" calcext:value-type="float">
            <text:p>23,23250000</text:p>
          </table:table-cell>
          <table:table-cell table:number-columns-repeated="8"/>
        </table:table-row>
        <table:table-row table:style-name="ro1">
          <table:table-cell office:value-type="float" office:value="23.2455193548564" calcext:value-type="float">
            <text:p>23,24551935</text:p>
          </table:table-cell>
          <table:table-cell table:number-columns-repeated="4"/>
          <table:table-cell office:value-type="float" office:value="23.231" calcext:value-type="float">
            <text:p>23,23100000</text:p>
          </table:table-cell>
          <table:table-cell table:number-columns-repeated="8"/>
        </table:table-row>
        <table:table-row table:style-name="ro1">
          <table:table-cell office:value-type="float" office:value="23.244058756785" calcext:value-type="float">
            <text:p>23,24405876</text:p>
          </table:table-cell>
          <table:table-cell table:number-columns-repeated="2"/>
          <table:table-cell office:value-type="float" office:value="23.2131" calcext:value-type="float">
            <text:p>23,21310000</text:p>
          </table:table-cell>
          <table:table-cell office:value-type="float" office:value="23.2431" calcext:value-type="float">
            <text:p>23,24310000</text:p>
          </table:table-cell>
          <table:table-cell office:value-type="float" office:value="23.2295" calcext:value-type="float">
            <text:p>23,22950000</text:p>
          </table:table-cell>
          <table:table-cell table:number-columns-repeated="8"/>
        </table:table-row>
        <table:table-row table:style-name="ro1">
          <table:table-cell office:value-type="float" office:value="23.2426275255637" calcext:value-type="float">
            <text:p>23,24262753</text:p>
          </table:table-cell>
          <table:table-cell table:number-columns-repeated="4"/>
          <table:table-cell office:value-type="float" office:value="23.2281" calcext:value-type="float">
            <text:p>23,22810000</text:p>
          </table:table-cell>
          <table:table-cell table:number-columns-repeated="8"/>
        </table:table-row>
        <table:table-row table:style-name="ro1">
          <table:table-cell office:value-type="float" office:value="23.2412256568106" calcext:value-type="float">
            <text:p>23,24122566</text:p>
          </table:table-cell>
          <table:table-cell table:number-columns-repeated="3"/>
          <table:table-cell office:value-type="float" office:value="23.2402" calcext:value-type="float">
            <text:p>23,24020000</text:p>
          </table:table-cell>
          <table:table-cell office:value-type="float" office:value="23.2266" calcext:value-type="float">
            <text:p>23,22660000</text:p>
          </table:table-cell>
          <table:table-cell table:number-columns-repeated="8"/>
        </table:table-row>
        <table:table-row table:style-name="ro1">
          <table:table-cell office:value-type="float" office:value="23.2398531461506" calcext:value-type="float">
            <text:p>23,23985315</text:p>
          </table:table-cell>
          <table:table-cell table:number-columns-repeated="4"/>
          <table:table-cell office:value-type="float" office:value="23.2252" calcext:value-type="float">
            <text:p>23,22520000</text:p>
          </table:table-cell>
          <table:table-cell table:number-columns-repeated="8"/>
        </table:table-row>
        <table:table-row table:style-name="ro1">
          <table:table-cell office:value-type="float" office:value="23.2385099892158" calcext:value-type="float">
            <text:p>23,23850999</text:p>
          </table:table-cell>
          <table:table-cell/>
          <table:table-cell office:value-type="float" office:value="23.1546" calcext:value-type="float">
            <text:p>23,15460000</text:p>
          </table:table-cell>
          <table:table-cell office:value-type="float" office:value="23.207" calcext:value-type="float">
            <text:p>23,20700000</text:p>
          </table:table-cell>
          <table:table-cell office:value-type="float" office:value="23.2374" calcext:value-type="float">
            <text:p>23,23740000</text:p>
          </table:table-cell>
          <table:table-cell office:value-type="float" office:value="23.2239" calcext:value-type="float">
            <text:p>23,22390000</text:p>
          </table:table-cell>
          <table:table-cell table:number-columns-repeated="8"/>
        </table:table-row>
        <table:table-row table:style-name="ro1">
          <table:table-cell office:value-type="float" office:value="23.2371961816454" calcext:value-type="float">
            <text:p>23,23719618</text:p>
          </table:table-cell>
          <table:table-cell table:number-columns-repeated="4"/>
          <table:table-cell office:value-type="float" office:value="23.2225" calcext:value-type="float">
            <text:p>23,22250000</text:p>
          </table:table-cell>
          <table:table-cell table:number-columns-repeated="8"/>
        </table:table-row>
        <table:table-row table:style-name="ro1">
          <table:table-cell office:value-type="float" office:value="23.2359117190853" calcext:value-type="float">
            <text:p>23,23591172</text:p>
          </table:table-cell>
          <table:table-cell table:number-columns-repeated="3"/>
          <table:table-cell office:value-type="float" office:value="23.2348" calcext:value-type="float">
            <text:p>23,23480000</text:p>
          </table:table-cell>
          <table:table-cell office:value-type="float" office:value="23.2212" calcext:value-type="float">
            <text:p>23,22120000</text:p>
          </table:table-cell>
          <table:table-cell table:number-columns-repeated="8"/>
        </table:table-row>
        <table:table-row table:style-name="ro1">
          <table:table-cell office:value-type="float" office:value="23.2346565971883" calcext:value-type="float">
            <text:p>23,23465660</text:p>
          </table:table-cell>
          <table:table-cell table:number-columns-repeated="4"/>
          <table:table-cell office:value-type="float" office:value="23.2199" calcext:value-type="float">
            <text:p>23,21990000</text:p>
          </table:table-cell>
          <table:table-cell table:number-columns-repeated="8"/>
        </table:table-row>
        <table:table-row table:style-name="ro1">
          <table:table-cell office:value-type="float" office:value="23.233430811614" calcext:value-type="float">
            <text:p>23,23343081</text:p>
          </table:table-cell>
          <table:table-cell table:number-columns-repeated="2"/>
          <table:table-cell office:value-type="float" office:value="23.2014" calcext:value-type="float">
            <text:p>23,20140000</text:p>
          </table:table-cell>
          <table:table-cell office:value-type="float" office:value="23.2323" calcext:value-type="float">
            <text:p>23,23230000</text:p>
          </table:table-cell>
          <table:table-cell office:value-type="float" office:value="23.2187" calcext:value-type="float">
            <text:p>23,21870000</text:p>
          </table:table-cell>
          <table:table-cell table:number-columns-repeated="8"/>
        </table:table-row>
        <table:table-row table:style-name="ro1">
          <table:table-cell office:value-type="float" office:value="23.2322343580283" calcext:value-type="float">
            <text:p>23,23223436</text:p>
          </table:table-cell>
          <table:table-cell table:number-columns-repeated="4"/>
          <table:table-cell office:value-type="float" office:value="23.2174" calcext:value-type="float">
            <text:p>23,21740000</text:p>
          </table:table-cell>
          <table:table-cell table:number-columns-repeated="8"/>
        </table:table-row>
        <table:table-row table:style-name="ro1">
          <table:table-cell office:value-type="float" office:value="23.2310672321039" calcext:value-type="float">
            <text:p>23,23106723</text:p>
          </table:table-cell>
          <table:table-cell table:number-columns-repeated="3"/>
          <table:table-cell office:value-type="float" office:value="23.2299" calcext:value-type="float">
            <text:p>23,22990000</text:p>
          </table:table-cell>
          <table:table-cell office:value-type="float" office:value="23.2162" calcext:value-type="float">
            <text:p>23,21620000</text:p>
          </table:table-cell>
          <table:table-cell table:number-columns-repeated="8"/>
        </table:table-row>
        <table:table-row table:style-name="ro1">
          <table:table-cell office:value-type="float" office:value="23.22992942952" calcext:value-type="float">
            <text:p>23,22992943</text:p>
          </table:table-cell>
          <table:table-cell table:number-columns-repeated="4"/>
          <table:table-cell office:value-type="float" office:value="23.2151" calcext:value-type="float">
            <text:p>23,21510000</text:p>
          </table:table-cell>
          <table:table-cell table:number-columns-repeated="8"/>
        </table:table-row>
        <table:table-row table:style-name="ro1">
          <table:table-cell office:value-type="float" office:value="23.2288209459632" calcext:value-type="float">
            <text:p>23,22882095</text:p>
          </table:table-cell>
          <table:table-cell office:value-type="float" office:value="23.1114" calcext:value-type="float">
            <text:p>23,111400000</text:p>
          </table:table-cell>
          <table:table-cell office:value-type="float" office:value="23.1386" calcext:value-type="float">
            <text:p>23,13860000</text:p>
          </table:table-cell>
          <table:table-cell office:value-type="float" office:value="23.1963" calcext:value-type="float">
            <text:p>23,19630000</text:p>
          </table:table-cell>
          <table:table-cell office:value-type="float" office:value="23.2276" calcext:value-type="float">
            <text:p>23,22760000</text:p>
          </table:table-cell>
          <table:table-cell office:value-type="float" office:value="23.2139" calcext:value-type="float">
            <text:p>23,21390000</text:p>
          </table:table-cell>
          <table:table-cell table:number-columns-repeated="8"/>
        </table:table-row>
        <table:table-row table:style-name="ro1">
          <table:table-cell office:value-type="float" office:value="23.227741777128" calcext:value-type="float">
            <text:p>23,22774178</text:p>
          </table:table-cell>
          <table:table-cell table:number-columns-repeated="4"/>
          <table:table-cell office:value-type="float" office:value="23.2128" calcext:value-type="float">
            <text:p>23,21280000</text:p>
          </table:table-cell>
          <table:table-cell table:number-columns-repeated="8"/>
        </table:table-row>
        <table:table-row table:style-name="ro1">
          <table:table-cell office:value-type="float" office:value="23.2266919187175" calcext:value-type="float">
            <text:p>23,22669192</text:p>
          </table:table-cell>
          <table:table-cell table:number-columns-repeated="3"/>
          <table:table-cell office:value-type="float" office:value="23.2254" calcext:value-type="float">
            <text:p>23,22540000</text:p>
          </table:table-cell>
          <table:table-cell office:value-type="float" office:value="23.2117" calcext:value-type="float">
            <text:p>23,21170000</text:p>
          </table:table-cell>
          <table:table-cell table:number-columns-repeated="8"/>
        </table:table-row>
        <table:table-row table:style-name="ro1">
          <table:table-cell office:value-type="float" office:value="23.2256713664447" calcext:value-type="float">
            <text:p>23,22567137</text:p>
          </table:table-cell>
          <table:table-cell table:number-columns-repeated="4"/>
          <table:table-cell office:value-type="float" office:value="23.2107" calcext:value-type="float">
            <text:p>23,21070000</text:p>
          </table:table-cell>
          <table:table-cell table:number-columns-repeated="8"/>
        </table:table-row>
        <table:table-row table:style-name="ro1">
          <table:table-cell office:value-type="float" office:value="23.224680116033" calcext:value-type="float">
            <text:p>23,22468012</text:p>
          </table:table-cell>
          <table:table-cell table:number-columns-repeated="2"/>
          <table:table-cell office:value-type="float" office:value="23.1916" calcext:value-type="float">
            <text:p>23,19160000</text:p>
          </table:table-cell>
          <table:table-cell office:value-type="float" office:value="23.2233" calcext:value-type="float">
            <text:p>23,22330000</text:p>
          </table:table-cell>
          <table:table-cell office:value-type="float" office:value="23.2097" calcext:value-type="float">
            <text:p>23,20970000</text:p>
          </table:table-cell>
          <table:table-cell table:number-columns-repeated="8"/>
        </table:table-row>
        <table:table-row table:style-name="ro1">
          <table:table-cell office:value-type="float" office:value="23.2237181632154" calcext:value-type="float">
            <text:p>23,22371816</text:p>
          </table:table-cell>
          <table:table-cell table:number-columns-repeated="4"/>
          <table:table-cell office:value-type="float" office:value="23.2087" calcext:value-type="float">
            <text:p>23,20870000</text:p>
          </table:table-cell>
          <table:table-cell table:number-columns-repeated="8"/>
        </table:table-row>
        <table:table-row table:style-name="ro1">
          <table:table-cell office:value-type="float" office:value="23.2227855037321" calcext:value-type="float">
            <text:p>23,22278550</text:p>
          </table:table-cell>
          <table:table-cell table:number-columns-repeated="3"/>
          <table:table-cell office:value-type="float" office:value="23.2214" calcext:value-type="float">
            <text:p>23,22140000</text:p>
          </table:table-cell>
          <table:table-cell office:value-type="float" office:value="23.2077" calcext:value-type="float">
            <text:p>23,20770000</text:p>
          </table:table-cell>
          <table:table-cell table:number-columns-repeated="8"/>
        </table:table-row>
        <table:table-row table:style-name="ro1">
          <table:table-cell office:value-type="float" office:value="23.2218821333258" calcext:value-type="float">
            <text:p>23,22188213</text:p>
          </table:table-cell>
          <table:table-cell table:number-columns-repeated="4"/>
          <table:table-cell office:value-type="float" office:value="23.2068" calcext:value-type="float">
            <text:p>23,20680000</text:p>
          </table:table-cell>
          <table:table-cell table:number-columns-repeated="8"/>
        </table:table-row>
        <table:table-row table:style-name="ro1">
          <table:table-cell office:value-type="float" office:value="23.2210080477342" calcext:value-type="float">
            <text:p>23,22100805</text:p>
          </table:table-cell>
          <table:table-cell/>
          <table:table-cell office:value-type="float" office:value="23.1242" calcext:value-type="float">
            <text:p>23,12420000</text:p>
          </table:table-cell>
          <table:table-cell office:value-type="float" office:value="23.1874" calcext:value-type="float">
            <text:p>23,18740000</text:p>
          </table:table-cell>
          <table:table-cell office:value-type="float" office:value="23.2196" calcext:value-type="float">
            <text:p>23,21960000</text:p>
          </table:table-cell>
          <table:table-cell office:value-type="float" office:value="23.2059" calcext:value-type="float">
            <text:p>23,20590000</text:p>
          </table:table-cell>
          <table:table-cell table:number-columns-repeated="8"/>
        </table:table-row>
        <table:table-row table:style-name="ro1">
          <table:table-cell office:value-type="float" office:value="23.2201632426824" calcext:value-type="float">
            <text:p>23,22016324</text:p>
          </table:table-cell>
          <table:table-cell table:number-columns-repeated="4"/>
          <table:table-cell office:value-type="float" office:value="23.205" calcext:value-type="float">
            <text:p>23,20500000</text:p>
          </table:table-cell>
          <table:table-cell table:number-columns-repeated="8"/>
        </table:table-row>
        <table:table-row table:style-name="ro1">
          <table:table-cell office:value-type="float" office:value="23.2193477138772" calcext:value-type="float">
            <text:p>23,21934771</text:p>
          </table:table-cell>
          <table:table-cell table:number-columns-repeated="3"/>
          <table:table-cell office:value-type="float" office:value="23.2178" calcext:value-type="float">
            <text:p>23,21780000</text:p>
          </table:table-cell>
          <table:table-cell office:value-type="float" office:value="23.2041" calcext:value-type="float">
            <text:p>23,20410000</text:p>
          </table:table-cell>
          <table:table-cell table:number-columns-repeated="8"/>
        </table:table-row>
        <table:table-row table:style-name="ro1">
          <table:table-cell office:value-type="float" office:value="23.2185614570103" calcext:value-type="float">
            <text:p>23,21856146</text:p>
          </table:table-cell>
          <table:table-cell table:number-columns-repeated="4"/>
          <table:table-cell office:value-type="float" office:value="23.2033" calcext:value-type="float">
            <text:p>23,20330000</text:p>
          </table:table-cell>
          <table:table-cell table:number-columns-repeated="8"/>
        </table:table-row>
        <table:table-row table:style-name="ro1">
          <table:table-cell office:value-type="float" office:value="23.2178044677756" calcext:value-type="float">
            <text:p>23,21780447</text:p>
          </table:table-cell>
          <table:table-cell table:number-columns-repeated="2"/>
          <table:table-cell office:value-type="float" office:value="23.1837" calcext:value-type="float">
            <text:p>23,18370000</text:p>
          </table:table-cell>
          <table:table-cell office:value-type="float" office:value="23.2163" calcext:value-type="float">
            <text:p>23,21630000</text:p>
          </table:table-cell>
          <table:table-cell office:value-type="float" office:value="23.2025" calcext:value-type="float">
            <text:p>23,20250000</text:p>
          </table:table-cell>
          <table:table-cell table:number-columns-repeated="8"/>
        </table:table-row>
        <table:table-row table:style-name="ro1">
          <table:table-cell office:value-type="float" office:value="23.2170767419061" calcext:value-type="float">
            <text:p>23,21707674</text:p>
          </table:table-cell>
          <table:table-cell table:number-columns-repeated="4"/>
          <table:table-cell office:value-type="float" office:value="23.2018" calcext:value-type="float">
            <text:p>23,20180000</text:p>
          </table:table-cell>
          <table:table-cell table:number-columns-repeated="8"/>
        </table:table-row>
        <table:table-row table:style-name="ro1">
          <table:table-cell office:value-type="float" office:value="23.216378275233" calcext:value-type="float">
            <text:p>23,21637828</text:p>
          </table:table-cell>
          <table:table-cell table:number-columns-repeated="3"/>
          <table:table-cell office:value-type="float" office:value="23.2148" calcext:value-type="float">
            <text:p>23,21480000</text:p>
          </table:table-cell>
          <table:table-cell office:value-type="float" office:value="23.2011" calcext:value-type="float">
            <text:p>23,20110000</text:p>
          </table:table-cell>
          <table:table-cell table:number-columns-repeated="8"/>
        </table:table-row>
        <table:table-row table:style-name="ro1">
          <table:table-cell office:value-type="float" office:value="23.21570906375" calcext:value-type="float">
            <text:p>23,21570906</text:p>
          </table:table-cell>
          <table:table-cell table:number-columns-repeated="4"/>
          <table:table-cell office:value-type="float" office:value="23.2004" calcext:value-type="float">
            <text:p>23,20040000</text:p>
          </table:table-cell>
          <table:table-cell table:number-columns-repeated="8"/>
        </table:table-row>
        <table:table-row table:style-name="ro1">
          <table:table-cell office:value-type="float" office:value="23.2150691036542" calcext:value-type="float">
            <text:p>23,21506910</text:p>
          </table:table-cell>
          <table:table-cell office:value-type="float" office:value="23.089" calcext:value-type="float">
            <text:p>23,089000000</text:p>
          </table:table-cell>
          <table:table-cell office:value-type="float" office:value="23.1113" calcext:value-type="float">
            <text:p>23,11130000</text:p>
          </table:table-cell>
          <table:table-cell office:value-type="float" office:value="23.1805" calcext:value-type="float">
            <text:p>23,18050000</text:p>
          </table:table-cell>
          <table:table-cell office:value-type="float" office:value="23.2134" calcext:value-type="float">
            <text:p>23,21340000</text:p>
          </table:table-cell>
          <table:table-cell office:value-type="float" office:value="23.1997" calcext:value-type="float">
            <text:p>23,19970000</text:p>
          </table:table-cell>
          <table:table-cell table:number-columns-repeated="8"/>
        </table:table-row>
        <table:table-row table:style-name="ro1">
          <table:table-cell office:value-type="float" office:value="23.21445839131" calcext:value-type="float">
            <text:p>23,21445839</text:p>
          </table:table-cell>
          <table:table-cell table:number-columns-repeated="4"/>
          <table:table-cell office:value-type="float" office:value="23.199" calcext:value-type="float">
            <text:p>23,19900000</text:p>
          </table:table-cell>
          <table:table-cell table:number-columns-repeated="8"/>
        </table:table-row>
        <table:table-row table:style-name="ro1">
          <table:table-cell office:value-type="float" office:value="23.2138769230703" calcext:value-type="float">
            <text:p>23,21387692</text:p>
          </table:table-cell>
          <table:table-cell table:number-columns-repeated="3"/>
          <table:table-cell office:value-type="float" office:value="23.2122" calcext:value-type="float">
            <text:p>23,21220000</text:p>
          </table:table-cell>
          <table:table-cell office:value-type="float" office:value="23.1984" calcext:value-type="float">
            <text:p>23,19840000</text:p>
          </table:table-cell>
          <table:table-cell table:number-columns-repeated="8"/>
        </table:table-row>
        <table:table-row table:style-name="ro1">
          <table:table-cell office:value-type="float" office:value="23.213324694909" calcext:value-type="float">
            <text:p>23,21332469</text:p>
          </table:table-cell>
          <table:table-cell table:number-columns-repeated="4"/>
          <table:table-cell office:value-type="float" office:value="23.1978" calcext:value-type="float">
            <text:p>23,19780000</text:p>
          </table:table-cell>
          <table:table-cell table:number-columns-repeated="8"/>
        </table:table-row>
        <table:table-row table:style-name="ro1">
          <table:table-cell office:value-type="float" office:value="23.2128017018903" calcext:value-type="float">
            <text:p>23,21280170</text:p>
          </table:table-cell>
          <table:table-cell table:number-columns-repeated="2"/>
          <table:table-cell office:value-type="float" office:value="23.1777" calcext:value-type="float">
            <text:p>23,17770000</text:p>
          </table:table-cell>
          <table:table-cell office:value-type="float" office:value="23.2111" calcext:value-type="float">
            <text:p>23,21110000</text:p>
          </table:table-cell>
          <table:table-cell office:value-type="float" office:value="23.1973" calcext:value-type="float">
            <text:p>23,19730000</text:p>
          </table:table-cell>
          <table:table-cell table:number-columns-repeated="8"/>
        </table:table-row>
        <table:table-row table:style-name="ro1">
          <table:table-cell office:value-type="float" office:value="23.2123079376495" calcext:value-type="float">
            <text:p>23,21230794</text:p>
          </table:table-cell>
          <table:table-cell table:number-columns-repeated="4"/>
          <table:table-cell office:value-type="float" office:value="23.1968" calcext:value-type="float">
            <text:p>23,19680000</text:p>
          </table:table-cell>
          <table:table-cell table:number-columns-repeated="8"/>
        </table:table-row>
        <table:table-row table:style-name="ro1">
          <table:table-cell office:value-type="float" office:value="23.2118433942813" calcext:value-type="float">
            <text:p>23,21184339</text:p>
          </table:table-cell>
          <table:table-cell table:number-columns-repeated="3"/>
          <table:table-cell office:value-type="float" office:value="23.2101" calcext:value-type="float">
            <text:p>23,21010000</text:p>
          </table:table-cell>
          <table:table-cell office:value-type="float" office:value="23.1963" calcext:value-type="float">
            <text:p>23,19630000</text:p>
          </table:table-cell>
          <table:table-cell table:number-columns-repeated="8"/>
        </table:table-row>
        <table:table-row table:style-name="ro1">
          <table:table-cell office:value-type="float" office:value="23.2114080632422" calcext:value-type="float">
            <text:p>23,21140806</text:p>
          </table:table-cell>
          <table:table-cell table:number-columns-repeated="4"/>
          <table:table-cell office:value-type="float" office:value="23.1958" calcext:value-type="float">
            <text:p>23,19580000</text:p>
          </table:table-cell>
          <table:table-cell table:number-columns-repeated="8"/>
        </table:table-row>
        <table:table-row table:style-name="ro1">
          <table:table-cell office:value-type="float" office:value="23.2110019378957" calcext:value-type="float">
            <text:p>23,21100194</text:p>
          </table:table-cell>
          <table:table-cell/>
          <table:table-cell office:value-type="float" office:value="23.1005" calcext:value-type="float">
            <text:p>23,10050000</text:p>
          </table:table-cell>
          <table:table-cell office:value-type="float" office:value="23.1753" calcext:value-type="float">
            <text:p>23,17530000</text:p>
          </table:table-cell>
          <table:table-cell office:value-type="float" office:value="23.2092" calcext:value-type="float">
            <text:p>23,20920000</text:p>
          </table:table-cell>
          <table:table-cell office:value-type="float" office:value="23.1954" calcext:value-type="float">
            <text:p>23,19540000</text:p>
          </table:table-cell>
          <table:table-cell table:number-columns-repeated="8"/>
        </table:table-row>
        <table:table-row table:style-name="ro1">
          <table:table-cell office:value-type="float" office:value="23.2106250178532" calcext:value-type="float">
            <text:p>23,21062502</text:p>
          </table:table-cell>
          <table:table-cell table:number-columns-repeated="4"/>
          <table:table-cell office:value-type="float" office:value="23.195" calcext:value-type="float">
            <text:p>23,19500000</text:p>
          </table:table-cell>
          <table:table-cell table:number-columns-repeated="8"/>
        </table:table-row>
        <table:table-row table:style-name="ro1">
          <table:table-cell office:value-type="float" office:value="23.2102773139316" calcext:value-type="float">
            <text:p>23,21027731</text:p>
          </table:table-cell>
          <table:table-cell table:number-columns-repeated="3"/>
          <table:table-cell office:value-type="float" office:value="23.2084" calcext:value-type="float">
            <text:p>23,20840000</text:p>
          </table:table-cell>
          <table:table-cell office:value-type="float" office:value="23.1946" calcext:value-type="float">
            <text:p>23,19460000</text:p>
          </table:table-cell>
          <table:table-cell table:number-columns-repeated="8"/>
        </table:table-row>
        <table:table-row table:style-name="ro1">
          <table:table-cell office:value-type="float" office:value="23.2099588502163" calcext:value-type="float">
            <text:p>23,20995885</text:p>
          </table:table-cell>
          <table:table-cell table:number-columns-repeated="4"/>
          <table:table-cell office:value-type="float" office:value="23.1942" calcext:value-type="float">
            <text:p>23,19420000</text:p>
          </table:table-cell>
          <table:table-cell table:number-columns-repeated="8"/>
        </table:table-row>
        <table:table-row table:style-name="ro1">
          <table:table-cell office:value-type="float" office:value="23.2096696569923" calcext:value-type="float">
            <text:p>23,20966966</text:p>
          </table:table-cell>
          <table:table-cell table:number-columns-repeated="2"/>
          <table:table-cell office:value-type="float" office:value="23.1731" calcext:value-type="float">
            <text:p>23,17310000</text:p>
          </table:table-cell>
          <table:table-cell office:value-type="float" office:value="23.2078" calcext:value-type="float">
            <text:p>23,20780000</text:p>
          </table:table-cell>
          <table:table-cell office:value-type="float" office:value="23.1939" calcext:value-type="float">
            <text:p>23,19390000</text:p>
          </table:table-cell>
          <table:table-cell table:number-columns-repeated="8"/>
        </table:table-row>
        <table:table-row table:style-name="ro1">
          <table:table-cell office:value-type="float" office:value="23.2094097472794" calcext:value-type="float">
            <text:p>23,20940975</text:p>
          </table:table-cell>
          <table:table-cell table:number-columns-repeated="4"/>
          <table:table-cell office:value-type="float" office:value="23.1936" calcext:value-type="float">
            <text:p>23,19360000</text:p>
          </table:table-cell>
          <table:table-cell table:number-columns-repeated="8"/>
        </table:table-row>
        <table:table-row table:style-name="ro1">
          <table:table-cell office:value-type="float" office:value="23.2091790746163" calcext:value-type="float">
            <text:p>23,20917907</text:p>
          </table:table-cell>
          <table:table-cell table:number-columns-repeated="3"/>
          <table:table-cell office:value-type="float" office:value="23.2072" calcext:value-type="float">
            <text:p>23,20720000</text:p>
          </table:table-cell>
          <table:table-cell office:value-type="float" office:value="23.1934" calcext:value-type="float">
            <text:p>23,19340000</text:p>
          </table:table-cell>
          <table:table-cell table:number-columns-repeated="8"/>
        </table:table-row>
        <table:table-row table:style-name="ro1">
          <table:table-cell office:value-type="float" office:value="23.2089774863151" calcext:value-type="float">
            <text:p>23,20897749</text:p>
          </table:table-cell>
          <table:table-cell table:number-columns-repeated="4"/>
          <table:table-cell office:value-type="float" office:value="23.1931" calcext:value-type="float">
            <text:p>23,19310000</text:p>
          </table:table-cell>
          <table:table-cell table:number-columns-repeated="8"/>
        </table:table-row>
        <table:table-row table:style-name="ro1">
          <table:table-cell office:value-type="float" office:value="23.2088047179136" calcext:value-type="float">
            <text:p>23,20880472</text:p>
          </table:table-cell>
          <table:table-cell office:value-type="float" office:value="23.0806" calcext:value-type="float">
            <text:p>23,080600000</text:p>
          </table:table-cell>
          <table:table-cell office:value-type="float" office:value="23.094" calcext:value-type="float">
            <text:p>23,09400000</text:p>
          </table:table-cell>
          <table:table-cell office:value-type="float" office:value="23.1716" calcext:value-type="float">
            <text:p>23,17160000</text:p>
          </table:table-cell>
          <table:table-cell office:value-type="float" office:value="23.2068" calcext:value-type="float">
            <text:p>23,20680000</text:p>
          </table:table-cell>
          <table:table-cell office:value-type="float" office:value="23.1929" calcext:value-type="float">
            <text:p>23,19290000</text:p>
          </table:table-cell>
          <table:table-cell table:number-columns-repeated="8"/>
        </table:table-row>
        <table:table-row table:style-name="ro1">
          <table:table-cell office:value-type="float" office:value="23.2086605117566" calcext:value-type="float">
            <text:p>23,20866051</text:p>
          </table:table-cell>
          <table:table-cell table:number-columns-repeated="4"/>
          <table:table-cell office:value-type="float" office:value="23.1928" calcext:value-type="float">
            <text:p>23,19280000</text:p>
          </table:table-cell>
          <table:table-cell table:number-columns-repeated="8"/>
        </table:table-row>
        <table:table-row table:style-name="ro1">
          <table:table-cell office:value-type="float" office:value="23.2085449464159" calcext:value-type="float">
            <text:p>23,20854495</text:p>
          </table:table-cell>
          <table:table-cell table:number-columns-repeated="3"/>
          <table:table-cell office:value-type="float" office:value="23.2065" calcext:value-type="float">
            <text:p>23,20650000</text:p>
          </table:table-cell>
          <table:table-cell office:value-type="float" office:value="23.1926" calcext:value-type="float">
            <text:p>23,19260000</text:p>
          </table:table-cell>
          <table:table-cell table:number-columns-repeated="8"/>
        </table:table-row>
        <table:table-row table:style-name="ro1">
          <table:table-cell office:value-type="float" office:value="23.2084589480529" calcext:value-type="float">
            <text:p>23,20845895</text:p>
          </table:table-cell>
          <table:table-cell table:number-columns-repeated="4"/>
          <table:table-cell office:value-type="float" office:value="23.1925" calcext:value-type="float">
            <text:p>23,19250000</text:p>
          </table:table-cell>
          <table:table-cell table:number-columns-repeated="8"/>
        </table:table-row>
        <table:table-row table:style-name="ro1">
          <table:table-cell office:value-type="float" office:value="23.2084046011703" calcext:value-type="float">
            <text:p>23,20840460</text:p>
          </table:table-cell>
          <table:table-cell table:number-columns-repeated="2"/>
          <table:table-cell office:value-type="float" office:value="23.1717" calcext:value-type="float">
            <text:p>23,17170000</text:p>
          </table:table-cell>
          <table:table-cell office:value-type="float" office:value="23.2061" calcext:value-type="float">
            <text:p>23,20610000</text:p>
          </table:table-cell>
          <table:table-cell office:value-type="float" office:value="23.1924" calcext:value-type="float">
            <text:p>23,19240000</text:p>
          </table:table-cell>
          <table:table-cell table:number-columns-repeated="8"/>
        </table:table-row>
        <table:table-row table:style-name="ro1">
          <table:table-cell office:value-type="float" office:value="23.2083842557904" calcext:value-type="float">
            <text:p>23,20838426</text:p>
          </table:table-cell>
          <table:table-cell table:number-columns-repeated="4"/>
          <table:table-cell office:value-type="float" office:value="23.1924" calcext:value-type="float">
            <text:p>23,19240000</text:p>
          </table:table-cell>
          <table:table-cell table:number-columns-repeated="8"/>
        </table:table-row>
        <table:table-row table:style-name="ro1">
          <table:table-cell office:value-type="float" office:value="23.2083969668987" calcext:value-type="float">
            <text:p>23,20839697</text:p>
          </table:table-cell>
          <table:table-cell table:number-columns-repeated="3"/>
          <table:table-cell office:value-type="float" office:value="23.206" calcext:value-type="float">
            <text:p>23,20600000</text:p>
          </table:table-cell>
          <table:table-cell office:value-type="float" office:value="23.1923" calcext:value-type="float">
            <text:p>23,19230000</text:p>
          </table:table-cell>
          <table:table-cell table:number-columns-repeated="8"/>
        </table:table-row>
        <table:table-row table:style-name="ro1">
          <table:table-cell office:value-type="float" office:value="23.2084320917964" calcext:value-type="float">
            <text:p>23,20843209</text:p>
          </table:table-cell>
          <table:table-cell table:number-columns-repeated="4"/>
          <table:table-cell office:value-type="float" office:value="23.1923" calcext:value-type="float">
            <text:p>23,19230000</text:p>
          </table:table-cell>
          <table:table-cell table:number-columns-repeated="8"/>
        </table:table-row>
        <table:table-row table:style-name="ro1">
          <table:table-cell office:value-type="float" office:value="23.2084663387708" calcext:value-type="float">
            <text:p>23,20846634</text:p>
          </table:table-cell>
          <table:table-cell/>
          <table:table-cell office:value-type="float" office:value="23.0924" calcext:value-type="float">
            <text:p>23,09240000</text:p>
          </table:table-cell>
          <table:table-cell office:value-type="float" office:value="23.1739" calcext:value-type="float">
            <text:p>23,17390000</text:p>
          </table:table-cell>
          <table:table-cell office:value-type="float" office:value="23.2066" calcext:value-type="float">
            <text:p>23,20660000</text:p>
          </table:table-cell>
          <table:table-cell office:value-type="float" office:value="23.1923" calcext:value-type="float">
            <text:p>23,19230000</text:p>
          </table:table-cell>
          <table:table-cell table:number-columns-repeated="8"/>
        </table:table-row>
        <table:table-row table:style-name="ro1">
          <table:table-cell office:value-type="float" office:value="23.2084855957567" calcext:value-type="float">
            <text:p>23,20848560</text:p>
          </table:table-cell>
          <table:table-cell table:number-columns-repeated="4"/>
          <table:table-cell office:value-type="float" office:value="23.1923" calcext:value-type="float">
            <text:p>23,19230000</text:p>
          </table:table-cell>
          <table:table-cell table:number-columns-repeated="8"/>
        </table:table-row>
        <table:table-row table:style-name="ro1">
          <table:table-cell office:value-type="float" office:value="23.2085659833252" calcext:value-type="float">
            <text:p>23,20856598</text:p>
          </table:table-cell>
          <table:table-cell table:number-columns-repeated="3"/>
          <table:table-cell office:value-type="float" office:value="23.208" calcext:value-type="float">
            <text:p>23,20800000</text:p>
          </table:table-cell>
          <table:table-cell office:value-type="float" office:value="23.1924" calcext:value-type="float">
            <text:p>23,19240000</text:p>
          </table:table-cell>
          <table:table-cell table:number-columns-repeated="8"/>
        </table:table-row>
        <table:table-row table:style-name="ro1">
          <table:table-cell office:value-type="float" office:value="23.2089802895078" calcext:value-type="float">
            <text:p>23,20898029</text:p>
          </table:table-cell>
          <table:table-cell table:number-columns-repeated="4"/>
          <table:table-cell office:value-type="float" office:value="23.1928" calcext:value-type="float">
            <text:p>23,19280000</text:p>
          </table:table-cell>
          <table:table-cell table:number-columns-repeated="8"/>
        </table:table-row>
        <table:table-row table:style-name="ro1">
          <table:table-cell office:value-type="float" office:value="23.2098194410398" calcext:value-type="float">
            <text:p>23,20981944</text:p>
          </table:table-cell>
          <table:table-cell table:number-columns-repeated="2"/>
          <table:table-cell office:value-type="float" office:value="23.1644" calcext:value-type="float">
            <text:p>23,16440000</text:p>
          </table:table-cell>
          <table:table-cell office:value-type="float" office:value="23.2036" calcext:value-type="float">
            <text:p>23,20360000</text:p>
          </table:table-cell>
          <table:table-cell office:value-type="float" office:value="23.1936" calcext:value-type="float">
            <text:p>23,19360000</text:p>
          </table:table-cell>
          <table:table-cell table:number-columns-repeated="8"/>
        </table:table-row>
        <table:table-row table:style-name="ro1">
          <table:table-cell office:value-type="float" office:value="23.2076449692696" calcext:value-type="float">
            <text:p>23,20764497</text:p>
          </table:table-cell>
          <table:table-cell table:number-columns-repeated="4"/>
          <table:table-cell office:value-type="float" office:value="23.1914" calcext:value-type="float">
            <text:p>23,19140000</text:p>
          </table:table-cell>
          <table:table-cell table:number-columns-repeated="8"/>
        </table:table-row>
        <table:table-row table:style-name="ro1">
          <table:table-cell office:value-type="float" office:value="23.1908311795194" calcext:value-type="float">
            <text:p>23,19083118</text:p>
          </table:table-cell>
          <table:table-cell table:number-columns-repeated="3"/>
          <table:table-cell office:value-type="float" office:value="23.17" calcext:value-type="float">
            <text:p>23,17000000</text:p>
          </table:table-cell>
          <table:table-cell office:value-type="float" office:value="23.1746" calcext:value-type="float">
            <text:p>23,17460000</text:p>
          </table:table-cell>
          <table:table-cell table:number-columns-repeated="8"/>
        </table:table-row>
        <table:table-row table:style-name="ro1">
          <table:table-cell office:value-type="float" office:value="23.171003741176" calcext:value-type="float">
            <text:p>23,17100374</text:p>
          </table:table-cell>
          <table:table-cell table:number-columns-repeated="4"/>
          <table:table-cell office:value-type="float" office:value="23.1548" calcext:value-type="float">
            <text:p>23,15480000</text:p>
          </table:table-cell>
          <table:table-cell table:number-columns-repeated="8"/>
        </table:table-row>
        <table:table-row table:style-name="ro1">
          <table:table-cell office:value-type="float" office:value="23.1516010976" calcext:value-type="float">
            <text:p>23,15160110</text:p>
          </table:table-cell>
          <table:table-cell office:value-type="float" office:value="23.03" calcext:value-type="float">
            <text:p>23,030000000</text:p>
          </table:table-cell>
          <table:table-cell office:value-type="float" office:value="23.0691" calcext:value-type="float">
            <text:p>23,06910000</text:p>
          </table:table-cell>
          <table:table-cell office:value-type="float" office:value="23.0972" calcext:value-type="float">
            <text:p>23,09720000</text:p>
          </table:table-cell>
          <table:table-cell office:value-type="float" office:value="23.1305" calcext:value-type="float">
            <text:p>23,13050000</text:p>
          </table:table-cell>
          <table:table-cell office:value-type="float" office:value="23.1354" calcext:value-type="float">
            <text:p>23,13540000</text:p>
          </table:table-cell>
          <table:table-cell table:number-columns-repeated="8"/>
        </table:table-row>
        <table:table-row table:style-name="ro1">
          <table:table-cell office:value-type="float" office:value="23.1325322967647" calcext:value-type="float">
            <text:p>23,13253230</text:p>
          </table:table-cell>
          <table:table-cell table:number-columns-repeated="4"/>
          <table:table-cell office:value-type="float" office:value="23.1163" calcext:value-type="float">
            <text:p>23,11630000</text:p>
          </table:table-cell>
          <table:table-cell table:number-columns-repeated="8"/>
        </table:table-row>
        <table:table-row table:style-name="ro1">
          <table:table-cell office:value-type="float" office:value="23.1135245253477" calcext:value-type="float">
            <text:p>23,11352453</text:p>
          </table:table-cell>
          <table:table-cell table:number-columns-repeated="3"/>
          <table:table-cell office:value-type="float" office:value="23.0919" calcext:value-type="float">
            <text:p>23,09190000</text:p>
          </table:table-cell>
          <table:table-cell office:value-type="float" office:value="23.0974" calcext:value-type="float">
            <text:p>23,09740000</text:p>
          </table:table-cell>
          <table:table-cell table:number-columns-repeated="8"/>
        </table:table-row>
        <table:table-row table:style-name="ro1">
          <table:table-cell office:value-type="float" office:value="23.0945016374865" calcext:value-type="float">
            <text:p>23,09450164</text:p>
          </table:table-cell>
          <table:table-cell table:number-columns-repeated="4"/>
          <table:table-cell office:value-type="float" office:value="23.0783" calcext:value-type="float">
            <text:p>23,07830000</text:p>
          </table:table-cell>
          <table:table-cell table:number-columns-repeated="8"/>
        </table:table-row>
        <table:table-row table:style-name="ro1">
          <table:table-cell office:value-type="float" office:value="23.0754777199554" calcext:value-type="float">
            <text:p>23,07547772</text:p>
          </table:table-cell>
          <table:table-cell table:number-columns-repeated="2"/>
          <table:table-cell office:value-type="float" office:value="23.0184" calcext:value-type="float">
            <text:p>23,01840000</text:p>
          </table:table-cell>
          <table:table-cell office:value-type="float" office:value="23.054" calcext:value-type="float">
            <text:p>23,05400000</text:p>
          </table:table-cell>
          <table:table-cell office:value-type="float" office:value="23.0593" calcext:value-type="float">
            <text:p>23,05930000</text:p>
          </table:table-cell>
          <table:table-cell table:number-columns-repeated="8"/>
        </table:table-row>
        <table:table-row table:style-name="ro1">
          <table:table-cell office:value-type="float" office:value="23.0564760391759" calcext:value-type="float">
            <text:p>23,05647604</text:p>
          </table:table-cell>
          <table:table-cell table:number-columns-repeated="4"/>
          <table:table-cell office:value-type="float" office:value="23.0404" calcext:value-type="float">
            <text:p>23,04040000</text:p>
          </table:table-cell>
          <table:table-cell table:number-columns-repeated="8"/>
        </table:table-row>
        <table:table-row table:style-name="ro1">
          <table:table-cell office:value-type="float" office:value="23.0375072125553" calcext:value-type="float">
            <text:p>23,03750721</text:p>
          </table:table-cell>
          <table:table-cell table:number-columns-repeated="3"/>
          <table:table-cell office:value-type="float" office:value="23.0163" calcext:value-type="float">
            <text:p>23,01630000</text:p>
          </table:table-cell>
          <table:table-cell office:value-type="float" office:value="23.0214" calcext:value-type="float">
            <text:p>23,02140000</text:p>
          </table:table-cell>
          <table:table-cell table:number-columns-repeated="8"/>
        </table:table-row>
        <table:table-row table:style-name="ro1">
          <table:table-cell office:value-type="float" office:value="23.0185721598167" calcext:value-type="float">
            <text:p>23,01857216</text:p>
          </table:table-cell>
          <table:table-cell table:number-columns-repeated="4"/>
          <table:table-cell office:value-type="float" office:value="23.0025" calcext:value-type="float">
            <text:p>23,00250000</text:p>
          </table:table-cell>
          <table:table-cell table:number-columns-repeated="8"/>
        </table:table-row>
        <table:table-row table:style-name="ro1">
          <table:table-cell office:value-type="float" office:value="22.9996685056467" calcext:value-type="float">
            <text:p>22,99966851</text:p>
          </table:table-cell>
          <table:table-cell/>
          <table:table-cell office:value-type="float" office:value="22.9339" calcext:value-type="float">
            <text:p>22,93390000</text:p>
          </table:table-cell>
          <table:table-cell office:value-type="float" office:value="22.9416" calcext:value-type="float">
            <text:p>22,94160000</text:p>
          </table:table-cell>
          <table:table-cell office:value-type="float" office:value="22.9786" calcext:value-type="float">
            <text:p>22,97860000</text:p>
          </table:table-cell>
          <table:table-cell office:value-type="float" office:value="22.9836" calcext:value-type="float">
            <text:p>22,98360000</text:p>
          </table:table-cell>
          <table:table-cell table:number-columns-repeated="8"/>
        </table:table-row>
        <table:table-row table:style-name="ro1">
          <table:table-cell office:value-type="float" office:value="22.9807941402506" calcext:value-type="float">
            <text:p>22,98079414</text:p>
          </table:table-cell>
          <table:table-cell table:number-columns-repeated="4"/>
          <table:table-cell office:value-type="float" office:value="22.9648" calcext:value-type="float">
            <text:p>22,96480000</text:p>
          </table:table-cell>
          <table:table-cell table:number-columns-repeated="8"/>
        </table:table-row>
        <table:table-row table:style-name="ro1">
          <table:table-cell office:value-type="float" office:value="22.9619481121758" calcext:value-type="float">
            <text:p>22,96194811</text:p>
          </table:table-cell>
          <table:table-cell table:number-columns-repeated="3"/>
          <table:table-cell office:value-type="float" office:value="22.9409" calcext:value-type="float">
            <text:p>22,94090000</text:p>
          </table:table-cell>
          <table:table-cell office:value-type="float" office:value="22.9459" calcext:value-type="float">
            <text:p>22,94590000</text:p>
          </table:table-cell>
          <table:table-cell table:number-columns-repeated="8"/>
        </table:table-row>
        <table:table-row table:style-name="ro1">
          <table:table-cell office:value-type="float" office:value="22.9431303175588" calcext:value-type="float">
            <text:p>22,94313032</text:p>
          </table:table-cell>
          <table:table-cell table:number-columns-repeated="4"/>
          <table:table-cell office:value-type="float" office:value="22.9271" calcext:value-type="float">
            <text:p>22,92710000</text:p>
          </table:table-cell>
          <table:table-cell table:number-columns-repeated="8"/>
        </table:table-row>
        <table:table-row table:style-name="ro1">
          <table:table-cell office:value-type="float" office:value="22.9243409887628" calcext:value-type="float">
            <text:p>22,92434099</text:p>
          </table:table-cell>
          <table:table-cell table:number-columns-repeated="2"/>
          <table:table-cell office:value-type="float" office:value="22.8664" calcext:value-type="float">
            <text:p>22,86640000</text:p>
          </table:table-cell>
          <table:table-cell office:value-type="float" office:value="22.9034" calcext:value-type="float">
            <text:p>22,90340000</text:p>
          </table:table-cell>
          <table:table-cell office:value-type="float" office:value="22.9084" calcext:value-type="float">
            <text:p>22,90840000</text:p>
          </table:table-cell>
          <table:table-cell table:number-columns-repeated="8"/>
        </table:table-row>
        <table:table-row table:style-name="ro1">
          <table:table-cell office:value-type="float" office:value="22.905580364958" calcext:value-type="float">
            <text:p>22,90558036</text:p>
          </table:table-cell>
          <table:table-cell table:number-columns-repeated="4"/>
          <table:table-cell office:value-type="float" office:value="22.8896" calcext:value-type="float">
            <text:p>22,88960000</text:p>
          </table:table-cell>
          <table:table-cell table:number-columns-repeated="8"/>
        </table:table-row>
        <table:table-row table:style-name="ro1">
          <table:table-cell office:value-type="float" office:value="22.8868485735406" calcext:value-type="float">
            <text:p>22,88684857</text:p>
          </table:table-cell>
          <table:table-cell table:number-columns-repeated="3"/>
          <table:table-cell office:value-type="float" office:value="22.866" calcext:value-type="float">
            <text:p>22,86600000</text:p>
          </table:table-cell>
          <table:table-cell office:value-type="float" office:value="22.8709" calcext:value-type="float">
            <text:p>22,87090000</text:p>
          </table:table-cell>
          <table:table-cell table:number-columns-repeated="8"/>
        </table:table-row>
        <table:table-row table:style-name="ro1">
          <table:table-cell office:value-type="float" office:value="22.8681456356796" calcext:value-type="float">
            <text:p>22,86814564</text:p>
          </table:table-cell>
          <table:table-cell table:number-columns-repeated="4"/>
          <table:table-cell office:value-type="float" office:value="22.8522" calcext:value-type="float">
            <text:p>22,85220000</text:p>
          </table:table-cell>
          <table:table-cell table:number-columns-repeated="8"/>
        </table:table-row>
        <table:table-row table:style-name="ro1">
          <table:table-cell office:value-type="float" office:value="22.8494715130631" calcext:value-type="float">
            <text:p>22,84947151</text:p>
          </table:table-cell>
          <table:table-cell office:value-type="float" office:value="22.7478" calcext:value-type="float">
            <text:p>22,747800000</text:p>
          </table:table-cell>
          <table:table-cell office:value-type="float" office:value="22.777" calcext:value-type="float">
            <text:p>22,77700000</text:p>
          </table:table-cell>
          <table:table-cell office:value-type="float" office:value="22.7919" calcext:value-type="float">
            <text:p>22,79190000</text:p>
          </table:table-cell>
          <table:table-cell office:value-type="float" office:value="22.8287" calcext:value-type="float">
            <text:p>22,82870000</text:p>
          </table:table-cell>
          <table:table-cell office:value-type="float" office:value="22.8336" calcext:value-type="float">
            <text:p>22,83360000</text:p>
          </table:table-cell>
          <table:table-cell table:number-columns-repeated="8"/>
        </table:table-row>
        <table:table-row table:style-name="ro1">
          <table:table-cell office:value-type="float" office:value="22.8308261501132" calcext:value-type="float">
            <text:p>22,83082615</text:p>
          </table:table-cell>
          <table:table-cell table:number-columns-repeated="4"/>
          <table:table-cell office:value-type="float" office:value="22.815" calcext:value-type="float">
            <text:p>22,81500000</text:p>
          </table:table-cell>
          <table:table-cell table:number-columns-repeated="8"/>
        </table:table-row>
        <table:table-row table:style-name="ro1">
          <table:table-cell office:value-type="float" office:value="22.8122094974521" calcext:value-type="float">
            <text:p>22,81220950</text:p>
          </table:table-cell>
          <table:table-cell table:number-columns-repeated="3"/>
          <table:table-cell office:value-type="float" office:value="22.7916" calcext:value-type="float">
            <text:p>22,79160000</text:p>
          </table:table-cell>
          <table:table-cell office:value-type="float" office:value="22.7964" calcext:value-type="float">
            <text:p>22,79640000</text:p>
          </table:table-cell>
          <table:table-cell table:number-columns-repeated="8"/>
        </table:table-row>
        <table:table-row table:style-name="ro1">
          <table:table-cell office:value-type="float" office:value="22.7936215189703" calcext:value-type="float">
            <text:p>22,79362152</text:p>
          </table:table-cell>
          <table:table-cell table:number-columns-repeated="4"/>
          <table:table-cell office:value-type="float" office:value="22.7778" calcext:value-type="float">
            <text:p>22,77780000</text:p>
          </table:table-cell>
          <table:table-cell table:number-columns-repeated="8"/>
        </table:table-row>
        <table:table-row table:style-name="ro1">
          <table:table-cell office:value-type="float" office:value="22.7750621897635" calcext:value-type="float">
            <text:p>22,77506219</text:p>
          </table:table-cell>
          <table:table-cell table:number-columns-repeated="2"/>
          <table:table-cell office:value-type="float" office:value="22.7176" calcext:value-type="float">
            <text:p>22,71760000</text:p>
          </table:table-cell>
          <table:table-cell office:value-type="float" office:value="22.7545" calcext:value-type="float">
            <text:p>22,75450000</text:p>
          </table:table-cell>
          <table:table-cell office:value-type="float" office:value="22.7593" calcext:value-type="float">
            <text:p>22,75930000</text:p>
          </table:table-cell>
          <table:table-cell table:number-columns-repeated="8"/>
        </table:table-row>
        <table:table-row table:style-name="ro1">
          <table:table-cell office:value-type="float" office:value="22.7565314911749" calcext:value-type="float">
            <text:p>22,75653149</text:p>
          </table:table-cell>
          <table:table-cell table:number-columns-repeated="4"/>
          <table:table-cell office:value-type="float" office:value="22.7408" calcext:value-type="float">
            <text:p>22,74080000</text:p>
          </table:table-cell>
          <table:table-cell table:number-columns-repeated="8"/>
        </table:table-row>
        <table:table-row table:style-name="ro1">
          <table:table-cell office:value-type="float" office:value="22.7380294064551" calcext:value-type="float">
            <text:p>22,73802941</text:p>
          </table:table-cell>
          <table:table-cell table:number-columns-repeated="3"/>
          <table:table-cell office:value-type="float" office:value="22.7176" calcext:value-type="float">
            <text:p>22,71760000</text:p>
          </table:table-cell>
          <table:table-cell office:value-type="float" office:value="22.7223" calcext:value-type="float">
            <text:p>22,72230000</text:p>
          </table:table-cell>
          <table:table-cell table:number-columns-repeated="8"/>
        </table:table-row>
        <table:table-row table:style-name="ro1">
          <table:table-cell office:value-type="float" office:value="22.7195559182156" calcext:value-type="float">
            <text:p>22,71955592</text:p>
          </table:table-cell>
          <table:table-cell table:number-columns-repeated="4"/>
          <table:table-cell office:value-type="float" office:value="22.7038" calcext:value-type="float">
            <text:p>22,70380000</text:p>
          </table:table-cell>
          <table:table-cell table:number-columns-repeated="8"/>
        </table:table-row>
        <table:table-row table:style-name="ro1">
          <table:table-cell office:value-type="float" office:value="22.7011110075275" calcext:value-type="float">
            <text:p>22,70111101</text:p>
          </table:table-cell>
          <table:table-cell/>
          <table:table-cell office:value-type="float" office:value="22.6251" calcext:value-type="float">
            <text:p>22,62510000</text:p>
          </table:table-cell>
          <table:table-cell office:value-type="float" office:value="22.6437" calcext:value-type="float">
            <text:p>22,64370000</text:p>
          </table:table-cell>
          <table:table-cell office:value-type="float" office:value="22.6808" calcext:value-type="float">
            <text:p>22,68080000</text:p>
          </table:table-cell>
          <table:table-cell office:value-type="float" office:value="22.6854" calcext:value-type="float">
            <text:p>22,68540000</text:p>
          </table:table-cell>
          <table:table-cell table:number-columns-repeated="8"/>
        </table:table-row>
        <table:table-row table:style-name="ro1">
          <table:table-cell office:value-type="float" office:value="22.682694654033" calcext:value-type="float">
            <text:p>22,68269465</text:p>
          </table:table-cell>
          <table:table-cell table:number-columns-repeated="4"/>
          <table:table-cell office:value-type="float" office:value="22.667" calcext:value-type="float">
            <text:p>22,66700000</text:p>
          </table:table-cell>
          <table:table-cell table:number-columns-repeated="8"/>
        </table:table-row>
        <table:table-row table:style-name="ro1">
          <table:table-cell office:value-type="float" office:value="22.6643068364638" calcext:value-type="float">
            <text:p>22,66430684</text:p>
          </table:table-cell>
          <table:table-cell table:number-columns-repeated="3"/>
          <table:table-cell office:value-type="float" office:value="22.6441" calcext:value-type="float">
            <text:p>22,64410000</text:p>
          </table:table-cell>
          <table:table-cell office:value-type="float" office:value="22.6486" calcext:value-type="float">
            <text:p>22,64860000</text:p>
          </table:table-cell>
          <table:table-cell table:number-columns-repeated="8"/>
        </table:table-row>
        <table:table-row table:style-name="ro1">
          <table:table-cell office:value-type="float" office:value="22.6459475331727" calcext:value-type="float">
            <text:p>22,64594753</text:p>
          </table:table-cell>
          <table:table-cell table:number-columns-repeated="4"/>
          <table:table-cell office:value-type="float" office:value="22.6303" calcext:value-type="float">
            <text:p>22,63030000</text:p>
          </table:table-cell>
          <table:table-cell table:number-columns-repeated="8"/>
        </table:table-row>
        <table:table-row table:style-name="ro1">
          <table:table-cell office:value-type="float" office:value="22.6276167225009" calcext:value-type="float">
            <text:p>22,62761672</text:p>
          </table:table-cell>
          <table:table-cell table:number-columns-repeated="2"/>
          <table:table-cell office:value-type="float" office:value="22.5702" calcext:value-type="float">
            <text:p>22,57020000</text:p>
          </table:table-cell>
          <table:table-cell office:value-type="float" office:value="22.6075" calcext:value-type="float">
            <text:p>22,60750000</text:p>
          </table:table-cell>
          <table:table-cell office:value-type="float" office:value="22.612" calcext:value-type="float">
            <text:p>22,61200000</text:p>
          </table:table-cell>
          <table:table-cell table:number-columns-repeated="8"/>
        </table:table-row>
        <table:table-row table:style-name="ro1">
          <table:table-cell office:value-type="float" office:value="22.6093143829565" calcext:value-type="float">
            <text:p>22,60931438</text:p>
          </table:table-cell>
          <table:table-cell table:number-columns-repeated="4"/>
          <table:table-cell office:value-type="float" office:value="22.5937" calcext:value-type="float">
            <text:p>22,59370000</text:p>
          </table:table-cell>
          <table:table-cell table:number-columns-repeated="8"/>
        </table:table-row>
        <table:table-row table:style-name="ro1">
          <table:table-cell office:value-type="float" office:value="22.5910404932507" calcext:value-type="float">
            <text:p>22,59104049</text:p>
          </table:table-cell>
          <table:table-cell table:number-columns-repeated="3"/>
          <table:table-cell office:value-type="float" office:value="22.571" calcext:value-type="float">
            <text:p>22,57100000</text:p>
          </table:table-cell>
          <table:table-cell office:value-type="float" office:value="22.5755" calcext:value-type="float">
            <text:p>22,57550000</text:p>
          </table:table-cell>
          <table:table-cell table:number-columns-repeated="8"/>
        </table:table-row>
        <table:table-row table:style-name="ro1">
          <table:table-cell office:value-type="float" office:value="22.5727950322573" calcext:value-type="float">
            <text:p>22,57279503</text:p>
          </table:table-cell>
          <table:table-cell table:number-columns-repeated="4"/>
          <table:table-cell office:value-type="float" office:value="22.5572" calcext:value-type="float">
            <text:p>22,55720000</text:p>
          </table:table-cell>
          <table:table-cell table:number-columns-repeated="8"/>
        </table:table-row>
        <table:table-row table:style-name="ro1">
          <table:table-cell office:value-type="float" office:value="22.554577978947" calcext:value-type="float">
            <text:p>22,55457798</text:p>
          </table:table-cell>
          <table:table-cell office:value-type="float" office:value="22.4234" calcext:value-type="float">
            <text:p>22,423400000</text:p>
          </table:table-cell>
          <table:table-cell office:value-type="float" office:value="22.4773" calcext:value-type="float">
            <text:p>22,47730000</text:p>
          </table:table-cell>
          <table:table-cell office:value-type="float" office:value="22.4972" calcext:value-type="float">
            <text:p>22,49720000</text:p>
          </table:table-cell>
          <table:table-cell office:value-type="float" office:value="22.5346" calcext:value-type="float">
            <text:p>22,53460000</text:p>
          </table:table-cell>
          <table:table-cell office:value-type="float" office:value="22.539" calcext:value-type="float">
            <text:p>22,53900000</text:p>
          </table:table-cell>
          <table:table-cell table:number-columns-repeated="8"/>
        </table:table-row>
        <table:table-row table:style-name="ro1">
          <table:table-cell office:value-type="float" office:value="22.5363893123308" calcext:value-type="float">
            <text:p>22,53638931</text:p>
          </table:table-cell>
          <table:table-cell table:number-columns-repeated="4"/>
          <table:table-cell office:value-type="float" office:value="22.5209" calcext:value-type="float">
            <text:p>22,52090000</text:p>
          </table:table-cell>
          <table:table-cell table:number-columns-repeated="8"/>
        </table:table-row>
        <table:table-row table:style-name="ro1">
          <table:table-cell office:value-type="float" office:value="22.518229011421" calcext:value-type="float">
            <text:p>22,51822901</text:p>
          </table:table-cell>
          <table:table-cell table:number-columns-repeated="3"/>
          <table:table-cell office:value-type="float" office:value="22.4984" calcext:value-type="float">
            <text:p>22,49840000</text:p>
          </table:table-cell>
          <table:table-cell office:value-type="float" office:value="22.5027" calcext:value-type="float">
            <text:p>22,50270000</text:p>
          </table:table-cell>
          <table:table-cell table:number-columns-repeated="8"/>
        </table:table-row>
        <table:table-row table:style-name="ro1">
          <table:table-cell office:value-type="float" office:value="22.5000970552139" calcext:value-type="float">
            <text:p>22,50009706</text:p>
          </table:table-cell>
          <table:table-cell table:number-columns-repeated="4"/>
          <table:table-cell office:value-type="float" office:value="22.4846" calcext:value-type="float">
            <text:p>22,48460000</text:p>
          </table:table-cell>
          <table:table-cell table:number-columns-repeated="8"/>
        </table:table-row>
        <table:table-row table:style-name="ro1">
          <table:table-cell office:value-type="float" office:value="22.4819934226881" calcext:value-type="float">
            <text:p>22,48199342</text:p>
          </table:table-cell>
          <table:table-cell table:number-columns-repeated="2"/>
          <table:table-cell office:value-type="float" office:value="22.4246" calcext:value-type="float">
            <text:p>22,42460000</text:p>
          </table:table-cell>
          <table:table-cell office:value-type="float" office:value="22.4622" calcext:value-type="float">
            <text:p>22,46220000</text:p>
          </table:table-cell>
          <table:table-cell office:value-type="float" office:value="22.4665" calcext:value-type="float">
            <text:p>22,46650000</text:p>
          </table:table-cell>
          <table:table-cell table:number-columns-repeated="8"/>
        </table:table-row>
        <table:table-row table:style-name="ro1">
          <table:table-cell office:value-type="float" office:value="22.4639180928087" calcext:value-type="float">
            <text:p>22,46391809</text:p>
          </table:table-cell>
          <table:table-cell table:number-columns-repeated="4"/>
          <table:table-cell office:value-type="float" office:value="22.4485" calcext:value-type="float">
            <text:p>22,44850000</text:p>
          </table:table-cell>
          <table:table-cell table:number-columns-repeated="8"/>
        </table:table-row>
        <table:table-row table:style-name="ro1">
          <table:table-cell office:value-type="float" office:value="22.4458710445359" calcext:value-type="float">
            <text:p>22,44587104</text:p>
          </table:table-cell>
          <table:table-cell table:number-columns-repeated="3"/>
          <table:table-cell office:value-type="float" office:value="22.4262" calcext:value-type="float">
            <text:p>22,42620000</text:p>
          </table:table-cell>
          <table:table-cell office:value-type="float" office:value="22.4305" calcext:value-type="float">
            <text:p>22,43050000</text:p>
          </table:table-cell>
          <table:table-cell table:number-columns-repeated="8"/>
        </table:table-row>
        <table:table-row table:style-name="ro1">
          <table:table-cell office:value-type="float" office:value="22.4278522568318" calcext:value-type="float">
            <text:p>22,42785226</text:p>
          </table:table-cell>
          <table:table-cell table:number-columns-repeated="4"/>
          <table:table-cell office:value-type="float" office:value="22.4125" calcext:value-type="float">
            <text:p>22,41250000</text:p>
          </table:table-cell>
          <table:table-cell table:number-columns-repeated="8"/>
        </table:table-row>
        <table:table-row table:style-name="ro1">
          <table:table-cell office:value-type="float" office:value="22.4098617086653" calcext:value-type="float">
            <text:p>22,40986171</text:p>
          </table:table-cell>
          <table:table-cell/>
          <table:table-cell office:value-type="float" office:value="22.3315" calcext:value-type="float">
            <text:p>22,33150000</text:p>
          </table:table-cell>
          <table:table-cell office:value-type="float" office:value="22.3525" calcext:value-type="float">
            <text:p>22,35250000</text:p>
          </table:table-cell>
          <table:table-cell office:value-type="float" office:value="22.3903" calcext:value-type="float">
            <text:p>22,39030000</text:p>
          </table:table-cell>
          <table:table-cell office:value-type="float" office:value="22.3945" calcext:value-type="float">
            <text:p>22,39450000</text:p>
          </table:table-cell>
          <table:table-cell table:number-columns-repeated="8"/>
        </table:table-row>
        <table:table-row table:style-name="ro1">
          <table:table-cell office:value-type="float" office:value="22.3918993790149" calcext:value-type="float">
            <text:p>22,39189938</text:p>
          </table:table-cell>
          <table:table-cell table:number-columns-repeated="4"/>
          <table:table-cell office:value-type="float" office:value="22.3765" calcext:value-type="float">
            <text:p>22,37650000</text:p>
          </table:table-cell>
          <table:table-cell table:number-columns-repeated="8"/>
        </table:table-row>
        <table:table-row table:style-name="ro1">
          <table:table-cell office:value-type="float" office:value="22.3739652468691" calcext:value-type="float">
            <text:p>22,37396525</text:p>
          </table:table-cell>
          <table:table-cell table:number-columns-repeated="3"/>
          <table:table-cell office:value-type="float" office:value="22.3545" calcext:value-type="float">
            <text:p>22,35450000</text:p>
          </table:table-cell>
          <table:table-cell office:value-type="float" office:value="22.3586" calcext:value-type="float">
            <text:p>22,35860000</text:p>
          </table:table-cell>
          <table:table-cell table:number-columns-repeated="8"/>
        </table:table-row>
        <table:table-row table:style-name="ro1">
          <table:table-cell office:value-type="float" office:value="22.3560592912256" calcext:value-type="float">
            <text:p>22,35605929</text:p>
          </table:table-cell>
          <table:table-cell table:number-columns-repeated="4"/>
          <table:table-cell office:value-type="float" office:value="22.3407" calcext:value-type="float">
            <text:p>22,34070000</text:p>
          </table:table-cell>
          <table:table-cell table:number-columns-repeated="8"/>
        </table:table-row>
        <table:table-row table:style-name="ro1">
          <table:table-cell office:value-type="float" office:value="22.3381814910907" calcext:value-type="float">
            <text:p>22,33818149</text:p>
          </table:table-cell>
          <table:table-cell table:number-columns-repeated="2"/>
          <table:table-cell office:value-type="float" office:value="22.2809" calcext:value-type="float">
            <text:p>22,28090000</text:p>
          </table:table-cell>
          <table:table-cell office:value-type="float" office:value="22.3188" calcext:value-type="float">
            <text:p>22,31880000</text:p>
          </table:table-cell>
          <table:table-cell office:value-type="float" office:value="22.3229" calcext:value-type="float">
            <text:p>22,32290000</text:p>
          </table:table-cell>
          <table:table-cell table:number-columns-repeated="8"/>
        </table:table-row>
        <table:table-row table:style-name="ro1">
          <table:table-cell office:value-type="float" office:value="22.3203318254784" calcext:value-type="float">
            <text:p>22,32033183</text:p>
          </table:table-cell>
          <table:table-cell table:number-columns-repeated="4"/>
          <table:table-cell office:value-type="float" office:value="22.3051" calcext:value-type="float">
            <text:p>22,30510000</text:p>
          </table:table-cell>
          <table:table-cell table:number-columns-repeated="8"/>
        </table:table-row>
        <table:table-row table:style-name="ro1">
          <table:table-cell office:value-type="float" office:value="22.3025102734091" calcext:value-type="float">
            <text:p>22,30251027</text:p>
          </table:table-cell>
          <table:table-cell table:number-columns-repeated="3"/>
          <table:table-cell office:value-type="float" office:value="22.2832" calcext:value-type="float">
            <text:p>22,28320000</text:p>
          </table:table-cell>
          <table:table-cell office:value-type="float" office:value="22.2873" calcext:value-type="float">
            <text:p>22,28730000</text:p>
          </table:table-cell>
          <table:table-cell table:number-columns-repeated="8"/>
        </table:table-row>
        <table:table-row table:style-name="ro1">
          <table:table-cell office:value-type="float" office:value="22.2847168139097" calcext:value-type="float">
            <text:p>22,28471681</text:p>
          </table:table-cell>
          <table:table-cell table:number-columns-repeated="4"/>
          <table:table-cell office:value-type="float" office:value="22.2695" calcext:value-type="float">
            <text:p>22,26950000</text:p>
          </table:table-cell>
          <table:table-cell table:number-columns-repeated="8"/>
        </table:table-row>
        <table:table-row table:style-name="ro1">
          <table:table-cell office:value-type="float" office:value="22.2669514260135" calcext:value-type="float">
            <text:p>22,26695143</text:p>
          </table:table-cell>
          <table:table-cell office:value-type="float" office:value="22.1126" calcext:value-type="float">
            <text:p>22,112600000</text:p>
          </table:table-cell>
          <table:table-cell office:value-type="float" office:value="22.1873" calcext:value-type="float">
            <text:p>22,18730000</text:p>
          </table:table-cell>
          <table:table-cell office:value-type="float" office:value="22.2097" calcext:value-type="float">
            <text:p>22,20970000</text:p>
          </table:table-cell>
          <table:table-cell office:value-type="float" office:value="22.2478" calcext:value-type="float">
            <text:p>22,24780000</text:p>
          </table:table-cell>
          <table:table-cell office:value-type="float" office:value="22.2517" calcext:value-type="float">
            <text:p>22,25170000</text:p>
          </table:table-cell>
          <table:table-cell table:number-columns-repeated="8"/>
        </table:table-row>
        <table:table-row table:style-name="ro1">
          <table:table-cell office:value-type="float" office:value="22.2492140887597" calcext:value-type="float">
            <text:p>22,24921409</text:p>
          </table:table-cell>
          <table:table-cell table:number-columns-repeated="4"/>
          <table:table-cell office:value-type="float" office:value="22.234" calcext:value-type="float">
            <text:p>22,23400000</text:p>
          </table:table-cell>
          <table:table-cell table:number-columns-repeated="8"/>
        </table:table-row>
        <table:table-row table:style-name="ro1">
          <table:table-cell office:value-type="float" office:value="22.2315047811938" calcext:value-type="float">
            <text:p>22,23150478</text:p>
          </table:table-cell>
          <table:table-cell table:number-columns-repeated="3"/>
          <table:table-cell office:value-type="float" office:value="22.2124" calcext:value-type="float">
            <text:p>22,21240000</text:p>
          </table:table-cell>
          <table:table-cell office:value-type="float" office:value="22.2163" calcext:value-type="float">
            <text:p>22,21630000</text:p>
          </table:table-cell>
          <table:table-cell table:number-columns-repeated="8"/>
        </table:table-row>
        <table:table-row table:style-name="ro1">
          <table:table-cell office:value-type="float" office:value="22.2138234823678" calcext:value-type="float">
            <text:p>22,21382348</text:p>
          </table:table-cell>
          <table:table-cell table:number-columns-repeated="4"/>
          <table:table-cell office:value-type="float" office:value="22.1987" calcext:value-type="float">
            <text:p>22,19870000</text:p>
          </table:table-cell>
          <table:table-cell table:number-columns-repeated="8"/>
        </table:table-row>
        <table:table-row table:style-name="ro1">
          <table:table-cell office:value-type="float" office:value="22.1961701713401" calcext:value-type="float">
            <text:p>22,19617017</text:p>
          </table:table-cell>
          <table:table-cell table:number-columns-repeated="2"/>
          <table:table-cell office:value-type="float" office:value="22.1389" calcext:value-type="float">
            <text:p>22,13890000</text:p>
          </table:table-cell>
          <table:table-cell office:value-type="float" office:value="22.1772" calcext:value-type="float">
            <text:p>22,17720000</text:p>
          </table:table-cell>
          <table:table-cell office:value-type="float" office:value="22.181" calcext:value-type="float">
            <text:p>22,18100000</text:p>
          </table:table-cell>
          <table:table-cell table:number-columns-repeated="8"/>
        </table:table-row>
        <table:table-row table:style-name="ro1">
          <table:table-cell office:value-type="float" office:value="22.1785448271759" calcext:value-type="float">
            <text:p>22,17854483</text:p>
          </table:table-cell>
          <table:table-cell table:number-columns-repeated="4"/>
          <table:table-cell office:value-type="float" office:value="22.1634" calcext:value-type="float">
            <text:p>22,16340000</text:p>
          </table:table-cell>
          <table:table-cell table:number-columns-repeated="8"/>
        </table:table-row>
        <table:table-row table:style-name="ro1">
          <table:table-cell office:value-type="float" office:value="22.1609474289466" calcext:value-type="float">
            <text:p>22,16094743</text:p>
          </table:table-cell>
          <table:table-cell table:number-columns-repeated="3"/>
          <table:table-cell office:value-type="float" office:value="22.1421" calcext:value-type="float">
            <text:p>22,14210000</text:p>
          </table:table-cell>
          <table:table-cell office:value-type="float" office:value="22.1459" calcext:value-type="float">
            <text:p>22,14590000</text:p>
          </table:table-cell>
          <table:table-cell table:number-columns-repeated="8"/>
        </table:table-row>
        <table:table-row table:style-name="ro1">
          <table:table-cell office:value-type="float" office:value="22.1433779557306" calcext:value-type="float">
            <text:p>22,14337796</text:p>
          </table:table-cell>
          <table:table-cell table:number-columns-repeated="4"/>
          <table:table-cell office:value-type="float" office:value="22.1283" calcext:value-type="float">
            <text:p>22,12830000</text:p>
          </table:table-cell>
          <table:table-cell table:number-columns-repeated="8"/>
        </table:table-row>
        <table:table-row table:style-name="ro1">
          <table:table-cell office:value-type="float" office:value="22.1258363866128" calcext:value-type="float">
            <text:p>22,12583639</text:p>
          </table:table-cell>
          <table:table-cell/>
          <table:table-cell office:value-type="float" office:value="22.0445" calcext:value-type="float">
            <text:p>22,04450000</text:p>
          </table:table-cell>
          <table:table-cell office:value-type="float" office:value="22.0686" calcext:value-type="float">
            <text:p>22,06860000</text:p>
          </table:table-cell>
          <table:table-cell office:value-type="float" office:value="22.107" calcext:value-type="float">
            <text:p>22,10700000</text:p>
          </table:table-cell>
          <table:table-cell office:value-type="float" office:value="22.1108" calcext:value-type="float">
            <text:p>22,11080000</text:p>
          </table:table-cell>
          <table:table-cell table:number-columns-repeated="8"/>
        </table:table-row>
        <table:table-row table:style-name="ro1">
          <table:table-cell office:value-type="float" office:value="22.1083227006847" calcext:value-type="float">
            <text:p>22,10832270</text:p>
          </table:table-cell>
          <table:table-cell table:number-columns-repeated="4"/>
          <table:table-cell office:value-type="float" office:value="22.0933" calcext:value-type="float">
            <text:p>22,09330000</text:p>
          </table:table-cell>
          <table:table-cell table:number-columns-repeated="8"/>
        </table:table-row>
        <table:table-row table:style-name="ro1">
          <table:table-cell office:value-type="float" office:value="22.0908368770446" calcext:value-type="float">
            <text:p>22,09083688</text:p>
          </table:table-cell>
          <table:table-cell table:number-columns-repeated="3"/>
          <table:table-cell office:value-type="float" office:value="22.0721" calcext:value-type="float">
            <text:p>22,07210000</text:p>
          </table:table-cell>
          <table:table-cell office:value-type="float" office:value="22.0758" calcext:value-type="float">
            <text:p>22,07580000</text:p>
          </table:table-cell>
          <table:table-cell table:number-columns-repeated="8"/>
        </table:table-row>
        <table:table-row table:style-name="ro1">
          <table:table-cell office:value-type="float" office:value="22.0733788947969" calcext:value-type="float">
            <text:p>22,07337889</text:p>
          </table:table-cell>
          <table:table-cell table:number-columns-repeated="4"/>
          <table:table-cell office:value-type="float" office:value="22.0584" calcext:value-type="float">
            <text:p>22,05840000</text:p>
          </table:table-cell>
          <table:table-cell table:number-columns-repeated="8"/>
        </table:table-row>
        <table:table-row table:style-name="ro1">
          <table:table-cell office:value-type="float" office:value="22.0559487330531" calcext:value-type="float">
            <text:p>22,05594873</text:p>
          </table:table-cell>
          <table:table-cell table:number-columns-repeated="2"/>
          <table:table-cell office:value-type="float" office:value="21.9987" calcext:value-type="float">
            <text:p>21,99870000</text:p>
          </table:table-cell>
          <table:table-cell office:value-type="float" office:value="22.0374" calcext:value-type="float">
            <text:p>22,03740000</text:p>
          </table:table-cell>
          <table:table-cell office:value-type="float" office:value="22.041" calcext:value-type="float">
            <text:p>22,04100000</text:p>
          </table:table-cell>
          <table:table-cell table:number-columns-repeated="8"/>
        </table:table-row>
        <table:table-row table:style-name="ro1">
          <table:table-cell office:value-type="float" office:value="22.038546370931" calcext:value-type="float">
            <text:p>22,03854637</text:p>
          </table:table-cell>
          <table:table-cell table:number-columns-repeated="4"/>
          <table:table-cell office:value-type="float" office:value="22.0236" calcext:value-type="float">
            <text:p>22,02360000</text:p>
          </table:table-cell>
          <table:table-cell table:number-columns-repeated="8"/>
        </table:table-row>
        <table:table-row table:style-name="ro1">
          <table:table-cell office:value-type="float" office:value="22.0211717875549" calcext:value-type="float">
            <text:p>22,02117179</text:p>
          </table:table-cell>
          <table:table-cell table:number-columns-repeated="3"/>
          <table:table-cell office:value-type="float" office:value="22.0027" calcext:value-type="float">
            <text:p>22,00270000</text:p>
          </table:table-cell>
          <table:table-cell office:value-type="float" office:value="22.0063" calcext:value-type="float">
            <text:p>22,00630000</text:p>
          </table:table-cell>
          <table:table-cell table:number-columns-repeated="8"/>
        </table:table-row>
        <table:table-row table:style-name="ro1">
          <table:table-cell office:value-type="float" office:value="22.0038249620557" calcext:value-type="float">
            <text:p>22,00382496</text:p>
          </table:table-cell>
          <table:table-cell table:number-columns-repeated="4"/>
          <table:table-cell office:value-type="float" office:value="21.9889" calcext:value-type="float">
            <text:p>21,98890000</text:p>
          </table:table-cell>
          <table:table-cell table:number-columns-repeated="8"/>
        </table:table-row>
        <table:table-row table:style-name="ro1">
          <table:table-cell office:value-type="float" office:value="21.9865058735709" calcext:value-type="float">
            <text:p>21,98650587</text:p>
          </table:table-cell>
          <table:table-cell office:value-type="float" office:value="21.814" calcext:value-type="float">
            <text:p>21,814000000</text:p>
          </table:table-cell>
          <table:table-cell office:value-type="float" office:value="21.9036" calcext:value-type="float">
            <text:p>21,90360000</text:p>
          </table:table-cell>
          <table:table-cell office:value-type="float" office:value="21.9293" calcext:value-type="float">
            <text:p>21,92930000</text:p>
          </table:table-cell>
          <table:table-cell office:value-type="float" office:value="21.9681" calcext:value-type="float">
            <text:p>21,96810000</text:p>
          </table:table-cell>
          <table:table-cell office:value-type="float" office:value="21.9716" calcext:value-type="float">
            <text:p>21,97160000</text:p>
          </table:table-cell>
          <table:table-cell table:number-columns-repeated="8"/>
        </table:table-row>
        <table:table-row table:style-name="ro1">
          <table:table-cell office:value-type="float" office:value="21.9692145012444" calcext:value-type="float">
            <text:p>21,96921450</text:p>
          </table:table-cell>
          <table:table-cell table:number-columns-repeated="4"/>
          <table:table-cell office:value-type="float" office:value="21.9544" calcext:value-type="float">
            <text:p>21,95440000</text:p>
          </table:table-cell>
          <table:table-cell table:number-columns-repeated="8"/>
        </table:table-row>
        <table:table-row table:style-name="ro1">
          <table:table-cell office:value-type="float" office:value="21.9519508242268" calcext:value-type="float">
            <text:p>21,95195082</text:p>
          </table:table-cell>
          <table:table-cell table:number-columns-repeated="3"/>
          <table:table-cell office:value-type="float" office:value="21.9336" calcext:value-type="float">
            <text:p>21,93360000</text:p>
          </table:table-cell>
          <table:table-cell office:value-type="float" office:value="21.9371" calcext:value-type="float">
            <text:p>21,93710000</text:p>
          </table:table-cell>
          <table:table-cell table:number-columns-repeated="8"/>
        </table:table-row>
        <table:table-row table:style-name="ro1">
          <table:table-cell office:value-type="float" office:value="21.9347148216751" calcext:value-type="float">
            <text:p>21,93471482</text:p>
          </table:table-cell>
          <table:table-cell table:number-columns-repeated="4"/>
          <table:table-cell office:value-type="float" office:value="21.9199" calcext:value-type="float">
            <text:p>21,91990000</text:p>
          </table:table-cell>
          <table:table-cell table:number-columns-repeated="8"/>
        </table:table-row>
        <table:table-row table:style-name="ro1">
          <table:table-cell office:value-type="float" office:value="21.917506472753" calcext:value-type="float">
            <text:p>21,91750647</text:p>
          </table:table-cell>
          <table:table-cell table:number-columns-repeated="2"/>
          <table:table-cell office:value-type="float" office:value="21.8604" calcext:value-type="float">
            <text:p>21,86040000</text:p>
          </table:table-cell>
          <table:table-cell office:value-type="float" office:value="21.8993" calcext:value-type="float">
            <text:p>21,89930000</text:p>
          </table:table-cell>
          <table:table-cell office:value-type="float" office:value="21.9027" calcext:value-type="float">
            <text:p>21,90270000</text:p>
          </table:table-cell>
          <table:table-cell table:number-columns-repeated="8"/>
        </table:table-row>
        <table:table-row table:style-name="ro1">
          <table:table-cell office:value-type="float" office:value="21.9003257566306" calcext:value-type="float">
            <text:p>21,90032576</text:p>
          </table:table-cell>
          <table:table-cell table:number-columns-repeated="4"/>
          <table:table-cell office:value-type="float" office:value="21.8855" calcext:value-type="float">
            <text:p>21,88550000</text:p>
          </table:table-cell>
          <table:table-cell table:number-columns-repeated="8"/>
        </table:table-row>
        <table:table-row table:style-name="ro1">
          <table:table-cell office:value-type="float" office:value="21.8831726524845" calcext:value-type="float">
            <text:p>21,88317265</text:p>
          </table:table-cell>
          <table:table-cell table:number-columns-repeated="3"/>
          <table:table-cell office:value-type="float" office:value="21.8651" calcext:value-type="float">
            <text:p>21,86510000</text:p>
          </table:table-cell>
          <table:table-cell office:value-type="float" office:value="21.8684" calcext:value-type="float">
            <text:p>21,86840000</text:p>
          </table:table-cell>
          <table:table-cell table:number-columns-repeated="8"/>
        </table:table-row>
        <table:table-row table:style-name="ro1">
          <table:table-cell office:value-type="float" office:value="21.866047139498" calcext:value-type="float">
            <text:p>21,86604714</text:p>
          </table:table-cell>
          <table:table-cell table:number-columns-repeated="4"/>
          <table:table-cell office:value-type="float" office:value="21.8513" calcext:value-type="float">
            <text:p>21,85130000</text:p>
          </table:table-cell>
          <table:table-cell table:number-columns-repeated="8"/>
        </table:table-row>
        <table:table-row table:style-name="ro1">
          <table:table-cell office:value-type="float" office:value="21.8489491968605" calcext:value-type="float">
            <text:p>21,84894920</text:p>
          </table:table-cell>
          <table:table-cell/>
          <table:table-cell office:value-type="float" office:value="21.7644" calcext:value-type="float">
            <text:p>21,76440000</text:p>
          </table:table-cell>
          <table:table-cell office:value-type="float" office:value="21.7918" calcext:value-type="float">
            <text:p>21,79180000</text:p>
          </table:table-cell>
          <table:table-cell office:value-type="float" office:value="21.8309" calcext:value-type="float">
            <text:p>21,83090000</text:p>
          </table:table-cell>
          <table:table-cell office:value-type="float" office:value="21.8342" calcext:value-type="float">
            <text:p>21,83420000</text:p>
          </table:table-cell>
          <table:table-cell table:number-columns-repeated="8"/>
        </table:table-row>
        <table:table-row table:style-name="ro1">
          <table:table-cell office:value-type="float" office:value="21.8318788037687" calcext:value-type="float">
            <text:p>21,83187880</text:p>
          </table:table-cell>
          <table:table-cell table:number-columns-repeated="4"/>
          <table:table-cell office:value-type="float" office:value="21.8172" calcext:value-type="float">
            <text:p>21,81720000</text:p>
          </table:table-cell>
          <table:table-cell table:number-columns-repeated="8"/>
        </table:table-row>
        <table:table-row table:style-name="ro1">
          <table:table-cell office:value-type="float" office:value="21.8148359394248" calcext:value-type="float">
            <text:p>21,81483594</text:p>
          </table:table-cell>
          <table:table-cell table:number-columns-repeated="3"/>
          <table:table-cell office:value-type="float" office:value="21.7969" calcext:value-type="float">
            <text:p>21,79690000</text:p>
          </table:table-cell>
          <table:table-cell office:value-type="float" office:value="21.8002" calcext:value-type="float">
            <text:p>21,80020000</text:p>
          </table:table-cell>
          <table:table-cell table:number-columns-repeated="8"/>
        </table:table-row>
        <table:table-row table:style-name="ro1">
          <table:table-cell office:value-type="float" office:value="21.7978205830384" calcext:value-type="float">
            <text:p>21,79782058</text:p>
          </table:table-cell>
          <table:table-cell table:number-columns-repeated="4"/>
          <table:table-cell office:value-type="float" office:value="21.7832" calcext:value-type="float">
            <text:p>21,78320000</text:p>
          </table:table-cell>
          <table:table-cell table:number-columns-repeated="8"/>
        </table:table-row>
        <table:table-row table:style-name="ro1">
          <table:table-cell office:value-type="float" office:value="21.7808327138251" calcext:value-type="float">
            <text:p>21,78083271</text:p>
          </table:table-cell>
          <table:table-cell table:number-columns-repeated="2"/>
          <table:table-cell office:value-type="float" office:value="21.7237" calcext:value-type="float">
            <text:p>21,72370000</text:p>
          </table:table-cell>
          <table:table-cell office:value-type="float" office:value="21.763" calcext:value-type="float">
            <text:p>21,76300000</text:p>
          </table:table-cell>
          <table:table-cell office:value-type="float" office:value="21.7662" calcext:value-type="float">
            <text:p>21,76620000</text:p>
          </table:table-cell>
          <table:table-cell table:number-columns-repeated="8"/>
        </table:table-row>
        <table:table-row table:style-name="ro1">
          <table:table-cell office:value-type="float" office:value="21.7638723110072" calcext:value-type="float">
            <text:p>21,76387231</text:p>
          </table:table-cell>
          <table:table-cell table:number-columns-repeated="4"/>
          <table:table-cell office:value-type="float" office:value="21.7493" calcext:value-type="float">
            <text:p>21,74930000</text:p>
          </table:table-cell>
          <table:table-cell table:number-columns-repeated="8"/>
        </table:table-row>
        <table:table-row table:style-name="ro1">
          <table:table-cell office:value-type="float" office:value="21.7469393538133" calcext:value-type="float">
            <text:p>21,74693935</text:p>
          </table:table-cell>
          <table:table-cell table:number-columns-repeated="3"/>
          <table:table-cell office:value-type="float" office:value="21.7292" calcext:value-type="float">
            <text:p>21,72920000</text:p>
          </table:table-cell>
          <table:table-cell office:value-type="float" office:value="21.7323" calcext:value-type="float">
            <text:p>21,73230000</text:p>
          </table:table-cell>
          <table:table-cell table:number-columns-repeated="8"/>
        </table:table-row>
        <table:table-row table:style-name="ro1">
          <table:table-cell office:value-type="float" office:value="21.7300338214786" calcext:value-type="float">
            <text:p>21,73003382</text:p>
          </table:table-cell>
          <table:table-cell table:number-columns-repeated="4"/>
          <table:table-cell office:value-type="float" office:value="21.7155" calcext:value-type="float">
            <text:p>21,71550000</text:p>
          </table:table-cell>
          <table:table-cell table:number-columns-repeated="8"/>
        </table:table-row>
        <table:table-row table:style-name="ro1">
          <table:table-cell office:value-type="float" office:value="21.713155693245" calcext:value-type="float">
            <text:p>21,71315569</text:p>
          </table:table-cell>
          <table:table-cell office:value-type="float" office:value="21.5228" calcext:value-type="float">
            <text:p>21,522800000</text:p>
          </table:table-cell>
          <table:table-cell office:value-type="float" office:value="21.627" calcext:value-type="float">
            <text:p>21,62700000</text:p>
          </table:table-cell>
          <table:table-cell office:value-type="float" office:value="21.6561" calcext:value-type="float">
            <text:p>21,65610000</text:p>
          </table:table-cell>
          <table:table-cell office:value-type="float" office:value="21.6955" calcext:value-type="float">
            <text:p>21,69550000</text:p>
          </table:table-cell>
          <table:table-cell office:value-type="float" office:value="21.6986" calcext:value-type="float">
            <text:p>21,69860000</text:p>
          </table:table-cell>
          <table:table-cell table:number-columns-repeated="8"/>
        </table:table-row>
        <table:table-row table:style-name="ro1">
          <table:table-cell office:value-type="float" office:value="21.6963049483604" calcext:value-type="float">
            <text:p>21,69630495</text:p>
          </table:table-cell>
          <table:table-cell table:number-columns-repeated="4"/>
          <table:table-cell office:value-type="float" office:value="21.6818" calcext:value-type="float">
            <text:p>21,68180000</text:p>
          </table:table-cell>
          <table:table-cell table:number-columns-repeated="8"/>
        </table:table-row>
        <table:table-row table:style-name="ro1">
          <table:table-cell office:value-type="float" office:value="21.6794815660795" calcext:value-type="float">
            <text:p>21,67948157</text:p>
          </table:table-cell>
          <table:table-cell table:number-columns-repeated="3"/>
          <table:table-cell office:value-type="float" office:value="21.6619" calcext:value-type="float">
            <text:p>21,66190000</text:p>
          </table:table-cell>
          <table:table-cell office:value-type="float" office:value="21.665" calcext:value-type="float">
            <text:p>21,66500000</text:p>
          </table:table-cell>
          <table:table-cell table:number-columns-repeated="8"/>
        </table:table-row>
        <table:table-row table:style-name="ro1">
          <table:table-cell office:value-type="float" office:value="21.6626855256637" calcext:value-type="float">
            <text:p>21,66268553</text:p>
          </table:table-cell>
          <table:table-cell table:number-columns-repeated="4"/>
          <table:table-cell office:value-type="float" office:value="21.6482" calcext:value-type="float">
            <text:p>21,64820000</text:p>
          </table:table-cell>
          <table:table-cell table:number-columns-repeated="8"/>
        </table:table-row>
        <table:table-row table:style-name="ro1">
          <table:table-cell office:value-type="float" office:value="21.6459168063805" calcext:value-type="float">
            <text:p>21,64591681</text:p>
          </table:table-cell>
          <table:table-cell table:number-columns-repeated="2"/>
          <table:table-cell office:value-type="float" office:value="21.5889" calcext:value-type="float">
            <text:p>21,58890000</text:p>
          </table:table-cell>
          <table:table-cell office:value-type="float" office:value="21.6285" calcext:value-type="float">
            <text:p>21,62850000</text:p>
          </table:table-cell>
          <table:table-cell office:value-type="float" office:value="21.6314" calcext:value-type="float">
            <text:p>21,63140000</text:p>
          </table:table-cell>
          <table:table-cell table:number-columns-repeated="8"/>
        </table:table-row>
        <table:table-row table:style-name="ro1">
          <table:table-cell office:value-type="float" office:value="21.6291753875037" calcext:value-type="float">
            <text:p>21,62917539</text:p>
          </table:table-cell>
          <table:table-cell table:number-columns-repeated="4"/>
          <table:table-cell office:value-type="float" office:value="21.6147" calcext:value-type="float">
            <text:p>21,61470000</text:p>
          </table:table-cell>
          <table:table-cell table:number-columns-repeated="8"/>
        </table:table-row>
        <table:table-row table:style-name="ro1">
          <table:table-cell office:value-type="float" office:value="21.6124612483142" calcext:value-type="float">
            <text:p>21,61246125</text:p>
          </table:table-cell>
          <table:table-cell table:number-columns-repeated="3"/>
          <table:table-cell office:value-type="float" office:value="21.5951" calcext:value-type="float">
            <text:p>21,59510000</text:p>
          </table:table-cell>
          <table:table-cell office:value-type="float" office:value="21.598" calcext:value-type="float">
            <text:p>21,59800000</text:p>
          </table:table-cell>
          <table:table-cell table:number-columns-repeated="8"/>
        </table:table-row>
        <table:table-row table:style-name="ro1">
          <table:table-cell office:value-type="float" office:value="21.5957743680987" calcext:value-type="float">
            <text:p>21,59577437</text:p>
          </table:table-cell>
          <table:table-cell table:number-columns-repeated="4"/>
          <table:table-cell office:value-type="float" office:value="21.5814" calcext:value-type="float">
            <text:p>21,58140000</text:p>
          </table:table-cell>
          <table:table-cell table:number-columns-repeated="8"/>
        </table:table-row>
        <table:table-row table:style-name="ro1">
          <table:table-cell office:value-type="float" office:value="21.5791147261507" calcext:value-type="float">
            <text:p>21,57911473</text:p>
          </table:table-cell>
          <table:table-cell/>
          <table:table-cell office:value-type="float" office:value="21.4913" calcext:value-type="float">
            <text:p>21,49130000</text:p>
          </table:table-cell>
          <table:table-cell office:value-type="float" office:value="21.5221" calcext:value-type="float">
            <text:p>21,52210000</text:p>
          </table:table-cell>
          <table:table-cell office:value-type="float" office:value="21.5619" calcext:value-type="float">
            <text:p>21,56190000</text:p>
          </table:table-cell>
          <table:table-cell office:value-type="float" office:value="21.5647" calcext:value-type="float">
            <text:p>21,56470000</text:p>
          </table:table-cell>
          <table:table-cell table:number-columns-repeated="8"/>
        </table:table-row>
        <table:table-row table:style-name="ro1">
          <table:table-cell office:value-type="float" office:value="21.5624823017702" calcext:value-type="float">
            <text:p>21,56248230</text:p>
          </table:table-cell>
          <table:table-cell table:number-columns-repeated="4"/>
          <table:table-cell office:value-type="float" office:value="21.5481" calcext:value-type="float">
            <text:p>21,54810000</text:p>
          </table:table-cell>
          <table:table-cell table:number-columns-repeated="8"/>
        </table:table-row>
        <table:table-row table:style-name="ro1">
          <table:table-cell office:value-type="float" office:value="21.5458770742634" calcext:value-type="float">
            <text:p>21,54587707</text:p>
          </table:table-cell>
          <table:table-cell table:number-columns-repeated="3"/>
          <table:table-cell office:value-type="float" office:value="21.5287" calcext:value-type="float">
            <text:p>21,52870000</text:p>
          </table:table-cell>
          <table:table-cell office:value-type="float" office:value="21.5315" calcext:value-type="float">
            <text:p>21,53150000</text:p>
          </table:table-cell>
          <table:table-cell table:number-columns-repeated="8"/>
        </table:table-row>
        <table:table-row table:style-name="ro1">
          <table:table-cell office:value-type="float" office:value="21.5292990229431" calcext:value-type="float">
            <text:p>21,52929902</text:p>
          </table:table-cell>
          <table:table-cell table:number-columns-repeated="4"/>
          <table:table-cell office:value-type="float" office:value="21.515" calcext:value-type="float">
            <text:p>21,51500000</text:p>
          </table:table-cell>
          <table:table-cell table:number-columns-repeated="8"/>
        </table:table-row>
        <table:table-row table:style-name="ro1">
          <table:table-cell office:value-type="float" office:value="21.5127481271285" calcext:value-type="float">
            <text:p>21,51274813</text:p>
          </table:table-cell>
          <table:table-cell table:number-columns-repeated="2"/>
          <table:table-cell office:value-type="float" office:value="21.4557" calcext:value-type="float">
            <text:p>21,45570000</text:p>
          </table:table-cell>
          <table:table-cell office:value-type="float" office:value="21.4957" calcext:value-type="float">
            <text:p>21,49570000</text:p>
          </table:table-cell>
          <table:table-cell office:value-type="float" office:value="21.4984" calcext:value-type="float">
            <text:p>21,49840000</text:p>
          </table:table-cell>
          <table:table-cell table:number-columns-repeated="8"/>
        </table:table-row>
        <table:table-row table:style-name="ro1">
          <table:table-cell office:value-type="float" office:value="21.4962243661451" calcext:value-type="float">
            <text:p>21,49622437</text:p>
          </table:table-cell>
          <table:table-cell table:number-columns-repeated="4"/>
          <table:table-cell office:value-type="float" office:value="21.4819" calcext:value-type="float">
            <text:p>21,48190000</text:p>
          </table:table-cell>
          <table:table-cell table:number-columns-repeated="8"/>
        </table:table-row>
        <table:table-row table:style-name="ro1">
          <table:table-cell office:value-type="float" office:value="21.4797277193251" calcext:value-type="float">
            <text:p>21,47972772</text:p>
          </table:table-cell>
          <table:table-cell table:number-columns-repeated="3"/>
          <table:table-cell office:value-type="float" office:value="21.4628" calcext:value-type="float">
            <text:p>21,46280000</text:p>
          </table:table-cell>
          <table:table-cell office:value-type="float" office:value="21.4655" calcext:value-type="float">
            <text:p>21,46550000</text:p>
          </table:table-cell>
          <table:table-cell table:number-columns-repeated="8"/>
        </table:table-row>
        <table:table-row table:style-name="ro1">
          <table:table-cell office:value-type="float" office:value="21.463258166007" calcext:value-type="float">
            <text:p>21,46325817</text:p>
          </table:table-cell>
          <table:table-cell table:number-columns-repeated="4"/>
          <table:table-cell office:value-type="float" office:value="21.449" calcext:value-type="float">
            <text:p>21,44900000</text:p>
          </table:table-cell>
          <table:table-cell table:number-columns-repeated="8"/>
        </table:table-row>
        <table:table-row table:style-name="ro1">
          <table:table-cell office:value-type="float" office:value="21.4468156855354" calcext:value-type="float">
            <text:p>21,44681569</text:p>
          </table:table-cell>
          <table:table-cell office:value-type="float" office:value="21.238" calcext:value-type="float">
            <text:p>21,238000000</text:p>
          </table:table-cell>
          <table:table-cell office:value-type="float" office:value="21.3574" calcext:value-type="float">
            <text:p>21,35740000</text:p>
          </table:table-cell>
          <table:table-cell office:value-type="float" office:value="21.3898" calcext:value-type="float">
            <text:p>21,38980000</text:p>
          </table:table-cell>
          <table:table-cell office:value-type="float" office:value="21.4299" calcext:value-type="float">
            <text:p>21,42990000</text:p>
          </table:table-cell>
          <table:table-cell office:value-type="float" office:value="21.4326" calcext:value-type="float">
            <text:p>21,43260000</text:p>
          </table:table-cell>
          <table:table-cell table:number-columns-repeated="8"/>
        </table:table-row>
        <table:table-row table:style-name="ro1">
          <table:table-cell office:value-type="float" office:value="21.4304002572619" calcext:value-type="float">
            <text:p>21,43040026</text:p>
          </table:table-cell>
          <table:table-cell table:number-columns-repeated="4"/>
          <table:table-cell office:value-type="float" office:value="21.4162" calcext:value-type="float">
            <text:p>21,41620000</text:p>
          </table:table-cell>
          <table:table-cell table:number-columns-repeated="8"/>
        </table:table-row>
        <table:table-row table:style-name="ro1">
          <table:table-cell office:value-type="float" office:value="21.414011860544" calcext:value-type="float">
            <text:p>21,41401186</text:p>
          </table:table-cell>
          <table:table-cell table:number-columns-repeated="3"/>
          <table:table-cell office:value-type="float" office:value="21.3972" calcext:value-type="float">
            <text:p>21,39720000</text:p>
          </table:table-cell>
          <table:table-cell office:value-type="float" office:value="21.3998" calcext:value-type="float">
            <text:p>21,39980000</text:p>
          </table:table-cell>
          <table:table-cell table:number-columns-repeated="8"/>
        </table:table-row>
        <table:table-row table:style-name="ro1">
          <table:table-cell office:value-type="float" office:value="21.3976504747458" calcext:value-type="float">
            <text:p>21,39765047</text:p>
          </table:table-cell>
          <table:table-cell table:number-columns-repeated="4"/>
          <table:table-cell office:value-type="float" office:value="21.3835" calcext:value-type="float">
            <text:p>21,38350000</text:p>
          </table:table-cell>
          <table:table-cell table:number-columns-repeated="8"/>
        </table:table-row>
        <table:table-row table:style-name="ro1">
          <table:table-cell office:value-type="float" office:value="21.381316079238" calcext:value-type="float">
            <text:p>21,38131608</text:p>
          </table:table-cell>
          <table:table-cell table:number-columns-repeated="2"/>
          <table:table-cell office:value-type="float" office:value="21.3243" calcext:value-type="float">
            <text:p>21,32430000</text:p>
          </table:table-cell>
          <table:table-cell office:value-type="float" office:value="21.3646" calcext:value-type="float">
            <text:p>21,36460000</text:p>
          </table:table-cell>
          <table:table-cell office:value-type="float" office:value="21.3672" calcext:value-type="float">
            <text:p>21,36720000</text:p>
          </table:table-cell>
          <table:table-cell table:number-columns-repeated="8"/>
        </table:table-row>
        <table:table-row table:style-name="ro1">
          <table:table-cell office:value-type="float" office:value="21.3650086533971" calcext:value-type="float">
            <text:p>21,36500865</text:p>
          </table:table-cell>
          <table:table-cell table:number-columns-repeated="4"/>
          <table:table-cell office:value-type="float" office:value="21.3509" calcext:value-type="float">
            <text:p>21,35090000</text:p>
          </table:table-cell>
          <table:table-cell table:number-columns-repeated="8"/>
        </table:table-row>
        <table:table-row table:style-name="ro1">
          <table:table-cell office:value-type="float" office:value="21.3487281766067" calcext:value-type="float">
            <text:p>21,34872818</text:p>
          </table:table-cell>
          <table:table-cell table:number-columns-repeated="3"/>
          <table:table-cell office:value-type="float" office:value="21.3321" calcext:value-type="float">
            <text:p>21,33210000</text:p>
          </table:table-cell>
          <table:table-cell office:value-type="float" office:value="21.3346" calcext:value-type="float">
            <text:p>21,33460000</text:p>
          </table:table-cell>
          <table:table-cell table:number-columns-repeated="8"/>
        </table:table-row>
        <table:table-row table:style-name="ro1">
          <table:table-cell office:value-type="float" office:value="21.3324746282561" calcext:value-type="float">
            <text:p>21,33247463</text:p>
          </table:table-cell>
          <table:table-cell table:number-columns-repeated="4"/>
          <table:table-cell office:value-type="float" office:value="21.3184" calcext:value-type="float">
            <text:p>21,31840000</text:p>
          </table:table-cell>
          <table:table-cell table:number-columns-repeated="8"/>
        </table:table-row>
        <table:table-row table:style-name="ro1">
          <table:table-cell office:value-type="float" office:value="21.3162479877416" calcext:value-type="float">
            <text:p>21,31624799</text:p>
          </table:table-cell>
          <table:table-cell/>
          <table:table-cell office:value-type="float" office:value="21.2253" calcext:value-type="float">
            <text:p>21,22530000</text:p>
          </table:table-cell>
          <table:table-cell office:value-type="float" office:value="21.2593" calcext:value-type="float">
            <text:p>21,25930000</text:p>
          </table:table-cell>
          <table:table-cell office:value-type="float" office:value="21.2998" calcext:value-type="float">
            <text:p>21,29980000</text:p>
          </table:table-cell>
          <table:table-cell office:value-type="float" office:value="21.3022" calcext:value-type="float">
            <text:p>21,30220000</text:p>
          </table:table-cell>
          <table:table-cell table:number-columns-repeated="8"/>
        </table:table-row>
        <table:table-row table:style-name="ro1">
          <table:table-cell office:value-type="float" office:value="21.3000482344654" calcext:value-type="float">
            <text:p>21,30004823</text:p>
          </table:table-cell>
          <table:table-cell table:number-columns-repeated="4"/>
          <table:table-cell office:value-type="float" office:value="21.286" calcext:value-type="float">
            <text:p>21,28600000</text:p>
          </table:table-cell>
          <table:table-cell table:number-columns-repeated="8"/>
        </table:table-row>
        <table:table-row table:style-name="ro1">
          <table:table-cell office:value-type="float" office:value="21.2838753478364" calcext:value-type="float">
            <text:p>21,28387535</text:p>
          </table:table-cell>
          <table:table-cell table:number-columns-repeated="3"/>
          <table:table-cell office:value-type="float" office:value="21.2675" calcext:value-type="float">
            <text:p>21,26750000</text:p>
          </table:table-cell>
          <table:table-cell office:value-type="float" office:value="21.2698" calcext:value-type="float">
            <text:p>21,26980000</text:p>
          </table:table-cell>
          <table:table-cell table:number-columns-repeated="8"/>
        </table:table-row>
        <table:table-row table:style-name="ro1">
          <table:table-cell office:value-type="float" office:value="21.2677293072695" calcext:value-type="float">
            <text:p>21,26772931</text:p>
          </table:table-cell>
          <table:table-cell table:number-columns-repeated="4"/>
          <table:table-cell office:value-type="float" office:value="21.2537" calcext:value-type="float">
            <text:p>21,25370000</text:p>
          </table:table-cell>
          <table:table-cell table:number-columns-repeated="8"/>
        </table:table-row>
        <table:table-row table:style-name="ro1">
          <table:table-cell office:value-type="float" office:value="21.2516100921864" calcext:value-type="float">
            <text:p>21,25161009</text:p>
          </table:table-cell>
          <table:table-cell table:number-columns-repeated="2"/>
          <table:table-cell office:value-type="float" office:value="21.1947" calcext:value-type="float">
            <text:p>21,19470000</text:p>
          </table:table-cell>
          <table:table-cell office:value-type="float" office:value="21.2353" calcext:value-type="float">
            <text:p>21,23530000</text:p>
          </table:table-cell>
          <table:table-cell office:value-type="float" office:value="21.2376" calcext:value-type="float">
            <text:p>21,23760000</text:p>
          </table:table-cell>
          <table:table-cell table:number-columns-repeated="8"/>
        </table:table-row>
        <table:table-row table:style-name="ro1">
          <table:table-cell office:value-type="float" office:value="21.2355176820146" calcext:value-type="float">
            <text:p>21,23551768</text:p>
          </table:table-cell>
          <table:table-cell table:number-columns-repeated="4"/>
          <table:table-cell office:value-type="float" office:value="21.2215" calcext:value-type="float">
            <text:p>21,22150000</text:p>
          </table:table-cell>
          <table:table-cell table:number-columns-repeated="8"/>
        </table:table-row>
        <table:table-row table:style-name="ro1">
          <table:table-cell office:value-type="float" office:value="21.2194520561885" calcext:value-type="float">
            <text:p>21,21945206</text:p>
          </table:table-cell>
          <table:table-cell table:number-columns-repeated="3"/>
          <table:table-cell office:value-type="float" office:value="21.2032" calcext:value-type="float">
            <text:p>21,20320000</text:p>
          </table:table-cell>
          <table:table-cell office:value-type="float" office:value="21.2055" calcext:value-type="float">
            <text:p>21,20550000</text:p>
          </table:table-cell>
          <table:table-cell table:number-columns-repeated="8"/>
        </table:table-row>
        <table:table-row table:style-name="ro1">
          <table:table-cell office:value-type="float" office:value="21.2034131941485" calcext:value-type="float">
            <text:p>21,20341319</text:p>
          </table:table-cell>
          <table:table-cell table:number-columns-repeated="4"/>
          <table:table-cell office:value-type="float" office:value="21.1895" calcext:value-type="float">
            <text:p>21,18950000</text:p>
          </table:table-cell>
          <table:table-cell table:number-columns-repeated="8"/>
        </table:table-row>
        <table:table-row table:style-name="ro1">
          <table:table-cell office:value-type="float" office:value="21.1874010753413" calcext:value-type="float">
            <text:p>21,18740108</text:p>
          </table:table-cell>
          <table:table-cell office:value-type="float" office:value="20.9595" calcext:value-type="float">
            <text:p>20,959500000</text:p>
          </table:table-cell>
          <table:table-cell office:value-type="float" office:value="21.0948" calcext:value-type="float">
            <text:p>21,09480000</text:p>
          </table:table-cell>
          <table:table-cell office:value-type="float" office:value="21.1305" calcext:value-type="float">
            <text:p>21,13050000</text:p>
          </table:table-cell>
          <table:table-cell office:value-type="float" office:value="21.1713" calcext:value-type="float">
            <text:p>21,17130000</text:p>
          </table:table-cell>
          <table:table-cell office:value-type="float" office:value="21.1735" calcext:value-type="float">
            <text:p>21,17350000</text:p>
          </table:table-cell>
          <table:table-cell table:number-columns-repeated="8"/>
        </table:table-row>
        <table:table-row table:style-name="ro1">
          <table:table-cell office:value-type="float" office:value="21.1714156792203" calcext:value-type="float">
            <text:p>21,17141568</text:p>
          </table:table-cell>
          <table:table-cell table:number-columns-repeated="4"/>
          <table:table-cell office:value-type="float" office:value="21.1575" calcext:value-type="float">
            <text:p>21,15750000</text:p>
          </table:table-cell>
          <table:table-cell table:number-columns-repeated="8"/>
        </table:table-row>
        <table:table-row table:style-name="ro1">
          <table:table-cell office:value-type="float" office:value="21.1554569852447" calcext:value-type="float">
            <text:p>21,15545699</text:p>
          </table:table-cell>
          <table:table-cell table:number-columns-repeated="3"/>
          <table:table-cell office:value-type="float" office:value="21.1394" calcext:value-type="float">
            <text:p>21,13940000</text:p>
          </table:table-cell>
          <table:table-cell office:value-type="float" office:value="21.1416" calcext:value-type="float">
            <text:p>21,14160000</text:p>
          </table:table-cell>
          <table:table-cell table:number-columns-repeated="8"/>
        </table:table-row>
        <table:table-row table:style-name="ro1">
          <table:table-cell office:value-type="float" office:value="21.1395249728803" calcext:value-type="float">
            <text:p>21,13952497</text:p>
          </table:table-cell>
          <table:table-cell table:number-columns-repeated="4"/>
          <table:table-cell office:value-type="float" office:value="21.1257" calcext:value-type="float">
            <text:p>21,12570000</text:p>
          </table:table-cell>
          <table:table-cell table:number-columns-repeated="8"/>
        </table:table-row>
        <table:table-row table:style-name="ro1">
          <table:table-cell office:value-type="float" office:value="21.1236196215994" calcext:value-type="float">
            <text:p>21,12361962</text:p>
          </table:table-cell>
          <table:table-cell table:number-columns-repeated="2"/>
          <table:table-cell office:value-type="float" office:value="21.0667" calcext:value-type="float">
            <text:p>21,06670000</text:p>
          </table:table-cell>
          <table:table-cell office:value-type="float" office:value="21.1077" calcext:value-type="float">
            <text:p>21,10770000</text:p>
          </table:table-cell>
          <table:table-cell office:value-type="float" office:value="21.1098" calcext:value-type="float">
            <text:p>21,10980000</text:p>
          </table:table-cell>
          <table:table-cell table:number-columns-repeated="8"/>
        </table:table-row>
        <table:table-row table:style-name="ro1">
          <table:table-cell office:value-type="float" office:value="21.1077409108803" calcext:value-type="float">
            <text:p>21,10774091</text:p>
          </table:table-cell>
          <table:table-cell table:number-columns-repeated="4"/>
          <table:table-cell office:value-type="float" office:value="21.0939" calcext:value-type="float">
            <text:p>21,09390000</text:p>
          </table:table-cell>
          <table:table-cell table:number-columns-repeated="8"/>
        </table:table-row>
        <table:table-row table:style-name="ro1">
          <table:table-cell office:value-type="float" office:value="21.0918888202075" calcext:value-type="float">
            <text:p>21,09188882</text:p>
          </table:table-cell>
          <table:table-cell table:number-columns-repeated="3"/>
          <table:table-cell office:value-type="float" office:value="21.0761" calcext:value-type="float">
            <text:p>21,07610000</text:p>
          </table:table-cell>
          <table:table-cell office:value-type="float" office:value="21.0781" calcext:value-type="float">
            <text:p>21,07810000</text:p>
          </table:table-cell>
          <table:table-cell table:number-columns-repeated="8"/>
        </table:table-row>
        <table:table-row table:style-name="ro1">
          <table:table-cell office:value-type="float" office:value="21.0760633290723" calcext:value-type="float">
            <text:p>21,07606333</text:p>
          </table:table-cell>
          <table:table-cell table:number-columns-repeated="4"/>
          <table:table-cell office:value-type="float" office:value="21.0623" calcext:value-type="float">
            <text:p>21,06230000</text:p>
          </table:table-cell>
          <table:table-cell table:number-columns-repeated="8"/>
        </table:table-row>
        <table:table-row table:style-name="ro1">
          <table:table-cell office:value-type="float" office:value="21.0602644169718" calcext:value-type="float">
            <text:p>21,06026442</text:p>
          </table:table-cell>
          <table:table-cell/>
          <table:table-cell office:value-type="float" office:value="20.966" calcext:value-type="float">
            <text:p>20,96600000</text:p>
          </table:table-cell>
          <table:table-cell office:value-type="float" office:value="21.0034" calcext:value-type="float">
            <text:p>21,00340000</text:p>
          </table:table-cell>
          <table:table-cell office:value-type="float" office:value="21.0445" calcext:value-type="float">
            <text:p>21,04450000</text:p>
          </table:table-cell>
          <table:table-cell office:value-type="float" office:value="21.0465" calcext:value-type="float">
            <text:p>21,04650000</text:p>
          </table:table-cell>
          <table:table-cell table:number-columns-repeated="8"/>
        </table:table-row>
        <table:table-row table:style-name="ro1">
          <table:table-cell office:value-type="float" office:value="21.0444920634095" calcext:value-type="float">
            <text:p>21,04449206</text:p>
          </table:table-cell>
          <table:table-cell table:number-columns-repeated="4"/>
          <table:table-cell office:value-type="float" office:value="21.0308" calcext:value-type="float">
            <text:p>21,03080000</text:p>
          </table:table-cell>
          <table:table-cell table:number-columns-repeated="8"/>
        </table:table-row>
        <table:table-row table:style-name="ro1">
          <table:table-cell office:value-type="float" office:value="21.0287462478953" calcext:value-type="float">
            <text:p>21,02874625</text:p>
          </table:table-cell>
          <table:table-cell table:number-columns-repeated="3"/>
          <table:table-cell office:value-type="float" office:value="21.0131" calcext:value-type="float">
            <text:p>21,01310000</text:p>
          </table:table-cell>
          <table:table-cell office:value-type="float" office:value="21.015" calcext:value-type="float">
            <text:p>21,01500000</text:p>
          </table:table-cell>
          <table:table-cell table:number-columns-repeated="8"/>
        </table:table-row>
        <table:table-row table:style-name="ro1">
          <table:table-cell office:value-type="float" office:value="21.0130269499452" calcext:value-type="float">
            <text:p>21,01302695</text:p>
          </table:table-cell>
          <table:table-cell table:number-columns-repeated="4"/>
          <table:table-cell office:value-type="float" office:value="20.9993" calcext:value-type="float">
            <text:p>20,99930000</text:p>
          </table:table-cell>
          <table:table-cell table:number-columns-repeated="8"/>
        </table:table-row>
        <table:table-row table:style-name="ro1">
          <table:table-cell office:value-type="float" office:value="20.9973341490818" calcext:value-type="float">
            <text:p>20,99733415</text:p>
          </table:table-cell>
          <table:table-cell table:number-columns-repeated="2"/>
          <table:table-cell office:value-type="float" office:value="20.9404" calcext:value-type="float">
            <text:p>20,94040000</text:p>
          </table:table-cell>
          <table:table-cell office:value-type="float" office:value="20.9818" calcext:value-type="float">
            <text:p>20,98180000</text:p>
          </table:table-cell>
          <table:table-cell office:value-type="float" office:value="20.9837" calcext:value-type="float">
            <text:p>20,98370000</text:p>
          </table:table-cell>
          <table:table-cell table:number-columns-repeated="8"/>
        </table:table-row>
        <table:table-row table:style-name="ro1">
          <table:table-cell office:value-type="float" office:value="20.9816678248336" calcext:value-type="float">
            <text:p>20,98166782</text:p>
          </table:table-cell>
          <table:table-cell table:number-columns-repeated="4"/>
          <table:table-cell office:value-type="float" office:value="20.968" calcext:value-type="float">
            <text:p>20,96800000</text:p>
          </table:table-cell>
          <table:table-cell table:number-columns-repeated="8"/>
        </table:table-row>
        <table:table-row table:style-name="ro1">
          <table:table-cell office:value-type="float" office:value="20.9660279567353" calcext:value-type="float">
            <text:p>20,96602796</text:p>
          </table:table-cell>
          <table:table-cell table:number-columns-repeated="3"/>
          <table:table-cell office:value-type="float" office:value="20.9506" calcext:value-type="float">
            <text:p>20,95060000</text:p>
          </table:table-cell>
          <table:table-cell office:value-type="float" office:value="20.9524" calcext:value-type="float">
            <text:p>20,95240000</text:p>
          </table:table-cell>
          <table:table-cell table:number-columns-repeated="8"/>
        </table:table-row>
        <table:table-row table:style-name="ro1">
          <table:table-cell office:value-type="float" office:value="20.9504145243283" calcext:value-type="float">
            <text:p>20,95041452</text:p>
          </table:table-cell>
          <table:table-cell table:number-columns-repeated="4"/>
          <table:table-cell office:value-type="float" office:value="20.9368" calcext:value-type="float">
            <text:p>20,93680000</text:p>
          </table:table-cell>
          <table:table-cell table:number-columns-repeated="8"/>
        </table:table-row>
        <table:table-row table:style-name="ro1">
          <table:table-cell office:value-type="float" office:value="20.9348275071598" calcext:value-type="float">
            <text:p>20,93482751</text:p>
          </table:table-cell>
          <table:table-cell office:value-type="float" office:value="20.6878" calcext:value-type="float">
            <text:p>20,687800000</text:p>
          </table:table-cell>
          <table:table-cell office:value-type="float" office:value="20.839" calcext:value-type="float">
            <text:p>20,83900000</text:p>
          </table:table-cell>
          <table:table-cell office:value-type="float" office:value="20.878" calcext:value-type="float">
            <text:p>20,87800000</text:p>
          </table:table-cell>
          <table:table-cell office:value-type="float" office:value="20.9195" calcext:value-type="float">
            <text:p>20,91950000</text:p>
          </table:table-cell>
          <table:table-cell office:value-type="float" office:value="20.9212" calcext:value-type="float">
            <text:p>20,92120000</text:p>
          </table:table-cell>
          <table:table-cell table:number-columns-repeated="8"/>
        </table:table-row>
        <table:table-row table:style-name="ro1">
          <table:table-cell office:value-type="float" office:value="20.9192668847836" calcext:value-type="float">
            <text:p>20,91926688</text:p>
          </table:table-cell>
          <table:table-cell table:number-columns-repeated="4"/>
          <table:table-cell office:value-type="float" office:value="20.9057" calcext:value-type="float">
            <text:p>20,90570000</text:p>
          </table:table-cell>
          <table:table-cell table:number-columns-repeated="8"/>
        </table:table-row>
        <table:table-row table:style-name="ro1">
          <table:table-cell office:value-type="float" office:value="20.9037326367592" calcext:value-type="float">
            <text:p>20,90373264</text:p>
          </table:table-cell>
          <table:table-cell table:number-columns-repeated="3"/>
          <table:table-cell office:value-type="float" office:value="20.8885" calcext:value-type="float">
            <text:p>20,88850000</text:p>
          </table:table-cell>
          <table:table-cell office:value-type="float" office:value="20.8902" calcext:value-type="float">
            <text:p>20,89020000</text:p>
          </table:table-cell>
          <table:table-cell table:number-columns-repeated="8"/>
        </table:table-row>
        <table:table-row table:style-name="ro1">
          <table:table-cell office:value-type="float" office:value="20.888224742653" calcext:value-type="float">
            <text:p>20,88822474</text:p>
          </table:table-cell>
          <table:table-cell table:number-columns-repeated="4"/>
          <table:table-cell office:value-type="float" office:value="20.8747" calcext:value-type="float">
            <text:p>20,87470000</text:p>
          </table:table-cell>
          <table:table-cell table:number-columns-repeated="8"/>
        </table:table-row>
        <table:table-row table:style-name="ro1">
          <table:table-cell office:value-type="float" office:value="20.8727431820369" calcext:value-type="float">
            <text:p>20,87274318</text:p>
          </table:table-cell>
          <table:table-cell table:number-columns-repeated="2"/>
          <table:table-cell office:value-type="float" office:value="20.8159" calcext:value-type="float">
            <text:p>20,81590000</text:p>
          </table:table-cell>
          <table:table-cell office:value-type="float" office:value="20.8576" calcext:value-type="float">
            <text:p>20,85760000</text:p>
          </table:table-cell>
          <table:table-cell office:value-type="float" office:value="20.8592" calcext:value-type="float">
            <text:p>20,85920000</text:p>
          </table:table-cell>
          <table:table-cell table:number-columns-repeated="8"/>
        </table:table-row>
        <table:table-row table:style-name="ro1">
          <table:table-cell office:value-type="float" office:value="20.8572879344897" calcext:value-type="float">
            <text:p>20,85728793</text:p>
          </table:table-cell>
          <table:table-cell table:number-columns-repeated="4"/>
          <table:table-cell office:value-type="float" office:value="20.8438" calcext:value-type="float">
            <text:p>20,84380000</text:p>
          </table:table-cell>
          <table:table-cell table:number-columns-repeated="8"/>
        </table:table-row>
        <table:table-row table:style-name="ro1">
          <table:table-cell office:value-type="float" office:value="20.8418589795958" calcext:value-type="float">
            <text:p>20,84185898</text:p>
          </table:table-cell>
          <table:table-cell table:number-columns-repeated="3"/>
          <table:table-cell office:value-type="float" office:value="20.8268" calcext:value-type="float">
            <text:p>20,82680000</text:p>
          </table:table-cell>
          <table:table-cell office:value-type="float" office:value="20.8284" calcext:value-type="float">
            <text:p>20,82840000</text:p>
          </table:table-cell>
          <table:table-cell table:number-columns-repeated="8"/>
        </table:table-row>
        <table:table-row table:style-name="ro1">
          <table:table-cell office:value-type="float" office:value="20.8264562969462" calcext:value-type="float">
            <text:p>20,82645630</text:p>
          </table:table-cell>
          <table:table-cell table:number-columns-repeated="4"/>
          <table:table-cell office:value-type="float" office:value="20.813" calcext:value-type="float">
            <text:p>20,81300000</text:p>
          </table:table-cell>
          <table:table-cell table:number-columns-repeated="8"/>
        </table:table-row>
        <table:table-row table:style-name="ro1">
          <table:table-cell office:value-type="float" office:value="20.8110798661381" calcext:value-type="float">
            <text:p>20,81107987</text:p>
          </table:table-cell>
          <table:table-cell/>
          <table:table-cell office:value-type="float" office:value="20.7136" calcext:value-type="float">
            <text:p>20,71360000</text:p>
          </table:table-cell>
          <table:table-cell office:value-type="float" office:value="20.7542" calcext:value-type="float">
            <text:p>20,75420000</text:p>
          </table:table-cell>
          <table:table-cell office:value-type="float" office:value="20.7961" calcext:value-type="float">
            <text:p>20,79610000</text:p>
          </table:table-cell>
          <table:table-cell office:value-type="float" office:value="20.7976" calcext:value-type="float">
            <text:p>20,79760000</text:p>
          </table:table-cell>
          <table:table-cell table:number-columns-repeated="8"/>
        </table:table-row>
        <table:table-row table:style-name="ro1">
          <table:table-cell office:value-type="float" office:value="20.7957296667745" calcext:value-type="float">
            <text:p>20,79572967</text:p>
          </table:table-cell>
          <table:table-cell table:number-columns-repeated="4"/>
          <table:table-cell office:value-type="float" office:value="20.7823" calcext:value-type="float">
            <text:p>20,78230000</text:p>
          </table:table-cell>
          <table:table-cell table:number-columns-repeated="8"/>
        </table:table-row>
        <table:table-row table:style-name="ro1">
          <table:table-cell office:value-type="float" office:value="20.7804056784652" calcext:value-type="float">
            <text:p>20,78040568</text:p>
          </table:table-cell>
          <table:table-cell table:number-columns-repeated="3"/>
          <table:table-cell office:value-type="float" office:value="20.7655" calcext:value-type="float">
            <text:p>20,76550000</text:p>
          </table:table-cell>
          <table:table-cell office:value-type="float" office:value="20.767" calcext:value-type="float">
            <text:p>20,76700000</text:p>
          </table:table-cell>
          <table:table-cell table:number-columns-repeated="8"/>
        </table:table-row>
        <table:table-row table:style-name="ro1">
          <table:table-cell office:value-type="float" office:value="20.7651078808254" calcext:value-type="float">
            <text:p>20,76510788</text:p>
          </table:table-cell>
          <table:table-cell table:number-columns-repeated="4"/>
          <table:table-cell office:value-type="float" office:value="20.7517" calcext:value-type="float">
            <text:p>20,75170000</text:p>
          </table:table-cell>
          <table:table-cell table:number-columns-repeated="8"/>
        </table:table-row>
        <table:table-row table:style-name="ro1">
          <table:table-cell office:value-type="float" office:value="20.749836253477" calcext:value-type="float">
            <text:p>20,74983625</text:p>
          </table:table-cell>
          <table:table-cell table:number-columns-repeated="2"/>
          <table:table-cell office:value-type="float" office:value="20.693" calcext:value-type="float">
            <text:p>20,69300000</text:p>
          </table:table-cell>
          <table:table-cell office:value-type="float" office:value="20.735" calcext:value-type="float">
            <text:p>20,73500000</text:p>
          </table:table-cell>
          <table:table-cell office:value-type="float" office:value="20.7365" calcext:value-type="float">
            <text:p>20,73650000</text:p>
          </table:table-cell>
          <table:table-cell table:number-columns-repeated="8"/>
        </table:table-row>
        <table:table-row table:style-name="ro1">
          <table:table-cell office:value-type="float" office:value="20.734590776048" calcext:value-type="float">
            <text:p>20,73459078</text:p>
          </table:table-cell>
          <table:table-cell table:number-columns-repeated="4"/>
          <table:table-cell office:value-type="float" office:value="20.7212" calcext:value-type="float">
            <text:p>20,72120000</text:p>
          </table:table-cell>
          <table:table-cell table:number-columns-repeated="8"/>
        </table:table-row>
        <table:table-row table:style-name="ro1">
          <table:table-cell office:value-type="float" office:value="20.7193714281724" calcext:value-type="float">
            <text:p>20,71937143</text:p>
          </table:table-cell>
          <table:table-cell table:number-columns-repeated="3"/>
          <table:table-cell office:value-type="float" office:value="20.7047" calcext:value-type="float">
            <text:p>20,70470000</text:p>
          </table:table-cell>
          <table:table-cell office:value-type="float" office:value="20.706" calcext:value-type="float">
            <text:p>20,70600000</text:p>
          </table:table-cell>
          <table:table-cell table:number-columns-repeated="8"/>
        </table:table-row>
        <table:table-row table:style-name="ro1">
          <table:table-cell office:value-type="float" office:value="20.7041781894904" calcext:value-type="float">
            <text:p>20,70417819</text:p>
          </table:table-cell>
          <table:table-cell table:number-columns-repeated="4"/>
          <table:table-cell office:value-type="float" office:value="20.6909" calcext:value-type="float">
            <text:p>20,69090000</text:p>
          </table:table-cell>
          <table:table-cell table:number-columns-repeated="8"/>
        </table:table-row>
        <table:table-row table:style-name="ro1">
          <table:table-cell office:value-type="float" office:value="20.6890110396484" calcext:value-type="float">
            <text:p>20,68901104</text:p>
          </table:table-cell>
          <table:table-cell office:value-type="float" office:value="20.4229" calcext:value-type="float">
            <text:p>20,422900000</text:p>
          </table:table-cell>
          <table:table-cell office:value-type="float" office:value="20.5899" calcext:value-type="float">
            <text:p>20,58990000</text:p>
          </table:table-cell>
          <table:table-cell office:value-type="float" office:value="20.6322" calcext:value-type="float">
            <text:p>20,63220000</text:p>
          </table:table-cell>
          <table:table-cell office:value-type="float" office:value="20.6744" calcext:value-type="float">
            <text:p>20,67440000</text:p>
          </table:table-cell>
          <table:table-cell office:value-type="float" office:value="20.6757" calcext:value-type="float">
            <text:p>20,67570000</text:p>
          </table:table-cell>
          <table:table-cell table:number-columns-repeated="8"/>
        </table:table-row>
        <table:table-row table:style-name="ro1">
          <table:table-cell office:value-type="float" office:value="20.673869958299" calcext:value-type="float">
            <text:p>20,67386996</text:p>
          </table:table-cell>
          <table:table-cell table:number-columns-repeated="4"/>
          <table:table-cell office:value-type="float" office:value="20.6606" calcext:value-type="float">
            <text:p>20,66060000</text:p>
          </table:table-cell>
          <table:table-cell table:number-columns-repeated="8"/>
        </table:table-row>
        <table:table-row table:style-name="ro1">
          <table:table-cell office:value-type="float" office:value="20.6587549251006" calcext:value-type="float">
            <text:p>20,65875493</text:p>
          </table:table-cell>
          <table:table-cell table:number-columns-repeated="3"/>
          <table:table-cell office:value-type="float" office:value="20.6442" calcext:value-type="float">
            <text:p>20,64420000</text:p>
          </table:table-cell>
          <table:table-cell office:value-type="float" office:value="20.6455" calcext:value-type="float">
            <text:p>20,64550000</text:p>
          </table:table-cell>
          <table:table-cell table:number-columns-repeated="8"/>
        </table:table-row>
        <table:table-row table:style-name="ro1">
          <table:table-cell office:value-type="float" office:value="20.6436659197182" calcext:value-type="float">
            <text:p>20,64366592</text:p>
          </table:table-cell>
          <table:table-cell table:number-columns-repeated="4"/>
          <table:table-cell office:value-type="float" office:value="20.6304" calcext:value-type="float">
            <text:p>20,63040000</text:p>
          </table:table-cell>
          <table:table-cell table:number-columns-repeated="8"/>
        </table:table-row>
        <table:table-row table:style-name="ro1">
          <table:table-cell office:value-type="float" office:value="20.6286029218226" calcext:value-type="float">
            <text:p>20,62860292</text:p>
          </table:table-cell>
          <table:table-cell table:number-columns-repeated="2"/>
          <table:table-cell office:value-type="float" office:value="20.5718" calcext:value-type="float">
            <text:p>20,57180000</text:p>
          </table:table-cell>
          <table:table-cell office:value-type="float" office:value="20.6142" calcext:value-type="float">
            <text:p>20,61420000</text:p>
          </table:table-cell>
          <table:table-cell office:value-type="float" office:value="20.6154" calcext:value-type="float">
            <text:p>20,61540000</text:p>
          </table:table-cell>
          <table:table-cell table:number-columns-repeated="8"/>
        </table:table-row>
        <table:table-row table:style-name="ro1">
          <table:table-cell office:value-type="float" office:value="20.6135659110908" calcext:value-type="float">
            <text:p>20,61356591</text:p>
          </table:table-cell>
          <table:table-cell table:number-columns-repeated="4"/>
          <table:table-cell office:value-type="float" office:value="20.6004" calcext:value-type="float">
            <text:p>20,60040000</text:p>
          </table:table-cell>
          <table:table-cell table:number-columns-repeated="8"/>
        </table:table-row>
        <table:table-row table:style-name="ro1">
          <table:table-cell office:value-type="float" office:value="20.5985548672058" calcext:value-type="float">
            <text:p>20,59855487</text:p>
          </table:table-cell>
          <table:table-cell table:number-columns-repeated="3"/>
          <table:table-cell office:value-type="float" office:value="20.5842" calcext:value-type="float">
            <text:p>20,58420000</text:p>
          </table:table-cell>
          <table:table-cell office:value-type="float" office:value="20.5854" calcext:value-type="float">
            <text:p>20,58540000</text:p>
          </table:table-cell>
          <table:table-cell table:number-columns-repeated="8"/>
        </table:table-row>
        <table:table-row table:style-name="ro1">
          <table:table-cell office:value-type="float" office:value="20.5835697698569" calcext:value-type="float">
            <text:p>20,58356977</text:p>
          </table:table-cell>
          <table:table-cell table:number-columns-repeated="4"/>
          <table:table-cell office:value-type="float" office:value="20.5704" calcext:value-type="float">
            <text:p>20,57040000</text:p>
          </table:table-cell>
          <table:table-cell table:number-columns-repeated="8"/>
        </table:table-row>
        <table:table-row table:style-name="ro1">
          <table:table-cell office:value-type="float" office:value="20.5686105987394" calcext:value-type="float">
            <text:p>20,56861060</text:p>
          </table:table-cell>
          <table:table-cell/>
          <table:table-cell office:value-type="float" office:value="20.4678" calcext:value-type="float">
            <text:p>20,46780000</text:p>
          </table:table-cell>
          <table:table-cell office:value-type="float" office:value="20.5118" calcext:value-type="float">
            <text:p>20,51180000</text:p>
          </table:table-cell>
          <table:table-cell office:value-type="float" office:value="20.5544" calcext:value-type="float">
            <text:p>20,55440000</text:p>
          </table:table-cell>
          <table:table-cell office:value-type="float" office:value="20.5555" calcext:value-type="float">
            <text:p>20,55550000</text:p>
          </table:table-cell>
          <table:table-cell table:number-columns-repeated="8"/>
        </table:table-row>
        <table:table-row table:style-name="ro1">
          <table:table-cell office:value-type="float" office:value="20.5536773335544" calcext:value-type="float">
            <text:p>20,55367733</text:p>
          </table:table-cell>
          <table:table-cell table:number-columns-repeated="4"/>
          <table:table-cell office:value-type="float" office:value="20.5406" calcext:value-type="float">
            <text:p>20,54060000</text:p>
          </table:table-cell>
          <table:table-cell table:number-columns-repeated="8"/>
        </table:table-row>
        <table:table-row table:style-name="ro1">
          <table:table-cell office:value-type="float" office:value="20.5387699540091" calcext:value-type="float">
            <text:p>20,53876995</text:p>
          </table:table-cell>
          <table:table-cell table:number-columns-repeated="3"/>
          <table:table-cell office:value-type="float" office:value="20.5246" calcext:value-type="float">
            <text:p>20,52460000</text:p>
          </table:table-cell>
          <table:table-cell office:value-type="float" office:value="20.5257" calcext:value-type="float">
            <text:p>20,52570000</text:p>
          </table:table-cell>
          <table:table-cell table:number-columns-repeated="8"/>
        </table:table-row>
        <table:table-row table:style-name="ro1">
          <table:table-cell office:value-type="float" office:value="20.5238884398167" calcext:value-type="float">
            <text:p>20,52388844</text:p>
          </table:table-cell>
          <table:table-cell table:number-columns-repeated="4"/>
          <table:table-cell office:value-type="float" office:value="20.5108" calcext:value-type="float">
            <text:p>20,51080000</text:p>
          </table:table-cell>
          <table:table-cell table:number-columns-repeated="8"/>
        </table:table-row>
        <table:table-row table:style-name="ro1">
          <table:table-cell office:value-type="float" office:value="20.5090327706964" calcext:value-type="float">
            <text:p>20,50903277</text:p>
          </table:table-cell>
          <table:table-cell table:number-columns-repeated="2"/>
          <table:table-cell office:value-type="float" office:value="20.4522" calcext:value-type="float">
            <text:p>20,45220000</text:p>
          </table:table-cell>
          <table:table-cell office:value-type="float" office:value="20.495" calcext:value-type="float">
            <text:p>20,49500000</text:p>
          </table:table-cell>
          <table:table-cell office:value-type="float" office:value="20.496" calcext:value-type="float">
            <text:p>20,49600000</text:p>
          </table:table-cell>
          <table:table-cell table:number-columns-repeated="8"/>
        </table:table-row>
        <table:table-row table:style-name="ro1">
          <table:table-cell office:value-type="float" office:value="20.4942029263737" calcext:value-type="float">
            <text:p>20,49420293</text:p>
          </table:table-cell>
          <table:table-cell table:number-columns-repeated="4"/>
          <table:table-cell office:value-type="float" office:value="20.4812" calcext:value-type="float">
            <text:p>20,48120000</text:p>
          </table:table-cell>
          <table:table-cell table:number-columns-repeated="8"/>
        </table:table-row>
        <table:table-row table:style-name="ro1">
          <table:table-cell office:value-type="float" office:value="20.4793988865799" calcext:value-type="float">
            <text:p>20,47939889</text:p>
          </table:table-cell>
          <table:table-cell table:number-columns-repeated="3"/>
          <table:table-cell office:value-type="float" office:value="20.4654" calcext:value-type="float">
            <text:p>20,46540000</text:p>
          </table:table-cell>
          <table:table-cell office:value-type="float" office:value="20.4664" calcext:value-type="float">
            <text:p>20,46640000</text:p>
          </table:table-cell>
          <table:table-cell table:number-columns-repeated="8"/>
        </table:table-row>
        <table:table-row table:style-name="ro1">
          <table:table-cell office:value-type="float" office:value="20.4646206310531" calcext:value-type="float">
            <text:p>20,46462063</text:p>
          </table:table-cell>
          <table:table-cell table:number-columns-repeated="4"/>
          <table:table-cell office:value-type="float" office:value="20.4516" calcext:value-type="float">
            <text:p>20,45160000</text:p>
          </table:table-cell>
          <table:table-cell table:number-columns-repeated="8"/>
        </table:table-row>
        <table:table-row table:style-name="ro1">
          <table:table-cell office:value-type="float" office:value="20.4498681395377" calcext:value-type="float">
            <text:p>20,44986814</text:p>
          </table:table-cell>
          <table:table-cell office:value-type="float" office:value="20.1646" calcext:value-type="float">
            <text:p>20,164600000</text:p>
          </table:table-cell>
          <table:table-cell office:value-type="float" office:value="20.3474" calcext:value-type="float">
            <text:p>20,34740000</text:p>
          </table:table-cell>
          <table:table-cell office:value-type="float" office:value="20.3931" calcext:value-type="float">
            <text:p>20,39310000</text:p>
          </table:table-cell>
          <table:table-cell office:value-type="float" office:value="20.436" calcext:value-type="float">
            <text:p>20,43600000</text:p>
          </table:table-cell>
          <table:table-cell office:value-type="float" office:value="20.4369" calcext:value-type="float">
            <text:p>20,43690000</text:p>
          </table:table-cell>
          <table:table-cell table:number-columns-repeated="8"/>
        </table:table-row>
        <table:table-row table:style-name="ro1">
          <table:table-cell office:value-type="float" office:value="20.4351413917848" calcext:value-type="float">
            <text:p>20,43514139</text:p>
          </table:table-cell>
          <table:table-cell table:number-columns-repeated="4"/>
          <table:table-cell office:value-type="float" office:value="20.4222" calcext:value-type="float">
            <text:p>20,42220000</text:p>
          </table:table-cell>
          <table:table-cell table:number-columns-repeated="8"/>
        </table:table-row>
        <table:table-row table:style-name="ro1">
          <table:table-cell office:value-type="float" office:value="20.4204403675521" calcext:value-type="float">
            <text:p>20,42044037</text:p>
          </table:table-cell>
          <table:table-cell table:number-columns-repeated="3"/>
          <table:table-cell office:value-type="float" office:value="20.4067" calcext:value-type="float">
            <text:p>20,40670000</text:p>
          </table:table-cell>
          <table:table-cell office:value-type="float" office:value="20.4075" calcext:value-type="float">
            <text:p>20,40750000</text:p>
          </table:table-cell>
          <table:table-cell table:number-columns-repeated="8"/>
        </table:table-row>
        <table:table-row table:style-name="ro1">
          <table:table-cell office:value-type="float" office:value="20.4057650466036" calcext:value-type="float">
            <text:p>20,40576505</text:p>
          </table:table-cell>
          <table:table-cell table:number-columns-repeated="4"/>
          <table:table-cell office:value-type="float" office:value="20.3928" calcext:value-type="float">
            <text:p>20,39280000</text:p>
          </table:table-cell>
          <table:table-cell table:number-columns-repeated="8"/>
        </table:table-row>
        <table:table-row table:style-name="ro1">
          <table:table-cell office:value-type="float" office:value="20.3911154087079" calcext:value-type="float">
            <text:p>20,39111541</text:p>
          </table:table-cell>
          <table:table-cell table:number-columns-repeated="2"/>
          <table:table-cell office:value-type="float" office:value="20.3343" calcext:value-type="float">
            <text:p>20,33430000</text:p>
          </table:table-cell>
          <table:table-cell office:value-type="float" office:value="20.3774" calcext:value-type="float">
            <text:p>20,37740000</text:p>
          </table:table-cell>
          <table:table-cell office:value-type="float" office:value="20.3782" calcext:value-type="float">
            <text:p>20,37820000</text:p>
          </table:table-cell>
          <table:table-cell table:number-columns-repeated="8"/>
        </table:table-row>
        <table:table-row table:style-name="ro1">
          <table:table-cell office:value-type="float" office:value="20.3764914336378" calcext:value-type="float">
            <text:p>20,37649143</text:p>
          </table:table-cell>
          <table:table-cell table:number-columns-repeated="4"/>
          <table:table-cell office:value-type="float" office:value="20.3636" calcext:value-type="float">
            <text:p>20,36360000</text:p>
          </table:table-cell>
          <table:table-cell table:number-columns-repeated="8"/>
        </table:table-row>
        <table:table-row table:style-name="ro1">
          <table:table-cell office:value-type="float" office:value="20.3618931011679" calcext:value-type="float">
            <text:p>20,36189310</text:p>
          </table:table-cell>
          <table:table-cell table:number-columns-repeated="3"/>
          <table:table-cell office:value-type="float" office:value="20.3483" calcext:value-type="float">
            <text:p>20,34830000</text:p>
          </table:table-cell>
          <table:table-cell office:value-type="float" office:value="20.349" calcext:value-type="float">
            <text:p>20,34900000</text:p>
          </table:table-cell>
          <table:table-cell table:number-columns-repeated="8"/>
        </table:table-row>
        <table:table-row table:style-name="ro1">
          <table:table-cell office:value-type="float" office:value="20.3473203910743" calcext:value-type="float">
            <text:p>20,34732039</text:p>
          </table:table-cell>
          <table:table-cell table:number-columns-repeated="4"/>
          <table:table-cell office:value-type="float" office:value="20.3345" calcext:value-type="float">
            <text:p>20,33450000</text:p>
          </table:table-cell>
          <table:table-cell table:number-columns-repeated="8"/>
        </table:table-row>
        <table:table-row table:style-name="ro1">
          <table:table-cell office:value-type="float" office:value="20.3327732831344" calcext:value-type="float">
            <text:p>20,33277328</text:p>
          </table:table-cell>
          <table:table-cell/>
          <table:table-cell office:value-type="float" office:value="20.2285" calcext:value-type="float">
            <text:p>20,22850000</text:p>
          </table:table-cell>
          <table:table-cell office:value-type="float" office:value="20.276" calcext:value-type="float">
            <text:p>20,27600000</text:p>
          </table:table-cell>
          <table:table-cell office:value-type="float" office:value="20.3193" calcext:value-type="float">
            <text:p>20,31930000</text:p>
          </table:table-cell>
          <table:table-cell office:value-type="float" office:value="20.3199" calcext:value-type="float">
            <text:p>20,31990000</text:p>
          </table:table-cell>
          <table:table-cell table:number-columns-repeated="8"/>
        </table:table-row>
        <table:table-row table:style-name="ro1">
          <table:table-cell office:value-type="float" office:value="20.3182517571308" calcext:value-type="float">
            <text:p>20,31825176</text:p>
          </table:table-cell>
          <table:table-cell table:number-columns-repeated="4"/>
          <table:table-cell office:value-type="float" office:value="20.3054" calcext:value-type="float">
            <text:p>20,30540000</text:p>
          </table:table-cell>
          <table:table-cell table:number-columns-repeated="8"/>
        </table:table-row>
        <table:table-row table:style-name="ro1">
          <table:table-cell office:value-type="float" office:value="20.3037557928586" calcext:value-type="float">
            <text:p>20,30375579</text:p>
          </table:table-cell>
          <table:table-cell table:number-columns-repeated="3"/>
          <table:table-cell office:value-type="float" office:value="20.2904" calcext:value-type="float">
            <text:p>20,29040000</text:p>
          </table:table-cell>
          <table:table-cell office:value-type="float" office:value="20.291" calcext:value-type="float">
            <text:p>20,29100000</text:p>
          </table:table-cell>
          <table:table-cell table:number-columns-repeated="8"/>
        </table:table-row>
        <table:table-row table:style-name="ro1">
          <table:table-cell office:value-type="float" office:value="20.2892853701358" calcext:value-type="float">
            <text:p>20,28928537</text:p>
          </table:table-cell>
          <table:table-cell table:number-columns-repeated="4"/>
          <table:table-cell office:value-type="float" office:value="20.2765" calcext:value-type="float">
            <text:p>20,27650000</text:p>
          </table:table-cell>
          <table:table-cell table:number-columns-repeated="8"/>
        </table:table-row>
        <table:table-row table:style-name="ro1">
          <table:table-cell office:value-type="float" office:value="20.2748404688173" calcext:value-type="float">
            <text:p>20,27484047</text:p>
          </table:table-cell>
          <table:table-cell table:number-columns-repeated="2"/>
          <table:table-cell office:value-type="float" office:value="20.218" calcext:value-type="float">
            <text:p>20,21800000</text:p>
          </table:table-cell>
          <table:table-cell office:value-type="float" office:value="20.2615" calcext:value-type="float">
            <text:p>20,26150000</text:p>
          </table:table-cell>
          <table:table-cell office:value-type="float" office:value="20.2621" calcext:value-type="float">
            <text:p>20,26210000</text:p>
          </table:table-cell>
          <table:table-cell table:number-columns-repeated="8"/>
        </table:table-row>
        <table:table-row table:style-name="ro1">
          <table:table-cell office:value-type="float" office:value="20.2604210688015" calcext:value-type="float">
            <text:p>20,26042107</text:p>
          </table:table-cell>
          <table:table-cell table:number-columns-repeated="4"/>
          <table:table-cell office:value-type="float" office:value="20.2477" calcext:value-type="float">
            <text:p>20,24770000</text:p>
          </table:table-cell>
          <table:table-cell table:number-columns-repeated="8"/>
        </table:table-row>
        <table:table-row table:style-name="ro1">
          <table:table-cell office:value-type="float" office:value="20.2460271500237" calcext:value-type="float">
            <text:p>20,24602715</text:p>
          </table:table-cell>
          <table:table-cell table:number-columns-repeated="3"/>
          <table:table-cell office:value-type="float" office:value="20.2328" calcext:value-type="float">
            <text:p>20,23280000</text:p>
          </table:table-cell>
          <table:table-cell office:value-type="float" office:value="20.2333" calcext:value-type="float">
            <text:p>20,23330000</text:p>
          </table:table-cell>
          <table:table-cell table:number-columns-repeated="8"/>
        </table:table-row>
        <table:table-row table:style-name="ro1">
          <table:table-cell office:value-type="float" office:value="20.2316586924217" calcext:value-type="float">
            <text:p>20,23165869</text:p>
          </table:table-cell>
          <table:table-cell table:number-columns-repeated="4"/>
          <table:table-cell office:value-type="float" office:value="20.219" calcext:value-type="float">
            <text:p>20,21900000</text:p>
          </table:table-cell>
          <table:table-cell table:number-columns-repeated="8"/>
        </table:table-row>
        <table:table-row table:style-name="ro1">
          <table:table-cell office:value-type="float" office:value="20.2173156758646" calcext:value-type="float">
            <text:p>20,21731568</text:p>
          </table:table-cell>
          <table:table-cell office:value-type="float" office:value="19.9123" calcext:value-type="float">
            <text:p>19,912300000</text:p>
          </table:table-cell>
          <table:table-cell office:value-type="float" office:value="20.1113" calcext:value-type="float">
            <text:p>20,11130000</text:p>
          </table:table-cell>
          <table:table-cell office:value-type="float" office:value="20.1605" calcext:value-type="float">
            <text:p>20,16050000</text:p>
          </table:table-cell>
          <table:table-cell office:value-type="float" office:value="20.2042" calcext:value-type="float">
            <text:p>20,20420000</text:p>
          </table:table-cell>
          <table:table-cell office:value-type="float" office:value="20.2046" calcext:value-type="float">
            <text:p>20,20460000</text:p>
          </table:table-cell>
          <table:table-cell table:number-columns-repeated="8"/>
        </table:table-row>
        <table:table-row table:style-name="ro1">
          <table:table-cell office:value-type="float" office:value="20.2029980800499" calcext:value-type="float">
            <text:p>20,20299808</text:p>
          </table:table-cell>
          <table:table-cell table:number-columns-repeated="4"/>
          <table:table-cell office:value-type="float" office:value="20.1903" calcext:value-type="float">
            <text:p>20,19030000</text:p>
          </table:table-cell>
          <table:table-cell table:number-columns-repeated="8"/>
        </table:table-row>
        <table:table-row table:style-name="ro1">
          <table:table-cell office:value-type="float" office:value="20.188705884403" calcext:value-type="float">
            <text:p>20,18870588</text:p>
          </table:table-cell>
          <table:table-cell table:number-columns-repeated="3"/>
          <table:table-cell office:value-type="float" office:value="20.1757" calcext:value-type="float">
            <text:p>20,17570000</text:p>
          </table:table-cell>
          <table:table-cell office:value-type="float" office:value="20.1761" calcext:value-type="float">
            <text:p>20,17610000</text:p>
          </table:table-cell>
          <table:table-cell table:number-columns-repeated="8"/>
        </table:table-row>
        <table:table-row table:style-name="ro1">
          <table:table-cell office:value-type="float" office:value="20.174439068056" calcext:value-type="float">
            <text:p>20,17443907</text:p>
          </table:table-cell>
          <table:table-cell table:number-columns-repeated="4"/>
          <table:table-cell office:value-type="float" office:value="20.1618" calcext:value-type="float">
            <text:p>20,16180000</text:p>
          </table:table-cell>
          <table:table-cell table:number-columns-repeated="8"/>
        </table:table-row>
        <table:table-row table:style-name="ro1">
          <table:table-cell office:value-type="float" office:value="20.1601976100217" calcext:value-type="float">
            <text:p>20,16019761</text:p>
          </table:table-cell>
          <table:table-cell table:number-columns-repeated="2"/>
          <table:table-cell office:value-type="float" office:value="20.1034" calcext:value-type="float">
            <text:p>20,10340000</text:p>
          </table:table-cell>
          <table:table-cell office:value-type="float" office:value="20.1473" calcext:value-type="float">
            <text:p>20,14730000</text:p>
          </table:table-cell>
          <table:table-cell office:value-type="float" office:value="20.1476" calcext:value-type="float">
            <text:p>20,14760000</text:p>
          </table:table-cell>
          <table:table-cell table:number-columns-repeated="8"/>
        </table:table-row>
        <table:table-row table:style-name="ro1">
          <table:table-cell office:value-type="float" office:value="20.1459814896867" calcext:value-type="float">
            <text:p>20,14598149</text:p>
          </table:table-cell>
          <table:table-cell table:number-columns-repeated="4"/>
          <table:table-cell office:value-type="float" office:value="20.1334" calcext:value-type="float">
            <text:p>20,13340000</text:p>
          </table:table-cell>
          <table:table-cell table:number-columns-repeated="8"/>
        </table:table-row>
        <table:table-row table:style-name="ro1">
          <table:table-cell office:value-type="float" office:value="20.1317906876513" calcext:value-type="float">
            <text:p>20,13179069</text:p>
          </table:table-cell>
          <table:table-cell table:number-columns-repeated="3"/>
          <table:table-cell office:value-type="float" office:value="20.119" calcext:value-type="float">
            <text:p>20,11900000</text:p>
          </table:table-cell>
          <table:table-cell office:value-type="float" office:value="20.1192" calcext:value-type="float">
            <text:p>20,11920000</text:p>
          </table:table-cell>
          <table:table-cell table:number-columns-repeated="8"/>
        </table:table-row>
        <table:table-row table:style-name="ro1">
          <table:table-cell office:value-type="float" office:value="20.1176251866893" calcext:value-type="float">
            <text:p>20,11762519</text:p>
          </table:table-cell>
          <table:table-cell table:number-columns-repeated="4"/>
          <table:table-cell office:value-type="float" office:value="20.1051" calcext:value-type="float">
            <text:p>20,10510000</text:p>
          </table:table-cell>
          <table:table-cell table:number-columns-repeated="8"/>
        </table:table-row>
        <table:table-row table:style-name="ro1">
          <table:table-cell office:value-type="float" office:value="20.1034849721469" calcext:value-type="float">
            <text:p>20,10348497</text:p>
          </table:table-cell>
          <table:table-cell/>
          <table:table-cell office:value-type="float" office:value="19.9962" calcext:value-type="float">
            <text:p>19,99620000</text:p>
          </table:table-cell>
          <table:table-cell office:value-type="float" office:value="20.0466" calcext:value-type="float">
            <text:p>20,04660000</text:p>
          </table:table-cell>
          <table:table-cell office:value-type="float" office:value="20.0907" calcext:value-type="float">
            <text:p>20,09070000</text:p>
          </table:table-cell>
          <table:table-cell office:value-type="float" office:value="20.0909" calcext:value-type="float">
            <text:p>20,09090000</text:p>
          </table:table-cell>
          <table:table-cell table:number-columns-repeated="8"/>
        </table:table-row>
        <table:table-row table:style-name="ro1">
          <table:table-cell office:value-type="float" office:value="20.089370030575" calcext:value-type="float">
            <text:p>20,08937003</text:p>
          </table:table-cell>
          <table:table-cell table:number-columns-repeated="4"/>
          <table:table-cell office:value-type="float" office:value="20.0768" calcext:value-type="float">
            <text:p>20,07680000</text:p>
          </table:table-cell>
          <table:table-cell table:number-columns-repeated="8"/>
        </table:table-row>
        <table:table-row table:style-name="ro1">
          <table:table-cell office:value-type="float" office:value="20.0752803451871" calcext:value-type="float">
            <text:p>20,07528035</text:p>
          </table:table-cell>
          <table:table-cell table:number-columns-repeated="3"/>
          <table:table-cell office:value-type="float" office:value="20.0626" calcext:value-type="float">
            <text:p>20,06260000</text:p>
          </table:table-cell>
          <table:table-cell office:value-type="float" office:value="20.0628" calcext:value-type="float">
            <text:p>20,06280000</text:p>
          </table:table-cell>
          <table:table-cell table:number-columns-repeated="8"/>
        </table:table-row>
        <table:table-row table:style-name="ro1">
          <table:table-cell office:value-type="float" office:value="20.0612158876891" calcext:value-type="float">
            <text:p>20,06121589</text:p>
          </table:table-cell>
          <table:table-cell table:number-columns-repeated="4"/>
          <table:table-cell office:value-type="float" office:value="20.0487" calcext:value-type="float">
            <text:p>20,04870000</text:p>
          </table:table-cell>
          <table:table-cell table:number-columns-repeated="8"/>
        </table:table-row>
        <table:table-row table:style-name="ro1">
          <table:table-cell office:value-type="float" office:value="20.0471766092311" calcext:value-type="float">
            <text:p>20,04717661</text:p>
          </table:table-cell>
          <table:table-cell table:number-columns-repeated="2"/>
          <table:table-cell office:value-type="float" office:value="19.9903" calcext:value-type="float">
            <text:p>19,99030000</text:p>
          </table:table-cell>
          <table:table-cell office:value-type="float" office:value="20.0346" calcext:value-type="float">
            <text:p>20,03460000</text:p>
          </table:table-cell>
          <table:table-cell office:value-type="float" office:value="20.0347" calcext:value-type="float">
            <text:p>20,03470000</text:p>
          </table:table-cell>
          <table:table-cell table:number-columns-repeated="8"/>
        </table:table-row>
        <table:table-row table:style-name="ro1">
          <table:table-cell office:value-type="float" office:value="20.033162439334" calcext:value-type="float">
            <text:p>20,03316244</text:p>
          </table:table-cell>
          <table:table-cell table:number-columns-repeated="4"/>
          <table:table-cell office:value-type="float" office:value="20.0207" calcext:value-type="float">
            <text:p>20,02070000</text:p>
          </table:table-cell>
          <table:table-cell table:number-columns-repeated="8"/>
        </table:table-row>
        <table:table-row table:style-name="ro1">
          <table:table-cell office:value-type="float" office:value="20.0191733088405" calcext:value-type="float">
            <text:p>20,01917331</text:p>
          </table:table-cell>
          <table:table-cell table:number-columns-repeated="3"/>
          <table:table-cell table:number-columns-repeated="2" office:value-type="float" office:value="20.0067" calcext:value-type="float">
            <text:p>20,00670000</text:p>
          </table:table-cell>
          <table:table-cell table:number-columns-repeated="8"/>
        </table:table-row>
        <table:table-row table:style-name="ro1">
          <table:table-cell office:value-type="float" office:value="20.0052092136745" calcext:value-type="float">
            <text:p>20,00520921</text:p>
          </table:table-cell>
          <table:table-cell table:number-columns-repeated="4"/>
          <table:table-cell office:value-type="float" office:value="19.9928" calcext:value-type="float">
            <text:p>19,99280000</text:p>
          </table:table-cell>
          <table:table-cell table:number-columns-repeated="8"/>
        </table:table-row>
        <table:table-row table:style-name="ro1">
          <table:table-cell office:value-type="float" office:value="19.9912703138133" calcext:value-type="float">
            <text:p>19,99127031</text:p>
          </table:table-cell>
          <table:table-cell office:value-type="float" office:value="19.6658" calcext:value-type="float">
            <text:p>19,665800000</text:p>
          </table:table-cell>
          <table:table-cell office:value-type="float" office:value="19.8833" calcext:value-type="float">
            <text:p>19,88330000</text:p>
          </table:table-cell>
          <table:table-cell office:value-type="float" office:value="19.9346" calcext:value-type="float">
            <text:p>19,93460000</text:p>
          </table:table-cell>
          <table:table-cell table:number-columns-repeated="2" office:value-type="float" office:value="19.9789" calcext:value-type="float">
            <text:p>19,97890000</text:p>
          </table:table-cell>
          <table:table-cell table:number-columns-repeated="8"/>
        </table:table-row>
        <table:table-row table:style-name="ro1">
          <table:table-cell office:value-type="float" office:value="19.9773569934343" calcext:value-type="float">
            <text:p>19,97735699</text:p>
          </table:table-cell>
          <table:table-cell table:number-columns-repeated="4"/>
          <table:table-cell office:value-type="float" office:value="19.965" calcext:value-type="float">
            <text:p>19,96500000</text:p>
          </table:table-cell>
          <table:table-cell table:number-columns-repeated="8"/>
        </table:table-row>
        <table:table-row table:style-name="ro1">
          <table:table-cell office:value-type="float" office:value="19.9634696881101" calcext:value-type="float">
            <text:p>19,96346969</text:p>
          </table:table-cell>
          <table:table-cell table:number-columns-repeated="3"/>
          <table:table-cell office:value-type="float" office:value="19.9512" calcext:value-type="float">
            <text:p>19,95120000</text:p>
          </table:table-cell>
          <table:table-cell office:value-type="float" office:value="19.9511" calcext:value-type="float">
            <text:p>19,95110000</text:p>
          </table:table-cell>
          <table:table-cell table:number-columns-repeated="8"/>
        </table:table-row>
        <table:table-row table:style-name="ro1">
          <table:table-cell office:value-type="float" office:value="19.9496081956683" calcext:value-type="float">
            <text:p>19,94960820</text:p>
          </table:table-cell>
          <table:table-cell table:number-columns-repeated="4"/>
          <table:table-cell office:value-type="float" office:value="19.9373" calcext:value-type="float">
            <text:p>19,93730000</text:p>
          </table:table-cell>
          <table:table-cell table:number-columns-repeated="8"/>
        </table:table-row>
        <table:table-row table:style-name="ro1">
          <table:table-cell office:value-type="float" office:value="19.9357704369704" calcext:value-type="float">
            <text:p>19,93577044</text:p>
          </table:table-cell>
          <table:table-cell table:number-columns-repeated="2"/>
          <table:table-cell office:value-type="float" office:value="19.8795" calcext:value-type="float">
            <text:p>19,87950000</text:p>
          </table:table-cell>
          <table:table-cell table:number-columns-repeated="2" office:value-type="float" office:value="19.9235" calcext:value-type="float">
            <text:p>19,92350000</text:p>
          </table:table-cell>
          <table:table-cell table:number-columns-repeated="8"/>
        </table:table-row>
        <table:table-row table:style-name="ro1">
          <table:table-cell office:value-type="float" office:value="19.9219518846856" calcext:value-type="float">
            <text:p>19,92195188</text:p>
          </table:table-cell>
          <table:table-cell table:number-columns-repeated="4"/>
          <table:table-cell office:value-type="float" office:value="19.9097" calcext:value-type="float">
            <text:p>19,90970000</text:p>
          </table:table-cell>
          <table:table-cell table:number-columns-repeated="8"/>
        </table:table-row>
        <table:table-row table:style-name="ro1">
          <table:table-cell office:value-type="float" office:value="19.9081497881938" calcext:value-type="float">
            <text:p>19,90814979</text:p>
          </table:table-cell>
          <table:table-cell table:number-columns-repeated="3"/>
          <table:table-cell office:value-type="float" office:value="19.8961" calcext:value-type="float">
            <text:p>19,89610000</text:p>
          </table:table-cell>
          <table:table-cell office:value-type="float" office:value="19.8959" calcext:value-type="float">
            <text:p>19,89590000</text:p>
          </table:table-cell>
          <table:table-cell table:number-columns-repeated="8"/>
        </table:table-row>
        <table:table-row table:style-name="ro1">
          <table:table-cell office:value-type="float" office:value="19.8943788612603" calcext:value-type="float">
            <text:p>19,89437886</text:p>
          </table:table-cell>
          <table:table-cell table:number-columns-repeated="4"/>
          <table:table-cell office:value-type="float" office:value="19.8821" calcext:value-type="float">
            <text:p>19,88210000</text:p>
          </table:table-cell>
          <table:table-cell table:number-columns-repeated="8"/>
        </table:table-row>
        <table:table-row table:style-name="ro1">
          <table:table-cell office:value-type="float" office:value="19.8806918823247" calcext:value-type="float">
            <text:p>19,88069188</text:p>
          </table:table-cell>
          <table:table-cell/>
          <table:table-cell office:value-type="float" office:value="19.7675" calcext:value-type="float">
            <text:p>19,76750000</text:p>
          </table:table-cell>
          <table:table-cell office:value-type="float" office:value="19.8227" calcext:value-type="float">
            <text:p>19,82270000</text:p>
          </table:table-cell>
          <table:table-cell office:value-type="float" office:value="19.869" calcext:value-type="float">
            <text:p>19,86900000</text:p>
          </table:table-cell>
          <table:table-cell office:value-type="float" office:value="19.8684" calcext:value-type="float">
            <text:p>19,86840000</text:p>
          </table:table-cell>
          <table:table-cell table:number-columns-repeated="8"/>
        </table:table-row>
        <table:table-row table:style-name="ro1">
          <table:table-cell office:value-type="float" office:value="19.8671064308707" calcext:value-type="float">
            <text:p>19,86710643</text:p>
          </table:table-cell>
          <table:table-cell table:number-columns-repeated="4"/>
          <table:table-cell office:value-type="float" office:value="19.8549" calcext:value-type="float">
            <text:p>19,85490000</text:p>
          </table:table-cell>
          <table:table-cell table:number-columns-repeated="8"/>
        </table:table-row>
        <table:table-row table:style-name="ro1">
          <table:table-cell office:value-type="float" office:value="19.852956977601" calcext:value-type="float">
            <text:p>19,85295698</text:p>
          </table:table-cell>
          <table:table-cell table:number-columns-repeated="3"/>
          <table:table-cell office:value-type="float" office:value="19.8407" calcext:value-type="float">
            <text:p>19,84070000</text:p>
          </table:table-cell>
          <table:table-cell office:value-type="float" office:value="19.8408" calcext:value-type="float">
            <text:p>19,84080000</text:p>
          </table:table-cell>
          <table:table-cell table:number-columns-repeated="8"/>
        </table:table-row>
        <table:table-row table:style-name="ro1">
          <table:table-cell office:value-type="float" office:value="19.8359933688316" calcext:value-type="float">
            <text:p>19,83599337</text:p>
          </table:table-cell>
          <table:table-cell table:number-columns-repeated="4"/>
          <table:table-cell office:value-type="float" office:value="19.8239" calcext:value-type="float">
            <text:p>19,82390000</text:p>
          </table:table-cell>
          <table:table-cell table:number-columns-repeated="8"/>
        </table:table-row>
        <table:table-row table:style-name="ro1">
          <table:table-cell office:value-type="float" office:value="19.8184657148946" calcext:value-type="float">
            <text:p>19,81846571</text:p>
          </table:table-cell>
          <table:table-cell table:number-columns-repeated="2"/>
          <table:table-cell office:value-type="float" office:value="19.7557" calcext:value-type="float">
            <text:p>19,75570000</text:p>
          </table:table-cell>
          <table:table-cell office:value-type="float" office:value="19.8063" calcext:value-type="float">
            <text:p>19,80630000</text:p>
          </table:table-cell>
          <table:table-cell office:value-type="float" office:value="19.8065" calcext:value-type="float">
            <text:p>19,80650000</text:p>
          </table:table-cell>
          <table:table-cell table:number-columns-repeated="8"/>
        </table:table-row>
        <table:table-row table:style-name="ro1">
          <table:table-cell office:value-type="float" office:value="19.8010395017346" calcext:value-type="float">
            <text:p>19,80103950</text:p>
          </table:table-cell>
          <table:table-cell table:number-columns-repeated="4"/>
          <table:table-cell office:value-type="float" office:value="19.7892" calcext:value-type="float">
            <text:p>19,78920000</text:p>
          </table:table-cell>
          <table:table-cell table:number-columns-repeated="8"/>
        </table:table-row>
        <table:table-row table:style-name="ro1">
          <table:table-cell office:value-type="float" office:value="19.7836971065161" calcext:value-type="float">
            <text:p>19,78369711</text:p>
          </table:table-cell>
          <table:table-cell table:number-columns-repeated="3"/>
          <table:table-cell office:value-type="float" office:value="19.7707" calcext:value-type="float">
            <text:p>19,77070000</text:p>
          </table:table-cell>
          <table:table-cell office:value-type="float" office:value="19.7719" calcext:value-type="float">
            <text:p>19,77190000</text:p>
          </table:table-cell>
          <table:table-cell table:number-columns-repeated="8"/>
        </table:table-row>
        <table:table-row table:style-name="ro1">
          <table:table-cell office:value-type="float" office:value="19.7663857074471" calcext:value-type="float">
            <text:p>19,76638571</text:p>
          </table:table-cell>
          <table:table-cell table:number-columns-repeated="4"/>
          <table:table-cell office:value-type="float" office:value="19.7547" calcext:value-type="float">
            <text:p>19,75470000</text:p>
          </table:table-cell>
          <table:table-cell table:number-columns-repeated="8"/>
        </table:table-row>
        <table:table-row table:style-name="ro1">
          <table:table-cell office:value-type="float" office:value="19.7490905474099" calcext:value-type="float">
            <text:p>19,74909055</text:p>
          </table:table-cell>
          <table:table-cell office:value-type="float" office:value="19.428" calcext:value-type="float">
            <text:p>19,428000000</text:p>
          </table:table-cell>
          <table:table-cell office:value-type="float" office:value="19.6316" calcext:value-type="float">
            <text:p>19,63160000</text:p>
          </table:table-cell>
          <table:table-cell office:value-type="float" office:value="19.6868" calcext:value-type="float">
            <text:p>19,68680000</text:p>
          </table:table-cell>
          <table:table-cell office:value-type="float" office:value="19.7353" calcext:value-type="float">
            <text:p>19,73530000</text:p>
          </table:table-cell>
          <table:table-cell office:value-type="float" office:value="19.7375" calcext:value-type="float">
            <text:p>19,73750000</text:p>
          </table:table-cell>
          <table:table-cell table:number-columns-repeated="8"/>
        </table:table-row>
        <table:table-row table:style-name="ro1">
          <table:table-cell office:value-type="float" office:value="19.7318143336725" calcext:value-type="float">
            <text:p>19,73181433</text:p>
          </table:table-cell>
          <table:table-cell table:number-columns-repeated="4"/>
          <table:table-cell office:value-type="float" office:value="19.7204" calcext:value-type="float">
            <text:p>19,72040000</text:p>
          </table:table-cell>
          <table:table-cell table:number-columns-repeated="8"/>
        </table:table-row>
        <table:table-row table:style-name="ro1">
          <table:table-cell office:value-type="float" office:value="19.7145615502132" calcext:value-type="float">
            <text:p>19,71456155</text:p>
          </table:table-cell>
          <table:table-cell table:number-columns-repeated="3"/>
          <table:table-cell office:value-type="float" office:value="19.7002" calcext:value-type="float">
            <text:p>19,70020000</text:p>
          </table:table-cell>
          <table:table-cell office:value-type="float" office:value="19.7032" calcext:value-type="float">
            <text:p>19,70320000</text:p>
          </table:table-cell>
          <table:table-cell table:number-columns-repeated="8"/>
        </table:table-row>
        <table:table-row table:style-name="ro1">
          <table:table-cell office:value-type="float" office:value="19.697334232818" calcext:value-type="float">
            <text:p>19,69733423</text:p>
          </table:table-cell>
          <table:table-cell table:number-columns-repeated="4"/>
          <table:table-cell office:value-type="float" office:value="19.6861" calcext:value-type="float">
            <text:p>19,68610000</text:p>
          </table:table-cell>
          <table:table-cell table:number-columns-repeated="8"/>
        </table:table-row>
        <table:table-row table:style-name="ro1">
          <table:table-cell office:value-type="float" office:value="19.6801325403064" calcext:value-type="float">
            <text:p>19,68013254</text:p>
          </table:table-cell>
          <table:table-cell table:number-columns-repeated="2"/>
          <table:table-cell office:value-type="float" office:value="19.6187" calcext:value-type="float">
            <text:p>19,61870000</text:p>
          </table:table-cell>
          <table:table-cell office:value-type="float" office:value="19.6652" calcext:value-type="float">
            <text:p>19,66520000</text:p>
          </table:table-cell>
          <table:table-cell office:value-type="float" office:value="19.669" calcext:value-type="float">
            <text:p>19,66900000</text:p>
          </table:table-cell>
          <table:table-cell table:number-columns-repeated="8"/>
        </table:table-row>
        <table:table-row table:style-name="ro1">
          <table:table-cell office:value-type="float" office:value="19.6629559937531" calcext:value-type="float">
            <text:p>19,66295599</text:p>
          </table:table-cell>
          <table:table-cell table:number-columns-repeated="4"/>
          <table:table-cell office:value-type="float" office:value="19.652" calcext:value-type="float">
            <text:p>19,65200000</text:p>
          </table:table-cell>
          <table:table-cell table:number-columns-repeated="8"/>
        </table:table-row>
        <table:table-row table:style-name="ro1">
          <table:table-cell office:value-type="float" office:value="19.6458041656275" calcext:value-type="float">
            <text:p>19,64580417</text:p>
          </table:table-cell>
          <table:table-cell table:number-columns-repeated="3"/>
          <table:table-cell office:value-type="float" office:value="19.6303" calcext:value-type="float">
            <text:p>19,63030000</text:p>
          </table:table-cell>
          <table:table-cell office:value-type="float" office:value="19.6349" calcext:value-type="float">
            <text:p>19,63490000</text:p>
          </table:table-cell>
          <table:table-cell table:number-columns-repeated="8"/>
        </table:table-row>
        <table:table-row table:style-name="ro1">
          <table:table-cell office:value-type="float" office:value="19.6286768525985" calcext:value-type="float">
            <text:p>19,62867685</text:p>
          </table:table-cell>
          <table:table-cell table:number-columns-repeated="4"/>
          <table:table-cell office:value-type="float" office:value="19.6179" calcext:value-type="float">
            <text:p>19,61790000</text:p>
          </table:table-cell>
          <table:table-cell table:number-columns-repeated="8"/>
        </table:table-row>
        <table:table-row table:style-name="ro1">
          <table:table-cell office:value-type="float" office:value="19.6115740153886" calcext:value-type="float">
            <text:p>19,61157402</text:p>
          </table:table-cell>
          <table:table-cell/>
          <table:table-cell office:value-type="float" office:value="19.4928" calcext:value-type="float">
            <text:p>19,49280000</text:p>
          </table:table-cell>
          <table:table-cell office:value-type="float" office:value="19.5511" calcext:value-type="float">
            <text:p>19,55110000</text:p>
          </table:table-cell>
          <table:table-cell office:value-type="float" office:value="19.5955" calcext:value-type="float">
            <text:p>19,59550000</text:p>
          </table:table-cell>
          <table:table-cell office:value-type="float" office:value="19.6009" calcext:value-type="float">
            <text:p>19,60090000</text:p>
          </table:table-cell>
          <table:table-cell table:number-columns-repeated="8"/>
        </table:table-row>
        <table:table-row table:style-name="ro1">
          <table:table-cell office:value-type="float" office:value="19.5944956798004" calcext:value-type="float">
            <text:p>19,59449568</text:p>
          </table:table-cell>
          <table:table-cell table:number-columns-repeated="4"/>
          <table:table-cell office:value-type="float" office:value="19.584" calcext:value-type="float">
            <text:p>19,58400000</text:p>
          </table:table-cell>
          <table:table-cell table:number-columns-repeated="8"/>
        </table:table-row>
        <table:table-row table:style-name="ro1">
          <table:table-cell office:value-type="float" office:value="19.5774418729588" calcext:value-type="float">
            <text:p>19,57744187</text:p>
          </table:table-cell>
          <table:table-cell table:number-columns-repeated="3"/>
          <table:table-cell office:value-type="float" office:value="19.5607" calcext:value-type="float">
            <text:p>19,56070000</text:p>
          </table:table-cell>
          <table:table-cell office:value-type="float" office:value="19.567" calcext:value-type="float">
            <text:p>19,56700000</text:p>
          </table:table-cell>
          <table:table-cell table:number-columns-repeated="8"/>
        </table:table-row>
        <table:table-row table:style-name="ro1">
          <table:table-cell office:value-type="float" office:value="19.5604126003593" calcext:value-type="float">
            <text:p>19,56041260</text:p>
          </table:table-cell>
          <table:table-cell table:number-columns-repeated="4"/>
          <table:table-cell office:value-type="float" office:value="19.5501" calcext:value-type="float">
            <text:p>19,55010000</text:p>
          </table:table-cell>
          <table:table-cell table:number-columns-repeated="8"/>
        </table:table-row>
        <table:table-row table:style-name="ro1">
          <table:table-cell office:value-type="float" office:value="19.5434078469423" calcext:value-type="float">
            <text:p>19,54340785</text:p>
          </table:table-cell>
          <table:table-cell table:number-columns-repeated="2"/>
          <table:table-cell office:value-type="float" office:value="19.484" calcext:value-type="float">
            <text:p>19,48400000</text:p>
          </table:table-cell>
          <table:table-cell office:value-type="float" office:value="19.5261" calcext:value-type="float">
            <text:p>19,52610000</text:p>
          </table:table-cell>
          <table:table-cell office:value-type="float" office:value="19.5332" calcext:value-type="float">
            <text:p>19,53320000</text:p>
          </table:table-cell>
          <table:table-cell table:number-columns-repeated="8"/>
        </table:table-row>
        <table:table-row table:style-name="ro1">
          <table:table-cell office:value-type="float" office:value="19.5264275861413" calcext:value-type="float">
            <text:p>19,52642759</text:p>
          </table:table-cell>
          <table:table-cell table:number-columns-repeated="4"/>
          <table:table-cell office:value-type="float" office:value="19.5163" calcext:value-type="float">
            <text:p>19,51630000</text:p>
          </table:table-cell>
          <table:table-cell table:number-columns-repeated="8"/>
        </table:table-row>
        <table:table-row table:style-name="ro1">
          <table:table-cell office:value-type="float" office:value="19.5094717880539" calcext:value-type="float">
            <text:p>19,50947179</text:p>
          </table:table-cell>
          <table:table-cell table:number-columns-repeated="3"/>
          <table:table-cell office:value-type="float" office:value="19.4916" calcext:value-type="float">
            <text:p>19,49160000</text:p>
          </table:table-cell>
          <table:table-cell office:value-type="float" office:value="19.4995" calcext:value-type="float">
            <text:p>19,49950000</text:p>
          </table:table-cell>
          <table:table-cell table:number-columns-repeated="8"/>
        </table:table-row>
        <table:table-row table:style-name="ro1">
          <table:table-cell office:value-type="float" office:value="19.4925404239827" calcext:value-type="float">
            <text:p>19,49254042</text:p>
          </table:table-cell>
          <table:table-cell table:number-columns-repeated="4"/>
          <table:table-cell office:value-type="float" office:value="19.4827" calcext:value-type="float">
            <text:p>19,48270000</text:p>
          </table:table-cell>
          <table:table-cell table:number-columns-repeated="8"/>
        </table:table-row>
        <table:table-row table:style-name="ro1">
          <table:table-cell office:value-type="float" office:value="19.4756334678029" calcext:value-type="float">
            <text:p>19,47563347</text:p>
          </table:table-cell>
          <table:table-cell office:value-type="float" office:value="19.21" calcext:value-type="float">
            <text:p>19,210000000</text:p>
          </table:table-cell>
          <table:table-cell office:value-type="float" office:value="19.3559" calcext:value-type="float">
            <text:p>19,35590000</text:p>
          </table:table-cell>
          <table:table-cell office:value-type="float" office:value="19.4173" calcext:value-type="float">
            <text:p>19,41730000</text:p>
          </table:table-cell>
          <table:table-cell office:value-type="float" office:value="19.4571" calcext:value-type="float">
            <text:p>19,45710000</text:p>
          </table:table-cell>
          <table:table-cell office:value-type="float" office:value="19.4659" calcext:value-type="float">
            <text:p>19,46590000</text:p>
          </table:table-cell>
          <table:table-cell table:number-columns-repeated="8"/>
        </table:table-row>
        <table:table-row table:style-name="ro1">
          <table:table-cell office:value-type="float" office:value="19.4587508955609" calcext:value-type="float">
            <text:p>19,45875090</text:p>
          </table:table-cell>
          <table:table-cell table:number-columns-repeated="4"/>
          <table:table-cell office:value-type="float" office:value="19.4491" calcext:value-type="float">
            <text:p>19,44910000</text:p>
          </table:table-cell>
          <table:table-cell table:number-columns-repeated="8"/>
        </table:table-row>
        <table:table-row table:style-name="ro1">
          <table:table-cell office:value-type="float" office:value="19.4418926845111" calcext:value-type="float">
            <text:p>19,44189268</text:p>
          </table:table-cell>
          <table:table-cell table:number-columns-repeated="3"/>
          <table:table-cell office:value-type="float" office:value="19.4228" calcext:value-type="float">
            <text:p>19,42280000</text:p>
          </table:table-cell>
          <table:table-cell office:value-type="float" office:value="19.4323" calcext:value-type="float">
            <text:p>19,43230000</text:p>
          </table:table-cell>
          <table:table-cell table:number-columns-repeated="8"/>
        </table:table-row>
        <table:table-row table:style-name="ro1">
          <table:table-cell office:value-type="float" office:value="19.4250588122736" calcext:value-type="float">
            <text:p>19,42505881</text:p>
          </table:table-cell>
          <table:table-cell table:number-columns-repeated="4"/>
          <table:table-cell office:value-type="float" office:value="19.4156" calcext:value-type="float">
            <text:p>19,41560000</text:p>
          </table:table-cell>
          <table:table-cell table:number-columns-repeated="8"/>
        </table:table-row>
        <table:table-row table:style-name="ro1">
          <table:table-cell office:value-type="float" office:value="19.4082492563381" calcext:value-type="float">
            <text:p>19,40824926</text:p>
          </table:table-cell>
          <table:table-cell table:number-columns-repeated="2"/>
          <table:table-cell office:value-type="float" office:value="19.3509" calcext:value-type="float">
            <text:p>19,35090000</text:p>
          </table:table-cell>
          <table:table-cell office:value-type="float" office:value="19.3886" calcext:value-type="float">
            <text:p>19,38860000</text:p>
          </table:table-cell>
          <table:table-cell office:value-type="float" office:value="19.3989" calcext:value-type="float">
            <text:p>19,39890000</text:p>
          </table:table-cell>
          <table:table-cell table:number-columns-repeated="8"/>
        </table:table-row>
        <table:table-row table:style-name="ro1">
          <table:table-cell office:value-type="float" office:value="19.3914639938912" calcext:value-type="float">
            <text:p>19,39146399</text:p>
          </table:table-cell>
          <table:table-cell table:number-columns-repeated="4"/>
          <table:table-cell office:value-type="float" office:value="19.3823" calcext:value-type="float">
            <text:p>19,38230000</text:p>
          </table:table-cell>
          <table:table-cell table:number-columns-repeated="8"/>
        </table:table-row>
        <table:table-row table:style-name="ro1">
          <table:table-cell office:value-type="float" office:value="19.3747030018448" calcext:value-type="float">
            <text:p>19,37470300</text:p>
          </table:table-cell>
          <table:table-cell table:number-columns-repeated="3"/>
          <table:table-cell office:value-type="float" office:value="19.3544" calcext:value-type="float">
            <text:p>19,35440000</text:p>
          </table:table-cell>
          <table:table-cell office:value-type="float" office:value="19.3656" calcext:value-type="float">
            <text:p>19,36560000</text:p>
          </table:table-cell>
          <table:table-cell table:number-columns-repeated="8"/>
        </table:table-row>
        <table:table-row table:style-name="ro1">
          <table:table-cell office:value-type="float" office:value="19.357966256953" calcext:value-type="float">
            <text:p>19,35796626</text:p>
          </table:table-cell>
          <table:table-cell table:number-columns-repeated="4"/>
          <table:table-cell office:value-type="float" office:value="19.349" calcext:value-type="float">
            <text:p>19,34900000</text:p>
          </table:table-cell>
          <table:table-cell table:number-columns-repeated="8"/>
        </table:table-row>
        <table:table-row table:style-name="ro1">
          <table:table-cell office:value-type="float" office:value="19.3412537359384" calcext:value-type="float">
            <text:p>19,34125374</text:p>
          </table:table-cell>
          <table:table-cell/>
          <table:table-cell office:value-type="float" office:value="19.221" calcext:value-type="float">
            <text:p>19,22100000</text:p>
          </table:table-cell>
          <table:table-cell office:value-type="float" office:value="19.2849" calcext:value-type="float">
            <text:p>19,28490000</text:p>
          </table:table-cell>
          <table:table-cell office:value-type="float" office:value="19.3204" calcext:value-type="float">
            <text:p>19,32040000</text:p>
          </table:table-cell>
          <table:table-cell office:value-type="float" office:value="19.3324" calcext:value-type="float">
            <text:p>19,33240000</text:p>
          </table:table-cell>
          <table:table-cell table:number-columns-repeated="8"/>
        </table:table-row>
        <table:table-row table:style-name="ro1">
          <table:table-cell office:value-type="float" office:value="19.3245654155907" calcext:value-type="float">
            <text:p>19,32456542</text:p>
          </table:table-cell>
          <table:table-cell table:number-columns-repeated="4"/>
          <table:table-cell office:value-type="float" office:value="19.3158" calcext:value-type="float">
            <text:p>19,31580000</text:p>
          </table:table-cell>
          <table:table-cell table:number-columns-repeated="8"/>
        </table:table-row>
        <table:table-row table:style-name="ro1">
          <table:table-cell office:value-type="float" office:value="19.3079012728191" calcext:value-type="float">
            <text:p>19,30790127</text:p>
          </table:table-cell>
          <table:table-cell table:number-columns-repeated="3"/>
          <table:table-cell office:value-type="float" office:value="19.2864" calcext:value-type="float">
            <text:p>19,28640000</text:p>
          </table:table-cell>
          <table:table-cell office:value-type="float" office:value="19.2992" calcext:value-type="float">
            <text:p>19,29920000</text:p>
          </table:table-cell>
          <table:table-cell table:number-columns-repeated="8"/>
        </table:table-row>
        <table:table-row table:style-name="ro1">
          <table:table-cell office:value-type="float" office:value="19.2912612846428" calcext:value-type="float">
            <text:p>19,29126128</text:p>
          </table:table-cell>
          <table:table-cell table:number-columns-repeated="4"/>
          <table:table-cell office:value-type="float" office:value="19.2827" calcext:value-type="float">
            <text:p>19,28270000</text:p>
          </table:table-cell>
          <table:table-cell table:number-columns-repeated="8"/>
        </table:table-row>
        <table:table-row table:style-name="ro1">
          <table:table-cell office:value-type="float" office:value="19.2746454281093" calcext:value-type="float">
            <text:p>19,27464543</text:p>
          </table:table-cell>
          <table:table-cell table:number-columns-repeated="2"/>
          <table:table-cell office:value-type="float" office:value="19.2192" calcext:value-type="float">
            <text:p>19,21920000</text:p>
          </table:table-cell>
          <table:table-cell office:value-type="float" office:value="19.2526" calcext:value-type="float">
            <text:p>19,25260000</text:p>
          </table:table-cell>
          <table:table-cell office:value-type="float" office:value="19.2662" calcext:value-type="float">
            <text:p>19,26620000</text:p>
          </table:table-cell>
          <table:table-cell table:number-columns-repeated="8"/>
        </table:table-row>
        <table:table-row table:style-name="ro1">
          <table:table-cell office:value-type="float" office:value="19.2580536801271" calcext:value-type="float">
            <text:p>19,25805368</text:p>
          </table:table-cell>
          <table:table-cell table:number-columns-repeated="4"/>
          <table:table-cell office:value-type="float" office:value="19.2497" calcext:value-type="float">
            <text:p>19,24970000</text:p>
          </table:table-cell>
          <table:table-cell table:number-columns-repeated="8"/>
        </table:table-row>
        <table:table-row table:style-name="ro1">
          <table:table-cell office:value-type="float" office:value="19.2414860172322" calcext:value-type="float">
            <text:p>19,24148602</text:p>
          </table:table-cell>
          <table:table-cell table:number-columns-repeated="3"/>
          <table:table-cell office:value-type="float" office:value="19.2188" calcext:value-type="float">
            <text:p>19,21880000</text:p>
          </table:table-cell>
          <table:table-cell office:value-type="float" office:value="19.2333" calcext:value-type="float">
            <text:p>19,23330000</text:p>
          </table:table-cell>
          <table:table-cell table:number-columns-repeated="8"/>
        </table:table-row>
        <table:table-row table:style-name="ro1">
          <table:table-cell office:value-type="float" office:value="19.2249424153628" calcext:value-type="float">
            <text:p>19,22494242</text:p>
          </table:table-cell>
          <table:table-cell table:number-columns-repeated="4"/>
          <table:table-cell office:value-type="float" office:value="19.2168" calcext:value-type="float">
            <text:p>19,21680000</text:p>
          </table:table-cell>
          <table:table-cell table:number-columns-repeated="8"/>
        </table:table-row>
        <table:table-row table:style-name="ro1">
          <table:table-cell office:value-type="float" office:value="19.2084228498093" calcext:value-type="float">
            <text:p>19,20842285</text:p>
          </table:table-cell>
          <table:table-cell office:value-type="float" office:value="19.0044" calcext:value-type="float">
            <text:p>19,004400000</text:p>
          </table:table-cell>
          <table:table-cell office:value-type="float" office:value="19.0877" calcext:value-type="float">
            <text:p>19,08770000</text:p>
          </table:table-cell>
          <table:table-cell office:value-type="float" office:value="19.154" calcext:value-type="float">
            <text:p>19,15400000</text:p>
          </table:table-cell>
          <table:table-cell office:value-type="float" office:value="19.1851" calcext:value-type="float">
            <text:p>19,18510000</text:p>
          </table:table-cell>
          <table:table-cell office:value-type="float" office:value="19.2004" calcext:value-type="float">
            <text:p>19,20040000</text:p>
          </table:table-cell>
          <table:table-cell table:number-columns-repeated="8"/>
        </table:table-row>
        <table:table-row table:style-name="ro1">
          <table:table-cell office:value-type="float" office:value="19.1919272955921" calcext:value-type="float">
            <text:p>19,19192730</text:p>
          </table:table-cell>
          <table:table-cell table:number-columns-repeated="4"/>
          <table:table-cell office:value-type="float" office:value="19.184" calcext:value-type="float">
            <text:p>19,18400000</text:p>
          </table:table-cell>
          <table:table-cell table:number-columns-repeated="8"/>
        </table:table-row>
        <table:table-row table:style-name="ro1">
          <table:table-cell office:value-type="float" office:value="19.1754557285299" calcext:value-type="float">
            <text:p>19,17545573</text:p>
          </table:table-cell>
          <table:table-cell table:number-columns-repeated="3"/>
          <table:table-cell office:value-type="float" office:value="19.1516" calcext:value-type="float">
            <text:p>19,15160000</text:p>
          </table:table-cell>
          <table:table-cell office:value-type="float" office:value="19.1677" calcext:value-type="float">
            <text:p>19,16770000</text:p>
          </table:table-cell>
          <table:table-cell table:number-columns-repeated="8"/>
        </table:table-row>
        <table:table-row table:style-name="ro1">
          <table:table-cell office:value-type="float" office:value="19.159008127062" calcext:value-type="float">
            <text:p>19,15900813</text:p>
          </table:table-cell>
          <table:table-cell table:number-columns-repeated="4"/>
          <table:table-cell office:value-type="float" office:value="19.1513" calcext:value-type="float">
            <text:p>19,15130000</text:p>
          </table:table-cell>
          <table:table-cell table:number-columns-repeated="8"/>
        </table:table-row>
        <table:table-row table:style-name="ro1">
          <table:table-cell office:value-type="float" office:value="19.1425844743281" calcext:value-type="float">
            <text:p>19,14258447</text:p>
          </table:table-cell>
          <table:table-cell table:number-columns-repeated="2"/>
          <table:table-cell office:value-type="float" office:value="19.0891" calcext:value-type="float">
            <text:p>19,08910000</text:p>
          </table:table-cell>
          <table:table-cell office:value-type="float" office:value="19.1181" calcext:value-type="float">
            <text:p>19,11810000</text:p>
          </table:table-cell>
          <table:table-cell office:value-type="float" office:value="19.135" calcext:value-type="float">
            <text:p>19,13500000</text:p>
          </table:table-cell>
          <table:table-cell table:number-columns-repeated="8"/>
        </table:table-row>
        <table:table-row table:style-name="ro1">
          <table:table-cell office:value-type="float" office:value="19.1261847590346" calcext:value-type="float">
            <text:p>19,12618476</text:p>
          </table:table-cell>
          <table:table-cell table:number-columns-repeated="4"/>
          <table:table-cell office:value-type="float" office:value="19.1187" calcext:value-type="float">
            <text:p>19,11870000</text:p>
          </table:table-cell>
          <table:table-cell table:number-columns-repeated="8"/>
        </table:table-row>
        <table:table-row table:style-name="ro1">
          <table:table-cell office:value-type="float" office:value="19.109808972491" calcext:value-type="float">
            <text:p>19,10980897</text:p>
          </table:table-cell>
          <table:table-cell table:number-columns-repeated="3"/>
          <table:table-cell office:value-type="float" office:value="19.0847" calcext:value-type="float">
            <text:p>19,08470000</text:p>
          </table:table-cell>
          <table:table-cell office:value-type="float" office:value="19.1025" calcext:value-type="float">
            <text:p>19,10250000</text:p>
          </table:table-cell>
          <table:table-cell table:number-columns-repeated="8"/>
        </table:table-row>
        <table:table-row table:style-name="ro1">
          <table:table-cell office:value-type="float" office:value="19.0934570987694" calcext:value-type="float">
            <text:p>19,09345710</text:p>
          </table:table-cell>
          <table:table-cell table:number-columns-repeated="4"/>
          <table:table-cell office:value-type="float" office:value="19.0862" calcext:value-type="float">
            <text:p>19,08620000</text:p>
          </table:table-cell>
          <table:table-cell table:number-columns-repeated="8"/>
        </table:table-row>
        <table:table-row table:style-name="ro1">
          <table:table-cell office:value-type="float" office:value="19.0771290970015" calcext:value-type="float">
            <text:p>19,07712910</text:p>
          </table:table-cell>
          <table:table-cell/>
          <table:table-cell office:value-type="float" office:value="18.957" calcext:value-type="float">
            <text:p>18,95700000</text:p>
          </table:table-cell>
          <table:table-cell office:value-type="float" office:value="19.0245" calcext:value-type="float">
            <text:p>19,02450000</text:p>
          </table:table-cell>
          <table:table-cell office:value-type="float" office:value="19.0514" calcext:value-type="float">
            <text:p>19,05140000</text:p>
          </table:table-cell>
          <table:table-cell office:value-type="float" office:value="19.07" calcext:value-type="float">
            <text:p>19,07000000</text:p>
          </table:table-cell>
          <table:table-cell table:number-columns-repeated="8"/>
        </table:table-row>
        <table:table-row table:style-name="ro1">
          <table:table-cell office:value-type="float" office:value="19.0608248817748" calcext:value-type="float">
            <text:p>19,06082488</text:p>
          </table:table-cell>
          <table:table-cell table:number-columns-repeated="4"/>
          <table:table-cell office:value-type="float" office:value="19.0538" calcext:value-type="float">
            <text:p>19,05380000</text:p>
          </table:table-cell>
          <table:table-cell table:number-columns-repeated="8"/>
        </table:table-row>
        <table:table-row table:style-name="ro1">
          <table:table-cell office:value-type="float" office:value="19.0445443208066" calcext:value-type="float">
            <text:p>19,04454432</text:p>
          </table:table-cell>
          <table:table-cell table:number-columns-repeated="3"/>
          <table:table-cell office:value-type="float" office:value="19.0183" calcext:value-type="float">
            <text:p>19,01830000</text:p>
          </table:table-cell>
          <table:table-cell office:value-type="float" office:value="19.0377" calcext:value-type="float">
            <text:p>19,03770000</text:p>
          </table:table-cell>
          <table:table-cell table:number-columns-repeated="8"/>
        </table:table-row>
        <table:table-row table:style-name="ro1">
          <table:table-cell office:value-type="float" office:value="19.0282872846711" calcext:value-type="float">
            <text:p>19,02828728</text:p>
          </table:table-cell>
          <table:table-cell table:number-columns-repeated="4"/>
          <table:table-cell office:value-type="float" office:value="19.0215" calcext:value-type="float">
            <text:p>19,02150000</text:p>
          </table:table-cell>
          <table:table-cell table:number-columns-repeated="8"/>
        </table:table-row>
        <table:table-row table:style-name="ro1">
          <table:table-cell office:value-type="float" office:value="19.0120537849435" calcext:value-type="float">
            <text:p>19,01205378</text:p>
          </table:table-cell>
          <table:table-cell table:number-columns-repeated="2"/>
          <table:table-cell office:value-type="float" office:value="18.9604" calcext:value-type="float">
            <text:p>18,96040000</text:p>
          </table:table-cell>
          <table:table-cell office:value-type="float" office:value="18.9852" calcext:value-type="float">
            <text:p>18,98520000</text:p>
          </table:table-cell>
          <table:table-cell office:value-type="float" office:value="19.0054" calcext:value-type="float">
            <text:p>19,00540000</text:p>
          </table:table-cell>
          <table:table-cell table:number-columns-repeated="8"/>
        </table:table-row>
        <table:table-row table:style-name="ro1">
          <table:table-cell office:value-type="float" office:value="18.9958441886416" calcext:value-type="float">
            <text:p>18,99584419</text:p>
          </table:table-cell>
          <table:table-cell table:number-columns-repeated="4"/>
          <table:table-cell office:value-type="float" office:value="18.9893" calcext:value-type="float">
            <text:p>18,98930000</text:p>
          </table:table-cell>
          <table:table-cell table:number-columns-repeated="8"/>
        </table:table-row>
        <table:table-row table:style-name="ro1">
          <table:table-cell office:value-type="float" office:value="18.9796593485423" calcext:value-type="float">
            <text:p>18,97965935</text:p>
          </table:table-cell>
          <table:table-cell table:number-columns-repeated="3"/>
          <table:table-cell office:value-type="float" office:value="18.9522" calcext:value-type="float">
            <text:p>18,95220000</text:p>
          </table:table-cell>
          <table:table-cell office:value-type="float" office:value="18.9732" calcext:value-type="float">
            <text:p>18,97320000</text:p>
          </table:table-cell>
          <table:table-cell table:number-columns-repeated="8"/>
        </table:table-row>
        <table:table-row table:style-name="ro1">
          <table:table-cell office:value-type="float" office:value="18.9635002287711" calcext:value-type="float">
            <text:p>18,96350023</text:p>
          </table:table-cell>
          <table:table-cell table:number-columns-repeated="4"/>
          <table:table-cell office:value-type="float" office:value="18.9572" calcext:value-type="float">
            <text:p>18,95720000</text:p>
          </table:table-cell>
          <table:table-cell table:number-columns-repeated="8"/>
        </table:table-row>
        <table:table-row table:style-name="ro1">
          <table:table-cell office:value-type="float" office:value="18.9473664116667" calcext:value-type="float">
            <text:p>18,94736641</text:p>
          </table:table-cell>
          <table:table-cell office:value-type="float" office:value="18.7738" calcext:value-type="float">
            <text:p>18,773800000</text:p>
          </table:table-cell>
          <table:table-cell office:value-type="float" office:value="18.8292" calcext:value-type="float">
            <text:p>18,82920000</text:p>
          </table:table-cell>
          <table:table-cell office:value-type="float" office:value="18.8971" calcext:value-type="float">
            <text:p>18,89710000</text:p>
          </table:table-cell>
          <table:table-cell office:value-type="float" office:value="18.9192" calcext:value-type="float">
            <text:p>18,91920000</text:p>
          </table:table-cell>
          <table:table-cell office:value-type="float" office:value="18.9411" calcext:value-type="float">
            <text:p>18,94110000</text:p>
          </table:table-cell>
          <table:table-cell table:number-columns-repeated="8"/>
        </table:table-row>
        <table:table-row table:style-name="ro1">
          <table:table-cell office:value-type="float" office:value="18.9312534127992" calcext:value-type="float">
            <text:p>18,93125341</text:p>
          </table:table-cell>
          <table:table-cell table:number-columns-repeated="4"/>
          <table:table-cell office:value-type="float" office:value="18.9251" calcext:value-type="float">
            <text:p>18,92510000</text:p>
          </table:table-cell>
          <table:table-cell table:number-columns-repeated="8"/>
        </table:table-row>
        <table:table-row table:style-name="ro1">
          <table:table-cell office:value-type="float" office:value="18.9151514433159" calcext:value-type="float">
            <text:p>18,91515144</text:p>
          </table:table-cell>
          <table:table-cell table:number-columns-repeated="3"/>
          <table:table-cell office:value-type="float" office:value="18.8864" calcext:value-type="float">
            <text:p>18,88640000</text:p>
          </table:table-cell>
          <table:table-cell office:value-type="float" office:value="18.9091" calcext:value-type="float">
            <text:p>18,90910000</text:p>
          </table:table-cell>
          <table:table-cell table:number-columns-repeated="8"/>
        </table:table-row>
        <table:table-row table:style-name="ro1">
          <table:table-cell office:value-type="float" office:value="18.8990545638958" calcext:value-type="float">
            <text:p>18,89905456</text:p>
          </table:table-cell>
          <table:table-cell table:number-columns-repeated="4"/>
          <table:table-cell office:value-type="float" office:value="18.8932" calcext:value-type="float">
            <text:p>18,89320000</text:p>
          </table:table-cell>
          <table:table-cell table:number-columns-repeated="8"/>
        </table:table-row>
        <table:table-row table:style-name="ro1">
          <table:table-cell office:value-type="float" office:value="18.8829946747134" calcext:value-type="float">
            <text:p>18,88299467</text:p>
          </table:table-cell>
          <table:table-cell table:number-columns-repeated="2"/>
          <table:table-cell office:value-type="float" office:value="18.835" calcext:value-type="float">
            <text:p>18,83500000</text:p>
          </table:table-cell>
          <table:table-cell office:value-type="float" office:value="18.8539" calcext:value-type="float">
            <text:p>18,85390000</text:p>
          </table:table-cell>
          <table:table-cell office:value-type="float" office:value="18.8772" calcext:value-type="float">
            <text:p>18,87720000</text:p>
          </table:table-cell>
          <table:table-cell table:number-columns-repeated="8"/>
        </table:table-row>
        <table:table-row table:style-name="ro1">
          <table:table-cell office:value-type="float" office:value="18.8670861493964" calcext:value-type="float">
            <text:p>18,86708615</text:p>
          </table:table-cell>
          <table:table-cell table:number-columns-repeated="4"/>
          <table:table-cell office:value-type="float" office:value="18.8614" calcext:value-type="float">
            <text:p>18,86140000</text:p>
          </table:table-cell>
          <table:table-cell table:number-columns-repeated="8"/>
        </table:table-row>
        <table:table-row table:style-name="ro1">
          <table:table-cell office:value-type="float" office:value="18.8513670971606" calcext:value-type="float">
            <text:p>18,85136710</text:p>
          </table:table-cell>
          <table:table-cell table:number-columns-repeated="3"/>
          <table:table-cell office:value-type="float" office:value="18.8218" calcext:value-type="float">
            <text:p>18,82180000</text:p>
          </table:table-cell>
          <table:table-cell office:value-type="float" office:value="18.8458" calcext:value-type="float">
            <text:p>18,84580000</text:p>
          </table:table-cell>
          <table:table-cell table:number-columns-repeated="8"/>
        </table:table-row>
        <table:table-row table:style-name="ro1">
          <table:table-cell office:value-type="float" office:value="18.8343955581906" calcext:value-type="float">
            <text:p>18,83439556</text:p>
          </table:table-cell>
          <table:table-cell table:number-columns-repeated="4"/>
          <table:table-cell office:value-type="float" office:value="18.8289" calcext:value-type="float">
            <text:p>18,82890000</text:p>
          </table:table-cell>
          <table:table-cell table:number-columns-repeated="8"/>
        </table:table-row>
        <table:table-row table:style-name="ro1">
          <table:table-cell office:value-type="float" office:value="18.811296219824" calcext:value-type="float">
            <text:p>18,81129622</text:p>
          </table:table-cell>
          <table:table-cell/>
          <table:table-cell office:value-type="float" office:value="18.692" calcext:value-type="float">
            <text:p>18,69200000</text:p>
          </table:table-cell>
          <table:table-cell office:value-type="float" office:value="18.7678" calcext:value-type="float">
            <text:p>18,76780000</text:p>
          </table:table-cell>
          <table:table-cell office:value-type="float" office:value="18.7873" calcext:value-type="float">
            <text:p>18,78730000</text:p>
          </table:table-cell>
          <table:table-cell office:value-type="float" office:value="18.8059" calcext:value-type="float">
            <text:p>18,80590000</text:p>
          </table:table-cell>
          <table:table-cell table:number-columns-repeated="8"/>
        </table:table-row>
        <table:table-row table:style-name="ro1">
          <table:table-cell office:value-type="float" office:value="18.7869443414276" calcext:value-type="float">
            <text:p>18,78694434</text:p>
          </table:table-cell>
          <table:table-cell table:number-columns-repeated="4"/>
          <table:table-cell office:value-type="float" office:value="18.7816" calcext:value-type="float">
            <text:p>18,78160000</text:p>
          </table:table-cell>
          <table:table-cell table:number-columns-repeated="8"/>
        </table:table-row>
        <table:table-row table:style-name="ro1">
          <table:table-cell office:value-type="float" office:value="18.7627818295207" calcext:value-type="float">
            <text:p>18,76278183</text:p>
          </table:table-cell>
          <table:table-cell table:number-columns-repeated="3"/>
          <table:table-cell office:value-type="float" office:value="18.7412" calcext:value-type="float">
            <text:p>18,74120000</text:p>
          </table:table-cell>
          <table:table-cell office:value-type="float" office:value="18.7576" calcext:value-type="float">
            <text:p>18,75760000</text:p>
          </table:table-cell>
          <table:table-cell table:number-columns-repeated="8"/>
        </table:table-row>
        <table:table-row table:style-name="ro1">
          <table:table-cell office:value-type="float" office:value="18.7387705215919" calcext:value-type="float">
            <text:p>18,73877052</text:p>
          </table:table-cell>
          <table:table-cell table:number-columns-repeated="4"/>
          <table:table-cell office:value-type="float" office:value="18.7336" calcext:value-type="float">
            <text:p>18,73360000</text:p>
          </table:table-cell>
          <table:table-cell table:number-columns-repeated="8"/>
        </table:table-row>
        <table:table-row table:style-name="ro1">
          <table:table-cell office:value-type="float" office:value="18.7147959907177" calcext:value-type="float">
            <text:p>18,71479599</text:p>
          </table:table-cell>
          <table:table-cell table:number-columns-repeated="2"/>
          <table:table-cell office:value-type="float" office:value="18.6753" calcext:value-type="float">
            <text:p>18,67530000</text:p>
          </table:table-cell>
          <table:table-cell office:value-type="float" office:value="18.6927" calcext:value-type="float">
            <text:p>18,69270000</text:p>
          </table:table-cell>
          <table:table-cell office:value-type="float" office:value="18.7097" calcext:value-type="float">
            <text:p>18,70970000</text:p>
          </table:table-cell>
          <table:table-cell table:number-columns-repeated="8"/>
        </table:table-row>
        <table:table-row table:style-name="ro1">
          <table:table-cell office:value-type="float" office:value="18.6908262834278" calcext:value-type="float">
            <text:p>18,69082628</text:p>
          </table:table-cell>
          <table:table-cell table:number-columns-repeated="4"/>
          <table:table-cell office:value-type="float" office:value="18.6858" calcext:value-type="float">
            <text:p>18,68580000</text:p>
          </table:table-cell>
          <table:table-cell table:number-columns-repeated="8"/>
        </table:table-row>
        <table:table-row table:style-name="ro1">
          <table:table-cell office:value-type="float" office:value="18.6668672857468" calcext:value-type="float">
            <text:p>18,66686729</text:p>
          </table:table-cell>
          <table:table-cell table:number-columns-repeated="3"/>
          <table:table-cell office:value-type="float" office:value="18.6446" calcext:value-type="float">
            <text:p>18,64460000</text:p>
          </table:table-cell>
          <table:table-cell office:value-type="float" office:value="18.662" calcext:value-type="float">
            <text:p>18,66200000</text:p>
          </table:table-cell>
          <table:table-cell table:number-columns-repeated="8"/>
        </table:table-row>
        <table:table-row table:style-name="ro1">
          <table:table-cell office:value-type="float" office:value="18.6429287332315" calcext:value-type="float">
            <text:p>18,64292873</text:p>
          </table:table-cell>
          <table:table-cell table:number-columns-repeated="4"/>
          <table:table-cell office:value-type="float" office:value="18.6381" calcext:value-type="float">
            <text:p>18,63810000</text:p>
          </table:table-cell>
          <table:table-cell table:number-columns-repeated="8"/>
        </table:table-row>
        <table:table-row table:style-name="ro1">
          <table:table-cell office:value-type="float" office:value="18.6190150570154" calcext:value-type="float">
            <text:p>18,61901506</text:p>
          </table:table-cell>
          <table:table-cell office:value-type="float" office:value="18.4003" calcext:value-type="float">
            <text:p>18,400300000</text:p>
          </table:table-cell>
          <table:table-cell office:value-type="float" office:value="18.5043" calcext:value-type="float">
            <text:p>18,50430000</text:p>
          </table:table-cell>
          <table:table-cell office:value-type="float" office:value="18.5779" calcext:value-type="float">
            <text:p>18,57790000</text:p>
          </table:table-cell>
          <table:table-cell office:value-type="float" office:value="18.5968" calcext:value-type="float">
            <text:p>18,59680000</text:p>
          </table:table-cell>
          <table:table-cell office:value-type="float" office:value="18.6143" calcext:value-type="float">
            <text:p>18,61430000</text:p>
          </table:table-cell>
          <table:table-cell table:number-columns-repeated="8"/>
        </table:table-row>
        <table:table-row table:style-name="ro1">
          <table:table-cell office:value-type="float" office:value="18.5951266214636" calcext:value-type="float">
            <text:p>18,59512662</text:p>
          </table:table-cell>
          <table:table-cell table:number-columns-repeated="4"/>
          <table:table-cell office:value-type="float" office:value="18.5905" calcext:value-type="float">
            <text:p>18,59050000</text:p>
          </table:table-cell>
          <table:table-cell table:number-columns-repeated="8"/>
        </table:table-row>
        <table:table-row table:style-name="ro1">
          <table:table-cell office:value-type="float" office:value="18.5712624091539" calcext:value-type="float">
            <text:p>18,57126241</text:p>
          </table:table-cell>
          <table:table-cell table:number-columns-repeated="3"/>
          <table:table-cell office:value-type="float" office:value="18.5492" calcext:value-type="float">
            <text:p>18,54920000</text:p>
          </table:table-cell>
          <table:table-cell office:value-type="float" office:value="18.5667" calcext:value-type="float">
            <text:p>18,56670000</text:p>
          </table:table-cell>
          <table:table-cell table:number-columns-repeated="8"/>
        </table:table-row>
        <table:table-row table:style-name="ro1">
          <table:table-cell office:value-type="float" office:value="18.5474215140131" calcext:value-type="float">
            <text:p>18,54742151</text:p>
          </table:table-cell>
          <table:table-cell table:number-columns-repeated="4"/>
          <table:table-cell office:value-type="float" office:value="18.5429" calcext:value-type="float">
            <text:p>18,54290000</text:p>
          </table:table-cell>
          <table:table-cell table:number-columns-repeated="8"/>
        </table:table-row>
        <table:table-row table:style-name="ro1">
          <table:table-cell office:value-type="float" office:value="18.5236035157263" calcext:value-type="float">
            <text:p>18,52360352</text:p>
          </table:table-cell>
          <table:table-cell table:number-columns-repeated="2"/>
          <table:table-cell office:value-type="float" office:value="18.4815" calcext:value-type="float">
            <text:p>18,48150000</text:p>
          </table:table-cell>
          <table:table-cell office:value-type="float" office:value="18.5016" calcext:value-type="float">
            <text:p>18,50160000</text:p>
          </table:table-cell>
          <table:table-cell office:value-type="float" office:value="18.5192" calcext:value-type="float">
            <text:p>18,51920000</text:p>
          </table:table-cell>
          <table:table-cell table:number-columns-repeated="8"/>
        </table:table-row>
        <table:table-row table:style-name="ro1">
          <table:table-cell office:value-type="float" office:value="18.4998083494218" calcext:value-type="float">
            <text:p>18,49980835</text:p>
          </table:table-cell>
          <table:table-cell table:number-columns-repeated="4"/>
          <table:table-cell office:value-type="float" office:value="18.4955" calcext:value-type="float">
            <text:p>18,49550000</text:p>
          </table:table-cell>
          <table:table-cell table:number-columns-repeated="8"/>
        </table:table-row>
        <table:table-row table:style-name="ro1">
          <table:table-cell office:value-type="float" office:value="18.4760360912283" calcext:value-type="float">
            <text:p>18,47603609</text:p>
          </table:table-cell>
          <table:table-cell table:number-columns-repeated="3"/>
          <table:table-cell office:value-type="float" office:value="18.454" calcext:value-type="float">
            <text:p>18,45400000</text:p>
          </table:table-cell>
          <table:table-cell office:value-type="float" office:value="18.4718" calcext:value-type="float">
            <text:p>18,47180000</text:p>
          </table:table-cell>
          <table:table-cell table:number-columns-repeated="8"/>
        </table:table-row>
        <table:table-row table:style-name="ro1">
          <table:table-cell office:value-type="float" office:value="18.4522868201312" calcext:value-type="float">
            <text:p>18,45228682</text:p>
          </table:table-cell>
          <table:table-cell table:number-columns-repeated="4"/>
          <table:table-cell office:value-type="float" office:value="18.4481" calcext:value-type="float">
            <text:p>18,44810000</text:p>
          </table:table-cell>
          <table:table-cell table:number-columns-repeated="8"/>
        </table:table-row>
        <table:table-row table:style-name="ro1">
          <table:table-cell office:value-type="float" office:value="18.4285605682454" calcext:value-type="float">
            <text:p>18,42856057</text:p>
          </table:table-cell>
          <table:table-cell/>
          <table:table-cell office:value-type="float" office:value="18.3072" calcext:value-type="float">
            <text:p>18,30720000</text:p>
          </table:table-cell>
          <table:table-cell office:value-type="float" office:value="18.386" calcext:value-type="float">
            <text:p>18,38600000</text:p>
          </table:table-cell>
          <table:table-cell office:value-type="float" office:value="18.4066" calcext:value-type="float">
            <text:p>18,40660000</text:p>
          </table:table-cell>
          <table:table-cell office:value-type="float" office:value="18.4245" calcext:value-type="float">
            <text:p>18,42450000</text:p>
          </table:table-cell>
          <table:table-cell table:number-columns-repeated="8"/>
        </table:table-row>
        <table:table-row table:style-name="ro1">
          <table:table-cell office:value-type="float" office:value="18.4048573231409" calcext:value-type="float">
            <text:p>18,40485732</text:p>
          </table:table-cell>
          <table:table-cell table:number-columns-repeated="4"/>
          <table:table-cell office:value-type="float" office:value="18.4008" calcext:value-type="float">
            <text:p>18,40080000</text:p>
          </table:table-cell>
          <table:table-cell table:number-columns-repeated="8"/>
        </table:table-row>
        <table:table-row table:style-name="ro1">
          <table:table-cell office:value-type="float" office:value="18.3811770474465" calcext:value-type="float">
            <text:p>18,38117705</text:p>
          </table:table-cell>
          <table:table-cell table:number-columns-repeated="3"/>
          <table:table-cell office:value-type="float" office:value="18.3593" calcext:value-type="float">
            <text:p>18,35930000</text:p>
          </table:table-cell>
          <table:table-cell office:value-type="float" office:value="18.3772" calcext:value-type="float">
            <text:p>18,37720000</text:p>
          </table:table-cell>
          <table:table-cell table:number-columns-repeated="8"/>
        </table:table-row>
        <table:table-row table:style-name="ro1">
          <table:table-cell office:value-type="float" office:value="18.3575196965524" calcext:value-type="float">
            <text:p>18,35751970</text:p>
          </table:table-cell>
          <table:table-cell table:number-columns-repeated="4"/>
          <table:table-cell office:value-type="float" office:value="18.3536" calcext:value-type="float">
            <text:p>18,35360000</text:p>
          </table:table-cell>
          <table:table-cell table:number-columns-repeated="8"/>
        </table:table-row>
        <table:table-row table:style-name="ro1">
          <table:table-cell office:value-type="float" office:value="18.3338852284515" calcext:value-type="float">
            <text:p>18,33388523</text:p>
          </table:table-cell>
          <table:table-cell table:number-columns-repeated="2"/>
          <table:table-cell office:value-type="float" office:value="18.2909" calcext:value-type="float">
            <text:p>18,29090000</text:p>
          </table:table-cell>
          <table:table-cell office:value-type="float" office:value="18.312" calcext:value-type="float">
            <text:p>18,31200000</text:p>
          </table:table-cell>
          <table:table-cell office:value-type="float" office:value="18.3301" calcext:value-type="float">
            <text:p>18,33010000</text:p>
          </table:table-cell>
          <table:table-cell table:number-columns-repeated="8"/>
        </table:table-row>
        <table:table-row table:style-name="ro1">
          <table:table-cell office:value-type="float" office:value="18.3102736067024" calcext:value-type="float">
            <text:p>18,31027361</text:p>
          </table:table-cell>
          <table:table-cell table:number-columns-repeated="4"/>
          <table:table-cell office:value-type="float" office:value="18.3066" calcext:value-type="float">
            <text:p>18,30660000</text:p>
          </table:table-cell>
          <table:table-cell table:number-columns-repeated="8"/>
        </table:table-row>
        <table:table-row table:style-name="ro1">
          <table:table-cell office:value-type="float" office:value="18.2866847995655" calcext:value-type="float">
            <text:p>18,28668480</text:p>
          </table:table-cell>
          <table:table-cell table:number-columns-repeated="3"/>
          <table:table-cell office:value-type="float" office:value="18.2649" calcext:value-type="float">
            <text:p>18,26490000</text:p>
          </table:table-cell>
          <table:table-cell office:value-type="float" office:value="18.283" calcext:value-type="float">
            <text:p>18,28300000</text:p>
          </table:table-cell>
          <table:table-cell table:number-columns-repeated="8"/>
        </table:table-row>
        <table:table-row table:style-name="ro1">
          <table:table-cell office:value-type="float" office:value="18.2631187779227" calcext:value-type="float">
            <text:p>18,26311878</text:p>
          </table:table-cell>
          <table:table-cell table:number-columns-repeated="4"/>
          <table:table-cell office:value-type="float" office:value="18.2596" calcext:value-type="float">
            <text:p>18,25960000</text:p>
          </table:table-cell>
          <table:table-cell table:number-columns-repeated="8"/>
        </table:table-row>
        <table:table-row table:style-name="ro1">
          <table:table-cell office:value-type="float" office:value="18.2395755134584" calcext:value-type="float">
            <text:p>18,23957551</text:p>
          </table:table-cell>
          <table:table-cell office:value-type="float" office:value="18.0018" calcext:value-type="float">
            <text:p>18,001800000</text:p>
          </table:table-cell>
          <table:table-cell office:value-type="float" office:value="18.113" calcext:value-type="float">
            <text:p>18,11300000</text:p>
          </table:table-cell>
          <table:table-cell office:value-type="float" office:value="18.1962" calcext:value-type="float">
            <text:p>18,19620000</text:p>
          </table:table-cell>
          <table:table-cell office:value-type="float" office:value="18.2178" calcext:value-type="float">
            <text:p>18,21780000</text:p>
          </table:table-cell>
          <table:table-cell office:value-type="float" office:value="18.2361" calcext:value-type="float">
            <text:p>18,23610000</text:p>
          </table:table-cell>
          <table:table-cell table:number-columns-repeated="8"/>
        </table:table-row>
        <table:table-row table:style-name="ro1">
          <table:table-cell office:value-type="float" office:value="18.216054977591" calcext:value-type="float">
            <text:p>18,21605498</text:p>
          </table:table-cell>
          <table:table-cell table:number-columns-repeated="4"/>
          <table:table-cell office:value-type="float" office:value="18.2127" calcext:value-type="float">
            <text:p>18,21270000</text:p>
          </table:table-cell>
          <table:table-cell table:number-columns-repeated="8"/>
        </table:table-row>
        <table:table-row table:style-name="ro1">
          <table:table-cell office:value-type="float" office:value="18.1925571410952" calcext:value-type="float">
            <text:p>18,19255714</text:p>
          </table:table-cell>
          <table:table-cell table:number-columns-repeated="3"/>
          <table:table-cell office:value-type="float" office:value="18.1708" calcext:value-type="float">
            <text:p>18,17080000</text:p>
          </table:table-cell>
          <table:table-cell office:value-type="float" office:value="18.1892" calcext:value-type="float">
            <text:p>18,18920000</text:p>
          </table:table-cell>
          <table:table-cell table:number-columns-repeated="8"/>
        </table:table-row>
        <table:table-row table:style-name="ro1">
          <table:table-cell office:value-type="float" office:value="18.1690819741484" calcext:value-type="float">
            <text:p>18,16908197</text:p>
          </table:table-cell>
          <table:table-cell table:number-columns-repeated="4"/>
          <table:table-cell office:value-type="float" office:value="18.1658" calcext:value-type="float">
            <text:p>18,16580000</text:p>
          </table:table-cell>
          <table:table-cell table:number-columns-repeated="8"/>
        </table:table-row>
        <table:table-row table:style-name="ro1">
          <table:table-cell office:value-type="float" office:value="18.1456294465486" calcext:value-type="float">
            <text:p>18,14562945</text:p>
          </table:table-cell>
          <table:table-cell table:number-columns-repeated="2"/>
          <table:table-cell office:value-type="float" office:value="18.1017" calcext:value-type="float">
            <text:p>18,10170000</text:p>
          </table:table-cell>
          <table:table-cell office:value-type="float" office:value="18.124" calcext:value-type="float">
            <text:p>18,12400000</text:p>
          </table:table-cell>
          <table:table-cell office:value-type="float" office:value="18.1425" calcext:value-type="float">
            <text:p>18,14250000</text:p>
          </table:table-cell>
          <table:table-cell table:number-columns-repeated="8"/>
        </table:table-row>
        <table:table-row table:style-name="ro1">
          <table:table-cell office:value-type="float" office:value="18.1221995279368" calcext:value-type="float">
            <text:p>18,12219953</text:p>
          </table:table-cell>
          <table:table-cell table:number-columns-repeated="4"/>
          <table:table-cell office:value-type="float" office:value="18.1191" calcext:value-type="float">
            <text:p>18,11910000</text:p>
          </table:table-cell>
          <table:table-cell table:number-columns-repeated="8"/>
        </table:table-row>
        <table:table-row table:style-name="ro1">
          <table:table-cell office:value-type="float" office:value="18.0987921879514" calcext:value-type="float">
            <text:p>18,09879219</text:p>
          </table:table-cell>
          <table:table-cell table:number-columns-repeated="3"/>
          <table:table-cell office:value-type="float" office:value="18.0772" calcext:value-type="float">
            <text:p>18,07720000</text:p>
          </table:table-cell>
          <table:table-cell office:value-type="float" office:value="18.0958" calcext:value-type="float">
            <text:p>18,09580000</text:p>
          </table:table-cell>
          <table:table-cell table:number-columns-repeated="8"/>
        </table:table-row>
        <table:table-row table:style-name="ro1">
          <table:table-cell office:value-type="float" office:value="18.0754073963032" calcext:value-type="float">
            <text:p>18,07540740</text:p>
          </table:table-cell>
          <table:table-cell table:number-columns-repeated="4"/>
          <table:table-cell office:value-type="float" office:value="18.0725" calcext:value-type="float">
            <text:p>18,07250000</text:p>
          </table:table-cell>
          <table:table-cell table:number-columns-repeated="8"/>
        </table:table-row>
        <table:table-row table:style-name="ro1">
          <table:table-cell office:value-type="float" office:value="18.0520451227896" calcext:value-type="float">
            <text:p>18,05204512</text:p>
          </table:table-cell>
          <table:table-cell/>
          <table:table-cell office:value-type="float" office:value="17.9214" calcext:value-type="float">
            <text:p>17,92140000</text:p>
          </table:table-cell>
          <table:table-cell office:value-type="float" office:value="18.0076" calcext:value-type="float">
            <text:p>18,00760000</text:p>
          </table:table-cell>
          <table:table-cell office:value-type="float" office:value="18.0305" calcext:value-type="float">
            <text:p>18,03050000</text:p>
          </table:table-cell>
          <table:table-cell office:value-type="float" office:value="18.0492" calcext:value-type="float">
            <text:p>18,04920000</text:p>
          </table:table-cell>
          <table:table-cell table:number-columns-repeated="8"/>
        </table:table-row>
        <table:table-row table:style-name="ro1">
          <table:table-cell office:value-type="float" office:value="18.028705337279" calcext:value-type="float">
            <text:p>18,02870534</text:p>
          </table:table-cell>
          <table:table-cell table:number-columns-repeated="4"/>
          <table:table-cell office:value-type="float" office:value="18.0259" calcext:value-type="float">
            <text:p>18,02590000</text:p>
          </table:table-cell>
          <table:table-cell table:number-columns-repeated="8"/>
        </table:table-row>
        <table:table-row table:style-name="ro1">
          <table:table-cell office:value-type="float" office:value="18.0053880096823" calcext:value-type="float">
            <text:p>18,00538801</text:p>
          </table:table-cell>
          <table:table-cell table:number-columns-repeated="3"/>
          <table:table-cell office:value-type="float" office:value="17.9839" calcext:value-type="float">
            <text:p>17,98390000</text:p>
          </table:table-cell>
          <table:table-cell office:value-type="float" office:value="18.0027" calcext:value-type="float">
            <text:p>18,00270000</text:p>
          </table:table-cell>
          <table:table-cell table:number-columns-repeated="8"/>
        </table:table-row>
        <table:table-row table:style-name="ro1">
          <table:table-cell office:value-type="float" office:value="17.9820931099293" calcext:value-type="float">
            <text:p>17,98209311</text:p>
          </table:table-cell>
          <table:table-cell table:number-columns-repeated="4"/>
          <table:table-cell office:value-type="float" office:value="17.9795" calcext:value-type="float">
            <text:p>17,97950000</text:p>
          </table:table-cell>
          <table:table-cell table:number-columns-repeated="8"/>
        </table:table-row>
        <table:table-row table:style-name="ro1">
          <table:table-cell office:value-type="float" office:value="17.9588206079523" calcext:value-type="float">
            <text:p>17,95882061</text:p>
          </table:table-cell>
          <table:table-cell table:number-columns-repeated="2"/>
          <table:table-cell office:value-type="float" office:value="17.9138" calcext:value-type="float">
            <text:p>17,91380000</text:p>
          </table:table-cell>
          <table:table-cell office:value-type="float" office:value="17.9373" calcext:value-type="float">
            <text:p>17,93730000</text:p>
          </table:table-cell>
          <table:table-cell office:value-type="float" office:value="17.9563" calcext:value-type="float">
            <text:p>17,95630000</text:p>
          </table:table-cell>
          <table:table-cell table:number-columns-repeated="8"/>
        </table:table-row>
        <table:table-row table:style-name="ro1">
          <table:table-cell office:value-type="float" office:value="17.9355704736797" calcext:value-type="float">
            <text:p>17,93557047</text:p>
          </table:table-cell>
          <table:table-cell table:number-columns-repeated="4"/>
          <table:table-cell office:value-type="float" office:value="17.9331" calcext:value-type="float">
            <text:p>17,93310000</text:p>
          </table:table-cell>
          <table:table-cell table:number-columns-repeated="8"/>
        </table:table-row>
        <table:table-row table:style-name="ro1">
          <table:table-cell office:value-type="float" office:value="17.9123426770336" calcext:value-type="float">
            <text:p>17,91234268</text:p>
          </table:table-cell>
          <table:table-cell table:number-columns-repeated="3"/>
          <table:table-cell office:value-type="float" office:value="17.8909" calcext:value-type="float">
            <text:p>17,89090000</text:p>
          </table:table-cell>
          <table:table-cell office:value-type="float" office:value="17.91" calcext:value-type="float">
            <text:p>17,91000000</text:p>
          </table:table-cell>
          <table:table-cell table:number-columns-repeated="8"/>
        </table:table-row>
        <table:table-row table:style-name="ro1">
          <table:table-cell office:value-type="float" office:value="17.8891371879332" calcext:value-type="float">
            <text:p>17,88913719</text:p>
          </table:table-cell>
          <table:table-cell table:number-columns-repeated="4"/>
          <table:table-cell office:value-type="float" office:value="17.8868" calcext:value-type="float">
            <text:p>17,88680000</text:p>
          </table:table-cell>
          <table:table-cell table:number-columns-repeated="8"/>
        </table:table-row>
        <table:table-row table:style-name="ro1">
          <table:table-cell office:value-type="float" office:value="17.8659539762973" calcext:value-type="float">
            <text:p>17,86595398</text:p>
          </table:table-cell>
          <table:table-cell office:value-type="float" office:value="17.6132" calcext:value-type="float">
            <text:p>17,613200000</text:p>
          </table:table-cell>
          <table:table-cell office:value-type="float" office:value="17.7313" calcext:value-type="float">
            <text:p>17,73130000</text:p>
          </table:table-cell>
          <table:table-cell office:value-type="float" office:value="17.8205" calcext:value-type="float">
            <text:p>17,82050000</text:p>
          </table:table-cell>
          <table:table-cell office:value-type="float" office:value="17.8446" calcext:value-type="float">
            <text:p>17,84460000</text:p>
          </table:table-cell>
          <table:table-cell office:value-type="float" office:value="17.8637" calcext:value-type="float">
            <text:p>17,86370000</text:p>
          </table:table-cell>
          <table:table-cell table:number-columns-repeated="8"/>
        </table:table-row>
        <table:table-row table:style-name="ro1">
          <table:table-cell office:value-type="float" office:value="17.8427930120479" calcext:value-type="float">
            <text:p>17,84279301</text:p>
          </table:table-cell>
          <table:table-cell table:number-columns-repeated="4"/>
          <table:table-cell office:value-type="float" office:value="17.8407" calcext:value-type="float">
            <text:p>17,84070000</text:p>
          </table:table-cell>
          <table:table-cell table:number-columns-repeated="8"/>
        </table:table-row>
        <table:table-row table:style-name="ro1">
          <table:table-cell office:value-type="float" office:value="17.8196542651115" calcext:value-type="float">
            <text:p>17,81965427</text:p>
          </table:table-cell>
          <table:table-cell table:number-columns-repeated="3"/>
          <table:table-cell office:value-type="float" office:value="17.7983" calcext:value-type="float">
            <text:p>17,79830000</text:p>
          </table:table-cell>
          <table:table-cell office:value-type="float" office:value="17.8176" calcext:value-type="float">
            <text:p>17,81760000</text:p>
          </table:table-cell>
          <table:table-cell table:number-columns-repeated="8"/>
        </table:table-row>
        <table:table-row table:style-name="ro1">
          <table:table-cell office:value-type="float" office:value="17.7965377054211" calcext:value-type="float">
            <text:p>17,79653771</text:p>
          </table:table-cell>
          <table:table-cell table:number-columns-repeated="4"/>
          <table:table-cell office:value-type="float" office:value="17.7946" calcext:value-type="float">
            <text:p>17,79460000</text:p>
          </table:table-cell>
          <table:table-cell table:number-columns-repeated="8"/>
        </table:table-row>
        <table:table-row table:style-name="ro1">
          <table:table-cell office:value-type="float" office:value="17.7734433029156" calcext:value-type="float">
            <text:p>17,77344330</text:p>
          </table:table-cell>
          <table:table-cell table:number-columns-repeated="2"/>
          <table:table-cell office:value-type="float" office:value="17.7274" calcext:value-type="float">
            <text:p>17,72740000</text:p>
          </table:table-cell>
          <table:table-cell office:value-type="float" office:value="17.7522" calcext:value-type="float">
            <text:p>17,75220000</text:p>
          </table:table-cell>
          <table:table-cell office:value-type="float" office:value="17.7715" calcext:value-type="float">
            <text:p>17,77150000</text:p>
          </table:table-cell>
          <table:table-cell table:number-columns-repeated="8"/>
        </table:table-row>
        <table:table-row table:style-name="ro1">
          <table:table-cell office:value-type="float" office:value="17.7503710275399" calcext:value-type="float">
            <text:p>17,75037103</text:p>
          </table:table-cell>
          <table:table-cell table:number-columns-repeated="4"/>
          <table:table-cell office:value-type="float" office:value="17.7485" calcext:value-type="float">
            <text:p>17,74850000</text:p>
          </table:table-cell>
          <table:table-cell table:number-columns-repeated="8"/>
        </table:table-row>
        <table:table-row table:style-name="ro1">
          <table:table-cell office:value-type="float" office:value="17.7273208492445" calcext:value-type="float">
            <text:p>17,72732085</text:p>
          </table:table-cell>
          <table:table-cell table:number-columns-repeated="3"/>
          <table:table-cell office:value-type="float" office:value="17.7061" calcext:value-type="float">
            <text:p>17,70610000</text:p>
          </table:table-cell>
          <table:table-cell office:value-type="float" office:value="17.7256" calcext:value-type="float">
            <text:p>17,72560000</text:p>
          </table:table-cell>
          <table:table-cell table:number-columns-repeated="8"/>
        </table:table-row>
        <table:table-row table:style-name="ro1">
          <table:table-cell office:value-type="float" office:value="17.7042927379853" calcext:value-type="float">
            <text:p>17,70429274</text:p>
          </table:table-cell>
          <table:table-cell table:number-columns-repeated="4"/>
          <table:table-cell office:value-type="float" office:value="17.7026" calcext:value-type="float">
            <text:p>17,70260000</text:p>
          </table:table-cell>
          <table:table-cell table:number-columns-repeated="8"/>
        </table:table-row>
        <table:table-row table:style-name="ro1">
          <table:table-cell office:value-type="float" office:value="17.6812866637227" calcext:value-type="float">
            <text:p>17,68128666</text:p>
          </table:table-cell>
          <table:table-cell/>
          <table:table-cell office:value-type="float" office:value="17.5424" calcext:value-type="float">
            <text:p>17,54240000</text:p>
          </table:table-cell>
          <table:table-cell office:value-type="float" office:value="17.6348" calcext:value-type="float">
            <text:p>17,63480000</text:p>
          </table:table-cell>
          <table:table-cell office:value-type="float" office:value="17.6601" calcext:value-type="float">
            <text:p>17,66010000</text:p>
          </table:table-cell>
          <table:table-cell office:value-type="float" office:value="17.6797" calcext:value-type="float">
            <text:p>17,67970000</text:p>
          </table:table-cell>
          <table:table-cell table:number-columns-repeated="8"/>
        </table:table-row>
        <table:table-row table:style-name="ro1">
          <table:table-cell office:value-type="float" office:value="17.658302596422" calcext:value-type="float">
            <text:p>17,65830260</text:p>
          </table:table-cell>
          <table:table-cell table:number-columns-repeated="4"/>
          <table:table-cell office:value-type="float" office:value="17.6568" calcext:value-type="float">
            <text:p>17,65680000</text:p>
          </table:table-cell>
          <table:table-cell table:number-columns-repeated="8"/>
        </table:table-row>
        <table:table-row table:style-name="ro1">
          <table:table-cell office:value-type="float" office:value="17.6353405060529" calcext:value-type="float">
            <text:p>17,63534051</text:p>
          </table:table-cell>
          <table:table-cell table:number-columns-repeated="3"/>
          <table:table-cell office:value-type="float" office:value="17.6142" calcext:value-type="float">
            <text:p>17,61420000</text:p>
          </table:table-cell>
          <table:table-cell office:value-type="float" office:value="17.6339" calcext:value-type="float">
            <text:p>17,63390000</text:p>
          </table:table-cell>
          <table:table-cell table:number-columns-repeated="8"/>
        </table:table-row>
        <table:table-row table:style-name="ro1">
          <table:table-cell office:value-type="float" office:value="17.6124003625898" calcext:value-type="float">
            <text:p>17,61240036</text:p>
          </table:table-cell>
          <table:table-cell table:number-columns-repeated="4"/>
          <table:table-cell office:value-type="float" office:value="17.6111" calcext:value-type="float">
            <text:p>17,61110000</text:p>
          </table:table-cell>
          <table:table-cell table:number-columns-repeated="8"/>
        </table:table-row>
        <table:table-row table:style-name="ro1">
          <table:table-cell office:value-type="float" office:value="17.5894821360117" calcext:value-type="float">
            <text:p>17,58948214</text:p>
          </table:table-cell>
          <table:table-cell table:number-columns-repeated="2"/>
          <table:table-cell office:value-type="float" office:value="17.5424" calcext:value-type="float">
            <text:p>17,54240000</text:p>
          </table:table-cell>
          <table:table-cell office:value-type="float" office:value="17.5684" calcext:value-type="float">
            <text:p>17,56840000</text:p>
          </table:table-cell>
          <table:table-cell office:value-type="float" office:value="17.5882" calcext:value-type="float">
            <text:p>17,58820000</text:p>
          </table:table-cell>
          <table:table-cell table:number-columns-repeated="8"/>
        </table:table-row>
        <table:table-row table:style-name="ro1">
          <table:table-cell office:value-type="float" office:value="17.5665857963021" calcext:value-type="float">
            <text:p>17,56658580</text:p>
          </table:table-cell>
          <table:table-cell table:number-columns-repeated="4"/>
          <table:table-cell office:value-type="float" office:value="17.5654" calcext:value-type="float">
            <text:p>17,56540000</text:p>
          </table:table-cell>
          <table:table-cell table:number-columns-repeated="8"/>
        </table:table-row>
        <table:table-row table:style-name="ro1">
          <table:table-cell office:value-type="float" office:value="17.5437113134494" calcext:value-type="float">
            <text:p>17,54371131</text:p>
          </table:table-cell>
          <table:table-cell table:number-columns-repeated="3"/>
          <table:table-cell office:value-type="float" office:value="17.5227" calcext:value-type="float">
            <text:p>17,52270000</text:p>
          </table:table-cell>
          <table:table-cell office:value-type="float" office:value="17.5426" calcext:value-type="float">
            <text:p>17,54260000</text:p>
          </table:table-cell>
          <table:table-cell table:number-columns-repeated="8"/>
        </table:table-row>
        <table:table-row table:style-name="ro1">
          <table:table-cell office:value-type="float" office:value="17.5208586574467" calcext:value-type="float">
            <text:p>17,52085866</text:p>
          </table:table-cell>
          <table:table-cell table:number-columns-repeated="4"/>
          <table:table-cell office:value-type="float" office:value="17.5198" calcext:value-type="float">
            <text:p>17,51980000</text:p>
          </table:table-cell>
          <table:table-cell table:number-columns-repeated="8"/>
        </table:table-row>
        <table:table-row table:style-name="ro1">
          <table:table-cell office:value-type="float" office:value="17.4980277982916" calcext:value-type="float">
            <text:p>17,49802780</text:p>
          </table:table-cell>
          <table:table-cell office:value-type="float" office:value="17.2332" calcext:value-type="float">
            <text:p>17,233200000</text:p>
          </table:table-cell>
          <table:table-cell office:value-type="float" office:value="17.3549" calcext:value-type="float">
            <text:p>17,35490000</text:p>
          </table:table-cell>
          <table:table-cell office:value-type="float" office:value="17.4505" calcext:value-type="float">
            <text:p>17,45050000</text:p>
          </table:table-cell>
          <table:table-cell office:value-type="float" office:value="17.477" calcext:value-type="float">
            <text:p>17,47700000</text:p>
          </table:table-cell>
          <table:table-cell office:value-type="float" office:value="17.4971" calcext:value-type="float">
            <text:p>17,49710000</text:p>
          </table:table-cell>
          <table:table-cell table:number-columns-repeated="8"/>
        </table:table-row>
        <table:table-row table:style-name="ro1">
          <table:table-cell office:value-type="float" office:value="17.4752187059865" calcext:value-type="float">
            <text:p>17,47521871</text:p>
          </table:table-cell>
          <table:table-cell table:number-columns-repeated="4"/>
          <table:table-cell office:value-type="float" office:value="17.4743" calcext:value-type="float">
            <text:p>17,47430000</text:p>
          </table:table-cell>
          <table:table-cell table:number-columns-repeated="8"/>
        </table:table-row>
        <table:table-row table:style-name="ro1">
          <table:table-cell office:value-type="float" office:value="17.4524313505386" calcext:value-type="float">
            <text:p>17,45243135</text:p>
          </table:table-cell>
          <table:table-cell table:number-columns-repeated="3"/>
          <table:table-cell office:value-type="float" office:value="17.4315" calcext:value-type="float">
            <text:p>17,43150000</text:p>
          </table:table-cell>
          <table:table-cell office:value-type="float" office:value="17.4516" calcext:value-type="float">
            <text:p>17,45160000</text:p>
          </table:table-cell>
          <table:table-cell table:number-columns-repeated="8"/>
        </table:table-row>
        <table:table-row table:style-name="ro1">
          <table:table-cell office:value-type="float" office:value="17.4296657019599" calcext:value-type="float">
            <text:p>17,42966570</text:p>
          </table:table-cell>
          <table:table-cell table:number-columns-repeated="4"/>
          <table:table-cell office:value-type="float" office:value="17.4289" calcext:value-type="float">
            <text:p>17,42890000</text:p>
          </table:table-cell>
          <table:table-cell table:number-columns-repeated="8"/>
        </table:table-row>
        <table:table-row table:style-name="ro1">
          <table:table-cell office:value-type="float" office:value="17.4069217302669" calcext:value-type="float">
            <text:p>17,40692173</text:p>
          </table:table-cell>
          <table:table-cell table:number-columns-repeated="2"/>
          <table:table-cell office:value-type="float" office:value="17.3589" calcext:value-type="float">
            <text:p>17,35890000</text:p>
          </table:table-cell>
          <table:table-cell office:value-type="float" office:value="17.386" calcext:value-type="float">
            <text:p>17,38600000</text:p>
          </table:table-cell>
          <table:table-cell office:value-type="float" office:value="17.4063" calcext:value-type="float">
            <text:p>17,40630000</text:p>
          </table:table-cell>
          <table:table-cell table:number-columns-repeated="8"/>
        </table:table-row>
        <table:table-row table:style-name="ro1">
          <table:table-cell office:value-type="float" office:value="17.3841994054807" calcext:value-type="float">
            <text:p>17,38419941</text:p>
          </table:table-cell>
          <table:table-cell table:number-columns-repeated="4"/>
          <table:table-cell office:value-type="float" office:value="17.3836" calcext:value-type="float">
            <text:p>17,38360000</text:p>
          </table:table-cell>
          <table:table-cell table:number-columns-repeated="8"/>
        </table:table-row>
        <table:table-row table:style-name="ro1">
          <table:table-cell office:value-type="float" office:value="17.3614986976272" calcext:value-type="float">
            <text:p>17,36149870</text:p>
          </table:table-cell>
          <table:table-cell table:number-columns-repeated="3"/>
          <table:table-cell office:value-type="float" office:value="17.3406" calcext:value-type="float">
            <text:p>17,34060000</text:p>
          </table:table-cell>
          <table:table-cell office:value-type="float" office:value="17.361" calcext:value-type="float">
            <text:p>17,36100000</text:p>
          </table:table-cell>
          <table:table-cell table:number-columns-repeated="8"/>
        </table:table-row>
        <table:table-row table:style-name="ro1">
          <table:table-cell office:value-type="float" office:value="17.3388195767369" calcext:value-type="float">
            <text:p>17,33881958</text:p>
          </table:table-cell>
          <table:table-cell table:number-columns-repeated="4"/>
          <table:table-cell office:value-type="float" office:value="17.3384" calcext:value-type="float">
            <text:p>17,33840000</text:p>
          </table:table-cell>
          <table:table-cell table:number-columns-repeated="8"/>
        </table:table-row>
        <table:table-row table:style-name="ro1">
          <table:table-cell office:value-type="float" office:value="17.3161620128451" calcext:value-type="float">
            <text:p>17,31616201</text:p>
          </table:table-cell>
          <table:table-cell/>
          <table:table-cell office:value-type="float" office:value="17.1687" calcext:value-type="float">
            <text:p>17,16870000</text:p>
          </table:table-cell>
          <table:table-cell office:value-type="float" office:value="17.2676" calcext:value-type="float">
            <text:p>17,26760000</text:p>
          </table:table-cell>
          <table:table-cell office:value-type="float" office:value="17.2953" calcext:value-type="float">
            <text:p>17,29530000</text:p>
          </table:table-cell>
          <table:table-cell office:value-type="float" office:value="17.3158" calcext:value-type="float">
            <text:p>17,31580000</text:p>
          </table:table-cell>
          <table:table-cell table:number-columns-repeated="8"/>
        </table:table-row>
        <table:table-row table:style-name="ro1">
          <table:table-cell office:value-type="float" office:value="17.2935259759913" calcext:value-type="float">
            <text:p>17,29352598</text:p>
          </table:table-cell>
          <table:table-cell table:number-columns-repeated="4"/>
          <table:table-cell office:value-type="float" office:value="17.2933" calcext:value-type="float">
            <text:p>17,29330000</text:p>
          </table:table-cell>
          <table:table-cell table:number-columns-repeated="8"/>
        </table:table-row>
        <table:table-row table:style-name="ro1">
          <table:table-cell office:value-type="float" office:value="17.27091143622" calcext:value-type="float">
            <text:p>17,27091144</text:p>
          </table:table-cell>
          <table:table-cell table:number-columns-repeated="3"/>
          <table:table-cell office:value-type="float" office:value="17.2501" calcext:value-type="float">
            <text:p>17,25010000</text:p>
          </table:table-cell>
          <table:table-cell office:value-type="float" office:value="17.2707" calcext:value-type="float">
            <text:p>17,27070000</text:p>
          </table:table-cell>
          <table:table-cell table:number-columns-repeated="8"/>
        </table:table-row>
        <table:table-row table:style-name="ro1">
          <table:table-cell office:value-type="float" office:value="17.2483183635801" calcext:value-type="float">
            <text:p>17,24831836</text:p>
          </table:table-cell>
          <table:table-cell table:number-columns-repeated="4"/>
          <table:table-cell office:value-type="float" office:value="17.2482" calcext:value-type="float">
            <text:p>17,24820000</text:p>
          </table:table-cell>
          <table:table-cell table:number-columns-repeated="8"/>
        </table:table-row>
        <table:table-row table:style-name="ro1">
          <table:table-cell office:value-type="float" office:value="17.2257467281252" calcext:value-type="float">
            <text:p>17,22574673</text:p>
          </table:table-cell>
          <table:table-cell table:number-columns-repeated="2"/>
          <table:table-cell office:value-type="float" office:value="17.1766" calcext:value-type="float">
            <text:p>17,17660000</text:p>
          </table:table-cell>
          <table:table-cell office:value-type="float" office:value="17.205" calcext:value-type="float">
            <text:p>17,20500000</text:p>
          </table:table-cell>
          <table:table-cell office:value-type="float" office:value="17.2257" calcext:value-type="float">
            <text:p>17,22570000</text:p>
          </table:table-cell>
          <table:table-cell table:number-columns-repeated="8"/>
        </table:table-row>
        <table:table-row table:style-name="ro1">
          <table:table-cell office:value-type="float" office:value="17.2031964999136" calcext:value-type="float">
            <text:p>17,20319650</text:p>
          </table:table-cell>
          <table:table-cell table:number-columns-repeated="4"/>
          <table:table-cell office:value-type="float" office:value="17.2033" calcext:value-type="float">
            <text:p>17,20330000</text:p>
          </table:table-cell>
          <table:table-cell table:number-columns-repeated="8"/>
        </table:table-row>
        <table:table-row table:style-name="ro1">
          <table:table-cell office:value-type="float" office:value="17.1806676490078" calcext:value-type="float">
            <text:p>17,18066765</text:p>
          </table:table-cell>
          <table:table-cell table:number-columns-repeated="3"/>
          <table:table-cell office:value-type="float" office:value="17.16" calcext:value-type="float">
            <text:p>17,16000000</text:p>
          </table:table-cell>
          <table:table-cell office:value-type="float" office:value="17.1808" calcext:value-type="float">
            <text:p>17,18080000</text:p>
          </table:table-cell>
          <table:table-cell table:number-columns-repeated="8"/>
        </table:table-row>
        <table:table-row table:style-name="ro1">
          <table:table-cell office:value-type="float" office:value="17.1581601454752" calcext:value-type="float">
            <text:p>17,15816015</text:p>
          </table:table-cell>
          <table:table-cell table:number-columns-repeated="4"/>
          <table:table-cell office:value-type="float" office:value="17.1584" calcext:value-type="float">
            <text:p>17,15840000</text:p>
          </table:table-cell>
          <table:table-cell table:number-columns-repeated="8"/>
        </table:table-row>
        <table:table-row table:style-name="ro1">
          <table:table-cell office:value-type="float" office:value="17.1356739593876" calcext:value-type="float">
            <text:p>17,13567396</text:p>
          </table:table-cell>
          <table:table-cell office:value-type="float" office:value="16.8591" calcext:value-type="float">
            <text:p>16,859100000</text:p>
          </table:table-cell>
          <table:table-cell office:value-type="float" office:value="16.9838" calcext:value-type="float">
            <text:p>16,98380000</text:p>
          </table:table-cell>
          <table:table-cell office:value-type="float" office:value="17.086" calcext:value-type="float">
            <text:p>17,08600000</text:p>
          </table:table-cell>
          <table:table-cell office:value-type="float" office:value="17.115" calcext:value-type="float">
            <text:p>17,11500000</text:p>
          </table:table-cell>
          <table:table-cell office:value-type="float" office:value="17.136" calcext:value-type="float">
            <text:p>17,13600000</text:p>
          </table:table-cell>
          <table:table-cell table:number-columns-repeated="8"/>
        </table:table-row>
        <table:table-row table:style-name="ro1">
          <table:table-cell office:value-type="float" office:value="17.1132090608215" calcext:value-type="float">
            <text:p>17,11320906</text:p>
          </table:table-cell>
          <table:table-cell table:number-columns-repeated="4"/>
          <table:table-cell office:value-type="float" office:value="17.1136" calcext:value-type="float">
            <text:p>17,11360000</text:p>
          </table:table-cell>
          <table:table-cell table:number-columns-repeated="8"/>
        </table:table-row>
        <table:table-row table:style-name="ro1">
          <table:table-cell office:value-type="float" office:value="17.0907654198577" calcext:value-type="float">
            <text:p>17,09076542</text:p>
          </table:table-cell>
          <table:table-cell table:number-columns-repeated="3"/>
          <table:table-cell office:value-type="float" office:value="17.0702" calcext:value-type="float">
            <text:p>17,07020000</text:p>
          </table:table-cell>
          <table:table-cell office:value-type="float" office:value="17.0912" calcext:value-type="float">
            <text:p>17,09120000</text:p>
          </table:table-cell>
          <table:table-cell table:number-columns-repeated="8"/>
        </table:table-row>
        <table:table-row table:style-name="ro1">
          <table:table-cell office:value-type="float" office:value="17.0683430065819" calcext:value-type="float">
            <text:p>17,06834301</text:p>
          </table:table-cell>
          <table:table-cell table:number-columns-repeated="4"/>
          <table:table-cell office:value-type="float" office:value="17.0689" calcext:value-type="float">
            <text:p>17,06890000</text:p>
          </table:table-cell>
          <table:table-cell table:number-columns-repeated="8"/>
        </table:table-row>
        <table:table-row table:style-name="ro1">
          <table:table-cell office:value-type="float" office:value="17.0459417910839" calcext:value-type="float">
            <text:p>17,04594179</text:p>
          </table:table-cell>
          <table:table-cell table:number-columns-repeated="2"/>
          <table:table-cell office:value-type="float" office:value="16.9958" calcext:value-type="float">
            <text:p>16,99580000</text:p>
          </table:table-cell>
          <table:table-cell office:value-type="float" office:value="17.0254" calcext:value-type="float">
            <text:p>17,02540000</text:p>
          </table:table-cell>
          <table:table-cell office:value-type="float" office:value="17.0466" calcext:value-type="float">
            <text:p>17,04660000</text:p>
          </table:table-cell>
          <table:table-cell table:number-columns-repeated="8"/>
        </table:table-row>
        <table:table-row table:style-name="ro1">
          <table:table-cell office:value-type="float" office:value="17.0235617434584" calcext:value-type="float">
            <text:p>17,02356174</text:p>
          </table:table-cell>
          <table:table-cell table:number-columns-repeated="4"/>
          <table:table-cell office:value-type="float" office:value="17.0243" calcext:value-type="float">
            <text:p>17,02430000</text:p>
          </table:table-cell>
          <table:table-cell table:number-columns-repeated="8"/>
        </table:table-row>
        <table:table-row table:style-name="ro1">
          <table:table-cell office:value-type="float" office:value="17.0012028338041" calcext:value-type="float">
            <text:p>17,00120283</text:p>
          </table:table-cell>
          <table:table-cell table:number-columns-repeated="3"/>
          <table:table-cell office:value-type="float" office:value="16.9807" calcext:value-type="float">
            <text:p>16,98070000</text:p>
          </table:table-cell>
          <table:table-cell office:value-type="float" office:value="17.002" calcext:value-type="float">
            <text:p>17,00200000</text:p>
          </table:table-cell>
          <table:table-cell table:number-columns-repeated="8"/>
        </table:table-row>
        <table:table-row table:style-name="ro1">
          <table:table-cell office:value-type="float" office:value="16.9788650322249" calcext:value-type="float">
            <text:p>16,97886503</text:p>
          </table:table-cell>
          <table:table-cell table:number-columns-repeated="4"/>
          <table:table-cell office:value-type="float" office:value="16.9797" calcext:value-type="float">
            <text:p>16,97970000</text:p>
          </table:table-cell>
          <table:table-cell table:number-columns-repeated="8"/>
        </table:table-row>
        <table:table-row table:style-name="ro1">
          <table:table-cell office:value-type="float" office:value="16.9565483088285" calcext:value-type="float">
            <text:p>16,95654831</text:p>
          </table:table-cell>
          <table:table-cell/>
          <table:table-cell office:value-type="float" office:value="16.8004" calcext:value-type="float">
            <text:p>16,80040000</text:p>
          </table:table-cell>
          <table:table-cell office:value-type="float" office:value="16.9059" calcext:value-type="float">
            <text:p>16,90590000</text:p>
          </table:table-cell>
          <table:table-cell office:value-type="float" office:value="16.9361" calcext:value-type="float">
            <text:p>16,93610000</text:p>
          </table:table-cell>
          <table:table-cell office:value-type="float" office:value="16.9575" calcext:value-type="float">
            <text:p>16,95750000</text:p>
          </table:table-cell>
          <table:table-cell table:number-columns-repeated="8"/>
        </table:table-row>
        <table:table-row table:style-name="ro1">
          <table:table-cell office:value-type="float" office:value="16.9342526337275" calcext:value-type="float">
            <text:p>16,93425263</text:p>
          </table:table-cell>
          <table:table-cell table:number-columns-repeated="4"/>
          <table:table-cell office:value-type="float" office:value="16.9353" calcext:value-type="float">
            <text:p>16,93530000</text:p>
          </table:table-cell>
          <table:table-cell table:number-columns-repeated="8"/>
        </table:table-row>
        <table:table-row table:style-name="ro1">
          <table:table-cell office:value-type="float" office:value="16.9119779770387" calcext:value-type="float">
            <text:p>16,91197798</text:p>
          </table:table-cell>
          <table:table-cell table:number-columns-repeated="3"/>
          <table:table-cell office:value-type="float" office:value="16.8916" calcext:value-type="float">
            <text:p>16,89160000</text:p>
          </table:table-cell>
          <table:table-cell office:value-type="float" office:value="16.9131" calcext:value-type="float">
            <text:p>16,91310000</text:p>
          </table:table-cell>
          <table:table-cell table:number-columns-repeated="8"/>
        </table:table-row>
        <table:table-row table:style-name="ro1">
          <table:table-cell office:value-type="float" office:value="16.8897243088836" calcext:value-type="float">
            <text:p>16,88972431</text:p>
          </table:table-cell>
          <table:table-cell table:number-columns-repeated="4"/>
          <table:table-cell office:value-type="float" office:value="16.8909" calcext:value-type="float">
            <text:p>16,89090000</text:p>
          </table:table-cell>
          <table:table-cell table:number-columns-repeated="8"/>
        </table:table-row>
        <table:table-row table:style-name="ro1">
          <table:table-cell office:value-type="float" office:value="16.8674915993879" calcext:value-type="float">
            <text:p>16,86749160</text:p>
          </table:table-cell>
          <table:table-cell table:number-columns-repeated="2"/>
          <table:table-cell office:value-type="float" office:value="16.8163" calcext:value-type="float">
            <text:p>16,81630000</text:p>
          </table:table-cell>
          <table:table-cell office:value-type="float" office:value="16.8471" calcext:value-type="float">
            <text:p>16,84710000</text:p>
          </table:table-cell>
          <table:table-cell office:value-type="float" office:value="16.8687" calcext:value-type="float">
            <text:p>16,86870000</text:p>
          </table:table-cell>
          <table:table-cell table:number-columns-repeated="8"/>
        </table:table-row>
        <table:table-row table:style-name="ro1">
          <table:table-cell office:value-type="float" office:value="16.8452798186821" calcext:value-type="float">
            <text:p>16,84527982</text:p>
          </table:table-cell>
          <table:table-cell table:number-columns-repeated="4"/>
          <table:table-cell office:value-type="float" office:value="16.8466" calcext:value-type="float">
            <text:p>16,84660000</text:p>
          </table:table-cell>
          <table:table-cell table:number-columns-repeated="8"/>
        </table:table-row>
        <table:table-row table:style-name="ro1">
          <table:table-cell office:value-type="float" office:value="16.8230889369007" calcext:value-type="float">
            <text:p>16,82308894</text:p>
          </table:table-cell>
          <table:table-cell table:number-columns-repeated="3"/>
          <table:table-cell office:value-type="float" office:value="16.8028" calcext:value-type="float">
            <text:p>16,80280000</text:p>
          </table:table-cell>
          <table:table-cell office:value-type="float" office:value="16.8245" calcext:value-type="float">
            <text:p>16,82450000</text:p>
          </table:table-cell>
          <table:table-cell table:number-columns-repeated="8"/>
        </table:table-row>
        <table:table-row table:style-name="ro1">
          <table:table-cell office:value-type="float" office:value="16.8009189241828" calcext:value-type="float">
            <text:p>16,80091892</text:p>
          </table:table-cell>
          <table:table-cell table:number-columns-repeated="4"/>
          <table:table-cell office:value-type="float" office:value="16.8024" calcext:value-type="float">
            <text:p>16,80240000</text:p>
          </table:table-cell>
          <table:table-cell table:number-columns-repeated="8"/>
        </table:table-row>
        <table:table-row table:style-name="ro1">
          <table:table-cell office:value-type="float" office:value="16.7787697506719" calcext:value-type="float">
            <text:p>16,77876975</text:p>
          </table:table-cell>
          <table:table-cell office:value-type="float" office:value="16.4899" calcext:value-type="float">
            <text:p>16,489900000</text:p>
          </table:table-cell>
          <table:table-cell office:value-type="float" office:value="16.6183" calcext:value-type="float">
            <text:p>16,61830000</text:p>
          </table:table-cell>
          <table:table-cell office:value-type="float" office:value="16.727" calcext:value-type="float">
            <text:p>16,72700000</text:p>
          </table:table-cell>
          <table:table-cell office:value-type="float" office:value="16.7585" calcext:value-type="float">
            <text:p>16,75850000</text:p>
          </table:table-cell>
          <table:table-cell office:value-type="float" office:value="16.7803" calcext:value-type="float">
            <text:p>16,78030000</text:p>
          </table:table-cell>
          <table:table-cell table:number-columns-repeated="8"/>
        </table:table-row>
        <table:table-row table:style-name="ro1">
          <table:table-cell office:value-type="float" office:value="16.756641386516" calcext:value-type="float">
            <text:p>16,75664139</text:p>
          </table:table-cell>
          <table:table-cell table:number-columns-repeated="4"/>
          <table:table-cell office:value-type="float" office:value="16.7583" calcext:value-type="float">
            <text:p>16,75830000</text:p>
          </table:table-cell>
          <table:table-cell table:number-columns-repeated="8"/>
        </table:table-row>
        <table:table-row table:style-name="ro1">
          <table:table-cell office:value-type="float" office:value="16.7345338018672" calcext:value-type="float">
            <text:p>16,73453380</text:p>
          </table:table-cell>
          <table:table-cell table:number-columns-repeated="3"/>
          <table:table-cell office:value-type="float" office:value="16.7143" calcext:value-type="float">
            <text:p>16,71430000</text:p>
          </table:table-cell>
          <table:table-cell office:value-type="float" office:value="16.7363" calcext:value-type="float">
            <text:p>16,73630000</text:p>
          </table:table-cell>
          <table:table-cell table:number-columns-repeated="8"/>
        </table:table-row>
        <table:table-row table:style-name="ro1">
          <table:table-cell office:value-type="float" office:value="16.7124469668823" calcext:value-type="float">
            <text:p>16,71244697</text:p>
          </table:table-cell>
          <table:table-cell table:number-columns-repeated="4"/>
          <table:table-cell office:value-type="float" office:value="16.7142" calcext:value-type="float">
            <text:p>16,71420000</text:p>
          </table:table-cell>
          <table:table-cell table:number-columns-repeated="8"/>
        </table:table-row>
        <table:table-row table:style-name="ro1">
          <table:table-cell office:value-type="float" office:value="16.6903808517222" calcext:value-type="float">
            <text:p>16,69038085</text:p>
          </table:table-cell>
          <table:table-cell table:number-columns-repeated="2"/>
          <table:table-cell office:value-type="float" office:value="16.6381" calcext:value-type="float">
            <text:p>16,63810000</text:p>
          </table:table-cell>
          <table:table-cell office:value-type="float" office:value="16.6702" calcext:value-type="float">
            <text:p>16,67020000</text:p>
          </table:table-cell>
          <table:table-cell office:value-type="float" office:value="16.6923" calcext:value-type="float">
            <text:p>16,69230000</text:p>
          </table:table-cell>
          <table:table-cell table:number-columns-repeated="8"/>
        </table:table-row>
        <table:table-row table:style-name="ro1">
          <table:table-cell office:value-type="float" office:value="16.6683354265524" calcext:value-type="float">
            <text:p>16,66833543</text:p>
          </table:table-cell>
          <table:table-cell table:number-columns-repeated="4"/>
          <table:table-cell office:value-type="float" office:value="16.6703" calcext:value-type="float">
            <text:p>16,67030000</text:p>
          </table:table-cell>
          <table:table-cell table:number-columns-repeated="8"/>
        </table:table-row>
        <table:table-row table:style-name="ro1">
          <table:table-cell office:value-type="float" office:value="16.6463106615425" calcext:value-type="float">
            <text:p>16,64631066</text:p>
          </table:table-cell>
          <table:table-cell table:number-columns-repeated="3"/>
          <table:table-cell office:value-type="float" office:value="16.6262" calcext:value-type="float">
            <text:p>16,62620000</text:p>
          </table:table-cell>
          <table:table-cell office:value-type="float" office:value="16.6483" calcext:value-type="float">
            <text:p>16,64830000</text:p>
          </table:table-cell>
          <table:table-cell table:number-columns-repeated="8"/>
        </table:table-row>
        <table:table-row table:style-name="ro1">
          <table:table-cell office:value-type="float" office:value="16.6243065268667" calcext:value-type="float">
            <text:p>16,62430653</text:p>
          </table:table-cell>
          <table:table-cell table:number-columns-repeated="4"/>
          <table:table-cell office:value-type="float" office:value="16.6264" calcext:value-type="float">
            <text:p>16,62640000</text:p>
          </table:table-cell>
          <table:table-cell table:number-columns-repeated="8"/>
        </table:table-row>
        <table:table-row table:style-name="ro1">
          <table:table-cell office:value-type="float" office:value="16.6023229927034" calcext:value-type="float">
            <text:p>16,60232299</text:p>
          </table:table-cell>
          <table:table-cell/>
          <table:table-cell office:value-type="float" office:value="16.4375" calcext:value-type="float">
            <text:p>16,43750000</text:p>
          </table:table-cell>
          <table:table-cell office:value-type="float" office:value="16.5495" calcext:value-type="float">
            <text:p>16,54950000</text:p>
          </table:table-cell>
          <table:table-cell office:value-type="float" office:value="16.5822" calcext:value-type="float">
            <text:p>16,58220000</text:p>
          </table:table-cell>
          <table:table-cell office:value-type="float" office:value="16.6045" calcext:value-type="float">
            <text:p>16,60450000</text:p>
          </table:table-cell>
          <table:table-cell table:number-columns-repeated="8"/>
        </table:table-row>
        <table:table-row table:style-name="ro1">
          <table:table-cell office:value-type="float" office:value="16.5803600292351" calcext:value-type="float">
            <text:p>16,58036003</text:p>
          </table:table-cell>
          <table:table-cell table:number-columns-repeated="4"/>
          <table:table-cell office:value-type="float" office:value="16.5826" calcext:value-type="float">
            <text:p>16,58260000</text:p>
          </table:table-cell>
          <table:table-cell table:number-columns-repeated="8"/>
        </table:table-row>
        <table:table-row table:style-name="ro1">
          <table:table-cell office:value-type="float" office:value="16.5584176066489" calcext:value-type="float">
            <text:p>16,55841761</text:p>
          </table:table-cell>
          <table:table-cell table:number-columns-repeated="3"/>
          <table:table-cell office:value-type="float" office:value="16.5384" calcext:value-type="float">
            <text:p>16,53840000</text:p>
          </table:table-cell>
          <table:table-cell office:value-type="float" office:value="16.5608" calcext:value-type="float">
            <text:p>16,56080000</text:p>
          </table:table-cell>
          <table:table-cell table:number-columns-repeated="8"/>
        </table:table-row>
        <table:table-row table:style-name="ro1">
          <table:table-cell office:value-type="float" office:value="16.5364956951362" calcext:value-type="float">
            <text:p>16,53649570</text:p>
          </table:table-cell>
          <table:table-cell table:number-columns-repeated="4"/>
          <table:table-cell office:value-type="float" office:value="16.5389" calcext:value-type="float">
            <text:p>16,53890000</text:p>
          </table:table-cell>
          <table:table-cell table:number-columns-repeated="8"/>
        </table:table-row>
        <table:table-row table:style-name="ro1">
          <table:table-cell office:value-type="float" office:value="16.5145942648923" calcext:value-type="float">
            <text:p>16,51459426</text:p>
          </table:table-cell>
          <table:table-cell table:number-columns-repeated="2"/>
          <table:table-cell office:value-type="float" office:value="16.4613" calcext:value-type="float">
            <text:p>16,46130000</text:p>
          </table:table-cell>
          <table:table-cell office:value-type="float" office:value="16.4946" calcext:value-type="float">
            <text:p>16,49460000</text:p>
          </table:table-cell>
          <table:table-cell office:value-type="float" office:value="16.5171" calcext:value-type="float">
            <text:p>16,51710000</text:p>
          </table:table-cell>
          <table:table-cell table:number-columns-repeated="8"/>
        </table:table-row>
        <table:table-row table:style-name="ro1">
          <table:table-cell office:value-type="float" office:value="16.4927132861172" calcext:value-type="float">
            <text:p>16,49271329</text:p>
          </table:table-cell>
          <table:table-cell table:number-columns-repeated="4"/>
          <table:table-cell office:value-type="float" office:value="16.4953" calcext:value-type="float">
            <text:p>16,49530000</text:p>
          </table:table-cell>
          <table:table-cell table:number-columns-repeated="8"/>
        </table:table-row>
        <table:table-row table:style-name="ro1">
          <table:table-cell office:value-type="float" office:value="16.4708527290151" calcext:value-type="float">
            <text:p>16,47085273</text:p>
          </table:table-cell>
          <table:table-cell table:number-columns-repeated="3"/>
          <table:table-cell office:value-type="float" office:value="16.4509" calcext:value-type="float">
            <text:p>16,45090000</text:p>
          </table:table-cell>
          <table:table-cell office:value-type="float" office:value="16.4735" calcext:value-type="float">
            <text:p>16,47350000</text:p>
          </table:table-cell>
          <table:table-cell table:number-columns-repeated="8"/>
        </table:table-row>
        <table:table-row table:style-name="ro1">
          <table:table-cell office:value-type="float" office:value="16.4490125637942" calcext:value-type="float">
            <text:p>16,44901256</text:p>
          </table:table-cell>
          <table:table-cell table:number-columns-repeated="4"/>
          <table:table-cell office:value-type="float" office:value="16.4518" calcext:value-type="float">
            <text:p>16,45180000</text:p>
          </table:table-cell>
          <table:table-cell table:number-columns-repeated="8"/>
        </table:table-row>
        <table:table-row table:style-name="ro1">
          <table:table-cell office:value-type="float" office:value="16.4271927606673" calcext:value-type="float">
            <text:p>16,42719276</text:p>
          </table:table-cell>
          <table:table-cell office:value-type="float" office:value="16.1257" calcext:value-type="float">
            <text:p>16,125700000</text:p>
          </table:table-cell>
          <table:table-cell office:value-type="float" office:value="16.258" calcext:value-type="float">
            <text:p>16,25800000</text:p>
          </table:table-cell>
          <table:table-cell office:value-type="float" office:value="16.3734" calcext:value-type="float">
            <text:p>16,37340000</text:p>
          </table:table-cell>
          <table:table-cell office:value-type="float" office:value="16.4073" calcext:value-type="float">
            <text:p>16,40730000</text:p>
          </table:table-cell>
          <table:table-cell office:value-type="float" office:value="16.43" calcext:value-type="float">
            <text:p>16,43000000</text:p>
          </table:table-cell>
          <table:table-cell table:number-columns-repeated="8"/>
        </table:table-row>
        <table:table-row table:style-name="ro1">
          <table:table-cell office:value-type="float" office:value="16.405393289851" calcext:value-type="float">
            <text:p>16,40539329</text:p>
          </table:table-cell>
          <table:table-cell table:number-columns-repeated="4"/>
          <table:table-cell office:value-type="float" office:value="16.4083" calcext:value-type="float">
            <text:p>16,40830000</text:p>
          </table:table-cell>
          <table:table-cell table:number-columns-repeated="8"/>
        </table:table-row>
        <table:table-row table:style-name="ro1">
          <table:table-cell office:value-type="float" office:value="16.3836141215666" calcext:value-type="float">
            <text:p>16,38361412</text:p>
          </table:table-cell>
          <table:table-cell table:number-columns-repeated="3"/>
          <table:table-cell office:value-type="float" office:value="16.3638" calcext:value-type="float">
            <text:p>16,36380000</text:p>
          </table:table-cell>
          <table:table-cell office:value-type="float" office:value="16.3866" calcext:value-type="float">
            <text:p>16,38660000</text:p>
          </table:table-cell>
          <table:table-cell table:number-columns-repeated="8"/>
        </table:table-row>
        <table:table-row table:style-name="ro1">
          <table:table-cell office:value-type="float" office:value="16.3618552260392" calcext:value-type="float">
            <text:p>16,36185523</text:p>
          </table:table-cell>
          <table:table-cell table:number-columns-repeated="4"/>
          <table:table-cell office:value-type="float" office:value="16.3649" calcext:value-type="float">
            <text:p>16,36490000</text:p>
          </table:table-cell>
          <table:table-cell table:number-columns-repeated="8"/>
        </table:table-row>
        <table:table-row table:style-name="ro1">
          <table:table-cell office:value-type="float" office:value="16.3401165734984" calcext:value-type="float">
            <text:p>16,34011657</text:p>
          </table:table-cell>
          <table:table-cell table:number-columns-repeated="2"/>
          <table:table-cell office:value-type="float" office:value="16.2858" calcext:value-type="float">
            <text:p>16,28580000</text:p>
          </table:table-cell>
          <table:table-cell office:value-type="float" office:value="16.3203" calcext:value-type="float">
            <text:p>16,32030000</text:p>
          </table:table-cell>
          <table:table-cell office:value-type="float" office:value="16.3433" calcext:value-type="float">
            <text:p>16,34330000</text:p>
          </table:table-cell>
          <table:table-cell table:number-columns-repeated="8"/>
        </table:table-row>
        <table:table-row table:style-name="ro1">
          <table:table-cell office:value-type="float" office:value="16.3183981341779" calcext:value-type="float">
            <text:p>16,31839813</text:p>
          </table:table-cell>
          <table:table-cell table:number-columns-repeated="4"/>
          <table:table-cell office:value-type="float" office:value="16.3216" calcext:value-type="float">
            <text:p>16,32160000</text:p>
          </table:table-cell>
          <table:table-cell table:number-columns-repeated="8"/>
        </table:table-row>
        <table:table-row table:style-name="ro1">
          <table:table-cell office:value-type="float" office:value="16.2966998783154" calcext:value-type="float">
            <text:p>16,29669988</text:p>
          </table:table-cell>
          <table:table-cell table:number-columns-repeated="3"/>
          <table:table-cell office:value-type="float" office:value="16.2769" calcext:value-type="float">
            <text:p>16,27690000</text:p>
          </table:table-cell>
          <table:table-cell office:value-type="float" office:value="16.3" calcext:value-type="float">
            <text:p>16,30000000</text:p>
          </table:table-cell>
          <table:table-cell table:number-columns-repeated="8"/>
        </table:table-row>
        <table:table-row table:style-name="ro1">
          <table:table-cell office:value-type="float" office:value="16.275021776153" calcext:value-type="float">
            <text:p>16,27502178</text:p>
          </table:table-cell>
          <table:table-cell table:number-columns-repeated="4"/>
          <table:table-cell office:value-type="float" office:value="16.2784" calcext:value-type="float">
            <text:p>16,27840000</text:p>
          </table:table-cell>
          <table:table-cell table:number-columns-repeated="8"/>
        </table:table-row>
        <table:table-row table:style-name="ro1">
          <table:table-cell office:value-type="float" office:value="16.2533637979368" calcext:value-type="float">
            <text:p>16,25336380</text:p>
          </table:table-cell>
          <table:table-cell/>
          <table:table-cell office:value-type="float" office:value="16.0798" calcext:value-type="float">
            <text:p>16,07980000</text:p>
          </table:table-cell>
          <table:table-cell office:value-type="float" office:value="16.1985" calcext:value-type="float">
            <text:p>16,19850000</text:p>
          </table:table-cell>
          <table:table-cell office:value-type="float" office:value="16.2336" calcext:value-type="float">
            <text:p>16,23360000</text:p>
          </table:table-cell>
          <table:table-cell office:value-type="float" office:value="16.2568" calcext:value-type="float">
            <text:p>16,25680000</text:p>
          </table:table-cell>
          <table:table-cell table:number-columns-repeated="8"/>
        </table:table-row>
        <table:table-row table:style-name="ro1">
          <table:table-cell office:value-type="float" office:value="16.2317259139172" calcext:value-type="float">
            <text:p>16,23172591</text:p>
          </table:table-cell>
          <table:table-cell table:number-columns-repeated="4"/>
          <table:table-cell office:value-type="float" office:value="16.2353" calcext:value-type="float">
            <text:p>16,23530000</text:p>
          </table:table-cell>
          <table:table-cell table:number-columns-repeated="8"/>
        </table:table-row>
        <table:table-row table:style-name="ro1">
          <table:table-cell office:value-type="float" office:value="16.2101080943487" calcext:value-type="float">
            <text:p>16,21010809</text:p>
          </table:table-cell>
          <table:table-cell table:number-columns-repeated="3"/>
          <table:table-cell office:value-type="float" office:value="16.1904" calcext:value-type="float">
            <text:p>16,19040000</text:p>
          </table:table-cell>
          <table:table-cell office:value-type="float" office:value="16.2137" calcext:value-type="float">
            <text:p>16,21370000</text:p>
          </table:table-cell>
          <table:table-cell table:number-columns-repeated="8"/>
        </table:table-row>
        <table:table-row table:style-name="ro1">
          <table:table-cell office:value-type="float" office:value="16.1885103094897" calcext:value-type="float">
            <text:p>16,18851031</text:p>
          </table:table-cell>
          <table:table-cell table:number-columns-repeated="4"/>
          <table:table-cell office:value-type="float" office:value="16.1922" calcext:value-type="float">
            <text:p>16,19220000</text:p>
          </table:table-cell>
          <table:table-cell table:number-columns-repeated="8"/>
        </table:table-row>
        <table:table-row table:style-name="ro1">
          <table:table-cell office:value-type="float" office:value="16.1669325296032" calcext:value-type="float">
            <text:p>16,16693253</text:p>
          </table:table-cell>
          <table:table-cell table:number-columns-repeated="2"/>
          <table:table-cell office:value-type="float" office:value="16.1115" calcext:value-type="float">
            <text:p>16,11150000</text:p>
          </table:table-cell>
          <table:table-cell office:value-type="float" office:value="16.1473" calcext:value-type="float">
            <text:p>16,14730000</text:p>
          </table:table-cell>
          <table:table-cell office:value-type="float" office:value="16.1707" calcext:value-type="float">
            <text:p>16,17070000</text:p>
          </table:table-cell>
          <table:table-cell table:number-columns-repeated="8"/>
        </table:table-row>
        <table:table-row table:style-name="ro1">
          <table:table-cell office:value-type="float" office:value="16.1453747249557" calcext:value-type="float">
            <text:p>16,14537472</text:p>
          </table:table-cell>
          <table:table-cell table:number-columns-repeated="4"/>
          <table:table-cell office:value-type="float" office:value="16.1492" calcext:value-type="float">
            <text:p>16,14920000</text:p>
          </table:table-cell>
          <table:table-cell table:number-columns-repeated="8"/>
        </table:table-row>
        <table:table-row table:style-name="ro1">
          <table:table-cell office:value-type="float" office:value="16.1238368658183" calcext:value-type="float">
            <text:p>16,12383687</text:p>
          </table:table-cell>
          <table:table-cell table:number-columns-repeated="3"/>
          <table:table-cell office:value-type="float" office:value="16.1042" calcext:value-type="float">
            <text:p>16,10420000</text:p>
          </table:table-cell>
          <table:table-cell office:value-type="float" office:value="16.1278" calcext:value-type="float">
            <text:p>16,12780000</text:p>
          </table:table-cell>
          <table:table-cell table:number-columns-repeated="8"/>
        </table:table-row>
        <table:table-row table:style-name="ro1">
          <table:table-cell office:value-type="float" office:value="16.102318922466" calcext:value-type="float">
            <text:p>16,10231892</text:p>
          </table:table-cell>
          <table:table-cell table:number-columns-repeated="4"/>
          <table:table-cell office:value-type="float" office:value="16.1063" calcext:value-type="float">
            <text:p>16,10630000</text:p>
          </table:table-cell>
          <table:table-cell table:number-columns-repeated="8"/>
        </table:table-row>
        <table:table-row table:style-name="ro1">
          <table:table-cell office:value-type="float" office:value="16.0808208651778" calcext:value-type="float">
            <text:p>16,08082087</text:p>
          </table:table-cell>
          <table:table-cell office:value-type="float" office:value="15.7667" calcext:value-type="float">
            <text:p>15,766700000</text:p>
          </table:table-cell>
          <table:table-cell office:value-type="float" office:value="15.9029" calcext:value-type="float">
            <text:p>15,90290000</text:p>
          </table:table-cell>
          <table:table-cell office:value-type="float" office:value="16.0249" calcext:value-type="float">
            <text:p>16,02490000</text:p>
          </table:table-cell>
          <table:table-cell office:value-type="float" office:value="16.0613" calcext:value-type="float">
            <text:p>16,06130000</text:p>
          </table:table-cell>
          <table:table-cell office:value-type="float" office:value="16.0849" calcext:value-type="float">
            <text:p>16,08490000</text:p>
          </table:table-cell>
          <table:table-cell table:number-columns-repeated="8"/>
        </table:table-row>
        <table:table-row table:style-name="ro1">
          <table:table-cell office:value-type="float" office:value="16.0593426642367" calcext:value-type="float">
            <text:p>16,05934266</text:p>
          </table:table-cell>
          <table:table-cell table:number-columns-repeated="4"/>
          <table:table-cell office:value-type="float" office:value="16.0635" calcext:value-type="float">
            <text:p>16,06350000</text:p>
          </table:table-cell>
          <table:table-cell table:number-columns-repeated="8"/>
        </table:table-row>
        <table:table-row table:style-name="ro1">
          <table:table-cell office:value-type="float" office:value="16.0378842899302" calcext:value-type="float">
            <text:p>16,03788429</text:p>
          </table:table-cell>
          <table:table-cell table:number-columns-repeated="3"/>
          <table:table-cell office:value-type="float" office:value="16.0184" calcext:value-type="float">
            <text:p>16,01840000</text:p>
          </table:table-cell>
          <table:table-cell office:value-type="float" office:value="16.0421" calcext:value-type="float">
            <text:p>16,04210000</text:p>
          </table:table-cell>
          <table:table-cell table:number-columns-repeated="8"/>
        </table:table-row>
        <table:table-row table:style-name="ro1">
          <table:table-cell office:value-type="float" office:value="16.0164457125492" calcext:value-type="float">
            <text:p>16,01644571</text:p>
          </table:table-cell>
          <table:table-cell table:number-columns-repeated="4"/>
          <table:table-cell office:value-type="float" office:value="16.0208" calcext:value-type="float">
            <text:p>16,02080000</text:p>
          </table:table-cell>
          <table:table-cell table:number-columns-repeated="8"/>
        </table:table-row>
        <table:table-row table:style-name="ro1">
          <table:table-cell office:value-type="float" office:value="15.9950269023891" calcext:value-type="float">
            <text:p>15,99502690</text:p>
          </table:table-cell>
          <table:table-cell table:number-columns-repeated="2"/>
          <table:table-cell office:value-type="float" office:value="15.9385" calcext:value-type="float">
            <text:p>15,93850000</text:p>
          </table:table-cell>
          <table:table-cell office:value-type="float" office:value="15.9756" calcext:value-type="float">
            <text:p>15,97560000</text:p>
          </table:table-cell>
          <table:table-cell office:value-type="float" office:value="15.9994" calcext:value-type="float">
            <text:p>15,99940000</text:p>
          </table:table-cell>
          <table:table-cell table:number-columns-repeated="8"/>
        </table:table-row>
        <table:table-row table:style-name="ro1">
          <table:table-cell office:value-type="float" office:value="15.9736278297492" calcext:value-type="float">
            <text:p>15,97362783</text:p>
          </table:table-cell>
          <table:table-cell table:number-columns-repeated="4"/>
          <table:table-cell office:value-type="float" office:value="15.9781" calcext:value-type="float">
            <text:p>15,97810000</text:p>
          </table:table-cell>
          <table:table-cell table:number-columns-repeated="8"/>
        </table:table-row>
        <table:table-row table:style-name="ro1">
          <table:table-cell office:value-type="float" office:value="15.9522484649326" calcext:value-type="float">
            <text:p>15,95224846</text:p>
          </table:table-cell>
          <table:table-cell table:number-columns-repeated="3"/>
          <table:table-cell office:value-type="float" office:value="15.9328" calcext:value-type="float">
            <text:p>15,93280000</text:p>
          </table:table-cell>
          <table:table-cell office:value-type="float" office:value="15.9568" calcext:value-type="float">
            <text:p>15,95680000</text:p>
          </table:table-cell>
          <table:table-cell table:number-columns-repeated="8"/>
        </table:table-row>
        <table:table-row table:style-name="ro1">
          <table:table-cell office:value-type="float" office:value="15.9308887782468" calcext:value-type="float">
            <text:p>15,93088878</text:p>
          </table:table-cell>
          <table:table-cell table:number-columns-repeated="4"/>
          <table:table-cell office:value-type="float" office:value="15.9355" calcext:value-type="float">
            <text:p>15,93550000</text:p>
          </table:table-cell>
          <table:table-cell table:number-columns-repeated="8"/>
        </table:table-row>
        <table:table-row table:style-name="ro1">
          <table:table-cell office:value-type="float" office:value="15.9095487400029" calcext:value-type="float">
            <text:p>15,90954874</text:p>
          </table:table-cell>
          <table:table-cell/>
          <table:table-cell office:value-type="float" office:value="15.7272" calcext:value-type="float">
            <text:p>15,72720000</text:p>
          </table:table-cell>
          <table:table-cell office:value-type="float" office:value="15.8525" calcext:value-type="float">
            <text:p>15,85250000</text:p>
          </table:table-cell>
          <table:table-cell office:value-type="float" office:value="15.8902" calcext:value-type="float">
            <text:p>15,89020000</text:p>
          </table:table-cell>
          <table:table-cell office:value-type="float" office:value="15.9143" calcext:value-type="float">
            <text:p>15,91430000</text:p>
          </table:table-cell>
          <table:table-cell table:number-columns-repeated="8"/>
        </table:table-row>
        <table:table-row table:style-name="ro1">
          <table:table-cell office:value-type="float" office:value="15.8882283205162" calcext:value-type="float">
            <text:p>15,88822832</text:p>
          </table:table-cell>
          <table:table-cell table:number-columns-repeated="4"/>
          <table:table-cell office:value-type="float" office:value="15.893" calcext:value-type="float">
            <text:p>15,89300000</text:p>
          </table:table-cell>
          <table:table-cell table:number-columns-repeated="8"/>
        </table:table-row>
        <table:table-row table:style-name="ro1">
          <table:table-cell office:value-type="float" office:value="15.8669274901058" calcext:value-type="float">
            <text:p>15,86692749</text:p>
          </table:table-cell>
          <table:table-cell table:number-columns-repeated="3"/>
          <table:table-cell office:value-type="float" office:value="15.8476" calcext:value-type="float">
            <text:p>15,84760000</text:p>
          </table:table-cell>
          <table:table-cell office:value-type="float" office:value="15.8718" calcext:value-type="float">
            <text:p>15,87180000</text:p>
          </table:table-cell>
          <table:table-cell table:number-columns-repeated="8"/>
        </table:table-row>
        <table:table-row table:style-name="ro1">
          <table:table-cell office:value-type="float" office:value="15.845646219095" calcext:value-type="float">
            <text:p>15,84564622</text:p>
          </table:table-cell>
          <table:table-cell table:number-columns-repeated="4"/>
          <table:table-cell office:value-type="float" office:value="15.8506" calcext:value-type="float">
            <text:p>15,85060000</text:p>
          </table:table-cell>
          <table:table-cell table:number-columns-repeated="8"/>
        </table:table-row>
        <table:table-row table:style-name="ro1">
          <table:table-cell office:value-type="float" office:value="15.8243844778108" calcext:value-type="float">
            <text:p>15,82438448</text:p>
          </table:table-cell>
          <table:table-cell table:number-columns-repeated="2"/>
          <table:table-cell office:value-type="float" office:value="15.7668" calcext:value-type="float">
            <text:p>15,76680000</text:p>
          </table:table-cell>
          <table:table-cell office:value-type="float" office:value="15.8051" calcext:value-type="float">
            <text:p>15,80510000</text:p>
          </table:table-cell>
          <table:table-cell office:value-type="float" office:value="15.8294" calcext:value-type="float">
            <text:p>15,82940000</text:p>
          </table:table-cell>
          <table:table-cell table:number-columns-repeated="8"/>
        </table:table-row>
        <table:table-row table:style-name="ro1">
          <table:table-cell office:value-type="float" office:value="15.8031422365843" calcext:value-type="float">
            <text:p>15,80314224</text:p>
          </table:table-cell>
          <table:table-cell table:number-columns-repeated="4"/>
          <table:table-cell office:value-type="float" office:value="15.8083" calcext:value-type="float">
            <text:p>15,80830000</text:p>
          </table:table-cell>
          <table:table-cell table:number-columns-repeated="8"/>
        </table:table-row>
        <table:table-row table:style-name="ro1">
          <table:table-cell office:value-type="float" office:value="15.7819194657504" calcext:value-type="float">
            <text:p>15,78191947</text:p>
          </table:table-cell>
          <table:table-cell table:number-columns-repeated="3"/>
          <table:table-cell office:value-type="float" office:value="15.7627" calcext:value-type="float">
            <text:p>15,76270000</text:p>
          </table:table-cell>
          <table:table-cell office:value-type="float" office:value="15.7871" calcext:value-type="float">
            <text:p>15,78710000</text:p>
          </table:table-cell>
          <table:table-cell table:number-columns-repeated="8"/>
        </table:table-row>
        <table:table-row table:style-name="ro1">
          <table:table-cell office:value-type="float" office:value="15.7607161356478" calcext:value-type="float">
            <text:p>15,76071614</text:p>
          </table:table-cell>
          <table:table-cell table:number-columns-repeated="4"/>
          <table:table-cell office:value-type="float" office:value="15.766" calcext:value-type="float">
            <text:p>15,76600000</text:p>
          </table:table-cell>
          <table:table-cell table:number-columns-repeated="8"/>
        </table:table-row>
        <table:table-row table:style-name="ro1">
          <table:table-cell office:value-type="float" office:value="15.7395322166194" calcext:value-type="float">
            <text:p>15,73953222</text:p>
          </table:table-cell>
          <table:table-cell office:value-type="float" office:value="15.4128" calcext:value-type="float">
            <text:p>15,412800000</text:p>
          </table:table-cell>
          <table:table-cell office:value-type="float" office:value="15.5528" calcext:value-type="float">
            <text:p>15,55280000</text:p>
          </table:table-cell>
          <table:table-cell office:value-type="float" office:value="15.6814" calcext:value-type="float">
            <text:p>15,68140000</text:p>
          </table:table-cell>
          <table:table-cell office:value-type="float" office:value="15.7203" calcext:value-type="float">
            <text:p>15,72030000</text:p>
          </table:table-cell>
          <table:table-cell office:value-type="float" office:value="15.7449" calcext:value-type="float">
            <text:p>15,74490000</text:p>
          </table:table-cell>
          <table:table-cell table:number-columns-repeated="8"/>
        </table:table-row>
        <table:table-row table:style-name="ro1">
          <table:table-cell office:value-type="float" office:value="15.7183676790119" calcext:value-type="float">
            <text:p>15,71836768</text:p>
          </table:table-cell>
          <table:table-cell table:number-columns-repeated="4"/>
          <table:table-cell office:value-type="float" office:value="15.7238" calcext:value-type="float">
            <text:p>15,72380000</text:p>
          </table:table-cell>
          <table:table-cell table:number-columns-repeated="8"/>
        </table:table-row>
        <table:table-row table:style-name="ro1">
          <table:table-cell office:value-type="float" office:value="15.6972224931757" calcext:value-type="float">
            <text:p>15,69722249</text:p>
          </table:table-cell>
          <table:table-cell table:number-columns-repeated="3"/>
          <table:table-cell office:value-type="float" office:value="15.6781" calcext:value-type="float">
            <text:p>15,67810000</text:p>
          </table:table-cell>
          <table:table-cell office:value-type="float" office:value="15.7027" calcext:value-type="float">
            <text:p>15,70270000</text:p>
          </table:table-cell>
          <table:table-cell table:number-columns-repeated="8"/>
        </table:table-row>
        <table:table-row table:style-name="ro1">
          <table:table-cell office:value-type="float" office:value="15.6760966294651" calcext:value-type="float">
            <text:p>15,67609663</text:p>
          </table:table-cell>
          <table:table-cell table:number-columns-repeated="4"/>
          <table:table-cell office:value-type="float" office:value="15.6817" calcext:value-type="float">
            <text:p>15,68170000</text:p>
          </table:table-cell>
          <table:table-cell table:number-columns-repeated="8"/>
        </table:table-row>
        <table:table-row table:style-name="ro1">
          <table:table-cell office:value-type="float" office:value="15.6549900582386" calcext:value-type="float">
            <text:p>15,65499006</text:p>
          </table:table-cell>
          <table:table-cell table:number-columns-repeated="2"/>
          <table:table-cell office:value-type="float" office:value="15.5964" calcext:value-type="float">
            <text:p>15,59640000</text:p>
          </table:table-cell>
          <table:table-cell office:value-type="float" office:value="15.6359" calcext:value-type="float">
            <text:p>15,63590000</text:p>
          </table:table-cell>
          <table:table-cell office:value-type="float" office:value="15.6607" calcext:value-type="float">
            <text:p>15,66070000</text:p>
          </table:table-cell>
          <table:table-cell table:number-columns-repeated="8"/>
        </table:table-row>
        <table:table-row table:style-name="ro1">
          <table:table-cell office:value-type="float" office:value="15.6339027498579" calcext:value-type="float">
            <text:p>15,63390275</text:p>
          </table:table-cell>
          <table:table-cell table:number-columns-repeated="4"/>
          <table:table-cell office:value-type="float" office:value="15.6396" calcext:value-type="float">
            <text:p>15,63960000</text:p>
          </table:table-cell>
          <table:table-cell table:number-columns-repeated="8"/>
        </table:table-row>
        <table:table-row table:style-name="ro1">
          <table:table-cell office:value-type="float" office:value="15.6128346746891" calcext:value-type="float">
            <text:p>15,61283467</text:p>
          </table:table-cell>
          <table:table-cell table:number-columns-repeated="3"/>
          <table:table-cell office:value-type="float" office:value="15.5938" calcext:value-type="float">
            <text:p>15,59380000</text:p>
          </table:table-cell>
          <table:table-cell office:value-type="float" office:value="15.6187" calcext:value-type="float">
            <text:p>15,61870000</text:p>
          </table:table-cell>
          <table:table-cell table:number-columns-repeated="8"/>
        </table:table-row>
        <table:table-row table:style-name="ro1">
          <table:table-cell office:value-type="float" office:value="15.5917858031018" calcext:value-type="float">
            <text:p>15,59178580</text:p>
          </table:table-cell>
          <table:table-cell table:number-columns-repeated="4"/>
          <table:table-cell office:value-type="float" office:value="15.5977" calcext:value-type="float">
            <text:p>15,59770000</text:p>
          </table:table-cell>
          <table:table-cell table:number-columns-repeated="8"/>
        </table:table-row>
        <table:table-row table:style-name="ro1">
          <table:table-cell office:value-type="float" office:value="15.5707561054697" calcext:value-type="float">
            <text:p>15,57075611</text:p>
          </table:table-cell>
          <table:table-cell/>
          <table:table-cell office:value-type="float" office:value="15.3796" calcext:value-type="float">
            <text:p>15,37960000</text:p>
          </table:table-cell>
          <table:table-cell office:value-type="float" office:value="15.5116" calcext:value-type="float">
            <text:p>15,51160000</text:p>
          </table:table-cell>
          <table:table-cell office:value-type="float" office:value="15.5517" calcext:value-type="float">
            <text:p>15,55170000</text:p>
          </table:table-cell>
          <table:table-cell office:value-type="float" office:value="15.5767" calcext:value-type="float">
            <text:p>15,57670000</text:p>
          </table:table-cell>
          <table:table-cell table:number-columns-repeated="8"/>
        </table:table-row>
        <table:table-row table:style-name="ro1">
          <table:table-cell office:value-type="float" office:value="15.5497455521699" calcext:value-type="float">
            <text:p>15,54974555</text:p>
          </table:table-cell>
          <table:table-cell table:number-columns-repeated="4"/>
          <table:table-cell office:value-type="float" office:value="15.5558" calcext:value-type="float">
            <text:p>15,55580000</text:p>
          </table:table-cell>
          <table:table-cell table:number-columns-repeated="8"/>
        </table:table-row>
        <table:table-row table:style-name="ro1">
          <table:table-cell office:value-type="float" office:value="15.5287541135837" calcext:value-type="float">
            <text:p>15,52875411</text:p>
          </table:table-cell>
          <table:table-cell table:number-columns-repeated="3"/>
          <table:table-cell office:value-type="float" office:value="15.5098" calcext:value-type="float">
            <text:p>15,50980000</text:p>
          </table:table-cell>
          <table:table-cell office:value-type="float" office:value="15.5349" calcext:value-type="float">
            <text:p>15,53490000</text:p>
          </table:table-cell>
          <table:table-cell table:number-columns-repeated="8"/>
        </table:table-row>
        <table:table-row table:style-name="ro1">
          <table:table-cell office:value-type="float" office:value="15.5077817600957" calcext:value-type="float">
            <text:p>15,50778176</text:p>
          </table:table-cell>
          <table:table-cell table:number-columns-repeated="4"/>
          <table:table-cell office:value-type="float" office:value="15.514" calcext:value-type="float">
            <text:p>15,51400000</text:p>
          </table:table-cell>
          <table:table-cell table:number-columns-repeated="8"/>
        </table:table-row>
        <table:table-row table:style-name="ro1">
          <table:table-cell office:value-type="float" office:value="15.4868284620947" calcext:value-type="float">
            <text:p>15,48682846</text:p>
          </table:table-cell>
          <table:table-cell table:number-columns-repeated="2"/>
          <table:table-cell office:value-type="float" office:value="15.4271" calcext:value-type="float">
            <text:p>15,42710000</text:p>
          </table:table-cell>
          <table:table-cell office:value-type="float" office:value="15.4679" calcext:value-type="float">
            <text:p>15,46790000</text:p>
          </table:table-cell>
          <table:table-cell office:value-type="float" office:value="15.4931" calcext:value-type="float">
            <text:p>15,49310000</text:p>
          </table:table-cell>
          <table:table-cell table:number-columns-repeated="8"/>
        </table:table-row>
        <table:table-row table:style-name="ro1">
          <table:table-cell office:value-type="float" office:value="15.465894189973" calcext:value-type="float">
            <text:p>15,46589419</text:p>
          </table:table-cell>
          <table:table-cell table:number-columns-repeated="4"/>
          <table:table-cell office:value-type="float" office:value="15.4723" calcext:value-type="float">
            <text:p>15,47230000</text:p>
          </table:table-cell>
          <table:table-cell table:number-columns-repeated="8"/>
        </table:table-row>
        <table:table-row table:style-name="ro1">
          <table:table-cell office:value-type="float" office:value="15.4449789141268" calcext:value-type="float">
            <text:p>15,44497891</text:p>
          </table:table-cell>
          <table:table-cell table:number-columns-repeated="3"/>
          <table:table-cell office:value-type="float" office:value="15.4261" calcext:value-type="float">
            <text:p>15,42610000</text:p>
          </table:table-cell>
          <table:table-cell office:value-type="float" office:value="15.4514" calcext:value-type="float">
            <text:p>15,45140000</text:p>
          </table:table-cell>
          <table:table-cell table:number-columns-repeated="8"/>
        </table:table-row>
        <table:table-row table:style-name="ro1">
          <table:table-cell office:value-type="float" office:value="15.4240826049558" calcext:value-type="float">
            <text:p>15,42408260</text:p>
          </table:table-cell>
          <table:table-cell table:number-columns-repeated="4"/>
          <table:table-cell office:value-type="float" office:value="15.4306" calcext:value-type="float">
            <text:p>15,43060000</text:p>
          </table:table-cell>
          <table:table-cell table:number-columns-repeated="8"/>
        </table:table-row>
        <table:table-row table:style-name="ro1">
          <table:table-cell office:value-type="float" office:value="15.4032052328637" calcext:value-type="float">
            <text:p>15,40320523</text:p>
          </table:table-cell>
          <table:table-cell office:value-type="float" office:value="15.0636" calcext:value-type="float">
            <text:p>15,063600000</text:p>
          </table:table-cell>
          <table:table-cell office:value-type="float" office:value="15.2076" calcext:value-type="float">
            <text:p>15,20760000</text:p>
          </table:table-cell>
          <table:table-cell office:value-type="float" office:value="15.343" calcext:value-type="float">
            <text:p>15,34300000</text:p>
          </table:table-cell>
          <table:table-cell office:value-type="float" office:value="15.3844" calcext:value-type="float">
            <text:p>15,38440000</text:p>
          </table:table-cell>
          <table:table-cell office:value-type="float" office:value="15.4098" calcext:value-type="float">
            <text:p>15,40980000</text:p>
          </table:table-cell>
          <table:table-cell table:number-columns-repeated="8"/>
        </table:table-row>
        <table:table-row table:style-name="ro1">
          <table:table-cell office:value-type="float" office:value="15.3823467682576" calcext:value-type="float">
            <text:p>15,38234677</text:p>
          </table:table-cell>
          <table:table-cell table:number-columns-repeated="4"/>
          <table:table-cell office:value-type="float" office:value="15.389" calcext:value-type="float">
            <text:p>15,38900000</text:p>
          </table:table-cell>
          <table:table-cell table:number-columns-repeated="8"/>
        </table:table-row>
        <table:table-row table:style-name="ro1">
          <table:table-cell office:value-type="float" office:value="15.3615071815485" calcext:value-type="float">
            <text:p>15,36150718</text:p>
          </table:table-cell>
          <table:table-cell table:number-columns-repeated="3"/>
          <table:table-cell office:value-type="float" office:value="15.3427" calcext:value-type="float">
            <text:p>15,34270000</text:p>
          </table:table-cell>
          <table:table-cell office:value-type="float" office:value="15.3683" calcext:value-type="float">
            <text:p>15,36830000</text:p>
          </table:table-cell>
          <table:table-cell table:number-columns-repeated="8"/>
        </table:table-row>
        <table:table-row table:style-name="ro1">
          <table:table-cell office:value-type="float" office:value="15.3406864431509" calcext:value-type="float">
            <text:p>15,34068644</text:p>
          </table:table-cell>
          <table:table-cell table:number-columns-repeated="4"/>
          <table:table-cell office:value-type="float" office:value="15.3475" calcext:value-type="float">
            <text:p>15,34750000</text:p>
          </table:table-cell>
          <table:table-cell table:number-columns-repeated="8"/>
        </table:table-row>
        <table:table-row table:style-name="ro1">
          <table:table-cell office:value-type="float" office:value="15.3198845234834" calcext:value-type="float">
            <text:p>15,31988452</text:p>
          </table:table-cell>
          <table:table-cell table:number-columns-repeated="2"/>
          <table:table-cell office:value-type="float" office:value="15.2591" calcext:value-type="float">
            <text:p>15,25910000</text:p>
          </table:table-cell>
          <table:table-cell office:value-type="float" office:value="15.3011" calcext:value-type="float">
            <text:p>15,30110000</text:p>
          </table:table-cell>
          <table:table-cell office:value-type="float" office:value="15.3268" calcext:value-type="float">
            <text:p>15,32680000</text:p>
          </table:table-cell>
          <table:table-cell table:number-columns-repeated="8"/>
        </table:table-row>
        <table:table-row table:style-name="ro1">
          <table:table-cell office:value-type="float" office:value="15.2991013929676" calcext:value-type="float">
            <text:p>15,29910139</text:p>
          </table:table-cell>
          <table:table-cell table:number-columns-repeated="4"/>
          <table:table-cell office:value-type="float" office:value="15.3061" calcext:value-type="float">
            <text:p>15,30610000</text:p>
          </table:table-cell>
          <table:table-cell table:number-columns-repeated="8"/>
        </table:table-row>
        <table:table-row table:style-name="ro1">
          <table:table-cell office:value-type="float" office:value="15.2783370220292" calcext:value-type="float">
            <text:p>15,27833702</text:p>
          </table:table-cell>
          <table:table-cell table:number-columns-repeated="3"/>
          <table:table-cell office:value-type="float" office:value="15.2596" calcext:value-type="float">
            <text:p>15,25960000</text:p>
          </table:table-cell>
          <table:table-cell office:value-type="float" office:value="15.2854" calcext:value-type="float">
            <text:p>15,28540000</text:p>
          </table:table-cell>
          <table:table-cell table:number-columns-repeated="8"/>
        </table:table-row>
        <table:table-row table:style-name="ro1">
          <table:table-cell office:value-type="float" office:value="15.2575913810975" calcext:value-type="float">
            <text:p>15,25759138</text:p>
          </table:table-cell>
          <table:table-cell table:number-columns-repeated="4"/>
          <table:table-cell office:value-type="float" office:value="15.2648" calcext:value-type="float">
            <text:p>15,26480000</text:p>
          </table:table-cell>
          <table:table-cell table:number-columns-repeated="8"/>
        </table:table-row>
        <table:table-row table:style-name="ro1">
          <table:table-cell office:value-type="float" office:value="15.2368644406051" calcext:value-type="float">
            <text:p>15,23686444</text:p>
          </table:table-cell>
          <table:table-cell/>
          <table:table-cell office:value-type="float" office:value="15.0368" calcext:value-type="float">
            <text:p>15,03680000</text:p>
          </table:table-cell>
          <table:table-cell office:value-type="float" office:value="15.1755" calcext:value-type="float">
            <text:p>15,17550000</text:p>
          </table:table-cell>
          <table:table-cell office:value-type="float" office:value="15.2182" calcext:value-type="float">
            <text:p>15,21820000</text:p>
          </table:table-cell>
          <table:table-cell office:value-type="float" office:value="15.2441" calcext:value-type="float">
            <text:p>15,24410000</text:p>
          </table:table-cell>
          <table:table-cell table:number-columns-repeated="8"/>
        </table:table-row>
        <table:table-row table:style-name="ro1">
          <table:table-cell office:value-type="float" office:value="15.2161561709887" calcext:value-type="float">
            <text:p>15,21615617</text:p>
          </table:table-cell>
          <table:table-cell table:number-columns-repeated="4"/>
          <table:table-cell office:value-type="float" office:value="15.2235" calcext:value-type="float">
            <text:p>15,22350000</text:p>
          </table:table-cell>
          <table:table-cell table:number-columns-repeated="8"/>
        </table:table-row>
        <table:table-row table:style-name="ro1">
          <table:table-cell office:value-type="float" office:value="15.1954665426881" calcext:value-type="float">
            <text:p>15,19546654</text:p>
          </table:table-cell>
          <table:table-cell table:number-columns-repeated="3"/>
          <table:table-cell office:value-type="float" office:value="15.1768" calcext:value-type="float">
            <text:p>15,17680000</text:p>
          </table:table-cell>
          <table:table-cell office:value-type="float" office:value="15.2029" calcext:value-type="float">
            <text:p>15,20290000</text:p>
          </table:table-cell>
          <table:table-cell table:number-columns-repeated="8"/>
        </table:table-row>
        <table:table-row table:style-name="ro1">
          <table:table-cell office:value-type="float" office:value="15.174795526147" calcext:value-type="float">
            <text:p>15,17479553</text:p>
          </table:table-cell>
          <table:table-cell table:number-columns-repeated="4"/>
          <table:table-cell office:value-type="float" office:value="15.1823" calcext:value-type="float">
            <text:p>15,18230000</text:p>
          </table:table-cell>
          <table:table-cell table:number-columns-repeated="8"/>
        </table:table-row>
        <table:table-row table:style-name="ro1">
          <table:table-cell office:value-type="float" office:value="15.1541430918127" calcext:value-type="float">
            <text:p>15,15414309</text:p>
          </table:table-cell>
          <table:table-cell table:number-columns-repeated="2"/>
          <table:table-cell office:value-type="float" office:value="15.0923" calcext:value-type="float">
            <text:p>15,09230000</text:p>
          </table:table-cell>
          <table:table-cell office:value-type="float" office:value="15.1355" calcext:value-type="float">
            <text:p>15,13550000</text:p>
          </table:table-cell>
          <table:table-cell office:value-type="float" office:value="15.1617" calcext:value-type="float">
            <text:p>15,16170000</text:p>
          </table:table-cell>
          <table:table-cell table:number-columns-repeated="8"/>
        </table:table-row>
        <table:table-row table:style-name="ro1">
          <table:table-cell office:value-type="float" office:value="15.1335092101357" calcext:value-type="float">
            <text:p>15,13350921</text:p>
          </table:table-cell>
          <table:table-cell table:number-columns-repeated="4"/>
          <table:table-cell office:value-type="float" office:value="15.1411" calcext:value-type="float">
            <text:p>15,14110000</text:p>
          </table:table-cell>
          <table:table-cell table:number-columns-repeated="8"/>
        </table:table-row>
        <table:table-row table:style-name="ro1">
          <table:table-cell office:value-type="float" office:value="15.1128938515705" calcext:value-type="float">
            <text:p>15,11289385</text:p>
          </table:table-cell>
          <table:table-cell table:number-columns-repeated="3"/>
          <table:table-cell office:value-type="float" office:value="15.0943" calcext:value-type="float">
            <text:p>15,09430000</text:p>
          </table:table-cell>
          <table:table-cell office:value-type="float" office:value="15.1206" calcext:value-type="float">
            <text:p>15,12060000</text:p>
          </table:table-cell>
          <table:table-cell table:number-columns-repeated="8"/>
        </table:table-row>
        <table:table-row table:style-name="ro1">
          <table:table-cell office:value-type="float" office:value="15.0922969865748" calcext:value-type="float">
            <text:p>15,09229699</text:p>
          </table:table-cell>
          <table:table-cell table:number-columns-repeated="4"/>
          <table:table-cell office:value-type="float" office:value="15.1001" calcext:value-type="float">
            <text:p>15,10010000</text:p>
          </table:table-cell>
          <table:table-cell table:number-columns-repeated="8"/>
        </table:table-row>
        <table:table-row table:style-name="ro1">
          <table:table-cell office:value-type="float" office:value="15.07171858561" calcext:value-type="float">
            <text:p>15,07171859</text:p>
          </table:table-cell>
          <table:table-cell office:value-type="float" office:value="14.7186" calcext:value-type="float">
            <text:p>14,718600000</text:p>
          </table:table-cell>
          <table:table-cell office:value-type="float" office:value="14.8672" calcext:value-type="float">
            <text:p>14,86720000</text:p>
          </table:table-cell>
          <table:table-cell office:value-type="float" office:value="15.0093" calcext:value-type="float">
            <text:p>15,00930000</text:p>
          </table:table-cell>
          <table:table-cell office:value-type="float" office:value="15.0532" calcext:value-type="float">
            <text:p>15,05320000</text:p>
          </table:table-cell>
          <table:table-cell office:value-type="float" office:value="15.0796" calcext:value-type="float">
            <text:p>15,07960000</text:p>
          </table:table-cell>
          <table:table-cell table:number-columns-repeated="8"/>
        </table:table-row>
        <table:table-row table:style-name="ro1">
          <table:table-cell office:value-type="float" office:value="15.0511586191409" calcext:value-type="float">
            <text:p>15,05115862</text:p>
          </table:table-cell>
          <table:table-cell table:number-columns-repeated="4"/>
          <table:table-cell office:value-type="float" office:value="15.0591" calcext:value-type="float">
            <text:p>15,05910000</text:p>
          </table:table-cell>
          <table:table-cell table:number-columns-repeated="8"/>
        </table:table-row>
        <table:table-row table:style-name="ro1">
          <table:table-cell office:value-type="float" office:value="15.0306170576359" calcext:value-type="float">
            <text:p>15,03061706</text:p>
          </table:table-cell>
          <table:table-cell table:number-columns-repeated="3"/>
          <table:table-cell office:value-type="float" office:value="15.0121" calcext:value-type="float">
            <text:p>15,01210000</text:p>
          </table:table-cell>
          <table:table-cell office:value-type="float" office:value="15.0386" calcext:value-type="float">
            <text:p>15,03860000</text:p>
          </table:table-cell>
          <table:table-cell table:number-columns-repeated="8"/>
        </table:table-row>
        <table:table-row table:style-name="ro1">
          <table:table-cell office:value-type="float" office:value="15.0100938715669" calcext:value-type="float">
            <text:p>15,01009387</text:p>
          </table:table-cell>
          <table:table-cell table:number-columns-repeated="4"/>
          <table:table-cell office:value-type="float" office:value="15.0182" calcext:value-type="float">
            <text:p>15,01820000</text:p>
          </table:table-cell>
          <table:table-cell table:number-columns-repeated="8"/>
        </table:table-row>
        <table:table-row table:style-name="ro1">
          <table:table-cell office:value-type="float" office:value="14.9895890314091" calcext:value-type="float">
            <text:p>14,98958903</text:p>
          </table:table-cell>
          <table:table-cell table:number-columns-repeated="2"/>
          <table:table-cell office:value-type="float" office:value="14.9266" calcext:value-type="float">
            <text:p>14,92660000</text:p>
          </table:table-cell>
          <table:table-cell office:value-type="float" office:value="14.9712" calcext:value-type="float">
            <text:p>14,97120000</text:p>
          </table:table-cell>
          <table:table-cell office:value-type="float" office:value="14.9978" calcext:value-type="float">
            <text:p>14,99780000</text:p>
          </table:table-cell>
          <table:table-cell table:number-columns-repeated="8"/>
        </table:table-row>
        <table:table-row table:style-name="ro1">
          <table:table-cell office:value-type="float" office:value="14.9691025076413" calcext:value-type="float">
            <text:p>14,96910251</text:p>
          </table:table-cell>
          <table:table-cell table:number-columns-repeated="4"/>
          <table:table-cell office:value-type="float" office:value="14.9774" calcext:value-type="float">
            <text:p>14,97740000</text:p>
          </table:table-cell>
          <table:table-cell table:number-columns-repeated="8"/>
        </table:table-row>
        <table:table-row table:style-name="ro1">
          <table:table-cell office:value-type="float" office:value="14.9486342707458" calcext:value-type="float">
            <text:p>14,94863427</text:p>
          </table:table-cell>
          <table:table-cell table:number-columns-repeated="3"/>
          <table:table-cell office:value-type="float" office:value="14.9302" calcext:value-type="float">
            <text:p>14,93020000</text:p>
          </table:table-cell>
          <table:table-cell office:value-type="float" office:value="14.957" calcext:value-type="float">
            <text:p>14,95700000</text:p>
          </table:table-cell>
          <table:table-cell table:number-columns-repeated="8"/>
        </table:table-row>
        <table:table-row table:style-name="ro1">
          <table:table-cell office:value-type="float" office:value="14.9281842912082" calcext:value-type="float">
            <text:p>14,92818429</text:p>
          </table:table-cell>
          <table:table-cell table:number-columns-repeated="4"/>
          <table:table-cell office:value-type="float" office:value="14.9366" calcext:value-type="float">
            <text:p>14,93660000</text:p>
          </table:table-cell>
          <table:table-cell table:number-columns-repeated="8"/>
        </table:table-row>
        <table:table-row table:style-name="ro1">
          <table:table-cell office:value-type="float" office:value="14.9077525395176" calcext:value-type="float">
            <text:p>14,90775254</text:p>
          </table:table-cell>
          <table:table-cell/>
          <table:table-cell office:value-type="float" office:value="14.6988" calcext:value-type="float">
            <text:p>14,69880000</text:p>
          </table:table-cell>
          <table:table-cell office:value-type="float" office:value="14.8442" calcext:value-type="float">
            <text:p>14,84420000</text:p>
          </table:table-cell>
          <table:table-cell office:value-type="float" office:value="14.8894" calcext:value-type="float">
            <text:p>14,88940000</text:p>
          </table:table-cell>
          <table:table-cell office:value-type="float" office:value="14.9163" calcext:value-type="float">
            <text:p>14,91630000</text:p>
          </table:table-cell>
          <table:table-cell table:number-columns-repeated="8"/>
        </table:table-row>
        <table:table-row table:style-name="ro1">
          <table:table-cell office:value-type="float" office:value="14.8873389861665" calcext:value-type="float">
            <text:p>14,88733899</text:p>
          </table:table-cell>
          <table:table-cell table:number-columns-repeated="4"/>
          <table:table-cell office:value-type="float" office:value="14.8959" calcext:value-type="float">
            <text:p>14,89590000</text:p>
          </table:table-cell>
          <table:table-cell table:number-columns-repeated="8"/>
        </table:table-row>
        <table:table-row table:style-name="ro1">
          <table:table-cell office:value-type="float" office:value="14.8669436016508" calcext:value-type="float">
            <text:p>14,86694360</text:p>
          </table:table-cell>
          <table:table-cell table:number-columns-repeated="3"/>
          <table:table-cell office:value-type="float" office:value="14.8486" calcext:value-type="float">
            <text:p>14,84860000</text:p>
          </table:table-cell>
          <table:table-cell office:value-type="float" office:value="14.8756" calcext:value-type="float">
            <text:p>14,87560000</text:p>
          </table:table-cell>
          <table:table-cell table:number-columns-repeated="8"/>
        </table:table-row>
        <table:table-row table:style-name="ro1">
          <table:table-cell office:value-type="float" office:value="14.8465663564699" calcext:value-type="float">
            <text:p>14,84656636</text:p>
          </table:table-cell>
          <table:table-cell table:number-columns-repeated="4"/>
          <table:table-cell office:value-type="float" office:value="14.8553" calcext:value-type="float">
            <text:p>14,85530000</text:p>
          </table:table-cell>
          <table:table-cell table:number-columns-repeated="8"/>
        </table:table-row>
        <table:table-row table:style-name="ro1">
          <table:table-cell office:value-type="float" office:value="14.8262072211263" calcext:value-type="float">
            <text:p>14,82620722</text:p>
          </table:table-cell>
          <table:table-cell table:number-columns-repeated="2"/>
          <table:table-cell office:value-type="float" office:value="14.7621" calcext:value-type="float">
            <text:p>14,76210000</text:p>
          </table:table-cell>
          <table:table-cell office:value-type="float" office:value="14.8079" calcext:value-type="float">
            <text:p>14,80790000</text:p>
          </table:table-cell>
          <table:table-cell office:value-type="float" office:value="14.835" calcext:value-type="float">
            <text:p>14,83500000</text:p>
          </table:table-cell>
          <table:table-cell table:number-columns-repeated="8"/>
        </table:table-row>
        <table:table-row table:style-name="ro1">
          <table:table-cell office:value-type="float" office:value="14.8058661661261" calcext:value-type="float">
            <text:p>14,80586617</text:p>
          </table:table-cell>
          <table:table-cell table:number-columns-repeated="4"/>
          <table:table-cell office:value-type="float" office:value="14.8148" calcext:value-type="float">
            <text:p>14,81480000</text:p>
          </table:table-cell>
          <table:table-cell table:number-columns-repeated="8"/>
        </table:table-row>
        <table:table-row table:style-name="ro1">
          <table:table-cell office:value-type="float" office:value="14.7855431619787" calcext:value-type="float">
            <text:p>14,78554316</text:p>
          </table:table-cell>
          <table:table-cell table:number-columns-repeated="3"/>
          <table:table-cell office:value-type="float" office:value="14.7673" calcext:value-type="float">
            <text:p>14,76730000</text:p>
          </table:table-cell>
          <table:table-cell office:value-type="float" office:value="14.7945" calcext:value-type="float">
            <text:p>14,79450000</text:p>
          </table:table-cell>
          <table:table-cell table:number-columns-repeated="8"/>
        </table:table-row>
        <table:table-row table:style-name="ro1">
          <table:table-cell office:value-type="float" office:value="14.7652381791967" calcext:value-type="float">
            <text:p>14,76523818</text:p>
          </table:table-cell>
          <table:table-cell table:number-columns-repeated="4"/>
          <table:table-cell office:value-type="float" office:value="14.7743" calcext:value-type="float">
            <text:p>14,77430000</text:p>
          </table:table-cell>
          <table:table-cell table:number-columns-repeated="8"/>
        </table:table-row>
        <table:table-row table:style-name="ro1">
          <table:table-cell office:value-type="float" office:value="14.7449511882962" calcext:value-type="float">
            <text:p>14,74495119</text:p>
          </table:table-cell>
          <table:table-cell office:value-type="float" office:value="14.377" calcext:value-type="float">
            <text:p>14,377000000</text:p>
          </table:table-cell>
          <table:table-cell office:value-type="float" office:value="14.5316" calcext:value-type="float">
            <text:p>14,53160000</text:p>
          </table:table-cell>
          <table:table-cell office:value-type="float" office:value="14.6803" calcext:value-type="float">
            <text:p>14,68030000</text:p>
          </table:table-cell>
          <table:table-cell office:value-type="float" office:value="14.7268" calcext:value-type="float">
            <text:p>14,72680000</text:p>
          </table:table-cell>
          <table:table-cell office:value-type="float" office:value="14.7541" calcext:value-type="float">
            <text:p>14,75410000</text:p>
          </table:table-cell>
          <table:table-cell table:number-columns-repeated="8"/>
        </table:table-row>
        <table:table-row table:style-name="ro1">
          <table:table-cell office:value-type="float" office:value="14.7246821597965" calcext:value-type="float">
            <text:p>14,72468216</text:p>
          </table:table-cell>
          <table:table-cell table:number-columns-repeated="4"/>
          <table:table-cell office:value-type="float" office:value="14.7339" calcext:value-type="float">
            <text:p>14,73390000</text:p>
          </table:table-cell>
          <table:table-cell table:number-columns-repeated="8"/>
        </table:table-row>
        <table:table-row table:style-name="ro1">
          <table:table-cell office:value-type="float" office:value="14.7044310642201" calcext:value-type="float">
            <text:p>14,70443106</text:p>
          </table:table-cell>
          <table:table-cell table:number-columns-repeated="3"/>
          <table:table-cell office:value-type="float" office:value="14.6863" calcext:value-type="float">
            <text:p>14,68630000</text:p>
          </table:table-cell>
          <table:table-cell office:value-type="float" office:value="14.7137" calcext:value-type="float">
            <text:p>14,71370000</text:p>
          </table:table-cell>
          <table:table-cell table:number-columns-repeated="8"/>
        </table:table-row>
        <table:table-row table:style-name="ro1">
          <table:table-cell office:value-type="float" office:value="14.6841978720931" calcext:value-type="float">
            <text:p>14,68419787</text:p>
          </table:table-cell>
          <table:table-cell table:number-columns-repeated="4"/>
          <table:table-cell office:value-type="float" office:value="14.6936" calcext:value-type="float">
            <text:p>14,69360000</text:p>
          </table:table-cell>
          <table:table-cell table:number-columns-repeated="8"/>
        </table:table-row>
        <table:table-row table:style-name="ro1">
          <table:table-cell office:value-type="float" office:value="14.6639825539446" calcext:value-type="float">
            <text:p>14,66398255</text:p>
          </table:table-cell>
          <table:table-cell table:number-columns-repeated="2"/>
          <table:table-cell office:value-type="float" office:value="14.5988" calcext:value-type="float">
            <text:p>14,59880000</text:p>
          </table:table-cell>
          <table:table-cell office:value-type="float" office:value="14.6459" calcext:value-type="float">
            <text:p>14,64590000</text:p>
          </table:table-cell>
          <table:table-cell office:value-type="float" office:value="14.6734" calcext:value-type="float">
            <text:p>14,67340000</text:p>
          </table:table-cell>
          <table:table-cell table:number-columns-repeated="8"/>
        </table:table-row>
        <table:table-row table:style-name="ro1">
          <table:table-cell office:value-type="float" office:value="14.6437850803073" calcext:value-type="float">
            <text:p>14,64378508</text:p>
          </table:table-cell>
          <table:table-cell table:number-columns-repeated="4"/>
          <table:table-cell office:value-type="float" office:value="14.6533" calcext:value-type="float">
            <text:p>14,65330000</text:p>
          </table:table-cell>
          <table:table-cell table:number-columns-repeated="8"/>
        </table:table-row>
        <table:table-row table:style-name="ro1">
          <table:table-cell office:value-type="float" office:value="14.6236054217169" calcext:value-type="float">
            <text:p>14,62360542</text:p>
          </table:table-cell>
          <table:table-cell table:number-columns-repeated="3"/>
          <table:table-cell office:value-type="float" office:value="14.6056" calcext:value-type="float">
            <text:p>14,60560000</text:p>
          </table:table-cell>
          <table:table-cell office:value-type="float" office:value="14.6332" calcext:value-type="float">
            <text:p>14,63320000</text:p>
          </table:table-cell>
          <table:table-cell table:number-columns-repeated="8"/>
        </table:table-row>
        <table:table-row table:style-name="ro1">
          <table:table-cell office:value-type="float" office:value="14.6034435487125" calcext:value-type="float">
            <text:p>14,60344355</text:p>
          </table:table-cell>
          <table:table-cell table:number-columns-repeated="4"/>
          <table:table-cell office:value-type="float" office:value="14.6131" calcext:value-type="float">
            <text:p>14,61310000</text:p>
          </table:table-cell>
          <table:table-cell table:number-columns-repeated="8"/>
        </table:table-row>
        <table:table-row table:style-name="ro1">
          <table:table-cell office:value-type="float" office:value="14.5832994318368" calcext:value-type="float">
            <text:p>14,58329943</text:p>
          </table:table-cell>
          <table:table-cell/>
          <table:table-cell office:value-type="float" office:value="14.3656" calcext:value-type="float">
            <text:p>14,36560000</text:p>
          </table:table-cell>
          <table:table-cell office:value-type="float" office:value="14.5176" calcext:value-type="float">
            <text:p>14,51760000</text:p>
          </table:table-cell>
          <table:table-cell office:value-type="float" office:value="14.5653" calcext:value-type="float">
            <text:p>14,56530000</text:p>
          </table:table-cell>
          <table:table-cell office:value-type="float" office:value="14.5931" calcext:value-type="float">
            <text:p>14,59310000</text:p>
          </table:table-cell>
          <table:table-cell table:number-columns-repeated="8"/>
        </table:table-row>
        <table:table-row table:style-name="ro1">
          <table:table-cell office:value-type="float" office:value="14.5631730416353" calcext:value-type="float">
            <text:p>14,56317304</text:p>
          </table:table-cell>
          <table:table-cell table:number-columns-repeated="4"/>
          <table:table-cell office:value-type="float" office:value="14.573" calcext:value-type="float">
            <text:p>14,57300000</text:p>
          </table:table-cell>
          <table:table-cell table:number-columns-repeated="8"/>
        </table:table-row>
        <table:table-row table:style-name="ro1">
          <table:table-cell office:value-type="float" office:value="14.5430643486569" calcext:value-type="float">
            <text:p>14,54306435</text:p>
          </table:table-cell>
          <table:table-cell table:number-columns-repeated="3"/>
          <table:table-cell office:value-type="float" office:value="14.5251" calcext:value-type="float">
            <text:p>14,52510000</text:p>
          </table:table-cell>
          <table:table-cell office:value-type="float" office:value="14.553" calcext:value-type="float">
            <text:p>14,55300000</text:p>
          </table:table-cell>
          <table:table-cell table:number-columns-repeated="8"/>
        </table:table-row>
        <table:table-row table:style-name="ro1">
          <table:table-cell office:value-type="float" office:value="14.5229733234531" calcext:value-type="float">
            <text:p>14,52297332</text:p>
          </table:table-cell>
          <table:table-cell table:number-columns-repeated="4"/>
          <table:table-cell office:value-type="float" office:value="14.533" calcext:value-type="float">
            <text:p>14,53300000</text:p>
          </table:table-cell>
          <table:table-cell table:number-columns-repeated="8"/>
        </table:table-row>
        <table:table-row table:style-name="ro1">
          <table:table-cell office:value-type="float" office:value="14.5028999365784" calcext:value-type="float">
            <text:p>14,50289994</text:p>
          </table:table-cell>
          <table:table-cell table:number-columns-repeated="2"/>
          <table:table-cell office:value-type="float" office:value="14.4366" calcext:value-type="float">
            <text:p>14,43660000</text:p>
          </table:table-cell>
          <table:table-cell office:value-type="float" office:value="14.485" calcext:value-type="float">
            <text:p>14,48500000</text:p>
          </table:table-cell>
          <table:table-cell office:value-type="float" office:value="14.513" calcext:value-type="float">
            <text:p>14,51300000</text:p>
          </table:table-cell>
          <table:table-cell table:number-columns-repeated="8"/>
        </table:table-row>
        <table:table-row table:style-name="ro1">
          <table:table-cell office:value-type="float" office:value="14.48284415859" calcext:value-type="float">
            <text:p>14,48284416</text:p>
          </table:table-cell>
          <table:table-cell table:number-columns-repeated="4"/>
          <table:table-cell office:value-type="float" office:value="14.493" calcext:value-type="float">
            <text:p>14,49300000</text:p>
          </table:table-cell>
          <table:table-cell table:number-columns-repeated="8"/>
        </table:table-row>
        <table:table-row table:style-name="ro1">
          <table:table-cell office:value-type="float" office:value="14.4628059600474" calcext:value-type="float">
            <text:p>14,46280596</text:p>
          </table:table-cell>
          <table:table-cell table:number-columns-repeated="3"/>
          <table:table-cell office:value-type="float" office:value="14.4449" calcext:value-type="float">
            <text:p>14,44490000</text:p>
          </table:table-cell>
          <table:table-cell office:value-type="float" office:value="14.473" calcext:value-type="float">
            <text:p>14,47300000</text:p>
          </table:table-cell>
          <table:table-cell table:number-columns-repeated="8"/>
        </table:table-row>
        <table:table-row table:style-name="ro1">
          <table:table-cell office:value-type="float" office:value="14.4427853115131" calcext:value-type="float">
            <text:p>14,44278531</text:p>
          </table:table-cell>
          <table:table-cell table:number-columns-repeated="4"/>
          <table:table-cell office:value-type="float" office:value="14.4531" calcext:value-type="float">
            <text:p>14,45310000</text:p>
          </table:table-cell>
          <table:table-cell table:number-columns-repeated="8"/>
        </table:table-row>
        <table:table-row table:style-name="ro1">
          <table:table-cell office:value-type="float" office:value="14.422782183553" calcext:value-type="float">
            <text:p>14,42278218</text:p>
          </table:table-cell>
          <table:table-cell office:value-type="float" office:value="14.0408" calcext:value-type="float">
            <text:p>14,040800000</text:p>
          </table:table-cell>
          <table:table-cell office:value-type="float" office:value="14.2006" calcext:value-type="float">
            <text:p>14,20060000</text:p>
          </table:table-cell>
          <table:table-cell office:value-type="float" office:value="14.356" calcext:value-type="float">
            <text:p>14,35600000</text:p>
          </table:table-cell>
          <table:table-cell office:value-type="float" office:value="14.4049" calcext:value-type="float">
            <text:p>14,40490000</text:p>
          </table:table-cell>
          <table:table-cell office:value-type="float" office:value="14.4332" calcext:value-type="float">
            <text:p>14,43320000</text:p>
          </table:table-cell>
          <table:table-cell table:number-columns-repeated="8"/>
        </table:table-row>
        <table:table-row table:style-name="ro1">
          <table:table-cell office:value-type="float" office:value="14.4027965467371" calcext:value-type="float">
            <text:p>14,40279655</text:p>
          </table:table-cell>
          <table:table-cell table:number-columns-repeated="4"/>
          <table:table-cell office:value-type="float" office:value="14.4133" calcext:value-type="float">
            <text:p>14,41330000</text:p>
          </table:table-cell>
          <table:table-cell table:number-columns-repeated="8"/>
        </table:table-row>
        <table:table-row table:style-name="ro1">
          <table:table-cell office:value-type="float" office:value="14.382828371641" calcext:value-type="float">
            <text:p>14,38282837</text:p>
          </table:table-cell>
          <table:table-cell table:number-columns-repeated="3"/>
          <table:table-cell office:value-type="float" office:value="14.365" calcext:value-type="float">
            <text:p>14,36500000</text:p>
          </table:table-cell>
          <table:table-cell office:value-type="float" office:value="14.3934" calcext:value-type="float">
            <text:p>14,39340000</text:p>
          </table:table-cell>
          <table:table-cell table:number-columns-repeated="8"/>
        </table:table-row>
        <table:table-row table:style-name="ro1">
          <table:table-cell office:value-type="float" office:value="14.3628776288468" calcext:value-type="float">
            <text:p>14,36287763</text:p>
          </table:table-cell>
          <table:table-cell table:number-columns-repeated="4"/>
          <table:table-cell office:value-type="float" office:value="14.3735" calcext:value-type="float">
            <text:p>14,37350000</text:p>
          </table:table-cell>
          <table:table-cell table:number-columns-repeated="8"/>
        </table:table-row>
        <table:table-row table:style-name="ro1">
          <table:table-cell office:value-type="float" office:value="14.342944288944" calcext:value-type="float">
            <text:p>14,34294429</text:p>
          </table:table-cell>
          <table:table-cell table:number-columns-repeated="2"/>
          <table:table-cell office:value-type="float" office:value="14.2756" calcext:value-type="float">
            <text:p>14,27560000</text:p>
          </table:table-cell>
          <table:table-cell office:value-type="float" office:value="14.3252" calcext:value-type="float">
            <text:p>14,32520000</text:p>
          </table:table-cell>
          <table:table-cell office:value-type="float" office:value="14.3537" calcext:value-type="float">
            <text:p>14,35370000</text:p>
          </table:table-cell>
          <table:table-cell table:number-columns-repeated="8"/>
        </table:table-row>
        <table:table-row table:style-name="ro1">
          <table:table-cell office:value-type="float" office:value="14.3230283225286" calcext:value-type="float">
            <text:p>14,32302832</text:p>
          </table:table-cell>
          <table:table-cell table:number-columns-repeated="4"/>
          <table:table-cell office:value-type="float" office:value="14.3338" calcext:value-type="float">
            <text:p>14,33380000</text:p>
          </table:table-cell>
          <table:table-cell table:number-columns-repeated="8"/>
        </table:table-row>
        <table:table-row table:style-name="ro1">
          <table:table-cell office:value-type="float" office:value="14.3031297001999" calcext:value-type="float">
            <text:p>14,30312970</text:p>
          </table:table-cell>
          <table:table-cell table:number-columns-repeated="3"/>
          <table:table-cell office:value-type="float" office:value="14.2854" calcext:value-type="float">
            <text:p>14,28540000</text:p>
          </table:table-cell>
          <table:table-cell office:value-type="float" office:value="14.314" calcext:value-type="float">
            <text:p>14,31400000</text:p>
          </table:table-cell>
          <table:table-cell table:number-columns-repeated="8"/>
        </table:table-row>
        <table:table-row table:style-name="ro1">
          <table:table-cell office:value-type="float" office:value="14.2832483925546" calcext:value-type="float">
            <text:p>14,28324839</text:p>
          </table:table-cell>
          <table:table-cell table:number-columns-repeated="4"/>
          <table:table-cell office:value-type="float" office:value="14.2942" calcext:value-type="float">
            <text:p>14,29420000</text:p>
          </table:table-cell>
          <table:table-cell table:number-columns-repeated="8"/>
        </table:table-row>
        <table:table-row table:style-name="ro1">
          <table:table-cell office:value-type="float" office:value="14.2633843701774" calcext:value-type="float">
            <text:p>14,26338437</text:p>
          </table:table-cell>
          <table:table-cell/>
          <table:table-cell office:value-type="float" office:value="14.0364" calcext:value-type="float">
            <text:p>14,03640000</text:p>
          </table:table-cell>
          <table:table-cell office:value-type="float" office:value="14.1954" calcext:value-type="float">
            <text:p>14,19540000</text:p>
          </table:table-cell>
          <table:table-cell office:value-type="float" office:value="14.2457" calcext:value-type="float">
            <text:p>14,24570000</text:p>
          </table:table-cell>
          <table:table-cell office:value-type="float" office:value="14.2744" calcext:value-type="float">
            <text:p>14,27440000</text:p>
          </table:table-cell>
          <table:table-cell table:number-columns-repeated="8"/>
        </table:table-row>
        <table:table-row table:style-name="ro1">
          <table:table-cell office:value-type="float" office:value="14.2435376036315" calcext:value-type="float">
            <text:p>14,24353760</text:p>
          </table:table-cell>
          <table:table-cell table:number-columns-repeated="4"/>
          <table:table-cell office:value-type="float" office:value="14.2547" calcext:value-type="float">
            <text:p>14,25470000</text:p>
          </table:table-cell>
          <table:table-cell table:number-columns-repeated="8"/>
        </table:table-row>
        <table:table-row table:style-name="ro1">
          <table:table-cell office:value-type="float" office:value="14.2237080634516" calcext:value-type="float">
            <text:p>14,22370806</text:p>
          </table:table-cell>
          <table:table-cell table:number-columns-repeated="3"/>
          <table:table-cell office:value-type="float" office:value="14.2061" calcext:value-type="float">
            <text:p>14,20610000</text:p>
          </table:table-cell>
          <table:table-cell office:value-type="float" office:value="14.2349" calcext:value-type="float">
            <text:p>14,23490000</text:p>
          </table:table-cell>
          <table:table-cell table:number-columns-repeated="8"/>
        </table:table-row>
        <table:table-row table:style-name="ro1">
          <table:table-cell office:value-type="float" office:value="14.2038957201472" calcext:value-type="float">
            <text:p>14,20389572</text:p>
          </table:table-cell>
          <table:table-cell table:number-columns-repeated="4"/>
          <table:table-cell office:value-type="float" office:value="14.2152" calcext:value-type="float">
            <text:p>14,21520000</text:p>
          </table:table-cell>
          <table:table-cell table:number-columns-repeated="8"/>
        </table:table-row>
        <table:table-row table:style-name="ro1">
          <table:table-cell office:value-type="float" office:value="14.1841005442247" calcext:value-type="float">
            <text:p>14,18410054</text:p>
          </table:table-cell>
          <table:table-cell table:number-columns-repeated="2"/>
          <table:table-cell office:value-type="float" office:value="14.1156" calcext:value-type="float">
            <text:p>14,11560000</text:p>
          </table:table-cell>
          <table:table-cell office:value-type="float" office:value="14.1665" calcext:value-type="float">
            <text:p>14,16650000</text:p>
          </table:table-cell>
          <table:table-cell office:value-type="float" office:value="14.1955" calcext:value-type="float">
            <text:p>14,19550000</text:p>
          </table:table-cell>
          <table:table-cell table:number-columns-repeated="8"/>
        </table:table-row>
        <table:table-row table:style-name="ro1">
          <table:table-cell office:value-type="float" office:value="14.1643225062346" calcext:value-type="float">
            <text:p>14,16432251</text:p>
          </table:table-cell>
          <table:table-cell table:number-columns-repeated="4"/>
          <table:table-cell office:value-type="float" office:value="14.1758" calcext:value-type="float">
            <text:p>14,17580000</text:p>
          </table:table-cell>
          <table:table-cell table:number-columns-repeated="8"/>
        </table:table-row>
        <table:table-row table:style-name="ro1">
          <table:table-cell office:value-type="float" office:value="14.1445615768448" calcext:value-type="float">
            <text:p>14,14456158</text:p>
          </table:table-cell>
          <table:table-cell table:number-columns-repeated="3"/>
          <table:table-cell office:value-type="float" office:value="14.127" calcext:value-type="float">
            <text:p>14,12700000</text:p>
          </table:table-cell>
          <table:table-cell office:value-type="float" office:value="14.1561" calcext:value-type="float">
            <text:p>14,15610000</text:p>
          </table:table-cell>
          <table:table-cell table:number-columns-repeated="8"/>
        </table:table-row>
        <table:table-row table:style-name="ro1">
          <table:table-cell office:value-type="float" office:value="14.1248177269219" calcext:value-type="float">
            <text:p>14,12481773</text:p>
          </table:table-cell>
          <table:table-cell table:number-columns-repeated="4"/>
          <table:table-cell office:value-type="float" office:value="14.1364" calcext:value-type="float">
            <text:p>14,13640000</text:p>
          </table:table-cell>
          <table:table-cell table:number-columns-repeated="8"/>
        </table:table-row>
        <table:table-row table:style-name="ro1">
          <table:table-cell office:value-type="float" office:value="14.105090927583" calcext:value-type="float">
            <text:p>14,10509093</text:p>
          </table:table-cell>
          <table:table-cell office:value-type="float" office:value="13.7163" calcext:value-type="float">
            <text:p>13,716300000</text:p>
          </table:table-cell>
          <table:table-cell office:value-type="float" office:value="13.8728" calcext:value-type="float">
            <text:p>13,87280000</text:p>
          </table:table-cell>
          <table:table-cell office:value-type="float" office:value="14.0361" calcext:value-type="float">
            <text:p>14,03610000</text:p>
          </table:table-cell>
          <table:table-cell office:value-type="float" office:value="14.0876" calcext:value-type="float">
            <text:p>14,08760000</text:p>
          </table:table-cell>
          <table:table-cell office:value-type="float" office:value="14.1168" calcext:value-type="float">
            <text:p>14,11680000</text:p>
          </table:table-cell>
          <table:table-cell table:number-columns-repeated="8"/>
        </table:table-row>
        <table:table-row table:style-name="ro1">
          <table:table-cell office:value-type="float" office:value="14.0853811501492" calcext:value-type="float">
            <text:p>14,08538115</text:p>
          </table:table-cell>
          <table:table-cell table:number-columns-repeated="4"/>
          <table:table-cell office:value-type="float" office:value="14.0971" calcext:value-type="float">
            <text:p>14,09710000</text:p>
          </table:table-cell>
          <table:table-cell table:number-columns-repeated="8"/>
        </table:table-row>
        <table:table-row table:style-name="ro1">
          <table:table-cell office:value-type="float" office:value="14.0656883659218" calcext:value-type="float">
            <text:p>14,06568837</text:p>
          </table:table-cell>
          <table:table-cell table:number-columns-repeated="3"/>
          <table:table-cell office:value-type="float" office:value="14.0482" calcext:value-type="float">
            <text:p>14,04820000</text:p>
          </table:table-cell>
          <table:table-cell office:value-type="float" office:value="14.0775" calcext:value-type="float">
            <text:p>14,07750000</text:p>
          </table:table-cell>
          <table:table-cell table:number-columns-repeated="8"/>
        </table:table-row>
        <table:table-row table:style-name="ro1">
          <table:table-cell office:value-type="float" office:value="14.0460125457197" calcext:value-type="float">
            <text:p>14,04601255</text:p>
          </table:table-cell>
          <table:table-cell table:number-columns-repeated="4"/>
          <table:table-cell office:value-type="float" office:value="14.0579" calcext:value-type="float">
            <text:p>14,05790000</text:p>
          </table:table-cell>
          <table:table-cell table:number-columns-repeated="8"/>
        </table:table-row>
        <table:table-row table:style-name="ro1">
          <table:table-cell office:value-type="float" office:value="14.026353659211" calcext:value-type="float">
            <text:p>14,02635366</text:p>
          </table:table-cell>
          <table:table-cell table:number-columns-repeated="2"/>
          <table:table-cell office:value-type="float" office:value="13.9568" calcext:value-type="float">
            <text:p>13,95680000</text:p>
          </table:table-cell>
          <table:table-cell office:value-type="float" office:value="14.0089" calcext:value-type="float">
            <text:p>14,00890000</text:p>
          </table:table-cell>
          <table:table-cell office:value-type="float" office:value="14.0383" calcext:value-type="float">
            <text:p>14,03830000</text:p>
          </table:table-cell>
          <table:table-cell table:number-columns-repeated="8"/>
        </table:table-row>
        <table:table-row table:style-name="ro1">
          <table:table-cell office:value-type="float" office:value="14.006711674261" calcext:value-type="float">
            <text:p>14,00671167</text:p>
          </table:table-cell>
          <table:table-cell table:number-columns-repeated="4"/>
          <table:table-cell office:value-type="float" office:value="14.0188" calcext:value-type="float">
            <text:p>14,01880000</text:p>
          </table:table-cell>
          <table:table-cell table:number-columns-repeated="8"/>
        </table:table-row>
        <table:table-row table:style-name="ro1">
          <table:table-cell office:value-type="float" office:value="13.9870865567906" calcext:value-type="float">
            <text:p>13,98708656</text:p>
          </table:table-cell>
          <table:table-cell table:number-columns-repeated="3"/>
          <table:table-cell office:value-type="float" office:value="13.9697" calcext:value-type="float">
            <text:p>13,96970000</text:p>
          </table:table-cell>
          <table:table-cell office:value-type="float" office:value="13.9992" calcext:value-type="float">
            <text:p>13,99920000</text:p>
          </table:table-cell>
          <table:table-cell table:number-columns-repeated="8"/>
        </table:table-row>
        <table:table-row table:style-name="ro1">
          <table:table-cell office:value-type="float" office:value="13.967478271912" calcext:value-type="float">
            <text:p>13,96747827</text:p>
          </table:table-cell>
          <table:table-cell table:number-columns-repeated="4"/>
          <table:table-cell office:value-type="float" office:value="13.9797" calcext:value-type="float">
            <text:p>13,97970000</text:p>
          </table:table-cell>
          <table:table-cell table:number-columns-repeated="8"/>
        </table:table-row>
        <table:table-row table:style-name="ro1">
          <table:table-cell office:value-type="float" office:value="13.9478867871309" calcext:value-type="float">
            <text:p>13,94788679</text:p>
          </table:table-cell>
          <table:table-cell/>
          <table:table-cell office:value-type="float" office:value="13.7106" calcext:value-type="float">
            <text:p>13,71060000</text:p>
          </table:table-cell>
          <table:table-cell office:value-type="float" office:value="13.8777" calcext:value-type="float">
            <text:p>13,87770000</text:p>
          </table:table-cell>
          <table:table-cell office:value-type="float" office:value="13.9305" calcext:value-type="float">
            <text:p>13,93050000</text:p>
          </table:table-cell>
          <table:table-cell office:value-type="float" office:value="13.9602" calcext:value-type="float">
            <text:p>13,96020000</text:p>
          </table:table-cell>
          <table:table-cell table:number-columns-repeated="8"/>
        </table:table-row>
        <table:table-row table:style-name="ro1">
          <table:table-cell office:value-type="float" office:value="13.9283120778075" calcext:value-type="float">
            <text:p>13,92831208</text:p>
          </table:table-cell>
          <table:table-cell table:number-columns-repeated="4"/>
          <table:table-cell office:value-type="float" office:value="13.9407" calcext:value-type="float">
            <text:p>13,94070000</text:p>
          </table:table-cell>
          <table:table-cell table:number-columns-repeated="8"/>
        </table:table-row>
        <table:table-row table:style-name="ro1">
          <table:table-cell office:value-type="float" office:value="13.9087541333931" calcext:value-type="float">
            <text:p>13,90875413</text:p>
          </table:table-cell>
          <table:table-cell table:number-columns-repeated="3"/>
          <table:table-cell office:value-type="float" office:value="13.8914" calcext:value-type="float">
            <text:p>13,89140000</text:p>
          </table:table-cell>
          <table:table-cell office:value-type="float" office:value="13.9212" calcext:value-type="float">
            <text:p>13,92120000</text:p>
          </table:table-cell>
          <table:table-cell table:number-columns-repeated="8"/>
        </table:table-row>
        <table:table-row table:style-name="ro1">
          <table:table-cell office:value-type="float" office:value="13.8892129600259" calcext:value-type="float">
            <text:p>13,88921296</text:p>
          </table:table-cell>
          <table:table-cell table:number-columns-repeated="4"/>
          <table:table-cell office:value-type="float" office:value="13.9018" calcext:value-type="float">
            <text:p>13,90180000</text:p>
          </table:table-cell>
          <table:table-cell table:number-columns-repeated="8"/>
        </table:table-row>
        <table:table-row table:style-name="ro1">
          <table:table-cell office:value-type="float" office:value="13.869688571638" calcext:value-type="float">
            <text:p>13,86968857</text:p>
          </table:table-cell>
          <table:table-cell table:number-columns-repeated="2"/>
          <table:table-cell office:value-type="float" office:value="13.7986" calcext:value-type="float">
            <text:p>13,79860000</text:p>
          </table:table-cell>
          <table:table-cell office:value-type="float" office:value="13.8524" calcext:value-type="float">
            <text:p>13,85240000</text:p>
          </table:table-cell>
          <table:table-cell office:value-type="float" office:value="13.8823" calcext:value-type="float">
            <text:p>13,88230000</text:p>
          </table:table-cell>
          <table:table-cell table:number-columns-repeated="8"/>
        </table:table-row>
        <table:table-row table:style-name="ro1">
          <table:table-cell office:value-type="float" office:value="13.8501809604349" calcext:value-type="float">
            <text:p>13,85018096</text:p>
          </table:table-cell>
          <table:table-cell table:number-columns-repeated="4"/>
          <table:table-cell office:value-type="float" office:value="13.8629" calcext:value-type="float">
            <text:p>13,86290000</text:p>
          </table:table-cell>
          <table:table-cell table:number-columns-repeated="8"/>
        </table:table-row>
        <table:table-row table:style-name="ro1">
          <table:table-cell office:value-type="float" office:value="13.8306900437852" calcext:value-type="float">
            <text:p>13,83069004</text:p>
          </table:table-cell>
          <table:table-cell table:number-columns-repeated="3"/>
          <table:table-cell office:value-type="float" office:value="13.8135" calcext:value-type="float">
            <text:p>13,81350000</text:p>
          </table:table-cell>
          <table:table-cell office:value-type="float" office:value="13.8435" calcext:value-type="float">
            <text:p>13,84350000</text:p>
          </table:table-cell>
          <table:table-cell table:number-columns-repeated="8"/>
        </table:table-row>
        <table:table-row table:style-name="ro1">
          <table:table-cell office:value-type="float" office:value="13.8112156054112" calcext:value-type="float">
            <text:p>13,81121561</text:p>
          </table:table-cell>
          <table:table-cell table:number-columns-repeated="4"/>
          <table:table-cell office:value-type="float" office:value="13.8241" calcext:value-type="float">
            <text:p>13,82410000</text:p>
          </table:table-cell>
          <table:table-cell table:number-columns-repeated="8"/>
        </table:table-row>
        <table:table-row table:style-name="ro1">
          <table:table-cell office:value-type="float" office:value="13.7917572884109" calcext:value-type="float">
            <text:p>13,79175729</text:p>
          </table:table-cell>
          <table:table-cell office:value-type="float" office:value="13.4056" calcext:value-type="float">
            <text:p>13,405600000</text:p>
          </table:table-cell>
          <table:table-cell office:value-type="float" office:value="13.5528" calcext:value-type="float">
            <text:p>13,55280000</text:p>
          </table:table-cell>
          <table:table-cell office:value-type="float" office:value="13.7199" calcext:value-type="float">
            <text:p>13,71990000</text:p>
          </table:table-cell>
          <table:table-cell office:value-type="float" office:value="13.7746" calcext:value-type="float">
            <text:p>13,77460000</text:p>
          </table:table-cell>
          <table:table-cell office:value-type="float" office:value="13.8047" calcext:value-type="float">
            <text:p>13,80470000</text:p>
          </table:table-cell>
          <table:table-cell table:number-columns-repeated="8"/>
        </table:table-row>
        <table:table-row table:style-name="ro1">
          <table:table-cell office:value-type="float" office:value="13.7723147444394" calcext:value-type="float">
            <text:p>13,77231474</text:p>
          </table:table-cell>
          <table:table-cell table:number-columns-repeated="4"/>
          <table:table-cell office:value-type="float" office:value="13.7853" calcext:value-type="float">
            <text:p>13,78530000</text:p>
          </table:table-cell>
          <table:table-cell table:number-columns-repeated="8"/>
        </table:table-row>
        <table:table-row table:style-name="ro1">
          <table:table-cell office:value-type="float" office:value="13.7528880481417" calcext:value-type="float">
            <text:p>13,75288805</text:p>
          </table:table-cell>
          <table:table-cell table:number-columns-repeated="3"/>
          <table:table-cell office:value-type="float" office:value="13.7357" calcext:value-type="float">
            <text:p>13,73570000</text:p>
          </table:table-cell>
          <table:table-cell office:value-type="float" office:value="13.766" calcext:value-type="float">
            <text:p>13,76600000</text:p>
          </table:table-cell>
          <table:table-cell table:number-columns-repeated="8"/>
        </table:table-row>
        <table:table-row table:style-name="ro1">
          <table:table-cell office:value-type="float" office:value="13.7334783404788" calcext:value-type="float">
            <text:p>13,73347834</text:p>
          </table:table-cell>
          <table:table-cell table:number-columns-repeated="4"/>
          <table:table-cell office:value-type="float" office:value="13.7467" calcext:value-type="float">
            <text:p>13,74670000</text:p>
          </table:table-cell>
          <table:table-cell table:number-columns-repeated="8"/>
        </table:table-row>
        <table:table-row table:style-name="ro1">
          <table:table-cell office:value-type="float" office:value="13.7140882196746" calcext:value-type="float">
            <text:p>13,71408822</text:p>
          </table:table-cell>
          <table:table-cell table:number-columns-repeated="2"/>
          <table:table-cell office:value-type="float" office:value="13.643" calcext:value-type="float">
            <text:p>13,64300000</text:p>
          </table:table-cell>
          <table:table-cell office:value-type="float" office:value="13.6968" calcext:value-type="float">
            <text:p>13,69680000</text:p>
          </table:table-cell>
          <table:table-cell office:value-type="float" office:value="13.7273" calcext:value-type="float">
            <text:p>13,72730000</text:p>
          </table:table-cell>
          <table:table-cell table:number-columns-repeated="8"/>
        </table:table-row>
        <table:table-row table:style-name="ro1">
          <table:table-cell office:value-type="float" office:value="13.6947206179872" calcext:value-type="float">
            <text:p>13,69472062</text:p>
          </table:table-cell>
          <table:table-cell table:number-columns-repeated="4"/>
          <table:table-cell office:value-type="float" office:value="13.7081" calcext:value-type="float">
            <text:p>13,70810000</text:p>
          </table:table-cell>
          <table:table-cell table:number-columns-repeated="8"/>
        </table:table-row>
        <table:table-row table:style-name="ro1">
          <table:table-cell office:value-type="float" office:value="13.6753743223003" calcext:value-type="float">
            <text:p>13,67537432</text:p>
          </table:table-cell>
          <table:table-cell table:number-columns-repeated="3"/>
          <table:table-cell office:value-type="float" office:value="13.658" calcext:value-type="float">
            <text:p>13,65800000</text:p>
          </table:table-cell>
          <table:table-cell office:value-type="float" office:value="13.6888" calcext:value-type="float">
            <text:p>13,68880000</text:p>
          </table:table-cell>
          <table:table-cell table:number-columns-repeated="8"/>
        </table:table-row>
        <table:table-row table:style-name="ro1">
          <table:table-cell office:value-type="float" office:value="13.6560359191794" calcext:value-type="float">
            <text:p>13,65603592</text:p>
          </table:table-cell>
          <table:table-cell table:number-columns-repeated="4"/>
          <table:table-cell office:value-type="float" office:value="13.6695" calcext:value-type="float">
            <text:p>13,66950000</text:p>
          </table:table-cell>
          <table:table-cell table:number-columns-repeated="8"/>
        </table:table-row>
        <table:table-row table:style-name="ro1">
          <table:table-cell office:value-type="float" office:value="13.6366760819081" calcext:value-type="float">
            <text:p>13,63667608</text:p>
          </table:table-cell>
          <table:table-cell/>
          <table:table-cell office:value-type="float" office:value="13.4004" calcext:value-type="float">
            <text:p>13,40040000</text:p>
          </table:table-cell>
          <table:table-cell office:value-type="float" office:value="13.5685" calcext:value-type="float">
            <text:p>13,56850000</text:p>
          </table:table-cell>
          <table:table-cell office:value-type="float" office:value="13.62" calcext:value-type="float">
            <text:p>13,62000000</text:p>
          </table:table-cell>
          <table:table-cell office:value-type="float" office:value="13.6503" calcext:value-type="float">
            <text:p>13,65030000</text:p>
          </table:table-cell>
          <table:table-cell table:number-columns-repeated="8"/>
        </table:table-row>
        <table:table-row table:style-name="ro1">
          <table:table-cell office:value-type="float" office:value="13.617277032353" calcext:value-type="float">
            <text:p>13,61727703</text:p>
          </table:table-cell>
          <table:table-cell table:number-columns-repeated="4"/>
          <table:table-cell office:value-type="float" office:value="13.6309" calcext:value-type="float">
            <text:p>13,63090000</text:p>
          </table:table-cell>
          <table:table-cell table:number-columns-repeated="8"/>
        </table:table-row>
        <table:table-row table:style-name="ro1">
          <table:table-cell office:value-type="float" office:value="13.5979345108528" calcext:value-type="float">
            <text:p>13,59793451</text:p>
          </table:table-cell>
          <table:table-cell table:number-columns-repeated="3"/>
          <table:table-cell office:value-type="float" office:value="13.5831" calcext:value-type="float">
            <text:p>13,58310000</text:p>
          </table:table-cell>
          <table:table-cell office:value-type="float" office:value="13.6117" calcext:value-type="float">
            <text:p>13,61170000</text:p>
          </table:table-cell>
          <table:table-cell table:number-columns-repeated="8"/>
        </table:table-row>
        <table:table-row table:style-name="ro1">
          <table:table-cell office:value-type="float" office:value="13.578991678094" calcext:value-type="float">
            <text:p>13,57899168</text:p>
          </table:table-cell>
          <table:table-cell table:number-columns-repeated="4"/>
          <table:table-cell office:value-type="float" office:value="13.5928" calcext:value-type="float">
            <text:p>13,59280000</text:p>
          </table:table-cell>
          <table:table-cell table:number-columns-repeated="8"/>
        </table:table-row>
        <table:table-row table:style-name="ro1">
          <table:table-cell office:value-type="float" office:value="13.5605629015129" calcext:value-type="float">
            <text:p>13,56056290</text:p>
          </table:table-cell>
          <table:table-cell table:number-columns-repeated="2"/>
          <table:table-cell office:value-type="float" office:value="13.4784" calcext:value-type="float">
            <text:p>13,47840000</text:p>
          </table:table-cell>
          <table:table-cell office:value-type="float" office:value="13.5386" calcext:value-type="float">
            <text:p>13,53860000</text:p>
          </table:table-cell>
          <table:table-cell office:value-type="float" office:value="13.5745" calcext:value-type="float">
            <text:p>13,57450000</text:p>
          </table:table-cell>
          <table:table-cell table:number-columns-repeated="8"/>
        </table:table-row>
        <table:table-row table:style-name="ro1">
          <table:table-cell office:value-type="float" office:value="13.5383223414406" calcext:value-type="float">
            <text:p>13,53832234</text:p>
          </table:table-cell>
          <table:table-cell table:number-columns-repeated="4"/>
          <table:table-cell office:value-type="float" office:value="13.5523" calcext:value-type="float">
            <text:p>13,55230000</text:p>
          </table:table-cell>
          <table:table-cell table:number-columns-repeated="8"/>
        </table:table-row>
        <table:table-row table:style-name="ro1">
          <table:table-cell office:value-type="float" office:value="13.4976440996537" calcext:value-type="float">
            <text:p>13,49764410</text:p>
          </table:table-cell>
          <table:table-cell table:number-columns-repeated="3"/>
          <table:table-cell office:value-type="float" office:value="13.4569" calcext:value-type="float">
            <text:p>13,45690000</text:p>
          </table:table-cell>
          <table:table-cell office:value-type="float" office:value="13.5115" calcext:value-type="float">
            <text:p>13,51150000</text:p>
          </table:table-cell>
          <table:table-cell table:number-columns-repeated="8"/>
        </table:table-row>
        <table:table-row table:style-name="ro1">
          <table:table-cell office:value-type="float" office:value="13.4531539940029" calcext:value-type="float">
            <text:p>13,45315399</text:p>
          </table:table-cell>
          <table:table-cell table:number-columns-repeated="4"/>
          <table:table-cell office:value-type="float" office:value="13.4669" calcext:value-type="float">
            <text:p>13,46690000</text:p>
          </table:table-cell>
          <table:table-cell table:number-columns-repeated="8"/>
        </table:table-row>
        <table:table-row table:style-name="ro1">
          <table:table-cell office:value-type="float" office:value="13.4091777837848" calcext:value-type="float">
            <text:p>13,40917778</text:p>
          </table:table-cell>
          <table:table-cell office:value-type="float" office:value="13.0251" calcext:value-type="float">
            <text:p>13,025100000</text:p>
          </table:table-cell>
          <table:table-cell office:value-type="float" office:value="13.2158" calcext:value-type="float">
            <text:p>13,21580000</text:p>
          </table:table-cell>
          <table:table-cell office:value-type="float" office:value="13.3127" calcext:value-type="float">
            <text:p>13,31270000</text:p>
          </table:table-cell>
          <table:table-cell office:value-type="float" office:value="13.3675" calcext:value-type="float">
            <text:p>13,36750000</text:p>
          </table:table-cell>
          <table:table-cell office:value-type="float" office:value="13.4228" calcext:value-type="float">
            <text:p>13,42280000</text:p>
          </table:table-cell>
          <table:table-cell table:number-columns-repeated="8"/>
        </table:table-row>
        <table:table-row table:style-name="ro1">
          <table:table-cell office:value-type="float" office:value="13.36560102119" calcext:value-type="float">
            <text:p>13,36560102</text:p>
          </table:table-cell>
          <table:table-cell table:number-columns-repeated="4"/>
          <table:table-cell office:value-type="float" office:value="13.3791" calcext:value-type="float">
            <text:p>13,37910000</text:p>
          </table:table-cell>
          <table:table-cell table:number-columns-repeated="8"/>
        </table:table-row>
        <table:table-row table:style-name="ro1">
          <table:table-cell office:value-type="float" office:value="13.3220804651596" calcext:value-type="float">
            <text:p>13,32208047</text:p>
          </table:table-cell>
          <table:table-cell table:number-columns-repeated="3"/>
          <table:table-cell office:value-type="float" office:value="13.2792" calcext:value-type="float">
            <text:p>13,27920000</text:p>
          </table:table-cell>
          <table:table-cell office:value-type="float" office:value="13.3355" calcext:value-type="float">
            <text:p>13,33550000</text:p>
          </table:table-cell>
          <table:table-cell table:number-columns-repeated="8"/>
        </table:table-row>
        <table:table-row table:style-name="ro1">
          <table:table-cell office:value-type="float" office:value="13.2785202949819" calcext:value-type="float">
            <text:p>13,27852029</text:p>
          </table:table-cell>
          <table:table-cell table:number-columns-repeated="4"/>
          <table:table-cell office:value-type="float" office:value="13.2918" calcext:value-type="float">
            <text:p>13,29180000</text:p>
          </table:table-cell>
          <table:table-cell table:number-columns-repeated="8"/>
        </table:table-row>
        <table:table-row table:style-name="ro1">
          <table:table-cell office:value-type="float" office:value="13.2349382084175" calcext:value-type="float">
            <text:p>13,23493821</text:p>
          </table:table-cell>
          <table:table-cell table:number-columns-repeated="2"/>
          <table:table-cell office:value-type="float" office:value="13.1315" calcext:value-type="float">
            <text:p>13,13150000</text:p>
          </table:table-cell>
          <table:table-cell office:value-type="float" office:value="13.1918" calcext:value-type="float">
            <text:p>13,19180000</text:p>
          </table:table-cell>
          <table:table-cell office:value-type="float" office:value="13.2481" calcext:value-type="float">
            <text:p>13,24810000</text:p>
          </table:table-cell>
          <table:table-cell table:number-columns-repeated="8"/>
        </table:table-row>
        <table:table-row table:style-name="ro1">
          <table:table-cell office:value-type="float" office:value="13.1913634518095" calcext:value-type="float">
            <text:p>13,19136345</text:p>
          </table:table-cell>
          <table:table-cell table:number-columns-repeated="4"/>
          <table:table-cell office:value-type="float" office:value="13.2044" calcext:value-type="float">
            <text:p>13,20440000</text:p>
          </table:table-cell>
          <table:table-cell table:number-columns-repeated="8"/>
        </table:table-row>
        <table:table-row table:style-name="ro1">
          <table:table-cell office:value-type="float" office:value="13.1478093582196" calcext:value-type="float">
            <text:p>13,14780936</text:p>
          </table:table-cell>
          <table:table-cell table:number-columns-repeated="3"/>
          <table:table-cell office:value-type="float" office:value="13.1045" calcext:value-type="float">
            <text:p>13,10450000</text:p>
          </table:table-cell>
          <table:table-cell office:value-type="float" office:value="13.1607" calcext:value-type="float">
            <text:p>13,16070000</text:p>
          </table:table-cell>
          <table:table-cell table:number-columns-repeated="8"/>
        </table:table-row>
        <table:table-row table:style-name="ro1">
          <table:table-cell office:value-type="float" office:value="13.1042770603906" calcext:value-type="float">
            <text:p>13,10427706</text:p>
          </table:table-cell>
          <table:table-cell table:number-columns-repeated="4"/>
          <table:table-cell office:value-type="float" office:value="13.1171" calcext:value-type="float">
            <text:p>13,11710000</text:p>
          </table:table-cell>
          <table:table-cell table:number-columns-repeated="8"/>
        </table:table-row>
        <table:table-row table:style-name="ro1">
          <table:table-cell office:value-type="float" office:value="13.0607635456908" calcext:value-type="float">
            <text:p>13,06076355</text:p>
          </table:table-cell>
          <table:table-cell/>
          <table:table-cell office:value-type="float" office:value="12.8726" calcext:value-type="float">
            <text:p>12,87260000</text:p>
          </table:table-cell>
          <table:table-cell office:value-type="float" office:value="12.9526" calcext:value-type="float">
            <text:p>12,95260000</text:p>
          </table:table-cell>
          <table:table-cell office:value-type="float" office:value="13.0171" calcext:value-type="float">
            <text:p>13,01710000</text:p>
          </table:table-cell>
          <table:table-cell office:value-type="float" office:value="13.0735" calcext:value-type="float">
            <text:p>13,07350000</text:p>
          </table:table-cell>
          <table:table-cell table:number-columns-repeated="8"/>
        </table:table-row>
        <table:table-row table:style-name="ro1">
          <table:table-cell office:value-type="float" office:value="13.0172661355225" calcext:value-type="float">
            <text:p>13,01726614</text:p>
          </table:table-cell>
          <table:table-cell table:number-columns-repeated="4"/>
          <table:table-cell office:value-type="float" office:value="13.0299" calcext:value-type="float">
            <text:p>13,02990000</text:p>
          </table:table-cell>
          <table:table-cell table:number-columns-repeated="8"/>
        </table:table-row>
        <table:table-row table:style-name="ro1">
          <table:table-cell office:value-type="float" office:value="12.973783608551" calcext:value-type="float">
            <text:p>12,97378361</text:p>
          </table:table-cell>
          <table:table-cell table:number-columns-repeated="3"/>
          <table:table-cell office:value-type="float" office:value="12.9297" calcext:value-type="float">
            <text:p>12,92970000</text:p>
          </table:table-cell>
          <table:table-cell office:value-type="float" office:value="12.9863" calcext:value-type="float">
            <text:p>12,98630000</text:p>
          </table:table-cell>
          <table:table-cell table:number-columns-repeated="8"/>
        </table:table-row>
        <table:table-row table:style-name="ro1">
          <table:table-cell office:value-type="float" office:value="12.9303158097569" calcext:value-type="float">
            <text:p>12,93031581</text:p>
          </table:table-cell>
          <table:table-cell table:number-columns-repeated="4"/>
          <table:table-cell office:value-type="float" office:value="12.9427" calcext:value-type="float">
            <text:p>12,94270000</text:p>
          </table:table-cell>
          <table:table-cell table:number-columns-repeated="8"/>
        </table:table-row>
        <table:table-row table:style-name="ro1">
          <table:table-cell office:value-type="float" office:value="12.8868630071107" calcext:value-type="float">
            <text:p>12,88686301</text:p>
          </table:table-cell>
          <table:table-cell table:number-columns-repeated="2"/>
          <table:table-cell office:value-type="float" office:value="12.7755" calcext:value-type="float">
            <text:p>12,77550000</text:p>
          </table:table-cell>
          <table:table-cell office:value-type="float" office:value="12.8424" calcext:value-type="float">
            <text:p>12,84240000</text:p>
          </table:table-cell>
          <table:table-cell office:value-type="float" office:value="12.8991" calcext:value-type="float">
            <text:p>12,89910000</text:p>
          </table:table-cell>
          <table:table-cell table:number-columns-repeated="8"/>
        </table:table-row>
        <table:table-row table:style-name="ro1">
          <table:table-cell office:value-type="float" office:value="12.8434254771397" calcext:value-type="float">
            <text:p>12,84342548</text:p>
          </table:table-cell>
          <table:table-cell table:number-columns-repeated="4"/>
          <table:table-cell office:value-type="float" office:value="12.8555" calcext:value-type="float">
            <text:p>12,85550000</text:p>
          </table:table-cell>
          <table:table-cell table:number-columns-repeated="8"/>
        </table:table-row>
        <table:table-row table:style-name="ro1">
          <table:table-cell office:value-type="float" office:value="12.8000033557465" calcext:value-type="float">
            <text:p>12,80000336</text:p>
          </table:table-cell>
          <table:table-cell table:number-columns-repeated="3"/>
          <table:table-cell office:value-type="float" office:value="12.7552" calcext:value-type="float">
            <text:p>12,75520000</text:p>
          </table:table-cell>
          <table:table-cell office:value-type="float" office:value="12.812" calcext:value-type="float">
            <text:p>12,81200000</text:p>
          </table:table-cell>
          <table:table-cell table:number-columns-repeated="8"/>
        </table:table-row>
        <table:table-row table:style-name="ro1">
          <table:table-cell office:value-type="float" office:value="12.7565966451869" calcext:value-type="float">
            <text:p>12,75659665</text:p>
          </table:table-cell>
          <table:table-cell table:number-columns-repeated="4"/>
          <table:table-cell office:value-type="float" office:value="12.7685" calcext:value-type="float">
            <text:p>12,76850000</text:p>
          </table:table-cell>
          <table:table-cell table:number-columns-repeated="8"/>
        </table:table-row>
        <table:table-row table:style-name="ro1">
          <table:table-cell office:value-type="float" office:value="12.71320527288" calcext:value-type="float">
            <text:p>12,71320527</text:p>
          </table:table-cell>
          <table:table-cell office:value-type="float" office:value="12.292" calcext:value-type="float">
            <text:p>12,292000000</text:p>
          </table:table-cell>
          <table:table-cell office:value-type="float" office:value="12.4973" calcext:value-type="float">
            <text:p>12,49730000</text:p>
          </table:table-cell>
          <table:table-cell office:value-type="float" office:value="12.5988" calcext:value-type="float">
            <text:p>12,59880000</text:p>
          </table:table-cell>
          <table:table-cell office:value-type="float" office:value="12.668" calcext:value-type="float">
            <text:p>12,66800000</text:p>
          </table:table-cell>
          <table:table-cell office:value-type="float" office:value="12.725" calcext:value-type="float">
            <text:p>12,72500000</text:p>
          </table:table-cell>
          <table:table-cell table:number-columns-repeated="8"/>
        </table:table-row>
        <table:table-row table:style-name="ro1">
          <table:table-cell office:value-type="float" office:value="12.6698291445175" calcext:value-type="float">
            <text:p>12,66982914</text:p>
          </table:table-cell>
          <table:table-cell table:number-columns-repeated="4"/>
          <table:table-cell office:value-type="float" office:value="12.6815" calcext:value-type="float">
            <text:p>12,68150000</text:p>
          </table:table-cell>
          <table:table-cell table:number-columns-repeated="8"/>
        </table:table-row>
        <table:table-row table:style-name="ro1">
          <table:table-cell office:value-type="float" office:value="12.6264681735845" calcext:value-type="float">
            <text:p>12,62646817</text:p>
          </table:table-cell>
          <table:table-cell table:number-columns-repeated="3"/>
          <table:table-cell office:value-type="float" office:value="12.5809" calcext:value-type="float">
            <text:p>12,58090000</text:p>
          </table:table-cell>
          <table:table-cell office:value-type="float" office:value="12.638" calcext:value-type="float">
            <text:p>12,63800000</text:p>
          </table:table-cell>
          <table:table-cell table:number-columns-repeated="8"/>
        </table:table-row>
        <table:table-row table:style-name="ro1">
          <table:table-cell office:value-type="float" office:value="12.5831222902531" calcext:value-type="float">
            <text:p>12,58312229</text:p>
          </table:table-cell>
          <table:table-cell table:number-columns-repeated="4"/>
          <table:table-cell office:value-type="float" office:value="12.5946" calcext:value-type="float">
            <text:p>12,59460000</text:p>
          </table:table-cell>
          <table:table-cell table:number-columns-repeated="8"/>
        </table:table-row>
        <table:table-row table:style-name="ro1">
          <table:table-cell office:value-type="float" office:value="12.5397914387855" calcext:value-type="float">
            <text:p>12,53979144</text:p>
          </table:table-cell>
          <table:table-cell table:number-columns-repeated="2"/>
          <table:table-cell office:value-type="float" office:value="12.4222" calcext:value-type="float">
            <text:p>12,42220000</text:p>
          </table:table-cell>
          <table:table-cell office:value-type="float" office:value="12.4938" calcext:value-type="float">
            <text:p>12,49380000</text:p>
          </table:table-cell>
          <table:table-cell office:value-type="float" office:value="12.5511" calcext:value-type="float">
            <text:p>12,55110000</text:p>
          </table:table-cell>
          <table:table-cell table:number-columns-repeated="8"/>
        </table:table-row>
        <table:table-row table:style-name="ro1">
          <table:table-cell office:value-type="float" office:value="12.4964755712984" calcext:value-type="float">
            <text:p>12,49647557</text:p>
          </table:table-cell>
          <table:table-cell table:number-columns-repeated="4"/>
          <table:table-cell office:value-type="float" office:value="12.5077" calcext:value-type="float">
            <text:p>12,50770000</text:p>
          </table:table-cell>
          <table:table-cell table:number-columns-repeated="8"/>
        </table:table-row>
        <table:table-row table:style-name="ro1">
          <table:table-cell office:value-type="float" office:value="12.4531746423014" calcext:value-type="float">
            <text:p>12,45317464</text:p>
          </table:table-cell>
          <table:table-cell table:number-columns-repeated="3"/>
          <table:table-cell office:value-type="float" office:value="12.4068" calcext:value-type="float">
            <text:p>12,40680000</text:p>
          </table:table-cell>
          <table:table-cell office:value-type="float" office:value="12.4643" calcext:value-type="float">
            <text:p>12,46430000</text:p>
          </table:table-cell>
          <table:table-cell table:number-columns-repeated="8"/>
        </table:table-row>
        <table:table-row table:style-name="ro1">
          <table:table-cell office:value-type="float" office:value="12.4098886054946" calcext:value-type="float">
            <text:p>12,40988861</text:p>
          </table:table-cell>
          <table:table-cell table:number-columns-repeated="4"/>
          <table:table-cell office:value-type="float" office:value="12.4209" calcext:value-type="float">
            <text:p>12,42090000</text:p>
          </table:table-cell>
          <table:table-cell table:number-columns-repeated="8"/>
        </table:table-row>
        <table:table-row table:style-name="ro1">
          <table:table-cell office:value-type="float" office:value="12.3666174126336" calcext:value-type="float">
            <text:p>12,36661741</text:p>
          </table:table-cell>
          <table:table-cell/>
          <table:table-cell office:value-type="float" office:value="12.1272" calcext:value-type="float">
            <text:p>12,12720000</text:p>
          </table:table-cell>
          <table:table-cell office:value-type="float" office:value="12.2456" calcext:value-type="float">
            <text:p>12,24560000</text:p>
          </table:table-cell>
          <table:table-cell office:value-type="float" office:value="12.3199" calcext:value-type="float">
            <text:p>12,31990000</text:p>
          </table:table-cell>
          <table:table-cell office:value-type="float" office:value="12.3775" calcext:value-type="float">
            <text:p>12,37750000</text:p>
          </table:table-cell>
          <table:table-cell table:number-columns-repeated="8"/>
        </table:table-row>
        <table:table-row table:style-name="ro1">
          <table:table-cell office:value-type="float" office:value="12.3233610136706" calcext:value-type="float">
            <text:p>12,32336101</text:p>
          </table:table-cell>
          <table:table-cell table:number-columns-repeated="4"/>
          <table:table-cell office:value-type="float" office:value="12.3341" calcext:value-type="float">
            <text:p>12,33410000</text:p>
          </table:table-cell>
          <table:table-cell table:number-columns-repeated="8"/>
        </table:table-row>
        <table:table-row table:style-name="ro1">
          <table:table-cell office:value-type="float" office:value="12.2801193574062" calcext:value-type="float">
            <text:p>12,28011936</text:p>
          </table:table-cell>
          <table:table-cell table:number-columns-repeated="3"/>
          <table:table-cell office:value-type="float" office:value="12.233" calcext:value-type="float">
            <text:p>12,23300000</text:p>
          </table:table-cell>
          <table:table-cell office:value-type="float" office:value="12.2907" calcext:value-type="float">
            <text:p>12,29070000</text:p>
          </table:table-cell>
          <table:table-cell table:number-columns-repeated="8"/>
        </table:table-row>
        <table:table-row table:style-name="ro1">
          <table:table-cell office:value-type="float" office:value="12.2368923921584" calcext:value-type="float">
            <text:p>12,23689239</text:p>
          </table:table-cell>
          <table:table-cell table:number-columns-repeated="4"/>
          <table:table-cell office:value-type="float" office:value="12.2474" calcext:value-type="float">
            <text:p>12,24740000</text:p>
          </table:table-cell>
          <table:table-cell table:number-columns-repeated="8"/>
        </table:table-row>
        <table:table-row table:style-name="ro1">
          <table:table-cell office:value-type="float" office:value="12.1936800662244" calcext:value-type="float">
            <text:p>12,19368007</text:p>
          </table:table-cell>
          <table:table-cell table:number-columns-repeated="2"/>
          <table:table-cell office:value-type="float" office:value="12.0692" calcext:value-type="float">
            <text:p>12,06920000</text:p>
          </table:table-cell>
          <table:table-cell office:value-type="float" office:value="12.1462" calcext:value-type="float">
            <text:p>12,14620000</text:p>
          </table:table-cell>
          <table:table-cell office:value-type="float" office:value="12.2041" calcext:value-type="float">
            <text:p>12,20410000</text:p>
          </table:table-cell>
          <table:table-cell table:number-columns-repeated="8"/>
        </table:table-row>
        <table:table-row table:style-name="ro1">
          <table:table-cell office:value-type="float" office:value="12.1504823281051" calcext:value-type="float">
            <text:p>12,15048233</text:p>
          </table:table-cell>
          <table:table-cell table:number-columns-repeated="4"/>
          <table:table-cell office:value-type="float" office:value="12.1608" calcext:value-type="float">
            <text:p>12,16080000</text:p>
          </table:table-cell>
          <table:table-cell table:number-columns-repeated="8"/>
        </table:table-row>
        <table:table-row table:style-name="ro1">
          <table:table-cell office:value-type="float" office:value="12.107299126551" calcext:value-type="float">
            <text:p>12,10729913</text:p>
          </table:table-cell>
          <table:table-cell table:number-columns-repeated="3"/>
          <table:table-cell office:value-type="float" office:value="12.0594" calcext:value-type="float">
            <text:p>12,05940000</text:p>
          </table:table-cell>
          <table:table-cell office:value-type="float" office:value="12.1175" calcext:value-type="float">
            <text:p>12,11750000</text:p>
          </table:table-cell>
          <table:table-cell table:number-columns-repeated="8"/>
        </table:table-row>
        <table:table-row table:style-name="ro1">
          <table:table-cell office:value-type="float" office:value="12.064130410511" calcext:value-type="float">
            <text:p>12,06413041</text:p>
          </table:table-cell>
          <table:table-cell table:number-columns-repeated="4"/>
          <table:table-cell office:value-type="float" office:value="12.0742" calcext:value-type="float">
            <text:p>12,07420000</text:p>
          </table:table-cell>
          <table:table-cell table:number-columns-repeated="8"/>
        </table:table-row>
        <table:table-row table:style-name="ro1">
          <table:table-cell office:value-type="float" office:value="12.0209761290504" calcext:value-type="float">
            <text:p>12,02097613</text:p>
          </table:table-cell>
          <table:table-cell office:value-type="float" office:value="11.4888" calcext:value-type="float">
            <text:p>11,488800000</text:p>
          </table:table-cell>
          <table:table-cell office:value-type="float" office:value="11.7613" calcext:value-type="float">
            <text:p>11,76130000</text:p>
          </table:table-cell>
          <table:table-cell office:value-type="float" office:value="11.8931" calcext:value-type="float">
            <text:p>11,89310000</text:p>
          </table:table-cell>
          <table:table-cell office:value-type="float" office:value="11.9727" calcext:value-type="float">
            <text:p>11,97270000</text:p>
          </table:table-cell>
          <table:table-cell office:value-type="float" office:value="12.0309" calcext:value-type="float">
            <text:p>12,03090000</text:p>
          </table:table-cell>
          <table:table-cell table:number-columns-repeated="8"/>
        </table:table-row>
        <table:table-row table:style-name="ro1">
          <table:table-cell office:value-type="float" office:value="11.9778362312781" calcext:value-type="float">
            <text:p>11,97783623</text:p>
          </table:table-cell>
          <table:table-cell table:number-columns-repeated="4"/>
          <table:table-cell office:value-type="float" office:value="11.9876" calcext:value-type="float">
            <text:p>11,98760000</text:p>
          </table:table-cell>
          <table:table-cell table:number-columns-repeated="8"/>
        </table:table-row>
        <table:table-row table:style-name="ro1">
          <table:table-cell office:value-type="float" office:value="11.9347106662991" calcext:value-type="float">
            <text:p>11,93471067</text:p>
          </table:table-cell>
          <table:table-cell table:number-columns-repeated="3"/>
          <table:table-cell office:value-type="float" office:value="11.886" calcext:value-type="float">
            <text:p>11,88600000</text:p>
          </table:table-cell>
          <table:table-cell office:value-type="float" office:value="11.9444" calcext:value-type="float">
            <text:p>11,94440000</text:p>
          </table:table-cell>
          <table:table-cell table:number-columns-repeated="8"/>
        </table:table-row>
        <table:table-row table:style-name="ro1">
          <table:table-cell office:value-type="float" office:value="11.8915993831925" calcext:value-type="float">
            <text:p>11,89159938</text:p>
          </table:table-cell>
          <table:table-cell table:number-columns-repeated="4"/>
          <table:table-cell office:value-type="float" office:value="11.9012" calcext:value-type="float">
            <text:p>11,90120000</text:p>
          </table:table-cell>
          <table:table-cell table:number-columns-repeated="8"/>
        </table:table-row>
        <table:table-row table:style-name="ro1">
          <table:table-cell office:value-type="float" office:value="11.8485023310082" calcext:value-type="float">
            <text:p>11,84850233</text:p>
          </table:table-cell>
          <table:table-cell table:number-columns-repeated="2"/>
          <table:table-cell office:value-type="float" office:value="11.7172" calcext:value-type="float">
            <text:p>11,71720000</text:p>
          </table:table-cell>
          <table:table-cell office:value-type="float" office:value="11.7995" calcext:value-type="float">
            <text:p>11,79950000</text:p>
          </table:table-cell>
          <table:table-cell office:value-type="float" office:value="11.858" calcext:value-type="float">
            <text:p>11,85800000</text:p>
          </table:table-cell>
          <table:table-cell table:number-columns-repeated="8"/>
        </table:table-row>
        <table:table-row table:style-name="ro1">
          <table:table-cell office:value-type="float" office:value="11.8054194587735" calcext:value-type="float">
            <text:p>11,80541946</text:p>
          </table:table-cell>
          <table:table-cell table:number-columns-repeated="4"/>
          <table:table-cell office:value-type="float" office:value="11.8148" calcext:value-type="float">
            <text:p>11,81480000</text:p>
          </table:table-cell>
          <table:table-cell table:number-columns-repeated="8"/>
        </table:table-row>
        <table:table-row table:style-name="ro1">
          <table:table-cell office:value-type="float" office:value="11.7623507155034" calcext:value-type="float">
            <text:p>11,76235072</text:p>
          </table:table-cell>
          <table:table-cell table:number-columns-repeated="3"/>
          <table:table-cell office:value-type="float" office:value="11.7129" calcext:value-type="float">
            <text:p>11,71290000</text:p>
          </table:table-cell>
          <table:table-cell office:value-type="float" office:value="11.7716" calcext:value-type="float">
            <text:p>11,77160000</text:p>
          </table:table-cell>
          <table:table-cell table:number-columns-repeated="8"/>
        </table:table-row>
        <table:table-row table:style-name="ro1">
          <table:table-cell office:value-type="float" office:value="11.719296050209" calcext:value-type="float">
            <text:p>11,71929605</text:p>
          </table:table-cell>
          <table:table-cell table:number-columns-repeated="4"/>
          <table:table-cell office:value-type="float" office:value="11.7284" calcext:value-type="float">
            <text:p>11,72840000</text:p>
          </table:table-cell>
          <table:table-cell table:number-columns-repeated="8"/>
        </table:table-row>
        <table:table-row table:style-name="ro1">
          <table:table-cell office:value-type="float" office:value="11.6762554119042" calcext:value-type="float">
            <text:p>11,67625541</text:p>
          </table:table-cell>
          <table:table-cell/>
          <table:table-cell office:value-type="float" office:value="11.3967" calcext:value-type="float">
            <text:p>11,39670000</text:p>
          </table:table-cell>
          <table:table-cell office:value-type="float" office:value="11.5416" calcext:value-type="float">
            <text:p>11,54160000</text:p>
          </table:table-cell>
          <table:table-cell office:value-type="float" office:value="11.6264" calcext:value-type="float">
            <text:p>11,62640000</text:p>
          </table:table-cell>
          <table:table-cell office:value-type="float" office:value="11.6853" calcext:value-type="float">
            <text:p>11,68530000</text:p>
          </table:table-cell>
          <table:table-cell table:number-columns-repeated="8"/>
        </table:table-row>
        <table:table-row table:style-name="ro1">
          <table:table-cell office:value-type="float" office:value="11.6332287496086" calcext:value-type="float">
            <text:p>11,63322875</text:p>
          </table:table-cell>
          <table:table-cell table:number-columns-repeated="4"/>
          <table:table-cell office:value-type="float" office:value="11.6421" calcext:value-type="float">
            <text:p>11,64210000</text:p>
          </table:table-cell>
          <table:table-cell table:number-columns-repeated="8"/>
        </table:table-row>
        <table:table-row table:style-name="ro1">
          <table:table-cell office:value-type="float" office:value="11.5902160123479" calcext:value-type="float">
            <text:p>11,59021601</text:p>
          </table:table-cell>
          <table:table-cell table:number-columns-repeated="3"/>
          <table:table-cell office:value-type="float" office:value="11.54" calcext:value-type="float">
            <text:p>11,54000000</text:p>
          </table:table-cell>
          <table:table-cell office:value-type="float" office:value="11.599" calcext:value-type="float">
            <text:p>11,59900000</text:p>
          </table:table-cell>
          <table:table-cell table:number-columns-repeated="8"/>
        </table:table-row>
        <table:table-row table:style-name="ro1">
          <table:table-cell office:value-type="float" office:value="11.5472171491538" calcext:value-type="float">
            <text:p>11,54721715</text:p>
          </table:table-cell>
          <table:table-cell table:number-columns-repeated="4"/>
          <table:table-cell office:value-type="float" office:value="11.5559" calcext:value-type="float">
            <text:p>11,55590000</text:p>
          </table:table-cell>
          <table:table-cell table:number-columns-repeated="8"/>
        </table:table-row>
        <table:table-row table:style-name="ro1">
          <table:table-cell office:value-type="float" office:value="11.5042321090626" calcext:value-type="float">
            <text:p>11,50423211</text:p>
          </table:table-cell>
          <table:table-cell table:number-columns-repeated="2"/>
          <table:table-cell office:value-type="float" office:value="11.3661" calcext:value-type="float">
            <text:p>11,36610000</text:p>
          </table:table-cell>
          <table:table-cell office:value-type="float" office:value="11.4536" calcext:value-type="float">
            <text:p>11,45360000</text:p>
          </table:table-cell>
          <table:table-cell office:value-type="float" office:value="11.5128" calcext:value-type="float">
            <text:p>11,51280000</text:p>
          </table:table-cell>
          <table:table-cell table:number-columns-repeated="8"/>
        </table:table-row>
        <table:table-row table:style-name="ro1">
          <table:table-cell office:value-type="float" office:value="11.4612608411136" calcext:value-type="float">
            <text:p>11,46126084</text:p>
          </table:table-cell>
          <table:table-cell table:number-columns-repeated="4"/>
          <table:table-cell office:value-type="float" office:value="11.4697" calcext:value-type="float">
            <text:p>11,46970000</text:p>
          </table:table-cell>
          <table:table-cell table:number-columns-repeated="8"/>
        </table:table-row>
        <table:table-row table:style-name="ro1">
          <table:table-cell office:value-type="float" office:value="11.4183032943489" calcext:value-type="float">
            <text:p>11,41830329</text:p>
          </table:table-cell>
          <table:table-cell table:number-columns-repeated="3"/>
          <table:table-cell office:value-type="float" office:value="11.3673" calcext:value-type="float">
            <text:p>11,36730000</text:p>
          </table:table-cell>
          <table:table-cell office:value-type="float" office:value="11.4266" calcext:value-type="float">
            <text:p>11,42660000</text:p>
          </table:table-cell>
          <table:table-cell table:number-columns-repeated="8"/>
        </table:table-row>
        <table:table-row table:style-name="ro1">
          <table:table-cell office:value-type="float" office:value="11.3753594178122" calcext:value-type="float">
            <text:p>11,37535942</text:p>
          </table:table-cell>
          <table:table-cell table:number-columns-repeated="4"/>
          <table:table-cell office:value-type="float" office:value="11.3836" calcext:value-type="float">
            <text:p>11,38360000</text:p>
          </table:table-cell>
          <table:table-cell table:number-columns-repeated="8"/>
        </table:table-row>
        <table:table-row table:style-name="ro1">
          <table:table-cell office:value-type="float" office:value="11.3324291605488" calcext:value-type="float">
            <text:p>11,33242916</text:p>
          </table:table-cell>
          <table:table-cell office:value-type="float" office:value="10.6987" calcext:value-type="float">
            <text:p>10,698700000</text:p>
          </table:table-cell>
          <table:table-cell office:value-type="float" office:value="11.0325" calcext:value-type="float">
            <text:p>11,03250000</text:p>
          </table:table-cell>
          <table:table-cell office:value-type="float" office:value="11.1909" calcext:value-type="float">
            <text:p>11,19090000</text:p>
          </table:table-cell>
          <table:table-cell office:value-type="float" office:value="11.2811" calcext:value-type="float">
            <text:p>11,28110000</text:p>
          </table:table-cell>
          <table:table-cell office:value-type="float" office:value="11.3405" calcext:value-type="float">
            <text:p>11,34050000</text:p>
          </table:table-cell>
          <table:table-cell table:number-columns-repeated="8"/>
        </table:table-row>
        <table:table-row table:style-name="ro1">
          <table:table-cell office:value-type="float" office:value="11.2895124716055" calcext:value-type="float">
            <text:p>11,28951247</text:p>
          </table:table-cell>
          <table:table-cell table:number-columns-repeated="4"/>
          <table:table-cell office:value-type="float" office:value="11.2975" calcext:value-type="float">
            <text:p>11,29750000</text:p>
          </table:table-cell>
          <table:table-cell table:number-columns-repeated="8"/>
        </table:table-row>
        <table:table-row table:style-name="ro1">
          <table:table-cell office:value-type="float" office:value="11.246609300031" calcext:value-type="float">
            <text:p>11,24660930</text:p>
          </table:table-cell>
          <table:table-cell table:number-columns-repeated="3"/>
          <table:table-cell office:value-type="float" office:value="11.1949" calcext:value-type="float">
            <text:p>11,19490000</text:p>
          </table:table-cell>
          <table:table-cell office:value-type="float" office:value="11.2545" calcext:value-type="float">
            <text:p>11,25450000</text:p>
          </table:table-cell>
          <table:table-cell table:number-columns-repeated="8"/>
        </table:table-row>
        <table:table-row table:style-name="ro1">
          <table:table-cell office:value-type="float" office:value="11.2037195948756" calcext:value-type="float">
            <text:p>11,20371959</text:p>
          </table:table-cell>
          <table:table-cell table:number-columns-repeated="4"/>
          <table:table-cell office:value-type="float" office:value="11.2115" calcext:value-type="float">
            <text:p>11,21150000</text:p>
          </table:table-cell>
          <table:table-cell table:number-columns-repeated="8"/>
        </table:table-row>
        <table:table-row table:style-name="ro1">
          <table:table-cell office:value-type="float" office:value="11.1608433051916" calcext:value-type="float">
            <text:p>11,16084331</text:p>
          </table:table-cell>
          <table:table-cell table:number-columns-repeated="2"/>
          <table:table-cell office:value-type="float" office:value="11.016" calcext:value-type="float">
            <text:p>11,01600000</text:p>
          </table:table-cell>
          <table:table-cell office:value-type="float" office:value="11.1087" calcext:value-type="float">
            <text:p>11,10870000</text:p>
          </table:table-cell>
          <table:table-cell office:value-type="float" office:value="11.1685" calcext:value-type="float">
            <text:p>11,16850000</text:p>
          </table:table-cell>
          <table:table-cell table:number-columns-repeated="8"/>
        </table:table-row>
        <table:table-row table:style-name="ro1">
          <table:table-cell office:value-type="float" office:value="11.1179803800334" calcext:value-type="float">
            <text:p>11,11798038</text:p>
          </table:table-cell>
          <table:table-cell table:number-columns-repeated="4"/>
          <table:table-cell office:value-type="float" office:value="11.1255" calcext:value-type="float">
            <text:p>11,12550000</text:p>
          </table:table-cell>
          <table:table-cell table:number-columns-repeated="8"/>
        </table:table-row>
        <table:table-row table:style-name="ro1">
          <table:table-cell office:value-type="float" office:value="11.0751307684575" calcext:value-type="float">
            <text:p>11,07513077</text:p>
          </table:table-cell>
          <table:table-cell table:number-columns-repeated="3"/>
          <table:table-cell office:value-type="float" office:value="11.0226" calcext:value-type="float">
            <text:p>11,02260000</text:p>
          </table:table-cell>
          <table:table-cell office:value-type="float" office:value="11.0825" calcext:value-type="float">
            <text:p>11,08250000</text:p>
          </table:table-cell>
          <table:table-cell table:number-columns-repeated="8"/>
        </table:table-row>
        <table:table-row table:style-name="ro1">
          <table:table-cell office:value-type="float" office:value="11.0322944195227" calcext:value-type="float">
            <text:p>11,03229442</text:p>
          </table:table-cell>
          <table:table-cell table:number-columns-repeated="4"/>
          <table:table-cell office:value-type="float" office:value="11.0396" calcext:value-type="float">
            <text:p>11,03960000</text:p>
          </table:table-cell>
          <table:table-cell table:number-columns-repeated="8"/>
        </table:table-row>
        <table:table-row table:style-name="ro1">
          <table:table-cell office:value-type="float" office:value="10.9894712822905" calcext:value-type="float">
            <text:p>10,98947128</text:p>
          </table:table-cell>
          <table:table-cell/>
          <table:table-cell office:value-type="float" office:value="10.6689" calcext:value-type="float">
            <text:p>10,66890000</text:p>
          </table:table-cell>
          <table:table-cell office:value-type="float" office:value="10.8412" calcext:value-type="float">
            <text:p>10,84120000</text:p>
          </table:table-cell>
          <table:table-cell office:value-type="float" office:value="10.9366" calcext:value-type="float">
            <text:p>10,93660000</text:p>
          </table:table-cell>
          <table:table-cell office:value-type="float" office:value="10.9966" calcext:value-type="float">
            <text:p>10,99660000</text:p>
          </table:table-cell>
          <table:table-cell table:number-columns-repeated="8"/>
        </table:table-row>
        <table:table-row table:style-name="ro1">
          <table:table-cell office:value-type="float" office:value="10.9466613058246" calcext:value-type="float">
            <text:p>10,94666131</text:p>
          </table:table-cell>
          <table:table-cell table:number-columns-repeated="4"/>
          <table:table-cell office:value-type="float" office:value="10.9537" calcext:value-type="float">
            <text:p>10,95370000</text:p>
          </table:table-cell>
          <table:table-cell table:number-columns-repeated="8"/>
        </table:table-row>
        <table:table-row table:style-name="ro1">
          <table:table-cell office:value-type="float" office:value="10.9038644391918" calcext:value-type="float">
            <text:p>10,90386444</text:p>
          </table:table-cell>
          <table:table-cell table:number-columns-repeated="3"/>
          <table:table-cell office:value-type="float" office:value="10.8506" calcext:value-type="float">
            <text:p>10,85060000</text:p>
          </table:table-cell>
          <table:table-cell office:value-type="float" office:value="10.9108" calcext:value-type="float">
            <text:p>10,91080000</text:p>
          </table:table-cell>
          <table:table-cell table:number-columns-repeated="8"/>
        </table:table-row>
        <table:table-row table:style-name="ro1">
          <table:table-cell office:value-type="float" office:value="10.861080631461" calcext:value-type="float">
            <text:p>10,86108063</text:p>
          </table:table-cell>
          <table:table-cell table:number-columns-repeated="4"/>
          <table:table-cell office:value-type="float" office:value="10.8679" calcext:value-type="float">
            <text:p>10,86790000</text:p>
          </table:table-cell>
          <table:table-cell table:number-columns-repeated="8"/>
        </table:table-row>
        <table:table-row table:style-name="ro1">
          <table:table-cell office:value-type="float" office:value="10.8183098317035" calcext:value-type="float">
            <text:p>10,81830983</text:p>
          </table:table-cell>
          <table:table-cell table:number-columns-repeated="2"/>
          <table:table-cell office:value-type="float" office:value="10.6666" calcext:value-type="float">
            <text:p>10,66660000</text:p>
          </table:table-cell>
          <table:table-cell office:value-type="float" office:value="10.7646" calcext:value-type="float">
            <text:p>10,76460000</text:p>
          </table:table-cell>
          <table:table-cell office:value-type="float" office:value="10.825" calcext:value-type="float">
            <text:p>10,82500000</text:p>
          </table:table-cell>
          <table:table-cell table:number-columns-repeated="8"/>
        </table:table-row>
        <table:table-row table:style-name="ro1">
          <table:table-cell office:value-type="float" office:value="10.7755519889917" calcext:value-type="float">
            <text:p>10,77555199</text:p>
          </table:table-cell>
          <table:table-cell table:number-columns-repeated="4"/>
          <table:table-cell office:value-type="float" office:value="10.7821" calcext:value-type="float">
            <text:p>10,78210000</text:p>
          </table:table-cell>
          <table:table-cell table:number-columns-repeated="8"/>
        </table:table-row>
        <table:table-row table:style-name="ro1">
          <table:table-cell office:value-type="float" office:value="10.7328070523983" calcext:value-type="float">
            <text:p>10,73280705</text:p>
          </table:table-cell>
          <table:table-cell table:number-columns-repeated="3"/>
          <table:table-cell office:value-type="float" office:value="10.6788" calcext:value-type="float">
            <text:p>10,67880000</text:p>
          </table:table-cell>
          <table:table-cell office:value-type="float" office:value="10.7393" calcext:value-type="float">
            <text:p>10,73930000</text:p>
          </table:table-cell>
          <table:table-cell table:number-columns-repeated="8"/>
        </table:table-row>
        <table:table-row table:style-name="ro1">
          <table:table-cell office:value-type="float" office:value="10.6900749709948" calcext:value-type="float">
            <text:p>10,69007497</text:p>
          </table:table-cell>
          <table:table-cell table:number-columns-repeated="4"/>
          <table:table-cell office:value-type="float" office:value="10.6964" calcext:value-type="float">
            <text:p>10,69640000</text:p>
          </table:table-cell>
          <table:table-cell table:number-columns-repeated="8"/>
        </table:table-row>
        <table:table-row table:style-name="ro1">
          <table:table-cell office:value-type="float" office:value="10.6473556938505" calcext:value-type="float">
            <text:p>10,64735569</text:p>
          </table:table-cell>
          <table:table-cell office:value-type="float" office:value="9.91739" calcext:value-type="float">
            <text:p>9,917390000</text:p>
          </table:table-cell>
          <table:table-cell office:value-type="float" office:value="10.306" calcext:value-type="float">
            <text:p>10,30600000</text:p>
          </table:table-cell>
          <table:table-cell office:value-type="float" office:value="10.4922" calcext:value-type="float">
            <text:p>10,49220000</text:p>
          </table:table-cell>
          <table:table-cell office:value-type="float" office:value="10.5929" calcext:value-type="float">
            <text:p>10,59290000</text:p>
          </table:table-cell>
          <table:table-cell office:value-type="float" office:value="10.6536" calcext:value-type="float">
            <text:p>10,65360000</text:p>
          </table:table-cell>
          <table:table-cell table:number-columns-repeated="8"/>
        </table:table-row>
        <table:table-row table:style-name="ro1">
          <table:table-cell office:value-type="float" office:value="10.6046491700335" calcext:value-type="float">
            <text:p>10,60464917</text:p>
          </table:table-cell>
          <table:table-cell table:number-columns-repeated="4"/>
          <table:table-cell office:value-type="float" office:value="10.6108" calcext:value-type="float">
            <text:p>10,61080000</text:p>
          </table:table-cell>
          <table:table-cell table:number-columns-repeated="8"/>
        </table:table-row>
        <table:table-row table:style-name="ro1">
          <table:table-cell office:value-type="float" office:value="10.5619553486127" calcext:value-type="float">
            <text:p>10,56195535</text:p>
          </table:table-cell>
          <table:table-cell table:number-columns-repeated="3"/>
          <table:table-cell office:value-type="float" office:value="10.5071" calcext:value-type="float">
            <text:p>10,50710000</text:p>
          </table:table-cell>
          <table:table-cell office:value-type="float" office:value="10.568" calcext:value-type="float">
            <text:p>10,56800000</text:p>
          </table:table-cell>
          <table:table-cell table:number-columns-repeated="8"/>
        </table:table-row>
        <table:table-row table:style-name="ro1">
          <table:table-cell office:value-type="float" office:value="10.5192741786647" calcext:value-type="float">
            <text:p>10,51927418</text:p>
          </table:table-cell>
          <table:table-cell table:number-columns-repeated="4"/>
          <table:table-cell office:value-type="float" office:value="10.5252" calcext:value-type="float">
            <text:p>10,52520000</text:p>
          </table:table-cell>
          <table:table-cell table:number-columns-repeated="8"/>
        </table:table-row>
        <table:table-row table:style-name="ro1">
          <table:table-cell office:value-type="float" office:value="10.4766056092824" calcext:value-type="float">
            <text:p>10,47660561</text:p>
          </table:table-cell>
          <table:table-cell table:number-columns-repeated="2"/>
          <table:table-cell office:value-type="float" office:value="10.3181" calcext:value-type="float">
            <text:p>10,31810000</text:p>
          </table:table-cell>
          <table:table-cell office:value-type="float" office:value="10.4214" calcext:value-type="float">
            <text:p>10,42140000</text:p>
          </table:table-cell>
          <table:table-cell office:value-type="float" office:value="10.4824" calcext:value-type="float">
            <text:p>10,48240000</text:p>
          </table:table-cell>
          <table:table-cell table:number-columns-repeated="8"/>
        </table:table-row>
        <table:table-row table:style-name="ro1">
          <table:table-cell office:value-type="float" office:value="10.4339495895859" calcext:value-type="float">
            <text:p>10,43394959</text:p>
          </table:table-cell>
          <table:table-cell table:number-columns-repeated="4"/>
          <table:table-cell office:value-type="float" office:value="10.4396" calcext:value-type="float">
            <text:p>10,43960000</text:p>
          </table:table-cell>
          <table:table-cell table:number-columns-repeated="8"/>
        </table:table-row>
        <table:table-row table:style-name="ro1">
          <table:table-cell office:value-type="float" office:value="10.3913060687292" calcext:value-type="float">
            <text:p>10,39130607</text:p>
          </table:table-cell>
          <table:table-cell table:number-columns-repeated="3"/>
          <table:table-cell office:value-type="float" office:value="10.3357" calcext:value-type="float">
            <text:p>10,33570000</text:p>
          </table:table-cell>
          <table:table-cell office:value-type="float" office:value="10.3968" calcext:value-type="float">
            <text:p>10,39680000</text:p>
          </table:table-cell>
          <table:table-cell table:number-columns-repeated="8"/>
        </table:table-row>
        <table:table-row table:style-name="ro1">
          <table:table-cell office:value-type="float" office:value="10.3486749958939" calcext:value-type="float">
            <text:p>10,34867500</text:p>
          </table:table-cell>
          <table:table-cell table:number-columns-repeated="4"/>
          <table:table-cell office:value-type="float" office:value="10.3541" calcext:value-type="float">
            <text:p>10,35410000</text:p>
          </table:table-cell>
          <table:table-cell table:number-columns-repeated="8"/>
        </table:table-row>
        <table:table-row table:style-name="ro1">
          <table:table-cell office:value-type="float" office:value="10.3060563202605" calcext:value-type="float">
            <text:p>10,30605632</text:p>
          </table:table-cell>
          <table:table-cell/>
          <table:table-cell office:value-type="float" office:value="9.94392" calcext:value-type="float">
            <text:p>9,94392000</text:p>
          </table:table-cell>
          <table:table-cell office:value-type="float" office:value="10.1441" calcext:value-type="float">
            <text:p>10,14410000</text:p>
          </table:table-cell>
          <table:table-cell office:value-type="float" office:value="10.2501" calcext:value-type="float">
            <text:p>10,25010000</text:p>
          </table:table-cell>
          <table:table-cell office:value-type="float" office:value="10.3114" calcext:value-type="float">
            <text:p>10,31140000</text:p>
          </table:table-cell>
          <table:table-cell table:number-columns-repeated="8"/>
        </table:table-row>
        <table:table-row table:style-name="ro1">
          <table:table-cell office:value-type="float" office:value="10.2634499909496" calcext:value-type="float">
            <text:p>10,26344999</text:p>
          </table:table-cell>
          <table:table-cell table:number-columns-repeated="4"/>
          <table:table-cell office:value-type="float" office:value="10.2686" calcext:value-type="float">
            <text:p>10,26860000</text:p>
          </table:table-cell>
          <table:table-cell table:number-columns-repeated="8"/>
        </table:table-row>
        <table:table-row table:style-name="ro1">
          <table:table-cell office:value-type="float" office:value="10.2208559569356" calcext:value-type="float">
            <text:p>10,22085596</text:p>
          </table:table-cell>
          <table:table-cell table:number-columns-repeated="3"/>
          <table:table-cell office:value-type="float" office:value="10.1645" calcext:value-type="float">
            <text:p>10,16450000</text:p>
          </table:table-cell>
          <table:table-cell office:value-type="float" office:value="10.2259" calcext:value-type="float">
            <text:p>10,22590000</text:p>
          </table:table-cell>
          <table:table-cell table:number-columns-repeated="8"/>
        </table:table-row>
        <table:table-row table:style-name="ro1">
          <table:table-cell office:value-type="float" office:value="10.1782741669634" calcext:value-type="float">
            <text:p>10,17827417</text:p>
          </table:table-cell>
          <table:table-cell table:number-columns-repeated="4"/>
          <table:table-cell office:value-type="float" office:value="10.1832" calcext:value-type="float">
            <text:p>10,18320000</text:p>
          </table:table-cell>
          <table:table-cell table:number-columns-repeated="8"/>
        </table:table-row>
        <table:table-row table:style-name="ro1">
          <table:table-cell office:value-type="float" office:value="10.1357045695303" calcext:value-type="float">
            <text:p>10,13570457</text:p>
          </table:table-cell>
          <table:table-cell table:number-columns-repeated="2"/>
          <table:table-cell office:value-type="float" office:value="9.97035" calcext:value-type="float">
            <text:p>9,97035000</text:p>
          </table:table-cell>
          <table:table-cell office:value-type="float" office:value="10.0789" calcext:value-type="float">
            <text:p>10,07890000</text:p>
          </table:table-cell>
          <table:table-cell office:value-type="float" office:value="10.1406" calcext:value-type="float">
            <text:p>10,14060000</text:p>
          </table:table-cell>
          <table:table-cell table:number-columns-repeated="8"/>
        </table:table-row>
        <table:table-row table:style-name="ro1">
          <table:table-cell office:value-type="float" office:value="10.0931471130312" calcext:value-type="float">
            <text:p>10,09314711</text:p>
          </table:table-cell>
          <table:table-cell table:number-columns-repeated="4"/>
          <table:table-cell office:value-type="float" office:value="10.0979" calcext:value-type="float">
            <text:p>10,09790000</text:p>
          </table:table-cell>
          <table:table-cell table:number-columns-repeated="8"/>
        </table:table-row>
        <table:table-row table:style-name="ro1">
          <table:table-cell office:value-type="float" office:value="10.0506017461697" calcext:value-type="float">
            <text:p>10,05060175</text:p>
          </table:table-cell>
          <table:table-cell table:number-columns-repeated="3"/>
          <table:table-cell office:value-type="float" office:value="9.99345" calcext:value-type="float">
            <text:p>9,99345000</text:p>
          </table:table-cell>
          <table:table-cell office:value-type="float" office:value="10.0552" calcext:value-type="float">
            <text:p>10,05520000</text:p>
          </table:table-cell>
          <table:table-cell table:number-columns-repeated="8"/>
        </table:table-row>
        <table:table-row table:style-name="ro1">
          <table:table-cell office:value-type="float" office:value="10.0080684186578" calcext:value-type="float">
            <text:p>10,00806842</text:p>
          </table:table-cell>
          <table:table-cell table:number-columns-repeated="4"/>
          <table:table-cell office:value-type="float" office:value="10.0126" calcext:value-type="float">
            <text:p>10,01260000</text:p>
          </table:table-cell>
          <table:table-cell table:number-columns-repeated="8"/>
        </table:table-row>
        <table:table-row table:style-name="ro1">
          <table:table-cell office:value-type="float" office:value="9.96554708201563" calcext:value-type="float">
            <text:p>9,96554708</text:p>
          </table:table-cell>
          <table:table-cell office:value-type="float" office:value="9.13757" calcext:value-type="float">
            <text:p>9,137570000</text:p>
          </table:table-cell>
          <table:table-cell office:value-type="float" office:value="9.58248" calcext:value-type="float">
            <text:p>9,58248000</text:p>
          </table:table-cell>
          <table:table-cell office:value-type="float" office:value="9.79676" calcext:value-type="float">
            <text:p>9,79676000</text:p>
          </table:table-cell>
          <table:table-cell office:value-type="float" office:value="9.90801" calcext:value-type="float">
            <text:p>9,90801000</text:p>
          </table:table-cell>
          <table:table-cell office:value-type="float" office:value="9.96994" calcext:value-type="float">
            <text:p>9,96994000</text:p>
          </table:table-cell>
          <table:table-cell table:number-columns-repeated="8"/>
        </table:table-row>
        <table:table-row table:style-name="ro1">
          <table:table-cell office:value-type="float" office:value="9.92303768990424" calcext:value-type="float">
            <text:p>9,92303769</text:p>
          </table:table-cell>
          <table:table-cell table:number-columns-repeated="4"/>
          <table:table-cell office:value-type="float" office:value="9.92731" calcext:value-type="float">
            <text:p>9,92731000</text:p>
          </table:table-cell>
          <table:table-cell table:number-columns-repeated="8"/>
        </table:table-row>
        <table:table-row table:style-name="ro1">
          <table:table-cell office:value-type="float" office:value="9.88054019698536" calcext:value-type="float">
            <text:p>9,88054020</text:p>
          </table:table-cell>
          <table:table-cell table:number-columns-repeated="3"/>
          <table:table-cell office:value-type="float" office:value="9.82261" calcext:value-type="float">
            <text:p>9,82261000</text:p>
          </table:table-cell>
          <table:table-cell office:value-type="float" office:value="9.8847" calcext:value-type="float">
            <text:p>9,88470000</text:p>
          </table:table-cell>
          <table:table-cell table:number-columns-repeated="8"/>
        </table:table-row>
        <table:table-row table:style-name="ro1">
          <table:table-cell office:value-type="float" office:value="9.83805455513683" calcext:value-type="float">
            <text:p>9,83805456</text:p>
          </table:table-cell>
          <table:table-cell table:number-columns-repeated="4"/>
          <table:table-cell office:value-type="float" office:value="9.8421" calcext:value-type="float">
            <text:p>9,84210000</text:p>
          </table:table-cell>
          <table:table-cell table:number-columns-repeated="8"/>
        </table:table-row>
        <table:table-row table:style-name="ro1">
          <table:table-cell office:value-type="float" office:value="9.79558070664349" calcext:value-type="float">
            <text:p>9,79558071</text:p>
          </table:table-cell>
          <table:table-cell table:number-columns-repeated="2"/>
          <table:table-cell office:value-type="float" office:value="9.62335" calcext:value-type="float">
            <text:p>9,62335000</text:p>
          </table:table-cell>
          <table:table-cell office:value-type="float" office:value="9.73727" calcext:value-type="float">
            <text:p>9,73727000</text:p>
          </table:table-cell>
          <table:table-cell office:value-type="float" office:value="9.79951" calcext:value-type="float">
            <text:p>9,79951000</text:p>
          </table:table-cell>
          <table:table-cell table:number-columns-repeated="8"/>
        </table:table-row>
        <table:table-row table:style-name="ro1">
          <table:table-cell office:value-type="float" office:value="9.75311857665764" calcext:value-type="float">
            <text:p>9,75311858</text:p>
          </table:table-cell>
          <table:table-cell table:number-columns-repeated="4"/>
          <table:table-cell office:value-type="float" office:value="9.75693" calcext:value-type="float">
            <text:p>9,75693000</text:p>
          </table:table-cell>
          <table:table-cell table:number-columns-repeated="8"/>
        </table:table-row>
        <table:table-row table:style-name="ro1">
          <table:table-cell office:value-type="float" office:value="9.71066807230423" calcext:value-type="float">
            <text:p>9,71066807</text:p>
          </table:table-cell>
          <table:table-cell table:number-columns-repeated="3"/>
          <table:table-cell office:value-type="float" office:value="9.65197" calcext:value-type="float">
            <text:p>9,65197000</text:p>
          </table:table-cell>
          <table:table-cell office:value-type="float" office:value="9.71437" calcext:value-type="float">
            <text:p>9,71437000</text:p>
          </table:table-cell>
          <table:table-cell table:number-columns-repeated="8"/>
        </table:table-row>
        <table:table-row table:style-name="ro1">
          <table:table-cell office:value-type="float" office:value="9.66822910180686" calcext:value-type="float">
            <text:p>9,66822910</text:p>
          </table:table-cell>
          <table:table-cell table:number-columns-repeated="4"/>
          <table:table-cell office:value-type="float" office:value="9.67181" calcext:value-type="float">
            <text:p>9,67181000</text:p>
          </table:table-cell>
          <table:table-cell table:number-columns-repeated="8"/>
        </table:table-row>
        <table:table-row table:style-name="ro1">
          <table:table-cell office:value-type="float" office:value="9.62580162761998" calcext:value-type="float">
            <text:p>9,62580163</text:p>
          </table:table-cell>
          <table:table-cell/>
          <table:table-cell office:value-type="float" office:value="9.22155" calcext:value-type="float">
            <text:p>9,22155000</text:p>
          </table:table-cell>
          <table:table-cell office:value-type="float" office:value="9.45014" calcext:value-type="float">
            <text:p>9,45014000</text:p>
          </table:table-cell>
          <table:table-cell office:value-type="float" office:value="9.56672" calcext:value-type="float">
            <text:p>9,56672000</text:p>
          </table:table-cell>
          <table:table-cell office:value-type="float" office:value="9.62927" calcext:value-type="float">
            <text:p>9,62927000</text:p>
          </table:table-cell>
          <table:table-cell table:number-columns-repeated="8"/>
        </table:table-row>
        <table:table-row table:style-name="ro1">
          <table:table-cell office:value-type="float" office:value="9.58338574890681" calcext:value-type="float">
            <text:p>9,58338575</text:p>
          </table:table-cell>
          <table:table-cell table:number-columns-repeated="4"/>
          <table:table-cell office:value-type="float" office:value="9.58674" calcext:value-type="float">
            <text:p>9,58674000</text:p>
          </table:table-cell>
          <table:table-cell table:number-columns-repeated="8"/>
        </table:table-row>
        <table:table-row table:style-name="ro1">
          <table:table-cell office:value-type="float" office:value="9.54098175166059" calcext:value-type="float">
            <text:p>9,54098175</text:p>
          </table:table-cell>
          <table:table-cell table:number-columns-repeated="3"/>
          <table:table-cell office:value-type="float" office:value="9.4815" calcext:value-type="float">
            <text:p>9,48150000</text:p>
          </table:table-cell>
          <table:table-cell office:value-type="float" office:value="9.54422" calcext:value-type="float">
            <text:p>9,54422000</text:p>
          </table:table-cell>
          <table:table-cell table:number-columns-repeated="8"/>
        </table:table-row>
        <table:table-row table:style-name="ro1">
          <table:table-cell office:value-type="float" office:value="9.49858996470099" calcext:value-type="float">
            <text:p>9,49858996</text:p>
          </table:table-cell>
          <table:table-cell table:number-columns-repeated="4"/>
          <table:table-cell office:value-type="float" office:value="9.50171" calcext:value-type="float">
            <text:p>9,50171000</text:p>
          </table:table-cell>
          <table:table-cell table:number-columns-repeated="8"/>
        </table:table-row>
        <table:table-row table:style-name="ro1">
          <table:table-cell office:value-type="float" office:value="9.4562101853908" calcext:value-type="float">
            <text:p>9,45621019</text:p>
          </table:table-cell>
          <table:table-cell table:number-columns-repeated="2"/>
          <table:table-cell office:value-type="float" office:value="9.27719" calcext:value-type="float">
            <text:p>9,27719000</text:p>
          </table:table-cell>
          <table:table-cell office:value-type="float" office:value="9.39632" calcext:value-type="float">
            <text:p>9,39632000</text:p>
          </table:table-cell>
          <table:table-cell office:value-type="float" office:value="9.45922" calcext:value-type="float">
            <text:p>9,45922000</text:p>
          </table:table-cell>
          <table:table-cell table:number-columns-repeated="8"/>
        </table:table-row>
        <table:table-row table:style-name="ro1">
          <table:table-cell office:value-type="float" office:value="9.41384064695095" calcext:value-type="float">
            <text:p>9,41384065</text:p>
          </table:table-cell>
          <table:table-cell table:number-columns-repeated="4"/>
          <table:table-cell office:value-type="float" office:value="9.41673" calcext:value-type="float">
            <text:p>9,41673000</text:p>
          </table:table-cell>
          <table:table-cell table:number-columns-repeated="8"/>
        </table:table-row>
        <table:table-row table:style-name="ro1">
          <table:table-cell office:value-type="float" office:value="9.37147754243955" calcext:value-type="float">
            <text:p>9,37147754</text:p>
          </table:table-cell>
          <table:table-cell table:number-columns-repeated="3"/>
          <table:table-cell office:value-type="float" office:value="9.31119" calcext:value-type="float">
            <text:p>9,31119000</text:p>
          </table:table-cell>
          <table:table-cell office:value-type="float" office:value="9.37426" calcext:value-type="float">
            <text:p>9,37426000</text:p>
          </table:table-cell>
          <table:table-cell table:number-columns-repeated="8"/>
        </table:table-row>
        <table:table-row table:style-name="ro1">
          <table:table-cell office:value-type="float" office:value="9.3291185455036" calcext:value-type="float">
            <text:p>9,32911855</text:p>
          </table:table-cell>
          <table:table-cell table:number-columns-repeated="4"/>
          <table:table-cell office:value-type="float" office:value="9.33178" calcext:value-type="float">
            <text:p>9,33178000</text:p>
          </table:table-cell>
          <table:table-cell table:number-columns-repeated="8"/>
        </table:table-row>
        <table:table-row table:style-name="ro1">
          <table:table-cell office:value-type="float" office:value="9.28677588344188" calcext:value-type="float">
            <text:p>9,28677588</text:p>
          </table:table-cell>
          <table:table-cell office:value-type="float" office:value="8.37804" calcext:value-type="float">
            <text:p>8,378040000</text:p>
          </table:table-cell>
          <table:table-cell office:value-type="float" office:value="8.86332" calcext:value-type="float">
            <text:p>8,86332000</text:p>
          </table:table-cell>
          <table:table-cell office:value-type="float" office:value="9.10454" calcext:value-type="float">
            <text:p>9,10454000</text:p>
          </table:table-cell>
          <table:table-cell office:value-type="float" office:value="9.22619" calcext:value-type="float">
            <text:p>9,22619000</text:p>
          </table:table-cell>
          <table:table-cell office:value-type="float" office:value="9.28932" calcext:value-type="float">
            <text:p>9,28932000</text:p>
          </table:table-cell>
          <table:table-cell table:number-columns-repeated="8"/>
        </table:table-row>
        <table:table-row table:style-name="ro1">
          <table:table-cell office:value-type="float" office:value="9.24449350411201" calcext:value-type="float">
            <text:p>9,24449350</text:p>
          </table:table-cell>
          <table:table-cell table:number-columns-repeated="4"/>
          <table:table-cell office:value-type="float" office:value="9.24693" calcext:value-type="float">
            <text:p>9,24693000</text:p>
          </table:table-cell>
          <table:table-cell table:number-columns-repeated="8"/>
        </table:table-row>
        <table:table-row table:style-name="ro1">
          <table:table-cell office:value-type="float" office:value="9.20228602290511" calcext:value-type="float">
            <text:p>9,20228602</text:p>
          </table:table-cell>
          <table:table-cell table:number-columns-repeated="3"/>
          <table:table-cell office:value-type="float" office:value="9.14134" calcext:value-type="float">
            <text:p>9,14134000</text:p>
          </table:table-cell>
          <table:table-cell office:value-type="float" office:value="9.2046" calcext:value-type="float">
            <text:p>9,20460000</text:p>
          </table:table-cell>
          <table:table-cell table:number-columns-repeated="8"/>
        </table:table-row>
        <table:table-row table:style-name="ro1">
          <table:table-cell office:value-type="float" office:value="9.15959879789242" calcext:value-type="float">
            <text:p>9,15959880</text:p>
          </table:table-cell>
          <table:table-cell table:number-columns-repeated="4"/>
          <table:table-cell office:value-type="float" office:value="9.16181" calcext:value-type="float">
            <text:p>9,16181000</text:p>
          </table:table-cell>
          <table:table-cell table:number-columns-repeated="8"/>
        </table:table-row>
        <table:table-row table:style-name="ro1">
          <table:table-cell office:value-type="float" office:value="9.11455666681919" calcext:value-type="float">
            <text:p>9,11455667</text:p>
          </table:table-cell>
          <table:table-cell table:number-columns-repeated="2"/>
          <table:table-cell office:value-type="float" office:value="8.9312" calcext:value-type="float">
            <text:p>8,93120000</text:p>
          </table:table-cell>
          <table:table-cell office:value-type="float" office:value="9.0557" calcext:value-type="float">
            <text:p>9,05570000</text:p>
          </table:table-cell>
          <table:table-cell office:value-type="float" office:value="9.11674" calcext:value-type="float">
            <text:p>9,11674000</text:p>
          </table:table-cell>
          <table:table-cell table:number-columns-repeated="8"/>
        </table:table-row>
        <table:table-row table:style-name="ro1">
          <table:table-cell office:value-type="float" office:value="9.06903468744164" calcext:value-type="float">
            <text:p>9,06903469</text:p>
          </table:table-cell>
          <table:table-cell table:number-columns-repeated="4"/>
          <table:table-cell office:value-type="float" office:value="9.07121" calcext:value-type="float">
            <text:p>9,07121000</text:p>
          </table:table-cell>
          <table:table-cell table:number-columns-repeated="8"/>
        </table:table-row>
        <table:table-row table:style-name="ro1">
          <table:table-cell office:value-type="float" office:value="9.02358739718974" calcext:value-type="float">
            <text:p>9,02358740</text:p>
          </table:table-cell>
          <table:table-cell table:number-columns-repeated="3"/>
          <table:table-cell office:value-type="float" office:value="8.96611" calcext:value-type="float">
            <text:p>8,96611000</text:p>
          </table:table-cell>
          <table:table-cell office:value-type="float" office:value="9.02576" calcext:value-type="float">
            <text:p>9,02576000</text:p>
          </table:table-cell>
          <table:table-cell table:number-columns-repeated="8"/>
        </table:table-row>
        <table:table-row table:style-name="ro1">
          <table:table-cell office:value-type="float" office:value="8.97820007617382" calcext:value-type="float">
            <text:p>8,97820008</text:p>
          </table:table-cell>
          <table:table-cell table:number-columns-repeated="4"/>
          <table:table-cell office:value-type="float" office:value="8.98036" calcext:value-type="float">
            <text:p>8,98036000</text:p>
          </table:table-cell>
          <table:table-cell table:number-columns-repeated="8"/>
        </table:table-row>
        <table:table-row table:style-name="ro1">
          <table:table-cell office:value-type="float" office:value="8.93282867203751" calcext:value-type="float">
            <text:p>8,93282867</text:p>
          </table:table-cell>
          <table:table-cell/>
          <table:table-cell office:value-type="float" office:value="8.51531" calcext:value-type="float">
            <text:p>8,51531000</text:p>
          </table:table-cell>
          <table:table-cell office:value-type="float" office:value="8.7539" calcext:value-type="float">
            <text:p>8,75390000</text:p>
          </table:table-cell>
          <table:table-cell office:value-type="float" office:value="8.87573" calcext:value-type="float">
            <text:p>8,87573000</text:p>
          </table:table-cell>
          <table:table-cell office:value-type="float" office:value="8.93498" calcext:value-type="float">
            <text:p>8,93498000</text:p>
          </table:table-cell>
          <table:table-cell table:number-columns-repeated="8"/>
        </table:table-row>
        <table:table-row table:style-name="ro1">
          <table:table-cell office:value-type="float" office:value="8.88746085298331" calcext:value-type="float">
            <text:p>8,88746085</text:p>
          </table:table-cell>
          <table:table-cell table:number-columns-repeated="4"/>
          <table:table-cell office:value-type="float" office:value="8.8896" calcext:value-type="float">
            <text:p>8,88960000</text:p>
          </table:table-cell>
          <table:table-cell table:number-columns-repeated="8"/>
        </table:table-row>
        <table:table-row table:style-name="ro1">
          <table:table-cell office:value-type="float" office:value="8.84209884086525" calcext:value-type="float">
            <text:p>8,84209884</text:p>
          </table:table-cell>
          <table:table-cell table:number-columns-repeated="3"/>
          <table:table-cell office:value-type="float" office:value="8.7855" calcext:value-type="float">
            <text:p>8,78550000</text:p>
          </table:table-cell>
          <table:table-cell office:value-type="float" office:value="8.84423" calcext:value-type="float">
            <text:p>8,84423000</text:p>
          </table:table-cell>
          <table:table-cell table:number-columns-repeated="8"/>
        </table:table-row>
        <table:table-row table:style-name="ro1">
          <table:table-cell office:value-type="float" office:value="8.79674633812637" calcext:value-type="float">
            <text:p>8,79674634</text:p>
          </table:table-cell>
          <table:table-cell table:number-columns-repeated="4"/>
          <table:table-cell office:value-type="float" office:value="8.79886" calcext:value-type="float">
            <text:p>8,79886000</text:p>
          </table:table-cell>
          <table:table-cell table:number-columns-repeated="8"/>
        </table:table-row>
        <table:table-row table:style-name="ro1">
          <table:table-cell office:value-type="float" office:value="8.75140500704669" calcext:value-type="float">
            <text:p>8,75140501</text:p>
          </table:table-cell>
          <table:table-cell table:number-columns-repeated="2"/>
          <table:table-cell office:value-type="float" office:value="8.57592" calcext:value-type="float">
            <text:p>8,57592000</text:p>
          </table:table-cell>
          <table:table-cell office:value-type="float" office:value="8.6954" calcext:value-type="float">
            <text:p>8,69540000</text:p>
          </table:table-cell>
          <table:table-cell office:value-type="float" office:value="8.75351" calcext:value-type="float">
            <text:p>8,75351000</text:p>
          </table:table-cell>
          <table:table-cell table:number-columns-repeated="8"/>
        </table:table-row>
        <table:table-row table:style-name="ro1">
          <table:table-cell office:value-type="float" office:value="8.70607494576418" calcext:value-type="float">
            <text:p>8,70607495</text:p>
          </table:table-cell>
          <table:table-cell table:number-columns-repeated="4"/>
          <table:table-cell office:value-type="float" office:value="8.70817" calcext:value-type="float">
            <text:p>8,70817000</text:p>
          </table:table-cell>
          <table:table-cell table:number-columns-repeated="8"/>
        </table:table-row>
        <table:table-row table:style-name="ro1">
          <table:table-cell office:value-type="float" office:value="8.66075572095988" calcext:value-type="float">
            <text:p>8,66075572</text:p>
          </table:table-cell>
          <table:table-cell table:number-columns-repeated="3"/>
          <table:table-cell office:value-type="float" office:value="8.60535" calcext:value-type="float">
            <text:p>8,60535000</text:p>
          </table:table-cell>
          <table:table-cell office:value-type="float" office:value="8.66284" calcext:value-type="float">
            <text:p>8,66284000</text:p>
          </table:table-cell>
          <table:table-cell table:number-columns-repeated="8"/>
        </table:table-row>
        <table:table-row table:style-name="ro1">
          <table:table-cell office:value-type="float" office:value="8.61544694214106" calcext:value-type="float">
            <text:p>8,61544694</text:p>
          </table:table-cell>
          <table:table-cell table:number-columns-repeated="4"/>
          <table:table-cell office:value-type="float" office:value="8.61752" calcext:value-type="float">
            <text:p>8,61752000</text:p>
          </table:table-cell>
          <table:table-cell table:number-columns-repeated="8"/>
        </table:table-row>
        <table:table-row table:style-name="ro1">
          <table:table-cell office:value-type="float" office:value="8.57014840564491" calcext:value-type="float">
            <text:p>8,57014841</text:p>
          </table:table-cell>
          <table:table-cell office:value-type="float" office:value="7.70967" calcext:value-type="float">
            <text:p>7,709670000</text:p>
          </table:table-cell>
          <table:table-cell office:value-type="float" office:value="8.16994" calcext:value-type="float">
            <text:p>8,16994000</text:p>
          </table:table-cell>
          <table:table-cell office:value-type="float" office:value="8.39821" calcext:value-type="float">
            <text:p>8,39821000</text:p>
          </table:table-cell>
          <table:table-cell office:value-type="float" office:value="8.51533" calcext:value-type="float">
            <text:p>8,51533000</text:p>
          </table:table-cell>
          <table:table-cell office:value-type="float" office:value="8.57221" calcext:value-type="float">
            <text:p>8,57221000</text:p>
          </table:table-cell>
          <table:table-cell table:number-columns-repeated="8"/>
        </table:table-row>
        <table:table-row table:style-name="ro1">
          <table:table-cell office:value-type="float" office:value="8.52486004451705" calcext:value-type="float">
            <text:p>8,52486004</text:p>
          </table:table-cell>
          <table:table-cell table:number-columns-repeated="4"/>
          <table:table-cell office:value-type="float" office:value="8.52691" calcext:value-type="float">
            <text:p>8,52691000</text:p>
          </table:table-cell>
          <table:table-cell table:number-columns-repeated="8"/>
        </table:table-row>
        <table:table-row table:style-name="ro1">
          <table:table-cell office:value-type="float" office:value="8.4795818460339" calcext:value-type="float">
            <text:p>8,47958185</text:p>
          </table:table-cell>
          <table:table-cell table:number-columns-repeated="3"/>
          <table:table-cell office:value-type="float" office:value="8.42534" calcext:value-type="float">
            <text:p>8,42534000</text:p>
          </table:table-cell>
          <table:table-cell office:value-type="float" office:value="8.48162" calcext:value-type="float">
            <text:p>8,48162000</text:p>
          </table:table-cell>
          <table:table-cell table:number-columns-repeated="8"/>
        </table:table-row>
        <table:table-row table:style-name="ro1">
          <table:table-cell office:value-type="float" office:value="8.43431379857014" calcext:value-type="float">
            <text:p>8,43431380</text:p>
          </table:table-cell>
          <table:table-cell table:number-columns-repeated="4"/>
          <table:table-cell office:value-type="float" office:value="8.43634" calcext:value-type="float">
            <text:p>8,43634000</text:p>
          </table:table-cell>
          <table:table-cell table:number-columns-repeated="8"/>
        </table:table-row>
        <table:table-row table:style-name="ro1">
          <table:table-cell office:value-type="float" office:value="8.38905587247304" calcext:value-type="float">
            <text:p>8,38905587</text:p>
          </table:table-cell>
          <table:table-cell table:number-columns-repeated="2"/>
          <table:table-cell office:value-type="float" office:value="8.22075" calcext:value-type="float">
            <text:p>8,22075000</text:p>
          </table:table-cell>
          <table:table-cell office:value-type="float" office:value="8.33539" calcext:value-type="float">
            <text:p>8,33539000</text:p>
          </table:table-cell>
          <table:table-cell office:value-type="float" office:value="8.39107" calcext:value-type="float">
            <text:p>8,39107000</text:p>
          </table:table-cell>
          <table:table-cell table:number-columns-repeated="8"/>
        </table:table-row>
        <table:table-row table:style-name="ro1">
          <table:table-cell office:value-type="float" office:value="8.34380802095701" calcext:value-type="float">
            <text:p>8,34380802</text:p>
          </table:table-cell>
          <table:table-cell table:number-columns-repeated="4"/>
          <table:table-cell office:value-type="float" office:value="8.34582" calcext:value-type="float">
            <text:p>8,34582000</text:p>
          </table:table-cell>
          <table:table-cell table:number-columns-repeated="8"/>
        </table:table-row>
        <table:table-row table:style-name="ro1">
          <table:table-cell office:value-type="float" office:value="8.29857018764318" calcext:value-type="float">
            <text:p>8,29857019</text:p>
          </table:table-cell>
          <table:table-cell table:number-columns-repeated="3"/>
          <table:table-cell office:value-type="float" office:value="8.24548" calcext:value-type="float">
            <text:p>8,24548000</text:p>
          </table:table-cell>
          <table:table-cell office:value-type="float" office:value="8.30057" calcext:value-type="float">
            <text:p>8,30057000</text:p>
          </table:table-cell>
          <table:table-cell table:number-columns-repeated="8"/>
        </table:table-row>
        <table:table-row table:style-name="ro1">
          <table:table-cell office:value-type="float" office:value="8.2533423133685" calcext:value-type="float">
            <text:p>8,25334231</text:p>
          </table:table-cell>
          <table:table-cell table:number-columns-repeated="4"/>
          <table:table-cell office:value-type="float" office:value="8.25533" calcext:value-type="float">
            <text:p>8,25533000</text:p>
          </table:table-cell>
          <table:table-cell table:number-columns-repeated="8"/>
        </table:table-row>
        <table:table-row table:style-name="ro1">
          <table:table-cell office:value-type="float" office:value="8.20812433997038" calcext:value-type="float">
            <text:p>8,20812434</text:p>
          </table:table-cell>
          <table:table-cell/>
          <table:table-cell office:value-type="float" office:value="7.82494" calcext:value-type="float">
            <text:p>7,82494000</text:p>
          </table:table-cell>
          <table:table-cell office:value-type="float" office:value="8.04346" calcext:value-type="float">
            <text:p>8,04346000</text:p>
          </table:table-cell>
          <table:table-cell office:value-type="float" office:value="8.15561" calcext:value-type="float">
            <text:p>8,15561000</text:p>
          </table:table-cell>
          <table:table-cell office:value-type="float" office:value="8.2101" calcext:value-type="float">
            <text:p>8,21010000</text:p>
          </table:table-cell>
          <table:table-cell table:number-columns-repeated="8"/>
        </table:table-row>
        <table:table-row table:style-name="ro1">
          <table:table-cell office:value-type="float" office:value="8.16291621142675" calcext:value-type="float">
            <text:p>8,16291621</text:p>
          </table:table-cell>
          <table:table-cell table:number-columns-repeated="4"/>
          <table:table-cell office:value-type="float" office:value="8.16488" calcext:value-type="float">
            <text:p>8,16488000</text:p>
          </table:table-cell>
          <table:table-cell table:number-columns-repeated="8"/>
        </table:table-row>
        <table:table-row table:style-name="ro1">
          <table:table-cell office:value-type="float" office:value="8.11771787352331" calcext:value-type="float">
            <text:p>8,11771787</text:p>
          </table:table-cell>
          <table:table-cell table:number-columns-repeated="3"/>
          <table:table-cell office:value-type="float" office:value="8.06578" calcext:value-type="float">
            <text:p>8,06578000</text:p>
          </table:table-cell>
          <table:table-cell office:value-type="float" office:value="8.11967" calcext:value-type="float">
            <text:p>8,11967000</text:p>
          </table:table-cell>
          <table:table-cell table:number-columns-repeated="8"/>
        </table:table-row>
        <table:table-row table:style-name="ro1">
          <table:table-cell office:value-type="float" office:value="8.072529273054" calcext:value-type="float">
            <text:p>8,07252927</text:p>
          </table:table-cell>
          <table:table-cell table:number-columns-repeated="4"/>
          <table:table-cell office:value-type="float" office:value="8.07447" calcext:value-type="float">
            <text:p>8,07447000</text:p>
          </table:table-cell>
          <table:table-cell table:number-columns-repeated="8"/>
        </table:table-row>
        <table:table-row table:style-name="ro1">
          <table:table-cell office:value-type="float" office:value="8.02735035712078" calcext:value-type="float">
            <text:p>8,02735036</text:p>
          </table:table-cell>
          <table:table-cell table:number-columns-repeated="2"/>
          <table:table-cell office:value-type="float" office:value="7.86631" calcext:value-type="float">
            <text:p>7,86631000</text:p>
          </table:table-cell>
          <table:table-cell office:value-type="float" office:value="7.97599" calcext:value-type="float">
            <text:p>7,97599000</text:p>
          </table:table-cell>
          <table:table-cell office:value-type="float" office:value="8.02928" calcext:value-type="float">
            <text:p>8,02928000</text:p>
          </table:table-cell>
          <table:table-cell table:number-columns-repeated="8"/>
        </table:table-row>
        <table:table-row table:style-name="ro1">
          <table:table-cell office:value-type="float" office:value="7.98218107272312" calcext:value-type="float">
            <text:p>7,98218107</text:p>
          </table:table-cell>
          <table:table-cell table:number-columns-repeated="4"/>
          <table:table-cell office:value-type="float" office:value="7.9841" calcext:value-type="float">
            <text:p>7,98410000</text:p>
          </table:table-cell>
          <table:table-cell table:number-columns-repeated="8"/>
        </table:table-row>
        <table:table-row table:style-name="ro1">
          <table:table-cell office:value-type="float" office:value="7.93702136661243" calcext:value-type="float">
            <text:p>7,93702137</text:p>
          </table:table-cell>
          <table:table-cell table:number-columns-repeated="3"/>
          <table:table-cell office:value-type="float" office:value="7.88623" calcext:value-type="float">
            <text:p>7,88623000</text:p>
          </table:table-cell>
          <table:table-cell office:value-type="float" office:value="7.93893" calcext:value-type="float">
            <text:p>7,93893000</text:p>
          </table:table-cell>
          <table:table-cell table:number-columns-repeated="8"/>
        </table:table-row>
        <table:table-row table:style-name="ro1">
          <table:table-cell office:value-type="float" office:value="7.89187118531011" calcext:value-type="float">
            <text:p>7,89187119</text:p>
          </table:table-cell>
          <table:table-cell table:number-columns-repeated="4"/>
          <table:table-cell office:value-type="float" office:value="7.89377" calcext:value-type="float">
            <text:p>7,89377000</text:p>
          </table:table-cell>
          <table:table-cell table:number-columns-repeated="8"/>
        </table:table-row>
        <table:table-row table:style-name="ro1">
          <table:table-cell office:value-type="float" office:value="7.84673047519114" calcext:value-type="float">
            <text:p>7,84673048</text:p>
          </table:table-cell>
          <table:table-cell office:value-type="float" office:value="7.06208" calcext:value-type="float">
            <text:p>7,062080000</text:p>
          </table:table-cell>
          <table:table-cell office:value-type="float" office:value="7.48035" calcext:value-type="float">
            <text:p>7,48035000</text:p>
          </table:table-cell>
          <table:table-cell office:value-type="float" office:value="7.6893" calcext:value-type="float">
            <text:p>7,68930000</text:p>
          </table:table-cell>
          <table:table-cell office:value-type="float" office:value="7.79652" calcext:value-type="float">
            <text:p>7,79652000</text:p>
          </table:table-cell>
          <table:table-cell office:value-type="float" office:value="7.84862" calcext:value-type="float">
            <text:p>7,84862000</text:p>
          </table:table-cell>
          <table:table-cell table:number-columns-repeated="8"/>
        </table:table-row>
        <table:table-row table:style-name="ro1">
          <table:table-cell office:value-type="float" office:value="7.80159918256993" calcext:value-type="float">
            <text:p>7,80159918</text:p>
          </table:table-cell>
          <table:table-cell table:number-columns-repeated="4"/>
          <table:table-cell office:value-type="float" office:value="7.80348" calcext:value-type="float">
            <text:p>7,80348000</text:p>
          </table:table-cell>
          <table:table-cell table:number-columns-repeated="8"/>
        </table:table-row>
        <table:table-row table:style-name="ro1">
          <table:table-cell office:value-type="float" office:value="7.75647725375932" calcext:value-type="float">
            <text:p>7,75647725</text:p>
          </table:table-cell>
          <table:table-cell table:number-columns-repeated="3"/>
          <table:table-cell office:value-type="float" office:value="7.70684" calcext:value-type="float">
            <text:p>7,70684000</text:p>
          </table:table-cell>
          <table:table-cell office:value-type="float" office:value="7.75834" calcext:value-type="float">
            <text:p>7,75834000</text:p>
          </table:table-cell>
          <table:table-cell table:number-columns-repeated="8"/>
        </table:table-row>
        <table:table-row table:style-name="ro1">
          <table:table-cell office:value-type="float" office:value="7.71136463509961" calcext:value-type="float">
            <text:p>7,71136464</text:p>
          </table:table-cell>
          <table:table-cell table:number-columns-repeated="4"/>
          <table:table-cell office:value-type="float" office:value="7.71322" calcext:value-type="float">
            <text:p>7,71322000</text:p>
          </table:table-cell>
          <table:table-cell table:number-columns-repeated="8"/>
        </table:table-row>
        <table:table-row table:style-name="ro1">
          <table:table-cell office:value-type="float" office:value="7.66626127296421" calcext:value-type="float">
            <text:p>7,66626127</text:p>
          </table:table-cell>
          <table:table-cell table:number-columns-repeated="2"/>
          <table:table-cell office:value-type="float" office:value="7.51244" calcext:value-type="float">
            <text:p>7,51244000</text:p>
          </table:table-cell>
          <table:table-cell office:value-type="float" office:value="7.6172" calcext:value-type="float">
            <text:p>7,61720000</text:p>
          </table:table-cell>
          <table:table-cell office:value-type="float" office:value="7.66811" calcext:value-type="float">
            <text:p>7,66811000</text:p>
          </table:table-cell>
          <table:table-cell table:number-columns-repeated="8"/>
        </table:table-row>
        <table:table-row table:style-name="ro1">
          <table:table-cell office:value-type="float" office:value="7.62116711375316" calcext:value-type="float">
            <text:p>7,62116711</text:p>
          </table:table-cell>
          <table:table-cell table:number-columns-repeated="4"/>
          <table:table-cell office:value-type="float" office:value="7.623" calcext:value-type="float">
            <text:p>7,62300000</text:p>
          </table:table-cell>
          <table:table-cell table:number-columns-repeated="8"/>
        </table:table-row>
        <table:table-row table:style-name="ro1">
          <table:table-cell office:value-type="float" office:value="7.57608210388265" calcext:value-type="float">
            <text:p>7,57608210</text:p>
          </table:table-cell>
          <table:table-cell table:number-columns-repeated="3"/>
          <table:table-cell office:value-type="float" office:value="7.5276" calcext:value-type="float">
            <text:p>7,52760000</text:p>
          </table:table-cell>
          <table:table-cell office:value-type="float" office:value="7.57791" calcext:value-type="float">
            <text:p>7,57791000</text:p>
          </table:table-cell>
          <table:table-cell table:number-columns-repeated="8"/>
        </table:table-row>
        <table:table-row table:style-name="ro1">
          <table:table-cell office:value-type="float" office:value="7.53100618977561" calcext:value-type="float">
            <text:p>7,53100619</text:p>
          </table:table-cell>
          <table:table-cell table:number-columns-repeated="4"/>
          <table:table-cell office:value-type="float" office:value="7.53282" calcext:value-type="float">
            <text:p>7,53282000</text:p>
          </table:table-cell>
          <table:table-cell table:number-columns-repeated="8"/>
        </table:table-row>
        <table:table-row table:style-name="ro1">
          <table:table-cell office:value-type="float" office:value="7.48593931785568" calcext:value-type="float">
            <text:p>7,48593932</text:p>
          </table:table-cell>
          <table:table-cell/>
          <table:table-cell office:value-type="float" office:value="7.13631" calcext:value-type="float">
            <text:p>7,13631000</text:p>
          </table:table-cell>
          <table:table-cell office:value-type="float" office:value="7.33572" calcext:value-type="float">
            <text:p>7,33572000</text:p>
          </table:table-cell>
          <table:table-cell office:value-type="float" office:value="7.43803" calcext:value-type="float">
            <text:p>7,43803000</text:p>
          </table:table-cell>
          <table:table-cell office:value-type="float" office:value="7.48774" calcext:value-type="float">
            <text:p>7,48774000</text:p>
          </table:table-cell>
          <table:table-cell table:number-columns-repeated="8"/>
        </table:table-row>
        <table:table-row table:style-name="ro1">
          <table:table-cell office:value-type="float" office:value="7.44088143454426" calcext:value-type="float">
            <text:p>7,44088143</text:p>
          </table:table-cell>
          <table:table-cell table:number-columns-repeated="4"/>
          <table:table-cell office:value-type="float" office:value="7.44267" calcext:value-type="float">
            <text:p>7,44267000</text:p>
          </table:table-cell>
          <table:table-cell table:number-columns-repeated="8"/>
        </table:table-row>
        <table:table-row table:style-name="ro1">
          <table:table-cell office:value-type="float" office:value="7.39583248626027" calcext:value-type="float">
            <text:p>7,39583249</text:p>
          </table:table-cell>
          <table:table-cell table:number-columns-repeated="3"/>
          <table:table-cell office:value-type="float" office:value="7.3485" calcext:value-type="float">
            <text:p>7,34850000</text:p>
          </table:table-cell>
          <table:table-cell office:value-type="float" office:value="7.39761" calcext:value-type="float">
            <text:p>7,39761000</text:p>
          </table:table-cell>
          <table:table-cell table:number-columns-repeated="8"/>
        </table:table-row>
        <table:table-row table:style-name="ro1">
          <table:table-cell office:value-type="float" office:value="7.35079241942085" calcext:value-type="float">
            <text:p>7,35079242</text:p>
          </table:table-cell>
          <table:table-cell table:number-columns-repeated="4"/>
          <table:table-cell office:value-type="float" office:value="7.35256" calcext:value-type="float">
            <text:p>7,35256000</text:p>
          </table:table-cell>
          <table:table-cell table:number-columns-repeated="8"/>
        </table:table-row>
        <table:table-row table:style-name="ro1">
          <table:table-cell office:value-type="float" office:value="7.30576118044267" calcext:value-type="float">
            <text:p>7,30576118</text:p>
          </table:table-cell>
          <table:table-cell table:number-columns-repeated="2"/>
          <table:table-cell office:value-type="float" office:value="7.15915" calcext:value-type="float">
            <text:p>7,15915000</text:p>
          </table:table-cell>
          <table:table-cell office:value-type="float" office:value="7.259" calcext:value-type="float">
            <text:p>7,25900000</text:p>
          </table:table-cell>
          <table:table-cell office:value-type="float" office:value="7.30752" calcext:value-type="float">
            <text:p>7,30752000</text:p>
          </table:table-cell>
          <table:table-cell table:number-columns-repeated="8"/>
        </table:table-row>
        <table:table-row table:style-name="ro1">
          <table:table-cell office:value-type="float" office:value="7.26073871574309" calcext:value-type="float">
            <text:p>7,26073872</text:p>
          </table:table-cell>
          <table:table-cell table:number-columns-repeated="4"/>
          <table:table-cell office:value-type="float" office:value="7.26249" calcext:value-type="float">
            <text:p>7,26249000</text:p>
          </table:table-cell>
          <table:table-cell table:number-columns-repeated="8"/>
        </table:table-row>
        <table:table-row table:style-name="ro1">
          <table:table-cell office:value-type="float" office:value="7.21572497174093" calcext:value-type="float">
            <text:p>7,21572497</text:p>
          </table:table-cell>
          <table:table-cell table:number-columns-repeated="3"/>
          <table:table-cell office:value-type="float" office:value="7.16954" calcext:value-type="float">
            <text:p>7,16954000</text:p>
          </table:table-cell>
          <table:table-cell office:value-type="float" office:value="7.21746" calcext:value-type="float">
            <text:p>7,21746000</text:p>
          </table:table-cell>
          <table:table-cell table:number-columns-repeated="8"/>
        </table:table-row>
        <table:table-row table:style-name="ro1">
          <table:table-cell office:value-type="float" office:value="7.17071989485687" calcext:value-type="float">
            <text:p>7,17071989</text:p>
          </table:table-cell>
          <table:table-cell table:number-columns-repeated="4"/>
          <table:table-cell office:value-type="float" office:value="7.17245" calcext:value-type="float">
            <text:p>7,17245000</text:p>
          </table:table-cell>
          <table:table-cell table:number-columns-repeated="8"/>
        </table:table-row>
        <table:table-row table:style-name="ro1">
          <table:table-cell office:value-type="float" office:value="7.12572343151352" calcext:value-type="float">
            <text:p>7,12572343</text:p>
          </table:table-cell>
          <table:table-cell office:value-type="float" office:value="6.41439" calcext:value-type="float">
            <text:p>6,414390000</text:p>
          </table:table-cell>
          <table:table-cell office:value-type="float" office:value="6.79287" calcext:value-type="float">
            <text:p>6,79287000</text:p>
          </table:table-cell>
          <table:table-cell office:value-type="float" office:value="6.98272" calcext:value-type="float">
            <text:p>6,98272000</text:p>
          </table:table-cell>
          <table:table-cell office:value-type="float" office:value="7.08012" calcext:value-type="float">
            <text:p>7,08012000</text:p>
          </table:table-cell>
          <table:table-cell office:value-type="float" office:value="7.12744" calcext:value-type="float">
            <text:p>7,12744000</text:p>
          </table:table-cell>
          <table:table-cell table:number-columns-repeated="8"/>
        </table:table-row>
        <table:table-row table:style-name="ro1">
          <table:table-cell office:value-type="float" office:value="7.08073552813532" calcext:value-type="float">
            <text:p>7,08073553</text:p>
          </table:table-cell>
          <table:table-cell table:number-columns-repeated="4"/>
          <table:table-cell office:value-type="float" office:value="7.08244" calcext:value-type="float">
            <text:p>7,08244000</text:p>
          </table:table-cell>
          <table:table-cell table:number-columns-repeated="8"/>
        </table:table-row>
        <table:table-row table:style-name="ro1">
          <table:table-cell office:value-type="float" office:value="7.0357561311484" calcext:value-type="float">
            <text:p>7,03575613</text:p>
          </table:table-cell>
          <table:table-cell table:number-columns-repeated="3"/>
          <table:table-cell office:value-type="float" office:value="6.99072" calcext:value-type="float">
            <text:p>6,99072000</text:p>
          </table:table-cell>
          <table:table-cell office:value-type="float" office:value="7.03745" calcext:value-type="float">
            <text:p>7,03745000</text:p>
          </table:table-cell>
          <table:table-cell table:number-columns-repeated="8"/>
        </table:table-row>
        <table:table-row table:style-name="ro1">
          <table:table-cell office:value-type="float" office:value="6.99078518698044" calcext:value-type="float">
            <text:p>6,99078519</text:p>
          </table:table-cell>
          <table:table-cell table:number-columns-repeated="4"/>
          <table:table-cell office:value-type="float" office:value="6.99247" calcext:value-type="float">
            <text:p>6,99247000</text:p>
          </table:table-cell>
          <table:table-cell table:number-columns-repeated="8"/>
        </table:table-row>
        <table:table-row table:style-name="ro1">
          <table:table-cell office:value-type="float" office:value="6.94582264206048" calcext:value-type="float">
            <text:p>6,94582264</text:p>
          </table:table-cell>
          <table:table-cell table:number-columns-repeated="2"/>
          <table:table-cell office:value-type="float" office:value="6.80642" calcext:value-type="float">
            <text:p>6,80642000</text:p>
          </table:table-cell>
          <table:table-cell office:value-type="float" office:value="6.90136" calcext:value-type="float">
            <text:p>6,90136000</text:p>
          </table:table-cell>
          <table:table-cell office:value-type="float" office:value="6.9475" calcext:value-type="float">
            <text:p>6,94750000</text:p>
          </table:table-cell>
          <table:table-cell table:number-columns-repeated="8"/>
        </table:table-row>
        <table:table-row table:style-name="ro1">
          <table:table-cell office:value-type="float" office:value="6.90086844281891" calcext:value-type="float">
            <text:p>6,90086844</text:p>
          </table:table-cell>
          <table:table-cell table:number-columns-repeated="4"/>
          <table:table-cell office:value-type="float" office:value="6.90253" calcext:value-type="float">
            <text:p>6,90253000</text:p>
          </table:table-cell>
          <table:table-cell table:number-columns-repeated="8"/>
        </table:table-row>
        <table:table-row table:style-name="ro1">
          <table:table-cell office:value-type="float" office:value="6.85592253568739" calcext:value-type="float">
            <text:p>6,85592254</text:p>
          </table:table-cell>
          <table:table-cell table:number-columns-repeated="3"/>
          <table:table-cell office:value-type="float" office:value="6.81204" calcext:value-type="float">
            <text:p>6,81204000</text:p>
          </table:table-cell>
          <table:table-cell office:value-type="float" office:value="6.85757" calcext:value-type="float">
            <text:p>6,85757000</text:p>
          </table:table-cell>
          <table:table-cell table:number-columns-repeated="8"/>
        </table:table-row>
        <table:table-row table:style-name="ro1">
          <table:table-cell office:value-type="float" office:value="6.81098486709879" calcext:value-type="float">
            <text:p>6,81098487</text:p>
          </table:table-cell>
          <table:table-cell table:number-columns-repeated="4"/>
          <table:table-cell office:value-type="float" office:value="6.81263" calcext:value-type="float">
            <text:p>6,81263000</text:p>
          </table:table-cell>
          <table:table-cell table:number-columns-repeated="8"/>
        </table:table-row>
        <table:table-row table:style-name="ro1">
          <table:table-cell office:value-type="float" office:value="6.7660553834874" calcext:value-type="float">
            <text:p>6,76605538</text:p>
          </table:table-cell>
          <table:table-cell/>
          <table:table-cell office:value-type="float" office:value="6.44996" calcext:value-type="float">
            <text:p>6,44996000</text:p>
          </table:table-cell>
          <table:table-cell office:value-type="float" office:value="6.63026" calcext:value-type="float">
            <text:p>6,63026000</text:p>
          </table:table-cell>
          <table:table-cell office:value-type="float" office:value="6.72275" calcext:value-type="float">
            <text:p>6,72275000</text:p>
          </table:table-cell>
          <table:table-cell office:value-type="float" office:value="6.76768" calcext:value-type="float">
            <text:p>6,76768000</text:p>
          </table:table-cell>
          <table:table-cell table:number-columns-repeated="8"/>
        </table:table-row>
        <table:table-row table:style-name="ro1">
          <table:table-cell office:value-type="float" office:value="6.72113403128868" calcext:value-type="float">
            <text:p>6,72113403</text:p>
          </table:table-cell>
          <table:table-cell table:number-columns-repeated="4"/>
          <table:table-cell office:value-type="float" office:value="6.72275" calcext:value-type="float">
            <text:p>6,72275000</text:p>
          </table:table-cell>
          <table:table-cell table:number-columns-repeated="8"/>
        </table:table-row>
        <table:table-row table:style-name="ro1">
          <table:table-cell office:value-type="float" office:value="6.67622075693942" calcext:value-type="float">
            <text:p>6,67622076</text:p>
          </table:table-cell>
          <table:table-cell table:number-columns-repeated="3"/>
          <table:table-cell office:value-type="float" office:value="6.63348" calcext:value-type="float">
            <text:p>6,63348000</text:p>
          </table:table-cell>
          <table:table-cell office:value-type="float" office:value="6.67783" calcext:value-type="float">
            <text:p>6,67783000</text:p>
          </table:table-cell>
          <table:table-cell table:number-columns-repeated="8"/>
        </table:table-row>
        <table:table-row table:style-name="ro1">
          <table:table-cell office:value-type="float" office:value="6.63131550687775" calcext:value-type="float">
            <text:p>6,63131551</text:p>
          </table:table-cell>
          <table:table-cell table:number-columns-repeated="4"/>
          <table:table-cell office:value-type="float" office:value="6.63291" calcext:value-type="float">
            <text:p>6,63291000</text:p>
          </table:table-cell>
          <table:table-cell table:number-columns-repeated="8"/>
        </table:table-row>
        <table:table-row table:style-name="ro1">
          <table:table-cell office:value-type="float" office:value="6.58641822754308" calcext:value-type="float">
            <text:p>6,58641823</text:p>
          </table:table-cell>
          <table:table-cell table:number-columns-repeated="2"/>
          <table:table-cell office:value-type="float" office:value="6.45422" calcext:value-type="float">
            <text:p>6,45422000</text:p>
          </table:table-cell>
          <table:table-cell office:value-type="float" office:value="6.54426" calcext:value-type="float">
            <text:p>6,54426000</text:p>
          </table:table-cell>
          <table:table-cell office:value-type="float" office:value="6.588" calcext:value-type="float">
            <text:p>6,58800000</text:p>
          </table:table-cell>
          <table:table-cell table:number-columns-repeated="8"/>
        </table:table-row>
        <table:table-row table:style-name="ro1">
          <table:table-cell office:value-type="float" office:value="6.54152886537615" calcext:value-type="float">
            <text:p>6,54152887</text:p>
          </table:table-cell>
          <table:table-cell table:number-columns-repeated="4"/>
          <table:table-cell office:value-type="float" office:value="6.5431" calcext:value-type="float">
            <text:p>6,54310000</text:p>
          </table:table-cell>
          <table:table-cell table:number-columns-repeated="8"/>
        </table:table-row>
        <table:table-row table:style-name="ro1">
          <table:table-cell office:value-type="float" office:value="6.49664736681897" calcext:value-type="float">
            <text:p>6,49664737</text:p>
          </table:table-cell>
          <table:table-cell table:number-columns-repeated="3"/>
          <table:table-cell office:value-type="float" office:value="6.45506" calcext:value-type="float">
            <text:p>6,45506000</text:p>
          </table:table-cell>
          <table:table-cell office:value-type="float" office:value="6.49821" calcext:value-type="float">
            <text:p>6,49821000</text:p>
          </table:table-cell>
          <table:table-cell table:number-columns-repeated="8"/>
        </table:table-row>
        <table:table-row table:style-name="ro1">
          <table:table-cell office:value-type="float" office:value="6.45177367831484" calcext:value-type="float">
            <text:p>6,45177368</text:p>
          </table:table-cell>
          <table:table-cell table:number-columns-repeated="4"/>
          <table:table-cell office:value-type="float" office:value="6.45333" calcext:value-type="float">
            <text:p>6,45333000</text:p>
          </table:table-cell>
          <table:table-cell table:number-columns-repeated="8"/>
        </table:table-row>
        <table:table-row table:style-name="ro1">
          <table:table-cell office:value-type="float" office:value="6.40690774630838" calcext:value-type="float">
            <text:p>6,40690775</text:p>
          </table:table-cell>
          <table:table-cell office:value-type="float" office:value="5.76699" calcext:value-type="float">
            <text:p>5,766990000</text:p>
          </table:table-cell>
          <table:table-cell office:value-type="float" office:value="6.10757" calcext:value-type="float">
            <text:p>6,10757000</text:p>
          </table:table-cell>
          <table:table-cell office:value-type="float" office:value="6.2783" calcext:value-type="float">
            <text:p>6,27830000</text:p>
          </table:table-cell>
          <table:table-cell office:value-type="float" office:value="6.36589" calcext:value-type="float">
            <text:p>6,36589000</text:p>
          </table:table-cell>
          <table:table-cell office:value-type="float" office:value="6.40845" calcext:value-type="float">
            <text:p>6,40845000</text:p>
          </table:table-cell>
          <table:table-cell table:number-columns-repeated="8"/>
        </table:table-row>
        <table:table-row table:style-name="ro1">
          <table:table-cell office:value-type="float" office:value="6.36204951724538" calcext:value-type="float">
            <text:p>6,36204952</text:p>
          </table:table-cell>
          <table:table-cell table:number-columns-repeated="4"/>
          <table:table-cell office:value-type="float" office:value="6.36358" calcext:value-type="float">
            <text:p>6,36358000</text:p>
          </table:table-cell>
          <table:table-cell table:number-columns-repeated="8"/>
        </table:table-row>
        <table:table-row table:style-name="ro1">
          <table:table-cell office:value-type="float" office:value="6.31719893757297" calcext:value-type="float">
            <text:p>6,31719894</text:p>
          </table:table-cell>
          <table:table-cell table:number-columns-repeated="3"/>
          <table:table-cell office:value-type="float" office:value="6.27676" calcext:value-type="float">
            <text:p>6,27676000</text:p>
          </table:table-cell>
          <table:table-cell office:value-type="float" office:value="6.31872" calcext:value-type="float">
            <text:p>6,31872000</text:p>
          </table:table-cell>
          <table:table-cell table:number-columns-repeated="8"/>
        </table:table-row>
        <table:table-row table:style-name="ro1">
          <table:table-cell office:value-type="float" office:value="6.2723559537395" calcext:value-type="float">
            <text:p>6,27235595</text:p>
          </table:table-cell>
          <table:table-cell table:number-columns-repeated="4"/>
          <table:table-cell office:value-type="float" office:value="6.27387" calcext:value-type="float">
            <text:p>6,27387000</text:p>
          </table:table-cell>
          <table:table-cell table:number-columns-repeated="8"/>
        </table:table-row>
        <table:table-row table:style-name="ro1">
          <table:table-cell office:value-type="float" office:value="6.22752051219453" calcext:value-type="float">
            <text:p>6,22752051</text:p>
          </table:table-cell>
          <table:table-cell table:number-columns-repeated="2"/>
          <table:table-cell office:value-type="float" office:value="6.10251" calcext:value-type="float">
            <text:p>6,10251000</text:p>
          </table:table-cell>
          <table:table-cell office:value-type="float" office:value="6.18765" calcext:value-type="float">
            <text:p>6,18765000</text:p>
          </table:table-cell>
          <table:table-cell office:value-type="float" office:value="6.22902" calcext:value-type="float">
            <text:p>6,22902000</text:p>
          </table:table-cell>
          <table:table-cell table:number-columns-repeated="8"/>
        </table:table-row>
        <table:table-row table:style-name="ro1">
          <table:table-cell office:value-type="float" office:value="6.18269255938885" calcext:value-type="float">
            <text:p>6,18269256</text:p>
          </table:table-cell>
          <table:table-cell table:number-columns-repeated="4"/>
          <table:table-cell office:value-type="float" office:value="6.18418" calcext:value-type="float">
            <text:p>6,18418000</text:p>
          </table:table-cell>
          <table:table-cell table:number-columns-repeated="8"/>
        </table:table-row>
        <table:table-row table:style-name="ro1">
          <table:table-cell office:value-type="float" office:value="6.13787204177448" calcext:value-type="float">
            <text:p>6,13787204</text:p>
          </table:table-cell>
          <table:table-cell table:number-columns-repeated="3"/>
          <table:table-cell office:value-type="float" office:value="6.09858" calcext:value-type="float">
            <text:p>6,09858000</text:p>
          </table:table-cell>
          <table:table-cell office:value-type="float" office:value="6.13935" calcext:value-type="float">
            <text:p>6,13935000</text:p>
          </table:table-cell>
          <table:table-cell table:number-columns-repeated="8"/>
        </table:table-row>
        <table:table-row table:style-name="ro1">
          <table:table-cell office:value-type="float" office:value="6.09305890580465" calcext:value-type="float">
            <text:p>6,09305891</text:p>
          </table:table-cell>
          <table:table-cell table:number-columns-repeated="4"/>
          <table:table-cell office:value-type="float" office:value="6.09453" calcext:value-type="float">
            <text:p>6,09453000</text:p>
          </table:table-cell>
          <table:table-cell table:number-columns-repeated="8"/>
        </table:table-row>
        <table:table-row table:style-name="ro1">
          <table:table-cell office:value-type="float" office:value="6.0482530979338" calcext:value-type="float">
            <text:p>6,04825310</text:p>
          </table:table-cell>
          <table:table-cell/>
          <table:table-cell office:value-type="float" office:value="5.76565" calcext:value-type="float">
            <text:p>5,76565000</text:p>
          </table:table-cell>
          <table:table-cell office:value-type="float" office:value="5.92684" calcext:value-type="float">
            <text:p>5,92684000</text:p>
          </table:table-cell>
          <table:table-cell office:value-type="float" office:value="6.00953" calcext:value-type="float">
            <text:p>6,00953000</text:p>
          </table:table-cell>
          <table:table-cell office:value-type="float" office:value="6.04971" calcext:value-type="float">
            <text:p>6,04971000</text:p>
          </table:table-cell>
          <table:table-cell table:number-columns-repeated="8"/>
        </table:table-row>
        <table:table-row table:style-name="ro1">
          <table:table-cell office:value-type="float" office:value="6.00345456461757" calcext:value-type="float">
            <text:p>6,00345456</text:p>
          </table:table-cell>
          <table:table-cell table:number-columns-repeated="4"/>
          <table:table-cell office:value-type="float" office:value="6.0049" calcext:value-type="float">
            <text:p>6,00490000</text:p>
          </table:table-cell>
          <table:table-cell table:number-columns-repeated="8"/>
        </table:table-row>
        <table:table-row table:style-name="ro1">
          <table:table-cell office:value-type="float" office:value="5.95866325231277" calcext:value-type="float">
            <text:p>5,95866325</text:p>
          </table:table-cell>
          <table:table-cell table:number-columns-repeated="3"/>
          <table:table-cell office:value-type="float" office:value="5.92051" calcext:value-type="float">
            <text:p>5,92051000</text:p>
          </table:table-cell>
          <table:table-cell office:value-type="float" office:value="5.9601" calcext:value-type="float">
            <text:p>5,96010000</text:p>
          </table:table-cell>
          <table:table-cell table:number-columns-repeated="8"/>
        </table:table-row>
        <table:table-row table:style-name="ro1">
          <table:table-cell office:value-type="float" office:value="5.9138791074774" calcext:value-type="float">
            <text:p>5,91387911</text:p>
          </table:table-cell>
          <table:table-cell table:number-columns-repeated="4"/>
          <table:table-cell office:value-type="float" office:value="5.9153" calcext:value-type="float">
            <text:p>5,91530000</text:p>
          </table:table-cell>
          <table:table-cell table:number-columns-repeated="8"/>
        </table:table-row>
        <table:table-row table:style-name="ro1">
          <table:table-cell office:value-type="float" office:value="5.86910207657061" calcext:value-type="float">
            <text:p>5,86910208</text:p>
          </table:table-cell>
          <table:table-cell table:number-columns-repeated="2"/>
          <table:table-cell office:value-type="float" office:value="5.75128" calcext:value-type="float">
            <text:p>5,75128000</text:p>
          </table:table-cell>
          <table:table-cell office:value-type="float" office:value="5.83152" calcext:value-type="float">
            <text:p>5,83152000</text:p>
          </table:table-cell>
          <table:table-cell office:value-type="float" office:value="5.87052" calcext:value-type="float">
            <text:p>5,87052000</text:p>
          </table:table-cell>
          <table:table-cell table:number-columns-repeated="8"/>
        </table:table-row>
        <table:table-row table:style-name="ro1">
          <table:table-cell office:value-type="float" office:value="5.82433210605279" calcext:value-type="float">
            <text:p>5,82433211</text:p>
          </table:table-cell>
          <table:table-cell table:number-columns-repeated="4"/>
          <table:table-cell office:value-type="float" office:value="5.82574" calcext:value-type="float">
            <text:p>5,82574000</text:p>
          </table:table-cell>
          <table:table-cell table:number-columns-repeated="8"/>
        </table:table-row>
        <table:table-row table:style-name="ro1">
          <table:table-cell office:value-type="float" office:value="5.7795691423854" calcext:value-type="float">
            <text:p>5,77956914</text:p>
          </table:table-cell>
          <table:table-cell table:number-columns-repeated="3"/>
          <table:table-cell office:value-type="float" office:value="5.74256" calcext:value-type="float">
            <text:p>5,74256000</text:p>
          </table:table-cell>
          <table:table-cell office:value-type="float" office:value="5.78096" calcext:value-type="float">
            <text:p>5,78096000</text:p>
          </table:table-cell>
          <table:table-cell table:number-columns-repeated="8"/>
        </table:table-row>
        <table:table-row table:style-name="ro1">
          <table:table-cell office:value-type="float" office:value="5.73481313203105" calcext:value-type="float">
            <text:p>5,73481313</text:p>
          </table:table-cell>
          <table:table-cell table:number-columns-repeated="4"/>
          <table:table-cell office:value-type="float" office:value="5.7362" calcext:value-type="float">
            <text:p>5,73620000</text:p>
          </table:table-cell>
          <table:table-cell table:number-columns-repeated="8"/>
        </table:table-row>
        <table:table-row table:style-name="ro1">
          <table:table-cell office:value-type="float" office:value="5.69006402145351" calcext:value-type="float">
            <text:p>5,69006402</text:p>
          </table:table-cell>
          <table:table-cell office:value-type="float" office:value="5.12128" calcext:value-type="float">
            <text:p>5,121280000</text:p>
          </table:table-cell>
          <table:table-cell office:value-type="float" office:value="5.42417" calcext:value-type="float">
            <text:p>5,42417000</text:p>
          </table:table-cell>
          <table:table-cell office:value-type="float" office:value="5.57583" calcext:value-type="float">
            <text:p>5,57583000</text:p>
          </table:table-cell>
          <table:table-cell office:value-type="float" office:value="5.65363" calcext:value-type="float">
            <text:p>5,65363000</text:p>
          </table:table-cell>
          <table:table-cell office:value-type="float" office:value="5.69144" calcext:value-type="float">
            <text:p>5,69144000</text:p>
          </table:table-cell>
          <table:table-cell table:number-columns-repeated="8"/>
        </table:table-row>
        <table:table-row table:style-name="ro1">
          <table:table-cell office:value-type="float" office:value="5.64532175711769" calcext:value-type="float">
            <text:p>5,64532176</text:p>
          </table:table-cell>
          <table:table-cell table:number-columns-repeated="4"/>
          <table:table-cell office:value-type="float" office:value="5.64668" calcext:value-type="float">
            <text:p>5,64668000</text:p>
          </table:table-cell>
          <table:table-cell table:number-columns-repeated="8"/>
        </table:table-row>
        <table:table-row table:style-name="ro1">
          <table:table-cell office:value-type="float" office:value="5.6005862854896" calcext:value-type="float">
            <text:p>5,60058629</text:p>
          </table:table-cell>
          <table:table-cell table:number-columns-repeated="3"/>
          <table:table-cell office:value-type="float" office:value="5.56472" calcext:value-type="float">
            <text:p>5,56472000</text:p>
          </table:table-cell>
          <table:table-cell office:value-type="float" office:value="5.60194" calcext:value-type="float">
            <text:p>5,60194000</text:p>
          </table:table-cell>
          <table:table-cell table:number-columns-repeated="8"/>
        </table:table-row>
        <table:table-row table:style-name="ro1">
          <table:table-cell office:value-type="float" office:value="5.5558575530364" calcext:value-type="float">
            <text:p>5,55585755</text:p>
          </table:table-cell>
          <table:table-cell table:number-columns-repeated="4"/>
          <table:table-cell office:value-type="float" office:value="5.5572" calcext:value-type="float">
            <text:p>5,55720000</text:p>
          </table:table-cell>
          <table:table-cell table:number-columns-repeated="8"/>
        </table:table-row>
        <table:table-row table:style-name="ro1">
          <table:table-cell office:value-type="float" office:value="5.51113550622631" calcext:value-type="float">
            <text:p>5,51113551</text:p>
          </table:table-cell>
          <table:table-cell table:number-columns-repeated="2"/>
          <table:table-cell office:value-type="float" office:value="5.40049" calcext:value-type="float">
            <text:p>5,40049000</text:p>
          </table:table-cell>
          <table:table-cell office:value-type="float" office:value="5.47585" calcext:value-type="float">
            <text:p>5,47585000</text:p>
          </table:table-cell>
          <table:table-cell office:value-type="float" office:value="5.51246" calcext:value-type="float">
            <text:p>5,51246000</text:p>
          </table:table-cell>
          <table:table-cell table:number-columns-repeated="8"/>
        </table:table-row>
        <table:table-row table:style-name="ro1">
          <table:table-cell office:value-type="float" office:value="5.46642009152865" calcext:value-type="float">
            <text:p>5,46642009</text:p>
          </table:table-cell>
          <table:table-cell table:number-columns-repeated="4"/>
          <table:table-cell office:value-type="float" office:value="5.46774" calcext:value-type="float">
            <text:p>5,46774000</text:p>
          </table:table-cell>
          <table:table-cell table:number-columns-repeated="8"/>
        </table:table-row>
        <table:table-row table:style-name="ro1">
          <table:table-cell office:value-type="float" office:value="5.42171125541384" calcext:value-type="float">
            <text:p>5,42171126</text:p>
          </table:table-cell>
          <table:table-cell table:number-columns-repeated="3"/>
          <table:table-cell office:value-type="float" office:value="5.38699" calcext:value-type="float">
            <text:p>5,38699000</text:p>
          </table:table-cell>
          <table:table-cell office:value-type="float" office:value="5.42302" calcext:value-type="float">
            <text:p>5,42302000</text:p>
          </table:table-cell>
          <table:table-cell table:number-columns-repeated="8"/>
        </table:table-row>
        <table:table-row table:style-name="ro1">
          <table:table-cell office:value-type="float" office:value="5.37700894435339" calcext:value-type="float">
            <text:p>5,37700894</text:p>
          </table:table-cell>
          <table:table-cell table:number-columns-repeated="4"/>
          <table:table-cell office:value-type="float" office:value="5.3783" calcext:value-type="float">
            <text:p>5,37830000</text:p>
          </table:table-cell>
          <table:table-cell table:number-columns-repeated="8"/>
        </table:table-row>
        <table:table-row table:style-name="ro1">
          <table:table-cell office:value-type="float" office:value="5.33231310481987" calcext:value-type="float">
            <text:p>5,33231310</text:p>
          </table:table-cell>
          <table:table-cell/>
          <table:table-cell office:value-type="float" office:value="5.08312" calcext:value-type="float">
            <text:p>5,08312000</text:p>
          </table:table-cell>
          <table:table-cell office:value-type="float" office:value="5.22525" calcext:value-type="float">
            <text:p>5,22525000</text:p>
          </table:table-cell>
          <table:table-cell office:value-type="float" office:value="5.29817" calcext:value-type="float">
            <text:p>5,29817000</text:p>
          </table:table-cell>
          <table:table-cell office:value-type="float" office:value="5.3336" calcext:value-type="float">
            <text:p>5,33360000</text:p>
          </table:table-cell>
          <table:table-cell table:number-columns-repeated="8"/>
        </table:table-row>
        <table:table-row table:style-name="ro1">
          <table:table-cell office:value-type="float" office:value="5.28762368328689" calcext:value-type="float">
            <text:p>5,28762368</text:p>
          </table:table-cell>
          <table:table-cell table:number-columns-repeated="4"/>
          <table:table-cell office:value-type="float" office:value="5.2889" calcext:value-type="float">
            <text:p>5,28890000</text:p>
          </table:table-cell>
          <table:table-cell table:number-columns-repeated="8"/>
        </table:table-row>
        <table:table-row table:style-name="ro1">
          <table:table-cell office:value-type="float" office:value="5.24294062622915" calcext:value-type="float">
            <text:p>5,24294063</text:p>
          </table:table-cell>
          <table:table-cell table:number-columns-repeated="3"/>
          <table:table-cell office:value-type="float" office:value="5.20937" calcext:value-type="float">
            <text:p>5,20937000</text:p>
          </table:table-cell>
          <table:table-cell office:value-type="float" office:value="5.2442" calcext:value-type="float">
            <text:p>5,24420000</text:p>
          </table:table-cell>
          <table:table-cell table:number-columns-repeated="8"/>
        </table:table-row>
        <table:table-row table:style-name="ro1">
          <table:table-cell office:value-type="float" office:value="5.19826388012238" calcext:value-type="float">
            <text:p>5,19826388</text:p>
          </table:table-cell>
          <table:table-cell table:number-columns-repeated="4"/>
          <table:table-cell office:value-type="float" office:value="5.19952" calcext:value-type="float">
            <text:p>5,19952000</text:p>
          </table:table-cell>
          <table:table-cell table:number-columns-repeated="8"/>
        </table:table-row>
        <table:table-row table:style-name="ro1">
          <table:table-cell office:value-type="float" office:value="5.15359339144336" calcext:value-type="float">
            <text:p>5,15359339</text:p>
          </table:table-cell>
          <table:table-cell table:number-columns-repeated="2"/>
          <table:table-cell office:value-type="float" office:value="5.05011" calcext:value-type="float">
            <text:p>5,05011000</text:p>
          </table:table-cell>
          <table:table-cell office:value-type="float" office:value="5.12059" calcext:value-type="float">
            <text:p>5,12059000</text:p>
          </table:table-cell>
          <table:table-cell office:value-type="float" office:value="5.15484" calcext:value-type="float">
            <text:p>5,15484000</text:p>
          </table:table-cell>
          <table:table-cell table:number-columns-repeated="8"/>
        </table:table-row>
        <table:table-row table:style-name="ro1">
          <table:table-cell office:value-type="float" office:value="5.10892910666986" calcext:value-type="float">
            <text:p>5,10892911</text:p>
          </table:table-cell>
          <table:table-cell table:number-columns-repeated="4"/>
          <table:table-cell office:value-type="float" office:value="5.11016" calcext:value-type="float">
            <text:p>5,11016000</text:p>
          </table:table-cell>
          <table:table-cell table:number-columns-repeated="8"/>
        </table:table-row>
        <table:table-row table:style-name="ro1">
          <table:table-cell office:value-type="float" office:value="5.06427097228071" calcext:value-type="float">
            <text:p>5,06427097</text:p>
          </table:table-cell>
          <table:table-cell table:number-columns-repeated="3"/>
          <table:table-cell office:value-type="float" office:value="5.03184" calcext:value-type="float">
            <text:p>5,03184000</text:p>
          </table:table-cell>
          <table:table-cell office:value-type="float" office:value="5.06549" calcext:value-type="float">
            <text:p>5,06549000</text:p>
          </table:table-cell>
          <table:table-cell table:number-columns-repeated="8"/>
        </table:table-row>
        <table:table-row table:style-name="ro1">
          <table:table-cell office:value-type="float" office:value="5.01961893475575" calcext:value-type="float">
            <text:p>5,01961893</text:p>
          </table:table-cell>
          <table:table-cell table:number-columns-repeated="4"/>
          <table:table-cell office:value-type="float" office:value="5.02083" calcext:value-type="float">
            <text:p>5,02083000</text:p>
          </table:table-cell>
          <table:table-cell table:number-columns-repeated="8"/>
        </table:table-row>
        <table:table-row table:style-name="ro1">
          <table:table-cell office:value-type="float" office:value="4.97497294057576" calcext:value-type="float">
            <text:p>4,97497294</text:p>
          </table:table-cell>
          <table:table-cell office:value-type="float" office:value="4.47745" calcext:value-type="float">
            <text:p>4,477450000</text:p>
          </table:table-cell>
          <table:table-cell office:value-type="float" office:value="4.74246" calcext:value-type="float">
            <text:p>4,74246000</text:p>
          </table:table-cell>
          <table:table-cell office:value-type="float" office:value="4.87508" calcext:value-type="float">
            <text:p>4,87508000</text:p>
          </table:table-cell>
          <table:table-cell office:value-type="float" office:value="4.94311" calcext:value-type="float">
            <text:p>4,94311000</text:p>
          </table:table-cell>
          <table:table-cell office:value-type="float" office:value="4.97617" calcext:value-type="float">
            <text:p>4,97617000</text:p>
          </table:table-cell>
          <table:table-cell table:number-columns-repeated="8"/>
        </table:table-row>
        <table:table-row table:style-name="ro1">
          <table:table-cell office:value-type="float" office:value="4.93033293622263" calcext:value-type="float">
            <text:p>4,93033294</text:p>
          </table:table-cell>
          <table:table-cell table:number-columns-repeated="4"/>
          <table:table-cell office:value-type="float" office:value="4.93152" calcext:value-type="float">
            <text:p>4,93152000</text:p>
          </table:table-cell>
          <table:table-cell table:number-columns-repeated="8"/>
        </table:table-row>
        <table:table-row table:style-name="ro1">
          <table:table-cell office:value-type="float" office:value="4.88569886817915" calcext:value-type="float">
            <text:p>4,88569887</text:p>
          </table:table-cell>
          <table:table-cell table:number-columns-repeated="3"/>
          <table:table-cell office:value-type="float" office:value="4.85441" calcext:value-type="float">
            <text:p>4,85441000</text:p>
          </table:table-cell>
          <table:table-cell office:value-type="float" office:value="4.88688" calcext:value-type="float">
            <text:p>4,88688000</text:p>
          </table:table-cell>
          <table:table-cell table:number-columns-repeated="8"/>
        </table:table-row>
        <table:table-row table:style-name="ro1">
          <table:table-cell office:value-type="float" office:value="4.8410706829291" calcext:value-type="float">
            <text:p>4,84107068</text:p>
          </table:table-cell>
          <table:table-cell table:number-columns-repeated="4"/>
          <table:table-cell office:value-type="float" office:value="4.84224" calcext:value-type="float">
            <text:p>4,84224000</text:p>
          </table:table-cell>
          <table:table-cell table:number-columns-repeated="8"/>
        </table:table-row>
        <table:table-row table:style-name="ro1">
          <table:table-cell office:value-type="float" office:value="4.79644832695723" calcext:value-type="float">
            <text:p>4,79644833</text:p>
          </table:table-cell>
          <table:table-cell table:number-columns-repeated="2"/>
          <table:table-cell office:value-type="float" office:value="4.70013" calcext:value-type="float">
            <text:p>4,70013000</text:p>
          </table:table-cell>
          <table:table-cell office:value-type="float" office:value="4.76573" calcext:value-type="float">
            <text:p>4,76573000</text:p>
          </table:table-cell>
          <table:table-cell office:value-type="float" office:value="4.7976" calcext:value-type="float">
            <text:p>4,79760000</text:p>
          </table:table-cell>
          <table:table-cell table:number-columns-repeated="8"/>
        </table:table-row>
        <table:table-row table:style-name="ro1">
          <table:table-cell office:value-type="float" office:value="4.75183174674926" calcext:value-type="float">
            <text:p>4,75183175</text:p>
          </table:table-cell>
          <table:table-cell table:number-columns-repeated="4"/>
          <table:table-cell office:value-type="float" office:value="4.75298" calcext:value-type="float">
            <text:p>4,75298000</text:p>
          </table:table-cell>
          <table:table-cell table:number-columns-repeated="8"/>
        </table:table-row>
        <table:table-row table:style-name="ro1">
          <table:table-cell office:value-type="float" office:value="4.70722088879191" calcext:value-type="float">
            <text:p>4,70722089</text:p>
          </table:table-cell>
          <table:table-cell table:number-columns-repeated="3"/>
          <table:table-cell office:value-type="float" office:value="4.67707" calcext:value-type="float">
            <text:p>4,67707000</text:p>
          </table:table-cell>
          <table:table-cell office:value-type="float" office:value="4.70836" calcext:value-type="float">
            <text:p>4,70836000</text:p>
          </table:table-cell>
          <table:table-cell table:number-columns-repeated="8"/>
        </table:table-row>
        <table:table-row table:style-name="ro1">
          <table:table-cell office:value-type="float" office:value="4.66261569957274" calcext:value-type="float">
            <text:p>4,66261570</text:p>
          </table:table-cell>
          <table:table-cell table:number-columns-repeated="4"/>
          <table:table-cell office:value-type="float" office:value="4.66374" calcext:value-type="float">
            <text:p>4,66374000</text:p>
          </table:table-cell>
          <table:table-cell table:number-columns-repeated="8"/>
        </table:table-row>
        <table:table-row table:style-name="ro1">
          <table:table-cell office:value-type="float" office:value="4.61801612558029" calcext:value-type="float">
            <text:p>4,61801613</text:p>
          </table:table-cell>
          <table:table-cell/>
          <table:table-cell office:value-type="float" office:value="4.40217" calcext:value-type="float">
            <text:p>4,40217000</text:p>
          </table:table-cell>
          <table:table-cell office:value-type="float" office:value="4.52528" calcext:value-type="float">
            <text:p>4,52528000</text:p>
          </table:table-cell>
          <table:table-cell office:value-type="float" office:value="4.58844" calcext:value-type="float">
            <text:p>4,58844000</text:p>
          </table:table-cell>
          <table:table-cell office:value-type="float" office:value="4.61913" calcext:value-type="float">
            <text:p>4,61913000</text:p>
          </table:table-cell>
          <table:table-cell table:number-columns-repeated="8"/>
        </table:table-row>
        <table:table-row table:style-name="ro1">
          <table:table-cell office:value-type="float" office:value="4.5734221133041" calcext:value-type="float">
            <text:p>4,57342211</text:p>
          </table:table-cell>
          <table:table-cell table:number-columns-repeated="4"/>
          <table:table-cell office:value-type="float" office:value="4.57452" calcext:value-type="float">
            <text:p>4,57452000</text:p>
          </table:table-cell>
          <table:table-cell table:number-columns-repeated="8"/>
        </table:table-row>
        <table:table-row table:style-name="ro1">
          <table:table-cell office:value-type="float" office:value="4.52883360923451" calcext:value-type="float">
            <text:p>4,52883361</text:p>
          </table:table-cell>
          <table:table-cell table:number-columns-repeated="3"/>
          <table:table-cell office:value-type="float" office:value="4.49983" calcext:value-type="float">
            <text:p>4,49983000</text:p>
          </table:table-cell>
          <table:table-cell office:value-type="float" office:value="4.52993" calcext:value-type="float">
            <text:p>4,52993000</text:p>
          </table:table-cell>
          <table:table-cell table:number-columns-repeated="8"/>
        </table:table-row>
        <table:table-row table:style-name="ro1">
          <table:table-cell office:value-type="float" office:value="4.48425055986283" calcext:value-type="float">
            <text:p>4,48425056</text:p>
          </table:table-cell>
          <table:table-cell table:number-columns-repeated="4"/>
          <table:table-cell office:value-type="float" office:value="4.48533" calcext:value-type="float">
            <text:p>4,48533000</text:p>
          </table:table-cell>
          <table:table-cell table:number-columns-repeated="8"/>
        </table:table-row>
        <table:table-row table:style-name="ro1">
          <table:table-cell office:value-type="float" office:value="4.43967291168128" calcext:value-type="float">
            <text:p>4,43967291</text:p>
          </table:table-cell>
          <table:table-cell table:number-columns-repeated="2"/>
          <table:table-cell office:value-type="float" office:value="4.35051" calcext:value-type="float">
            <text:p>4,35051000</text:p>
          </table:table-cell>
          <table:table-cell office:value-type="float" office:value="4.41124" calcext:value-type="float">
            <text:p>4,41124000</text:p>
          </table:table-cell>
          <table:table-cell office:value-type="float" office:value="4.44074" calcext:value-type="float">
            <text:p>4,44074000</text:p>
          </table:table-cell>
          <table:table-cell table:number-columns-repeated="8"/>
        </table:table-row>
        <table:table-row table:style-name="ro1">
          <table:table-cell office:value-type="float" office:value="4.39510061118296" calcext:value-type="float">
            <text:p>4,39510061</text:p>
          </table:table-cell>
          <table:table-cell table:number-columns-repeated="4"/>
          <table:table-cell office:value-type="float" office:value="4.39616" calcext:value-type="float">
            <text:p>4,39616000</text:p>
          </table:table-cell>
          <table:table-cell table:number-columns-repeated="8"/>
        </table:table-row>
        <table:table-row table:style-name="ro1">
          <table:table-cell office:value-type="float" office:value="4.35053360486182" calcext:value-type="float">
            <text:p>4,35053360</text:p>
          </table:table-cell>
          <table:table-cell table:number-columns-repeated="3"/>
          <table:table-cell office:value-type="float" office:value="4.32267" calcext:value-type="float">
            <text:p>4,32267000</text:p>
          </table:table-cell>
          <table:table-cell office:value-type="float" office:value="4.35158" calcext:value-type="float">
            <text:p>4,35158000</text:p>
          </table:table-cell>
          <table:table-cell table:number-columns-repeated="8"/>
        </table:table-row>
        <table:table-row table:style-name="ro1">
          <table:table-cell office:value-type="float" office:value="4.30597183921275" calcext:value-type="float">
            <text:p>4,30597184</text:p>
          </table:table-cell>
          <table:table-cell table:number-columns-repeated="4"/>
          <table:table-cell office:value-type="float" office:value="4.30701" calcext:value-type="float">
            <text:p>4,30701000</text:p>
          </table:table-cell>
          <table:table-cell table:number-columns-repeated="8"/>
        </table:table-row>
        <table:table-row table:style-name="ro1">
          <table:table-cell office:value-type="float" office:value="4.26141526073148" calcext:value-type="float">
            <text:p>4,26141526</text:p>
          </table:table-cell>
          <table:table-cell office:value-type="float" office:value="3.83522" calcext:value-type="float">
            <text:p>3,835220000</text:p>
          </table:table-cell>
          <table:table-cell office:value-type="float" office:value="4.06222" calcext:value-type="float">
            <text:p>4,06222000</text:p>
          </table:table-cell>
          <table:table-cell office:value-type="float" office:value="4.17583" calcext:value-type="float">
            <text:p>4,17583000</text:p>
          </table:table-cell>
          <table:table-cell office:value-type="float" office:value="4.23412" calcext:value-type="float">
            <text:p>4,23412000</text:p>
          </table:table-cell>
          <table:table-cell office:value-type="float" office:value="4.26244" calcext:value-type="float">
            <text:p>4,26244000</text:p>
          </table:table-cell>
          <table:table-cell table:number-columns-repeated="8"/>
        </table:table-row>
        <table:table-row table:style-name="ro1">
          <table:table-cell office:value-type="float" office:value="4.21686381591457" calcext:value-type="float">
            <text:p>4,21686382</text:p>
          </table:table-cell>
          <table:table-cell table:number-columns-repeated="4"/>
          <table:table-cell office:value-type="float" office:value="4.21788" calcext:value-type="float">
            <text:p>4,21788000</text:p>
          </table:table-cell>
          <table:table-cell table:number-columns-repeated="8"/>
        </table:table-row>
        <table:table-row table:style-name="ro1">
          <table:table-cell office:value-type="float" office:value="4.17231745125945" calcext:value-type="float">
            <text:p>4,17231745</text:p>
          </table:table-cell>
          <table:table-cell table:number-columns-repeated="3"/>
          <table:table-cell office:value-type="float" office:value="4.14559" calcext:value-type="float">
            <text:p>4,14559000</text:p>
          </table:table-cell>
          <table:table-cell office:value-type="float" office:value="4.17332" calcext:value-type="float">
            <text:p>4,17332000</text:p>
          </table:table-cell>
          <table:table-cell table:number-columns-repeated="8"/>
        </table:table-row>
        <table:table-row table:style-name="ro1">
          <table:table-cell office:value-type="float" office:value="4.1277761132644" calcext:value-type="float">
            <text:p>4,12777611</text:p>
          </table:table-cell>
          <table:table-cell table:number-columns-repeated="4"/>
          <table:table-cell office:value-type="float" office:value="4.12877" calcext:value-type="float">
            <text:p>4,12877000</text:p>
          </table:table-cell>
          <table:table-cell table:number-columns-repeated="8"/>
        </table:table-row>
        <table:table-row table:style-name="ro1">
          <table:table-cell office:value-type="float" office:value="4.08323974842852" calcext:value-type="float">
            <text:p>4,08323975</text:p>
          </table:table-cell>
          <table:table-cell table:number-columns-repeated="2"/>
          <table:table-cell office:value-type="float" office:value="4.00123" calcext:value-type="float">
            <text:p>4,00123000</text:p>
          </table:table-cell>
          <table:table-cell office:value-type="float" office:value="4.05709" calcext:value-type="float">
            <text:p>4,05709000</text:p>
          </table:table-cell>
          <table:table-cell office:value-type="float" office:value="4.08422" calcext:value-type="float">
            <text:p>4,08422000</text:p>
          </table:table-cell>
          <table:table-cell table:number-columns-repeated="8"/>
        </table:table-row>
        <table:table-row table:style-name="ro1">
          <table:table-cell office:value-type="float" office:value="4.03870830325172" calcext:value-type="float">
            <text:p>4,03870830</text:p>
          </table:table-cell>
          <table:table-cell table:number-columns-repeated="4"/>
          <table:table-cell office:value-type="float" office:value="4.03968" calcext:value-type="float">
            <text:p>4,03968000</text:p>
          </table:table-cell>
          <table:table-cell table:number-columns-repeated="8"/>
        </table:table-row>
        <table:table-row table:style-name="ro1">
          <table:table-cell office:value-type="float" office:value="3.99418172423477" calcext:value-type="float">
            <text:p>3,99418172</text:p>
          </table:table-cell>
          <table:table-cell table:number-columns-repeated="3"/>
          <table:table-cell office:value-type="float" office:value="3.9686" calcext:value-type="float">
            <text:p>3,96860000</text:p>
          </table:table-cell>
          <table:table-cell office:value-type="float" office:value="3.99514" calcext:value-type="float">
            <text:p>3,99514000</text:p>
          </table:table-cell>
          <table:table-cell table:number-columns-repeated="8"/>
        </table:table-row>
        <table:table-row table:style-name="ro1">
          <table:table-cell office:value-type="float" office:value="3.94965995787919" calcext:value-type="float">
            <text:p>3,94965996</text:p>
          </table:table-cell>
          <table:table-cell table:number-columns-repeated="4"/>
          <table:table-cell office:value-type="float" office:value="3.95061" calcext:value-type="float">
            <text:p>3,95061000</text:p>
          </table:table-cell>
          <table:table-cell table:number-columns-repeated="8"/>
        </table:table-row>
        <table:table-row table:style-name="ro1">
          <table:table-cell office:value-type="float" office:value="3.90514295068735" calcext:value-type="float">
            <text:p>3,90514295</text:p>
          </table:table-cell>
          <table:table-cell/>
          <table:table-cell office:value-type="float" office:value="3.72259" calcext:value-type="float">
            <text:p>3,72259000</text:p>
          </table:table-cell>
          <table:table-cell office:value-type="float" office:value="3.82671" calcext:value-type="float">
            <text:p>3,82671000</text:p>
          </table:table-cell>
          <table:table-cell office:value-type="float" office:value="3.88013" calcext:value-type="float">
            <text:p>3,88013000</text:p>
          </table:table-cell>
          <table:table-cell office:value-type="float" office:value="3.90608" calcext:value-type="float">
            <text:p>3,90608000</text:p>
          </table:table-cell>
          <table:table-cell table:number-columns-repeated="8"/>
        </table:table-row>
        <table:table-row table:style-name="ro1">
          <table:table-cell office:value-type="float" office:value="3.86063064916238" calcext:value-type="float">
            <text:p>3,86063065</text:p>
          </table:table-cell>
          <table:table-cell table:number-columns-repeated="4"/>
          <table:table-cell office:value-type="float" office:value="3.86156" calcext:value-type="float">
            <text:p>3,86156000</text:p>
          </table:table-cell>
          <table:table-cell table:number-columns-repeated="8"/>
        </table:table-row>
        <table:table-row table:style-name="ro1">
          <table:table-cell office:value-type="float" office:value="3.81612299980819" calcext:value-type="float">
            <text:p>3,81612300</text:p>
          </table:table-cell>
          <table:table-cell table:number-columns-repeated="3"/>
          <table:table-cell office:value-type="float" office:value="3.79168" calcext:value-type="float">
            <text:p>3,79168000</text:p>
          </table:table-cell>
          <table:table-cell office:value-type="float" office:value="3.81704" calcext:value-type="float">
            <text:p>3,81704000</text:p>
          </table:table-cell>
          <table:table-cell table:number-columns-repeated="8"/>
        </table:table-row>
        <table:table-row table:style-name="ro1">
          <table:table-cell office:value-type="float" office:value="3.77161994912945" calcext:value-type="float">
            <text:p>3,77161995</text:p>
          </table:table-cell>
          <table:table-cell table:number-columns-repeated="4"/>
          <table:table-cell office:value-type="float" office:value="3.77253" calcext:value-type="float">
            <text:p>3,77253000</text:p>
          </table:table-cell>
          <table:table-cell table:number-columns-repeated="8"/>
        </table:table-row>
        <table:table-row table:style-name="ro1">
          <table:table-cell office:value-type="float" office:value="3.72712144363163" calcext:value-type="float">
            <text:p>3,72712144</text:p>
          </table:table-cell>
          <table:table-cell table:number-columns-repeated="2"/>
          <table:table-cell office:value-type="float" office:value="3.65226" calcext:value-type="float">
            <text:p>3,65226000</text:p>
          </table:table-cell>
          <table:table-cell office:value-type="float" office:value="3.70325" calcext:value-type="float">
            <text:p>3,70325000</text:p>
          </table:table-cell>
          <table:table-cell office:value-type="float" office:value="3.72802" calcext:value-type="float">
            <text:p>3,72802000</text:p>
          </table:table-cell>
          <table:table-cell table:number-columns-repeated="8"/>
        </table:table-row>
        <table:table-row table:style-name="ro1">
          <table:table-cell office:value-type="float" office:value="3.68262742982092" calcext:value-type="float">
            <text:p>3,68262743</text:p>
          </table:table-cell>
          <table:table-cell table:number-columns-repeated="4"/>
          <table:table-cell office:value-type="float" office:value="3.68352" calcext:value-type="float">
            <text:p>3,68352000</text:p>
          </table:table-cell>
          <table:table-cell table:number-columns-repeated="8"/>
        </table:table-row>
        <table:table-row table:style-name="ro1">
          <table:table-cell office:value-type="float" office:value="3.63813785420427" calcext:value-type="float">
            <text:p>3,63813785</text:p>
          </table:table-cell>
          <table:table-cell table:number-columns-repeated="3"/>
          <table:table-cell office:value-type="float" office:value="3.61483" calcext:value-type="float">
            <text:p>3,61483000</text:p>
          </table:table-cell>
          <table:table-cell office:value-type="float" office:value="3.63902" calcext:value-type="float">
            <text:p>3,63902000</text:p>
          </table:table-cell>
          <table:table-cell table:number-columns-repeated="8"/>
        </table:table-row>
        <table:table-row table:style-name="ro1">
          <table:table-cell office:value-type="float" office:value="3.59365266328937" calcext:value-type="float">
            <text:p>3,59365266</text:p>
          </table:table-cell>
          <table:table-cell table:number-columns-repeated="4"/>
          <table:table-cell office:value-type="float" office:value="3.59452" calcext:value-type="float">
            <text:p>3,59452000</text:p>
          </table:table-cell>
          <table:table-cell table:number-columns-repeated="8"/>
        </table:table-row>
        <table:table-row table:style-name="ro1">
          <table:table-cell office:value-type="float" office:value="3.54917180358463" calcext:value-type="float">
            <text:p>3,54917180</text:p>
          </table:table-cell>
          <table:table-cell office:value-type="float" office:value="3.19422" calcext:value-type="float">
            <text:p>3,194220000</text:p>
          </table:table-cell>
          <table:table-cell office:value-type="float" office:value="3.38325" calcext:value-type="float">
            <text:p>3,38325000</text:p>
          </table:table-cell>
          <table:table-cell office:value-type="float" office:value="3.47789" calcext:value-type="float">
            <text:p>3,47789000</text:p>
          </table:table-cell>
          <table:table-cell office:value-type="float" office:value="3.52644" calcext:value-type="float">
            <text:p>3,52644000</text:p>
          </table:table-cell>
          <table:table-cell office:value-type="float" office:value="3.55003" calcext:value-type="float">
            <text:p>3,55003000</text:p>
          </table:table-cell>
          <table:table-cell table:number-columns-repeated="8"/>
        </table:table-row>
        <table:table-row table:style-name="ro1">
          <table:table-cell office:value-type="float" office:value="3.50469522159919" calcext:value-type="float">
            <text:p>3,50469522</text:p>
          </table:table-cell>
          <table:table-cell table:number-columns-repeated="4"/>
          <table:table-cell office:value-type="float" office:value="3.50554" calcext:value-type="float">
            <text:p>3,50554000</text:p>
          </table:table-cell>
          <table:table-cell table:number-columns-repeated="8"/>
        </table:table-row>
        <table:table-row table:style-name="ro1">
          <table:table-cell office:value-type="float" office:value="3.46022286384288" calcext:value-type="float">
            <text:p>3,46022286</text:p>
          </table:table-cell>
          <table:table-cell table:number-columns-repeated="3"/>
          <table:table-cell office:value-type="float" office:value="3.43806" calcext:value-type="float">
            <text:p>3,43806000</text:p>
          </table:table-cell>
          <table:table-cell office:value-type="float" office:value="3.46106" calcext:value-type="float">
            <text:p>3,46106000</text:p>
          </table:table-cell>
          <table:table-cell table:number-columns-repeated="8"/>
        </table:table-row>
        <table:table-row table:style-name="ro1">
          <table:table-cell office:value-type="float" office:value="3.41575467682627" calcext:value-type="float">
            <text:p>3,41575468</text:p>
          </table:table-cell>
          <table:table-cell table:number-columns-repeated="4"/>
          <table:table-cell office:value-type="float" office:value="3.41658" calcext:value-type="float">
            <text:p>3,41658000</text:p>
          </table:table-cell>
          <table:table-cell table:number-columns-repeated="8"/>
        </table:table-row>
        <table:table-row table:style-name="ro1">
          <table:table-cell office:value-type="float" office:value="3.37129060706055" calcext:value-type="float">
            <text:p>3,37129061</text:p>
          </table:table-cell>
          <table:table-cell table:number-columns-repeated="2"/>
          <table:table-cell office:value-type="float" office:value="3.30358" calcext:value-type="float">
            <text:p>3,30358000</text:p>
          </table:table-cell>
          <table:table-cell office:value-type="float" office:value="3.34969" calcext:value-type="float">
            <text:p>3,34969000</text:p>
          </table:table-cell>
          <table:table-cell office:value-type="float" office:value="3.3721" calcext:value-type="float">
            <text:p>3,37210000</text:p>
          </table:table-cell>
          <table:table-cell table:number-columns-repeated="8"/>
        </table:table-row>
        <table:table-row table:style-name="ro1">
          <table:table-cell office:value-type="float" office:value="3.32683060105769" calcext:value-type="float">
            <text:p>3,32683060</text:p>
          </table:table-cell>
          <table:table-cell table:number-columns-repeated="4"/>
          <table:table-cell office:value-type="float" office:value="3.32763" calcext:value-type="float">
            <text:p>3,32763000</text:p>
          </table:table-cell>
          <table:table-cell table:number-columns-repeated="8"/>
        </table:table-row>
        <table:table-row table:style-name="ro1">
          <table:table-cell office:value-type="float" office:value="3.28237460533025" calcext:value-type="float">
            <text:p>3,28237461</text:p>
          </table:table-cell>
          <table:table-cell table:number-columns-repeated="3"/>
          <table:table-cell office:value-type="float" office:value="3.26135" calcext:value-type="float">
            <text:p>3,26135000</text:p>
          </table:table-cell>
          <table:table-cell office:value-type="float" office:value="3.28317" calcext:value-type="float">
            <text:p>3,28317000</text:p>
          </table:table-cell>
          <table:table-cell table:number-columns-repeated="8"/>
        </table:table-row>
        <table:table-row table:style-name="ro1">
          <table:table-cell office:value-type="float" office:value="3.23792256639153" calcext:value-type="float">
            <text:p>3,23792257</text:p>
          </table:table-cell>
          <table:table-cell table:number-columns-repeated="4"/>
          <table:table-cell office:value-type="float" office:value="3.2387" calcext:value-type="float">
            <text:p>3,23870000</text:p>
          </table:table-cell>
          <table:table-cell table:number-columns-repeated="8"/>
        </table:table-row>
        <table:table-row table:style-name="ro1">
          <table:table-cell office:value-type="float" office:value="3.19347443075544" calcext:value-type="float">
            <text:p>3,19347443</text:p>
          </table:table-cell>
          <table:table-cell/>
          <table:table-cell office:value-type="float" office:value="3.04417" calcext:value-type="float">
            <text:p>3,04417000</text:p>
          </table:table-cell>
          <table:table-cell office:value-type="float" office:value="3.12933" calcext:value-type="float">
            <text:p>3,12933000</text:p>
          </table:table-cell>
          <table:table-cell office:value-type="float" office:value="3.17302" calcext:value-type="float">
            <text:p>3,17302000</text:p>
          </table:table-cell>
          <table:table-cell office:value-type="float" office:value="3.19424" calcext:value-type="float">
            <text:p>3,19424000</text:p>
          </table:table-cell>
          <table:table-cell table:number-columns-repeated="8"/>
        </table:table-row>
        <table:table-row table:style-name="ro1">
          <table:table-cell office:value-type="float" office:value="3.14903014493654" calcext:value-type="float">
            <text:p>3,14903014</text:p>
          </table:table-cell>
          <table:table-cell table:number-columns-repeated="4"/>
          <table:table-cell office:value-type="float" office:value="3.14979" calcext:value-type="float">
            <text:p>3,14979000</text:p>
          </table:table-cell>
          <table:table-cell table:number-columns-repeated="8"/>
        </table:table-row>
        <table:table-row table:style-name="ro1">
          <table:table-cell office:value-type="float" office:value="3.10458965545005" calcext:value-type="float">
            <text:p>3,10458966</text:p>
          </table:table-cell>
          <table:table-cell table:number-columns-repeated="3"/>
          <table:table-cell office:value-type="float" office:value="3.0847" calcext:value-type="float">
            <text:p>3,08470000</text:p>
          </table:table-cell>
          <table:table-cell office:value-type="float" office:value="3.10534" calcext:value-type="float">
            <text:p>3,10534000</text:p>
          </table:table-cell>
          <table:table-cell table:number-columns-repeated="8"/>
        </table:table-row>
        <table:table-row table:style-name="ro1">
          <table:table-cell office:value-type="float" office:value="3.06015290881184" calcext:value-type="float">
            <text:p>3,06015291</text:p>
          </table:table-cell>
          <table:table-cell table:number-columns-repeated="4"/>
          <table:table-cell office:value-type="float" office:value="3.06089" calcext:value-type="float">
            <text:p>3,06089000</text:p>
          </table:table-cell>
          <table:table-cell table:number-columns-repeated="8"/>
        </table:table-row>
        <table:table-row table:style-name="ro1">
          <table:table-cell office:value-type="float" office:value="3.01571985153834" calcext:value-type="float">
            <text:p>3,01571985</text:p>
          </table:table-cell>
          <table:table-cell table:number-columns-repeated="2"/>
          <table:table-cell office:value-type="float" office:value="2.95514" calcext:value-type="float">
            <text:p>2,95514000</text:p>
          </table:table-cell>
          <table:table-cell office:value-type="float" office:value="2.9964" calcext:value-type="float">
            <text:p>2,99640000</text:p>
          </table:table-cell>
          <table:table-cell office:value-type="float" office:value="3.01645" calcext:value-type="float">
            <text:p>3,01645000</text:p>
          </table:table-cell>
          <table:table-cell table:number-columns-repeated="8"/>
        </table:table-row>
        <table:table-row table:style-name="ro1">
          <table:table-cell office:value-type="float" office:value="2.97129043014667" calcext:value-type="float">
            <text:p>2,97129043</text:p>
          </table:table-cell>
          <table:table-cell table:number-columns-repeated="4"/>
          <table:table-cell office:value-type="float" office:value="2.97201" calcext:value-type="float">
            <text:p>2,97201000</text:p>
          </table:table-cell>
          <table:table-cell table:number-columns-repeated="8"/>
        </table:table-row>
        <table:table-row table:style-name="ro1">
          <table:table-cell office:value-type="float" office:value="2.9268645911545" calcext:value-type="float">
            <text:p>2,92686459</text:p>
          </table:table-cell>
          <table:table-cell table:number-columns-repeated="3"/>
          <table:table-cell office:value-type="float" office:value="2.90811" calcext:value-type="float">
            <text:p>2,90811000</text:p>
          </table:table-cell>
          <table:table-cell office:value-type="float" office:value="2.92757" calcext:value-type="float">
            <text:p>2,92757000</text:p>
          </table:table-cell>
          <table:table-cell table:number-columns-repeated="8"/>
        </table:table-row>
        <table:table-row table:style-name="ro1">
          <table:table-cell office:value-type="float" office:value="2.88244228108011" calcext:value-type="float">
            <text:p>2,88244228</text:p>
          </table:table-cell>
          <table:table-cell table:number-columns-repeated="4"/>
          <table:table-cell office:value-type="float" office:value="2.88314" calcext:value-type="float">
            <text:p>2,88314000</text:p>
          </table:table-cell>
          <table:table-cell table:number-columns-repeated="8"/>
        </table:table-row>
        <table:table-row table:style-name="ro1">
          <table:table-cell office:value-type="float" office:value="2.83802344644238" calcext:value-type="float">
            <text:p>2,83802345</text:p>
          </table:table-cell>
          <table:table-cell office:value-type="float" office:value="2.55419" calcext:value-type="float">
            <text:p>2,554190000</text:p>
          </table:table-cell>
          <table:table-cell office:value-type="float" office:value="2.70533" calcext:value-type="float">
            <text:p>2,70533000</text:p>
          </table:table-cell>
          <table:table-cell office:value-type="float" office:value="2.78101" calcext:value-type="float">
            <text:p>2,78101000</text:p>
          </table:table-cell>
          <table:table-cell office:value-type="float" office:value="2.81984" calcext:value-type="float">
            <text:p>2,81984000</text:p>
          </table:table-cell>
          <table:table-cell office:value-type="float" office:value="2.83871" calcext:value-type="float">
            <text:p>2,83871000</text:p>
          </table:table-cell>
          <table:table-cell table:number-columns-repeated="8"/>
        </table:table-row>
        <table:table-row table:style-name="ro1">
          <table:table-cell office:value-type="float" office:value="2.79360803376077" calcext:value-type="float">
            <text:p>2,79360803</text:p>
          </table:table-cell>
          <table:table-cell table:number-columns-repeated="4"/>
          <table:table-cell office:value-type="float" office:value="2.79428" calcext:value-type="float">
            <text:p>2,79428000</text:p>
          </table:table-cell>
          <table:table-cell table:number-columns-repeated="8"/>
        </table:table-row>
        <table:table-row table:style-name="ro1">
          <table:table-cell office:value-type="float" office:value="2.74919598955529" calcext:value-type="float">
            <text:p>2,74919599</text:p>
          </table:table-cell>
          <table:table-cell table:number-columns-repeated="3"/>
          <table:table-cell office:value-type="float" office:value="2.73158" calcext:value-type="float">
            <text:p>2,73158000</text:p>
          </table:table-cell>
          <table:table-cell office:value-type="float" office:value="2.74986" calcext:value-type="float">
            <text:p>2,74986000</text:p>
          </table:table-cell>
          <table:table-cell table:number-columns-repeated="8"/>
        </table:table-row>
        <table:table-row table:style-name="ro1">
          <table:table-cell office:value-type="float" office:value="2.70478726034653" calcext:value-type="float">
            <text:p>2,70478726</text:p>
          </table:table-cell>
          <table:table-cell table:number-columns-repeated="4"/>
          <table:table-cell office:value-type="float" office:value="2.70544" calcext:value-type="float">
            <text:p>2,70544000</text:p>
          </table:table-cell>
          <table:table-cell table:number-columns-repeated="8"/>
        </table:table-row>
        <table:table-row table:style-name="ro1">
          <table:table-cell office:value-type="float" office:value="2.66038179265562" calcext:value-type="float">
            <text:p>2,66038179</text:p>
          </table:table-cell>
          <table:table-cell table:number-columns-repeated="2"/>
          <table:table-cell office:value-type="float" office:value="2.60694" calcext:value-type="float">
            <text:p>2,60694000</text:p>
          </table:table-cell>
          <table:table-cell office:value-type="float" office:value="2.64334" calcext:value-type="float">
            <text:p>2,64334000</text:p>
          </table:table-cell>
          <table:table-cell office:value-type="float" office:value="2.66102" calcext:value-type="float">
            <text:p>2,66102000</text:p>
          </table:table-cell>
          <table:table-cell table:number-columns-repeated="8"/>
        </table:table-row>
        <table:table-row table:style-name="ro1">
          <table:table-cell office:value-type="float" office:value="2.61597953300426" calcext:value-type="float">
            <text:p>2,61597953</text:p>
          </table:table-cell>
          <table:table-cell table:number-columns-repeated="4"/>
          <table:table-cell office:value-type="float" office:value="2.61661" calcext:value-type="float">
            <text:p>2,61661000</text:p>
          </table:table-cell>
          <table:table-cell table:number-columns-repeated="8"/>
        </table:table-row>
        <table:table-row table:style-name="ro1">
          <table:table-cell office:value-type="float" office:value="2.57158042791465" calcext:value-type="float">
            <text:p>2,57158043</text:p>
          </table:table-cell>
          <table:table-cell table:number-columns-repeated="3"/>
          <table:table-cell office:value-type="float" office:value="2.55511" calcext:value-type="float">
            <text:p>2,55511000</text:p>
          </table:table-cell>
          <table:table-cell office:value-type="float" office:value="2.5722" calcext:value-type="float">
            <text:p>2,57220000</text:p>
          </table:table-cell>
          <table:table-cell table:number-columns-repeated="8"/>
        </table:table-row>
        <table:table-row table:style-name="ro1">
          <table:table-cell office:value-type="float" office:value="2.52718442390954" calcext:value-type="float">
            <text:p>2,52718442</text:p>
          </table:table-cell>
          <table:table-cell table:number-columns-repeated="4"/>
          <table:table-cell office:value-type="float" office:value="2.52779" calcext:value-type="float">
            <text:p>2,52779000</text:p>
          </table:table-cell>
          <table:table-cell table:number-columns-repeated="8"/>
        </table:table-row>
        <table:table-row table:style-name="ro1">
          <table:table-cell office:value-type="float" office:value="2.48279146751219" calcext:value-type="float">
            <text:p>2,48279147</text:p>
          </table:table-cell>
          <table:table-cell/>
          <table:table-cell office:value-type="float" office:value="2.3667" calcext:value-type="float">
            <text:p>2,36670000</text:p>
          </table:table-cell>
          <table:table-cell office:value-type="float" office:value="2.43292" calcext:value-type="float">
            <text:p>2,43292000</text:p>
          </table:table-cell>
          <table:table-cell office:value-type="float" office:value="2.46688" calcext:value-type="float">
            <text:p>2,46688000</text:p>
          </table:table-cell>
          <table:table-cell office:value-type="float" office:value="2.48339" calcext:value-type="float">
            <text:p>2,48339000</text:p>
          </table:table-cell>
          <table:table-cell table:number-columns-repeated="8"/>
        </table:table-row>
        <table:table-row table:style-name="ro1">
          <table:table-cell office:value-type="float" office:value="2.43840150524636" calcext:value-type="float">
            <text:p>2,43840151</text:p>
          </table:table-cell>
          <table:table-cell table:number-columns-repeated="4"/>
          <table:table-cell office:value-type="float" office:value="2.43899" calcext:value-type="float">
            <text:p>2,43899000</text:p>
          </table:table-cell>
          <table:table-cell table:number-columns-repeated="8"/>
        </table:table-row>
        <table:table-row table:style-name="ro1">
          <table:table-cell office:value-type="float" office:value="2.39401448363634" calcext:value-type="float">
            <text:p>2,39401448</text:p>
          </table:table-cell>
          <table:table-cell table:number-columns-repeated="3"/>
          <table:table-cell office:value-type="float" office:value="2.37868" calcext:value-type="float">
            <text:p>2,37868000</text:p>
          </table:table-cell>
          <table:table-cell office:value-type="float" office:value="2.39459" calcext:value-type="float">
            <text:p>2,39459000</text:p>
          </table:table-cell>
          <table:table-cell table:number-columns-repeated="8"/>
        </table:table-row>
        <table:table-row table:style-name="ro1">
          <table:table-cell office:value-type="float" office:value="2.34963034920686" calcext:value-type="float">
            <text:p>2,34963035</text:p>
          </table:table-cell>
          <table:table-cell table:number-columns-repeated="4"/>
          <table:table-cell office:value-type="float" office:value="2.3502" calcext:value-type="float">
            <text:p>2,35020000</text:p>
          </table:table-cell>
          <table:table-cell table:number-columns-repeated="8"/>
        </table:table-row>
        <table:table-row table:style-name="ro1">
          <table:table-cell office:value-type="float" office:value="2.30524904848319" calcext:value-type="float">
            <text:p>2,30524905</text:p>
          </table:table-cell>
          <table:table-cell table:number-columns-repeated="2"/>
          <table:table-cell office:value-type="float" office:value="2.25894" calcext:value-type="float">
            <text:p>2,25894000</text:p>
          </table:table-cell>
          <table:table-cell office:value-type="float" office:value="2.29048" calcext:value-type="float">
            <text:p>2,29048000</text:p>
          </table:table-cell>
          <table:table-cell office:value-type="float" office:value="2.30581" calcext:value-type="float">
            <text:p>2,30581000</text:p>
          </table:table-cell>
          <table:table-cell table:number-columns-repeated="8"/>
        </table:table-row>
        <table:table-row table:style-name="ro1">
          <table:table-cell office:value-type="float" office:value="2.26087052799102" calcext:value-type="float">
            <text:p>2,26087053</text:p>
          </table:table-cell>
          <table:table-cell table:number-columns-repeated="4"/>
          <table:table-cell office:value-type="float" office:value="2.26142" calcext:value-type="float">
            <text:p>2,26142000</text:p>
          </table:table-cell>
          <table:table-cell table:number-columns-repeated="8"/>
        </table:table-row>
        <table:table-row table:style-name="ro1">
          <table:table-cell office:value-type="float" office:value="2.21649473425654" calcext:value-type="float">
            <text:p>2,21649473</text:p>
          </table:table-cell>
          <table:table-cell table:number-columns-repeated="3"/>
          <table:table-cell office:value-type="float" office:value="2.20229" calcext:value-type="float">
            <text:p>2,20229000</text:p>
          </table:table-cell>
          <table:table-cell office:value-type="float" office:value="2.21703" calcext:value-type="float">
            <text:p>2,21703000</text:p>
          </table:table-cell>
          <table:table-cell table:number-columns-repeated="8"/>
        </table:table-row>
        <table:table-row table:style-name="ro1">
          <table:table-cell office:value-type="float" office:value="2.17212161380639" calcext:value-type="float">
            <text:p>2,17212161</text:p>
          </table:table-cell>
          <table:table-cell table:number-columns-repeated="4"/>
          <table:table-cell office:value-type="float" office:value="2.17265" calcext:value-type="float">
            <text:p>2,17265000</text:p>
          </table:table-cell>
          <table:table-cell table:number-columns-repeated="8"/>
        </table:table-row>
        <table:table-row table:style-name="ro1">
          <table:table-cell office:value-type="float" office:value="2.12775111316763" calcext:value-type="float">
            <text:p>2,12775111</text:p>
          </table:table-cell>
          <table:table-cell office:value-type="float" office:value="1.91495" calcext:value-type="float">
            <text:p>1,914950000</text:p>
          </table:table-cell>
          <table:table-cell office:value-type="float" office:value="2.02826" calcext:value-type="float">
            <text:p>2,02826000</text:p>
          </table:table-cell>
          <table:table-cell office:value-type="float" office:value="2.08501" calcext:value-type="float">
            <text:p>2,08501000</text:p>
          </table:table-cell>
          <table:table-cell office:value-type="float" office:value="2.11412" calcext:value-type="float">
            <text:p>2,11412000</text:p>
          </table:table-cell>
          <table:table-cell office:value-type="float" office:value="2.12826" calcext:value-type="float">
            <text:p>2,12826000</text:p>
          </table:table-cell>
          <table:table-cell table:number-columns-repeated="8"/>
        </table:table-row>
        <table:table-row table:style-name="ro1">
          <table:table-cell office:value-type="float" office:value="2.08338317886782" calcext:value-type="float">
            <text:p>2,08338318</text:p>
          </table:table-cell>
          <table:table-cell table:number-columns-repeated="4"/>
          <table:table-cell office:value-type="float" office:value="2.08389" calcext:value-type="float">
            <text:p>2,08389000</text:p>
          </table:table-cell>
          <table:table-cell table:number-columns-repeated="8"/>
        </table:table-row>
        <table:table-row table:style-name="ro1">
          <table:table-cell office:value-type="float" office:value="2.03901775743486" calcext:value-type="float">
            <text:p>2,03901776</text:p>
          </table:table-cell>
          <table:table-cell table:number-columns-repeated="3"/>
          <table:table-cell office:value-type="float" office:value="2.02595" calcext:value-type="float">
            <text:p>2,02595000</text:p>
          </table:table-cell>
          <table:table-cell office:value-type="float" office:value="2.03951" calcext:value-type="float">
            <text:p>2,03951000</text:p>
          </table:table-cell>
          <table:table-cell table:number-columns-repeated="8"/>
        </table:table-row>
        <table:table-row table:style-name="ro1">
          <table:table-cell office:value-type="float" office:value="1.99465479539716" calcext:value-type="float">
            <text:p>1,99465480</text:p>
          </table:table-cell>
          <table:table-cell table:number-columns-repeated="4"/>
          <table:table-cell office:value-type="float" office:value="1.99514" calcext:value-type="float">
            <text:p>1,99514000</text:p>
          </table:table-cell>
          <table:table-cell table:number-columns-repeated="8"/>
        </table:table-row>
        <table:table-row table:style-name="ro1">
          <table:table-cell office:value-type="float" office:value="1.95029423928346" calcext:value-type="float">
            <text:p>1,95029424</text:p>
          </table:table-cell>
          <table:table-cell table:number-columns-repeated="2"/>
          <table:table-cell office:value-type="float" office:value="1.91111" calcext:value-type="float">
            <text:p>1,91111000</text:p>
          </table:table-cell>
          <table:table-cell office:value-type="float" office:value="1.9378" calcext:value-type="float">
            <text:p>1,93780000</text:p>
          </table:table-cell>
          <table:table-cell office:value-type="float" office:value="1.95076" calcext:value-type="float">
            <text:p>1,95076000</text:p>
          </table:table-cell>
          <table:table-cell table:number-columns-repeated="8"/>
        </table:table-row>
        <table:table-row table:style-name="ro1">
          <table:table-cell office:value-type="float" office:value="1.90593603562298" calcext:value-type="float">
            <text:p>1,90593604</text:p>
          </table:table-cell>
          <table:table-cell table:number-columns-repeated="4"/>
          <table:table-cell office:value-type="float" office:value="1.9064" calcext:value-type="float">
            <text:p>1,90640000</text:p>
          </table:table-cell>
          <table:table-cell table:number-columns-repeated="8"/>
        </table:table-row>
        <table:table-row table:style-name="ro1">
          <table:table-cell office:value-type="float" office:value="1.86158013094526" calcext:value-type="float">
            <text:p>1,86158013</text:p>
          </table:table-cell>
          <table:table-cell table:number-columns-repeated="3"/>
          <table:table-cell office:value-type="float" office:value="1.84965" calcext:value-type="float">
            <text:p>1,84965000</text:p>
          </table:table-cell>
          <table:table-cell office:value-type="float" office:value="1.86203" calcext:value-type="float">
            <text:p>1,86203000</text:p>
          </table:table-cell>
          <table:table-cell table:number-columns-repeated="8"/>
        </table:table-row>
        <table:table-row table:style-name="ro1">
          <table:table-cell office:value-type="float" office:value="1.81722647178027" calcext:value-type="float">
            <text:p>1,81722647</text:p>
          </table:table-cell>
          <table:table-cell table:number-columns-repeated="4"/>
          <table:table-cell office:value-type="float" office:value="1.81766" calcext:value-type="float">
            <text:p>1,81766000</text:p>
          </table:table-cell>
          <table:table-cell table:number-columns-repeated="8"/>
        </table:table-row>
        <table:table-row table:style-name="ro1">
          <table:table-cell office:value-type="float" office:value="1.77287500465836" calcext:value-type="float">
            <text:p>1,77287500</text:p>
          </table:table-cell>
          <table:table-cell/>
          <table:table-cell office:value-type="float" office:value="1.68998" calcext:value-type="float">
            <text:p>1,68998000</text:p>
          </table:table-cell>
          <table:table-cell office:value-type="float" office:value="1.73726" calcext:value-type="float">
            <text:p>1,73726000</text:p>
          </table:table-cell>
          <table:table-cell office:value-type="float" office:value="1.76152" calcext:value-type="float">
            <text:p>1,76152000</text:p>
          </table:table-cell>
          <table:table-cell office:value-type="float" office:value="1.7733" calcext:value-type="float">
            <text:p>1,77330000</text:p>
          </table:table-cell>
          <table:table-cell table:number-columns-repeated="8"/>
        </table:table-row>
        <table:table-row table:style-name="ro1">
          <table:table-cell office:value-type="float" office:value="1.72852567611021" calcext:value-type="float">
            <text:p>1,72852568</text:p>
          </table:table-cell>
          <table:table-cell table:number-columns-repeated="4"/>
          <table:table-cell office:value-type="float" office:value="1.72894" calcext:value-type="float">
            <text:p>1,72894000</text:p>
          </table:table-cell>
          <table:table-cell table:number-columns-repeated="8"/>
        </table:table-row>
        <table:table-row table:style-name="ro1">
          <table:table-cell office:value-type="float" office:value="1.68417843266688" calcext:value-type="float">
            <text:p>1,68417843</text:p>
          </table:table-cell>
          <table:table-cell table:number-columns-repeated="3"/>
          <table:table-cell office:value-type="float" office:value="1.67339" calcext:value-type="float">
            <text:p>1,67339000</text:p>
          </table:table-cell>
          <table:table-cell office:value-type="float" office:value="1.68458" calcext:value-type="float">
            <text:p>1,68458000</text:p>
          </table:table-cell>
          <table:table-cell table:number-columns-repeated="8"/>
        </table:table-row>
        <table:table-row table:style-name="ro1">
          <table:table-cell office:value-type="float" office:value="1.6398332208598" calcext:value-type="float">
            <text:p>1,63983322</text:p>
          </table:table-cell>
          <table:table-cell table:number-columns-repeated="4"/>
          <table:table-cell office:value-type="float" office:value="1.64023" calcext:value-type="float">
            <text:p>1,64023000</text:p>
          </table:table-cell>
          <table:table-cell table:number-columns-repeated="8"/>
        </table:table-row>
        <table:table-row table:style-name="ro1">
          <table:table-cell office:value-type="float" office:value="1.59548998722069" calcext:value-type="float">
            <text:p>1,59548999</text:p>
          </table:table-cell>
          <table:table-cell table:number-columns-repeated="2"/>
          <table:table-cell office:value-type="float" office:value="1.56344" calcext:value-type="float">
            <text:p>1,56344000</text:p>
          </table:table-cell>
          <table:table-cell office:value-type="float" office:value="1.58527" calcext:value-type="float">
            <text:p>1,58527000</text:p>
          </table:table-cell>
          <table:table-cell office:value-type="float" office:value="1.59587" calcext:value-type="float">
            <text:p>1,59587000</text:p>
          </table:table-cell>
          <table:table-cell table:number-columns-repeated="8"/>
        </table:table-row>
        <table:table-row table:style-name="ro1">
          <table:table-cell office:value-type="float" office:value="1.55114867828165" calcext:value-type="float">
            <text:p>1,55114868</text:p>
          </table:table-cell>
          <table:table-cell table:number-columns-repeated="4"/>
          <table:table-cell office:value-type="float" office:value="1.55152" calcext:value-type="float">
            <text:p>1,55152000</text:p>
          </table:table-cell>
          <table:table-cell table:number-columns-repeated="8"/>
        </table:table-row>
        <table:table-row table:style-name="ro1">
          <table:table-cell office:value-type="float" office:value="1.50680924057507" calcext:value-type="float">
            <text:p>1,50680924</text:p>
          </table:table-cell>
          <table:table-cell table:number-columns-repeated="3"/>
          <table:table-cell office:value-type="float" office:value="1.49715" calcext:value-type="float">
            <text:p>1,49715000</text:p>
          </table:table-cell>
          <table:table-cell office:value-type="float" office:value="1.50717" calcext:value-type="float">
            <text:p>1,50717000</text:p>
          </table:table-cell>
          <table:table-cell table:number-columns-repeated="8"/>
        </table:table-row>
        <table:table-row table:style-name="ro1">
          <table:table-cell office:value-type="float" office:value="1.46247162063366" calcext:value-type="float">
            <text:p>1,46247162</text:p>
          </table:table-cell>
          <table:table-cell table:number-columns-repeated="4"/>
          <table:table-cell office:value-type="float" office:value="1.46282" calcext:value-type="float">
            <text:p>1,46282000</text:p>
          </table:table-cell>
          <table:table-cell table:number-columns-repeated="8"/>
        </table:table-row>
        <table:table-row table:style-name="ro1">
          <table:table-cell office:value-type="float" office:value="1.41813576499045" calcext:value-type="float">
            <text:p>1,41813576</text:p>
          </table:table-cell>
          <table:table-cell office:value-type="float" office:value="1.2763" calcext:value-type="float">
            <text:p>1,276300000</text:p>
          </table:table-cell>
          <table:table-cell office:value-type="float" office:value="1.35182" calcext:value-type="float">
            <text:p>1,35182000</text:p>
          </table:table-cell>
          <table:table-cell office:value-type="float" office:value="1.38965" calcext:value-type="float">
            <text:p>1,38965000</text:p>
          </table:table-cell>
          <table:table-cell office:value-type="float" office:value="1.40905" calcext:value-type="float">
            <text:p>1,40905000</text:p>
          </table:table-cell>
          <table:table-cell office:value-type="float" office:value="1.41848" calcext:value-type="float">
            <text:p>1,41848000</text:p>
          </table:table-cell>
          <table:table-cell table:number-columns-repeated="8"/>
        </table:table-row>
        <table:table-row table:style-name="ro1">
          <table:table-cell office:value-type="float" office:value="1.37380162017875" calcext:value-type="float">
            <text:p>1,37380162</text:p>
          </table:table-cell>
          <table:table-cell table:number-columns-repeated="4"/>
          <table:table-cell office:value-type="float" office:value="1.37413" calcext:value-type="float">
            <text:p>1,37413000</text:p>
          </table:table-cell>
          <table:table-cell table:number-columns-repeated="8"/>
        </table:table-row>
        <table:table-row table:style-name="ro1">
          <table:table-cell office:value-type="float" office:value="1.32946913273215" calcext:value-type="float">
            <text:p>1,32946913</text:p>
          </table:table-cell>
          <table:table-cell table:number-columns-repeated="3"/>
          <table:table-cell office:value-type="float" office:value="1.32095" calcext:value-type="float">
            <text:p>1,32095000</text:p>
          </table:table-cell>
          <table:table-cell office:value-type="float" office:value="1.32979" calcext:value-type="float">
            <text:p>1,32979000</text:p>
          </table:table-cell>
          <table:table-cell table:number-columns-repeated="8"/>
        </table:table-row>
        <table:table-row table:style-name="ro1">
          <table:table-cell office:value-type="float" office:value="1.28513824918454" calcext:value-type="float">
            <text:p>1,28513825</text:p>
          </table:table-cell>
          <table:table-cell table:number-columns-repeated="4"/>
          <table:table-cell office:value-type="float" office:value="1.28545" calcext:value-type="float">
            <text:p>1,28545000</text:p>
          </table:table-cell>
          <table:table-cell table:number-columns-repeated="8"/>
        </table:table-row>
        <table:table-row table:style-name="ro1">
          <table:table-cell office:value-type="float" office:value="1.24080891607007" calcext:value-type="float">
            <text:p>1,24080892</text:p>
          </table:table-cell>
          <table:table-cell table:number-columns-repeated="2"/>
          <table:table-cell office:value-type="float" office:value="1.21588" calcext:value-type="float">
            <text:p>1,21588000</text:p>
          </table:table-cell>
          <table:table-cell office:value-type="float" office:value="1.23286" calcext:value-type="float">
            <text:p>1,23286000</text:p>
          </table:table-cell>
          <table:table-cell office:value-type="float" office:value="1.24111" calcext:value-type="float">
            <text:p>1,24111000</text:p>
          </table:table-cell>
          <table:table-cell table:number-columns-repeated="8"/>
        </table:table-row>
        <table:table-row table:style-name="ro1">
          <table:table-cell office:value-type="float" office:value="1.19648107992313" calcext:value-type="float">
            <text:p>1,19648108</text:p>
          </table:table-cell>
          <table:table-cell table:number-columns-repeated="4"/>
          <table:table-cell office:value-type="float" office:value="1.19677" calcext:value-type="float">
            <text:p>1,19677000</text:p>
          </table:table-cell>
          <table:table-cell table:number-columns-repeated="8"/>
        </table:table-row>
        <table:table-row table:style-name="ro1">
          <table:table-cell office:value-type="float" office:value="1.15215468727838" calcext:value-type="float">
            <text:p>1,15215469</text:p>
          </table:table-cell>
          <table:table-cell table:number-columns-repeated="3"/>
          <table:table-cell office:value-type="float" office:value="1.14477" calcext:value-type="float">
            <text:p>1,14477000</text:p>
          </table:table-cell>
          <table:table-cell office:value-type="float" office:value="1.15243" calcext:value-type="float">
            <text:p>1,15243000</text:p>
          </table:table-cell>
          <table:table-cell table:number-columns-repeated="8"/>
        </table:table-row>
        <table:table-row table:style-name="ro1">
          <table:table-cell office:value-type="float" office:value="1.10782968467072" calcext:value-type="float">
            <text:p>1,10782968</text:p>
          </table:table-cell>
          <table:table-cell table:number-columns-repeated="4"/>
          <table:table-cell office:value-type="float" office:value="1.1081" calcext:value-type="float">
            <text:p>1,10810000</text:p>
          </table:table-cell>
          <table:table-cell table:number-columns-repeated="8"/>
        </table:table-row>
        <table:table-row table:style-name="ro1">
          <table:table-cell office:value-type="float" office:value="1.06350601863529" calcext:value-type="float">
            <text:p>1,06350602</text:p>
          </table:table-cell>
          <table:table-cell/>
          <table:table-cell office:value-type="float" office:value="1.01377" calcext:value-type="float">
            <text:p>1,01377000</text:p>
          </table:table-cell>
          <table:table-cell office:value-type="float" office:value="1.04214" calcext:value-type="float">
            <text:p>1,04214000</text:p>
          </table:table-cell>
          <table:table-cell office:value-type="float" office:value="1.05669" calcext:value-type="float">
            <text:p>1,05669000</text:p>
          </table:table-cell>
          <table:table-cell office:value-type="float" office:value="1.06376" calcext:value-type="float">
            <text:p>1,06376000</text:p>
          </table:table-cell>
          <table:table-cell table:number-columns-repeated="8"/>
        </table:table-row>
        <table:table-row table:style-name="ro1">
          <table:table-cell office:value-type="float" office:value="1.01918363570744" calcext:value-type="float">
            <text:p>1,01918364</text:p>
          </table:table-cell>
          <table:table-cell table:number-columns-repeated="4"/>
          <table:table-cell office:value-type="float" office:value="1.01943" calcext:value-type="float">
            <text:p>1,01943000</text:p>
          </table:table-cell>
          <table:table-cell table:number-columns-repeated="8"/>
        </table:table-row>
        <table:table-row table:style-name="ro1">
          <table:table-cell office:value-type="float" office:value="0.974862482422735" calcext:value-type="float">
            <text:p>0,97486248</text:p>
          </table:table-cell>
          <table:table-cell table:number-columns-repeated="3"/>
          <table:table-cell office:value-type="float" office:value="0.968616" calcext:value-type="float">
            <text:p>0,96861600</text:p>
          </table:table-cell>
          <table:table-cell office:value-type="float" office:value="0.975098" calcext:value-type="float">
            <text:p>0,97509800</text:p>
          </table:table-cell>
          <table:table-cell table:number-columns-repeated="8"/>
        </table:table-row>
        <table:table-row table:style-name="ro1">
          <table:table-cell office:value-type="float" office:value="0.930542505316957" calcext:value-type="float">
            <text:p>0,93054251</text:p>
          </table:table-cell>
          <table:table-cell table:number-columns-repeated="4"/>
          <table:table-cell office:value-type="float" office:value="0.930767" calcext:value-type="float">
            <text:p>0,93076700</text:p>
          </table:table-cell>
          <table:table-cell table:number-columns-repeated="8"/>
        </table:table-row>
        <table:table-row table:style-name="ro1">
          <table:table-cell office:value-type="float" office:value="0.886223650926074" calcext:value-type="float">
            <text:p>0,88622365</text:p>
          </table:table-cell>
          <table:table-cell table:number-columns-repeated="2"/>
          <table:table-cell office:value-type="float" office:value="0.868419" calcext:value-type="float">
            <text:p>0,86841900</text:p>
          </table:table-cell>
          <table:table-cell office:value-type="float" office:value="0.880545" calcext:value-type="float">
            <text:p>0,88054500</text:p>
          </table:table-cell>
          <table:table-cell office:value-type="float" office:value="0.886438" calcext:value-type="float">
            <text:p>0,88643800</text:p>
          </table:table-cell>
          <table:table-cell table:number-columns-repeated="8"/>
        </table:table-row>
        <table:table-row table:style-name="ro1">
          <table:table-cell office:value-type="float" office:value="0.841905865786249" calcext:value-type="float">
            <text:p>0,84190587</text:p>
          </table:table-cell>
          <table:table-cell table:number-columns-repeated="4"/>
          <table:table-cell office:value-type="float" office:value="0.842109" calcext:value-type="float">
            <text:p>0,84210900</text:p>
          </table:table-cell>
          <table:table-cell table:number-columns-repeated="8"/>
        </table:table-row>
        <table:table-row table:style-name="ro1">
          <table:table-cell office:value-type="float" office:value="0.797589096433823" calcext:value-type="float">
            <text:p>0,79758910</text:p>
          </table:table-cell>
          <table:table-cell table:number-columns-repeated="3"/>
          <table:table-cell office:value-type="float" office:value="0.792479" calcext:value-type="float">
            <text:p>0,79247900</text:p>
          </table:table-cell>
          <table:table-cell office:value-type="float" office:value="0.797782" calcext:value-type="float">
            <text:p>0,79778200</text:p>
          </table:table-cell>
          <table:table-cell table:number-columns-repeated="8"/>
        </table:table-row>
        <table:table-row table:style-name="ro1">
          <table:table-cell office:value-type="float" office:value="0.753273289405307" calcext:value-type="float">
            <text:p>0,75327329</text:p>
          </table:table-cell>
          <table:table-cell table:number-columns-repeated="4"/>
          <table:table-cell office:value-type="float" office:value="0.753455" calcext:value-type="float">
            <text:p>0,75345500</text:p>
          </table:table-cell>
          <table:table-cell table:number-columns-repeated="8"/>
        </table:table-row>
        <table:table-row table:style-name="ro1">
          <table:table-cell office:value-type="float" office:value="0.708958391237373" calcext:value-type="float">
            <text:p>0,70895839</text:p>
          </table:table-cell>
          <table:table-cell office:value-type="float" office:value="0.019395" calcext:value-type="float">
            <text:p>0,019395000</text:p>
          </table:table-cell>
          <table:table-cell office:value-type="float" office:value="0.675806" calcext:value-type="float">
            <text:p>0,67580600</text:p>
          </table:table-cell>
          <table:table-cell office:value-type="float" office:value="0.694715" calcext:value-type="float">
            <text:p>0,69471500</text:p>
          </table:table-cell>
          <table:table-cell office:value-type="float" office:value="0.704416" calcext:value-type="float">
            <text:p>0,70441600</text:p>
          </table:table-cell>
          <table:table-cell office:value-type="float" office:value="0.709129" calcext:value-type="float">
            <text:p>0,70912900</text:p>
          </table:table-cell>
          <table:table-cell table:number-columns-repeated="8"/>
        </table:table-row>
        <table:table-row table:style-name="ro1">
          <table:table-cell office:value-type="float" office:value="0.664644348466844" calcext:value-type="float">
            <text:p>0,66464435</text:p>
          </table:table-cell>
          <table:table-cell table:number-columns-repeated="4"/>
          <table:table-cell office:value-type="float" office:value="0.664805" calcext:value-type="float">
            <text:p>0,66480500</text:p>
          </table:table-cell>
          <table:table-cell table:number-columns-repeated="8"/>
        </table:table-row>
        <table:table-row table:style-name="ro1">
          <table:table-cell office:value-type="float" office:value="0.620331107630686" calcext:value-type="float">
            <text:p>0,62033111</text:p>
          </table:table-cell>
          <table:table-cell table:number-columns-repeated="3"/>
          <table:table-cell office:value-type="float" office:value="0.616356" calcext:value-type="float">
            <text:p>0,61635600</text:p>
          </table:table-cell>
          <table:table-cell office:value-type="float" office:value="0.620481" calcext:value-type="float">
            <text:p>0,62048100</text:p>
          </table:table-cell>
          <table:table-cell table:number-columns-repeated="8"/>
        </table:table-row>
        <table:table-row table:style-name="ro1">
          <table:table-cell office:value-type="float" office:value="0.576018615266005" calcext:value-type="float">
            <text:p>0,57601862</text:p>
          </table:table-cell>
          <table:table-cell table:number-columns-repeated="4"/>
          <table:table-cell office:value-type="float" office:value="0.576158" calcext:value-type="float">
            <text:p>0,57615800</text:p>
          </table:table-cell>
          <table:table-cell table:number-columns-repeated="8"/>
        </table:table-row>
        <table:table-row table:style-name="ro1">
          <table:table-cell office:value-type="float" office:value="0.531706817910025" calcext:value-type="float">
            <text:p>0,53170682</text:p>
          </table:table-cell>
          <table:table-cell table:number-columns-repeated="2"/>
          <table:table-cell office:value-type="float" office:value="0.521024" calcext:value-type="float">
            <text:p>0,52102400</text:p>
          </table:table-cell>
          <table:table-cell office:value-type="float" office:value="0.5283" calcext:value-type="float">
            <text:p>0,52830000</text:p>
          </table:table-cell>
          <table:table-cell office:value-type="float" office:value="0.531835" calcext:value-type="float">
            <text:p>0,53183500</text:p>
          </table:table-cell>
          <table:table-cell table:number-columns-repeated="8"/>
        </table:table-row>
        <table:table-row table:style-name="ro1">
          <table:table-cell office:value-type="float" office:value="0.487395662100094" calcext:value-type="float">
            <text:p>0,48739566</text:p>
          </table:table-cell>
          <table:table-cell table:number-columns-repeated="4"/>
          <table:table-cell office:value-type="float" office:value="0.487513" calcext:value-type="float">
            <text:p>0,48751300</text:p>
          </table:table-cell>
          <table:table-cell table:number-columns-repeated="8"/>
        </table:table-row>
        <table:table-row table:style-name="ro1">
          <table:table-cell office:value-type="float" office:value="0.443085094373659" calcext:value-type="float">
            <text:p>0,44308509</text:p>
          </table:table-cell>
          <table:table-cell table:number-columns-repeated="3"/>
          <table:table-cell office:value-type="float" office:value="0.440246" calcext:value-type="float">
            <text:p>0,44024600</text:p>
          </table:table-cell>
          <table:table-cell office:value-type="float" office:value="0.443192" calcext:value-type="float">
            <text:p>0,44319200</text:p>
          </table:table-cell>
          <table:table-cell table:number-columns-repeated="8"/>
        </table:table-row>
        <table:table-row table:style-name="ro1">
          <table:table-cell office:value-type="float" office:value="0.398775061268272" calcext:value-type="float">
            <text:p>0,39877506</text:p>
          </table:table-cell>
          <table:table-cell table:number-columns-repeated="4"/>
          <table:table-cell office:value-type="float" office:value="0.398871" calcext:value-type="float">
            <text:p>0,39887100</text:p>
          </table:table-cell>
          <table:table-cell table:number-columns-repeated="8"/>
        </table:table-row>
        <table:table-row table:style-name="ro1">
          <table:table-cell office:value-type="float" office:value="0.354465509321574" calcext:value-type="float">
            <text:p>0,35446551</text:p>
          </table:table-cell>
          <table:table-cell/>
          <table:table-cell office:value-type="float" office:value="0.005511" calcext:value-type="float">
            <text:p>0,00551100</text:p>
          </table:table-cell>
          <table:table-cell office:value-type="float" office:value="0.347344" calcext:value-type="float">
            <text:p>0,34734400</text:p>
          </table:table-cell>
          <table:table-cell office:value-type="float" office:value="0.352194" calcext:value-type="float">
            <text:p>0,35219400</text:p>
          </table:table-cell>
          <table:table-cell office:value-type="float" office:value="0.354551" calcext:value-type="float">
            <text:p>0,35455100</text:p>
          </table:table-cell>
          <table:table-cell table:number-columns-repeated="8"/>
        </table:table-row>
        <table:table-row table:style-name="ro1">
          <table:table-cell office:value-type="float" office:value="0.310156385071284" calcext:value-type="float">
            <text:p>0,31015639</text:p>
          </table:table-cell>
          <table:table-cell table:number-columns-repeated="4"/>
          <table:table-cell office:value-type="float" office:value="0.310231" calcext:value-type="float">
            <text:p>0,31023100</text:p>
          </table:table-cell>
          <table:table-cell table:number-columns-repeated="8"/>
        </table:table-row>
        <table:table-row table:style-name="ro1">
          <table:table-cell office:value-type="float" office:value="0.265847635055195" calcext:value-type="float">
            <text:p>0,26584764</text:p>
          </table:table-cell>
          <table:table-cell table:number-columns-repeated="3"/>
          <table:table-cell office:value-type="float" office:value="0.264144" calcext:value-type="float">
            <text:p>0,26414400</text:p>
          </table:table-cell>
          <table:table-cell office:value-type="float" office:value="0.265912" calcext:value-type="float">
            <text:p>0,26591200</text:p>
          </table:table-cell>
          <table:table-cell table:number-columns-repeated="8"/>
        </table:table-row>
        <table:table-row table:style-name="ro1">
          <table:table-cell office:value-type="float" office:value="0.221539205811161" calcext:value-type="float">
            <text:p>0,22153921</text:p>
          </table:table-cell>
          <table:table-cell table:number-columns-repeated="4"/>
          <table:table-cell office:value-type="float" office:value="0.221593" calcext:value-type="float">
            <text:p>0,22159300</text:p>
          </table:table-cell>
          <table:table-cell table:number-columns-repeated="8"/>
        </table:table-row>
        <table:table-row table:style-name="ro1">
          <table:table-cell office:value-type="float" office:value="0.177231043877091" calcext:value-type="float">
            <text:p>0,17723104</text:p>
          </table:table-cell>
          <table:table-cell table:number-columns-repeated="2"/>
          <table:table-cell office:value-type="float" office:value="0.002054" calcext:value-type="float">
            <text:p>0,00205400</text:p>
          </table:table-cell>
          <table:table-cell office:value-type="float" office:value="0.176095" calcext:value-type="float">
            <text:p>0,17609500</text:p>
          </table:table-cell>
          <table:table-cell office:value-type="float" office:value="0.177274" calcext:value-type="float">
            <text:p>0,17727400</text:p>
          </table:table-cell>
          <table:table-cell table:number-columns-repeated="8"/>
        </table:table-row>
        <table:table-row table:style-name="ro1">
          <table:table-cell office:value-type="float" office:value="0.132923095790938" calcext:value-type="float">
            <text:p>0,13292310</text:p>
          </table:table-cell>
          <table:table-cell table:number-columns-repeated="4"/>
          <table:table-cell office:value-type="float" office:value="0.132955" calcext:value-type="float">
            <text:p>0,13295500</text:p>
          </table:table-cell>
          <table:table-cell table:number-columns-repeated="8"/>
        </table:table-row>
        <table:table-row table:style-name="ro1">
          <table:table-cell office:value-type="float" office:value="0.0886153080906914" calcext:value-type="float">
            <text:p>0,08861531</text:p>
          </table:table-cell>
          <table:table-cell table:number-columns-repeated="3"/>
          <table:table-cell office:value-type="float" office:value="0.000959" calcext:value-type="float">
            <text:p>0,00095900</text:p>
          </table:table-cell>
          <table:table-cell office:value-type="float" office:value="0.0886367" calcext:value-type="float">
            <text:p>0,08863670</text:p>
          </table:table-cell>
          <table:table-cell table:number-columns-repeated="8"/>
        </table:table-row>
        <table:table-row table:style-name="ro1">
          <table:table-cell office:value-type="float" office:value="0.0443076273143673" calcext:value-type="float">
            <text:p>0,04430763</text:p>
          </table:table-cell>
          <table:table-cell table:number-columns-repeated="4"/>
          <table:table-cell office:value-type="float" office:value="0.000418494" calcext:value-type="float">
            <text:p>0,0004184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,00000000</text:p>
          </table:table-cell>
          <table:table-cell office:value-type="float" office:value="0" calcext:value-type="float">
            <text:p>0,000000000</text:p>
          </table:table-cell>
          <table:table-cell table:number-columns-repeated="4" office:value-type="float" office:value="0" calcext:value-type="float">
            <text:p>0,00000000</text:p>
          </table:table-cell>
          <table:table-cell table:number-columns-repeated="8"/>
        </table:table-row>
        <table:table-row table:style-name="ro1" table:number-rows-repeated="1046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DejaVu Sans'" style:font-family-generic-complex="system" style:font-pitch-complex="variable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 number:title="Definido pelo usuário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otted" draw:display-name="Fine Dotted" draw:style="rect" draw:dots1="1" draw:distance="0.457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21:33:30.500676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7:47</meta:creation-date>
    <dc:language>en-US</dc:language>
    <meta:editing-cycles>14</meta:editing-cycles>
    <meta:editing-duration>PT3H1M43S</meta:editing-duration>
    <dc:date>2020-07-09T23:33:49.994478028</dc:date>
    <meta:document-statistic meta:table-count="3" meta:cell-count="610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5" number:title="Definido pelo usuário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cm" chart:symbol-height="0cm" chart:link-data-style-to-source="true"/>
      <style:graphic-properties draw:stroke="dash" draw:stroke-dash="Fine_20_Dashed" svg:stroke-width="0.03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up" chart:symbol-width="0.02cm" chart:symbol-height="0.0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right" chart:symbol-width="0.02cm" chart:symbol-height="0.0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left" chart:symbol-width="0.01cm" chart:symbol-height="0.01cm" chart:link-data-style-to-source="true"/>
      <style:graphic-properties svg:stroke-width="0.04cm" svg:stroke-color="#83caff" svg:stroke-opacity="55%" draw:fill-color="#83caff" draw:opacity="5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9cm" svg:height="14.956cm" xlink:href=".." xlink:type="simple" chart:class="chart:line" chart:style-name="ch1">
        <chart:legend chart:legend-position="end" svg:x="20.904cm" svg:y="5.934cm" style:legend-expansion="high" chart:style-name="ch2"/>
        <chart:plot-area chart:style-name="ch3" table:cell-range-address="Sheet1.A1:Sheet1.F2050" chart:data-source-has-labels="row" svg:x="1.117cm" svg:y="0.384cm" svg:width="19.132cm" svg:height="12.861cm">
          <chartooo:coordinate-region svg:x="1.738cm" svg:y="0.583cm" svg:width="18.511cm" svg:height="12.4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050" chart:label-cell-address="Sheet1.A1:Sheet1.A1" chart:class="chart:line">
            <chart:data-point chart:repeated="2049"/>
          </chart:series>
          <chart:series chart:style-name="ch8" chart:values-cell-range-address="Sheet1.B2:Sheet1.B2050" chart:label-cell-address="Sheet1.B1:Sheet1.B1" chart:class="chart:line">
            <chart:data-point chart:repeated="2049"/>
          </chart:series>
          <chart:series chart:style-name="ch9" chart:values-cell-range-address="Sheet1.C2:Sheet1.C2050" chart:label-cell-address="Sheet1.C1:Sheet1.C1" chart:class="chart:line">
            <chart:data-point chart:repeated="2049"/>
          </chart:series>
          <chart:series chart:style-name="ch10" chart:values-cell-range-address="Sheet1.D2:Sheet1.D2050" chart:label-cell-address="Sheet1.D1:Sheet1.D1" chart:class="chart:line">
            <chart:data-point chart:repeated="2049"/>
          </chart:series>
          <chart:series chart:style-name="ch11" chart:values-cell-range-address="Sheet1.E2:Sheet1.E2050" chart:label-cell-address="Sheet1.E1:Sheet1.E1" chart:class="chart:line">
            <chart:data-point chart:repeated="2049"/>
          </chart:series>
          <chart:series chart:style-name="ch12" chart:values-cell-range-address="Sheet1.F2:Sheet1.F2050" chart:label-cell-address="Sheet1.F1:Sheet1.F1" chart:class="chart:line">
            <chart:data-point chart:repeated="20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icial</text:p>
                <draw:g>
                  <svg:desc>Sheet1.A1:Sheet1.A1</svg:desc>
                </draw:g>
              </table:table-cell>
              <table:table-cell office:value-type="string">
                <text:p>N=128</text:p>
                <draw:g>
                  <svg:desc>Sheet1.B1:Sheet1.B1</svg:desc>
                </draw:g>
              </table:table-cell>
              <table:table-cell office:value-type="string">
                <text:p>N=256</text:p>
                <draw:g>
                  <svg:desc>Sheet1.C1:Sheet1.C1</svg:desc>
                </draw:g>
              </table:table-cell>
              <table:table-cell office:value-type="string">
                <text:p>N=512</text:p>
                <draw:g>
                  <svg:desc>Sheet1.D1:Sheet1.D1</svg:desc>
                </draw:g>
              </table:table-cell>
              <table:table-cell office:value-type="string">
                <text:p>N=1024</text:p>
                <draw:g>
                  <svg:desc>Sheet1.E1:Sheet1.E1</svg:desc>
                </draw:g>
              </table:table-cell>
              <table:table-cell office:value-type="string">
                <text:p>N=2048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50</svg:desc>
                </draw:g>
              </table:table-cell>
              <table:table-cell office:value-type="float" office:value="0">
                <text:p>0</text:p>
                <draw:g>
                  <svg:desc>Sheet1.B2:Sheet1.B2050</svg:desc>
                </draw:g>
              </table:table-cell>
              <table:table-cell office:value-type="float" office:value="0">
                <text:p>0</text:p>
                <draw:g>
                  <svg:desc>Sheet1.C2:Sheet1.C2050</svg:desc>
                </draw:g>
              </table:table-cell>
              <table:table-cell office:value-type="float" office:value="0">
                <text:p>0</text:p>
                <draw:g>
                  <svg:desc>Sheet1.D2:Sheet1.D2050</svg:desc>
                </draw:g>
              </table:table-cell>
              <table:table-cell office:value-type="float" office:value="0">
                <text:p>0</text:p>
                <draw:g>
                  <svg:desc>Sheet1.E2:Sheet1.E2050</svg:desc>
                </draw:g>
              </table:table-cell>
              <table:table-cell office:value-type="float" office:value="0">
                <text:p>0</text:p>
                <draw:g>
                  <svg:desc>Sheet1.F2:Sheet1.F20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0070206446448">
                <text:p>0.046007020644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833">
                <text:p>0.0459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014096857106">
                <text:p>0.09201409685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432">
                <text:p>0.092432</text:p>
              </table:table-cell>
              <table:table-cell office:value-type="float" office:value="0.0919666">
                <text:p>0.091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021284205209">
                <text:p>0.13802128420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95">
                <text:p>0.13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4028638256799">
                <text:p>0.18402863825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495">
                <text:p>0.186495</text:p>
              </table:table-cell>
              <table:table-cell office:value-type="float" office:value="0.184865">
                <text:p>0.184865</text:p>
              </table:table-cell>
              <table:table-cell office:value-type="float" office:value="0.183934">
                <text:p>0.183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036214579745">
                <text:p>0.23003621457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918">
                <text:p>0.229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044068741953">
                <text:p>0.27604406874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298">
                <text:p>0.277298</text:p>
              </table:table-cell>
              <table:table-cell office:value-type="float" office:value="0.275902">
                <text:p>0.275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2052256311377">
                <text:p>0.32205225631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886">
                <text:p>0.321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8060832856024">
                <text:p>0.368060832856024</text:p>
              </table:table-cell>
              <table:table-cell office:value-type="float" office:value="NaN">
                <text:p>NaN</text:p>
              </table:table-cell>
              <table:table-cell office:value-type="float" office:value="0.379896">
                <text:p>0.379896</text:p>
              </table:table-cell>
              <table:table-cell office:value-type="float" office:value="0.372993">
                <text:p>0.372993</text:p>
              </table:table-cell>
              <table:table-cell office:value-type="float" office:value="0.369733">
                <text:p>0.369733</text:p>
              </table:table-cell>
              <table:table-cell office:value-type="float" office:value="0.367871">
                <text:p>0.367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406985394396">
                <text:p>0.4140698539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856">
                <text:p>0.413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007937514333">
                <text:p>0.4600793751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17">
                <text:p>0.46217</text:p>
              </table:table-cell>
              <table:table-cell office:value-type="float" office:value="0.459842">
                <text:p>0.459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6089452022357">
                <text:p>0.50608945202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828">
                <text:p>0.505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2100140149355">
                <text:p>0.55210014014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499">
                <text:p>0.559499</text:p>
              </table:table-cell>
              <table:table-cell office:value-type="float" office:value="0.554609">
                <text:p>0.554609</text:p>
              </table:table-cell>
              <table:table-cell office:value-type="float" office:value="0.551815">
                <text:p>0.551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8111495092738">
                <text:p>0.59811149509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7803">
                <text:p>0.597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4123572421024">
                <text:p>0.64412357242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5">
                <text:p>0.64705</text:p>
              </table:table-cell>
              <table:table-cell office:value-type="float" office:value="0.643791">
                <text:p>0.643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0136427702861">
                <text:p>0.69013642770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78">
                <text:p>0.68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6150116507008">
                <text:p>0.736150116507008</text:p>
              </table:table-cell>
              <table:table-cell office:value-type="float" office:value="0.790004">
                <text:p>0.790004</text:p>
              </table:table-cell>
              <table:table-cell office:value-type="float" office:value="0.75982">
                <text:p>0.75982</text:p>
              </table:table-cell>
              <table:table-cell office:value-type="float" office:value="0.746015">
                <text:p>0.746015</text:p>
              </table:table-cell>
              <table:table-cell office:value-type="float" office:value="0.739495">
                <text:p>0.739495</text:p>
              </table:table-cell>
              <table:table-cell office:value-type="float" office:value="0.73577">
                <text:p>0.73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2164694402364">
                <text:p>0.78216469440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761">
                <text:p>0.781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8180216957975">
                <text:p>0.82818021695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43">
                <text:p>0.831943</text:p>
              </table:table-cell>
              <table:table-cell office:value-type="float" office:value="0.827753">
                <text:p>0.827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4196739743047">
                <text:p>0.87419673974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3746">
                <text:p>0.873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0214318326937">
                <text:p>0.92021431832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546">
                <text:p>0.932546</text:p>
              </table:table-cell>
              <table:table-cell office:value-type="float" office:value="0.924395">
                <text:p>0.924395</text:p>
              </table:table-cell>
              <table:table-cell office:value-type="float" office:value="0.91974">
                <text:p>0.91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6233008279181">
                <text:p>0.966233008279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734">
                <text:p>0.965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22528651695">
                <text:p>1.012252865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85">
                <text:p>1.01685</text:p>
              </table:table-cell>
              <table:table-cell office:value-type="float" office:value="1.01173">
                <text:p>1.01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827394456778">
                <text:p>1.0582739445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73">
                <text:p>1.05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429630204415">
                <text:p>1.10429630204415</text:p>
              </table:table-cell>
              <table:table-cell office:value-type="float" office:value="NaN">
                <text:p>NaN</text:p>
              </table:table-cell>
              <table:table-cell office:value-type="float" office:value="1.1398">
                <text:p>1.1398</text:p>
              </table:table-cell>
              <table:table-cell office:value-type="float" office:value="1.1191">
                <text:p>1.1191</text:p>
              </table:table-cell>
              <table:table-cell office:value-type="float" office:value="1.10931">
                <text:p>1.10931</text:p>
              </table:table-cell>
              <table:table-cell office:value-type="float" office:value="1.10373">
                <text:p>1.10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03199931689">
                <text:p>1.150319993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973">
                <text:p>1.14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9634507351257">
                <text:p>1.1963450735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178">
                <text:p>1.20178</text:p>
              </table:table-cell>
              <table:table-cell office:value-type="float" office:value="1.19573">
                <text:p>1.19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4237159864591">
                <text:p>1.2423715986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173">
                <text:p>1.24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883996241399">
                <text:p>1.288399624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567">
                <text:p>1.30567</text:p>
              </table:table-cell>
              <table:table-cell office:value-type="float" office:value="1.29425">
                <text:p>1.29425</text:p>
              </table:table-cell>
              <table:table-cell office:value-type="float" office:value="1.28773">
                <text:p>1.28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3442920556579">
                <text:p>1.3344292055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74">
                <text:p>1.33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8046039849505">
                <text:p>1.3804603984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673">
                <text:p>1.38673</text:p>
              </table:table-cell>
              <table:table-cell office:value-type="float" office:value="1.37975">
                <text:p>1.37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2649325849944">
                <text:p>1.4264932584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76">
                <text:p>1.42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252784115096">
                <text:p>1.47252784115096</text:p>
              </table:table-cell>
              <table:table-cell office:value-type="float" office:value="1.58025">
                <text:p>1.58025</text:p>
              </table:table-cell>
              <table:table-cell office:value-type="float" office:value="1.51987">
                <text:p>1.51987</text:p>
              </table:table-cell>
              <table:table-cell office:value-type="float" office:value="1.49226">
                <text:p>1.49226</text:p>
              </table:table-cell>
              <table:table-cell office:value-type="float" office:value="1.47922">
                <text:p>1.47922</text:p>
              </table:table-cell>
              <table:table-cell office:value-type="float" office:value="1.47177">
                <text:p>1.47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1856420202193">
                <text:p>1.5185642020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778">
                <text:p>1.51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6460239668492">
                <text:p>1.5646023966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171">
                <text:p>1.57171</text:p>
              </table:table-cell>
              <table:table-cell office:value-type="float" office:value="1.5638">
                <text:p>1.5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1064248071283">
                <text:p>1.6106424807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981">
                <text:p>1.60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668450967884">
                <text:p>1.6566845096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89">
                <text:p>1.67889</text:p>
              </table:table-cell>
              <table:table-cell office:value-type="float" office:value="1.66421">
                <text:p>1.66421</text:p>
              </table:table-cell>
              <table:table-cell office:value-type="float" office:value="1.65583">
                <text:p>1.65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0272853915646">
                <text:p>1.7027285391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85">
                <text:p>1.70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4877462471952">
                <text:p>1.7487746247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672">
                <text:p>1.75672</text:p>
              </table:table-cell>
              <table:table-cell office:value-type="float" office:value="1.74787">
                <text:p>1.74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9482282194219">
                <text:p>1.7948228219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39">
                <text:p>1.7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087318639898">
                <text:p>1.84087318639898</text:p>
              </table:table-cell>
              <table:table-cell office:value-type="float" office:value="NaN">
                <text:p>NaN</text:p>
              </table:table-cell>
              <table:table-cell office:value-type="float" office:value="1.90006">
                <text:p>1.90006</text:p>
              </table:table-cell>
              <table:table-cell office:value-type="float" office:value="1.86554">
                <text:p>1.86554</text:p>
              </table:table-cell>
              <table:table-cell office:value-type="float" office:value="1.84924">
                <text:p>1.84924</text:p>
              </table:table-cell>
              <table:table-cell office:value-type="float" office:value="1.83992">
                <text:p>1.83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692577366476">
                <text:p>1.8869257736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595">
                <text:p>1.88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3298063931474">
                <text:p>1.9329806393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176">
                <text:p>1.94176</text:p>
              </table:table-cell>
              <table:table-cell office:value-type="float" office:value="1.93198">
                <text:p>1.931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7903783892452">
                <text:p>1.9790378389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802">
                <text:p>1.97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2509742807006">
                <text:p>2.0250974280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223">
                <text:p>2.05223</text:p>
              </table:table-cell>
              <table:table-cell office:value-type="float" office:value="2.0343">
                <text:p>2.0343</text:p>
              </table:table-cell>
              <table:table-cell office:value-type="float" office:value="2.02405">
                <text:p>2.024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7115946232773">
                <text:p>2.0711594623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009">
                <text:p>2.07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1722399727427">
                <text:p>2.1172239972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684">
                <text:p>2.12684</text:p>
              </table:table-cell>
              <table:table-cell office:value-type="float" office:value="2.11613">
                <text:p>2.11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6329108848686">
                <text:p>2.1632910884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217">
                <text:p>2.16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0936079154306">
                <text:p>2.20936079154306</text:p>
              </table:table-cell>
              <table:table-cell office:value-type="float" office:value="2.37098">
                <text:p>2.37098</text:p>
              </table:table-cell>
              <table:table-cell office:value-type="float" office:value="2.28039">
                <text:p>2.28039</text:p>
              </table:table-cell>
              <table:table-cell office:value-type="float" office:value="2.23897">
                <text:p>2.23897</text:p>
              </table:table-cell>
              <table:table-cell office:value-type="float" office:value="2.2194">
                <text:p>2.2194</text:p>
              </table:table-cell>
              <table:table-cell office:value-type="float" office:value="2.20822">
                <text:p>2.20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5543316202087">
                <text:p>2.2554331620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427">
                <text:p>2.254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0150825549873">
                <text:p>2.30150825549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196">
                <text:p>2.31196</text:p>
              </table:table-cell>
              <table:table-cell office:value-type="float" office:value="2.30032">
                <text:p>2.30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4758612755552">
                <text:p>2.3475861275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637">
                <text:p>2.346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9366683377055">
                <text:p>2.3936668337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574">
                <text:p>2.42574</text:p>
              </table:table-cell>
              <table:table-cell office:value-type="float" office:value="2.40454">
                <text:p>2.40454</text:p>
              </table:table-cell>
              <table:table-cell office:value-type="float" office:value="2.39243">
                <text:p>2.39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3975042972361">
                <text:p>2.4397504297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849">
                <text:p>2.43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8583697099494">
                <text:p>2.4858369709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713">
                <text:p>2.49713</text:p>
              </table:table-cell>
              <table:table-cell office:value-type="float" office:value="2.48455">
                <text:p>2.48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3192651316528">
                <text:p>2.5319265131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062">
                <text:p>2.53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7801911181585">
                <text:p>2.57801911181585</text:p>
              </table:table-cell>
              <table:table-cell office:value-type="float" office:value="NaN">
                <text:p>NaN</text:p>
              </table:table-cell>
              <table:table-cell office:value-type="float" office:value="2.6609">
                <text:p>2.6609</text:p>
              </table:table-cell>
              <table:table-cell office:value-type="float" office:value="2.61256">
                <text:p>2.61256</text:p>
              </table:table-cell>
              <table:table-cell office:value-type="float" office:value="2.58973">
                <text:p>2.58973</text:p>
              </table:table-cell>
              <table:table-cell office:value-type="float" office:value="2.57669">
                <text:p>2.57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2411482252835">
                <text:p>2.6241148225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276">
                <text:p>2.62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7021370088499">
                <text:p>2.6702137008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234">
                <text:p>2.68234</text:p>
              </table:table-cell>
              <table:table-cell office:value-type="float" office:value="2.66884">
                <text:p>2.66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1631580246851">
                <text:p>2.7163158024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1491">
                <text:p>2.71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6242118286216">
                <text:p>2.7624211828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944">
                <text:p>2.79944</text:p>
              </table:table-cell>
              <table:table-cell office:value-type="float" office:value="2.77497">
                <text:p>2.77497</text:p>
              </table:table-cell>
              <table:table-cell office:value-type="float" office:value="2.761">
                <text:p>2.7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0852989764971">
                <text:p>2.8085298976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0708">
                <text:p>2.80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5464200241548">
                <text:p>2.8546420024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761">
                <text:p>2.86761</text:p>
              </table:table-cell>
              <table:table-cell office:value-type="float" office:value="2.85317">
                <text:p>2.85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0075755274434">
                <text:p>2.9007575527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926">
                <text:p>2.89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4687660422173">
                <text:p>2.94687660422173</text:p>
              </table:table-cell>
              <table:table-cell office:value-type="float" office:value="3.16243">
                <text:p>3.16243</text:p>
              </table:table-cell>
              <table:table-cell office:value-type="float" office:value="3.04162">
                <text:p>3.04162</text:p>
              </table:table-cell>
              <table:table-cell office:value-type="float" office:value="2.98636">
                <text:p>2.98636</text:p>
              </table:table-cell>
              <table:table-cell office:value-type="float" office:value="2.96026">
                <text:p>2.96026</text:p>
              </table:table-cell>
              <table:table-cell office:value-type="float" office:value="2.94536">
                <text:p>2.94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9299921243361">
                <text:p>2.992999212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146">
                <text:p>2.99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3912543296657">
                <text:p>3.0391254329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293">
                <text:p>3.05293</text:p>
              </table:table-cell>
              <table:table-cell office:value-type="float" office:value="3.03756">
                <text:p>3.03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8525532140774">
                <text:p>3.0852553214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366">
                <text:p>3.08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3138893334487">
                <text:p>3.1313889333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335">
                <text:p>3.17335</text:p>
              </table:table-cell>
              <table:table-cell office:value-type="float" office:value="3.14561">
                <text:p>3.14561</text:p>
              </table:table-cell>
              <table:table-cell office:value-type="float" office:value="3.12977">
                <text:p>3.12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7752632436634">
                <text:p>3.1775263243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589">
                <text:p>3.17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2366755006107">
                <text:p>3.2236675500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831">
                <text:p>3.23831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6981266601866">
                <text:p>3.2698126660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813">
                <text:p>3.26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159617278293">
                <text:p>3.3159617278293</text:p>
              </table:table-cell>
              <table:table-cell office:value-type="float" office:value="NaN">
                <text:p>NaN</text:p>
              </table:table-cell>
              <table:table-cell office:value-type="float" office:value="3.42256">
                <text:p>3.42256</text:p>
              </table:table-cell>
              <table:table-cell office:value-type="float" office:value="3.36039">
                <text:p>3.36039</text:p>
              </table:table-cell>
              <table:table-cell office:value-type="float" office:value="3.33102">
                <text:p>3.33102</text:p>
              </table:table-cell>
              <table:table-cell office:value-type="float" office:value="3.31425">
                <text:p>3.314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6211479108385">
                <text:p>3.362114791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038">
                <text:p>3.36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0827191137377">
                <text:p>3.4082719113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375">
                <text:p>3.42375</text:p>
              </table:table-cell>
              <table:table-cell office:value-type="float" office:value="3.40651">
                <text:p>3.40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5443314429121">
                <text:p>3.4544331442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265">
                <text:p>3.45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0059854542898">
                <text:p>3.5005985454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75">
                <text:p>3.5475</text:p>
              </table:table-cell>
              <table:table-cell office:value-type="float" office:value="3.5165">
                <text:p>3.5165</text:p>
              </table:table-cell>
              <table:table-cell office:value-type="float" office:value="3.49879">
                <text:p>3.49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4676817038057">
                <text:p>3.5467681703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494">
                <text:p>3.54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9294207474013">
                <text:p>3.59294207474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926">
                <text:p>3.60926</text:p>
              </table:table-cell>
              <table:table-cell office:value-type="float" office:value="3.59109">
                <text:p>3.59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3912031410252">
                <text:p>3.6391203141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724">
                <text:p>3.637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8530294406328">
                <text:p>3.68530294406328</text:p>
              </table:table-cell>
              <table:table-cell office:value-type="float" office:value="3.95484">
                <text:p>3.95484</text:p>
              </table:table-cell>
              <table:table-cell office:value-type="float" office:value="3.80377">
                <text:p>3.80377</text:p>
              </table:table-cell>
              <table:table-cell office:value-type="float" office:value="3.73468">
                <text:p>3.73468</text:p>
              </table:table-cell>
              <table:table-cell office:value-type="float" office:value="3.70204">
                <text:p>3.70204</text:p>
              </table:table-cell>
              <table:table-cell office:value-type="float" office:value="3.6834">
                <text:p>3.6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3149002021868">
                <text:p>3.7314900202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57">
                <text:p>3.72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7768159816568">
                <text:p>3.7776815981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84">
                <text:p>3.79484</text:p>
              </table:table-cell>
              <table:table-cell office:value-type="float" office:value="3.77573">
                <text:p>3.775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23877733502">
                <text:p>3.82387773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191">
                <text:p>3.82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7007848182607">
                <text:p>3.8700784818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193">
                <text:p>3.92193</text:p>
              </table:table-cell>
              <table:table-cell office:value-type="float" office:value="3.88766">
                <text:p>3.88766</text:p>
              </table:table-cell>
              <table:table-cell office:value-type="float" office:value="3.86808">
                <text:p>3.86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1628389873706">
                <text:p>3.9162838987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426">
                <text:p>3.91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6249403983488">
                <text:p>3.9624940398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49">
                <text:p>3.98049</text:p>
              </table:table-cell>
              <table:table-cell office:value-type="float" office:value="3.96045">
                <text:p>3.96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0870896072025">
                <text:p>4.0087089607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664">
                <text:p>4.00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5492871699462">
                <text:p>4.05492871699462</text:p>
              </table:table-cell>
              <table:table-cell office:value-type="float" office:value="NaN">
                <text:p>NaN</text:p>
              </table:table-cell>
              <table:table-cell office:value-type="float" office:value="4.18527">
                <text:p>4.18527</text:p>
              </table:table-cell>
              <table:table-cell office:value-type="float" office:value="4.10925">
                <text:p>4.10925</text:p>
              </table:table-cell>
              <table:table-cell office:value-type="float" office:value="4.07335">
                <text:p>4.07335</text:p>
              </table:table-cell>
              <table:table-cell office:value-type="float" office:value="4.05284">
                <text:p>4.05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0115336426022">
                <text:p>4.1011533642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904">
                <text:p>4.09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4738295812009">
                <text:p>4.1473829581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622">
                <text:p>4.16622</text:p>
              </table:table-cell>
              <table:table-cell office:value-type="float" office:value="4.14524">
                <text:p>4.14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9361755417802">
                <text:p>4.19361755417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145">
                <text:p>4.19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3985720803865">
                <text:p>4.2398572080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666">
                <text:p>4.29666</text:p>
              </table:table-cell>
              <table:table-cell office:value-type="float" office:value="4.25911">
                <text:p>4.25911</text:p>
              </table:table-cell>
              <table:table-cell office:value-type="float" office:value="4.23767">
                <text:p>4.23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8610197530743">
                <text:p>4.2861019753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389">
                <text:p>4.28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3235191159059">
                <text:p>4.3323519115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203">
                <text:p>4.35203</text:p>
              </table:table-cell>
              <table:table-cell office:value-type="float" office:value="4.33012">
                <text:p>4.330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37860707249524">
                <text:p>4.3786070724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635">
                <text:p>4.376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248675136293">
                <text:p>4.4248675136293</text:p>
              </table:table-cell>
              <table:table-cell office:value-type="float" office:value="4.74846">
                <text:p>4.74846</text:p>
              </table:table-cell>
              <table:table-cell office:value-type="float" office:value="4.56709">
                <text:p>4.56709</text:p>
              </table:table-cell>
              <table:table-cell office:value-type="float" office:value="4.48414">
                <text:p>4.48414</text:p>
              </table:table-cell>
              <table:table-cell office:value-type="float" office:value="4.44496">
                <text:p>4.44496</text:p>
              </table:table-cell>
              <table:table-cell office:value-type="float" office:value="4.42259">
                <text:p>4.42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7113329060155">
                <text:p>4.4711332906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883">
                <text:p>4.468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174044590216">
                <text:p>4.517404459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792">
                <text:p>4.53792</text:p>
              </table:table-cell>
              <table:table-cell office:value-type="float" office:value="4.51507">
                <text:p>4.51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6368107449997">
                <text:p>4.5636810744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6133">
                <text:p>4.56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0996319264801">
                <text:p>4.6099631926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172">
                <text:p>4.67172</text:p>
              </table:table-cell>
              <table:table-cell office:value-type="float" office:value="4.6309">
                <text:p>4.6309</text:p>
              </table:table-cell>
              <table:table-cell office:value-type="float" office:value="4.60759">
                <text:p>4.607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5625086907801">
                <text:p>4.6562508690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385">
                <text:p>4.65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0254415940306">
                <text:p>4.7025441594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239">
                <text:p>4.7239</text:p>
              </table:table-cell>
              <table:table-cell office:value-type="float" office:value="4.70012">
                <text:p>4.70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4884311923724">
                <text:p>4.7488431192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4639">
                <text:p>4.74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9514780419548">
                <text:p>4.79514780419548</text:p>
              </table:table-cell>
              <table:table-cell office:value-type="float" office:value="NaN">
                <text:p>NaN</text:p>
              </table:table-cell>
              <table:table-cell office:value-type="float" office:value="4.94926">
                <text:p>4.94926</text:p>
              </table:table-cell>
              <table:table-cell office:value-type="float" office:value="4.85938">
                <text:p>4.85938</text:p>
              </table:table-cell>
              <table:table-cell office:value-type="float" office:value="4.81692">
                <text:p>4.81692</text:p>
              </table:table-cell>
              <table:table-cell office:value-type="float" office:value="4.79267">
                <text:p>4.79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4145826989365">
                <text:p>4.8414582698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896">
                <text:p>4.83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88777457194857">
                <text:p>4.8877745719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997">
                <text:p>4.90997</text:p>
              </table:table-cell>
              <table:table-cell office:value-type="float" office:value="4.88525">
                <text:p>4.88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3409676597794">
                <text:p>4.934096765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155">
                <text:p>4.93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8042490760047">
                <text:p>4.9804249076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714">
                <text:p>5.04714</text:p>
              </table:table-cell>
              <table:table-cell office:value-type="float" office:value="5.00304">
                <text:p>5.00304</text:p>
              </table:table-cell>
              <table:table-cell office:value-type="float" office:value="4.97786">
                <text:p>4.977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2675905243574">
                <text:p>5.0267590524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417">
                <text:p>5.02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7309925610435">
                <text:p>5.0730992561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614">
                <text:p>5.09614</text:p>
              </table:table-cell>
              <table:table-cell office:value-type="float" office:value="5.07048">
                <text:p>5.07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1944557422785">
                <text:p>5.119445574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68">
                <text:p>5.1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6579806242876">
                <text:p>5.16579806242876</text:p>
              </table:table-cell>
              <table:table-cell office:value-type="float" office:value="5.5435">
                <text:p>5.5435</text:p>
              </table:table-cell>
              <table:table-cell office:value-type="float" office:value="5.33182">
                <text:p>5.33182</text:p>
              </table:table-cell>
              <table:table-cell office:value-type="float" office:value="5.23499">
                <text:p>5.23499</text:p>
              </table:table-cell>
              <table:table-cell office:value-type="float" office:value="5.18926">
                <text:p>5.18926</text:p>
              </table:table-cell>
              <table:table-cell office:value-type="float" office:value="5.16313">
                <text:p>5.16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121567763306">
                <text:p>5.212156776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947">
                <text:p>5.209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585217715579">
                <text:p>5.258521771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24">
                <text:p>5.2824</text:p>
              </table:table-cell>
              <table:table-cell office:value-type="float" office:value="5.25581">
                <text:p>5.255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0489310373615">
                <text:p>5.3048931037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216">
                <text:p>5.30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127082849185">
                <text:p>5.3512708284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2295">
                <text:p>5.42295</text:p>
              </table:table-cell>
              <table:table-cell office:value-type="float" office:value="5.37557">
                <text:p>5.37557</text:p>
              </table:table-cell>
              <table:table-cell office:value-type="float" office:value="5.34851">
                <text:p>5.348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9765500145257">
                <text:p>5.3976550014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9487">
                <text:p>5.394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4404567824687">
                <text:p>5.4440456782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877">
                <text:p>5.46877</text:p>
              </table:table-cell>
              <table:table-cell office:value-type="float" office:value="5.44124">
                <text:p>5.44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9044291450436">
                <text:p>5.4904429145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761">
                <text:p>5.487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368467658557">
                <text:p>5.5368467658557</text:p>
              </table:table-cell>
              <table:table-cell office:value-type="float" office:value="NaN">
                <text:p>NaN</text:p>
              </table:table-cell>
              <table:table-cell office:value-type="float" office:value="5.71478">
                <text:p>5.71478</text:p>
              </table:table-cell>
              <table:table-cell office:value-type="float" office:value="5.611">
                <text:p>5.611</text:p>
              </table:table-cell>
              <table:table-cell office:value-type="float" office:value="5.56199">
                <text:p>5.56199</text:p>
              </table:table-cell>
              <table:table-cell office:value-type="float" office:value="5.53399">
                <text:p>5.53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832572879326">
                <text:p>5.583257287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8038">
                <text:p>5.580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62967453636779">
                <text:p>5.6296745363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524">
                <text:p>5.65524</text:p>
              </table:table-cell>
              <table:table-cell office:value-type="float" office:value="5.62677">
                <text:p>5.626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7609856679513">
                <text:p>5.67609856679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317">
                <text:p>5.67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2252943484956">
                <text:p>5.7225294348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917">
                <text:p>5.79917</text:p>
              </table:table-cell>
              <table:table-cell office:value-type="float" office:value="5.74851">
                <text:p>5.74851</text:p>
              </table:table-cell>
              <table:table-cell office:value-type="float" office:value="5.71958">
                <text:p>5.71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6896719616708">
                <text:p>5.7689671961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599">
                <text:p>5.76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154119063848">
                <text:p>5.815411906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182">
                <text:p>5.84182</text:p>
              </table:table-cell>
              <table:table-cell office:value-type="float" office:value="5.81241">
                <text:p>5.81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6186362114089">
                <text:p>5.8618636211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5884">
                <text:p>5.85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083223960747">
                <text:p>5.9083223960747</text:p>
              </table:table-cell>
              <table:table-cell office:value-type="float" office:value="6.34023">
                <text:p>6.34023</text:p>
              </table:table-cell>
              <table:table-cell office:value-type="float" office:value="6.09817">
                <text:p>6.09817</text:p>
              </table:table-cell>
              <table:table-cell office:value-type="float" office:value="5.98745">
                <text:p>5.98745</text:p>
              </table:table-cell>
              <table:table-cell office:value-type="float" office:value="5.93515">
                <text:p>5.93515</text:p>
              </table:table-cell>
              <table:table-cell office:value-type="float" office:value="5.90528">
                <text:p>5.90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5478828682666">
                <text:p>5.9547882868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172">
                <text:p>5.951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0126134903833">
                <text:p>6.0012613490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2851">
                <text:p>6.02851</text:p>
              </table:table-cell>
              <table:table-cell office:value-type="float" office:value="5.99817">
                <text:p>5.998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4774163835246">
                <text:p>6.0477416383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4462">
                <text:p>6.044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9422921041286">
                <text:p>6.0942292104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84">
                <text:p>6.17584</text:p>
              </table:table-cell>
              <table:table-cell office:value-type="float" office:value="6.1219">
                <text:p>6.1219</text:p>
              </table:table-cell>
              <table:table-cell office:value-type="float" office:value="6.09109">
                <text:p>6.091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4072412086457">
                <text:p>6.1407241208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3756">
                <text:p>6.137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8722642535374">
                <text:p>6.1872264253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532">
                <text:p>6.21532</text:p>
              </table:table-cell>
              <table:table-cell office:value-type="float" office:value="6.18404">
                <text:p>6.184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3373617952774">
                <text:p>6.2337361795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3052">
                <text:p>6.23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8025343903511">
                <text:p>6.28025343903511</text:p>
              </table:table-cell>
              <table:table-cell office:value-type="float" office:value="NaN">
                <text:p>NaN</text:p>
              </table:table-cell>
              <table:table-cell office:value-type="float" office:value="6.48204">
                <text:p>6.48204</text:p>
              </table:table-cell>
              <table:table-cell office:value-type="float" office:value="6.36435">
                <text:p>6.36435</text:p>
              </table:table-cell>
              <table:table-cell office:value-type="float" office:value="6.30877">
                <text:p>6.30877</text:p>
              </table:table-cell>
              <table:table-cell office:value-type="float" office:value="6.27701">
                <text:p>6.277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2677825952551">
                <text:p>6.3267782595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352">
                <text:p>6.32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7331069664989">
                <text:p>6.3733106966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224">
                <text:p>6.40224</text:p>
              </table:table-cell>
              <table:table-cell office:value-type="float" office:value="6.37002">
                <text:p>6.37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41985080606036">
                <text:p>6.4198508060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654">
                <text:p>6.416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46639864341024">
                <text:p>6.4663986434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299">
                <text:p>6.55299</text:p>
              </table:table-cell>
              <table:table-cell office:value-type="float" office:value="6.49575">
                <text:p>6.49575</text:p>
              </table:table-cell>
              <table:table-cell office:value-type="float" office:value="6.46306">
                <text:p>6.46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129542643541">
                <text:p>6.51295426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096">
                <text:p>6.5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5951772454769">
                <text:p>6.5595177245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893">
                <text:p>6.5893</text:p>
              </table:table-cell>
              <table:table-cell office:value-type="float" office:value="6.55613">
                <text:p>6.5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60608907964805">
                <text:p>6.6060890796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268">
                <text:p>6.602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5266838531345">
                <text:p>6.65266838531345</text:p>
              </table:table-cell>
              <table:table-cell office:value-type="float" office:value="7.13889">
                <text:p>7.13889</text:p>
              </table:table-cell>
              <table:table-cell office:value-type="float" office:value="6.8664">
                <text:p>6.8664</text:p>
              </table:table-cell>
              <table:table-cell office:value-type="float" office:value="6.74175">
                <text:p>6.74175</text:p>
              </table:table-cell>
              <table:table-cell office:value-type="float" office:value="6.68287">
                <text:p>6.68287</text:p>
              </table:table-cell>
              <table:table-cell office:value-type="float" office:value="6.64924">
                <text:p>6.649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9925569720342">
                <text:p>6.6992556972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58">
                <text:p>6.69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74585107097871">
                <text:p>6.74585107097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7647">
                <text:p>6.77647</text:p>
              </table:table-cell>
              <table:table-cell office:value-type="float" office:value="6.74237">
                <text:p>6.74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9245456230137">
                <text:p>6.7924545623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895">
                <text:p>6.78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83906622683474">
                <text:p>6.8390662268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3064">
                <text:p>6.93064</text:p>
              </table:table-cell>
              <table:table-cell office:value-type="float" office:value="6.87011">
                <text:p>6.87011</text:p>
              </table:table-cell>
              <table:table-cell office:value-type="float" office:value="6.83554">
                <text:p>6.835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856861202435">
                <text:p>6.885686120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14">
                <text:p>6.882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3231429819346">
                <text:p>6.93231429819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378">
                <text:p>6.96378</text:p>
              </table:table-cell>
              <table:table-cell office:value-type="float" office:value="6.92874">
                <text:p>6.928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97895081635188">
                <text:p>6.9789508163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535">
                <text:p>6.97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02559573038733">
                <text:p>7.02559573038733</text:p>
              </table:table-cell>
              <table:table-cell office:value-type="float" office:value="NaN">
                <text:p>NaN</text:p>
              </table:table-cell>
              <table:table-cell office:value-type="float" office:value="7.25129">
                <text:p>7.25129</text:p>
              </table:table-cell>
              <table:table-cell office:value-type="float" office:value="7.11966">
                <text:p>7.11966</text:p>
              </table:table-cell>
              <table:table-cell office:value-type="float" office:value="7.05749">
                <text:p>7.05749</text:p>
              </table:table-cell>
              <table:table-cell office:value-type="float" office:value="7.02197">
                <text:p>7.021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7224909596963">
                <text:p>7.0722490959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686">
                <text:p>7.06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11891096876998">
                <text:p>7.1189109687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5122">
                <text:p>7.15122</text:p>
              </table:table-cell>
              <table:table-cell office:value-type="float" office:value="7.11524">
                <text:p>7.11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6558140446087">
                <text:p>7.1655814044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189">
                <text:p>7.161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1226045871616">
                <text:p>7.2122604587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0882">
                <text:p>7.30882</text:p>
              </table:table-cell>
              <table:table-cell office:value-type="float" office:value="7.245">
                <text:p>7.245</text:p>
              </table:table-cell>
              <table:table-cell office:value-type="float" office:value="7.20854">
                <text:p>7.20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5894818721105">
                <text:p>7.2589481872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5521">
                <text:p>7.255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564464562216">
                <text:p>7.3056446456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88">
                <text:p>7.3388</text:p>
              </table:table-cell>
              <table:table-cell office:value-type="float" office:value="7.30188">
                <text:p>7.301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523498896274">
                <text:p>7.352349889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856">
                <text:p>7.34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990639749061">
                <text:p>7.3990639749061</text:p>
              </table:table-cell>
              <table:table-cell office:value-type="float" office:value="7.93976">
                <text:p>7.93976</text:p>
              </table:table-cell>
              <table:table-cell office:value-type="float" office:value="7.63673">
                <text:p>7.63673</text:p>
              </table:table-cell>
              <table:table-cell office:value-type="float" office:value="7.49812">
                <text:p>7.49812</text:p>
              </table:table-cell>
              <table:table-cell office:value-type="float" office:value="7.43265">
                <text:p>7.43265</text:p>
              </table:table-cell>
              <table:table-cell office:value-type="float" office:value="7.39525">
                <text:p>7.395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44578695713894">
                <text:p>7.4457869571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195">
                <text:p>7.441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49251889200806">
                <text:p>7.4925188920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2652">
                <text:p>7.52652</text:p>
              </table:table-cell>
              <table:table-cell office:value-type="float" office:value="7.48866">
                <text:p>7.488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53925983519687">
                <text:p>7.5392598351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537">
                <text:p>7.535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58600984239035">
                <text:p>7.5860098423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56">
                <text:p>7.68756</text:p>
              </table:table-cell>
              <table:table-cell office:value-type="float" office:value="7.62044">
                <text:p>7.62044</text:p>
              </table:table-cell>
              <table:table-cell office:value-type="float" office:value="7.5821">
                <text:p>7.58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3276896927485">
                <text:p>7.63276896927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2883">
                <text:p>7.628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7953727153804">
                <text:p>7.6795372715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1439">
                <text:p>7.71439</text:p>
              </table:table-cell>
              <table:table-cell office:value-type="float" office:value="7.67558">
                <text:p>7.675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72631480486916">
                <text:p>7.726314804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2233">
                <text:p>7.722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731016249588">
                <text:p>7.7731016249588</text:p>
              </table:table-cell>
              <table:table-cell office:value-type="float" office:value="NaN">
                <text:p>NaN</text:p>
              </table:table-cell>
              <table:table-cell office:value-type="float" office:value="8.02275">
                <text:p>8.02275</text:p>
              </table:table-cell>
              <table:table-cell office:value-type="float" office:value="7.87715">
                <text:p>7.87715</text:p>
              </table:table-cell>
              <table:table-cell office:value-type="float" office:value="7.80838">
                <text:p>7.80838</text:p>
              </table:table-cell>
              <table:table-cell office:value-type="float" office:value="7.76909">
                <text:p>7.769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81989778749905">
                <text:p>7.8198977874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587">
                <text:p>7.815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6670334818342">
                <text:p>7.8667033481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24">
                <text:p>7.9024</text:p>
              </table:table-cell>
              <table:table-cell office:value-type="float" office:value="7.86265">
                <text:p>7.862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91351836270694">
                <text:p>7.9135183627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944">
                <text:p>7.909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6034288676604">
                <text:p>7.9603428867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6689">
                <text:p>8.06689</text:p>
              </table:table-cell>
              <table:table-cell office:value-type="float" office:value="7.99647">
                <text:p>7.99647</text:p>
              </table:table-cell>
              <table:table-cell office:value-type="float" office:value="7.95624">
                <text:p>7.956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00717697605866">
                <text:p>8.0071769760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305">
                <text:p>8.003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05402068628422">
                <text:p>8.0540206862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9057">
                <text:p>8.09057</text:p>
              </table:table-cell>
              <table:table-cell office:value-type="float" office:value="8.04987">
                <text:p>8.04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10087407314367">
                <text:p>8.1008740731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967">
                <text:p>8.09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4773719233948">
                <text:p>8.14773719233948</text:p>
              </table:table-cell>
              <table:table-cell office:value-type="float" office:value="8.74311">
                <text:p>8.74311</text:p>
              </table:table-cell>
              <table:table-cell office:value-type="float" office:value="8.40939">
                <text:p>8.40939</text:p>
              </table:table-cell>
              <table:table-cell office:value-type="float" office:value="8.25679">
                <text:p>8.25679</text:p>
              </table:table-cell>
              <table:table-cell office:value-type="float" office:value="8.18471">
                <text:p>8.18471</text:p>
              </table:table-cell>
              <table:table-cell office:value-type="float" office:value="8.14354">
                <text:p>8.143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19461009957553">
                <text:p>8.1946100995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9039">
                <text:p>8.190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24149285055732">
                <text:p>8.2414928505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889">
                <text:p>8.27889</text:p>
              </table:table-cell>
              <table:table-cell office:value-type="float" office:value="8.23724">
                <text:p>8.237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28838550099182">
                <text:p>8.2883855009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8411">
                <text:p>8.284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3528810658758">
                <text:p>8.3352881065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684">
                <text:p>8.44684</text:p>
              </table:table-cell>
              <table:table-cell office:value-type="float" office:value="8.37311">
                <text:p>8.37311</text:p>
              </table:table-cell>
              <table:table-cell office:value-type="float" office:value="8.33099">
                <text:p>8.330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38220072305465">
                <text:p>8.3822007230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788">
                <text:p>8.377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2912340610466">
                <text:p>8.4291234061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737">
                <text:p>8.46737</text:p>
              </table:table-cell>
              <table:table-cell office:value-type="float" office:value="8.42478">
                <text:p>8.424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760562114508">
                <text:p>8.476056211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169">
                <text:p>8.471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2299919480785">
                <text:p>8.52299919480785</text:p>
              </table:table-cell>
              <table:table-cell office:value-type="float" office:value="NaN">
                <text:p>NaN</text:p>
              </table:table-cell>
              <table:table-cell office:value-type="float" office:value="8.79667">
                <text:p>8.79667</text:p>
              </table:table-cell>
              <table:table-cell office:value-type="float" office:value="8.63706">
                <text:p>8.63706</text:p>
              </table:table-cell>
              <table:table-cell office:value-type="float" office:value="8.56167">
                <text:p>8.56167</text:p>
              </table:table-cell>
              <table:table-cell office:value-type="float" office:value="8.51861">
                <text:p>8.518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56995241189205">
                <text:p>8.5699524118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553">
                <text:p>8.565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61691591842135">
                <text:p>8.6169159184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601">
                <text:p>8.65601</text:p>
              </table:table-cell>
              <table:table-cell office:value-type="float" office:value="8.61247">
                <text:p>8.612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6388977011524">
                <text:p>8.6638897701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942">
                <text:p>8.65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108740226948">
                <text:p>8.710874022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2744">
                <text:p>8.82744</text:p>
              </table:table-cell>
              <table:table-cell office:value-type="float" office:value="8.75039">
                <text:p>8.75039</text:p>
              </table:table-cell>
              <table:table-cell office:value-type="float" office:value="8.70638">
                <text:p>8.706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75786873188272">
                <text:p>8.7578687318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335">
                <text:p>8.753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0487395340329">
                <text:p>8.8048739534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482">
                <text:p>8.84482</text:p>
              </table:table-cell>
              <table:table-cell office:value-type="float" office:value="8.80034">
                <text:p>8.800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85188974298248">
                <text:p>8.8518897429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733">
                <text:p>8.847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89891615634783">
                <text:p>8.89891615634783</text:p>
              </table:table-cell>
              <table:table-cell office:value-type="float" office:value="9.54916">
                <text:p>9.54916</text:p>
              </table:table-cell>
              <table:table-cell office:value-type="float" office:value="9.18462">
                <text:p>9.18462</text:p>
              </table:table-cell>
              <table:table-cell office:value-type="float" office:value="9.01799">
                <text:p>9.01799</text:p>
              </table:table-cell>
              <table:table-cell office:value-type="float" office:value="8.93929">
                <text:p>8.93929</text:p>
              </table:table-cell>
              <table:table-cell office:value-type="float" office:value="8.89433">
                <text:p>8.894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9459532492285">
                <text:p>8.945953249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4134">
                <text:p>8.941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99300107735535">
                <text:p>8.9930010773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38">
                <text:p>9.0338</text:p>
              </table:table-cell>
              <table:table-cell office:value-type="float" office:value="8.98837">
                <text:p>8.988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04005969646087">
                <text:p>9.0400596964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54">
                <text:p>9.03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08712916227918">
                <text:p>9.08712916227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872">
                <text:p>9.20872</text:p>
              </table:table-cell>
              <table:table-cell office:value-type="float" office:value="9.12835">
                <text:p>9.12835</text:p>
              </table:table-cell>
              <table:table-cell office:value-type="float" office:value="9.08244">
                <text:p>9.08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13420953054609">
                <text:p>9.1342095305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95">
                <text:p>9.12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18130085699908">
                <text:p>9.1813008569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2295">
                <text:p>9.22295</text:p>
              </table:table-cell>
              <table:table-cell office:value-type="float" office:value="9.17657">
                <text:p>9.176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22840319737729">
                <text:p>9.2284031973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2365">
                <text:p>9.223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27551660742165">
                <text:p>9.27551660742165</text:p>
              </table:table-cell>
              <table:table-cell office:value-type="float" office:value="NaN">
                <text:p>NaN</text:p>
              </table:table-cell>
              <table:table-cell office:value-type="float" office:value="9.57328">
                <text:p>9.57328</text:p>
              </table:table-cell>
              <table:table-cell office:value-type="float" office:value="9.39962">
                <text:p>9.39962</text:p>
              </table:table-cell>
              <table:table-cell office:value-type="float" office:value="9.31759">
                <text:p>9.31759</text:p>
              </table:table-cell>
              <table:table-cell office:value-type="float" office:value="9.27074">
                <text:p>9.270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32264114287463">
                <text:p>9.3226411428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1784">
                <text:p>9.317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36977685948055">
                <text:p>9.3697768594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1228">
                <text:p>9.41228</text:p>
              </table:table-cell>
              <table:table-cell office:value-type="float" office:value="9.36495">
                <text:p>9.36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41692381298529">
                <text:p>9.4169238129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1207">
                <text:p>9.41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46408205913655">
                <text:p>9.4640820591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907">
                <text:p>9.5907</text:p>
              </table:table-cell>
              <table:table-cell office:value-type="float" office:value="9.50701">
                <text:p>9.50701</text:p>
              </table:table-cell>
              <table:table-cell office:value-type="float" office:value="9.4592">
                <text:p>9.45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51125165368373">
                <text:p>9.51125165368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0635">
                <text:p>9.506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55843265237798">
                <text:p>9.5584326523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178">
                <text:p>9.60178</text:p>
              </table:table-cell>
              <table:table-cell office:value-type="float" office:value="9.55351">
                <text:p>9.553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60562511097213">
                <text:p>9.6056251109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067">
                <text:p>9.600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65282908522084">
                <text:p>9.65282908522084</text:p>
              </table:table-cell>
              <table:table-cell office:value-type="float" office:value="10.358">
                <text:p>10.358</text:p>
              </table:table-cell>
              <table:table-cell office:value-type="float" office:value="9.96266">
                <text:p>9.96266</text:p>
              </table:table-cell>
              <table:table-cell office:value-type="float" office:value="9.78196">
                <text:p>9.78196</text:p>
              </table:table-cell>
              <table:table-cell office:value-type="float" office:value="9.69661">
                <text:p>9.69661</text:p>
              </table:table-cell>
              <table:table-cell office:value-type="float" office:value="9.64785">
                <text:p>9.647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70004463088047">
                <text:p>9.7000446308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9505">
                <text:p>9.69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74727180370921">
                <text:p>9.7472718037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9148">
                <text:p>9.79148</text:p>
              </table:table-cell>
              <table:table-cell office:value-type="float" office:value="9.74225">
                <text:p>9.74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79451065946697">
                <text:p>9.7945106594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8946">
                <text:p>9.789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84176125391539">
                <text:p>9.841761253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341">
                <text:p>9.97341</text:p>
              </table:table-cell>
              <table:table-cell office:value-type="float" office:value="9.88639">
                <text:p>9.88639</text:p>
              </table:table-cell>
              <table:table-cell office:value-type="float" office:value="9.83669">
                <text:p>9.83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88902364281794">
                <text:p>9.8890236428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8393">
                <text:p>9.883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93629788193989">
                <text:p>9.93629788193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8136">
                <text:p>9.98136</text:p>
              </table:table-cell>
              <table:table-cell office:value-type="float" office:value="9.93118">
                <text:p>9.931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98358402704829">
                <text:p>9.9835840270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844">
                <text:p>9.978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0308821339121">
                <text:p>10.0308821339121</text:p>
              </table:table-cell>
              <table:table-cell office:value-type="float" office:value="NaN">
                <text:p>NaN</text:p>
              </table:table-cell>
              <table:table-cell office:value-type="float" office:value="10.3528">
                <text:p>10.3528</text:p>
              </table:table-cell>
              <table:table-cell office:value-type="float" office:value="10.1651">
                <text:p>10.1651</text:p>
              </table:table-cell>
              <table:table-cell office:value-type="float" office:value="10.0764">
                <text:p>10.0764</text:p>
              </table:table-cell>
              <table:table-cell office:value-type="float" office:value="10.0257">
                <text:p>10.02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0781922583019">
                <text:p>10.078192258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1255144559902">
                <text:p>10.125514455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14">
                <text:p>10.1714</text:p>
              </table:table-cell>
              <table:table-cell office:value-type="float" office:value="10.1203">
                <text:p>10.1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1728487827514">
                <text:p>10.172848782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676">
                <text:p>10.16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201952943615">
                <text:p>10.220195294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569">
                <text:p>10.3569</text:p>
              </table:table-cell>
              <table:table-cell office:value-type="float" office:value="10.2665">
                <text:p>10.2665</text:p>
              </table:table-cell>
              <table:table-cell office:value-type="float" office:value="10.2149">
                <text:p>10.21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2675540465988">
                <text:p>10.267554046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623">
                <text:p>10.26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3149250952429">
                <text:p>10.314925095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617">
                <text:p>10.3617</text:p>
              </table:table-cell>
              <table:table-cell office:value-type="float" office:value="10.3096">
                <text:p>10.30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3623084960756">
                <text:p>10.362308496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57">
                <text:p>10.3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4097043048804">
                <text:p>10.4097043048804</text:p>
              </table:table-cell>
              <table:table-cell office:value-type="float" office:value="11.1695">
                <text:p>11.1695</text:p>
              </table:table-cell>
              <table:table-cell office:value-type="float" office:value="10.7437">
                <text:p>10.7437</text:p>
              </table:table-cell>
              <table:table-cell office:value-type="float" office:value="10.5489">
                <text:p>10.5489</text:p>
              </table:table-cell>
              <table:table-cell office:value-type="float" office:value="10.4569">
                <text:p>10.4569</text:p>
              </table:table-cell>
              <table:table-cell office:value-type="float" office:value="10.4043">
                <text:p>10.40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571125774428">
                <text:p>10.457112577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517">
                <text:p>10.45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5045333695502">
                <text:p>10.504533369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522">
                <text:p>10.5522</text:p>
              </table:table-cell>
              <table:table-cell office:value-type="float" office:value="10.4991">
                <text:p>10.4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5519667369917">
                <text:p>10.551966736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465">
                <text:p>10.54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5994127355585">
                <text:p>10.599412735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412">
                <text:p>10.7412</text:p>
              </table:table-cell>
              <table:table-cell office:value-type="float" office:value="10.6475">
                <text:p>10.6475</text:p>
              </table:table-cell>
              <table:table-cell office:value-type="float" office:value="10.594">
                <text:p>10.5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6468714210436">
                <text:p>10.646871421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414">
                <text:p>10.64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6943428492417">
                <text:p>10.694342849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428">
                <text:p>10.7428</text:p>
              </table:table-cell>
              <table:table-cell office:value-type="float" office:value="10.6888">
                <text:p>10.68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7418270759498">
                <text:p>10.741827075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363">
                <text:p>10.73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7893241569666">
                <text:p>10.7893241569666</text:p>
              </table:table-cell>
              <table:table-cell office:value-type="float" office:value="NaN">
                <text:p>NaN</text:p>
              </table:table-cell>
              <table:table-cell office:value-type="float" office:value="11.1355">
                <text:p>11.1355</text:p>
              </table:table-cell>
              <table:table-cell office:value-type="float" office:value="10.9336">
                <text:p>10.9336</text:p>
              </table:table-cell>
              <table:table-cell office:value-type="float" office:value="10.8382">
                <text:p>10.8382</text:p>
              </table:table-cell>
              <table:table-cell office:value-type="float" office:value="10.7838">
                <text:p>10.7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8368341480927">
                <text:p>10.836834148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313">
                <text:p>10.83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8843571051308">
                <text:p>10.884357105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337">
                <text:p>10.9337</text:p>
              </table:table-cell>
              <table:table-cell office:value-type="float" office:value="10.8787">
                <text:p>10.87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9318930838855">
                <text:p>10.931893083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263">
                <text:p>10.92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979442140163">
                <text:p>10.97944214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62">
                <text:p>11.1262</text:p>
              </table:table-cell>
              <table:table-cell office:value-type="float" office:value="11.0292">
                <text:p>11.0292</text:p>
              </table:table-cell>
              <table:table-cell office:value-type="float" office:value="10.9738">
                <text:p>10.97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0270043297721">
                <text:p>11.027004329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13">
                <text:p>11.02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0745797085229">
                <text:p>11.074579708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48">
                <text:p>11.1248</text:p>
              </table:table-cell>
              <table:table-cell office:value-type="float" office:value="11.0689">
                <text:p>11.06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1221683322278">
                <text:p>11.122168332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64">
                <text:p>11.11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1697702567014">
                <text:p>11.1697702567014</text:p>
              </table:table-cell>
              <table:table-cell office:value-type="float" office:value="11.9837">
                <text:p>11.9837</text:p>
              </table:table-cell>
              <table:table-cell office:value-type="float" office:value="11.5281">
                <text:p>11.5281</text:p>
              </table:table-cell>
              <table:table-cell office:value-type="float" office:value="11.3191">
                <text:p>11.3191</text:p>
              </table:table-cell>
              <table:table-cell office:value-type="float" office:value="11.2204">
                <text:p>11.2204</text:p>
              </table:table-cell>
              <table:table-cell office:value-type="float" office:value="11.164">
                <text:p>11.1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2173855377597">
                <text:p>11.217385537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16">
                <text:p>11.2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2650142312212">
                <text:p>11.265014231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161">
                <text:p>11.3161</text:p>
              </table:table-cell>
              <table:table-cell office:value-type="float" office:value="11.2592">
                <text:p>11.25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3126563929062">
                <text:p>11.312656392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068">
                <text:p>11.30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3603120786369">
                <text:p>11.3603120786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122">
                <text:p>11.5122</text:p>
              </table:table-cell>
              <table:table-cell office:value-type="float" office:value="11.4118">
                <text:p>11.4118</text:p>
              </table:table-cell>
              <table:table-cell office:value-type="float" office:value="11.3545">
                <text:p>11.35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4079813442378">
                <text:p>11.407981344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021">
                <text:p>11.40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455664245535">
                <text:p>11.45566424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76">
                <text:p>11.5076</text:p>
              </table:table-cell>
              <table:table-cell office:value-type="float" office:value="11.4498">
                <text:p>11.4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5033608383569">
                <text:p>11.503360838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974">
                <text:p>11.4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551071178534">
                <text:p>11.551071178534</text:p>
              </table:table-cell>
              <table:table-cell office:value-type="float" office:value="NaN">
                <text:p>NaN</text:p>
              </table:table-cell>
              <table:table-cell office:value-type="float" office:value="11.9216">
                <text:p>11.9216</text:p>
              </table:table-cell>
              <table:table-cell office:value-type="float" office:value="11.7055">
                <text:p>11.7055</text:p>
              </table:table-cell>
              <table:table-cell office:value-type="float" office:value="11.6034">
                <text:p>11.6034</text:p>
              </table:table-cell>
              <table:table-cell office:value-type="float" office:value="11.5451">
                <text:p>11.54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5987953218987">
                <text:p>11.598795321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928">
                <text:p>11.59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.6465333242853">
                <text:p>11.646533324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93">
                <text:p>11.6993</text:p>
              </table:table-cell>
              <table:table-cell office:value-type="float" office:value="11.6405">
                <text:p>11.64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6942852415305">
                <text:p>11.694285241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883">
                <text:p>11.68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7420511294727">
                <text:p>11.742051129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99">
                <text:p>11.899</text:p>
              </table:table-cell>
              <table:table-cell office:value-type="float" office:value="11.7953">
                <text:p>11.7953</text:p>
              </table:table-cell>
              <table:table-cell office:value-type="float" office:value="11.736">
                <text:p>11.7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7898310439527">
                <text:p>11.789831043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838">
                <text:p>11.78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8376250408133">
                <text:p>11.837625040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913">
                <text:p>11.8913</text:p>
              </table:table-cell>
              <table:table-cell office:value-type="float" office:value="11.8315">
                <text:p>11.8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8854331758993">
                <text:p>11.885433175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793">
                <text:p>11.87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9332555050575">
                <text:p>11.9332555050575</text:p>
              </table:table-cell>
              <table:table-cell office:value-type="float" office:value="12.8021">
                <text:p>12.8021</text:p>
              </table:table-cell>
              <table:table-cell office:value-type="float" office:value="12.316">
                <text:p>12.316</text:p>
              </table:table-cell>
              <table:table-cell office:value-type="float" office:value="12.0927">
                <text:p>12.0927</text:p>
              </table:table-cell>
              <table:table-cell office:value-type="float" office:value="11.9873">
                <text:p>11.9873</text:p>
              </table:table-cell>
              <table:table-cell office:value-type="float" office:value="11.9271">
                <text:p>11.92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981092084137">
                <text:p>11.98109208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749">
                <text:p>11.97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0289429689884">
                <text:p>12.028942968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34">
                <text:p>12.0834</text:p>
              </table:table-cell>
              <table:table-cell office:value-type="float" office:value="12.0227">
                <text:p>12.02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0768082154649">
                <text:p>12.076808215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06">
                <text:p>12.07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1246878794211">
                <text:p>12.124687879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67">
                <text:p>12.2867</text:p>
              </table:table-cell>
              <table:table-cell office:value-type="float" office:value="12.1796">
                <text:p>12.1796</text:p>
              </table:table-cell>
              <table:table-cell office:value-type="float" office:value="12.1184">
                <text:p>12.1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1725820167139">
                <text:p>12.1725820167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663">
                <text:p>12.16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2204906832024">
                <text:p>12.220490683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759">
                <text:p>12.2759</text:p>
              </table:table-cell>
              <table:table-cell office:value-type="float" office:value="12.2142">
                <text:p>12.2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2684139347479">
                <text:p>12.268413934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621">
                <text:p>12.26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3163518272147">
                <text:p>12.3163518272147</text:p>
              </table:table-cell>
              <table:table-cell office:value-type="float" office:value="NaN">
                <text:p>NaN</text:p>
              </table:table-cell>
              <table:table-cell office:value-type="float" office:value="12.7112">
                <text:p>12.7112</text:p>
              </table:table-cell>
              <table:table-cell office:value-type="float" office:value="12.4809">
                <text:p>12.4809</text:p>
              </table:table-cell>
              <table:table-cell office:value-type="float" office:value="12.3721">
                <text:p>12.3721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3643044164701">
                <text:p>12.364304416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579">
                <text:p>12.35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4122717583845">
                <text:p>12.412271758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685">
                <text:p>12.4685</text:p>
              </table:table-cell>
              <table:table-cell office:value-type="float" office:value="12.4059">
                <text:p>12.40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4602539088314">
                <text:p>12.460253908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538">
                <text:p>12.45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5082509236865">
                <text:p>12.508250923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54">
                <text:p>12.6754</text:p>
              </table:table-cell>
              <table:table-cell office:value-type="float" office:value="12.5649">
                <text:p>12.5649</text:p>
              </table:table-cell>
              <table:table-cell office:value-type="float" office:value="12.5018">
                <text:p>12.5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.5562628588263">
                <text:p>12.556262858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498">
                <text:p>12.5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6042897701256">
                <text:p>12.604289770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14">
                <text:p>12.6614</text:p>
              </table:table-cell>
              <table:table-cell office:value-type="float" office:value="12.5978">
                <text:p>12.59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.6523317134551">
                <text:p>12.652331713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458">
                <text:p>12.64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7003887446795">
                <text:p>12.7003887446795</text:p>
              </table:table-cell>
              <table:table-cell office:value-type="float" office:value="13.6288">
                <text:p>13.6288</text:p>
              </table:table-cell>
              <table:table-cell office:value-type="float" office:value="13.1072">
                <text:p>13.1072</text:p>
              </table:table-cell>
              <table:table-cell office:value-type="float" office:value="12.8701">
                <text:p>12.8701</text:p>
              </table:table-cell>
              <table:table-cell office:value-type="float" office:value="12.7579">
                <text:p>12.7579</text:p>
              </table:table-cell>
              <table:table-cell office:value-type="float" office:value="12.6938">
                <text:p>12.69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7484609196586">
                <text:p>12.748460919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419">
                <text:p>12.74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7965482942527">
                <text:p>12.79654829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45">
                <text:p>12.8545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8446509243349">
                <text:p>12.844650924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38">
                <text:p>12.8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89276886581">
                <text:p>12.8927688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65">
                <text:p>13.065</text:p>
              </table:table-cell>
              <table:table-cell office:value-type="float" office:value="12.9512">
                <text:p>12.9512</text:p>
              </table:table-cell>
              <table:table-cell office:value-type="float" office:value="12.8861">
                <text:p>12.88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9409021746351">
                <text:p>12.940902174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342">
                <text:p>12.93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9890509068329">
                <text:p>12.989050906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479">
                <text:p>13.0479</text:p>
              </table:table-cell>
              <table:table-cell office:value-type="float" office:value="12.9824">
                <text:p>12.98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0372151184801">
                <text:p>13.037215118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305">
                <text:p>13.0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0853948656496">
                <text:p>13.0853948656496</text:p>
              </table:table-cell>
              <table:table-cell office:value-type="float" office:value="NaN">
                <text:p>NaN</text:p>
              </table:table-cell>
              <table:table-cell office:value-type="float" office:value="13.5043">
                <text:p>13.5043</text:p>
              </table:table-cell>
              <table:table-cell office:value-type="float" office:value="13.2602">
                <text:p>13.2602</text:p>
              </table:table-cell>
              <table:table-cell office:value-type="float" office:value="13.1447">
                <text:p>13.1447</text:p>
              </table:table-cell>
              <table:table-cell office:value-type="float" office:value="13.0787">
                <text:p>13.07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1335902042923">
                <text:p>13.133590204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68">
                <text:p>13.12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1818011900655">
                <text:p>13.181801190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15">
                <text:p>13.2415</text:p>
              </table:table-cell>
              <table:table-cell office:value-type="float" office:value="13.175">
                <text:p>13.1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2300278781655">
                <text:p>13.230027878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232">
                <text:p>13.22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278270323292">
                <text:p>13.27827032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557">
                <text:p>13.4557</text:p>
              </table:table-cell>
              <table:table-cell office:value-type="float" office:value="13.3384">
                <text:p>13.3384</text:p>
              </table:table-cell>
              <table:table-cell office:value-type="float" office:value="13.2714">
                <text:p>13.27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3265285799385">
                <text:p>13.326528579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197">
                <text:p>13.31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374802703214">
                <text:p>13.37480270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354">
                <text:p>13.4354</text:p>
              </table:table-cell>
              <table:table-cell office:value-type="float" office:value="13.3679">
                <text:p>13.36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4230927502429">
                <text:p>13.423092750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162">
                <text:p>13.41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4713987817644">
                <text:p>13.4713987817644</text:p>
              </table:table-cell>
              <table:table-cell office:value-type="float" office:value="14.4656">
                <text:p>14.4656</text:p>
              </table:table-cell>
              <table:table-cell office:value-type="float" office:value="13.9037">
                <text:p>13.9037</text:p>
              </table:table-cell>
              <table:table-cell office:value-type="float" office:value="13.6513">
                <text:p>13.6513</text:p>
              </table:table-cell>
              <table:table-cell office:value-type="float" office:value="13.5324">
                <text:p>13.5324</text:p>
              </table:table-cell>
              <table:table-cell office:value-type="float" office:value="13.4645">
                <text:p>13.46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5197208627978">
                <text:p>13.519720862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28">
                <text:p>13.51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5680590603626">
                <text:p>13.568059060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295">
                <text:p>13.6295</text:p>
              </table:table-cell>
              <table:table-cell office:value-type="float" office:value="13.5611">
                <text:p>13.56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6164134359087">
                <text:p>13.616413435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094">
                <text:p>13.6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6647840316991">
                <text:p>13.664784031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471">
                <text:p>13.8471</text:p>
              </table:table-cell>
              <table:table-cell office:value-type="float" office:value="13.7267">
                <text:p>13.7267</text:p>
              </table:table-cell>
              <table:table-cell office:value-type="float" office:value="13.6577">
                <text:p>13.65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7131708557296">
                <text:p>13.713170855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061">
                <text:p>13.70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7615738799405">
                <text:p>13.761573879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239">
                <text:p>13.8239</text:p>
              </table:table-cell>
              <table:table-cell office:value-type="float" office:value="13.7545">
                <text:p>13.75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8099930784678">
                <text:p>13.809993078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029">
                <text:p>13.80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858428533908">
                <text:p>13.858428533908</text:p>
              </table:table-cell>
              <table:table-cell office:value-type="float" office:value="NaN">
                <text:p>NaN</text:p>
              </table:table-cell>
              <table:table-cell office:value-type="float" office:value="14.3058">
                <text:p>14.3058</text:p>
              </table:table-cell>
              <table:table-cell office:value-type="float" office:value="14.0433">
                <text:p>14.0433</text:p>
              </table:table-cell>
              <table:table-cell office:value-type="float" office:value="13.9212">
                <text:p>13.9212</text:p>
              </table:table-cell>
              <table:table-cell office:value-type="float" office:value="13.8513">
                <text:p>13.85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9068806022736">
                <text:p>13.906880602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997">
                <text:p>13.89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9553500132357">
                <text:p>13.955350013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185">
                <text:p>14.0185</text:p>
              </table:table-cell>
              <table:table-cell office:value-type="float" office:value="13.9482">
                <text:p>13.94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038375821175">
                <text:p>14.003837582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966">
                <text:p>13.99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0523430613267">
                <text:p>14.052343061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02">
                <text:p>14.2402</text:p>
              </table:table-cell>
              <table:table-cell office:value-type="float" office:value="14.1159">
                <text:p>14.1159</text:p>
              </table:table-cell>
              <table:table-cell office:value-type="float" office:value="14.0451">
                <text:p>14.04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1008630749863">
                <text:p>14.100863074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936">
                <text:p>14.0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1493901668923">
                <text:p>14.149390166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134">
                <text:p>14.2134</text:p>
              </table:table-cell>
              <table:table-cell office:value-type="float" office:value="14.1421">
                <text:p>14.14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1979198420174">
                <text:p>14.19791984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906">
                <text:p>14.19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2464767126367">
                <text:p>14.2464767126367</text:p>
              </table:table-cell>
              <table:table-cell office:value-type="float" office:value="15.2619">
                <text:p>15.2619</text:p>
              </table:table-cell>
              <table:table-cell office:value-type="float" office:value="14.6963">
                <text:p>14.6963</text:p>
              </table:table-cell>
              <table:table-cell office:value-type="float" office:value="14.438">
                <text:p>14.438</text:p>
              </table:table-cell>
              <table:table-cell office:value-type="float" office:value="14.3111">
                <text:p>14.3111</text:p>
              </table:table-cell>
              <table:table-cell office:value-type="float" office:value="14.2391">
                <text:p>14.23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2951488321417">
                <text:p>14.295148832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878">
                <text:p>14.28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3439655889897">
                <text:p>14.343965588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092">
                <text:p>14.4092</text:p>
              </table:table-cell>
              <table:table-cell office:value-type="float" office:value="14.3366">
                <text:p>14.33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3918178569975">
                <text:p>14.391817856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844">
                <text:p>14.3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4349554693285">
                <text:p>14.434955469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313">
                <text:p>14.6313</text:p>
              </table:table-cell>
              <table:table-cell office:value-type="float" office:value="14.5052">
                <text:p>14.5052</text:p>
              </table:table-cell>
              <table:table-cell office:value-type="float" office:value="14.4277">
                <text:p>14.42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477128699167">
                <text:p>14.47712869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5194467790441">
                <text:p>14.5194467790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7">
                <text:p>14.5907</text:p>
              </table:table-cell>
              <table:table-cell office:value-type="float" office:value="14.5124">
                <text:p>14.51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56188042685">
                <text:p>14.5618804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55">
                <text:p>14.5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6043416955411">
                <text:p>14.6043416955411</text:p>
              </table:table-cell>
              <table:table-cell office:value-type="float" office:value="NaN">
                <text:p>NaN</text:p>
              </table:table-cell>
              <table:table-cell office:value-type="float" office:value="15.0264">
                <text:p>15.0264</text:p>
              </table:table-cell>
              <table:table-cell office:value-type="float" office:value="14.8023">
                <text:p>14.8023</text:p>
              </table:table-cell>
              <table:table-cell office:value-type="float" office:value="14.6741">
                <text:p>14.6741</text:p>
              </table:table-cell>
              <table:table-cell office:value-type="float" office:value="14.5975">
                <text:p>14.59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6468060791903">
                <text:p>14.646806079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01">
                <text:p>14.64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6892781791726">
                <text:p>14.689278179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78">
                <text:p>14.7578</text:p>
              </table:table-cell>
              <table:table-cell office:value-type="float" office:value="14.6827">
                <text:p>14.68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7317655580402">
                <text:p>14.731765558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253">
                <text:p>14.72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7742716980181">
                <text:p>14.774271698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69">
                <text:p>14.969</text:p>
              </table:table-cell>
              <table:table-cell office:value-type="float" office:value="14.8418">
                <text:p>14.8418</text:p>
              </table:table-cell>
              <table:table-cell office:value-type="float" office:value="14.768">
                <text:p>14.7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8167969530466">
                <text:p>14.816796953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106">
                <text:p>14.81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8593406141511">
                <text:p>14.859340614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59">
                <text:p>14.9259</text:p>
              </table:table-cell>
              <table:table-cell office:value-type="float" office:value="14.8533">
                <text:p>14.85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9019020580088">
                <text:p>14.901902058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96">
                <text:p>14.8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9444810349557">
                <text:p>14.9444810349557</text:p>
              </table:table-cell>
              <table:table-cell office:value-type="float" office:value="15.8462">
                <text:p>15.8462</text:p>
              </table:table-cell>
              <table:table-cell office:value-type="float" office:value="15.3448">
                <text:p>15.3448</text:p>
              </table:table-cell>
              <table:table-cell office:value-type="float" office:value="15.1365">
                <text:p>15.1365</text:p>
              </table:table-cell>
              <table:table-cell office:value-type="float" office:value="15.0101">
                <text:p>15.0101</text:p>
              </table:table-cell>
              <table:table-cell office:value-type="float" office:value="14.9387">
                <text:p>14.93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9870775687439">
                <text:p>14.987077568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814">
                <text:p>14.98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0296917915863">
                <text:p>15.029691791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43">
                <text:p>15.0943</text:p>
              </table:table-cell>
              <table:table-cell office:value-type="float" office:value="15.0241">
                <text:p>15.02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0723238378921">
                <text:p>15.0723238378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669">
                <text:p>15.06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1149738060141">
                <text:p>15.114973806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048">
                <text:p>15.3048</text:p>
              </table:table-cell>
              <table:table-cell office:value-type="float" office:value="15.1786">
                <text:p>15.1786</text:p>
              </table:table-cell>
              <table:table-cell office:value-type="float" office:value="15.1096">
                <text:p>15.1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1576417600393">
                <text:p>15.157641760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524">
                <text:p>15.15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2003277448671">
                <text:p>15.200327744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629">
                <text:p>15.2629</text:p>
              </table:table-cell>
              <table:table-cell office:value-type="float" office:value="15.1952">
                <text:p>15.19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243031799828">
                <text:p>15.24303179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381">
                <text:p>15.23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2857539662528">
                <text:p>15.2857539662528</text:p>
              </table:table-cell>
              <table:table-cell office:value-type="float" office:value="NaN">
                <text:p>NaN</text:p>
              </table:table-cell>
              <table:table-cell office:value-type="float" office:value="15.6661">
                <text:p>15.6661</text:p>
              </table:table-cell>
              <table:table-cell office:value-type="float" office:value="15.4734">
                <text:p>15.4734</text:p>
              </table:table-cell>
              <table:table-cell office:value-type="float" office:value="15.3474">
                <text:p>15.3474</text:p>
              </table:table-cell>
              <table:table-cell office:value-type="float" office:value="15.2809">
                <text:p>15.28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3284942897527">
                <text:p>15.328494289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8">
                <text:p>15.32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3712528195538">
                <text:p>15.371252819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319">
                <text:p>15.4319</text:p>
              </table:table-cell>
              <table:table-cell office:value-type="float" office:value="15.3666">
                <text:p>15.36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4140296068983">
                <text:p>15.414029606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095">
                <text:p>15.40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4568247036436">
                <text:p>15.456824703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422">
                <text:p>15.6422</text:p>
              </table:table-cell>
              <table:table-cell office:value-type="float" office:value="15.5164">
                <text:p>15.5164</text:p>
              </table:table-cell>
              <table:table-cell office:value-type="float" office:value="15.4525">
                <text:p>15.45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4996381614417">
                <text:p>15.499638161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54">
                <text:p>15.49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542470031448">
                <text:p>15.54247003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11">
                <text:p>15.6011</text:p>
              </table:table-cell>
              <table:table-cell office:value-type="float" office:value="15.5383">
                <text:p>15.5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5853203643574">
                <text:p>15.585320364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813">
                <text:p>15.58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6281892105715">
                <text:p>15.6281892105715</text:p>
              </table:table-cell>
              <table:table-cell office:value-type="float" office:value="16.3898">
                <text:p>16.3898</text:p>
              </table:table-cell>
              <table:table-cell office:value-type="float" office:value="15.9899">
                <text:p>15.9899</text:p>
              </table:table-cell>
              <table:table-cell office:value-type="float" office:value="15.8113">
                <text:p>15.8113</text:p>
              </table:table-cell>
              <table:table-cell office:value-type="float" office:value="15.6858">
                <text:p>15.6858</text:p>
              </table:table-cell>
              <table:table-cell office:value-type="float" office:value="15.6243">
                <text:p>15.62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6710766203704">
                <text:p>15.67107662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673">
                <text:p>15.66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7139826440304">
                <text:p>15.713982644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706">
                <text:p>15.7706</text:p>
              </table:table-cell>
              <table:table-cell office:value-type="float" office:value="15.7103">
                <text:p>15.71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7569073318823">
                <text:p>15.756907331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534">
                <text:p>15.75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7998507343232">
                <text:p>15.799850734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807">
                <text:p>15.9807</text:p>
              </table:table-cell>
              <table:table-cell office:value-type="float" office:value="15.8554">
                <text:p>15.8554</text:p>
              </table:table-cell>
              <table:table-cell office:value-type="float" office:value="15.7965">
                <text:p>15.79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8428129018026">
                <text:p>15.842812901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395">
                <text:p>15.83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8857938848022">
                <text:p>15.885793884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04">
                <text:p>15.9404</text:p>
              </table:table-cell>
              <table:table-cell office:value-type="float" office:value="15.8826">
                <text:p>15.88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9287937338169">
                <text:p>15.928793733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258">
                <text:p>15.92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9718124993426">
                <text:p>15.9718124993426</text:p>
              </table:table-cell>
              <table:table-cell office:value-type="float" office:value="NaN">
                <text:p>NaN</text:p>
              </table:table-cell>
              <table:table-cell office:value-type="float" office:value="16.315">
                <text:p>16.315</text:p>
              </table:table-cell>
              <table:table-cell office:value-type="float" office:value="16.1504">
                <text:p>16.1504</text:p>
              </table:table-cell>
              <table:table-cell office:value-type="float" office:value="16.0254">
                <text:p>16.0254</text:p>
              </table:table-cell>
              <table:table-cell office:value-type="float" office:value="15.9689">
                <text:p>15.9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0148502318707">
                <text:p>16.014850231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121">
                <text:p>16.01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057906981887">
                <text:p>16.05790698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105">
                <text:p>16.1105</text:p>
              </table:table-cell>
              <table:table-cell office:value-type="float" office:value="16.0552">
                <text:p>16.05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1009827998738">
                <text:p>16.100982799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984">
                <text:p>16.09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1440777363121">
                <text:p>16.144077736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204">
                <text:p>16.3204</text:p>
              </table:table-cell>
              <table:table-cell office:value-type="float" office:value="16.1957">
                <text:p>16.1957</text:p>
              </table:table-cell>
              <table:table-cell office:value-type="float" office:value="16.1417">
                <text:p>16.14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1871918416843">
                <text:p>16.187191841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849">
                <text:p>16.18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2303251664754">
                <text:p>16.230325166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9">
                <text:p>16.2809</text:p>
              </table:table-cell>
              <table:table-cell office:value-type="float" office:value="16.2282">
                <text:p>16.22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2734777611739">
                <text:p>16.273477761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714">
                <text:p>16.2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3166496762721">
                <text:p>16.3166496762721</text:p>
              </table:table-cell>
              <table:table-cell office:value-type="float" office:value="16.9434">
                <text:p>16.9434</text:p>
              </table:table-cell>
              <table:table-cell office:value-type="float" office:value="16.6413">
                <text:p>16.6413</text:p>
              </table:table-cell>
              <table:table-cell office:value-type="float" office:value="16.4907">
                <text:p>16.4907</text:p>
              </table:table-cell>
              <table:table-cell office:value-type="float" office:value="16.3663">
                <text:p>16.3663</text:p>
              </table:table-cell>
              <table:table-cell office:value-type="float" office:value="16.3147">
                <text:p>16.31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3598409622662">
                <text:p>16.359840962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58">
                <text:p>16.3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4030516696555">
                <text:p>16.403051669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17">
                <text:p>16.4517</text:p>
              </table:table-cell>
              <table:table-cell office:value-type="float" office:value="16.4014">
                <text:p>16.40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4462818489424">
                <text:p>16.446281848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47">
                <text:p>16.44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4895315506322">
                <text:p>16.489531550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613">
                <text:p>16.6613</text:p>
              </table:table-cell>
              <table:table-cell office:value-type="float" office:value="16.5371">
                <text:p>16.5371</text:p>
              </table:table-cell>
              <table:table-cell office:value-type="float" office:value="16.4881">
                <text:p>16.48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5328008252331">
                <text:p>16.532800825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315">
                <text:p>16.53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5760897232556">
                <text:p>16.57608972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227">
                <text:p>16.6227</text:p>
              </table:table-cell>
              <table:table-cell office:value-type="float" office:value="16.5749">
                <text:p>16.57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6193982952127">
                <text:p>16.619398295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183">
                <text:p>16.61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6627265916199">
                <text:p>16.6627265916199</text:p>
              </table:table-cell>
              <table:table-cell office:value-type="float" office:value="NaN">
                <text:p>NaN</text:p>
              </table:table-cell>
              <table:table-cell office:value-type="float" office:value="16.9686">
                <text:p>16.9686</text:p>
              </table:table-cell>
              <table:table-cell office:value-type="float" office:value="16.8322">
                <text:p>16.8322</text:p>
              </table:table-cell>
              <table:table-cell office:value-type="float" office:value="16.7083">
                <text:p>16.7083</text:p>
              </table:table-cell>
              <table:table-cell office:value-type="float" office:value="16.6618">
                <text:p>16.66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7060746629947">
                <text:p>16.7060746629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052">
                <text:p>16.70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7494425598565">
                <text:p>16.749442559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941">
                <text:p>16.7941</text:p>
              </table:table-cell>
              <table:table-cell office:value-type="float" office:value="16.7487">
                <text:p>16.74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792830332727">
                <text:p>16.79283033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922">
                <text:p>16.79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83623803213">
                <text:p>16.8362380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035">
                <text:p>17.0035</text:p>
              </table:table-cell>
              <table:table-cell office:value-type="float" office:value="16.8799">
                <text:p>16.8799</text:p>
              </table:table-cell>
              <table:table-cell office:value-type="float" office:value="16.8358">
                <text:p>16.83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8796657085926">
                <text:p>16.879665708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793">
                <text:p>16.87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9231134126461">
                <text:p>16.923113412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57">
                <text:p>16.9657</text:p>
              </table:table-cell>
              <table:table-cell office:value-type="float" office:value="16.9229">
                <text:p>16.92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9665811948275">
                <text:p>16.9665811948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65">
                <text:p>16.96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.0100691056813">
                <text:p>17.0100691056813</text:p>
              </table:table-cell>
              <table:table-cell office:value-type="float" office:value="17.5071">
                <text:p>17.5071</text:p>
              </table:table-cell>
              <table:table-cell office:value-type="float" office:value="17.2968">
                <text:p>17.2968</text:p>
              </table:table-cell>
              <table:table-cell office:value-type="float" office:value="17.1751">
                <text:p>17.1751</text:p>
              </table:table-cell>
              <table:table-cell office:value-type="float" office:value="17.0517">
                <text:p>17.0517</text:p>
              </table:table-cell>
              <table:table-cell office:value-type="float" office:value="17.0101">
                <text:p>17.01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.05357719576">
                <text:p>17.0535771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537">
                <text:p>17.05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.0971055156236">
                <text:p>17.097105515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377">
                <text:p>17.1377</text:p>
              </table:table-cell>
              <table:table-cell office:value-type="float" office:value="17.0974">
                <text:p>17.09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40654115835">
                <text:p>17.14065411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41">
                <text:p>17.1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1842230469527">
                <text:p>17.184223046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47">
                <text:p>17.347</text:p>
              </table:table-cell>
              <table:table-cell office:value-type="float" office:value="17.2238">
                <text:p>17.2238</text:p>
              </table:table-cell>
              <table:table-cell office:value-type="float" office:value="17.1847">
                <text:p>17.18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2278123595192">
                <text:p>17.227812359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284">
                <text:p>17.22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2714221040478">
                <text:p>17.271422104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101">
                <text:p>17.3101</text:p>
              </table:table-cell>
              <table:table-cell office:value-type="float" office:value="17.2722">
                <text:p>17.27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3150523310145">
                <text:p>17.315052331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159">
                <text:p>17.31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3587030908621">
                <text:p>17.3587030908621</text:p>
              </table:table-cell>
              <table:table-cell office:value-type="float" office:value="NaN">
                <text:p>NaN</text:p>
              </table:table-cell>
              <table:table-cell office:value-type="float" office:value="17.6258">
                <text:p>17.6258</text:p>
              </table:table-cell>
              <table:table-cell office:value-type="float" office:value="17.5192">
                <text:p>17.5192</text:p>
              </table:table-cell>
              <table:table-cell office:value-type="float" office:value="17.3963">
                <text:p>17.3963</text:p>
              </table:table-cell>
              <table:table-cell office:value-type="float" office:value="17.3597">
                <text:p>17.35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402374434028">
                <text:p>17.40237443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035">
                <text:p>17.40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446066411006">
                <text:p>17.44606641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27">
                <text:p>17.4827</text:p>
              </table:table-cell>
              <table:table-cell office:value-type="float" office:value="17.4473">
                <text:p>17.44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4897790724387">
                <text:p>17.489779072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911">
                <text:p>17.49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.5335124692229">
                <text:p>17.533512469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19">
                <text:p>17.6919</text:p>
              </table:table-cell>
              <table:table-cell office:value-type="float" office:value="17.5692">
                <text:p>17.5692</text:p>
              </table:table-cell>
              <table:table-cell office:value-type="float" office:value="17.535">
                <text:p>17.5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.5772666525756">
                <text:p>17.577266652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89">
                <text:p>17.57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.6210416739746">
                <text:p>17.621041673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57">
                <text:p>17.6557</text:p>
              </table:table-cell>
              <table:table-cell office:value-type="float" office:value="17.6228">
                <text:p>17.62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.6648375848714">
                <text:p>17.664837584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667">
                <text:p>17.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.7086544360982">
                <text:p>17.7086544360982</text:p>
              </table:table-cell>
              <table:table-cell office:value-type="float" office:value="18.0827">
                <text:p>18.0827</text:p>
              </table:table-cell>
              <table:table-cell office:value-type="float" office:value="17.9566">
                <text:p>17.9566</text:p>
              </table:table-cell>
              <table:table-cell office:value-type="float" office:value="17.8648">
                <text:p>17.8648</text:p>
              </table:table-cell>
              <table:table-cell office:value-type="float" office:value="17.7423">
                <text:p>17.7423</text:p>
              </table:table-cell>
              <table:table-cell office:value-type="float" office:value="17.7106">
                <text:p>17.71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.7524922770111">
                <text:p>17.752492277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46">
                <text:p>17.7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796351154654">
                <text:p>17.79635115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29">
                <text:p>17.829</text:p>
              </table:table-cell>
              <table:table-cell office:value-type="float" office:value="17.7986">
                <text:p>17.79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.8402311135773">
                <text:p>17.840231113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26">
                <text:p>17.84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.8841321972941">
                <text:p>17.884132197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379">
                <text:p>18.0379</text:p>
              </table:table-cell>
              <table:table-cell office:value-type="float" office:value="17.9158">
                <text:p>17.9158</text:p>
              </table:table-cell>
              <table:table-cell office:value-type="float" office:value="17.8866">
                <text:p>17.88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.928054452385">
                <text:p>17.92805445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306">
                <text:p>17.93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.9719979355001">
                <text:p>17.971997935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026">
                <text:p>18.0026</text:p>
              </table:table-cell>
              <table:table-cell office:value-type="float" office:value="17.9747">
                <text:p>17.97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.0159627213541">
                <text:p>18.015962721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88">
                <text:p>18.01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.0599489060548">
                <text:p>18.0599489060548</text:p>
              </table:table-cell>
              <table:table-cell office:value-type="float" office:value="NaN">
                <text:p>NaN</text:p>
              </table:table-cell>
              <table:table-cell office:value-type="float" office:value="18.2924">
                <text:p>18.2924</text:p>
              </table:table-cell>
              <table:table-cell office:value-type="float" office:value="18.211">
                <text:p>18.211</text:p>
              </table:table-cell>
              <table:table-cell office:value-type="float" office:value="18.0896">
                <text:p>18.0896</text:p>
              </table:table-cell>
              <table:table-cell office:value-type="float" office:value="18.0629">
                <text:p>18.06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.1039565957015">
                <text:p>18.103956595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07">
                <text:p>18.1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.1479858685381">
                <text:p>18.147985868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767">
                <text:p>18.1767</text:p>
              </table:table-cell>
              <table:table-cell office:value-type="float" office:value="18.1512">
                <text:p>18.15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.1920367068635">
                <text:p>18.192036706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953">
                <text:p>18.19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.2361089216344">
                <text:p>18.236108921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847">
                <text:p>18.3847</text:p>
              </table:table-cell>
              <table:table-cell office:value-type="float" office:value="18.2638">
                <text:p>18.2638</text:p>
              </table:table-cell>
              <table:table-cell office:value-type="float" office:value="18.2395">
                <text:p>18.23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.2802021435194">
                <text:p>18.280202143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837">
                <text:p>18.28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.3243160141576">
                <text:p>18.324316014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11">
                <text:p>18.3511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.368450717482">
                <text:p>18.36845071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722">
                <text:p>18.37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.4126078044967">
                <text:p>18.4126078044967</text:p>
              </table:table-cell>
              <table:table-cell office:value-type="float" office:value="18.671">
                <text:p>18.671</text:p>
              </table:table-cell>
              <table:table-cell office:value-type="float" office:value="18.6343">
                <text:p>18.6343</text:p>
              </table:table-cell>
              <table:table-cell office:value-type="float" office:value="18.5606">
                <text:p>18.5606</text:p>
              </table:table-cell>
              <table:table-cell office:value-type="float" office:value="18.4383">
                <text:p>18.4383</text:p>
              </table:table-cell>
              <table:table-cell office:value-type="float" office:value="18.4165">
                <text:p>18.41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.4567906944919">
                <text:p>18.456790694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608">
                <text:p>18.46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.5010032350058">
                <text:p>18.501003235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54">
                <text:p>18.5254</text:p>
              </table:table-cell>
              <table:table-cell office:value-type="float" office:value="18.5052">
                <text:p>18.50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.5452439589939">
                <text:p>18.545243958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495">
                <text:p>18.54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.5894957579775">
                <text:p>18.589495757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395">
                <text:p>18.7395</text:p>
              </table:table-cell>
              <table:table-cell office:value-type="float" office:value="18.6128">
                <text:p>18.6128</text:p>
              </table:table-cell>
              <table:table-cell office:value-type="float" office:value="18.5939">
                <text:p>18.59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6337211218343">
                <text:p>18.633721121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382">
                <text:p>18.63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.6778973463172">
                <text:p>18.6778973463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012">
                <text:p>18.7012</text:p>
              </table:table-cell>
              <table:table-cell office:value-type="float" office:value="18.6825">
                <text:p>18.68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7221472636818">
                <text:p>18.722147263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269">
                <text:p>18.72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.766910911757">
                <text:p>18.766910911757</text:p>
              </table:table-cell>
              <table:table-cell office:value-type="float" office:value="NaN">
                <text:p>NaN</text:p>
              </table:table-cell>
              <table:table-cell office:value-type="float" office:value="18.941">
                <text:p>18.941</text:p>
              </table:table-cell>
              <table:table-cell office:value-type="float" office:value="18.8992">
                <text:p>18.8992</text:p>
              </table:table-cell>
              <table:table-cell office:value-type="float" office:value="18.791">
                <text:p>18.791</text:p>
              </table:table-cell>
              <table:table-cell office:value-type="float" office:value="18.7718">
                <text:p>18.77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.8123350036922">
                <text:p>18.812335003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173">
                <text:p>18.81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.8528736794247">
                <text:p>18.852873679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711">
                <text:p>18.8711</text:p>
              </table:table-cell>
              <table:table-cell office:value-type="float" office:value="18.858">
                <text:p>18.8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.869775875616">
                <text:p>18.86977587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748">
                <text:p>18.87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8817927290234">
                <text:p>18.88179272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54">
                <text:p>18.9654</text:p>
              </table:table-cell>
              <table:table-cell office:value-type="float" office:value="18.9047">
                <text:p>18.9047</text:p>
              </table:table-cell>
              <table:table-cell office:value-type="float" office:value="18.8868">
                <text:p>18.88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.8944701731285">
                <text:p>18.894470173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994">
                <text:p>18.89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.907661568201">
                <text:p>18.90766156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288">
                <text:p>18.9288</text:p>
              </table:table-cell>
              <table:table-cell office:value-type="float" office:value="18.9125">
                <text:p>18.91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.9209269498307">
                <text:p>18.9209269498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257">
                <text:p>18.92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.9341435591812">
                <text:p>18.9341435591812</text:p>
              </table:table-cell>
              <table:table-cell office:value-type="float" office:value="19.2041">
                <text:p>19.2041</text:p>
              </table:table-cell>
              <table:table-cell office:value-type="float" office:value="19.0727">
                <text:p>19.0727</text:p>
              </table:table-cell>
              <table:table-cell office:value-type="float" office:value="19.0124">
                <text:p>19.0124</text:p>
              </table:table-cell>
              <table:table-cell office:value-type="float" office:value="18.9542">
                <text:p>18.9542</text:p>
              </table:table-cell>
              <table:table-cell office:value-type="float" office:value="18.9388">
                <text:p>18.93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.9473341739189">
                <text:p>18.947334173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519">
                <text:p>18.95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.960536377585">
                <text:p>18.96053637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806">
                <text:p>18.9806</text:p>
              </table:table-cell>
              <table:table-cell office:value-type="float" office:value="18.9651">
                <text:p>18.96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.9737673520779">
                <text:p>18.973767352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782">
                <text:p>18.97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.9870286378616">
                <text:p>18.987028637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623">
                <text:p>19.0623</text:p>
              </table:table-cell>
              <table:table-cell office:value-type="float" office:value="19.0072">
                <text:p>19.0072</text:p>
              </table:table-cell>
              <table:table-cell office:value-type="float" office:value="18.9914">
                <text:p>18.99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.0003164608174">
                <text:p>19.000316460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046">
                <text:p>19.00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.0136274750753">
                <text:p>19.013627475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338">
                <text:p>19.0338</text:p>
              </table:table-cell>
              <table:table-cell office:value-type="float" office:value="19.0179">
                <text:p>19.01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.026960203051">
                <text:p>19.02696020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311">
                <text:p>19.03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.0403145342321">
                <text:p>19.0403145342321</text:p>
              </table:table-cell>
              <table:table-cell office:value-type="float" office:value="NaN">
                <text:p>NaN</text:p>
              </table:table-cell>
              <table:table-cell office:value-type="float" office:value="19.1692">
                <text:p>19.1692</text:p>
              </table:table-cell>
              <table:table-cell office:value-type="float" office:value="19.1145">
                <text:p>19.1145</text:p>
              </table:table-cell>
              <table:table-cell office:value-type="float" office:value="19.0604">
                <text:p>19.0604</text:p>
              </table:table-cell>
              <table:table-cell office:value-type="float" office:value="19.0444">
                <text:p>19.0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.0536909003997">
                <text:p>19.053690900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577">
                <text:p>19.05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.0670897443063">
                <text:p>19.067089744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7">
                <text:p>19.087</text:p>
              </table:table-cell>
              <table:table-cell office:value-type="float" office:value="19.071">
                <text:p>19.0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.0805113284163">
                <text:p>19.080511328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44">
                <text:p>19.08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.0939557438521">
                <text:p>19.093955743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672">
                <text:p>19.1672</text:p>
              </table:table-cell>
              <table:table-cell office:value-type="float" office:value="19.1138">
                <text:p>19.1138</text:p>
              </table:table-cell>
              <table:table-cell office:value-type="float" office:value="19.0977">
                <text:p>19.09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1074229857915">
                <text:p>19.107422985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111">
                <text:p>19.11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1209130215574">
                <text:p>19.120913021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406">
                <text:p>19.1406</text:p>
              </table:table-cell>
              <table:table-cell office:value-type="float" office:value="19.1245">
                <text:p>19.12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1344258284644">
                <text:p>19.134425828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38">
                <text:p>19.1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1479614052205">
                <text:p>19.1479614052205</text:p>
              </table:table-cell>
              <table:table-cell office:value-type="float" office:value="19.4517">
                <text:p>19.4517</text:p>
              </table:table-cell>
              <table:table-cell office:value-type="float" office:value="19.2719">
                <text:p>19.2719</text:p>
              </table:table-cell>
              <table:table-cell office:value-type="float" office:value="19.2201">
                <text:p>19.2201</text:p>
              </table:table-cell>
              <table:table-cell office:value-type="float" office:value="19.1676">
                <text:p>19.1676</text:p>
              </table:table-cell>
              <table:table-cell office:value-type="float" office:value="19.1514">
                <text:p>19.15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1615197685988">
                <text:p>19.161519768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649">
                <text:p>19.16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1751009454422">
                <text:p>19.175100945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946">
                <text:p>19.1946</text:p>
              </table:table-cell>
              <table:table-cell office:value-type="float" office:value="19.1784">
                <text:p>19.17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1887049656618">
                <text:p>19.188704965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92">
                <text:p>19.1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2023318581314">
                <text:p>19.202331858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731">
                <text:p>19.2731</text:p>
              </table:table-cell>
              <table:table-cell office:value-type="float" office:value="19.2218">
                <text:p>19.2218</text:p>
              </table:table-cell>
              <table:table-cell office:value-type="float" office:value="19.2055">
                <text:p>19.20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.2159816492322">
                <text:p>19.215981649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91">
                <text:p>19.21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2296543630334">
                <text:p>19.229654363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9">
                <text:p>19.249</text:p>
              </table:table-cell>
              <table:table-cell office:value-type="float" office:value="19.2327">
                <text:p>19.23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2433500221288">
                <text:p>19.243350022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63">
                <text:p>19.24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2570686484934">
                <text:p>19.2570686484934</text:p>
              </table:table-cell>
              <table:table-cell office:value-type="float" office:value="NaN">
                <text:p>NaN</text:p>
              </table:table-cell>
              <table:table-cell office:value-type="float" office:value="19.3798">
                <text:p>19.3798</text:p>
              </table:table-cell>
              <table:table-cell office:value-type="float" office:value="19.3265">
                <text:p>19.3265</text:p>
              </table:table-cell>
              <table:table-cell office:value-type="float" office:value="19.2763">
                <text:p>19.2763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2708102640763">
                <text:p>19.270810264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736">
                <text:p>19.27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2845748910881">
                <text:p>19.284574891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037">
                <text:p>19.3037</text:p>
              </table:table-cell>
              <table:table-cell office:value-type="float" office:value="19.2873">
                <text:p>19.28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2983625520601">
                <text:p>19.298362552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01">
                <text:p>19.3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3121732697782">
                <text:p>19.312173269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802">
                <text:p>19.3802</text:p>
              </table:table-cell>
              <table:table-cell office:value-type="float" office:value="19.3312">
                <text:p>19.3312</text:p>
              </table:table-cell>
              <table:table-cell office:value-type="float" office:value="19.3148">
                <text:p>19.31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3260070671783">
                <text:p>19.326007067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85">
                <text:p>19.32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3398639672526">
                <text:p>19.339863967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88">
                <text:p>19.3588</text:p>
              </table:table-cell>
              <table:table-cell office:value-type="float" office:value="19.3423">
                <text:p>19.34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.3537439929891">
                <text:p>19.3537439929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61">
                <text:p>19.35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3676471673431">
                <text:p>19.3676471673431</text:p>
              </table:table-cell>
              <table:table-cell office:value-type="float" office:value="19.645">
                <text:p>19.645</text:p>
              </table:table-cell>
              <table:table-cell office:value-type="float" office:value="19.4895">
                <text:p>19.4895</text:p>
              </table:table-cell>
              <table:table-cell office:value-type="float" office:value="19.4344">
                <text:p>19.4344</text:p>
              </table:table-cell>
              <table:table-cell office:value-type="float" office:value="19.3865">
                <text:p>19.3865</text:p>
              </table:table-cell>
              <table:table-cell office:value-type="float" office:value="19.3699">
                <text:p>19.36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3815735132332">
                <text:p>19.381573513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838">
                <text:p>19.38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.3955230535495">
                <text:p>19.395523053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143">
                <text:p>19.4143</text:p>
              </table:table-cell>
              <table:table-cell office:value-type="float" office:value="19.3977">
                <text:p>19.39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.4094958111672">
                <text:p>19.409495811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116">
                <text:p>19.41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4234918089572">
                <text:p>19.423491808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89">
                <text:p>19.4889</text:p>
              </table:table-cell>
              <table:table-cell office:value-type="float" office:value="19.4421">
                <text:p>19.4421</text:p>
              </table:table-cell>
              <table:table-cell office:value-type="float" office:value="19.4255">
                <text:p>19.42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.4375110697947">
                <text:p>19.437511069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394">
                <text:p>19.43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.4515536165629">
                <text:p>19.451553616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01">
                <text:p>19.4701</text:p>
              </table:table-cell>
              <table:table-cell office:value-type="float" office:value="19.4534">
                <text:p>19.45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.4656194721537">
                <text:p>19.465619472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674">
                <text:p>19.46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.4797086594673">
                <text:p>19.4797086594673</text:p>
              </table:table-cell>
              <table:table-cell office:value-type="float" office:value="NaN">
                <text:p>NaN</text:p>
              </table:table-cell>
              <table:table-cell office:value-type="float" office:value="19.6002">
                <text:p>19.6002</text:p>
              </table:table-cell>
              <table:table-cell office:value-type="float" office:value="19.5439">
                <text:p>19.5439</text:p>
              </table:table-cell>
              <table:table-cell office:value-type="float" office:value="19.4982">
                <text:p>19.4982</text:p>
              </table:table-cell>
              <table:table-cell office:value-type="float" office:value="19.4814">
                <text:p>19.48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.4938212014107">
                <text:p>19.493821201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954">
                <text:p>19.49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.5079571208958">
                <text:p>19.507957120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263">
                <text:p>19.5263</text:p>
              </table:table-cell>
              <table:table-cell office:value-type="float" office:value="19.5095">
                <text:p>19.50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.5221164408385">
                <text:p>19.52211644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236">
                <text:p>19.52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5362991841579">
                <text:p>19.53629918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991">
                <text:p>19.5991</text:p>
              </table:table-cell>
              <table:table-cell office:value-type="float" office:value="19.5546">
                <text:p>19.5546</text:p>
              </table:table-cell>
              <table:table-cell office:value-type="float" office:value="19.5377">
                <text:p>19.53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5505053737761">
                <text:p>19.550505373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518">
                <text:p>19.55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5647350326183">
                <text:p>19.564735032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829">
                <text:p>19.5829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.5789881836126">
                <text:p>19.578988183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802">
                <text:p>19.58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.5932648496907">
                <text:p>19.5932648496907</text:p>
              </table:table-cell>
              <table:table-cell office:value-type="float" office:value="19.8522">
                <text:p>19.8522</text:p>
              </table:table-cell>
              <table:table-cell office:value-type="float" office:value="19.7121">
                <text:p>19.7121</text:p>
              </table:table-cell>
              <table:table-cell office:value-type="float" office:value="19.6548">
                <text:p>19.6548</text:p>
              </table:table-cell>
              <table:table-cell office:value-type="float" office:value="19.6113">
                <text:p>19.6113</text:p>
              </table:table-cell>
              <table:table-cell office:value-type="float" office:value="19.5944">
                <text:p>19.59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.6075650537878">
                <text:p>19.607565053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086">
                <text:p>19.60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.6218888188427">
                <text:p>19.621888818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399">
                <text:p>19.6399</text:p>
              </table:table-cell>
              <table:table-cell office:value-type="float" office:value="19.6228">
                <text:p>19.62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.6362361677982">
                <text:p>19.636236167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371">
                <text:p>19.63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.6506071236008">
                <text:p>19.650607123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108">
                <text:p>19.7108</text:p>
              </table:table-cell>
              <table:table-cell office:value-type="float" office:value="19.6685">
                <text:p>19.6685</text:p>
              </table:table-cell>
              <table:table-cell office:value-type="float" office:value="19.6514">
                <text:p>19.65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6650017092011">
                <text:p>19.665001709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657">
                <text:p>19.66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6794199475531">
                <text:p>19.679419947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972">
                <text:p>19.6972</text:p>
              </table:table-cell>
              <table:table-cell office:value-type="float" office:value="19.6801">
                <text:p>19.68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.6938618616151">
                <text:p>19.693861861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944">
                <text:p>19.69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7083274743489">
                <text:p>19.7083274743489</text:p>
              </table:table-cell>
              <table:table-cell office:value-type="float" office:value="NaN">
                <text:p>NaN</text:p>
              </table:table-cell>
              <table:table-cell office:value-type="float" office:value="19.8253">
                <text:p>19.8253</text:p>
              </table:table-cell>
              <table:table-cell office:value-type="float" office:value="19.7672">
                <text:p>19.7672</text:p>
              </table:table-cell>
              <table:table-cell office:value-type="float" office:value="19.726">
                <text:p>19.726</text:p>
              </table:table-cell>
              <table:table-cell office:value-type="float" office:value="19.7088">
                <text:p>19.70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.7228168087203">
                <text:p>19.722816808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232">
                <text:p>19.72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.7373298876988">
                <text:p>19.737329887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549">
                <text:p>19.7549</text:p>
              </table:table-cell>
              <table:table-cell office:value-type="float" office:value="19.7377">
                <text:p>19.73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7518667342577">
                <text:p>19.751866734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521">
                <text:p>19.75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7664273713743">
                <text:p>19.766427371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24">
                <text:p>19.824</text:p>
              </table:table-cell>
              <table:table-cell office:value-type="float" office:value="19.7839">
                <text:p>19.7839</text:p>
              </table:table-cell>
              <table:table-cell office:value-type="float" office:value="19.7666">
                <text:p>19.76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7810118220296">
                <text:p>19.781011822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811">
                <text:p>19.78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7956201092086">
                <text:p>19.795620109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13">
                <text:p>19.813</text:p>
              </table:table-cell>
              <table:table-cell office:value-type="float" office:value="19.7957">
                <text:p>19.79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8102522559002">
                <text:p>19.810252255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102">
                <text:p>19.81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8249082850969">
                <text:p>19.8249082850969</text:p>
              </table:table-cell>
              <table:table-cell office:value-type="float" office:value="20.0716">
                <text:p>20.0716</text:p>
              </table:table-cell>
              <table:table-cell office:value-type="float" office:value="19.9402">
                <text:p>19.9402</text:p>
              </table:table-cell>
              <table:table-cell office:value-type="float" office:value="19.8812">
                <text:p>19.8812</text:p>
              </table:table-cell>
              <table:table-cell office:value-type="float" office:value="19.8422">
                <text:p>19.8422</text:p>
              </table:table-cell>
              <table:table-cell office:value-type="float" office:value="19.8248">
                <text:p>19.82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.8395882197954">
                <text:p>19.839588219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394">
                <text:p>19.83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8542920829961">
                <text:p>19.854292082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715">
                <text:p>19.8715</text:p>
              </table:table-cell>
              <table:table-cell office:value-type="float" office:value="19.854">
                <text:p>19.8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8690198977037">
                <text:p>19.869019897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687">
                <text:p>19.86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8837716869265">
                <text:p>19.883771686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388">
                <text:p>19.9388</text:p>
              </table:table-cell>
              <table:table-cell office:value-type="float" office:value="19.9009">
                <text:p>19.9009</text:p>
              </table:table-cell>
              <table:table-cell office:value-type="float" office:value="19.8834">
                <text:p>19.88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898547473677">
                <text:p>19.89854747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981">
                <text:p>19.89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9133472809713">
                <text:p>19.913347280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304">
                <text:p>19.9304</text:p>
              </table:table-cell>
              <table:table-cell office:value-type="float" office:value="19.9128">
                <text:p>19.91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92817113183">
                <text:p>19.9281711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76">
                <text:p>19.92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9430190492772">
                <text:p>19.9430190492772</text:p>
              </table:table-cell>
              <table:table-cell office:value-type="float" office:value="NaN">
                <text:p>NaN</text:p>
              </table:table-cell>
              <table:table-cell office:value-type="float" office:value="20.0566">
                <text:p>20.0566</text:p>
              </table:table-cell>
              <table:table-cell office:value-type="float" office:value="19.9967">
                <text:p>19.9967</text:p>
              </table:table-cell>
              <table:table-cell office:value-type="float" office:value="19.9599">
                <text:p>19.9599</text:p>
              </table:table-cell>
              <table:table-cell office:value-type="float" office:value="19.9423">
                <text:p>19.94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9578910563414">
                <text:p>19.957891056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71">
                <text:p>19.95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9727871760548">
                <text:p>19.972787176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896">
                <text:p>19.9896</text:p>
              </table:table-cell>
              <table:table-cell office:value-type="float" office:value="19.9719">
                <text:p>19.97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9877074314539">
                <text:p>19.987707431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868">
                <text:p>19.98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.002651845579">
                <text:p>20.00265184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551">
                <text:p>20.0551</text:p>
              </table:table-cell>
              <table:table-cell office:value-type="float" office:value="20.0194">
                <text:p>20.0194</text:p>
              </table:table-cell>
              <table:table-cell office:value-type="float" office:value="20.0017">
                <text:p>20.00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.0176204414747">
                <text:p>20.017620441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166">
                <text:p>20.01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.0326132421895">
                <text:p>20.032613242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92">
                <text:p>20.0492</text:p>
              </table:table-cell>
              <table:table-cell office:value-type="float" office:value="20.0315">
                <text:p>20.03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.0476302707759">
                <text:p>20.047630270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64">
                <text:p>20.04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.0626715502907">
                <text:p>20.0626715502907</text:p>
              </table:table-cell>
              <table:table-cell office:value-type="float" office:value="20.2979">
                <text:p>20.2979</text:p>
              </table:table-cell>
              <table:table-cell office:value-type="float" office:value="20.1746">
                <text:p>20.1746</text:p>
              </table:table-cell>
              <table:table-cell office:value-type="float" office:value="20.1138">
                <text:p>20.1138</text:p>
              </table:table-cell>
              <table:table-cell office:value-type="float" office:value="20.0792">
                <text:p>20.0792</text:p>
              </table:table-cell>
              <table:table-cell office:value-type="float" office:value="20.0614">
                <text:p>20.06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.0777371037946">
                <text:p>20.077737103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764">
                <text:p>20.07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.0928269543524">
                <text:p>20.092826954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093">
                <text:p>20.1093</text:p>
              </table:table-cell>
              <table:table-cell office:value-type="float" office:value="20.0914">
                <text:p>20.09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.1079411250333">
                <text:p>20.107941125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064">
                <text:p>20.10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1230796389103">
                <text:p>20.123079638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29">
                <text:p>20.1729</text:p>
              </table:table-cell>
              <table:table-cell office:value-type="float" office:value="20.1394">
                <text:p>20.1394</text:p>
              </table:table-cell>
              <table:table-cell office:value-type="float" office:value="20.1215">
                <text:p>20.12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.1382425190608">
                <text:p>20.138242519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366">
                <text:p>20.13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.1534297885662">
                <text:p>20.153429788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697">
                <text:p>20.1697</text:p>
              </table:table-cell>
              <table:table-cell office:value-type="float" office:value="20.1517">
                <text:p>20.15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1686414705121">
                <text:p>20.168641470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668">
                <text:p>20.16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1838775879883">
                <text:p>20.1838775879883</text:p>
              </table:table-cell>
              <table:table-cell office:value-type="float" office:value="NaN">
                <text:p>NaN</text:p>
              </table:table-cell>
              <table:table-cell office:value-type="float" office:value="20.2942">
                <text:p>20.2942</text:p>
              </table:table-cell>
              <table:table-cell office:value-type="float" office:value="20.2324">
                <text:p>20.2324</text:p>
              </table:table-cell>
              <table:table-cell office:value-type="float" office:value="20.2">
                <text:p>20.2</text:p>
              </table:table-cell>
              <table:table-cell office:value-type="float" office:value="20.182">
                <text:p>20.1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1991381640887">
                <text:p>20.1991381640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972">
                <text:p>20.19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2144232219116">
                <text:p>20.214423221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305">
                <text:p>20.2305</text:p>
              </table:table-cell>
              <table:table-cell office:value-type="float" office:value="20.2124">
                <text:p>20.21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.2297327845592">
                <text:p>20.229732784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276">
                <text:p>20.22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2450668751382">
                <text:p>20.245066875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923">
                <text:p>20.2923</text:p>
              </table:table-cell>
              <table:table-cell office:value-type="float" office:value="20.261">
                <text:p>20.261</text:p>
              </table:table-cell>
              <table:table-cell office:value-type="float" office:value="20.2429">
                <text:p>20.24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2604255167595">
                <text:p>20.260425516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582">
                <text:p>20.25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.2758087325381">
                <text:p>20.27580873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917">
                <text:p>20.2917</text:p>
              </table:table-cell>
              <table:table-cell office:value-type="float" office:value="20.2735">
                <text:p>20.27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2912165455933">
                <text:p>20.291216545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88">
                <text:p>20.28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306648979049">
                <text:p>20.306648979049</text:p>
              </table:table-cell>
              <table:table-cell office:value-type="float" office:value="20.5295">
                <text:p>20.5295</text:p>
              </table:table-cell>
              <table:table-cell office:value-type="float" office:value="20.4154">
                <text:p>20.4154</text:p>
              </table:table-cell>
              <table:table-cell office:value-type="float" office:value="20.3526">
                <text:p>20.3526</text:p>
              </table:table-cell>
              <table:table-cell office:value-type="float" office:value="20.3224">
                <text:p>20.3224</text:p>
              </table:table-cell>
              <table:table-cell office:value-type="float" office:value="20.3042">
                <text:p>20.30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3221060560326">
                <text:p>20.3221060560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195">
                <text:p>20.31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.3375877996764">
                <text:p>20.337587799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533">
                <text:p>20.3533</text:p>
              </table:table-cell>
              <table:table-cell office:value-type="float" office:value="20.335">
                <text:p>20.3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.353094233117">
                <text:p>20.35309423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504">
                <text:p>20.35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.368625379495">
                <text:p>20.36862537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132">
                <text:p>20.4132</text:p>
              </table:table-cell>
              <table:table-cell office:value-type="float" office:value="20.3842">
                <text:p>20.3842</text:p>
              </table:table-cell>
              <table:table-cell office:value-type="float" office:value="20.3658">
                <text:p>20.36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3841812619556">
                <text:p>20.384181261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813">
                <text:p>20.38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.3997619036482">
                <text:p>20.399761903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153">
                <text:p>20.4153</text:p>
              </table:table-cell>
              <table:table-cell office:value-type="float" office:value="20.3968">
                <text:p>20.39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.4153673277265">
                <text:p>20.415367327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124">
                <text:p>20.41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.4309975573487">
                <text:p>20.4309975573487</text:p>
              </table:table-cell>
              <table:table-cell office:value-type="float" office:value="NaN">
                <text:p>NaN</text:p>
              </table:table-cell>
              <table:table-cell office:value-type="float" office:value="20.5381">
                <text:p>20.5381</text:p>
              </table:table-cell>
              <table:table-cell office:value-type="float" office:value="20.4743">
                <text:p>20.4743</text:p>
              </table:table-cell>
              <table:table-cell office:value-type="float" office:value="20.4464">
                <text:p>20.4464</text:p>
              </table:table-cell>
              <table:table-cell office:value-type="float" office:value="20.4279">
                <text:p>20.42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.4466526156771">
                <text:p>20.446652615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35">
                <text:p>20.44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.4623325258787">
                <text:p>20.462332525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776">
                <text:p>20.4776</text:p>
              </table:table-cell>
              <table:table-cell office:value-type="float" office:value="20.4591">
                <text:p>20.45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.4780373111246">
                <text:p>20.478037311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747">
                <text:p>20.47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.4937669945906">
                <text:p>20.493766994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58">
                <text:p>20.5358</text:p>
              </table:table-cell>
              <table:table-cell office:value-type="float" office:value="20.509">
                <text:p>20.509</text:p>
              </table:table-cell>
              <table:table-cell office:value-type="float" office:value="20.4904">
                <text:p>20.49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.5095215994564">
                <text:p>20.509521599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061">
                <text:p>20.50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.5253011489067">
                <text:p>20.525301148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404">
                <text:p>20.5404</text:p>
              </table:table-cell>
              <table:table-cell office:value-type="float" office:value="20.5218">
                <text:p>20.52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.5411056661303">
                <text:p>20.541105666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75">
                <text:p>20.53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.5569351743204">
                <text:p>20.5569351743204</text:p>
              </table:table-cell>
              <table:table-cell office:value-type="float" office:value="20.7666">
                <text:p>20.7666</text:p>
              </table:table-cell>
              <table:table-cell office:value-type="float" office:value="20.6624">
                <text:p>20.6624</text:p>
              </table:table-cell>
              <table:table-cell office:value-type="float" office:value="20.5977">
                <text:p>20.5977</text:p>
              </table:table-cell>
              <table:table-cell office:value-type="float" office:value="20.572">
                <text:p>20.572</text:p>
              </table:table-cell>
              <table:table-cell office:value-type="float" office:value="20.5533">
                <text:p>20.55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.5727896966748">
                <text:p>20.572789696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69">
                <text:p>20.5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.5886692563956">
                <text:p>20.588669256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36">
                <text:p>20.6036</text:p>
              </table:table-cell>
              <table:table-cell office:value-type="float" office:value="20.5848">
                <text:p>20.58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.6045738766898">
                <text:p>20.604573876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07">
                <text:p>20.60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.6205035807682">
                <text:p>20.620503580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599">
                <text:p>20.6599</text:p>
              </table:table-cell>
              <table:table-cell office:value-type="float" office:value="20.6353">
                <text:p>20.6353</text:p>
              </table:table-cell>
              <table:table-cell office:value-type="float" office:value="20.6165">
                <text:p>20.61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.6364583918465">
                <text:p>20.636458391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324">
                <text:p>20.63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.6524383331449">
                <text:p>20.652438333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672">
                <text:p>20.6672</text:p>
              </table:table-cell>
              <table:table-cell office:value-type="float" office:value="20.6483">
                <text:p>20.64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.668443427888">
                <text:p>20.668443427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642">
                <text:p>20.66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.6844736993049">
                <text:p>20.6844736993049</text:p>
              </table:table-cell>
              <table:table-cell office:value-type="float" office:value="NaN">
                <text:p>NaN</text:p>
              </table:table-cell>
              <table:table-cell office:value-type="float" office:value="20.7883">
                <text:p>20.7883</text:p>
              </table:table-cell>
              <table:table-cell office:value-type="float" office:value="20.7226">
                <text:p>20.7226</text:p>
              </table:table-cell>
              <table:table-cell office:value-type="float" office:value="20.6991">
                <text:p>20.6991</text:p>
              </table:table-cell>
              <table:table-cell office:value-type="float" office:value="20.6802">
                <text:p>20.68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.7005291706293">
                <text:p>20.700529170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962">
                <text:p>20.69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.7166098650993">
                <text:p>20.716609865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12">
                <text:p>20.7312</text:p>
              </table:table-cell>
              <table:table-cell office:value-type="float" office:value="20.7122">
                <text:p>20.71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.7327158059579">
                <text:p>20.7327158059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82">
                <text:p>20.72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.7488470164521">
                <text:p>20.748847016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857">
                <text:p>20.7857</text:p>
              </table:table-cell>
              <table:table-cell office:value-type="float" office:value="20.7633">
                <text:p>20.7633</text:p>
              </table:table-cell>
              <table:table-cell office:value-type="float" office:value="20.7443">
                <text:p>20.74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.7650035198341">
                <text:p>20.7650035198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604">
                <text:p>20.76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.7811853393601">
                <text:p>20.781185339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955">
                <text:p>20.7955</text:p>
              </table:table-cell>
              <table:table-cell office:value-type="float" office:value="20.7765">
                <text:p>20.77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.7973924982913">
                <text:p>20.797392498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926">
                <text:p>20.79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.8136250198933">
                <text:p>20.8136250198933</text:p>
              </table:table-cell>
              <table:table-cell office:value-type="float" office:value="21.0096">
                <text:p>21.0096</text:p>
              </table:table-cell>
              <table:table-cell office:value-type="float" office:value="20.9159">
                <text:p>20.9159</text:p>
              </table:table-cell>
              <table:table-cell office:value-type="float" office:value="20.8492">
                <text:p>20.8492</text:p>
              </table:table-cell>
              <table:table-cell office:value-type="float" office:value="20.8279">
                <text:p>20.8279</text:p>
              </table:table-cell>
              <table:table-cell office:value-type="float" office:value="20.8087">
                <text:p>20.80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.8298829274361">
                <text:p>20.829882927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249">
                <text:p>20.82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.846166244195">
                <text:p>20.84616624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603">
                <text:p>20.8603</text:p>
              </table:table-cell>
              <table:table-cell office:value-type="float" office:value="20.8411">
                <text:p>20.84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.8624749934492">
                <text:p>20.862474993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574">
                <text:p>20.85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.8788091984828">
                <text:p>20.878809198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131">
                <text:p>20.9131</text:p>
              </table:table-cell>
              <table:table-cell office:value-type="float" office:value="20.8929">
                <text:p>20.8929</text:p>
              </table:table-cell>
              <table:table-cell office:value-type="float" office:value="20.8736">
                <text:p>20.87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.8951688825849">
                <text:p>20.895168882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899">
                <text:p>20.88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.9115540690484">
                <text:p>20.911554069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255">
                <text:p>20.9255</text:p>
              </table:table-cell>
              <table:table-cell office:value-type="float" office:value="20.9062">
                <text:p>20.90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.9279647811718">
                <text:p>20.927964781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226">
                <text:p>20.92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.9444010422577">
                <text:p>20.9444010422577</text:p>
              </table:table-cell>
              <table:table-cell office:value-type="float" office:value="NaN">
                <text:p>NaN</text:p>
              </table:table-cell>
              <table:table-cell office:value-type="float" office:value="21.0451">
                <text:p>21.0451</text:p>
              </table:table-cell>
              <table:table-cell office:value-type="float" office:value="20.9774">
                <text:p>20.9774</text:p>
              </table:table-cell>
              <table:table-cell office:value-type="float" office:value="20.9583">
                <text:p>20.9583</text:p>
              </table:table-cell>
              <table:table-cell office:value-type="float" office:value="20.9389">
                <text:p>20.93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.9608628756135">
                <text:p>20.960862875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553">
                <text:p>20.95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.9773503045514">
                <text:p>20.977350304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911">
                <text:p>20.9911</text:p>
              </table:table-cell>
              <table:table-cell office:value-type="float" office:value="20.9717">
                <text:p>20.97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.9938633523881">
                <text:p>20.993863352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2">
                <text:p>20.98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.0104020424452">
                <text:p>21.010402042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21">
                <text:p>21.0421</text:p>
              </table:table-cell>
              <table:table-cell office:value-type="float" office:value="21.0241">
                <text:p>21.0241</text:p>
              </table:table-cell>
              <table:table-cell office:value-type="float" office:value="21.0046">
                <text:p>21.00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.026966398049">
                <text:p>21.02696639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211">
                <text:p>21.02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.0435564425305">
                <text:p>21.043556442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572">
                <text:p>21.0572</text:p>
              </table:table-cell>
              <table:table-cell office:value-type="float" office:value="21.0376">
                <text:p>21.03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.0601721992254">
                <text:p>21.060172199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542">
                <text:p>21.05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.0768136914746">
                <text:p>21.0768136914746</text:p>
              </table:table-cell>
              <table:table-cell office:value-type="float" office:value="21.2596">
                <text:p>21.2596</text:p>
              </table:table-cell>
              <table:table-cell office:value-type="float" office:value="21.176">
                <text:p>21.176</text:p>
              </table:table-cell>
              <table:table-cell office:value-type="float" office:value="21.1072">
                <text:p>21.1072</text:p>
              </table:table-cell>
              <table:table-cell office:value-type="float" office:value="21.0903">
                <text:p>21.0903</text:p>
              </table:table-cell>
              <table:table-cell office:value-type="float" office:value="21.0707">
                <text:p>21.07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.0934809426231">
                <text:p>21.093480942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873">
                <text:p>21.08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.1101739760212">
                <text:p>21.110173976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236">
                <text:p>21.1236</text:p>
              </table:table-cell>
              <table:table-cell office:value-type="float" office:value="21.1039">
                <text:p>21.10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.1268928150238">
                <text:p>21.126892815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206">
                <text:p>21.12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.1436374829905">
                <text:p>21.14363748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727">
                <text:p>21.1727</text:p>
              </table:table-cell>
              <table:table-cell office:value-type="float" office:value="21.157">
                <text:p>21.157</text:p>
              </table:table-cell>
              <table:table-cell office:value-type="float" office:value="21.1373">
                <text:p>21.13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.1604080032851">
                <text:p>21.160408003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54">
                <text:p>21.1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.1772043992765">
                <text:p>21.177204399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904">
                <text:p>21.1904</text:p>
              </table:table-cell>
              <table:table-cell office:value-type="float" office:value="21.1707">
                <text:p>21.17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.1940266943377">
                <text:p>21.194026694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874">
                <text:p>21.18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.2108749118465">
                <text:p>21.2108749118465</text:p>
              </table:table-cell>
              <table:table-cell office:value-type="float" office:value="NaN">
                <text:p>NaN</text:p>
              </table:table-cell>
              <table:table-cell office:value-type="float" office:value="21.3085">
                <text:p>21.3085</text:p>
              </table:table-cell>
              <table:table-cell office:value-type="float" office:value="21.2387">
                <text:p>21.2387</text:p>
              </table:table-cell>
              <table:table-cell office:value-type="float" office:value="21.224">
                <text:p>21.224</text:p>
              </table:table-cell>
              <table:table-cell office:value-type="float" office:value="21.2042">
                <text:p>21.20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.2277490751858">
                <text:p>21.227749075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21">
                <text:p>21.2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.2446492077436">
                <text:p>21.244649207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577">
                <text:p>21.2577</text:p>
              </table:table-cell>
              <table:table-cell office:value-type="float" office:value="21.2378">
                <text:p>21.23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.2615753329143">
                <text:p>21.261575332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547">
                <text:p>21.25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.2785274740989">
                <text:p>21.278527474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051">
                <text:p>21.3051</text:p>
              </table:table-cell>
              <table:table-cell office:value-type="float" office:value="21.2915">
                <text:p>21.2915</text:p>
              </table:table-cell>
              <table:table-cell office:value-type="float" office:value="21.2716">
                <text:p>21.27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.2955056547051">
                <text:p>21.295505654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885">
                <text:p>21.28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.3125098981475">
                <text:p>21.312509898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254">
                <text:p>21.3254</text:p>
              </table:table-cell>
              <table:table-cell office:value-type="float" office:value="21.3054">
                <text:p>21.30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.3295402278461">
                <text:p>21.329540227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223">
                <text:p>21.32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1.346596667222">
                <text:p>21.346596667222</text:p>
              </table:table-cell>
              <table:table-cell office:value-type="float" office:value="21.5192">
                <text:p>21.5192</text:p>
              </table:table-cell>
              <table:table-cell office:value-type="float" office:value="21.4425">
                <text:p>21.4425</text:p>
              </table:table-cell>
              <table:table-cell office:value-type="float" office:value="21.3718">
                <text:p>21.3718</text:p>
              </table:table-cell>
              <table:table-cell office:value-type="float" office:value="21.3594">
                <text:p>21.3594</text:p>
              </table:table-cell>
              <table:table-cell office:value-type="float" office:value="21.3393">
                <text:p>21.33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.3636792396944">
                <text:p>21.363679239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563">
                <text:p>21.35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.3807879686744">
                <text:p>21.380787968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35">
                <text:p>21.3935</text:p>
              </table:table-cell>
              <table:table-cell office:value-type="float" office:value="21.3734">
                <text:p>21.37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.3979228775617">
                <text:p>21.397922877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04">
                <text:p>21.39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.415083989747">
                <text:p>21.41508398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39">
                <text:p>21.439</text:p>
              </table:table-cell>
              <table:table-cell office:value-type="float" office:value="21.4277">
                <text:p>21.4277</text:p>
              </table:table-cell>
              <table:table-cell office:value-type="float" office:value="21.4075">
                <text:p>21.40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.4322713286223">
                <text:p>21.432271328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246">
                <text:p>21.42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.449484917606">
                <text:p>21.44948491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21.4418">
                <text:p>21.44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.46672478018">
                <text:p>21.4667247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589">
                <text:p>21.45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.4839909399315">
                <text:p>21.4839909399315</text:p>
              </table:table-cell>
              <table:table-cell office:value-type="float" office:value="NaN">
                <text:p>NaN</text:p>
              </table:table-cell>
              <table:table-cell office:value-type="float" office:value="21.5779">
                <text:p>21.5779</text:p>
              </table:table-cell>
              <table:table-cell office:value-type="float" office:value="21.5067">
                <text:p>21.5067</text:p>
              </table:table-cell>
              <table:table-cell office:value-type="float" office:value="21.4964">
                <text:p>21.4964</text:p>
              </table:table-cell>
              <table:table-cell office:value-type="float" office:value="21.4761">
                <text:p>21.47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.5012834205799">
                <text:p>21.501283420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933">
                <text:p>21.49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.5186022459523">
                <text:p>21.518602245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309">
                <text:p>21.5309</text:p>
              </table:table-cell>
              <table:table-cell office:value-type="float" office:value="21.5106">
                <text:p>21.51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.5359474398695">
                <text:p>21.535947439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78">
                <text:p>21.52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.5533190259082">
                <text:p>21.553319025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747">
                <text:p>21.5747</text:p>
              </table:table-cell>
              <table:table-cell office:value-type="float" office:value="21.5655">
                <text:p>21.5655</text:p>
              </table:table-cell>
              <table:table-cell office:value-type="float" office:value="21.5451">
                <text:p>21.54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.5707170270588">
                <text:p>21.57071702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25">
                <text:p>21.5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.5881414653904">
                <text:p>21.588141465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003">
                <text:p>21.6003</text:p>
              </table:table-cell>
              <table:table-cell office:value-type="float" office:value="21.5798">
                <text:p>21.57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.6055923619785">
                <text:p>21.605592361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972">
                <text:p>21.59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.6230697374878">
                <text:p>21.6230697374878</text:p>
              </table:table-cell>
              <table:table-cell office:value-type="float" office:value="21.7895">
                <text:p>21.7895</text:p>
              </table:table-cell>
              <table:table-cell office:value-type="float" office:value="21.7152">
                <text:p>21.7152</text:p>
              </table:table-cell>
              <table:table-cell office:value-type="float" office:value="21.6432">
                <text:p>21.6432</text:p>
              </table:table-cell>
              <table:table-cell office:value-type="float" office:value="21.6351">
                <text:p>21.6351</text:p>
              </table:table-cell>
              <table:table-cell office:value-type="float" office:value="21.6146">
                <text:p>21.61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.6405736138137">
                <text:p>21.640573613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32">
                <text:p>21.6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.6581040168836">
                <text:p>21.65810401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7">
                <text:p>21.67</text:p>
              </table:table-cell>
              <table:table-cell office:value-type="float" office:value="21.6495">
                <text:p>21.64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.6756609798541">
                <text:p>21.675660979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67">
                <text:p>21.6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.6932445444432">
                <text:p>21.693244544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21.7051">
                <text:p>21.7051</text:p>
              </table:table-cell>
              <table:table-cell office:value-type="float" office:value="21.6845">
                <text:p>21.68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.7108547563697">
                <text:p>21.710854756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02">
                <text:p>21.7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.7284916502135">
                <text:p>21.728491650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402">
                <text:p>21.7402</text:p>
              </table:table-cell>
              <table:table-cell office:value-type="float" office:value="21.7196">
                <text:p>21.71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.7461552221807">
                <text:p>21.746155222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371">
                <text:p>21.73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.7638453999448">
                <text:p>21.7638453999448</text:p>
              </table:table-cell>
              <table:table-cell office:value-type="float" office:value="NaN">
                <text:p>NaN</text:p>
              </table:table-cell>
              <table:table-cell office:value-type="float" office:value="21.8559">
                <text:p>21.8559</text:p>
              </table:table-cell>
              <table:table-cell office:value-type="float" office:value="21.7812">
                <text:p>21.7812</text:p>
              </table:table-cell>
              <table:table-cell office:value-type="float" office:value="21.7755">
                <text:p>21.7755</text:p>
              </table:table-cell>
              <table:table-cell office:value-type="float" office:value="21.7548">
                <text:p>21.75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.7815620390677">
                <text:p>21.781562039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724">
                <text:p>21.77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.799304999503">
                <text:p>21.799304999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109">
                <text:p>21.8109</text:p>
              </table:table-cell>
              <table:table-cell office:value-type="float" office:value="21.7901">
                <text:p>21.79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.8170743581264">
                <text:p>21.817074358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078">
                <text:p>21.80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.8348707386459">
                <text:p>21.834870738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508">
                <text:p>21.8508</text:p>
              </table:table-cell>
              <table:table-cell office:value-type="float" office:value="21.8463">
                <text:p>21.8463</text:p>
              </table:table-cell>
              <table:table-cell office:value-type="float" office:value="21.8255">
                <text:p>21.82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.8526955120877">
                <text:p>21.852695512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432">
                <text:p>21.84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.8705502207811">
                <text:p>21.870550220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818">
                <text:p>21.8818</text:p>
              </table:table-cell>
              <table:table-cell office:value-type="float" office:value="21.861">
                <text:p>21.8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.8884342812264">
                <text:p>21.888434281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788">
                <text:p>21.87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.9063408533541">
                <text:p>21.9063408533541</text:p>
              </table:table-cell>
              <table:table-cell office:value-type="float" office:value="22.0372">
                <text:p>22.0372</text:p>
              </table:table-cell>
              <table:table-cell office:value-type="float" office:value="22.0004">
                <text:p>22.0004</text:p>
              </table:table-cell>
              <table:table-cell office:value-type="float" office:value="21.9217">
                <text:p>21.9217</text:p>
              </table:table-cell>
              <table:table-cell office:value-type="float" office:value="21.9175">
                <text:p>21.9175</text:p>
              </table:table-cell>
              <table:table-cell office:value-type="float" office:value="21.8967">
                <text:p>21.89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.9242549364414">
                <text:p>21.924254936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145">
                <text:p>21.91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.9421674521193">
                <text:p>21.942167452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536">
                <text:p>21.9536</text:p>
              </table:table-cell>
              <table:table-cell office:value-type="float" office:value="21.9323">
                <text:p>21.93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.9601275366243">
                <text:p>21.960127536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502">
                <text:p>21.95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.9783112084254">
                <text:p>21.978311208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94">
                <text:p>21.994</text:p>
              </table:table-cell>
              <table:table-cell office:value-type="float" office:value="21.9904">
                <text:p>21.9904</text:p>
              </table:table-cell>
              <table:table-cell office:value-type="float" office:value="21.9683">
                <text:p>21.96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.9967771561247">
                <text:p>21.996777156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867">
                <text:p>21.98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.0133070390428">
                <text:p>22.013307039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233">
                <text:p>22.0233</text:p>
              </table:table-cell>
              <table:table-cell office:value-type="float" office:value="22.0032">
                <text:p>22.00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.0204004351943">
                <text:p>22.020400435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103">
                <text:p>22.01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2.025557802636">
                <text:p>22.025557802636</text:p>
              </table:table-cell>
              <table:table-cell office:value-type="float" office:value="NaN">
                <text:p>NaN</text:p>
              </table:table-cell>
              <table:table-cell office:value-type="float" office:value="22.1302">
                <text:p>22.1302</text:p>
              </table:table-cell>
              <table:table-cell office:value-type="float" office:value="22.0589">
                <text:p>22.0589</text:p>
              </table:table-cell>
              <table:table-cell office:value-type="float" office:value="22.0375">
                <text:p>22.0375</text:p>
              </table:table-cell>
              <table:table-cell office:value-type="float" office:value="22.0156">
                <text:p>22.01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2.0309975181186">
                <text:p>22.030997518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211">
                <text:p>22.02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.0366609291117">
                <text:p>22.036660929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479">
                <text:p>22.0479</text:p>
              </table:table-cell>
              <table:table-cell office:value-type="float" office:value="22.0269">
                <text:p>22.02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.0423720532174">
                <text:p>22.042372053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327">
                <text:p>22.03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2.0480817902708">
                <text:p>22.048081790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867">
                <text:p>22.0867</text:p>
              </table:table-cell>
              <table:table-cell office:value-type="float" office:value="22.0588">
                <text:p>22.0588</text:p>
              </table:table-cell>
              <table:table-cell office:value-type="float" office:value="22.0385">
                <text:p>22.03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2.0537992547129">
                <text:p>22.053799254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443">
                <text:p>22.04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2.0595394833378">
                <text:p>22.05953948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703">
                <text:p>22.0703</text:p>
              </table:table-cell>
              <table:table-cell office:value-type="float" office:value="22.0501">
                <text:p>22.05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2.0653093522873">
                <text:p>22.065309352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6">
                <text:p>22.0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.071109481133">
                <text:p>22.071109481133</text:p>
              </table:table-cell>
              <table:table-cell office:value-type="float" office:value="22.1501">
                <text:p>22.1501</text:p>
              </table:table-cell>
              <table:table-cell office:value-type="float" office:value="22.1819">
                <text:p>22.1819</text:p>
              </table:table-cell>
              <table:table-cell office:value-type="float" office:value="22.1071">
                <text:p>22.1071</text:p>
              </table:table-cell>
              <table:table-cell office:value-type="float" office:value="22.082">
                <text:p>22.082</text:p>
              </table:table-cell>
              <table:table-cell office:value-type="float" office:value="22.0619">
                <text:p>22.06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.0769383636175">
                <text:p>22.076938363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678">
                <text:p>22.06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.0827946647872">
                <text:p>22.082794664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37">
                <text:p>22.0937</text:p>
              </table:table-cell>
              <table:table-cell office:value-type="float" office:value="22.0738">
                <text:p>22.07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.0886777970067">
                <text:p>22.088677797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797">
                <text:p>22.07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.0945877194733">
                <text:p>22.094587719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9">
                <text:p>22.129</text:p>
              </table:table-cell>
              <table:table-cell office:value-type="float" office:value="22.1054">
                <text:p>22.1054</text:p>
              </table:table-cell>
              <table:table-cell office:value-type="float" office:value="22.0857">
                <text:p>22.08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.1005246083058">
                <text:p>22.100524608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18">
                <text:p>22.09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.106488644016">
                <text:p>22.10648864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173">
                <text:p>22.1173</text:p>
              </table:table-cell>
              <table:table-cell office:value-type="float" office:value="22.0978">
                <text:p>22.09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.112479935004">
                <text:p>22.11247993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039">
                <text:p>22.10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.1184985211377">
                <text:p>22.1184985211377</text:p>
              </table:table-cell>
              <table:table-cell office:value-type="float" office:value="NaN">
                <text:p>NaN</text:p>
              </table:table-cell>
              <table:table-cell office:value-type="float" office:value="22.2188">
                <text:p>22.2188</text:p>
              </table:table-cell>
              <table:table-cell office:value-type="float" office:value="22.1521">
                <text:p>22.1521</text:p>
              </table:table-cell>
              <table:table-cell office:value-type="float" office:value="22.1293">
                <text:p>22.1293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.1245444039109">
                <text:p>22.124544403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161">
                <text:p>22.11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.1306175736795">
                <text:p>22.130617573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14">
                <text:p>22.1414</text:p>
              </table:table-cell>
              <table:table-cell office:value-type="float" office:value="22.1223">
                <text:p>22.12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.1367180248004">
                <text:p>22.136718024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85">
                <text:p>22.12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2.1428457601918">
                <text:p>22.142845760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57">
                <text:p>22.1757</text:p>
              </table:table-cell>
              <table:table-cell office:value-type="float" office:value="22.1536">
                <text:p>22.1536</text:p>
              </table:table-cell>
              <table:table-cell office:value-type="float" office:value="22.1347">
                <text:p>22.13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.1490007900022">
                <text:p>22.14900079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1">
                <text:p>22.1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.1551831284122">
                <text:p>22.155183128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59">
                <text:p>22.1659</text:p>
              </table:table-cell>
              <table:table-cell office:value-type="float" office:value="22.1472">
                <text:p>22.14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.1613927908334">
                <text:p>22.161392790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535">
                <text:p>22.15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.167629792267">
                <text:p>22.167629792267</text:p>
              </table:table-cell>
              <table:table-cell office:value-type="float" office:value="22.2403">
                <text:p>22.2403</text:p>
              </table:table-cell>
              <table:table-cell office:value-type="float" office:value="22.2597">
                <text:p>22.2597</text:p>
              </table:table-cell>
              <table:table-cell office:value-type="float" office:value="22.1996">
                <text:p>22.1996</text:p>
              </table:table-cell>
              <table:table-cell office:value-type="float" office:value="22.1783">
                <text:p>22.1783</text:p>
              </table:table-cell>
              <table:table-cell office:value-type="float" office:value="22.1599">
                <text:p>22.15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.1738941467213">
                <text:p>22.173894146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62">
                <text:p>22.16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.1801858672835">
                <text:p>22.180185867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08">
                <text:p>22.1908</text:p>
              </table:table-cell>
              <table:table-cell office:value-type="float" office:value="22.1726">
                <text:p>22.17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.1865049664553">
                <text:p>22.186504966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9">
                <text:p>22.1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.1928514564948">
                <text:p>22.192851456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239">
                <text:p>22.2239</text:p>
              </table:table-cell>
              <table:table-cell office:value-type="float" office:value="22.2035">
                <text:p>22.2035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.1992253496537">
                <text:p>22.199225349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19">
                <text:p>22.19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.2056266582927">
                <text:p>22.205626658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162">
                <text:p>22.2162</text:p>
              </table:table-cell>
              <table:table-cell office:value-type="float" office:value="22.1984">
                <text:p>22.19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.2120553949051">
                <text:p>22.212055394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049">
                <text:p>22.20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.2185115720897">
                <text:p>22.2185115720897</text:p>
              </table:table-cell>
              <table:table-cell office:value-type="float" office:value="NaN">
                <text:p>NaN</text:p>
              </table:table-cell>
              <table:table-cell office:value-type="float" office:value="22.304">
                <text:p>22.304</text:p>
              </table:table-cell>
              <table:table-cell office:value-type="float" office:value="22.2487">
                <text:p>22.2487</text:p>
              </table:table-cell>
              <table:table-cell office:value-type="float" office:value="22.2291">
                <text:p>22.2291</text:p>
              </table:table-cell>
              <table:table-cell office:value-type="float" office:value="22.2115">
                <text:p>22.21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2.2249952025099">
                <text:p>22.224995202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18">
                <text:p>22.2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.2315062988556">
                <text:p>22.231506298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2">
                <text:p>22.242</text:p>
              </table:table-cell>
              <table:table-cell office:value-type="float" office:value="22.2246">
                <text:p>22.22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.2380448738192">
                <text:p>22.238044873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313">
                <text:p>22.23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.2446109400843">
                <text:p>22.244610940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738">
                <text:p>22.2738</text:p>
              </table:table-cell>
              <table:table-cell office:value-type="float" office:value="22.2551">
                <text:p>22.2551</text:p>
              </table:table-cell>
              <table:table-cell office:value-type="float" office:value="22.2379">
                <text:p>22.23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.2512045103238">
                <text:p>22.251204510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46">
                <text:p>22.24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.2578255972037">
                <text:p>22.25782559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683">
                <text:p>22.2683</text:p>
              </table:table-cell>
              <table:table-cell office:value-type="float" office:value="22.2513">
                <text:p>22.25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.2644742133879">
                <text:p>22.264474213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581">
                <text:p>22.25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.2711503715429">
                <text:p>22.2711503715429</text:p>
              </table:table-cell>
              <table:table-cell office:value-type="float" office:value="22.341">
                <text:p>22.341</text:p>
              </table:table-cell>
              <table:table-cell office:value-type="float" office:value="22.3502">
                <text:p>22.3502</text:p>
              </table:table-cell>
              <table:table-cell office:value-type="float" office:value="22.2994">
                <text:p>22.2994</text:p>
              </table:table-cell>
              <table:table-cell office:value-type="float" office:value="22.2816">
                <text:p>22.2816</text:p>
              </table:table-cell>
              <table:table-cell office:value-type="float" office:value="22.2648">
                <text:p>22.26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.2778540843413">
                <text:p>22.277854084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716">
                <text:p>22.27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.2845853644628">
                <text:p>22.284585364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95">
                <text:p>22.295</text:p>
              </table:table-cell>
              <table:table-cell office:value-type="float" office:value="22.2785">
                <text:p>22.27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291344224595">
                <text:p>22.29134422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53">
                <text:p>22.28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2981306774329">
                <text:p>22.298130677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55">
                <text:p>22.3255</text:p>
              </table:table-cell>
              <table:table-cell office:value-type="float" office:value="22.3085">
                <text:p>22.3085</text:p>
              </table:table-cell>
              <table:table-cell office:value-type="float" office:value="22.2922">
                <text:p>22.29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3049447356786">
                <text:p>22.304944735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991">
                <text:p>22.29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3117864120405">
                <text:p>22.311786412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22">
                <text:p>22.3222</text:p>
              </table:table-cell>
              <table:table-cell office:value-type="float" office:value="22.306">
                <text:p>22.3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3186557192325">
                <text:p>22.318655719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13">
                <text:p>22.3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3255526699744">
                <text:p>22.3255526699744</text:p>
              </table:table-cell>
              <table:table-cell office:value-type="float" office:value="NaN">
                <text:p>NaN</text:p>
              </table:table-cell>
              <table:table-cell office:value-type="float" office:value="22.3979">
                <text:p>22.3979</text:p>
              </table:table-cell>
              <table:table-cell office:value-type="float" office:value="22.352">
                <text:p>22.352</text:p>
              </table:table-cell>
              <table:table-cell office:value-type="float" office:value="22.3359">
                <text:p>22.3359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3324772769912">
                <text:p>22.3324772769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7">
                <text:p>22.3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3394295530132">
                <text:p>22.339429553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498">
                <text:p>22.3498</text:p>
              </table:table-cell>
              <table:table-cell office:value-type="float" office:value="22.334">
                <text:p>22.3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3464095107766">
                <text:p>22.346409510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411">
                <text:p>22.34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534171630226">
                <text:p>22.353417163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79">
                <text:p>22.379</text:p>
              </table:table-cell>
              <table:table-cell office:value-type="float" office:value="22.3637">
                <text:p>22.3637</text:p>
              </table:table-cell>
              <table:table-cell office:value-type="float" office:value="22.3482">
                <text:p>22.34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604525224979">
                <text:p>22.360452522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553">
                <text:p>22.35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75156019549">
                <text:p>22.367515601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778">
                <text:p>22.3778</text:p>
              </table:table-cell>
              <table:table-cell office:value-type="float" office:value="22.3625">
                <text:p>22.36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3746064141515">
                <text:p>22.374606414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697">
                <text:p>22.36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3817249718517">
                <text:p>22.3817249718517</text:p>
              </table:table-cell>
              <table:table-cell office:value-type="float" office:value="22.4519">
                <text:p>22.4519</text:p>
              </table:table-cell>
              <table:table-cell office:value-type="float" office:value="22.4473">
                <text:p>22.4473</text:p>
              </table:table-cell>
              <table:table-cell office:value-type="float" office:value="22.4064">
                <text:p>22.4064</text:p>
              </table:table-cell>
              <table:table-cell office:value-type="float" office:value="22.392">
                <text:p>22.392</text:p>
              </table:table-cell>
              <table:table-cell office:value-type="float" office:value="22.3769">
                <text:p>22.37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3888712878255">
                <text:p>22.388871287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41">
                <text:p>22.384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3960453748498">
                <text:p>22.396045374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063">
                <text:p>22.4063</text:p>
              </table:table-cell>
              <table:table-cell office:value-type="float" office:value="22.3914">
                <text:p>22.39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4032472457085">
                <text:p>22.403247245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987">
                <text:p>22.39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4104769131931">
                <text:p>22.410476913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342">
                <text:p>22.4342</text:p>
              </table:table-cell>
              <table:table-cell office:value-type="float" office:value="22.4207">
                <text:p>22.4207</text:p>
              </table:table-cell>
              <table:table-cell office:value-type="float" office:value="22.406">
                <text:p>22.4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4177343901021">
                <text:p>22.417734390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133">
                <text:p>22.41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4250196892402">
                <text:p>22.425019689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352">
                <text:p>22.4352</text:p>
              </table:table-cell>
              <table:table-cell office:value-type="float" office:value="22.4207">
                <text:p>22.42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4323328234153">
                <text:p>22.432332823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281">
                <text:p>22.428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4396738054358">
                <text:p>22.4396738054358</text:p>
              </table:table-cell>
              <table:table-cell office:value-type="float" office:value="NaN">
                <text:p>NaN</text:p>
              </table:table-cell>
              <table:table-cell office:value-type="float" office:value="22.4983">
                <text:p>22.4983</text:p>
              </table:table-cell>
              <table:table-cell office:value-type="float" office:value="22.4625">
                <text:p>22.4625</text:p>
              </table:table-cell>
              <table:table-cell office:value-type="float" office:value="22.4498">
                <text:p>22.4498</text:p>
              </table:table-cell>
              <table:table-cell office:value-type="float" office:value="22.4355">
                <text:p>22.43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4470426481062">
                <text:p>22.447042648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3">
                <text:p>22.4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4544393642249">
                <text:p>22.454439364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646">
                <text:p>22.4646</text:p>
              </table:table-cell>
              <table:table-cell office:value-type="float" office:value="22.4505">
                <text:p>22.45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4618639665852">
                <text:p>22.4618639665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58">
                <text:p>22.4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469316467984">
                <text:p>22.46931646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912">
                <text:p>22.4912</text:p>
              </table:table-cell>
              <table:table-cell office:value-type="float" office:value="22.4794">
                <text:p>22.4794</text:p>
              </table:table-cell>
              <table:table-cell office:value-type="float" office:value="22.4655">
                <text:p>22.46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4767968812398">
                <text:p>22.476796881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31">
                <text:p>22.47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4843052192215">
                <text:p>22.484305219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944">
                <text:p>22.4944</text:p>
              </table:table-cell>
              <table:table-cell office:value-type="float" office:value="22.4807">
                <text:p>22.48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4918414948784">
                <text:p>22.491841494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883">
                <text:p>22.48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4994057212615">
                <text:p>22.4994057212615</text:p>
              </table:table-cell>
              <table:table-cell office:value-type="float" office:value="22.5727">
                <text:p>22.5727</text:p>
              </table:table-cell>
              <table:table-cell office:value-type="float" office:value="22.5509">
                <text:p>22.5509</text:p>
              </table:table-cell>
              <table:table-cell office:value-type="float" office:value="22.5204">
                <text:p>22.5204</text:p>
              </table:table-cell>
              <table:table-cell office:value-type="float" office:value="22.5095">
                <text:p>22.5095</text:p>
              </table:table-cell>
              <table:table-cell office:value-type="float" office:value="22.496">
                <text:p>22.4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.5069979115049">
                <text:p>22.506997911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037">
                <text:p>22.50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.5146180787399">
                <text:p>22.514618078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46">
                <text:p>22.5246</text:p>
              </table:table-cell>
              <table:table-cell office:value-type="float" office:value="22.5114">
                <text:p>22.51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.5222662359169">
                <text:p>22.522266235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191">
                <text:p>22.51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.5299423955488">
                <text:p>22.529942395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01">
                <text:p>22.5501</text:p>
              </table:table-cell>
              <table:table-cell office:value-type="float" office:value="22.5399">
                <text:p>22.5399</text:p>
              </table:table-cell>
              <table:table-cell office:value-type="float" office:value="22.5269">
                <text:p>22.52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.5376465694597">
                <text:p>22.537646569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347">
                <text:p>22.534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.5453787687311">
                <text:p>22.545378768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54">
                <text:p>22.5554</text:p>
              </table:table-cell>
              <table:table-cell office:value-type="float" office:value="22.5425">
                <text:p>22.54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.5531390041379">
                <text:p>22.553139004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04">
                <text:p>22.55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.5609272873806">
                <text:p>22.5609272873806</text:p>
              </table:table-cell>
              <table:table-cell office:value-type="float" office:value="NaN">
                <text:p>NaN</text:p>
              </table:table-cell>
              <table:table-cell office:value-type="float" office:value="22.6055">
                <text:p>22.6055</text:p>
              </table:table-cell>
              <table:table-cell office:value-type="float" office:value="22.5801">
                <text:p>22.5801</text:p>
              </table:table-cell>
              <table:table-cell office:value-type="float" office:value="22.5709">
                <text:p>22.5709</text:p>
              </table:table-cell>
              <table:table-cell office:value-type="float" office:value="22.5582">
                <text:p>22.55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.5687436331858">
                <text:p>22.568743633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661">
                <text:p>22.56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.5765880617044">
                <text:p>22.576588061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865">
                <text:p>22.5865</text:p>
              </table:table-cell>
              <table:table-cell office:value-type="float" office:value="22.5741">
                <text:p>22.57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.5844605995103">
                <text:p>22.584460599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82">
                <text:p>22.5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.59236127618">
                <text:p>22.5923612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105">
                <text:p>22.6105</text:p>
              </table:table-cell>
              <table:table-cell office:value-type="float" office:value="22.6023">
                <text:p>22.6023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.6002901129387">
                <text:p>22.600290112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981">
                <text:p>22.59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.6082471022329">
                <text:p>22.608247102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181">
                <text:p>22.6181</text:p>
              </table:table-cell>
              <table:table-cell office:value-type="float" office:value="22.6061">
                <text:p>22.60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.616232185112">
                <text:p>22.61623218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142">
                <text:p>22.61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.6242452485438">
                <text:p>22.6242452485438</text:p>
              </table:table-cell>
              <table:table-cell office:value-type="float" office:value="22.7035">
                <text:p>22.7035</text:p>
              </table:table-cell>
              <table:table-cell office:value-type="float" office:value="22.663">
                <text:p>22.663</text:p>
              </table:table-cell>
              <table:table-cell office:value-type="float" office:value="22.6414">
                <text:p>22.6414</text:p>
              </table:table-cell>
              <table:table-cell office:value-type="float" office:value="22.6341">
                <text:p>22.6341</text:p>
              </table:table-cell>
              <table:table-cell office:value-type="float" office:value="22.6223">
                <text:p>22.62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.6322861827923">
                <text:p>22.632286182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304">
                <text:p>22.63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.6403550408153">
                <text:p>22.6403550408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502">
                <text:p>22.6502</text:p>
              </table:table-cell>
              <table:table-cell office:value-type="float" office:value="22.6386">
                <text:p>22.63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.6484522856967">
                <text:p>22.6484522856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68">
                <text:p>22.64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.6565789410115">
                <text:p>22.656578941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733">
                <text:p>22.6733</text:p>
              </table:table-cell>
              <table:table-cell office:value-type="float" office:value="22.6663">
                <text:p>22.6663</text:p>
              </table:table-cell>
              <table:table-cell office:value-type="float" office:value="22.655">
                <text:p>22.6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.6647361588143">
                <text:p>22.664736158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632">
                <text:p>22.66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.6729234967901">
                <text:p>22.672923496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826">
                <text:p>22.6826</text:p>
              </table:table-cell>
              <table:table-cell office:value-type="float" office:value="22.6715">
                <text:p>22.67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.6811358201988">
                <text:p>22.681135820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798">
                <text:p>22.67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.6893618738123">
                <text:p>22.6893618738123</text:p>
              </table:table-cell>
              <table:table-cell office:value-type="float" office:value="NaN">
                <text:p>NaN</text:p>
              </table:table-cell>
              <table:table-cell office:value-type="float" office:value="22.7236">
                <text:p>22.7236</text:p>
              </table:table-cell>
              <table:table-cell office:value-type="float" office:value="22.7065">
                <text:p>22.7065</text:p>
              </table:table-cell>
              <table:table-cell office:value-type="float" office:value="22.6993">
                <text:p>22.6993</text:p>
              </table:table-cell>
              <table:table-cell office:value-type="float" office:value="22.6881">
                <text:p>22.68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.6975948441705">
                <text:p>22.69759484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964">
                <text:p>22.69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.7058715787693">
                <text:p>22.705871578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4">
                <text:p>22.7164</text:p>
              </table:table-cell>
              <table:table-cell office:value-type="float" office:value="22.7048">
                <text:p>22.70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.7143240867814">
                <text:p>22.714324086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4">
                <text:p>22.71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.7229963799812">
                <text:p>22.722996379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43">
                <text:p>22.7343</text:p>
              </table:table-cell>
              <table:table-cell office:value-type="float" office:value="22.7308">
                <text:p>22.7308</text:p>
              </table:table-cell>
              <table:table-cell office:value-type="float" office:value="22.7221">
                <text:p>22.72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.7302246981848">
                <text:p>22.730224698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94">
                <text:p>22.72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.7303837202306">
                <text:p>22.730383720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11">
                <text:p>22.7311</text:p>
              </table:table-cell>
              <table:table-cell office:value-type="float" office:value="22.7296">
                <text:p>22.72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.7290987849909">
                <text:p>22.729098784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82">
                <text:p>22.72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.7280336703608">
                <text:p>22.7280336703608</text:p>
              </table:table-cell>
              <table:table-cell office:value-type="float" office:value="22.8168">
                <text:p>22.8168</text:p>
              </table:table-cell>
              <table:table-cell office:value-type="float" office:value="22.7753">
                <text:p>22.7753</text:p>
              </table:table-cell>
              <table:table-cell office:value-type="float" office:value="22.7347">
                <text:p>22.7347</text:p>
              </table:table-cell>
              <table:table-cell office:value-type="float" office:value="22.7286">
                <text:p>22.7286</text:p>
              </table:table-cell>
              <table:table-cell office:value-type="float" office:value="22.7272">
                <text:p>22.72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.7271443822768">
                <text:p>22.727144382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62">
                <text:p>22.72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.7262989292769">
                <text:p>22.726298929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65">
                <text:p>22.7265</text:p>
              </table:table-cell>
              <table:table-cell office:value-type="float" office:value="22.7254">
                <text:p>22.72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.7254604815763">
                <text:p>22.725460481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45">
                <text:p>22.72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.7246358703464">
                <text:p>22.724635870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97">
                <text:p>22.7297</text:p>
              </table:table-cell>
              <table:table-cell office:value-type="float" office:value="22.7249">
                <text:p>22.7249</text:p>
              </table:table-cell>
              <table:table-cell office:value-type="float" office:value="22.7236">
                <text:p>22.72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.7238363685264">
                <text:p>22.723836368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28">
                <text:p>22.72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.7230671285679">
                <text:p>22.723067128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4">
                <text:p>22.7234</text:p>
              </table:table-cell>
              <table:table-cell office:value-type="float" office:value="22.722">
                <text:p>22.7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.7223286104972">
                <text:p>22.722328610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12">
                <text:p>22.72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.7216196799715">
                <text:p>22.7216196799715</text:p>
              </table:table-cell>
              <table:table-cell office:value-type="float" office:value="NaN">
                <text:p>NaN</text:p>
              </table:table-cell>
              <table:table-cell office:value-type="float" office:value="22.7768">
                <text:p>22.7768</text:p>
              </table:table-cell>
              <table:table-cell office:value-type="float" office:value="22.726">
                <text:p>22.726</text:p>
              </table:table-cell>
              <table:table-cell office:value-type="float" office:value="22.722">
                <text:p>22.722</text:p>
              </table:table-cell>
              <table:table-cell office:value-type="float" office:value="22.7205">
                <text:p>22.72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2.7209393311276">
                <text:p>22.720939331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98">
                <text:p>22.71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.7202871185935">
                <text:p>22.720287118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7">
                <text:p>22.7207</text:p>
              </table:table-cell>
              <table:table-cell office:value-type="float" office:value="22.7191">
                <text:p>22.71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.7196630071236">
                <text:p>22.719663007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85">
                <text:p>22.71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.7190671241664">
                <text:p>22.719067124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3">
                <text:p>22.7233</text:p>
              </table:table-cell>
              <table:table-cell office:value-type="float" office:value="22.7195">
                <text:p>22.7195</text:p>
              </table:table-cell>
              <table:table-cell office:value-type="float" office:value="22.7178">
                <text:p>22.71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.7184996004666">
                <text:p>22.718499600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2">
                <text:p>22.71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.7179605126877">
                <text:p>22.717960512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84">
                <text:p>22.7184</text:p>
              </table:table-cell>
              <table:table-cell office:value-type="float" office:value="22.7167">
                <text:p>22.71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.7174498860965">
                <text:p>22.7174498860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1">
                <text:p>22.71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.7169677171814">
                <text:p>22.7169677171814</text:p>
              </table:table-cell>
              <table:table-cell office:value-type="float" office:value="22.8198">
                <text:p>22.8198</text:p>
              </table:table-cell>
              <table:table-cell office:value-type="float" office:value="22.7693">
                <text:p>22.7693</text:p>
              </table:table-cell>
              <table:table-cell office:value-type="float" office:value="22.7211">
                <text:p>22.7211</text:p>
              </table:table-cell>
              <table:table-cell office:value-type="float" office:value="22.7174">
                <text:p>22.7174</text:p>
              </table:table-cell>
              <table:table-cell office:value-type="float" office:value="22.7156">
                <text:p>22.71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.7165139940795">
                <text:p>22.716513994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1">
                <text:p>22.71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2.7160887079309">
                <text:p>22.7160887079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5">
                <text:p>22.7165</text:p>
              </table:table-cell>
              <table:table-cell office:value-type="float" office:value="22.7147">
                <text:p>22.71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.7156918562993">
                <text:p>22.715691856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2">
                <text:p>22.71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.7153234421727">
                <text:p>22.715323442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93">
                <text:p>22.7193</text:p>
              </table:table-cell>
              <table:table-cell office:value-type="float" office:value="22.7158">
                <text:p>22.7158</text:p>
              </table:table-cell>
              <table:table-cell office:value-type="float" office:value="22.7138">
                <text:p>22.71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.714983471566">
                <text:p>22.71498347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5">
                <text:p>22.71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2.7146719514195">
                <text:p>22.714671951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2">
                <text:p>22.7152</text:p>
              </table:table-cell>
              <table:table-cell office:value-type="float" office:value="22.7131">
                <text:p>22.71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.7143888883682">
                <text:p>22.714388888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28">
                <text:p>22.71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.714134288304">
                <text:p>22.714134288304</text:p>
              </table:table-cell>
              <table:table-cell office:value-type="float" office:value="NaN">
                <text:p>NaN</text:p>
              </table:table-cell>
              <table:table-cell office:value-type="float" office:value="22.7651">
                <text:p>22.7651</text:p>
              </table:table-cell>
              <table:table-cell office:value-type="float" office:value="22.7178">
                <text:p>22.7178</text:p>
              </table:table-cell>
              <table:table-cell office:value-type="float" office:value="22.7146">
                <text:p>22.7146</text:p>
              </table:table-cell>
              <table:table-cell office:value-type="float" office:value="22.7125">
                <text:p>22.71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2.713908156431">
                <text:p>22.71390815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23">
                <text:p>22.71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.7137104975159">
                <text:p>22.713710497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2">
                <text:p>22.7142</text:p>
              </table:table-cell>
              <table:table-cell office:value-type="float" office:value="22.7121">
                <text:p>22.71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2.7135413161453">
                <text:p>22.713541316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19">
                <text:p>22.71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7134006169031">
                <text:p>22.713400616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9">
                <text:p>22.7169</text:p>
              </table:table-cell>
              <table:table-cell office:value-type="float" office:value="22.7139">
                <text:p>22.7139</text:p>
              </table:table-cell>
              <table:table-cell office:value-type="float" office:value="22.7117">
                <text:p>22.71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7132884044575">
                <text:p>22.713288404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15">
                <text:p>22.71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7132046835779">
                <text:p>22.713204683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7">
                <text:p>22.7137</text:p>
              </table:table-cell>
              <table:table-cell office:value-type="float" office:value="22.7114">
                <text:p>22.71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7131494591158">
                <text:p>22.713149459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13">
                <text:p>22.71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7131227359726">
                <text:p>22.7131227359726</text:p>
              </table:table-cell>
              <table:table-cell office:value-type="float" office:value="22.8058">
                <text:p>22.8058</text:p>
              </table:table-cell>
              <table:table-cell office:value-type="float" office:value="22.7637">
                <text:p>22.7637</text:p>
              </table:table-cell>
              <table:table-cell office:value-type="float" office:value="22.7164">
                <text:p>22.7164</text:p>
              </table:table-cell>
              <table:table-cell office:value-type="float" office:value="22.7137">
                <text:p>22.7137</text:p>
              </table:table-cell>
              <table:table-cell office:value-type="float" office:value="22.7113">
                <text:p>22.71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.7131245190728">
                <text:p>22.713124519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13">
                <text:p>22.71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.7131548133442">
                <text:p>22.713154813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7">
                <text:p>22.7137</text:p>
              </table:table-cell>
              <table:table-cell office:value-type="float" office:value="22.7113">
                <text:p>22.71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7132136237108">
                <text:p>22.713213623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13">
                <text:p>22.71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7133009550908">
                <text:p>22.713300955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3">
                <text:p>22.7163</text:p>
              </table:table-cell>
              <table:table-cell office:value-type="float" office:value="22.7139">
                <text:p>22.7139</text:p>
              </table:table-cell>
              <table:table-cell office:value-type="float" office:value="22.7113">
                <text:p>22.71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7134168123995">
                <text:p>22.713416812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14">
                <text:p>22.71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7135612005526">
                <text:p>22.713561200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1">
                <text:p>22.7141</text:p>
              </table:table-cell>
              <table:table-cell office:value-type="float" office:value="22.7115">
                <text:p>22.71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7137341244706">
                <text:p>22.713734124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17">
                <text:p>22.71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7139355890804">
                <text:p>22.7139355890804</text:p>
              </table:table-cell>
              <table:table-cell office:value-type="float" office:value="NaN">
                <text:p>NaN</text:p>
              </table:table-cell>
              <table:table-cell office:value-type="float" office:value="22.7643">
                <text:p>22.7643</text:p>
              </table:table-cell>
              <table:table-cell office:value-type="float" office:value="22.7167">
                <text:p>22.7167</text:p>
              </table:table-cell>
              <table:table-cell office:value-type="float" office:value="22.7145">
                <text:p>22.7145</text:p>
              </table:table-cell>
              <table:table-cell office:value-type="float" office:value="22.7119">
                <text:p>22.71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7141655993166">
                <text:p>22.714165599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21">
                <text:p>22.71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7144241601224">
                <text:p>22.714424160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">
                <text:p>22.715</text:p>
              </table:table-cell>
              <table:table-cell office:value-type="float" office:value="22.7123">
                <text:p>22.7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7147112764482">
                <text:p>22.714711276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25">
                <text:p>22.7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2.7150269532527">
                <text:p>22.715026953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6">
                <text:p>22.7176</text:p>
              </table:table-cell>
              <table:table-cell office:value-type="float" office:value="22.7157">
                <text:p>22.7157</text:p>
              </table:table-cell>
              <table:table-cell office:value-type="float" office:value="22.7128">
                <text:p>22.71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7153711955009">
                <text:p>22.7153711955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1">
                <text:p>22.71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7157440081647">
                <text:p>22.715744008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4">
                <text:p>22.7164</text:p>
              </table:table-cell>
              <table:table-cell office:value-type="float" office:value="22.7135">
                <text:p>22.713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.7161453962225">
                <text:p>22.716145396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39">
                <text:p>22.71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.7165753646591">
                <text:p>22.7165753646591</text:p>
              </table:table-cell>
              <table:table-cell office:value-type="float" office:value="22.8023">
                <text:p>22.8023</text:p>
              </table:table-cell>
              <table:table-cell office:value-type="float" office:value="22.7666">
                <text:p>22.7666</text:p>
              </table:table-cell>
              <table:table-cell office:value-type="float" office:value="22.7189">
                <text:p>22.7189</text:p>
              </table:table-cell>
              <table:table-cell office:value-type="float" office:value="22.7172">
                <text:p>22.7172</text:p>
              </table:table-cell>
              <table:table-cell office:value-type="float" office:value="22.7143">
                <text:p>22.71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.7170339184655">
                <text:p>22.717033918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47">
                <text:p>22.71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.7175210626391">
                <text:p>22.717521062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82">
                <text:p>22.7182</text:p>
              </table:table-cell>
              <table:table-cell office:value-type="float" office:value="22.7151">
                <text:p>22.71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7180368021841">
                <text:p>22.718036802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56">
                <text:p>22.71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.718581142111">
                <text:p>22.71858114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7">
                <text:p>22.7207</text:p>
              </table:table-cell>
              <table:table-cell office:value-type="float" office:value="22.7193">
                <text:p>22.7193</text:p>
              </table:table-cell>
              <table:table-cell office:value-type="float" office:value="22.7161">
                <text:p>22.71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.719154087437">
                <text:p>22.71915408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67">
                <text:p>22.71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.7197556431859">
                <text:p>22.719755643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5">
                <text:p>22.7205</text:p>
              </table:table-cell>
              <table:table-cell office:value-type="float" office:value="22.7173">
                <text:p>22.71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7203858143883">
                <text:p>22.72038581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9">
                <text:p>22.71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.7210446060812">
                <text:p>22.7210446060812</text:p>
              </table:table-cell>
              <table:table-cell office:value-type="float" office:value="NaN">
                <text:p>NaN</text:p>
              </table:table-cell>
              <table:table-cell office:value-type="float" office:value="22.7706">
                <text:p>22.7706</text:p>
              </table:table-cell>
              <table:table-cell office:value-type="float" office:value="22.723">
                <text:p>22.723</text:p>
              </table:table-cell>
              <table:table-cell office:value-type="float" office:value="22.7218">
                <text:p>22.7218</text:p>
              </table:table-cell>
              <table:table-cell office:value-type="float" office:value="22.7185">
                <text:p>22.718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.7217320233087">
                <text:p>22.721732023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91">
                <text:p>22.71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.7224480711211">
                <text:p>22.722448071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2">
                <text:p>22.7232</text:p>
              </table:table-cell>
              <table:table-cell office:value-type="float" office:value="22.7198">
                <text:p>22.71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.7231927545757">
                <text:p>22.723192754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05">
                <text:p>22.72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7239660787361">
                <text:p>22.723966078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57">
                <text:p>22.7257</text:p>
              </table:table-cell>
              <table:table-cell office:value-type="float" office:value="22.7247">
                <text:p>22.7247</text:p>
              </table:table-cell>
              <table:table-cell office:value-type="float" office:value="22.7213">
                <text:p>22.72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.7247680486729">
                <text:p>22.724768048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21">
                <text:p>22.72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.7255986694634">
                <text:p>22.725598669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63">
                <text:p>22.7263</text:p>
              </table:table-cell>
              <table:table-cell office:value-type="float" office:value="22.7229">
                <text:p>22.72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7264579461915">
                <text:p>22.726457946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37">
                <text:p>22.72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.7273458839475">
                <text:p>22.7273458839475</text:p>
              </table:table-cell>
              <table:table-cell office:value-type="float" office:value="22.8087">
                <text:p>22.8087</text:p>
              </table:table-cell>
              <table:table-cell office:value-type="float" office:value="22.7764">
                <text:p>22.7764</text:p>
              </table:table-cell>
              <table:table-cell office:value-type="float" office:value="22.7288">
                <text:p>22.7288</text:p>
              </table:table-cell>
              <table:table-cell office:value-type="float" office:value="22.7281">
                <text:p>22.7281</text:p>
              </table:table-cell>
              <table:table-cell office:value-type="float" office:value="22.7245">
                <text:p>22.72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7282624878289">
                <text:p>22.728262487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54">
                <text:p>22.725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7292077629396">
                <text:p>22.7292077629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">
                <text:p>22.73</text:p>
              </table:table-cell>
              <table:table-cell office:value-type="float" office:value="22.7263">
                <text:p>22.72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.7301817143903">
                <text:p>22.73018171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73">
                <text:p>22.72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.7311843472984">
                <text:p>22.731184347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24">
                <text:p>22.7324</text:p>
              </table:table-cell>
              <table:table-cell office:value-type="float" office:value="22.732">
                <text:p>22.732</text:p>
              </table:table-cell>
              <table:table-cell office:value-type="float" office:value="22.7283">
                <text:p>22.72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.7322156667882">
                <text:p>22.732215666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93">
                <text:p>22.72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.7332756779904">
                <text:p>22.733275677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41">
                <text:p>22.7341</text:p>
              </table:table-cell>
              <table:table-cell office:value-type="float" office:value="22.7303">
                <text:p>22.73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.7343643860428">
                <text:p>22.734364386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14">
                <text:p>22.73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.7354817960898">
                <text:p>22.7354817960898</text:p>
              </table:table-cell>
              <table:table-cell office:value-type="float" office:value="NaN">
                <text:p>NaN</text:p>
              </table:table-cell>
              <table:table-cell office:value-type="float" office:value="22.7841">
                <text:p>22.7841</text:p>
              </table:table-cell>
              <table:table-cell office:value-type="float" office:value="22.7365">
                <text:p>22.7365</text:p>
              </table:table-cell>
              <table:table-cell office:value-type="float" office:value="22.7363">
                <text:p>22.7363</text:p>
              </table:table-cell>
              <table:table-cell office:value-type="float" office:value="22.7324">
                <text:p>22.73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.7366279132824">
                <text:p>22.736627913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36">
                <text:p>22.73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7378027427788">
                <text:p>22.737802742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86">
                <text:p>22.7386</text:p>
              </table:table-cell>
              <table:table-cell office:value-type="float" office:value="22.7347">
                <text:p>22.73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.7390062897436">
                <text:p>22.739006289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59">
                <text:p>22.735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7402385593482">
                <text:p>22.740238559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1">
                <text:p>22.741</text:p>
              </table:table-cell>
              <table:table-cell office:value-type="float" office:value="22.7411">
                <text:p>22.7411</text:p>
              </table:table-cell>
              <table:table-cell office:value-type="float" office:value="22.7371">
                <text:p>22.73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.741499556771">
                <text:p>22.74149955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383">
                <text:p>22.738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.7427892871971">
                <text:p>22.742789287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36">
                <text:p>22.7436</text:p>
              </table:table-cell>
              <table:table-cell office:value-type="float" office:value="22.7396">
                <text:p>22.73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.7441077558183">
                <text:p>22.744107755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09">
                <text:p>22.74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.7454549678333">
                <text:p>22.7454549678333</text:p>
              </table:table-cell>
              <table:table-cell office:value-type="float" office:value="22.8226">
                <text:p>22.8226</text:p>
              </table:table-cell>
              <table:table-cell office:value-type="float" office:value="22.7936">
                <text:p>22.7936</text:p>
              </table:table-cell>
              <table:table-cell office:value-type="float" office:value="22.746">
                <text:p>22.746</text:p>
              </table:table-cell>
              <table:table-cell office:value-type="float" office:value="22.7463">
                <text:p>22.7463</text:p>
              </table:table-cell>
              <table:table-cell office:value-type="float" office:value="22.7422">
                <text:p>22.74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.7468309284477">
                <text:p>22.746830928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35">
                <text:p>22.74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.7482356428737">
                <text:p>22.748235642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91">
                <text:p>22.7491</text:p>
              </table:table-cell>
              <table:table-cell office:value-type="float" office:value="22.7449">
                <text:p>22.744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7496691163305">
                <text:p>22.749669116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63">
                <text:p>22.74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7511313540442">
                <text:p>22.751131354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15">
                <text:p>22.7515</text:p>
              </table:table-cell>
              <table:table-cell office:value-type="float" office:value="22.752">
                <text:p>22.752</text:p>
              </table:table-cell>
              <table:table-cell office:value-type="float" office:value="22.7477">
                <text:p>22.747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.7526223612476">
                <text:p>22.752622361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92">
                <text:p>22.74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.7541421431804">
                <text:p>22.75414214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51">
                <text:p>22.7551</text:p>
              </table:table-cell>
              <table:table-cell office:value-type="float" office:value="22.7507">
                <text:p>22.75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.755690705089">
                <text:p>22.755690705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22">
                <text:p>22.75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.757268052227">
                <text:p>22.757268052227</text:p>
              </table:table-cell>
              <table:table-cell office:value-type="float" office:value="NaN">
                <text:p>NaN</text:p>
              </table:table-cell>
              <table:table-cell office:value-type="float" office:value="22.8049">
                <text:p>22.8049</text:p>
              </table:table-cell>
              <table:table-cell office:value-type="float" office:value="22.7574">
                <text:p>22.7574</text:p>
              </table:table-cell>
              <table:table-cell office:value-type="float" office:value="22.7582">
                <text:p>22.7582</text:p>
              </table:table-cell>
              <table:table-cell office:value-type="float" office:value="22.7537">
                <text:p>22.75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.7588741898546">
                <text:p>22.758874189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53">
                <text:p>22.75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.760509123239">
                <text:p>22.760509123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15">
                <text:p>22.7615</text:p>
              </table:table-cell>
              <table:table-cell office:value-type="float" office:value="22.7569">
                <text:p>22.75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.7621728576541">
                <text:p>22.7621728576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586">
                <text:p>22.75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.763865398381">
                <text:p>22.76386539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38">
                <text:p>22.7638</text:p>
              </table:table-cell>
              <table:table-cell office:value-type="float" office:value="22.7648">
                <text:p>22.7648</text:p>
              </table:table-cell>
              <table:table-cell office:value-type="float" office:value="22.7602">
                <text:p>22.76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.7655867507073">
                <text:p>22.765586750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19">
                <text:p>22.76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.7673369199279">
                <text:p>22.767336919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83">
                <text:p>22.7683</text:p>
              </table:table-cell>
              <table:table-cell office:value-type="float" office:value="22.7636">
                <text:p>22.76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.7691159113443">
                <text:p>22.769115911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54">
                <text:p>22.76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.7709237302651">
                <text:p>22.7709237302651</text:p>
              </table:table-cell>
              <table:table-cell office:value-type="float" office:value="22.8436">
                <text:p>22.8436</text:p>
              </table:table-cell>
              <table:table-cell office:value-type="float" office:value="22.8181">
                <text:p>22.8181</text:p>
              </table:table-cell>
              <table:table-cell office:value-type="float" office:value="22.7706">
                <text:p>22.7706</text:p>
              </table:table-cell>
              <table:table-cell office:value-type="float" office:value="22.7719">
                <text:p>22.7719</text:p>
              </table:table-cell>
              <table:table-cell office:value-type="float" office:value="22.7672">
                <text:p>22.76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7727603820058">
                <text:p>22.772760382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9">
                <text:p>22.76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.7746258718887">
                <text:p>22.774625871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56">
                <text:p>22.7756</text:p>
              </table:table-cell>
              <table:table-cell office:value-type="float" office:value="22.7708">
                <text:p>22.77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.776520205243">
                <text:p>22.77652020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27">
                <text:p>22.77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.7784433874052">
                <text:p>22.778443387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79">
                <text:p>22.7779</text:p>
              </table:table-cell>
              <table:table-cell office:value-type="float" office:value="22.7795">
                <text:p>22.7795</text:p>
              </table:table-cell>
              <table:table-cell office:value-type="float" office:value="22.7746">
                <text:p>22.77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.7803954237181">
                <text:p>22.780395423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65">
                <text:p>22.77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.782376319532">
                <text:p>22.78237631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34">
                <text:p>22.7834</text:p>
              </table:table-cell>
              <table:table-cell office:value-type="float" office:value="22.7784">
                <text:p>22.77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.784386080204">
                <text:p>22.78438608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04">
                <text:p>22.780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.7864247110981">
                <text:p>22.7864247110981</text:p>
              </table:table-cell>
              <table:table-cell office:value-type="float" office:value="NaN">
                <text:p>NaN</text:p>
              </table:table-cell>
              <table:table-cell office:value-type="float" office:value="22.8332">
                <text:p>22.8332</text:p>
              </table:table-cell>
              <table:table-cell office:value-type="float" office:value="22.7857">
                <text:p>22.7857</text:p>
              </table:table-cell>
              <table:table-cell office:value-type="float" office:value="22.7875">
                <text:p>22.7875</text:p>
              </table:table-cell>
              <table:table-cell office:value-type="float" office:value="22.7824">
                <text:p>22.78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.7884922175854">
                <text:p>22.788492217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45">
                <text:p>22.78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.7905886050437">
                <text:p>22.790588605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16">
                <text:p>22.7916</text:p>
              </table:table-cell>
              <table:table-cell office:value-type="float" office:value="22.7865">
                <text:p>22.78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.7927138788581">
                <text:p>22.792713878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86">
                <text:p>22.78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.7948680444204">
                <text:p>22.794868044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39">
                <text:p>22.7939</text:p>
              </table:table-cell>
              <table:table-cell office:value-type="float" office:value="22.7959">
                <text:p>22.7959</text:p>
              </table:table-cell>
              <table:table-cell office:value-type="float" office:value="22.7907">
                <text:p>22.79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.7970511071294">
                <text:p>22.797051107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29">
                <text:p>22.79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.7992630723913">
                <text:p>22.799263072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03">
                <text:p>22.8003</text:p>
              </table:table-cell>
              <table:table-cell office:value-type="float" office:value="22.7951">
                <text:p>22.79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.8015039456188">
                <text:p>22.801503945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73">
                <text:p>22.79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.8037737322316">
                <text:p>22.8037737322316</text:p>
              </table:table-cell>
              <table:table-cell office:value-type="float" office:value="22.8717">
                <text:p>22.8717</text:p>
              </table:table-cell>
              <table:table-cell office:value-type="float" office:value="22.8501">
                <text:p>22.8501</text:p>
              </table:table-cell>
              <table:table-cell office:value-type="float" office:value="22.8026">
                <text:p>22.8026</text:p>
              </table:table-cell>
              <table:table-cell office:value-type="float" office:value="22.8049">
                <text:p>22.8049</text:p>
              </table:table-cell>
              <table:table-cell office:value-type="float" office:value="22.7995">
                <text:p>22.79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.8060724376569">
                <text:p>22.80607243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18">
                <text:p>22.80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.8084000673287">
                <text:p>22.808400067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95">
                <text:p>22.8095</text:p>
              </table:table-cell>
              <table:table-cell office:value-type="float" office:value="22.8041">
                <text:p>22.80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.8107566266876">
                <text:p>22.810756626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064">
                <text:p>22.80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.8131421211818">
                <text:p>22.813142121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17">
                <text:p>22.8117</text:p>
              </table:table-cell>
              <table:table-cell office:value-type="float" office:value="22.8143">
                <text:p>22.8143</text:p>
              </table:table-cell>
              <table:table-cell office:value-type="float" office:value="22.8088">
                <text:p>22.80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.8155565562662">
                <text:p>22.815556556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12">
                <text:p>22.81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.8179999374027">
                <text:p>22.817999937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91">
                <text:p>22.8191</text:p>
              </table:table-cell>
              <table:table-cell office:value-type="float" office:value="22.8136">
                <text:p>22.81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.8204722700606">
                <text:p>22.820472270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6">
                <text:p>22.8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.8229735597159">
                <text:p>22.8229735597159</text:p>
              </table:table-cell>
              <table:table-cell office:value-type="float" office:value="NaN">
                <text:p>NaN</text:p>
              </table:table-cell>
              <table:table-cell office:value-type="float" office:value="22.8689">
                <text:p>22.8689</text:p>
              </table:table-cell>
              <table:table-cell office:value-type="float" office:value="22.8213">
                <text:p>22.8213</text:p>
              </table:table-cell>
              <table:table-cell office:value-type="float" office:value="22.8241">
                <text:p>22.8241</text:p>
              </table:table-cell>
              <table:table-cell office:value-type="float" office:value="22.8185">
                <text:p>22.81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.8255038118516">
                <text:p>22.825503811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21">
                <text:p>22.8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2.8280630319581">
                <text:p>22.828063031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292">
                <text:p>22.8292</text:p>
              </table:table-cell>
              <table:table-cell office:value-type="float" office:value="22.8235">
                <text:p>22.823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2.8306512255325">
                <text:p>22.830651225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261">
                <text:p>22.826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.8332683980794">
                <text:p>22.833268398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14">
                <text:p>22.8314</text:p>
              </table:table-cell>
              <table:table-cell office:value-type="float" office:value="22.8344">
                <text:p>22.8344</text:p>
              </table:table-cell>
              <table:table-cell office:value-type="float" office:value="22.8287">
                <text:p>22.82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2.8359145551099">
                <text:p>22.835914555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13">
                <text:p>22.83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.8385897021426">
                <text:p>22.838589702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98">
                <text:p>22.8398</text:p>
              </table:table-cell>
              <table:table-cell office:value-type="float" office:value="22.8339">
                <text:p>22.833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.8412938447029">
                <text:p>22.841293844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66">
                <text:p>22.83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2.8440269883238">
                <text:p>22.8440269883238</text:p>
              </table:table-cell>
              <table:table-cell office:value-type="float" office:value="22.9072">
                <text:p>22.9072</text:p>
              </table:table-cell>
              <table:table-cell office:value-type="float" office:value="22.8895">
                <text:p>22.8895</text:p>
              </table:table-cell>
              <table:table-cell office:value-type="float" office:value="22.8419">
                <text:p>22.8419</text:p>
              </table:table-cell>
              <table:table-cell office:value-type="float" office:value="22.8452">
                <text:p>22.8452</text:p>
              </table:table-cell>
              <table:table-cell office:value-type="float" office:value="22.8393">
                <text:p>22.83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.8467891385446">
                <text:p>22.846789138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2">
                <text:p>22.8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.8495803009124">
                <text:p>22.8495803009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08">
                <text:p>22.8508</text:p>
              </table:table-cell>
              <table:table-cell office:value-type="float" office:value="22.8448">
                <text:p>22.84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.8524004809809">
                <text:p>22.852400480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76">
                <text:p>22.84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.8552496843111">
                <text:p>22.85524968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29">
                <text:p>22.8529</text:p>
              </table:table-cell>
              <table:table-cell office:value-type="float" office:value="22.8565">
                <text:p>22.8565</text:p>
              </table:table-cell>
              <table:table-cell office:value-type="float" office:value="22.8504">
                <text:p>22.85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2.8581279164714">
                <text:p>22.858127916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32">
                <text:p>22.85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2.8610351830366">
                <text:p>22.861035183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23">
                <text:p>22.8623</text:p>
              </table:table-cell>
              <table:table-cell office:value-type="float" office:value="22.8561">
                <text:p>22.85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2.8639714895895">
                <text:p>22.8639714895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9">
                <text:p>22.85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.8669368417191">
                <text:p>22.8669368417191</text:p>
              </table:table-cell>
              <table:table-cell office:value-type="float" office:value="NaN">
                <text:p>NaN</text:p>
              </table:table-cell>
              <table:table-cell office:value-type="float" office:value="22.912">
                <text:p>22.912</text:p>
              </table:table-cell>
              <table:table-cell office:value-type="float" office:value="22.8644">
                <text:p>22.8644</text:p>
              </table:table-cell>
              <table:table-cell office:value-type="float" office:value="22.8682">
                <text:p>22.8682</text:p>
              </table:table-cell>
              <table:table-cell office:value-type="float" office:value="22.862">
                <text:p>22.8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.8699312450223">
                <text:p>22.869931245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49">
                <text:p>22.86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.8729547051027">
                <text:p>22.872954705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742">
                <text:p>22.8742</text:p>
              </table:table-cell>
              <table:table-cell office:value-type="float" office:value="22.8679">
                <text:p>22.867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.8760072275711">
                <text:p>22.876007227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709">
                <text:p>22.87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.8790888180456">
                <text:p>22.87908881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763">
                <text:p>22.8763</text:p>
              </table:table-cell>
              <table:table-cell office:value-type="float" office:value="22.8804">
                <text:p>22.8804</text:p>
              </table:table-cell>
              <table:table-cell office:value-type="float" office:value="22.874">
                <text:p>22.8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.8821994821511">
                <text:p>22.882199482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771">
                <text:p>22.87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.8853392255201">
                <text:p>22.885339225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66">
                <text:p>22.8866</text:p>
              </table:table-cell>
              <table:table-cell office:value-type="float" office:value="22.8802">
                <text:p>22.880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.8885080537919">
                <text:p>22.8885080537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33">
                <text:p>22.88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.8917059726129">
                <text:p>22.8917059726129</text:p>
              </table:table-cell>
              <table:table-cell office:value-type="float" office:value="22.9502">
                <text:p>22.9502</text:p>
              </table:table-cell>
              <table:table-cell office:value-type="float" office:value="22.9363">
                <text:p>22.9363</text:p>
              </table:table-cell>
              <table:table-cell office:value-type="float" office:value="22.8887">
                <text:p>22.8887</text:p>
              </table:table-cell>
              <table:table-cell office:value-type="float" office:value="22.893">
                <text:p>22.893</text:p>
              </table:table-cell>
              <table:table-cell office:value-type="float" office:value="22.8865">
                <text:p>22.88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8949329876371">
                <text:p>22.894932987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97">
                <text:p>22.88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.8981891045252">
                <text:p>22.898189104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995">
                <text:p>22.8995</text:p>
              </table:table-cell>
              <table:table-cell office:value-type="float" office:value="22.8929">
                <text:p>22.89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.9014743289453">
                <text:p>22.901474328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962">
                <text:p>22.89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.9047886665727">
                <text:p>22.904788666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016">
                <text:p>22.9016</text:p>
              </table:table-cell>
              <table:table-cell office:value-type="float" office:value="22.9061">
                <text:p>22.9061</text:p>
              </table:table-cell>
              <table:table-cell office:value-type="float" office:value="22.8994">
                <text:p>22.89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.9081321230895">
                <text:p>22.908132123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028">
                <text:p>22.90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.9115047041855">
                <text:p>22.911504704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129">
                <text:p>22.9129</text:p>
              </table:table-cell>
              <table:table-cell office:value-type="float" office:value="22.9061">
                <text:p>22.90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.9149064155574">
                <text:p>22.914906415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095">
                <text:p>22.90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.9183372629091">
                <text:p>22.9183372629091</text:p>
              </table:table-cell>
              <table:table-cell office:value-type="float" office:value="NaN">
                <text:p>NaN</text:p>
              </table:table-cell>
              <table:table-cell office:value-type="float" office:value="22.9625">
                <text:p>22.9625</text:p>
              </table:table-cell>
              <table:table-cell office:value-type="float" office:value="22.9149">
                <text:p>22.9149</text:p>
              </table:table-cell>
              <table:table-cell office:value-type="float" office:value="22.9197">
                <text:p>22.9197</text:p>
              </table:table-cell>
              <table:table-cell office:value-type="float" office:value="22.9129">
                <text:p>22.91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9217972519517">
                <text:p>22.921797251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163">
                <text:p>22.91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9252863884034">
                <text:p>22.925286388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267">
                <text:p>22.9267</text:p>
              </table:table-cell>
              <table:table-cell office:value-type="float" office:value="22.9198">
                <text:p>22.91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.92880467799">
                <text:p>22.9288046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232">
                <text:p>22.92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.9323521264439">
                <text:p>22.932352126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287">
                <text:p>22.9287</text:p>
              </table:table-cell>
              <table:table-cell office:value-type="float" office:value="22.9338">
                <text:p>22.9338</text:p>
              </table:table-cell>
              <table:table-cell office:value-type="float" office:value="22.9268">
                <text:p>22.92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.9359287395053">
                <text:p>22.935928739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303">
                <text:p>22.93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.9395345229209">
                <text:p>22.939534522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41">
                <text:p>22.941</text:p>
              </table:table-cell>
              <table:table-cell office:value-type="float" office:value="22.9339">
                <text:p>22.933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2.9431694824453">
                <text:p>22.943169482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375">
                <text:p>22.9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9468336238399">
                <text:p>22.9468336238399</text:p>
              </table:table-cell>
              <table:table-cell office:value-type="float" office:value="23.0006">
                <text:p>23.0006</text:p>
              </table:table-cell>
              <table:table-cell office:value-type="float" office:value="22.9906">
                <text:p>22.9906</text:p>
              </table:table-cell>
              <table:table-cell office:value-type="float" office:value="22.943">
                <text:p>22.943</text:p>
              </table:table-cell>
              <table:table-cell office:value-type="float" office:value="22.9483">
                <text:p>22.9483</text:p>
              </table:table-cell>
              <table:table-cell office:value-type="float" office:value="22.9411">
                <text:p>22.94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9505269528735">
                <text:p>22.950526952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448">
                <text:p>22.94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.9542494753221">
                <text:p>22.954249475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557">
                <text:p>22.9557</text:p>
              </table:table-cell>
              <table:table-cell office:value-type="float" office:value="22.9485">
                <text:p>22.948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.9580011969687">
                <text:p>22.958001196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522">
                <text:p>22.95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.9617821236038">
                <text:p>22.961782123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577">
                <text:p>22.9577</text:p>
              </table:table-cell>
              <table:table-cell office:value-type="float" office:value="22.9632">
                <text:p>22.9632</text:p>
              </table:table-cell>
              <table:table-cell office:value-type="float" office:value="22.9559">
                <text:p>22.955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.9655922610251">
                <text:p>22.965592261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597">
                <text:p>22.95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.9694316150374">
                <text:p>22.969431615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09">
                <text:p>22.9709</text:p>
              </table:table-cell>
              <table:table-cell office:value-type="float" office:value="22.9635">
                <text:p>22.96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.9733001914528">
                <text:p>22.973300191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74">
                <text:p>22.96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.9771979960908">
                <text:p>22.9771979960908</text:p>
              </table:table-cell>
              <table:table-cell office:value-type="float" office:value="NaN">
                <text:p>NaN</text:p>
              </table:table-cell>
              <table:table-cell office:value-type="float" office:value="23.0206">
                <text:p>23.0206</text:p>
              </table:table-cell>
              <table:table-cell office:value-type="float" office:value="22.9729">
                <text:p>22.9729</text:p>
              </table:table-cell>
              <table:table-cell office:value-type="float" office:value="22.9787">
                <text:p>22.9787</text:p>
              </table:table-cell>
              <table:table-cell office:value-type="float" office:value="22.9712">
                <text:p>22.97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.9811250347776">
                <text:p>22.981125034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51">
                <text:p>22.97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.9850813133474">
                <text:p>22.985081313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66">
                <text:p>22.9866</text:p>
              </table:table-cell>
              <table:table-cell office:value-type="float" office:value="22.9791">
                <text:p>22.97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.989066837641">
                <text:p>22.98906683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3">
                <text:p>22.9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.9930816135069">
                <text:p>22.993081613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86">
                <text:p>22.9886</text:p>
              </table:table-cell>
              <table:table-cell office:value-type="float" office:value="22.9946">
                <text:p>22.9946</text:p>
              </table:table-cell>
              <table:table-cell office:value-type="float" office:value="22.987">
                <text:p>22.98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.9971256468005">
                <text:p>22.997125646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91">
                <text:p>22.9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0011989433848">
                <text:p>23.001198943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027">
                <text:p>23.0027</text:p>
              </table:table-cell>
              <table:table-cell office:value-type="float" office:value="22.995">
                <text:p>22.9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0053015091298">
                <text:p>23.0053015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991">
                <text:p>22.99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0094333499128">
                <text:p>23.0094333499128</text:p>
              </table:table-cell>
              <table:table-cell office:value-type="float" office:value="23.0587">
                <text:p>23.0587</text:p>
              </table:table-cell>
              <table:table-cell office:value-type="float" office:value="23.0524">
                <text:p>23.0524</text:p>
              </table:table-cell>
              <table:table-cell office:value-type="float" office:value="23.0047">
                <text:p>23.0047</text:p>
              </table:table-cell>
              <table:table-cell office:value-type="float" office:value="23.011">
                <text:p>23.011</text:p>
              </table:table-cell>
              <table:table-cell office:value-type="float" office:value="23.0032">
                <text:p>23.00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0135944716185">
                <text:p>23.013594471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074">
                <text:p>23.00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0177848801387">
                <text:p>23.017784880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93">
                <text:p>23.0193</text:p>
              </table:table-cell>
              <table:table-cell office:value-type="float" office:value="23.0115">
                <text:p>23.01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0220045813726">
                <text:p>23.0220045813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57">
                <text:p>23.01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0262535812266">
                <text:p>23.026253581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213">
                <text:p>23.0213</text:p>
              </table:table-cell>
              <table:table-cell office:value-type="float" office:value="23.0278">
                <text:p>23.0278</text:p>
              </table:table-cell>
              <table:table-cell office:value-type="float" office:value="23.0199">
                <text:p>23.019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0305318856144">
                <text:p>23.030531885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242">
                <text:p>23.02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0348395004569">
                <text:p>23.034839500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364">
                <text:p>23.0364</text:p>
              </table:table-cell>
              <table:table-cell office:value-type="float" office:value="23.0284">
                <text:p>23.02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.0391764316823">
                <text:p>23.039176431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327">
                <text:p>23.03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.0435426852263">
                <text:p>23.0435426852263</text:p>
              </table:table-cell>
              <table:table-cell office:value-type="float" office:value="NaN">
                <text:p>NaN</text:p>
              </table:table-cell>
              <table:table-cell office:value-type="float" office:value="23.0861">
                <text:p>23.0861</text:p>
              </table:table-cell>
              <table:table-cell office:value-type="float" office:value="23.0384">
                <text:p>23.0384</text:p>
              </table:table-cell>
              <table:table-cell office:value-type="float" office:value="23.0451">
                <text:p>23.0451</text:p>
              </table:table-cell>
              <table:table-cell office:value-type="float" office:value="23.0371">
                <text:p>23.03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.0479382670316">
                <text:p>23.047938267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414">
                <text:p>23.04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.0523631830483">
                <text:p>23.052363183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4">
                <text:p>23.054</text:p>
              </table:table-cell>
              <table:table-cell office:value-type="float" office:value="23.0458">
                <text:p>23.04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.0568174392338">
                <text:p>23.056817439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03">
                <text:p>23.050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.0613010415527">
                <text:p>23.061301041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59">
                <text:p>23.0559</text:p>
              </table:table-cell>
              <table:table-cell office:value-type="float" office:value="23.0629">
                <text:p>23.0629</text:p>
              </table:table-cell>
              <table:table-cell office:value-type="float" office:value="23.0547">
                <text:p>23.05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.0658139959771">
                <text:p>23.065813995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592">
                <text:p>23.05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0703563084862">
                <text:p>23.070356308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72">
                <text:p>23.072</text:p>
              </table:table-cell>
              <table:table-cell office:value-type="float" office:value="23.0637">
                <text:p>23.06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0749279850666">
                <text:p>23.074927985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683">
                <text:p>23.068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079529031712">
                <text:p>23.079529031712</text:p>
              </table:table-cell>
              <table:table-cell office:value-type="float" office:value="23.1243">
                <text:p>23.1243</text:p>
              </table:table-cell>
              <table:table-cell office:value-type="float" office:value="23.1217">
                <text:p>23.1217</text:p>
              </table:table-cell>
              <table:table-cell office:value-type="float" office:value="23.0739">
                <text:p>23.0739</text:p>
              </table:table-cell>
              <table:table-cell office:value-type="float" office:value="23.0812">
                <text:p>23.0812</text:p>
              </table:table-cell>
              <table:table-cell office:value-type="float" office:value="23.0728">
                <text:p>23.07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.0841594544238">
                <text:p>23.084159454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774">
                <text:p>23.07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0888192592102">
                <text:p>23.088819259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05">
                <text:p>23.0905</text:p>
              </table:table-cell>
              <table:table-cell office:value-type="float" office:value="23.0821">
                <text:p>23.08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0935084520872">
                <text:p>23.093508452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867">
                <text:p>23.08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0982270390776">
                <text:p>23.098227039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24">
                <text:p>23.0924</text:p>
              </table:table-cell>
              <table:table-cell office:value-type="float" office:value="23.0999">
                <text:p>23.0999</text:p>
              </table:table-cell>
              <table:table-cell office:value-type="float" office:value="23.0914">
                <text:p>23.09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1029750262121">
                <text:p>23.102975026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61">
                <text:p>23.09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1077524195284">
                <text:p>23.107752419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095">
                <text:p>23.1095</text:p>
              </table:table-cell>
              <table:table-cell office:value-type="float" office:value="23.1009">
                <text:p>23.10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112559225071">
                <text:p>23.11255922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056">
                <text:p>23.10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1173954488927">
                <text:p>23.1173954488927</text:p>
              </table:table-cell>
              <table:table-cell office:value-type="float" office:value="NaN">
                <text:p>NaN</text:p>
              </table:table-cell>
              <table:table-cell office:value-type="float" office:value="23.1591">
                <text:p>23.1591</text:p>
              </table:table-cell>
              <table:table-cell office:value-type="float" office:value="23.1113">
                <text:p>23.1113</text:p>
              </table:table-cell>
              <table:table-cell office:value-type="float" office:value="23.1191">
                <text:p>23.1191</text:p>
              </table:table-cell>
              <table:table-cell office:value-type="float" office:value="23.1104">
                <text:p>23.11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1222610970529">
                <text:p>23.122261097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153">
                <text:p>23.11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1271561756187">
                <text:p>23.127156175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289">
                <text:p>23.1289</text:p>
              </table:table-cell>
              <table:table-cell office:value-type="float" office:value="23.1201">
                <text:p>23.12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1320806906643">
                <text:p>23.132080690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1370346482713">
                <text:p>23.137034648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307">
                <text:p>23.1307</text:p>
              </table:table-cell>
              <table:table-cell office:value-type="float" office:value="23.1388">
                <text:p>23.1388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1420180545287">
                <text:p>23.142018054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349">
                <text:p>23.13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1470309155326">
                <text:p>23.1470309155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488">
                <text:p>23.1488</text:p>
              </table:table-cell>
              <table:table-cell office:value-type="float" office:value="23.1399">
                <text:p>23.13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3.1520732373865">
                <text:p>23.152073237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449">
                <text:p>23.14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3.1571450262015">
                <text:p>23.1571450262015</text:p>
              </table:table-cell>
              <table:table-cell office:value-type="float" office:value="23.1974">
                <text:p>23.1974</text:p>
              </table:table-cell>
              <table:table-cell office:value-type="float" office:value="23.1985">
                <text:p>23.1985</text:p>
              </table:table-cell>
              <table:table-cell office:value-type="float" office:value="23.1506">
                <text:p>23.1506</text:p>
              </table:table-cell>
              <table:table-cell office:value-type="float" office:value="23.1589">
                <text:p>23.1589</text:p>
              </table:table-cell>
              <table:table-cell office:value-type="float" office:value="23.1499">
                <text:p>23.14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.1622462880957">
                <text:p>23.162246288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55">
                <text:p>23.1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.1673770291947">
                <text:p>23.167377029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692">
                <text:p>23.1692</text:p>
              </table:table-cell>
              <table:table-cell office:value-type="float" office:value="23.1601">
                <text:p>23.16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.1725372556311">
                <text:p>23.172537255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652">
                <text:p>23.16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.1777269735456">
                <text:p>23.17772697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1">
                <text:p>23.171</text:p>
              </table:table-cell>
              <table:table-cell office:value-type="float" office:value="23.1795">
                <text:p>23.1795</text:p>
              </table:table-cell>
              <table:table-cell office:value-type="float" office:value="23.1704">
                <text:p>23.17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.1829461890854">
                <text:p>23.182946189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56">
                <text:p>23.17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.1881949084055">
                <text:p>23.188194908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">
                <text:p>23.19</text:p>
              </table:table-cell>
              <table:table-cell office:value-type="float" office:value="23.1808">
                <text:p>23.18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.193473137668">
                <text:p>23.19347313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61">
                <text:p>23.18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.1987808830426">
                <text:p>23.1987808830426</text:p>
              </table:table-cell>
              <table:table-cell office:value-type="float" office:value="NaN">
                <text:p>NaN</text:p>
              </table:table-cell>
              <table:table-cell office:value-type="float" office:value="23.2397">
                <text:p>23.2397</text:p>
              </table:table-cell>
              <table:table-cell office:value-type="float" office:value="23.1918">
                <text:p>23.1918</text:p>
              </table:table-cell>
              <table:table-cell office:value-type="float" office:value="23.2006">
                <text:p>23.2006</text:p>
              </table:table-cell>
              <table:table-cell office:value-type="float" office:value="23.1913">
                <text:p>23.19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.2041181507061">
                <text:p>23.204118150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66">
                <text:p>23.19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.2094849468427">
                <text:p>23.209484946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13">
                <text:p>23.2113</text:p>
              </table:table-cell>
              <table:table-cell office:value-type="float" office:value="23.202">
                <text:p>23.2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.2148812776439">
                <text:p>23.214881277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73">
                <text:p>23.20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.2203071493087">
                <text:p>23.220307149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31">
                <text:p>23.2131</text:p>
              </table:table-cell>
              <table:table-cell office:value-type="float" office:value="23.2222">
                <text:p>23.2222</text:p>
              </table:table-cell>
              <table:table-cell office:value-type="float" office:value="23.2127">
                <text:p>23.21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.2257625680432">
                <text:p>23.225762568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82">
                <text:p>23.218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.2312475400613">
                <text:p>23.23124754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31">
                <text:p>23.2331</text:p>
              </table:table-cell>
              <table:table-cell office:value-type="float" office:value="23.2236">
                <text:p>23.22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.2367620715836">
                <text:p>23.236762071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91">
                <text:p>23.22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3.2423061688385">
                <text:p>23.2423061688385</text:p>
              </table:table-cell>
              <table:table-cell office:value-type="float" office:value="23.2777">
                <text:p>23.2777</text:p>
              </table:table-cell>
              <table:table-cell office:value-type="float" office:value="23.2828">
                <text:p>23.2828</text:p>
              </table:table-cell>
              <table:table-cell office:value-type="float" office:value="23.2349">
                <text:p>23.2349</text:p>
              </table:table-cell>
              <table:table-cell office:value-type="float" office:value="23.2442">
                <text:p>23.2442</text:p>
              </table:table-cell>
              <table:table-cell office:value-type="float" office:value="23.2346">
                <text:p>23.23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3.2478798380617">
                <text:p>23.2478798380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01">
                <text:p>23.24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3.253483085496">
                <text:p>23.253483085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54">
                <text:p>23.2554</text:p>
              </table:table-cell>
              <table:table-cell office:value-type="float" office:value="23.2457">
                <text:p>23.245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.2591159173918">
                <text:p>23.259115917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13">
                <text:p>23.25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.2647783400067">
                <text:p>23.264778340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71">
                <text:p>23.2571</text:p>
              </table:table-cell>
              <table:table-cell office:value-type="float" office:value="23.2667">
                <text:p>23.2667</text:p>
              </table:table-cell>
              <table:table-cell office:value-type="float" office:value="23.2569">
                <text:p>23.256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.2704703596057">
                <text:p>23.270470359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26">
                <text:p>23.26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.276191982461">
                <text:p>23.27619198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81">
                <text:p>23.2781</text:p>
              </table:table-cell>
              <table:table-cell office:value-type="float" office:value="23.2683">
                <text:p>23.26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.2819432148526">
                <text:p>23.281943214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4">
                <text:p>23.27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.2877240630673">
                <text:p>23.2877240630673</text:p>
              </table:table-cell>
              <table:table-cell office:value-type="float" office:value="NaN">
                <text:p>NaN</text:p>
              </table:table-cell>
              <table:table-cell office:value-type="float" office:value="23.3278">
                <text:p>23.3278</text:p>
              </table:table-cell>
              <table:table-cell office:value-type="float" office:value="23.2799">
                <text:p>23.2799</text:p>
              </table:table-cell>
              <table:table-cell office:value-type="float" office:value="23.2897">
                <text:p>23.2897</text:p>
              </table:table-cell>
              <table:table-cell office:value-type="float" office:value="23.2798">
                <text:p>23.27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.2935345333996">
                <text:p>23.293534533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55">
                <text:p>23.28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3.2993746321511">
                <text:p>23.299374632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13">
                <text:p>23.3013</text:p>
              </table:table-cell>
              <table:table-cell office:value-type="float" office:value="23.2914">
                <text:p>23.29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3.3052443656311">
                <text:p>23.305244365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72">
                <text:p>23.29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3.3111437401559">
                <text:p>23.311143740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31">
                <text:p>23.3031</text:p>
              </table:table-cell>
              <table:table-cell office:value-type="float" office:value="23.3131">
                <text:p>23.3131</text:p>
              </table:table-cell>
              <table:table-cell office:value-type="float" office:value="23.3031">
                <text:p>23.303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3.3170727620492">
                <text:p>23.317072762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9">
                <text:p>23.3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3.3230314376422">
                <text:p>23.323031437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5">
                <text:p>23.325</text:p>
              </table:table-cell>
              <table:table-cell office:value-type="float" office:value="23.3149">
                <text:p>23.31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3.3290197732735">
                <text:p>23.329019773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08">
                <text:p>23.32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.3350377752887">
                <text:p>23.3350377752887</text:p>
              </table:table-cell>
              <table:table-cell office:value-type="float" office:value="23.365">
                <text:p>23.365</text:p>
              </table:table-cell>
              <table:table-cell office:value-type="float" office:value="23.3748">
                <text:p>23.3748</text:p>
              </table:table-cell>
              <table:table-cell office:value-type="float" office:value="23.3267">
                <text:p>23.3267</text:p>
              </table:table-cell>
              <table:table-cell office:value-type="float" office:value="23.337">
                <text:p>23.337</text:p>
              </table:table-cell>
              <table:table-cell office:value-type="float" office:value="23.3268">
                <text:p>23.32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.3410854500411">
                <text:p>23.341085450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28">
                <text:p>23.33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.3471628038912">
                <text:p>23.347162803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92">
                <text:p>23.3492</text:p>
              </table:table-cell>
              <table:table-cell office:value-type="float" office:value="23.3389">
                <text:p>23.338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3.3532698432069">
                <text:p>23.353269843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5">
                <text:p>23.3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.3594065743634">
                <text:p>23.359406574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09">
                <text:p>23.3509</text:p>
              </table:table-cell>
              <table:table-cell office:value-type="float" office:value="23.3614">
                <text:p>23.3614</text:p>
              </table:table-cell>
              <table:table-cell office:value-type="float" office:value="23.3511">
                <text:p>23.35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3.3655730037431">
                <text:p>23.365573003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72">
                <text:p>23.35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.3717691377361">
                <text:p>23.371769137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38">
                <text:p>23.3738</text:p>
              </table:table-cell>
              <table:table-cell office:value-type="float" office:value="23.3634">
                <text:p>23.36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.3779949827395">
                <text:p>23.377994982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96">
                <text:p>23.36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.3842505451581">
                <text:p>23.3842505451581</text:p>
              </table:table-cell>
              <table:table-cell office:value-type="float" office:value="NaN">
                <text:p>NaN</text:p>
              </table:table-cell>
              <table:table-cell office:value-type="float" office:value="23.4237">
                <text:p>23.4237</text:p>
              </table:table-cell>
              <table:table-cell office:value-type="float" office:value="23.3755">
                <text:p>23.3755</text:p>
              </table:table-cell>
              <table:table-cell office:value-type="float" office:value="23.3863">
                <text:p>23.3863</text:p>
              </table:table-cell>
              <table:table-cell office:value-type="float" office:value="23.3758">
                <text:p>23.375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.3905358314039">
                <text:p>23.390535831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82">
                <text:p>23.3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.3968508478962">
                <text:p>23.396850847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89">
                <text:p>23.3989</text:p>
              </table:table-cell>
              <table:table-cell office:value-type="float" office:value="23.3883">
                <text:p>23.388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.403195601062">
                <text:p>23.40319560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46">
                <text:p>23.39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3.4095700973354">
                <text:p>23.409570097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06">
                <text:p>23.4006</text:p>
              </table:table-cell>
              <table:table-cell office:value-type="float" office:value="23.4117">
                <text:p>23.4117</text:p>
              </table:table-cell>
              <table:table-cell office:value-type="float" office:value="23.401">
                <text:p>23.4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.4159743431578">
                <text:p>23.415974343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74">
                <text:p>23.40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.4224083449779">
                <text:p>23.422408344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45">
                <text:p>23.4245</text:p>
              </table:table-cell>
              <table:table-cell office:value-type="float" office:value="23.4138">
                <text:p>23.41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.4288721092515">
                <text:p>23.428872109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02">
                <text:p>23.42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.4353656424413">
                <text:p>23.4353656424413</text:p>
              </table:table-cell>
              <table:table-cell office:value-type="float" office:value="23.4603">
                <text:p>23.4603</text:p>
              </table:table-cell>
              <table:table-cell office:value-type="float" office:value="23.4744">
                <text:p>23.4744</text:p>
              </table:table-cell>
              <table:table-cell office:value-type="float" office:value="23.4262">
                <text:p>23.4262</text:p>
              </table:table-cell>
              <table:table-cell office:value-type="float" office:value="23.4375">
                <text:p>23.4375</text:p>
              </table:table-cell>
              <table:table-cell office:value-type="float" office:value="23.4267">
                <text:p>23.42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.4418889510171">
                <text:p>23.441888951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331">
                <text:p>23.43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.4484420414559">
                <text:p>23.448442041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06">
                <text:p>23.4506</text:p>
              </table:table-cell>
              <table:table-cell office:value-type="float" office:value="23.4397">
                <text:p>23.43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.4550249202422">
                <text:p>23.455024920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62">
                <text:p>23.44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3.4616375938684">
                <text:p>23.461637593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22">
                <text:p>23.4522</text:p>
              </table:table-cell>
              <table:table-cell office:value-type="float" office:value="23.4638">
                <text:p>23.4638</text:p>
              </table:table-cell>
              <table:table-cell office:value-type="float" office:value="23.4528">
                <text:p>23.45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3.4682800688357">
                <text:p>23.468280068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94">
                <text:p>23.45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.4749523516544">
                <text:p>23.474952351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71">
                <text:p>23.4771</text:p>
              </table:table-cell>
              <table:table-cell office:value-type="float" office:value="23.4661">
                <text:p>23.46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.481654448845">
                <text:p>23.48165444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27">
                <text:p>23.47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.4883863669366">
                <text:p>23.4883863669366</text:p>
              </table:table-cell>
              <table:table-cell office:value-type="float" office:value="NaN">
                <text:p>NaN</text:p>
              </table:table-cell>
              <table:table-cell office:value-type="float" office:value="23.5269">
                <text:p>23.5269</text:p>
              </table:table-cell>
              <table:table-cell office:value-type="float" office:value="23.4787">
                <text:p>23.4787</text:p>
              </table:table-cell>
              <table:table-cell office:value-type="float" office:value="23.4906">
                <text:p>23.4906</text:p>
              </table:table-cell>
              <table:table-cell office:value-type="float" office:value="23.4794">
                <text:p>23.47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.4951481124665">
                <text:p>23.4951481124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62">
                <text:p>23.48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.5019396919757">
                <text:p>23.501939691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041">
                <text:p>23.5041</text:p>
              </table:table-cell>
              <table:table-cell office:value-type="float" office:value="23.4929">
                <text:p>23.49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3.5087611120041">
                <text:p>23.508761112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997">
                <text:p>23.49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3.5156123790853">
                <text:p>23.515612379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057">
                <text:p>23.5057</text:p>
              </table:table-cell>
              <table:table-cell office:value-type="float" office:value="23.5178">
                <text:p>23.5178</text:p>
              </table:table-cell>
              <table:table-cell office:value-type="float" office:value="23.5065">
                <text:p>23.50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3.5224934997424">
                <text:p>23.522493499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134">
                <text:p>23.51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3.5294044804899">
                <text:p>23.529404480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316">
                <text:p>23.5316</text:p>
              </table:table-cell>
              <table:table-cell office:value-type="float" office:value="23.5203">
                <text:p>23.52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.536345327846">
                <text:p>23.53634532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72">
                <text:p>23.52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3.54331604836">
                <text:p>23.54331604836</text:p>
              </table:table-cell>
              <table:table-cell office:value-type="float" office:value="23.5668">
                <text:p>23.5668</text:p>
              </table:table-cell>
              <table:table-cell office:value-type="float" office:value="23.581">
                <text:p>23.581</text:p>
              </table:table-cell>
              <table:table-cell office:value-type="float" office:value="23.5332">
                <text:p>23.5332</text:p>
              </table:table-cell>
              <table:table-cell office:value-type="float" office:value="23.5455">
                <text:p>23.5455</text:p>
              </table:table-cell>
              <table:table-cell office:value-type="float" office:value="23.5341">
                <text:p>23.53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.5503166486525">
                <text:p>23.55031664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11">
                <text:p>23.54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3.5573471354623">
                <text:p>23.557347135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596">
                <text:p>23.5596</text:p>
              </table:table-cell>
              <table:table-cell office:value-type="float" office:value="23.5481">
                <text:p>23.54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3.5644075156747">
                <text:p>23.564407515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551">
                <text:p>23.55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3.5714977962965">
                <text:p>23.571497796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12">
                <text:p>23.5612</text:p>
              </table:table-cell>
              <table:table-cell office:value-type="float" office:value="23.5738">
                <text:p>23.5738</text:p>
              </table:table-cell>
              <table:table-cell office:value-type="float" office:value="23.5622">
                <text:p>23.56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.5786179843283">
                <text:p>23.57861798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92">
                <text:p>23.56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3.5857680865047">
                <text:p>23.585768086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8">
                <text:p>23.588</text:p>
              </table:table-cell>
              <table:table-cell office:value-type="float" office:value="23.5764">
                <text:p>23.57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.5929481089168">
                <text:p>23.592948108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35">
                <text:p>23.58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3.6001580566441">
                <text:p>23.6001580566441</text:p>
              </table:table-cell>
              <table:table-cell office:value-type="float" office:value="NaN">
                <text:p>NaN</text:p>
              </table:table-cell>
              <table:table-cell office:value-type="float" office:value="23.6372">
                <text:p>23.6372</text:p>
              </table:table-cell>
              <table:table-cell office:value-type="float" office:value="23.5896">
                <text:p>23.5896</text:p>
              </table:table-cell>
              <table:table-cell office:value-type="float" office:value="23.6024">
                <text:p>23.6024</text:p>
              </table:table-cell>
              <table:table-cell office:value-type="float" office:value="23.5907">
                <text:p>23.59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3.6073979336755">
                <text:p>23.607397933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979">
                <text:p>23.59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.6146677435491">
                <text:p>23.61466774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17">
                <text:p>23.617</text:p>
              </table:table-cell>
              <table:table-cell office:value-type="float" office:value="23.6051">
                <text:p>23.60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3.6219674911589">
                <text:p>23.621967491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124">
                <text:p>23.61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3.6292971858355">
                <text:p>23.6292971858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185">
                <text:p>23.6185</text:p>
              </table:table-cell>
              <table:table-cell office:value-type="float" office:value="23.6316">
                <text:p>23.6316</text:p>
              </table:table-cell>
              <table:table-cell office:value-type="float" office:value="23.6197">
                <text:p>23.61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3.636656844864">
                <text:p>23.636656844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27">
                <text:p>23.62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.6440464949484">
                <text:p>23.644046494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64">
                <text:p>23.6464</text:p>
              </table:table-cell>
              <table:table-cell office:value-type="float" office:value="23.6344">
                <text:p>23.634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3.6514661671951">
                <text:p>23.651466167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18">
                <text:p>23.641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3.6589158804601">
                <text:p>23.6589158804601</text:p>
              </table:table-cell>
              <table:table-cell office:value-type="float" office:value="23.6856">
                <text:p>23.6856</text:p>
              </table:table-cell>
              <table:table-cell office:value-type="float" office:value="23.6972">
                <text:p>23.6972</text:p>
              </table:table-cell>
              <table:table-cell office:value-type="float" office:value="23.6477">
                <text:p>23.6477</text:p>
              </table:table-cell>
              <table:table-cell office:value-type="float" office:value="23.6613">
                <text:p>23.6613</text:p>
              </table:table-cell>
              <table:table-cell office:value-type="float" office:value="23.6492">
                <text:p>23.649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3.6663956113895">
                <text:p>23.666395611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566">
                <text:p>23.65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3.673905261245">
                <text:p>23.67390526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63">
                <text:p>23.6763</text:p>
              </table:table-cell>
              <table:table-cell office:value-type="float" office:value="23.6641">
                <text:p>23.664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3.6814446519674">
                <text:p>23.68144465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16">
                <text:p>23.67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3.6890136103306">
                <text:p>23.689013610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74">
                <text:p>23.6774</text:p>
              </table:table-cell>
              <table:table-cell office:value-type="float" office:value="23.6914">
                <text:p>23.6914</text:p>
              </table:table-cell>
              <table:table-cell office:value-type="float" office:value="23.6792">
                <text:p>23.679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3.6966122017239">
                <text:p>23.6966122017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67">
                <text:p>23.68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3.7042410930539">
                <text:p>23.704241093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66">
                <text:p>23.7066</text:p>
              </table:table-cell>
              <table:table-cell office:value-type="float" office:value="23.6943">
                <text:p>23.694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3.7119017732787">
                <text:p>23.711901773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2">
                <text:p>23.70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3.7195959197919">
                <text:p>23.7195959197919</text:p>
              </table:table-cell>
              <table:table-cell office:value-type="float" office:value="NaN">
                <text:p>NaN</text:p>
              </table:table-cell>
              <table:table-cell office:value-type="float" office:value="23.7615">
                <text:p>23.7615</text:p>
              </table:table-cell>
              <table:table-cell office:value-type="float" office:value="23.7085">
                <text:p>23.7085</text:p>
              </table:table-cell>
              <table:table-cell office:value-type="float" office:value="23.7219">
                <text:p>23.7219</text:p>
              </table:table-cell>
              <table:table-cell office:value-type="float" office:value="23.7096">
                <text:p>23.70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3.7273228715766">
                <text:p>23.72732287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173">
                <text:p>23.717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3.7350750853907">
                <text:p>23.735075085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73">
                <text:p>23.7373</text:p>
              </table:table-cell>
              <table:table-cell office:value-type="float" office:value="23.725">
                <text:p>23.7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3.7428360412748">
                <text:p>23.742836041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28">
                <text:p>23.73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3.7505957338611">
                <text:p>23.750595733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13">
                <text:p>23.7413</text:p>
              </table:table-cell>
              <table:table-cell office:value-type="float" office:value="23.7533">
                <text:p>23.7533</text:p>
              </table:table-cell>
              <table:table-cell office:value-type="float" office:value="23.7405">
                <text:p>23.74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3.7584081938483">
                <text:p>23.758408193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83">
                <text:p>23.748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3.7664670223937">
                <text:p>23.766467022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">
                <text:p>23.77</text:p>
              </table:table-cell>
              <table:table-cell office:value-type="float" office:value="23.7563">
                <text:p>23.756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3.7748367578013">
                <text:p>23.774836757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646">
                <text:p>23.764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3.781077206168">
                <text:p>23.781077206168</text:p>
              </table:table-cell>
              <table:table-cell office:value-type="float" office:value="23.7763">
                <text:p>23.7763</text:p>
              </table:table-cell>
              <table:table-cell office:value-type="float" office:value="23.8094">
                <text:p>23.8094</text:p>
              </table:table-cell>
              <table:table-cell office:value-type="float" office:value="23.7658">
                <text:p>23.7658</text:p>
              </table:table-cell>
              <table:table-cell office:value-type="float" office:value="23.7824">
                <text:p>23.7824</text:p>
              </table:table-cell>
              <table:table-cell office:value-type="float" office:value="23.7708">
                <text:p>23.770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3.7769378841551">
                <text:p>23.77693788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667">
                <text:p>23.766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3.7706692764721">
                <text:p>23.770669276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41">
                <text:p>23.7741</text:p>
              </table:table-cell>
              <table:table-cell office:value-type="float" office:value="23.7604">
                <text:p>23.76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3.764711578393">
                <text:p>23.76471157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544">
                <text:p>23.75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3.7590002529846">
                <text:p>23.759000252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89">
                <text:p>23.7489</text:p>
              </table:table-cell>
              <table:table-cell office:value-type="float" office:value="23.7616">
                <text:p>23.7616</text:p>
              </table:table-cell>
              <table:table-cell office:value-type="float" office:value="23.7486">
                <text:p>23.74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3.7533417004605">
                <text:p>23.753341700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3">
                <text:p>23.74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3.7476818914927">
                <text:p>23.747681891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498">
                <text:p>23.7498</text:p>
              </table:table-cell>
              <table:table-cell office:value-type="float" office:value="23.7373">
                <text:p>23.73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3.7420308328201">
                <text:p>23.742030832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16">
                <text:p>23.73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3.7364050457727">
                <text:p>23.7364050457727</text:p>
              </table:table-cell>
              <table:table-cell office:value-type="float" office:value="NaN">
                <text:p>NaN</text:p>
              </table:table-cell>
              <table:table-cell office:value-type="float" office:value="23.7716">
                <text:p>23.7716</text:p>
              </table:table-cell>
              <table:table-cell office:value-type="float" office:value="23.7239">
                <text:p>23.7239</text:p>
              </table:table-cell>
              <table:table-cell office:value-type="float" office:value="23.7386">
                <text:p>23.7386</text:p>
              </table:table-cell>
              <table:table-cell office:value-type="float" office:value="23.7259">
                <text:p>23.725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3.7308120749634">
                <text:p>23.730812074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03">
                <text:p>23.72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3.7252525827799">
                <text:p>23.725252582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75">
                <text:p>23.7275</text:p>
              </table:table-cell>
              <table:table-cell office:value-type="float" office:value="23.7147">
                <text:p>23.71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3.7197248931997">
                <text:p>23.719724893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92">
                <text:p>23.70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3.7142275186351">
                <text:p>23.714227518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04">
                <text:p>23.7004</text:p>
              </table:table-cell>
              <table:table-cell office:value-type="float" office:value="23.7164">
                <text:p>23.7164</text:p>
              </table:table-cell>
              <table:table-cell office:value-type="float" office:value="23.7036">
                <text:p>23.703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3.7087597935504">
                <text:p>23.708759793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982">
                <text:p>23.698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3.703321653927">
                <text:p>23.70332165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055">
                <text:p>23.7055</text:p>
              </table:table-cell>
              <table:table-cell office:value-type="float" office:value="23.6927">
                <text:p>23.69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3.6979132743619">
                <text:p>23.697913274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73">
                <text:p>23.68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3.6925348342851">
                <text:p>23.6925348342851</text:p>
              </table:table-cell>
              <table:table-cell office:value-type="float" office:value="23.7019">
                <text:p>23.7019</text:p>
              </table:table-cell>
              <table:table-cell office:value-type="float" office:value="23.7174">
                <text:p>23.7174</text:p>
              </table:table-cell>
              <table:table-cell office:value-type="float" office:value="23.6784">
                <text:p>23.6784</text:p>
              </table:table-cell>
              <table:table-cell office:value-type="float" office:value="23.6946">
                <text:p>23.6946</text:p>
              </table:table-cell>
              <table:table-cell office:value-type="float" office:value="23.6818">
                <text:p>23.68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3.6871864338054">
                <text:p>23.687186433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65">
                <text:p>23.67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3.6818680976473">
                <text:p>23.681868097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39">
                <text:p>23.6839</text:p>
              </table:table-cell>
              <table:table-cell office:value-type="float" office:value="23.6711">
                <text:p>23.671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3.6765798083255">
                <text:p>23.676579808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658">
                <text:p>23.66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3.6713215361045">
                <text:p>23.671321536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568">
                <text:p>23.6568</text:p>
              </table:table-cell>
              <table:table-cell office:value-type="float" office:value="23.6733">
                <text:p>23.6733</text:p>
              </table:table-cell>
              <table:table-cell office:value-type="float" office:value="23.6605">
                <text:p>23.66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3.6660932556506">
                <text:p>23.666093255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553">
                <text:p>23.655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.6608949510497">
                <text:p>23.660894951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628">
                <text:p>23.662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3.6557266143413">
                <text:p>23.655726614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48">
                <text:p>23.64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3.6505882420023">
                <text:p>23.6505882420023</text:p>
              </table:table-cell>
              <table:table-cell office:value-type="float" office:value="NaN">
                <text:p>NaN</text:p>
              </table:table-cell>
              <table:table-cell office:value-type="float" office:value="23.6675">
                <text:p>23.6675</text:p>
              </table:table-cell>
              <table:table-cell office:value-type="float" office:value="23.6357">
                <text:p>23.6357</text:p>
              </table:table-cell>
              <table:table-cell office:value-type="float" office:value="23.6525">
                <text:p>23.6525</text:p>
              </table:table-cell>
              <table:table-cell office:value-type="float" office:value="23.6397">
                <text:p>23.639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3.6454798318648">
                <text:p>23.645479831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345">
                <text:p>23.634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3.6404013813107">
                <text:p>23.640401381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23">
                <text:p>23.6423</text:p>
              </table:table-cell>
              <table:table-cell office:value-type="float" office:value="23.6294">
                <text:p>23.629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3.6353528866308">
                <text:p>23.635352886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244">
                <text:p>23.62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3.6303343431044">
                <text:p>23.630334343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149">
                <text:p>23.6149</text:p>
              </table:table-cell>
              <table:table-cell office:value-type="float" office:value="23.6321">
                <text:p>23.6321</text:p>
              </table:table-cell>
              <table:table-cell office:value-type="float" office:value="23.6193">
                <text:p>23.61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3.6253457453674">
                <text:p>23.625345745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143">
                <text:p>23.614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3.6203870877895">
                <text:p>23.620387087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222">
                <text:p>23.6222</text:p>
              </table:table-cell>
              <table:table-cell office:value-type="float" office:value="23.6093">
                <text:p>23.60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3.6154583647344">
                <text:p>23.615458364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043">
                <text:p>23.60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3.6105595706868">
                <text:p>23.6105595706868</text:p>
              </table:table-cell>
              <table:table-cell office:value-type="float" office:value="23.5994">
                <text:p>23.5994</text:p>
              </table:table-cell>
              <table:table-cell office:value-type="float" office:value="23.6214">
                <text:p>23.6214</text:p>
              </table:table-cell>
              <table:table-cell office:value-type="float" office:value="23.5946">
                <text:p>23.5946</text:p>
              </table:table-cell>
              <table:table-cell office:value-type="float" office:value="23.6123">
                <text:p>23.6123</text:p>
              </table:table-cell>
              <table:table-cell office:value-type="float" office:value="23.5994">
                <text:p>23.599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3.6056907002784">
                <text:p>23.605690700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945">
                <text:p>23.594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.6008517482586">
                <text:p>23.600851748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025">
                <text:p>23.6025</text:p>
              </table:table-cell>
              <table:table-cell office:value-type="float" office:value="23.5897">
                <text:p>23.589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3.5960427094486">
                <text:p>23.596042709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48">
                <text:p>23.584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3.5912635786999">
                <text:p>23.591263578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748">
                <text:p>23.5748</text:p>
              </table:table-cell>
              <table:table-cell office:value-type="float" office:value="23.5929">
                <text:p>23.5929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.5865143508686">
                <text:p>23.586514350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752">
                <text:p>23.57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3.5817950208013">
                <text:p>23.581795020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834">
                <text:p>23.5834</text:p>
              </table:table-cell>
              <table:table-cell office:value-type="float" office:value="23.5705">
                <text:p>23.57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3.5771055833346">
                <text:p>23.577105583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58">
                <text:p>23.56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.5724460332985">
                <text:p>23.5724460332985</text:p>
              </table:table-cell>
              <table:table-cell office:value-type="float" office:value="NaN">
                <text:p>NaN</text:p>
              </table:table-cell>
              <table:table-cell office:value-type="float" office:value="23.5773">
                <text:p>23.5773</text:p>
              </table:table-cell>
              <table:table-cell office:value-type="float" office:value="23.5554">
                <text:p>23.5554</text:p>
              </table:table-cell>
              <table:table-cell office:value-type="float" office:value="23.574">
                <text:p>23.574</text:p>
              </table:table-cell>
              <table:table-cell office:value-type="float" office:value="23.5611">
                <text:p>23.56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3.5678163655218">
                <text:p>23.567816365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564">
                <text:p>23.556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3.5632165748373">
                <text:p>23.5632165748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47">
                <text:p>23.5647</text:p>
              </table:table-cell>
              <table:table-cell office:value-type="float" office:value="23.5518">
                <text:p>23.55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3.5586466560854">
                <text:p>23.558646656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72">
                <text:p>23.547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3.5541066041158">
                <text:p>23.554106604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366">
                <text:p>23.5366</text:p>
              </table:table-cell>
              <table:table-cell office:value-type="float" office:value="23.5555">
                <text:p>23.5555</text:p>
              </table:table-cell>
              <table:table-cell office:value-type="float" office:value="23.5426">
                <text:p>23.54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3.5495964137876">
                <text:p>23.549596413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381">
                <text:p>23.538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3.5451160799694">
                <text:p>23.545116079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65">
                <text:p>23.5465</text:p>
              </table:table-cell>
              <table:table-cell office:value-type="float" office:value="23.5336">
                <text:p>23.533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3.5406655975384">
                <text:p>23.540665597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91">
                <text:p>23.52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3.5362449613796">
                <text:p>23.5362449613796</text:p>
              </table:table-cell>
              <table:table-cell office:value-type="float" office:value="23.5091">
                <text:p>23.5091</text:p>
              </table:table-cell>
              <table:table-cell office:value-type="float" office:value="23.535">
                <text:p>23.535</text:p>
              </table:table-cell>
              <table:table-cell office:value-type="float" office:value="23.5182">
                <text:p>23.5182</text:p>
              </table:table-cell>
              <table:table-cell office:value-type="float" office:value="23.5376">
                <text:p>23.5376</text:p>
              </table:table-cell>
              <table:table-cell office:value-type="float" office:value="23.5246">
                <text:p>23.524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3.5318541663856">
                <text:p>23.531854166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02">
                <text:p>23.520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3.5274932074561">
                <text:p>23.527493207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88">
                <text:p>23.5288</text:p>
              </table:table-cell>
              <table:table-cell office:value-type="float" office:value="23.5158">
                <text:p>23.515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3.5231620794976">
                <text:p>23.523162079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115">
                <text:p>23.511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3.5188607774237">
                <text:p>23.5188607774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003">
                <text:p>23.5003</text:p>
              </table:table-cell>
              <table:table-cell office:value-type="float" office:value="23.5201">
                <text:p>23.5201</text:p>
              </table:table-cell>
              <table:table-cell office:value-type="float" office:value="23.5071">
                <text:p>23.507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3.514589296155">
                <text:p>23.51458929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028">
                <text:p>23.502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3.5103476306192">
                <text:p>23.510347630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116">
                <text:p>23.5116</text:p>
              </table:table-cell>
              <table:table-cell office:value-type="float" office:value="23.4986">
                <text:p>23.498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3.5061357757516">
                <text:p>23.506135775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943">
                <text:p>23.494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3.5019537264942">
                <text:p>23.5019537264942</text:p>
              </table:table-cell>
              <table:table-cell office:value-type="float" office:value="NaN">
                <text:p>NaN</text:p>
              </table:table-cell>
              <table:table-cell office:value-type="float" office:value="23.4943">
                <text:p>23.4943</text:p>
              </table:table-cell>
              <table:table-cell office:value-type="float" office:value="23.4829">
                <text:p>23.4829</text:p>
              </table:table-cell>
              <table:table-cell office:value-type="float" office:value="23.5031">
                <text:p>23.5031</text:p>
              </table:table-cell>
              <table:table-cell office:value-type="float" office:value="23.4901">
                <text:p>23.490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3.4978014777967">
                <text:p>23.497801477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59">
                <text:p>23.48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3.4936790246159">
                <text:p>23.493679024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948">
                <text:p>23.4948</text:p>
              </table:table-cell>
              <table:table-cell office:value-type="float" office:value="23.4818">
                <text:p>23.481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3.4895863619161">
                <text:p>23.489586361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77">
                <text:p>23.477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3.4855234846689">
                <text:p>23.485523484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659">
                <text:p>23.4659</text:p>
              </table:table-cell>
              <table:table-cell office:value-type="float" office:value="23.4866">
                <text:p>23.4866</text:p>
              </table:table-cell>
              <table:table-cell office:value-type="float" office:value="23.4736">
                <text:p>23.473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3.481490387853">
                <text:p>23.48149038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695">
                <text:p>23.46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3.4774870664546">
                <text:p>23.477487066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85">
                <text:p>23.4785</text:p>
              </table:table-cell>
              <table:table-cell office:value-type="float" office:value="23.4655">
                <text:p>23.46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.4735135154671">
                <text:p>23.473513515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615">
                <text:p>23.461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3.4695697298911">
                <text:p>23.4695697298911</text:p>
              </table:table-cell>
              <table:table-cell office:value-type="float" office:value="23.4302">
                <text:p>23.4302</text:p>
              </table:table-cell>
              <table:table-cell office:value-type="float" office:value="23.4555">
                <text:p>23.4555</text:p>
              </table:table-cell>
              <table:table-cell office:value-type="float" office:value="23.4495">
                <text:p>23.4495</text:p>
              </table:table-cell>
              <table:table-cell office:value-type="float" office:value="23.4705">
                <text:p>23.4705</text:p>
              </table:table-cell>
              <table:table-cell office:value-type="float" office:value="23.4575">
                <text:p>23.457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3.4656557047346">
                <text:p>23.465655704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536">
                <text:p>23.45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.461771435013">
                <text:p>23.46177143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627">
                <text:p>23.4627</text:p>
              </table:table-cell>
              <table:table-cell office:value-type="float" office:value="23.4497">
                <text:p>23.44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3.4579169157484">
                <text:p>23.457916915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58">
                <text:p>23.445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.4540921419709">
                <text:p>23.454092141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335">
                <text:p>23.4335</text:p>
              </table:table-cell>
              <table:table-cell office:value-type="float" office:value="23.455">
                <text:p>23.455</text:p>
              </table:table-cell>
              <table:table-cell office:value-type="float" office:value="23.4419">
                <text:p>23.441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3.4502971087172">
                <text:p>23.450297108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381">
                <text:p>23.43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3.4465318110317">
                <text:p>23.446531811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74">
                <text:p>23.4474</text:p>
              </table:table-cell>
              <table:table-cell office:value-type="float" office:value="23.4343">
                <text:p>23.43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3.442796243966">
                <text:p>23.44279624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305">
                <text:p>23.43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3.4390904025789">
                <text:p>23.4390904025789</text:p>
              </table:table-cell>
              <table:table-cell office:value-type="float" office:value="NaN">
                <text:p>NaN</text:p>
              </table:table-cell>
              <table:table-cell office:value-type="float" office:value="23.4187">
                <text:p>23.4187</text:p>
              </table:table-cell>
              <table:table-cell office:value-type="float" office:value="23.418">
                <text:p>23.418</text:p>
              </table:table-cell>
              <table:table-cell office:value-type="float" office:value="23.4399">
                <text:p>23.4399</text:p>
              </table:table-cell>
              <table:table-cell office:value-type="float" office:value="23.4268">
                <text:p>23.426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3.4354142819364">
                <text:p>23.435414281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231">
                <text:p>23.423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3.431767877112">
                <text:p>23.43176787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325">
                <text:p>23.4325</text:p>
              </table:table-cell>
              <table:table-cell office:value-type="float" office:value="23.4194">
                <text:p>23.41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.4281511831861">
                <text:p>23.428151183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58">
                <text:p>23.415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.4245641952467">
                <text:p>23.424564195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29">
                <text:p>23.4029</text:p>
              </table:table-cell>
              <table:table-cell office:value-type="float" office:value="23.4253">
                <text:p>23.4253</text:p>
              </table:table-cell>
              <table:table-cell office:value-type="float" office:value="23.4122">
                <text:p>23.41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.4210069083889">
                <text:p>23.421006908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86">
                <text:p>23.408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.4174793177151">
                <text:p>23.417479317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81">
                <text:p>23.4181</text:p>
              </table:table-cell>
              <table:table-cell office:value-type="float" office:value="23.405">
                <text:p>23.4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.4139814183347">
                <text:p>23.413981418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15">
                <text:p>23.401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.410513205365">
                <text:p>23.410513205365</text:p>
              </table:table-cell>
              <table:table-cell office:value-type="float" office:value="23.3592">
                <text:p>23.3592</text:p>
              </table:table-cell>
              <table:table-cell office:value-type="float" office:value="23.3837">
                <text:p>23.3837</text:p>
              </table:table-cell>
              <table:table-cell office:value-type="float" office:value="23.3884">
                <text:p>23.3884</text:p>
              </table:table-cell>
              <table:table-cell office:value-type="float" office:value="23.4111">
                <text:p>23.4111</text:p>
              </table:table-cell>
              <table:table-cell office:value-type="float" office:value="23.398">
                <text:p>23.39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.4070746739297">
                <text:p>23.407074673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45">
                <text:p>23.394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.4036658191605">
                <text:p>23.403665819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042">
                <text:p>23.4042</text:p>
              </table:table-cell>
              <table:table-cell office:value-type="float" office:value="23.3911">
                <text:p>23.39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.4002866361959">
                <text:p>23.400286636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877">
                <text:p>23.38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.3969371201818">
                <text:p>23.396937120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43">
                <text:p>23.3743</text:p>
              </table:table-cell>
              <table:table-cell office:value-type="float" office:value="23.3974">
                <text:p>23.3974</text:p>
              </table:table-cell>
              <table:table-cell office:value-type="float" office:value="23.3843">
                <text:p>23.384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.3936172662713">
                <text:p>23.393617266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809">
                <text:p>23.38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.3903270696249">
                <text:p>23.390327069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08">
                <text:p>23.3908</text:p>
              </table:table-cell>
              <table:table-cell office:value-type="float" office:value="23.3776">
                <text:p>23.377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.3870665254101">
                <text:p>23.387066525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43">
                <text:p>23.374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.3838356288017">
                <text:p>23.3838356288017</text:p>
              </table:table-cell>
              <table:table-cell office:value-type="float" office:value="NaN">
                <text:p>NaN</text:p>
              </table:table-cell>
              <table:table-cell office:value-type="float" office:value="23.3507">
                <text:p>23.3507</text:p>
              </table:table-cell>
              <table:table-cell office:value-type="float" office:value="23.3607">
                <text:p>23.3607</text:p>
              </table:table-cell>
              <table:table-cell office:value-type="float" office:value="23.3843">
                <text:p>23.3843</text:p>
              </table:table-cell>
              <table:table-cell office:value-type="float" office:value="23.3711">
                <text:p>23.37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.3806343749818">
                <text:p>23.380634374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78">
                <text:p>23.367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.3774627591397">
                <text:p>23.377462759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778">
                <text:p>23.3778</text:p>
              </table:table-cell>
              <table:table-cell office:value-type="float" office:value="23.3646">
                <text:p>23.36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.3743207764719">
                <text:p>23.374320776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15">
                <text:p>23.361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.3712084221824">
                <text:p>23.371208422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75">
                <text:p>23.3475</text:p>
              </table:table-cell>
              <table:table-cell office:value-type="float" office:value="23.3715">
                <text:p>23.3715</text:p>
              </table:table-cell>
              <table:table-cell office:value-type="float" office:value="23.3583">
                <text:p>23.358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.3681256914819">
                <text:p>23.368125691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52">
                <text:p>23.355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.3650725795889">
                <text:p>23.365072579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53">
                <text:p>23.3653</text:p>
              </table:table-cell>
              <table:table-cell office:value-type="float" office:value="23.3521">
                <text:p>23.352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.3620490817287">
                <text:p>23.3620490817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91">
                <text:p>23.349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.359055193134">
                <text:p>23.359055193134</text:p>
              </table:table-cell>
              <table:table-cell office:value-type="float" office:value="23.2955">
                <text:p>23.2955</text:p>
              </table:table-cell>
              <table:table-cell office:value-type="float" office:value="23.3196">
                <text:p>23.3196</text:p>
              </table:table-cell>
              <table:table-cell office:value-type="float" office:value="23.3348">
                <text:p>23.3348</text:p>
              </table:table-cell>
              <table:table-cell office:value-type="float" office:value="23.3593">
                <text:p>23.3593</text:p>
              </table:table-cell>
              <table:table-cell office:value-type="float" office:value="23.3461">
                <text:p>23.346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.3560909090445">
                <text:p>23.3560909090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31">
                <text:p>23.34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.3531562247076">
                <text:p>23.353156224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533">
                <text:p>23.3533</text:p>
              </table:table-cell>
              <table:table-cell office:value-type="float" office:value="23.3401">
                <text:p>23.34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.3502511353774">
                <text:p>23.350251135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72">
                <text:p>23.337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.3473756363156">
                <text:p>23.347375636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27">
                <text:p>23.3227</text:p>
              </table:table-cell>
              <table:table-cell office:value-type="float" office:value="23.3475">
                <text:p>23.3475</text:p>
              </table:table-cell>
              <table:table-cell office:value-type="float" office:value="23.3343">
                <text:p>23.334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.3445297227907">
                <text:p>23.344529722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14">
                <text:p>23.331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.3417133900789">
                <text:p>23.341713390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418">
                <text:p>23.3418</text:p>
              </table:table-cell>
              <table:table-cell office:value-type="float" office:value="23.3285">
                <text:p>23.328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.338926633463">
                <text:p>23.33892663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57">
                <text:p>23.32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.3361694482337">
                <text:p>23.3361694482337</text:p>
              </table:table-cell>
              <table:table-cell office:value-type="float" office:value="NaN">
                <text:p>NaN</text:p>
              </table:table-cell>
              <table:table-cell office:value-type="float" office:value="23.2904">
                <text:p>23.2904</text:p>
              </table:table-cell>
              <table:table-cell office:value-type="float" office:value="23.3109">
                <text:p>23.3109</text:p>
              </table:table-cell>
              <table:table-cell office:value-type="float" office:value="23.3362">
                <text:p>23.3362</text:p>
              </table:table-cell>
              <table:table-cell office:value-type="float" office:value="23.3229">
                <text:p>23.322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.3334418296882">
                <text:p>23.333441829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02">
                <text:p>23.320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.3307437731314">
                <text:p>23.330743773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07">
                <text:p>23.3307</text:p>
              </table:table-cell>
              <table:table-cell office:value-type="float" office:value="23.3175">
                <text:p>23.317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.3280752738752">
                <text:p>23.3280752738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48">
                <text:p>23.314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.3254363272388">
                <text:p>23.325436327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97">
                <text:p>23.2997</text:p>
              </table:table-cell>
              <table:table-cell office:value-type="float" office:value="23.3254">
                <text:p>23.3254</text:p>
              </table:table-cell>
              <table:table-cell office:value-type="float" office:value="23.3121">
                <text:p>23.31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.3228269285482">
                <text:p>23.322826928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95">
                <text:p>23.30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.3202470731372">
                <text:p>23.320247073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02">
                <text:p>23.3202</text:p>
              </table:table-cell>
              <table:table-cell office:value-type="float" office:value="23.3068">
                <text:p>23.306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.3176967563461">
                <text:p>23.317696756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43">
                <text:p>23.30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.315175973523">
                <text:p>23.315175973523</text:p>
              </table:table-cell>
              <table:table-cell office:value-type="float" office:value="23.2388">
                <text:p>23.2388</text:p>
              </table:table-cell>
              <table:table-cell office:value-type="float" office:value="23.263">
                <text:p>23.263</text:p>
              </table:table-cell>
              <table:table-cell office:value-type="float" office:value="23.2889">
                <text:p>23.2889</text:p>
              </table:table-cell>
              <table:table-cell office:value-type="float" office:value="23.315">
                <text:p>23.315</text:p>
              </table:table-cell>
              <table:table-cell office:value-type="float" office:value="23.3017">
                <text:p>23.30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.3126847200228">
                <text:p>23.312684720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92">
                <text:p>23.299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.3102229912077">
                <text:p>23.310222991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">
                <text:p>23.31</text:p>
              </table:table-cell>
              <table:table-cell office:value-type="float" office:value="23.2967">
                <text:p>23.296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.3077907824469">
                <text:p>23.307790782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42">
                <text:p>23.29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.3053880891172">
                <text:p>23.305388089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86">
                <text:p>23.2786</text:p>
              </table:table-cell>
              <table:table-cell office:value-type="float" office:value="23.3052">
                <text:p>23.3052</text:p>
              </table:table-cell>
              <table:table-cell office:value-type="float" office:value="23.2918">
                <text:p>23.291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.3030149066019">
                <text:p>23.3030149066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94">
                <text:p>23.289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.3006712302921">
                <text:p>23.300671230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004">
                <text:p>23.3004</text:p>
              </table:table-cell>
              <table:table-cell office:value-type="float" office:value="23.287">
                <text:p>23.28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.2983570555855">
                <text:p>23.298357055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47">
                <text:p>23.284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.2960723778874">
                <text:p>23.2960723778874</text:p>
              </table:table-cell>
              <table:table-cell office:value-type="float" office:value="NaN">
                <text:p>NaN</text:p>
              </table:table-cell>
              <table:table-cell office:value-type="float" office:value="23.2375">
                <text:p>23.2375</text:p>
              </table:table-cell>
              <table:table-cell office:value-type="float" office:value="23.2688">
                <text:p>23.2688</text:p>
              </table:table-cell>
              <table:table-cell office:value-type="float" office:value="23.2957">
                <text:p>23.2957</text:p>
              </table:table-cell>
              <table:table-cell office:value-type="float" office:value="23.2824">
                <text:p>23.282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.2938171926101">
                <text:p>23.2938171926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01">
                <text:p>23.280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.2915914951729">
                <text:p>23.291591495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912">
                <text:p>23.2912</text:p>
              </table:table-cell>
              <table:table-cell office:value-type="float" office:value="23.2778">
                <text:p>23.277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.2893952810023">
                <text:p>23.289395281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56">
                <text:p>23.27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.2872285455322">
                <text:p>23.287228545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94">
                <text:p>23.2594</text:p>
              </table:table-cell>
              <table:table-cell office:value-type="float" office:value="23.2868">
                <text:p>23.2868</text:p>
              </table:table-cell>
              <table:table-cell office:value-type="float" office:value="23.2734">
                <text:p>23.27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.2850912842033">
                <text:p>23.285091284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12">
                <text:p>23.271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.2829834924632">
                <text:p>23.282983492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25">
                <text:p>23.2825</text:p>
              </table:table-cell>
              <table:table-cell office:value-type="float" office:value="23.2691">
                <text:p>23.26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.2809051657675">
                <text:p>23.280905165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7">
                <text:p>23.2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.2788562995781">
                <text:p>23.2788562995781</text:p>
              </table:table-cell>
              <table:table-cell office:value-type="float" office:value="23.189">
                <text:p>23.189</text:p>
              </table:table-cell>
              <table:table-cell office:value-type="float" office:value="23.214">
                <text:p>23.214</text:p>
              </table:table-cell>
              <table:table-cell office:value-type="float" office:value="23.2505">
                <text:p>23.2505</text:p>
              </table:table-cell>
              <table:table-cell office:value-type="float" office:value="23.2783">
                <text:p>23.2783</text:p>
              </table:table-cell>
              <table:table-cell office:value-type="float" office:value="23.2649">
                <text:p>23.264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.2768368893643">
                <text:p>23.276836889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29">
                <text:p>23.262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.2748469306027">
                <text:p>23.274846930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743">
                <text:p>23.2743</text:p>
              </table:table-cell>
              <table:table-cell office:value-type="float" office:value="23.2608">
                <text:p>23.26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.2728864187765">
                <text:p>23.272886418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89">
                <text:p>23.258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.2709553493766">
                <text:p>23.270955349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21">
                <text:p>23.2421</text:p>
              </table:table-cell>
              <table:table-cell office:value-type="float" office:value="23.2703">
                <text:p>23.2703</text:p>
              </table:table-cell>
              <table:table-cell office:value-type="float" office:value="23.2569">
                <text:p>23.25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.2690537179008">
                <text:p>23.269053717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5">
                <text:p>23.25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.2671815198538">
                <text:p>23.267181519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65">
                <text:p>23.2665</text:p>
              </table:table-cell>
              <table:table-cell office:value-type="float" office:value="23.2531">
                <text:p>23.253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.2653387507475">
                <text:p>23.265338750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12">
                <text:p>23.25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.2635254061009">
                <text:p>23.2635254061009</text:p>
              </table:table-cell>
              <table:table-cell office:value-type="float" office:value="NaN">
                <text:p>NaN</text:p>
              </table:table-cell>
              <table:table-cell office:value-type="float" office:value="23.1923">
                <text:p>23.1923</text:p>
              </table:table-cell>
              <table:table-cell office:value-type="float" office:value="23.2341">
                <text:p>23.2341</text:p>
              </table:table-cell>
              <table:table-cell office:value-type="float" office:value="23.2628">
                <text:p>23.2628</text:p>
              </table:table-cell>
              <table:table-cell office:value-type="float" office:value="23.2493">
                <text:p>23.249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.2617414814402">
                <text:p>23.261741481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75">
                <text:p>23.247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.2599869722986">
                <text:p>23.259986972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92">
                <text:p>23.2592</text:p>
              </table:table-cell>
              <table:table-cell office:value-type="float" office:value="23.2457">
                <text:p>23.245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.2582618742162">
                <text:p>23.258261874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4">
                <text:p>23.24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.2565661827406">
                <text:p>23.256566182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67">
                <text:p>23.2267</text:p>
              </table:table-cell>
              <table:table-cell office:value-type="float" office:value="23.2558">
                <text:p>23.2558</text:p>
              </table:table-cell>
              <table:table-cell office:value-type="float" office:value="23.2423">
                <text:p>23.242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.2548998934261">
                <text:p>23.254899893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06">
                <text:p>23.24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.253263001834">
                <text:p>23.25326300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24">
                <text:p>23.2524</text:p>
              </table:table-cell>
              <table:table-cell office:value-type="float" office:value="23.2389">
                <text:p>23.238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.251655503533">
                <text:p>23.25165550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73">
                <text:p>23.237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.2500773940987">
                <text:p>23.2500773940987</text:p>
              </table:table-cell>
              <table:table-cell office:value-type="float" office:value="23.1462">
                <text:p>23.1462</text:p>
              </table:table-cell>
              <table:table-cell office:value-type="float" office:value="23.1725">
                <text:p>23.1725</text:p>
              </table:table-cell>
              <table:table-cell office:value-type="float" office:value="23.2196">
                <text:p>23.2196</text:p>
              </table:table-cell>
              <table:table-cell office:value-type="float" office:value="23.2492">
                <text:p>23.2492</text:p>
              </table:table-cell>
              <table:table-cell office:value-type="float" office:value="23.2357">
                <text:p>23.23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.2485286691134">
                <text:p>23.248528669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41">
                <text:p>23.23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.2470093241671">
                <text:p>23.247009324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61">
                <text:p>23.2461</text:p>
              </table:table-cell>
              <table:table-cell office:value-type="float" office:value="23.2325">
                <text:p>23.23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.2455193548564">
                <text:p>23.245519354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1">
                <text:p>23.23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.244058756785">
                <text:p>23.24405875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31">
                <text:p>23.2131</text:p>
              </table:table-cell>
              <table:table-cell office:value-type="float" office:value="23.2431">
                <text:p>23.2431</text:p>
              </table:table-cell>
              <table:table-cell office:value-type="float" office:value="23.2295">
                <text:p>23.22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.2426275255637">
                <text:p>23.242627525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81">
                <text:p>23.228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.2412256568106">
                <text:p>23.241225656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02">
                <text:p>23.2402</text:p>
              </table:table-cell>
              <table:table-cell office:value-type="float" office:value="23.2266">
                <text:p>23.226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.2398531461506">
                <text:p>23.239853146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52">
                <text:p>23.225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.2385099892158">
                <text:p>23.2385099892158</text:p>
              </table:table-cell>
              <table:table-cell office:value-type="float" office:value="NaN">
                <text:p>NaN</text:p>
              </table:table-cell>
              <table:table-cell office:value-type="float" office:value="23.1546">
                <text:p>23.1546</text:p>
              </table:table-cell>
              <table:table-cell office:value-type="float" office:value="23.207">
                <text:p>23.207</text:p>
              </table:table-cell>
              <table:table-cell office:value-type="float" office:value="23.2374">
                <text:p>23.2374</text:p>
              </table:table-cell>
              <table:table-cell office:value-type="float" office:value="23.2239">
                <text:p>23.223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.2371961816454">
                <text:p>23.237196181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25">
                <text:p>23.222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.2359117190853">
                <text:p>23.235911719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348">
                <text:p>23.2348</text:p>
              </table:table-cell>
              <table:table-cell office:value-type="float" office:value="23.2212">
                <text:p>23.22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.2346565971883">
                <text:p>23.234656597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99">
                <text:p>23.219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.233430811614">
                <text:p>23.23343081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14">
                <text:p>23.2014</text:p>
              </table:table-cell>
              <table:table-cell office:value-type="float" office:value="23.2323">
                <text:p>23.2323</text:p>
              </table:table-cell>
              <table:table-cell office:value-type="float" office:value="23.2187">
                <text:p>23.218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.2322343580283">
                <text:p>23.2322343580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74">
                <text:p>23.217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.2310672321039">
                <text:p>23.231067232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99">
                <text:p>23.2299</text:p>
              </table:table-cell>
              <table:table-cell office:value-type="float" office:value="23.2162">
                <text:p>23.21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.22992942952">
                <text:p>23.2299294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51">
                <text:p>23.215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.2288209459632">
                <text:p>23.2288209459632</text:p>
              </table:table-cell>
              <table:table-cell office:value-type="float" office:value="23.1114">
                <text:p>23.1114</text:p>
              </table:table-cell>
              <table:table-cell office:value-type="float" office:value="23.1386">
                <text:p>23.1386</text:p>
              </table:table-cell>
              <table:table-cell office:value-type="float" office:value="23.1963">
                <text:p>23.1963</text:p>
              </table:table-cell>
              <table:table-cell office:value-type="float" office:value="23.2276">
                <text:p>23.2276</text:p>
              </table:table-cell>
              <table:table-cell office:value-type="float" office:value="23.2139">
                <text:p>23.213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.227741777128">
                <text:p>23.22774177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28">
                <text:p>23.212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.2266919187175">
                <text:p>23.22669191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54">
                <text:p>23.2254</text:p>
              </table:table-cell>
              <table:table-cell office:value-type="float" office:value="23.2117">
                <text:p>23.21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.2256713664447">
                <text:p>23.225671366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07">
                <text:p>23.21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.224680116033">
                <text:p>23.22468011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16">
                <text:p>23.1916</text:p>
              </table:table-cell>
              <table:table-cell office:value-type="float" office:value="23.2233">
                <text:p>23.2233</text:p>
              </table:table-cell>
              <table:table-cell office:value-type="float" office:value="23.2097">
                <text:p>23.209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.2237181632154">
                <text:p>23.223718163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7">
                <text:p>23.208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.2227855037321">
                <text:p>23.22278550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14">
                <text:p>23.2214</text:p>
              </table:table-cell>
              <table:table-cell office:value-type="float" office:value="23.2077">
                <text:p>23.207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.2218821333258">
                <text:p>23.221882133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68">
                <text:p>23.206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.2210080477342">
                <text:p>23.2210080477342</text:p>
              </table:table-cell>
              <table:table-cell office:value-type="float" office:value="NaN">
                <text:p>NaN</text:p>
              </table:table-cell>
              <table:table-cell office:value-type="float" office:value="23.1242">
                <text:p>23.1242</text:p>
              </table:table-cell>
              <table:table-cell office:value-type="float" office:value="23.1874">
                <text:p>23.1874</text:p>
              </table:table-cell>
              <table:table-cell office:value-type="float" office:value="23.2196">
                <text:p>23.2196</text:p>
              </table:table-cell>
              <table:table-cell office:value-type="float" office:value="23.2059">
                <text:p>23.205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.2201632426824">
                <text:p>23.220163242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5">
                <text:p>23.2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.2193477138772">
                <text:p>23.21934771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78">
                <text:p>23.2178</text:p>
              </table:table-cell>
              <table:table-cell office:value-type="float" office:value="23.2041">
                <text:p>23.20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.2185614570103">
                <text:p>23.218561457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33">
                <text:p>23.203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.2178044677756">
                <text:p>23.2178044677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37">
                <text:p>23.1837</text:p>
              </table:table-cell>
              <table:table-cell office:value-type="float" office:value="23.2163">
                <text:p>23.2163</text:p>
              </table:table-cell>
              <table:table-cell office:value-type="float" office:value="23.2025">
                <text:p>23.202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.2170767419061">
                <text:p>23.217076741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18">
                <text:p>23.20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.216378275233">
                <text:p>23.2163782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48">
                <text:p>23.2148</text:p>
              </table:table-cell>
              <table:table-cell office:value-type="float" office:value="23.2011">
                <text:p>23.20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.21570906375">
                <text:p>23.2157090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04">
                <text:p>23.200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.2150691036542">
                <text:p>23.2150691036542</text:p>
              </table:table-cell>
              <table:table-cell office:value-type="float" office:value="23.089">
                <text:p>23.089</text:p>
              </table:table-cell>
              <table:table-cell office:value-type="float" office:value="23.1113">
                <text:p>23.1113</text:p>
              </table:table-cell>
              <table:table-cell office:value-type="float" office:value="23.1805">
                <text:p>23.1805</text:p>
              </table:table-cell>
              <table:table-cell office:value-type="float" office:value="23.2134">
                <text:p>23.2134</text:p>
              </table:table-cell>
              <table:table-cell office:value-type="float" office:value="23.1997">
                <text:p>23.199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.21445839131">
                <text:p>23.2144583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9">
                <text:p>23.19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.2138769230703">
                <text:p>23.213876923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22">
                <text:p>23.2122</text:p>
              </table:table-cell>
              <table:table-cell office:value-type="float" office:value="23.1984">
                <text:p>23.198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.213324694909">
                <text:p>23.21332469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78">
                <text:p>23.19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.2128017018903">
                <text:p>23.2128017018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77">
                <text:p>23.1777</text:p>
              </table:table-cell>
              <table:table-cell office:value-type="float" office:value="23.2111">
                <text:p>23.2111</text:p>
              </table:table-cell>
              <table:table-cell office:value-type="float" office:value="23.1973">
                <text:p>23.197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.2123079376495">
                <text:p>23.212307937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68">
                <text:p>23.196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.2118433942813">
                <text:p>23.211843394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101">
                <text:p>23.2101</text:p>
              </table:table-cell>
              <table:table-cell office:value-type="float" office:value="23.1963">
                <text:p>23.196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.2114080632422">
                <text:p>23.211408063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58">
                <text:p>23.195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.2110019378957">
                <text:p>23.2110019378957</text:p>
              </table:table-cell>
              <table:table-cell office:value-type="float" office:value="NaN">
                <text:p>NaN</text:p>
              </table:table-cell>
              <table:table-cell office:value-type="float" office:value="23.1005">
                <text:p>23.1005</text:p>
              </table:table-cell>
              <table:table-cell office:value-type="float" office:value="23.1753">
                <text:p>23.1753</text:p>
              </table:table-cell>
              <table:table-cell office:value-type="float" office:value="23.2092">
                <text:p>23.2092</text:p>
              </table:table-cell>
              <table:table-cell office:value-type="float" office:value="23.1954">
                <text:p>23.195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.2106250178532">
                <text:p>23.21062501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5">
                <text:p>23.19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.2102773139316">
                <text:p>23.210277313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4">
                <text:p>23.2084</text:p>
              </table:table-cell>
              <table:table-cell office:value-type="float" office:value="23.1946">
                <text:p>23.19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.2099588502163">
                <text:p>23.209958850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42">
                <text:p>23.194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.2096696569923">
                <text:p>23.209669656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31">
                <text:p>23.1731</text:p>
              </table:table-cell>
              <table:table-cell office:value-type="float" office:value="23.2078">
                <text:p>23.2078</text:p>
              </table:table-cell>
              <table:table-cell office:value-type="float" office:value="23.1939">
                <text:p>23.193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.2094097472794">
                <text:p>23.209409747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36">
                <text:p>23.193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.2091790746163">
                <text:p>23.209179074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72">
                <text:p>23.2072</text:p>
              </table:table-cell>
              <table:table-cell office:value-type="float" office:value="23.1934">
                <text:p>23.193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.2089774863151">
                <text:p>23.208977486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31">
                <text:p>23.193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3.2088047179136">
                <text:p>23.2088047179136</text:p>
              </table:table-cell>
              <table:table-cell office:value-type="float" office:value="23.0806">
                <text:p>23.0806</text:p>
              </table:table-cell>
              <table:table-cell office:value-type="float" office:value="23.094">
                <text:p>23.094</text:p>
              </table:table-cell>
              <table:table-cell office:value-type="float" office:value="23.1716">
                <text:p>23.1716</text:p>
              </table:table-cell>
              <table:table-cell office:value-type="float" office:value="23.2068">
                <text:p>23.2068</text:p>
              </table:table-cell>
              <table:table-cell office:value-type="float" office:value="23.1929">
                <text:p>23.192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.2086605117566">
                <text:p>23.208660511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28">
                <text:p>23.192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.2085449464159">
                <text:p>23.208544946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65">
                <text:p>23.2065</text:p>
              </table:table-cell>
              <table:table-cell office:value-type="float" office:value="23.1926">
                <text:p>23.192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.2084589480529">
                <text:p>23.208458948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25">
                <text:p>23.19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.2084046011703">
                <text:p>23.208404601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17">
                <text:p>23.1717</text:p>
              </table:table-cell>
              <table:table-cell office:value-type="float" office:value="23.2061">
                <text:p>23.2061</text:p>
              </table:table-cell>
              <table:table-cell office:value-type="float" office:value="23.1924">
                <text:p>23.192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.2083842557904">
                <text:p>23.208384255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24">
                <text:p>23.19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.2083969668987">
                <text:p>23.208396966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6">
                <text:p>23.206</text:p>
              </table:table-cell>
              <table:table-cell office:value-type="float" office:value="23.1923">
                <text:p>23.192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3.2084320917964">
                <text:p>23.208432091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23">
                <text:p>23.192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3.2084663387708">
                <text:p>23.2084663387708</text:p>
              </table:table-cell>
              <table:table-cell office:value-type="float" office:value="NaN">
                <text:p>NaN</text:p>
              </table:table-cell>
              <table:table-cell office:value-type="float" office:value="23.0924">
                <text:p>23.0924</text:p>
              </table:table-cell>
              <table:table-cell office:value-type="float" office:value="23.1739">
                <text:p>23.1739</text:p>
              </table:table-cell>
              <table:table-cell office:value-type="float" office:value="23.2066">
                <text:p>23.2066</text:p>
              </table:table-cell>
              <table:table-cell office:value-type="float" office:value="23.1923">
                <text:p>23.192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3.2084855957567">
                <text:p>23.208485595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23">
                <text:p>23.192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3.2085659833252">
                <text:p>23.208565983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">
                <text:p>23.208</text:p>
              </table:table-cell>
              <table:table-cell office:value-type="float" office:value="23.1924">
                <text:p>23.192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.2089802895078">
                <text:p>23.208980289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28">
                <text:p>23.192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.2098194410398">
                <text:p>23.209819441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644">
                <text:p>23.1644</text:p>
              </table:table-cell>
              <table:table-cell office:value-type="float" office:value="23.2036">
                <text:p>23.2036</text:p>
              </table:table-cell>
              <table:table-cell office:value-type="float" office:value="23.1936">
                <text:p>23.193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.2076449692696">
                <text:p>23.207644969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914">
                <text:p>23.19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3.1908311795194">
                <text:p>23.190831179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">
                <text:p>23.17</text:p>
              </table:table-cell>
              <table:table-cell office:value-type="float" office:value="23.1746">
                <text:p>23.174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3.171003741176">
                <text:p>23.1710037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548">
                <text:p>23.154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3.1516010976">
                <text:p>23.1516010976</text:p>
              </table:table-cell>
              <table:table-cell office:value-type="float" office:value="23.03">
                <text:p>23.03</text:p>
              </table:table-cell>
              <table:table-cell office:value-type="float" office:value="23.0691">
                <text:p>23.0691</text:p>
              </table:table-cell>
              <table:table-cell office:value-type="float" office:value="23.0972">
                <text:p>23.0972</text:p>
              </table:table-cell>
              <table:table-cell office:value-type="float" office:value="23.1305">
                <text:p>23.1305</text:p>
              </table:table-cell>
              <table:table-cell office:value-type="float" office:value="23.1354">
                <text:p>23.135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3.1325322967647">
                <text:p>23.132532296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163">
                <text:p>23.11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3.1135245253477">
                <text:p>23.113524525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919">
                <text:p>23.0919</text:p>
              </table:table-cell>
              <table:table-cell office:value-type="float" office:value="23.0974">
                <text:p>23.09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3.0945016374865">
                <text:p>23.094501637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783">
                <text:p>23.078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3.0754777199554">
                <text:p>23.075477719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84">
                <text:p>23.0184</text:p>
              </table:table-cell>
              <table:table-cell office:value-type="float" office:value="23.054">
                <text:p>23.054</text:p>
              </table:table-cell>
              <table:table-cell office:value-type="float" office:value="23.0593">
                <text:p>23.059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.0564760391759">
                <text:p>23.056476039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404">
                <text:p>23.040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3.0375072125553">
                <text:p>23.037507212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63">
                <text:p>23.0163</text:p>
              </table:table-cell>
              <table:table-cell office:value-type="float" office:value="23.0214">
                <text:p>23.02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3.0185721598167">
                <text:p>23.01857215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025">
                <text:p>23.00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2.9996685056467">
                <text:p>22.9996685056467</text:p>
              </table:table-cell>
              <table:table-cell office:value-type="float" office:value="NaN">
                <text:p>NaN</text:p>
              </table:table-cell>
              <table:table-cell office:value-type="float" office:value="22.9339">
                <text:p>22.9339</text:p>
              </table:table-cell>
              <table:table-cell office:value-type="float" office:value="22.9416">
                <text:p>22.9416</text:p>
              </table:table-cell>
              <table:table-cell office:value-type="float" office:value="22.9786">
                <text:p>22.9786</text:p>
              </table:table-cell>
              <table:table-cell office:value-type="float" office:value="22.9836">
                <text:p>22.983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2.9807941402506">
                <text:p>22.980794140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48">
                <text:p>22.964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.9619481121758">
                <text:p>22.961948112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409">
                <text:p>22.9409</text:p>
              </table:table-cell>
              <table:table-cell office:value-type="float" office:value="22.9459">
                <text:p>22.945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.9431303175588">
                <text:p>22.943130317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271">
                <text:p>22.927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.9243409887628">
                <text:p>22.924340988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64">
                <text:p>22.8664</text:p>
              </table:table-cell>
              <table:table-cell office:value-type="float" office:value="22.9034">
                <text:p>22.9034</text:p>
              </table:table-cell>
              <table:table-cell office:value-type="float" office:value="22.9084">
                <text:p>22.908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.905580364958">
                <text:p>22.905580364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96">
                <text:p>22.889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.8868485735406">
                <text:p>22.886848573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66">
                <text:p>22.866</text:p>
              </table:table-cell>
              <table:table-cell office:value-type="float" office:value="22.8709">
                <text:p>22.870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.8681456356796">
                <text:p>22.868145635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22">
                <text:p>22.852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.8494715130631">
                <text:p>22.8494715130631</text:p>
              </table:table-cell>
              <table:table-cell office:value-type="float" office:value="22.7478">
                <text:p>22.7478</text:p>
              </table:table-cell>
              <table:table-cell office:value-type="float" office:value="22.777">
                <text:p>22.777</text:p>
              </table:table-cell>
              <table:table-cell office:value-type="float" office:value="22.7919">
                <text:p>22.7919</text:p>
              </table:table-cell>
              <table:table-cell office:value-type="float" office:value="22.8287">
                <text:p>22.8287</text:p>
              </table:table-cell>
              <table:table-cell office:value-type="float" office:value="22.8336">
                <text:p>22.833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.8308261501132">
                <text:p>22.830826150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15">
                <text:p>22.8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.8122094974521">
                <text:p>22.812209497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916">
                <text:p>22.7916</text:p>
              </table:table-cell>
              <table:table-cell office:value-type="float" office:value="22.7964">
                <text:p>22.796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.7936215189703">
                <text:p>22.793621518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78">
                <text:p>22.777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.7750621897635">
                <text:p>22.775062189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6">
                <text:p>22.7176</text:p>
              </table:table-cell>
              <table:table-cell office:value-type="float" office:value="22.7545">
                <text:p>22.7545</text:p>
              </table:table-cell>
              <table:table-cell office:value-type="float" office:value="22.7593">
                <text:p>22.759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.7565314911749">
                <text:p>22.756531491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08">
                <text:p>22.740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.7380294064551">
                <text:p>22.738029406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176">
                <text:p>22.7176</text:p>
              </table:table-cell>
              <table:table-cell office:value-type="float" office:value="22.7223">
                <text:p>22.722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.7195559182156">
                <text:p>22.719555918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038">
                <text:p>22.703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.7011110075275">
                <text:p>22.7011110075275</text:p>
              </table:table-cell>
              <table:table-cell office:value-type="float" office:value="NaN">
                <text:p>NaN</text:p>
              </table:table-cell>
              <table:table-cell office:value-type="float" office:value="22.6251">
                <text:p>22.6251</text:p>
              </table:table-cell>
              <table:table-cell office:value-type="float" office:value="22.6437">
                <text:p>22.6437</text:p>
              </table:table-cell>
              <table:table-cell office:value-type="float" office:value="22.6808">
                <text:p>22.6808</text:p>
              </table:table-cell>
              <table:table-cell office:value-type="float" office:value="22.6854">
                <text:p>22.685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.682694654033">
                <text:p>22.68269465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67">
                <text:p>22.66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2.6643068364638">
                <text:p>22.664306836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41">
                <text:p>22.6441</text:p>
              </table:table-cell>
              <table:table-cell office:value-type="float" office:value="22.6486">
                <text:p>22.64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2.6459475331727">
                <text:p>22.64594753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303">
                <text:p>22.630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2.6276167225009">
                <text:p>22.6276167225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702">
                <text:p>22.5702</text:p>
              </table:table-cell>
              <table:table-cell office:value-type="float" office:value="22.6075">
                <text:p>22.6075</text:p>
              </table:table-cell>
              <table:table-cell office:value-type="float" office:value="22.612">
                <text:p>22.6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2.6093143829565">
                <text:p>22.609314382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937">
                <text:p>22.593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2.5910404932507">
                <text:p>22.591040493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71">
                <text:p>22.571</text:p>
              </table:table-cell>
              <table:table-cell office:value-type="float" office:value="22.5755">
                <text:p>22.575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.5727950322573">
                <text:p>22.572795032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572">
                <text:p>22.557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2.554577978947">
                <text:p>22.554577978947</text:p>
              </table:table-cell>
              <table:table-cell office:value-type="float" office:value="22.4234">
                <text:p>22.4234</text:p>
              </table:table-cell>
              <table:table-cell office:value-type="float" office:value="22.4773">
                <text:p>22.4773</text:p>
              </table:table-cell>
              <table:table-cell office:value-type="float" office:value="22.4972">
                <text:p>22.4972</text:p>
              </table:table-cell>
              <table:table-cell office:value-type="float" office:value="22.5346">
                <text:p>22.5346</text:p>
              </table:table-cell>
              <table:table-cell office:value-type="float" office:value="22.539">
                <text:p>22.53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2.5363893123308">
                <text:p>22.536389312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09">
                <text:p>22.520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2.518229011421">
                <text:p>22.51822901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984">
                <text:p>22.4984</text:p>
              </table:table-cell>
              <table:table-cell office:value-type="float" office:value="22.5027">
                <text:p>22.502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2.5000970552139">
                <text:p>22.500097055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846">
                <text:p>22.484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2.4819934226881">
                <text:p>22.481993422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246">
                <text:p>22.4246</text:p>
              </table:table-cell>
              <table:table-cell office:value-type="float" office:value="22.4622">
                <text:p>22.4622</text:p>
              </table:table-cell>
              <table:table-cell office:value-type="float" office:value="22.4665">
                <text:p>22.466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2.4639180928087">
                <text:p>22.463918092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85">
                <text:p>22.448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2.4458710445359">
                <text:p>22.445871044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262">
                <text:p>22.4262</text:p>
              </table:table-cell>
              <table:table-cell office:value-type="float" office:value="22.4305">
                <text:p>22.430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2.4278522568318">
                <text:p>22.427852256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125">
                <text:p>22.41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2.4098617086653">
                <text:p>22.4098617086653</text:p>
              </table:table-cell>
              <table:table-cell office:value-type="float" office:value="NaN">
                <text:p>NaN</text:p>
              </table:table-cell>
              <table:table-cell office:value-type="float" office:value="22.3315">
                <text:p>22.3315</text:p>
              </table:table-cell>
              <table:table-cell office:value-type="float" office:value="22.3525">
                <text:p>22.3525</text:p>
              </table:table-cell>
              <table:table-cell office:value-type="float" office:value="22.3903">
                <text:p>22.3903</text:p>
              </table:table-cell>
              <table:table-cell office:value-type="float" office:value="22.3945">
                <text:p>22.394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2.3918993790149">
                <text:p>22.391899379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765">
                <text:p>22.376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2.3739652468691">
                <text:p>22.373965246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545">
                <text:p>22.3545</text:p>
              </table:table-cell>
              <table:table-cell office:value-type="float" office:value="22.3586">
                <text:p>22.358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2.3560592912256">
                <text:p>22.356059291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407">
                <text:p>22.340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2.3381814910907">
                <text:p>22.338181491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09">
                <text:p>22.2809</text:p>
              </table:table-cell>
              <table:table-cell office:value-type="float" office:value="22.3188">
                <text:p>22.3188</text:p>
              </table:table-cell>
              <table:table-cell office:value-type="float" office:value="22.3229">
                <text:p>22.322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2.3203318254784">
                <text:p>22.320331825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051">
                <text:p>22.305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2.3025102734091">
                <text:p>22.302510273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32">
                <text:p>22.2832</text:p>
              </table:table-cell>
              <table:table-cell office:value-type="float" office:value="22.2873">
                <text:p>22.287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2.2847168139097">
                <text:p>22.284716813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695">
                <text:p>22.269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2.2669514260135">
                <text:p>22.2669514260135</text:p>
              </table:table-cell>
              <table:table-cell office:value-type="float" office:value="22.1126">
                <text:p>22.1126</text:p>
              </table:table-cell>
              <table:table-cell office:value-type="float" office:value="22.1873">
                <text:p>22.1873</text:p>
              </table:table-cell>
              <table:table-cell office:value-type="float" office:value="22.2097">
                <text:p>22.2097</text:p>
              </table:table-cell>
              <table:table-cell office:value-type="float" office:value="22.2478">
                <text:p>22.2478</text:p>
              </table:table-cell>
              <table:table-cell office:value-type="float" office:value="22.2517">
                <text:p>22.251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2.2492140887597">
                <text:p>22.249214088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34">
                <text:p>22.2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.2315047811938">
                <text:p>22.231504781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124">
                <text:p>22.2124</text:p>
              </table:table-cell>
              <table:table-cell office:value-type="float" office:value="22.2163">
                <text:p>22.216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2.2138234823678">
                <text:p>22.213823482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87">
                <text:p>22.198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2.1961701713401">
                <text:p>22.196170171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389">
                <text:p>22.1389</text:p>
              </table:table-cell>
              <table:table-cell office:value-type="float" office:value="22.1772">
                <text:p>22.1772</text:p>
              </table:table-cell>
              <table:table-cell office:value-type="float" office:value="22.181">
                <text:p>22.18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2.1785448271759">
                <text:p>22.178544827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34">
                <text:p>22.163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2.1609474289466">
                <text:p>22.1609474289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421">
                <text:p>22.1421</text:p>
              </table:table-cell>
              <table:table-cell office:value-type="float" office:value="22.1459">
                <text:p>22.145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2.1433779557306">
                <text:p>22.143377955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83">
                <text:p>22.128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2.1258363866128">
                <text:p>22.1258363866128</text:p>
              </table:table-cell>
              <table:table-cell office:value-type="float" office:value="NaN">
                <text:p>NaN</text:p>
              </table:table-cell>
              <table:table-cell office:value-type="float" office:value="22.0445">
                <text:p>22.0445</text:p>
              </table:table-cell>
              <table:table-cell office:value-type="float" office:value="22.0686">
                <text:p>22.0686</text:p>
              </table:table-cell>
              <table:table-cell office:value-type="float" office:value="22.107">
                <text:p>22.107</text:p>
              </table:table-cell>
              <table:table-cell office:value-type="float" office:value="22.1108">
                <text:p>22.110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2.1083227006847">
                <text:p>22.108322700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33">
                <text:p>22.093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2.0908368770446">
                <text:p>22.090836877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721">
                <text:p>22.0721</text:p>
              </table:table-cell>
              <table:table-cell office:value-type="float" office:value="22.0758">
                <text:p>22.075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2.0733788947969">
                <text:p>22.073378894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84">
                <text:p>22.058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2.0559487330531">
                <text:p>22.055948733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987">
                <text:p>21.9987</text:p>
              </table:table-cell>
              <table:table-cell office:value-type="float" office:value="22.0374">
                <text:p>22.0374</text:p>
              </table:table-cell>
              <table:table-cell office:value-type="float" office:value="22.041">
                <text:p>22.04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.038546370931">
                <text:p>22.03854637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236">
                <text:p>22.023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2.0211717875549">
                <text:p>22.021171787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027">
                <text:p>22.0027</text:p>
              </table:table-cell>
              <table:table-cell office:value-type="float" office:value="22.0063">
                <text:p>22.006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2.0038249620557">
                <text:p>22.003824962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889">
                <text:p>21.988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1.9865058735709">
                <text:p>21.9865058735709</text:p>
              </table:table-cell>
              <table:table-cell office:value-type="float" office:value="21.814">
                <text:p>21.814</text:p>
              </table:table-cell>
              <table:table-cell office:value-type="float" office:value="21.9036">
                <text:p>21.9036</text:p>
              </table:table-cell>
              <table:table-cell office:value-type="float" office:value="21.9293">
                <text:p>21.9293</text:p>
              </table:table-cell>
              <table:table-cell office:value-type="float" office:value="21.9681">
                <text:p>21.9681</text:p>
              </table:table-cell>
              <table:table-cell office:value-type="float" office:value="21.9716">
                <text:p>21.971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1.9692145012444">
                <text:p>21.969214501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544">
                <text:p>21.954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1.9519508242268">
                <text:p>21.951950824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336">
                <text:p>21.9336</text:p>
              </table:table-cell>
              <table:table-cell office:value-type="float" office:value="21.9371">
                <text:p>21.937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1.9347148216751">
                <text:p>21.934714821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199">
                <text:p>21.919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1.917506472753">
                <text:p>21.91750647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604">
                <text:p>21.8604</text:p>
              </table:table-cell>
              <table:table-cell office:value-type="float" office:value="21.8993">
                <text:p>21.8993</text:p>
              </table:table-cell>
              <table:table-cell office:value-type="float" office:value="21.9027">
                <text:p>21.902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1.9003257566306">
                <text:p>21.900325756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855">
                <text:p>21.88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1.8831726524845">
                <text:p>21.883172652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651">
                <text:p>21.8651</text:p>
              </table:table-cell>
              <table:table-cell office:value-type="float" office:value="21.8684">
                <text:p>21.868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.866047139498">
                <text:p>21.86604713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513">
                <text:p>21.851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1.8489491968605">
                <text:p>21.8489491968605</text:p>
              </table:table-cell>
              <table:table-cell office:value-type="float" office:value="NaN">
                <text:p>NaN</text:p>
              </table:table-cell>
              <table:table-cell office:value-type="float" office:value="21.7644">
                <text:p>21.7644</text:p>
              </table:table-cell>
              <table:table-cell office:value-type="float" office:value="21.7918">
                <text:p>21.7918</text:p>
              </table:table-cell>
              <table:table-cell office:value-type="float" office:value="21.8309">
                <text:p>21.8309</text:p>
              </table:table-cell>
              <table:table-cell office:value-type="float" office:value="21.8342">
                <text:p>21.834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1.8318788037687">
                <text:p>21.831878803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172">
                <text:p>21.817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1.8148359394248">
                <text:p>21.814835939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969">
                <text:p>21.7969</text:p>
              </table:table-cell>
              <table:table-cell office:value-type="float" office:value="21.8002">
                <text:p>21.800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1.7978205830384">
                <text:p>21.797820583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832">
                <text:p>21.78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1.7808327138251">
                <text:p>21.780832713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237">
                <text:p>21.7237</text:p>
              </table:table-cell>
              <table:table-cell office:value-type="float" office:value="21.763">
                <text:p>21.763</text:p>
              </table:table-cell>
              <table:table-cell office:value-type="float" office:value="21.7662">
                <text:p>21.766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1.7638723110072">
                <text:p>21.763872311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493">
                <text:p>21.749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1.7469393538133">
                <text:p>21.746939353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292">
                <text:p>21.7292</text:p>
              </table:table-cell>
              <table:table-cell office:value-type="float" office:value="21.7323">
                <text:p>21.732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1.7300338214786">
                <text:p>21.7300338214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5">
                <text:p>21.715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1.713155693245">
                <text:p>21.713155693245</text:p>
              </table:table-cell>
              <table:table-cell office:value-type="float" office:value="21.5228">
                <text:p>21.5228</text:p>
              </table:table-cell>
              <table:table-cell office:value-type="float" office:value="21.627">
                <text:p>21.627</text:p>
              </table:table-cell>
              <table:table-cell office:value-type="float" office:value="21.6561">
                <text:p>21.6561</text:p>
              </table:table-cell>
              <table:table-cell office:value-type="float" office:value="21.6955">
                <text:p>21.6955</text:p>
              </table:table-cell>
              <table:table-cell office:value-type="float" office:value="21.6986">
                <text:p>21.69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1.6963049483604">
                <text:p>21.696304948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818">
                <text:p>21.681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.6794815660795">
                <text:p>21.679481566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619">
                <text:p>21.6619</text:p>
              </table:table-cell>
              <table:table-cell office:value-type="float" office:value="21.665">
                <text:p>21.66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.6626855256637">
                <text:p>21.662685525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82">
                <text:p>21.648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1.6459168063805">
                <text:p>21.645916806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889">
                <text:p>21.5889</text:p>
              </table:table-cell>
              <table:table-cell office:value-type="float" office:value="21.6285">
                <text:p>21.6285</text:p>
              </table:table-cell>
              <table:table-cell office:value-type="float" office:value="21.6314">
                <text:p>21.631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1.6291753875037">
                <text:p>21.629175387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147">
                <text:p>21.614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1.6124612483142">
                <text:p>21.612461248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951">
                <text:p>21.5951</text:p>
              </table:table-cell>
              <table:table-cell office:value-type="float" office:value="21.598">
                <text:p>21.59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1.5957743680987">
                <text:p>21.595774368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814">
                <text:p>21.581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1.5791147261507">
                <text:p>21.5791147261507</text:p>
              </table:table-cell>
              <table:table-cell office:value-type="float" office:value="NaN">
                <text:p>NaN</text:p>
              </table:table-cell>
              <table:table-cell office:value-type="float" office:value="21.4913">
                <text:p>21.4913</text:p>
              </table:table-cell>
              <table:table-cell office:value-type="float" office:value="21.5221">
                <text:p>21.5221</text:p>
              </table:table-cell>
              <table:table-cell office:value-type="float" office:value="21.5619">
                <text:p>21.5619</text:p>
              </table:table-cell>
              <table:table-cell office:value-type="float" office:value="21.5647">
                <text:p>21.564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1.5624823017702">
                <text:p>21.562482301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481">
                <text:p>21.54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.5458770742634">
                <text:p>21.545877074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87">
                <text:p>21.5287</text:p>
              </table:table-cell>
              <table:table-cell office:value-type="float" office:value="21.5315">
                <text:p>21.531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1.5292990229431">
                <text:p>21.529299022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15">
                <text:p>21.5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1.5127481271285">
                <text:p>21.512748127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557">
                <text:p>21.4557</text:p>
              </table:table-cell>
              <table:table-cell office:value-type="float" office:value="21.4957">
                <text:p>21.4957</text:p>
              </table:table-cell>
              <table:table-cell office:value-type="float" office:value="21.4984">
                <text:p>21.498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1.4962243661451">
                <text:p>21.496224366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19">
                <text:p>21.481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1.4797277193251">
                <text:p>21.479727719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628">
                <text:p>21.4628</text:p>
              </table:table-cell>
              <table:table-cell office:value-type="float" office:value="21.4655">
                <text:p>21.465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1.463258166007">
                <text:p>21.463258166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49">
                <text:p>21.44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1.4468156855354">
                <text:p>21.4468156855354</text:p>
              </table:table-cell>
              <table:table-cell office:value-type="float" office:value="21.238">
                <text:p>21.238</text:p>
              </table:table-cell>
              <table:table-cell office:value-type="float" office:value="21.3574">
                <text:p>21.3574</text:p>
              </table:table-cell>
              <table:table-cell office:value-type="float" office:value="21.3898">
                <text:p>21.3898</text:p>
              </table:table-cell>
              <table:table-cell office:value-type="float" office:value="21.4299">
                <text:p>21.4299</text:p>
              </table:table-cell>
              <table:table-cell office:value-type="float" office:value="21.4326">
                <text:p>21.432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1.4304002572619">
                <text:p>21.430400257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162">
                <text:p>21.416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.414011860544">
                <text:p>21.41401186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72">
                <text:p>21.3972</text:p>
              </table:table-cell>
              <table:table-cell office:value-type="float" office:value="21.3998">
                <text:p>21.399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1.3976504747458">
                <text:p>21.397650474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835">
                <text:p>21.383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1.381316079238">
                <text:p>21.38131607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243">
                <text:p>21.3243</text:p>
              </table:table-cell>
              <table:table-cell office:value-type="float" office:value="21.3646">
                <text:p>21.3646</text:p>
              </table:table-cell>
              <table:table-cell office:value-type="float" office:value="21.3672">
                <text:p>21.367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1.3650086533971">
                <text:p>21.365008653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509">
                <text:p>21.35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1.3487281766067">
                <text:p>21.348728176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321">
                <text:p>21.3321</text:p>
              </table:table-cell>
              <table:table-cell office:value-type="float" office:value="21.3346">
                <text:p>21.334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1.3324746282561">
                <text:p>21.332474628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184">
                <text:p>21.318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1.3162479877416">
                <text:p>21.3162479877416</text:p>
              </table:table-cell>
              <table:table-cell office:value-type="float" office:value="NaN">
                <text:p>NaN</text:p>
              </table:table-cell>
              <table:table-cell office:value-type="float" office:value="21.2253">
                <text:p>21.2253</text:p>
              </table:table-cell>
              <table:table-cell office:value-type="float" office:value="21.2593">
                <text:p>21.2593</text:p>
              </table:table-cell>
              <table:table-cell office:value-type="float" office:value="21.2998">
                <text:p>21.2998</text:p>
              </table:table-cell>
              <table:table-cell office:value-type="float" office:value="21.3022">
                <text:p>21.302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1.3000482344654">
                <text:p>21.300048234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86">
                <text:p>21.28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1.2838753478364">
                <text:p>21.283875347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675">
                <text:p>21.2675</text:p>
              </table:table-cell>
              <table:table-cell office:value-type="float" office:value="21.2698">
                <text:p>21.269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1.2677293072695">
                <text:p>21.267729307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537">
                <text:p>21.253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1.2516100921864">
                <text:p>21.251610092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947">
                <text:p>21.1947</text:p>
              </table:table-cell>
              <table:table-cell office:value-type="float" office:value="21.2353">
                <text:p>21.2353</text:p>
              </table:table-cell>
              <table:table-cell office:value-type="float" office:value="21.2376">
                <text:p>21.237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1.2355176820146">
                <text:p>21.235517682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215">
                <text:p>21.221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1.2194520561885">
                <text:p>21.219452056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32">
                <text:p>21.2032</text:p>
              </table:table-cell>
              <table:table-cell office:value-type="float" office:value="21.2055">
                <text:p>21.20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.2034131941485">
                <text:p>21.203413194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895">
                <text:p>21.189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1.1874010753413">
                <text:p>21.1874010753413</text:p>
              </table:table-cell>
              <table:table-cell office:value-type="float" office:value="20.9595">
                <text:p>20.9595</text:p>
              </table:table-cell>
              <table:table-cell office:value-type="float" office:value="21.0948">
                <text:p>21.0948</text:p>
              </table:table-cell>
              <table:table-cell office:value-type="float" office:value="21.1305">
                <text:p>21.1305</text:p>
              </table:table-cell>
              <table:table-cell office:value-type="float" office:value="21.1713">
                <text:p>21.1713</text:p>
              </table:table-cell>
              <table:table-cell office:value-type="float" office:value="21.1735">
                <text:p>21.173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.1714156792203">
                <text:p>21.171415679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575">
                <text:p>21.157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1.1554569852447">
                <text:p>21.155456985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394">
                <text:p>21.1394</text:p>
              </table:table-cell>
              <table:table-cell office:value-type="float" office:value="21.1416">
                <text:p>21.14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1.1395249728803">
                <text:p>21.139524972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257">
                <text:p>21.125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1.1236196215994">
                <text:p>21.123619621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667">
                <text:p>21.0667</text:p>
              </table:table-cell>
              <table:table-cell office:value-type="float" office:value="21.1077">
                <text:p>21.1077</text:p>
              </table:table-cell>
              <table:table-cell office:value-type="float" office:value="21.1098">
                <text:p>21.109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1.1077409108803">
                <text:p>21.107740910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939">
                <text:p>21.093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1.0918888202075">
                <text:p>21.091888820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761">
                <text:p>21.0761</text:p>
              </table:table-cell>
              <table:table-cell office:value-type="float" office:value="21.0781">
                <text:p>21.078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1.0760633290723">
                <text:p>21.076063329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623">
                <text:p>21.06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1.0602644169718">
                <text:p>21.0602644169718</text:p>
              </table:table-cell>
              <table:table-cell office:value-type="float" office:value="NaN">
                <text:p>NaN</text:p>
              </table:table-cell>
              <table:table-cell office:value-type="float" office:value="20.966">
                <text:p>20.966</text:p>
              </table:table-cell>
              <table:table-cell office:value-type="float" office:value="21.0034">
                <text:p>21.0034</text:p>
              </table:table-cell>
              <table:table-cell office:value-type="float" office:value="21.0445">
                <text:p>21.0445</text:p>
              </table:table-cell>
              <table:table-cell office:value-type="float" office:value="21.0465">
                <text:p>21.046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1.0444920634095">
                <text:p>21.044492063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308">
                <text:p>21.030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1.0287462478953">
                <text:p>21.0287462478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131">
                <text:p>21.0131</text:p>
              </table:table-cell>
              <table:table-cell office:value-type="float" office:value="21.015">
                <text:p>21.01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1.0130269499452">
                <text:p>21.013026949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993">
                <text:p>20.999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0.9973341490818">
                <text:p>20.997334149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404">
                <text:p>20.9404</text:p>
              </table:table-cell>
              <table:table-cell office:value-type="float" office:value="20.9818">
                <text:p>20.9818</text:p>
              </table:table-cell>
              <table:table-cell office:value-type="float" office:value="20.9837">
                <text:p>20.983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0.9816678248336">
                <text:p>20.9816678248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68">
                <text:p>20.96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0.9660279567353">
                <text:p>20.966027956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506">
                <text:p>20.9506</text:p>
              </table:table-cell>
              <table:table-cell office:value-type="float" office:value="20.9524">
                <text:p>20.952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0.9504145243283">
                <text:p>20.950414524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368">
                <text:p>20.936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0.9348275071598">
                <text:p>20.9348275071598</text:p>
              </table:table-cell>
              <table:table-cell office:value-type="float" office:value="20.6878">
                <text:p>20.6878</text:p>
              </table:table-cell>
              <table:table-cell office:value-type="float" office:value="20.839">
                <text:p>20.839</text:p>
              </table:table-cell>
              <table:table-cell office:value-type="float" office:value="20.878">
                <text:p>20.878</text:p>
              </table:table-cell>
              <table:table-cell office:value-type="float" office:value="20.9195">
                <text:p>20.9195</text:p>
              </table:table-cell>
              <table:table-cell office:value-type="float" office:value="20.9212">
                <text:p>20.921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0.9192668847836">
                <text:p>20.919266884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057">
                <text:p>20.905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0.9037326367592">
                <text:p>20.903732636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885">
                <text:p>20.8885</text:p>
              </table:table-cell>
              <table:table-cell office:value-type="float" office:value="20.8902">
                <text:p>20.890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.888224742653">
                <text:p>20.88822474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747">
                <text:p>20.874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0.8727431820369">
                <text:p>20.872743182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159">
                <text:p>20.8159</text:p>
              </table:table-cell>
              <table:table-cell office:value-type="float" office:value="20.8576">
                <text:p>20.8576</text:p>
              </table:table-cell>
              <table:table-cell office:value-type="float" office:value="20.8592">
                <text:p>20.859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0.8572879344897">
                <text:p>20.857287934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438">
                <text:p>20.843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0.8418589795958">
                <text:p>20.841858979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268">
                <text:p>20.8268</text:p>
              </table:table-cell>
              <table:table-cell office:value-type="float" office:value="20.8284">
                <text:p>20.828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0.8264562969462">
                <text:p>20.826456296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13">
                <text:p>20.81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0.8110798661381">
                <text:p>20.8110798661381</text:p>
              </table:table-cell>
              <table:table-cell office:value-type="float" office:value="NaN">
                <text:p>NaN</text:p>
              </table:table-cell>
              <table:table-cell office:value-type="float" office:value="20.7136">
                <text:p>20.7136</text:p>
              </table:table-cell>
              <table:table-cell office:value-type="float" office:value="20.7542">
                <text:p>20.7542</text:p>
              </table:table-cell>
              <table:table-cell office:value-type="float" office:value="20.7961">
                <text:p>20.7961</text:p>
              </table:table-cell>
              <table:table-cell office:value-type="float" office:value="20.7976">
                <text:p>20.797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0.7957296667745">
                <text:p>20.795729666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823">
                <text:p>20.782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0.7804056784652">
                <text:p>20.780405678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655">
                <text:p>20.7655</text:p>
              </table:table-cell>
              <table:table-cell office:value-type="float" office:value="20.767">
                <text:p>20.7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0.7651078808254">
                <text:p>20.765107880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517">
                <text:p>20.751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0.749836253477">
                <text:p>20.74983625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93">
                <text:p>20.693</text:p>
              </table:table-cell>
              <table:table-cell office:value-type="float" office:value="20.735">
                <text:p>20.735</text:p>
              </table:table-cell>
              <table:table-cell office:value-type="float" office:value="20.7365">
                <text:p>20.736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0.734590776048">
                <text:p>20.73459077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12">
                <text:p>20.721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0.7193714281724">
                <text:p>20.719371428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047">
                <text:p>20.7047</text:p>
              </table:table-cell>
              <table:table-cell office:value-type="float" office:value="20.706">
                <text:p>20.70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0.7041781894904">
                <text:p>20.704178189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909">
                <text:p>20.690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0.6890110396484">
                <text:p>20.6890110396484</text:p>
              </table:table-cell>
              <table:table-cell office:value-type="float" office:value="20.4229">
                <text:p>20.4229</text:p>
              </table:table-cell>
              <table:table-cell office:value-type="float" office:value="20.5899">
                <text:p>20.5899</text:p>
              </table:table-cell>
              <table:table-cell office:value-type="float" office:value="20.6322">
                <text:p>20.6322</text:p>
              </table:table-cell>
              <table:table-cell office:value-type="float" office:value="20.6744">
                <text:p>20.6744</text:p>
              </table:table-cell>
              <table:table-cell office:value-type="float" office:value="20.6757">
                <text:p>20.675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0.673869958299">
                <text:p>20.67386995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606">
                <text:p>20.660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0.6587549251006">
                <text:p>20.658754925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42">
                <text:p>20.6442</text:p>
              </table:table-cell>
              <table:table-cell office:value-type="float" office:value="20.6455">
                <text:p>20.645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0.6436659197182">
                <text:p>20.643665919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304">
                <text:p>20.63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.6286029218226">
                <text:p>20.628602921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718">
                <text:p>20.5718</text:p>
              </table:table-cell>
              <table:table-cell office:value-type="float" office:value="20.6142">
                <text:p>20.6142</text:p>
              </table:table-cell>
              <table:table-cell office:value-type="float" office:value="20.6154">
                <text:p>20.615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0.6135659110908">
                <text:p>20.613565911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04">
                <text:p>20.600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0.5985548672058">
                <text:p>20.598554867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42">
                <text:p>20.5842</text:p>
              </table:table-cell>
              <table:table-cell office:value-type="float" office:value="20.5854">
                <text:p>20.585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0.5835697698569">
                <text:p>20.583569769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704">
                <text:p>20.570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0.5686105987394">
                <text:p>20.5686105987394</text:p>
              </table:table-cell>
              <table:table-cell office:value-type="float" office:value="NaN">
                <text:p>NaN</text:p>
              </table:table-cell>
              <table:table-cell office:value-type="float" office:value="20.4678">
                <text:p>20.4678</text:p>
              </table:table-cell>
              <table:table-cell office:value-type="float" office:value="20.5118">
                <text:p>20.5118</text:p>
              </table:table-cell>
              <table:table-cell office:value-type="float" office:value="20.5544">
                <text:p>20.5544</text:p>
              </table:table-cell>
              <table:table-cell office:value-type="float" office:value="20.5555">
                <text:p>20.555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0.5536773335544">
                <text:p>20.553677333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406">
                <text:p>20.540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0.5387699540091">
                <text:p>20.538769954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246">
                <text:p>20.5246</text:p>
              </table:table-cell>
              <table:table-cell office:value-type="float" office:value="20.5257">
                <text:p>20.525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0.5238884398167">
                <text:p>20.52388843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108">
                <text:p>20.510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0.5090327706964">
                <text:p>20.509032770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522">
                <text:p>20.4522</text:p>
              </table:table-cell>
              <table:table-cell office:value-type="float" office:value="20.495">
                <text:p>20.495</text:p>
              </table:table-cell>
              <table:table-cell office:value-type="float" office:value="20.496">
                <text:p>20.49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0.4942029263737">
                <text:p>20.494202926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812">
                <text:p>20.481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0.4793988865799">
                <text:p>20.479398886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54">
                <text:p>20.4654</text:p>
              </table:table-cell>
              <table:table-cell office:value-type="float" office:value="20.4664">
                <text:p>20.466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0.4646206310531">
                <text:p>20.464620631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516">
                <text:p>20.451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0.4498681395377">
                <text:p>20.4498681395377</text:p>
              </table:table-cell>
              <table:table-cell office:value-type="float" office:value="20.1646">
                <text:p>20.1646</text:p>
              </table:table-cell>
              <table:table-cell office:value-type="float" office:value="20.3474">
                <text:p>20.3474</text:p>
              </table:table-cell>
              <table:table-cell office:value-type="float" office:value="20.3931">
                <text:p>20.3931</text:p>
              </table:table-cell>
              <table:table-cell office:value-type="float" office:value="20.436">
                <text:p>20.436</text:p>
              </table:table-cell>
              <table:table-cell office:value-type="float" office:value="20.4369">
                <text:p>20.436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0.4351413917848">
                <text:p>20.435141391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222">
                <text:p>20.422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0.4204403675521">
                <text:p>20.420440367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067">
                <text:p>20.4067</text:p>
              </table:table-cell>
              <table:table-cell office:value-type="float" office:value="20.4075">
                <text:p>20.407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0.4057650466036">
                <text:p>20.405765046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928">
                <text:p>20.392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0.3911154087079">
                <text:p>20.391115408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343">
                <text:p>20.3343</text:p>
              </table:table-cell>
              <table:table-cell office:value-type="float" office:value="20.3774">
                <text:p>20.3774</text:p>
              </table:table-cell>
              <table:table-cell office:value-type="float" office:value="20.3782">
                <text:p>20.378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0.3764914336378">
                <text:p>20.376491433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636">
                <text:p>20.363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0.3618931011679">
                <text:p>20.361893101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483">
                <text:p>20.3483</text:p>
              </table:table-cell>
              <table:table-cell office:value-type="float" office:value="20.349">
                <text:p>20.34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0.3473203910743">
                <text:p>20.347320391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345">
                <text:p>20.334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0.3327732831344">
                <text:p>20.3327732831344</text:p>
              </table:table-cell>
              <table:table-cell office:value-type="float" office:value="NaN">
                <text:p>NaN</text:p>
              </table:table-cell>
              <table:table-cell office:value-type="float" office:value="20.2285">
                <text:p>20.2285</text:p>
              </table:table-cell>
              <table:table-cell office:value-type="float" office:value="20.276">
                <text:p>20.276</text:p>
              </table:table-cell>
              <table:table-cell office:value-type="float" office:value="20.3193">
                <text:p>20.3193</text:p>
              </table:table-cell>
              <table:table-cell office:value-type="float" office:value="20.3199">
                <text:p>20.319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0.3182517571308">
                <text:p>20.318251757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054">
                <text:p>20.305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0.3037557928586">
                <text:p>20.303755792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904">
                <text:p>20.2904</text:p>
              </table:table-cell>
              <table:table-cell office:value-type="float" office:value="20.291">
                <text:p>20.2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0.2892853701358">
                <text:p>20.289285370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765">
                <text:p>20.276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0.2748404688173">
                <text:p>20.274840468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18">
                <text:p>20.218</text:p>
              </table:table-cell>
              <table:table-cell office:value-type="float" office:value="20.2615">
                <text:p>20.2615</text:p>
              </table:table-cell>
              <table:table-cell office:value-type="float" office:value="20.2621">
                <text:p>20.262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0.2604210688015">
                <text:p>20.260421068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477">
                <text:p>20.247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0.2460271500237">
                <text:p>20.24602715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328">
                <text:p>20.2328</text:p>
              </table:table-cell>
              <table:table-cell office:value-type="float" office:value="20.2333">
                <text:p>20.23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0.2316586924217">
                <text:p>20.231658692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19">
                <text:p>20.21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0.2173156758646">
                <text:p>20.2173156758646</text:p>
              </table:table-cell>
              <table:table-cell office:value-type="float" office:value="19.9123">
                <text:p>19.9123</text:p>
              </table:table-cell>
              <table:table-cell office:value-type="float" office:value="20.1113">
                <text:p>20.1113</text:p>
              </table:table-cell>
              <table:table-cell office:value-type="float" office:value="20.1605">
                <text:p>20.1605</text:p>
              </table:table-cell>
              <table:table-cell office:value-type="float" office:value="20.2042">
                <text:p>20.2042</text:p>
              </table:table-cell>
              <table:table-cell office:value-type="float" office:value="20.2046">
                <text:p>20.204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0.2029980800499">
                <text:p>20.202998080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903">
                <text:p>20.190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0.188705884403">
                <text:p>20.18870588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57">
                <text:p>20.1757</text:p>
              </table:table-cell>
              <table:table-cell office:value-type="float" office:value="20.1761">
                <text:p>20.176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0.174439068056">
                <text:p>20.17443906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618">
                <text:p>20.161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0.1601976100217">
                <text:p>20.160197610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034">
                <text:p>20.1034</text:p>
              </table:table-cell>
              <table:table-cell office:value-type="float" office:value="20.1473">
                <text:p>20.1473</text:p>
              </table:table-cell>
              <table:table-cell office:value-type="float" office:value="20.1476">
                <text:p>20.147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0.1459814896867">
                <text:p>20.145981489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334">
                <text:p>20.133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0.1317906876513">
                <text:p>20.131790687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19">
                <text:p>20.119</text:p>
              </table:table-cell>
              <table:table-cell office:value-type="float" office:value="20.1192">
                <text:p>20.119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0.1176251866893">
                <text:p>20.117625186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051">
                <text:p>20.105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0.1034849721469">
                <text:p>20.1034849721469</text:p>
              </table:table-cell>
              <table:table-cell office:value-type="float" office:value="NaN">
                <text:p>NaN</text:p>
              </table:table-cell>
              <table:table-cell office:value-type="float" office:value="19.9962">
                <text:p>19.9962</text:p>
              </table:table-cell>
              <table:table-cell office:value-type="float" office:value="20.0466">
                <text:p>20.0466</text:p>
              </table:table-cell>
              <table:table-cell office:value-type="float" office:value="20.0907">
                <text:p>20.0907</text:p>
              </table:table-cell>
              <table:table-cell office:value-type="float" office:value="20.0909">
                <text:p>20.090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0.089370030575">
                <text:p>20.08937003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768">
                <text:p>20.076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0.0752803451871">
                <text:p>20.075280345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626">
                <text:p>20.0626</text:p>
              </table:table-cell>
              <table:table-cell office:value-type="float" office:value="20.0628">
                <text:p>20.06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0.0612158876891">
                <text:p>20.061215887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87">
                <text:p>20.048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.0471766092311">
                <text:p>20.047176609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903">
                <text:p>19.9903</text:p>
              </table:table-cell>
              <table:table-cell office:value-type="float" office:value="20.0346">
                <text:p>20.0346</text:p>
              </table:table-cell>
              <table:table-cell office:value-type="float" office:value="20.0347">
                <text:p>20.034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0.033162439334">
                <text:p>20.033162439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207">
                <text:p>20.020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0.0191733088405">
                <text:p>20.019173308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067">
                <text:p>20.0067</text:p>
              </table:table-cell>
              <table:table-cell office:value-type="float" office:value="20.0067">
                <text:p>20.006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0.0052092136745">
                <text:p>20.005209213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928">
                <text:p>19.992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9.9912703138133">
                <text:p>19.9912703138133</text:p>
              </table:table-cell>
              <table:table-cell office:value-type="float" office:value="19.6658">
                <text:p>19.6658</text:p>
              </table:table-cell>
              <table:table-cell office:value-type="float" office:value="19.8833">
                <text:p>19.8833</text:p>
              </table:table-cell>
              <table:table-cell office:value-type="float" office:value="19.9346">
                <text:p>19.9346</text:p>
              </table:table-cell>
              <table:table-cell office:value-type="float" office:value="19.9789">
                <text:p>19.9789</text:p>
              </table:table-cell>
              <table:table-cell office:value-type="float" office:value="19.9789">
                <text:p>19.978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9.9773569934343">
                <text:p>19.977356993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5">
                <text:p>19.96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9.9634696881101">
                <text:p>19.963469688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12">
                <text:p>19.9512</text:p>
              </table:table-cell>
              <table:table-cell office:value-type="float" office:value="19.9511">
                <text:p>19.951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9.9496081956683">
                <text:p>19.949608195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373">
                <text:p>19.937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9.9357704369704">
                <text:p>19.935770436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795">
                <text:p>19.8795</text:p>
              </table:table-cell>
              <table:table-cell office:value-type="float" office:value="19.9235">
                <text:p>19.9235</text:p>
              </table:table-cell>
              <table:table-cell office:value-type="float" office:value="19.9235">
                <text:p>19.923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9.9219518846856">
                <text:p>19.921951884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097">
                <text:p>19.909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9.9081497881938">
                <text:p>19.908149788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961">
                <text:p>19.8961</text:p>
              </table:table-cell>
              <table:table-cell office:value-type="float" office:value="19.8959">
                <text:p>19.895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9.8943788612603">
                <text:p>19.894378861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21">
                <text:p>19.88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9.8806918823247">
                <text:p>19.8806918823247</text:p>
              </table:table-cell>
              <table:table-cell office:value-type="float" office:value="NaN">
                <text:p>NaN</text:p>
              </table:table-cell>
              <table:table-cell office:value-type="float" office:value="19.7675">
                <text:p>19.7675</text:p>
              </table:table-cell>
              <table:table-cell office:value-type="float" office:value="19.8227">
                <text:p>19.8227</text:p>
              </table:table-cell>
              <table:table-cell office:value-type="float" office:value="19.869">
                <text:p>19.869</text:p>
              </table:table-cell>
              <table:table-cell office:value-type="float" office:value="19.8684">
                <text:p>19.868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9.8671064308707">
                <text:p>19.867106430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549">
                <text:p>19.854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9.852956977601">
                <text:p>19.85295697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407">
                <text:p>19.8407</text:p>
              </table:table-cell>
              <table:table-cell office:value-type="float" office:value="19.8408">
                <text:p>19.840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9.8359933688316">
                <text:p>19.835993368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239">
                <text:p>19.823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9.8184657148946">
                <text:p>19.8184657148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557">
                <text:p>19.7557</text:p>
              </table:table-cell>
              <table:table-cell office:value-type="float" office:value="19.8063">
                <text:p>19.8063</text:p>
              </table:table-cell>
              <table:table-cell office:value-type="float" office:value="19.8065">
                <text:p>19.806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9.8010395017346">
                <text:p>19.801039501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892">
                <text:p>19.789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9.7836971065161">
                <text:p>19.783697106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707">
                <text:p>19.7707</text:p>
              </table:table-cell>
              <table:table-cell office:value-type="float" office:value="19.7719">
                <text:p>19.771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9.7663857074471">
                <text:p>19.766385707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547">
                <text:p>19.754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9.7490905474099">
                <text:p>19.7490905474099</text:p>
              </table:table-cell>
              <table:table-cell office:value-type="float" office:value="19.428">
                <text:p>19.428</text:p>
              </table:table-cell>
              <table:table-cell office:value-type="float" office:value="19.6316">
                <text:p>19.6316</text:p>
              </table:table-cell>
              <table:table-cell office:value-type="float" office:value="19.6868">
                <text:p>19.6868</text:p>
              </table:table-cell>
              <table:table-cell office:value-type="float" office:value="19.7353">
                <text:p>19.7353</text:p>
              </table:table-cell>
              <table:table-cell office:value-type="float" office:value="19.7375">
                <text:p>19.737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9.7318143336725">
                <text:p>19.731814333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204">
                <text:p>19.720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9.7145615502132">
                <text:p>19.714561550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002">
                <text:p>19.7002</text:p>
              </table:table-cell>
              <table:table-cell office:value-type="float" office:value="19.7032">
                <text:p>19.703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9.697334232818">
                <text:p>19.69733423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861">
                <text:p>19.686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9.6801325403064">
                <text:p>19.680132540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187">
                <text:p>19.6187</text:p>
              </table:table-cell>
              <table:table-cell office:value-type="float" office:value="19.6652">
                <text:p>19.6652</text:p>
              </table:table-cell>
              <table:table-cell office:value-type="float" office:value="19.669">
                <text:p>19.66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9.6629559937531">
                <text:p>19.662955993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52">
                <text:p>19.65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9.6458041656275">
                <text:p>19.645804165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303">
                <text:p>19.6303</text:p>
              </table:table-cell>
              <table:table-cell office:value-type="float" office:value="19.6349">
                <text:p>19.634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9.6286768525985">
                <text:p>19.628676852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179">
                <text:p>19.617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9.6115740153886">
                <text:p>19.6115740153886</text:p>
              </table:table-cell>
              <table:table-cell office:value-type="float" office:value="NaN">
                <text:p>NaN</text:p>
              </table:table-cell>
              <table:table-cell office:value-type="float" office:value="19.4928">
                <text:p>19.4928</text:p>
              </table:table-cell>
              <table:table-cell office:value-type="float" office:value="19.5511">
                <text:p>19.5511</text:p>
              </table:table-cell>
              <table:table-cell office:value-type="float" office:value="19.5955">
                <text:p>19.5955</text:p>
              </table:table-cell>
              <table:table-cell office:value-type="float" office:value="19.6009">
                <text:p>19.600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9.5944956798004">
                <text:p>19.594495679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84">
                <text:p>19.58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9.5774418729588">
                <text:p>19.577441872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607">
                <text:p>19.5607</text:p>
              </table:table-cell>
              <table:table-cell office:value-type="float" office:value="19.567">
                <text:p>19.56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9.5604126003593">
                <text:p>19.560412600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501">
                <text:p>19.550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9.5434078469423">
                <text:p>19.543407846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4">
                <text:p>19.484</text:p>
              </table:table-cell>
              <table:table-cell office:value-type="float" office:value="19.5261">
                <text:p>19.5261</text:p>
              </table:table-cell>
              <table:table-cell office:value-type="float" office:value="19.5332">
                <text:p>19.533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9.5264275861413">
                <text:p>19.526427586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163">
                <text:p>19.516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9.5094717880539">
                <text:p>19.509471788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916">
                <text:p>19.4916</text:p>
              </table:table-cell>
              <table:table-cell office:value-type="float" office:value="19.4995">
                <text:p>19.499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9.4925404239827">
                <text:p>19.49254042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27">
                <text:p>19.482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9.4756334678029">
                <text:p>19.4756334678029</text:p>
              </table:table-cell>
              <table:table-cell office:value-type="float" office:value="19.21">
                <text:p>19.21</text:p>
              </table:table-cell>
              <table:table-cell office:value-type="float" office:value="19.3559">
                <text:p>19.3559</text:p>
              </table:table-cell>
              <table:table-cell office:value-type="float" office:value="19.4173">
                <text:p>19.4173</text:p>
              </table:table-cell>
              <table:table-cell office:value-type="float" office:value="19.4571">
                <text:p>19.4571</text:p>
              </table:table-cell>
              <table:table-cell office:value-type="float" office:value="19.4659">
                <text:p>19.465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9.4587508955609">
                <text:p>19.4587508955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491">
                <text:p>19.449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.4418926845111">
                <text:p>19.441892684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228">
                <text:p>19.4228</text:p>
              </table:table-cell>
              <table:table-cell office:value-type="float" office:value="19.4323">
                <text:p>19.432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9.4250588122736">
                <text:p>19.425058812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156">
                <text:p>19.415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9.4082492563381">
                <text:p>19.408249256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09">
                <text:p>19.3509</text:p>
              </table:table-cell>
              <table:table-cell office:value-type="float" office:value="19.3886">
                <text:p>19.3886</text:p>
              </table:table-cell>
              <table:table-cell office:value-type="float" office:value="19.3989">
                <text:p>19.398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9.3914639938912">
                <text:p>19.391463993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823">
                <text:p>19.382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9.3747030018448">
                <text:p>19.374703001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544">
                <text:p>19.3544</text:p>
              </table:table-cell>
              <table:table-cell office:value-type="float" office:value="19.3656">
                <text:p>19.365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9.357966256953">
                <text:p>19.35796625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49">
                <text:p>19.34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9.3412537359384">
                <text:p>19.3412537359384</text:p>
              </table:table-cell>
              <table:table-cell office:value-type="float" office:value="NaN">
                <text:p>NaN</text:p>
              </table:table-cell>
              <table:table-cell office:value-type="float" office:value="19.221">
                <text:p>19.221</text:p>
              </table:table-cell>
              <table:table-cell office:value-type="float" office:value="19.2849">
                <text:p>19.2849</text:p>
              </table:table-cell>
              <table:table-cell office:value-type="float" office:value="19.3204">
                <text:p>19.3204</text:p>
              </table:table-cell>
              <table:table-cell office:value-type="float" office:value="19.3324">
                <text:p>19.332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9.3245654155907">
                <text:p>19.324565415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158">
                <text:p>19.315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9.3079012728191">
                <text:p>19.307901272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64">
                <text:p>19.2864</text:p>
              </table:table-cell>
              <table:table-cell office:value-type="float" office:value="19.2992">
                <text:p>19.299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9.2912612846428">
                <text:p>19.291261284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27">
                <text:p>19.282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9.2746454281093">
                <text:p>19.274645428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92">
                <text:p>19.2192</text:p>
              </table:table-cell>
              <table:table-cell office:value-type="float" office:value="19.2526">
                <text:p>19.2526</text:p>
              </table:table-cell>
              <table:table-cell office:value-type="float" office:value="19.2662">
                <text:p>19.266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9.2580536801271">
                <text:p>19.258053680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97">
                <text:p>19.249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9.2414860172322">
                <text:p>19.241486017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88">
                <text:p>19.2188</text:p>
              </table:table-cell>
              <table:table-cell office:value-type="float" office:value="19.2333">
                <text:p>19.233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9.2249424153628">
                <text:p>19.224942415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168">
                <text:p>19.216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9.2084228498093">
                <text:p>19.2084228498093</text:p>
              </table:table-cell>
              <table:table-cell office:value-type="float" office:value="19.0044">
                <text:p>19.0044</text:p>
              </table:table-cell>
              <table:table-cell office:value-type="float" office:value="19.0877">
                <text:p>19.0877</text:p>
              </table:table-cell>
              <table:table-cell office:value-type="float" office:value="19.154">
                <text:p>19.154</text:p>
              </table:table-cell>
              <table:table-cell office:value-type="float" office:value="19.1851">
                <text:p>19.1851</text:p>
              </table:table-cell>
              <table:table-cell office:value-type="float" office:value="19.2004">
                <text:p>19.200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9.1919272955921">
                <text:p>19.191927295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84">
                <text:p>19.18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9.1754557285299">
                <text:p>19.1754557285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516">
                <text:p>19.1516</text:p>
              </table:table-cell>
              <table:table-cell office:value-type="float" office:value="19.1677">
                <text:p>19.167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9.159008127062">
                <text:p>19.15900812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513">
                <text:p>19.151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9.1425844743281">
                <text:p>19.142584474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91">
                <text:p>19.0891</text:p>
              </table:table-cell>
              <table:table-cell office:value-type="float" office:value="19.1181">
                <text:p>19.1181</text:p>
              </table:table-cell>
              <table:table-cell office:value-type="float" office:value="19.135">
                <text:p>19.13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9.1261847590346">
                <text:p>19.126184759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187">
                <text:p>19.118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9.109808972491">
                <text:p>19.10980897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47">
                <text:p>19.0847</text:p>
              </table:table-cell>
              <table:table-cell office:value-type="float" office:value="19.1025">
                <text:p>19.102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9.0934570987694">
                <text:p>19.093457098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62">
                <text:p>19.086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9.0771290970015">
                <text:p>19.0771290970015</text:p>
              </table:table-cell>
              <table:table-cell office:value-type="float" office:value="NaN">
                <text:p>NaN</text:p>
              </table:table-cell>
              <table:table-cell office:value-type="float" office:value="18.957">
                <text:p>18.957</text:p>
              </table:table-cell>
              <table:table-cell office:value-type="float" office:value="19.0245">
                <text:p>19.0245</text:p>
              </table:table-cell>
              <table:table-cell office:value-type="float" office:value="19.0514">
                <text:p>19.0514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9.0608248817748">
                <text:p>19.060824881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538">
                <text:p>19.053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9.0445443208066">
                <text:p>19.0445443208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183">
                <text:p>19.0183</text:p>
              </table:table-cell>
              <table:table-cell office:value-type="float" office:value="19.0377">
                <text:p>19.037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9.0282872846711">
                <text:p>19.028287284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15">
                <text:p>19.021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9.0120537849435">
                <text:p>19.0120537849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04">
                <text:p>18.9604</text:p>
              </table:table-cell>
              <table:table-cell office:value-type="float" office:value="18.9852">
                <text:p>18.9852</text:p>
              </table:table-cell>
              <table:table-cell office:value-type="float" office:value="19.0054">
                <text:p>19.005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8.9958441886416">
                <text:p>18.995844188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893">
                <text:p>18.98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8.9796593485423">
                <text:p>18.979659348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522">
                <text:p>18.9522</text:p>
              </table:table-cell>
              <table:table-cell office:value-type="float" office:value="18.9732">
                <text:p>18.973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8.9635002287711">
                <text:p>18.963500228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572">
                <text:p>18.957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8.9473664116667">
                <text:p>18.9473664116667</text:p>
              </table:table-cell>
              <table:table-cell office:value-type="float" office:value="18.7738">
                <text:p>18.7738</text:p>
              </table:table-cell>
              <table:table-cell office:value-type="float" office:value="18.8292">
                <text:p>18.8292</text:p>
              </table:table-cell>
              <table:table-cell office:value-type="float" office:value="18.8971">
                <text:p>18.8971</text:p>
              </table:table-cell>
              <table:table-cell office:value-type="float" office:value="18.9192">
                <text:p>18.9192</text:p>
              </table:table-cell>
              <table:table-cell office:value-type="float" office:value="18.9411">
                <text:p>18.941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8.9312534127992">
                <text:p>18.931253412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251">
                <text:p>18.925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8.9151514433159">
                <text:p>18.915151443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864">
                <text:p>18.8864</text:p>
              </table:table-cell>
              <table:table-cell office:value-type="float" office:value="18.9091">
                <text:p>18.909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8.8990545638958">
                <text:p>18.899054563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932">
                <text:p>18.893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8.8829946747134">
                <text:p>18.882994674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35">
                <text:p>18.835</text:p>
              </table:table-cell>
              <table:table-cell office:value-type="float" office:value="18.8539">
                <text:p>18.8539</text:p>
              </table:table-cell>
              <table:table-cell office:value-type="float" office:value="18.8772">
                <text:p>18.877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8.8670861493964">
                <text:p>18.867086149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614">
                <text:p>18.861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8.8513670971606">
                <text:p>18.851367097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218">
                <text:p>18.8218</text:p>
              </table:table-cell>
              <table:table-cell office:value-type="float" office:value="18.8458">
                <text:p>18.845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8.8343955581906">
                <text:p>18.834395558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289">
                <text:p>18.828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8.811296219824">
                <text:p>18.811296219824</text:p>
              </table:table-cell>
              <table:table-cell office:value-type="float" office:value="NaN">
                <text:p>NaN</text:p>
              </table:table-cell>
              <table:table-cell office:value-type="float" office:value="18.692">
                <text:p>18.692</text:p>
              </table:table-cell>
              <table:table-cell office:value-type="float" office:value="18.7678">
                <text:p>18.7678</text:p>
              </table:table-cell>
              <table:table-cell office:value-type="float" office:value="18.7873">
                <text:p>18.7873</text:p>
              </table:table-cell>
              <table:table-cell office:value-type="float" office:value="18.8059">
                <text:p>18.805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8.7869443414276">
                <text:p>18.786944341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816">
                <text:p>18.781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.7627818295207">
                <text:p>18.762781829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412">
                <text:p>18.7412</text:p>
              </table:table-cell>
              <table:table-cell office:value-type="float" office:value="18.7576">
                <text:p>18.757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8.7387705215919">
                <text:p>18.738770521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336">
                <text:p>18.733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8.7147959907177">
                <text:p>18.714795990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753">
                <text:p>18.6753</text:p>
              </table:table-cell>
              <table:table-cell office:value-type="float" office:value="18.6927">
                <text:p>18.6927</text:p>
              </table:table-cell>
              <table:table-cell office:value-type="float" office:value="18.7097">
                <text:p>18.709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8.6908262834278">
                <text:p>18.690826283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58">
                <text:p>18.685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8.6668672857468">
                <text:p>18.666867285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446">
                <text:p>18.6446</text:p>
              </table:table-cell>
              <table:table-cell office:value-type="float" office:value="18.662">
                <text:p>18.66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8.6429287332315">
                <text:p>18.642928733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381">
                <text:p>18.638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8.6190150570154">
                <text:p>18.6190150570154</text:p>
              </table:table-cell>
              <table:table-cell office:value-type="float" office:value="18.4003">
                <text:p>18.4003</text:p>
              </table:table-cell>
              <table:table-cell office:value-type="float" office:value="18.5043">
                <text:p>18.5043</text:p>
              </table:table-cell>
              <table:table-cell office:value-type="float" office:value="18.5779">
                <text:p>18.5779</text:p>
              </table:table-cell>
              <table:table-cell office:value-type="float" office:value="18.5968">
                <text:p>18.5968</text:p>
              </table:table-cell>
              <table:table-cell office:value-type="float" office:value="18.6143">
                <text:p>18.614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8.5951266214636">
                <text:p>18.595126621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905">
                <text:p>18.590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.5712624091539">
                <text:p>18.57126240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492">
                <text:p>18.5492</text:p>
              </table:table-cell>
              <table:table-cell office:value-type="float" office:value="18.5667">
                <text:p>18.566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8.5474215140131">
                <text:p>18.547421514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429">
                <text:p>18.542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8.5236035157263">
                <text:p>18.523603515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815">
                <text:p>18.4815</text:p>
              </table:table-cell>
              <table:table-cell office:value-type="float" office:value="18.5016">
                <text:p>18.5016</text:p>
              </table:table-cell>
              <table:table-cell office:value-type="float" office:value="18.5192">
                <text:p>18.519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8.4998083494218">
                <text:p>18.4998083494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955">
                <text:p>18.49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8.4760360912283">
                <text:p>18.476036091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54">
                <text:p>18.454</text:p>
              </table:table-cell>
              <table:table-cell office:value-type="float" office:value="18.4718">
                <text:p>18.471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8.4522868201312">
                <text:p>18.452286820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481">
                <text:p>18.448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8.4285605682454">
                <text:p>18.4285605682454</text:p>
              </table:table-cell>
              <table:table-cell office:value-type="float" office:value="NaN">
                <text:p>NaN</text:p>
              </table:table-cell>
              <table:table-cell office:value-type="float" office:value="18.3072">
                <text:p>18.3072</text:p>
              </table:table-cell>
              <table:table-cell office:value-type="float" office:value="18.386">
                <text:p>18.386</text:p>
              </table:table-cell>
              <table:table-cell office:value-type="float" office:value="18.4066">
                <text:p>18.4066</text:p>
              </table:table-cell>
              <table:table-cell office:value-type="float" office:value="18.4245">
                <text:p>18.424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8.4048573231409">
                <text:p>18.404857323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008">
                <text:p>18.400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8.3811770474465">
                <text:p>18.381177047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93">
                <text:p>18.3593</text:p>
              </table:table-cell>
              <table:table-cell office:value-type="float" office:value="18.3772">
                <text:p>18.377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8.3575196965524">
                <text:p>18.357519696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36">
                <text:p>18.353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8.3338852284515">
                <text:p>18.333885228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909">
                <text:p>18.2909</text:p>
              </table:table-cell>
              <table:table-cell office:value-type="float" office:value="18.312">
                <text:p>18.312</text:p>
              </table:table-cell>
              <table:table-cell office:value-type="float" office:value="18.3301">
                <text:p>18.330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8.3102736067024">
                <text:p>18.310273606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066">
                <text:p>18.306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8.2866847995655">
                <text:p>18.286684799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649">
                <text:p>18.2649</text:p>
              </table:table-cell>
              <table:table-cell office:value-type="float" office:value="18.283">
                <text:p>18.28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8.2631187779227">
                <text:p>18.263118777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596">
                <text:p>18.259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8.2395755134584">
                <text:p>18.2395755134584</text:p>
              </table:table-cell>
              <table:table-cell office:value-type="float" office:value="18.0018">
                <text:p>18.0018</text:p>
              </table:table-cell>
              <table:table-cell office:value-type="float" office:value="18.113">
                <text:p>18.113</text:p>
              </table:table-cell>
              <table:table-cell office:value-type="float" office:value="18.1962">
                <text:p>18.1962</text:p>
              </table:table-cell>
              <table:table-cell office:value-type="float" office:value="18.2178">
                <text:p>18.2178</text:p>
              </table:table-cell>
              <table:table-cell office:value-type="float" office:value="18.2361">
                <text:p>18.236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.216054977591">
                <text:p>18.21605497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127">
                <text:p>18.21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8.1925571410952">
                <text:p>18.192557141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708">
                <text:p>18.1708</text:p>
              </table:table-cell>
              <table:table-cell office:value-type="float" office:value="18.1892">
                <text:p>18.189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8.1690819741484">
                <text:p>18.169081974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658">
                <text:p>18.165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8.1456294465486">
                <text:p>18.145629446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017">
                <text:p>18.1017</text:p>
              </table:table-cell>
              <table:table-cell office:value-type="float" office:value="18.124">
                <text:p>18.124</text:p>
              </table:table-cell>
              <table:table-cell office:value-type="float" office:value="18.1425">
                <text:p>18.14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8.1221995279368">
                <text:p>18.1221995279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191">
                <text:p>18.119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8.0987921879514">
                <text:p>18.098792187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772">
                <text:p>18.0772</text:p>
              </table:table-cell>
              <table:table-cell office:value-type="float" office:value="18.0958">
                <text:p>18.095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8.0754073963032">
                <text:p>18.075407396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725">
                <text:p>18.072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8.0520451227896">
                <text:p>18.0520451227896</text:p>
              </table:table-cell>
              <table:table-cell office:value-type="float" office:value="NaN">
                <text:p>NaN</text:p>
              </table:table-cell>
              <table:table-cell office:value-type="float" office:value="17.9214">
                <text:p>17.9214</text:p>
              </table:table-cell>
              <table:table-cell office:value-type="float" office:value="18.0076">
                <text:p>18.0076</text:p>
              </table:table-cell>
              <table:table-cell office:value-type="float" office:value="18.0305">
                <text:p>18.0305</text:p>
              </table:table-cell>
              <table:table-cell office:value-type="float" office:value="18.0492">
                <text:p>18.049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8.028705337279">
                <text:p>18.02870533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259">
                <text:p>18.02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8.0053880096823">
                <text:p>18.005388009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839">
                <text:p>17.9839</text:p>
              </table:table-cell>
              <table:table-cell office:value-type="float" office:value="18.0027">
                <text:p>18.002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.9820931099293">
                <text:p>17.9820931099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795">
                <text:p>17.979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.9588206079523">
                <text:p>17.958820607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138">
                <text:p>17.9138</text:p>
              </table:table-cell>
              <table:table-cell office:value-type="float" office:value="17.9373">
                <text:p>17.9373</text:p>
              </table:table-cell>
              <table:table-cell office:value-type="float" office:value="17.9563">
                <text:p>17.956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7.9355704736797">
                <text:p>17.935570473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331">
                <text:p>17.933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.9123426770336">
                <text:p>17.912342677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909">
                <text:p>17.8909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7.8891371879332">
                <text:p>17.8891371879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868">
                <text:p>17.886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7.8659539762973">
                <text:p>17.8659539762973</text:p>
              </table:table-cell>
              <table:table-cell office:value-type="float" office:value="17.6132">
                <text:p>17.6132</text:p>
              </table:table-cell>
              <table:table-cell office:value-type="float" office:value="17.7313">
                <text:p>17.7313</text:p>
              </table:table-cell>
              <table:table-cell office:value-type="float" office:value="17.8205">
                <text:p>17.8205</text:p>
              </table:table-cell>
              <table:table-cell office:value-type="float" office:value="17.8446">
                <text:p>17.8446</text:p>
              </table:table-cell>
              <table:table-cell office:value-type="float" office:value="17.8637">
                <text:p>17.863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.8427930120479">
                <text:p>17.842793012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07">
                <text:p>17.840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7.8196542651115">
                <text:p>17.819654265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983">
                <text:p>17.7983</text:p>
              </table:table-cell>
              <table:table-cell office:value-type="float" office:value="17.8176">
                <text:p>17.817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.7965377054211">
                <text:p>17.796537705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946">
                <text:p>17.794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.7734433029156">
                <text:p>17.773443302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74">
                <text:p>17.7274</text:p>
              </table:table-cell>
              <table:table-cell office:value-type="float" office:value="17.7522">
                <text:p>17.7522</text:p>
              </table:table-cell>
              <table:table-cell office:value-type="float" office:value="17.7715">
                <text:p>17.771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.7503710275399">
                <text:p>17.750371027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485">
                <text:p>17.74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.7273208492445">
                <text:p>17.727320849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061">
                <text:p>17.7061</text:p>
              </table:table-cell>
              <table:table-cell office:value-type="float" office:value="17.7256">
                <text:p>17.725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.7042927379853">
                <text:p>17.704292737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026">
                <text:p>17.702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.6812866637227">
                <text:p>17.6812866637227</text:p>
              </table:table-cell>
              <table:table-cell office:value-type="float" office:value="NaN">
                <text:p>NaN</text:p>
              </table:table-cell>
              <table:table-cell office:value-type="float" office:value="17.5424">
                <text:p>17.5424</text:p>
              </table:table-cell>
              <table:table-cell office:value-type="float" office:value="17.6348">
                <text:p>17.6348</text:p>
              </table:table-cell>
              <table:table-cell office:value-type="float" office:value="17.6601">
                <text:p>17.6601</text:p>
              </table:table-cell>
              <table:table-cell office:value-type="float" office:value="17.6797">
                <text:p>17.679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.658302596422">
                <text:p>17.65830259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68">
                <text:p>17.656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.6353405060529">
                <text:p>17.63534050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142">
                <text:p>17.6142</text:p>
              </table:table-cell>
              <table:table-cell office:value-type="float" office:value="17.6339">
                <text:p>17.633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.6124003625898">
                <text:p>17.612400362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111">
                <text:p>17.611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.5894821360117">
                <text:p>17.589482136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424">
                <text:p>17.5424</text:p>
              </table:table-cell>
              <table:table-cell office:value-type="float" office:value="17.5684">
                <text:p>17.5684</text:p>
              </table:table-cell>
              <table:table-cell office:value-type="float" office:value="17.5882">
                <text:p>17.588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.5665857963021">
                <text:p>17.566585796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654">
                <text:p>17.565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.5437113134494">
                <text:p>17.543711313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227">
                <text:p>17.5227</text:p>
              </table:table-cell>
              <table:table-cell office:value-type="float" office:value="17.5426">
                <text:p>17.542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.5208586574467">
                <text:p>17.520858657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198">
                <text:p>17.519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.4980277982916">
                <text:p>17.4980277982916</text:p>
              </table:table-cell>
              <table:table-cell office:value-type="float" office:value="17.2332">
                <text:p>17.2332</text:p>
              </table:table-cell>
              <table:table-cell office:value-type="float" office:value="17.3549">
                <text:p>17.3549</text:p>
              </table:table-cell>
              <table:table-cell office:value-type="float" office:value="17.4505">
                <text:p>17.4505</text:p>
              </table:table-cell>
              <table:table-cell office:value-type="float" office:value="17.477">
                <text:p>17.477</text:p>
              </table:table-cell>
              <table:table-cell office:value-type="float" office:value="17.4971">
                <text:p>17.497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.4752187059865">
                <text:p>17.475218705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743">
                <text:p>17.47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.4524313505386">
                <text:p>17.452431350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15">
                <text:p>17.4315</text:p>
              </table:table-cell>
              <table:table-cell office:value-type="float" office:value="17.4516">
                <text:p>17.451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.4296657019599">
                <text:p>17.429665701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289">
                <text:p>17.428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.4069217302669">
                <text:p>17.406921730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589">
                <text:p>17.3589</text:p>
              </table:table-cell>
              <table:table-cell office:value-type="float" office:value="17.386">
                <text:p>17.386</text:p>
              </table:table-cell>
              <table:table-cell office:value-type="float" office:value="17.4063">
                <text:p>17.406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.3841994054807">
                <text:p>17.384199405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836">
                <text:p>17.383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.3614986976272">
                <text:p>17.361498697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406">
                <text:p>17.3406</text:p>
              </table:table-cell>
              <table:table-cell office:value-type="float" office:value="17.361">
                <text:p>17.36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.3388195767369">
                <text:p>17.338819576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384">
                <text:p>17.338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.3161620128451">
                <text:p>17.3161620128451</text:p>
              </table:table-cell>
              <table:table-cell office:value-type="float" office:value="NaN">
                <text:p>NaN</text:p>
              </table:table-cell>
              <table:table-cell office:value-type="float" office:value="17.1687">
                <text:p>17.1687</text:p>
              </table:table-cell>
              <table:table-cell office:value-type="float" office:value="17.2676">
                <text:p>17.2676</text:p>
              </table:table-cell>
              <table:table-cell office:value-type="float" office:value="17.2953">
                <text:p>17.2953</text:p>
              </table:table-cell>
              <table:table-cell office:value-type="float" office:value="17.3158">
                <text:p>17.315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7.2935259759913">
                <text:p>17.293525975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933">
                <text:p>17.29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.27091143622">
                <text:p>17.2709114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501">
                <text:p>17.2501</text:p>
              </table:table-cell>
              <table:table-cell office:value-type="float" office:value="17.2707">
                <text:p>17.270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.2483183635801">
                <text:p>17.248318363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482">
                <text:p>17.248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.2257467281252">
                <text:p>17.225746728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766">
                <text:p>17.1766</text:p>
              </table:table-cell>
              <table:table-cell office:value-type="float" office:value="17.205">
                <text:p>17.205</text:p>
              </table:table-cell>
              <table:table-cell office:value-type="float" office:value="17.2257">
                <text:p>17.225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.2031964999136">
                <text:p>17.203196499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033">
                <text:p>17.203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.1806676490078">
                <text:p>17.180667649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6">
                <text:p>17.16</text:p>
              </table:table-cell>
              <table:table-cell office:value-type="float" office:value="17.1808">
                <text:p>17.180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.1581601454752">
                <text:p>17.158160145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584">
                <text:p>17.158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.1356739593876">
                <text:p>17.1356739593876</text:p>
              </table:table-cell>
              <table:table-cell office:value-type="float" office:value="16.8591">
                <text:p>16.8591</text:p>
              </table:table-cell>
              <table:table-cell office:value-type="float" office:value="16.9838">
                <text:p>16.9838</text:p>
              </table:table-cell>
              <table:table-cell office:value-type="float" office:value="17.086">
                <text:p>17.086</text:p>
              </table:table-cell>
              <table:table-cell office:value-type="float" office:value="17.115">
                <text:p>17.115</text:p>
              </table:table-cell>
              <table:table-cell office:value-type="float" office:value="17.136">
                <text:p>17.13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.1132090608215">
                <text:p>17.113209060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136">
                <text:p>17.113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.0907654198577">
                <text:p>17.090765419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702">
                <text:p>17.0702</text:p>
              </table:table-cell>
              <table:table-cell office:value-type="float" office:value="17.0912">
                <text:p>17.091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.0683430065819">
                <text:p>17.0683430065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689">
                <text:p>17.068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.0459417910839">
                <text:p>17.045941791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958">
                <text:p>16.9958</text:p>
              </table:table-cell>
              <table:table-cell office:value-type="float" office:value="17.0254">
                <text:p>17.0254</text:p>
              </table:table-cell>
              <table:table-cell office:value-type="float" office:value="17.0466">
                <text:p>17.046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.0235617434584">
                <text:p>17.023561743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243">
                <text:p>17.024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.0012028338041">
                <text:p>17.001202833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807">
                <text:p>16.9807</text:p>
              </table:table-cell>
              <table:table-cell office:value-type="float" office:value="17.002">
                <text:p>17.00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.9788650322249">
                <text:p>16.978865032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797">
                <text:p>16.979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.9565483088285">
                <text:p>16.9565483088285</text:p>
              </table:table-cell>
              <table:table-cell office:value-type="float" office:value="NaN">
                <text:p>NaN</text:p>
              </table:table-cell>
              <table:table-cell office:value-type="float" office:value="16.8004">
                <text:p>16.8004</text:p>
              </table:table-cell>
              <table:table-cell office:value-type="float" office:value="16.9059">
                <text:p>16.9059</text:p>
              </table:table-cell>
              <table:table-cell office:value-type="float" office:value="16.9361">
                <text:p>16.9361</text:p>
              </table:table-cell>
              <table:table-cell office:value-type="float" office:value="16.9575">
                <text:p>16.957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.9342526337275">
                <text:p>16.934252633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353">
                <text:p>16.935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.9119779770387">
                <text:p>16.911977977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916">
                <text:p>16.8916</text:p>
              </table:table-cell>
              <table:table-cell office:value-type="float" office:value="16.9131">
                <text:p>16.913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.8897243088836">
                <text:p>16.889724308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909">
                <text:p>16.890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.8674915993879">
                <text:p>16.867491599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163">
                <text:p>16.8163</text:p>
              </table:table-cell>
              <table:table-cell office:value-type="float" office:value="16.8471">
                <text:p>16.8471</text:p>
              </table:table-cell>
              <table:table-cell office:value-type="float" office:value="16.8687">
                <text:p>16.868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.8452798186821">
                <text:p>16.845279818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66">
                <text:p>16.846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.8230889369007">
                <text:p>16.8230889369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028">
                <text:p>16.8028</text:p>
              </table:table-cell>
              <table:table-cell office:value-type="float" office:value="16.8245">
                <text:p>16.824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.8009189241828">
                <text:p>16.800918924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024">
                <text:p>16.802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.7787697506719">
                <text:p>16.7787697506719</text:p>
              </table:table-cell>
              <table:table-cell office:value-type="float" office:value="16.4899">
                <text:p>16.4899</text:p>
              </table:table-cell>
              <table:table-cell office:value-type="float" office:value="16.6183">
                <text:p>16.6183</text:p>
              </table:table-cell>
              <table:table-cell office:value-type="float" office:value="16.727">
                <text:p>16.727</text:p>
              </table:table-cell>
              <table:table-cell office:value-type="float" office:value="16.7585">
                <text:p>16.7585</text:p>
              </table:table-cell>
              <table:table-cell office:value-type="float" office:value="16.7803">
                <text:p>16.780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.756641386516">
                <text:p>16.75664138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583">
                <text:p>16.758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.7345338018672">
                <text:p>16.734533801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143">
                <text:p>16.7143</text:p>
              </table:table-cell>
              <table:table-cell office:value-type="float" office:value="16.7363">
                <text:p>16.736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.7124469668823">
                <text:p>16.712446966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142">
                <text:p>16.714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.6903808517222">
                <text:p>16.690380851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381">
                <text:p>16.6381</text:p>
              </table:table-cell>
              <table:table-cell office:value-type="float" office:value="16.6702">
                <text:p>16.6702</text:p>
              </table:table-cell>
              <table:table-cell office:value-type="float" office:value="16.6923">
                <text:p>16.692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.6683354265524">
                <text:p>16.668335426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703">
                <text:p>16.670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.6463106615425">
                <text:p>16.646310661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262">
                <text:p>16.6262</text:p>
              </table:table-cell>
              <table:table-cell office:value-type="float" office:value="16.6483">
                <text:p>16.648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.6243065268667">
                <text:p>16.624306526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264">
                <text:p>16.626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.6023229927034">
                <text:p>16.6023229927034</text:p>
              </table:table-cell>
              <table:table-cell office:value-type="float" office:value="NaN">
                <text:p>NaN</text:p>
              </table:table-cell>
              <table:table-cell office:value-type="float" office:value="16.4375">
                <text:p>16.4375</text:p>
              </table:table-cell>
              <table:table-cell office:value-type="float" office:value="16.5495">
                <text:p>16.5495</text:p>
              </table:table-cell>
              <table:table-cell office:value-type="float" office:value="16.5822">
                <text:p>16.5822</text:p>
              </table:table-cell>
              <table:table-cell office:value-type="float" office:value="16.6045">
                <text:p>16.604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.5803600292351">
                <text:p>16.580360029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826">
                <text:p>16.582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.5584176066489">
                <text:p>16.558417606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384">
                <text:p>16.5384</text:p>
              </table:table-cell>
              <table:table-cell office:value-type="float" office:value="16.5608">
                <text:p>16.560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.5364956951362">
                <text:p>16.536495695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389">
                <text:p>16.538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.5145942648923">
                <text:p>16.514594264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13">
                <text:p>16.4613</text:p>
              </table:table-cell>
              <table:table-cell office:value-type="float" office:value="16.4946">
                <text:p>16.4946</text:p>
              </table:table-cell>
              <table:table-cell office:value-type="float" office:value="16.5171">
                <text:p>16.517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.4927132861172">
                <text:p>16.492713286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53">
                <text:p>16.495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.4708527290151">
                <text:p>16.470852729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09">
                <text:p>16.4509</text:p>
              </table:table-cell>
              <table:table-cell office:value-type="float" office:value="16.4735">
                <text:p>16.473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.4490125637942">
                <text:p>16.449012563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18">
                <text:p>16.451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.4271927606673">
                <text:p>16.4271927606673</text:p>
              </table:table-cell>
              <table:table-cell office:value-type="float" office:value="16.1257">
                <text:p>16.1257</text:p>
              </table:table-cell>
              <table:table-cell office:value-type="float" office:value="16.258">
                <text:p>16.258</text:p>
              </table:table-cell>
              <table:table-cell office:value-type="float" office:value="16.3734">
                <text:p>16.3734</text:p>
              </table:table-cell>
              <table:table-cell office:value-type="float" office:value="16.4073">
                <text:p>16.4073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.405393289851">
                <text:p>16.40539328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083">
                <text:p>16.408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.3836141215666">
                <text:p>16.383614121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38">
                <text:p>16.3638</text:p>
              </table:table-cell>
              <table:table-cell office:value-type="float" office:value="16.3866">
                <text:p>16.386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.3618552260392">
                <text:p>16.361855226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49">
                <text:p>16.364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.3401165734984">
                <text:p>16.340116573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58">
                <text:p>16.2858</text:p>
              </table:table-cell>
              <table:table-cell office:value-type="float" office:value="16.3203">
                <text:p>16.3203</text:p>
              </table:table-cell>
              <table:table-cell office:value-type="float" office:value="16.3433">
                <text:p>16.343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.3183981341779">
                <text:p>16.318398134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216">
                <text:p>16.321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.2966998783154">
                <text:p>16.296699878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769">
                <text:p>16.276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.275021776153">
                <text:p>16.27502177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784">
                <text:p>16.278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.2533637979368">
                <text:p>16.2533637979368</text:p>
              </table:table-cell>
              <table:table-cell office:value-type="float" office:value="NaN">
                <text:p>NaN</text:p>
              </table:table-cell>
              <table:table-cell office:value-type="float" office:value="16.0798">
                <text:p>16.0798</text:p>
              </table:table-cell>
              <table:table-cell office:value-type="float" office:value="16.1985">
                <text:p>16.1985</text:p>
              </table:table-cell>
              <table:table-cell office:value-type="float" office:value="16.2336">
                <text:p>16.2336</text:p>
              </table:table-cell>
              <table:table-cell office:value-type="float" office:value="16.2568">
                <text:p>16.256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.2317259139172">
                <text:p>16.231725913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353">
                <text:p>16.235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.2101080943487">
                <text:p>16.210108094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904">
                <text:p>16.1904</text:p>
              </table:table-cell>
              <table:table-cell office:value-type="float" office:value="16.2137">
                <text:p>16.213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.1885103094897">
                <text:p>16.188510309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922">
                <text:p>16.192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.1669325296032">
                <text:p>16.166932529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115">
                <text:p>16.1115</text:p>
              </table:table-cell>
              <table:table-cell office:value-type="float" office:value="16.1473">
                <text:p>16.1473</text:p>
              </table:table-cell>
              <table:table-cell office:value-type="float" office:value="16.1707">
                <text:p>16.170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.1453747249557">
                <text:p>16.145374724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492">
                <text:p>16.149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.1238368658183">
                <text:p>16.123836865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042">
                <text:p>16.1042</text:p>
              </table:table-cell>
              <table:table-cell office:value-type="float" office:value="16.1278">
                <text:p>16.127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.102318922466">
                <text:p>16.10231892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063">
                <text:p>16.106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.0808208651778">
                <text:p>16.0808208651778</text:p>
              </table:table-cell>
              <table:table-cell office:value-type="float" office:value="15.7667">
                <text:p>15.7667</text:p>
              </table:table-cell>
              <table:table-cell office:value-type="float" office:value="15.9029">
                <text:p>15.9029</text:p>
              </table:table-cell>
              <table:table-cell office:value-type="float" office:value="16.0249">
                <text:p>16.0249</text:p>
              </table:table-cell>
              <table:table-cell office:value-type="float" office:value="16.0613">
                <text:p>16.0613</text:p>
              </table:table-cell>
              <table:table-cell office:value-type="float" office:value="16.0849">
                <text:p>16.084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.0593426642367">
                <text:p>16.059342664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35">
                <text:p>16.063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.0378842899302">
                <text:p>16.037884289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184">
                <text:p>16.0184</text:p>
              </table:table-cell>
              <table:table-cell office:value-type="float" office:value="16.0421">
                <text:p>16.042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.0164457125492">
                <text:p>16.0164457125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208">
                <text:p>16.020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5.9950269023891">
                <text:p>15.995026902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385">
                <text:p>15.9385</text:p>
              </table:table-cell>
              <table:table-cell office:value-type="float" office:value="15.9756">
                <text:p>15.9756</text:p>
              </table:table-cell>
              <table:table-cell office:value-type="float" office:value="15.9994">
                <text:p>15.999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5.9736278297492">
                <text:p>15.973627829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781">
                <text:p>15.978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5.9522484649326">
                <text:p>15.952248464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328">
                <text:p>15.9328</text:p>
              </table:table-cell>
              <table:table-cell office:value-type="float" office:value="15.9568">
                <text:p>15.956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5.9308887782468">
                <text:p>15.930888778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355">
                <text:p>15.935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5.9095487400029">
                <text:p>15.9095487400029</text:p>
              </table:table-cell>
              <table:table-cell office:value-type="float" office:value="NaN">
                <text:p>NaN</text:p>
              </table:table-cell>
              <table:table-cell office:value-type="float" office:value="15.7272">
                <text:p>15.7272</text:p>
              </table:table-cell>
              <table:table-cell office:value-type="float" office:value="15.8525">
                <text:p>15.8525</text:p>
              </table:table-cell>
              <table:table-cell office:value-type="float" office:value="15.8902">
                <text:p>15.8902</text:p>
              </table:table-cell>
              <table:table-cell office:value-type="float" office:value="15.9143">
                <text:p>15.914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.8882283205162">
                <text:p>15.88822832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93">
                <text:p>15.89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5.8669274901058">
                <text:p>15.86692749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76">
                <text:p>15.8476</text:p>
              </table:table-cell>
              <table:table-cell office:value-type="float" office:value="15.8718">
                <text:p>15.871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5.845646219095">
                <text:p>15.84564621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506">
                <text:p>15.850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5.8243844778108">
                <text:p>15.824384477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668">
                <text:p>15.7668</text:p>
              </table:table-cell>
              <table:table-cell office:value-type="float" office:value="15.8051">
                <text:p>15.8051</text:p>
              </table:table-cell>
              <table:table-cell office:value-type="float" office:value="15.8294">
                <text:p>15.829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5.8031422365843">
                <text:p>15.803142236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083">
                <text:p>15.808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5.7819194657504">
                <text:p>15.7819194657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627">
                <text:p>15.7627</text:p>
              </table:table-cell>
              <table:table-cell office:value-type="float" office:value="15.7871">
                <text:p>15.787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5.7607161356478">
                <text:p>15.7607161356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66">
                <text:p>15.76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5.7395322166194">
                <text:p>15.7395322166194</text:p>
              </table:table-cell>
              <table:table-cell office:value-type="float" office:value="15.4128">
                <text:p>15.4128</text:p>
              </table:table-cell>
              <table:table-cell office:value-type="float" office:value="15.5528">
                <text:p>15.5528</text:p>
              </table:table-cell>
              <table:table-cell office:value-type="float" office:value="15.6814">
                <text:p>15.6814</text:p>
              </table:table-cell>
              <table:table-cell office:value-type="float" office:value="15.7203">
                <text:p>15.7203</text:p>
              </table:table-cell>
              <table:table-cell office:value-type="float" office:value="15.7449">
                <text:p>15.744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5.7183676790119">
                <text:p>15.718367679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238">
                <text:p>15.723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5.6972224931757">
                <text:p>15.697222493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781">
                <text:p>15.6781</text:p>
              </table:table-cell>
              <table:table-cell office:value-type="float" office:value="15.7027">
                <text:p>15.702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5.6760966294651">
                <text:p>15.676096629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817">
                <text:p>15.681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5.6549900582386">
                <text:p>15.654990058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964">
                <text:p>15.5964</text:p>
              </table:table-cell>
              <table:table-cell office:value-type="float" office:value="15.6359">
                <text:p>15.6359</text:p>
              </table:table-cell>
              <table:table-cell office:value-type="float" office:value="15.6607">
                <text:p>15.660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5.6339027498579">
                <text:p>15.633902749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396">
                <text:p>15.639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5.6128346746891">
                <text:p>15.612834674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938">
                <text:p>15.5938</text:p>
              </table:table-cell>
              <table:table-cell office:value-type="float" office:value="15.6187">
                <text:p>15.618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5.5917858031018">
                <text:p>15.591785803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977">
                <text:p>15.597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5.5707561054697">
                <text:p>15.5707561054697</text:p>
              </table:table-cell>
              <table:table-cell office:value-type="float" office:value="NaN">
                <text:p>NaN</text:p>
              </table:table-cell>
              <table:table-cell office:value-type="float" office:value="15.3796">
                <text:p>15.3796</text:p>
              </table:table-cell>
              <table:table-cell office:value-type="float" office:value="15.5116">
                <text:p>15.5116</text:p>
              </table:table-cell>
              <table:table-cell office:value-type="float" office:value="15.5517">
                <text:p>15.5517</text:p>
              </table:table-cell>
              <table:table-cell office:value-type="float" office:value="15.5767">
                <text:p>15.576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.5497455521699">
                <text:p>15.549745552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558">
                <text:p>15.555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5.5287541135837">
                <text:p>15.528754113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098">
                <text:p>15.5098</text:p>
              </table:table-cell>
              <table:table-cell office:value-type="float" office:value="15.5349">
                <text:p>15.534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5.5077817600957">
                <text:p>15.507781760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14">
                <text:p>15.51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5.4868284620947">
                <text:p>15.486828462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271">
                <text:p>15.4271</text:p>
              </table:table-cell>
              <table:table-cell office:value-type="float" office:value="15.4679">
                <text:p>15.4679</text:p>
              </table:table-cell>
              <table:table-cell office:value-type="float" office:value="15.4931">
                <text:p>15.493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5.465894189973">
                <text:p>15.465894189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723">
                <text:p>15.472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5.4449789141268">
                <text:p>15.444978914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261">
                <text:p>15.4261</text:p>
              </table:table-cell>
              <table:table-cell office:value-type="float" office:value="15.4514">
                <text:p>15.451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5.4240826049558">
                <text:p>15.424082604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306">
                <text:p>15.430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5.4032052328637">
                <text:p>15.4032052328637</text:p>
              </table:table-cell>
              <table:table-cell office:value-type="float" office:value="15.0636">
                <text:p>15.0636</text:p>
              </table:table-cell>
              <table:table-cell office:value-type="float" office:value="15.2076">
                <text:p>15.2076</text:p>
              </table:table-cell>
              <table:table-cell office:value-type="float" office:value="15.343">
                <text:p>15.343</text:p>
              </table:table-cell>
              <table:table-cell office:value-type="float" office:value="15.3844">
                <text:p>15.3844</text:p>
              </table:table-cell>
              <table:table-cell office:value-type="float" office:value="15.4098">
                <text:p>15.409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5.3823467682576">
                <text:p>15.382346768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9">
                <text:p>15.38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.3615071815485">
                <text:p>15.361507181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427">
                <text:p>15.3427</text:p>
              </table:table-cell>
              <table:table-cell office:value-type="float" office:value="15.3683">
                <text:p>15.368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5.3406864431509">
                <text:p>15.340686443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475">
                <text:p>15.347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.3198845234834">
                <text:p>15.319884523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591">
                <text:p>15.2591</text:p>
              </table:table-cell>
              <table:table-cell office:value-type="float" office:value="15.3011">
                <text:p>15.3011</text:p>
              </table:table-cell>
              <table:table-cell office:value-type="float" office:value="15.3268">
                <text:p>15.326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5.2991013929676">
                <text:p>15.299101392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061">
                <text:p>15.306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.2783370220292">
                <text:p>15.278337022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596">
                <text:p>15.2596</text:p>
              </table:table-cell>
              <table:table-cell office:value-type="float" office:value="15.2854">
                <text:p>15.285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.2575913810975">
                <text:p>15.257591381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648">
                <text:p>15.264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5.2368644406051">
                <text:p>15.2368644406051</text:p>
              </table:table-cell>
              <table:table-cell office:value-type="float" office:value="NaN">
                <text:p>NaN</text:p>
              </table:table-cell>
              <table:table-cell office:value-type="float" office:value="15.0368">
                <text:p>15.0368</text:p>
              </table:table-cell>
              <table:table-cell office:value-type="float" office:value="15.1755">
                <text:p>15.1755</text:p>
              </table:table-cell>
              <table:table-cell office:value-type="float" office:value="15.2182">
                <text:p>15.2182</text:p>
              </table:table-cell>
              <table:table-cell office:value-type="float" office:value="15.2441">
                <text:p>15.244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5.2161561709887">
                <text:p>15.216156170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235">
                <text:p>15.223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5.1954665426881">
                <text:p>15.195466542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68">
                <text:p>15.1768</text:p>
              </table:table-cell>
              <table:table-cell office:value-type="float" office:value="15.2029">
                <text:p>15.202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5.174795526147">
                <text:p>15.1747955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823">
                <text:p>15.182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5.1541430918127">
                <text:p>15.154143091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23">
                <text:p>15.0923</text:p>
              </table:table-cell>
              <table:table-cell office:value-type="float" office:value="15.1355">
                <text:p>15.1355</text:p>
              </table:table-cell>
              <table:table-cell office:value-type="float" office:value="15.1617">
                <text:p>15.161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5.1335092101357">
                <text:p>15.133509210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411">
                <text:p>15.141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5.1128938515705">
                <text:p>15.112893851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43">
                <text:p>15.0943</text:p>
              </table:table-cell>
              <table:table-cell office:value-type="float" office:value="15.1206">
                <text:p>15.120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5.0922969865748">
                <text:p>15.092296986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001">
                <text:p>15.100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5.07171858561">
                <text:p>15.07171858561</text:p>
              </table:table-cell>
              <table:table-cell office:value-type="float" office:value="14.7186">
                <text:p>14.7186</text:p>
              </table:table-cell>
              <table:table-cell office:value-type="float" office:value="14.8672">
                <text:p>14.8672</text:p>
              </table:table-cell>
              <table:table-cell office:value-type="float" office:value="15.0093">
                <text:p>15.0093</text:p>
              </table:table-cell>
              <table:table-cell office:value-type="float" office:value="15.0532">
                <text:p>15.0532</text:p>
              </table:table-cell>
              <table:table-cell office:value-type="float" office:value="15.0796">
                <text:p>15.079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5.0511586191409">
                <text:p>15.051158619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591">
                <text:p>15.059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5.0306170576359">
                <text:p>15.030617057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121">
                <text:p>15.0121</text:p>
              </table:table-cell>
              <table:table-cell office:value-type="float" office:value="15.0386">
                <text:p>15.038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5.0100938715669">
                <text:p>15.010093871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182">
                <text:p>15.018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4.9895890314091">
                <text:p>14.989589031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66">
                <text:p>14.9266</text:p>
              </table:table-cell>
              <table:table-cell office:value-type="float" office:value="14.9712">
                <text:p>14.9712</text:p>
              </table:table-cell>
              <table:table-cell office:value-type="float" office:value="14.9978">
                <text:p>14.997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4.9691025076413">
                <text:p>14.969102507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774">
                <text:p>14.977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4.9486342707458">
                <text:p>14.948634270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2">
                <text:p>14.9302</text:p>
              </table:table-cell>
              <table:table-cell office:value-type="float" office:value="14.957">
                <text:p>14.95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4.9281842912082">
                <text:p>14.928184291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66">
                <text:p>14.936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4.9077525395176">
                <text:p>14.9077525395176</text:p>
              </table:table-cell>
              <table:table-cell office:value-type="float" office:value="NaN">
                <text:p>NaN</text:p>
              </table:table-cell>
              <table:table-cell office:value-type="float" office:value="14.6988">
                <text:p>14.6988</text:p>
              </table:table-cell>
              <table:table-cell office:value-type="float" office:value="14.8442">
                <text:p>14.8442</text:p>
              </table:table-cell>
              <table:table-cell office:value-type="float" office:value="14.8894">
                <text:p>14.8894</text:p>
              </table:table-cell>
              <table:table-cell office:value-type="float" office:value="14.9163">
                <text:p>14.916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4.8873389861665">
                <text:p>14.887338986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959">
                <text:p>14.895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4.8669436016508">
                <text:p>14.866943601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86">
                <text:p>14.8486</text:p>
              </table:table-cell>
              <table:table-cell office:value-type="float" office:value="14.8756">
                <text:p>14.875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4.8465663564699">
                <text:p>14.846566356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553">
                <text:p>14.855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4.8262072211263">
                <text:p>14.826207221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1">
                <text:p>14.7621</text:p>
              </table:table-cell>
              <table:table-cell office:value-type="float" office:value="14.8079">
                <text:p>14.8079</text:p>
              </table:table-cell>
              <table:table-cell office:value-type="float" office:value="14.835">
                <text:p>14.83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.8058661661261">
                <text:p>14.805866166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148">
                <text:p>14.814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4.7855431619787">
                <text:p>14.785543161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73">
                <text:p>14.7673</text:p>
              </table:table-cell>
              <table:table-cell office:value-type="float" office:value="14.7945">
                <text:p>14.794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4.7652381791967">
                <text:p>14.765238179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43">
                <text:p>14.774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4.7449511882962">
                <text:p>14.7449511882962</text:p>
              </table:table-cell>
              <table:table-cell office:value-type="float" office:value="14.377">
                <text:p>14.377</text:p>
              </table:table-cell>
              <table:table-cell office:value-type="float" office:value="14.5316">
                <text:p>14.5316</text:p>
              </table:table-cell>
              <table:table-cell office:value-type="float" office:value="14.6803">
                <text:p>14.6803</text:p>
              </table:table-cell>
              <table:table-cell office:value-type="float" office:value="14.7268">
                <text:p>14.7268</text:p>
              </table:table-cell>
              <table:table-cell office:value-type="float" office:value="14.7541">
                <text:p>14.754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4.7246821597965">
                <text:p>14.7246821597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339">
                <text:p>14.733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4.7044310642201">
                <text:p>14.704431064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863">
                <text:p>14.6863</text:p>
              </table:table-cell>
              <table:table-cell office:value-type="float" office:value="14.7137">
                <text:p>14.713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4.6841978720931">
                <text:p>14.684197872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936">
                <text:p>14.693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4.6639825539446">
                <text:p>14.663982553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88">
                <text:p>14.5988</text:p>
              </table:table-cell>
              <table:table-cell office:value-type="float" office:value="14.6459">
                <text:p>14.6459</text:p>
              </table:table-cell>
              <table:table-cell office:value-type="float" office:value="14.6734">
                <text:p>14.67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4.6437850803073">
                <text:p>14.643785080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533">
                <text:p>14.653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4.6236054217169">
                <text:p>14.623605421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056">
                <text:p>14.6056</text:p>
              </table:table-cell>
              <table:table-cell office:value-type="float" office:value="14.6332">
                <text:p>14.633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4.6034435487125">
                <text:p>14.60344354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131">
                <text:p>14.613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4.5832994318368">
                <text:p>14.5832994318368</text:p>
              </table:table-cell>
              <table:table-cell office:value-type="float" office:value="NaN">
                <text:p>NaN</text:p>
              </table:table-cell>
              <table:table-cell office:value-type="float" office:value="14.3656">
                <text:p>14.3656</text:p>
              </table:table-cell>
              <table:table-cell office:value-type="float" office:value="14.5176">
                <text:p>14.5176</text:p>
              </table:table-cell>
              <table:table-cell office:value-type="float" office:value="14.5653">
                <text:p>14.5653</text:p>
              </table:table-cell>
              <table:table-cell office:value-type="float" office:value="14.5931">
                <text:p>14.593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4.5631730416353">
                <text:p>14.563173041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73">
                <text:p>14.57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4.5430643486569">
                <text:p>14.543064348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251">
                <text:p>14.5251</text:p>
              </table:table-cell>
              <table:table-cell office:value-type="float" office:value="14.553">
                <text:p>14.55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4.5229733234531">
                <text:p>14.522973323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33">
                <text:p>14.53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4.5028999365784">
                <text:p>14.502899936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366">
                <text:p>14.4366</text:p>
              </table:table-cell>
              <table:table-cell office:value-type="float" office:value="14.485">
                <text:p>14.485</text:p>
              </table:table-cell>
              <table:table-cell office:value-type="float" office:value="14.513">
                <text:p>14.51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4.48284415859">
                <text:p>14.4828441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93">
                <text:p>14.49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4.4628059600474">
                <text:p>14.462805960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49">
                <text:p>14.4449</text:p>
              </table:table-cell>
              <table:table-cell office:value-type="float" office:value="14.473">
                <text:p>14.47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4.4427853115131">
                <text:p>14.442785311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531">
                <text:p>14.453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4.422782183553">
                <text:p>14.422782183553</text:p>
              </table:table-cell>
              <table:table-cell office:value-type="float" office:value="14.0408">
                <text:p>14.0408</text:p>
              </table:table-cell>
              <table:table-cell office:value-type="float" office:value="14.2006">
                <text:p>14.2006</text:p>
              </table:table-cell>
              <table:table-cell office:value-type="float" office:value="14.356">
                <text:p>14.356</text:p>
              </table:table-cell>
              <table:table-cell office:value-type="float" office:value="14.4049">
                <text:p>14.4049</text:p>
              </table:table-cell>
              <table:table-cell office:value-type="float" office:value="14.4332">
                <text:p>14.433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4.4027965467371">
                <text:p>14.402796546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133">
                <text:p>14.413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.382828371641">
                <text:p>14.38282837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5">
                <text:p>14.365</text:p>
              </table:table-cell>
              <table:table-cell office:value-type="float" office:value="14.3934">
                <text:p>14.393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4.3628776288468">
                <text:p>14.362877628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735">
                <text:p>14.373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4.342944288944">
                <text:p>14.342944288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756">
                <text:p>14.2756</text:p>
              </table:table-cell>
              <table:table-cell office:value-type="float" office:value="14.3252">
                <text:p>14.3252</text:p>
              </table:table-cell>
              <table:table-cell office:value-type="float" office:value="14.3537">
                <text:p>14.353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4.3230283225286">
                <text:p>14.323028322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338">
                <text:p>14.333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4.3031297001999">
                <text:p>14.303129700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854">
                <text:p>14.2854</text:p>
              </table:table-cell>
              <table:table-cell office:value-type="float" office:value="14.314">
                <text:p>14.31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4.2832483925546">
                <text:p>14.283248392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942">
                <text:p>14.294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4.2633843701774">
                <text:p>14.2633843701774</text:p>
              </table:table-cell>
              <table:table-cell office:value-type="float" office:value="NaN">
                <text:p>NaN</text:p>
              </table:table-cell>
              <table:table-cell office:value-type="float" office:value="14.0364">
                <text:p>14.0364</text:p>
              </table:table-cell>
              <table:table-cell office:value-type="float" office:value="14.1954">
                <text:p>14.1954</text:p>
              </table:table-cell>
              <table:table-cell office:value-type="float" office:value="14.2457">
                <text:p>14.2457</text:p>
              </table:table-cell>
              <table:table-cell office:value-type="float" office:value="14.2744">
                <text:p>14.274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4.2435376036315">
                <text:p>14.243537603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47">
                <text:p>14.254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4.2237080634516">
                <text:p>14.223708063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061">
                <text:p>14.2061</text:p>
              </table:table-cell>
              <table:table-cell office:value-type="float" office:value="14.2349">
                <text:p>14.234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4.2038957201472">
                <text:p>14.203895720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152">
                <text:p>14.215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4.1841005442247">
                <text:p>14.184100544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156">
                <text:p>14.1156</text:p>
              </table:table-cell>
              <table:table-cell office:value-type="float" office:value="14.1665">
                <text:p>14.1665</text:p>
              </table:table-cell>
              <table:table-cell office:value-type="float" office:value="14.1955">
                <text:p>14.195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4.1643225062346">
                <text:p>14.164322506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758">
                <text:p>14.175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4.1445615768448">
                <text:p>14.144561576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7">
                <text:p>14.127</text:p>
              </table:table-cell>
              <table:table-cell office:value-type="float" office:value="14.1561">
                <text:p>14.15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4.1248177269219">
                <text:p>14.124817726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364">
                <text:p>14.136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4.105090927583">
                <text:p>14.105090927583</text:p>
              </table:table-cell>
              <table:table-cell office:value-type="float" office:value="13.7163">
                <text:p>13.7163</text:p>
              </table:table-cell>
              <table:table-cell office:value-type="float" office:value="13.8728">
                <text:p>13.8728</text:p>
              </table:table-cell>
              <table:table-cell office:value-type="float" office:value="14.0361">
                <text:p>14.0361</text:p>
              </table:table-cell>
              <table:table-cell office:value-type="float" office:value="14.0876">
                <text:p>14.0876</text:p>
              </table:table-cell>
              <table:table-cell office:value-type="float" office:value="14.1168">
                <text:p>14.116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4.0853811501492">
                <text:p>14.085381150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971">
                <text:p>14.097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4.0656883659218">
                <text:p>14.065688365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82">
                <text:p>14.0482</text:p>
              </table:table-cell>
              <table:table-cell office:value-type="float" office:value="14.0775">
                <text:p>14.077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4.0460125457197">
                <text:p>14.0460125457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579">
                <text:p>14.057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4.026353659211">
                <text:p>14.026353659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568">
                <text:p>13.9568</text:p>
              </table:table-cell>
              <table:table-cell office:value-type="float" office:value="14.0089">
                <text:p>14.0089</text:p>
              </table:table-cell>
              <table:table-cell office:value-type="float" office:value="14.0383">
                <text:p>14.038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4.006711674261">
                <text:p>14.00671167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188">
                <text:p>14.018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3.9870865567906">
                <text:p>13.987086556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97">
                <text:p>13.9697</text:p>
              </table:table-cell>
              <table:table-cell office:value-type="float" office:value="13.9992">
                <text:p>13.999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.967478271912">
                <text:p>13.96747827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797">
                <text:p>13.979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3.9478867871309">
                <text:p>13.9478867871309</text:p>
              </table:table-cell>
              <table:table-cell office:value-type="float" office:value="NaN">
                <text:p>NaN</text:p>
              </table:table-cell>
              <table:table-cell office:value-type="float" office:value="13.7106">
                <text:p>13.7106</text:p>
              </table:table-cell>
              <table:table-cell office:value-type="float" office:value="13.8777">
                <text:p>13.8777</text:p>
              </table:table-cell>
              <table:table-cell office:value-type="float" office:value="13.9305">
                <text:p>13.9305</text:p>
              </table:table-cell>
              <table:table-cell office:value-type="float" office:value="13.9602">
                <text:p>13.960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3.9283120778075">
                <text:p>13.928312077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407">
                <text:p>13.940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3.9087541333931">
                <text:p>13.908754133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914">
                <text:p>13.8914</text:p>
              </table:table-cell>
              <table:table-cell office:value-type="float" office:value="13.9212">
                <text:p>13.921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3.8892129600259">
                <text:p>13.889212960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018">
                <text:p>13.901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3.869688571638">
                <text:p>13.86968857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986">
                <text:p>13.7986</text:p>
              </table:table-cell>
              <table:table-cell office:value-type="float" office:value="13.8524">
                <text:p>13.8524</text:p>
              </table:table-cell>
              <table:table-cell office:value-type="float" office:value="13.8823">
                <text:p>13.882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3.8501809604349">
                <text:p>13.850180960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629">
                <text:p>13.862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3.8306900437852">
                <text:p>13.830690043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135">
                <text:p>13.8135</text:p>
              </table:table-cell>
              <table:table-cell office:value-type="float" office:value="13.8435">
                <text:p>13.843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3.8112156054112">
                <text:p>13.811215605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241">
                <text:p>13.824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3.7917572884109">
                <text:p>13.7917572884109</text:p>
              </table:table-cell>
              <table:table-cell office:value-type="float" office:value="13.4056">
                <text:p>13.4056</text:p>
              </table:table-cell>
              <table:table-cell office:value-type="float" office:value="13.5528">
                <text:p>13.5528</text:p>
              </table:table-cell>
              <table:table-cell office:value-type="float" office:value="13.7199">
                <text:p>13.7199</text:p>
              </table:table-cell>
              <table:table-cell office:value-type="float" office:value="13.7746">
                <text:p>13.7746</text:p>
              </table:table-cell>
              <table:table-cell office:value-type="float" office:value="13.8047">
                <text:p>13.804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.7723147444394">
                <text:p>13.772314744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853">
                <text:p>13.785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3.7528880481417">
                <text:p>13.752888048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357">
                <text:p>13.7357</text:p>
              </table:table-cell>
              <table:table-cell office:value-type="float" office:value="13.766">
                <text:p>13.76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3.7334783404788">
                <text:p>13.733478340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467">
                <text:p>13.746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3.7140882196746">
                <text:p>13.714088219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3">
                <text:p>13.643</text:p>
              </table:table-cell>
              <table:table-cell office:value-type="float" office:value="13.6968">
                <text:p>13.6968</text:p>
              </table:table-cell>
              <table:table-cell office:value-type="float" office:value="13.7273">
                <text:p>13.727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3.6947206179872">
                <text:p>13.694720617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081">
                <text:p>13.708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3.6753743223003">
                <text:p>13.675374322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58">
                <text:p>13.658</text:p>
              </table:table-cell>
              <table:table-cell office:value-type="float" office:value="13.6888">
                <text:p>13.688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3.6560359191794">
                <text:p>13.656035919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695">
                <text:p>13.669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3.6366760819081">
                <text:p>13.6366760819081</text:p>
              </table:table-cell>
              <table:table-cell office:value-type="float" office:value="NaN">
                <text:p>NaN</text:p>
              </table:table-cell>
              <table:table-cell office:value-type="float" office:value="13.4004">
                <text:p>13.4004</text:p>
              </table:table-cell>
              <table:table-cell office:value-type="float" office:value="13.5685">
                <text:p>13.5685</text:p>
              </table:table-cell>
              <table:table-cell office:value-type="float" office:value="13.62">
                <text:p>13.62</text:p>
              </table:table-cell>
              <table:table-cell office:value-type="float" office:value="13.6503">
                <text:p>13.650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3.617277032353">
                <text:p>13.61727703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309">
                <text:p>13.630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3.5979345108528">
                <text:p>13.597934510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31">
                <text:p>13.5831</text:p>
              </table:table-cell>
              <table:table-cell office:value-type="float" office:value="13.6117">
                <text:p>13.611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3.578991678094">
                <text:p>13.57899167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928">
                <text:p>13.592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3.5605629015129">
                <text:p>13.560562901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784">
                <text:p>13.4784</text:p>
              </table:table-cell>
              <table:table-cell office:value-type="float" office:value="13.5386">
                <text:p>13.5386</text:p>
              </table:table-cell>
              <table:table-cell office:value-type="float" office:value="13.5745">
                <text:p>13.574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3.5383223414406">
                <text:p>13.538322341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523">
                <text:p>13.552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3.4976440996537">
                <text:p>13.497644099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569">
                <text:p>13.4569</text:p>
              </table:table-cell>
              <table:table-cell office:value-type="float" office:value="13.5115">
                <text:p>13.5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3.4531539940029">
                <text:p>13.453153994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669">
                <text:p>13.466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3.4091777837848">
                <text:p>13.4091777837848</text:p>
              </table:table-cell>
              <table:table-cell office:value-type="float" office:value="13.0251">
                <text:p>13.0251</text:p>
              </table:table-cell>
              <table:table-cell office:value-type="float" office:value="13.2158">
                <text:p>13.2158</text:p>
              </table:table-cell>
              <table:table-cell office:value-type="float" office:value="13.3127">
                <text:p>13.3127</text:p>
              </table:table-cell>
              <table:table-cell office:value-type="float" office:value="13.3675">
                <text:p>13.3675</text:p>
              </table:table-cell>
              <table:table-cell office:value-type="float" office:value="13.4228">
                <text:p>13.422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3.36560102119">
                <text:p>13.3656010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791">
                <text:p>13.379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3.3220804651596">
                <text:p>13.322080465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92">
                <text:p>13.2792</text:p>
              </table:table-cell>
              <table:table-cell office:value-type="float" office:value="13.3355">
                <text:p>13.335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3.2785202949819">
                <text:p>13.27852029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918">
                <text:p>13.291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3.2349382084175">
                <text:p>13.234938208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315">
                <text:p>13.1315</text:p>
              </table:table-cell>
              <table:table-cell office:value-type="float" office:value="13.1918">
                <text:p>13.1918</text:p>
              </table:table-cell>
              <table:table-cell office:value-type="float" office:value="13.2481">
                <text:p>13.248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3.1913634518095">
                <text:p>13.191363451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044">
                <text:p>13.204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3.1478093582196">
                <text:p>13.147809358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045">
                <text:p>13.1045</text:p>
              </table:table-cell>
              <table:table-cell office:value-type="float" office:value="13.1607">
                <text:p>13.160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3.1042770603906">
                <text:p>13.10427706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171">
                <text:p>13.117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3.0607635456908">
                <text:p>13.0607635456908</text:p>
              </table:table-cell>
              <table:table-cell office:value-type="float" office:value="NaN">
                <text:p>NaN</text:p>
              </table:table-cell>
              <table:table-cell office:value-type="float" office:value="12.8726">
                <text:p>12.8726</text:p>
              </table:table-cell>
              <table:table-cell office:value-type="float" office:value="12.9526">
                <text:p>12.9526</text:p>
              </table:table-cell>
              <table:table-cell office:value-type="float" office:value="13.0171">
                <text:p>13.0171</text:p>
              </table:table-cell>
              <table:table-cell office:value-type="float" office:value="13.0735">
                <text:p>13.073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3.0172661355225">
                <text:p>13.017266135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299">
                <text:p>13.029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2.973783608551">
                <text:p>12.9737836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97">
                <text:p>12.9297</text:p>
              </table:table-cell>
              <table:table-cell office:value-type="float" office:value="12.9863">
                <text:p>12.986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2.9303158097569">
                <text:p>12.930315809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27">
                <text:p>12.942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2.8868630071107">
                <text:p>12.886863007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755">
                <text:p>12.7755</text:p>
              </table:table-cell>
              <table:table-cell office:value-type="float" office:value="12.8424">
                <text:p>12.8424</text:p>
              </table:table-cell>
              <table:table-cell office:value-type="float" office:value="12.8991">
                <text:p>12.899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2.8434254771397">
                <text:p>12.843425477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55">
                <text:p>12.855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2.8000033557465">
                <text:p>12.800003355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52">
                <text:p>12.7552</text:p>
              </table:table-cell>
              <table:table-cell office:value-type="float" office:value="12.812">
                <text:p>12.81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2.7565966451869">
                <text:p>12.756596645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685">
                <text:p>12.768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2.71320527288">
                <text:p>12.71320527288</text:p>
              </table:table-cell>
              <table:table-cell office:value-type="float" office:value="12.292">
                <text:p>12.292</text:p>
              </table:table-cell>
              <table:table-cell office:value-type="float" office:value="12.4973">
                <text:p>12.4973</text:p>
              </table:table-cell>
              <table:table-cell office:value-type="float" office:value="12.5988">
                <text:p>12.5988</text:p>
              </table:table-cell>
              <table:table-cell office:value-type="float" office:value="12.668">
                <text:p>12.668</text:p>
              </table:table-cell>
              <table:table-cell office:value-type="float" office:value="12.725">
                <text:p>12.72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2.6698291445175">
                <text:p>12.669829144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815">
                <text:p>12.681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2.6264681735845">
                <text:p>12.626468173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09">
                <text:p>12.5809</text:p>
              </table:table-cell>
              <table:table-cell office:value-type="float" office:value="12.638">
                <text:p>12.63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2.5831222902531">
                <text:p>12.583122290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946">
                <text:p>12.594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2.5397914387855">
                <text:p>12.5397914387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222">
                <text:p>12.4222</text:p>
              </table:table-cell>
              <table:table-cell office:value-type="float" office:value="12.4938">
                <text:p>12.4938</text:p>
              </table:table-cell>
              <table:table-cell office:value-type="float" office:value="12.5511">
                <text:p>12.551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2.4964755712984">
                <text:p>12.496475571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077">
                <text:p>12.507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2.4531746423014">
                <text:p>12.453174642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068">
                <text:p>12.4068</text:p>
              </table:table-cell>
              <table:table-cell office:value-type="float" office:value="12.4643">
                <text:p>12.464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2.4098886054946">
                <text:p>12.409888605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209">
                <text:p>12.420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.3666174126336">
                <text:p>12.3666174126336</text:p>
              </table:table-cell>
              <table:table-cell office:value-type="float" office:value="NaN">
                <text:p>NaN</text:p>
              </table:table-cell>
              <table:table-cell office:value-type="float" office:value="12.1272">
                <text:p>12.1272</text:p>
              </table:table-cell>
              <table:table-cell office:value-type="float" office:value="12.2456">
                <text:p>12.2456</text:p>
              </table:table-cell>
              <table:table-cell office:value-type="float" office:value="12.3199">
                <text:p>12.3199</text:p>
              </table:table-cell>
              <table:table-cell office:value-type="float" office:value="12.3775">
                <text:p>12.377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2.3233610136706">
                <text:p>12.323361013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41">
                <text:p>12.334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2.2801193574062">
                <text:p>12.280119357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">
                <text:p>12.233</text:p>
              </table:table-cell>
              <table:table-cell office:value-type="float" office:value="12.2907">
                <text:p>12.290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2.2368923921584">
                <text:p>12.236892392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474">
                <text:p>12.247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2.1936800662244">
                <text:p>12.193680066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692">
                <text:p>12.0692</text:p>
              </table:table-cell>
              <table:table-cell office:value-type="float" office:value="12.1462">
                <text:p>12.1462</text:p>
              </table:table-cell>
              <table:table-cell office:value-type="float" office:value="12.2041">
                <text:p>12.204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2.1504823281051">
                <text:p>12.150482328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608">
                <text:p>12.160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2.107299126551">
                <text:p>12.10729912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594">
                <text:p>12.0594</text:p>
              </table:table-cell>
              <table:table-cell office:value-type="float" office:value="12.1175">
                <text:p>12.117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2.064130410511">
                <text:p>12.06413041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">
                <text:p>12.074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2.0209761290504">
                <text:p>12.0209761290504</text:p>
              </table:table-cell>
              <table:table-cell office:value-type="float" office:value="11.4888">
                <text:p>11.4888</text:p>
              </table:table-cell>
              <table:table-cell office:value-type="float" office:value="11.7613">
                <text:p>11.7613</text:p>
              </table:table-cell>
              <table:table-cell office:value-type="float" office:value="11.8931">
                <text:p>11.8931</text:p>
              </table:table-cell>
              <table:table-cell office:value-type="float" office:value="11.9727">
                <text:p>11.9727</text:p>
              </table:table-cell>
              <table:table-cell office:value-type="float" office:value="12.0309">
                <text:p>12.030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1.9778362312781">
                <text:p>11.977836231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876">
                <text:p>11.987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1.9347106662991">
                <text:p>11.934710666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86">
                <text:p>11.886</text:p>
              </table:table-cell>
              <table:table-cell office:value-type="float" office:value="11.9444">
                <text:p>11.944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1.8915993831925">
                <text:p>11.891599383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012">
                <text:p>11.901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1.8485023310082">
                <text:p>11.848502331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72">
                <text:p>11.7172</text:p>
              </table:table-cell>
              <table:table-cell office:value-type="float" office:value="11.7995">
                <text:p>11.7995</text:p>
              </table:table-cell>
              <table:table-cell office:value-type="float" office:value="11.858">
                <text:p>11.85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1.8054194587735">
                <text:p>11.805419458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148">
                <text:p>11.814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1.7623507155034">
                <text:p>11.762350715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29">
                <text:p>11.7129</text:p>
              </table:table-cell>
              <table:table-cell office:value-type="float" office:value="11.7716">
                <text:p>11.77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1.719296050209">
                <text:p>11.71929605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84">
                <text:p>11.728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1.6762554119042">
                <text:p>11.6762554119042</text:p>
              </table:table-cell>
              <table:table-cell office:value-type="float" office:value="NaN">
                <text:p>NaN</text:p>
              </table:table-cell>
              <table:table-cell office:value-type="float" office:value="11.3967">
                <text:p>11.3967</text:p>
              </table:table-cell>
              <table:table-cell office:value-type="float" office:value="11.5416">
                <text:p>11.5416</text:p>
              </table:table-cell>
              <table:table-cell office:value-type="float" office:value="11.6264">
                <text:p>11.6264</text:p>
              </table:table-cell>
              <table:table-cell office:value-type="float" office:value="11.6853">
                <text:p>11.685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1.6332287496086">
                <text:p>11.633228749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421">
                <text:p>11.642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.5902160123479">
                <text:p>11.590216012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4">
                <text:p>11.54</text:p>
              </table:table-cell>
              <table:table-cell office:value-type="float" office:value="11.599">
                <text:p>11.59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.5472171491538">
                <text:p>11.547217149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559">
                <text:p>11.555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1.5042321090626">
                <text:p>11.50423210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61">
                <text:p>11.3661</text:p>
              </table:table-cell>
              <table:table-cell office:value-type="float" office:value="11.4536">
                <text:p>11.4536</text:p>
              </table:table-cell>
              <table:table-cell office:value-type="float" office:value="11.5128">
                <text:p>11.512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.4612608411136">
                <text:p>11.461260841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697">
                <text:p>11.469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.4183032943489">
                <text:p>11.418303294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73">
                <text:p>11.3673</text:p>
              </table:table-cell>
              <table:table-cell office:value-type="float" office:value="11.4266">
                <text:p>11.426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1.3753594178122">
                <text:p>11.375359417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36">
                <text:p>11.38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1.3324291605488">
                <text:p>11.3324291605488</text:p>
              </table:table-cell>
              <table:table-cell office:value-type="float" office:value="10.6987">
                <text:p>10.6987</text:p>
              </table:table-cell>
              <table:table-cell office:value-type="float" office:value="11.0325">
                <text:p>11.0325</text:p>
              </table:table-cell>
              <table:table-cell office:value-type="float" office:value="11.1909">
                <text:p>11.1909</text:p>
              </table:table-cell>
              <table:table-cell office:value-type="float" office:value="11.2811">
                <text:p>11.2811</text:p>
              </table:table-cell>
              <table:table-cell office:value-type="float" office:value="11.3405">
                <text:p>11.340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1.2895124716055">
                <text:p>11.289512471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975">
                <text:p>11.297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1.246609300031">
                <text:p>11.24660930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949">
                <text:p>11.1949</text:p>
              </table:table-cell>
              <table:table-cell office:value-type="float" office:value="11.2545">
                <text:p>11.254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1.2037195948756">
                <text:p>11.203719594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15">
                <text:p>11.211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1.1608433051916">
                <text:p>11.16084330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16">
                <text:p>11.016</text:p>
              </table:table-cell>
              <table:table-cell office:value-type="float" office:value="11.1087">
                <text:p>11.1087</text:p>
              </table:table-cell>
              <table:table-cell office:value-type="float" office:value="11.1685">
                <text:p>11.168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1.1179803800334">
                <text:p>11.11798038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55">
                <text:p>11.125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.0751307684575">
                <text:p>11.075130768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26">
                <text:p>11.0226</text:p>
              </table:table-cell>
              <table:table-cell office:value-type="float" office:value="11.0825">
                <text:p>11.082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1.0322944195227">
                <text:p>11.032294419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396">
                <text:p>11.039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.9894712822905">
                <text:p>10.9894712822905</text:p>
              </table:table-cell>
              <table:table-cell office:value-type="float" office:value="NaN">
                <text:p>NaN</text:p>
              </table:table-cell>
              <table:table-cell office:value-type="float" office:value="10.6689">
                <text:p>10.6689</text:p>
              </table:table-cell>
              <table:table-cell office:value-type="float" office:value="10.8412">
                <text:p>10.8412</text:p>
              </table:table-cell>
              <table:table-cell office:value-type="float" office:value="10.9366">
                <text:p>10.9366</text:p>
              </table:table-cell>
              <table:table-cell office:value-type="float" office:value="10.9966">
                <text:p>10.996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.9466613058246">
                <text:p>10.946661305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37">
                <text:p>10.953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.9038644391918">
                <text:p>10.903864439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506">
                <text:p>10.8506</text:p>
              </table:table-cell>
              <table:table-cell office:value-type="float" office:value="10.9108">
                <text:p>10.910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.861080631461">
                <text:p>10.86108063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679">
                <text:p>10.867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.8183098317035">
                <text:p>10.81830983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666">
                <text:p>10.6666</text:p>
              </table:table-cell>
              <table:table-cell office:value-type="float" office:value="10.7646">
                <text:p>10.7646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.7755519889917">
                <text:p>10.775551988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821">
                <text:p>10.782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.7328070523983">
                <text:p>10.732807052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788">
                <text:p>10.6788</text:p>
              </table:table-cell>
              <table:table-cell office:value-type="float" office:value="10.7393">
                <text:p>10.739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.6900749709948">
                <text:p>10.690074970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964">
                <text:p>10.696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.6473556938505">
                <text:p>10.6473556938505</text:p>
              </table:table-cell>
              <table:table-cell office:value-type="float" office:value="9.91739">
                <text:p>9.91739</text:p>
              </table:table-cell>
              <table:table-cell office:value-type="float" office:value="10.306">
                <text:p>10.306</text:p>
              </table:table-cell>
              <table:table-cell office:value-type="float" office:value="10.4922">
                <text:p>10.4922</text:p>
              </table:table-cell>
              <table:table-cell office:value-type="float" office:value="10.5929">
                <text:p>10.5929</text:p>
              </table:table-cell>
              <table:table-cell office:value-type="float" office:value="10.6536">
                <text:p>10.653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.6046491700335">
                <text:p>10.604649170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108">
                <text:p>10.610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.5619553486127">
                <text:p>10.561955348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071">
                <text:p>10.5071</text:p>
              </table:table-cell>
              <table:table-cell office:value-type="float" office:value="10.568">
                <text:p>10.56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.5192741786647">
                <text:p>10.519274178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252">
                <text:p>10.525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.4766056092824">
                <text:p>10.476605609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181">
                <text:p>10.3181</text:p>
              </table:table-cell>
              <table:table-cell office:value-type="float" office:value="10.4214">
                <text:p>10.4214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.4339495895859">
                <text:p>10.433949589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96">
                <text:p>10.439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.3913060687292">
                <text:p>10.391306068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357">
                <text:p>10.3357</text:p>
              </table:table-cell>
              <table:table-cell office:value-type="float" office:value="10.3968">
                <text:p>10.396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.3486749958939">
                <text:p>10.348674995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541">
                <text:p>10.354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.3060563202605">
                <text:p>10.3060563202605</text:p>
              </table:table-cell>
              <table:table-cell office:value-type="float" office:value="NaN">
                <text:p>NaN</text:p>
              </table:table-cell>
              <table:table-cell office:value-type="float" office:value="9.94392">
                <text:p>9.94392</text:p>
              </table:table-cell>
              <table:table-cell office:value-type="float" office:value="10.1441">
                <text:p>10.1441</text:p>
              </table:table-cell>
              <table:table-cell office:value-type="float" office:value="10.2501">
                <text:p>10.2501</text:p>
              </table:table-cell>
              <table:table-cell office:value-type="float" office:value="10.3114">
                <text:p>10.311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.2634499909496">
                <text:p>10.263449990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686">
                <text:p>10.268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.2208559569356">
                <text:p>10.220855956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645">
                <text:p>10.1645</text:p>
              </table:table-cell>
              <table:table-cell office:value-type="float" office:value="10.2259">
                <text:p>10.225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.1782741669634">
                <text:p>10.178274166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832">
                <text:p>10.183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.1357045695303">
                <text:p>10.135704569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35">
                <text:p>9.97035</text:p>
              </table:table-cell>
              <table:table-cell office:value-type="float" office:value="10.0789">
                <text:p>10.0789</text:p>
              </table:table-cell>
              <table:table-cell office:value-type="float" office:value="10.1406">
                <text:p>10.140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.0931471130312">
                <text:p>10.093147113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979">
                <text:p>10.097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.0506017461697">
                <text:p>10.050601746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345">
                <text:p>9.99345</text:p>
              </table:table-cell>
              <table:table-cell office:value-type="float" office:value="10.0552">
                <text:p>10.055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.0080684186578">
                <text:p>10.008068418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26">
                <text:p>10.01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.96554708201563">
                <text:p>9.96554708201563</text:p>
              </table:table-cell>
              <table:table-cell office:value-type="float" office:value="9.13757">
                <text:p>9.13757</text:p>
              </table:table-cell>
              <table:table-cell office:value-type="float" office:value="9.58248">
                <text:p>9.58248</text:p>
              </table:table-cell>
              <table:table-cell office:value-type="float" office:value="9.79676">
                <text:p>9.79676</text:p>
              </table:table-cell>
              <table:table-cell office:value-type="float" office:value="9.90801">
                <text:p>9.90801</text:p>
              </table:table-cell>
              <table:table-cell office:value-type="float" office:value="9.96994">
                <text:p>9.9699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.92303768990424">
                <text:p>9.9230376899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731">
                <text:p>9.9273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.88054019698536">
                <text:p>9.8805401969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261">
                <text:p>9.82261</text:p>
              </table:table-cell>
              <table:table-cell office:value-type="float" office:value="9.8847">
                <text:p>9.884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.83805455513683">
                <text:p>9.8380545551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421">
                <text:p>9.842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.79558070664349">
                <text:p>9.7955807066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2335">
                <text:p>9.62335</text:p>
              </table:table-cell>
              <table:table-cell office:value-type="float" office:value="9.73727">
                <text:p>9.73727</text:p>
              </table:table-cell>
              <table:table-cell office:value-type="float" office:value="9.79951">
                <text:p>9.7995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.75311857665764">
                <text:p>9.7531185766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5693">
                <text:p>9.7569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.71066807230423">
                <text:p>9.7106680723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197">
                <text:p>9.65197</text:p>
              </table:table-cell>
              <table:table-cell office:value-type="float" office:value="9.71437">
                <text:p>9.7143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.66822910180686">
                <text:p>9.6682291018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7181">
                <text:p>9.6718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.62580162761998">
                <text:p>9.62580162761998</text:p>
              </table:table-cell>
              <table:table-cell office:value-type="float" office:value="NaN">
                <text:p>NaN</text:p>
              </table:table-cell>
              <table:table-cell office:value-type="float" office:value="9.22155">
                <text:p>9.22155</text:p>
              </table:table-cell>
              <table:table-cell office:value-type="float" office:value="9.45014">
                <text:p>9.45014</text:p>
              </table:table-cell>
              <table:table-cell office:value-type="float" office:value="9.56672">
                <text:p>9.56672</text:p>
              </table:table-cell>
              <table:table-cell office:value-type="float" office:value="9.62927">
                <text:p>9.6292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.58338574890681">
                <text:p>9.5833857489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8674">
                <text:p>9.5867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.54098175166059">
                <text:p>9.5409817516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815">
                <text:p>9.4815</text:p>
              </table:table-cell>
              <table:table-cell office:value-type="float" office:value="9.54422">
                <text:p>9.5442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.49858996470099">
                <text:p>9.498589964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0171">
                <text:p>9.5017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.4562101853908">
                <text:p>9.456210185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7719">
                <text:p>9.27719</text:p>
              </table:table-cell>
              <table:table-cell office:value-type="float" office:value="9.39632">
                <text:p>9.39632</text:p>
              </table:table-cell>
              <table:table-cell office:value-type="float" office:value="9.45922">
                <text:p>9.4592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.41384064695095">
                <text:p>9.4138406469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1673">
                <text:p>9.4167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.37147754243955">
                <text:p>9.3714775424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1119">
                <text:p>9.31119</text:p>
              </table:table-cell>
              <table:table-cell office:value-type="float" office:value="9.37426">
                <text:p>9.3742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.3291185455036">
                <text:p>9.32911854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3178">
                <text:p>9.3317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.28677588344188">
                <text:p>9.28677588344188</text:p>
              </table:table-cell>
              <table:table-cell office:value-type="float" office:value="8.37804">
                <text:p>8.37804</text:p>
              </table:table-cell>
              <table:table-cell office:value-type="float" office:value="8.86332">
                <text:p>8.86332</text:p>
              </table:table-cell>
              <table:table-cell office:value-type="float" office:value="9.10454">
                <text:p>9.10454</text:p>
              </table:table-cell>
              <table:table-cell office:value-type="float" office:value="9.22619">
                <text:p>9.22619</text:p>
              </table:table-cell>
              <table:table-cell office:value-type="float" office:value="9.28932">
                <text:p>9.289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.24449350411201">
                <text:p>9.2444935041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693">
                <text:p>9.2469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.20228602290511">
                <text:p>9.2022860229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4134">
                <text:p>9.14134</text:p>
              </table:table-cell>
              <table:table-cell office:value-type="float" office:value="9.2046">
                <text:p>9.204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.15959879789242">
                <text:p>9.1595987978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181">
                <text:p>9.1618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.11455666681919">
                <text:p>9.1145566668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312">
                <text:p>8.9312</text:p>
              </table:table-cell>
              <table:table-cell office:value-type="float" office:value="9.0557">
                <text:p>9.0557</text:p>
              </table:table-cell>
              <table:table-cell office:value-type="float" office:value="9.11674">
                <text:p>9.1167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.06903468744164">
                <text:p>9.0690346874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7121">
                <text:p>9.0712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.02358739718974">
                <text:p>9.0235873971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611">
                <text:p>8.96611</text:p>
              </table:table-cell>
              <table:table-cell office:value-type="float" office:value="9.02576">
                <text:p>9.0257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.97820007617382">
                <text:p>8.9782000761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8036">
                <text:p>8.9803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.93282867203751">
                <text:p>8.93282867203751</text:p>
              </table:table-cell>
              <table:table-cell office:value-type="float" office:value="NaN">
                <text:p>NaN</text:p>
              </table:table-cell>
              <table:table-cell office:value-type="float" office:value="8.51531">
                <text:p>8.51531</text:p>
              </table:table-cell>
              <table:table-cell office:value-type="float" office:value="8.7539">
                <text:p>8.7539</text:p>
              </table:table-cell>
              <table:table-cell office:value-type="float" office:value="8.87573">
                <text:p>8.87573</text:p>
              </table:table-cell>
              <table:table-cell office:value-type="float" office:value="8.93498">
                <text:p>8.9349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88746085298331">
                <text:p>8.8874608529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96">
                <text:p>8.889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84209884086525">
                <text:p>8.842098840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855">
                <text:p>8.7855</text:p>
              </table:table-cell>
              <table:table-cell office:value-type="float" office:value="8.84423">
                <text:p>8.8442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.79674633812637">
                <text:p>8.7967463381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9886">
                <text:p>8.7988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.75140500704669">
                <text:p>8.7514050070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7592">
                <text:p>8.57592</text:p>
              </table:table-cell>
              <table:table-cell office:value-type="float" office:value="8.6954">
                <text:p>8.6954</text:p>
              </table:table-cell>
              <table:table-cell office:value-type="float" office:value="8.75351">
                <text:p>8.7535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70607494576418">
                <text:p>8.7060749457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0817">
                <text:p>8.7081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.66075572095988">
                <text:p>8.6607557209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0535">
                <text:p>8.60535</text:p>
              </table:table-cell>
              <table:table-cell office:value-type="float" office:value="8.66284">
                <text:p>8.6628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.61544694214106">
                <text:p>8.6154469421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1752">
                <text:p>8.6175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.57014840564491">
                <text:p>8.57014840564491</text:p>
              </table:table-cell>
              <table:table-cell office:value-type="float" office:value="7.70967">
                <text:p>7.70967</text:p>
              </table:table-cell>
              <table:table-cell office:value-type="float" office:value="8.16994">
                <text:p>8.16994</text:p>
              </table:table-cell>
              <table:table-cell office:value-type="float" office:value="8.39821">
                <text:p>8.39821</text:p>
              </table:table-cell>
              <table:table-cell office:value-type="float" office:value="8.51533">
                <text:p>8.51533</text:p>
              </table:table-cell>
              <table:table-cell office:value-type="float" office:value="8.57221">
                <text:p>8.5722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.52486004451705">
                <text:p>8.5248600445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691">
                <text:p>8.5269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4795818460339">
                <text:p>8.479581846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2534">
                <text:p>8.42534</text:p>
              </table:table-cell>
              <table:table-cell office:value-type="float" office:value="8.48162">
                <text:p>8.4816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.43431379857014">
                <text:p>8.4343137985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634">
                <text:p>8.4363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.38905587247304">
                <text:p>8.3890558724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2075">
                <text:p>8.22075</text:p>
              </table:table-cell>
              <table:table-cell office:value-type="float" office:value="8.33539">
                <text:p>8.33539</text:p>
              </table:table-cell>
              <table:table-cell office:value-type="float" office:value="8.39107">
                <text:p>8.3910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.34380802095701">
                <text:p>8.34380802095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4582">
                <text:p>8.3458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.29857018764318">
                <text:p>8.2985701876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548">
                <text:p>8.24548</text:p>
              </table:table-cell>
              <table:table-cell office:value-type="float" office:value="8.30057">
                <text:p>8.3005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.2533423133685">
                <text:p>8.253342313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5533">
                <text:p>8.255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.20812433997038">
                <text:p>8.20812433997038</text:p>
              </table:table-cell>
              <table:table-cell office:value-type="float" office:value="NaN">
                <text:p>NaN</text:p>
              </table:table-cell>
              <table:table-cell office:value-type="float" office:value="7.82494">
                <text:p>7.82494</text:p>
              </table:table-cell>
              <table:table-cell office:value-type="float" office:value="8.04346">
                <text:p>8.04346</text:p>
              </table:table-cell>
              <table:table-cell office:value-type="float" office:value="8.15561">
                <text:p>8.15561</text:p>
              </table:table-cell>
              <table:table-cell office:value-type="float" office:value="8.2101">
                <text:p>8.210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.16291621142675">
                <text:p>8.1629162114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488">
                <text:p>8.1648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.11771787352331">
                <text:p>8.1177178735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6578">
                <text:p>8.06578</text:p>
              </table:table-cell>
              <table:table-cell office:value-type="float" office:value="8.11967">
                <text:p>8.119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.072529273054">
                <text:p>8.07252927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7447">
                <text:p>8.0744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.02735035712078">
                <text:p>8.0273503571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6631">
                <text:p>7.86631</text:p>
              </table:table-cell>
              <table:table-cell office:value-type="float" office:value="7.97599">
                <text:p>7.97599</text:p>
              </table:table-cell>
              <table:table-cell office:value-type="float" office:value="8.02928">
                <text:p>8.0292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.98218107272312">
                <text:p>7.9821810727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841">
                <text:p>7.984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.93702136661243">
                <text:p>7.9370213666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8623">
                <text:p>7.88623</text:p>
              </table:table-cell>
              <table:table-cell office:value-type="float" office:value="7.93893">
                <text:p>7.9389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.89187118531011">
                <text:p>7.8918711853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9377">
                <text:p>7.8937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7.84673047519114">
                <text:p>7.84673047519114</text:p>
              </table:table-cell>
              <table:table-cell office:value-type="float" office:value="7.06208">
                <text:p>7.06208</text:p>
              </table:table-cell>
              <table:table-cell office:value-type="float" office:value="7.48035">
                <text:p>7.48035</text:p>
              </table:table-cell>
              <table:table-cell office:value-type="float" office:value="7.6893">
                <text:p>7.6893</text:p>
              </table:table-cell>
              <table:table-cell office:value-type="float" office:value="7.79652">
                <text:p>7.79652</text:p>
              </table:table-cell>
              <table:table-cell office:value-type="float" office:value="7.84862">
                <text:p>7.8486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.80159918256993">
                <text:p>7.8015991825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348">
                <text:p>7.8034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.75647725375932">
                <text:p>7.7564772537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0684">
                <text:p>7.70684</text:p>
              </table:table-cell>
              <table:table-cell office:value-type="float" office:value="7.75834">
                <text:p>7.7583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.71136463509961">
                <text:p>7.7113646350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1322">
                <text:p>7.713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.66626127296421">
                <text:p>7.6662612729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1244">
                <text:p>7.51244</text:p>
              </table:table-cell>
              <table:table-cell office:value-type="float" office:value="7.6172">
                <text:p>7.6172</text:p>
              </table:table-cell>
              <table:table-cell office:value-type="float" office:value="7.66811">
                <text:p>7.6681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.62116711375316">
                <text:p>7.6211671137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23">
                <text:p>7.62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.57608210388265">
                <text:p>7.57608210388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276">
                <text:p>7.5276</text:p>
              </table:table-cell>
              <table:table-cell office:value-type="float" office:value="7.57791">
                <text:p>7.5779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.53100618977561">
                <text:p>7.5310061897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282">
                <text:p>7.5328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.48593931785568">
                <text:p>7.48593931785568</text:p>
              </table:table-cell>
              <table:table-cell office:value-type="float" office:value="NaN">
                <text:p>NaN</text:p>
              </table:table-cell>
              <table:table-cell office:value-type="float" office:value="7.13631">
                <text:p>7.13631</text:p>
              </table:table-cell>
              <table:table-cell office:value-type="float" office:value="7.33572">
                <text:p>7.33572</text:p>
              </table:table-cell>
              <table:table-cell office:value-type="float" office:value="7.43803">
                <text:p>7.43803</text:p>
              </table:table-cell>
              <table:table-cell office:value-type="float" office:value="7.48774">
                <text:p>7.4877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.44088143454426">
                <text:p>7.4408814345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267">
                <text:p>7.4426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.39583248626027">
                <text:p>7.3958324862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85">
                <text:p>7.3485</text:p>
              </table:table-cell>
              <table:table-cell office:value-type="float" office:value="7.39761">
                <text:p>7.3976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.35079241942085">
                <text:p>7.3507924194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256">
                <text:p>7.3525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.30576118044267">
                <text:p>7.30576118044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5915">
                <text:p>7.15915</text:p>
              </table:table-cell>
              <table:table-cell office:value-type="float" office:value="7.259">
                <text:p>7.259</text:p>
              </table:table-cell>
              <table:table-cell office:value-type="float" office:value="7.30752">
                <text:p>7.3075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.26073871574309">
                <text:p>7.2607387157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249">
                <text:p>7.2624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.21572497174093">
                <text:p>7.2157249717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954">
                <text:p>7.16954</text:p>
              </table:table-cell>
              <table:table-cell office:value-type="float" office:value="7.21746">
                <text:p>7.2174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.17071989485687">
                <text:p>7.1707198948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245">
                <text:p>7.1724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.12572343151352">
                <text:p>7.12572343151352</text:p>
              </table:table-cell>
              <table:table-cell office:value-type="float" office:value="6.41439">
                <text:p>6.41439</text:p>
              </table:table-cell>
              <table:table-cell office:value-type="float" office:value="6.79287">
                <text:p>6.79287</text:p>
              </table:table-cell>
              <table:table-cell office:value-type="float" office:value="6.98272">
                <text:p>6.98272</text:p>
              </table:table-cell>
              <table:table-cell office:value-type="float" office:value="7.08012">
                <text:p>7.08012</text:p>
              </table:table-cell>
              <table:table-cell office:value-type="float" office:value="7.12744">
                <text:p>7.1274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.08073552813532">
                <text:p>7.0807355281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244">
                <text:p>7.0824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.0357561311484">
                <text:p>7.035756131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072">
                <text:p>6.99072</text:p>
              </table:table-cell>
              <table:table-cell office:value-type="float" office:value="7.03745">
                <text:p>7.0374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.99078518698044">
                <text:p>6.9907851869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247">
                <text:p>6.9924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.94582264206048">
                <text:p>6.9458226420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642">
                <text:p>6.80642</text:p>
              </table:table-cell>
              <table:table-cell office:value-type="float" office:value="6.90136">
                <text:p>6.90136</text:p>
              </table:table-cell>
              <table:table-cell office:value-type="float" office:value="6.9475">
                <text:p>6.94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.90086844281891">
                <text:p>6.9008684428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0253">
                <text:p>6.9025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.85592253568739">
                <text:p>6.8559225356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1204">
                <text:p>6.81204</text:p>
              </table:table-cell>
              <table:table-cell office:value-type="float" office:value="6.85757">
                <text:p>6.8575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.81098486709879">
                <text:p>6.8109848670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1263">
                <text:p>6.8126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.7660553834874">
                <text:p>6.7660553834874</text:p>
              </table:table-cell>
              <table:table-cell office:value-type="float" office:value="NaN">
                <text:p>NaN</text:p>
              </table:table-cell>
              <table:table-cell office:value-type="float" office:value="6.44996">
                <text:p>6.44996</text:p>
              </table:table-cell>
              <table:table-cell office:value-type="float" office:value="6.63026">
                <text:p>6.63026</text:p>
              </table:table-cell>
              <table:table-cell office:value-type="float" office:value="6.72275">
                <text:p>6.72275</text:p>
              </table:table-cell>
              <table:table-cell office:value-type="float" office:value="6.76768">
                <text:p>6.7676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.72113403128868">
                <text:p>6.72113403128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275">
                <text:p>6.7227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.67622075693942">
                <text:p>6.6762207569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348">
                <text:p>6.63348</text:p>
              </table:table-cell>
              <table:table-cell office:value-type="float" office:value="6.67783">
                <text:p>6.6778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.63131550687775">
                <text:p>6.63131550687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291">
                <text:p>6.6329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.58641822754308">
                <text:p>6.58641822754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422">
                <text:p>6.45422</text:p>
              </table:table-cell>
              <table:table-cell office:value-type="float" office:value="6.54426">
                <text:p>6.54426</text:p>
              </table:table-cell>
              <table:table-cell office:value-type="float" office:value="6.588">
                <text:p>6.58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.54152886537615">
                <text:p>6.5415288653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431">
                <text:p>6.543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.49664736681897">
                <text:p>6.4966473668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506">
                <text:p>6.45506</text:p>
              </table:table-cell>
              <table:table-cell office:value-type="float" office:value="6.49821">
                <text:p>6.4982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.45177367831484">
                <text:p>6.4517736783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333">
                <text:p>6.4533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.40690774630838">
                <text:p>6.40690774630838</text:p>
              </table:table-cell>
              <table:table-cell office:value-type="float" office:value="5.76699">
                <text:p>5.76699</text:p>
              </table:table-cell>
              <table:table-cell office:value-type="float" office:value="6.10757">
                <text:p>6.10757</text:p>
              </table:table-cell>
              <table:table-cell office:value-type="float" office:value="6.2783">
                <text:p>6.2783</text:p>
              </table:table-cell>
              <table:table-cell office:value-type="float" office:value="6.36589">
                <text:p>6.36589</text:p>
              </table:table-cell>
              <table:table-cell office:value-type="float" office:value="6.40845">
                <text:p>6.4084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.36204951724538">
                <text:p>6.3620495172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358">
                <text:p>6.3635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.31719893757297">
                <text:p>6.3171989375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7676">
                <text:p>6.27676</text:p>
              </table:table-cell>
              <table:table-cell office:value-type="float" office:value="6.31872">
                <text:p>6.3187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.2723559537395">
                <text:p>6.272355953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7387">
                <text:p>6.2738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.22752051219453">
                <text:p>6.2275205121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251">
                <text:p>6.10251</text:p>
              </table:table-cell>
              <table:table-cell office:value-type="float" office:value="6.18765">
                <text:p>6.18765</text:p>
              </table:table-cell>
              <table:table-cell office:value-type="float" office:value="6.22902">
                <text:p>6.2290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.18269255938885">
                <text:p>6.18269255938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418">
                <text:p>6.1841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.13787204177448">
                <text:p>6.137872041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9858">
                <text:p>6.09858</text:p>
              </table:table-cell>
              <table:table-cell office:value-type="float" office:value="6.13935">
                <text:p>6.1393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.09305890580465">
                <text:p>6.0930589058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9453">
                <text:p>6.0945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.0482530979338">
                <text:p>6.0482530979338</text:p>
              </table:table-cell>
              <table:table-cell office:value-type="float" office:value="NaN">
                <text:p>NaN</text:p>
              </table:table-cell>
              <table:table-cell office:value-type="float" office:value="5.76565">
                <text:p>5.76565</text:p>
              </table:table-cell>
              <table:table-cell office:value-type="float" office:value="5.92684">
                <text:p>5.92684</text:p>
              </table:table-cell>
              <table:table-cell office:value-type="float" office:value="6.00953">
                <text:p>6.00953</text:p>
              </table:table-cell>
              <table:table-cell office:value-type="float" office:value="6.04971">
                <text:p>6.0497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.00345456461757">
                <text:p>6.0034545646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49">
                <text:p>6.004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5.95866325231277">
                <text:p>5.9586632523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051">
                <text:p>5.92051</text:p>
              </table:table-cell>
              <table:table-cell office:value-type="float" office:value="5.9601">
                <text:p>5.960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5.9138791074774">
                <text:p>5.913879107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53">
                <text:p>5.915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5.86910207657061">
                <text:p>5.8691020765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28">
                <text:p>5.75128</text:p>
              </table:table-cell>
              <table:table-cell office:value-type="float" office:value="5.83152">
                <text:p>5.83152</text:p>
              </table:table-cell>
              <table:table-cell office:value-type="float" office:value="5.87052">
                <text:p>5.8705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.82433210605279">
                <text:p>5.8243321060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574">
                <text:p>5.8257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5.7795691423854">
                <text:p>5.779569142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56">
                <text:p>5.74256</text:p>
              </table:table-cell>
              <table:table-cell office:value-type="float" office:value="5.78096">
                <text:p>5.7809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5.73481313203105">
                <text:p>5.7348131320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62">
                <text:p>5.736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.69006402145351">
                <text:p>5.69006402145351</text:p>
              </table:table-cell>
              <table:table-cell office:value-type="float" office:value="5.12128">
                <text:p>5.12128</text:p>
              </table:table-cell>
              <table:table-cell office:value-type="float" office:value="5.42417">
                <text:p>5.42417</text:p>
              </table:table-cell>
              <table:table-cell office:value-type="float" office:value="5.57583">
                <text:p>5.57583</text:p>
              </table:table-cell>
              <table:table-cell office:value-type="float" office:value="5.65363">
                <text:p>5.65363</text:p>
              </table:table-cell>
              <table:table-cell office:value-type="float" office:value="5.69144">
                <text:p>5.6914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5.64532175711769">
                <text:p>5.6453217571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668">
                <text:p>5.6466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5.6005862854896">
                <text:p>5.600586285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472">
                <text:p>5.56472</text:p>
              </table:table-cell>
              <table:table-cell office:value-type="float" office:value="5.60194">
                <text:p>5.6019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.5558575530364">
                <text:p>5.555857553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2">
                <text:p>5.557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.51113550622631">
                <text:p>5.5111355062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49">
                <text:p>5.40049</text:p>
              </table:table-cell>
              <table:table-cell office:value-type="float" office:value="5.47585">
                <text:p>5.47585</text:p>
              </table:table-cell>
              <table:table-cell office:value-type="float" office:value="5.51246">
                <text:p>5.5124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.46642009152865">
                <text:p>5.4664200915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774">
                <text:p>5.4677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5.42171125541384">
                <text:p>5.4217112554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699">
                <text:p>5.38699</text:p>
              </table:table-cell>
              <table:table-cell office:value-type="float" office:value="5.42302">
                <text:p>5.4230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5.37700894435339">
                <text:p>5.3770089443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783">
                <text:p>5.378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5.33231310481987">
                <text:p>5.33231310481987</text:p>
              </table:table-cell>
              <table:table-cell office:value-type="float" office:value="NaN">
                <text:p>NaN</text:p>
              </table:table-cell>
              <table:table-cell office:value-type="float" office:value="5.08312">
                <text:p>5.08312</text:p>
              </table:table-cell>
              <table:table-cell office:value-type="float" office:value="5.22525">
                <text:p>5.22525</text:p>
              </table:table-cell>
              <table:table-cell office:value-type="float" office:value="5.29817">
                <text:p>5.29817</text:p>
              </table:table-cell>
              <table:table-cell office:value-type="float" office:value="5.3336">
                <text:p>5.333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5.28762368328689">
                <text:p>5.2876236832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89">
                <text:p>5.288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5.24294062622915">
                <text:p>5.2429406262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937">
                <text:p>5.20937</text:p>
              </table:table-cell>
              <table:table-cell office:value-type="float" office:value="5.2442">
                <text:p>5.244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.19826388012238">
                <text:p>5.1982638801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952">
                <text:p>5.1995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5.15359339144336">
                <text:p>5.1535933914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5011">
                <text:p>5.05011</text:p>
              </table:table-cell>
              <table:table-cell office:value-type="float" office:value="5.12059">
                <text:p>5.12059</text:p>
              </table:table-cell>
              <table:table-cell office:value-type="float" office:value="5.15484">
                <text:p>5.1548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5.10892910666986">
                <text:p>5.1089291066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016">
                <text:p>5.1101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5.06427097228071">
                <text:p>5.0642709722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184">
                <text:p>5.03184</text:p>
              </table:table-cell>
              <table:table-cell office:value-type="float" office:value="5.06549">
                <text:p>5.0654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5.01961893475575">
                <text:p>5.0196189347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083">
                <text:p>5.0208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97497294057576">
                <text:p>4.97497294057576</text:p>
              </table:table-cell>
              <table:table-cell office:value-type="float" office:value="4.47745">
                <text:p>4.47745</text:p>
              </table:table-cell>
              <table:table-cell office:value-type="float" office:value="4.74246">
                <text:p>4.74246</text:p>
              </table:table-cell>
              <table:table-cell office:value-type="float" office:value="4.87508">
                <text:p>4.87508</text:p>
              </table:table-cell>
              <table:table-cell office:value-type="float" office:value="4.94311">
                <text:p>4.94311</text:p>
              </table:table-cell>
              <table:table-cell office:value-type="float" office:value="4.97617">
                <text:p>4.9761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93033293622263">
                <text:p>4.9303329362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152">
                <text:p>4.931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88569886817915">
                <text:p>4.8856988681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441">
                <text:p>4.85441</text:p>
              </table:table-cell>
              <table:table-cell office:value-type="float" office:value="4.88688">
                <text:p>4.8868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8410706829291">
                <text:p>4.841070682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224">
                <text:p>4.8422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79644832695723">
                <text:p>4.7964483269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013">
                <text:p>4.70013</text:p>
              </table:table-cell>
              <table:table-cell office:value-type="float" office:value="4.76573">
                <text:p>4.76573</text:p>
              </table:table-cell>
              <table:table-cell office:value-type="float" office:value="4.7976">
                <text:p>4.797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75183174674926">
                <text:p>4.7518317467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298">
                <text:p>4.7529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70722088879191">
                <text:p>4.7072208887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707">
                <text:p>4.67707</text:p>
              </table:table-cell>
              <table:table-cell office:value-type="float" office:value="4.70836">
                <text:p>4.7083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66261569957274">
                <text:p>4.6626156995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374">
                <text:p>4.6637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61801612558029">
                <text:p>4.61801612558029</text:p>
              </table:table-cell>
              <table:table-cell office:value-type="float" office:value="NaN">
                <text:p>NaN</text:p>
              </table:table-cell>
              <table:table-cell office:value-type="float" office:value="4.40217">
                <text:p>4.40217</text:p>
              </table:table-cell>
              <table:table-cell office:value-type="float" office:value="4.52528">
                <text:p>4.52528</text:p>
              </table:table-cell>
              <table:table-cell office:value-type="float" office:value="4.58844">
                <text:p>4.58844</text:p>
              </table:table-cell>
              <table:table-cell office:value-type="float" office:value="4.61913">
                <text:p>4.6191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734221133041">
                <text:p>4.573422113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452">
                <text:p>4.5745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2883360923451">
                <text:p>4.5288336092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983">
                <text:p>4.49983</text:p>
              </table:table-cell>
              <table:table-cell office:value-type="float" office:value="4.52993">
                <text:p>4.5299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48425055986283">
                <text:p>4.48425055986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533">
                <text:p>4.4853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43967291168128">
                <text:p>4.4396729116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051">
                <text:p>4.35051</text:p>
              </table:table-cell>
              <table:table-cell office:value-type="float" office:value="4.41124">
                <text:p>4.41124</text:p>
              </table:table-cell>
              <table:table-cell office:value-type="float" office:value="4.44074">
                <text:p>4.4407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39510061118296">
                <text:p>4.3951006111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616">
                <text:p>4.3961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35053360486182">
                <text:p>4.3505336048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267">
                <text:p>4.32267</text:p>
              </table:table-cell>
              <table:table-cell office:value-type="float" office:value="4.35158">
                <text:p>4.3515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30597183921275">
                <text:p>4.3059718392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701">
                <text:p>4.3070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26141526073148">
                <text:p>4.26141526073148</text:p>
              </table:table-cell>
              <table:table-cell office:value-type="float" office:value="3.83522">
                <text:p>3.83522</text:p>
              </table:table-cell>
              <table:table-cell office:value-type="float" office:value="4.06222">
                <text:p>4.06222</text:p>
              </table:table-cell>
              <table:table-cell office:value-type="float" office:value="4.17583">
                <text:p>4.17583</text:p>
              </table:table-cell>
              <table:table-cell office:value-type="float" office:value="4.23412">
                <text:p>4.23412</text:p>
              </table:table-cell>
              <table:table-cell office:value-type="float" office:value="4.26244">
                <text:p>4.2624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21686381591457">
                <text:p>4.2168638159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788">
                <text:p>4.2178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17231745125945">
                <text:p>4.1723174512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559">
                <text:p>4.14559</text:p>
              </table:table-cell>
              <table:table-cell office:value-type="float" office:value="4.17332">
                <text:p>4.1733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1277761132644">
                <text:p>4.127776113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877">
                <text:p>4.1287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08323974842852">
                <text:p>4.0832397484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123">
                <text:p>4.00123</text:p>
              </table:table-cell>
              <table:table-cell office:value-type="float" office:value="4.05709">
                <text:p>4.05709</text:p>
              </table:table-cell>
              <table:table-cell office:value-type="float" office:value="4.08422">
                <text:p>4.0842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03870830325172">
                <text:p>4.0387083032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968">
                <text:p>4.0396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.99418172423477">
                <text:p>3.9941817242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86">
                <text:p>3.9686</text:p>
              </table:table-cell>
              <table:table-cell office:value-type="float" office:value="3.99514">
                <text:p>3.9951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.94965995787919">
                <text:p>3.94965995787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061">
                <text:p>3.9506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.90514295068735">
                <text:p>3.90514295068735</text:p>
              </table:table-cell>
              <table:table-cell office:value-type="float" office:value="NaN">
                <text:p>NaN</text:p>
              </table:table-cell>
              <table:table-cell office:value-type="float" office:value="3.72259">
                <text:p>3.72259</text:p>
              </table:table-cell>
              <table:table-cell office:value-type="float" office:value="3.82671">
                <text:p>3.82671</text:p>
              </table:table-cell>
              <table:table-cell office:value-type="float" office:value="3.88013">
                <text:p>3.88013</text:p>
              </table:table-cell>
              <table:table-cell office:value-type="float" office:value="3.90608">
                <text:p>3.9060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.86063064916238">
                <text:p>3.86063064916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156">
                <text:p>3.8615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.81612299980819">
                <text:p>3.8161229998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168">
                <text:p>3.79168</text:p>
              </table:table-cell>
              <table:table-cell office:value-type="float" office:value="3.81704">
                <text:p>3.8170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.77161994912945">
                <text:p>3.7716199491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253">
                <text:p>3.7725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.72712144363163">
                <text:p>3.7271214436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226">
                <text:p>3.65226</text:p>
              </table:table-cell>
              <table:table-cell office:value-type="float" office:value="3.70325">
                <text:p>3.70325</text:p>
              </table:table-cell>
              <table:table-cell office:value-type="float" office:value="3.72802">
                <text:p>3.7280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.68262742982092">
                <text:p>3.6826274298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352">
                <text:p>3.6835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.63813785420427">
                <text:p>3.6381378542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83">
                <text:p>3.61483</text:p>
              </table:table-cell>
              <table:table-cell office:value-type="float" office:value="3.63902">
                <text:p>3.6390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.59365266328937">
                <text:p>3.5936526632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452">
                <text:p>3.5945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.54917180358463">
                <text:p>3.54917180358463</text:p>
              </table:table-cell>
              <table:table-cell office:value-type="float" office:value="3.19422">
                <text:p>3.19422</text:p>
              </table:table-cell>
              <table:table-cell office:value-type="float" office:value="3.38325">
                <text:p>3.38325</text:p>
              </table:table-cell>
              <table:table-cell office:value-type="float" office:value="3.47789">
                <text:p>3.47789</text:p>
              </table:table-cell>
              <table:table-cell office:value-type="float" office:value="3.52644">
                <text:p>3.52644</text:p>
              </table:table-cell>
              <table:table-cell office:value-type="float" office:value="3.55003">
                <text:p>3.5500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.50469522159919">
                <text:p>3.5046952215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554">
                <text:p>3.5055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.46022286384288">
                <text:p>3.4602228638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806">
                <text:p>3.43806</text:p>
              </table:table-cell>
              <table:table-cell office:value-type="float" office:value="3.46106">
                <text:p>3.4610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.41575467682627">
                <text:p>3.4157546768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658">
                <text:p>3.4165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.37129060706055">
                <text:p>3.3712906070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58">
                <text:p>3.30358</text:p>
              </table:table-cell>
              <table:table-cell office:value-type="float" office:value="3.34969">
                <text:p>3.34969</text:p>
              </table:table-cell>
              <table:table-cell office:value-type="float" office:value="3.3721">
                <text:p>3.372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.32683060105769">
                <text:p>3.3268306010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763">
                <text:p>3.3276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.28237460533025">
                <text:p>3.2823746053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135">
                <text:p>3.26135</text:p>
              </table:table-cell>
              <table:table-cell office:value-type="float" office:value="3.28317">
                <text:p>3.2831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.23792256639153">
                <text:p>3.23792256639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87">
                <text:p>3.238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.19347443075544">
                <text:p>3.19347443075544</text:p>
              </table:table-cell>
              <table:table-cell office:value-type="float" office:value="NaN">
                <text:p>NaN</text:p>
              </table:table-cell>
              <table:table-cell office:value-type="float" office:value="3.04417">
                <text:p>3.04417</text:p>
              </table:table-cell>
              <table:table-cell office:value-type="float" office:value="3.12933">
                <text:p>3.12933</text:p>
              </table:table-cell>
              <table:table-cell office:value-type="float" office:value="3.17302">
                <text:p>3.17302</text:p>
              </table:table-cell>
              <table:table-cell office:value-type="float" office:value="3.19424">
                <text:p>3.194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.14903014493654">
                <text:p>3.1490301449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979">
                <text:p>3.1497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.10458965545005">
                <text:p>3.1045896554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47">
                <text:p>3.0847</text:p>
              </table:table-cell>
              <table:table-cell office:value-type="float" office:value="3.10534">
                <text:p>3.1053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.06015290881184">
                <text:p>3.0601529088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089">
                <text:p>3.0608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.01571985153834">
                <text:p>3.01571985153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514">
                <text:p>2.95514</text:p>
              </table:table-cell>
              <table:table-cell office:value-type="float" office:value="2.9964">
                <text:p>2.9964</text:p>
              </table:table-cell>
              <table:table-cell office:value-type="float" office:value="3.01645">
                <text:p>3.0164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97129043014667">
                <text:p>2.9712904301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201">
                <text:p>2.9720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9268645911545">
                <text:p>2.926864591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811">
                <text:p>2.90811</text:p>
              </table:table-cell>
              <table:table-cell office:value-type="float" office:value="2.92757">
                <text:p>2.9275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88244228108011">
                <text:p>2.8824422810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314">
                <text:p>2.8831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83802344644238">
                <text:p>2.83802344644238</text:p>
              </table:table-cell>
              <table:table-cell office:value-type="float" office:value="2.55419">
                <text:p>2.55419</text:p>
              </table:table-cell>
              <table:table-cell office:value-type="float" office:value="2.70533">
                <text:p>2.70533</text:p>
              </table:table-cell>
              <table:table-cell office:value-type="float" office:value="2.78101">
                <text:p>2.78101</text:p>
              </table:table-cell>
              <table:table-cell office:value-type="float" office:value="2.81984">
                <text:p>2.81984</text:p>
              </table:table-cell>
              <table:table-cell office:value-type="float" office:value="2.83871">
                <text:p>2.8387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.79360803376077">
                <text:p>2.7936080337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428">
                <text:p>2.7942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74919598955529">
                <text:p>2.7491959895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158">
                <text:p>2.73158</text:p>
              </table:table-cell>
              <table:table-cell office:value-type="float" office:value="2.74986">
                <text:p>2.7498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70478726034653">
                <text:p>2.7047872603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544">
                <text:p>2.7054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66038179265562">
                <text:p>2.6603817926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94">
                <text:p>2.60694</text:p>
              </table:table-cell>
              <table:table-cell office:value-type="float" office:value="2.64334">
                <text:p>2.64334</text:p>
              </table:table-cell>
              <table:table-cell office:value-type="float" office:value="2.66102">
                <text:p>2.6610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61597953300426">
                <text:p>2.6159795330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661">
                <text:p>2.6166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57158042791465">
                <text:p>2.5715804279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11">
                <text:p>2.55511</text:p>
              </table:table-cell>
              <table:table-cell office:value-type="float" office:value="2.5722">
                <text:p>2.572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52718442390954">
                <text:p>2.5271844239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2779">
                <text:p>2.5277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48279146751219">
                <text:p>2.48279146751219</text:p>
              </table:table-cell>
              <table:table-cell office:value-type="float" office:value="NaN">
                <text:p>NaN</text:p>
              </table:table-cell>
              <table:table-cell office:value-type="float" office:value="2.3667">
                <text:p>2.3667</text:p>
              </table:table-cell>
              <table:table-cell office:value-type="float" office:value="2.43292">
                <text:p>2.43292</text:p>
              </table:table-cell>
              <table:table-cell office:value-type="float" office:value="2.46688">
                <text:p>2.46688</text:p>
              </table:table-cell>
              <table:table-cell office:value-type="float" office:value="2.48339">
                <text:p>2.4833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43840150524636">
                <text:p>2.4384015052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899">
                <text:p>2.4389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.39401448363634">
                <text:p>2.3940144836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868">
                <text:p>2.37868</text:p>
              </table:table-cell>
              <table:table-cell office:value-type="float" office:value="2.39459">
                <text:p>2.3945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34963034920686">
                <text:p>2.3496303492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02">
                <text:p>2.350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30524904848319">
                <text:p>2.3052490484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894">
                <text:p>2.25894</text:p>
              </table:table-cell>
              <table:table-cell office:value-type="float" office:value="2.29048">
                <text:p>2.29048</text:p>
              </table:table-cell>
              <table:table-cell office:value-type="float" office:value="2.30581">
                <text:p>2.3058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26087052799102">
                <text:p>2.2608705279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142">
                <text:p>2.2614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.21649473425654">
                <text:p>2.2164947342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229">
                <text:p>2.20229</text:p>
              </table:table-cell>
              <table:table-cell office:value-type="float" office:value="2.21703">
                <text:p>2.2170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17212161380639">
                <text:p>2.17212161380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265">
                <text:p>2.1726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.12775111316763">
                <text:p>2.12775111316763</text:p>
              </table:table-cell>
              <table:table-cell office:value-type="float" office:value="1.91495">
                <text:p>1.91495</text:p>
              </table:table-cell>
              <table:table-cell office:value-type="float" office:value="2.02826">
                <text:p>2.02826</text:p>
              </table:table-cell>
              <table:table-cell office:value-type="float" office:value="2.08501">
                <text:p>2.08501</text:p>
              </table:table-cell>
              <table:table-cell office:value-type="float" office:value="2.11412">
                <text:p>2.11412</text:p>
              </table:table-cell>
              <table:table-cell office:value-type="float" office:value="2.12826">
                <text:p>2.1282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.08338317886782">
                <text:p>2.0833831788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389">
                <text:p>2.0838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03901775743486">
                <text:p>2.0390177574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595">
                <text:p>2.02595</text:p>
              </table:table-cell>
              <table:table-cell office:value-type="float" office:value="2.03951">
                <text:p>2.0395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.99465479539716">
                <text:p>1.99465479539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514">
                <text:p>1.9951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.95029423928346">
                <text:p>1.9502942392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111">
                <text:p>1.91111</text:p>
              </table:table-cell>
              <table:table-cell office:value-type="float" office:value="1.9378">
                <text:p>1.9378</text:p>
              </table:table-cell>
              <table:table-cell office:value-type="float" office:value="1.95076">
                <text:p>1.9507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90593603562298">
                <text:p>1.9059360356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64">
                <text:p>1.906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.86158013094526">
                <text:p>1.8615801309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965">
                <text:p>1.84965</text:p>
              </table:table-cell>
              <table:table-cell office:value-type="float" office:value="1.86203">
                <text:p>1.8620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.81722647178027">
                <text:p>1.8172264717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766">
                <text:p>1.8176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.77287500465836">
                <text:p>1.77287500465836</text:p>
              </table:table-cell>
              <table:table-cell office:value-type="float" office:value="NaN">
                <text:p>NaN</text:p>
              </table:table-cell>
              <table:table-cell office:value-type="float" office:value="1.68998">
                <text:p>1.68998</text:p>
              </table:table-cell>
              <table:table-cell office:value-type="float" office:value="1.73726">
                <text:p>1.73726</text:p>
              </table:table-cell>
              <table:table-cell office:value-type="float" office:value="1.76152">
                <text:p>1.76152</text:p>
              </table:table-cell>
              <table:table-cell office:value-type="float" office:value="1.7733">
                <text:p>1.773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.72852567611021">
                <text:p>1.7285256761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894">
                <text:p>1.7289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68417843266688">
                <text:p>1.684178432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39">
                <text:p>1.67339</text:p>
              </table:table-cell>
              <table:table-cell office:value-type="float" office:value="1.68458">
                <text:p>1.6845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6398332208598">
                <text:p>1.639833220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023">
                <text:p>1.6402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59548998722069">
                <text:p>1.5954899872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344">
                <text:p>1.56344</text:p>
              </table:table-cell>
              <table:table-cell office:value-type="float" office:value="1.58527">
                <text:p>1.58527</text:p>
              </table:table-cell>
              <table:table-cell office:value-type="float" office:value="1.59587">
                <text:p>1.5958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55114867828165">
                <text:p>1.5511486782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152">
                <text:p>1.5515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50680924057507">
                <text:p>1.5068092405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715">
                <text:p>1.49715</text:p>
              </table:table-cell>
              <table:table-cell office:value-type="float" office:value="1.50717">
                <text:p>1.5071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46247162063366">
                <text:p>1.4624716206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282">
                <text:p>1.4628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.41813576499045">
                <text:p>1.41813576499045</text:p>
              </table:table-cell>
              <table:table-cell office:value-type="float" office:value="1.2763">
                <text:p>1.2763</text:p>
              </table:table-cell>
              <table:table-cell office:value-type="float" office:value="1.35182">
                <text:p>1.35182</text:p>
              </table:table-cell>
              <table:table-cell office:value-type="float" office:value="1.38965">
                <text:p>1.38965</text:p>
              </table:table-cell>
              <table:table-cell office:value-type="float" office:value="1.40905">
                <text:p>1.40905</text:p>
              </table:table-cell>
              <table:table-cell office:value-type="float" office:value="1.41848">
                <text:p>1.4184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37380162017875">
                <text:p>1.373801620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413">
                <text:p>1.374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.32946913273215">
                <text:p>1.3294691327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095">
                <text:p>1.32095</text:p>
              </table:table-cell>
              <table:table-cell office:value-type="float" office:value="1.32979">
                <text:p>1.3297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.28513824918454">
                <text:p>1.2851382491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545">
                <text:p>1.2854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24080891607007">
                <text:p>1.2408089160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588">
                <text:p>1.21588</text:p>
              </table:table-cell>
              <table:table-cell office:value-type="float" office:value="1.23286">
                <text:p>1.23286</text:p>
              </table:table-cell>
              <table:table-cell office:value-type="float" office:value="1.24111">
                <text:p>1.2411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19648107992313">
                <text:p>1.1964810799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677">
                <text:p>1.1967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.15215468727838">
                <text:p>1.1521546872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77">
                <text:p>1.14477</text:p>
              </table:table-cell>
              <table:table-cell office:value-type="float" office:value="1.15243">
                <text:p>1.1524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.10782968467072">
                <text:p>1.10782968467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81">
                <text:p>1.10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.06350601863529">
                <text:p>1.06350601863529</text:p>
              </table:table-cell>
              <table:table-cell office:value-type="float" office:value="NaN">
                <text:p>NaN</text:p>
              </table:table-cell>
              <table:table-cell office:value-type="float" office:value="1.01377">
                <text:p>1.01377</text:p>
              </table:table-cell>
              <table:table-cell office:value-type="float" office:value="1.04214">
                <text:p>1.04214</text:p>
              </table:table-cell>
              <table:table-cell office:value-type="float" office:value="1.05669">
                <text:p>1.05669</text:p>
              </table:table-cell>
              <table:table-cell office:value-type="float" office:value="1.06376">
                <text:p>1.0637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.01918363570744">
                <text:p>1.0191836357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43">
                <text:p>1.0194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974862482422735">
                <text:p>0.97486248242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616">
                <text:p>0.968616</text:p>
              </table:table-cell>
              <table:table-cell office:value-type="float" office:value="0.975098">
                <text:p>0.97509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930542505316957">
                <text:p>0.93054250531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767">
                <text:p>0.93076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886223650926074">
                <text:p>0.88622365092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8419">
                <text:p>0.868419</text:p>
              </table:table-cell>
              <table:table-cell office:value-type="float" office:value="0.880545">
                <text:p>0.880545</text:p>
              </table:table-cell>
              <table:table-cell office:value-type="float" office:value="0.886438">
                <text:p>0.88643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841905865786249">
                <text:p>0.84190586578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2109">
                <text:p>0.84210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797589096433823">
                <text:p>0.79758909643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479">
                <text:p>0.792479</text:p>
              </table:table-cell>
              <table:table-cell office:value-type="float" office:value="0.797782">
                <text:p>0.79778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753273289405307">
                <text:p>0.75327328940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455">
                <text:p>0.75345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708958391237373">
                <text:p>0.708958391237373</text:p>
              </table:table-cell>
              <table:table-cell office:value-type="float" office:value="0.019395">
                <text:p>0.019395</text:p>
              </table:table-cell>
              <table:table-cell office:value-type="float" office:value="0.675806">
                <text:p>0.675806</text:p>
              </table:table-cell>
              <table:table-cell office:value-type="float" office:value="0.694715">
                <text:p>0.694715</text:p>
              </table:table-cell>
              <table:table-cell office:value-type="float" office:value="0.704416">
                <text:p>0.704416</text:p>
              </table:table-cell>
              <table:table-cell office:value-type="float" office:value="0.709129">
                <text:p>0.70912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664644348466844">
                <text:p>0.66464434846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805">
                <text:p>0.66480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620331107630686">
                <text:p>0.62033110763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356">
                <text:p>0.616356</text:p>
              </table:table-cell>
              <table:table-cell office:value-type="float" office:value="0.620481">
                <text:p>0.62048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576018615266005">
                <text:p>0.57601861526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158">
                <text:p>0.57615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531706817910025">
                <text:p>0.53170681791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024">
                <text:p>0.521024</text:p>
              </table:table-cell>
              <table:table-cell office:value-type="float" office:value="0.5283">
                <text:p>0.5283</text:p>
              </table:table-cell>
              <table:table-cell office:value-type="float" office:value="0.531835">
                <text:p>0.53183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487395662100094">
                <text:p>0.4873956621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513">
                <text:p>0.48751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443085094373659">
                <text:p>0.44308509437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246">
                <text:p>0.440246</text:p>
              </table:table-cell>
              <table:table-cell office:value-type="float" office:value="0.443192">
                <text:p>0.44319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398775061268272">
                <text:p>0.39877506126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871">
                <text:p>0.39887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354465509321574">
                <text:p>0.354465509321574</text:p>
              </table:table-cell>
              <table:table-cell office:value-type="float" office:value="NaN">
                <text:p>NaN</text:p>
              </table:table-cell>
              <table:table-cell office:value-type="float" office:value="0.005511">
                <text:p>0.005511</text:p>
              </table:table-cell>
              <table:table-cell office:value-type="float" office:value="0.347344">
                <text:p>0.347344</text:p>
              </table:table-cell>
              <table:table-cell office:value-type="float" office:value="0.352194">
                <text:p>0.352194</text:p>
              </table:table-cell>
              <table:table-cell office:value-type="float" office:value="0.354551">
                <text:p>0.35455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310156385071284">
                <text:p>0.31015638507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231">
                <text:p>0.31023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265847635055195">
                <text:p>0.26584763505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144">
                <text:p>0.264144</text:p>
              </table:table-cell>
              <table:table-cell office:value-type="float" office:value="0.265912">
                <text:p>0.26591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221539205811161">
                <text:p>0.22153920581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593">
                <text:p>0.22159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177231043877091">
                <text:p>0.17723104387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54">
                <text:p>0.002054</text:p>
              </table:table-cell>
              <table:table-cell office:value-type="float" office:value="0.176095">
                <text:p>0.176095</text:p>
              </table:table-cell>
              <table:table-cell office:value-type="float" office:value="0.177274">
                <text:p>0.17727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132923095790938">
                <text:p>0.13292309579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955">
                <text:p>0.13295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886153080906914">
                <text:p>0.088615308090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9">
                <text:p>0.000959</text:p>
              </table:table-cell>
              <table:table-cell office:value-type="float" office:value="0.0886367">
                <text:p>0.088636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443076273143673">
                <text:p>0.044307627314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8494">
                <text:p>0.00041849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